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7362in"/>
    </style:style>
    <style:style style:name="co5" style:family="table-column">
      <style:table-column-properties fo:break-before="auto" style:column-width="1.7264in"/>
    </style:style>
    <style:style style:name="co6" style:family="table-column">
      <style:table-column-properties fo:break-before="auto" style:column-width="1.6866in"/>
    </style:style>
    <style:style style:name="co7" style:family="table-column">
      <style:table-column-properties fo:break-before="auto" style:column-width="1.0516in"/>
    </style:style>
    <style:style style:name="co8" style:family="table-column">
      <style:table-column-properties fo:break-before="auto" style:column-width="0.2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419950943.80533" calcext:value-type="float">
            <text:p>1419950943.80533</text:p>
          </table:table-cell>
          <table:table-cell office:value-type="string" calcext:value-type="string">
            <text:p>Acceleration</text:p>
          </table:table-cell>
          <table:table-cell office:value-type="float" office:value="-0.000244140625" calcext:value-type="float">
            <text:p>-0.000244140625</text:p>
          </table:table-cell>
          <table:table-cell office:value-type="float" office:value="0.0070343017578125" calcext:value-type="float">
            <text:p>0.0070343017578125</text:p>
          </table:table-cell>
          <table:table-cell office:value-type="float" office:value="-1.00331115722656" calcext:value-type="float">
            <text:p>-1.00331115722656</text:p>
          </table:table-cell>
          <table:table-cell table:number-columns-repeated="16"/>
        </table:table-row>
        <table:table-row table:style-name="ro2">
          <table:table-cell office:value-type="float" office:value="1419950943.80548" calcext:value-type="float">
            <text:p>1419950943.80548</text:p>
          </table:table-cell>
          <table:table-cell office:value-type="string" calcext:value-type="string">
            <text:p>Acceleration</text:p>
          </table:table-cell>
          <table:table-cell office:value-type="float" office:value="0.0049896240234375" calcext:value-type="float">
            <text:p>0.0049896240234375</text:p>
          </table:table-cell>
          <table:table-cell office:value-type="float" office:value="0.0076751708984375" calcext:value-type="float">
            <text:p>0.0076751708984375</text:p>
          </table:table-cell>
          <table:table-cell office:value-type="float" office:value="-1.0040283203125" calcext:value-type="float">
            <text:p>-1.0040283203125</text:p>
          </table:table-cell>
          <table:table-cell table:number-columns-repeated="16"/>
        </table:table-row>
        <table:table-row table:style-name="ro2">
          <table:table-cell office:value-type="float" office:value="1419950943.80683" calcext:value-type="float">
            <text:p>1419950943.80683</text:p>
          </table:table-cell>
          <table:table-cell office:value-type="string" calcext:value-type="string">
            <text:p>Acceleration</text:p>
          </table:table-cell>
          <table:table-cell office:value-type="float" office:value="0.004486083984375" calcext:value-type="float">
            <text:p>0.004486083984375</text:p>
          </table:table-cell>
          <table:table-cell office:value-type="float" office:value="0.0085906982421875" calcext:value-type="float">
            <text:p>0.0085906982421875</text:p>
          </table:table-cell>
          <table:table-cell office:value-type="float" office:value="-1.0025634765625" calcext:value-type="float">
            <text:p>-1.0025634765625</text:p>
          </table:table-cell>
          <table:table-cell table:number-columns-repeated="16"/>
        </table:table-row>
        <table:table-row table:style-name="ro2">
          <table:table-cell office:value-type="float" office:value="1419950943.80729" calcext:value-type="float">
            <text:p>1419950943.80729</text:p>
          </table:table-cell>
          <table:table-cell office:value-type="string" calcext:value-type="string">
            <text:p>Acceleration</text:p>
          </table:table-cell>
          <table:table-cell office:value-type="float" office:value="0.003570556640625" calcext:value-type="float">
            <text:p>0.003570556640625</text:p>
          </table:table-cell>
          <table:table-cell office:value-type="float" office:value="0.0078582763671875" calcext:value-type="float">
            <text:p>0.0078582763671875</text:p>
          </table:table-cell>
          <table:table-cell office:value-type="float" office:value="-0.999465942382812" calcext:value-type="float">
            <text:p>-0.999465942382812</text:p>
          </table:table-cell>
          <table:table-cell table:number-columns-repeated="16"/>
        </table:table-row>
        <table:table-row table:style-name="ro2">
          <table:table-cell office:value-type="float" office:value="1419950943.80745" calcext:value-type="float">
            <text:p>1419950943.80745</text:p>
          </table:table-cell>
          <table:table-cell office:value-type="string" calcext:value-type="string">
            <text:p>Acceleration</text:p>
          </table:table-cell>
          <table:table-cell office:value-type="float" office:value="0.00335693359375" calcext:value-type="float">
            <text:p>0.00335693359375</text:p>
          </table:table-cell>
          <table:table-cell office:value-type="float" office:value="0.0069427490234375" calcext:value-type="float">
            <text:p>0.0069427490234375</text:p>
          </table:table-cell>
          <table:table-cell office:value-type="float" office:value="-1.00115966796875" calcext:value-type="float">
            <text:p>-1.00115966796875</text:p>
          </table:table-cell>
          <table:table-cell table:number-columns-repeated="16"/>
        </table:table-row>
        <table:table-row table:style-name="ro2">
          <table:table-cell office:value-type="float" office:value="1419950943.80758" calcext:value-type="float">
            <text:p>1419950943.80758</text:p>
          </table:table-cell>
          <table:table-cell office:value-type="string" calcext:value-type="string">
            <text:p>Acceleration</text:p>
          </table:table-cell>
          <table:table-cell office:value-type="float" office:value="0.002532958984375" calcext:value-type="float">
            <text:p>0.002532958984375</text:p>
          </table:table-cell>
          <table:table-cell office:value-type="float" office:value="0.002166748046875" calcext:value-type="float">
            <text:p>0.002166748046875</text:p>
          </table:table-cell>
          <table:table-cell office:value-type="float" office:value="-0.999282836914062" calcext:value-type="float">
            <text:p>-0.999282836914062</text:p>
          </table:table-cell>
          <table:table-cell table:number-columns-repeated="16"/>
        </table:table-row>
        <table:table-row table:style-name="ro2">
          <table:table-cell office:value-type="float" office:value="1419950943.80769" calcext:value-type="float">
            <text:p>1419950943.80769</text:p>
          </table:table-cell>
          <table:table-cell office:value-type="string" calcext:value-type="string">
            <text:p>Acceleration</text:p>
          </table:table-cell>
          <table:table-cell office:value-type="float" office:value="0.0052947998046875" calcext:value-type="float">
            <text:p>0.0052947998046875</text:p>
          </table:table-cell>
          <table:table-cell office:value-type="float" office:value="0.0048065185546875" calcext:value-type="float">
            <text:p>0.0048065185546875</text:p>
          </table:table-cell>
          <table:table-cell office:value-type="float" office:value="-1.00431823730469" calcext:value-type="float">
            <text:p>-1.00431823730469</text:p>
          </table:table-cell>
          <table:table-cell table:number-columns-repeated="16"/>
        </table:table-row>
        <table:table-row table:style-name="ro2">
          <table:table-cell office:value-type="float" office:value="1419950943.8078" calcext:value-type="float">
            <text:p>1419950943.8078</text:p>
          </table:table-cell>
          <table:table-cell office:value-type="string" calcext:value-type="string">
            <text:p>Acceleration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005615234375" calcext:value-type="float">
            <text:p>0.005615234375</text:p>
          </table:table-cell>
          <table:table-cell office:value-type="float" office:value="-1.0052490234375" calcext:value-type="float">
            <text:p>-1.0052490234375</text:p>
          </table:table-cell>
          <table:table-cell table:number-columns-repeated="16"/>
        </table:table-row>
        <table:table-row table:style-name="ro2">
          <table:table-cell office:value-type="float" office:value="1419950943.80791" calcext:value-type="float">
            <text:p>1419950943.80791</text:p>
          </table:table-cell>
          <table:table-cell office:value-type="string" calcext:value-type="string">
            <text:p>Acceleration</text:p>
          </table:table-cell>
          <table:table-cell office:value-type="float" office:value="-0.0001678466796875" calcext:value-type="float">
            <text:p>-0.0001678466796875</text:p>
          </table:table-cell>
          <table:table-cell office:value-type="float" office:value="0.0044403076171875" calcext:value-type="float">
            <text:p>0.0044403076171875</text:p>
          </table:table-cell>
          <table:table-cell office:value-type="float" office:value="-1.00477600097656" calcext:value-type="float">
            <text:p>-1.00477600097656</text:p>
          </table:table-cell>
          <table:table-cell table:number-columns-repeated="16"/>
        </table:table-row>
        <table:table-row table:style-name="ro2">
          <table:table-cell office:value-type="float" office:value="1419950943.80804" calcext:value-type="float">
            <text:p>1419950943.80804</text:p>
          </table:table-cell>
          <table:table-cell office:value-type="string" calcext:value-type="string">
            <text:p>Acceleration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0.0081787109375" calcext:value-type="float">
            <text:p>0.0081787109375</text:p>
          </table:table-cell>
          <table:table-cell office:value-type="float" office:value="-1.00038146972656" calcext:value-type="float">
            <text:p>-1.00038146972656</text:p>
          </table:table-cell>
          <table:table-cell table:number-columns-repeated="16"/>
        </table:table-row>
        <table:table-row table:style-name="ro2">
          <table:table-cell office:value-type="float" office:value="1419950943.80815" calcext:value-type="float">
            <text:p>1419950943.80815</text:p>
          </table:table-cell>
          <table:table-cell office:value-type="string" calcext:value-type="string">
            <text:p>Acceleration</text:p>
          </table:table-cell>
          <table:table-cell office:value-type="float" office:value="0.001617431640625" calcext:value-type="float">
            <text:p>0.001617431640625</text:p>
          </table:table-cell>
          <table:table-cell office:value-type="float" office:value="0.0081634521484375" calcext:value-type="float">
            <text:p>0.0081634521484375</text:p>
          </table:table-cell>
          <table:table-cell office:value-type="float" office:value="-1.0018310546875" calcext:value-type="float">
            <text:p>-1.0018310546875</text:p>
          </table:table-cell>
          <table:table-cell table:number-columns-repeated="16"/>
        </table:table-row>
        <table:table-row table:style-name="ro2">
          <table:table-cell office:value-type="float" office:value="1419950943.80827" calcext:value-type="float">
            <text:p>1419950943.80827</text:p>
          </table:table-cell>
          <table:table-cell office:value-type="string" calcext:value-type="string">
            <text:p>Acceleration</text:p>
          </table:table-cell>
          <table:table-cell office:value-type="float" office:value="0.001861572265625" calcext:value-type="float">
            <text:p>0.001861572265625</text:p>
          </table:table-cell>
          <table:table-cell office:value-type="float" office:value="0.00775146484375" calcext:value-type="float">
            <text:p>0.00775146484375</text:p>
          </table:table-cell>
          <table:table-cell office:value-type="float" office:value="-1.00614929199219" calcext:value-type="float">
            <text:p>-1.00614929199219</text:p>
          </table:table-cell>
          <table:table-cell table:number-columns-repeated="16"/>
        </table:table-row>
        <table:table-row table:style-name="ro2">
          <table:table-cell office:value-type="float" office:value="1419950943.80838" calcext:value-type="float">
            <text:p>1419950943.80838</text:p>
          </table:table-cell>
          <table:table-cell office:value-type="string" calcext:value-type="string">
            <text:p>Acceleration</text:p>
          </table:table-cell>
          <table:table-cell office:value-type="float" office:value="0.0045318603515625" calcext:value-type="float">
            <text:p>0.0045318603515625</text:p>
          </table:table-cell>
          <table:table-cell office:value-type="float" office:value="0.0066986083984375" calcext:value-type="float">
            <text:p>0.006698608398437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3.80849" calcext:value-type="float">
            <text:p>1419950943.80849</text:p>
          </table:table-cell>
          <table:table-cell office:value-type="string" calcext:value-type="string">
            <text:p>Acceleration</text:p>
          </table:table-cell>
          <table:table-cell office:value-type="float" office:value="0.003997802734375" calcext:value-type="float">
            <text:p>0.003997802734375</text:p>
          </table:table-cell>
          <table:table-cell office:value-type="float" office:value="0.00885009765625" calcext:value-type="float">
            <text:p>0.00885009765625</text:p>
          </table:table-cell>
          <table:table-cell office:value-type="float" office:value="-1.00376892089844" calcext:value-type="float">
            <text:p>-1.00376892089844</text:p>
          </table:table-cell>
          <table:table-cell table:number-columns-repeated="16"/>
        </table:table-row>
        <table:table-row table:style-name="ro2">
          <table:table-cell office:value-type="float" office:value="1419950943.8086" calcext:value-type="float">
            <text:p>1419950943.8086</text:p>
          </table:table-cell>
          <table:table-cell office:value-type="string" calcext:value-type="string">
            <text:p>Acceleration</text:p>
          </table:table-cell>
          <table:table-cell office:value-type="float" office:value="0.0044097900390625" calcext:value-type="float">
            <text:p>0.0044097900390625</text:p>
          </table:table-cell>
          <table:table-cell office:value-type="float" office:value="0.0030975341796875" calcext:value-type="float">
            <text:p>0.0030975341796875</text:p>
          </table:table-cell>
          <table:table-cell office:value-type="float" office:value="-0.999542236328125" calcext:value-type="float">
            <text:p>-0.999542236328125</text:p>
          </table:table-cell>
          <table:table-cell table:number-columns-repeated="16"/>
        </table:table-row>
        <table:table-row table:style-name="ro2">
          <table:table-cell office:value-type="float" office:value="1419950943.80884" calcext:value-type="float">
            <text:p>1419950943.80884</text:p>
          </table:table-cell>
          <table:table-cell office:value-type="string" calcext:value-type="string">
            <text:p>Acceleration</text:p>
          </table:table-cell>
          <table:table-cell office:value-type="float" office:value="0.0021820068359375" calcext:value-type="float">
            <text:p>0.0021820068359375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3.80899" calcext:value-type="float">
            <text:p>1419950943.80899</text:p>
          </table:table-cell>
          <table:table-cell office:value-type="string" calcext:value-type="string">
            <text:p>Acceleration</text:p>
          </table:table-cell>
          <table:table-cell office:value-type="float" office:value="0.002410888671875" calcext:value-type="float">
            <text:p>0.002410888671875</text:p>
          </table:table-cell>
          <table:table-cell office:value-type="float" office:value="0.0066986083984375" calcext:value-type="float">
            <text:p>0.0066986083984375</text:p>
          </table:table-cell>
          <table:table-cell office:value-type="float" office:value="-1.00090026855469" calcext:value-type="float">
            <text:p>-1.00090026855469</text:p>
          </table:table-cell>
          <table:table-cell table:number-columns-repeated="16"/>
        </table:table-row>
        <table:table-row table:style-name="ro2">
          <table:table-cell office:value-type="float" office:value="1419950943.80912" calcext:value-type="float">
            <text:p>1419950943.80912</text:p>
          </table:table-cell>
          <table:table-cell office:value-type="string" calcext:value-type="string">
            <text:p>Acceleration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39453125" calcext:value-type="float">
            <text:p>0.00439453125</text:p>
          </table:table-cell>
          <table:table-cell office:value-type="float" office:value="-1.00334167480469" calcext:value-type="float">
            <text:p>-1.00334167480469</text:p>
          </table:table-cell>
          <table:table-cell table:number-columns-repeated="16"/>
        </table:table-row>
        <table:table-row table:style-name="ro2">
          <table:table-cell office:value-type="float" office:value="1419950943.80925" calcext:value-type="float">
            <text:p>1419950943.80925</text:p>
          </table:table-cell>
          <table:table-cell office:value-type="string" calcext:value-type="string">
            <text:p>Acceleration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052490234375" calcext:value-type="float">
            <text:p>0.0052490234375</text:p>
          </table:table-cell>
          <table:table-cell office:value-type="float" office:value="-0.996856689453125" calcext:value-type="float">
            <text:p>-0.996856689453125</text:p>
          </table:table-cell>
          <table:table-cell table:number-columns-repeated="16"/>
        </table:table-row>
        <table:table-row table:style-name="ro2">
          <table:table-cell office:value-type="float" office:value="1419950943.80794" calcext:value-type="float">
            <text:p>1419950943.80794</text:p>
          </table:table-cell>
          <table:table-cell office:value-type="string" calcext:value-type="string">
            <text:p>Acceleration</text:p>
          </table:table-cell>
          <table:table-cell office:value-type="float" office:value="0.0026092529296875" calcext:value-type="float">
            <text:p>0.0026092529296875</text:p>
          </table:table-cell>
          <table:table-cell office:value-type="float" office:value="0.0076141357421875" calcext:value-type="float">
            <text:p>0.0076141357421875</text:p>
          </table:table-cell>
          <table:table-cell office:value-type="float" office:value="-0.998992919921875" calcext:value-type="float">
            <text:p>-0.998992919921875</text:p>
          </table:table-cell>
          <table:table-cell table:number-columns-repeated="16"/>
        </table:table-row>
        <table:table-row table:style-name="ro2">
          <table:table-cell office:value-type="float" office:value="1419950943.81498" calcext:value-type="float">
            <text:p>1419950943.81498</text:p>
          </table:table-cell>
          <table:table-cell office:value-type="string" calcext:value-type="string">
            <text:p>Acceleration</text:p>
          </table:table-cell>
          <table:table-cell office:value-type="float" office:value="0.0017242431640625" calcext:value-type="float">
            <text:p>0.0017242431640625</text:p>
          </table:table-cell>
          <table:table-cell office:value-type="float" office:value="0.0046234130859375" calcext:value-type="float">
            <text:p>0.0046234130859375</text:p>
          </table:table-cell>
          <table:table-cell office:value-type="float" office:value="-1.00334167480469" calcext:value-type="float">
            <text:p>-1.00334167480469</text:p>
          </table:table-cell>
          <table:table-cell table:number-columns-repeated="16"/>
        </table:table-row>
        <table:table-row table:style-name="ro2">
          <table:table-cell office:value-type="float" office:value="1419950943.81503" calcext:value-type="float">
            <text:p>1419950943.81503</text:p>
          </table:table-cell>
          <table:table-cell office:value-type="string" calcext:value-type="string">
            <text:p>Acceleration</text:p>
          </table:table-cell>
          <table:table-cell office:value-type="float" office:value="-0.002532958984375" calcext:value-type="float">
            <text:p>-0.002532958984375</text:p>
          </table:table-cell>
          <table:table-cell office:value-type="float" office:value="0.00372314453125" calcext:value-type="float">
            <text:p>0.00372314453125</text:p>
          </table:table-cell>
          <table:table-cell office:value-type="float" office:value="-1.00213623046875" calcext:value-type="float">
            <text:p>-1.00213623046875</text:p>
          </table:table-cell>
          <table:table-cell table:number-columns-repeated="16"/>
        </table:table-row>
        <table:table-row table:style-name="ro2">
          <table:table-cell office:value-type="float" office:value="1419950943.83453" calcext:value-type="float">
            <text:p>1419950943.83453</text:p>
          </table:table-cell>
          <table:table-cell office:value-type="string" calcext:value-type="string">
            <text:p>Acceleration</text:p>
          </table:table-cell>
          <table:table-cell office:value-type="float" office:value="0.00152587890625" calcext:value-type="float">
            <text:p>0.001525878906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-1.00358581542969" calcext:value-type="float">
            <text:p>-1.00358581542969</text:p>
          </table:table-cell>
          <table:table-cell table:number-columns-repeated="16"/>
        </table:table-row>
        <table:table-row table:style-name="ro2">
          <table:table-cell office:value-type="float" office:value="1419950943.83451" calcext:value-type="float">
            <text:p>1419950943.83451</text:p>
          </table:table-cell>
          <table:table-cell office:value-type="string" calcext:value-type="string">
            <text:p>Acceleration</text:p>
          </table:table-cell>
          <table:table-cell office:value-type="float" office:value="0.0040435791015625" calcext:value-type="float">
            <text:p>0.0040435791015625</text:p>
          </table:table-cell>
          <table:table-cell office:value-type="float" office:value="0.00653076171875" calcext:value-type="float">
            <text:p>0.00653076171875</text:p>
          </table:table-cell>
          <table:table-cell office:value-type="float" office:value="-1.00738525390625" calcext:value-type="float">
            <text:p>-1.00738525390625</text:p>
          </table:table-cell>
          <table:table-cell table:number-columns-repeated="16"/>
        </table:table-row>
        <table:table-row table:style-name="ro2">
          <table:table-cell office:value-type="float" office:value="1419950943.85487" calcext:value-type="float">
            <text:p>1419950943.85487</text:p>
          </table:table-cell>
          <table:table-cell office:value-type="string" calcext:value-type="string">
            <text:p>Acceleration</text:p>
          </table:table-cell>
          <table:table-cell office:value-type="float" office:value="0.0029449462890625" calcext:value-type="float">
            <text:p>0.0029449462890625</text:p>
          </table:table-cell>
          <table:table-cell office:value-type="float" office:value="0.003875732421875" calcext:value-type="float">
            <text:p>0.003875732421875</text:p>
          </table:table-cell>
          <table:table-cell office:value-type="float" office:value="-1.00288391113281" calcext:value-type="float">
            <text:p>-1.00288391113281</text:p>
          </table:table-cell>
          <table:table-cell table:number-columns-repeated="16"/>
        </table:table-row>
        <table:table-row table:style-name="ro2">
          <table:table-cell office:value-type="float" office:value="1419950943.85492" calcext:value-type="float">
            <text:p>1419950943.85492</text:p>
          </table:table-cell>
          <table:table-cell office:value-type="string" calcext:value-type="string">
            <text:p>Acceleration</text:p>
          </table:table-cell>
          <table:table-cell office:value-type="float" office:value="0.0035858154296875" calcext:value-type="float">
            <text:p>0.0035858154296875</text:p>
          </table:table-cell>
          <table:table-cell office:value-type="float" office:value="0.00738525390625" calcext:value-type="float">
            <text:p>0.00738525390625</text:p>
          </table:table-cell>
          <table:table-cell office:value-type="float" office:value="-1.00018310546875" calcext:value-type="float">
            <text:p>-1.00018310546875</text:p>
          </table:table-cell>
          <table:table-cell table:number-columns-repeated="16"/>
        </table:table-row>
        <table:table-row table:style-name="ro2">
          <table:table-cell office:value-type="float" office:value="1419950943.87366" calcext:value-type="float">
            <text:p>1419950943.87366</text:p>
          </table:table-cell>
          <table:table-cell office:value-type="string" calcext:value-type="string">
            <text:p>Acceleration</text:p>
          </table:table-cell>
          <table:table-cell office:value-type="float" office:value="0.004486083984375" calcext:value-type="float">
            <text:p>0.004486083984375</text:p>
          </table:table-cell>
          <table:table-cell office:value-type="float" office:value="0.0083465576171875" calcext:value-type="float">
            <text:p>0.0083465576171875</text:p>
          </table:table-cell>
          <table:table-cell office:value-type="float" office:value="-1.0025634765625" calcext:value-type="float">
            <text:p>-1.0025634765625</text:p>
          </table:table-cell>
          <table:table-cell table:number-columns-repeated="16"/>
        </table:table-row>
        <table:table-row table:style-name="ro2">
          <table:table-cell office:value-type="float" office:value="1419950943.87366" calcext:value-type="float">
            <text:p>1419950943.87366</text:p>
          </table:table-cell>
          <table:table-cell office:value-type="string" calcext:value-type="string">
            <text:p>Acceleration</text:p>
          </table:table-cell>
          <table:table-cell office:value-type="float" office:value="0.0045166015625" calcext:value-type="float">
            <text:p>0.0045166015625</text:p>
          </table:table-cell>
          <table:table-cell office:value-type="float" office:value="0.007171630859375" calcext:value-type="float">
            <text:p>0.007171630859375</text:p>
          </table:table-cell>
          <table:table-cell office:value-type="float" office:value="-1.00282287597656" calcext:value-type="float">
            <text:p>-1.00282287597656</text:p>
          </table:table-cell>
          <table:table-cell table:number-columns-repeated="16"/>
        </table:table-row>
        <table:table-row table:style-name="ro2">
          <table:table-cell office:value-type="float" office:value="1419950943.89324" calcext:value-type="float">
            <text:p>1419950943.89324</text:p>
          </table:table-cell>
          <table:table-cell office:value-type="string" calcext:value-type="string">
            <text:p>Acceleration</text:p>
          </table:table-cell>
          <table:table-cell office:value-type="float" office:value="0.002593994140625" calcext:value-type="float">
            <text:p>0.002593994140625</text:p>
          </table:table-cell>
          <table:table-cell office:value-type="float" office:value="0.0077056884765625" calcext:value-type="float">
            <text:p>0.0077056884765625</text:p>
          </table:table-cell>
          <table:table-cell office:value-type="float" office:value="-1.00450134277344" calcext:value-type="float">
            <text:p>-1.00450134277344</text:p>
          </table:table-cell>
          <table:table-cell table:number-columns-repeated="16"/>
        </table:table-row>
        <table:table-row table:style-name="ro2">
          <table:table-cell office:value-type="float" office:value="1419950943.89323" calcext:value-type="float">
            <text:p>1419950943.89323</text:p>
          </table:table-cell>
          <table:table-cell office:value-type="string" calcext:value-type="string">
            <text:p>Acceleration</text:p>
          </table:table-cell>
          <table:table-cell office:value-type="float" office:value="0.0045318603515625" calcext:value-type="float">
            <text:p>0.0045318603515625</text:p>
          </table:table-cell>
          <table:table-cell office:value-type="float" office:value="0.0067291259765625" calcext:value-type="float">
            <text:p>0.0067291259765625</text:p>
          </table:table-cell>
          <table:table-cell office:value-type="float" office:value="-1.00404357910156" calcext:value-type="float">
            <text:p>-1.00404357910156</text:p>
          </table:table-cell>
          <table:table-cell table:number-columns-repeated="16"/>
        </table:table-row>
        <table:table-row table:style-name="ro2">
          <table:table-cell office:value-type="float" office:value="1419950943.91264" calcext:value-type="float">
            <text:p>1419950943.91264</text:p>
          </table:table-cell>
          <table:table-cell office:value-type="string" calcext:value-type="string">
            <text:p>Acceleration</text:p>
          </table:table-cell>
          <table:table-cell office:value-type="float" office:value="-0.0012969970703125" calcext:value-type="float">
            <text:p>-0.0012969970703125</text:p>
          </table:table-cell>
          <table:table-cell office:value-type="float" office:value="0.0033721923828125" calcext:value-type="float">
            <text:p>0.0033721923828125</text:p>
          </table:table-cell>
          <table:table-cell office:value-type="float" office:value="-0.997116088867188" calcext:value-type="float">
            <text:p>-0.997116088867188</text:p>
          </table:table-cell>
          <table:table-cell table:number-columns-repeated="16"/>
        </table:table-row>
        <table:table-row table:style-name="ro2">
          <table:table-cell office:value-type="float" office:value="1419950943.91262" calcext:value-type="float">
            <text:p>1419950943.91262</text:p>
          </table:table-cell>
          <table:table-cell office:value-type="string" calcext:value-type="string">
            <text:p>Acceleration</text:p>
          </table:table-cell>
          <table:table-cell office:value-type="float" office:value="-0.0010833740234375" calcext:value-type="float">
            <text:p>-0.0010833740234375</text:p>
          </table:table-cell>
          <table:table-cell office:value-type="float" office:value="0.0036773681640625" calcext:value-type="float">
            <text:p>0.0036773681640625</text:p>
          </table:table-cell>
          <table:table-cell office:value-type="float" office:value="-1.00045776367188" calcext:value-type="float">
            <text:p>-1.00045776367188</text:p>
          </table:table-cell>
          <table:table-cell table:number-columns-repeated="16"/>
        </table:table-row>
        <table:table-row table:style-name="ro2">
          <table:table-cell office:value-type="float" office:value="1419950943.93215" calcext:value-type="float">
            <text:p>1419950943.93215</text:p>
          </table:table-cell>
          <table:table-cell office:value-type="string" calcext:value-type="string">
            <text:p>Acceleration</text:p>
          </table:table-cell>
          <table:table-cell office:value-type="float" office:value="0.000335693359375" calcext:value-type="float">
            <text:p>0.000335693359375</text:p>
          </table:table-cell>
          <table:table-cell office:value-type="float" office:value="0.0038909912109375" calcext:value-type="float">
            <text:p>0.0038909912109375</text:p>
          </table:table-cell>
          <table:table-cell office:value-type="float" office:value="-1.00143432617188" calcext:value-type="float">
            <text:p>-1.00143432617188</text:p>
          </table:table-cell>
          <table:table-cell table:number-columns-repeated="16"/>
        </table:table-row>
        <table:table-row table:style-name="ro2">
          <table:table-cell office:value-type="float" office:value="1419950943.93217" calcext:value-type="float">
            <text:p>1419950943.93217</text:p>
          </table:table-cell>
          <table:table-cell office:value-type="string" calcext:value-type="string">
            <text:p>Acceleration</text:p>
          </table:table-cell>
          <table:table-cell office:value-type="float" office:value="0.0034027099609375" calcext:value-type="float">
            <text:p>0.0034027099609375</text:p>
          </table:table-cell>
          <table:table-cell office:value-type="float" office:value="0.004425048828125" calcext:value-type="float">
            <text:p>0.004425048828125</text:p>
          </table:table-cell>
          <table:table-cell office:value-type="float" office:value="-1.00741577148438" calcext:value-type="float">
            <text:p>-1.00741577148438</text:p>
          </table:table-cell>
          <table:table-cell table:number-columns-repeated="16"/>
        </table:table-row>
        <table:table-row table:style-name="ro2">
          <table:table-cell office:value-type="float" office:value="1419950943.95165" calcext:value-type="float">
            <text:p>1419950943.95165</text:p>
          </table:table-cell>
          <table:table-cell office:value-type="string" calcext:value-type="string">
            <text:p>Acceleration</text:p>
          </table:table-cell>
          <table:table-cell office:value-type="float" office:value="-0.0005035400390625" calcext:value-type="float">
            <text:p>-0.0005035400390625</text:p>
          </table:table-cell>
          <table:table-cell office:value-type="float" office:value="0.008209228515625" calcext:value-type="float">
            <text:p>0.008209228515625</text:p>
          </table:table-cell>
          <table:table-cell office:value-type="float" office:value="-1.00254821777344" calcext:value-type="float">
            <text:p>-1.00254821777344</text:p>
          </table:table-cell>
          <table:table-cell table:number-columns-repeated="16"/>
        </table:table-row>
        <table:table-row table:style-name="ro2">
          <table:table-cell office:value-type="float" office:value="1419950943.95167" calcext:value-type="float">
            <text:p>1419950943.95167</text:p>
          </table:table-cell>
          <table:table-cell office:value-type="string" calcext:value-type="string">
            <text:p>Acceleration</text:p>
          </table:table-cell>
          <table:table-cell office:value-type="float" office:value="0.0039825439453125" calcext:value-type="float">
            <text:p>0.0039825439453125</text:p>
          </table:table-cell>
          <table:table-cell office:value-type="float" office:value="0.0095672607421875" calcext:value-type="float">
            <text:p>0.0095672607421875</text:p>
          </table:table-cell>
          <table:table-cell office:value-type="float" office:value="-1.00328063964844" calcext:value-type="float">
            <text:p>-1.00328063964844</text:p>
          </table:table-cell>
          <table:table-cell table:number-columns-repeated="16"/>
        </table:table-row>
        <table:table-row table:style-name="ro2">
          <table:table-cell office:value-type="float" office:value="1419950943.97161" calcext:value-type="float">
            <text:p>1419950943.97161</text:p>
          </table:table-cell>
          <table:table-cell office:value-type="string" calcext:value-type="string">
            <text:p>Acceleration</text:p>
          </table:table-cell>
          <table:table-cell office:value-type="float" office:value="0.003997802734375" calcext:value-type="float">
            <text:p>0.003997802734375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-1.00039672851563" calcext:value-type="float">
            <text:p>-1.00039672851563</text:p>
          </table:table-cell>
          <table:table-cell table:number-columns-repeated="16"/>
        </table:table-row>
        <table:table-row table:style-name="ro2">
          <table:table-cell office:value-type="float" office:value="1419950943.97165" calcext:value-type="float">
            <text:p>1419950943.97165</text:p>
          </table:table-cell>
          <table:table-cell office:value-type="string" calcext:value-type="string">
            <text:p>Acceleration</text:p>
          </table:table-cell>
          <table:table-cell office:value-type="float" office:value="0.003021240234375" calcext:value-type="float">
            <text:p>0.003021240234375</text:p>
          </table:table-cell>
          <table:table-cell office:value-type="float" office:value="0.010040283203125" calcext:value-type="float">
            <text:p>0.010040283203125</text:p>
          </table:table-cell>
          <table:table-cell office:value-type="float" office:value="-1.00303649902344" calcext:value-type="float">
            <text:p>-1.00303649902344</text:p>
          </table:table-cell>
          <table:table-cell table:number-columns-repeated="16"/>
        </table:table-row>
        <table:table-row table:style-name="ro2">
          <table:table-cell office:value-type="float" office:value="1419950943.99069" calcext:value-type="float">
            <text:p>1419950943.99069</text:p>
          </table:table-cell>
          <table:table-cell office:value-type="string" calcext:value-type="string">
            <text:p>Acceleration</text:p>
          </table:table-cell>
          <table:table-cell office:value-type="float" office:value="0.00311279296875" calcext:value-type="float">
            <text:p>0.00311279296875</text:p>
          </table:table-cell>
          <table:table-cell office:value-type="float" office:value="0.00628662109375" calcext:value-type="float">
            <text:p>0.00628662109375</text:p>
          </table:table-cell>
          <table:table-cell office:value-type="float" office:value="-1.0052490234375" calcext:value-type="float">
            <text:p>-1.0052490234375</text:p>
          </table:table-cell>
          <table:table-cell table:number-columns-repeated="16"/>
        </table:table-row>
        <table:table-row table:style-name="ro2">
          <table:table-cell office:value-type="float" office:value="1419950943.99067" calcext:value-type="float">
            <text:p>1419950943.99067</text:p>
          </table:table-cell>
          <table:table-cell office:value-type="string" calcext:value-type="string">
            <text:p>Acceleration</text:p>
          </table:table-cell>
          <table:table-cell office:value-type="float" office:value="0.002593994140625" calcext:value-type="float">
            <text:p>0.002593994140625</text:p>
          </table:table-cell>
          <table:table-cell office:value-type="float" office:value="0.0076751708984375" calcext:value-type="float">
            <text:p>0.0076751708984375</text:p>
          </table:table-cell>
          <table:table-cell office:value-type="float" office:value="-1.00282287597656" calcext:value-type="float">
            <text:p>-1.00282287597656</text:p>
          </table:table-cell>
          <table:table-cell table:number-columns-repeated="16"/>
        </table:table-row>
        <table:table-row table:style-name="ro2">
          <table:table-cell office:value-type="float" office:value="1419950944.01021" calcext:value-type="float">
            <text:p>1419950944.01021</text:p>
          </table:table-cell>
          <table:table-cell office:value-type="string" calcext:value-type="string">
            <text:p>Acceleration</text:p>
          </table:table-cell>
          <table:table-cell office:value-type="float" office:value="0.00103759765625" calcext:value-type="float">
            <text:p>0.00103759765625</text:p>
          </table:table-cell>
          <table:table-cell office:value-type="float" office:value="0.00433349609375" calcext:value-type="float">
            <text:p>0.00433349609375</text:p>
          </table:table-cell>
          <table:table-cell office:value-type="float" office:value="-0.999496459960938" calcext:value-type="float">
            <text:p>-0.999496459960938</text:p>
          </table:table-cell>
          <table:table-cell table:number-columns-repeated="16"/>
        </table:table-row>
        <table:table-row table:style-name="ro2">
          <table:table-cell office:value-type="float" office:value="1419950944.01019" calcext:value-type="float">
            <text:p>1419950944.01019</text:p>
          </table:table-cell>
          <table:table-cell office:value-type="string" calcext:value-type="string">
            <text:p>Acceleration</text:p>
          </table:table-cell>
          <table:table-cell office:value-type="float" office:value="0.00079345703125" calcext:value-type="float">
            <text:p>0.00079345703125</text:p>
          </table:table-cell>
          <table:table-cell office:value-type="float" office:value="0.00506591796875" calcext:value-type="float">
            <text:p>0.00506591796875</text:p>
          </table:table-cell>
          <table:table-cell office:value-type="float" office:value="-1.00070190429688" calcext:value-type="float">
            <text:p>-1.00070190429688</text:p>
          </table:table-cell>
          <table:table-cell table:number-columns-repeated="16"/>
        </table:table-row>
        <table:table-row table:style-name="ro2">
          <table:table-cell office:value-type="float" office:value="1419950944.02976" calcext:value-type="float">
            <text:p>1419950944.02976</text:p>
          </table:table-cell>
          <table:table-cell office:value-type="string" calcext:value-type="string">
            <text:p>Acceleration</text:p>
          </table:table-cell>
          <table:table-cell office:value-type="float" office:value="-0.0023345947265625" calcext:value-type="float">
            <text:p>-0.0023345947265625</text:p>
          </table:table-cell>
          <table:table-cell office:value-type="float" office:value="0.0056304931640625" calcext:value-type="float">
            <text:p>0.0056304931640625</text:p>
          </table:table-cell>
          <table:table-cell office:value-type="float" office:value="-1.00282287597656" calcext:value-type="float">
            <text:p>-1.00282287597656</text:p>
          </table:table-cell>
          <table:table-cell table:number-columns-repeated="16"/>
        </table:table-row>
        <table:table-row table:style-name="ro2">
          <table:table-cell office:value-type="float" office:value="1419950944.02974" calcext:value-type="float">
            <text:p>1419950944.02974</text:p>
          </table:table-cell>
          <table:table-cell office:value-type="string" calcext:value-type="string">
            <text:p>Acceleration</text:p>
          </table:table-cell>
          <table:table-cell office:value-type="float" office:value="0.001007080078125" calcext:value-type="float">
            <text:p>0.001007080078125</text:p>
          </table:table-cell>
          <table:table-cell office:value-type="float" office:value="0.0051116943359375" calcext:value-type="float">
            <text:p>0.0051116943359375</text:p>
          </table:table-cell>
          <table:table-cell office:value-type="float" office:value="-1.00430297851563" calcext:value-type="float">
            <text:p>-1.00430297851563</text:p>
          </table:table-cell>
          <table:table-cell table:number-columns-repeated="16"/>
        </table:table-row>
        <table:table-row table:style-name="ro2">
          <table:table-cell office:value-type="float" office:value="1419950944.04924" calcext:value-type="float">
            <text:p>1419950944.04924</text:p>
          </table:table-cell>
          <table:table-cell office:value-type="string" calcext:value-type="string">
            <text:p>Acceleration</text:p>
          </table:table-cell>
          <table:table-cell office:value-type="float" office:value="0.002685546875" calcext:value-type="float">
            <text:p>0.002685546875</text:p>
          </table:table-cell>
          <table:table-cell office:value-type="float" office:value="0.004608154296875" calcext:value-type="float">
            <text:p>0.004608154296875</text:p>
          </table:table-cell>
          <table:table-cell office:value-type="float" office:value="-1.00358581542969" calcext:value-type="float">
            <text:p>-1.00358581542969</text:p>
          </table:table-cell>
          <table:table-cell table:number-columns-repeated="16"/>
        </table:table-row>
        <table:table-row table:style-name="ro2">
          <table:table-cell office:value-type="float" office:value="1419950944.04924" calcext:value-type="float">
            <text:p>1419950944.04924</text:p>
          </table:table-cell>
          <table:table-cell office:value-type="string" calcext:value-type="string">
            <text:p>Acceleration</text:p>
          </table:table-cell>
          <table:table-cell office:value-type="float" office:value="-0.0028076171875" calcext:value-type="float">
            <text:p>-0.0028076171875</text:p>
          </table:table-cell>
          <table:table-cell office:value-type="float" office:value="0.0056610107421875" calcext:value-type="float">
            <text:p>0.0056610107421875</text:p>
          </table:table-cell>
          <table:table-cell office:value-type="float" office:value="-1.00450134277344" calcext:value-type="float">
            <text:p>-1.00450134277344</text:p>
          </table:table-cell>
          <table:table-cell table:number-columns-repeated="16"/>
        </table:table-row>
        <table:table-row table:style-name="ro2">
          <table:table-cell office:value-type="float" office:value="1419950944.06934" calcext:value-type="float">
            <text:p>1419950944.06934</text:p>
          </table:table-cell>
          <table:table-cell office:value-type="string" calcext:value-type="string">
            <text:p>Acceleration</text:p>
          </table:table-cell>
          <table:table-cell office:value-type="float" office:value="0.0007781982421875" calcext:value-type="float">
            <text:p>0.0007781982421875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-1.00068664550781" calcext:value-type="float">
            <text:p>-1.00068664550781</text:p>
          </table:table-cell>
          <table:table-cell table:number-columns-repeated="16"/>
        </table:table-row>
        <table:table-row table:style-name="ro2">
          <table:table-cell office:value-type="float" office:value="1419950944.06941" calcext:value-type="float">
            <text:p>1419950944.06941</text:p>
          </table:table-cell>
          <table:table-cell office:value-type="string" calcext:value-type="string">
            <text:p>Acceleration</text:p>
          </table:table-cell>
          <table:table-cell office:value-type="float" office:value="0.004547119140625" calcext:value-type="float">
            <text:p>0.004547119140625</text:p>
          </table:table-cell>
          <table:table-cell office:value-type="float" office:value="0.00665283203125" calcext:value-type="float">
            <text:p>0.00665283203125</text:p>
          </table:table-cell>
          <table:table-cell office:value-type="float" office:value="-0.999725341796875" calcext:value-type="float">
            <text:p>-0.999725341796875</text:p>
          </table:table-cell>
          <table:table-cell table:number-columns-repeated="16"/>
        </table:table-row>
        <table:table-row table:style-name="ro2">
          <table:table-cell office:value-type="float" office:value="1419950944.08846" calcext:value-type="float">
            <text:p>1419950944.08846</text:p>
          </table:table-cell>
          <table:table-cell office:value-type="string" calcext:value-type="string">
            <text:p>Acceleration</text:p>
          </table:table-cell>
          <table:table-cell office:value-type="float" office:value="0.002410888671875" calcext:value-type="float">
            <text:p>0.002410888671875</text:p>
          </table:table-cell>
          <table:table-cell office:value-type="float" office:value="0.006256103515625" calcext:value-type="float">
            <text:p>0.006256103515625</text:p>
          </table:table-cell>
          <table:table-cell office:value-type="float" office:value="-1.00257873535156" calcext:value-type="float">
            <text:p>-1.00257873535156</text:p>
          </table:table-cell>
          <table:table-cell table:number-columns-repeated="16"/>
        </table:table-row>
        <table:table-row table:style-name="ro2">
          <table:table-cell office:value-type="float" office:value="1419950944.08859" calcext:value-type="float">
            <text:p>1419950944.08859</text:p>
          </table:table-cell>
          <table:table-cell office:value-type="string" calcext:value-type="string">
            <text:p>Acceleration</text:p>
          </table:table-cell>
          <table:table-cell office:value-type="float" office:value="0.00384521484375" calcext:value-type="float">
            <text:p>0.00384521484375</text:p>
          </table:table-cell>
          <table:table-cell office:value-type="float" office:value="0.0044403076171875" calcext:value-type="float">
            <text:p>0.0044403076171875</text:p>
          </table:table-cell>
          <table:table-cell office:value-type="float" office:value="-1.00862121582031" calcext:value-type="float">
            <text:p>-1.00862121582031</text:p>
          </table:table-cell>
          <table:table-cell table:number-columns-repeated="16"/>
        </table:table-row>
        <table:table-row table:style-name="ro2">
          <table:table-cell office:value-type="float" office:value="1419950944.09824" calcext:value-type="float">
            <text:p>1419950944.09824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43.252868652344" calcext:value-type="float">
            <text:p>143.252868652344</text:p>
          </table:table-cell>
          <table:table-cell table:number-columns-repeated="16"/>
        </table:table-row>
        <table:table-row table:style-name="ro2">
          <table:table-cell office:value-type="float" office:value="1419950944.10781" calcext:value-type="float">
            <text:p>1419950944.10781</text:p>
          </table:table-cell>
          <table:table-cell office:value-type="string" calcext:value-type="string">
            <text:p>Acceleration</text:p>
          </table:table-cell>
          <table:table-cell office:value-type="float" office:value="0.003143310546875" calcext:value-type="float">
            <text:p>0.003143310546875</text:p>
          </table:table-cell>
          <table:table-cell office:value-type="float" office:value="0.005767822265625" calcext:value-type="float">
            <text:p>0.005767822265625</text:p>
          </table:table-cell>
          <table:table-cell office:value-type="float" office:value="-1.00260925292969" calcext:value-type="float">
            <text:p>-1.00260925292969</text:p>
          </table:table-cell>
          <table:table-cell table:number-columns-repeated="16"/>
        </table:table-row>
        <table:table-row table:style-name="ro2">
          <table:table-cell office:value-type="float" office:value="1419950944.10783" calcext:value-type="float">
            <text:p>1419950944.10783</text:p>
          </table:table-cell>
          <table:table-cell office:value-type="string" calcext:value-type="string">
            <text:p>Acceleration</text:p>
          </table:table-cell>
          <table:table-cell office:value-type="float" office:value="0.0022125244140625" calcext:value-type="float">
            <text:p>0.0022125244140625</text:p>
          </table:table-cell>
          <table:table-cell office:value-type="float" office:value="0.0047760009765625" calcext:value-type="float">
            <text:p>0.0047760009765625</text:p>
          </table:table-cell>
          <table:table-cell office:value-type="float" office:value="-0.999969482421875" calcext:value-type="float">
            <text:p>-0.999969482421875</text:p>
          </table:table-cell>
          <table:table-cell table:number-columns-repeated="16"/>
        </table:table-row>
        <table:table-row table:style-name="ro2">
          <table:table-cell office:value-type="float" office:value="1419950944.12428" calcext:value-type="float">
            <text:p>1419950944.12428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746856689453" calcext:value-type="float">
            <text:p>143.746856689453</text:p>
          </table:table-cell>
          <table:table-cell table:number-columns-repeated="16"/>
        </table:table-row>
        <table:table-row table:style-name="ro2">
          <table:table-cell office:value-type="float" office:value="1419950944.12732" calcext:value-type="float">
            <text:p>1419950944.12732</text:p>
          </table:table-cell>
          <table:table-cell office:value-type="string" calcext:value-type="string">
            <text:p>Acceleration</text:p>
          </table:table-cell>
          <table:table-cell office:value-type="float" office:value="-0.00042724609375" calcext:value-type="float">
            <text:p>-0.000427246093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-1.00428771972656" calcext:value-type="float">
            <text:p>-1.00428771972656</text:p>
          </table:table-cell>
          <table:table-cell table:number-columns-repeated="16"/>
        </table:table-row>
        <table:table-row table:style-name="ro2">
          <table:table-cell office:value-type="float" office:value="1419950944.12736" calcext:value-type="float">
            <text:p>1419950944.12736</text:p>
          </table:table-cell>
          <table:table-cell office:value-type="string" calcext:value-type="string">
            <text:p>Acceleration</text:p>
          </table:table-cell>
          <table:table-cell office:value-type="float" office:value="0.004119873046875" calcext:value-type="float">
            <text:p>0.004119873046875</text:p>
          </table:table-cell>
          <table:table-cell office:value-type="float" office:value="0.0043487548828125" calcext:value-type="float">
            <text:p>0.0043487548828125</text:p>
          </table:table-cell>
          <table:table-cell office:value-type="float" office:value="-1.00358581542969" calcext:value-type="float">
            <text:p>-1.00358581542969</text:p>
          </table:table-cell>
          <table:table-cell table:number-columns-repeated="16"/>
        </table:table-row>
        <table:table-row table:style-name="ro2">
          <table:table-cell office:value-type="float" office:value="1419950944.14689" calcext:value-type="float">
            <text:p>1419950944.14689</text:p>
          </table:table-cell>
          <table:table-cell office:value-type="string" calcext:value-type="string">
            <text:p>Acceleration</text:p>
          </table:table-cell>
          <table:table-cell office:value-type="float" office:value="0.00335693359375" calcext:value-type="float">
            <text:p>0.00335693359375</text:p>
          </table:table-cell>
          <table:table-cell office:value-type="float" office:value="0.0069122314453125" calcext:value-type="float">
            <text:p>0.0069122314453125</text:p>
          </table:table-cell>
          <table:table-cell office:value-type="float" office:value="-0.999954223632812" calcext:value-type="float">
            <text:p>-0.999954223632812</text:p>
          </table:table-cell>
          <table:table-cell table:number-columns-repeated="16"/>
        </table:table-row>
        <table:table-row table:style-name="ro2">
          <table:table-cell office:value-type="float" office:value="1419950944.14687" calcext:value-type="float">
            <text:p>1419950944.14687</text:p>
          </table:table-cell>
          <table:table-cell office:value-type="string" calcext:value-type="string">
            <text:p>Acceleration</text:p>
          </table:table-cell>
          <table:table-cell office:value-type="float" office:value="0.0040283203125" calcext:value-type="float">
            <text:p>0.0040283203125</text:p>
          </table:table-cell>
          <table:table-cell office:value-type="float" office:value="0.0070037841796875" calcext:value-type="float">
            <text:p>0.0070037841796875</text:p>
          </table:table-cell>
          <table:table-cell office:value-type="float" office:value="-1.00666809082031" calcext:value-type="float">
            <text:p>-1.00666809082031</text:p>
          </table:table-cell>
          <table:table-cell table:number-columns-repeated="16"/>
        </table:table-row>
        <table:table-row table:style-name="ro2">
          <table:table-cell office:value-type="float" office:value="1419950944.15021" calcext:value-type="float">
            <text:p>1419950944.15021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6.077270507812" calcext:value-type="float">
            <text:p>226.077270507812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4.1665" calcext:value-type="float">
            <text:p>1419950944.1665</text:p>
          </table:table-cell>
          <table:table-cell office:value-type="string" calcext:value-type="string">
            <text:p>Acceleration</text:p>
          </table:table-cell>
          <table:table-cell office:value-type="float" office:value="0.0034332275390625" calcext:value-type="float">
            <text:p>0.0034332275390625</text:p>
          </table:table-cell>
          <table:table-cell office:value-type="float" office:value="0.0036163330078125" calcext:value-type="float">
            <text:p>0.0036163330078125</text:p>
          </table:table-cell>
          <table:table-cell office:value-type="float" office:value="-1.00192260742188" calcext:value-type="float">
            <text:p>-1.00192260742188</text:p>
          </table:table-cell>
          <table:table-cell table:number-columns-repeated="16"/>
        </table:table-row>
        <table:table-row table:style-name="ro2">
          <table:table-cell office:value-type="float" office:value="1419950944.16663" calcext:value-type="float">
            <text:p>1419950944.16663</text:p>
          </table:table-cell>
          <table:table-cell office:value-type="string" calcext:value-type="string">
            <text:p>Acceleration</text:p>
          </table:table-cell>
          <table:table-cell office:value-type="float" office:value="0.003204345703125" calcext:value-type="float">
            <text:p>0.003204345703125</text:p>
          </table:table-cell>
          <table:table-cell office:value-type="float" office:value="0.004058837890625" calcext:value-type="float">
            <text:p>0.004058837890625</text:p>
          </table:table-cell>
          <table:table-cell office:value-type="float" office:value="-0.999771118164062" calcext:value-type="float">
            <text:p>-0.999771118164062</text:p>
          </table:table-cell>
          <table:table-cell table:number-columns-repeated="16"/>
        </table:table-row>
        <table:table-row table:style-name="ro2">
          <table:table-cell office:value-type="float" office:value="1419950944.17632" calcext:value-type="float">
            <text:p>1419950944.17632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4.405487060547" calcext:value-type="float">
            <text:p>144.405487060547</text:p>
          </table:table-cell>
          <table:table-cell table:number-columns-repeated="16"/>
        </table:table-row>
        <table:table-row table:style-name="ro2">
          <table:table-cell office:value-type="float" office:value="1419950944.18573" calcext:value-type="float">
            <text:p>1419950944.18573</text:p>
          </table:table-cell>
          <table:table-cell office:value-type="string" calcext:value-type="string">
            <text:p>Acceleration</text:p>
          </table:table-cell>
          <table:table-cell office:value-type="float" office:value="0.0032958984375" calcext:value-type="float">
            <text:p>0.0032958984375</text:p>
          </table:table-cell>
          <table:table-cell office:value-type="float" office:value="0.0084075927734375" calcext:value-type="float">
            <text:p>0.0084075927734375</text:p>
          </table:table-cell>
          <table:table-cell office:value-type="float" office:value="-1.00497436523438" calcext:value-type="float">
            <text:p>-1.00497436523438</text:p>
          </table:table-cell>
          <table:table-cell table:number-columns-repeated="16"/>
        </table:table-row>
        <table:table-row table:style-name="ro2">
          <table:table-cell office:value-type="float" office:value="1419950944.18589" calcext:value-type="float">
            <text:p>1419950944.18589</text:p>
          </table:table-cell>
          <table:table-cell office:value-type="string" calcext:value-type="string">
            <text:p>Acceleration</text:p>
          </table:table-cell>
          <table:table-cell office:value-type="float" office:value="0.0045166015625" calcext:value-type="float">
            <text:p>0.0045166015625</text:p>
          </table:table-cell>
          <table:table-cell office:value-type="float" office:value="0.0074310302734375" calcext:value-type="float">
            <text:p>0.0074310302734375</text:p>
          </table:table-cell>
          <table:table-cell office:value-type="float" office:value="-1.00474548339844" calcext:value-type="float">
            <text:p>-1.00474548339844</text:p>
          </table:table-cell>
          <table:table-cell table:number-columns-repeated="16"/>
        </table:table-row>
        <table:table-row table:style-name="ro2">
          <table:table-cell office:value-type="float" office:value="1419950944.19882" calcext:value-type="float">
            <text:p>1419950944.19882</text:p>
          </table:table-cell>
          <table:table-cell office:value-type="string" calcext:value-type="string">
            <text:p>Gyro</text:p>
          </table:table-cell>
          <table:table-cell office:value-type="float" office:value="0.000194677075684792" calcext:value-type="float">
            <text:p>0.000194677075684792</text:p>
          </table:table-cell>
          <table:table-cell office:value-type="float" office:value="-0.0275061930027744" calcext:value-type="float">
            <text:p>-0.0275061930027744</text:p>
          </table:table-cell>
          <table:table-cell office:value-type="float" office:value="0.0135003625139387" calcext:value-type="float">
            <text:p>0.0135003625139387</text:p>
          </table:table-cell>
          <table:table-cell table:number-columns-repeated="16"/>
        </table:table-row>
        <table:table-row table:style-name="ro2">
          <table:table-cell office:value-type="float" office:value="1419950944.19873" calcext:value-type="float">
            <text:p>1419950944.19873</text:p>
          </table:table-cell>
          <table:table-cell office:value-type="string" calcext:value-type="string">
            <text:p>Gyro</text:p>
          </table:table-cell>
          <table:table-cell office:value-type="float" office:value="0.00144929226522112" calcext:value-type="float">
            <text:p>0.00144929226522112</text:p>
          </table:table-cell>
          <table:table-cell office:value-type="float" office:value="-0.030989607708598" calcext:value-type="float">
            <text:p>-0.030989607708598</text:p>
          </table:table-cell>
          <table:table-cell office:value-type="float" office:value="0.0085905587282686" calcext:value-type="float">
            <text:p>0.0085905587282686</text:p>
          </table:table-cell>
          <table:table-cell table:number-columns-repeated="16"/>
        </table:table-row>
        <table:table-row table:style-name="ro2">
          <table:table-cell office:value-type="float" office:value="1419950944.20247" calcext:value-type="float">
            <text:p>1419950944.20247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6.92399597168" calcext:value-type="float">
            <text:p>226.92399597168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4.20526" calcext:value-type="float">
            <text:p>1419950944.20526</text:p>
          </table:table-cell>
          <table:table-cell office:value-type="string" calcext:value-type="string">
            <text:p>Acceleration</text:p>
          </table:table-cell>
          <table:table-cell office:value-type="float" office:value="0.0041351318359375" calcext:value-type="float">
            <text:p>0.0041351318359375</text:p>
          </table:table-cell>
          <table:table-cell office:value-type="float" office:value="0.0031890869140625" calcext:value-type="float">
            <text:p>0.0031890869140625</text:p>
          </table:table-cell>
          <table:table-cell office:value-type="float" office:value="-1.00531005859375" calcext:value-type="float">
            <text:p>-1.00531005859375</text:p>
          </table:table-cell>
          <table:table-cell table:number-columns-repeated="16"/>
        </table:table-row>
        <table:table-row table:style-name="ro2">
          <table:table-cell office:value-type="float" office:value="1419950944.20554" calcext:value-type="float">
            <text:p>1419950944.20554</text:p>
          </table:table-cell>
          <table:table-cell office:value-type="string" calcext:value-type="string">
            <text:p>Acceleration</text:p>
          </table:table-cell>
          <table:table-cell office:value-type="float" office:value="0.0019378662109375" calcext:value-type="float">
            <text:p>0.0019378662109375</text:p>
          </table:table-cell>
          <table:table-cell office:value-type="float" office:value="0.0059661865234375" calcext:value-type="float">
            <text:p>0.0059661865234375</text:p>
          </table:table-cell>
          <table:table-cell office:value-type="float" office:value="-0.999008178710938" calcext:value-type="float">
            <text:p>-0.999008178710938</text:p>
          </table:table-cell>
          <table:table-cell table:number-columns-repeated="16"/>
        </table:table-row>
        <table:table-row table:style-name="ro2">
          <table:table-cell office:value-type="float" office:value="1419950944.21451" calcext:value-type="float">
            <text:p>1419950944.21451</text:p>
          </table:table-cell>
          <table:table-cell office:value-type="string" calcext:value-type="string">
            <text:p>Gyro</text:p>
          </table:table-cell>
          <table:table-cell office:value-type="float" office:value="-0.0113296199094151" calcext:value-type="float">
            <text:p>-0.0113296199094151</text:p>
          </table:table-cell>
          <table:table-cell office:value-type="float" office:value="-0.0224885311929561" calcext:value-type="float">
            <text:p>-0.0224885311929561</text:p>
          </table:table-cell>
          <table:table-cell office:value-type="float" office:value="0.0112318818974092" calcext:value-type="float">
            <text:p>0.0112318818974092</text:p>
          </table:table-cell>
          <table:table-cell table:number-columns-repeated="16"/>
        </table:table-row>
        <table:table-row table:style-name="ro2">
          <table:table-cell office:value-type="float" office:value="1419950944.21451" calcext:value-type="float">
            <text:p>1419950944.21451</text:p>
          </table:table-cell>
          <table:table-cell office:value-type="string" calcext:value-type="string">
            <text:p>Motion</text:p>
          </table:table-cell>
          <table:table-cell office:value-type="float" office:value="0.012172881513834" calcext:value-type="float">
            <text:p>0.012172881513834</text:p>
          </table:table-cell>
          <table:table-cell office:value-type="float" office:value="-0.00365905463695526" calcext:value-type="float">
            <text:p>-0.00365905463695526</text:p>
          </table:table-cell>
          <table:table-cell office:value-type="float" office:value="-0.00948560796678066" calcext:value-type="float">
            <text:p>-0.00948560796678066</text:p>
          </table:table-cell>
          <table:table-cell office:value-type="float" office:value="-0.000263168025090348" calcext:value-type="float">
            <text:p>-0.000263168025090348</text:p>
          </table:table-cell>
          <table:table-cell office:value-type="float" office:value="-0.0069461506563608" calcext:value-type="float">
            <text:p>-0.0069461506563608</text:p>
          </table:table-cell>
          <table:table-cell office:value-type="float" office:value="-0.00005133920226788" calcext:value-type="float">
            <text:p>-5.133920226788E-005</text:p>
          </table:table-cell>
          <table:table-cell office:value-type="float" office:value="0.012172881513834" calcext:value-type="float">
            <text:p>0.012172881513834</text:p>
          </table:table-cell>
          <table:table-cell office:value-type="float" office:value="-0.00365905463695526" calcext:value-type="float">
            <text:p>-0.00365905463695526</text:p>
          </table:table-cell>
          <table:table-cell office:value-type="float" office:value="-0.00948560796678066" calcext:value-type="float">
            <text:p>-0.00948560796678066</text:p>
          </table:table-cell>
          <table:table-cell office:value-type="float" office:value="-0.000263161666225642" calcext:value-type="float">
            <text:p>-0.000263161666225642</text:p>
          </table:table-cell>
          <table:table-cell office:value-type="float" office:value="0.00694609479978681" calcext:value-type="float">
            <text:p>0.00694609479978681</text:p>
          </table:table-cell>
          <table:table-cell office:value-type="float" office:value="-0.999975860118866" calcext:value-type="float">
            <text:p>-0.999975860118866</text:p>
          </table:table-cell>
          <table:table-cell office:value-type="float" office:value="0.00477976305410266" calcext:value-type="float">
            <text:p>0.00477976305410266</text:p>
          </table:table-cell>
          <table:table-cell office:value-type="float" office:value="0.000484935473650694" calcext:value-type="float">
            <text:p>0.000484935473650694</text:p>
          </table:table-cell>
          <table:table-cell office:value-type="float" office:value="-0.00476964237168431" calcext:value-type="float">
            <text:p>-0.004769642371684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1488" calcext:value-type="float">
            <text:p>1419950944.21488</text:p>
          </table:table-cell>
          <table:table-cell office:value-type="string" calcext:value-type="string">
            <text:p>Motion</text:p>
          </table:table-cell>
          <table:table-cell office:value-type="float" office:value="0.0109184868633747" calcext:value-type="float">
            <text:p>0.0109184868633747</text:p>
          </table:table-cell>
          <table:table-cell office:value-type="float" office:value="-0.000175399793079123" calcext:value-type="float">
            <text:p>-0.000175399793079123</text:p>
          </table:table-cell>
          <table:table-cell office:value-type="float" office:value="-0.00457578292116523" calcext:value-type="float">
            <text:p>-0.00457578292116523</text:p>
          </table:table-cell>
          <table:table-cell office:value-type="float" office:value="0.00025442309722739" calcext:value-type="float">
            <text:p>0.00025442309722739</text:p>
          </table:table-cell>
          <table:table-cell office:value-type="float" office:value="-0.00644781986464175" calcext:value-type="float">
            <text:p>-0.00644781986464175</text:p>
          </table:table-cell>
          <table:table-cell office:value-type="float" office:value="-0.0000892963246893935" calcext:value-type="float">
            <text:p>-8.92963246893935E-005</text:p>
          </table:table-cell>
          <table:table-cell office:value-type="float" office:value="0.0109184868633747" calcext:value-type="float">
            <text:p>0.0109184868633747</text:p>
          </table:table-cell>
          <table:table-cell office:value-type="float" office:value="-0.000175399793079123" calcext:value-type="float">
            <text:p>-0.000175399793079123</text:p>
          </table:table-cell>
          <table:table-cell office:value-type="float" office:value="-0.00457578292116523" calcext:value-type="float">
            <text:p>-0.00457578292116523</text:p>
          </table:table-cell>
          <table:table-cell office:value-type="float" office:value="0.000254417798714712" calcext:value-type="float">
            <text:p>0.000254417798714712</text:p>
          </table:table-cell>
          <table:table-cell office:value-type="float" office:value="0.00644777528941631" calcext:value-type="float">
            <text:p>0.00644777528941631</text:p>
          </table:table-cell>
          <table:table-cell office:value-type="float" office:value="-0.999979197978973" calcext:value-type="float">
            <text:p>-0.999979197978973</text:p>
          </table:table-cell>
          <table:table-cell office:value-type="float" office:value="0.00388071406632662" calcext:value-type="float">
            <text:p>0.00388071406632662</text:p>
          </table:table-cell>
          <table:table-cell office:value-type="float" office:value="-0.00325868837535381" calcext:value-type="float">
            <text:p>-0.00325868837535381</text:p>
          </table:table-cell>
          <table:table-cell office:value-type="float" office:value="-0.00533087830990553" calcext:value-type="float">
            <text:p>-0.005330878309905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2478" calcext:value-type="float">
            <text:p>1419950944.22478</text:p>
          </table:table-cell>
          <table:table-cell office:value-type="string" calcext:value-type="string">
            <text:p>Acceleration</text:p>
          </table:table-cell>
          <table:table-cell office:value-type="float" office:value="0.00103759765625" calcext:value-type="float">
            <text:p>0.00103759765625</text:p>
          </table:table-cell>
          <table:table-cell office:value-type="float" office:value="0.00457763671875" calcext:value-type="float">
            <text:p>0.00457763671875</text:p>
          </table:table-cell>
          <table:table-cell office:value-type="float" office:value="-1.00070190429688" calcext:value-type="float">
            <text:p>-1.00070190429688</text:p>
          </table:table-cell>
          <table:table-cell table:number-columns-repeated="16"/>
        </table:table-row>
        <table:table-row table:style-name="ro2">
          <table:table-cell office:value-type="float" office:value="1419950944.22507" calcext:value-type="float">
            <text:p>1419950944.22507</text:p>
          </table:table-cell>
          <table:table-cell office:value-type="string" calcext:value-type="string">
            <text:p>Acceleration</text:p>
          </table:table-cell>
          <table:table-cell office:value-type="float" office:value="-0.0018157958984375" calcext:value-type="float">
            <text:p>-0.001815795898437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-1.00115966796875" calcext:value-type="float">
            <text:p>-1.00115966796875</text:p>
          </table:table-cell>
          <table:table-cell table:number-columns-repeated="16"/>
        </table:table-row>
        <table:table-row table:style-name="ro2">
          <table:table-cell office:value-type="float" office:value="1419950944.2285" calcext:value-type="float">
            <text:p>1419950944.2285</text:p>
          </table:table-cell>
          <table:table-cell office:value-type="string" calcext:value-type="string">
            <text:p>Magnetic</text:p>
          </table:table-cell>
          <table:table-cell office:value-type="float" office:value="57.4083862304687" calcext:value-type="float">
            <text:p>57.4083862304687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4.2303" calcext:value-type="float">
            <text:p>1419950944.2303</text:p>
          </table:table-cell>
          <table:table-cell office:value-type="string" calcext:value-type="string">
            <text:p>Gyro</text:p>
          </table:table-cell>
          <table:table-cell office:value-type="float" office:value="-0.00613565683543356" calcext:value-type="float">
            <text:p>-0.00613565683543356</text:p>
          </table:table-cell>
          <table:table-cell office:value-type="float" office:value="-0.0228312800252493" calcext:value-type="float">
            <text:p>-0.0228312800252493</text:p>
          </table:table-cell>
          <table:table-cell office:value-type="float" office:value="0.0233854838480948" calcext:value-type="float">
            <text:p>0.0233854838480948</text:p>
          </table:table-cell>
          <table:table-cell table:number-columns-repeated="16"/>
        </table:table-row>
        <table:table-row table:style-name="ro2">
          <table:table-cell office:value-type="float" office:value="1419950944.23062" calcext:value-type="float">
            <text:p>1419950944.23062</text:p>
          </table:table-cell>
          <table:table-cell office:value-type="string" calcext:value-type="string">
            <text:p>Gyro</text:p>
          </table:table-cell>
          <table:table-cell office:value-type="float" office:value="0.00148417967550116" calcext:value-type="float">
            <text:p>0.00148417967550116</text:p>
          </table:table-cell>
          <table:table-cell office:value-type="float" office:value="-0.0263956548282114" calcext:value-type="float">
            <text:p>-0.0263956548282114</text:p>
          </table:table-cell>
          <table:table-cell office:value-type="float" office:value="0.0159249043703468" calcext:value-type="float">
            <text:p>0.0159249043703468</text:p>
          </table:table-cell>
          <table:table-cell table:number-columns-repeated="16"/>
        </table:table-row>
        <table:table-row table:style-name="ro2">
          <table:table-cell office:value-type="float" office:value="1419950944.23034" calcext:value-type="float">
            <text:p>1419950944.23034</text:p>
          </table:table-cell>
          <table:table-cell office:value-type="string" calcext:value-type="string">
            <text:p>Motion</text:p>
          </table:table-cell>
          <table:table-cell office:value-type="float" office:value="-0.000605747569352388" calcext:value-type="float">
            <text:p>-0.000605747569352388</text:p>
          </table:table-cell>
          <table:table-cell office:value-type="float" office:value="0.00484250765293837" calcext:value-type="float">
            <text:p>0.00484250765293837</text:p>
          </table:table-cell>
          <table:table-cell office:value-type="float" office:value="-0.00684422347694636" calcext:value-type="float">
            <text:p>-0.00684422347694636</text:p>
          </table:table-cell>
          <table:table-cell office:value-type="float" office:value="0.000422126436117211" calcext:value-type="float">
            <text:p>0.000422126436117211</text:p>
          </table:table-cell>
          <table:table-cell office:value-type="float" office:value="-0.00632974140996482" calcext:value-type="float">
            <text:p>-0.00632974140996482</text:p>
          </table:table-cell>
          <table:table-cell office:value-type="float" office:value="-0.000142658681583742" calcext:value-type="float">
            <text:p>-0.000142658681583742</text:p>
          </table:table-cell>
          <table:table-cell office:value-type="float" office:value="-0.000605747569352388" calcext:value-type="float">
            <text:p>-0.000605747569352388</text:p>
          </table:table-cell>
          <table:table-cell office:value-type="float" office:value="0.00484250765293837" calcext:value-type="float">
            <text:p>0.00484250765293837</text:p>
          </table:table-cell>
          <table:table-cell office:value-type="float" office:value="-0.00684422347694636" calcext:value-type="float">
            <text:p>-0.00684422347694636</text:p>
          </table:table-cell>
          <table:table-cell office:value-type="float" office:value="0.000422117969719693" calcext:value-type="float">
            <text:p>0.000422117969719693</text:p>
          </table:table-cell>
          <table:table-cell office:value-type="float" office:value="0.00632969895377755" calcext:value-type="float">
            <text:p>0.00632969895377755</text:p>
          </table:table-cell>
          <table:table-cell office:value-type="float" office:value="-0.999979853630066" calcext:value-type="float">
            <text:p>-0.999979853630066</text:p>
          </table:table-cell>
          <table:table-cell office:value-type="float" office:value="0.00151574821211398" calcext:value-type="float">
            <text:p>0.00151574821211398</text:p>
          </table:table-cell>
          <table:table-cell office:value-type="float" office:value="-0.000363512604963034" calcext:value-type="float">
            <text:p>-0.000363512604963034</text:p>
          </table:table-cell>
          <table:table-cell office:value-type="float" office:value="0.000971699424553662" calcext:value-type="float">
            <text:p>0.0009716994245536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4466" calcext:value-type="float">
            <text:p>1419950944.24466</text:p>
          </table:table-cell>
          <table:table-cell office:value-type="string" calcext:value-type="string">
            <text:p>Acceleration</text:p>
          </table:table-cell>
          <table:table-cell office:value-type="float" office:value="-0.00091552734375" calcext:value-type="float">
            <text:p>-0.00091552734375</text:p>
          </table:table-cell>
          <table:table-cell office:value-type="float" office:value="0.005615234375" calcext:value-type="float">
            <text:p>0.005615234375</text:p>
          </table:table-cell>
          <table:table-cell office:value-type="float" office:value="-1.00331115722656" calcext:value-type="float">
            <text:p>-1.00331115722656</text:p>
          </table:table-cell>
          <table:table-cell table:number-columns-repeated="16"/>
        </table:table-row>
        <table:table-row table:style-name="ro2">
          <table:table-cell office:value-type="float" office:value="1419950944.24451" calcext:value-type="float">
            <text:p>1419950944.24451</text:p>
          </table:table-cell>
          <table:table-cell office:value-type="string" calcext:value-type="string">
            <text:p>Acceleration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037384033203125" calcext:value-type="float">
            <text:p>0.0037384033203125</text:p>
          </table:table-cell>
          <table:table-cell office:value-type="float" office:value="-1.0059814453125" calcext:value-type="float">
            <text:p>-1.0059814453125</text:p>
          </table:table-cell>
          <table:table-cell table:number-columns-repeated="16"/>
        </table:table-row>
        <table:table-row table:style-name="ro2">
          <table:table-cell office:value-type="float" office:value="1419950944.24603" calcext:value-type="float">
            <text:p>1419950944.24603</text:p>
          </table:table-cell>
          <table:table-cell office:value-type="string" calcext:value-type="string">
            <text:p>Gyro</text:p>
          </table:table-cell>
          <table:table-cell office:value-type="float" office:value="0.00146234175456251" calcext:value-type="float">
            <text:p>0.00146234175456251</text:p>
          </table:table-cell>
          <table:table-cell office:value-type="float" office:value="-0.0298529705553522" calcext:value-type="float">
            <text:p>-0.0298529705553522</text:p>
          </table:table-cell>
          <table:table-cell office:value-type="float" office:value="0.0110361395572884" calcext:value-type="float">
            <text:p>0.0110361395572884</text:p>
          </table:table-cell>
          <table:table-cell table:number-columns-repeated="16"/>
        </table:table-row>
        <table:table-row table:style-name="ro2">
          <table:table-cell office:value-type="float" office:value="1419950944.24586" calcext:value-type="float">
            <text:p>1419950944.24586</text:p>
          </table:table-cell>
          <table:table-cell office:value-type="string" calcext:value-type="string">
            <text:p>Motion</text:p>
          </table:table-cell>
          <table:table-cell office:value-type="float" office:value="0.00458869989961386" calcext:value-type="float">
            <text:p>0.00458869989961386</text:p>
          </table:table-cell>
          <table:table-cell office:value-type="float" office:value="0.00449987780302763" calcext:value-type="float">
            <text:p>0.00449987780302763</text:p>
          </table:table-cell>
          <table:table-cell office:value-type="float" office:value="0.00530941877514124" calcext:value-type="float">
            <text:p>0.00530941877514124</text:p>
          </table:table-cell>
          <table:table-cell office:value-type="float" office:value="0.000535086310070001" calcext:value-type="float">
            <text:p>0.000535086310070001</text:p>
          </table:table-cell>
          <table:table-cell office:value-type="float" office:value="-0.00609526217518322" calcext:value-type="float">
            <text:p>-0.00609526217518322</text:p>
          </table:table-cell>
          <table:table-cell office:value-type="float" office:value="-0.000144766874012592" calcext:value-type="float">
            <text:p>-0.000144766874012592</text:p>
          </table:table-cell>
          <table:table-cell office:value-type="float" office:value="0.00458869989961386" calcext:value-type="float">
            <text:p>0.00458869989961386</text:p>
          </table:table-cell>
          <table:table-cell office:value-type="float" office:value="0.00449987780302763" calcext:value-type="float">
            <text:p>0.00449987780302763</text:p>
          </table:table-cell>
          <table:table-cell office:value-type="float" office:value="0.00530941877514124" calcext:value-type="float">
            <text:p>0.00530941877514124</text:p>
          </table:table-cell>
          <table:table-cell office:value-type="float" office:value="0.000535076367668808" calcext:value-type="float">
            <text:p>0.000535076367668808</text:p>
          </table:table-cell>
          <table:table-cell office:value-type="float" office:value="0.00609522452577949" calcext:value-type="float">
            <text:p>0.00609522452577949</text:p>
          </table:table-cell>
          <table:table-cell office:value-type="float" office:value="-0.99998128414154" calcext:value-type="float">
            <text:p>-0.99998128414154</text:p>
          </table:table-cell>
          <table:table-cell office:value-type="float" office:value="0.000502521288581193" calcext:value-type="float">
            <text:p>0.000502521288581193</text:p>
          </table:table-cell>
          <table:table-cell office:value-type="float" office:value="-0.00151758769061416" calcext:value-type="float">
            <text:p>-0.00151758769061416</text:p>
          </table:table-cell>
          <table:table-cell office:value-type="float" office:value="-0.000720623531378805" calcext:value-type="float">
            <text:p>-0.0007206235313788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4639" calcext:value-type="float">
            <text:p>1419950944.24639</text:p>
          </table:table-cell>
          <table:table-cell office:value-type="string" calcext:value-type="string">
            <text:p>Motion</text:p>
          </table:table-cell>
          <table:table-cell office:value-type="float" office:value="0.0122090857475996" calcext:value-type="float">
            <text:p>0.0122090857475996</text:p>
          </table:table-cell>
          <table:table-cell office:value-type="float" office:value="0.000934526557102799" calcext:value-type="float">
            <text:p>0.000934526557102799</text:p>
          </table:table-cell>
          <table:table-cell office:value-type="float" office:value="-0.00215112743899226" calcext:value-type="float">
            <text:p>-0.00215112743899226</text:p>
          </table:table-cell>
          <table:table-cell office:value-type="float" office:value="0.000360848916463866" calcext:value-type="float">
            <text:p>0.000360848916463866</text:p>
          </table:table-cell>
          <table:table-cell office:value-type="float" office:value="-0.00585242587428535" calcext:value-type="float">
            <text:p>-0.00585242587428535</text:p>
          </table:table-cell>
          <table:table-cell office:value-type="float" office:value="-0.000162232262813891" calcext:value-type="float">
            <text:p>-0.000162232262813891</text:p>
          </table:table-cell>
          <table:table-cell office:value-type="float" office:value="0.0122090857475996" calcext:value-type="float">
            <text:p>0.0122090857475996</text:p>
          </table:table-cell>
          <table:table-cell office:value-type="float" office:value="0.000934526557102799" calcext:value-type="float">
            <text:p>0.000934526557102799</text:p>
          </table:table-cell>
          <table:table-cell office:value-type="float" office:value="-0.00215112743899226" calcext:value-type="float">
            <text:p>-0.00215112743899226</text:p>
          </table:table-cell>
          <table:table-cell office:value-type="float" office:value="0.000360842735972255" calcext:value-type="float">
            <text:p>0.000360842735972255</text:p>
          </table:table-cell>
          <table:table-cell office:value-type="float" office:value="0.00585239240899682" calcext:value-type="float">
            <text:p>0.00585239240899682</text:p>
          </table:table-cell>
          <table:table-cell office:value-type="float" office:value="-0.999982833862305" calcext:value-type="float">
            <text:p>-0.999982833862305</text:p>
          </table:table-cell>
          <table:table-cell office:value-type="float" office:value="-0.00217663869261742" calcext:value-type="float">
            <text:p>-0.00217663869261742</text:p>
          </table:table-cell>
          <table:table-cell office:value-type="float" office:value="-0.00121372053399682" calcext:value-type="float">
            <text:p>-0.00121372053399682</text:p>
          </table:table-cell>
          <table:table-cell office:value-type="float" office:value="-0.00117685843724757" calcext:value-type="float">
            <text:p>-0.001176858437247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5444" calcext:value-type="float">
            <text:p>1419950944.25444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6.754653930664" calcext:value-type="float">
            <text:p>226.754653930664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4.26212" calcext:value-type="float">
            <text:p>1419950944.26212</text:p>
          </table:table-cell>
          <table:table-cell office:value-type="string" calcext:value-type="string">
            <text:p>Gyro</text:p>
          </table:table-cell>
          <table:table-cell office:value-type="float" office:value="-0.00242400922419012" calcext:value-type="float">
            <text:p>-0.00242400922419012</text:p>
          </table:table-cell>
          <table:table-cell office:value-type="float" office:value="-0.0261027071083026" calcext:value-type="float">
            <text:p>-0.0261027071083026</text:p>
          </table:table-cell>
          <table:table-cell office:value-type="float" office:value="0.00497478491626802" calcext:value-type="float">
            <text:p>0.00497478491626802</text:p>
          </table:table-cell>
          <table:table-cell table:number-columns-repeated="16"/>
        </table:table-row>
        <table:table-row table:style-name="ro2">
          <table:table-cell office:value-type="float" office:value="1419950944.26273" calcext:value-type="float">
            <text:p>1419950944.26273</text:p>
          </table:table-cell>
          <table:table-cell office:value-type="string" calcext:value-type="string">
            <text:p>Gyro</text:p>
          </table:table-cell>
          <table:table-cell office:value-type="float" office:value="0.000199204449537927" calcext:value-type="float">
            <text:p>0.000199204449537927</text:p>
          </table:table-cell>
          <table:table-cell office:value-type="float" office:value="-0.0286907670556417" calcext:value-type="float">
            <text:p>-0.0286907670556417</text:p>
          </table:table-cell>
          <table:table-cell office:value-type="float" office:value="0.0135022267267017" calcext:value-type="float">
            <text:p>0.0135022267267017</text:p>
          </table:table-cell>
          <table:table-cell table:number-columns-repeated="16"/>
        </table:table-row>
        <table:table-row table:style-name="ro2">
          <table:table-cell office:value-type="float" office:value="1419950944.26372" calcext:value-type="float">
            <text:p>1419950944.26372</text:p>
          </table:table-cell>
          <table:table-cell office:value-type="string" calcext:value-type="string">
            <text:p>Acceleration</text:p>
          </table:table-cell>
          <table:table-cell office:value-type="float" office:value="0.0045623779296875" calcext:value-type="float">
            <text:p>0.0045623779296875</text:p>
          </table:table-cell>
          <table:table-cell office:value-type="float" office:value="0.0055084228515625" calcext:value-type="float">
            <text:p>0.0055084228515625</text:p>
          </table:table-cell>
          <table:table-cell office:value-type="float" office:value="-1.00166320800781" calcext:value-type="float">
            <text:p>-1.00166320800781</text:p>
          </table:table-cell>
          <table:table-cell table:number-columns-repeated="16"/>
        </table:table-row>
        <table:table-row table:style-name="ro2">
          <table:table-cell office:value-type="float" office:value="1419950944.26235" calcext:value-type="float">
            <text:p>1419950944.26235</text:p>
          </table:table-cell>
          <table:table-cell office:value-type="string" calcext:value-type="string">
            <text:p>Motion</text:p>
          </table:table-cell>
          <table:table-cell office:value-type="float" office:value="0.0121882623061538" calcext:value-type="float">
            <text:p>0.0121882623061538</text:p>
          </table:table-cell>
          <table:table-cell office:value-type="float" office:value="-0.00252367998473346" calcext:value-type="float">
            <text:p>-0.00252367998473346</text:p>
          </table:table-cell>
          <table:table-cell office:value-type="float" office:value="-0.00703983847051859" calcext:value-type="float">
            <text:p>-0.00703983847051859</text:p>
          </table:table-cell>
          <table:table-cell office:value-type="float" office:value="0.000252933112849296" calcext:value-type="float">
            <text:p>0.000252933112849296</text:p>
          </table:table-cell>
          <table:table-cell office:value-type="float" office:value="-0.00554435177054828" calcext:value-type="float">
            <text:p>-0.00554435177054828</text:p>
          </table:table-cell>
          <table:table-cell office:value-type="float" office:value="-0.000231556110867072" calcext:value-type="float">
            <text:p>-0.000231556110867072</text:p>
          </table:table-cell>
          <table:table-cell office:value-type="float" office:value="0.0121882623061538" calcext:value-type="float">
            <text:p>0.0121882623061538</text:p>
          </table:table-cell>
          <table:table-cell office:value-type="float" office:value="-0.00252367998473346" calcext:value-type="float">
            <text:p>-0.00252367998473346</text:p>
          </table:table-cell>
          <table:table-cell office:value-type="float" office:value="-0.00703983847051859" calcext:value-type="float">
            <text:p>-0.00703983847051859</text:p>
          </table:table-cell>
          <table:table-cell office:value-type="float" office:value="0.000252929225098342" calcext:value-type="float">
            <text:p>0.000252929225098342</text:p>
          </table:table-cell>
          <table:table-cell office:value-type="float" office:value="0.00554432347416878" calcext:value-type="float">
            <text:p>0.00554432347416878</text:p>
          </table:table-cell>
          <table:table-cell office:value-type="float" office:value="-0.999984622001648" calcext:value-type="float">
            <text:p>-0.999984622001648</text:p>
          </table:table-cell>
          <table:table-cell office:value-type="float" office:value="-0.00116845651064068" calcext:value-type="float">
            <text:p>-0.00116845651064068</text:p>
          </table:table-cell>
          <table:table-cell office:value-type="float" office:value="0.0000709110099705867" calcext:value-type="float">
            <text:p>7.09110099705867E-005</text:p>
          </table:table-cell>
          <table:table-cell office:value-type="float" office:value="-0.00332655920647085" calcext:value-type="float">
            <text:p>-0.003326559206470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6404" calcext:value-type="float">
            <text:p>1419950944.26404</text:p>
          </table:table-cell>
          <table:table-cell office:value-type="string" calcext:value-type="string">
            <text:p>Acceleration</text:p>
          </table:table-cell>
          <table:table-cell office:value-type="float" office:value="0.004547119140625" calcext:value-type="float">
            <text:p>0.004547119140625</text:p>
          </table:table-cell>
          <table:table-cell office:value-type="float" office:value="0.0070953369140625" calcext:value-type="float">
            <text:p>0.0070953369140625</text:p>
          </table:table-cell>
          <table:table-cell office:value-type="float" office:value="-0.99755859375" calcext:value-type="float">
            <text:p>-0.99755859375</text:p>
          </table:table-cell>
          <table:table-cell table:number-columns-repeated="16"/>
        </table:table-row>
        <table:table-row table:style-name="ro2">
          <table:table-cell office:value-type="float" office:value="1419950944.27832" calcext:value-type="float">
            <text:p>1419950944.27832</text:p>
          </table:table-cell>
          <table:table-cell office:value-type="string" calcext:value-type="string">
            <text:p>Gyro</text:p>
          </table:table-cell>
          <table:table-cell office:value-type="float" office:value="0.00146713544452465" calcext:value-type="float">
            <text:p>0.00146713544452465</text:p>
          </table:table-cell>
          <table:table-cell office:value-type="float" office:value="-0.0216578912489604" calcext:value-type="float">
            <text:p>-0.0216578912489604</text:p>
          </table:table-cell>
          <table:table-cell office:value-type="float" office:value="0.0159177138354036" calcext:value-type="float">
            <text:p>0.0159177138354036</text:p>
          </table:table-cell>
          <table:table-cell table:number-columns-repeated="16"/>
        </table:table-row>
        <table:table-row table:style-name="ro2">
          <table:table-cell office:value-type="float" office:value="1419950944.27815" calcext:value-type="float">
            <text:p>1419950944.27815</text:p>
          </table:table-cell>
          <table:table-cell office:value-type="string" calcext:value-type="string">
            <text:p>Motion</text:p>
          </table:table-cell>
          <table:table-cell office:value-type="float" office:value="0.00830188114196062" calcext:value-type="float">
            <text:p>0.00830188114196062</text:p>
          </table:table-cell>
          <table:table-cell office:value-type="float" office:value="0.00122915732208639" calcext:value-type="float">
            <text:p>0.00122915732208639</text:p>
          </table:table-cell>
          <table:table-cell office:value-type="float" office:value="-0.013101140037179" calcext:value-type="float">
            <text:p>-0.013101140037179</text:p>
          </table:table-cell>
          <table:table-cell office:value-type="float" office:value="0.000544359842575075" calcext:value-type="float">
            <text:p>0.000544359842575075</text:p>
          </table:table-cell>
          <table:table-cell office:value-type="float" office:value="-0.00544308954424876" calcext:value-type="float">
            <text:p>-0.00544308954424876</text:p>
          </table:table-cell>
          <table:table-cell office:value-type="float" office:value="-0.000350106601317179" calcext:value-type="float">
            <text:p>-0.000350106601317179</text:p>
          </table:table-cell>
          <table:table-cell office:value-type="float" office:value="0.00830188114196062" calcext:value-type="float">
            <text:p>0.00830188114196062</text:p>
          </table:table-cell>
          <table:table-cell office:value-type="float" office:value="0.00122915732208639" calcext:value-type="float">
            <text:p>0.00122915732208639</text:p>
          </table:table-cell>
          <table:table-cell office:value-type="float" office:value="-0.013101140037179" calcext:value-type="float">
            <text:p>-0.013101140037179</text:p>
          </table:table-cell>
          <table:table-cell office:value-type="float" office:value="0.000544351758435369" calcext:value-type="float">
            <text:p>0.000544351758435369</text:p>
          </table:table-cell>
          <table:table-cell office:value-type="float" office:value="0.00544306263327599" calcext:value-type="float">
            <text:p>0.00544306263327599</text:p>
          </table:table-cell>
          <table:table-cell office:value-type="float" office:value="-0.999985039234161" calcext:value-type="float">
            <text:p>-0.999985039234161</text:p>
          </table:table-cell>
          <table:table-cell office:value-type="float" office:value="0.00401802640408278" calcext:value-type="float">
            <text:p>0.00401802640408278</text:p>
          </table:table-cell>
          <table:table-cell office:value-type="float" office:value="0.0000653601819067262" calcext:value-type="float">
            <text:p>6.53601819067262E-005</text:p>
          </table:table-cell>
          <table:table-cell office:value-type="float" office:value="-0.0016781697049737" calcext:value-type="float">
            <text:p>-0.00167816970497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7869" calcext:value-type="float">
            <text:p>1419950944.27869</text:p>
          </table:table-cell>
          <table:table-cell office:value-type="string" calcext:value-type="string">
            <text:p>Motion</text:p>
          </table:table-cell>
          <table:table-cell office:value-type="float" office:value="0.0109238531440496" calcext:value-type="float">
            <text:p>0.0109238531440496</text:p>
          </table:table-cell>
          <table:table-cell office:value-type="float" office:value="-0.00135616061743349" calcext:value-type="float">
            <text:p>-0.00135616061743349</text:p>
          </table:table-cell>
          <table:table-cell office:value-type="float" office:value="-0.0045736450701952" calcext:value-type="float">
            <text:p>-0.0045736450701952</text:p>
          </table:table-cell>
          <table:table-cell office:value-type="float" office:value="0.00081420650118642" calcext:value-type="float">
            <text:p>0.00081420650118642</text:p>
          </table:table-cell>
          <table:table-cell office:value-type="float" office:value="-0.00542640233873437" calcext:value-type="float">
            <text:p>-0.00542640233873437</text:p>
          </table:table-cell>
          <table:table-cell office:value-type="float" office:value="-0.000391229578474048" calcext:value-type="float">
            <text:p>-0.000391229578474048</text:p>
          </table:table-cell>
          <table:table-cell office:value-type="float" office:value="0.0109238531440496" calcext:value-type="float">
            <text:p>0.0109238531440496</text:p>
          </table:table-cell>
          <table:table-cell office:value-type="float" office:value="-0.00135616061743349" calcext:value-type="float">
            <text:p>-0.00135616061743349</text:p>
          </table:table-cell>
          <table:table-cell office:value-type="float" office:value="-0.0045736450701952" calcext:value-type="float">
            <text:p>-0.0045736450701952</text:p>
          </table:table-cell>
          <table:table-cell office:value-type="float" office:value="0.000814194441772997" calcext:value-type="float">
            <text:p>0.000814194441772997</text:p>
          </table:table-cell>
          <table:table-cell office:value-type="float" office:value="0.00542637566104531" calcext:value-type="float">
            <text:p>0.00542637566104531</text:p>
          </table:table-cell>
          <table:table-cell office:value-type="float" office:value="-0.999984920024872" calcext:value-type="float">
            <text:p>-0.999984920024872</text:p>
          </table:table-cell>
          <table:table-cell office:value-type="float" office:value="0.00373292481526732" calcext:value-type="float">
            <text:p>0.00373292481526732</text:p>
          </table:table-cell>
          <table:table-cell office:value-type="float" office:value="0.00166896125301719" calcext:value-type="float">
            <text:p>0.00166896125301719</text:p>
          </table:table-cell>
          <table:table-cell office:value-type="float" office:value="0.00242635188624263" calcext:value-type="float">
            <text:p>0.002426351886242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28049" calcext:value-type="float">
            <text:p>1419950944.28049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9.125503540039" calcext:value-type="float">
            <text:p>229.125503540039</text:p>
          </table:table-cell>
          <table:table-cell office:value-type="float" office:value="144.076171875" calcext:value-type="float">
            <text:p>144.076171875</text:p>
          </table:table-cell>
          <table:table-cell table:number-columns-repeated="16"/>
        </table:table-row>
        <table:table-row table:style-name="ro2">
          <table:table-cell office:value-type="float" office:value="1419950944.28352" calcext:value-type="float">
            <text:p>1419950944.28352</text:p>
          </table:table-cell>
          <table:table-cell office:value-type="string" calcext:value-type="string">
            <text:p>Acceleration</text:p>
          </table:table-cell>
          <table:table-cell office:value-type="float" office:value="0.0011749267578125" calcext:value-type="float">
            <text:p>0.0011749267578125</text:p>
          </table:table-cell>
          <table:table-cell office:value-type="float" office:value="0.0079193115234375" calcext:value-type="float">
            <text:p>0.0079193115234375</text:p>
          </table:table-cell>
          <table:table-cell office:value-type="float" office:value="-1.00184631347656" calcext:value-type="float">
            <text:p>-1.00184631347656</text:p>
          </table:table-cell>
          <table:table-cell table:number-columns-repeated="16"/>
        </table:table-row>
        <table:table-row table:style-name="ro2">
          <table:table-cell office:value-type="float" office:value="1419950944.28336" calcext:value-type="float">
            <text:p>1419950944.28336</text:p>
          </table:table-cell>
          <table:table-cell office:value-type="string" calcext:value-type="string">
            <text:p>Acceleration</text:p>
          </table:table-cell>
          <table:table-cell office:value-type="float" office:value="0.00360107421875" calcext:value-type="float">
            <text:p>0.00360107421875</text:p>
          </table:table-cell>
          <table:table-cell office:value-type="float" office:value="0.006011962890625" calcext:value-type="float">
            <text:p>0.006011962890625</text:p>
          </table:table-cell>
          <table:table-cell office:value-type="float" office:value="-1.00309753417969" calcext:value-type="float">
            <text:p>-1.00309753417969</text:p>
          </table:table-cell>
          <table:table-cell table:number-columns-repeated="16"/>
        </table:table-row>
        <table:table-row table:style-name="ro2">
          <table:table-cell office:value-type="float" office:value="1419950944.29426" calcext:value-type="float">
            <text:p>1419950944.29426</text:p>
          </table:table-cell>
          <table:table-cell office:value-type="string" calcext:value-type="string">
            <text:p>Gyro</text:p>
          </table:table-cell>
          <table:table-cell office:value-type="float" office:value="-0.00235023966199493" calcext:value-type="float">
            <text:p>-0.00235023966199493</text:p>
          </table:table-cell>
          <table:table-cell office:value-type="float" office:value="-0.0321688554392851" calcext:value-type="float">
            <text:p>-0.0321688554392851</text:p>
          </table:table-cell>
          <table:table-cell office:value-type="float" office:value="0.0123253758409957" calcext:value-type="float">
            <text:p>0.0123253758409957</text:p>
          </table:table-cell>
          <table:table-cell table:number-columns-repeated="16"/>
        </table:table-row>
        <table:table-row table:style-name="ro2">
          <table:table-cell office:value-type="float" office:value="1419950944.29457" calcext:value-type="float">
            <text:p>1419950944.29457</text:p>
          </table:table-cell>
          <table:table-cell office:value-type="string" calcext:value-type="string">
            <text:p>Gyro</text:p>
          </table:table-cell>
          <table:table-cell office:value-type="float" office:value="-0.0100923152669643" calcext:value-type="float">
            <text:p>-0.0100923152669643</text:p>
          </table:table-cell>
          <table:table-cell office:value-type="float" office:value="-0.0212341823195288" calcext:value-type="float">
            <text:p>-0.0212341823195288</text:p>
          </table:table-cell>
          <table:table-cell office:value-type="float" office:value="0.0063151538929049" calcext:value-type="float">
            <text:p>0.0063151538929049</text:p>
          </table:table-cell>
          <table:table-cell table:number-columns-repeated="16"/>
        </table:table-row>
        <table:table-row table:style-name="ro2">
          <table:table-cell office:value-type="float" office:value="1419950944.29438" calcext:value-type="float">
            <text:p>1419950944.29438</text:p>
          </table:table-cell>
          <table:table-cell office:value-type="string" calcext:value-type="string">
            <text:p>Motion</text:p>
          </table:table-cell>
          <table:table-cell office:value-type="float" office:value="0.0121912797912955" calcext:value-type="float">
            <text:p>0.0121912797912955</text:p>
          </table:table-cell>
          <table:table-cell office:value-type="float" office:value="0.00567882508039475" calcext:value-type="float">
            <text:p>0.00567882508039475</text:p>
          </table:table-cell>
          <table:table-cell office:value-type="float" office:value="-0.00215810816735029" calcext:value-type="float">
            <text:p>-0.00215810816735029</text:p>
          </table:table-cell>
          <table:table-cell office:value-type="float" office:value="0.00103738981709993" calcext:value-type="float">
            <text:p>0.00103738981709993</text:p>
          </table:table-cell>
          <table:table-cell office:value-type="float" office:value="-0.0053545026981781" calcext:value-type="float">
            <text:p>-0.0053545026981781</text:p>
          </table:table-cell>
          <table:table-cell office:value-type="float" office:value="-0.00041957548926201" calcext:value-type="float">
            <text:p>-0.00041957548926201</text:p>
          </table:table-cell>
          <table:table-cell office:value-type="float" office:value="0.0121912797912955" calcext:value-type="float">
            <text:p>0.0121912797912955</text:p>
          </table:table-cell>
          <table:table-cell office:value-type="float" office:value="0.00567882508039475" calcext:value-type="float">
            <text:p>0.00567882508039475</text:p>
          </table:table-cell>
          <table:table-cell office:value-type="float" office:value="-0.00215810816735029" calcext:value-type="float">
            <text:p>-0.00215810816735029</text:p>
          </table:table-cell>
          <table:table-cell office:value-type="float" office:value="0.0010373747209087" calcext:value-type="float">
            <text:p>0.0010373747209087</text:p>
          </table:table-cell>
          <table:table-cell office:value-type="float" office:value="0.00535447709262371" calcext:value-type="float">
            <text:p>0.00535447709262371</text:p>
          </table:table-cell>
          <table:table-cell office:value-type="float" office:value="-0.999985098838806" calcext:value-type="float">
            <text:p>-0.999985098838806</text:p>
          </table:table-cell>
          <table:table-cell office:value-type="float" office:value="0.00256369938142598" calcext:value-type="float">
            <text:p>0.00256369938142598</text:p>
          </table:table-cell>
          <table:table-cell office:value-type="float" office:value="0.000657485798001289" calcext:value-type="float">
            <text:p>0.000657485798001289</text:p>
          </table:table-cell>
          <table:table-cell office:value-type="float" office:value="-0.00311240763403475" calcext:value-type="float">
            <text:p>-0.003112407634034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0287" calcext:value-type="float">
            <text:p>1419950944.30287</text:p>
          </table:table-cell>
          <table:table-cell office:value-type="string" calcext:value-type="string">
            <text:p>Acceleration</text:p>
          </table:table-cell>
          <table:table-cell office:value-type="float" office:value="0.0059661865234375" calcext:value-type="float">
            <text:p>0.0059661865234375</text:p>
          </table:table-cell>
          <table:table-cell office:value-type="float" office:value="0.0064697265625" calcext:value-type="float">
            <text:p>0.0064697265625</text:p>
          </table:table-cell>
          <table:table-cell office:value-type="float" office:value="-1.00405883789063" calcext:value-type="float">
            <text:p>-1.00405883789063</text:p>
          </table:table-cell>
          <table:table-cell table:number-columns-repeated="16"/>
        </table:table-row>
        <table:table-row table:style-name="ro2">
          <table:table-cell office:value-type="float" office:value="1419950944.30303" calcext:value-type="float">
            <text:p>1419950944.30303</text:p>
          </table:table-cell>
          <table:table-cell office:value-type="string" calcext:value-type="string">
            <text:p>Acceleration</text:p>
          </table:table-cell>
          <table:table-cell office:value-type="float" office:value="0.00286865234375" calcext:value-type="float">
            <text:p>0.00286865234375</text:p>
          </table:table-cell>
          <table:table-cell office:value-type="float" office:value="0.0064697265625" calcext:value-type="float">
            <text:p>0.0064697265625</text:p>
          </table:table-cell>
          <table:table-cell office:value-type="float" office:value="-1.00164794921875" calcext:value-type="float">
            <text:p>-1.00164794921875</text:p>
          </table:table-cell>
          <table:table-cell table:number-columns-repeated="16"/>
        </table:table-row>
        <table:table-row table:style-name="ro2">
          <table:table-cell office:value-type="float" office:value="1419950944.30658" calcext:value-type="float">
            <text:p>1419950944.30658</text:p>
          </table:table-cell>
          <table:table-cell office:value-type="string" calcext:value-type="string">
            <text:p>Magnetic</text:p>
          </table:table-cell>
          <table:table-cell office:value-type="float" office:value="56.3923034667969" calcext:value-type="float">
            <text:p>56.3923034667969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4.31021" calcext:value-type="float">
            <text:p>1419950944.31021</text:p>
          </table:table-cell>
          <table:table-cell office:value-type="string" calcext:value-type="string">
            <text:p>Gyro</text:p>
          </table:table-cell>
          <table:table-cell office:value-type="float" office:value="0.000207992881135188" calcext:value-type="float">
            <text:p>0.000207992881135188</text:p>
          </table:table-cell>
          <table:table-cell office:value-type="float" office:value="-0.0287147355054524" calcext:value-type="float">
            <text:p>-0.0287147355054524</text:p>
          </table:table-cell>
          <table:table-cell office:value-type="float" office:value="0.0147259492475932" calcext:value-type="float">
            <text:p>0.0147259492475932</text:p>
          </table:table-cell>
          <table:table-cell table:number-columns-repeated="16"/>
        </table:table-row>
        <table:table-row table:style-name="ro2">
          <table:table-cell office:value-type="float" office:value="1419950944.30999" calcext:value-type="float">
            <text:p>1419950944.30999</text:p>
          </table:table-cell>
          <table:table-cell office:value-type="string" calcext:value-type="string">
            <text:p>Motion</text:p>
          </table:table-cell>
          <table:table-cell office:value-type="float" office:value="0.00837162137031555" calcext:value-type="float">
            <text:p>0.00837162137031555</text:p>
          </table:table-cell>
          <table:table-cell office:value-type="float" office:value="-0.00483206007629633" calcext:value-type="float">
            <text:p>-0.00483206007629633</text:p>
          </table:table-cell>
          <table:table-cell office:value-type="float" office:value="-0.00575040886178613" calcext:value-type="float">
            <text:p>-0.00575040886178613</text:p>
          </table:table-cell>
          <table:table-cell office:value-type="float" office:value="0.00100129939632977" calcext:value-type="float">
            <text:p>0.00100129939632977</text:p>
          </table:table-cell>
          <table:table-cell office:value-type="float" office:value="-0.00542257029674026" calcext:value-type="float">
            <text:p>-0.00542257029674026</text:p>
          </table:table-cell>
          <table:table-cell office:value-type="float" office:value="-0.000500287305902868" calcext:value-type="float">
            <text:p>-0.000500287305902868</text:p>
          </table:table-cell>
          <table:table-cell office:value-type="float" office:value="0.00837162137031555" calcext:value-type="float">
            <text:p>0.00837162137031555</text:p>
          </table:table-cell>
          <table:table-cell office:value-type="float" office:value="-0.00483206007629633" calcext:value-type="float">
            <text:p>-0.00483206007629633</text:p>
          </table:table-cell>
          <table:table-cell office:value-type="float" office:value="-0.00575040886178613" calcext:value-type="float">
            <text:p>-0.00575040886178613</text:p>
          </table:table-cell>
          <table:table-cell office:value-type="float" office:value="0.00100128445774317" calcext:value-type="float">
            <text:p>0.00100128445774317</text:p>
          </table:table-cell>
          <table:table-cell office:value-type="float" office:value="0.00542254373431206" calcext:value-type="float">
            <text:p>0.00542254373431206</text:p>
          </table:table-cell>
          <table:table-cell office:value-type="float" office:value="-0.999984800815582" calcext:value-type="float">
            <text:p>-0.999984800815582</text:p>
          </table:table-cell>
          <table:table-cell office:value-type="float" office:value="0.000173642256413586" calcext:value-type="float">
            <text:p>0.000173642256413586</text:p>
          </table:table-cell>
          <table:table-cell office:value-type="float" office:value="0.00249676778912544" calcext:value-type="float">
            <text:p>0.00249676778912544</text:p>
          </table:table-cell>
          <table:table-cell office:value-type="float" office:value="-0.00186151685193181" calcext:value-type="float">
            <text:p>-0.001861516851931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1052" calcext:value-type="float">
            <text:p>1419950944.31052</text:p>
          </table:table-cell>
          <table:table-cell office:value-type="string" calcext:value-type="string">
            <text:p>Motion</text:p>
          </table:table-cell>
          <table:table-cell office:value-type="float" office:value="0.000628497393336147" calcext:value-type="float">
            <text:p>0.000628497393336147</text:p>
          </table:table-cell>
          <table:table-cell office:value-type="float" office:value="0.00610726419836283" calcext:value-type="float">
            <text:p>0.00610726419836283</text:p>
          </table:table-cell>
          <table:table-cell office:value-type="float" office:value="-0.0117605654522777" calcext:value-type="float">
            <text:p>-0.0117605654522777</text:p>
          </table:table-cell>
          <table:table-cell office:value-type="float" office:value="0.00132272772751098" calcext:value-type="float">
            <text:p>0.00132272772751098</text:p>
          </table:table-cell>
          <table:table-cell office:value-type="float" office:value="-0.00542708625053141" calcext:value-type="float">
            <text:p>-0.00542708625053141</text:p>
          </table:table-cell>
          <table:table-cell office:value-type="float" office:value="-0.00057274190685955" calcext:value-type="float">
            <text:p>-0.00057274190685955</text:p>
          </table:table-cell>
          <table:table-cell office:value-type="float" office:value="0.000628497393336147" calcext:value-type="float">
            <text:p>0.000628497393336147</text:p>
          </table:table-cell>
          <table:table-cell office:value-type="float" office:value="0.00610726419836283" calcext:value-type="float">
            <text:p>0.00610726419836283</text:p>
          </table:table-cell>
          <table:table-cell office:value-type="float" office:value="-0.0117605654522777" calcext:value-type="float">
            <text:p>-0.0117605654522777</text:p>
          </table:table-cell>
          <table:table-cell office:value-type="float" office:value="0.00132270785979927" calcext:value-type="float">
            <text:p>0.00132270785979927</text:p>
          </table:table-cell>
          <table:table-cell office:value-type="float" office:value="0.00542705971747637" calcext:value-type="float">
            <text:p>0.00542705971747637</text:p>
          </table:table-cell>
          <table:table-cell office:value-type="float" office:value="-0.999984383583069" calcext:value-type="float">
            <text:p>-0.999984383583069</text:p>
          </table:table-cell>
          <table:table-cell office:value-type="float" office:value="0.00464347843080759" calcext:value-type="float">
            <text:p>0.00464347843080759</text:p>
          </table:table-cell>
          <table:table-cell office:value-type="float" office:value="0.00104266696143895" calcext:value-type="float">
            <text:p>0.00104266696143895</text:p>
          </table:table-cell>
          <table:table-cell office:value-type="float" office:value="-0.00407443940639496" calcext:value-type="float">
            <text:p>-0.004074439406394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2239" calcext:value-type="float">
            <text:p>1419950944.32239</text:p>
          </table:table-cell>
          <table:table-cell office:value-type="string" calcext:value-type="string">
            <text:p>Acceleration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0.004486083984375" calcext:value-type="float">
            <text:p>0.004486083984375</text:p>
          </table:table-cell>
          <table:table-cell office:value-type="float" office:value="-0.997604370117188" calcext:value-type="float">
            <text:p>-0.997604370117188</text:p>
          </table:table-cell>
          <table:table-cell table:number-columns-repeated="16"/>
        </table:table-row>
        <table:table-row table:style-name="ro2">
          <table:table-cell office:value-type="float" office:value="1419950944.32256" calcext:value-type="float">
            <text:p>1419950944.32256</text:p>
          </table:table-cell>
          <table:table-cell office:value-type="string" calcext:value-type="string">
            <text:p>Acceleration</text:p>
          </table:table-cell>
          <table:table-cell office:value-type="float" office:value="0.000335693359375" calcext:value-type="float">
            <text:p>0.000335693359375</text:p>
          </table:table-cell>
          <table:table-cell office:value-type="float" office:value="0.0041351318359375" calcext:value-type="float">
            <text:p>0.0041351318359375</text:p>
          </table:table-cell>
          <table:table-cell office:value-type="float" office:value="-1.00119018554688" calcext:value-type="float">
            <text:p>-1.00119018554688</text:p>
          </table:table-cell>
          <table:table-cell table:number-columns-repeated="16"/>
        </table:table-row>
        <table:table-row table:style-name="ro2">
          <table:table-cell office:value-type="float" office:value="1419950944.32599" calcext:value-type="float">
            <text:p>1419950944.32599</text:p>
          </table:table-cell>
          <table:table-cell office:value-type="string" calcext:value-type="string">
            <text:p>Gyro</text:p>
          </table:table-cell>
          <table:table-cell office:value-type="float" office:value="-0.00239338287165421" calcext:value-type="float">
            <text:p>-0.00239338287165421</text:p>
          </table:table-cell>
          <table:table-cell office:value-type="float" office:value="-0.0226690935148635" calcext:value-type="float">
            <text:p>-0.0226690935148635</text:p>
          </table:table-cell>
          <table:table-cell office:value-type="float" office:value="0.0110872722502179" calcext:value-type="float">
            <text:p>0.0110872722502179</text:p>
          </table:table-cell>
          <table:table-cell table:number-columns-repeated="16"/>
        </table:table-row>
        <table:table-row table:style-name="ro2">
          <table:table-cell office:value-type="float" office:value="1419950944.32652" calcext:value-type="float">
            <text:p>1419950944.32652</text:p>
          </table:table-cell>
          <table:table-cell office:value-type="string" calcext:value-type="string">
            <text:p>Gyro</text:p>
          </table:table-cell>
          <table:table-cell office:value-type="float" office:value="-0.00742542575135893" calcext:value-type="float">
            <text:p>-0.00742542575135893</text:p>
          </table:table-cell>
          <table:table-cell office:value-type="float" office:value="-0.0215974374922156" calcext:value-type="float">
            <text:p>-0.0215974374922156</text:p>
          </table:table-cell>
          <table:table-cell office:value-type="float" office:value="0.022180669770943" calcext:value-type="float">
            <text:p>0.022180669770943</text:p>
          </table:table-cell>
          <table:table-cell table:number-columns-repeated="16"/>
        </table:table-row>
        <table:table-row table:style-name="ro2">
          <table:table-cell office:value-type="float" office:value="1419950944.32622" calcext:value-type="float">
            <text:p>1419950944.32622</text:p>
          </table:table-cell>
          <table:table-cell office:value-type="string" calcext:value-type="string">
            <text:p>Motion</text:p>
          </table:table-cell>
          <table:table-cell office:value-type="float" office:value="0.0109277907758951" calcext:value-type="float">
            <text:p>0.0109277907758951</text:p>
          </table:table-cell>
          <table:table-cell office:value-type="float" office:value="-0.0013718178961426" calcext:value-type="float">
            <text:p>-0.0013718178961426</text:p>
          </table:table-cell>
          <table:table-cell office:value-type="float" office:value="-0.00334974378347397" calcext:value-type="float">
            <text:p>-0.00334974378347397</text:p>
          </table:table-cell>
          <table:table-cell office:value-type="float" office:value="0.00141988093387228" calcext:value-type="float">
            <text:p>0.00141988093387228</text:p>
          </table:table-cell>
          <table:table-cell office:value-type="float" office:value="-0.00535804401817809" calcext:value-type="float">
            <text:p>-0.00535804401817809</text:p>
          </table:table-cell>
          <table:table-cell office:value-type="float" office:value="-0.000601790294064716" calcext:value-type="float">
            <text:p>-0.000601790294064716</text:p>
          </table:table-cell>
          <table:table-cell office:value-type="float" office:value="0.0109277907758951" calcext:value-type="float">
            <text:p>0.0109277907758951</text:p>
          </table:table-cell>
          <table:table-cell office:value-type="float" office:value="-0.0013718178961426" calcext:value-type="float">
            <text:p>-0.0013718178961426</text:p>
          </table:table-cell>
          <table:table-cell office:value-type="float" office:value="-0.00334974378347397" calcext:value-type="float">
            <text:p>-0.00334974378347397</text:p>
          </table:table-cell>
          <table:table-cell office:value-type="float" office:value="0.00141986005473882" calcext:value-type="float">
            <text:p>0.00141986005473882</text:p>
          </table:table-cell>
          <table:table-cell office:value-type="float" office:value="0.00535801844671369" calcext:value-type="float">
            <text:p>0.00535801844671369</text:p>
          </table:table-cell>
          <table:table-cell office:value-type="float" office:value="-0.999984622001648" calcext:value-type="float">
            <text:p>-0.999984622001648</text:p>
          </table:table-cell>
          <table:table-cell office:value-type="float" office:value="0.00144879228901118" calcext:value-type="float">
            <text:p>0.00144879228901118</text:p>
          </table:table-cell>
          <table:table-cell office:value-type="float" office:value="0.00111170823220164" calcext:value-type="float">
            <text:p>0.00111170823220164</text:p>
          </table:table-cell>
          <table:table-cell office:value-type="float" office:value="-0.0016633115010336" calcext:value-type="float">
            <text:p>-0.00166331150103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3261" calcext:value-type="float">
            <text:p>1419950944.33261</text:p>
          </table:table-cell>
          <table:table-cell office:value-type="string" calcext:value-type="string">
            <text:p>Magnetic</text:p>
          </table:table-cell>
          <table:table-cell office:value-type="float" office:value="59.6098785400391" calcext:value-type="float">
            <text:p>59.6098785400391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2.264923095703" calcext:value-type="float">
            <text:p>142.264923095703</text:p>
          </table:table-cell>
          <table:table-cell table:number-columns-repeated="16"/>
        </table:table-row>
        <table:table-row table:style-name="ro2">
          <table:table-cell office:value-type="float" office:value="1419950944.34189" calcext:value-type="float">
            <text:p>1419950944.34189</text:p>
          </table:table-cell>
          <table:table-cell office:value-type="string" calcext:value-type="string">
            <text:p>Acceleration</text:p>
          </table:table-cell>
          <table:table-cell office:value-type="float" office:value="0.0019378662109375" calcext:value-type="float">
            <text:p>0.0019378662109375</text:p>
          </table:table-cell>
          <table:table-cell office:value-type="float" office:value="0.0053558349609375" calcext:value-type="float">
            <text:p>0.0053558349609375</text:p>
          </table:table-cell>
          <table:table-cell office:value-type="float" office:value="-1.0045166015625" calcext:value-type="float">
            <text:p>-1.0045166015625</text:p>
          </table:table-cell>
          <table:table-cell table:number-columns-repeated="16"/>
        </table:table-row>
        <table:table-row table:style-name="ro2">
          <table:table-cell office:value-type="float" office:value="1419950944.34275" calcext:value-type="float">
            <text:p>1419950944.34275</text:p>
          </table:table-cell>
          <table:table-cell office:value-type="string" calcext:value-type="string">
            <text:p>Acceleration</text:p>
          </table:table-cell>
          <table:table-cell office:value-type="float" office:value="0.0036773681640625" calcext:value-type="float">
            <text:p>0.0036773681640625</text:p>
          </table:table-cell>
          <table:table-cell office:value-type="float" office:value="0.0034027099609375" calcext:value-type="float">
            <text:p>0.0034027099609375</text:p>
          </table:table-cell>
          <table:table-cell office:value-type="float" office:value="-1.00337219238281" calcext:value-type="float">
            <text:p>-1.00337219238281</text:p>
          </table:table-cell>
          <table:table-cell table:number-columns-repeated="16"/>
        </table:table-row>
        <table:table-row table:style-name="ro2">
          <table:table-cell office:value-type="float" office:value="1419950944.34307" calcext:value-type="float">
            <text:p>1419950944.34307</text:p>
          </table:table-cell>
          <table:table-cell office:value-type="string" calcext:value-type="string">
            <text:p>Gyro</text:p>
          </table:table-cell>
          <table:table-cell office:value-type="float" office:value="0.00149296810709842" calcext:value-type="float">
            <text:p>0.00149296810709842</text:p>
          </table:table-cell>
          <table:table-cell office:value-type="float" office:value="-0.0287645366178368" calcext:value-type="float">
            <text:p>-0.0287645366178368</text:p>
          </table:table-cell>
          <table:table-cell office:value-type="float" office:value="0.0159286327958729" calcext:value-type="float">
            <text:p>0.0159286327958729</text:p>
          </table:table-cell>
          <table:table-cell table:number-columns-repeated="16"/>
        </table:table-row>
        <table:table-row table:style-name="ro2">
          <table:table-cell office:value-type="float" office:value="1419950944.3428" calcext:value-type="float">
            <text:p>1419950944.3428</text:p>
          </table:table-cell>
          <table:table-cell office:value-type="string" calcext:value-type="string">
            <text:p>Motion</text:p>
          </table:table-cell>
          <table:table-cell office:value-type="float" office:value="0.00832730252295733" calcext:value-type="float">
            <text:p>0.00832730252295733</text:p>
          </table:table-cell>
          <table:table-cell office:value-type="float" office:value="0.00467666005715728" calcext:value-type="float">
            <text:p>0.00467666005715728</text:p>
          </table:table-cell>
          <table:table-cell office:value-type="float" office:value="-0.00698836287483573" calcext:value-type="float">
            <text:p>-0.00698836287483573</text:p>
          </table:table-cell>
          <table:table-cell office:value-type="float" office:value="0.00156815675405348" calcext:value-type="float">
            <text:p>0.00156815675405348</text:p>
          </table:table-cell>
          <table:table-cell office:value-type="float" office:value="-0.00519920152602301" calcext:value-type="float">
            <text:p>-0.00519920152602301</text:p>
          </table:table-cell>
          <table:table-cell office:value-type="float" office:value="-0.000689063543764568" calcext:value-type="float">
            <text:p>-0.000689063543764568</text:p>
          </table:table-cell>
          <table:table-cell office:value-type="float" office:value="0.00832730252295733" calcext:value-type="float">
            <text:p>0.00832730252295733</text:p>
          </table:table-cell>
          <table:table-cell office:value-type="float" office:value="0.00467666005715728" calcext:value-type="float">
            <text:p>0.00467666005715728</text:p>
          </table:table-cell>
          <table:table-cell office:value-type="float" office:value="-0.00698836287483573" calcext:value-type="float">
            <text:p>-0.00698836287483573</text:p>
          </table:table-cell>
          <table:table-cell office:value-type="float" office:value="0.00156813487410545" calcext:value-type="float">
            <text:p>0.00156813487410545</text:p>
          </table:table-cell>
          <table:table-cell office:value-type="float" office:value="0.00519917812198401" calcext:value-type="float">
            <text:p>0.00519917812198401</text:p>
          </table:table-cell>
          <table:table-cell office:value-type="float" office:value="-0.99998527765274" calcext:value-type="float">
            <text:p>-0.99998527765274</text:p>
          </table:table-cell>
          <table:table-cell office:value-type="float" office:value="0.00258225575089455" calcext:value-type="float">
            <text:p>0.00258225575089455</text:p>
          </table:table-cell>
          <table:table-cell office:value-type="float" office:value="-0.000713094137609005" calcext:value-type="float">
            <text:p>-0.000713094137609005</text:p>
          </table:table-cell>
          <table:table-cell office:value-type="float" office:value="0.00238088448531926" calcext:value-type="float">
            <text:p>0.002380884485319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4336" calcext:value-type="float">
            <text:p>1419950944.34336</text:p>
          </table:table-cell>
          <table:table-cell office:value-type="string" calcext:value-type="string">
            <text:p>Motion</text:p>
          </table:table-cell>
          <table:table-cell office:value-type="float" office:value="0.00329645350575447" calcext:value-type="float">
            <text:p>0.00329645350575447</text:p>
          </table:table-cell>
          <table:table-cell office:value-type="float" office:value="0.00574685400351882" calcext:value-type="float">
            <text:p>0.00574685400351882</text:p>
          </table:table-cell>
          <table:table-cell office:value-type="float" office:value="0.00410506594926119" calcext:value-type="float">
            <text:p>0.00410506594926119</text:p>
          </table:table-cell>
          <table:table-cell office:value-type="float" office:value="0.00156962047370722" calcext:value-type="float">
            <text:p>0.00156962047370722</text:p>
          </table:table-cell>
          <table:table-cell office:value-type="float" office:value="-0.00505185680766202" calcext:value-type="float">
            <text:p>-0.00505185680766202</text:p>
          </table:table-cell>
          <table:table-cell office:value-type="float" office:value="-0.000672853911746903" calcext:value-type="float">
            <text:p>-0.000672853911746903</text:p>
          </table:table-cell>
          <table:table-cell office:value-type="float" office:value="0.00329645350575447" calcext:value-type="float">
            <text:p>0.00329645350575447</text:p>
          </table:table-cell>
          <table:table-cell office:value-type="float" office:value="0.00574685400351882" calcext:value-type="float">
            <text:p>0.00574685400351882</text:p>
          </table:table-cell>
          <table:table-cell office:value-type="float" office:value="0.00410506594926119" calcext:value-type="float">
            <text:p>0.00410506594926119</text:p>
          </table:table-cell>
          <table:table-cell office:value-type="float" office:value="0.00156959984451532" calcext:value-type="float">
            <text:p>0.00156959984451532</text:p>
          </table:table-cell>
          <table:table-cell office:value-type="float" office:value="0.00505183544009924" calcext:value-type="float">
            <text:p>0.00505183544009924</text:p>
          </table:table-cell>
          <table:table-cell office:value-type="float" office:value="-0.999985992908478" calcext:value-type="float">
            <text:p>-0.999985992908478</text:p>
          </table:table-cell>
          <table:table-cell office:value-type="float" office:value="-0.00123390648514032" calcext:value-type="float">
            <text:p>-0.00123390648514032</text:p>
          </table:table-cell>
          <table:table-cell office:value-type="float" office:value="-0.000916703487746418" calcext:value-type="float">
            <text:p>-0.000916703487746418</text:p>
          </table:table-cell>
          <table:table-cell office:value-type="float" office:value="-0.00120417797006667" calcext:value-type="float">
            <text:p>-0.001204177970066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5859" calcext:value-type="float">
            <text:p>1419950944.35859</text:p>
          </table:table-cell>
          <table:table-cell office:value-type="string" calcext:value-type="string">
            <text:p>Gyro</text:p>
          </table:table-cell>
          <table:table-cell office:value-type="float" office:value="0.00395026684491453" calcext:value-type="float">
            <text:p>0.00395026684491453</text:p>
          </table:table-cell>
          <table:table-cell office:value-type="float" office:value="-0.0285525489950665" calcext:value-type="float">
            <text:p>-0.0285525489950665</text:p>
          </table:table-cell>
          <table:table-cell office:value-type="float" office:value="0.00242800396582524" calcext:value-type="float">
            <text:p>0.00242800396582524</text:p>
          </table:table-cell>
          <table:table-cell table:number-columns-repeated="16"/>
        </table:table-row>
        <table:table-row table:style-name="ro2">
          <table:table-cell office:value-type="float" office:value="1419950944.35888" calcext:value-type="float">
            <text:p>1419950944.35888</text:p>
          </table:table-cell>
          <table:table-cell office:value-type="string" calcext:value-type="string">
            <text:p>Gyro</text:p>
          </table:table-cell>
          <table:table-cell office:value-type="float" office:value="0.000173371786964158" calcext:value-type="float">
            <text:p>0.000173371786964158</text:p>
          </table:table-cell>
          <table:table-cell office:value-type="float" office:value="-0.0215841216867652" calcext:value-type="float">
            <text:p>-0.0215841216867652</text:p>
          </table:table-cell>
          <table:table-cell office:value-type="float" office:value="0.0134913077662324" calcext:value-type="float">
            <text:p>0.0134913077662324</text:p>
          </table:table-cell>
          <table:table-cell table:number-columns-repeated="16"/>
        </table:table-row>
        <table:table-row table:style-name="ro2">
          <table:table-cell office:value-type="float" office:value="1419950944.35918" calcext:value-type="float">
            <text:p>1419950944.35918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4.240829467773" calcext:value-type="float">
            <text:p>144.240829467773</text:p>
          </table:table-cell>
          <table:table-cell table:number-columns-repeated="16"/>
        </table:table-row>
        <table:table-row table:style-name="ro2">
          <table:table-cell office:value-type="float" office:value="1419950944.35871" calcext:value-type="float">
            <text:p>1419950944.35871</text:p>
          </table:table-cell>
          <table:table-cell office:value-type="string" calcext:value-type="string">
            <text:p>Motion</text:p>
          </table:table-cell>
          <table:table-cell office:value-type="float" office:value="0.0122144836932421" calcext:value-type="float">
            <text:p>0.0122144836932421</text:p>
          </table:table-cell>
          <table:table-cell office:value-type="float" office:value="-0.00141986494418234" calcext:value-type="float">
            <text:p>-0.00141986494418234</text:p>
          </table:table-cell>
          <table:table-cell office:value-type="float" office:value="-0.0021469290368259" calcext:value-type="float">
            <text:p>-0.0021469290368259</text:p>
          </table:table-cell>
          <table:table-cell office:value-type="float" office:value="0.00161627191425547" calcext:value-type="float">
            <text:p>0.00161627191425547</text:p>
          </table:table-cell>
          <table:table-cell office:value-type="float" office:value="-0.0049893034013701" calcext:value-type="float">
            <text:p>-0.0049893034013701</text:p>
          </table:table-cell>
          <table:table-cell office:value-type="float" office:value="-0.000701452993465122" calcext:value-type="float">
            <text:p>-0.000701452993465122</text:p>
          </table:table-cell>
          <table:table-cell office:value-type="float" office:value="0.0122144836932421" calcext:value-type="float">
            <text:p>0.0122144836932421</text:p>
          </table:table-cell>
          <table:table-cell office:value-type="float" office:value="-0.00141986494418234" calcext:value-type="float">
            <text:p>-0.00141986494418234</text:p>
          </table:table-cell>
          <table:table-cell office:value-type="float" office:value="-0.0021469290368259" calcext:value-type="float">
            <text:p>-0.0021469290368259</text:p>
          </table:table-cell>
          <table:table-cell office:value-type="float" office:value="0.00161625107284635" calcext:value-type="float">
            <text:p>0.00161625107284635</text:p>
          </table:table-cell>
          <table:table-cell office:value-type="float" office:value="0.0049892826937139" calcext:value-type="float">
            <text:p>0.0049892826937139</text:p>
          </table:table-cell>
          <table:table-cell office:value-type="float" office:value="-0.999986231327057" calcext:value-type="float">
            <text:p>-0.999986231327057</text:p>
          </table:table-cell>
          <table:table-cell office:value-type="float" office:value="0.000321615108987316" calcext:value-type="float">
            <text:p>0.000321615108987316</text:p>
          </table:table-cell>
          <table:table-cell office:value-type="float" office:value="0.000366552267223597" calcext:value-type="float">
            <text:p>0.000366552267223597</text:p>
          </table:table-cell>
          <table:table-cell office:value-type="float" office:value="-0.00453035440295935" calcext:value-type="float">
            <text:p>-0.0045303544029593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6171" calcext:value-type="float">
            <text:p>1419950944.36171</text:p>
          </table:table-cell>
          <table:table-cell office:value-type="string" calcext:value-type="string">
            <text:p>Acceleration</text:p>
          </table:table-cell>
          <table:table-cell office:value-type="float" office:value="-0.0025787353515625" calcext:value-type="float">
            <text:p>-0.0025787353515625</text:p>
          </table:table-cell>
          <table:table-cell office:value-type="float" office:value="0.0063018798828125" calcext:value-type="float">
            <text:p>0.0063018798828125</text:p>
          </table:table-cell>
          <table:table-cell office:value-type="float" office:value="-1.00065612792969" calcext:value-type="float">
            <text:p>-1.00065612792969</text:p>
          </table:table-cell>
          <table:table-cell table:number-columns-repeated="16"/>
        </table:table-row>
        <table:table-row table:style-name="ro2">
          <table:table-cell office:value-type="float" office:value="1419950944.36184" calcext:value-type="float">
            <text:p>1419950944.36184</text:p>
          </table:table-cell>
          <table:table-cell office:value-type="string" calcext:value-type="string">
            <text:p>Acceleration</text:p>
          </table:table-cell>
          <table:table-cell office:value-type="float" office:value="0.0051116943359375" calcext:value-type="float">
            <text:p>0.0051116943359375</text:p>
          </table:table-cell>
          <table:table-cell office:value-type="float" office:value="0.0040283203125" calcext:value-type="float">
            <text:p>0.0040283203125</text:p>
          </table:table-cell>
          <table:table-cell office:value-type="float" office:value="-0.998809814453125" calcext:value-type="float">
            <text:p>-0.998809814453125</text:p>
          </table:table-cell>
          <table:table-cell table:number-columns-repeated="16"/>
        </table:table-row>
        <table:table-row table:style-name="ro2">
          <table:table-cell office:value-type="float" office:value="1419950944.3741" calcext:value-type="float">
            <text:p>1419950944.3741</text:p>
          </table:table-cell>
          <table:table-cell office:value-type="string" calcext:value-type="string">
            <text:p>Gyro</text:p>
          </table:table-cell>
          <table:table-cell office:value-type="float" office:value="-0.00618812110890812" calcext:value-type="float">
            <text:p>-0.00618812110890812</text:p>
          </table:table-cell>
          <table:table-cell office:value-type="float" office:value="-0.022687469326385" calcext:value-type="float">
            <text:p>-0.022687469326385</text:p>
          </table:table-cell>
          <table:table-cell office:value-type="float" office:value="0.0160436813549644" calcext:value-type="float">
            <text:p>0.0160436813549644</text:p>
          </table:table-cell>
          <table:table-cell table:number-columns-repeated="16"/>
        </table:table-row>
        <table:table-row table:style-name="ro2">
          <table:table-cell office:value-type="float" office:value="1419950944.37387" calcext:value-type="float">
            <text:p>1419950944.37387</text:p>
          </table:table-cell>
          <table:table-cell office:value-type="string" calcext:value-type="string">
            <text:p>Motion</text:p>
          </table:table-cell>
          <table:table-cell office:value-type="float" office:value="0.0146738337352872" calcext:value-type="float">
            <text:p>0.0146738337352872</text:p>
          </table:table-cell>
          <table:table-cell office:value-type="float" office:value="-0.00120527786202729" calcext:value-type="float">
            <text:p>-0.00120527786202729</text:p>
          </table:table-cell>
          <table:table-cell office:value-type="float" office:value="-0.0156475007534027" calcext:value-type="float">
            <text:p>-0.0156475007534027</text:p>
          </table:table-cell>
          <table:table-cell office:value-type="float" office:value="0.00169841714320671" calcext:value-type="float">
            <text:p>0.00169841714320671</text:p>
          </table:table-cell>
          <table:table-cell office:value-type="float" office:value="-0.00474166675548235" calcext:value-type="float">
            <text:p>-0.00474166675548235</text:p>
          </table:table-cell>
          <table:table-cell office:value-type="float" office:value="-0.000809632290042109" calcext:value-type="float">
            <text:p>-0.000809632290042109</text:p>
          </table:table-cell>
          <table:table-cell office:value-type="float" office:value="0.0146738337352872" calcext:value-type="float">
            <text:p>0.0146738337352872</text:p>
          </table:table-cell>
          <table:table-cell office:value-type="float" office:value="-0.00120527786202729" calcext:value-type="float">
            <text:p>-0.00120527786202729</text:p>
          </table:table-cell>
          <table:table-cell office:value-type="float" office:value="-0.0156475007534027" calcext:value-type="float">
            <text:p>-0.0156475007534027</text:p>
          </table:table-cell>
          <table:table-cell office:value-type="float" office:value="0.00169839721638709" calcext:value-type="float">
            <text:p>0.00169839721638709</text:p>
          </table:table-cell>
          <table:table-cell office:value-type="float" office:value="0.00474164914339781" calcext:value-type="float">
            <text:p>0.00474164914339781</text:p>
          </table:table-cell>
          <table:table-cell office:value-type="float" office:value="-0.999987304210663" calcext:value-type="float">
            <text:p>-0.999987304210663</text:p>
          </table:table-cell>
          <table:table-cell office:value-type="float" office:value="0.00197897083126009" calcext:value-type="float">
            <text:p>0.00197897083126009</text:p>
          </table:table-cell>
          <table:table-cell office:value-type="float" office:value="-0.00133893906604499" calcext:value-type="float">
            <text:p>-0.00133893906604499</text:p>
          </table:table-cell>
          <table:table-cell office:value-type="float" office:value="-0.00338487629778683" calcext:value-type="float">
            <text:p>-0.003384876297786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7438" calcext:value-type="float">
            <text:p>1419950944.37438</text:p>
          </table:table-cell>
          <table:table-cell office:value-type="string" calcext:value-type="string">
            <text:p>Motion</text:p>
          </table:table-cell>
          <table:table-cell office:value-type="float" office:value="0.0108957476913929" calcext:value-type="float">
            <text:p>0.0108957476913929</text:p>
          </table:table-cell>
          <table:table-cell office:value-type="float" office:value="0.00576212257146835" calcext:value-type="float">
            <text:p>0.00576212257146835</text:p>
          </table:table-cell>
          <table:table-cell office:value-type="float" office:value="-0.00458414759486914" calcext:value-type="float">
            <text:p>-0.00458414759486914</text:p>
          </table:table-cell>
          <table:table-cell office:value-type="float" office:value="0.00172930426595685" calcext:value-type="float">
            <text:p>0.00172930426595685</text:p>
          </table:table-cell>
          <table:table-cell office:value-type="float" office:value="-0.00465622044118134" calcext:value-type="float">
            <text:p>-0.00465622044118134</text:p>
          </table:table-cell>
          <table:table-cell office:value-type="float" office:value="-0.000852427834993941" calcext:value-type="float">
            <text:p>-0.000852427834993941</text:p>
          </table:table-cell>
          <table:table-cell office:value-type="float" office:value="0.0108957476913929" calcext:value-type="float">
            <text:p>0.0108957476913929</text:p>
          </table:table-cell>
          <table:table-cell office:value-type="float" office:value="0.00576212257146835" calcext:value-type="float">
            <text:p>0.00576212257146835</text:p>
          </table:table-cell>
          <table:table-cell office:value-type="float" office:value="-0.00458414759486914" calcext:value-type="float">
            <text:p>-0.00458414759486914</text:p>
          </table:table-cell>
          <table:table-cell office:value-type="float" office:value="0.00172928464598954" calcext:value-type="float">
            <text:p>0.00172928464598954</text:p>
          </table:table-cell>
          <table:table-cell office:value-type="float" office:value="0.00465620355680585" calcext:value-type="float">
            <text:p>0.00465620355680585</text:p>
          </table:table-cell>
          <table:table-cell office:value-type="float" office:value="-0.999987661838532" calcext:value-type="float">
            <text:p>-0.999987661838532</text:p>
          </table:table-cell>
          <table:table-cell office:value-type="float" office:value="0.00338240968994796" calcext:value-type="float">
            <text:p>0.00338240968994796</text:p>
          </table:table-cell>
          <table:table-cell office:value-type="float" office:value="-0.00062788330251351" calcext:value-type="float">
            <text:p>-0.00062788330251351</text:p>
          </table:table-cell>
          <table:table-cell office:value-type="float" office:value="0.00117785017937422" calcext:value-type="float">
            <text:p>0.001177850179374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38117" calcext:value-type="float">
            <text:p>1419950944.38117</text:p>
          </table:table-cell>
          <table:table-cell office:value-type="string" calcext:value-type="string">
            <text:p>Acceleration</text:p>
          </table:table-cell>
          <table:table-cell office:value-type="float" office:value="0.00311279296875" calcext:value-type="float">
            <text:p>0.00311279296875</text:p>
          </table:table-cell>
          <table:table-cell office:value-type="float" office:value="0.0071563720703125" calcext:value-type="float">
            <text:p>0.0071563720703125</text:p>
          </table:table-cell>
          <table:table-cell office:value-type="float" office:value="-1.00018310546875" calcext:value-type="float">
            <text:p>-1.00018310546875</text:p>
          </table:table-cell>
          <table:table-cell table:number-columns-repeated="16"/>
        </table:table-row>
        <table:table-row table:style-name="ro2">
          <table:table-cell office:value-type="float" office:value="1419950944.3812" calcext:value-type="float">
            <text:p>1419950944.3812</text:p>
          </table:table-cell>
          <table:table-cell office:value-type="string" calcext:value-type="string">
            <text:p>Acceleration</text:p>
          </table:table-cell>
          <table:table-cell office:value-type="float" office:value="0.0040283203125" calcext:value-type="float">
            <text:p>0.0040283203125</text:p>
          </table:table-cell>
          <table:table-cell office:value-type="float" office:value="0.007659912109375" calcext:value-type="float">
            <text:p>0.007659912109375</text:p>
          </table:table-cell>
          <table:table-cell office:value-type="float" office:value="-1.00331115722656" calcext:value-type="float">
            <text:p>-1.00331115722656</text:p>
          </table:table-cell>
          <table:table-cell table:number-columns-repeated="16"/>
        </table:table-row>
        <table:table-row table:style-name="ro2">
          <table:table-cell office:value-type="float" office:value="1419950944.38464" calcext:value-type="float">
            <text:p>1419950944.38464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43.746856689453" calcext:value-type="float">
            <text:p>143.746856689453</text:p>
          </table:table-cell>
          <table:table-cell table:number-columns-repeated="16"/>
        </table:table-row>
        <table:table-row table:style-name="ro2">
          <table:table-cell office:value-type="float" office:value="1419950944.38991" calcext:value-type="float">
            <text:p>1419950944.38991</text:p>
          </table:table-cell>
          <table:table-cell office:value-type="string" calcext:value-type="string">
            <text:p>Gyro</text:p>
          </table:table-cell>
          <table:table-cell office:value-type="float" office:value="-0.00111639712896122" calcext:value-type="float">
            <text:p>-0.00111639712896122</text:p>
          </table:table-cell>
          <table:table-cell office:value-type="float" office:value="-0.0133152728181782" calcext:value-type="float">
            <text:p>-0.0133152728181782</text:p>
          </table:table-cell>
          <table:table-cell office:value-type="float" office:value="0.0159464759751765" calcext:value-type="float">
            <text:p>0.0159464759751765</text:p>
          </table:table-cell>
          <table:table-cell table:number-columns-repeated="16"/>
        </table:table-row>
        <table:table-row table:style-name="ro2">
          <table:table-cell office:value-type="float" office:value="1419950944.39036" calcext:value-type="float">
            <text:p>1419950944.39036</text:p>
          </table:table-cell>
          <table:table-cell office:value-type="string" calcext:value-type="string">
            <text:p>Gyro</text:p>
          </table:table-cell>
          <table:table-cell office:value-type="float" office:value="-0.00747789002483349" calcext:value-type="float">
            <text:p>-0.00747789002483349</text:p>
          </table:table-cell>
          <table:table-cell office:value-type="float" office:value="-0.0191087134535366" calcext:value-type="float">
            <text:p>-0.0191087134535366</text:p>
          </table:table-cell>
          <table:table-cell office:value-type="float" office:value="0.0160588613731778" calcext:value-type="float">
            <text:p>0.0160588613731778</text:p>
          </table:table-cell>
          <table:table-cell table:number-columns-repeated="16"/>
        </table:table-row>
        <table:table-row table:style-name="ro2">
          <table:table-cell office:value-type="float" office:value="1419950944.39013" calcext:value-type="float">
            <text:p>1419950944.39013</text:p>
          </table:table-cell>
          <table:table-cell office:value-type="string" calcext:value-type="string">
            <text:p>Motion</text:p>
          </table:table-cell>
          <table:table-cell office:value-type="float" office:value="0.00453050946816802" calcext:value-type="float">
            <text:p>0.00453050946816802</text:p>
          </table:table-cell>
          <table:table-cell office:value-type="float" office:value="0.00466075306758285" calcext:value-type="float">
            <text:p>0.00466075306758285</text:p>
          </table:table-cell>
          <table:table-cell office:value-type="float" office:value="-0.0020317304879427" calcext:value-type="float">
            <text:p>-0.0020317304879427</text:p>
          </table:table-cell>
          <table:table-cell office:value-type="float" office:value="0.00180257893076044" calcext:value-type="float">
            <text:p>0.00180257893076044</text:p>
          </table:table-cell>
          <table:table-cell office:value-type="float" office:value="-0.00468883062232034" calcext:value-type="float">
            <text:p>-0.00468883062232034</text:p>
          </table:table-cell>
          <table:table-cell office:value-type="float" office:value="-0.000906778229909114" calcext:value-type="float">
            <text:p>-0.000906778229909114</text:p>
          </table:table-cell>
          <table:table-cell office:value-type="float" office:value="0.00453050946816802" calcext:value-type="float">
            <text:p>0.00453050946816802</text:p>
          </table:table-cell>
          <table:table-cell office:value-type="float" office:value="0.00466075306758285" calcext:value-type="float">
            <text:p>0.00466075306758285</text:p>
          </table:table-cell>
          <table:table-cell office:value-type="float" office:value="-0.0020317304879427" calcext:value-type="float">
            <text:p>-0.0020317304879427</text:p>
          </table:table-cell>
          <table:table-cell office:value-type="float" office:value="0.00180255819577724" calcext:value-type="float">
            <text:p>0.00180255819577724</text:p>
          </table:table-cell>
          <table:table-cell office:value-type="float" office:value="0.00468881335109472" calcext:value-type="float">
            <text:p>0.00468881335109472</text:p>
          </table:table-cell>
          <table:table-cell office:value-type="float" office:value="-0.999987363815308" calcext:value-type="float">
            <text:p>-0.999987363815308</text:p>
          </table:table-cell>
          <table:table-cell office:value-type="float" office:value="0.00131023477297276" calcext:value-type="float">
            <text:p>0.00131023477297276</text:p>
          </table:table-cell>
          <table:table-cell office:value-type="float" office:value="0.00246755871921778" calcext:value-type="float">
            <text:p>0.00246755871921778</text:p>
          </table:table-cell>
          <table:table-cell office:value-type="float" office:value="-0.000195722648641095" calcext:value-type="float">
            <text:p>-0.00019572264864109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0064" calcext:value-type="float">
            <text:p>1419950944.40064</text:p>
          </table:table-cell>
          <table:table-cell office:value-type="string" calcext:value-type="string">
            <text:p>Acceleration</text:p>
          </table:table-cell>
          <table:table-cell office:value-type="float" office:value="0.0041046142578125" calcext:value-type="float">
            <text:p>0.0041046142578125</text:p>
          </table:table-cell>
          <table:table-cell office:value-type="float" office:value="0.0048065185546875" calcext:value-type="float">
            <text:p>0.0048065185546875</text:p>
          </table:table-cell>
          <table:table-cell office:value-type="float" office:value="-1.00311279296875" calcext:value-type="float">
            <text:p>-1.00311279296875</text:p>
          </table:table-cell>
          <table:table-cell table:number-columns-repeated="16"/>
        </table:table-row>
        <table:table-row table:style-name="ro2">
          <table:table-cell office:value-type="float" office:value="1419950944.40067" calcext:value-type="float">
            <text:p>1419950944.40067</text:p>
          </table:table-cell>
          <table:table-cell office:value-type="string" calcext:value-type="string">
            <text:p>Acceleration</text:p>
          </table:table-cell>
          <table:table-cell office:value-type="float" office:value="0.0040740966796875" calcext:value-type="float">
            <text:p>0.0040740966796875</text:p>
          </table:table-cell>
          <table:table-cell office:value-type="float" office:value="0.0055999755859375" calcext:value-type="float">
            <text:p>0.0055999755859375</text:p>
          </table:table-cell>
          <table:table-cell office:value-type="float" office:value="-1.00692749023438" calcext:value-type="float">
            <text:p>-1.00692749023438</text:p>
          </table:table-cell>
          <table:table-cell table:number-columns-repeated="16"/>
        </table:table-row>
        <table:table-row table:style-name="ro2">
          <table:table-cell office:value-type="float" office:value="1419950944.40607" calcext:value-type="float">
            <text:p>1419950944.40607</text:p>
          </table:table-cell>
          <table:table-cell office:value-type="string" calcext:value-type="string">
            <text:p>Gyro</text:p>
          </table:table-cell>
          <table:table-cell office:value-type="float" office:value="-0.00493350591937179" calcext:value-type="float">
            <text:p>-0.00493350591937179</text:p>
          </table:table-cell>
          <table:table-cell office:value-type="float" office:value="-0.0238259706923939" calcext:value-type="float">
            <text:p>-0.0238259706923939</text:p>
          </table:table-cell>
          <table:table-cell office:value-type="float" office:value="0.0123541379807686" calcext:value-type="float">
            <text:p>0.0123541379807686</text:p>
          </table:table-cell>
          <table:table-cell table:number-columns-repeated="16"/>
        </table:table-row>
        <table:table-row table:style-name="ro2">
          <table:table-cell office:value-type="float" office:value="1419950944.40603" calcext:value-type="float">
            <text:p>1419950944.40603</text:p>
          </table:table-cell>
          <table:table-cell office:value-type="string" calcext:value-type="string">
            <text:p>Motion</text:p>
          </table:table-cell>
          <table:table-cell office:value-type="float" office:value="0.00959760323166847" calcext:value-type="float">
            <text:p>0.00959760323166847</text:p>
          </table:table-cell>
          <table:table-cell office:value-type="float" office:value="0.0140362940728664" calcext:value-type="float">
            <text:p>0.0140362940728664</text:p>
          </table:table-cell>
          <table:table-cell office:value-type="float" office:value="-0.00212888768874109" calcext:value-type="float">
            <text:p>-0.00212888768874109</text:p>
          </table:table-cell>
          <table:table-cell office:value-type="float" office:value="0.00196797435014646" calcext:value-type="float">
            <text:p>0.00196797435014646</text:p>
          </table:table-cell>
          <table:table-cell office:value-type="float" office:value="-0.00470854303608255" calcext:value-type="float">
            <text:p>-0.00470854303608255</text:p>
          </table:table-cell>
          <table:table-cell office:value-type="float" office:value="-0.00094855343931232" calcext:value-type="float">
            <text:p>-0.00094855343931232</text:p>
          </table:table-cell>
          <table:table-cell office:value-type="float" office:value="0.00959760323166847" calcext:value-type="float">
            <text:p>0.00959760323166847</text:p>
          </table:table-cell>
          <table:table-cell office:value-type="float" office:value="0.0140362940728664" calcext:value-type="float">
            <text:p>0.0140362940728664</text:p>
          </table:table-cell>
          <table:table-cell office:value-type="float" office:value="-0.00212888768874109" calcext:value-type="float">
            <text:p>-0.00212888768874109</text:p>
          </table:table-cell>
          <table:table-cell office:value-type="float" office:value="0.00196795118972659" calcext:value-type="float">
            <text:p>0.00196795118972659</text:p>
          </table:table-cell>
          <table:table-cell office:value-type="float" office:value="0.00470852572470903" calcext:value-type="float">
            <text:p>0.00470852572470903</text:p>
          </table:table-cell>
          <table:table-cell office:value-type="float" office:value="-0.999987006187439" calcext:value-type="float">
            <text:p>-0.999987006187439</text:p>
          </table:table-cell>
          <table:table-cell office:value-type="float" office:value="0.00206036912277341" calcext:value-type="float">
            <text:p>0.00206036912277341</text:p>
          </table:table-cell>
          <table:table-cell office:value-type="float" office:value="0.00295138638466597" calcext:value-type="float">
            <text:p>0.00295138638466597</text:p>
          </table:table-cell>
          <table:table-cell office:value-type="float" office:value="-0.00332417874597013" calcext:value-type="float">
            <text:p>-0.003324178745970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064" calcext:value-type="float">
            <text:p>1419950944.4064</text:p>
          </table:table-cell>
          <table:table-cell office:value-type="string" calcext:value-type="string">
            <text:p>Motion</text:p>
          </table:table-cell>
          <table:table-cell office:value-type="float" office:value="0.00323593756183982" calcext:value-type="float">
            <text:p>0.00323593756183982</text:p>
          </table:table-cell>
          <table:table-cell office:value-type="float" office:value="0.00824609957635403" calcext:value-type="float">
            <text:p>0.00824609957635403</text:p>
          </table:table-cell>
          <table:table-cell office:value-type="float" office:value="-0.00201644655317068" calcext:value-type="float">
            <text:p>-0.00201644655317068</text:p>
          </table:table-cell>
          <table:table-cell office:value-type="float" office:value="0.00216916123377135" calcext:value-type="float">
            <text:p>0.00216916123377135</text:p>
          </table:table-cell>
          <table:table-cell office:value-type="float" office:value="-0.00468403706114489" calcext:value-type="float">
            <text:p>-0.00468403706114489</text:p>
          </table:table-cell>
          <table:table-cell office:value-type="float" office:value="-0.000911038474744544" calcext:value-type="float">
            <text:p>-0.000911038474744544</text:p>
          </table:table-cell>
          <table:table-cell office:value-type="float" office:value="0.00323593756183982" calcext:value-type="float">
            <text:p>0.00323593756183982</text:p>
          </table:table-cell>
          <table:table-cell office:value-type="float" office:value="0.00824609957635403" calcext:value-type="float">
            <text:p>0.00824609957635403</text:p>
          </table:table-cell>
          <table:table-cell office:value-type="float" office:value="-0.00201644655317068" calcext:value-type="float">
            <text:p>-0.00201644655317068</text:p>
          </table:table-cell>
          <table:table-cell office:value-type="float" office:value="0.00216913572512567" calcext:value-type="float">
            <text:p>0.00216913572512567</text:p>
          </table:table-cell>
          <table:table-cell office:value-type="float" office:value="0.00468401983380318" calcext:value-type="float">
            <text:p>0.00468401983380318</text:p>
          </table:table-cell>
          <table:table-cell office:value-type="float" office:value="-0.99998664855957" calcext:value-type="float">
            <text:p>-0.99998664855957</text:p>
          </table:table-cell>
          <table:table-cell office:value-type="float" office:value="0.00193547853268683" calcext:value-type="float">
            <text:p>0.00193547853268683</text:p>
          </table:table-cell>
          <table:table-cell office:value-type="float" office:value="0.000122498619020917" calcext:value-type="float">
            <text:p>0.000122498619020917</text:p>
          </table:table-cell>
          <table:table-cell office:value-type="float" office:value="-0.00312611553817987" calcext:value-type="float">
            <text:p>-0.0031261155381798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1069" calcext:value-type="float">
            <text:p>1419950944.41069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41.770950317383" calcext:value-type="float">
            <text:p>141.770950317383</text:p>
          </table:table-cell>
          <table:table-cell table:number-columns-repeated="16"/>
        </table:table-row>
        <table:table-row table:style-name="ro2">
          <table:table-cell office:value-type="float" office:value="1419950944.42024" calcext:value-type="float">
            <text:p>1419950944.42024</text:p>
          </table:table-cell>
          <table:table-cell office:value-type="string" calcext:value-type="string">
            <text:p>Acceleration</text:p>
          </table:table-cell>
          <table:table-cell office:value-type="float" office:value="0.0012054443359375" calcext:value-type="float">
            <text:p>0.0012054443359375</text:p>
          </table:table-cell>
          <table:table-cell office:value-type="float" office:value="0.0069580078125" calcext:value-type="float">
            <text:p>0.0069580078125</text:p>
          </table:table-cell>
          <table:table-cell office:value-type="float" office:value="-1.00018310546875" calcext:value-type="float">
            <text:p>-1.00018310546875</text:p>
          </table:table-cell>
          <table:table-cell table:number-columns-repeated="16"/>
        </table:table-row>
        <table:table-row table:style-name="ro2">
          <table:table-cell office:value-type="float" office:value="1419950944.42023" calcext:value-type="float">
            <text:p>1419950944.42023</text:p>
          </table:table-cell>
          <table:table-cell office:value-type="string" calcext:value-type="string">
            <text:p>Acceleration</text:p>
          </table:table-cell>
          <table:table-cell office:value-type="float" office:value="0.004119873046875" calcext:value-type="float">
            <text:p>0.004119873046875</text:p>
          </table:table-cell>
          <table:table-cell office:value-type="float" office:value="0.0052032470703125" calcext:value-type="float">
            <text:p>0.0052032470703125</text:p>
          </table:table-cell>
          <table:table-cell office:value-type="float" office:value="-0.997833251953125" calcext:value-type="float">
            <text:p>-0.997833251953125</text:p>
          </table:table-cell>
          <table:table-cell table:number-columns-repeated="16"/>
        </table:table-row>
        <table:table-row table:style-name="ro2">
          <table:table-cell office:value-type="float" office:value="1419950944.42188" calcext:value-type="float">
            <text:p>1419950944.42188</text:p>
          </table:table-cell>
          <table:table-cell office:value-type="string" calcext:value-type="string">
            <text:p>Gyro</text:p>
          </table:table-cell>
          <table:table-cell office:value-type="float" office:value="-0.00741716995197969" calcext:value-type="float">
            <text:p>-0.00741716995197969</text:p>
          </table:table-cell>
          <table:table-cell office:value-type="float" office:value="-0.0310010593012854" calcext:value-type="float">
            <text:p>-0.0310010593012854</text:p>
          </table:table-cell>
          <table:table-cell office:value-type="float" office:value="0.0185241495942642" calcext:value-type="float">
            <text:p>0.0185241495942642</text:p>
          </table:table-cell>
          <table:table-cell table:number-columns-repeated="16"/>
        </table:table-row>
        <table:table-row table:style-name="ro2">
          <table:table-cell office:value-type="float" office:value="1419950944.42216" calcext:value-type="float">
            <text:p>1419950944.42216</text:p>
          </table:table-cell>
          <table:table-cell office:value-type="string" calcext:value-type="string">
            <text:p>Gyro</text:p>
          </table:table-cell>
          <table:table-cell office:value-type="float" office:value="-0.00757376382407635" calcext:value-type="float">
            <text:p>-0.00757376382407635</text:p>
          </table:table-cell>
          <table:table-cell office:value-type="float" office:value="-0.0211899738454335" calcext:value-type="float">
            <text:p>-0.0211899738454335</text:p>
          </table:table-cell>
          <table:table-cell office:value-type="float" office:value="0.00137925112855204" calcext:value-type="float">
            <text:p>0.00137925112855204</text:p>
          </table:table-cell>
          <table:table-cell table:number-columns-repeated="16"/>
        </table:table-row>
        <table:table-row table:style-name="ro2">
          <table:table-cell office:value-type="float" office:value="1419950944.42188" calcext:value-type="float">
            <text:p>1419950944.42188</text:p>
          </table:table-cell>
          <table:table-cell office:value-type="string" calcext:value-type="string">
            <text:p>Motion</text:p>
          </table:table-cell>
          <table:table-cell office:value-type="float" office:value="0.00577876251190901" calcext:value-type="float">
            <text:p>0.00577876251190901</text:p>
          </table:table-cell>
          <table:table-cell office:value-type="float" office:value="0.00353192887268961" calcext:value-type="float">
            <text:p>0.00353192887268961</text:p>
          </table:table-cell>
          <table:table-cell office:value-type="float" office:value="-0.00572111597284675" calcext:value-type="float">
            <text:p>-0.00572111597284675</text:p>
          </table:table-cell>
          <table:table-cell office:value-type="float" office:value="0.00227374278567772" calcext:value-type="float">
            <text:p>0.00227374278567772</text:p>
          </table:table-cell>
          <table:table-cell office:value-type="float" office:value="-0.00465546840945264" calcext:value-type="float">
            <text:p>-0.00465546840945264</text:p>
          </table:table-cell>
          <table:table-cell office:value-type="float" office:value="-0.000952236587031834" calcext:value-type="float">
            <text:p>-0.000952236587031834</text:p>
          </table:table-cell>
          <table:table-cell office:value-type="float" office:value="0.00577876251190901" calcext:value-type="float">
            <text:p>0.00577876251190901</text:p>
          </table:table-cell>
          <table:table-cell office:value-type="float" office:value="0.00353192887268961" calcext:value-type="float">
            <text:p>0.00353192887268961</text:p>
          </table:table-cell>
          <table:table-cell office:value-type="float" office:value="-0.00572111597284675" calcext:value-type="float">
            <text:p>-0.00572111597284675</text:p>
          </table:table-cell>
          <table:table-cell office:value-type="float" office:value="0.00227371626533568" calcext:value-type="float">
            <text:p>0.00227371626533568</text:p>
          </table:table-cell>
          <table:table-cell office:value-type="float" office:value="0.00465545151382685" calcext:value-type="float">
            <text:p>0.00465545151382685</text:p>
          </table:table-cell>
          <table:table-cell office:value-type="float" office:value="-0.999986588954926" calcext:value-type="float">
            <text:p>-0.999986588954926</text:p>
          </table:table-cell>
          <table:table-cell office:value-type="float" office:value="0.00180038053076714" calcext:value-type="float">
            <text:p>0.00180038053076714</text:p>
          </table:table-cell>
          <table:table-cell office:value-type="float" office:value="0.000944524013902992" calcext:value-type="float">
            <text:p>0.000944524013902992</text:p>
          </table:table-cell>
          <table:table-cell office:value-type="float" office:value="-0.00694091198965907" calcext:value-type="float">
            <text:p>-0.006940911989659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3686" calcext:value-type="float">
            <text:p>1419950944.43686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42.429580688477" calcext:value-type="float">
            <text:p>142.429580688477</text:p>
          </table:table-cell>
          <table:table-cell table:number-columns-repeated="16"/>
        </table:table-row>
        <table:table-row table:style-name="ro2">
          <table:table-cell office:value-type="float" office:value="1419950944.43788" calcext:value-type="float">
            <text:p>1419950944.43788</text:p>
          </table:table-cell>
          <table:table-cell office:value-type="string" calcext:value-type="string">
            <text:p>Gyro</text:p>
          </table:table-cell>
          <table:table-cell office:value-type="float" office:value="-0.00874608733592923" calcext:value-type="float">
            <text:p>-0.00874608733592923</text:p>
          </table:table-cell>
          <table:table-cell office:value-type="float" office:value="-0.0261415892602178" calcext:value-type="float">
            <text:p>-0.0261415892602178</text:p>
          </table:table-cell>
          <table:table-cell office:value-type="float" office:value="0.0136431079483669" calcext:value-type="float">
            <text:p>0.0136431079483669</text:p>
          </table:table-cell>
          <table:table-cell table:number-columns-repeated="16"/>
        </table:table-row>
        <table:table-row table:style-name="ro2">
          <table:table-cell office:value-type="float" office:value="1419950944.43816" calcext:value-type="float">
            <text:p>1419950944.43816</text:p>
          </table:table-cell>
          <table:table-cell office:value-type="string" calcext:value-type="string">
            <text:p>Motion</text:p>
          </table:table-cell>
          <table:table-cell office:value-type="float" office:value="0.00313344062305987" calcext:value-type="float">
            <text:p>0.00313344062305987</text:p>
          </table:table-cell>
          <table:table-cell office:value-type="float" office:value="0.00616898760199547" calcext:value-type="float">
            <text:p>0.00616898760199547</text:p>
          </table:table-cell>
          <table:table-cell office:value-type="float" office:value="-0.0166959501802921" calcext:value-type="float">
            <text:p>-0.0166959501802921</text:p>
          </table:table-cell>
          <table:table-cell office:value-type="float" office:value="0.00237453003063245" calcext:value-type="float">
            <text:p>0.00237453003063245</text:p>
          </table:table-cell>
          <table:table-cell office:value-type="float" office:value="-0.00470552624540122" calcext:value-type="float">
            <text:p>-0.00470552624540122</text:p>
          </table:table-cell>
          <table:table-cell office:value-type="float" office:value="-0.0010858954459155" calcext:value-type="float">
            <text:p>-0.0010858954459155</text:p>
          </table:table-cell>
          <table:table-cell office:value-type="float" office:value="0.00313344062305987" calcext:value-type="float">
            <text:p>0.00313344062305987</text:p>
          </table:table-cell>
          <table:table-cell office:value-type="float" office:value="0.00616898760199547" calcext:value-type="float">
            <text:p>0.00616898760199547</text:p>
          </table:table-cell>
          <table:table-cell office:value-type="float" office:value="-0.0166959501802921" calcext:value-type="float">
            <text:p>-0.0166959501802921</text:p>
          </table:table-cell>
          <table:table-cell office:value-type="float" office:value="0.00237450143322349" calcext:value-type="float">
            <text:p>0.00237450143322349</text:p>
          </table:table-cell>
          <table:table-cell office:value-type="float" office:value="0.00470550870522857" calcext:value-type="float">
            <text:p>0.00470550870522857</text:p>
          </table:table-cell>
          <table:table-cell office:value-type="float" office:value="-0.999986112117767" calcext:value-type="float">
            <text:p>-0.999986112117767</text:p>
          </table:table-cell>
          <table:table-cell office:value-type="float" office:value="-0.00116905721370131" calcext:value-type="float">
            <text:p>-0.00116905721370131</text:p>
          </table:table-cell>
          <table:table-cell office:value-type="float" office:value="0.00225249887444079" calcext:value-type="float">
            <text:p>0.00225249887444079</text:p>
          </table:table-cell>
          <table:table-cell office:value-type="float" office:value="-0.000196995606529526" calcext:value-type="float">
            <text:p>-0.0001969956065295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3767" calcext:value-type="float">
            <text:p>1419950944.43767</text:p>
          </table:table-cell>
          <table:table-cell office:value-type="string" calcext:value-type="string">
            <text:p>Motion</text:p>
          </table:table-cell>
          <table:table-cell office:value-type="float" office:value="0.00329410657286644" calcext:value-type="float">
            <text:p>0.00329410657286644</text:p>
          </table:table-cell>
          <table:table-cell office:value-type="float" office:value="-0.00364001793786883" calcext:value-type="float">
            <text:p>-0.00364001793786883</text:p>
          </table:table-cell>
          <table:table-cell office:value-type="float" office:value="0.000448949140263721" calcext:value-type="float">
            <text:p>0.000448949140263721</text:p>
          </table:table-cell>
          <table:table-cell office:value-type="float" office:value="0.00236288195787928" calcext:value-type="float">
            <text:p>0.00236288195787928</text:p>
          </table:table-cell>
          <table:table-cell office:value-type="float" office:value="-0.00466734814007922" calcext:value-type="float">
            <text:p>-0.00466734814007922</text:p>
          </table:table-cell>
          <table:table-cell office:value-type="float" office:value="-0.000959859880149899" calcext:value-type="float">
            <text:p>-0.000959859880149899</text:p>
          </table:table-cell>
          <table:table-cell office:value-type="float" office:value="0.00329410657286644" calcext:value-type="float">
            <text:p>0.00329410657286644</text:p>
          </table:table-cell>
          <table:table-cell office:value-type="float" office:value="-0.00364001793786883" calcext:value-type="float">
            <text:p>-0.00364001793786883</text:p>
          </table:table-cell>
          <table:table-cell office:value-type="float" office:value="0.000448949140263721" calcext:value-type="float">
            <text:p>0.000448949140263721</text:p>
          </table:table-cell>
          <table:table-cell office:value-type="float" office:value="0.0023628540802747" calcext:value-type="float">
            <text:p>0.0023628540802747</text:p>
          </table:table-cell>
          <table:table-cell office:value-type="float" office:value="0.00466733099892736" calcext:value-type="float">
            <text:p>0.00466733099892736</text:p>
          </table:table-cell>
          <table:table-cell office:value-type="float" office:value="-0.999986290931702" calcext:value-type="float">
            <text:p>-0.999986290931702</text:p>
          </table:table-cell>
          <table:table-cell office:value-type="float" office:value="0.0017570189666003" calcext:value-type="float">
            <text:p>0.0017570189666003</text:p>
          </table:table-cell>
          <table:table-cell office:value-type="float" office:value="0.000535915896762162" calcext:value-type="float">
            <text:p>0.000535915896762162</text:p>
          </table:table-cell>
          <table:table-cell office:value-type="float" office:value="0.00215306435711682" calcext:value-type="float">
            <text:p>0.002153064357116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396" calcext:value-type="float">
            <text:p>1419950944.4396</text:p>
          </table:table-cell>
          <table:table-cell office:value-type="string" calcext:value-type="string">
            <text:p>Acceleration</text:p>
          </table:table-cell>
          <table:table-cell office:value-type="float" office:value="0.0026702880859375" calcext:value-type="float">
            <text:p>0.0026702880859375</text:p>
          </table:table-cell>
          <table:table-cell office:value-type="float" office:value="0.005279541015625" calcext:value-type="float">
            <text:p>0.005279541015625</text:p>
          </table:table-cell>
          <table:table-cell office:value-type="float" office:value="-1.00045776367188" calcext:value-type="float">
            <text:p>-1.00045776367188</text:p>
          </table:table-cell>
          <table:table-cell table:number-columns-repeated="16"/>
        </table:table-row>
        <table:table-row table:style-name="ro2">
          <table:table-cell office:value-type="float" office:value="1419950944.43981" calcext:value-type="float">
            <text:p>1419950944.43981</text:p>
          </table:table-cell>
          <table:table-cell office:value-type="string" calcext:value-type="string">
            <text:p>Acceleration</text:p>
          </table:table-cell>
          <table:table-cell office:value-type="float" office:value="0.000823974609375" calcext:value-type="float">
            <text:p>0.000823974609375</text:p>
          </table:table-cell>
          <table:table-cell office:value-type="float" office:value="0.002532958984375" calcext:value-type="float">
            <text:p>0.002532958984375</text:p>
          </table:table-cell>
          <table:table-cell office:value-type="float" office:value="-1.00505065917969" calcext:value-type="float">
            <text:p>-1.00505065917969</text:p>
          </table:table-cell>
          <table:table-cell table:number-columns-repeated="16"/>
        </table:table-row>
        <table:table-row table:style-name="ro2">
          <table:table-cell office:value-type="float" office:value="1419950944.45378" calcext:value-type="float">
            <text:p>1419950944.45378</text:p>
          </table:table-cell>
          <table:table-cell office:value-type="string" calcext:value-type="string">
            <text:p>Gyro</text:p>
          </table:table-cell>
          <table:table-cell office:value-type="float" office:value="-0.00489435745134762" calcext:value-type="float">
            <text:p>-0.00489435745134762</text:p>
          </table:table-cell>
          <table:table-cell office:value-type="float" office:value="-0.0297959789080245" calcext:value-type="float">
            <text:p>-0.0297959789080245</text:p>
          </table:table-cell>
          <table:table-cell office:value-type="float" office:value="0.0148103714541487" calcext:value-type="float">
            <text:p>0.0148103714541487</text:p>
          </table:table-cell>
          <table:table-cell table:number-columns-repeated="16"/>
        </table:table-row>
        <table:table-row table:style-name="ro2">
          <table:table-cell office:value-type="float" office:value="1419950944.45425" calcext:value-type="float">
            <text:p>1419950944.45425</text:p>
          </table:table-cell>
          <table:table-cell office:value-type="string" calcext:value-type="string">
            <text:p>Gyro</text:p>
          </table:table-cell>
          <table:table-cell office:value-type="float" office:value="0.00273027274954924" calcext:value-type="float">
            <text:p>0.00273027274954924</text:p>
          </table:table-cell>
          <table:table-cell office:value-type="float" office:value="-0.0275099214283005" calcext:value-type="float">
            <text:p>-0.0275099214283005</text:p>
          </table:table-cell>
          <table:table-cell office:value-type="float" office:value="0.0110116384752596" calcext:value-type="float">
            <text:p>0.0110116384752596</text:p>
          </table:table-cell>
          <table:table-cell table:number-columns-repeated="16"/>
        </table:table-row>
        <table:table-row table:style-name="ro2">
          <table:table-cell office:value-type="float" office:value="1419950944.45402" calcext:value-type="float">
            <text:p>1419950944.45402</text:p>
          </table:table-cell>
          <table:table-cell office:value-type="string" calcext:value-type="string">
            <text:p>Motion</text:p>
          </table:table-cell>
          <table:table-cell office:value-type="float" office:value="0.00196003797464073" calcext:value-type="float">
            <text:p>0.00196003797464073</text:p>
          </table:table-cell>
          <table:table-cell office:value-type="float" office:value="0.00121785758528858" calcext:value-type="float">
            <text:p>0.00121785758528858</text:p>
          </table:table-cell>
          <table:table-cell office:value-type="float" office:value="-0.00443205423653126" calcext:value-type="float">
            <text:p>-0.00443205423653126</text:p>
          </table:table-cell>
          <table:table-cell office:value-type="float" office:value="0.00240319936325377" calcext:value-type="float">
            <text:p>0.00240319936325377</text:p>
          </table:table-cell>
          <table:table-cell office:value-type="float" office:value="-0.00469705085513435" calcext:value-type="float">
            <text:p>-0.00469705085513435</text:p>
          </table:table-cell>
          <table:table-cell office:value-type="float" office:value="-0.00112671214625622" calcext:value-type="float">
            <text:p>-0.00112671214625622</text:p>
          </table:table-cell>
          <table:table-cell office:value-type="float" office:value="0.00196003797464073" calcext:value-type="float">
            <text:p>0.00196003797464073</text:p>
          </table:table-cell>
          <table:table-cell office:value-type="float" office:value="0.00121785758528858" calcext:value-type="float">
            <text:p>0.00121785758528858</text:p>
          </table:table-cell>
          <table:table-cell office:value-type="float" office:value="-0.00443205423653126" calcext:value-type="float">
            <text:p>-0.00443205423653126</text:p>
          </table:table-cell>
          <table:table-cell office:value-type="float" office:value="0.00240317056886852" calcext:value-type="float">
            <text:p>0.00240317056886852</text:p>
          </table:table-cell>
          <table:table-cell office:value-type="float" office:value="0.00469703366979957" calcext:value-type="float">
            <text:p>0.00469703366979957</text:p>
          </table:table-cell>
          <table:table-cell office:value-type="float" office:value="-0.999986052513123" calcext:value-type="float">
            <text:p>-0.999986052513123</text:p>
          </table:table-cell>
          <table:table-cell office:value-type="float" office:value="0.000267117546172813" calcext:value-type="float">
            <text:p>0.000267117546172813</text:p>
          </table:table-cell>
          <table:table-cell office:value-type="float" office:value="0.000582507404033094" calcext:value-type="float">
            <text:p>0.000582507404033094</text:p>
          </table:table-cell>
          <table:table-cell office:value-type="float" office:value="-0.000471682433271781" calcext:value-type="float">
            <text:p>-0.0004716824332717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5927" calcext:value-type="float">
            <text:p>1419950944.45927</text:p>
          </table:table-cell>
          <table:table-cell office:value-type="string" calcext:value-type="string">
            <text:p>Acceleration</text:p>
          </table:table-cell>
          <table:table-cell office:value-type="float" office:value="0.0008087158203125" calcext:value-type="float">
            <text:p>0.0008087158203125</text:p>
          </table:table-cell>
          <table:table-cell office:value-type="float" office:value="0.003936767578125" calcext:value-type="float">
            <text:p>0.003936767578125</text:p>
          </table:table-cell>
          <table:table-cell office:value-type="float" office:value="-1.00454711914063" calcext:value-type="float">
            <text:p>-1.00454711914063</text:p>
          </table:table-cell>
          <table:table-cell table:number-columns-repeated="16"/>
        </table:table-row>
        <table:table-row table:style-name="ro2">
          <table:table-cell office:value-type="float" office:value="1419950944.4593" calcext:value-type="float">
            <text:p>1419950944.4593</text:p>
          </table:table-cell>
          <table:table-cell office:value-type="string" calcext:value-type="string">
            <text:p>Acceleration</text:p>
          </table:table-cell>
          <table:table-cell office:value-type="float" office:value="0.000518798828125" calcext:value-type="float">
            <text:p>0.000518798828125</text:p>
          </table:table-cell>
          <table:table-cell office:value-type="float" office:value="0.005340576171875" calcext:value-type="float">
            <text:p>0.00534057617187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4.46278" calcext:value-type="float">
            <text:p>1419950944.46278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4.46995" calcext:value-type="float">
            <text:p>1419950944.46995</text:p>
          </table:table-cell>
          <table:table-cell office:value-type="string" calcext:value-type="string">
            <text:p>Gyro</text:p>
          </table:table-cell>
          <table:table-cell office:value-type="float" office:value="0.00276089910208515" calcext:value-type="float">
            <text:p>0.00276089910208515</text:p>
          </table:table-cell>
          <table:table-cell office:value-type="float" office:value="-0.0264214874907851" calcext:value-type="float">
            <text:p>-0.0264214874907851</text:p>
          </table:table-cell>
          <table:table-cell office:value-type="float" office:value="0.0159041317138442" calcext:value-type="float">
            <text:p>0.0159041317138442</text:p>
          </table:table-cell>
          <table:table-cell table:number-columns-repeated="16"/>
        </table:table-row>
        <table:table-row table:style-name="ro2">
          <table:table-cell office:value-type="float" office:value="1419950944.46993" calcext:value-type="float">
            <text:p>1419950944.46993</text:p>
          </table:table-cell>
          <table:table-cell office:value-type="string" calcext:value-type="string">
            <text:p>Motion</text:p>
          </table:table-cell>
          <table:table-cell office:value-type="float" office:value="0.00581592787057161" calcext:value-type="float">
            <text:p>0.00581592787057161</text:p>
          </table:table-cell>
          <table:table-cell office:value-type="float" office:value="-0.00243963464163244" calcext:value-type="float">
            <text:p>-0.00243963464163244</text:p>
          </table:table-cell>
          <table:table-cell office:value-type="float" office:value="-0.00326476013287902" calcext:value-type="float">
            <text:p>-0.00326476013287902</text:p>
          </table:table-cell>
          <table:table-cell office:value-type="float" office:value="0.00233110843812476" calcext:value-type="float">
            <text:p>0.00233110843812476</text:p>
          </table:table-cell>
          <table:table-cell office:value-type="float" office:value="-0.00454363521532966" calcext:value-type="float">
            <text:p>-0.00454363521532966</text:p>
          </table:table-cell>
          <table:table-cell office:value-type="float" office:value="-0.0011557363653697" calcext:value-type="float">
            <text:p>-0.0011557363653697</text:p>
          </table:table-cell>
          <table:table-cell office:value-type="float" office:value="0.00581592787057161" calcext:value-type="float">
            <text:p>0.00581592787057161</text:p>
          </table:table-cell>
          <table:table-cell office:value-type="float" office:value="-0.00243963464163244" calcext:value-type="float">
            <text:p>-0.00243963464163244</text:p>
          </table:table-cell>
          <table:table-cell office:value-type="float" office:value="-0.00326476013287902" calcext:value-type="float">
            <text:p>-0.00326476013287902</text:p>
          </table:table-cell>
          <table:table-cell office:value-type="float" office:value="0.00233108224347234" calcext:value-type="float">
            <text:p>0.00233108224347234</text:p>
          </table:table-cell>
          <table:table-cell office:value-type="float" office:value="0.00454361969605088" calcext:value-type="float">
            <text:p>0.00454361969605088</text:p>
          </table:table-cell>
          <table:table-cell office:value-type="float" office:value="-0.999986946582794" calcext:value-type="float">
            <text:p>-0.999986946582794</text:p>
          </table:table-cell>
          <table:table-cell office:value-type="float" office:value="-0.00150710763409734" calcext:value-type="float">
            <text:p>-0.00150710763409734</text:p>
          </table:table-cell>
          <table:table-cell office:value-type="float" office:value="-0.00201066071167588" calcext:value-type="float">
            <text:p>-0.00201066071167588</text:p>
          </table:table-cell>
          <table:table-cell office:value-type="float" office:value="-0.00506369862705469" calcext:value-type="float">
            <text:p>-0.005063698627054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7025" calcext:value-type="float">
            <text:p>1419950944.47025</text:p>
          </table:table-cell>
          <table:table-cell office:value-type="string" calcext:value-type="string">
            <text:p>Motion</text:p>
          </table:table-cell>
          <table:table-cell office:value-type="float" office:value="0.0134417805820704" calcext:value-type="float">
            <text:p>0.0134417805820704</text:p>
          </table:table-cell>
          <table:table-cell office:value-type="float" office:value="-0.000156680005602539" calcext:value-type="float">
            <text:p>-0.000156680005602539</text:p>
          </table:table-cell>
          <table:table-cell office:value-type="float" office:value="-0.00706346798688173" calcext:value-type="float">
            <text:p>-0.00706346798688173</text:p>
          </table:table-cell>
          <table:table-cell office:value-type="float" office:value="0.00231265608052617" calcext:value-type="float">
            <text:p>0.00231265608052617</text:p>
          </table:table-cell>
          <table:table-cell office:value-type="float" office:value="-0.00443501190920827" calcext:value-type="float">
            <text:p>-0.00443501190920827</text:p>
          </table:table-cell>
          <table:table-cell office:value-type="float" office:value="-0.0012109986741774" calcext:value-type="float">
            <text:p>-0.0012109986741774</text:p>
          </table:table-cell>
          <table:table-cell office:value-type="float" office:value="0.0134417805820704" calcext:value-type="float">
            <text:p>0.0134417805820704</text:p>
          </table:table-cell>
          <table:table-cell office:value-type="float" office:value="-0.000156680005602539" calcext:value-type="float">
            <text:p>-0.000156680005602539</text:p>
          </table:table-cell>
          <table:table-cell office:value-type="float" office:value="-0.00706346798688173" calcext:value-type="float">
            <text:p>-0.00706346798688173</text:p>
          </table:table-cell>
          <table:table-cell office:value-type="float" office:value="0.00231263134628534" calcext:value-type="float">
            <text:p>0.00231263134628534</text:p>
          </table:table-cell>
          <table:table-cell office:value-type="float" office:value="0.00443499721586704" calcext:value-type="float">
            <text:p>0.00443499721586704</text:p>
          </table:table-cell>
          <table:table-cell office:value-type="float" office:value="-0.999987483024597" calcext:value-type="float">
            <text:p>-0.999987483024597</text:p>
          </table:table-cell>
          <table:table-cell office:value-type="float" office:value="-0.00150391540955752" calcext:value-type="float">
            <text:p>-0.00150391540955752</text:p>
          </table:table-cell>
          <table:table-cell office:value-type="float" office:value="-0.000498229812365025" calcext:value-type="float">
            <text:p>-0.000498229812365025</text:p>
          </table:table-cell>
          <table:table-cell office:value-type="float" office:value="-0.00455962773412466" calcext:value-type="float">
            <text:p>-0.004559627734124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7873" calcext:value-type="float">
            <text:p>1419950944.47873</text:p>
          </table:table-cell>
          <table:table-cell office:value-type="string" calcext:value-type="string">
            <text:p>Acceleration</text:p>
          </table:table-cell>
          <table:table-cell office:value-type="float" office:value="0.0049896240234375" calcext:value-type="float">
            <text:p>0.0049896240234375</text:p>
          </table:table-cell>
          <table:table-cell office:value-type="float" office:value="0.00830078125" calcext:value-type="float">
            <text:p>0.00830078125</text:p>
          </table:table-cell>
          <table:table-cell office:value-type="float" office:value="-0.999923706054688" calcext:value-type="float">
            <text:p>-0.999923706054688</text:p>
          </table:table-cell>
          <table:table-cell table:number-columns-repeated="16"/>
        </table:table-row>
        <table:table-row table:style-name="ro2">
          <table:table-cell office:value-type="float" office:value="1419950944.47933" calcext:value-type="float">
            <text:p>1419950944.47933</text:p>
          </table:table-cell>
          <table:table-cell office:value-type="string" calcext:value-type="string">
            <text:p>Acceleration</text:p>
          </table:table-cell>
          <table:table-cell office:value-type="float" office:value="0.00360107421875" calcext:value-type="float">
            <text:p>0.00360107421875</text:p>
          </table:table-cell>
          <table:table-cell office:value-type="float" office:value="0.0062408447265625" calcext:value-type="float">
            <text:p>0.006240844726562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4.4859" calcext:value-type="float">
            <text:p>1419950944.4859</text:p>
          </table:table-cell>
          <table:table-cell office:value-type="string" calcext:value-type="string">
            <text:p>Gyro</text:p>
          </table:table-cell>
          <table:table-cell office:value-type="float" office:value="0.00404241221863128" calcext:value-type="float">
            <text:p>0.00404241221863128</text:p>
          </table:table-cell>
          <table:table-cell office:value-type="float" office:value="-0.0159070611910433" calcext:value-type="float">
            <text:p>-0.0159070611910433</text:p>
          </table:table-cell>
          <table:table-cell office:value-type="float" office:value="0.0219859926952582" calcext:value-type="float">
            <text:p>0.0219859926952582</text:p>
          </table:table-cell>
          <table:table-cell table:number-columns-repeated="16"/>
        </table:table-row>
        <table:table-row table:style-name="ro2">
          <table:table-cell office:value-type="float" office:value="1419950944.48621" calcext:value-type="float">
            <text:p>1419950944.48621</text:p>
          </table:table-cell>
          <table:table-cell office:value-type="string" calcext:value-type="string">
            <text:p>Gyro</text:p>
          </table:table-cell>
          <table:table-cell office:value-type="float" office:value="-0.0114076505293544" calcext:value-type="float">
            <text:p>-0.0114076505293544</text:p>
          </table:table-cell>
          <table:table-cell office:value-type="float" office:value="-0.0152380751252154" calcext:value-type="float">
            <text:p>-0.0152380751252154</text:p>
          </table:table-cell>
          <table:table-cell office:value-type="float" office:value="0.00387969307602743" calcext:value-type="float">
            <text:p>0.00387969307602743</text:p>
          </table:table-cell>
          <table:table-cell table:number-columns-repeated="16"/>
        </table:table-row>
        <table:table-row table:style-name="ro2">
          <table:table-cell office:value-type="float" office:value="1419950944.48593" calcext:value-type="float">
            <text:p>1419950944.48593</text:p>
          </table:table-cell>
          <table:table-cell office:value-type="string" calcext:value-type="string">
            <text:p>Motion</text:p>
          </table:table-cell>
          <table:table-cell office:value-type="float" office:value="0.0134705416858196" calcext:value-type="float">
            <text:p>0.0134705416858196</text:p>
          </table:table-cell>
          <table:table-cell office:value-type="float" office:value="0.00092798430705443" calcext:value-type="float">
            <text:p>0.00092798430705443</text:p>
          </table:table-cell>
          <table:table-cell office:value-type="float" office:value="-0.00217095925472677" calcext:value-type="float">
            <text:p>-0.00217095925472677</text:p>
          </table:table-cell>
          <table:table-cell office:value-type="float" office:value="0.00226687940103737" calcext:value-type="float">
            <text:p>0.00226687940103737</text:p>
          </table:table-cell>
          <table:table-cell office:value-type="float" office:value="-0.00432659833679563" calcext:value-type="float">
            <text:p>-0.00432659833679563</text:p>
          </table:table-cell>
          <table:table-cell office:value-type="float" office:value="-0.0012671346200147" calcext:value-type="float">
            <text:p>-0.0012671346200147</text:p>
          </table:table-cell>
          <table:table-cell office:value-type="float" office:value="0.0134705416858196" calcext:value-type="float">
            <text:p>0.0134705416858196</text:p>
          </table:table-cell>
          <table:table-cell office:value-type="float" office:value="0.00092798430705443" calcext:value-type="float">
            <text:p>0.00092798430705443</text:p>
          </table:table-cell>
          <table:table-cell office:value-type="float" office:value="-0.00217095925472677" calcext:value-type="float">
            <text:p>-0.00217095925472677</text:p>
          </table:table-cell>
          <table:table-cell office:value-type="float" office:value="0.00226685614325106" calcext:value-type="float">
            <text:p>0.00226685614325106</text:p>
          </table:table-cell>
          <table:table-cell office:value-type="float" office:value="0.00432658474892378" calcext:value-type="float">
            <text:p>0.00432658474892378</text:p>
          </table:table-cell>
          <table:table-cell office:value-type="float" office:value="-0.999988079071045" calcext:value-type="float">
            <text:p>-0.999988079071045</text:p>
          </table:table-cell>
          <table:table-cell office:value-type="float" office:value="-0.00174805743154138" calcext:value-type="float">
            <text:p>-0.00174805743154138</text:p>
          </table:table-cell>
          <table:table-cell office:value-type="float" office:value="0.0010139913065359" calcext:value-type="float">
            <text:p>0.0010139913065359</text:p>
          </table:table-cell>
          <table:table-cell office:value-type="float" office:value="-0.00285006384365261" calcext:value-type="float">
            <text:p>-0.002850063843652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48882" calcext:value-type="float">
            <text:p>1419950944.48882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4.49824" calcext:value-type="float">
            <text:p>1419950944.49824</text:p>
          </table:table-cell>
          <table:table-cell office:value-type="string" calcext:value-type="string">
            <text:p>Acceleration</text:p>
          </table:table-cell>
          <table:table-cell office:value-type="float" office:value="0.003753662109375" calcext:value-type="float">
            <text:p>0.003753662109375</text:p>
          </table:table-cell>
          <table:table-cell office:value-type="float" office:value="0.00823974609375" calcext:value-type="float">
            <text:p>0.00823974609375</text:p>
          </table:table-cell>
          <table:table-cell office:value-type="float" office:value="-1.00807189941406" calcext:value-type="float">
            <text:p>-1.00807189941406</text:p>
          </table:table-cell>
          <table:table-cell table:number-columns-repeated="16"/>
        </table:table-row>
        <table:table-row table:style-name="ro2">
          <table:table-cell office:value-type="float" office:value="1419950944.49809" calcext:value-type="float">
            <text:p>1419950944.49809</text:p>
          </table:table-cell>
          <table:table-cell office:value-type="string" calcext:value-type="string">
            <text:p>Acceleration</text:p>
          </table:table-cell>
          <table:table-cell office:value-type="float" office:value="0.00567626953125" calcext:value-type="float">
            <text:p>0.00567626953125</text:p>
          </table:table-cell>
          <table:table-cell office:value-type="float" office:value="0.008575439453125" calcext:value-type="float">
            <text:p>0.008575439453125</text:p>
          </table:table-cell>
          <table:table-cell office:value-type="float" office:value="-1.00209045410156" calcext:value-type="float">
            <text:p>-1.00209045410156</text:p>
          </table:table-cell>
          <table:table-cell table:number-columns-repeated="16"/>
        </table:table-row>
        <table:table-row table:style-name="ro2">
          <table:table-cell office:value-type="float" office:value="1419950944.5019" calcext:value-type="float">
            <text:p>1419950944.5019</text:p>
          </table:table-cell>
          <table:table-cell office:value-type="string" calcext:value-type="string">
            <text:p>Gyro</text:p>
          </table:table-cell>
          <table:table-cell office:value-type="float" office:value="-0.00113397399215574" calcext:value-type="float">
            <text:p>-0.00113397399215574</text:p>
          </table:table-cell>
          <table:table-cell office:value-type="float" office:value="-0.0226469892778158" calcext:value-type="float">
            <text:p>-0.0226469892778158</text:p>
          </table:table-cell>
          <table:table-cell office:value-type="float" office:value="0.00861932086804145" calcext:value-type="float">
            <text:p>0.00861932086804145</text:p>
          </table:table-cell>
          <table:table-cell table:number-columns-repeated="16"/>
        </table:table-row>
        <table:table-row table:style-name="ro2">
          <table:table-cell office:value-type="float" office:value="1419950944.50165" calcext:value-type="float">
            <text:p>1419950944.50165</text:p>
          </table:table-cell>
          <table:table-cell office:value-type="string" calcext:value-type="string">
            <text:p>Motion</text:p>
          </table:table-cell>
          <table:table-cell office:value-type="float" office:value="0.0147395860403776" calcext:value-type="float">
            <text:p>0.0147395860403776</text:p>
          </table:table-cell>
          <table:table-cell office:value-type="float" office:value="0.0114507982507348" calcext:value-type="float">
            <text:p>0.0114507982507348</text:p>
          </table:table-cell>
          <table:table-cell office:value-type="float" office:value="0.00391097785905004" calcext:value-type="float">
            <text:p>0.00391097785905004</text:p>
          </table:table-cell>
          <table:table-cell office:value-type="float" office:value="0.00245376411139315" calcext:value-type="float">
            <text:p>0.00245376411139315</text:p>
          </table:table-cell>
          <table:table-cell office:value-type="float" office:value="-0.00436026806637968" calcext:value-type="float">
            <text:p>-0.00436026806637968</text:p>
          </table:table-cell>
          <table:table-cell office:value-type="float" office:value="-0.00128363092838296" calcext:value-type="float">
            <text:p>-0.00128363092838296</text:p>
          </table:table-cell>
          <table:table-cell office:value-type="float" office:value="0.0147395860403776" calcext:value-type="float">
            <text:p>0.0147395860403776</text:p>
          </table:table-cell>
          <table:table-cell office:value-type="float" office:value="0.0114507982507348" calcext:value-type="float">
            <text:p>0.0114507982507348</text:p>
          </table:table-cell>
          <table:table-cell office:value-type="float" office:value="0.00391097785905004" calcext:value-type="float">
            <text:p>0.00391097785905004</text:p>
          </table:table-cell>
          <table:table-cell office:value-type="float" office:value="0.00245373835787177" calcext:value-type="float">
            <text:p>0.00245373835787177</text:p>
          </table:table-cell>
          <table:table-cell office:value-type="float" office:value="0.00436025438830257" calcext:value-type="float">
            <text:p>0.00436025438830257</text:p>
          </table:table-cell>
          <table:table-cell office:value-type="float" office:value="-0.999987483024597" calcext:value-type="float">
            <text:p>-0.999987483024597</text:p>
          </table:table-cell>
          <table:table-cell office:value-type="float" office:value="0.00114733586087823" calcext:value-type="float">
            <text:p>0.00114733586087823</text:p>
          </table:table-cell>
          <table:table-cell office:value-type="float" office:value="0.00188059045467526" calcext:value-type="float">
            <text:p>0.00188059045467526</text:p>
          </table:table-cell>
          <table:table-cell office:value-type="float" office:value="-0.00285065127536655" calcext:value-type="float">
            <text:p>-0.002850651275366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0218" calcext:value-type="float">
            <text:p>1419950944.50218</text:p>
          </table:table-cell>
          <table:table-cell office:value-type="string" calcext:value-type="string">
            <text:p>Motion</text:p>
          </table:table-cell>
          <table:table-cell office:value-type="float" office:value="-0.000719823758117855" calcext:value-type="float">
            <text:p>-0.000719823758117855</text:p>
          </table:table-cell>
          <table:table-cell office:value-type="float" office:value="0.0121267531067133" calcext:value-type="float">
            <text:p>0.0121267531067133</text:p>
          </table:table-cell>
          <table:table-cell office:value-type="float" office:value="-0.0141952661797404" calcext:value-type="float">
            <text:p>-0.0141952661797404</text:p>
          </table:table-cell>
          <table:table-cell office:value-type="float" office:value="0.00264864065629672" calcext:value-type="float">
            <text:p>0.00264864065629672</text:p>
          </table:table-cell>
          <table:table-cell office:value-type="float" office:value="-0.00447072334150872" calcext:value-type="float">
            <text:p>-0.00447072334150872</text:p>
          </table:table-cell>
          <table:table-cell office:value-type="float" office:value="-0.00137606758758596" calcext:value-type="float">
            <text:p>-0.00137606758758596</text:p>
          </table:table-cell>
          <table:table-cell office:value-type="float" office:value="-0.000719823758117855" calcext:value-type="float">
            <text:p>-0.000719823758117855</text:p>
          </table:table-cell>
          <table:table-cell office:value-type="float" office:value="0.0121267531067133" calcext:value-type="float">
            <text:p>0.0121267531067133</text:p>
          </table:table-cell>
          <table:table-cell office:value-type="float" office:value="-0.0141952661797404" calcext:value-type="float">
            <text:p>-0.0141952661797404</text:p>
          </table:table-cell>
          <table:table-cell office:value-type="float" office:value="0.00264861108735204" calcext:value-type="float">
            <text:p>0.00264861108735204</text:p>
          </table:table-cell>
          <table:table-cell office:value-type="float" office:value="0.00447070831432939" calcext:value-type="float">
            <text:p>0.00447070831432939</text:p>
          </table:table-cell>
          <table:table-cell office:value-type="float" office:value="-0.999986469745636" calcext:value-type="float">
            <text:p>-0.999986469745636</text:p>
          </table:table-cell>
          <table:table-cell office:value-type="float" office:value="0.00302765844389796" calcext:value-type="float">
            <text:p>0.00302765844389796</text:p>
          </table:table-cell>
          <table:table-cell office:value-type="float" office:value="0.00410473113879561" calcext:value-type="float">
            <text:p>0.00410473113879561</text:p>
          </table:table-cell>
          <table:table-cell office:value-type="float" office:value="-0.0021039554849267" calcext:value-type="float">
            <text:p>-0.00210395548492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1489" calcext:value-type="float">
            <text:p>1419950944.51489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41.935607910156" calcext:value-type="float">
            <text:p>141.935607910156</text:p>
          </table:table-cell>
          <table:table-cell table:number-columns-repeated="16"/>
        </table:table-row>
        <table:table-row table:style-name="ro2">
          <table:table-cell office:value-type="float" office:value="1419950944.51748" calcext:value-type="float">
            <text:p>1419950944.51748</text:p>
          </table:table-cell>
          <table:table-cell office:value-type="string" calcext:value-type="string">
            <text:p>Acceleration</text:p>
          </table:table-cell>
          <table:table-cell office:value-type="float" office:value="0.0054473876953125" calcext:value-type="float">
            <text:p>0.0054473876953125</text:p>
          </table:table-cell>
          <table:table-cell office:value-type="float" office:value="0.008331298828125" calcext:value-type="float">
            <text:p>0.008331298828125</text:p>
          </table:table-cell>
          <table:table-cell office:value-type="float" office:value="-1.00233459472656" calcext:value-type="float">
            <text:p>-1.00233459472656</text:p>
          </table:table-cell>
          <table:table-cell table:number-columns-repeated="16"/>
        </table:table-row>
        <table:table-row table:style-name="ro2">
          <table:table-cell office:value-type="float" office:value="1419950944.51822" calcext:value-type="float">
            <text:p>1419950944.51822</text:p>
          </table:table-cell>
          <table:table-cell office:value-type="string" calcext:value-type="string">
            <text:p>Acceleration</text:p>
          </table:table-cell>
          <table:table-cell office:value-type="float" office:value="0.0022125244140625" calcext:value-type="float">
            <text:p>0.0022125244140625</text:p>
          </table:table-cell>
          <table:table-cell office:value-type="float" office:value="0.004791259765625" calcext:value-type="float">
            <text:p>0.004791259765625</text:p>
          </table:table-cell>
          <table:table-cell office:value-type="float" office:value="-1.00070190429688" calcext:value-type="float">
            <text:p>-1.00070190429688</text:p>
          </table:table-cell>
          <table:table-cell table:number-columns-repeated="16"/>
        </table:table-row>
        <table:table-row table:style-name="ro2">
          <table:table-cell office:value-type="float" office:value="1419950944.51847" calcext:value-type="float">
            <text:p>1419950944.51847</text:p>
          </table:table-cell>
          <table:table-cell office:value-type="string" calcext:value-type="string">
            <text:p>Gyro</text:p>
          </table:table-cell>
          <table:table-cell office:value-type="float" office:value="-0.0138609545255354" calcext:value-type="float">
            <text:p>-0.0138609545255354</text:p>
          </table:table-cell>
          <table:table-cell office:value-type="float" office:value="-0.0189798164567767" calcext:value-type="float">
            <text:p>-0.0189798164567767</text:p>
          </table:table-cell>
          <table:table-cell office:value-type="float" office:value="0.0161621920234729" calcext:value-type="float">
            <text:p>0.0161621920234729</text:p>
          </table:table-cell>
          <table:table-cell table:number-columns-repeated="16"/>
        </table:table-row>
        <table:table-row table:style-name="ro2">
          <table:table-cell office:value-type="float" office:value="1419950944.51881" calcext:value-type="float">
            <text:p>1419950944.51881</text:p>
          </table:table-cell>
          <table:table-cell office:value-type="string" calcext:value-type="string">
            <text:p>Gyro</text:p>
          </table:table-cell>
          <table:table-cell office:value-type="float" office:value="-0.00110361395572884" calcext:value-type="float">
            <text:p>-0.00110361395572884</text:p>
          </table:table-cell>
          <table:table-cell office:value-type="float" office:value="-0.0239034686801152" calcext:value-type="float">
            <text:p>-0.0239034686801152</text:p>
          </table:table-cell>
          <table:table-cell office:value-type="float" office:value="0.0122920863273697" calcext:value-type="float">
            <text:p>0.0122920863273697</text:p>
          </table:table-cell>
          <table:table-cell table:number-columns-repeated="16"/>
        </table:table-row>
        <table:table-row table:style-name="ro2">
          <table:table-cell office:value-type="float" office:value="1419950944.51873" calcext:value-type="float">
            <text:p>1419950944.51873</text:p>
          </table:table-cell>
          <table:table-cell office:value-type="string" calcext:value-type="string">
            <text:p>Motion</text:p>
          </table:table-cell>
          <table:table-cell office:value-type="float" office:value="0.00954527314752341" calcext:value-type="float">
            <text:p>0.00954527314752341</text:p>
          </table:table-cell>
          <table:table-cell office:value-type="float" office:value="0.0047201681882143" calcext:value-type="float">
            <text:p>0.0047201681882143</text:p>
          </table:table-cell>
          <table:table-cell office:value-type="float" office:value="-0.00945560820400715" calcext:value-type="float">
            <text:p>-0.00945560820400715</text:p>
          </table:table-cell>
          <table:table-cell office:value-type="float" office:value="0.00273502425061457" calcext:value-type="float">
            <text:p>0.00273502425061457</text:p>
          </table:table-cell>
          <table:table-cell office:value-type="float" office:value="-0.00448407526304842" calcext:value-type="float">
            <text:p>-0.00448407526304842</text:p>
          </table:table-cell>
          <table:table-cell office:value-type="float" office:value="-0.00148328572098697" calcext:value-type="float">
            <text:p>-0.00148328572098697</text:p>
          </table:table-cell>
          <table:table-cell office:value-type="float" office:value="0.00954527314752341" calcext:value-type="float">
            <text:p>0.00954527314752341</text:p>
          </table:table-cell>
          <table:table-cell office:value-type="float" office:value="0.0047201681882143" calcext:value-type="float">
            <text:p>0.0047201681882143</text:p>
          </table:table-cell>
          <table:table-cell office:value-type="float" office:value="-0.00945560820400715" calcext:value-type="float">
            <text:p>-0.00945560820400715</text:p>
          </table:table-cell>
          <table:table-cell office:value-type="float" office:value="0.00273499335162342" calcext:value-type="float">
            <text:p>0.00273499335162342</text:p>
          </table:table-cell>
          <table:table-cell office:value-type="float" office:value="0.00448406022042036" calcext:value-type="float">
            <text:p>0.00448406022042036</text:p>
          </table:table-cell>
          <table:table-cell office:value-type="float" office:value="-0.999986231327057" calcext:value-type="float">
            <text:p>-0.999986231327057</text:p>
          </table:table-cell>
          <table:table-cell office:value-type="float" office:value="0.00101866875775158" calcext:value-type="float">
            <text:p>0.00101866875775158</text:p>
          </table:table-cell>
          <table:table-cell office:value-type="float" office:value="0.00375568587332964" calcext:value-type="float">
            <text:p>0.00375568587332964</text:p>
          </table:table-cell>
          <table:table-cell office:value-type="float" office:value="-0.00808569323271513" calcext:value-type="float">
            <text:p>-0.008085693232715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3386" calcext:value-type="float">
            <text:p>1419950944.53386</text:p>
          </table:table-cell>
          <table:table-cell office:value-type="string" calcext:value-type="string">
            <text:p>Gyro</text:p>
          </table:table-cell>
          <table:table-cell office:value-type="float" office:value="0.00148444599161017" calcext:value-type="float">
            <text:p>0.00148444599161017</text:p>
          </table:table-cell>
          <table:table-cell office:value-type="float" office:value="-0.0240507414883966" calcext:value-type="float">
            <text:p>-0.0240507414883966</text:p>
          </table:table-cell>
          <table:table-cell office:value-type="float" office:value="0.0171451647818211" calcext:value-type="float">
            <text:p>0.0171451647818211</text:p>
          </table:table-cell>
          <table:table-cell table:number-columns-repeated="16"/>
        </table:table-row>
        <table:table-row table:style-name="ro2">
          <table:table-cell office:value-type="float" office:value="1419950944.53368" calcext:value-type="float">
            <text:p>1419950944.53368</text:p>
          </table:table-cell>
          <table:table-cell office:value-type="string" calcext:value-type="string">
            <text:p>Motion</text:p>
          </table:table-cell>
          <table:table-cell office:value-type="float" office:value="-0.00319079379551113" calcext:value-type="float">
            <text:p>-0.00319079379551113</text:p>
          </table:table-cell>
          <table:table-cell office:value-type="float" office:value="0.00839352700859308" calcext:value-type="float">
            <text:p>0.00839352700859308</text:p>
          </table:table-cell>
          <table:table-cell office:value-type="float" office:value="-0.0019126848783344" calcext:value-type="float">
            <text:p>-0.0019126848783344</text:p>
          </table:table-cell>
          <table:table-cell office:value-type="float" office:value="0.00290478673352317" calcext:value-type="float">
            <text:p>0.00290478673352317</text:p>
          </table:table-cell>
          <table:table-cell office:value-type="float" office:value="-0.00458637159418246" calcext:value-type="float">
            <text:p>-0.00458637159418246</text:p>
          </table:table-cell>
          <table:table-cell office:value-type="float" office:value="-0.00150399965307914" calcext:value-type="float">
            <text:p>-0.00150399965307914</text:p>
          </table:table-cell>
          <table:table-cell office:value-type="float" office:value="-0.00319079379551113" calcext:value-type="float">
            <text:p>-0.00319079379551113</text:p>
          </table:table-cell>
          <table:table-cell office:value-type="float" office:value="0.00839352700859308" calcext:value-type="float">
            <text:p>0.00839352700859308</text:p>
          </table:table-cell>
          <table:table-cell office:value-type="float" office:value="-0.0019126848783344" calcext:value-type="float">
            <text:p>-0.0019126848783344</text:p>
          </table:table-cell>
          <table:table-cell office:value-type="float" office:value="0.0029047520365566" calcext:value-type="float">
            <text:p>0.0029047520365566</text:p>
          </table:table-cell>
          <table:table-cell office:value-type="float" office:value="0.00458635529503226" calcext:value-type="float">
            <text:p>0.00458635529503226</text:p>
          </table:table-cell>
          <table:table-cell office:value-type="float" office:value="-0.99998527765274" calcext:value-type="float">
            <text:p>-0.99998527765274</text:p>
          </table:table-cell>
          <table:table-cell office:value-type="float" office:value="0.0025426356587559" calcext:value-type="float">
            <text:p>0.0025426356587559</text:p>
          </table:table-cell>
          <table:table-cell office:value-type="float" office:value="0.00374494330026209" calcext:value-type="float">
            <text:p>0.00374494330026209</text:p>
          </table:table-cell>
          <table:table-cell office:value-type="float" office:value="-0.00234933104366064" calcext:value-type="float">
            <text:p>-0.002349331043660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3418" calcext:value-type="float">
            <text:p>1419950944.53418</text:p>
          </table:table-cell>
          <table:table-cell office:value-type="string" calcext:value-type="string">
            <text:p>Motion</text:p>
          </table:table-cell>
          <table:table-cell office:value-type="float" office:value="0.00956592801958323" calcext:value-type="float">
            <text:p>0.00956592801958323</text:p>
          </table:table-cell>
          <table:table-cell office:value-type="float" office:value="0.00346808973699808" calcext:value-type="float">
            <text:p>0.00346808973699808</text:p>
          </table:table-cell>
          <table:table-cell office:value-type="float" office:value="-0.00578276440501213" calcext:value-type="float">
            <text:p>-0.00578276440501213</text:p>
          </table:table-cell>
          <table:table-cell office:value-type="float" office:value="0.00292182486889556" calcext:value-type="float">
            <text:p>0.00292182486889556</text:p>
          </table:table-cell>
          <table:table-cell office:value-type="float" office:value="-0.0044983938991346" calcext:value-type="float">
            <text:p>-0.0044983938991346</text:p>
          </table:table-cell>
          <table:table-cell office:value-type="float" office:value="-0.00157234665788416" calcext:value-type="float">
            <text:p>-0.00157234665788416</text:p>
          </table:table-cell>
          <table:table-cell office:value-type="float" office:value="0.00956592801958323" calcext:value-type="float">
            <text:p>0.00956592801958323</text:p>
          </table:table-cell>
          <table:table-cell office:value-type="float" office:value="0.00346808973699808" calcext:value-type="float">
            <text:p>0.00346808973699808</text:p>
          </table:table-cell>
          <table:table-cell office:value-type="float" office:value="-0.00578276440501213" calcext:value-type="float">
            <text:p>-0.00578276440501213</text:p>
          </table:table-cell>
          <table:table-cell office:value-type="float" office:value="0.00292179104872048" calcext:value-type="float">
            <text:p>0.00292179104872048</text:p>
          </table:table-cell>
          <table:table-cell office:value-type="float" office:value="0.00449837883934379" calcext:value-type="float">
            <text:p>0.00449837883934379</text:p>
          </table:table-cell>
          <table:table-cell office:value-type="float" office:value="-0.999985635280609" calcext:value-type="float">
            <text:p>-0.999985635280609</text:p>
          </table:table-cell>
          <table:table-cell office:value-type="float" office:value="-0.000709266751073301" calcext:value-type="float">
            <text:p>-0.000709266751073301</text:p>
          </table:table-cell>
          <table:table-cell office:value-type="float" office:value="0.000292881042696536" calcext:value-type="float">
            <text:p>0.000292881042696536</text:p>
          </table:table-cell>
          <table:table-cell office:value-type="float" office:value="-0.000716290553100407" calcext:value-type="float">
            <text:p>-0.0007162905531004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3713" calcext:value-type="float">
            <text:p>1419950944.53713</text:p>
          </table:table-cell>
          <table:table-cell office:value-type="string" calcext:value-type="string">
            <text:p>Acceleration</text:p>
          </table:table-cell>
          <table:table-cell office:value-type="float" office:value="0.0021820068359375" calcext:value-type="float">
            <text:p>0.0021820068359375</text:p>
          </table:table-cell>
          <table:table-cell office:value-type="float" office:value="0.0062255859375" calcext:value-type="float">
            <text:p>0.0062255859375</text:p>
          </table:table-cell>
          <table:table-cell office:value-type="float" office:value="-1.00042724609375" calcext:value-type="float">
            <text:p>-1.00042724609375</text:p>
          </table:table-cell>
          <table:table-cell table:number-columns-repeated="16"/>
        </table:table-row>
        <table:table-row table:style-name="ro2">
          <table:table-cell office:value-type="float" office:value="1419950944.53738" calcext:value-type="float">
            <text:p>1419950944.53738</text:p>
          </table:table-cell>
          <table:table-cell office:value-type="string" calcext:value-type="string">
            <text:p>Acceleration</text:p>
          </table:table-cell>
          <table:table-cell office:value-type="float" office:value="0.001007080078125" calcext:value-type="float">
            <text:p>0.001007080078125</text:p>
          </table:table-cell>
          <table:table-cell office:value-type="float" office:value="0.004852294921875" calcext:value-type="float">
            <text:p>0.004852294921875</text:p>
          </table:table-cell>
          <table:table-cell office:value-type="float" office:value="-1.00334167480469" calcext:value-type="float">
            <text:p>-1.00334167480469</text:p>
          </table:table-cell>
          <table:table-cell table:number-columns-repeated="16"/>
        </table:table-row>
        <table:table-row table:style-name="ro2">
          <table:table-cell office:value-type="float" office:value="1419950944.54098" calcext:value-type="float">
            <text:p>1419950944.54098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4.54979" calcext:value-type="float">
            <text:p>1419950944.54979</text:p>
          </table:table-cell>
          <table:table-cell office:value-type="string" calcext:value-type="string">
            <text:p>Gyro</text:p>
          </table:table-cell>
          <table:table-cell office:value-type="float" office:value="-0.00234145123039767" calcext:value-type="float">
            <text:p>-0.00234145123039767</text:p>
          </table:table-cell>
          <table:table-cell office:value-type="float" office:value="-0.0275027308933573" calcext:value-type="float">
            <text:p>-0.0275027308933573</text:p>
          </table:table-cell>
          <table:table-cell office:value-type="float" office:value="0.0159888202365087" calcext:value-type="float">
            <text:p>0.0159888202365087</text:p>
          </table:table-cell>
          <table:table-cell table:number-columns-repeated="16"/>
        </table:table-row>
        <table:table-row table:style-name="ro2">
          <table:table-cell office:value-type="float" office:value="1419950944.5501" calcext:value-type="float">
            <text:p>1419950944.5501</text:p>
          </table:table-cell>
          <table:table-cell office:value-type="string" calcext:value-type="string">
            <text:p>Gyro</text:p>
          </table:table-cell>
          <table:table-cell office:value-type="float" office:value="-0.0101013700146706" calcext:value-type="float">
            <text:p>-0.0101013700146706</text:p>
          </table:table-cell>
          <table:table-cell office:value-type="float" office:value="-0.0259000405493476" calcext:value-type="float">
            <text:p>-0.0259000405493476</text:p>
          </table:table-cell>
          <table:table-cell office:value-type="float" office:value="0.0026517094973919" calcext:value-type="float">
            <text:p>0.0026517094973919</text:p>
          </table:table-cell>
          <table:table-cell table:number-columns-repeated="16"/>
        </table:table-row>
        <table:table-row table:style-name="ro2">
          <table:table-cell office:value-type="float" office:value="1419950944.54982" calcext:value-type="float">
            <text:p>1419950944.54982</text:p>
          </table:table-cell>
          <table:table-cell office:value-type="string" calcext:value-type="string">
            <text:p>Motion</text:p>
          </table:table-cell>
          <table:table-cell office:value-type="float" office:value="0.0121495397761464" calcext:value-type="float">
            <text:p>0.0121495397761464</text:p>
          </table:table-cell>
          <table:table-cell office:value-type="float" office:value="0.00331890257075429" calcext:value-type="float">
            <text:p>0.00331890257075429</text:p>
          </table:table-cell>
          <table:table-cell office:value-type="float" office:value="-0.000929670175537467" calcext:value-type="float">
            <text:p>-0.000929670175537467</text:p>
          </table:table-cell>
          <table:table-cell office:value-type="float" office:value="0.00292460257620315" calcext:value-type="float">
            <text:p>0.00292460257620315</text:p>
          </table:table-cell>
          <table:table-cell office:value-type="float" office:value="-0.00443150157448278" calcext:value-type="float">
            <text:p>-0.00443150157448278</text:p>
          </table:table-cell>
          <table:table-cell office:value-type="float" office:value="-0.00160198113986792" calcext:value-type="float">
            <text:p>-0.00160198113986792</text:p>
          </table:table-cell>
          <table:table-cell office:value-type="float" office:value="0.0121495397761464" calcext:value-type="float">
            <text:p>0.0121495397761464</text:p>
          </table:table-cell>
          <table:table-cell office:value-type="float" office:value="0.00331890257075429" calcext:value-type="float">
            <text:p>0.00331890257075429</text:p>
          </table:table-cell>
          <table:table-cell office:value-type="float" office:value="-0.000929670175537467" calcext:value-type="float">
            <text:p>-0.000929670175537467</text:p>
          </table:table-cell>
          <table:table-cell office:value-type="float" office:value="0.00292456964962184" calcext:value-type="float">
            <text:p>0.00292456964962184</text:p>
          </table:table-cell>
          <table:table-cell office:value-type="float" office:value="0.00443148706108332" calcext:value-type="float">
            <text:p>0.00443148706108332</text:p>
          </table:table-cell>
          <table:table-cell office:value-type="float" office:value="-0.999985933303833" calcext:value-type="float">
            <text:p>-0.999985933303833</text:p>
          </table:table-cell>
          <table:table-cell office:value-type="float" office:value="-0.000742562871892005" calcext:value-type="float">
            <text:p>-0.000742562871892005</text:p>
          </table:table-cell>
          <table:table-cell office:value-type="float" office:value="0.00179409887641668" calcext:value-type="float">
            <text:p>0.00179409887641668</text:p>
          </table:table-cell>
          <table:table-cell office:value-type="float" office:value="-0.000441341777332127" calcext:value-type="float">
            <text:p>-0.0004413417773321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569" calcext:value-type="float">
            <text:p>1419950944.5569</text:p>
          </table:table-cell>
          <table:table-cell office:value-type="string" calcext:value-type="string">
            <text:p>Acceleration</text:p>
          </table:table-cell>
          <table:table-cell office:value-type="float" office:value="0.0040740966796875" calcext:value-type="float">
            <text:p>0.0040740966796875</text:p>
          </table:table-cell>
          <table:table-cell office:value-type="float" office:value="0.00579833984375" calcext:value-type="float">
            <text:p>0.00579833984375</text:p>
          </table:table-cell>
          <table:table-cell office:value-type="float" office:value="-1.0054931640625" calcext:value-type="float">
            <text:p>-1.0054931640625</text:p>
          </table:table-cell>
          <table:table-cell table:number-columns-repeated="16"/>
        </table:table-row>
        <table:table-row table:style-name="ro2">
          <table:table-cell office:value-type="float" office:value="1419950944.55692" calcext:value-type="float">
            <text:p>1419950944.55692</text:p>
          </table:table-cell>
          <table:table-cell office:value-type="string" calcext:value-type="string">
            <text:p>Acceleration</text:p>
          </table:table-cell>
          <table:table-cell office:value-type="float" office:value="0.003875732421875" calcext:value-type="float">
            <text:p>0.003875732421875</text:p>
          </table:table-cell>
          <table:table-cell office:value-type="float" office:value="0.0043792724609375" calcext:value-type="float">
            <text:p>0.0043792724609375</text:p>
          </table:table-cell>
          <table:table-cell office:value-type="float" office:value="-1.00454711914063" calcext:value-type="float">
            <text:p>-1.00454711914063</text:p>
          </table:table-cell>
          <table:table-cell table:number-columns-repeated="16"/>
        </table:table-row>
        <table:table-row table:style-name="ro2">
          <table:table-cell office:value-type="float" office:value="1419950944.56596" calcext:value-type="float">
            <text:p>1419950944.56596</text:p>
          </table:table-cell>
          <table:table-cell office:value-type="string" calcext:value-type="string">
            <text:p>Gyro</text:p>
          </table:table-cell>
          <table:table-cell office:value-type="float" office:value="-0.00876792525686787" calcext:value-type="float">
            <text:p>-0.00876792525686787</text:p>
          </table:table-cell>
          <table:table-cell office:value-type="float" office:value="-0.0295989049873587" calcext:value-type="float">
            <text:p>-0.0295989049873587</text:p>
          </table:table-cell>
          <table:table-cell office:value-type="float" office:value="0.00875434313530847" calcext:value-type="float">
            <text:p>0.00875434313530847</text:p>
          </table:table-cell>
          <table:table-cell table:number-columns-repeated="16"/>
        </table:table-row>
        <table:table-row table:style-name="ro2">
          <table:table-cell office:value-type="float" office:value="1419950944.56556" calcext:value-type="float">
            <text:p>1419950944.56556</text:p>
          </table:table-cell>
          <table:table-cell office:value-type="string" calcext:value-type="string">
            <text:p>Motion</text:p>
          </table:table-cell>
          <table:table-cell office:value-type="float" office:value="0.00832262076437473" calcext:value-type="float">
            <text:p>0.00832262076437473</text:p>
          </table:table-cell>
          <table:table-cell office:value-type="float" office:value="-0.000137902723508887" calcext:value-type="float">
            <text:p>-0.000137902723508887</text:p>
          </table:table-cell>
          <table:table-cell office:value-type="float" office:value="-0.00208602659404278" calcext:value-type="float">
            <text:p>-0.00208602659404278</text:p>
          </table:table-cell>
          <table:table-cell office:value-type="float" office:value="0.00288431376103689" calcext:value-type="float">
            <text:p>0.00288431376103689</text:p>
          </table:table-cell>
          <table:table-cell office:value-type="float" office:value="-0.00434723645699837" calcext:value-type="float">
            <text:p>-0.00434723645699837</text:p>
          </table:table-cell>
          <table:table-cell office:value-type="float" office:value="-0.00164436776326906" calcext:value-type="float">
            <text:p>-0.00164436776326906</text:p>
          </table:table-cell>
          <table:table-cell office:value-type="float" office:value="0.00832262076437473" calcext:value-type="float">
            <text:p>0.00832262076437473</text:p>
          </table:table-cell>
          <table:table-cell office:value-type="float" office:value="-0.000137902723508887" calcext:value-type="float">
            <text:p>-0.000137902723508887</text:p>
          </table:table-cell>
          <table:table-cell office:value-type="float" office:value="-0.00208602659404278" calcext:value-type="float">
            <text:p>-0.00208602659404278</text:p>
          </table:table-cell>
          <table:table-cell office:value-type="float" office:value="0.00288428249768913" calcext:value-type="float">
            <text:p>0.00288428249768913</text:p>
          </table:table-cell>
          <table:table-cell office:value-type="float" office:value="0.00434722285717726" calcext:value-type="float">
            <text:p>0.00434722285717726</text:p>
          </table:table-cell>
          <table:table-cell office:value-type="float" office:value="-0.999986410140991" calcext:value-type="float">
            <text:p>-0.999986410140991</text:p>
          </table:table-cell>
          <table:table-cell office:value-type="float" office:value="-0.00187720241956413" calcext:value-type="float">
            <text:p>-0.00187720241956413</text:p>
          </table:table-cell>
          <table:table-cell office:value-type="float" office:value="0.000505072181113064" calcext:value-type="float">
            <text:p>0.000505072181113064</text:p>
          </table:table-cell>
          <table:table-cell office:value-type="float" office:value="-0.00335528352297842" calcext:value-type="float">
            <text:p>-0.003355283522978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673" calcext:value-type="float">
            <text:p>1419950944.5673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4.56677" calcext:value-type="float">
            <text:p>1419950944.56677</text:p>
          </table:table-cell>
          <table:table-cell office:value-type="string" calcext:value-type="string">
            <text:p>Motion</text:p>
          </table:table-cell>
          <table:table-cell office:value-type="float" office:value="0.000559046515263617" calcext:value-type="float">
            <text:p>0.000559046515263617</text:p>
          </table:table-cell>
          <table:table-cell office:value-type="float" office:value="0.00146772142034024" calcext:value-type="float">
            <text:p>0.00146772142034024</text:p>
          </table:table-cell>
          <table:table-cell office:value-type="float" office:value="-0.0154230901971459" calcext:value-type="float">
            <text:p>-0.0154230901971459</text:p>
          </table:table-cell>
          <table:table-cell office:value-type="float" office:value="0.00291010484370807" calcext:value-type="float">
            <text:p>0.00291010484370807</text:p>
          </table:table-cell>
          <table:table-cell office:value-type="float" office:value="-0.00436509944083068" calcext:value-type="float">
            <text:p>-0.00436509944083068</text:p>
          </table:table-cell>
          <table:table-cell office:value-type="float" office:value="-0.00175659309028279" calcext:value-type="float">
            <text:p>-0.00175659309028279</text:p>
          </table:table-cell>
          <table:table-cell office:value-type="float" office:value="0.000559046515263617" calcext:value-type="float">
            <text:p>0.000559046515263617</text:p>
          </table:table-cell>
          <table:table-cell office:value-type="float" office:value="0.00146772142034024" calcext:value-type="float">
            <text:p>0.00146772142034024</text:p>
          </table:table-cell>
          <table:table-cell office:value-type="float" office:value="-0.0154230901971459" calcext:value-type="float">
            <text:p>-0.0154230901971459</text:p>
          </table:table-cell>
          <table:table-cell office:value-type="float" office:value="0.00291007291525602" calcext:value-type="float">
            <text:p>0.00291007291525602</text:p>
          </table:table-cell>
          <table:table-cell office:value-type="float" office:value="0.00436508562415838" calcext:value-type="float">
            <text:p>0.00436508562415838</text:p>
          </table:table-cell>
          <table:table-cell office:value-type="float" office:value="-0.999986231327057" calcext:value-type="float">
            <text:p>-0.999986231327057</text:p>
          </table:table-cell>
          <table:table-cell office:value-type="float" office:value="0.00116402364801616" calcext:value-type="float">
            <text:p>0.00116402364801616</text:p>
          </table:table-cell>
          <table:table-cell office:value-type="float" office:value="0.00143325421959162" calcext:value-type="float">
            <text:p>0.00143325421959162</text:p>
          </table:table-cell>
          <table:table-cell office:value-type="float" office:value="-0.00550692528486252" calcext:value-type="float">
            <text:p>-0.005506925284862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7618" calcext:value-type="float">
            <text:p>1419950944.57618</text:p>
          </table:table-cell>
          <table:table-cell office:value-type="string" calcext:value-type="string">
            <text:p>Acceleration</text:p>
          </table:table-cell>
          <table:table-cell office:value-type="float" office:value="-0.00115966796875" calcext:value-type="float">
            <text:p>-0.00115966796875</text:p>
          </table:table-cell>
          <table:table-cell office:value-type="float" office:value="0.0074005126953125" calcext:value-type="float">
            <text:p>0.0074005126953125</text:p>
          </table:table-cell>
          <table:table-cell office:value-type="float" office:value="-0.996566772460938" calcext:value-type="float">
            <text:p>-0.996566772460938</text:p>
          </table:table-cell>
          <table:table-cell table:number-columns-repeated="16"/>
        </table:table-row>
        <table:table-row table:style-name="ro2">
          <table:table-cell office:value-type="float" office:value="1419950944.57665" calcext:value-type="float">
            <text:p>1419950944.57665</text:p>
          </table:table-cell>
          <table:table-cell office:value-type="string" calcext:value-type="string">
            <text:p>Acceleration</text:p>
          </table:table-cell>
          <table:table-cell office:value-type="float" office:value="0.0000457763671875" calcext:value-type="float">
            <text:p>4.57763671875E-005</text:p>
          </table:table-cell>
          <table:table-cell office:value-type="float" office:value="0.006195068359375" calcext:value-type="float">
            <text:p>0.006195068359375</text:p>
          </table:table-cell>
          <table:table-cell office:value-type="float" office:value="-0.996841430664062" calcext:value-type="float">
            <text:p>-0.996841430664062</text:p>
          </table:table-cell>
          <table:table-cell table:number-columns-repeated="16"/>
        </table:table-row>
        <table:table-row table:style-name="ro2">
          <table:table-cell office:value-type="float" office:value="1419950944.58149" calcext:value-type="float">
            <text:p>1419950944.58149</text:p>
          </table:table-cell>
          <table:table-cell office:value-type="string" calcext:value-type="string">
            <text:p>Gyro</text:p>
          </table:table-cell>
          <table:table-cell office:value-type="float" office:value="-0.0010820423508992" calcext:value-type="float">
            <text:p>-0.0010820423508992</text:p>
          </table:table-cell>
          <table:table-cell office:value-type="float" office:value="-0.0298255399961244" calcext:value-type="float">
            <text:p>-0.0298255399961244</text:p>
          </table:table-cell>
          <table:table-cell office:value-type="float" office:value="0.012301141075076" calcext:value-type="float">
            <text:p>0.012301141075076</text:p>
          </table:table-cell>
          <table:table-cell table:number-columns-repeated="16"/>
        </table:table-row>
        <table:table-row table:style-name="ro2">
          <table:table-cell office:value-type="float" office:value="1419950944.58196" calcext:value-type="float">
            <text:p>1419950944.58196</text:p>
          </table:table-cell>
          <table:table-cell office:value-type="string" calcext:value-type="string">
            <text:p>Gyro</text:p>
          </table:table-cell>
          <table:table-cell office:value-type="float" office:value="0.000212253938879315" calcext:value-type="float">
            <text:p>0.000212253938879315</text:p>
          </table:table-cell>
          <table:table-cell office:value-type="float" office:value="-0.0298990432422106" calcext:value-type="float">
            <text:p>-0.0298990432422106</text:p>
          </table:table-cell>
          <table:table-cell office:value-type="float" office:value="0.0147278134603562" calcext:value-type="float">
            <text:p>0.0147278134603562</text:p>
          </table:table-cell>
          <table:table-cell table:number-columns-repeated="16"/>
        </table:table-row>
        <table:table-row table:style-name="ro2">
          <table:table-cell office:value-type="float" office:value="1419950944.58169" calcext:value-type="float">
            <text:p>1419950944.58169</text:p>
          </table:table-cell>
          <table:table-cell office:value-type="string" calcext:value-type="string">
            <text:p>Motion</text:p>
          </table:table-cell>
          <table:table-cell office:value-type="float" office:value="0.00189248495735228" calcext:value-type="float">
            <text:p>0.00189248495735228</text:p>
          </table:table-cell>
          <table:table-cell office:value-type="float" office:value="-0.00222870986908674" calcext:value-type="float">
            <text:p>-0.00222870986908674</text:p>
          </table:table-cell>
          <table:table-cell office:value-type="float" office:value="-0.00932040344923735" calcext:value-type="float">
            <text:p>-0.00932040344923735</text:p>
          </table:table-cell>
          <table:table-cell office:value-type="float" office:value="0.0028853401033766" calcext:value-type="float">
            <text:p>0.0028853401033766</text:p>
          </table:table-cell>
          <table:table-cell office:value-type="float" office:value="-0.00432480334057736" calcext:value-type="float">
            <text:p>-0.00432480334057736</text:p>
          </table:table-cell>
          <table:table-cell office:value-type="float" office:value="-0.00187568318030392" calcext:value-type="float">
            <text:p>-0.00187568318030392</text:p>
          </table:table-cell>
          <table:table-cell office:value-type="float" office:value="0.00189248495735228" calcext:value-type="float">
            <text:p>0.00189248495735228</text:p>
          </table:table-cell>
          <table:table-cell office:value-type="float" office:value="-0.00222870986908674" calcext:value-type="float">
            <text:p>-0.00222870986908674</text:p>
          </table:table-cell>
          <table:table-cell office:value-type="float" office:value="-0.00932040344923735" calcext:value-type="float">
            <text:p>-0.00932040344923735</text:p>
          </table:table-cell>
          <table:table-cell office:value-type="float" office:value="0.002885309047997" calcext:value-type="float">
            <text:p>0.002885309047997</text:p>
          </table:table-cell>
          <table:table-cell office:value-type="float" office:value="0.0043247900903225" calcext:value-type="float">
            <text:p>0.0043247900903225</text:p>
          </table:table-cell>
          <table:table-cell office:value-type="float" office:value="-0.999986469745636" calcext:value-type="float">
            <text:p>-0.999986469745636</text:p>
          </table:table-cell>
          <table:table-cell office:value-type="float" office:value="0.00099042325746268" calcext:value-type="float">
            <text:p>0.00099042325746268</text:p>
          </table:table-cell>
          <table:table-cell office:value-type="float" office:value="0.0000544826034456492" calcext:value-type="float">
            <text:p>5.44826034456492E-005</text:p>
          </table:table-cell>
          <table:table-cell office:value-type="float" office:value="-0.00456063356250525" calcext:value-type="float">
            <text:p>-0.004560633562505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9241" calcext:value-type="float">
            <text:p>1419950944.59241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4.59592" calcext:value-type="float">
            <text:p>1419950944.59592</text:p>
          </table:table-cell>
          <table:table-cell office:value-type="string" calcext:value-type="string">
            <text:p>Acceleration</text:p>
          </table:table-cell>
          <table:table-cell office:value-type="float" office:value="0.002655029296875" calcext:value-type="float">
            <text:p>0.002655029296875</text:p>
          </table:table-cell>
          <table:table-cell office:value-type="float" office:value="0.0055694580078125" calcext:value-type="float">
            <text:p>0.0055694580078125</text:p>
          </table:table-cell>
          <table:table-cell office:value-type="float" office:value="-1.00334167480469" calcext:value-type="float">
            <text:p>-1.00334167480469</text:p>
          </table:table-cell>
          <table:table-cell table:number-columns-repeated="16"/>
        </table:table-row>
        <table:table-row table:style-name="ro2">
          <table:table-cell office:value-type="float" office:value="1419950944.59594" calcext:value-type="float">
            <text:p>1419950944.59594</text:p>
          </table:table-cell>
          <table:table-cell office:value-type="string" calcext:value-type="string">
            <text:p>Acceleration</text:p>
          </table:table-cell>
          <table:table-cell office:value-type="float" office:value="0.00335693359375" calcext:value-type="float">
            <text:p>0.00335693359375</text:p>
          </table:table-cell>
          <table:table-cell office:value-type="float" office:value="0.0063018798828125" calcext:value-type="float">
            <text:p>0.0063018798828125</text:p>
          </table:table-cell>
          <table:table-cell office:value-type="float" office:value="-1.00617980957031" calcext:value-type="float">
            <text:p>-1.00617980957031</text:p>
          </table:table-cell>
          <table:table-cell table:number-columns-repeated="16"/>
        </table:table-row>
        <table:table-row table:style-name="ro2">
          <table:table-cell office:value-type="float" office:value="1419950944.59757" calcext:value-type="float">
            <text:p>1419950944.59757</text:p>
          </table:table-cell>
          <table:table-cell office:value-type="string" calcext:value-type="string">
            <text:p>Gyro</text:p>
          </table:table-cell>
          <table:table-cell office:value-type="float" office:value="-0.00234544597203279" calcext:value-type="float">
            <text:p>-0.00234544597203279</text:p>
          </table:table-cell>
          <table:table-cell office:value-type="float" office:value="-0.0286633364964138" calcext:value-type="float">
            <text:p>-0.0286633364964138</text:p>
          </table:table-cell>
          <table:table-cell office:value-type="float" office:value="0.0147672282444894" calcext:value-type="float">
            <text:p>0.0147672282444894</text:p>
          </table:table-cell>
          <table:table-cell table:number-columns-repeated="16"/>
        </table:table-row>
        <table:table-row table:style-name="ro2">
          <table:table-cell office:value-type="float" office:value="1419950944.59756" calcext:value-type="float">
            <text:p>1419950944.59756</text:p>
          </table:table-cell>
          <table:table-cell office:value-type="string" calcext:value-type="string">
            <text:p>Motion</text:p>
          </table:table-cell>
          <table:table-cell office:value-type="float" office:value="0.00956997741013765" calcext:value-type="float">
            <text:p>0.00956997741013765</text:p>
          </table:table-cell>
          <table:table-cell office:value-type="float" office:value="-0.00246631051413715" calcext:value-type="float">
            <text:p>-0.00246631051413715</text:p>
          </table:table-cell>
          <table:table-cell office:value-type="float" office:value="-0.00577365094795823" calcext:value-type="float">
            <text:p>-0.00577365094795823</text:p>
          </table:table-cell>
          <table:table-cell office:value-type="float" office:value="0.00277382109830321" calcext:value-type="float">
            <text:p>0.00277382109830321</text:p>
          </table:table-cell>
          <table:table-cell office:value-type="float" office:value="-0.00428990614431986" calcext:value-type="float">
            <text:p>-0.00428990614431986</text:p>
          </table:table-cell>
          <table:table-cell office:value-type="float" office:value="-0.00198378822280442" calcext:value-type="float">
            <text:p>-0.00198378822280442</text:p>
          </table:table-cell>
          <table:table-cell office:value-type="float" office:value="0.00956997741013765" calcext:value-type="float">
            <text:p>0.00956997741013765</text:p>
          </table:table-cell>
          <table:table-cell office:value-type="float" office:value="-0.00246631051413715" calcext:value-type="float">
            <text:p>-0.00246631051413715</text:p>
          </table:table-cell>
          <table:table-cell office:value-type="float" office:value="-0.00577365094795823" calcext:value-type="float">
            <text:p>-0.00577365094795823</text:p>
          </table:table-cell>
          <table:table-cell office:value-type="float" office:value="0.00277379201725125" calcext:value-type="float">
            <text:p>0.00277379201725125</text:p>
          </table:table-cell>
          <table:table-cell office:value-type="float" office:value="0.00428989296779037" calcext:value-type="float">
            <text:p>0.00428989296779037</text:p>
          </table:table-cell>
          <table:table-cell office:value-type="float" office:value="-0.999986946582794" calcext:value-type="float">
            <text:p>-0.999986946582794</text:p>
          </table:table-cell>
          <table:table-cell office:value-type="float" office:value="-0.00393345998600125" calcext:value-type="float">
            <text:p>-0.00393345998600125</text:p>
          </table:table-cell>
          <table:table-cell office:value-type="float" office:value="0.00311061972752214" calcext:value-type="float">
            <text:p>0.00311061972752214</text:p>
          </table:table-cell>
          <table:table-cell office:value-type="float" office:value="0.00342017901130021" calcext:value-type="float">
            <text:p>0.003420179011300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59788" calcext:value-type="float">
            <text:p>1419950944.59788</text:p>
          </table:table-cell>
          <table:table-cell office:value-type="string" calcext:value-type="string">
            <text:p>Motion</text:p>
          </table:table-cell>
          <table:table-cell office:value-type="float" office:value="0.0108589297160506" calcext:value-type="float">
            <text:p>0.0108589297160506</text:p>
          </table:table-cell>
          <table:table-cell office:value-type="float" office:value="-0.00254739890806377" calcext:value-type="float">
            <text:p>-0.00254739890806377</text:p>
          </table:table-cell>
          <table:table-cell office:value-type="float" office:value="-0.00334699754603207" calcext:value-type="float">
            <text:p>-0.00334699754603207</text:p>
          </table:table-cell>
          <table:table-cell office:value-type="float" office:value="0.00267157985278095" calcext:value-type="float">
            <text:p>0.00267157985278095</text:p>
          </table:table-cell>
          <table:table-cell office:value-type="float" office:value="-0.00425739777763527" calcext:value-type="float">
            <text:p>-0.00425739777763527</text:p>
          </table:table-cell>
          <table:table-cell office:value-type="float" office:value="-0.00202590235238812" calcext:value-type="float">
            <text:p>-0.00202590235238812</text:p>
          </table:table-cell>
          <table:table-cell office:value-type="float" office:value="0.0108589297160506" calcext:value-type="float">
            <text:p>0.0108589297160506</text:p>
          </table:table-cell>
          <table:table-cell office:value-type="float" office:value="-0.00254739890806377" calcext:value-type="float">
            <text:p>-0.00254739890806377</text:p>
          </table:table-cell>
          <table:table-cell office:value-type="float" office:value="-0.00334699754603207" calcext:value-type="float">
            <text:p>-0.00334699754603207</text:p>
          </table:table-cell>
          <table:table-cell office:value-type="float" office:value="0.00267155235633254" calcext:value-type="float">
            <text:p>0.00267155235633254</text:p>
          </table:table-cell>
          <table:table-cell office:value-type="float" office:value="0.00425738468766213" calcext:value-type="float">
            <text:p>0.00425738468766213</text:p>
          </table:table-cell>
          <table:table-cell office:value-type="float" office:value="-0.999987363815308" calcext:value-type="float">
            <text:p>-0.999987363815308</text:p>
          </table:table-cell>
          <table:table-cell office:value-type="float" office:value="-0.00262577598914504" calcext:value-type="float">
            <text:p>-0.00262577598914504</text:p>
          </table:table-cell>
          <table:table-cell office:value-type="float" office:value="0.00193768343888223" calcext:value-type="float">
            <text:p>0.00193768343888223</text:p>
          </table:table-cell>
          <table:table-cell office:value-type="float" office:value="0.00314593804068863" calcext:value-type="float">
            <text:p>0.003145938040688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1369" calcext:value-type="float">
            <text:p>1419950944.61369</text:p>
          </table:table-cell>
          <table:table-cell office:value-type="string" calcext:value-type="string">
            <text:p>Gyro</text:p>
          </table:table-cell>
          <table:table-cell office:value-type="float" office:value="0.000190682334049673" calcext:value-type="float">
            <text:p>0.000190682334049673</text:p>
          </table:table-cell>
          <table:table-cell office:value-type="float" office:value="-0.0192871452465719" calcext:value-type="float">
            <text:p>-0.0192871452465719</text:p>
          </table:table-cell>
          <table:table-cell office:value-type="float" office:value="0.0171587469033805" calcext:value-type="float">
            <text:p>0.0171587469033805</text:p>
          </table:table-cell>
          <table:table-cell table:number-columns-repeated="16"/>
        </table:table-row>
        <table:table-row table:style-name="ro2">
          <table:table-cell office:value-type="float" office:value="1419950944.61423" calcext:value-type="float">
            <text:p>1419950944.61423</text:p>
          </table:table-cell>
          <table:table-cell office:value-type="string" calcext:value-type="string">
            <text:p>Gyro</text:p>
          </table:table-cell>
          <table:table-cell office:value-type="float" office:value="-0.00365225911893467" calcext:value-type="float">
            <text:p>-0.00365225911893467</text:p>
          </table:table-cell>
          <table:table-cell office:value-type="float" office:value="-0.0180013710722816" calcext:value-type="float">
            <text:p>-0.0180013710722816</text:p>
          </table:table-cell>
          <table:table-cell office:value-type="float" office:value="0.0159949455070159" calcext:value-type="float">
            <text:p>0.0159949455070159</text:p>
          </table:table-cell>
          <table:table-cell table:number-columns-repeated="16"/>
        </table:table-row>
        <table:table-row table:style-name="ro2">
          <table:table-cell office:value-type="float" office:value="1419950944.61485" calcext:value-type="float">
            <text:p>1419950944.61485</text:p>
          </table:table-cell>
          <table:table-cell office:value-type="string" calcext:value-type="string">
            <text:p>Acceleration</text:p>
          </table:table-cell>
          <table:table-cell office:value-type="float" office:value="0.004302978515625" calcext:value-type="float">
            <text:p>0.004302978515625</text:p>
          </table:table-cell>
          <table:table-cell office:value-type="float" office:value="0.0064849853515625" calcext:value-type="float">
            <text:p>0.0064849853515625</text:p>
          </table:table-cell>
          <table:table-cell office:value-type="float" office:value="-1.0047607421875" calcext:value-type="float">
            <text:p>-1.0047607421875</text:p>
          </table:table-cell>
          <table:table-cell table:number-columns-repeated="16"/>
        </table:table-row>
        <table:table-row table:style-name="ro2">
          <table:table-cell office:value-type="float" office:value="1419950944.61526" calcext:value-type="float">
            <text:p>1419950944.61526</text:p>
          </table:table-cell>
          <table:table-cell office:value-type="string" calcext:value-type="string">
            <text:p>Acceleration</text:p>
          </table:table-cell>
          <table:table-cell office:value-type="float" office:value="0.006011962890625" calcext:value-type="float">
            <text:p>0.006011962890625</text:p>
          </table:table-cell>
          <table:table-cell office:value-type="float" office:value="0.0057220458984375" calcext:value-type="float">
            <text:p>0.0057220458984375</text:p>
          </table:table-cell>
          <table:table-cell office:value-type="float" office:value="-1.00143432617188" calcext:value-type="float">
            <text:p>-1.00143432617188</text:p>
          </table:table-cell>
          <table:table-cell table:number-columns-repeated="16"/>
        </table:table-row>
        <table:table-row table:style-name="ro2">
          <table:table-cell office:value-type="float" office:value="1419950944.61384" calcext:value-type="float">
            <text:p>1419950944.61384</text:p>
          </table:table-cell>
          <table:table-cell office:value-type="string" calcext:value-type="string">
            <text:p>Motion</text:p>
          </table:table-cell>
          <table:table-cell office:value-type="float" office:value="0.00829186383634806" calcext:value-type="float">
            <text:p>0.00829186383634806</text:p>
          </table:table-cell>
          <table:table-cell office:value-type="float" office:value="-0.0013099096249789" calcext:value-type="float">
            <text:p>-0.0013099096249789</text:p>
          </table:table-cell>
          <table:table-cell office:value-type="float" office:value="-0.00330753671005368" calcext:value-type="float">
            <text:p>-0.00330753671005368</text:p>
          </table:table-cell>
          <table:table-cell office:value-type="float" office:value="0.00266133340608835" calcext:value-type="float">
            <text:p>0.00266133340608835</text:p>
          </table:table-cell>
          <table:table-cell office:value-type="float" office:value="-0.0042580789964076" calcext:value-type="float">
            <text:p>-0.0042580789964076</text:p>
          </table:table-cell>
          <table:table-cell office:value-type="float" office:value="-0.0020676564778397" calcext:value-type="float">
            <text:p>-0.0020676564778397</text:p>
          </table:table-cell>
          <table:table-cell office:value-type="float" office:value="0.00829186383634806" calcext:value-type="float">
            <text:p>0.00829186383634806</text:p>
          </table:table-cell>
          <table:table-cell office:value-type="float" office:value="-0.0013099096249789" calcext:value-type="float">
            <text:p>-0.0013099096249789</text:p>
          </table:table-cell>
          <table:table-cell office:value-type="float" office:value="-0.00330753671005368" calcext:value-type="float">
            <text:p>-0.00330753671005368</text:p>
          </table:table-cell>
          <table:table-cell office:value-type="float" office:value="0.00266130617819727" calcext:value-type="float">
            <text:p>0.00266130617819727</text:p>
          </table:table-cell>
          <table:table-cell office:value-type="float" office:value="0.00425806595012546" calcext:value-type="float">
            <text:p>0.00425806595012546</text:p>
          </table:table-cell>
          <table:table-cell office:value-type="float" office:value="-0.999987363815308" calcext:value-type="float">
            <text:p>-0.999987363815308</text:p>
          </table:table-cell>
          <table:table-cell office:value-type="float" office:value="0.000695627473760396" calcext:value-type="float">
            <text:p>0.000695627473760396</text:p>
          </table:table-cell>
          <table:table-cell office:value-type="float" office:value="0.0020438136998564" calcext:value-type="float">
            <text:p>0.0020438136998564</text:p>
          </table:table-cell>
          <table:table-cell office:value-type="float" office:value="-0.00619241641834378" calcext:value-type="float">
            <text:p>-0.006192416418343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1839" calcext:value-type="float">
            <text:p>1419950944.61839</text:p>
          </table:table-cell>
          <table:table-cell office:value-type="string" calcext:value-type="string">
            <text:p>Magnetic</text:p>
          </table:table-cell>
          <table:table-cell office:value-type="float" office:value="56.9003448486328" calcext:value-type="float">
            <text:p>56.9003448486328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41.606292724609" calcext:value-type="float">
            <text:p>141.606292724609</text:p>
          </table:table-cell>
          <table:table-cell table:number-columns-repeated="16"/>
        </table:table-row>
        <table:table-row table:style-name="ro2">
          <table:table-cell office:value-type="float" office:value="1419950944.62964" calcext:value-type="float">
            <text:p>1419950944.62964</text:p>
          </table:table-cell>
          <table:table-cell office:value-type="string" calcext:value-type="string">
            <text:p>Gyro</text:p>
          </table:table-cell>
          <table:table-cell office:value-type="float" office:value="-0.008772186314612" calcext:value-type="float">
            <text:p>-0.008772186314612</text:p>
          </table:table-cell>
          <table:table-cell office:value-type="float" office:value="-0.0260696839107857" calcext:value-type="float">
            <text:p>-0.0260696839107857</text:p>
          </table:table-cell>
          <table:table-cell office:value-type="float" office:value="0.00997247301791072" calcext:value-type="float">
            <text:p>0.00997247301791072</text:p>
          </table:table-cell>
          <table:table-cell table:number-columns-repeated="16"/>
        </table:table-row>
        <table:table-row table:style-name="ro2">
          <table:table-cell office:value-type="float" office:value="1419950944.62942" calcext:value-type="float">
            <text:p>1419950944.62942</text:p>
          </table:table-cell>
          <table:table-cell office:value-type="string" calcext:value-type="string">
            <text:p>Motion</text:p>
          </table:table-cell>
          <table:table-cell office:value-type="float" office:value="0.0108214225620031" calcext:value-type="float">
            <text:p>0.0108214225620031</text:p>
          </table:table-cell>
          <table:table-cell office:value-type="float" office:value="0.00807093363255262" calcext:value-type="float">
            <text:p>0.00807093363255262</text:p>
          </table:table-cell>
          <table:table-cell office:value-type="float" office:value="-0.000915967742912471" calcext:value-type="float">
            <text:p>-0.000915967742912471</text:p>
          </table:table-cell>
          <table:table-cell office:value-type="float" office:value="0.00273670811900075" calcext:value-type="float">
            <text:p>0.00273670811900075</text:p>
          </table:table-cell>
          <table:table-cell office:value-type="float" office:value="-0.0041846901710304" calcext:value-type="float">
            <text:p>-0.0041846901710304</text:p>
          </table:table-cell>
          <table:table-cell office:value-type="float" office:value="-0.00211030569356169" calcext:value-type="float">
            <text:p>-0.00211030569356169</text:p>
          </table:table-cell>
          <table:table-cell office:value-type="float" office:value="0.0108214225620031" calcext:value-type="float">
            <text:p>0.0108214225620031</text:p>
          </table:table-cell>
          <table:table-cell office:value-type="float" office:value="0.00807093363255262" calcext:value-type="float">
            <text:p>0.00807093363255262</text:p>
          </table:table-cell>
          <table:table-cell office:value-type="float" office:value="-0.000915967742912471" calcext:value-type="float">
            <text:p>-0.000915967742912471</text:p>
          </table:table-cell>
          <table:table-cell office:value-type="float" office:value="0.00273668067529798" calcext:value-type="float">
            <text:p>0.00273668067529798</text:p>
          </table:table-cell>
          <table:table-cell office:value-type="float" office:value="0.00418467773124576" calcext:value-type="float">
            <text:p>0.00418467773124576</text:p>
          </table:table-cell>
          <table:table-cell office:value-type="float" office:value="-0.999987483024597" calcext:value-type="float">
            <text:p>-0.999987483024597</text:p>
          </table:table-cell>
          <table:table-cell office:value-type="float" office:value="0.0015662977239117" calcext:value-type="float">
            <text:p>0.0015662977239117</text:p>
          </table:table-cell>
          <table:table-cell office:value-type="float" office:value="0.0023003073874861" calcext:value-type="float">
            <text:p>0.0023003073874861</text:p>
          </table:table-cell>
          <table:table-cell office:value-type="float" office:value="-0.00477324286475778" calcext:value-type="float">
            <text:p>-0.004773242864757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2992" calcext:value-type="float">
            <text:p>1419950944.62992</text:p>
          </table:table-cell>
          <table:table-cell office:value-type="string" calcext:value-type="string">
            <text:p>Motion</text:p>
          </table:table-cell>
          <table:table-cell office:value-type="float" office:value="0.00697381841018796" calcext:value-type="float">
            <text:p>0.00697381841018796</text:p>
          </table:table-cell>
          <table:table-cell office:value-type="float" office:value="0.00936634559184313" calcext:value-type="float">
            <text:p>0.00936634559184313</text:p>
          </table:table-cell>
          <table:table-cell office:value-type="float" office:value="-0.00207968545146287" calcext:value-type="float">
            <text:p>-0.00207968545146287</text:p>
          </table:table-cell>
          <table:table-cell office:value-type="float" office:value="0.00285204171626813" calcext:value-type="float">
            <text:p>0.00285204171626813</text:p>
          </table:table-cell>
          <table:table-cell office:value-type="float" office:value="-0.00414125929319097" calcext:value-type="float">
            <text:p>-0.00414125929319097</text:p>
          </table:table-cell>
          <table:table-cell office:value-type="float" office:value="-0.00211281445779814" calcext:value-type="float">
            <text:p>-0.00211281445779814</text:p>
          </table:table-cell>
          <table:table-cell office:value-type="float" office:value="0.00697381841018796" calcext:value-type="float">
            <text:p>0.00697381841018796</text:p>
          </table:table-cell>
          <table:table-cell office:value-type="float" office:value="0.00936634559184313" calcext:value-type="float">
            <text:p>0.00936634559184313</text:p>
          </table:table-cell>
          <table:table-cell office:value-type="float" office:value="-0.00207968545146287" calcext:value-type="float">
            <text:p>-0.00207968545146287</text:p>
          </table:table-cell>
          <table:table-cell office:value-type="float" office:value="0.00285201333463192" calcext:value-type="float">
            <text:p>0.00285201333463192</text:p>
          </table:table-cell>
          <table:table-cell office:value-type="float" office:value="0.00414124736562371" calcext:value-type="float">
            <text:p>0.00414124736562371</text:p>
          </table:table-cell>
          <table:table-cell office:value-type="float" office:value="-0.999987363815308" calcext:value-type="float">
            <text:p>-0.999987363815308</text:p>
          </table:table-cell>
          <table:table-cell office:value-type="float" office:value="0.00315994955599308" calcext:value-type="float">
            <text:p>0.00315994955599308</text:p>
          </table:table-cell>
          <table:table-cell office:value-type="float" office:value="0.00158079841639847" calcext:value-type="float">
            <text:p>0.00158079841639847</text:p>
          </table:table-cell>
          <table:table-cell office:value-type="float" office:value="-0.00144696817733347" calcext:value-type="float">
            <text:p>-0.001446968177333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3497" calcext:value-type="float">
            <text:p>1419950944.63497</text:p>
          </table:table-cell>
          <table:table-cell office:value-type="string" calcext:value-type="string">
            <text:p>Acceleration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0.007415771484375" calcext:value-type="float">
            <text:p>0.007415771484375</text:p>
          </table:table-cell>
          <table:table-cell office:value-type="float" office:value="-0.99920654296875" calcext:value-type="float">
            <text:p>-0.99920654296875</text:p>
          </table:table-cell>
          <table:table-cell table:number-columns-repeated="16"/>
        </table:table-row>
        <table:table-row table:style-name="ro2">
          <table:table-cell office:value-type="float" office:value="1419950944.63495" calcext:value-type="float">
            <text:p>1419950944.63495</text:p>
          </table:table-cell>
          <table:table-cell office:value-type="string" calcext:value-type="string">
            <text:p>Acceleration</text:p>
          </table:table-cell>
          <table:table-cell office:value-type="float" office:value="0.0045623779296875" calcext:value-type="float">
            <text:p>0.0045623779296875</text:p>
          </table:table-cell>
          <table:table-cell office:value-type="float" office:value="0.0061798095703125" calcext:value-type="float">
            <text:p>0.0061798095703125</text:p>
          </table:table-cell>
          <table:table-cell office:value-type="float" office:value="-0.999237060546875" calcext:value-type="float">
            <text:p>-0.999237060546875</text:p>
          </table:table-cell>
          <table:table-cell table:number-columns-repeated="16"/>
        </table:table-row>
        <table:table-row table:style-name="ro2">
          <table:table-cell office:value-type="float" office:value="1419950944.64432" calcext:value-type="float">
            <text:p>1419950944.64432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6.246612548828" calcext:value-type="float">
            <text:p>226.246612548828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4.64537" calcext:value-type="float">
            <text:p>1419950944.64537</text:p>
          </table:table-cell>
          <table:table-cell office:value-type="string" calcext:value-type="string">
            <text:p>Gyro</text:p>
          </table:table-cell>
          <table:table-cell office:value-type="float" office:value="-0.00108656972475233" calcext:value-type="float">
            <text:p>-0.00108656972475233</text:p>
          </table:table-cell>
          <table:table-cell office:value-type="float" office:value="-0.0309861455991809" calcext:value-type="float">
            <text:p>-0.0309861455991809</text:p>
          </table:table-cell>
          <table:table-cell office:value-type="float" office:value="0.0110790164508386" calcext:value-type="float">
            <text:p>0.0110790164508386</text:p>
          </table:table-cell>
          <table:table-cell table:number-columns-repeated="16"/>
        </table:table-row>
        <table:table-row table:style-name="ro2">
          <table:table-cell office:value-type="float" office:value="1419950944.64584" calcext:value-type="float">
            <text:p>1419950944.64584</text:p>
          </table:table-cell>
          <table:table-cell office:value-type="string" calcext:value-type="string">
            <text:p>Gyro</text:p>
          </table:table-cell>
          <table:table-cell office:value-type="float" office:value="-0.00750398900351627" calcext:value-type="float">
            <text:p>-0.00750398900351627</text:p>
          </table:table-cell>
          <table:table-cell office:value-type="float" office:value="-0.0190368081041044" calcext:value-type="float">
            <text:p>-0.0190368081041044</text:p>
          </table:table-cell>
          <table:table-cell office:value-type="float" office:value="0.0123882264427216" calcext:value-type="float">
            <text:p>0.0123882264427216</text:p>
          </table:table-cell>
          <table:table-cell table:number-columns-repeated="16"/>
        </table:table-row>
        <table:table-row table:style-name="ro2">
          <table:table-cell office:value-type="float" office:value="1419950944.64559" calcext:value-type="float">
            <text:p>1419950944.64559</text:p>
          </table:table-cell>
          <table:table-cell office:value-type="string" calcext:value-type="string">
            <text:p>Motion</text:p>
          </table:table-cell>
          <table:table-cell office:value-type="float" office:value="0.00184755388181657" calcext:value-type="float">
            <text:p>0.00184755388181657</text:p>
          </table:table-cell>
          <table:table-cell office:value-type="float" office:value="0.00130301946774125" calcext:value-type="float">
            <text:p>0.00130301946774125</text:p>
          </table:table-cell>
          <table:table-cell office:value-type="float" office:value="-0.00810210779309273" calcext:value-type="float">
            <text:p>-0.00810210779309273</text:p>
          </table:table-cell>
          <table:table-cell office:value-type="float" office:value="0.00294231322311436" calcext:value-type="float">
            <text:p>0.00294231322311436</text:p>
          </table:table-cell>
          <table:table-cell office:value-type="float" office:value="-0.00413113913252538" calcext:value-type="float">
            <text:p>-0.00413113913252538</text:p>
          </table:table-cell>
          <table:table-cell office:value-type="float" office:value="-0.00218678477076431" calcext:value-type="float">
            <text:p>-0.00218678477076431</text:p>
          </table:table-cell>
          <table:table-cell office:value-type="float" office:value="0.00184755388181657" calcext:value-type="float">
            <text:p>0.00184755388181657</text:p>
          </table:table-cell>
          <table:table-cell office:value-type="float" office:value="0.00130301946774125" calcext:value-type="float">
            <text:p>0.00130301946774125</text:p>
          </table:table-cell>
          <table:table-cell office:value-type="float" office:value="-0.00810210779309273" calcext:value-type="float">
            <text:p>-0.00810210779309273</text:p>
          </table:table-cell>
          <table:table-cell office:value-type="float" office:value="0.00294228387065232" calcext:value-type="float">
            <text:p>0.00294228387065232</text:p>
          </table:table-cell>
          <table:table-cell office:value-type="float" office:value="0.00413112761452794" calcext:value-type="float">
            <text:p>0.00413112761452794</text:p>
          </table:table-cell>
          <table:table-cell office:value-type="float" office:value="-0.999987125396728" calcext:value-type="float">
            <text:p>-0.999987125396728</text:p>
          </table:table-cell>
          <table:table-cell office:value-type="float" office:value="0.00162009405903518" calcext:value-type="float">
            <text:p>0.00162009405903518</text:p>
          </table:table-cell>
          <table:table-cell office:value-type="float" office:value="0.0020486821886152" calcext:value-type="float">
            <text:p>0.0020486821886152</text:p>
          </table:table-cell>
          <table:table-cell office:value-type="float" office:value="0.000750077771954238" calcext:value-type="float">
            <text:p>0.0007500777719542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5453" calcext:value-type="float">
            <text:p>1419950944.65453</text:p>
          </table:table-cell>
          <table:table-cell office:value-type="string" calcext:value-type="string">
            <text:p>Acceleration</text:p>
          </table:table-cell>
          <table:table-cell office:value-type="float" office:value="0.0040740966796875" calcext:value-type="float">
            <text:p>0.0040740966796875</text:p>
          </table:table-cell>
          <table:table-cell office:value-type="float" office:value="0.0053253173828125" calcext:value-type="float">
            <text:p>0.0053253173828125</text:p>
          </table:table-cell>
          <table:table-cell office:value-type="float" office:value="-1.0054931640625" calcext:value-type="float">
            <text:p>-1.0054931640625</text:p>
          </table:table-cell>
          <table:table-cell table:number-columns-repeated="16"/>
        </table:table-row>
        <table:table-row table:style-name="ro2">
          <table:table-cell office:value-type="float" office:value="1419950944.6545" calcext:value-type="float">
            <text:p>1419950944.6545</text:p>
          </table:table-cell>
          <table:table-cell office:value-type="string" calcext:value-type="string">
            <text:p>Acceleration</text:p>
          </table:table-cell>
          <table:table-cell office:value-type="float" office:value="0.0014495849609375" calcext:value-type="float">
            <text:p>0.0014495849609375</text:p>
          </table:table-cell>
          <table:table-cell office:value-type="float" office:value="0.0069580078125" calcext:value-type="float">
            <text:p>0.0069580078125</text:p>
          </table:table-cell>
          <table:table-cell office:value-type="float" office:value="-1.00067138671875" calcext:value-type="float">
            <text:p>-1.00067138671875</text:p>
          </table:table-cell>
          <table:table-cell table:number-columns-repeated="16"/>
        </table:table-row>
        <table:table-row table:style-name="ro2">
          <table:table-cell office:value-type="float" office:value="1419950944.66175" calcext:value-type="float">
            <text:p>1419950944.66175</text:p>
          </table:table-cell>
          <table:table-cell office:value-type="string" calcext:value-type="string">
            <text:p>Gyro</text:p>
          </table:table-cell>
          <table:table-cell office:value-type="float" office:value="0.00144077014973287" calcext:value-type="float">
            <text:p>0.00144077014973287</text:p>
          </table:table-cell>
          <table:table-cell office:value-type="float" office:value="-0.0286207259189726" calcext:value-type="float">
            <text:p>-0.0286207259189726</text:p>
          </table:table-cell>
          <table:table-cell office:value-type="float" office:value="0.0085870966188515" calcext:value-type="float">
            <text:p>0.0085870966188515</text:p>
          </table:table-cell>
          <table:table-cell table:number-columns-repeated="16"/>
        </table:table-row>
        <table:table-row table:style-name="ro2">
          <table:table-cell office:value-type="float" office:value="1419950944.66158" calcext:value-type="float">
            <text:p>1419950944.66158</text:p>
          </table:table-cell>
          <table:table-cell office:value-type="string" calcext:value-type="string">
            <text:p>Motion</text:p>
          </table:table-cell>
          <table:table-cell office:value-type="float" office:value="0.00952288880944252" calcext:value-type="float">
            <text:p>0.00952288880944252</text:p>
          </table:table-cell>
          <table:table-cell office:value-type="float" office:value="-0.00362027552910149" calcext:value-type="float">
            <text:p>-0.00362027552910149</text:p>
          </table:table-cell>
          <table:table-cell office:value-type="float" office:value="-0.00699559319764376" calcext:value-type="float">
            <text:p>-0.00699559319764376</text:p>
          </table:table-cell>
          <table:table-cell office:value-type="float" office:value="0.00286344397937708" calcext:value-type="float">
            <text:p>0.00286344397937708</text:p>
          </table:table-cell>
          <table:table-cell office:value-type="float" office:value="-0.00412201197625352" calcext:value-type="float">
            <text:p>-0.00412201197625352</text:p>
          </table:table-cell>
          <table:table-cell office:value-type="float" office:value="-0.00221594120201574" calcext:value-type="float">
            <text:p>-0.00221594120201574</text:p>
          </table:table-cell>
          <table:table-cell office:value-type="float" office:value="0.00952288880944252" calcext:value-type="float">
            <text:p>0.00952288880944252</text:p>
          </table:table-cell>
          <table:table-cell office:value-type="float" office:value="-0.00362027552910149" calcext:value-type="float">
            <text:p>-0.00362027552910149</text:p>
          </table:table-cell>
          <table:table-cell office:value-type="float" office:value="-0.00699559319764376" calcext:value-type="float">
            <text:p>-0.00699559319764376</text:p>
          </table:table-cell>
          <table:table-cell office:value-type="float" office:value="0.00286341574974358" calcext:value-type="float">
            <text:p>0.00286341574974358</text:p>
          </table:table-cell>
          <table:table-cell office:value-type="float" office:value="0.00412200018763542" calcext:value-type="float">
            <text:p>0.00412200018763542</text:p>
          </table:table-cell>
          <table:table-cell office:value-type="float" office:value="-0.999987423419952" calcext:value-type="float">
            <text:p>-0.999987423419952</text:p>
          </table:table-cell>
          <table:table-cell office:value-type="float" office:value="-0.00213099387474358" calcext:value-type="float">
            <text:p>-0.00213099387474358</text:p>
          </table:table-cell>
          <table:table-cell office:value-type="float" office:value="0.00329377129673958" calcext:value-type="float">
            <text:p>0.00329377129673958</text:p>
          </table:table-cell>
          <table:table-cell office:value-type="float" office:value="0.000780861941166222" calcext:value-type="float">
            <text:p>0.0007808619411662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6203" calcext:value-type="float">
            <text:p>1419950944.66203</text:p>
          </table:table-cell>
          <table:table-cell office:value-type="string" calcext:value-type="string">
            <text:p>Motion</text:p>
          </table:table-cell>
          <table:table-cell office:value-type="float" office:value="0.00309651554562151" calcext:value-type="float">
            <text:p>0.00309651554562151</text:p>
          </table:table-cell>
          <table:table-cell office:value-type="float" office:value="0.00832454394549131" calcext:value-type="float">
            <text:p>0.00832454394549131</text:p>
          </table:table-cell>
          <table:table-cell office:value-type="float" office:value="-0.00568639487028122" calcext:value-type="float">
            <text:p>-0.00568639487028122</text:p>
          </table:table-cell>
          <table:table-cell office:value-type="float" office:value="0.00288102954178298" calcext:value-type="float">
            <text:p>0.00288102954178298</text:p>
          </table:table-cell>
          <table:table-cell office:value-type="float" office:value="-0.0041628255277781" calcext:value-type="float">
            <text:p>-0.0041628255277781</text:p>
          </table:table-cell>
          <table:table-cell office:value-type="float" office:value="-0.00229608044155039" calcext:value-type="float">
            <text:p>-0.00229608044155039</text:p>
          </table:table-cell>
          <table:table-cell office:value-type="float" office:value="0.00309651554562151" calcext:value-type="float">
            <text:p>0.00309651554562151</text:p>
          </table:table-cell>
          <table:table-cell office:value-type="float" office:value="0.00832454394549131" calcext:value-type="float">
            <text:p>0.00832454394549131</text:p>
          </table:table-cell>
          <table:table-cell office:value-type="float" office:value="-0.00568639487028122" calcext:value-type="float">
            <text:p>-0.00568639487028122</text:p>
          </table:table-cell>
          <table:table-cell office:value-type="float" office:value="0.00288100051693618" calcext:value-type="float">
            <text:p>0.00288100051693618</text:p>
          </table:table-cell>
          <table:table-cell office:value-type="float" office:value="0.0041628135368228" calcext:value-type="float">
            <text:p>0.0041628135368228</text:p>
          </table:table-cell>
          <table:table-cell office:value-type="float" office:value="-0.999987185001373" calcext:value-type="float">
            <text:p>-0.999987185001373</text:p>
          </table:table-cell>
          <table:table-cell office:value-type="float" office:value="-0.00143141567241401" calcext:value-type="float">
            <text:p>-0.00143141567241401</text:p>
          </table:table-cell>
          <table:table-cell office:value-type="float" office:value="0.0027951942756772" calcext:value-type="float">
            <text:p>0.0027951942756772</text:p>
          </table:table-cell>
          <table:table-cell office:value-type="float" office:value="-0.000684201368130744" calcext:value-type="float">
            <text:p>-0.0006842013681307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7045" calcext:value-type="float">
            <text:p>1419950944.67045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5.230529785156" calcext:value-type="float">
            <text:p>225.230529785156</text:p>
          </table:table-cell>
          <table:table-cell office:value-type="float" office:value="141.935607910156" calcext:value-type="float">
            <text:p>141.935607910156</text:p>
          </table:table-cell>
          <table:table-cell table:number-columns-repeated="16"/>
        </table:table-row>
        <table:table-row table:style-name="ro2">
          <table:table-cell office:value-type="float" office:value="1419950944.67397" calcext:value-type="float">
            <text:p>1419950944.67397</text:p>
          </table:table-cell>
          <table:table-cell office:value-type="string" calcext:value-type="string">
            <text:p>Acceleration</text:p>
          </table:table-cell>
          <table:table-cell office:value-type="float" office:value="0.0036468505859375" calcext:value-type="float">
            <text:p>0.0036468505859375</text:p>
          </table:table-cell>
          <table:table-cell office:value-type="float" office:value="0.0045928955078125" calcext:value-type="float">
            <text:p>0.0045928955078125</text:p>
          </table:table-cell>
          <table:table-cell office:value-type="float" office:value="-1.00311279296875" calcext:value-type="float">
            <text:p>-1.00311279296875</text:p>
          </table:table-cell>
          <table:table-cell table:number-columns-repeated="16"/>
        </table:table-row>
        <table:table-row table:style-name="ro2">
          <table:table-cell office:value-type="float" office:value="1419950944.67382" calcext:value-type="float">
            <text:p>1419950944.67382</text:p>
          </table:table-cell>
          <table:table-cell office:value-type="string" calcext:value-type="string">
            <text:p>Acceleration</text:p>
          </table:table-cell>
          <table:table-cell office:value-type="float" office:value="0.0024566650390625" calcext:value-type="float">
            <text:p>0.0024566650390625</text:p>
          </table:table-cell>
          <table:table-cell office:value-type="float" office:value="0.004364013671875" calcext:value-type="float">
            <text:p>0.004364013671875</text:p>
          </table:table-cell>
          <table:table-cell office:value-type="float" office:value="-1.00238037109375" calcext:value-type="float">
            <text:p>-1.00238037109375</text:p>
          </table:table-cell>
          <table:table-cell table:number-columns-repeated="16"/>
        </table:table-row>
        <table:table-row table:style-name="ro2">
          <table:table-cell office:value-type="float" office:value="1419950944.67755" calcext:value-type="float">
            <text:p>1419950944.67755</text:p>
          </table:table-cell>
          <table:table-cell office:value-type="string" calcext:value-type="string">
            <text:p>Gyro</text:p>
          </table:table-cell>
          <table:table-cell office:value-type="float" office:value="-0.00106925917766681" calcext:value-type="float">
            <text:p>-0.00106925917766681</text:p>
          </table:table-cell>
          <table:table-cell office:value-type="float" office:value="-0.0333789958386171" calcext:value-type="float">
            <text:p>-0.0333789958386171</text:p>
          </table:table-cell>
          <table:table-cell office:value-type="float" office:value="0.0123064673972562" calcext:value-type="float">
            <text:p>0.0123064673972562</text:p>
          </table:table-cell>
          <table:table-cell table:number-columns-repeated="16"/>
        </table:table-row>
        <table:table-row table:style-name="ro2">
          <table:table-cell office:value-type="float" office:value="1419950944.67786" calcext:value-type="float">
            <text:p>1419950944.67786</text:p>
          </table:table-cell>
          <table:table-cell office:value-type="string" calcext:value-type="string">
            <text:p>Gyro</text:p>
          </table:table-cell>
          <table:table-cell office:value-type="float" office:value="-0.00237207758293358" calcext:value-type="float">
            <text:p>-0.00237207758293358</text:p>
          </table:table-cell>
          <table:table-cell office:value-type="float" office:value="-0.0332812578266112" calcext:value-type="float">
            <text:p>-0.0332812578266112</text:p>
          </table:table-cell>
          <table:table-cell office:value-type="float" office:value="0.00865633880719356" calcext:value-type="float">
            <text:p>0.00865633880719356</text:p>
          </table:table-cell>
          <table:table-cell table:number-columns-repeated="16"/>
        </table:table-row>
        <table:table-row table:style-name="ro2">
          <table:table-cell office:value-type="float" office:value="1419950944.6776" calcext:value-type="float">
            <text:p>1419950944.6776</text:p>
          </table:table-cell>
          <table:table-cell office:value-type="string" calcext:value-type="string">
            <text:p>Motion</text:p>
          </table:table-cell>
          <table:table-cell office:value-type="float" office:value="0.012037712149322" calcext:value-type="float">
            <text:p>0.012037712149322</text:p>
          </table:table-cell>
          <table:table-cell office:value-type="float" office:value="-0.00125572748947889" calcext:value-type="float">
            <text:p>-0.00125572748947889</text:p>
          </table:table-cell>
          <table:table-cell office:value-type="float" office:value="-0.00948749203234911" calcext:value-type="float">
            <text:p>-0.00948749203234911</text:p>
          </table:table-cell>
          <table:table-cell office:value-type="float" office:value="0.00291281133383014" calcext:value-type="float">
            <text:p>0.00291281133383014</text:p>
          </table:table-cell>
          <table:table-cell office:value-type="float" office:value="-0.00406763328430657" calcext:value-type="float">
            <text:p>-0.00406763328430657</text:p>
          </table:table-cell>
          <table:table-cell office:value-type="float" office:value="-0.00236469015651657" calcext:value-type="float">
            <text:p>-0.00236469015651657</text:p>
          </table:table-cell>
          <table:table-cell office:value-type="float" office:value="0.012037712149322" calcext:value-type="float">
            <text:p>0.012037712149322</text:p>
          </table:table-cell>
          <table:table-cell office:value-type="float" office:value="-0.00125572748947889" calcext:value-type="float">
            <text:p>-0.00125572748947889</text:p>
          </table:table-cell>
          <table:table-cell office:value-type="float" office:value="-0.00948749203234911" calcext:value-type="float">
            <text:p>-0.00948749203234911</text:p>
          </table:table-cell>
          <table:table-cell office:value-type="float" office:value="0.00291278306394815" calcext:value-type="float">
            <text:p>0.00291278306394815</text:p>
          </table:table-cell>
          <table:table-cell office:value-type="float" office:value="0.00406762212514877" calcext:value-type="float">
            <text:p>0.00406762212514877</text:p>
          </table:table-cell>
          <table:table-cell office:value-type="float" office:value="-0.999987483024597" calcext:value-type="float">
            <text:p>-0.999987483024597</text:p>
          </table:table-cell>
          <table:table-cell office:value-type="float" office:value="0.00116131361573935" calcext:value-type="float">
            <text:p>0.00116131361573935</text:p>
          </table:table-cell>
          <table:table-cell office:value-type="float" office:value="0.00125769525766373" calcext:value-type="float">
            <text:p>0.00125769525766373</text:p>
          </table:table-cell>
          <table:table-cell office:value-type="float" office:value="-0.00550567917525768" calcext:value-type="float">
            <text:p>-0.0055056791752576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9326" calcext:value-type="float">
            <text:p>1419950944.69326</text:p>
          </table:table-cell>
          <table:table-cell office:value-type="string" calcext:value-type="string">
            <text:p>Acceleration</text:p>
          </table:table-cell>
          <table:table-cell office:value-type="float" office:value="0.0010223388671875" calcext:value-type="float">
            <text:p>0.0010223388671875</text:p>
          </table:table-cell>
          <table:table-cell office:value-type="float" office:value="0.005035400390625" calcext:value-type="float">
            <text:p>0.005035400390625</text:p>
          </table:table-cell>
          <table:table-cell office:value-type="float" office:value="-0.999740600585938" calcext:value-type="float">
            <text:p>-0.999740600585938</text:p>
          </table:table-cell>
          <table:table-cell table:number-columns-repeated="16"/>
        </table:table-row>
        <table:table-row table:style-name="ro2">
          <table:table-cell office:value-type="float" office:value="1419950944.69373" calcext:value-type="float">
            <text:p>1419950944.69373</text:p>
          </table:table-cell>
          <table:table-cell office:value-type="string" calcext:value-type="string">
            <text:p>Acceleration</text:p>
          </table:table-cell>
          <table:table-cell office:value-type="float" office:value="0.0024871826171875" calcext:value-type="float">
            <text:p>0.0024871826171875</text:p>
          </table:table-cell>
          <table:table-cell office:value-type="float" office:value="0.00408935546875" calcext:value-type="float">
            <text:p>0.00408935546875</text:p>
          </table:table-cell>
          <table:table-cell office:value-type="float" office:value="-1.00071716308594" calcext:value-type="float">
            <text:p>-1.00071716308594</text:p>
          </table:table-cell>
          <table:table-cell table:number-columns-repeated="16"/>
        </table:table-row>
        <table:table-row table:style-name="ro2">
          <table:table-cell office:value-type="float" office:value="1419950944.69429" calcext:value-type="float">
            <text:p>1419950944.69429</text:p>
          </table:table-cell>
          <table:table-cell office:value-type="string" calcext:value-type="string">
            <text:p>Gyro</text:p>
          </table:table-cell>
          <table:table-cell office:value-type="float" office:value="-0.00108150971868118" calcext:value-type="float">
            <text:p>-0.00108150971868118</text:p>
          </table:table-cell>
          <table:table-cell office:value-type="float" office:value="-0.0181009732970506" calcext:value-type="float">
            <text:p>-0.0181009732970506</text:p>
          </table:table-cell>
          <table:table-cell office:value-type="float" office:value="0.0184011115519025" calcext:value-type="float">
            <text:p>0.0184011115519025</text:p>
          </table:table-cell>
          <table:table-cell table:number-columns-repeated="16"/>
        </table:table-row>
        <table:table-row table:style-name="ro2">
          <table:table-cell office:value-type="float" office:value="1419950944.69425" calcext:value-type="float">
            <text:p>1419950944.69425</text:p>
          </table:table-cell>
          <table:table-cell office:value-type="string" calcext:value-type="string">
            <text:p>Motion</text:p>
          </table:table-cell>
          <table:table-cell office:value-type="float" office:value="0.00952674355357886" calcext:value-type="float">
            <text:p>0.00952674355357886</text:p>
          </table:table-cell>
          <table:table-cell office:value-type="float" office:value="-0.00601553358137608" calcext:value-type="float">
            <text:p>-0.00601553358137608</text:p>
          </table:table-cell>
          <table:table-cell office:value-type="float" office:value="-0.00576809421181679" calcext:value-type="float">
            <text:p>-0.00576809421181679</text:p>
          </table:table-cell>
          <table:table-cell office:value-type="float" office:value="0.00283741416087217" calcext:value-type="float">
            <text:p>0.00283741416087217</text:p>
          </table:table-cell>
          <table:table-cell office:value-type="float" office:value="-0.00395246496591865" calcext:value-type="float">
            <text:p>-0.00395246496591865</text:p>
          </table:table-cell>
          <table:table-cell office:value-type="float" office:value="-0.0024203188901601" calcext:value-type="float">
            <text:p>-0.0024203188901601</text:p>
          </table:table-cell>
          <table:table-cell office:value-type="float" office:value="0.00952674355357886" calcext:value-type="float">
            <text:p>0.00952674355357886</text:p>
          </table:table-cell>
          <table:table-cell office:value-type="float" office:value="-0.00601553358137608" calcext:value-type="float">
            <text:p>-0.00601553358137608</text:p>
          </table:table-cell>
          <table:table-cell office:value-type="float" office:value="-0.00576809421181679" calcext:value-type="float">
            <text:p>-0.00576809421181679</text:p>
          </table:table-cell>
          <table:table-cell office:value-type="float" office:value="0.0028373880777508" calcext:value-type="float">
            <text:p>0.0028373880777508</text:p>
          </table:table-cell>
          <table:table-cell office:value-type="float" office:value="0.00395245477557182" calcext:value-type="float">
            <text:p>0.00395245477557182</text:p>
          </table:table-cell>
          <table:table-cell office:value-type="float" office:value="-0.99998813867569" calcext:value-type="float">
            <text:p>-0.99998813867569</text:p>
          </table:table-cell>
          <table:table-cell office:value-type="float" office:value="-0.000380723155103624" calcext:value-type="float">
            <text:p>-0.000380723155103624</text:p>
          </table:table-cell>
          <table:table-cell office:value-type="float" office:value="0.000411558983614668" calcext:value-type="float">
            <text:p>0.000411558983614668</text:p>
          </table:table-cell>
          <table:table-cell office:value-type="float" office:value="-0.00239220750518143" calcext:value-type="float">
            <text:p>-0.002392207505181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9457" calcext:value-type="float">
            <text:p>1419950944.69457</text:p>
          </table:table-cell>
          <table:table-cell office:value-type="string" calcext:value-type="string">
            <text:p>Motion</text:p>
          </table:table-cell>
          <table:table-cell office:value-type="float" office:value="0.00822186376899481" calcext:value-type="float">
            <text:p>0.00822186376899481</text:p>
          </table:table-cell>
          <table:table-cell office:value-type="float" office:value="-0.00591525109484792" calcext:value-type="float">
            <text:p>-0.00591525109484792</text:p>
          </table:table-cell>
          <table:table-cell office:value-type="float" office:value="-0.00941817462444305" calcext:value-type="float">
            <text:p>-0.00941817462444305</text:p>
          </table:table-cell>
          <table:table-cell office:value-type="float" office:value="0.00279242474659145" calcext:value-type="float">
            <text:p>0.00279242474659145</text:p>
          </table:table-cell>
          <table:table-cell office:value-type="float" office:value="-0.00388630257374325" calcext:value-type="float">
            <text:p>-0.00388630257374325</text:p>
          </table:table-cell>
          <table:table-cell office:value-type="float" office:value="-0.00252716445313491" calcext:value-type="float">
            <text:p>-0.00252716445313491</text:p>
          </table:table-cell>
          <table:table-cell office:value-type="float" office:value="0.00822186376899481" calcext:value-type="float">
            <text:p>0.00822186376899481</text:p>
          </table:table-cell>
          <table:table-cell office:value-type="float" office:value="-0.00591525109484792" calcext:value-type="float">
            <text:p>-0.00591525109484792</text:p>
          </table:table-cell>
          <table:table-cell office:value-type="float" office:value="-0.00941817462444305" calcext:value-type="float">
            <text:p>-0.00941817462444305</text:p>
          </table:table-cell>
          <table:table-cell office:value-type="float" office:value="0.00279240007512271" calcext:value-type="float">
            <text:p>0.00279240007512271</text:p>
          </table:table-cell>
          <table:table-cell office:value-type="float" office:value="0.00388629268854857" calcext:value-type="float">
            <text:p>0.00388629268854857</text:p>
          </table:table-cell>
          <table:table-cell office:value-type="float" office:value="-0.999988555908203" calcext:value-type="float">
            <text:p>-0.999988555908203</text:p>
          </table:table-cell>
          <table:table-cell office:value-type="float" office:value="0.000854450569022447" calcext:value-type="float">
            <text:p>0.000854450569022447</text:p>
          </table:table-cell>
          <table:table-cell office:value-type="float" office:value="0.000706602702848613" calcext:value-type="float">
            <text:p>0.000706602702848613</text:p>
          </table:table-cell>
          <table:table-cell office:value-type="float" office:value="-0.00312424334697425" calcext:value-type="float">
            <text:p>-0.003124243346974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69654" calcext:value-type="float">
            <text:p>1419950944.69654</text:p>
          </table:table-cell>
          <table:table-cell office:value-type="string" calcext:value-type="string">
            <text:p>Magnetic</text:p>
          </table:table-cell>
          <table:table-cell office:value-type="float" office:value="55.8842620849609" calcext:value-type="float">
            <text:p>55.8842620849609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4.70931" calcext:value-type="float">
            <text:p>1419950944.70931</text:p>
          </table:table-cell>
          <table:table-cell office:value-type="string" calcext:value-type="string">
            <text:p>Gyro</text:p>
          </table:table-cell>
          <table:table-cell office:value-type="float" office:value="-0.0150982591679862" calcext:value-type="float">
            <text:p>-0.0150982591679862</text:p>
          </table:table-cell>
          <table:table-cell office:value-type="float" office:value="-0.0225790786700188" calcext:value-type="float">
            <text:p>-0.0225790786700188</text:p>
          </table:table-cell>
          <table:table-cell office:value-type="float" office:value="0.0198594585648299" calcext:value-type="float">
            <text:p>0.0198594585648299</text:p>
          </table:table-cell>
          <table:table-cell table:number-columns-repeated="16"/>
        </table:table-row>
        <table:table-row table:style-name="ro2">
          <table:table-cell office:value-type="float" office:value="1419950944.70978" calcext:value-type="float">
            <text:p>1419950944.70978</text:p>
          </table:table-cell>
          <table:table-cell office:value-type="string" calcext:value-type="string">
            <text:p>Gyro</text:p>
          </table:table-cell>
          <table:table-cell office:value-type="float" office:value="-0.00114249610764399" calcext:value-type="float">
            <text:p>-0.00114249610764399</text:p>
          </table:table-cell>
          <table:table-cell office:value-type="float" office:value="-0.0179331941483756" calcext:value-type="float">
            <text:p>-0.0179331941483756</text:p>
          </table:table-cell>
          <table:table-cell office:value-type="float" office:value="0.00983585285398965" calcext:value-type="float">
            <text:p>0.00983585285398965</text:p>
          </table:table-cell>
          <table:table-cell table:number-columns-repeated="16"/>
        </table:table-row>
        <table:table-row table:style-name="ro2">
          <table:table-cell office:value-type="float" office:value="1419950944.70957" calcext:value-type="float">
            <text:p>1419950944.70957</text:p>
          </table:table-cell>
          <table:table-cell office:value-type="string" calcext:value-type="string">
            <text:p>Motion</text:p>
          </table:table-cell>
          <table:table-cell office:value-type="float" office:value="0.00950858276337385" calcext:value-type="float">
            <text:p>0.00950858276337385</text:p>
          </table:table-cell>
          <table:table-cell office:value-type="float" office:value="0.00925910286605358" calcext:value-type="float">
            <text:p>0.00925910286605358</text:p>
          </table:table-cell>
          <table:table-cell office:value-type="float" office:value="0.000326590670738369" calcext:value-type="float">
            <text:p>0.000326590670738369</text:p>
          </table:table-cell>
          <table:table-cell office:value-type="float" office:value="0.00280696884649538" calcext:value-type="float">
            <text:p>0.00280696884649538</text:p>
          </table:table-cell>
          <table:table-cell office:value-type="float" office:value="-0.00378407466823853" calcext:value-type="float">
            <text:p>-0.00378407466823853</text:p>
          </table:table-cell>
          <table:table-cell office:value-type="float" office:value="-0.00256365849397098" calcext:value-type="float">
            <text:p>-0.00256365849397098</text:p>
          </table:table-cell>
          <table:table-cell office:value-type="float" office:value="0.00950858276337385" calcext:value-type="float">
            <text:p>0.00950858276337385</text:p>
          </table:table-cell>
          <table:table-cell office:value-type="float" office:value="0.00925910286605358" calcext:value-type="float">
            <text:p>0.00925910286605358</text:p>
          </table:table-cell>
          <table:table-cell office:value-type="float" office:value="0.000326590670738369" calcext:value-type="float">
            <text:p>0.000326590670738369</text:p>
          </table:table-cell>
          <table:table-cell office:value-type="float" office:value="0.00280694500543177" calcext:value-type="float">
            <text:p>0.00280694500543177</text:p>
          </table:table-cell>
          <table:table-cell office:value-type="float" office:value="0.00378406560048461" calcext:value-type="float">
            <text:p>0.00378406560048461</text:p>
          </table:table-cell>
          <table:table-cell office:value-type="float" office:value="-0.999988913536072" calcext:value-type="float">
            <text:p>-0.999988913536072</text:p>
          </table:table-cell>
          <table:table-cell office:value-type="float" office:value="-0.00178460625465959" calcext:value-type="float">
            <text:p>-0.00178460625465959</text:p>
          </table:table-cell>
          <table:table-cell office:value-type="float" office:value="0.00125133479014039" calcext:value-type="float">
            <text:p>0.00125133479014039</text:p>
          </table:table-cell>
          <table:table-cell office:value-type="float" office:value="0.000248300319071859" calcext:value-type="float">
            <text:p>0.0002483003190718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132" calcext:value-type="float">
            <text:p>1419950944.7132</text:p>
          </table:table-cell>
          <table:table-cell office:value-type="string" calcext:value-type="string">
            <text:p>Acceleration</text:p>
          </table:table-cell>
          <table:table-cell office:value-type="float" office:value="0.0021514892578125" calcext:value-type="float">
            <text:p>0.0021514892578125</text:p>
          </table:table-cell>
          <table:table-cell office:value-type="float" office:value="0.006500244140625" calcext:value-type="float">
            <text:p>0.006500244140625</text:p>
          </table:table-cell>
          <table:table-cell office:value-type="float" office:value="-1.00331115722656" calcext:value-type="float">
            <text:p>-1.00331115722656</text:p>
          </table:table-cell>
          <table:table-cell table:number-columns-repeated="16"/>
        </table:table-row>
        <table:table-row table:style-name="ro2">
          <table:table-cell office:value-type="float" office:value="1419950944.71329" calcext:value-type="float">
            <text:p>1419950944.71329</text:p>
          </table:table-cell>
          <table:table-cell office:value-type="string" calcext:value-type="string">
            <text:p>Acceleration</text:p>
          </table:table-cell>
          <table:table-cell office:value-type="float" office:value="0.0005035400390625" calcext:value-type="float">
            <text:p>0.0005035400390625</text:p>
          </table:table-cell>
          <table:table-cell office:value-type="float" office:value="0.00604248046875" calcext:value-type="float">
            <text:p>0.0060424804687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4.7226" calcext:value-type="float">
            <text:p>1419950944.7226</text:p>
          </table:table-cell>
          <table:table-cell office:value-type="string" calcext:value-type="string">
            <text:p>Magnetic</text:p>
          </table:table-cell>
          <table:table-cell office:value-type="float" office:value="59.6098785400391" calcext:value-type="float">
            <text:p>59.6098785400391</text:p>
          </table:table-cell>
          <table:table-cell office:value-type="float" office:value="226.92399597168" calcext:value-type="float">
            <text:p>226.92399597168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4.7255" calcext:value-type="float">
            <text:p>1419950944.7255</text:p>
          </table:table-cell>
          <table:table-cell office:value-type="string" calcext:value-type="string">
            <text:p>Gyro</text:p>
          </table:table-cell>
          <table:table-cell office:value-type="float" office:value="0.000173371786964158" calcext:value-type="float">
            <text:p>0.000173371786964158</text:p>
          </table:table-cell>
          <table:table-cell office:value-type="float" office:value="-0.0215841216867652" calcext:value-type="float">
            <text:p>-0.0215841216867652</text:p>
          </table:table-cell>
          <table:table-cell office:value-type="float" office:value="0.0134913077662324" calcext:value-type="float">
            <text:p>0.0134913077662324</text:p>
          </table:table-cell>
          <table:table-cell table:number-columns-repeated="16"/>
        </table:table-row>
        <table:table-row table:style-name="ro2">
          <table:table-cell office:value-type="float" office:value="1419950944.72546" calcext:value-type="float">
            <text:p>1419950944.72546</text:p>
          </table:table-cell>
          <table:table-cell office:value-type="string" calcext:value-type="string">
            <text:p>Motion</text:p>
          </table:table-cell>
          <table:table-cell office:value-type="float" office:value="-0.00450921198353171" calcext:value-type="float">
            <text:p>-0.00450921198353171</text:p>
          </table:table-cell>
          <table:table-cell office:value-type="float" office:value="0.00477985432371497" calcext:value-type="float">
            <text:p>0.00477985432371497</text:p>
          </table:table-cell>
          <table:table-cell office:value-type="float" office:value="0.00178496888838708" calcext:value-type="float">
            <text:p>0.00178496888838708</text:p>
          </table:table-cell>
          <table:table-cell office:value-type="float" office:value="0.00286819124256613" calcext:value-type="float">
            <text:p>0.00286819124256613</text:p>
          </table:table-cell>
          <table:table-cell office:value-type="float" office:value="-0.00377759229782092" calcext:value-type="float">
            <text:p>-0.00377759229782092</text:p>
          </table:table-cell>
          <table:table-cell office:value-type="float" office:value="-0.00253270641725747" calcext:value-type="float">
            <text:p>-0.00253270641725747</text:p>
          </table:table-cell>
          <table:table-cell office:value-type="float" office:value="-0.00450921198353171" calcext:value-type="float">
            <text:p>-0.00450921198353171</text:p>
          </table:table-cell>
          <table:table-cell office:value-type="float" office:value="0.00477985432371497" calcext:value-type="float">
            <text:p>0.00477985432371497</text:p>
          </table:table-cell>
          <table:table-cell office:value-type="float" office:value="0.00178496888838708" calcext:value-type="float">
            <text:p>0.00178496888838708</text:p>
          </table:table-cell>
          <table:table-cell office:value-type="float" office:value="0.00286816689185798" calcext:value-type="float">
            <text:p>0.00286816689185798</text:p>
          </table:table-cell>
          <table:table-cell office:value-type="float" office:value="0.00377758336253464" calcext:value-type="float">
            <text:p>0.00377758336253464</text:p>
          </table:table-cell>
          <table:table-cell office:value-type="float" office:value="-0.999988734722137" calcext:value-type="float">
            <text:p>-0.999988734722137</text:p>
          </table:table-cell>
          <table:table-cell office:value-type="float" office:value="-0.000380984216462821" calcext:value-type="float">
            <text:p>-0.000380984216462821</text:p>
          </table:table-cell>
          <table:table-cell office:value-type="float" office:value="0.000311772164423019" calcext:value-type="float">
            <text:p>0.000311772164423019</text:p>
          </table:table-cell>
          <table:table-cell office:value-type="float" office:value="-0.000728411425370723" calcext:value-type="float">
            <text:p>-0.00072841142537072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2581" calcext:value-type="float">
            <text:p>1419950944.72581</text:p>
          </table:table-cell>
          <table:table-cell office:value-type="string" calcext:value-type="string">
            <text:p>Motion</text:p>
          </table:table-cell>
          <table:table-cell office:value-type="float" office:value="0.00942963641136885" calcext:value-type="float">
            <text:p>0.00942963641136885</text:p>
          </table:table-cell>
          <table:table-cell office:value-type="float" office:value="0.00941505376249552" calcext:value-type="float">
            <text:p>0.00941505376249552</text:p>
          </table:table-cell>
          <table:table-cell office:value-type="float" office:value="-0.00823868531733751" calcext:value-type="float">
            <text:p>-0.00823868531733751</text:p>
          </table:table-cell>
          <table:table-cell office:value-type="float" office:value="0.00286868967930063" calcext:value-type="float">
            <text:p>0.00286868967930063</text:p>
          </table:table-cell>
          <table:table-cell office:value-type="float" office:value="-0.0038129179410896" calcext:value-type="float">
            <text:p>-0.0038129179410896</text:p>
          </table:table-cell>
          <table:table-cell office:value-type="float" office:value="-0.00259435556979857" calcext:value-type="float">
            <text:p>-0.00259435556979857</text:p>
          </table:table-cell>
          <table:table-cell office:value-type="float" office:value="0.00942963641136885" calcext:value-type="float">
            <text:p>0.00942963641136885</text:p>
          </table:table-cell>
          <table:table-cell office:value-type="float" office:value="0.00941505376249552" calcext:value-type="float">
            <text:p>0.00941505376249552</text:p>
          </table:table-cell>
          <table:table-cell office:value-type="float" office:value="-0.00823868531733751" calcext:value-type="float">
            <text:p>-0.00823868531733751</text:p>
          </table:table-cell>
          <table:table-cell office:value-type="float" office:value="0.00286866491660476" calcext:value-type="float">
            <text:p>0.00286866491660476</text:p>
          </table:table-cell>
          <table:table-cell office:value-type="float" office:value="0.00381290866062045" calcext:value-type="float">
            <text:p>0.00381290866062045</text:p>
          </table:table-cell>
          <table:table-cell office:value-type="float" office:value="-0.999988615512848" calcext:value-type="float">
            <text:p>-0.999988615512848</text:p>
          </table:table-cell>
          <table:table-cell office:value-type="float" office:value="-0.00236512487754226" calcext:value-type="float">
            <text:p>-0.00236512487754226</text:p>
          </table:table-cell>
          <table:table-cell office:value-type="float" office:value="0.00222957180812955" calcext:value-type="float">
            <text:p>0.00222957180812955</text:p>
          </table:table-cell>
          <table:table-cell office:value-type="float" office:value="-0.00284951855428517" calcext:value-type="float">
            <text:p>-0.002849518554285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3256" calcext:value-type="float">
            <text:p>1419950944.73256</text:p>
          </table:table-cell>
          <table:table-cell office:value-type="string" calcext:value-type="string">
            <text:p>Acceleration</text:p>
          </table:table-cell>
          <table:table-cell office:value-type="float" office:value="0.0016632080078125" calcext:value-type="float">
            <text:p>0.0016632080078125</text:p>
          </table:table-cell>
          <table:table-cell office:value-type="float" office:value="0.0074005126953125" calcext:value-type="float">
            <text:p>0.0074005126953125</text:p>
          </table:table-cell>
          <table:table-cell office:value-type="float" office:value="-0.99920654296875" calcext:value-type="float">
            <text:p>-0.99920654296875</text:p>
          </table:table-cell>
          <table:table-cell table:number-columns-repeated="16"/>
        </table:table-row>
        <table:table-row table:style-name="ro2">
          <table:table-cell office:value-type="float" office:value="1419950944.73255" calcext:value-type="float">
            <text:p>1419950944.73255</text:p>
          </table:table-cell>
          <table:table-cell office:value-type="string" calcext:value-type="string">
            <text:p>Acceleration</text:p>
          </table:table-cell>
          <table:table-cell office:value-type="float" office:value="0.002593994140625" calcext:value-type="float">
            <text:p>0.002593994140625</text:p>
          </table:table-cell>
          <table:table-cell office:value-type="float" office:value="0.00860595703125" calcext:value-type="float">
            <text:p>0.00860595703125</text:p>
          </table:table-cell>
          <table:table-cell office:value-type="float" office:value="-1.00112915039063" calcext:value-type="float">
            <text:p>-1.00112915039063</text:p>
          </table:table-cell>
          <table:table-cell table:number-columns-repeated="16"/>
        </table:table-row>
        <table:table-row table:style-name="ro2">
          <table:table-cell office:value-type="float" office:value="1419950944.74145" calcext:value-type="float">
            <text:p>1419950944.74145</text:p>
          </table:table-cell>
          <table:table-cell office:value-type="string" calcext:value-type="string">
            <text:p>Gyro</text:p>
          </table:table-cell>
          <table:table-cell office:value-type="float" office:value="-0.00746910159323623" calcext:value-type="float">
            <text:p>-0.00746910159323623</text:p>
          </table:table-cell>
          <table:table-cell office:value-type="float" office:value="-0.021477595243162" calcext:value-type="float">
            <text:p>-0.021477595243162</text:p>
          </table:table-cell>
          <table:table-cell office:value-type="float" office:value="0.0160623234825949" calcext:value-type="float">
            <text:p>0.0160623234825949</text:p>
          </table:table-cell>
          <table:table-cell table:number-columns-repeated="16"/>
        </table:table-row>
        <table:table-row table:style-name="ro2">
          <table:table-cell office:value-type="float" office:value="1419950944.74179" calcext:value-type="float">
            <text:p>1419950944.74179</text:p>
          </table:table-cell>
          <table:table-cell office:value-type="string" calcext:value-type="string">
            <text:p>Gyro</text:p>
          </table:table-cell>
          <table:table-cell office:value-type="float" office:value="-0.00493750066100691" calcext:value-type="float">
            <text:p>-0.00493750066100691</text:p>
          </table:table-cell>
          <table:table-cell office:value-type="float" office:value="-0.0132617432802676" calcext:value-type="float">
            <text:p>-0.0132617432802676</text:p>
          </table:table-cell>
          <table:table-cell office:value-type="float" office:value="0.0172322501494667" calcext:value-type="float">
            <text:p>0.0172322501494667</text:p>
          </table:table-cell>
          <table:table-cell table:number-columns-repeated="16"/>
        </table:table-row>
        <table:table-row table:style-name="ro2">
          <table:table-cell office:value-type="float" office:value="1419950944.74147" calcext:value-type="float">
            <text:p>1419950944.74147</text:p>
          </table:table-cell>
          <table:table-cell office:value-type="string" calcext:value-type="string">
            <text:p>Motion</text:p>
          </table:table-cell>
          <table:table-cell office:value-type="float" office:value="0.0107285231351852" calcext:value-type="float">
            <text:p>0.0107285231351852</text:p>
          </table:table-cell>
          <table:table-cell office:value-type="float" office:value="0.00576287787407637" calcext:value-type="float">
            <text:p>0.00576287787407637</text:p>
          </table:table-cell>
          <table:table-cell office:value-type="float" office:value="-0.00458324234932661" calcext:value-type="float">
            <text:p>-0.00458324234932661</text:p>
          </table:table-cell>
          <table:table-cell office:value-type="float" office:value="0.00296005863608975" calcext:value-type="float">
            <text:p>0.00296005863608975</text:p>
          </table:table-cell>
          <table:table-cell office:value-type="float" office:value="-0.00378467859086243" calcext:value-type="float">
            <text:p>-0.00378467859086243</text:p>
          </table:table-cell>
          <table:table-cell office:value-type="float" office:value="-0.00266350885591155" calcext:value-type="float">
            <text:p>-0.00266350885591155</text:p>
          </table:table-cell>
          <table:table-cell office:value-type="float" office:value="0.0107285231351852" calcext:value-type="float">
            <text:p>0.0107285231351852</text:p>
          </table:table-cell>
          <table:table-cell office:value-type="float" office:value="0.00576287787407637" calcext:value-type="float">
            <text:p>0.00576287787407637</text:p>
          </table:table-cell>
          <table:table-cell office:value-type="float" office:value="-0.00458324234932661" calcext:value-type="float">
            <text:p>-0.00458324234932661</text:p>
          </table:table-cell>
          <table:table-cell office:value-type="float" office:value="0.00296003301627934" calcext:value-type="float">
            <text:p>0.00296003301627934</text:p>
          </table:table-cell>
          <table:table-cell office:value-type="float" office:value="0.00378466956317425" calcext:value-type="float">
            <text:p>0.00378466956317425</text:p>
          </table:table-cell>
          <table:table-cell office:value-type="float" office:value="-0.999988436698914" calcext:value-type="float">
            <text:p>-0.999988436698914</text:p>
          </table:table-cell>
          <table:table-cell office:value-type="float" office:value="-0.000366038962965831" calcext:value-type="float">
            <text:p>-0.000366038962965831</text:p>
          </table:table-cell>
          <table:table-cell office:value-type="float" office:value="0.00482128746807575" calcext:value-type="float">
            <text:p>0.00482128746807575</text:p>
          </table:table-cell>
          <table:table-cell office:value-type="float" office:value="-0.00114069320261478" calcext:value-type="float">
            <text:p>-0.001140693202614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4866" calcext:value-type="float">
            <text:p>1419950944.74866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4.75215" calcext:value-type="float">
            <text:p>1419950944.75215</text:p>
          </table:table-cell>
          <table:table-cell office:value-type="string" calcext:value-type="string">
            <text:p>Acceleration</text:p>
          </table:table-cell>
          <table:table-cell office:value-type="float" office:value="0.0007781982421875" calcext:value-type="float">
            <text:p>0.0007781982421875</text:p>
          </table:table-cell>
          <table:table-cell office:value-type="float" office:value="0.0057830810546875" calcext:value-type="float">
            <text:p>0.0057830810546875</text:p>
          </table:table-cell>
          <table:table-cell office:value-type="float" office:value="-1.00019836425781" calcext:value-type="float">
            <text:p>-1.00019836425781</text:p>
          </table:table-cell>
          <table:table-cell table:number-columns-repeated="16"/>
        </table:table-row>
        <table:table-row table:style-name="ro2">
          <table:table-cell office:value-type="float" office:value="1419950944.75225" calcext:value-type="float">
            <text:p>1419950944.75225</text:p>
          </table:table-cell>
          <table:table-cell office:value-type="string" calcext:value-type="string">
            <text:p>Acceleration</text:p>
          </table:table-cell>
          <table:table-cell office:value-type="float" office:value="0.003143310546875" calcext:value-type="float">
            <text:p>0.003143310546875</text:p>
          </table:table-cell>
          <table:table-cell office:value-type="float" office:value="0.0048828125" calcext:value-type="float">
            <text:p>0.0048828125</text:p>
          </table:table-cell>
          <table:table-cell office:value-type="float" office:value="-1.00741577148438" calcext:value-type="float">
            <text:p>-1.00741577148438</text:p>
          </table:table-cell>
          <table:table-cell table:number-columns-repeated="16"/>
        </table:table-row>
        <table:table-row table:style-name="ro2">
          <table:table-cell office:value-type="float" office:value="1419950944.75744" calcext:value-type="float">
            <text:p>1419950944.75744</text:p>
          </table:table-cell>
          <table:table-cell office:value-type="string" calcext:value-type="string">
            <text:p>Gyro</text:p>
          </table:table-cell>
          <table:table-cell office:value-type="float" office:value="0.00528371160271721" calcext:value-type="float">
            <text:p>0.00528371160271721</text:p>
          </table:table-cell>
          <table:table-cell office:value-type="float" office:value="-0.0299065000932628" calcext:value-type="float">
            <text:p>-0.0299065000932628</text:p>
          </table:table-cell>
          <table:table-cell office:value-type="float" office:value="0.00975063169910712" calcext:value-type="float">
            <text:p>0.00975063169910712</text:p>
          </table:table-cell>
          <table:table-cell table:number-columns-repeated="16"/>
        </table:table-row>
        <table:table-row table:style-name="ro2">
          <table:table-cell office:value-type="float" office:value="1419950944.75721" calcext:value-type="float">
            <text:p>1419950944.75721</text:p>
          </table:table-cell>
          <table:table-cell office:value-type="string" calcext:value-type="string">
            <text:p>Motion</text:p>
          </table:table-cell>
          <table:table-cell office:value-type="float" office:value="0.0030729768332094" calcext:value-type="float">
            <text:p>0.0030729768332094</text:p>
          </table:table-cell>
          <table:table-cell office:value-type="float" office:value="0.0058646546676755" calcext:value-type="float">
            <text:p>0.0058646546676755</text:p>
          </table:table-cell>
          <table:table-cell office:value-type="float" office:value="-0.00201224884949624" calcext:value-type="float">
            <text:p>-0.00201224884949624</text:p>
          </table:table-cell>
          <table:table-cell office:value-type="float" office:value="0.00299335550447752" calcext:value-type="float">
            <text:p>0.00299335550447752</text:p>
          </table:table-cell>
          <table:table-cell office:value-type="float" office:value="-0.00379132603993139" calcext:value-type="float">
            <text:p>-0.00379132603993139</text:p>
          </table:table-cell>
          <table:table-cell office:value-type="float" office:value="-0.00271849256986551" calcext:value-type="float">
            <text:p>-0.00271849256986551</text:p>
          </table:table-cell>
          <table:table-cell office:value-type="float" office:value="0.0030729768332094" calcext:value-type="float">
            <text:p>0.0030729768332094</text:p>
          </table:table-cell>
          <table:table-cell office:value-type="float" office:value="0.0058646546676755" calcext:value-type="float">
            <text:p>0.0058646546676755</text:p>
          </table:table-cell>
          <table:table-cell office:value-type="float" office:value="-0.00201224884949624" calcext:value-type="float">
            <text:p>-0.00201224884949624</text:p>
          </table:table-cell>
          <table:table-cell office:value-type="float" office:value="0.00299332942813635" calcext:value-type="float">
            <text:p>0.00299332942813635</text:p>
          </table:table-cell>
          <table:table-cell office:value-type="float" office:value="0.00379131687805057" calcext:value-type="float">
            <text:p>0.00379131687805057</text:p>
          </table:table-cell>
          <table:table-cell office:value-type="float" office:value="-0.999988317489624" calcext:value-type="float">
            <text:p>-0.999988317489624</text:p>
          </table:table-cell>
          <table:table-cell office:value-type="float" office:value="-0.00133012153673917" calcext:value-type="float">
            <text:p>-0.00133012153673917</text:p>
          </table:table-cell>
          <table:table-cell office:value-type="float" office:value="0.00360919581726193" calcext:value-type="float">
            <text:p>0.00360919581726193</text:p>
          </table:table-cell>
          <table:table-cell office:value-type="float" office:value="0.000781789887696505" calcext:value-type="float">
            <text:p>0.0007817898876965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5771" calcext:value-type="float">
            <text:p>1419950944.75771</text:p>
          </table:table-cell>
          <table:table-cell office:value-type="string" calcext:value-type="string">
            <text:p>Motion</text:p>
          </table:table-cell>
          <table:table-cell office:value-type="float" office:value="0.00559746194630861" calcext:value-type="float">
            <text:p>0.00559746194630861</text:p>
          </table:table-cell>
          <table:table-cell office:value-type="float" office:value="0.01407222263515" calcext:value-type="float">
            <text:p>0.01407222263515</text:p>
          </table:table-cell>
          <table:table-cell office:value-type="float" office:value="-0.000842350302264094" calcext:value-type="float">
            <text:p>-0.000842350302264094</text:p>
          </table:table-cell>
          <table:table-cell office:value-type="float" office:value="0.00308834572195652" calcext:value-type="float">
            <text:p>0.00308834572195652</text:p>
          </table:table-cell>
          <table:table-cell office:value-type="float" office:value="-0.00382832950562462" calcext:value-type="float">
            <text:p>-0.00382832950562462</text:p>
          </table:table-cell>
          <table:table-cell office:value-type="float" office:value="-0.00270723388697538" calcext:value-type="float">
            <text:p>-0.00270723388697538</text:p>
          </table:table-cell>
          <table:table-cell office:value-type="float" office:value="0.00559746194630861" calcext:value-type="float">
            <text:p>0.00559746194630861</text:p>
          </table:table-cell>
          <table:table-cell office:value-type="float" office:value="0.01407222263515" calcext:value-type="float">
            <text:p>0.01407222263515</text:p>
          </table:table-cell>
          <table:table-cell office:value-type="float" office:value="-0.000842350302264094" calcext:value-type="float">
            <text:p>-0.000842350302264094</text:p>
          </table:table-cell>
          <table:table-cell office:value-type="float" office:value="0.00308831827715039" calcext:value-type="float">
            <text:p>0.00308831827715039</text:p>
          </table:table-cell>
          <table:table-cell office:value-type="float" office:value="0.00382832018658519" calcext:value-type="float">
            <text:p>0.00382832018658519</text:p>
          </table:table-cell>
          <table:table-cell office:value-type="float" office:value="-0.999987900257111" calcext:value-type="float">
            <text:p>-0.999987900257111</text:p>
          </table:table-cell>
          <table:table-cell office:value-type="float" office:value="-0.00231012003496289" calcext:value-type="float">
            <text:p>-0.00231012003496289</text:p>
          </table:table-cell>
          <table:table-cell office:value-type="float" office:value="0.00195476086810231" calcext:value-type="float">
            <text:p>0.00195476086810231</text:p>
          </table:table-cell>
          <table:table-cell office:value-type="float" office:value="-0.00021046120673418" calcext:value-type="float">
            <text:p>-0.0002104612067341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7167" calcext:value-type="float">
            <text:p>1419950944.77167</text:p>
          </table:table-cell>
          <table:table-cell office:value-type="string" calcext:value-type="string">
            <text:p>Acceleration</text:p>
          </table:table-cell>
          <table:table-cell office:value-type="float" office:value="0.0037994384765625" calcext:value-type="float">
            <text:p>0.0037994384765625</text:p>
          </table:table-cell>
          <table:table-cell office:value-type="float" office:value="0.0069732666015625" calcext:value-type="float">
            <text:p>0.0069732666015625</text:p>
          </table:table-cell>
          <table:table-cell office:value-type="float" office:value="-1.00379943847656" calcext:value-type="float">
            <text:p>-1.00379943847656</text:p>
          </table:table-cell>
          <table:table-cell table:number-columns-repeated="16"/>
        </table:table-row>
        <table:table-row table:style-name="ro2">
          <table:table-cell office:value-type="float" office:value="1419950944.77166" calcext:value-type="float">
            <text:p>1419950944.77166</text:p>
          </table:table-cell>
          <table:table-cell office:value-type="string" calcext:value-type="string">
            <text:p>Acceleration</text:p>
          </table:table-cell>
          <table:table-cell office:value-type="float" office:value="0.00152587890625" calcext:value-type="float">
            <text:p>0.001525878906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-1.00335693359375" calcext:value-type="float">
            <text:p>-1.00335693359375</text:p>
          </table:table-cell>
          <table:table-cell table:number-columns-repeated="16"/>
        </table:table-row>
        <table:table-row table:style-name="ro2">
          <table:table-cell office:value-type="float" office:value="1419950944.77313" calcext:value-type="float">
            <text:p>1419950944.77313</text:p>
          </table:table-cell>
          <table:table-cell office:value-type="string" calcext:value-type="string">
            <text:p>Gyro</text:p>
          </table:table-cell>
          <table:table-cell office:value-type="float" office:value="0.000177366528599277" calcext:value-type="float">
            <text:p>0.000177366528599277</text:p>
          </table:table-cell>
          <table:table-cell office:value-type="float" office:value="-0.0251133427633382" calcext:value-type="float">
            <text:p>-0.0251133427633382</text:p>
          </table:table-cell>
          <table:table-cell office:value-type="float" office:value="0.0122734441997392" calcext:value-type="float">
            <text:p>0.0122734441997392</text:p>
          </table:table-cell>
          <table:table-cell table:number-columns-repeated="16"/>
        </table:table-row>
        <table:table-row table:style-name="ro2">
          <table:table-cell office:value-type="float" office:value="1419950944.77382" calcext:value-type="float">
            <text:p>1419950944.77382</text:p>
          </table:table-cell>
          <table:table-cell office:value-type="string" calcext:value-type="string">
            <text:p>Gyro</text:p>
          </table:table-cell>
          <table:table-cell office:value-type="float" office:value="-0.00746936790934524" calcext:value-type="float">
            <text:p>-0.00746936790934524</text:p>
          </table:table-cell>
          <table:table-cell office:value-type="float" office:value="-0.0261674219227916" calcext:value-type="float">
            <text:p>-0.0261674219227916</text:p>
          </table:table-cell>
          <table:table-cell office:value-type="float" office:value="0.0136223352918643" calcext:value-type="float">
            <text:p>0.0136223352918643</text:p>
          </table:table-cell>
          <table:table-cell table:number-columns-repeated="16"/>
        </table:table-row>
        <table:table-row table:style-name="ro2">
          <table:table-cell office:value-type="float" office:value="1419950944.77344" calcext:value-type="float">
            <text:p>1419950944.77344</text:p>
          </table:table-cell>
          <table:table-cell office:value-type="string" calcext:value-type="string">
            <text:p>Motion</text:p>
          </table:table-cell>
          <table:table-cell office:value-type="float" office:value="0.0158146433532238" calcext:value-type="float">
            <text:p>0.0158146433532238</text:p>
          </table:table-cell>
          <table:table-cell office:value-type="float" office:value="-0.00257246778346598" calcext:value-type="float">
            <text:p>-0.00257246778346598</text:p>
          </table:table-cell>
          <table:table-cell office:value-type="float" office:value="-0.00832393951714039" calcext:value-type="float">
            <text:p>-0.00832393951714039</text:p>
          </table:table-cell>
          <table:table-cell office:value-type="float" office:value="0.00307397550474799" calcext:value-type="float">
            <text:p>0.00307397550474799</text:p>
          </table:table-cell>
          <table:table-cell office:value-type="float" office:value="-0.00369052203105449" calcext:value-type="float">
            <text:p>-0.00369052203105449</text:p>
          </table:table-cell>
          <table:table-cell office:value-type="float" office:value="-0.00278975890388925" calcext:value-type="float">
            <text:p>-0.00278975890388925</text:p>
          </table:table-cell>
          <table:table-cell office:value-type="float" office:value="0.0158146433532238" calcext:value-type="float">
            <text:p>0.0158146433532238</text:p>
          </table:table-cell>
          <table:table-cell office:value-type="float" office:value="-0.00257246778346598" calcext:value-type="float">
            <text:p>-0.00257246778346598</text:p>
          </table:table-cell>
          <table:table-cell office:value-type="float" office:value="-0.00832393951714039" calcext:value-type="float">
            <text:p>-0.00832393951714039</text:p>
          </table:table-cell>
          <table:table-cell office:value-type="float" office:value="0.00307394983246923" calcext:value-type="float">
            <text:p>0.00307394983246923</text:p>
          </table:table-cell>
          <table:table-cell office:value-type="float" office:value="0.00369051354937255" calcext:value-type="float">
            <text:p>0.00369051354937255</text:p>
          </table:table-cell>
          <table:table-cell office:value-type="float" office:value="-0.999988436698914" calcext:value-type="float">
            <text:p>-0.999988436698914</text:p>
          </table:table-cell>
          <table:table-cell office:value-type="float" office:value="0.0000693608162691817" calcext:value-type="float">
            <text:p>6.93608162691817E-005</text:p>
          </table:table-cell>
          <table:table-cell office:value-type="float" office:value="0.00119229883421212" calcext:value-type="float">
            <text:p>0.00119229883421212</text:p>
          </table:table-cell>
          <table:table-cell office:value-type="float" office:value="-0.00742730591446161" calcext:value-type="float">
            <text:p>-0.007427305914461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7464" calcext:value-type="float">
            <text:p>1419950944.77464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4.78942" calcext:value-type="float">
            <text:p>1419950944.78942</text:p>
          </table:table-cell>
          <table:table-cell office:value-type="string" calcext:value-type="string">
            <text:p>Gyro</text:p>
          </table:table-cell>
          <table:table-cell office:value-type="float" office:value="0.00141866591268521" calcext:value-type="float">
            <text:p>0.00141866591268521</text:p>
          </table:table-cell>
          <table:table-cell office:value-type="float" office:value="-0.0273882149664839" calcext:value-type="float">
            <text:p>-0.0273882149664839</text:p>
          </table:table-cell>
          <table:table-cell office:value-type="float" office:value="0.00613805368041463" calcext:value-type="float">
            <text:p>0.00613805368041463</text:p>
          </table:table-cell>
          <table:table-cell table:number-columns-repeated="16"/>
        </table:table-row>
        <table:table-row table:style-name="ro2">
          <table:table-cell office:value-type="float" office:value="1419950944.78982" calcext:value-type="float">
            <text:p>1419950944.78982</text:p>
          </table:table-cell>
          <table:table-cell office:value-type="string" calcext:value-type="string">
            <text:p>Motion</text:p>
          </table:table-cell>
          <table:table-cell office:value-type="float" office:value="0.0030472727958113" calcext:value-type="float">
            <text:p>0.0030472727958113</text:p>
          </table:table-cell>
          <table:table-cell office:value-type="float" office:value="0.0011634873226285" calcext:value-type="float">
            <text:p>0.0011634873226285</text:p>
          </table:table-cell>
          <table:table-cell office:value-type="float" office:value="-0.00445223040878773" calcext:value-type="float">
            <text:p>-0.00445223040878773</text:p>
          </table:table-cell>
          <table:table-cell office:value-type="float" office:value="0.00307815670763846" calcext:value-type="float">
            <text:p>0.00307815670763846</text:p>
          </table:table-cell>
          <table:table-cell office:value-type="float" office:value="-0.00358469657622611" calcext:value-type="float">
            <text:p>-0.00358469657622611</text:p>
          </table:table-cell>
          <table:table-cell office:value-type="float" office:value="-0.0028871895168972" calcext:value-type="float">
            <text:p>-0.0028871895168972</text:p>
          </table:table-cell>
          <table:table-cell office:value-type="float" office:value="0.0030472727958113" calcext:value-type="float">
            <text:p>0.0030472727958113</text:p>
          </table:table-cell>
          <table:table-cell office:value-type="float" office:value="0.0011634873226285" calcext:value-type="float">
            <text:p>0.0011634873226285</text:p>
          </table:table-cell>
          <table:table-cell office:value-type="float" office:value="-0.00445223040878773" calcext:value-type="float">
            <text:p>-0.00445223040878773</text:p>
          </table:table-cell>
          <table:table-cell office:value-type="float" office:value="0.00307813216932118" calcext:value-type="float">
            <text:p>0.00307813216932118</text:p>
          </table:table-cell>
          <table:table-cell office:value-type="float" office:value="0.0035846889950335" calcext:value-type="float">
            <text:p>0.0035846889950335</text:p>
          </table:table-cell>
          <table:table-cell office:value-type="float" office:value="-0.999988853931427" calcext:value-type="float">
            <text:p>-0.999988853931427</text:p>
          </table:table-cell>
          <table:table-cell office:value-type="float" office:value="0.000721306423656642" calcext:value-type="float">
            <text:p>0.000721306423656642</text:p>
          </table:table-cell>
          <table:table-cell office:value-type="float" office:value="0.003388577606529" calcext:value-type="float">
            <text:p>0.003388577606529</text:p>
          </table:table-cell>
          <table:table-cell office:value-type="float" office:value="-0.0038106010761112" calcext:value-type="float">
            <text:p>-0.00381060107611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8943" calcext:value-type="float">
            <text:p>1419950944.78943</text:p>
          </table:table-cell>
          <table:table-cell office:value-type="string" calcext:value-type="string">
            <text:p>Motion</text:p>
          </table:table-cell>
          <table:table-cell office:value-type="float" office:value="0.0107064265757799" calcext:value-type="float">
            <text:p>0.0107064265757799</text:p>
          </table:table-cell>
          <table:table-cell office:value-type="float" office:value="0.00221486878581345" calcext:value-type="float">
            <text:p>0.00221486878581345</text:p>
          </table:table-cell>
          <table:table-cell office:value-type="float" office:value="-0.00580112775787711" calcext:value-type="float">
            <text:p>-0.00580112775787711</text:p>
          </table:table-cell>
          <table:table-cell office:value-type="float" office:value="0.0030515542387633" calcext:value-type="float">
            <text:p>0.0030515542387633</text:p>
          </table:table-cell>
          <table:table-cell office:value-type="float" office:value="-0.00359400613556263" calcext:value-type="float">
            <text:p>-0.00359400613556263</text:p>
          </table:table-cell>
          <table:table-cell office:value-type="float" office:value="-0.00284533750249467" calcext:value-type="float">
            <text:p>-0.00284533750249467</text:p>
          </table:table-cell>
          <table:table-cell office:value-type="float" office:value="0.0107064265757799" calcext:value-type="float">
            <text:p>0.0107064265757799</text:p>
          </table:table-cell>
          <table:table-cell office:value-type="float" office:value="0.00221486878581345" calcext:value-type="float">
            <text:p>0.00221486878581345</text:p>
          </table:table-cell>
          <table:table-cell office:value-type="float" office:value="-0.00580112775787711" calcext:value-type="float">
            <text:p>-0.00580112775787711</text:p>
          </table:table-cell>
          <table:table-cell office:value-type="float" office:value="0.00305152987129986" calcext:value-type="float">
            <text:p>0.00305152987129986</text:p>
          </table:table-cell>
          <table:table-cell office:value-type="float" office:value="0.00359399849548936" calcext:value-type="float">
            <text:p>0.00359399849548936</text:p>
          </table:table-cell>
          <table:table-cell office:value-type="float" office:value="-0.999988913536072" calcext:value-type="float">
            <text:p>-0.999988913536072</text:p>
          </table:table-cell>
          <table:table-cell office:value-type="float" office:value="-0.00152565084863454" calcext:value-type="float">
            <text:p>-0.00152565084863454</text:p>
          </table:table-cell>
          <table:table-cell office:value-type="float" office:value="0.000556392245925963" calcext:value-type="float">
            <text:p>0.000556392245925963</text:p>
          </table:table-cell>
          <table:table-cell office:value-type="float" office:value="-0.00336804799735546" calcext:value-type="float">
            <text:p>-0.0033680479973554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79128" calcext:value-type="float">
            <text:p>1419950944.79128</text:p>
          </table:table-cell>
          <table:table-cell office:value-type="string" calcext:value-type="string">
            <text:p>Acceleration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078582763671875" calcext:value-type="float">
            <text:p>0.0078582763671875</text:p>
          </table:table-cell>
          <table:table-cell office:value-type="float" office:value="-0.9970703125" calcext:value-type="float">
            <text:p>-0.9970703125</text:p>
          </table:table-cell>
          <table:table-cell table:number-columns-repeated="16"/>
        </table:table-row>
        <table:table-row table:style-name="ro2">
          <table:table-cell office:value-type="float" office:value="1419950944.79156" calcext:value-type="float">
            <text:p>1419950944.79156</text:p>
          </table:table-cell>
          <table:table-cell office:value-type="string" calcext:value-type="string">
            <text:p>Acceleration</text:p>
          </table:table-cell>
          <table:table-cell office:value-type="float" office:value="0.003387451171875" calcext:value-type="float">
            <text:p>0.003387451171875</text:p>
          </table:table-cell>
          <table:table-cell office:value-type="float" office:value="0.006195068359375" calcext:value-type="float">
            <text:p>0.006195068359375</text:p>
          </table:table-cell>
          <table:table-cell office:value-type="float" office:value="-0.999481201171875" calcext:value-type="float">
            <text:p>-0.999481201171875</text:p>
          </table:table-cell>
          <table:table-cell table:number-columns-repeated="16"/>
        </table:table-row>
        <table:table-row table:style-name="ro2">
          <table:table-cell office:value-type="float" office:value="1419950944.80067" calcext:value-type="float">
            <text:p>1419950944.80067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2.429580688477" calcext:value-type="float">
            <text:p>142.429580688477</text:p>
          </table:table-cell>
          <table:table-cell table:number-columns-repeated="16"/>
        </table:table-row>
        <table:table-row table:style-name="ro2">
          <table:table-cell office:value-type="float" office:value="1419950944.80534" calcext:value-type="float">
            <text:p>1419950944.80534</text:p>
          </table:table-cell>
          <table:table-cell office:value-type="string" calcext:value-type="string">
            <text:p>Gyro</text:p>
          </table:table-cell>
          <table:table-cell office:value-type="float" office:value="-0.00236728389297143" calcext:value-type="float">
            <text:p>-0.00236728389297143</text:p>
          </table:table-cell>
          <table:table-cell office:value-type="float" office:value="-0.0203960855244809" calcext:value-type="float">
            <text:p>-0.0203960855244809</text:p>
          </table:table-cell>
          <table:table-cell office:value-type="float" office:value="0.0159781675921484" calcext:value-type="float">
            <text:p>0.0159781675921484</text:p>
          </table:table-cell>
          <table:table-cell table:number-columns-repeated="16"/>
        </table:table-row>
        <table:table-row table:style-name="ro2">
          <table:table-cell office:value-type="float" office:value="1419950944.80562" calcext:value-type="float">
            <text:p>1419950944.80562</text:p>
          </table:table-cell>
          <table:table-cell office:value-type="string" calcext:value-type="string">
            <text:p>Gyro</text:p>
          </table:table-cell>
          <table:table-cell office:value-type="float" office:value="0.00531460427136213" calcext:value-type="float">
            <text:p>0.00531460427136213</text:p>
          </table:table-cell>
          <table:table-cell office:value-type="float" office:value="-0.0194384127964884" calcext:value-type="float">
            <text:p>-0.0194384127964884</text:p>
          </table:table-cell>
          <table:table-cell office:value-type="float" office:value="0.0195233676352619" calcext:value-type="float">
            <text:p>0.0195233676352619</text:p>
          </table:table-cell>
          <table:table-cell table:number-columns-repeated="16"/>
        </table:table-row>
        <table:table-row table:style-name="ro2">
          <table:table-cell office:value-type="float" office:value="1419950944.80536" calcext:value-type="float">
            <text:p>1419950944.80536</text:p>
          </table:table-cell>
          <table:table-cell office:value-type="string" calcext:value-type="string">
            <text:p>Motion</text:p>
          </table:table-cell>
          <table:table-cell office:value-type="float" office:value="0.0119191315025091" calcext:value-type="float">
            <text:p>0.0119191315025091</text:p>
          </table:table-cell>
          <table:table-cell office:value-type="float" office:value="-0.000067071603552904" calcext:value-type="float">
            <text:p>-6.7071603552904E-005</text:p>
          </table:table-cell>
          <table:table-cell office:value-type="float" office:value="-0.0119365714490414" calcext:value-type="float">
            <text:p>-0.0119365714490414</text:p>
          </table:table-cell>
          <table:table-cell office:value-type="float" office:value="0.00302208633317378" calcext:value-type="float">
            <text:p>0.00302208633317378</text:p>
          </table:table-cell>
          <table:table-cell office:value-type="float" office:value="-0.00354130931886501" calcext:value-type="float">
            <text:p>-0.00354130931886501</text:p>
          </table:table-cell>
          <table:table-cell office:value-type="float" office:value="-0.00298894536219642" calcext:value-type="float">
            <text:p>-0.00298894536219642</text:p>
          </table:table-cell>
          <table:table-cell office:value-type="float" office:value="0.0119191315025091" calcext:value-type="float">
            <text:p>0.0119191315025091</text:p>
          </table:table-cell>
          <table:table-cell office:value-type="float" office:value="-0.000067071603552904" calcext:value-type="float">
            <text:p>-6.7071603552904E-005</text:p>
          </table:table-cell>
          <table:table-cell office:value-type="float" office:value="-0.0119365714490414" calcext:value-type="float">
            <text:p>-0.0119365714490414</text:p>
          </table:table-cell>
          <table:table-cell office:value-type="float" office:value="0.00302206282503903" calcext:value-type="float">
            <text:p>0.00302206282503903</text:p>
          </table:table-cell>
          <table:table-cell office:value-type="float" office:value="0.00354130193591118" calcext:value-type="float">
            <text:p>0.00354130193591118</text:p>
          </table:table-cell>
          <table:table-cell office:value-type="float" office:value="-0.999989151954651" calcext:value-type="float">
            <text:p>-0.999989151954651</text:p>
          </table:table-cell>
          <table:table-cell office:value-type="float" office:value="-0.00253378157503903" calcext:value-type="float">
            <text:p>-0.00253378157503903</text:p>
          </table:table-cell>
          <table:table-cell office:value-type="float" office:value="0.00431697443127632" calcext:value-type="float">
            <text:p>0.00431697443127632</text:p>
          </table:table-cell>
          <table:table-cell office:value-type="float" office:value="0.00291885063052177" calcext:value-type="float">
            <text:p>0.002918850630521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105" calcext:value-type="float">
            <text:p>1419950944.8105</text:p>
          </table:table-cell>
          <table:table-cell office:value-type="string" calcext:value-type="string">
            <text:p>Acceleration</text:p>
          </table:table-cell>
          <table:table-cell office:value-type="float" office:value="0.0029144287109375" calcext:value-type="float">
            <text:p>0.0029144287109375</text:p>
          </table:table-cell>
          <table:table-cell office:value-type="float" office:value="0.0055389404296875" calcext:value-type="float">
            <text:p>0.0055389404296875</text:p>
          </table:table-cell>
          <table:table-cell office:value-type="float" office:value="-1.00141906738281" calcext:value-type="float">
            <text:p>-1.00141906738281</text:p>
          </table:table-cell>
          <table:table-cell table:number-columns-repeated="16"/>
        </table:table-row>
        <table:table-row table:style-name="ro2">
          <table:table-cell office:value-type="float" office:value="1419950944.81076" calcext:value-type="float">
            <text:p>1419950944.81076</text:p>
          </table:table-cell>
          <table:table-cell office:value-type="string" calcext:value-type="string">
            <text:p>Acceleration</text:p>
          </table:table-cell>
          <table:table-cell office:value-type="float" office:value="0.0062408447265625" calcext:value-type="float">
            <text:p>0.0062408447265625</text:p>
          </table:table-cell>
          <table:table-cell office:value-type="float" office:value="0.0050201416015625" calcext:value-type="float">
            <text:p>0.0050201416015625</text:p>
          </table:table-cell>
          <table:table-cell office:value-type="float" office:value="-1.00312805175781" calcext:value-type="float">
            <text:p>-1.00312805175781</text:p>
          </table:table-cell>
          <table:table-cell table:number-columns-repeated="16"/>
        </table:table-row>
        <table:table-row table:style-name="ro2">
          <table:table-cell office:value-type="float" office:value="1419950944.8213" calcext:value-type="float">
            <text:p>1419950944.8213</text:p>
          </table:table-cell>
          <table:table-cell office:value-type="string" calcext:value-type="string">
            <text:p>Gyro</text:p>
          </table:table-cell>
          <table:table-cell office:value-type="float" office:value="0.00148870704935429" calcext:value-type="float">
            <text:p>0.00148870704935429</text:p>
          </table:table-cell>
          <table:table-cell office:value-type="float" office:value="-0.0252350492251548" calcext:value-type="float">
            <text:p>-0.0252350492251548</text:p>
          </table:table-cell>
          <table:table-cell office:value-type="float" office:value="0.0171470289945842" calcext:value-type="float">
            <text:p>0.0171470289945842</text:p>
          </table:table-cell>
          <table:table-cell table:number-columns-repeated="16"/>
        </table:table-row>
        <table:table-row table:style-name="ro2">
          <table:table-cell office:value-type="float" office:value="1419950944.82109" calcext:value-type="float">
            <text:p>1419950944.82109</text:p>
          </table:table-cell>
          <table:table-cell office:value-type="string" calcext:value-type="string">
            <text:p>Motion</text:p>
          </table:table-cell>
          <table:table-cell office:value-type="float" office:value="0.00812303368002176" calcext:value-type="float">
            <text:p>0.00812303368002176</text:p>
          </table:table-cell>
          <table:table-cell office:value-type="float" office:value="0.00692640990018845" calcext:value-type="float">
            <text:p>0.00692640990018845</text:p>
          </table:table-cell>
          <table:table-cell office:value-type="float" office:value="-0.00209643482230604" calcext:value-type="float">
            <text:p>-0.00209643482230604</text:p>
          </table:table-cell>
          <table:table-cell office:value-type="float" office:value="0.00312367125489346" calcext:value-type="float">
            <text:p>0.00312367125489346</text:p>
          </table:table-cell>
          <table:table-cell office:value-type="float" office:value="-0.00354493155746038" calcext:value-type="float">
            <text:p>-0.00354493155746038</text:p>
          </table:table-cell>
          <table:table-cell office:value-type="float" office:value="-0.00304996701215948" calcext:value-type="float">
            <text:p>-0.00304996701215948</text:p>
          </table:table-cell>
          <table:table-cell office:value-type="float" office:value="0.00812303368002176" calcext:value-type="float">
            <text:p>0.00812303368002176</text:p>
          </table:table-cell>
          <table:table-cell office:value-type="float" office:value="0.00692640990018845" calcext:value-type="float">
            <text:p>0.00692640990018845</text:p>
          </table:table-cell>
          <table:table-cell office:value-type="float" office:value="-0.00209643482230604" calcext:value-type="float">
            <text:p>-0.00209643482230604</text:p>
          </table:table-cell>
          <table:table-cell office:value-type="float" office:value="0.00312364660203457" calcext:value-type="float">
            <text:p>0.00312364660203457</text:p>
          </table:table-cell>
          <table:table-cell office:value-type="float" office:value="0.0035449240822345" calcext:value-type="float">
            <text:p>0.0035449240822345</text:p>
          </table:table-cell>
          <table:table-cell office:value-type="float" office:value="-0.999988853931427" calcext:value-type="float">
            <text:p>-0.999988853931427</text:p>
          </table:table-cell>
          <table:table-cell office:value-type="float" office:value="0.000263804628048092" calcext:value-type="float">
            <text:p>0.000263804628048092</text:p>
          </table:table-cell>
          <table:table-cell office:value-type="float" office:value="0.0026501442771405" calcext:value-type="float">
            <text:p>0.0026501442771405</text:p>
          </table:table-cell>
          <table:table-cell office:value-type="float" office:value="0.000507636927068234" calcext:value-type="float">
            <text:p>0.00050763692706823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2158" calcext:value-type="float">
            <text:p>1419950944.82158</text:p>
          </table:table-cell>
          <table:table-cell office:value-type="string" calcext:value-type="string">
            <text:p>Motion</text:p>
          </table:table-cell>
          <table:table-cell office:value-type="float" office:value="0.0157972238957882" calcext:value-type="float">
            <text:p>0.0157972238957882</text:p>
          </table:table-cell>
          <table:table-cell office:value-type="float" office:value="0.00788320880383253" calcext:value-type="float">
            <text:p>0.00788320880383253</text:p>
          </table:table-cell>
          <table:table-cell office:value-type="float" office:value="0.00144878076389432" calcext:value-type="float">
            <text:p>0.00144878076389432</text:p>
          </table:table-cell>
          <table:table-cell office:value-type="float" office:value="0.00315966119460257" calcext:value-type="float">
            <text:p>0.00315966119460257</text:p>
          </table:table-cell>
          <table:table-cell office:value-type="float" office:value="-0.00343174090331236" calcext:value-type="float">
            <text:p>-0.00343174090331236</text:p>
          </table:table-cell>
          <table:table-cell office:value-type="float" office:value="-0.00305429909039218" calcext:value-type="float">
            <text:p>-0.00305429909039218</text:p>
          </table:table-cell>
          <table:table-cell office:value-type="float" office:value="0.0157972238957882" calcext:value-type="float">
            <text:p>0.0157972238957882</text:p>
          </table:table-cell>
          <table:table-cell office:value-type="float" office:value="0.00788320880383253" calcext:value-type="float">
            <text:p>0.00788320880383253</text:p>
          </table:table-cell>
          <table:table-cell office:value-type="float" office:value="0.00144878076389432" calcext:value-type="float">
            <text:p>0.00144878076389432</text:p>
          </table:table-cell>
          <table:table-cell office:value-type="float" office:value="0.00315963733009994" calcext:value-type="float">
            <text:p>0.00315963733009994</text:p>
          </table:table-cell>
          <table:table-cell office:value-type="float" office:value="0.0034317341633141" calcext:value-type="float">
            <text:p>0.0034317341633141</text:p>
          </table:table-cell>
          <table:table-cell office:value-type="float" office:value="-0.999989092350006" calcext:value-type="float">
            <text:p>-0.999989092350006</text:p>
          </table:table-cell>
          <table:table-cell office:value-type="float" office:value="-0.00024520861916244" calcext:value-type="float">
            <text:p>-0.00024520861916244</text:p>
          </table:table-cell>
          <table:table-cell office:value-type="float" office:value="0.0021072062663734" calcext:value-type="float">
            <text:p>0.0021072062663734</text:p>
          </table:table-cell>
          <table:table-cell office:value-type="float" office:value="-0.00142994744237512" calcext:value-type="float">
            <text:p>-0.001429947442375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2678" calcext:value-type="float">
            <text:p>1419950944.82678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093338012695" calcext:value-type="float">
            <text:p>227.093338012695</text:p>
          </table:table-cell>
          <table:table-cell office:value-type="float" office:value="144.734802246094" calcext:value-type="float">
            <text:p>144.734802246094</text:p>
          </table:table-cell>
          <table:table-cell table:number-columns-repeated="16"/>
        </table:table-row>
        <table:table-row table:style-name="ro2">
          <table:table-cell office:value-type="float" office:value="1419950944.83001" calcext:value-type="float">
            <text:p>1419950944.83001</text:p>
          </table:table-cell>
          <table:table-cell office:value-type="string" calcext:value-type="string">
            <text:p>Acceleration</text:p>
          </table:table-cell>
          <table:table-cell office:value-type="float" office:value="0.0038909912109375" calcext:value-type="float">
            <text:p>0.0038909912109375</text:p>
          </table:table-cell>
          <table:table-cell office:value-type="float" office:value="0.0038604736328125" calcext:value-type="float">
            <text:p>0.0038604736328125</text:p>
          </table:table-cell>
          <table:table-cell office:value-type="float" office:value="-1.00288391113281" calcext:value-type="float">
            <text:p>-1.00288391113281</text:p>
          </table:table-cell>
          <table:table-cell table:number-columns-repeated="16"/>
        </table:table-row>
        <table:table-row table:style-name="ro2">
          <table:table-cell office:value-type="float" office:value="1419950944.83016" calcext:value-type="float">
            <text:p>1419950944.83016</text:p>
          </table:table-cell>
          <table:table-cell office:value-type="string" calcext:value-type="string">
            <text:p>Acceleration</text:p>
          </table:table-cell>
          <table:table-cell office:value-type="float" office:value="0.0040435791015625" calcext:value-type="float">
            <text:p>0.0040435791015625</text:p>
          </table:table-cell>
          <table:table-cell office:value-type="float" office:value="0.0076141357421875" calcext:value-type="float">
            <text:p>0.0076141357421875</text:p>
          </table:table-cell>
          <table:table-cell office:value-type="float" office:value="-1.00090026855469" calcext:value-type="float">
            <text:p>-1.00090026855469</text:p>
          </table:table-cell>
          <table:table-cell table:number-columns-repeated="16"/>
        </table:table-row>
        <table:table-row table:style-name="ro2">
          <table:table-cell office:value-type="float" office:value="1419950944.83709" calcext:value-type="float">
            <text:p>1419950944.83709</text:p>
          </table:table-cell>
          <table:table-cell office:value-type="string" calcext:value-type="string">
            <text:p>Gyro</text:p>
          </table:table-cell>
          <table:table-cell office:value-type="float" office:value="0.000159789665404754" calcext:value-type="float">
            <text:p>0.000159789665404754</text:p>
          </table:table-cell>
          <table:table-cell office:value-type="float" office:value="-0.0274103192035315" calcext:value-type="float">
            <text:p>-0.0274103192035315</text:p>
          </table:table-cell>
          <table:table-cell office:value-type="float" office:value="0.00860600506259106" calcext:value-type="float">
            <text:p>0.00860600506259106</text:p>
          </table:table-cell>
          <table:table-cell table:number-columns-repeated="16"/>
        </table:table-row>
        <table:table-row table:style-name="ro2">
          <table:table-cell office:value-type="float" office:value="1419950944.83754" calcext:value-type="float">
            <text:p>1419950944.83754</text:p>
          </table:table-cell>
          <table:table-cell office:value-type="string" calcext:value-type="string">
            <text:p>Gyro</text:p>
          </table:table-cell>
          <table:table-cell office:value-type="float" office:value="-0.00363947594570229" calcext:value-type="float">
            <text:p>-0.00363947594570229</text:p>
          </table:table-cell>
          <table:table-cell office:value-type="float" office:value="-0.0262446535944039" calcext:value-type="float">
            <text:p>-0.0262446535944039</text:p>
          </table:table-cell>
          <table:table-cell office:value-type="float" office:value="0.0135602836384655" calcext:value-type="float">
            <text:p>0.0135602836384655</text:p>
          </table:table-cell>
          <table:table-cell table:number-columns-repeated="16"/>
        </table:table-row>
        <table:table-row table:style-name="ro2">
          <table:table-cell office:value-type="float" office:value="1419950944.83733" calcext:value-type="float">
            <text:p>1419950944.83733</text:p>
          </table:table-cell>
          <table:table-cell office:value-type="string" calcext:value-type="string">
            <text:p>Motion</text:p>
          </table:table-cell>
          <table:table-cell office:value-type="float" office:value="0.0119651583954692" calcext:value-type="float">
            <text:p>0.0119651583954692</text:p>
          </table:table-cell>
          <table:table-cell office:value-type="float" office:value="0.00209851027466357" calcext:value-type="float">
            <text:p>0.00209851027466357</text:p>
          </table:table-cell>
          <table:table-cell office:value-type="float" office:value="-0.000927460379898548" calcext:value-type="float">
            <text:p>-0.000927460379898548</text:p>
          </table:table-cell>
          <table:table-cell office:value-type="float" office:value="0.00328338844986629" calcext:value-type="float">
            <text:p>0.00328338844986629</text:p>
          </table:table-cell>
          <table:table-cell office:value-type="float" office:value="-0.00331702897770393" calcext:value-type="float">
            <text:p>-0.00331702897770393</text:p>
          </table:table-cell>
          <table:table-cell office:value-type="float" office:value="-0.00308436853039295" calcext:value-type="float">
            <text:p>-0.00308436853039295</text:p>
          </table:table-cell>
          <table:table-cell office:value-type="float" office:value="0.0119651583954692" calcext:value-type="float">
            <text:p>0.0119651583954692</text:p>
          </table:table-cell>
          <table:table-cell office:value-type="float" office:value="0.00209851027466357" calcext:value-type="float">
            <text:p>0.00209851027466357</text:p>
          </table:table-cell>
          <table:table-cell office:value-type="float" office:value="-0.000927460379898548" calcext:value-type="float">
            <text:p>-0.000927460379898548</text:p>
          </table:table-cell>
          <table:table-cell office:value-type="float" office:value="0.00328336446546018" calcext:value-type="float">
            <text:p>0.00328336446546018</text:p>
          </table:table-cell>
          <table:table-cell office:value-type="float" office:value="0.00331702292896807" calcext:value-type="float">
            <text:p>0.00331702292896807</text:p>
          </table:table-cell>
          <table:table-cell office:value-type="float" office:value="-0.999989092350006" calcext:value-type="float">
            <text:p>-0.999989092350006</text:p>
          </table:table-cell>
          <table:table-cell office:value-type="float" office:value="0.00295748026110232" calcext:value-type="float">
            <text:p>0.00295748026110232</text:p>
          </table:table-cell>
          <table:table-cell office:value-type="float" office:value="0.00170311867259443" calcext:value-type="float">
            <text:p>0.00170311867259443</text:p>
          </table:table-cell>
          <table:table-cell office:value-type="float" office:value="-0.00313894334249198" calcext:value-type="float">
            <text:p>-0.003138943342491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4978" calcext:value-type="float">
            <text:p>1419950944.84978</text:p>
          </table:table-cell>
          <table:table-cell office:value-type="string" calcext:value-type="string">
            <text:p>Acceleration</text:p>
          </table:table-cell>
          <table:table-cell office:value-type="float" office:value="0.00262451171875" calcext:value-type="float">
            <text:p>0.00262451171875</text:p>
          </table:table-cell>
          <table:table-cell office:value-type="float" office:value="0.006744384765625" calcext:value-type="float">
            <text:p>0.006744384765625</text:p>
          </table:table-cell>
          <table:table-cell office:value-type="float" office:value="-1.00332641601563" calcext:value-type="float">
            <text:p>-1.00332641601563</text:p>
          </table:table-cell>
          <table:table-cell table:number-columns-repeated="16"/>
        </table:table-row>
        <table:table-row table:style-name="ro2">
          <table:table-cell office:value-type="float" office:value="1419950944.8498" calcext:value-type="float">
            <text:p>1419950944.8498</text:p>
          </table:table-cell>
          <table:table-cell office:value-type="string" calcext:value-type="string">
            <text:p>Acceleration</text:p>
          </table:table-cell>
          <table:table-cell office:value-type="float" office:value="0.00079345703125" calcext:value-type="float">
            <text:p>0.00079345703125</text:p>
          </table:table-cell>
          <table:table-cell office:value-type="float" office:value="0.00482177734375" calcext:value-type="float">
            <text:p>0.00482177734375</text:p>
          </table:table-cell>
          <table:table-cell office:value-type="float" office:value="-1.00093078613281" calcext:value-type="float">
            <text:p>-1.00093078613281</text:p>
          </table:table-cell>
          <table:table-cell table:number-columns-repeated="16"/>
        </table:table-row>
        <table:table-row table:style-name="ro2">
          <table:table-cell office:value-type="float" office:value="1419950944.85355" calcext:value-type="float">
            <text:p>1419950944.85355</text:p>
          </table:table-cell>
          <table:table-cell office:value-type="string" calcext:value-type="string">
            <text:p>Gyro</text:p>
          </table:table-cell>
          <table:table-cell office:value-type="float" office:value="-0.00232813542494727" calcext:value-type="float">
            <text:p>-0.00232813542494727</text:p>
          </table:table-cell>
          <table:table-cell office:value-type="float" office:value="-0.0263663600562205" calcext:value-type="float">
            <text:p>-0.0263663600562205</text:p>
          </table:table-cell>
          <table:table-cell office:value-type="float" office:value="0.0184344010655285" calcext:value-type="float">
            <text:p>0.0184344010655285</text:p>
          </table:table-cell>
          <table:table-cell table:number-columns-repeated="16"/>
        </table:table-row>
        <table:table-row table:style-name="ro2">
          <table:table-cell office:value-type="float" office:value="1419950944.85317" calcext:value-type="float">
            <text:p>1419950944.85317</text:p>
          </table:table-cell>
          <table:table-cell office:value-type="string" calcext:value-type="string">
            <text:p>Motion</text:p>
          </table:table-cell>
          <table:table-cell office:value-type="float" office:value="0.0106170158833265" calcext:value-type="float">
            <text:p>0.0106170158833265</text:p>
          </table:table-cell>
          <table:table-cell office:value-type="float" office:value="-0.0000714646594133228" calcext:value-type="float">
            <text:p>-7.14646594133228E-005</text:p>
          </table:table-cell>
          <table:table-cell office:value-type="float" office:value="-0.00946844276040792" calcext:value-type="float">
            <text:p>-0.00946844276040792</text:p>
          </table:table-cell>
          <table:table-cell office:value-type="float" office:value="0.00329694572646669" calcext:value-type="float">
            <text:p>0.00329694572646669</text:p>
          </table:table-cell>
          <table:table-cell office:value-type="float" office:value="-0.00331658675735409" calcext:value-type="float">
            <text:p>-0.00331658675735409</text:p>
          </table:table-cell>
          <table:table-cell office:value-type="float" office:value="-0.00313306892448074" calcext:value-type="float">
            <text:p>-0.00313306892448074</text:p>
          </table:table-cell>
          <table:table-cell office:value-type="float" office:value="0.0106170158833265" calcext:value-type="float">
            <text:p>0.0106170158833265</text:p>
          </table:table-cell>
          <table:table-cell office:value-type="float" office:value="-0.0000714646594133228" calcext:value-type="float">
            <text:p>-7.14646594133228E-005</text:p>
          </table:table-cell>
          <table:table-cell office:value-type="float" office:value="-0.00946844276040792" calcext:value-type="float">
            <text:p>-0.00946844276040792</text:p>
          </table:table-cell>
          <table:table-cell office:value-type="float" office:value="0.00329692172817886" calcext:value-type="float">
            <text:p>0.00329692172817886</text:p>
          </table:table-cell>
          <table:table-cell office:value-type="float" office:value="0.00331658078357577" calcext:value-type="float">
            <text:p>0.00331658078357577</text:p>
          </table:table-cell>
          <table:table-cell office:value-type="float" office:value="-0.999989092350006" calcext:value-type="float">
            <text:p>-0.999989092350006</text:p>
          </table:table-cell>
          <table:table-cell office:value-type="float" office:value="0.000746657489798963" calcext:value-type="float">
            <text:p>0.000746657489798963</text:p>
          </table:table-cell>
          <table:table-cell office:value-type="float" office:value="0.00429755495861173" calcext:value-type="float">
            <text:p>0.00429755495861173</text:p>
          </table:table-cell>
          <table:table-cell office:value-type="float" office:value="-0.000911203329451382" calcext:value-type="float">
            <text:p>-0.0009112033294513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5441" calcext:value-type="float">
            <text:p>1419950944.85441</text:p>
          </table:table-cell>
          <table:table-cell office:value-type="string" calcext:value-type="string">
            <text:p>Magnetic</text:p>
          </table:table-cell>
          <table:table-cell office:value-type="float" office:value="58.7631530761719" calcext:value-type="float">
            <text:p>58.7631530761719</text:p>
          </table:table-cell>
          <table:table-cell office:value-type="float" office:value="228.109420776367" calcext:value-type="float">
            <text:p>228.109420776367</text:p>
          </table:table-cell>
          <table:table-cell office:value-type="float" office:value="142.429580688477" calcext:value-type="float">
            <text:p>142.429580688477</text:p>
          </table:table-cell>
          <table:table-cell table:number-columns-repeated="16"/>
        </table:table-row>
        <table:table-row table:style-name="ro2">
          <table:table-cell office:value-type="float" office:value="1419950944.85388" calcext:value-type="float">
            <text:p>1419950944.85388</text:p>
          </table:table-cell>
          <table:table-cell office:value-type="string" calcext:value-type="string">
            <text:p>Motion</text:p>
          </table:table-cell>
          <table:table-cell office:value-type="float" office:value="0.00680400198325515" calcext:value-type="float">
            <text:p>0.00680400198325515</text:p>
          </table:table-cell>
          <table:table-cell office:value-type="float" office:value="0.00109132926445454" calcext:value-type="float">
            <text:p>0.00109132926445454</text:p>
          </table:table-cell>
          <table:table-cell office:value-type="float" office:value="-0.00451417965814471" calcext:value-type="float">
            <text:p>-0.00451417965814471</text:p>
          </table:table-cell>
          <table:table-cell office:value-type="float" office:value="0.0033137379276166" calcext:value-type="float">
            <text:p>0.0033137379276166</text:p>
          </table:table-cell>
          <table:table-cell office:value-type="float" office:value="-0.00332811191961182" calcext:value-type="float">
            <text:p>-0.00332811191961182</text:p>
          </table:table-cell>
          <table:table-cell office:value-type="float" office:value="-0.00321375629533186" calcext:value-type="float">
            <text:p>-0.00321375629533186</text:p>
          </table:table-cell>
          <table:table-cell office:value-type="float" office:value="0.00680400198325515" calcext:value-type="float">
            <text:p>0.00680400198325515</text:p>
          </table:table-cell>
          <table:table-cell office:value-type="float" office:value="0.00109132926445454" calcext:value-type="float">
            <text:p>0.00109132926445454</text:p>
          </table:table-cell>
          <table:table-cell office:value-type="float" office:value="-0.00451417965814471" calcext:value-type="float">
            <text:p>-0.00451417965814471</text:p>
          </table:table-cell>
          <table:table-cell office:value-type="float" office:value="0.00331371347419918" calcext:value-type="float">
            <text:p>0.00331371347419918</text:p>
          </table:table-cell>
          <table:table-cell office:value-type="float" office:value="0.003328105667606" calcext:value-type="float">
            <text:p>0.003328105667606</text:p>
          </table:table-cell>
          <table:table-cell office:value-type="float" office:value="-0.999988973140717" calcext:value-type="float">
            <text:p>-0.999988973140717</text:p>
          </table:table-cell>
          <table:table-cell office:value-type="float" office:value="-0.000689201813656837" calcext:value-type="float">
            <text:p>-0.000689201813656837</text:p>
          </table:table-cell>
          <table:table-cell office:value-type="float" office:value="0.003416279098019" calcext:value-type="float">
            <text:p>0.003416279098019</text:p>
          </table:table-cell>
          <table:table-cell office:value-type="float" office:value="-0.00333744450472295" calcext:value-type="float">
            <text:p>-0.0033374445047229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6892" calcext:value-type="float">
            <text:p>1419950944.86892</text:p>
          </table:table-cell>
          <table:table-cell office:value-type="string" calcext:value-type="string">
            <text:p>Acceleration</text:p>
          </table:table-cell>
          <table:table-cell office:value-type="float" office:value="0.0017242431640625" calcext:value-type="float">
            <text:p>0.0017242431640625</text:p>
          </table:table-cell>
          <table:table-cell office:value-type="float" office:value="0.00372314453125" calcext:value-type="float">
            <text:p>0.00372314453125</text:p>
          </table:table-cell>
          <table:table-cell office:value-type="float" office:value="-1.00621032714844" calcext:value-type="float">
            <text:p>-1.00621032714844</text:p>
          </table:table-cell>
          <table:table-cell table:number-columns-repeated="16"/>
        </table:table-row>
        <table:table-row table:style-name="ro2">
          <table:table-cell office:value-type="float" office:value="1419950944.87004" calcext:value-type="float">
            <text:p>1419950944.87004</text:p>
          </table:table-cell>
          <table:table-cell office:value-type="string" calcext:value-type="string">
            <text:p>Acceleration</text:p>
          </table:table-cell>
          <table:table-cell office:value-type="float" office:value="-0.000213623046875" calcext:value-type="float">
            <text:p>-0.000213623046875</text:p>
          </table:table-cell>
          <table:table-cell office:value-type="float" office:value="0.006072998046875" calcext:value-type="float">
            <text:p>0.006072998046875</text:p>
          </table:table-cell>
          <table:table-cell office:value-type="float" office:value="-1.00308227539063" calcext:value-type="float">
            <text:p>-1.00308227539063</text:p>
          </table:table-cell>
          <table:table-cell table:number-columns-repeated="16"/>
        </table:table-row>
        <table:table-row table:style-name="ro2">
          <table:table-cell office:value-type="float" office:value="1419950944.87032" calcext:value-type="float">
            <text:p>1419950944.87032</text:p>
          </table:table-cell>
          <table:table-cell office:value-type="string" calcext:value-type="string">
            <text:p>Gyro</text:p>
          </table:table-cell>
          <table:table-cell office:value-type="float" office:value="-0.00112971293441161" calcext:value-type="float">
            <text:p>-0.00112971293441161</text:p>
          </table:table-cell>
          <table:table-cell office:value-type="float" office:value="-0.0238315633306831" calcext:value-type="float">
            <text:p>-0.0238315633306831</text:p>
          </table:table-cell>
          <table:table-cell office:value-type="float" office:value="0.00862118508080451" calcext:value-type="float">
            <text:p>0.00862118508080451</text:p>
          </table:table-cell>
          <table:table-cell table:number-columns-repeated="16"/>
        </table:table-row>
        <table:table-row table:style-name="ro2">
          <table:table-cell office:value-type="float" office:value="1419950944.87057" calcext:value-type="float">
            <text:p>1419950944.87057</text:p>
          </table:table-cell>
          <table:table-cell office:value-type="string" calcext:value-type="string">
            <text:p>Gyro</text:p>
          </table:table-cell>
          <table:table-cell office:value-type="float" office:value="0.000194410759575784" calcext:value-type="float">
            <text:p>0.000194410759575784</text:p>
          </table:table-cell>
          <table:table-cell office:value-type="float" office:value="-0.0321962859985129" calcext:value-type="float">
            <text:p>-0.0321962859985129</text:p>
          </table:table-cell>
          <table:table-cell office:value-type="float" office:value="0.0110603743232081" calcext:value-type="float">
            <text:p>0.0110603743232081</text:p>
          </table:table-cell>
          <table:table-cell table:number-columns-repeated="16"/>
        </table:table-row>
        <table:table-row table:style-name="ro2">
          <table:table-cell office:value-type="float" office:value="1419950944.8704" calcext:value-type="float">
            <text:p>1419950944.8704</text:p>
          </table:table-cell>
          <table:table-cell office:value-type="string" calcext:value-type="string">
            <text:p>Motion</text:p>
          </table:table-cell>
          <table:table-cell office:value-type="float" office:value="0.00810915138572455" calcext:value-type="float">
            <text:p>0.00810915138572455</text:p>
          </table:table-cell>
          <table:table-cell office:value-type="float" office:value="0.000959326978772879" calcext:value-type="float">
            <text:p>0.000959326978772879</text:p>
          </table:table-cell>
          <table:table-cell office:value-type="float" office:value="0.000359896279405802" calcext:value-type="float">
            <text:p>0.000359896279405802</text:p>
          </table:table-cell>
          <table:table-cell office:value-type="float" office:value="0.0032730845206459" calcext:value-type="float">
            <text:p>0.0032730845206459</text:p>
          </table:table-cell>
          <table:table-cell office:value-type="float" office:value="-0.00328635682709717" calcext:value-type="float">
            <text:p>-0.00328635682709717</text:p>
          </table:table-cell>
          <table:table-cell office:value-type="float" office:value="-0.00322314385301245" calcext:value-type="float">
            <text:p>-0.00322314385301245</text:p>
          </table:table-cell>
          <table:table-cell office:value-type="float" office:value="0.00810915138572455" calcext:value-type="float">
            <text:p>0.00810915138572455</text:p>
          </table:table-cell>
          <table:table-cell office:value-type="float" office:value="0.000959326978772879" calcext:value-type="float">
            <text:p>0.000959326978772879</text:p>
          </table:table-cell>
          <table:table-cell office:value-type="float" office:value="0.000359896279405802" calcext:value-type="float">
            <text:p>0.000359896279405802</text:p>
          </table:table-cell>
          <table:table-cell office:value-type="float" office:value="0.00327306101098657" calcext:value-type="float">
            <text:p>0.00327306101098657</text:p>
          </table:table-cell>
          <table:table-cell office:value-type="float" office:value="0.00328635098412633" calcext:value-type="float">
            <text:p>0.00328635098412633</text:p>
          </table:table-cell>
          <table:table-cell office:value-type="float" office:value="-0.99998927116394" calcext:value-type="float">
            <text:p>-0.99998927116394</text:p>
          </table:table-cell>
          <table:table-cell office:value-type="float" office:value="-0.00247960397973657" calcext:value-type="float">
            <text:p>-0.00247960397973657</text:p>
          </table:table-cell>
          <table:table-cell office:value-type="float" office:value="0.00153542647603899" calcext:value-type="float">
            <text:p>0.00153542647603899</text:p>
          </table:table-cell>
          <table:table-cell office:value-type="float" office:value="-0.000941542733926326" calcext:value-type="float">
            <text:p>-0.0009415427339263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7877" calcext:value-type="float">
            <text:p>1419950944.87877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5.569229125977" calcext:value-type="float">
            <text:p>225.569229125977</text:p>
          </table:table-cell>
          <table:table-cell office:value-type="float" office:value="141.935607910156" calcext:value-type="float">
            <text:p>141.935607910156</text:p>
          </table:table-cell>
          <table:table-cell table:number-columns-repeated="16"/>
        </table:table-row>
        <table:table-row table:style-name="ro2">
          <table:table-cell office:value-type="float" office:value="1419950944.8852" calcext:value-type="float">
            <text:p>1419950944.8852</text:p>
          </table:table-cell>
          <table:table-cell office:value-type="string" calcext:value-type="string">
            <text:p>Gyro</text:p>
          </table:table-cell>
          <table:table-cell office:value-type="float" office:value="-0.00106446548770467" calcext:value-type="float">
            <text:p>-0.00106446548770467</text:p>
          </table:table-cell>
          <table:table-cell office:value-type="float" office:value="-0.0251836502161163" calcext:value-type="float">
            <text:p>-0.0251836502161163</text:p>
          </table:table-cell>
          <table:table-cell office:value-type="float" office:value="0.0171883079914804" calcext:value-type="float">
            <text:p>0.0171883079914804</text:p>
          </table:table-cell>
          <table:table-cell table:number-columns-repeated="16"/>
        </table:table-row>
        <table:table-row table:style-name="ro2">
          <table:table-cell office:value-type="float" office:value="1419950944.885" calcext:value-type="float">
            <text:p>1419950944.885</text:p>
          </table:table-cell>
          <table:table-cell office:value-type="string" calcext:value-type="string">
            <text:p>Motion</text:p>
          </table:table-cell>
          <table:table-cell office:value-type="float" office:value="0.00930564291775227" calcext:value-type="float">
            <text:p>0.00930564291775227</text:p>
          </table:table-cell>
          <table:table-cell office:value-type="float" office:value="0.00348762236535549" calcext:value-type="float">
            <text:p>0.00348762236535549</text:p>
          </table:table-cell>
          <table:table-cell office:value-type="float" office:value="-0.00945332646369934" calcext:value-type="float">
            <text:p>-0.00945332646369934</text:p>
          </table:table-cell>
          <table:table-cell office:value-type="float" office:value="0.00327107353812012" calcext:value-type="float">
            <text:p>0.00327107353812012</text:p>
          </table:table-cell>
          <table:table-cell office:value-type="float" office:value="-0.00319657811809129" calcext:value-type="float">
            <text:p>-0.00319657811809129</text:p>
          </table:table-cell>
          <table:table-cell office:value-type="float" office:value="-0.00328513507399477" calcext:value-type="float">
            <text:p>-0.00328513507399477</text:p>
          </table:table-cell>
          <table:table-cell office:value-type="float" office:value="0.00930564291775227" calcext:value-type="float">
            <text:p>0.00930564291775227</text:p>
          </table:table-cell>
          <table:table-cell office:value-type="float" office:value="0.00348762236535549" calcext:value-type="float">
            <text:p>0.00348762236535549</text:p>
          </table:table-cell>
          <table:table-cell office:value-type="float" office:value="-0.00945332646369934" calcext:value-type="float">
            <text:p>-0.00945332646369934</text:p>
          </table:table-cell>
          <table:table-cell office:value-type="float" office:value="0.0032710509840399" calcext:value-type="float">
            <text:p>0.0032710509840399</text:p>
          </table:table-cell>
          <table:table-cell office:value-type="float" office:value="0.00319657265208662" calcext:value-type="float">
            <text:p>0.00319657265208662</text:p>
          </table:table-cell>
          <table:table-cell office:value-type="float" office:value="-0.999989569187164" calcext:value-type="float">
            <text:p>-0.999989569187164</text:p>
          </table:table-cell>
          <table:table-cell office:value-type="float" office:value="-0.0015468078199774" calcext:value-type="float">
            <text:p>-0.0015468078199774</text:p>
          </table:table-cell>
          <table:table-cell office:value-type="float" office:value="0.000526571879163384" calcext:value-type="float">
            <text:p>0.000526571879163384</text:p>
          </table:table-cell>
          <table:table-cell office:value-type="float" office:value="-0.00622078590095043" calcext:value-type="float">
            <text:p>-0.006220785900950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8551" calcext:value-type="float">
            <text:p>1419950944.88551</text:p>
          </table:table-cell>
          <table:table-cell office:value-type="string" calcext:value-type="string">
            <text:p>Motion</text:p>
          </table:table-cell>
          <table:table-cell office:value-type="float" office:value="0.0106176007539034" calcext:value-type="float">
            <text:p>0.0106176007539034</text:p>
          </table:table-cell>
          <table:table-cell office:value-type="float" office:value="-0.00489155389368534" calcext:value-type="float">
            <text:p>-0.00489155389368534</text:p>
          </table:table-cell>
          <table:table-cell office:value-type="float" office:value="-0.00701421778649092" calcext:value-type="float">
            <text:p>-0.00701421778649092</text:p>
          </table:table-cell>
          <table:table-cell office:value-type="float" office:value="0.00316092335179417" calcext:value-type="float">
            <text:p>0.00316092335179417</text:p>
          </table:table-cell>
          <table:table-cell office:value-type="float" office:value="-0.00313618414197989" calcext:value-type="float">
            <text:p>-0.00313618414197989</text:p>
          </table:table-cell>
          <table:table-cell office:value-type="float" office:value="-0.00336055984725653" calcext:value-type="float">
            <text:p>-0.00336055984725653</text:p>
          </table:table-cell>
          <table:table-cell office:value-type="float" office:value="0.0106176007539034" calcext:value-type="float">
            <text:p>0.0106176007539034</text:p>
          </table:table-cell>
          <table:table-cell office:value-type="float" office:value="-0.00489155389368534" calcext:value-type="float">
            <text:p>-0.00489155389368534</text:p>
          </table:table-cell>
          <table:table-cell office:value-type="float" office:value="-0.00701421778649092" calcext:value-type="float">
            <text:p>-0.00701421778649092</text:p>
          </table:table-cell>
          <table:table-cell office:value-type="float" office:value="0.00316090253181756" calcext:value-type="float">
            <text:p>0.00316090253181756</text:p>
          </table:table-cell>
          <table:table-cell office:value-type="float" office:value="0.00313617894425988" calcext:value-type="float">
            <text:p>0.00313617894425988</text:p>
          </table:table-cell>
          <table:table-cell office:value-type="float" office:value="-0.999990105628967" calcext:value-type="float">
            <text:p>-0.999990105628967</text:p>
          </table:table-cell>
          <table:table-cell office:value-type="float" office:value="-0.00337452557869256" calcext:value-type="float">
            <text:p>-0.00337452557869256</text:p>
          </table:table-cell>
          <table:table-cell office:value-type="float" office:value="0.00293681910261512" calcext:value-type="float">
            <text:p>0.00293681910261512</text:p>
          </table:table-cell>
          <table:table-cell office:value-type="float" office:value="-0.00309218885377049" calcext:value-type="float">
            <text:p>-0.003092188853770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88876" calcext:value-type="float">
            <text:p>1419950944.88876</text:p>
          </table:table-cell>
          <table:table-cell office:value-type="string" calcext:value-type="string">
            <text:p>Acceleration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069122314453125" calcext:value-type="float">
            <text:p>0.0069122314453125</text:p>
          </table:table-cell>
          <table:table-cell office:value-type="float" office:value="-0.996368408203125" calcext:value-type="float">
            <text:p>-0.996368408203125</text:p>
          </table:table-cell>
          <table:table-cell table:number-columns-repeated="16"/>
        </table:table-row>
        <table:table-row table:style-name="ro2">
          <table:table-cell office:value-type="float" office:value="1419950944.8886" calcext:value-type="float">
            <text:p>1419950944.8886</text:p>
          </table:table-cell>
          <table:table-cell office:value-type="string" calcext:value-type="string">
            <text:p>Acceleration</text:p>
          </table:table-cell>
          <table:table-cell office:value-type="float" office:value="0.000579833984375" calcext:value-type="float">
            <text:p>0.000579833984375</text:p>
          </table:table-cell>
          <table:table-cell office:value-type="float" office:value="0.0038604736328125" calcext:value-type="float">
            <text:p>0.0038604736328125</text:p>
          </table:table-cell>
          <table:table-cell office:value-type="float" office:value="-0.999755859375" calcext:value-type="float">
            <text:p>-0.999755859375</text:p>
          </table:table-cell>
          <table:table-cell table:number-columns-repeated="16"/>
        </table:table-row>
        <table:table-row table:style-name="ro2">
          <table:table-cell office:value-type="float" office:value="1419950944.90104" calcext:value-type="float">
            <text:p>1419950944.90104</text:p>
          </table:table-cell>
          <table:table-cell office:value-type="string" calcext:value-type="string">
            <text:p>Gyro</text:p>
          </table:table-cell>
          <table:table-cell office:value-type="float" office:value="0.00274758329663475" calcext:value-type="float">
            <text:p>0.00274758329663475</text:p>
          </table:table-cell>
          <table:table-cell office:value-type="float" office:value="-0.0322479513236605" calcext:value-type="float">
            <text:p>-0.0322479513236605</text:p>
          </table:table-cell>
          <table:table-cell office:value-type="float" office:value="0.0110188290102029" calcext:value-type="float">
            <text:p>0.0110188290102029</text:p>
          </table:table-cell>
          <table:table-cell table:number-columns-repeated="16"/>
        </table:table-row>
        <table:table-row table:style-name="ro2">
          <table:table-cell office:value-type="float" office:value="1419950944.90149" calcext:value-type="float">
            <text:p>1419950944.90149</text:p>
          </table:table-cell>
          <table:table-cell office:value-type="string" calcext:value-type="string">
            <text:p>Gyro</text:p>
          </table:table-cell>
          <table:table-cell office:value-type="float" office:value="-0.00238912181391008" calcext:value-type="float">
            <text:p>-0.00238912181391008</text:p>
          </table:table-cell>
          <table:table-cell office:value-type="float" office:value="-0.0261985809075455" calcext:value-type="float">
            <text:p>-0.0261985809075455</text:p>
          </table:table-cell>
          <table:table-cell office:value-type="float" office:value="0.00986914236761564" calcext:value-type="float">
            <text:p>0.00986914236761564</text:p>
          </table:table-cell>
          <table:table-cell table:number-columns-repeated="16"/>
        </table:table-row>
        <table:table-row table:style-name="ro2">
          <table:table-cell office:value-type="float" office:value="1419950944.90124" calcext:value-type="float">
            <text:p>1419950944.90124</text:p>
          </table:table-cell>
          <table:table-cell office:value-type="string" calcext:value-type="string">
            <text:p>Motion</text:p>
          </table:table-cell>
          <table:table-cell office:value-type="float" office:value="0.00935549288988113" calcext:value-type="float">
            <text:p>0.00935549288988113</text:p>
          </table:table-cell>
          <table:table-cell office:value-type="float" office:value="0.00211016740649939" calcext:value-type="float">
            <text:p>0.00211016740649939</text:p>
          </table:table-cell>
          <table:table-cell office:value-type="float" office:value="-0.0008863186230883" calcext:value-type="float">
            <text:p>-0.0008863186230883</text:p>
          </table:table-cell>
          <table:table-cell office:value-type="float" office:value="0.00312544039899137" calcext:value-type="float">
            <text:p>0.00312544039899137</text:p>
          </table:table-cell>
          <table:table-cell office:value-type="float" office:value="-0.00306583140458951" calcext:value-type="float">
            <text:p>-0.00306583140458951</text:p>
          </table:table-cell>
          <table:table-cell office:value-type="float" office:value="-0.00339625876087168" calcext:value-type="float">
            <text:p>-0.00339625876087168</text:p>
          </table:table-cell>
          <table:table-cell office:value-type="float" office:value="0.00935549288988113" calcext:value-type="float">
            <text:p>0.00935549288988113</text:p>
          </table:table-cell>
          <table:table-cell office:value-type="float" office:value="0.00211016740649939" calcext:value-type="float">
            <text:p>0.00211016740649939</text:p>
          </table:table-cell>
          <table:table-cell office:value-type="float" office:value="-0.0008863186230883" calcext:value-type="float">
            <text:p>-0.0008863186230883</text:p>
          </table:table-cell>
          <table:table-cell office:value-type="float" office:value="0.00312542053870857" calcext:value-type="float">
            <text:p>0.00312542053870857</text:p>
          </table:table-cell>
          <table:table-cell office:value-type="float" office:value="0.00306582660414278" calcext:value-type="float">
            <text:p>0.00306582660414278</text:p>
          </table:table-cell>
          <table:table-cell office:value-type="float" office:value="-0.999990403652191" calcext:value-type="float">
            <text:p>-0.999990403652191</text:p>
          </table:table-cell>
          <table:table-cell office:value-type="float" office:value="-0.00254558655433357" calcext:value-type="float">
            <text:p>-0.00254558655433357</text:p>
          </table:table-cell>
          <table:table-cell office:value-type="float" office:value="0.000794647028669715" calcext:value-type="float">
            <text:p>0.000794647028669715</text:p>
          </table:table-cell>
          <table:table-cell office:value-type="float" office:value="0.000234556806390174" calcext:value-type="float">
            <text:p>0.00023455680639017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0488" calcext:value-type="float">
            <text:p>1419950944.90488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42.923553466797" calcext:value-type="float">
            <text:p>142.923553466797</text:p>
          </table:table-cell>
          <table:table-cell table:number-columns-repeated="16"/>
        </table:table-row>
        <table:table-row table:style-name="ro2">
          <table:table-cell office:value-type="float" office:value="1419950944.90826" calcext:value-type="float">
            <text:p>1419950944.90826</text:p>
          </table:table-cell>
          <table:table-cell office:value-type="string" calcext:value-type="string">
            <text:p>Acceleration</text:p>
          </table:table-cell>
          <table:table-cell office:value-type="float" office:value="0.0004425048828125" calcext:value-type="float">
            <text:p>0.0004425048828125</text:p>
          </table:table-cell>
          <table:table-cell office:value-type="float" office:value="0.0080108642578125" calcext:value-type="float">
            <text:p>0.0080108642578125</text:p>
          </table:table-cell>
          <table:table-cell office:value-type="float" office:value="-1.00592041015625" calcext:value-type="float">
            <text:p>-1.00592041015625</text:p>
          </table:table-cell>
          <table:table-cell table:number-columns-repeated="16"/>
        </table:table-row>
        <table:table-row table:style-name="ro2">
          <table:table-cell office:value-type="float" office:value="1419950944.9081" calcext:value-type="float">
            <text:p>1419950944.9081</text:p>
          </table:table-cell>
          <table:table-cell office:value-type="string" calcext:value-type="string">
            <text:p>Acceleration</text:p>
          </table:table-cell>
          <table:table-cell office:value-type="float" office:value="0.001007080078125" calcext:value-type="float">
            <text:p>0.001007080078125</text:p>
          </table:table-cell>
          <table:table-cell office:value-type="float" office:value="0.0057525634765625" calcext:value-type="float">
            <text:p>0.0057525634765625</text:p>
          </table:table-cell>
          <table:table-cell office:value-type="float" office:value="-0.999725341796875" calcext:value-type="float">
            <text:p>-0.999725341796875</text:p>
          </table:table-cell>
          <table:table-cell table:number-columns-repeated="16"/>
        </table:table-row>
        <table:table-row table:style-name="ro2">
          <table:table-cell office:value-type="float" office:value="1419950944.91716" calcext:value-type="float">
            <text:p>1419950944.91716</text:p>
          </table:table-cell>
          <table:table-cell office:value-type="string" calcext:value-type="string">
            <text:p>Gyro</text:p>
          </table:table-cell>
          <table:table-cell office:value-type="float" office:value="-0.00872877678884371" calcext:value-type="float">
            <text:p>-0.00872877678884371</text:p>
          </table:table-cell>
          <table:table-cell office:value-type="float" office:value="-0.0261895261598392" calcext:value-type="float">
            <text:p>-0.0261895261598392</text:p>
          </table:table-cell>
          <table:table-cell office:value-type="float" office:value="0.0160902866740407" calcext:value-type="float">
            <text:p>0.0160902866740407</text:p>
          </table:table-cell>
          <table:table-cell table:number-columns-repeated="16"/>
        </table:table-row>
        <table:table-row table:style-name="ro2">
          <table:table-cell office:value-type="float" office:value="1419950944.91715" calcext:value-type="float">
            <text:p>1419950944.91715</text:p>
          </table:table-cell>
          <table:table-cell office:value-type="string" calcext:value-type="string">
            <text:p>Motion</text:p>
          </table:table-cell>
          <table:table-cell office:value-type="float" office:value="0.0131513299420476" calcext:value-type="float">
            <text:p>0.0131513299420476</text:p>
          </table:table-cell>
          <table:table-cell office:value-type="float" office:value="-0.00496714469045401" calcext:value-type="float">
            <text:p>-0.00496714469045401</text:p>
          </table:table-cell>
          <table:table-cell office:value-type="float" office:value="-0.00705589633435011" calcext:value-type="float">
            <text:p>-0.00705589633435011</text:p>
          </table:table-cell>
          <table:table-cell office:value-type="float" office:value="0.00304182967254471" calcext:value-type="float">
            <text:p>0.00304182967254471</text:p>
          </table:table-cell>
          <table:table-cell office:value-type="float" office:value="-0.00301687748837625" calcext:value-type="float">
            <text:p>-0.00301687748837625</text:p>
          </table:table-cell>
          <table:table-cell office:value-type="float" office:value="-0.00345876774845208" calcext:value-type="float">
            <text:p>-0.00345876774845208</text:p>
          </table:table-cell>
          <table:table-cell office:value-type="float" office:value="0.0131513299420476" calcext:value-type="float">
            <text:p>0.0131513299420476</text:p>
          </table:table-cell>
          <table:table-cell office:value-type="float" office:value="-0.00496714469045401" calcext:value-type="float">
            <text:p>-0.00496714469045401</text:p>
          </table:table-cell>
          <table:table-cell office:value-type="float" office:value="-0.00705589633435011" calcext:value-type="float">
            <text:p>-0.00705589633435011</text:p>
          </table:table-cell>
          <table:table-cell office:value-type="float" office:value="0.00304181105457246" calcext:value-type="float">
            <text:p>0.00304181105457246</text:p>
          </table:table-cell>
          <table:table-cell office:value-type="float" office:value="0.00301687279716134" calcext:value-type="float">
            <text:p>0.00301687279716134</text:p>
          </table:table-cell>
          <table:table-cell office:value-type="float" office:value="-0.999990820884705" calcext:value-type="float">
            <text:p>-0.999990820884705</text:p>
          </table:table-cell>
          <table:table-cell office:value-type="float" office:value="-0.00302655226550996" calcext:value-type="float">
            <text:p>-0.00302655226550996</text:p>
          </table:table-cell>
          <table:table-cell office:value-type="float" office:value="0.00389535864815116" calcext:value-type="float">
            <text:p>0.00389535864815116</text:p>
          </table:table-cell>
          <table:table-cell office:value-type="float" office:value="0.00362241477705538" calcext:value-type="float">
            <text:p>0.003622414777055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1749" calcext:value-type="float">
            <text:p>1419950944.91749</text:p>
          </table:table-cell>
          <table:table-cell office:value-type="string" calcext:value-type="string">
            <text:p>Motion</text:p>
          </table:table-cell>
          <table:table-cell office:value-type="float" office:value="0.00800301786512137" calcext:value-type="float">
            <text:p>0.00800301786512137</text:p>
          </table:table-cell>
          <table:table-cell office:value-type="float" office:value="0.00107357674278319" calcext:value-type="float">
            <text:p>0.00107357674278319</text:p>
          </table:table-cell>
          <table:table-cell office:value-type="float" office:value="-0.00820562243461609" calcext:value-type="float">
            <text:p>-0.00820562243461609</text:p>
          </table:table-cell>
          <table:table-cell office:value-type="float" office:value="0.00299890747674674" calcext:value-type="float">
            <text:p>0.00299890747674674</text:p>
          </table:table-cell>
          <table:table-cell office:value-type="float" office:value="-0.00295235355683524" calcext:value-type="float">
            <text:p>-0.00295235355683524</text:p>
          </table:table-cell>
          <table:table-cell office:value-type="float" office:value="-0.00353412387877559" calcext:value-type="float">
            <text:p>-0.00353412387877559</text:p>
          </table:table-cell>
          <table:table-cell office:value-type="float" office:value="0.00800301786512137" calcext:value-type="float">
            <text:p>0.00800301786512137</text:p>
          </table:table-cell>
          <table:table-cell office:value-type="float" office:value="0.00107357674278319" calcext:value-type="float">
            <text:p>0.00107357674278319</text:p>
          </table:table-cell>
          <table:table-cell office:value-type="float" office:value="-0.00820562243461609" calcext:value-type="float">
            <text:p>-0.00820562243461609</text:p>
          </table:table-cell>
          <table:table-cell office:value-type="float" office:value="0.00299888988956809" calcext:value-type="float">
            <text:p>0.00299888988956809</text:p>
          </table:table-cell>
          <table:table-cell office:value-type="float" office:value="0.00295234937220812" calcext:value-type="float">
            <text:p>0.00295234937220812</text:p>
          </table:table-cell>
          <table:table-cell office:value-type="float" office:value="-0.999991118907928" calcext:value-type="float">
            <text:p>-0.999991118907928</text:p>
          </table:table-cell>
          <table:table-cell office:value-type="float" office:value="-0.00199180981144309" calcext:value-type="float">
            <text:p>-0.00199180981144309</text:p>
          </table:table-cell>
          <table:table-cell office:value-type="float" office:value="0.00280021410435438" calcext:value-type="float">
            <text:p>0.00280021410435438</text:p>
          </table:table-cell>
          <table:table-cell office:value-type="float" office:value="0.000265803304500878" calcext:value-type="float">
            <text:p>0.0002658033045008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2779" calcext:value-type="float">
            <text:p>1419950944.92779</text:p>
          </table:table-cell>
          <table:table-cell office:value-type="string" calcext:value-type="string">
            <text:p>Acceleration</text:p>
          </table:table-cell>
          <table:table-cell office:value-type="float" office:value="0.00360107421875" calcext:value-type="float">
            <text:p>0.00360107421875</text:p>
          </table:table-cell>
          <table:table-cell office:value-type="float" office:value="0.0060272216796875" calcext:value-type="float">
            <text:p>0.0060272216796875</text:p>
          </table:table-cell>
          <table:table-cell office:value-type="float" office:value="-1.00430297851563" calcext:value-type="float">
            <text:p>-1.00430297851563</text:p>
          </table:table-cell>
          <table:table-cell table:number-columns-repeated="16"/>
        </table:table-row>
        <table:table-row table:style-name="ro2">
          <table:table-cell office:value-type="float" office:value="1419950944.92763" calcext:value-type="float">
            <text:p>1419950944.92763</text:p>
          </table:table-cell>
          <table:table-cell office:value-type="string" calcext:value-type="string">
            <text:p>Acceleration</text:p>
          </table:table-cell>
          <table:table-cell office:value-type="float" office:value="0.0007171630859375" calcext:value-type="float">
            <text:p>0.0007171630859375</text:p>
          </table:table-cell>
          <table:table-cell office:value-type="float" office:value="0.007476806640625" calcext:value-type="float">
            <text:p>0.007476806640625</text:p>
          </table:table-cell>
          <table:table-cell office:value-type="float" office:value="-1.0032958984375" calcext:value-type="float">
            <text:p>-1.0032958984375</text:p>
          </table:table-cell>
          <table:table-cell table:number-columns-repeated="16"/>
        </table:table-row>
        <table:table-row table:style-name="ro2">
          <table:table-cell office:value-type="float" office:value="1419950944.93092" calcext:value-type="float">
            <text:p>1419950944.93092</text:p>
          </table:table-cell>
          <table:table-cell office:value-type="string" calcext:value-type="string">
            <text:p>Magnetic</text:p>
          </table:table-cell>
          <table:table-cell office:value-type="float" office:value="59.4405364990234" calcext:value-type="float">
            <text:p>59.4405364990234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4.93304" calcext:value-type="float">
            <text:p>1419950944.93304</text:p>
          </table:table-cell>
          <table:table-cell office:value-type="string" calcext:value-type="string">
            <text:p>Gyro</text:p>
          </table:table-cell>
          <table:table-cell office:value-type="float" office:value="-0.00493323960326278" calcext:value-type="float">
            <text:p>-0.00493323960326278</text:p>
          </table:table-cell>
          <table:table-cell office:value-type="float" office:value="-0.0214810573525791" calcext:value-type="float">
            <text:p>-0.0214810573525791</text:p>
          </table:table-cell>
          <table:table-cell office:value-type="float" office:value="0.0135738657600249" calcext:value-type="float">
            <text:p>0.0135738657600249</text:p>
          </table:table-cell>
          <table:table-cell table:number-columns-repeated="16"/>
        </table:table-row>
        <table:table-row table:style-name="ro2">
          <table:table-cell office:value-type="float" office:value="1419950944.93339" calcext:value-type="float">
            <text:p>1419950944.93339</text:p>
          </table:table-cell>
          <table:table-cell office:value-type="string" calcext:value-type="string">
            <text:p>Gyro</text:p>
          </table:table-cell>
          <table:table-cell office:value-type="float" office:value="-0.00239364918776322" calcext:value-type="float">
            <text:p>-0.00239364918776322</text:p>
          </table:table-cell>
          <table:table-cell office:value-type="float" office:value="-0.027358920194493" calcext:value-type="float">
            <text:p>-0.027358920194493</text:p>
          </table:table-cell>
          <table:table-cell office:value-type="float" office:value="0.00864728405948729" calcext:value-type="float">
            <text:p>0.00864728405948729</text:p>
          </table:table-cell>
          <table:table-cell table:number-columns-repeated="16"/>
        </table:table-row>
        <table:table-row table:style-name="ro2">
          <table:table-cell office:value-type="float" office:value="1419950944.93306" calcext:value-type="float">
            <text:p>1419950944.93306</text:p>
          </table:table-cell>
          <table:table-cell office:value-type="string" calcext:value-type="string">
            <text:p>Motion</text:p>
          </table:table-cell>
          <table:table-cell office:value-type="float" office:value="0.00164190633222461" calcext:value-type="float">
            <text:p>0.00164190633222461</text:p>
          </table:table-cell>
          <table:table-cell office:value-type="float" office:value="0.00107166089583188" calcext:value-type="float">
            <text:p>0.00107166089583188</text:p>
          </table:table-cell>
          <table:table-cell office:value-type="float" office:value="-0.0019845524802804" calcext:value-type="float">
            <text:p>-0.0019845524802804</text:p>
          </table:table-cell>
          <table:table-cell office:value-type="float" office:value="0.00297905011418674" calcext:value-type="float">
            <text:p>0.00297905011418674</text:p>
          </table:table-cell>
          <table:table-cell office:value-type="float" office:value="-0.00303536957263194" calcext:value-type="float">
            <text:p>-0.00303536957263194</text:p>
          </table:table-cell>
          <table:table-cell office:value-type="float" office:value="-0.00360760255420467" calcext:value-type="float">
            <text:p>-0.00360760255420467</text:p>
          </table:table-cell>
          <table:table-cell office:value-type="float" office:value="0.00164190633222461" calcext:value-type="float">
            <text:p>0.00164190633222461</text:p>
          </table:table-cell>
          <table:table-cell office:value-type="float" office:value="0.00107166089583188" calcext:value-type="float">
            <text:p>0.00107166089583188</text:p>
          </table:table-cell>
          <table:table-cell office:value-type="float" office:value="-0.0019845524802804" calcext:value-type="float">
            <text:p>-0.0019845524802804</text:p>
          </table:table-cell>
          <table:table-cell office:value-type="float" office:value="0.0029790319968015" calcext:value-type="float">
            <text:p>0.0029790319968015</text:p>
          </table:table-cell>
          <table:table-cell office:value-type="float" office:value="0.00303536490537226" calcext:value-type="float">
            <text:p>0.00303536490537226</text:p>
          </table:table-cell>
          <table:table-cell office:value-type="float" office:value="-0.999990940093994" calcext:value-type="float">
            <text:p>-0.999990940093994</text:p>
          </table:table-cell>
          <table:table-cell office:value-type="float" office:value="-0.002536527113989" calcext:value-type="float">
            <text:p>-0.002536527113989</text:p>
          </table:table-cell>
          <table:table-cell office:value-type="float" office:value="0.00497549911960959" calcext:value-type="float">
            <text:p>0.00497549911960959</text:p>
          </table:table-cell>
          <table:table-cell office:value-type="float" office:value="-0.00592945422977209" calcext:value-type="float">
            <text:p>-0.005929454229772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477" calcext:value-type="float">
            <text:p>1419950944.9477</text:p>
          </table:table-cell>
          <table:table-cell office:value-type="string" calcext:value-type="string">
            <text:p>Acceleration</text:p>
          </table:table-cell>
          <table:table-cell office:value-type="float" office:value="0.001922607421875" calcext:value-type="float">
            <text:p>0.001922607421875</text:p>
          </table:table-cell>
          <table:table-cell office:value-type="float" office:value="0.006011962890625" calcext:value-type="float">
            <text:p>0.006011962890625</text:p>
          </table:table-cell>
          <table:table-cell office:value-type="float" office:value="-1.00187683105469" calcext:value-type="float">
            <text:p>-1.00187683105469</text:p>
          </table:table-cell>
          <table:table-cell table:number-columns-repeated="16"/>
        </table:table-row>
        <table:table-row table:style-name="ro2">
          <table:table-cell office:value-type="float" office:value="1419950944.94769" calcext:value-type="float">
            <text:p>1419950944.94769</text:p>
          </table:table-cell>
          <table:table-cell office:value-type="string" calcext:value-type="string">
            <text:p>Acceleration</text:p>
          </table:table-cell>
          <table:table-cell office:value-type="float" office:value="0.001007080078125" calcext:value-type="float">
            <text:p>0.001007080078125</text:p>
          </table:table-cell>
          <table:table-cell office:value-type="float" office:value="0.0052947998046875" calcext:value-type="float">
            <text:p>0.0052947998046875</text:p>
          </table:table-cell>
          <table:table-cell office:value-type="float" office:value="-1.00019836425781" calcext:value-type="float">
            <text:p>-1.00019836425781</text:p>
          </table:table-cell>
          <table:table-cell table:number-columns-repeated="16"/>
        </table:table-row>
        <table:table-row table:style-name="ro2">
          <table:table-cell office:value-type="float" office:value="1419950944.94892" calcext:value-type="float">
            <text:p>1419950944.94892</text:p>
          </table:table-cell>
          <table:table-cell office:value-type="string" calcext:value-type="string">
            <text:p>Gyro</text:p>
          </table:table-cell>
          <table:table-cell office:value-type="float" office:value="-0.00235902809359219" calcext:value-type="float">
            <text:p>-0.00235902809359219</text:p>
          </table:table-cell>
          <table:table-cell office:value-type="float" office:value="-0.0344898003292892" calcext:value-type="float">
            <text:p>-0.0344898003292892</text:p>
          </table:table-cell>
          <table:table-cell office:value-type="float" office:value="0.00988165922473901" calcext:value-type="float">
            <text:p>0.00988165922473901</text:p>
          </table:table-cell>
          <table:table-cell table:number-columns-repeated="16"/>
        </table:table-row>
        <table:table-row table:style-name="ro2">
          <table:table-cell office:value-type="float" office:value="1419950944.94852" calcext:value-type="float">
            <text:p>1419950944.94852</text:p>
          </table:table-cell>
          <table:table-cell office:value-type="string" calcext:value-type="string">
            <text:p>Motion</text:p>
          </table:table-cell>
          <table:table-cell office:value-type="float" office:value="0.00541832717135549" calcext:value-type="float">
            <text:p>0.00541832717135549</text:p>
          </table:table-cell>
          <table:table-cell office:value-type="float" office:value="0.0057703135535121" calcext:value-type="float">
            <text:p>0.0057703135535121</text:p>
          </table:table-cell>
          <table:table-cell office:value-type="float" office:value="-0.00450103636831045" calcext:value-type="float">
            <text:p>-0.00450103636831045</text:p>
          </table:table-cell>
          <table:table-cell office:value-type="float" office:value="0.00297665016607326" calcext:value-type="float">
            <text:p>0.00297665016607326</text:p>
          </table:table-cell>
          <table:table-cell office:value-type="float" office:value="-0.00308600965344013" calcext:value-type="float">
            <text:p>-0.00308600965344013</text:p>
          </table:table-cell>
          <table:table-cell office:value-type="float" office:value="-0.00364890381391156" calcext:value-type="float">
            <text:p>-0.00364890381391156</text:p>
          </table:table-cell>
          <table:table-cell office:value-type="float" office:value="0.00541832717135549" calcext:value-type="float">
            <text:p>0.00541832717135549</text:p>
          </table:table-cell>
          <table:table-cell office:value-type="float" office:value="0.0057703135535121" calcext:value-type="float">
            <text:p>0.0057703135535121</text:p>
          </table:table-cell>
          <table:table-cell office:value-type="float" office:value="-0.00450103636831045" calcext:value-type="float">
            <text:p>-0.00450103636831045</text:p>
          </table:table-cell>
          <table:table-cell office:value-type="float" office:value="0.00297663151286542" calcext:value-type="float">
            <text:p>0.00297663151286542</text:p>
          </table:table-cell>
          <table:table-cell office:value-type="float" office:value="0.0030860046390444" calcext:value-type="float">
            <text:p>0.0030860046390444</text:p>
          </table:table-cell>
          <table:table-cell office:value-type="float" office:value="-0.999990820884705" calcext:value-type="float">
            <text:p>-0.999990820884705</text:p>
          </table:table-cell>
          <table:table-cell office:value-type="float" office:value="-0.00225946842692792" calcext:value-type="float">
            <text:p>-0.00225946842692792</text:p>
          </table:table-cell>
          <table:table-cell office:value-type="float" office:value="0.00439080176874995" calcext:value-type="float">
            <text:p>0.00439080176874995</text:p>
          </table:table-cell>
          <table:table-cell office:value-type="float" office:value="-0.00330509035848081" calcext:value-type="float">
            <text:p>-0.003305090358480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4918" calcext:value-type="float">
            <text:p>1419950944.94918</text:p>
          </table:table-cell>
          <table:table-cell office:value-type="string" calcext:value-type="string">
            <text:p>Motion</text:p>
          </table:table-cell>
          <table:table-cell office:value-type="float" office:value="0.00794517435133457" calcext:value-type="float">
            <text:p>0.00794517435133457</text:p>
          </table:table-cell>
          <table:table-cell office:value-type="float" office:value="-0.000104932078102138" calcext:value-type="float">
            <text:p>-0.000104932078102138</text:p>
          </table:table-cell>
          <table:table-cell office:value-type="float" office:value="-0.00942758750170469" calcext:value-type="float">
            <text:p>-0.00942758750170469</text:p>
          </table:table-cell>
          <table:table-cell office:value-type="float" office:value="0.00296837183164313" calcext:value-type="float">
            <text:p>0.00296837183164313</text:p>
          </table:table-cell>
          <table:table-cell office:value-type="float" office:value="-0.00307303630887808" calcext:value-type="float">
            <text:p>-0.00307303630887808</text:p>
          </table:table-cell>
          <table:table-cell office:value-type="float" office:value="-0.00372967076261622" calcext:value-type="float">
            <text:p>-0.00372967076261622</text:p>
          </table:table-cell>
          <table:table-cell office:value-type="float" office:value="0.00794517435133457" calcext:value-type="float">
            <text:p>0.00794517435133457</text:p>
          </table:table-cell>
          <table:table-cell office:value-type="float" office:value="-0.000104932078102138" calcext:value-type="float">
            <text:p>-0.000104932078102138</text:p>
          </table:table-cell>
          <table:table-cell office:value-type="float" office:value="-0.00942758750170469" calcext:value-type="float">
            <text:p>-0.00942758750170469</text:p>
          </table:table-cell>
          <table:table-cell office:value-type="float" office:value="0.00296835345216095" calcext:value-type="float">
            <text:p>0.00296835345216095</text:p>
          </table:table-cell>
          <table:table-cell office:value-type="float" office:value="0.00307303154841065" calcext:value-type="float">
            <text:p>0.00307303154841065</text:p>
          </table:table-cell>
          <table:table-cell office:value-type="float" office:value="-0.999990880489349" calcext:value-type="float">
            <text:p>-0.999990880489349</text:p>
          </table:table-cell>
          <table:table-cell office:value-type="float" office:value="0.000632720766589046" calcext:value-type="float">
            <text:p>0.000632720766589046</text:p>
          </table:table-cell>
          <table:table-cell office:value-type="float" office:value="0.00295419013127685" calcext:value-type="float">
            <text:p>0.00295419013127685</text:p>
          </table:table-cell>
          <table:table-cell office:value-type="float" office:value="-0.00431210594251752" calcext:value-type="float">
            <text:p>-0.004312105942517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5694" calcext:value-type="float">
            <text:p>1419950944.95694</text:p>
          </table:table-cell>
          <table:table-cell office:value-type="string" calcext:value-type="string">
            <text:p>Magnetic</text:p>
          </table:table-cell>
          <table:table-cell office:value-type="float" office:value="56.9003448486328" calcext:value-type="float">
            <text:p>56.9003448486328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41.606292724609" calcext:value-type="float">
            <text:p>141.606292724609</text:p>
          </table:table-cell>
          <table:table-cell table:number-columns-repeated="16"/>
        </table:table-row>
        <table:table-row table:style-name="ro2">
          <table:table-cell office:value-type="float" office:value="1419950944.96488" calcext:value-type="float">
            <text:p>1419950944.96488</text:p>
          </table:table-cell>
          <table:table-cell office:value-type="string" calcext:value-type="string">
            <text:p>Gyro</text:p>
          </table:table-cell>
          <table:table-cell office:value-type="float" office:value="-0.00364799806119054" calcext:value-type="float">
            <text:p>-0.00364799806119054</text:p>
          </table:table-cell>
          <table:table-cell office:value-type="float" office:value="-0.0238757718047784" calcext:value-type="float">
            <text:p>-0.0238757718047784</text:p>
          </table:table-cell>
          <table:table-cell office:value-type="float" office:value="0.0135568215290484" calcext:value-type="float">
            <text:p>0.0135568215290484</text:p>
          </table:table-cell>
          <table:table-cell table:number-columns-repeated="16"/>
        </table:table-row>
        <table:table-row table:style-name="ro2">
          <table:table-cell office:value-type="float" office:value="1419950944.9655" calcext:value-type="float">
            <text:p>1419950944.9655</text:p>
          </table:table-cell>
          <table:table-cell office:value-type="string" calcext:value-type="string">
            <text:p>Gyro</text:p>
          </table:table-cell>
          <table:table-cell office:value-type="float" office:value="0.00147565756001291" calcext:value-type="float">
            <text:p>0.00147565756001291</text:p>
          </table:table-cell>
          <table:table-cell office:value-type="float" office:value="-0.0263716863784007" calcext:value-type="float">
            <text:p>-0.0263716863784007</text:p>
          </table:table-cell>
          <table:table-cell office:value-type="float" office:value="0.0147014481655644" calcext:value-type="float">
            <text:p>0.0147014481655644</text:p>
          </table:table-cell>
          <table:table-cell table:number-columns-repeated="16"/>
        </table:table-row>
        <table:table-row table:style-name="ro2">
          <table:table-cell office:value-type="float" office:value="1419950944.96516" calcext:value-type="float">
            <text:p>1419950944.96516</text:p>
          </table:table-cell>
          <table:table-cell office:value-type="string" calcext:value-type="string">
            <text:p>Motion</text:p>
          </table:table-cell>
          <table:table-cell office:value-type="float" office:value="0.00795720983296633" calcext:value-type="float">
            <text:p>0.00795720983296633</text:p>
          </table:table-cell>
          <table:table-cell office:value-type="float" office:value="-0.00724883610382676" calcext:value-type="float">
            <text:p>-0.00724883610382676</text:p>
          </table:table-cell>
          <table:table-cell office:value-type="float" office:value="-0.00819328241050243" calcext:value-type="float">
            <text:p>-0.00819328241050243</text:p>
          </table:table-cell>
          <table:table-cell office:value-type="float" office:value="0.00284564325080554" calcext:value-type="float">
            <text:p>0.00284564325080554</text:p>
          </table:table-cell>
          <table:table-cell office:value-type="float" office:value="-0.00311006905135259" calcext:value-type="float">
            <text:p>-0.00311006905135259</text:p>
          </table:table-cell>
          <table:table-cell office:value-type="float" office:value="-0.00381696737354373" calcext:value-type="float">
            <text:p>-0.00381696737354373</text:p>
          </table:table-cell>
          <table:table-cell office:value-type="float" office:value="0.00795720983296633" calcext:value-type="float">
            <text:p>0.00795720983296633</text:p>
          </table:table-cell>
          <table:table-cell office:value-type="float" office:value="-0.00724883610382676" calcext:value-type="float">
            <text:p>-0.00724883610382676</text:p>
          </table:table-cell>
          <table:table-cell office:value-type="float" office:value="-0.00819328241050243" calcext:value-type="float">
            <text:p>-0.00819328241050243</text:p>
          </table:table-cell>
          <table:table-cell office:value-type="float" office:value="0.00284562562592328" calcext:value-type="float">
            <text:p>0.00284562562592328</text:p>
          </table:table-cell>
          <table:table-cell office:value-type="float" office:value="0.00311006396077573" calcext:value-type="float">
            <text:p>0.00311006396077573</text:p>
          </table:table-cell>
          <table:table-cell office:value-type="float" office:value="-0.999991118907928" calcext:value-type="float">
            <text:p>-0.999991118907928</text:p>
          </table:table-cell>
          <table:table-cell office:value-type="float" office:value="-0.000923018204048276" calcext:value-type="float">
            <text:p>-0.000923018204048276</text:p>
          </table:table-cell>
          <table:table-cell office:value-type="float" office:value="0.00290189892984927" calcext:value-type="float">
            <text:p>0.00290189892984927</text:p>
          </table:table-cell>
          <table:table-cell office:value-type="float" office:value="-0.00188571610487998" calcext:value-type="float">
            <text:p>-0.001885716104879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6656" calcext:value-type="float">
            <text:p>1419950944.96656</text:p>
          </table:table-cell>
          <table:table-cell office:value-type="string" calcext:value-type="string">
            <text:p>Acceleration</text:p>
          </table:table-cell>
          <table:table-cell office:value-type="float" office:value="0.001617431640625" calcext:value-type="float">
            <text:p>0.001617431640625</text:p>
          </table:table-cell>
          <table:table-cell office:value-type="float" office:value="0.0079803466796875" calcext:value-type="float">
            <text:p>0.0079803466796875</text:p>
          </table:table-cell>
          <table:table-cell office:value-type="float" office:value="-1.00497436523438" calcext:value-type="float">
            <text:p>-1.00497436523438</text:p>
          </table:table-cell>
          <table:table-cell table:number-columns-repeated="16"/>
        </table:table-row>
        <table:table-row table:style-name="ro2">
          <table:table-cell office:value-type="float" office:value="1419950944.9667" calcext:value-type="float">
            <text:p>1419950944.9667</text:p>
          </table:table-cell>
          <table:table-cell office:value-type="string" calcext:value-type="string">
            <text:p>Acceleration</text:p>
          </table:table-cell>
          <table:table-cell office:value-type="float" office:value="0.0004730224609375" calcext:value-type="float">
            <text:p>0.0004730224609375</text:p>
          </table:table-cell>
          <table:table-cell office:value-type="float" office:value="0.00701904296875" calcext:value-type="float">
            <text:p>0.00701904296875</text:p>
          </table:table-cell>
          <table:table-cell office:value-type="float" office:value="-1.0035400390625" calcext:value-type="float">
            <text:p>-1.0035400390625</text:p>
          </table:table-cell>
          <table:table-cell table:number-columns-repeated="16"/>
        </table:table-row>
        <table:table-row table:style-name="ro2">
          <table:table-cell office:value-type="float" office:value="1419950944.98109" calcext:value-type="float">
            <text:p>1419950944.98109</text:p>
          </table:table-cell>
          <table:table-cell office:value-type="string" calcext:value-type="string">
            <text:p>Gyro</text:p>
          </table:table-cell>
          <table:table-cell office:value-type="float" office:value="-0.0010386328251309" calcext:value-type="float">
            <text:p>-0.0010386328251309</text:p>
          </table:table-cell>
          <table:table-cell office:value-type="float" office:value="-0.0369803885807313" calcext:value-type="float">
            <text:p>-0.0369803885807313</text:p>
          </table:table-cell>
          <table:table-cell office:value-type="float" office:value="0.0147589724451101" calcext:value-type="float">
            <text:p>0.0147589724451101</text:p>
          </table:table-cell>
          <table:table-cell table:number-columns-repeated="16"/>
        </table:table-row>
        <table:table-row table:style-name="ro2">
          <table:table-cell office:value-type="float" office:value="1419950944.98092" calcext:value-type="float">
            <text:p>1419950944.98092</text:p>
          </table:table-cell>
          <table:table-cell office:value-type="string" calcext:value-type="string">
            <text:p>Motion</text:p>
          </table:table-cell>
          <table:table-cell office:value-type="float" office:value="0.00664653163403273" calcext:value-type="float">
            <text:p>0.00664653163403273</text:p>
          </table:table-cell>
          <table:table-cell office:value-type="float" office:value="0.00335960811935365" calcext:value-type="float">
            <text:p>0.00335960811935365</text:p>
          </table:table-cell>
          <table:table-cell office:value-type="float" office:value="-0.00451816013082862" calcext:value-type="float">
            <text:p>-0.00451816013082862</text:p>
          </table:table-cell>
          <table:table-cell office:value-type="float" office:value="0.00285669038766046" calcext:value-type="float">
            <text:p>0.00285669038766046</text:p>
          </table:table-cell>
          <table:table-cell office:value-type="float" office:value="-0.00310841623315872" calcext:value-type="float">
            <text:p>-0.00310841623315872</text:p>
          </table:table-cell>
          <table:table-cell office:value-type="float" office:value="-0.00389844255678709" calcext:value-type="float">
            <text:p>-0.00389844255678709</text:p>
          </table:table-cell>
          <table:table-cell office:value-type="float" office:value="0.00664653163403273" calcext:value-type="float">
            <text:p>0.00664653163403273</text:p>
          </table:table-cell>
          <table:table-cell office:value-type="float" office:value="0.00335960811935365" calcext:value-type="float">
            <text:p>0.00335960811935365</text:p>
          </table:table-cell>
          <table:table-cell office:value-type="float" office:value="-0.00451816013082862" calcext:value-type="float">
            <text:p>-0.00451816013082862</text:p>
          </table:table-cell>
          <table:table-cell office:value-type="float" office:value="0.00285667274147272" calcext:value-type="float">
            <text:p>0.00285667274147272</text:p>
          </table:table-cell>
          <table:table-cell office:value-type="float" office:value="0.00310841132886708" calcext:value-type="float">
            <text:p>0.00310841132886708</text:p>
          </table:table-cell>
          <table:table-cell office:value-type="float" office:value="-0.999991059303284" calcext:value-type="float">
            <text:p>-0.999991059303284</text:p>
          </table:table-cell>
          <table:table-cell office:value-type="float" office:value="-0.00123924110084772" calcext:value-type="float">
            <text:p>-0.00123924110084772</text:p>
          </table:table-cell>
          <table:table-cell office:value-type="float" office:value="0.00487193558365107" calcext:value-type="float">
            <text:p>0.00487193558365107</text:p>
          </table:table-cell>
          <table:table-cell office:value-type="float" office:value="-0.00498327659443021" calcext:value-type="float">
            <text:p>-0.004983276594430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814" calcext:value-type="float">
            <text:p>1419950944.9814</text:p>
          </table:table-cell>
          <table:table-cell office:value-type="string" calcext:value-type="string">
            <text:p>Motion</text:p>
          </table:table-cell>
          <table:table-cell office:value-type="float" office:value="0.0117526389658451" calcext:value-type="float">
            <text:p>0.0117526389658451</text:p>
          </table:table-cell>
          <table:table-cell office:value-type="float" office:value="0.000852995086461306" calcext:value-type="float">
            <text:p>0.000852995086461306</text:p>
          </table:table-cell>
          <table:table-cell office:value-type="float" office:value="-0.00337359821423888" calcext:value-type="float">
            <text:p>-0.00337359821423888</text:p>
          </table:table-cell>
          <table:table-cell office:value-type="float" office:value="0.00281312835959838" calcext:value-type="float">
            <text:p>0.00281312835959838</text:p>
          </table:table-cell>
          <table:table-cell office:value-type="float" office:value="-0.00309388677905886" calcext:value-type="float">
            <text:p>-0.00309388677905886</text:p>
          </table:table-cell>
          <table:table-cell office:value-type="float" office:value="-0.00392117937946179" calcext:value-type="float">
            <text:p>-0.00392117937946179</text:p>
          </table:table-cell>
          <table:table-cell office:value-type="float" office:value="0.0117526389658451" calcext:value-type="float">
            <text:p>0.0117526389658451</text:p>
          </table:table-cell>
          <table:table-cell office:value-type="float" office:value="0.000852995086461306" calcext:value-type="float">
            <text:p>0.000852995086461306</text:p>
          </table:table-cell>
          <table:table-cell office:value-type="float" office:value="-0.00337359821423888" calcext:value-type="float">
            <text:p>-0.00337359821423888</text:p>
          </table:table-cell>
          <table:table-cell office:value-type="float" office:value="0.0028131112921983" calcext:value-type="float">
            <text:p>0.0028131112921983</text:p>
          </table:table-cell>
          <table:table-cell office:value-type="float" office:value="0.0030938817653805" calcext:value-type="float">
            <text:p>0.0030938817653805</text:p>
          </table:table-cell>
          <table:table-cell office:value-type="float" office:value="-0.999991238117218" calcext:value-type="float">
            <text:p>-0.999991238117218</text:p>
          </table:table-cell>
          <table:table-cell office:value-type="float" office:value="-0.0023400888312608" calcext:value-type="float">
            <text:p>-0.0023400888312608</text:p>
          </table:table-cell>
          <table:table-cell office:value-type="float" office:value="0.00392516097053886" calcext:value-type="float">
            <text:p>0.00392516097053886</text:p>
          </table:table-cell>
          <table:table-cell office:value-type="float" office:value="-0.0035487818531692" calcext:value-type="float">
            <text:p>-0.00354878185316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4.98296" calcext:value-type="float">
            <text:p>1419950944.98296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4.98636" calcext:value-type="float">
            <text:p>1419950944.98636</text:p>
          </table:table-cell>
          <table:table-cell office:value-type="string" calcext:value-type="string">
            <text:p>Acceleration</text:p>
          </table:table-cell>
          <table:table-cell office:value-type="float" office:value="0.0016937255859375" calcext:value-type="float">
            <text:p>0.0016937255859375</text:p>
          </table:table-cell>
          <table:table-cell office:value-type="float" office:value="0.0053253173828125" calcext:value-type="float">
            <text:p>0.0053253173828125</text:p>
          </table:table-cell>
          <table:table-cell office:value-type="float" office:value="-1.00259399414063" calcext:value-type="float">
            <text:p>-1.00259399414063</text:p>
          </table:table-cell>
          <table:table-cell table:number-columns-repeated="16"/>
        </table:table-row>
        <table:table-row table:style-name="ro2">
          <table:table-cell office:value-type="float" office:value="1419950944.98638" calcext:value-type="float">
            <text:p>1419950944.98638</text:p>
          </table:table-cell>
          <table:table-cell office:value-type="string" calcext:value-type="string">
            <text:p>Acceleration</text:p>
          </table:table-cell>
          <table:table-cell office:value-type="float" office:value="-0.0020904541015625" calcext:value-type="float">
            <text:p>-0.0020904541015625</text:p>
          </table:table-cell>
          <table:table-cell office:value-type="float" office:value="0.005584716796875" calcext:value-type="float">
            <text:p>0.005584716796875</text:p>
          </table:table-cell>
          <table:table-cell office:value-type="float" office:value="-1.00018310546875" calcext:value-type="float">
            <text:p>-1.00018310546875</text:p>
          </table:table-cell>
          <table:table-cell table:number-columns-repeated="16"/>
        </table:table-row>
        <table:table-row table:style-name="ro2">
          <table:table-cell office:value-type="float" office:value="1419950944.997" calcext:value-type="float">
            <text:p>1419950944.997</text:p>
          </table:table-cell>
          <table:table-cell office:value-type="string" calcext:value-type="string">
            <text:p>Gyro</text:p>
          </table:table-cell>
          <table:table-cell office:value-type="float" office:value="-0.0112342787423903" calcext:value-type="float">
            <text:p>-0.0112342787423903</text:p>
          </table:table-cell>
          <table:table-cell office:value-type="float" office:value="-0.0344770171560568" calcext:value-type="float">
            <text:p>-0.0344770171560568</text:p>
          </table:table-cell>
          <table:table-cell office:value-type="float" office:value="0.0185915275698432" calcext:value-type="float">
            <text:p>0.0185915275698432</text:p>
          </table:table-cell>
          <table:table-cell table:number-columns-repeated="16"/>
        </table:table-row>
        <table:table-row table:style-name="ro2">
          <table:table-cell office:value-type="float" office:value="1419950944.99728" calcext:value-type="float">
            <text:p>1419950944.99728</text:p>
          </table:table-cell>
          <table:table-cell office:value-type="string" calcext:value-type="string">
            <text:p>Gyro</text:p>
          </table:table-cell>
          <table:table-cell office:value-type="float" office:value="0.000181627586343404" calcext:value-type="float">
            <text:p>0.000181627586343404</text:p>
          </table:table-cell>
          <table:table-cell office:value-type="float" office:value="-0.0262979168162054" calcext:value-type="float">
            <text:p>-0.0262979168162054</text:p>
          </table:table-cell>
          <table:table-cell office:value-type="float" office:value="0.0122750420963932" calcext:value-type="float">
            <text:p>0.0122750420963932</text:p>
          </table:table-cell>
          <table:table-cell table:number-columns-repeated="16"/>
        </table:table-row>
        <table:table-row table:style-name="ro2">
          <table:table-cell office:value-type="float" office:value="1419950944.99703" calcext:value-type="float">
            <text:p>1419950944.99703</text:p>
          </table:table-cell>
          <table:table-cell office:value-type="string" calcext:value-type="string">
            <text:p>Motion</text:p>
          </table:table-cell>
          <table:table-cell office:value-type="float" office:value="0.00922796409577131" calcext:value-type="float">
            <text:p>0.00922796409577131</text:p>
          </table:table-cell>
          <table:table-cell office:value-type="float" office:value="-0.00976070202887058" calcext:value-type="float">
            <text:p>-0.00976070202887058</text:p>
          </table:table-cell>
          <table:table-cell office:value-type="float" office:value="-0.00331608764827251" calcext:value-type="float">
            <text:p>-0.00331608764827251</text:p>
          </table:table-cell>
          <table:table-cell office:value-type="float" office:value="0.00271259870395658" calcext:value-type="float">
            <text:p>0.00271259870395658</text:p>
          </table:table-cell>
          <table:table-cell office:value-type="float" office:value="-0.00301375993034792" calcext:value-type="float">
            <text:p>-0.00301375993034792</text:p>
          </table:table-cell>
          <table:table-cell office:value-type="float" office:value="-0.00397692386523997" calcext:value-type="float">
            <text:p>-0.00397692386523997</text:p>
          </table:table-cell>
          <table:table-cell office:value-type="float" office:value="0.00922796409577131" calcext:value-type="float">
            <text:p>0.00922796409577131</text:p>
          </table:table-cell>
          <table:table-cell office:value-type="float" office:value="-0.00976070202887058" calcext:value-type="float">
            <text:p>-0.00976070202887058</text:p>
          </table:table-cell>
          <table:table-cell office:value-type="float" office:value="-0.00331608764827251" calcext:value-type="float">
            <text:p>-0.00331608764827251</text:p>
          </table:table-cell>
          <table:table-cell office:value-type="float" office:value="0.00271258316934109" calcext:value-type="float">
            <text:p>0.00271258316934109</text:p>
          </table:table-cell>
          <table:table-cell office:value-type="float" office:value="0.00301375542767346" calcext:value-type="float">
            <text:p>0.00301375542767346</text:p>
          </table:table-cell>
          <table:table-cell office:value-type="float" office:value="-0.999991774559021" calcext:value-type="float">
            <text:p>-0.999991774559021</text:p>
          </table:table-cell>
          <table:table-cell office:value-type="float" office:value="-0.00101885746698827" calcext:value-type="float">
            <text:p>-0.00101885746698827</text:p>
          </table:table-cell>
          <table:table-cell office:value-type="float" office:value="0.00231156195513904" calcext:value-type="float">
            <text:p>0.00231156195513904</text:p>
          </table:table-cell>
          <table:table-cell office:value-type="float" office:value="-0.00260221469216049" calcext:value-type="float">
            <text:p>-0.002602214692160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0588" calcext:value-type="float">
            <text:p>1419950945.00588</text:p>
          </table:table-cell>
          <table:table-cell office:value-type="string" calcext:value-type="string">
            <text:p>Acceleration</text:p>
          </table:table-cell>
          <table:table-cell office:value-type="float" office:value="0.0024261474609375" calcext:value-type="float">
            <text:p>0.0024261474609375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-1.00283813476563" calcext:value-type="float">
            <text:p>-1.00283813476563</text:p>
          </table:table-cell>
          <table:table-cell table:number-columns-repeated="16"/>
        </table:table-row>
        <table:table-row table:style-name="ro2">
          <table:table-cell office:value-type="float" office:value="1419950945.00591" calcext:value-type="float">
            <text:p>1419950945.00591</text:p>
          </table:table-cell>
          <table:table-cell office:value-type="string" calcext:value-type="string">
            <text:p>Acceleration</text:p>
          </table:table-cell>
          <table:table-cell office:value-type="float" office:value="0.00384521484375" calcext:value-type="float">
            <text:p>0.00384521484375</text:p>
          </table:table-cell>
          <table:table-cell office:value-type="float" office:value="0.0055694580078125" calcext:value-type="float">
            <text:p>0.0055694580078125</text:p>
          </table:table-cell>
          <table:table-cell office:value-type="float" office:value="-1.00405883789063" calcext:value-type="float">
            <text:p>-1.00405883789063</text:p>
          </table:table-cell>
          <table:table-cell table:number-columns-repeated="16"/>
        </table:table-row>
        <table:table-row table:style-name="ro2">
          <table:table-cell office:value-type="float" office:value="1419950945.00905" calcext:value-type="float">
            <text:p>1419950945.00905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3.252868652344" calcext:value-type="float">
            <text:p>143.252868652344</text:p>
          </table:table-cell>
          <table:table-cell table:number-columns-repeated="16"/>
        </table:table-row>
        <table:table-row table:style-name="ro2">
          <table:table-cell office:value-type="float" office:value="1419950945.01298" calcext:value-type="float">
            <text:p>1419950945.01298</text:p>
          </table:table-cell>
          <table:table-cell office:value-type="string" calcext:value-type="string">
            <text:p>Gyro</text:p>
          </table:table-cell>
          <table:table-cell office:value-type="float" office:value="-0.00492951117773667" calcext:value-type="float">
            <text:p>-0.00492951117773667</text:p>
          </table:table-cell>
          <table:table-cell office:value-type="float" office:value="-0.0273551917689669" calcext:value-type="float">
            <text:p>-0.0273551917689669</text:p>
          </table:table-cell>
          <table:table-cell office:value-type="float" office:value="0.0111357417820573" calcext:value-type="float">
            <text:p>0.0111357417820573</text:p>
          </table:table-cell>
          <table:table-cell table:number-columns-repeated="16"/>
        </table:table-row>
        <table:table-row table:style-name="ro2">
          <table:table-cell office:value-type="float" office:value="1419950945.01326" calcext:value-type="float">
            <text:p>1419950945.01326</text:p>
          </table:table-cell>
          <table:table-cell office:value-type="string" calcext:value-type="string">
            <text:p>Motion</text:p>
          </table:table-cell>
          <table:table-cell office:value-type="float" office:value="0.0104259150102735" calcext:value-type="float">
            <text:p>0.0104259150102735</text:p>
          </table:table-cell>
          <table:table-cell office:value-type="float" office:value="0.000899195962119847" calcext:value-type="float">
            <text:p>0.000899195962119847</text:p>
          </table:table-cell>
          <table:table-cell office:value-type="float" office:value="-0.00580012938007712" calcext:value-type="float">
            <text:p>-0.00580012938007712</text:p>
          </table:table-cell>
          <table:table-cell office:value-type="float" office:value="0.00257937310487463" calcext:value-type="float">
            <text:p>0.00257937310487463</text:p>
          </table:table-cell>
          <table:table-cell office:value-type="float" office:value="-0.0030153991872243" calcext:value-type="float">
            <text:p>-0.0030153991872243</text:p>
          </table:table-cell>
          <table:table-cell office:value-type="float" office:value="-0.00402714269322581" calcext:value-type="float">
            <text:p>-0.00402714269322581</text:p>
          </table:table-cell>
          <table:table-cell office:value-type="float" office:value="0.0104259150102735" calcext:value-type="float">
            <text:p>0.0104259150102735</text:p>
          </table:table-cell>
          <table:table-cell office:value-type="float" office:value="0.000899195962119847" calcext:value-type="float">
            <text:p>0.000899195962119847</text:p>
          </table:table-cell>
          <table:table-cell office:value-type="float" office:value="-0.00580012938007712" calcext:value-type="float">
            <text:p>-0.00580012938007712</text:p>
          </table:table-cell>
          <table:table-cell office:value-type="float" office:value="0.00257935840636492" calcext:value-type="float">
            <text:p>0.00257935840636492</text:p>
          </table:table-cell>
          <table:table-cell office:value-type="float" office:value="0.00301539455540478" calcext:value-type="float">
            <text:p>0.00301539455540478</text:p>
          </table:table-cell>
          <table:table-cell office:value-type="float" office:value="-0.99999213218689" calcext:value-type="float">
            <text:p>-0.99999213218689</text:p>
          </table:table-cell>
          <table:table-cell office:value-type="float" office:value="-0.00015321106184274" calcext:value-type="float">
            <text:p>-0.00015321106184274</text:p>
          </table:table-cell>
          <table:table-cell office:value-type="float" office:value="0.00229466403834522" calcext:value-type="float">
            <text:p>0.00229466403834522</text:p>
          </table:table-cell>
          <table:table-cell office:value-type="float" office:value="-0.00284600770100951" calcext:value-type="float">
            <text:p>-0.002846007701009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1276" calcext:value-type="float">
            <text:p>1419950945.01276</text:p>
          </table:table-cell>
          <table:table-cell office:value-type="string" calcext:value-type="string">
            <text:p>Motion</text:p>
          </table:table-cell>
          <table:table-cell office:value-type="float" office:value="-0.000979542848654091" calcext:value-type="float">
            <text:p>-0.000979542848654091</text:p>
          </table:table-cell>
          <table:table-cell office:value-type="float" office:value="-0.00727913388982415" calcext:value-type="float">
            <text:p>-0.00727913388982415</text:p>
          </table:table-cell>
          <table:table-cell office:value-type="float" office:value="0.000516338972374797" calcext:value-type="float">
            <text:p>0.000516338972374797</text:p>
          </table:table-cell>
          <table:table-cell office:value-type="float" office:value="0.00255348586054577" calcext:value-type="float">
            <text:p>0.00255348586054577</text:p>
          </table:table-cell>
          <table:table-cell office:value-type="float" office:value="-0.0030477533074318" calcext:value-type="float">
            <text:p>-0.0030477533074318</text:p>
          </table:table-cell>
          <table:table-cell office:value-type="float" office:value="-0.00396569680541355" calcext:value-type="float">
            <text:p>-0.00396569680541355</text:p>
          </table:table-cell>
          <table:table-cell office:value-type="float" office:value="-0.000979542848654091" calcext:value-type="float">
            <text:p>-0.000979542848654091</text:p>
          </table:table-cell>
          <table:table-cell office:value-type="float" office:value="-0.00727913388982415" calcext:value-type="float">
            <text:p>-0.00727913388982415</text:p>
          </table:table-cell>
          <table:table-cell office:value-type="float" office:value="0.000516338972374797" calcext:value-type="float">
            <text:p>0.000516338972374797</text:p>
          </table:table-cell>
          <table:table-cell office:value-type="float" office:value="0.00255347113125026" calcext:value-type="float">
            <text:p>0.00255347113125026</text:p>
          </table:table-cell>
          <table:table-cell office:value-type="float" office:value="0.00304774870164692" calcext:value-type="float">
            <text:p>0.00304774870164692</text:p>
          </table:table-cell>
          <table:table-cell office:value-type="float" office:value="-0.999992072582245" calcext:value-type="float">
            <text:p>-0.999992072582245</text:p>
          </table:table-cell>
          <table:table-cell office:value-type="float" office:value="-0.00464392546564341" calcext:value-type="float">
            <text:p>-0.00464392546564341</text:p>
          </table:table-cell>
          <table:table-cell office:value-type="float" office:value="0.00253696809522808" calcext:value-type="float">
            <text:p>0.00253696809522808</text:p>
          </table:table-cell>
          <table:table-cell office:value-type="float" office:value="-0.000191009996342473" calcext:value-type="float">
            <text:p>-0.0001910099963424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2535" calcext:value-type="float">
            <text:p>1419950945.02535</text:p>
          </table:table-cell>
          <table:table-cell office:value-type="string" calcext:value-type="string">
            <text:p>Acceleration</text:p>
          </table:table-cell>
          <table:table-cell office:value-type="float" office:value="0.0002899169921875" calcext:value-type="float">
            <text:p>0.0002899169921875</text:p>
          </table:table-cell>
          <table:table-cell office:value-type="float" office:value="0.0044403076171875" calcext:value-type="float">
            <text:p>0.0044403076171875</text:p>
          </table:table-cell>
          <table:table-cell office:value-type="float" office:value="-1.00502014160156" calcext:value-type="float">
            <text:p>-1.00502014160156</text:p>
          </table:table-cell>
          <table:table-cell table:number-columns-repeated="16"/>
        </table:table-row>
        <table:table-row table:style-name="ro2">
          <table:table-cell office:value-type="float" office:value="1419950945.0256" calcext:value-type="float">
            <text:p>1419950945.0256</text:p>
          </table:table-cell>
          <table:table-cell office:value-type="string" calcext:value-type="string">
            <text:p>Acceleration</text:p>
          </table:table-cell>
          <table:table-cell office:value-type="float" office:value="0.0012359619140625" calcext:value-type="float">
            <text:p>0.0012359619140625</text:p>
          </table:table-cell>
          <table:table-cell office:value-type="float" office:value="0.0062255859375" calcext:value-type="float">
            <text:p>0.0062255859375</text:p>
          </table:table-cell>
          <table:table-cell office:value-type="float" office:value="-0.99993896484375" calcext:value-type="float">
            <text:p>-0.99993896484375</text:p>
          </table:table-cell>
          <table:table-cell table:number-columns-repeated="16"/>
        </table:table-row>
        <table:table-row table:style-name="ro2">
          <table:table-cell office:value-type="float" office:value="1419950945.02875" calcext:value-type="float">
            <text:p>1419950945.02875</text:p>
          </table:table-cell>
          <table:table-cell office:value-type="string" calcext:value-type="string">
            <text:p>Gyro</text:p>
          </table:table-cell>
          <table:table-cell office:value-type="float" office:value="0.00142345960264735" calcext:value-type="float">
            <text:p>0.00142345960264735</text:p>
          </table:table-cell>
          <table:table-cell office:value-type="float" office:value="-0.0238829623397216" calcext:value-type="float">
            <text:p>-0.0238829623397216</text:p>
          </table:table-cell>
          <table:table-cell office:value-type="float" office:value="0.00857990608390828" calcext:value-type="float">
            <text:p>0.00857990608390828</text:p>
          </table:table-cell>
          <table:table-cell table:number-columns-repeated="16"/>
        </table:table-row>
        <table:table-row table:style-name="ro2">
          <table:table-cell office:value-type="float" office:value="1419950945.02922" calcext:value-type="float">
            <text:p>1419950945.02922</text:p>
          </table:table-cell>
          <table:table-cell office:value-type="string" calcext:value-type="string">
            <text:p>Gyro</text:p>
          </table:table-cell>
          <table:table-cell office:value-type="float" office:value="-0.00105993811385154" calcext:value-type="float">
            <text:p>-0.00105993811385154</text:p>
          </table:table-cell>
          <table:table-cell office:value-type="float" office:value="-0.0240233109291688" calcext:value-type="float">
            <text:p>-0.0240233109291688</text:p>
          </table:table-cell>
          <table:table-cell office:value-type="float" office:value="0.0184101662996088" calcext:value-type="float">
            <text:p>0.0184101662996088</text:p>
          </table:table-cell>
          <table:table-cell table:number-columns-repeated="16"/>
        </table:table-row>
        <table:table-row table:style-name="ro2">
          <table:table-cell office:value-type="float" office:value="1419950945.02898" calcext:value-type="float">
            <text:p>1419950945.02898</text:p>
          </table:table-cell>
          <table:table-cell office:value-type="string" calcext:value-type="string">
            <text:p>Motion</text:p>
          </table:table-cell>
          <table:table-cell office:value-type="float" office:value="0.00530320219695568" calcext:value-type="float">
            <text:p>0.00530320219695568</text:p>
          </table:table-cell>
          <table:table-cell office:value-type="float" office:value="-0.000152379259816371" calcext:value-type="float">
            <text:p>-0.000152379259816371</text:p>
          </table:table-cell>
          <table:table-cell office:value-type="float" office:value="-0.00693939020857215" calcext:value-type="float">
            <text:p>-0.00693939020857215</text:p>
          </table:table-cell>
          <table:table-cell office:value-type="float" office:value="0.00259446244331791" calcext:value-type="float">
            <text:p>0.00259446244331791</text:p>
          </table:table-cell>
          <table:table-cell office:value-type="float" office:value="-0.0029605309162535" calcext:value-type="float">
            <text:p>-0.0029605309162535</text:p>
          </table:table-cell>
          <table:table-cell office:value-type="float" office:value="-0.00410199020064749" calcext:value-type="float">
            <text:p>-0.00410199020064749</text:p>
          </table:table-cell>
          <table:table-cell office:value-type="float" office:value="0.00530320219695568" calcext:value-type="float">
            <text:p>0.00530320219695568</text:p>
          </table:table-cell>
          <table:table-cell office:value-type="float" office:value="-0.000152379259816371" calcext:value-type="float">
            <text:p>-0.000152379259816371</text:p>
          </table:table-cell>
          <table:table-cell office:value-type="float" office:value="-0.00693939020857215" calcext:value-type="float">
            <text:p>-0.00693939020857215</text:p>
          </table:table-cell>
          <table:table-cell office:value-type="float" office:value="0.00259444816038012" calcext:value-type="float">
            <text:p>0.00259444816038012</text:p>
          </table:table-cell>
          <table:table-cell office:value-type="float" office:value="0.00296052661724389" calcext:value-type="float">
            <text:p>0.00296052661724389</text:p>
          </table:table-cell>
          <table:table-cell office:value-type="float" office:value="-0.999992251396179" calcext:value-type="float">
            <text:p>-0.999992251396179</text:p>
          </table:table-cell>
          <table:table-cell office:value-type="float" office:value="0.00125076668336988" calcext:value-type="float">
            <text:p>0.00125076668336988</text:p>
          </table:table-cell>
          <table:table-cell office:value-type="float" office:value="0.00260893139056861" calcext:value-type="float">
            <text:p>0.00260893139056861</text:p>
          </table:table-cell>
          <table:table-cell office:value-type="float" office:value="-0.00406658602878451" calcext:value-type="float">
            <text:p>-0.004066586028784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3502" calcext:value-type="float">
            <text:p>1419950945.03502</text:p>
          </table:table-cell>
          <table:table-cell office:value-type="string" calcext:value-type="string">
            <text:p>Magnetic</text:p>
          </table:table-cell>
          <table:table-cell office:value-type="float" office:value="56.9003448486328" calcext:value-type="float">
            <text:p>56.9003448486328</text:p>
          </table:table-cell>
          <table:table-cell office:value-type="float" office:value="225.569229125977" calcext:value-type="float">
            <text:p>225.569229125977</text:p>
          </table:table-cell>
          <table:table-cell office:value-type="float" office:value="143.252868652344" calcext:value-type="float">
            <text:p>143.252868652344</text:p>
          </table:table-cell>
          <table:table-cell table:number-columns-repeated="16"/>
        </table:table-row>
        <table:table-row table:style-name="ro2">
          <table:table-cell office:value-type="float" office:value="1419950945.04557" calcext:value-type="float">
            <text:p>1419950945.04557</text:p>
          </table:table-cell>
          <table:table-cell office:value-type="string" calcext:value-type="string">
            <text:p>Gyro</text:p>
          </table:table-cell>
          <table:table-cell office:value-type="float" office:value="-0.0113559852042069" calcext:value-type="float">
            <text:p>-0.0113559852042069</text:p>
          </table:table-cell>
          <table:table-cell office:value-type="float" office:value="-0.0247615391833387" calcext:value-type="float">
            <text:p>-0.0247615391833387</text:p>
          </table:table-cell>
          <table:table-cell office:value-type="float" office:value="0.00634125287158768" calcext:value-type="float">
            <text:p>0.00634125287158768</text:p>
          </table:table-cell>
          <table:table-cell table:number-columns-repeated="16"/>
        </table:table-row>
        <table:table-row table:style-name="ro2">
          <table:table-cell office:value-type="float" office:value="1419950945.045" calcext:value-type="float">
            <text:p>1419950945.045</text:p>
          </table:table-cell>
          <table:table-cell office:value-type="string" calcext:value-type="string">
            <text:p>Motion</text:p>
          </table:table-cell>
          <table:table-cell office:value-type="float" office:value="0.0116494158282876" calcext:value-type="float">
            <text:p>0.0116494158282876</text:p>
          </table:table-cell>
          <table:table-cell office:value-type="float" office:value="0.00330916978418827" calcext:value-type="float">
            <text:p>0.00330916978418827</text:p>
          </table:table-cell>
          <table:table-cell office:value-type="float" office:value="-0.0094952704384923" calcext:value-type="float">
            <text:p>-0.0094952704384923</text:p>
          </table:table-cell>
          <table:table-cell office:value-type="float" office:value="0.00256664428655684" calcext:value-type="float">
            <text:p>0.00256664428655684</text:p>
          </table:table-cell>
          <table:table-cell office:value-type="float" office:value="-0.00293256178986828" calcext:value-type="float">
            <text:p>-0.00293256178986828</text:p>
          </table:table-cell>
          <table:table-cell office:value-type="float" office:value="-0.00416967177611932" calcext:value-type="float">
            <text:p>-0.00416967177611932</text:p>
          </table:table-cell>
          <table:table-cell office:value-type="float" office:value="0.0116494158282876" calcext:value-type="float">
            <text:p>0.0116494158282876</text:p>
          </table:table-cell>
          <table:table-cell office:value-type="float" office:value="0.00330916978418827" calcext:value-type="float">
            <text:p>0.00330916978418827</text:p>
          </table:table-cell>
          <table:table-cell office:value-type="float" office:value="-0.0094952704384923" calcext:value-type="float">
            <text:p>-0.0094952704384923</text:p>
          </table:table-cell>
          <table:table-cell office:value-type="float" office:value="0.00256663048639894" calcext:value-type="float">
            <text:p>0.00256663048639894</text:p>
          </table:table-cell>
          <table:table-cell office:value-type="float" office:value="0.00293255760334432" calcext:value-type="float">
            <text:p>0.00293255760334432</text:p>
          </table:table-cell>
          <table:table-cell office:value-type="float" office:value="-0.999992430210114" calcext:value-type="float">
            <text:p>-0.999992430210114</text:p>
          </table:table-cell>
          <table:table-cell office:value-type="float" office:value="-0.00227671349421144" calcext:value-type="float">
            <text:p>-0.00227671349421144</text:p>
          </table:table-cell>
          <table:table-cell office:value-type="float" office:value="0.00150775001384318" calcext:value-type="float">
            <text:p>0.00150775001384318</text:p>
          </table:table-cell>
          <table:table-cell office:value-type="float" office:value="-0.00502773560583592" calcext:value-type="float">
            <text:p>-0.005027735605835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4658" calcext:value-type="float">
            <text:p>1419950945.04658</text:p>
          </table:table-cell>
          <table:table-cell office:value-type="string" calcext:value-type="string">
            <text:p>Acceleration</text:p>
          </table:table-cell>
          <table:table-cell office:value-type="float" office:value="0.002655029296875" calcext:value-type="float">
            <text:p>0.002655029296875</text:p>
          </table:table-cell>
          <table:table-cell office:value-type="float" office:value="0.0053253173828125" calcext:value-type="float">
            <text:p>0.0053253173828125</text:p>
          </table:table-cell>
          <table:table-cell office:value-type="float" office:value="-1.00309753417969" calcext:value-type="float">
            <text:p>-1.00309753417969</text:p>
          </table:table-cell>
          <table:table-cell table:number-columns-repeated="16"/>
        </table:table-row>
        <table:table-row table:style-name="ro2">
          <table:table-cell office:value-type="float" office:value="1419950945.04585" calcext:value-type="float">
            <text:p>1419950945.04585</text:p>
          </table:table-cell>
          <table:table-cell office:value-type="string" calcext:value-type="string">
            <text:p>Motion</text:p>
          </table:table-cell>
          <table:table-cell office:value-type="float" office:value="0.0091506727039814" calcext:value-type="float">
            <text:p>0.0091506727039814</text:p>
          </table:table-cell>
          <table:table-cell office:value-type="float" office:value="0.00316259753890336" calcext:value-type="float">
            <text:p>0.00316259753890336</text:p>
          </table:table-cell>
          <table:table-cell office:value-type="float" office:value="0.000334962038323283" calcext:value-type="float">
            <text:p>0.000334962038323283</text:p>
          </table:table-cell>
          <table:table-cell office:value-type="float" office:value="0.00255558789373203" calcext:value-type="float">
            <text:p>0.00255558789373203</text:p>
          </table:table-cell>
          <table:table-cell office:value-type="float" office:value="-0.00289216224070573" calcext:value-type="float">
            <text:p>-0.00289216224070573</text:p>
          </table:table-cell>
          <table:table-cell office:value-type="float" office:value="-0.00417304264236003" calcext:value-type="float">
            <text:p>-0.00417304264236003</text:p>
          </table:table-cell>
          <table:table-cell office:value-type="float" office:value="0.0091506727039814" calcext:value-type="float">
            <text:p>0.0091506727039814</text:p>
          </table:table-cell>
          <table:table-cell office:value-type="float" office:value="0.00316259753890336" calcext:value-type="float">
            <text:p>0.00316259753890336</text:p>
          </table:table-cell>
          <table:table-cell office:value-type="float" office:value="0.000334962038323283" calcext:value-type="float">
            <text:p>0.000334962038323283</text:p>
          </table:table-cell>
          <table:table-cell office:value-type="float" office:value="0.00255557452328503" calcext:value-type="float">
            <text:p>0.00255557452328503</text:p>
          </table:table-cell>
          <table:table-cell office:value-type="float" office:value="0.00289215822704136" calcext:value-type="float">
            <text:p>0.00289215822704136</text:p>
          </table:table-cell>
          <table:table-cell office:value-type="float" office:value="-0.999992549419403" calcext:value-type="float">
            <text:p>-0.999992549419403</text:p>
          </table:table-cell>
          <table:table-cell office:value-type="float" office:value="-0.00131961249280721" calcext:value-type="float">
            <text:p>-0.00131961249280721</text:p>
          </table:table-cell>
          <table:table-cell office:value-type="float" office:value="0.00333342771045864" calcext:value-type="float">
            <text:p>0.00333342771045864</text:p>
          </table:table-cell>
          <table:table-cell office:value-type="float" office:value="0.0000535873587068636" calcext:value-type="float">
            <text:p>5.35873587068636E-0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4687" calcext:value-type="float">
            <text:p>1419950945.04687</text:p>
          </table:table-cell>
          <table:table-cell office:value-type="string" calcext:value-type="string">
            <text:p>Acceleration</text:p>
          </table:table-cell>
          <table:table-cell office:value-type="float" office:value="0.0036163330078125" calcext:value-type="float">
            <text:p>0.0036163330078125</text:p>
          </table:table-cell>
          <table:table-cell office:value-type="float" office:value="0.0061798095703125" calcext:value-type="float">
            <text:p>0.0061798095703125</text:p>
          </table:table-cell>
          <table:table-cell office:value-type="float" office:value="-0.998764038085938" calcext:value-type="float">
            <text:p>-0.998764038085938</text:p>
          </table:table-cell>
          <table:table-cell table:number-columns-repeated="16"/>
        </table:table-row>
        <table:table-row table:style-name="ro2">
          <table:table-cell office:value-type="float" office:value="1419950945.06089" calcext:value-type="float">
            <text:p>1419950945.06089</text:p>
          </table:table-cell>
          <table:table-cell office:value-type="string" calcext:value-type="string">
            <text:p>Gyro</text:p>
          </table:table-cell>
          <table:table-cell office:value-type="float" office:value="0.001445297523586" calcext:value-type="float">
            <text:p>0.001445297523586</text:p>
          </table:table-cell>
          <table:table-cell office:value-type="float" office:value="-0.0204253802964717" calcext:value-type="float">
            <text:p>-0.0204253802964717</text:p>
          </table:table-cell>
          <table:table-cell office:value-type="float" office:value="0.0134689372130758" calcext:value-type="float">
            <text:p>0.0134689372130758</text:p>
          </table:table-cell>
          <table:table-cell table:number-columns-repeated="16"/>
        </table:table-row>
        <table:table-row table:style-name="ro2">
          <table:table-cell office:value-type="float" office:value="1419950945.06154" calcext:value-type="float">
            <text:p>1419950945.06154</text:p>
          </table:table-cell>
          <table:table-cell office:value-type="string" calcext:value-type="string">
            <text:p>Gyro</text:p>
          </table:table-cell>
          <table:table-cell office:value-type="float" office:value="-0.00241122605095774" calcext:value-type="float">
            <text:p>-0.00241122605095774</text:p>
          </table:table-cell>
          <table:table-cell office:value-type="float" office:value="-0.0273109832948716" calcext:value-type="float">
            <text:p>-0.0273109832948716</text:p>
          </table:table-cell>
          <table:table-cell office:value-type="float" office:value="0.00620010533381347" calcext:value-type="float">
            <text:p>0.00620010533381347</text:p>
          </table:table-cell>
          <table:table-cell table:number-columns-repeated="16"/>
        </table:table-row>
        <table:table-row table:style-name="ro2">
          <table:table-cell office:value-type="float" office:value="1419950945.06185" calcext:value-type="float">
            <text:p>1419950945.06185</text:p>
          </table:table-cell>
          <table:table-cell office:value-type="string" calcext:value-type="string">
            <text:p>Magnetic</text:p>
          </table:table-cell>
          <table:table-cell office:value-type="float" office:value="56.3923034667969" calcext:value-type="float">
            <text:p>56.3923034667969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746856689453" calcext:value-type="float">
            <text:p>143.746856689453</text:p>
          </table:table-cell>
          <table:table-cell table:number-columns-repeated="16"/>
        </table:table-row>
        <table:table-row table:style-name="ro2">
          <table:table-cell office:value-type="float" office:value="1419950945.06137" calcext:value-type="float">
            <text:p>1419950945.06137</text:p>
          </table:table-cell>
          <table:table-cell office:value-type="string" calcext:value-type="string">
            <text:p>Motion</text:p>
          </table:table-cell>
          <table:table-cell office:value-type="float" office:value="-0.00115672429092228" calcext:value-type="float">
            <text:p>-0.00115672429092228</text:p>
          </table:table-cell>
          <table:table-cell office:value-type="float" office:value="0.00242475536651909" calcext:value-type="float">
            <text:p>0.00242475536651909</text:p>
          </table:table-cell>
          <table:table-cell office:value-type="float" office:value="-0.0117339286953211" calcext:value-type="float">
            <text:p>-0.0117339286953211</text:p>
          </table:table-cell>
          <table:table-cell office:value-type="float" office:value="0.00259460388356832" calcext:value-type="float">
            <text:p>0.00259460388356832</text:p>
          </table:table-cell>
          <table:table-cell office:value-type="float" office:value="-0.00293781823996204" calcext:value-type="float">
            <text:p>-0.00293781823996204</text:p>
          </table:table-cell>
          <table:table-cell office:value-type="float" office:value="-0.00426565105409224" calcext:value-type="float">
            <text:p>-0.00426565105409224</text:p>
          </table:table-cell>
          <table:table-cell office:value-type="float" office:value="-0.00115672429092228" calcext:value-type="float">
            <text:p>-0.00115672429092228</text:p>
          </table:table-cell>
          <table:table-cell office:value-type="float" office:value="0.00242475536651909" calcext:value-type="float">
            <text:p>0.00242475536651909</text:p>
          </table:table-cell>
          <table:table-cell office:value-type="float" office:value="-0.0117339286953211" calcext:value-type="float">
            <text:p>-0.0117339286953211</text:p>
          </table:table-cell>
          <table:table-cell office:value-type="float" office:value="0.00259458972141147" calcext:value-type="float">
            <text:p>0.00259458972141147</text:p>
          </table:table-cell>
          <table:table-cell office:value-type="float" office:value="0.00293781398795545" calcext:value-type="float">
            <text:p>0.00293781398795545</text:p>
          </table:table-cell>
          <table:table-cell office:value-type="float" office:value="-0.999992311000824" calcext:value-type="float">
            <text:p>-0.999992311000824</text:p>
          </table:table-cell>
          <table:table-cell office:value-type="float" office:value="0.0000604395208938513" calcext:value-type="float">
            <text:p>6.04395208938513E-005</text:p>
          </table:table-cell>
          <table:table-cell office:value-type="float" office:value="0.00238750339485705" calcext:value-type="float">
            <text:p>0.00238750339485705</text:p>
          </table:table-cell>
          <table:table-cell office:value-type="float" office:value="-0.00310521549545229" calcext:value-type="float">
            <text:p>-0.003105215495452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6448" calcext:value-type="float">
            <text:p>1419950945.06448</text:p>
          </table:table-cell>
          <table:table-cell office:value-type="string" calcext:value-type="string">
            <text:p>Acceleration</text:p>
          </table:table-cell>
          <table:table-cell office:value-type="float" office:value="-0.00042724609375" calcext:value-type="float">
            <text:p>-0.000427246093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-1.0047607421875" calcext:value-type="float">
            <text:p>-1.0047607421875</text:p>
          </table:table-cell>
          <table:table-cell table:number-columns-repeated="16"/>
        </table:table-row>
        <table:table-row table:style-name="ro2">
          <table:table-cell office:value-type="float" office:value="1419950945.06451" calcext:value-type="float">
            <text:p>1419950945.06451</text:p>
          </table:table-cell>
          <table:table-cell office:value-type="string" calcext:value-type="string">
            <text:p>Acceleration</text:p>
          </table:table-cell>
          <table:table-cell office:value-type="float" office:value="0.0031585693359375" calcext:value-type="float">
            <text:p>0.0031585693359375</text:p>
          </table:table-cell>
          <table:table-cell office:value-type="float" office:value="0.00506591796875" calcext:value-type="float">
            <text:p>0.00506591796875</text:p>
          </table:table-cell>
          <table:table-cell office:value-type="float" office:value="-1.00335693359375" calcext:value-type="float">
            <text:p>-1.00335693359375</text:p>
          </table:table-cell>
          <table:table-cell table:number-columns-repeated="16"/>
        </table:table-row>
        <table:table-row table:style-name="ro2">
          <table:table-cell office:value-type="float" office:value="1419950945.07686" calcext:value-type="float">
            <text:p>1419950945.07686</text:p>
          </table:table-cell>
          <table:table-cell office:value-type="string" calcext:value-type="string">
            <text:p>Gyro</text:p>
          </table:table-cell>
          <table:table-cell office:value-type="float" office:value="0.00657774157638671" calcext:value-type="float">
            <text:p>0.00657774157638671</text:p>
          </table:table-cell>
          <table:table-cell office:value-type="float" office:value="-0.0229455296360137" calcext:value-type="float">
            <text:p>-0.0229455296360137</text:p>
          </table:table-cell>
          <table:table-cell office:value-type="float" office:value="0.0158367537382652" calcext:value-type="float">
            <text:p>0.0158367537382652</text:p>
          </table:table-cell>
          <table:table-cell table:number-columns-repeated="16"/>
        </table:table-row>
        <table:table-row table:style-name="ro2">
          <table:table-cell office:value-type="float" office:value="1419950945.07665" calcext:value-type="float">
            <text:p>1419950945.07665</text:p>
          </table:table-cell>
          <table:table-cell office:value-type="string" calcext:value-type="string">
            <text:p>Motion</text:p>
          </table:table-cell>
          <table:table-cell office:value-type="float" office:value="0.0116291893646121" calcext:value-type="float">
            <text:p>0.0116291893646121</text:p>
          </table:table-cell>
          <table:table-cell office:value-type="float" office:value="0.00676572788506746" calcext:value-type="float">
            <text:p>0.00676572788506746</text:p>
          </table:table-cell>
          <table:table-cell office:value-type="float" office:value="-0.00460619851946831" calcext:value-type="float">
            <text:p>-0.00460619851946831</text:p>
          </table:table-cell>
          <table:table-cell office:value-type="float" office:value="0.00265538256583996" calcext:value-type="float">
            <text:p>0.00265538256583996</text:p>
          </table:table-cell>
          <table:table-cell office:value-type="float" office:value="-0.00289080976548004" calcext:value-type="float">
            <text:p>-0.00289080976548004</text:p>
          </table:table-cell>
          <table:table-cell office:value-type="float" office:value="-0.00432769078134254" calcext:value-type="float">
            <text:p>-0.00432769078134254</text:p>
          </table:table-cell>
          <table:table-cell office:value-type="float" office:value="0.0116291893646121" calcext:value-type="float">
            <text:p>0.0116291893646121</text:p>
          </table:table-cell>
          <table:table-cell office:value-type="float" office:value="0.00676572788506746" calcext:value-type="float">
            <text:p>0.00676572788506746</text:p>
          </table:table-cell>
          <table:table-cell office:value-type="float" office:value="-0.00460619851946831" calcext:value-type="float">
            <text:p>-0.00460619851946831</text:p>
          </table:table-cell>
          <table:table-cell office:value-type="float" office:value="0.00265536829829216" calcext:value-type="float">
            <text:p>0.00265536829829216</text:p>
          </table:table-cell>
          <table:table-cell office:value-type="float" office:value="0.00289080571383238" calcext:value-type="float">
            <text:p>0.00289080571383238</text:p>
          </table:table-cell>
          <table:table-cell office:value-type="float" office:value="-0.999992311000824" calcext:value-type="float">
            <text:p>-0.999992311000824</text:p>
          </table:table-cell>
          <table:table-cell office:value-type="float" office:value="0.000960964651312679" calcext:value-type="float">
            <text:p>0.000960964651312679</text:p>
          </table:table-cell>
          <table:table-cell office:value-type="float" office:value="0.00328900385648012" calcext:value-type="float">
            <text:p>0.00328900385648012</text:p>
          </table:table-cell>
          <table:table-cell office:value-type="float" office:value="0.00122825801372528" calcext:value-type="float">
            <text:p>0.001228258013725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7714" calcext:value-type="float">
            <text:p>1419950945.07714</text:p>
          </table:table-cell>
          <table:table-cell office:value-type="string" calcext:value-type="string">
            <text:p>Motion</text:p>
          </table:table-cell>
          <table:table-cell office:value-type="float" office:value="0.00774838030338287" calcext:value-type="float">
            <text:p>0.00774838030338287</text:p>
          </table:table-cell>
          <table:table-cell office:value-type="float" office:value="-0.000132058470626362" calcext:value-type="float">
            <text:p>-0.000132058470626362</text:p>
          </table:table-cell>
          <table:table-cell office:value-type="float" office:value="-0.0118750939145684" calcext:value-type="float">
            <text:p>-0.0118750939145684</text:p>
          </table:table-cell>
          <table:table-cell office:value-type="float" office:value="0.00262229996843162" calcext:value-type="float">
            <text:p>0.00262229996843162</text:p>
          </table:table-cell>
          <table:table-cell office:value-type="float" office:value="-0.00288672869326173" calcext:value-type="float">
            <text:p>-0.00288672869326173</text:p>
          </table:table-cell>
          <table:table-cell office:value-type="float" office:value="-0.00444188073684655" calcext:value-type="float">
            <text:p>-0.00444188073684655</text:p>
          </table:table-cell>
          <table:table-cell office:value-type="float" office:value="0.00774838030338287" calcext:value-type="float">
            <text:p>0.00774838030338287</text:p>
          </table:table-cell>
          <table:table-cell office:value-type="float" office:value="-0.000132058470626362" calcext:value-type="float">
            <text:p>-0.000132058470626362</text:p>
          </table:table-cell>
          <table:table-cell office:value-type="float" office:value="-0.0118750939145684" calcext:value-type="float">
            <text:p>-0.0118750939145684</text:p>
          </table:table-cell>
          <table:table-cell office:value-type="float" office:value="0.00262228609062731" calcext:value-type="float">
            <text:p>0.00262228609062731</text:p>
          </table:table-cell>
          <table:table-cell office:value-type="float" office:value="0.00288672465831041" calcext:value-type="float">
            <text:p>0.00288672465831041</text:p>
          </table:table-cell>
          <table:table-cell office:value-type="float" office:value="-0.999992370605469" calcext:value-type="float">
            <text:p>-0.999992370605469</text:p>
          </table:table-cell>
          <table:table-cell office:value-type="float" office:value="0.000536283303517848" calcext:value-type="float">
            <text:p>0.000536283303517848</text:p>
          </table:table-cell>
          <table:table-cell office:value-type="float" office:value="0.00217919331043959" calcext:value-type="float">
            <text:p>0.00217919331043959</text:p>
          </table:table-cell>
          <table:table-cell office:value-type="float" office:value="-0.00336453830823302" calcext:value-type="float">
            <text:p>-0.003364538308233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08384" calcext:value-type="float">
            <text:p>1419950945.08384</text:p>
          </table:table-cell>
          <table:table-cell office:value-type="string" calcext:value-type="string">
            <text:p>Acceleration</text:p>
          </table:table-cell>
          <table:table-cell office:value-type="float" office:value="0.00079345703125" calcext:value-type="float">
            <text:p>0.00079345703125</text:p>
          </table:table-cell>
          <table:table-cell office:value-type="float" office:value="0.00372314453125" calcext:value-type="float">
            <text:p>0.00372314453125</text:p>
          </table:table-cell>
          <table:table-cell office:value-type="float" office:value="-1.00503540039063" calcext:value-type="float">
            <text:p>-1.00503540039063</text:p>
          </table:table-cell>
          <table:table-cell table:number-columns-repeated="16"/>
        </table:table-row>
        <table:table-row table:style-name="ro2">
          <table:table-cell office:value-type="float" office:value="1419950945.08411" calcext:value-type="float">
            <text:p>1419950945.08411</text:p>
          </table:table-cell>
          <table:table-cell office:value-type="string" calcext:value-type="string">
            <text:p>Acceleration</text:p>
          </table:table-cell>
          <table:table-cell office:value-type="float" office:value="0.0038604736328125" calcext:value-type="float">
            <text:p>0.0038604736328125</text:p>
          </table:table-cell>
          <table:table-cell office:value-type="float" office:value="0.0057220458984375" calcext:value-type="float">
            <text:p>0.0057220458984375</text:p>
          </table:table-cell>
          <table:table-cell office:value-type="float" office:value="-0.999969482421875" calcext:value-type="float">
            <text:p>-0.999969482421875</text:p>
          </table:table-cell>
          <table:table-cell table:number-columns-repeated="16"/>
        </table:table-row>
        <table:table-row table:style-name="ro2">
          <table:table-cell office:value-type="float" office:value="1419950945.08711" calcext:value-type="float">
            <text:p>1419950945.08711</text:p>
          </table:table-cell>
          <table:table-cell office:value-type="string" calcext:value-type="string">
            <text:p>Magnetic</text:p>
          </table:table-cell>
          <table:table-cell office:value-type="float" office:value="55.5455627441406" calcext:value-type="float">
            <text:p>55.5455627441406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43.252868652344" calcext:value-type="float">
            <text:p>143.252868652344</text:p>
          </table:table-cell>
          <table:table-cell table:number-columns-repeated="16"/>
        </table:table-row>
        <table:table-row table:style-name="ro2">
          <table:table-cell office:value-type="float" office:value="1419950945.09267" calcext:value-type="float">
            <text:p>1419950945.09267</text:p>
          </table:table-cell>
          <table:table-cell office:value-type="string" calcext:value-type="string">
            <text:p>Gyro</text:p>
          </table:table-cell>
          <table:table-cell office:value-type="float" office:value="-0.0138870535042182" calcext:value-type="float">
            <text:p>-0.0138870535042182</text:p>
          </table:table-cell>
          <table:table-cell office:value-type="float" office:value="-0.0212528244471593" calcext:value-type="float">
            <text:p>-0.0212528244471593</text:p>
          </table:table-cell>
          <table:table-cell office:value-type="float" office:value="0.0112712966815424" calcext:value-type="float">
            <text:p>0.0112712966815424</text:p>
          </table:table-cell>
          <table:table-cell table:number-columns-repeated="16"/>
        </table:table-row>
        <table:table-row table:style-name="ro2">
          <table:table-cell office:value-type="float" office:value="1419950945.09313" calcext:value-type="float">
            <text:p>1419950945.09313</text:p>
          </table:table-cell>
          <table:table-cell office:value-type="string" calcext:value-type="string">
            <text:p>Gyro</text:p>
          </table:table-cell>
          <table:table-cell office:value-type="float" office:value="0.00404187958641326" calcext:value-type="float">
            <text:p>0.00404187958641326</text:p>
          </table:table-cell>
          <table:table-cell office:value-type="float" office:value="-0.0252867145503024" calcext:value-type="float">
            <text:p>-0.0252867145503024</text:p>
          </table:table-cell>
          <table:table-cell office:value-type="float" office:value="0.017105749997688" calcext:value-type="float">
            <text:p>0.017105749997688</text:p>
          </table:table-cell>
          <table:table-cell table:number-columns-repeated="16"/>
        </table:table-row>
        <table:table-row table:style-name="ro2">
          <table:table-cell office:value-type="float" office:value="1419950945.09285" calcext:value-type="float">
            <text:p>1419950945.09285</text:p>
          </table:table-cell>
          <table:table-cell office:value-type="string" calcext:value-type="string">
            <text:p>Motion</text:p>
          </table:table-cell>
          <table:table-cell office:value-type="float" office:value="0.0167333446443081" calcext:value-type="float">
            <text:p>0.0167333446443081</text:p>
          </table:table-cell>
          <table:table-cell office:value-type="float" office:value="0.00422466825693846" calcext:value-type="float">
            <text:p>0.00422466825693846</text:p>
          </table:table-cell>
          <table:table-cell office:value-type="float" office:value="-0.00223847362212837" calcext:value-type="float">
            <text:p>-0.00223847362212837</text:p>
          </table:table-cell>
          <table:table-cell office:value-type="float" office:value="0.00259601595626699" calcext:value-type="float">
            <text:p>0.00259601595626699</text:p>
          </table:table-cell>
          <table:table-cell office:value-type="float" office:value="-0.0027991922877646" calcext:value-type="float">
            <text:p>-0.0027991922877646</text:p>
          </table:table-cell>
          <table:table-cell office:value-type="float" office:value="-0.00446481562843413" calcext:value-type="float">
            <text:p>-0.00446481562843413</text:p>
          </table:table-cell>
          <table:table-cell office:value-type="float" office:value="0.0167333446443081" calcext:value-type="float">
            <text:p>0.0167333446443081</text:p>
          </table:table-cell>
          <table:table-cell office:value-type="float" office:value="0.00422466825693846" calcext:value-type="float">
            <text:p>0.00422466825693846</text:p>
          </table:table-cell>
          <table:table-cell office:value-type="float" office:value="-0.00223847362212837" calcext:value-type="float">
            <text:p>-0.00223847362212837</text:p>
          </table:table-cell>
          <table:table-cell office:value-type="float" office:value="0.0025960027705878" calcext:value-type="float">
            <text:p>0.0025960027705878</text:p>
          </table:table-cell>
          <table:table-cell office:value-type="float" office:value="0.00279918871819973" calcext:value-type="float">
            <text:p>0.00279918871819973</text:p>
          </table:table-cell>
          <table:table-cell office:value-type="float" office:value="-0.999992728233337" calcext:value-type="float">
            <text:p>-0.999992728233337</text:p>
          </table:table-cell>
          <table:table-cell office:value-type="float" office:value="-0.00180254585575312" calcext:value-type="float">
            <text:p>-0.00180254585575312</text:p>
          </table:table-cell>
          <table:table-cell office:value-type="float" office:value="0.000923955871257931" calcext:value-type="float">
            <text:p>0.000923955871257931</text:p>
          </table:table-cell>
          <table:table-cell office:value-type="float" office:value="-0.00504268798977137" calcext:value-type="float">
            <text:p>-0.005042687989771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0338" calcext:value-type="float">
            <text:p>1419950945.10338</text:p>
          </table:table-cell>
          <table:table-cell office:value-type="string" calcext:value-type="string">
            <text:p>Acceleration</text:p>
          </table:table-cell>
          <table:table-cell office:value-type="float" office:value="0.003814697265625" calcext:value-type="float">
            <text:p>0.003814697265625</text:p>
          </table:table-cell>
          <table:table-cell office:value-type="float" office:value="0.006500244140625" calcext:value-type="float">
            <text:p>0.006500244140625</text:p>
          </table:table-cell>
          <table:table-cell office:value-type="float" office:value="-1.00404357910156" calcext:value-type="float">
            <text:p>-1.00404357910156</text:p>
          </table:table-cell>
          <table:table-cell table:number-columns-repeated="16"/>
        </table:table-row>
        <table:table-row table:style-name="ro2">
          <table:table-cell office:value-type="float" office:value="1419950945.10354" calcext:value-type="float">
            <text:p>1419950945.10354</text:p>
          </table:table-cell>
          <table:table-cell office:value-type="string" calcext:value-type="string">
            <text:p>Acceleration</text:p>
          </table:table-cell>
          <table:table-cell office:value-type="float" office:value="0.002655029296875" calcext:value-type="float">
            <text:p>0.002655029296875</text:p>
          </table:table-cell>
          <table:table-cell office:value-type="float" office:value="0.0053253173828125" calcext:value-type="float">
            <text:p>0.0053253173828125</text:p>
          </table:table-cell>
          <table:table-cell office:value-type="float" office:value="-1.00309753417969" calcext:value-type="float">
            <text:p>-1.00309753417969</text:p>
          </table:table-cell>
          <table:table-cell table:number-columns-repeated="16"/>
        </table:table-row>
        <table:table-row table:style-name="ro2">
          <table:table-cell office:value-type="float" office:value="1419950945.10883" calcext:value-type="float">
            <text:p>1419950945.10883</text:p>
          </table:table-cell>
          <table:table-cell office:value-type="string" calcext:value-type="string">
            <text:p>Gyro</text:p>
          </table:table-cell>
          <table:table-cell office:value-type="float" office:value="-0.0074645742193831" calcext:value-type="float">
            <text:p>-0.0074645742193831</text:p>
          </table:table-cell>
          <table:table-cell office:value-type="float" office:value="-0.0179720763002907" calcext:value-type="float">
            <text:p>-0.0179720763002907</text:p>
          </table:table-cell>
          <table:table-cell office:value-type="float" office:value="0.0185044422021976" calcext:value-type="float">
            <text:p>0.0185044422021976</text:p>
          </table:table-cell>
          <table:table-cell table:number-columns-repeated="16"/>
        </table:table-row>
        <table:table-row table:style-name="ro2">
          <table:table-cell office:value-type="float" office:value="1419950945.10866" calcext:value-type="float">
            <text:p>1419950945.10866</text:p>
          </table:table-cell>
          <table:table-cell office:value-type="string" calcext:value-type="string">
            <text:p>Motion</text:p>
          </table:table-cell>
          <table:table-cell office:value-type="float" office:value="-0.00374560919590294" calcext:value-type="float">
            <text:p>-0.00374560919590294</text:p>
          </table:table-cell>
          <table:table-cell office:value-type="float" office:value="0.00592326698824763" calcext:value-type="float">
            <text:p>0.00592326698824763</text:p>
          </table:table-cell>
          <table:table-cell office:value-type="float" office:value="-0.00680387346073985" calcext:value-type="float">
            <text:p>-0.00680387346073985</text:p>
          </table:table-cell>
          <table:table-cell office:value-type="float" office:value="0.00268153552188004" calcext:value-type="float">
            <text:p>0.00268153552188004</text:p>
          </table:table-cell>
          <table:table-cell office:value-type="float" office:value="-0.00285487885300602" calcext:value-type="float">
            <text:p>-0.00285487885300602</text:p>
          </table:table-cell>
          <table:table-cell office:value-type="float" office:value="-0.00452482923349934" calcext:value-type="float">
            <text:p>-0.00452482923349934</text:p>
          </table:table-cell>
          <table:table-cell office:value-type="float" office:value="-0.00374560919590294" calcext:value-type="float">
            <text:p>-0.00374560919590294</text:p>
          </table:table-cell>
          <table:table-cell office:value-type="float" office:value="0.00592326698824763" calcext:value-type="float">
            <text:p>0.00592326698824763</text:p>
          </table:table-cell>
          <table:table-cell office:value-type="float" office:value="-0.00680387346073985" calcext:value-type="float">
            <text:p>-0.00680387346073985</text:p>
          </table:table-cell>
          <table:table-cell office:value-type="float" office:value="0.00268152146600187" calcext:value-type="float">
            <text:p>0.00268152146600187</text:p>
          </table:table-cell>
          <table:table-cell office:value-type="float" office:value="0.00285487505607307" calcext:value-type="float">
            <text:p>0.00285487505607307</text:p>
          </table:table-cell>
          <table:table-cell office:value-type="float" office:value="-0.999992311000824" calcext:value-type="float">
            <text:p>-0.999992311000824</text:p>
          </table:table-cell>
          <table:table-cell office:value-type="float" office:value="0.00117895228322595" calcext:value-type="float">
            <text:p>0.00117895228322595</text:p>
          </table:table-cell>
          <table:table-cell office:value-type="float" office:value="0.00286717084236443" calcext:value-type="float">
            <text:p>0.00286717084236443</text:p>
          </table:table-cell>
          <table:table-cell office:value-type="float" office:value="0.0000228471144509967" calcext:value-type="float">
            <text:p>2.28471144509967E-0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0917" calcext:value-type="float">
            <text:p>1419950945.10917</text:p>
          </table:table-cell>
          <table:table-cell office:value-type="string" calcext:value-type="string">
            <text:p>Motion</text:p>
          </table:table-cell>
          <table:table-cell office:value-type="float" office:value="0.0141653679311276" calcext:value-type="float">
            <text:p>0.0141653679311276</text:p>
          </table:table-cell>
          <table:table-cell office:value-type="float" office:value="0.00189467635937035" calcext:value-type="float">
            <text:p>0.00189467635937035</text:p>
          </table:table-cell>
          <table:table-cell office:value-type="float" office:value="-0.000969374785199761" calcext:value-type="float">
            <text:p>-0.000969374785199761</text:p>
          </table:table-cell>
          <table:table-cell office:value-type="float" office:value="0.00272920587491793" calcext:value-type="float">
            <text:p>0.00272920587491793</text:p>
          </table:table-cell>
          <table:table-cell office:value-type="float" office:value="-0.00276196073585594" calcext:value-type="float">
            <text:p>-0.00276196073585594</text:p>
          </table:table-cell>
          <table:table-cell office:value-type="float" office:value="-0.00455531167729674" calcext:value-type="float">
            <text:p>-0.00455531167729674</text:p>
          </table:table-cell>
          <table:table-cell office:value-type="float" office:value="0.0141653679311276" calcext:value-type="float">
            <text:p>0.0141653679311276</text:p>
          </table:table-cell>
          <table:table-cell office:value-type="float" office:value="0.00189467635937035" calcext:value-type="float">
            <text:p>0.00189467635937035</text:p>
          </table:table-cell>
          <table:table-cell office:value-type="float" office:value="-0.000969374785199761" calcext:value-type="float">
            <text:p>-0.000969374785199761</text:p>
          </table:table-cell>
          <table:table-cell office:value-type="float" office:value="0.00272919214330614" calcext:value-type="float">
            <text:p>0.00272919214330614</text:p>
          </table:table-cell>
          <table:table-cell office:value-type="float" office:value="0.00276195723563433" calcext:value-type="float">
            <text:p>0.00276195723563433</text:p>
          </table:table-cell>
          <table:table-cell office:value-type="float" office:value="-0.999992489814758" calcext:value-type="float">
            <text:p>-0.999992489814758</text:p>
          </table:table-cell>
          <table:table-cell office:value-type="float" office:value="0.00108550523873419" calcext:value-type="float">
            <text:p>0.00108550523873419</text:p>
          </table:table-cell>
          <table:table-cell office:value-type="float" office:value="0.00373828690499067" calcext:value-type="float">
            <text:p>0.00373828690499067</text:p>
          </table:table-cell>
          <table:table-cell office:value-type="float" office:value="-0.00405111769214273" calcext:value-type="float">
            <text:p>-0.004051117692142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1251" calcext:value-type="float">
            <text:p>1419950945.11251</text:p>
          </table:table-cell>
          <table:table-cell office:value-type="string" calcext:value-type="string">
            <text:p>Magnetic</text:p>
          </table:table-cell>
          <table:table-cell office:value-type="float" office:value="56.2229614257813" calcext:value-type="float">
            <text:p>56.2229614257813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12313" calcext:value-type="float">
            <text:p>1419950945.12313</text:p>
          </table:table-cell>
          <table:table-cell office:value-type="string" calcext:value-type="string">
            <text:p>Acceleration</text:p>
          </table:table-cell>
          <table:table-cell office:value-type="float" office:value="0.0019378662109375" calcext:value-type="float">
            <text:p>0.0019378662109375</text:p>
          </table:table-cell>
          <table:table-cell office:value-type="float" office:value="0.0055999755859375" calcext:value-type="float">
            <text:p>0.0055999755859375</text:p>
          </table:table-cell>
          <table:table-cell office:value-type="float" office:value="-1.0047607421875" calcext:value-type="float">
            <text:p>-1.0047607421875</text:p>
          </table:table-cell>
          <table:table-cell table:number-columns-repeated="16"/>
        </table:table-row>
        <table:table-row table:style-name="ro2">
          <table:table-cell office:value-type="float" office:value="1419950945.12315" calcext:value-type="float">
            <text:p>1419950945.12315</text:p>
          </table:table-cell>
          <table:table-cell office:value-type="string" calcext:value-type="string">
            <text:p>Acceleration</text:p>
          </table:table-cell>
          <table:table-cell office:value-type="float" office:value="0.001220703125" calcext:value-type="float">
            <text:p>0.001220703125</text:p>
          </table:table-cell>
          <table:table-cell office:value-type="float" office:value="0.005615234375" calcext:value-type="float">
            <text:p>0.005615234375</text:p>
          </table:table-cell>
          <table:table-cell office:value-type="float" office:value="-1.0050048828125" calcext:value-type="float">
            <text:p>-1.0050048828125</text:p>
          </table:table-cell>
          <table:table-cell table:number-columns-repeated="16"/>
        </table:table-row>
        <table:table-row table:style-name="ro2">
          <table:table-cell office:value-type="float" office:value="1419950945.12461" calcext:value-type="float">
            <text:p>1419950945.12461</text:p>
          </table:table-cell>
          <table:table-cell office:value-type="string" calcext:value-type="string">
            <text:p>Gyro</text:p>
          </table:table-cell>
          <table:table-cell office:value-type="float" office:value="-0.00361790434087264" calcext:value-type="float">
            <text:p>-0.00361790434087264</text:p>
          </table:table-cell>
          <table:table-cell office:value-type="float" office:value="-0.0274768982307835" calcext:value-type="float">
            <text:p>-0.0274768982307835</text:p>
          </table:table-cell>
          <table:table-cell office:value-type="float" office:value="0.0160093265769023" calcext:value-type="float">
            <text:p>0.0160093265769023</text:p>
          </table:table-cell>
          <table:table-cell table:number-columns-repeated="16"/>
        </table:table-row>
        <table:table-row table:style-name="ro2">
          <table:table-cell office:value-type="float" office:value="1419950945.12494" calcext:value-type="float">
            <text:p>1419950945.12494</text:p>
          </table:table-cell>
          <table:table-cell office:value-type="string" calcext:value-type="string">
            <text:p>Gyro</text:p>
          </table:table-cell>
          <table:table-cell office:value-type="float" office:value="-0.00621901377755304" calcext:value-type="float">
            <text:p>-0.00621901377755304</text:p>
          </table:table-cell>
          <table:table-cell office:value-type="float" office:value="-0.0308109095994537" calcext:value-type="float">
            <text:p>-0.0308109095994537</text:p>
          </table:table-cell>
          <table:table-cell office:value-type="float" office:value="0.00749120583028389" calcext:value-type="float">
            <text:p>0.00749120583028389</text:p>
          </table:table-cell>
          <table:table-cell table:number-columns-repeated="16"/>
        </table:table-row>
        <table:table-row table:style-name="ro2">
          <table:table-cell office:value-type="float" office:value="1419950945.12461" calcext:value-type="float">
            <text:p>1419950945.12461</text:p>
          </table:table-cell>
          <table:table-cell office:value-type="string" calcext:value-type="string">
            <text:p>Motion</text:p>
          </table:table-cell>
          <table:table-cell office:value-type="float" office:value="0.00264644669368863" calcext:value-type="float">
            <text:p>0.00264644669368863</text:p>
          </table:table-cell>
          <table:table-cell office:value-type="float" office:value="0.00920881703495979" calcext:value-type="float">
            <text:p>0.00920881703495979</text:p>
          </table:table-cell>
          <table:table-cell office:value-type="float" office:value="0.000429330888437107" calcext:value-type="float">
            <text:p>0.000429330888437107</text:p>
          </table:table-cell>
          <table:table-cell office:value-type="float" office:value="0.0027879882279355" calcext:value-type="float">
            <text:p>0.0027879882279355</text:p>
          </table:table-cell>
          <table:table-cell office:value-type="float" office:value="-0.00278970658519171" calcext:value-type="float">
            <text:p>-0.00278970658519171</text:p>
          </table:table-cell>
          <table:table-cell office:value-type="float" office:value="-0.00456366592233253" calcext:value-type="float">
            <text:p>-0.00456366592233253</text:p>
          </table:table-cell>
          <table:table-cell office:value-type="float" office:value="0.00264644669368863" calcext:value-type="float">
            <text:p>0.00264644669368863</text:p>
          </table:table-cell>
          <table:table-cell office:value-type="float" office:value="0.00920881703495979" calcext:value-type="float">
            <text:p>0.00920881703495979</text:p>
          </table:table-cell>
          <table:table-cell office:value-type="float" office:value="0.000429330888437107" calcext:value-type="float">
            <text:p>0.000429330888437107</text:p>
          </table:table-cell>
          <table:table-cell office:value-type="float" office:value="0.00278797373175621" calcext:value-type="float">
            <text:p>0.00278797373175621</text:p>
          </table:table-cell>
          <table:table-cell office:value-type="float" office:value="0.00278970296494663" calcext:value-type="float">
            <text:p>0.00278970296494663</text:p>
          </table:table-cell>
          <table:table-cell office:value-type="float" office:value="-0.999992251396179" calcext:value-type="float">
            <text:p>-0.999992251396179</text:p>
          </table:table-cell>
          <table:table-cell office:value-type="float" office:value="-0.000132944463985041" calcext:value-type="float">
            <text:p>-0.000132944463985041</text:p>
          </table:table-cell>
          <table:table-cell office:value-type="float" office:value="0.00253561441786587" calcext:value-type="float">
            <text:p>0.00253561441786587</text:p>
          </table:table-cell>
          <table:table-cell office:value-type="float" office:value="-0.00310531188733876" calcext:value-type="float">
            <text:p>-0.003105311887338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3825" calcext:value-type="float">
            <text:p>1419950945.13825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5.14075" calcext:value-type="float">
            <text:p>1419950945.14075</text:p>
          </table:table-cell>
          <table:table-cell office:value-type="string" calcext:value-type="string">
            <text:p>Gyro</text:p>
          </table:table-cell>
          <table:table-cell office:value-type="float" office:value="0.0040029974344981" calcext:value-type="float">
            <text:p>0.0040029974344981</text:p>
          </table:table-cell>
          <table:table-cell office:value-type="float" office:value="-0.0216616196744865" calcext:value-type="float">
            <text:p>-0.0216616196744865</text:p>
          </table:table-cell>
          <table:table-cell office:value-type="float" office:value="0.0134292561128336" calcext:value-type="float">
            <text:p>0.0134292561128336</text:p>
          </table:table-cell>
          <table:table-cell table:number-columns-repeated="16"/>
        </table:table-row>
        <table:table-row table:style-name="ro2">
          <table:table-cell office:value-type="float" office:value="1419950945.14057" calcext:value-type="float">
            <text:p>1419950945.14057</text:p>
          </table:table-cell>
          <table:table-cell office:value-type="string" calcext:value-type="string">
            <text:p>Motion</text:p>
          </table:table-cell>
          <table:table-cell office:value-type="float" office:value="0.00647933408617973" calcext:value-type="float">
            <text:p>0.00647933408617973</text:p>
          </table:table-cell>
          <table:table-cell office:value-type="float" office:value="-0.000300465326290578" calcext:value-type="float">
            <text:p>-0.000300465326290578</text:p>
          </table:table-cell>
          <table:table-cell office:value-type="float" office:value="-0.00206580059602857" calcext:value-type="float">
            <text:p>-0.00206580059602857</text:p>
          </table:table-cell>
          <table:table-cell office:value-type="float" office:value="0.0028116581684775" calcext:value-type="float">
            <text:p>0.0028116581684775</text:p>
          </table:table-cell>
          <table:table-cell office:value-type="float" office:value="-0.00278849025597956" calcext:value-type="float">
            <text:p>-0.00278849025597956</text:p>
          </table:table-cell>
          <table:table-cell office:value-type="float" office:value="-0.00457919711938073" calcext:value-type="float">
            <text:p>-0.00457919711938073</text:p>
          </table:table-cell>
          <table:table-cell office:value-type="float" office:value="0.00647933408617973" calcext:value-type="float">
            <text:p>0.00647933408617973</text:p>
          </table:table-cell>
          <table:table-cell office:value-type="float" office:value="-0.000300465326290578" calcext:value-type="float">
            <text:p>-0.000300465326290578</text:p>
          </table:table-cell>
          <table:table-cell office:value-type="float" office:value="-0.00206580059602857" calcext:value-type="float">
            <text:p>-0.00206580059602857</text:p>
          </table:table-cell>
          <table:table-cell office:value-type="float" office:value="0.00281164352782071" calcext:value-type="float">
            <text:p>0.00281164352782071</text:p>
          </table:table-cell>
          <table:table-cell office:value-type="float" office:value="0.00278848665766418" calcext:value-type="float">
            <text:p>0.00278848665766418</text:p>
          </table:table-cell>
          <table:table-cell office:value-type="float" office:value="-0.99999213218689" calcext:value-type="float">
            <text:p>-0.99999213218689</text:p>
          </table:table-cell>
          <table:table-cell office:value-type="float" office:value="-0.000873777316883206" calcext:value-type="float">
            <text:p>-0.000873777316883206</text:p>
          </table:table-cell>
          <table:table-cell office:value-type="float" office:value="0.00281148892827332" calcext:value-type="float">
            <text:p>0.00281148892827332</text:p>
          </table:table-cell>
          <table:table-cell office:value-type="float" office:value="-0.0047685825265944" calcext:value-type="float">
            <text:p>-0.00476858252659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412" calcext:value-type="float">
            <text:p>1419950945.1412</text:p>
          </table:table-cell>
          <table:table-cell office:value-type="string" calcext:value-type="string">
            <text:p>Motion</text:p>
          </table:table-cell>
          <table:table-cell office:value-type="float" office:value="0.00386456167325377" calcext:value-type="float">
            <text:p>0.00386456167325377</text:p>
          </table:table-cell>
          <table:table-cell office:value-type="float" office:value="-0.00364226964302361" calcext:value-type="float">
            <text:p>-0.00364226964302361</text:p>
          </table:table-cell>
          <table:table-cell office:value-type="float" office:value="-0.0105839800089598" calcext:value-type="float">
            <text:p>-0.0105839800089598</text:p>
          </table:table-cell>
          <table:table-cell office:value-type="float" office:value="0.00278030372487926" calcext:value-type="float">
            <text:p>0.00278030372487926</text:p>
          </table:table-cell>
          <table:table-cell office:value-type="float" office:value="-0.00282815590402442" calcext:value-type="float">
            <text:p>-0.00282815590402442</text:p>
          </table:table-cell>
          <table:table-cell office:value-type="float" office:value="-0.00467860821162691" calcext:value-type="float">
            <text:p>-0.00467860821162691</text:p>
          </table:table-cell>
          <table:table-cell office:value-type="float" office:value="0.00386456167325377" calcext:value-type="float">
            <text:p>0.00386456167325377</text:p>
          </table:table-cell>
          <table:table-cell office:value-type="float" office:value="-0.00364226964302361" calcext:value-type="float">
            <text:p>-0.00364226964302361</text:p>
          </table:table-cell>
          <table:table-cell office:value-type="float" office:value="-0.0105839800089598" calcext:value-type="float">
            <text:p>-0.0105839800089598</text:p>
          </table:table-cell>
          <table:table-cell office:value-type="float" office:value="0.00278028892353177" calcext:value-type="float">
            <text:p>0.00278028892353177</text:p>
          </table:table-cell>
          <table:table-cell office:value-type="float" office:value="0.00282815215177834" calcext:value-type="float">
            <text:p>0.00282815215177834</text:p>
          </table:table-cell>
          <table:table-cell office:value-type="float" office:value="-0.99999213218689" calcext:value-type="float">
            <text:p>-0.99999213218689</text:p>
          </table:table-cell>
          <table:table-cell office:value-type="float" office:value="-0.00155958591494709" calcext:value-type="float">
            <text:p>-0.00155958591494709</text:p>
          </table:table-cell>
          <table:table-cell office:value-type="float" office:value="0.00278708222322166" calcext:value-type="float">
            <text:p>0.00278708222322166</text:p>
          </table:table-cell>
          <table:table-cell office:value-type="float" office:value="-0.00501274690032005" calcext:value-type="float">
            <text:p>-0.005012746900320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4275" calcext:value-type="float">
            <text:p>1419950945.14275</text:p>
          </table:table-cell>
          <table:table-cell office:value-type="string" calcext:value-type="string">
            <text:p>Acceleration</text:p>
          </table:table-cell>
          <table:table-cell office:value-type="float" office:value="0.0034332275390625" calcext:value-type="float">
            <text:p>0.0034332275390625</text:p>
          </table:table-cell>
          <table:table-cell office:value-type="float" office:value="0.004974365234375" calcext:value-type="float">
            <text:p>0.004974365234375</text:p>
          </table:table-cell>
          <table:table-cell office:value-type="float" office:value="-0.997848510742188" calcext:value-type="float">
            <text:p>-0.997848510742188</text:p>
          </table:table-cell>
          <table:table-cell table:number-columns-repeated="16"/>
        </table:table-row>
        <table:table-row table:style-name="ro2">
          <table:table-cell office:value-type="float" office:value="1419950945.14291" calcext:value-type="float">
            <text:p>1419950945.14291</text:p>
          </table:table-cell>
          <table:table-cell office:value-type="string" calcext:value-type="string">
            <text:p>Acceleration</text:p>
          </table:table-cell>
          <table:table-cell office:value-type="float" office:value="0.00048828125" calcext:value-type="float">
            <text:p>0.00048828125</text:p>
          </table:table-cell>
          <table:table-cell office:value-type="float" office:value="0.0067596435546875" calcext:value-type="float">
            <text:p>0.0067596435546875</text:p>
          </table:table-cell>
          <table:table-cell office:value-type="float" office:value="-1.00210571289063" calcext:value-type="float">
            <text:p>-1.00210571289063</text:p>
          </table:table-cell>
          <table:table-cell table:number-columns-repeated="16"/>
        </table:table-row>
        <table:table-row table:style-name="ro2">
          <table:table-cell office:value-type="float" office:value="1419950945.15637" calcext:value-type="float">
            <text:p>1419950945.15637</text:p>
          </table:table-cell>
          <table:table-cell office:value-type="string" calcext:value-type="string">
            <text:p>Gyro</text:p>
          </table:table-cell>
          <table:table-cell office:value-type="float" office:value="-0.00234517965592378" calcext:value-type="float">
            <text:p>-0.00234517965592378</text:p>
          </table:table-cell>
          <table:table-cell office:value-type="float" office:value="-0.0192836831371548" calcext:value-type="float">
            <text:p>-0.0192836831371548</text:p>
          </table:table-cell>
          <table:table-cell office:value-type="float" office:value="0.0196474709420596" calcext:value-type="float">
            <text:p>0.0196474709420596</text:p>
          </table:table-cell>
          <table:table-cell table:number-columns-repeated="16"/>
        </table:table-row>
        <table:table-row table:style-name="ro2">
          <table:table-cell office:value-type="float" office:value="1419950945.15682" calcext:value-type="float">
            <text:p>1419950945.15682</text:p>
          </table:table-cell>
          <table:table-cell office:value-type="string" calcext:value-type="string">
            <text:p>Gyro</text:p>
          </table:table-cell>
          <table:table-cell office:value-type="float" office:value="0.00143650909198874" calcext:value-type="float">
            <text:p>0.00143650909198874</text:p>
          </table:table-cell>
          <table:table-cell office:value-type="float" office:value="-0.0227463251864758" calcext:value-type="float">
            <text:p>-0.0227463251864758</text:p>
          </table:table-cell>
          <table:table-cell office:value-type="float" office:value="0.011025220596819" calcext:value-type="float">
            <text:p>0.011025220596819</text:p>
          </table:table-cell>
          <table:table-cell table:number-columns-repeated="16"/>
        </table:table-row>
        <table:table-row table:style-name="ro2">
          <table:table-cell office:value-type="float" office:value="1419950945.15661" calcext:value-type="float">
            <text:p>1419950945.15661</text:p>
          </table:table-cell>
          <table:table-cell office:value-type="string" calcext:value-type="string">
            <text:p>Motion</text:p>
          </table:table-cell>
          <table:table-cell office:value-type="float" office:value="0.0140759721398354" calcext:value-type="float">
            <text:p>0.0140759721398354</text:p>
          </table:table-cell>
          <table:table-cell office:value-type="float" office:value="0.00551021937280893" calcext:value-type="float">
            <text:p>0.00551021937280893</text:p>
          </table:table-cell>
          <table:table-cell office:value-type="float" office:value="-0.00464588683098555" calcext:value-type="float">
            <text:p>-0.00464588683098555</text:p>
          </table:table-cell>
          <table:table-cell office:value-type="float" office:value="0.00283367437930759" calcext:value-type="float">
            <text:p>0.00283367437930759</text:p>
          </table:table-cell>
          <table:table-cell office:value-type="float" office:value="-0.00278733225674903" calcext:value-type="float">
            <text:p>-0.00278733225674903</text:p>
          </table:table-cell>
          <table:table-cell office:value-type="float" office:value="-0.0047141141327938" calcext:value-type="float">
            <text:p>-0.0047141141327938</text:p>
          </table:table-cell>
          <table:table-cell office:value-type="float" office:value="0.0140759721398354" calcext:value-type="float">
            <text:p>0.0140759721398354</text:p>
          </table:table-cell>
          <table:table-cell office:value-type="float" office:value="0.00551021937280893" calcext:value-type="float">
            <text:p>0.00551021937280893</text:p>
          </table:table-cell>
          <table:table-cell office:value-type="float" office:value="-0.00464588683098555" calcext:value-type="float">
            <text:p>-0.00464588683098555</text:p>
          </table:table-cell>
          <table:table-cell office:value-type="float" office:value="0.00283365952782333" calcext:value-type="float">
            <text:p>0.00283365952782333</text:p>
          </table:table-cell>
          <table:table-cell office:value-type="float" office:value="0.00278732855804264" calcext:value-type="float">
            <text:p>0.00278732855804264</text:p>
          </table:table-cell>
          <table:table-cell office:value-type="float" office:value="-0.999992072582245" calcext:value-type="float">
            <text:p>-0.999992072582245</text:p>
          </table:table-cell>
          <table:table-cell office:value-type="float" office:value="0.00059956795303151" calcext:value-type="float">
            <text:p>0.00059956795303151</text:p>
          </table:table-cell>
          <table:table-cell office:value-type="float" office:value="0.00218703667633235" calcext:value-type="float">
            <text:p>0.00218703667633235</text:p>
          </table:table-cell>
          <table:table-cell office:value-type="float" office:value="0.00214358977973461" calcext:value-type="float">
            <text:p>0.002143589779734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6198" calcext:value-type="float">
            <text:p>1419950945.16198</text:p>
          </table:table-cell>
          <table:table-cell office:value-type="string" calcext:value-type="string">
            <text:p>Acceleration</text:p>
          </table:table-cell>
          <table:table-cell office:value-type="float" office:value="0.0043182373046875" calcext:value-type="float">
            <text:p>0.0043182373046875</text:p>
          </table:table-cell>
          <table:table-cell office:value-type="float" office:value="0.0066680908203125" calcext:value-type="float">
            <text:p>0.0066680908203125</text:p>
          </table:table-cell>
          <table:table-cell office:value-type="float" office:value="-1.00091552734375" calcext:value-type="float">
            <text:p>-1.00091552734375</text:p>
          </table:table-cell>
          <table:table-cell table:number-columns-repeated="16"/>
        </table:table-row>
        <table:table-row table:style-name="ro2">
          <table:table-cell office:value-type="float" office:value="1419950945.16226" calcext:value-type="float">
            <text:p>1419950945.16226</text:p>
          </table:table-cell>
          <table:table-cell office:value-type="string" calcext:value-type="string">
            <text:p>Acceleration</text:p>
          </table:table-cell>
          <table:table-cell office:value-type="float" office:value="0.0032958984375" calcext:value-type="float">
            <text:p>0.0032958984375</text:p>
          </table:table-cell>
          <table:table-cell office:value-type="float" office:value="0.0081939697265625" calcext:value-type="float">
            <text:p>0.0081939697265625</text:p>
          </table:table-cell>
          <table:table-cell office:value-type="float" office:value="-1.00497436523438" calcext:value-type="float">
            <text:p>-1.00497436523438</text:p>
          </table:table-cell>
          <table:table-cell table:number-columns-repeated="16"/>
        </table:table-row>
        <table:table-row table:style-name="ro2">
          <table:table-cell office:value-type="float" office:value="1419950945.16427" calcext:value-type="float">
            <text:p>1419950945.16427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7.2626953125" calcext:value-type="float">
            <text:p>227.2626953125</text:p>
          </table:table-cell>
          <table:table-cell office:value-type="float" office:value="142.923553466797" calcext:value-type="float">
            <text:p>142.923553466797</text:p>
          </table:table-cell>
          <table:table-cell table:number-columns-repeated="16"/>
        </table:table-row>
        <table:table-row table:style-name="ro2">
          <table:table-cell office:value-type="float" office:value="1419950945.17272" calcext:value-type="float">
            <text:p>1419950945.17272</text:p>
          </table:table-cell>
          <table:table-cell office:value-type="string" calcext:value-type="string">
            <text:p>Gyro</text:p>
          </table:table-cell>
          <table:table-cell office:value-type="float" office:value="-0.0151810834778877" calcext:value-type="float">
            <text:p>-0.0151810834778877</text:p>
          </table:table-cell>
          <table:table-cell office:value-type="float" office:value="-0.0211790548849641" calcext:value-type="float">
            <text:p>-0.0211790548849641</text:p>
          </table:table-cell>
          <table:table-cell office:value-type="float" office:value="0.00884489061237117" calcext:value-type="float">
            <text:p>0.00884489061237117</text:p>
          </table:table-cell>
          <table:table-cell table:number-columns-repeated="16"/>
        </table:table-row>
        <table:table-row table:style-name="ro2">
          <table:table-cell office:value-type="float" office:value="1419950945.17268" calcext:value-type="float">
            <text:p>1419950945.17268</text:p>
          </table:table-cell>
          <table:table-cell office:value-type="string" calcext:value-type="string">
            <text:p>Motion</text:p>
          </table:table-cell>
          <table:table-cell office:value-type="float" office:value="0.00770820816978812" calcext:value-type="float">
            <text:p>0.00770820816978812</text:p>
          </table:table-cell>
          <table:table-cell office:value-type="float" office:value="0.00787654053419828" calcext:value-type="float">
            <text:p>0.00787654053419828</text:p>
          </table:table-cell>
          <table:table-cell office:value-type="float" office:value="0.00157225306611508" calcext:value-type="float">
            <text:p>0.00157225306611508</text:p>
          </table:table-cell>
          <table:table-cell office:value-type="float" office:value="0.00285487926527293" calcext:value-type="float">
            <text:p>0.00285487926527293</text:p>
          </table:table-cell>
          <table:table-cell office:value-type="float" office:value="-0.00282168251497208" calcext:value-type="float">
            <text:p>-0.00282168251497208</text:p>
          </table:table-cell>
          <table:table-cell office:value-type="float" office:value="-0.0047099575252041" calcext:value-type="float">
            <text:p>-0.0047099575252041</text:p>
          </table:table-cell>
          <table:table-cell office:value-type="float" office:value="0.00770820816978812" calcext:value-type="float">
            <text:p>0.00770820816978812</text:p>
          </table:table-cell>
          <table:table-cell office:value-type="float" office:value="0.00787654053419828" calcext:value-type="float">
            <text:p>0.00787654053419828</text:p>
          </table:table-cell>
          <table:table-cell office:value-type="float" office:value="0.00157225306611508" calcext:value-type="float">
            <text:p>0.00157225306611508</text:p>
          </table:table-cell>
          <table:table-cell office:value-type="float" office:value="0.00285486411303282" calcext:value-type="float">
            <text:p>0.00285486411303282</text:p>
          </table:table-cell>
          <table:table-cell office:value-type="float" office:value="0.00282167876139283" calcext:value-type="float">
            <text:p>0.00282167876139283</text:p>
          </table:table-cell>
          <table:table-cell office:value-type="float" office:value="-0.999991953372955" calcext:value-type="float">
            <text:p>-0.999991953372955</text:p>
          </table:table-cell>
          <table:table-cell office:value-type="float" office:value="-0.00236658286303282" calcext:value-type="float">
            <text:p>-0.00236658286303282</text:p>
          </table:table-cell>
          <table:table-cell office:value-type="float" office:value="0.00393796479329467" calcext:value-type="float">
            <text:p>0.00393796479329467</text:p>
          </table:table-cell>
          <table:table-cell office:value-type="float" office:value="-0.00211376906372607" calcext:value-type="float">
            <text:p>-0.002113769063726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7303" calcext:value-type="float">
            <text:p>1419950945.17303</text:p>
          </table:table-cell>
          <table:table-cell office:value-type="string" calcext:value-type="string">
            <text:p>Motion</text:p>
          </table:table-cell>
          <table:table-cell office:value-type="float" office:value="0.0114708011969924" calcext:value-type="float">
            <text:p>0.0114708011969924</text:p>
          </table:table-cell>
          <table:table-cell office:value-type="float" office:value="0.00442112050950527" calcext:value-type="float">
            <text:p>0.00442112050950527</text:p>
          </table:table-cell>
          <table:table-cell office:value-type="float" office:value="-0.00704994099214673" calcext:value-type="float">
            <text:p>-0.00704994099214673</text:p>
          </table:table-cell>
          <table:table-cell office:value-type="float" office:value="0.00291659823337837" calcext:value-type="float">
            <text:p>0.00291659823337837</text:p>
          </table:table-cell>
          <table:table-cell office:value-type="float" office:value="-0.00276622012393834" calcext:value-type="float">
            <text:p>-0.00276622012393834</text:p>
          </table:table-cell>
          <table:table-cell office:value-type="float" office:value="-0.00476586624694139" calcext:value-type="float">
            <text:p>-0.00476586624694139</text:p>
          </table:table-cell>
          <table:table-cell office:value-type="float" office:value="0.0114708011969924" calcext:value-type="float">
            <text:p>0.0114708011969924</text:p>
          </table:table-cell>
          <table:table-cell office:value-type="float" office:value="0.00442112050950527" calcext:value-type="float">
            <text:p>0.00442112050950527</text:p>
          </table:table-cell>
          <table:table-cell office:value-type="float" office:value="-0.00704994099214673" calcext:value-type="float">
            <text:p>-0.00704994099214673</text:p>
          </table:table-cell>
          <table:table-cell office:value-type="float" office:value="0.00291658286005259" calcext:value-type="float">
            <text:p>0.00291658286005259</text:p>
          </table:table-cell>
          <table:table-cell office:value-type="float" office:value="0.00276621663942933" calcext:value-type="float">
            <text:p>0.00276621663942933</text:p>
          </table:table-cell>
          <table:table-cell office:value-type="float" office:value="-0.99999189376831" calcext:value-type="float">
            <text:p>-0.99999189376831</text:p>
          </table:table-cell>
          <table:table-cell office:value-type="float" office:value="0.00140165432821959" calcext:value-type="float">
            <text:p>0.00140165432821959</text:p>
          </table:table-cell>
          <table:table-cell office:value-type="float" office:value="0.00390187418088317" calcext:value-type="float">
            <text:p>0.00390187418088317</text:p>
          </table:table-cell>
          <table:table-cell office:value-type="float" office:value="-0.000923606567084789" calcext:value-type="float">
            <text:p>-0.0009236065670847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18154" calcext:value-type="float">
            <text:p>1419950945.18154</text:p>
          </table:table-cell>
          <table:table-cell office:value-type="string" calcext:value-type="string">
            <text:p>Acceleration</text:p>
          </table:table-cell>
          <table:table-cell office:value-type="float" office:value="0.0041351318359375" calcext:value-type="float">
            <text:p>0.0041351318359375</text:p>
          </table:table-cell>
          <table:table-cell office:value-type="float" office:value="0.00408935546875" calcext:value-type="float">
            <text:p>0.00408935546875</text:p>
          </table:table-cell>
          <table:table-cell office:value-type="float" office:value="-1.00288391113281" calcext:value-type="float">
            <text:p>-1.00288391113281</text:p>
          </table:table-cell>
          <table:table-cell table:number-columns-repeated="16"/>
        </table:table-row>
        <table:table-row table:style-name="ro2">
          <table:table-cell office:value-type="float" office:value="1419950945.18183" calcext:value-type="float">
            <text:p>1419950945.18183</text:p>
          </table:table-cell>
          <table:table-cell office:value-type="string" calcext:value-type="string">
            <text:p>Acceleration</text:p>
          </table:table-cell>
          <table:table-cell office:value-type="float" office:value="0.0026397705078125" calcext:value-type="float">
            <text:p>0.0026397705078125</text:p>
          </table:table-cell>
          <table:table-cell office:value-type="float" office:value="0.0053558349609375" calcext:value-type="float">
            <text:p>0.0053558349609375</text:p>
          </table:table-cell>
          <table:table-cell office:value-type="float" office:value="-1.00502014160156" calcext:value-type="float">
            <text:p>-1.00502014160156</text:p>
          </table:table-cell>
          <table:table-cell table:number-columns-repeated="16"/>
        </table:table-row>
        <table:table-row table:style-name="ro2">
          <table:table-cell office:value-type="float" office:value="1419950945.18883" calcext:value-type="float">
            <text:p>1419950945.18883</text:p>
          </table:table-cell>
          <table:table-cell office:value-type="string" calcext:value-type="string">
            <text:p>Gyro</text:p>
          </table:table-cell>
          <table:table-cell office:value-type="float" office:value="-0.01515897924084" calcext:value-type="float">
            <text:p>-0.01515897924084</text:p>
          </table:table-cell>
          <table:table-cell office:value-type="float" office:value="-0.0153765595018995" calcext:value-type="float">
            <text:p>-0.0153765595018995</text:p>
          </table:table-cell>
          <table:table-cell office:value-type="float" office:value="0.0149541821530129" calcext:value-type="float">
            <text:p>0.0149541821530129</text:p>
          </table:table-cell>
          <table:table-cell table:number-columns-repeated="16"/>
        </table:table-row>
        <table:table-row table:style-name="ro2">
          <table:table-cell office:value-type="float" office:value="1419950945.18938" calcext:value-type="float">
            <text:p>1419950945.18938</text:p>
          </table:table-cell>
          <table:table-cell office:value-type="string" calcext:value-type="string">
            <text:p>Gyro</text:p>
          </table:table-cell>
          <table:table-cell office:value-type="float" office:value="-0.00623153063467641" calcext:value-type="float">
            <text:p>-0.00623153063467641</text:p>
          </table:table-cell>
          <table:table-cell office:value-type="float" office:value="-0.0225676270773315" calcext:value-type="float">
            <text:p>-0.0225676270773315</text:p>
          </table:table-cell>
          <table:table-cell office:value-type="float" office:value="0.00992586769883433" calcext:value-type="float">
            <text:p>0.00992586769883433</text:p>
          </table:table-cell>
          <table:table-cell table:number-columns-repeated="16"/>
        </table:table-row>
        <table:table-row table:style-name="ro2">
          <table:table-cell office:value-type="float" office:value="1419950945.19077" calcext:value-type="float">
            <text:p>1419950945.19077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18915" calcext:value-type="float">
            <text:p>1419950945.18915</text:p>
          </table:table-cell>
          <table:table-cell office:value-type="string" calcext:value-type="string">
            <text:p>Motion</text:p>
          </table:table-cell>
          <table:table-cell office:value-type="float" office:value="-0.00517373811453581" calcext:value-type="float">
            <text:p>-0.00517373811453581</text:p>
          </table:table-cell>
          <table:table-cell office:value-type="float" office:value="0.0059901881031692" calcext:value-type="float">
            <text:p>0.0059901881031692</text:p>
          </table:table-cell>
          <table:table-cell office:value-type="float" office:value="-0.00923026725649834" calcext:value-type="float">
            <text:p>-0.00923026725649834</text:p>
          </table:table-cell>
          <table:table-cell office:value-type="float" office:value="0.00296128332706025" calcext:value-type="float">
            <text:p>0.00296128332706025</text:p>
          </table:table-cell>
          <table:table-cell office:value-type="float" office:value="-0.00289757539462701" calcext:value-type="float">
            <text:p>-0.00289757539462701</text:p>
          </table:table-cell>
          <table:table-cell office:value-type="float" office:value="-0.00486444984919682" calcext:value-type="float">
            <text:p>-0.00486444984919682</text:p>
          </table:table-cell>
          <table:table-cell office:value-type="float" office:value="-0.00517373811453581" calcext:value-type="float">
            <text:p>-0.00517373811453581</text:p>
          </table:table-cell>
          <table:table-cell office:value-type="float" office:value="0.0059901881031692" calcext:value-type="float">
            <text:p>0.0059901881031692</text:p>
          </table:table-cell>
          <table:table-cell office:value-type="float" office:value="-0.00923026725649834" calcext:value-type="float">
            <text:p>-0.00923026725649834</text:p>
          </table:table-cell>
          <table:table-cell office:value-type="float" office:value="0.00296126655302942" calcext:value-type="float">
            <text:p>0.00296126655302942</text:p>
          </table:table-cell>
          <table:table-cell office:value-type="float" office:value="0.00289757130667567" calcext:value-type="float">
            <text:p>0.00289757130667567</text:p>
          </table:table-cell>
          <table:table-cell office:value-type="float" office:value="-0.999991416931152" calcext:value-type="float">
            <text:p>-0.999991416931152</text:p>
          </table:table-cell>
          <table:table-cell office:value-type="float" office:value="0.000334631855366752" calcext:value-type="float">
            <text:p>0.000334631855366752</text:p>
          </table:table-cell>
          <table:table-cell office:value-type="float" office:value="0.00529639841988683" calcext:value-type="float">
            <text:p>0.00529639841988683</text:p>
          </table:table-cell>
          <table:table-cell office:value-type="float" office:value="-0.00498294783756137" calcext:value-type="float">
            <text:p>-0.004982947837561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0104" calcext:value-type="float">
            <text:p>1419950945.20104</text:p>
          </table:table-cell>
          <table:table-cell office:value-type="string" calcext:value-type="string">
            <text:p>Acceleration</text:p>
          </table:table-cell>
          <table:table-cell office:value-type="float" office:value="0.0050506591796875" calcext:value-type="float">
            <text:p>0.0050506591796875</text:p>
          </table:table-cell>
          <table:table-cell office:value-type="float" office:value="0.005279541015625" calcext:value-type="float">
            <text:p>0.005279541015625</text:p>
          </table:table-cell>
          <table:table-cell office:value-type="float" office:value="-1.00238037109375" calcext:value-type="float">
            <text:p>-1.00238037109375</text:p>
          </table:table-cell>
          <table:table-cell table:number-columns-repeated="16"/>
        </table:table-row>
        <table:table-row table:style-name="ro2">
          <table:table-cell office:value-type="float" office:value="1419950945.2012" calcext:value-type="float">
            <text:p>1419950945.2012</text:p>
          </table:table-cell>
          <table:table-cell office:value-type="string" calcext:value-type="string">
            <text:p>Acceleration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0048370361328125" calcext:value-type="float">
            <text:p>0.0048370361328125</text:p>
          </table:table-cell>
          <table:table-cell office:value-type="float" office:value="-1.00357055664063" calcext:value-type="float">
            <text:p>-1.00357055664063</text:p>
          </table:table-cell>
          <table:table-cell table:number-columns-repeated="16"/>
        </table:table-row>
        <table:table-row table:style-name="ro2">
          <table:table-cell office:value-type="float" office:value="1419950945.20461" calcext:value-type="float">
            <text:p>1419950945.20461</text:p>
          </table:table-cell>
          <table:table-cell office:value-type="string" calcext:value-type="string">
            <text:p>Gyro</text:p>
          </table:table-cell>
          <table:table-cell office:value-type="float" office:value="-0.0100398509934897" calcext:value-type="float">
            <text:p>-0.0100398509934897</text:p>
          </table:table-cell>
          <table:table-cell office:value-type="float" office:value="-0.0213779930183931" calcext:value-type="float">
            <text:p>-0.0213779930183931</text:p>
          </table:table-cell>
          <table:table-cell office:value-type="float" office:value="0.0136566900699263" calcext:value-type="float">
            <text:p>0.0136566900699263</text:p>
          </table:table-cell>
          <table:table-cell table:number-columns-repeated="16"/>
        </table:table-row>
        <table:table-row table:style-name="ro2">
          <table:table-cell office:value-type="float" office:value="1419950945.20442" calcext:value-type="float">
            <text:p>1419950945.20442</text:p>
          </table:table-cell>
          <table:table-cell office:value-type="string" calcext:value-type="string">
            <text:p>Motion</text:p>
          </table:table-cell>
          <table:table-cell office:value-type="float" office:value="-0.00643532443791628" calcext:value-type="float">
            <text:p>-0.00643532443791628</text:p>
          </table:table-cell>
          <table:table-cell office:value-type="float" office:value="0.0125246122479439" calcext:value-type="float">
            <text:p>0.0125246122479439</text:p>
          </table:table-cell>
          <table:table-cell office:value-type="float" office:value="-0.00200663600116968" calcext:value-type="float">
            <text:p>-0.00200663600116968</text:p>
          </table:table-cell>
          <table:table-cell office:value-type="float" office:value="0.00311180331368212" calcext:value-type="float">
            <text:p>0.00311180331368212</text:p>
          </table:table-cell>
          <table:table-cell office:value-type="float" office:value="-0.00300980880888753" calcext:value-type="float">
            <text:p>-0.00300980880888753</text:p>
          </table:table-cell>
          <table:table-cell office:value-type="float" office:value="-0.00489830293973003" calcext:value-type="float">
            <text:p>-0.00489830293973003</text:p>
          </table:table-cell>
          <table:table-cell office:value-type="float" office:value="-0.00643532443791628" calcext:value-type="float">
            <text:p>-0.00643532443791628</text:p>
          </table:table-cell>
          <table:table-cell office:value-type="float" office:value="0.0125246122479439" calcext:value-type="float">
            <text:p>0.0125246122479439</text:p>
          </table:table-cell>
          <table:table-cell office:value-type="float" office:value="-0.00200663600116968" calcext:value-type="float">
            <text:p>-0.00200663600116968</text:p>
          </table:table-cell>
          <table:table-cell office:value-type="float" office:value="0.00311178411357105" calcext:value-type="float">
            <text:p>0.00311178411357105</text:p>
          </table:table-cell>
          <table:table-cell office:value-type="float" office:value="0.00300980429165065" calcext:value-type="float">
            <text:p>0.00300980429165065</text:p>
          </table:table-cell>
          <table:table-cell office:value-type="float" office:value="-0.99999064207077" calcext:value-type="float">
            <text:p>-0.99999064207077</text:p>
          </table:table-cell>
          <table:table-cell office:value-type="float" office:value="-0.000472013693070039" calcext:value-type="float">
            <text:p>-0.000472013693070039</text:p>
          </table:table-cell>
          <table:table-cell office:value-type="float" office:value="0.00234603066928685" calcext:value-type="float">
            <text:p>0.00234603066928685</text:p>
          </table:table-cell>
          <table:table-cell office:value-type="float" office:value="-0.00502951256930828" calcext:value-type="float">
            <text:p>-0.005029512569308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0502" calcext:value-type="float">
            <text:p>1419950945.20502</text:p>
          </table:table-cell>
          <table:table-cell office:value-type="string" calcext:value-type="string">
            <text:p>Motion</text:p>
          </table:table-cell>
          <table:table-cell office:value-type="float" office:value="0.00249009858816862" calcext:value-type="float">
            <text:p>0.00249009858816862</text:p>
          </table:table-cell>
          <table:table-cell office:value-type="float" office:value="0.00533519918099046" calcext:value-type="float">
            <text:p>0.00533519918099046</text:p>
          </table:table-cell>
          <table:table-cell office:value-type="float" office:value="-0.00703490665182471" calcext:value-type="float">
            <text:p>-0.00703490665182471</text:p>
          </table:table-cell>
          <table:table-cell office:value-type="float" office:value="0.00321460588930951" calcext:value-type="float">
            <text:p>0.00321460588930951</text:p>
          </table:table-cell>
          <table:table-cell office:value-type="float" office:value="-0.0030761669655748" calcext:value-type="float">
            <text:p>-0.0030761669655748</text:p>
          </table:table-cell>
          <table:table-cell office:value-type="float" office:value="-0.00497216243771624" calcext:value-type="float">
            <text:p>-0.00497216243771624</text:p>
          </table:table-cell>
          <table:table-cell office:value-type="float" office:value="0.00249009858816862" calcext:value-type="float">
            <text:p>0.00249009858816862</text:p>
          </table:table-cell>
          <table:table-cell office:value-type="float" office:value="0.00533519918099046" calcext:value-type="float">
            <text:p>0.00533519918099046</text:p>
          </table:table-cell>
          <table:table-cell office:value-type="float" office:value="-0.00703490665182471" calcext:value-type="float">
            <text:p>-0.00703490665182471</text:p>
          </table:table-cell>
          <table:table-cell office:value-type="float" office:value="0.00321458512917161" calcext:value-type="float">
            <text:p>0.00321458512917161</text:p>
          </table:table-cell>
          <table:table-cell office:value-type="float" office:value="0.00307616218924522" calcext:value-type="float">
            <text:p>0.00307616218924522</text:p>
          </table:table-cell>
          <table:table-cell office:value-type="float" office:value="-0.999990105628967" calcext:value-type="float">
            <text:p>-0.999990105628967</text:p>
          </table:table-cell>
          <table:table-cell office:value-type="float" office:value="0.00183607405051589" calcext:value-type="float">
            <text:p>0.00183607405051589</text:p>
          </table:table-cell>
          <table:table-cell office:value-type="float" office:value="0.00220337882637978" calcext:value-type="float">
            <text:p>0.00220337882637978</text:p>
          </table:table-cell>
          <table:table-cell office:value-type="float" office:value="-0.00239026942290366" calcext:value-type="float">
            <text:p>-0.002390269422903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1636" calcext:value-type="float">
            <text:p>1419950945.21636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8.109420776367" calcext:value-type="float">
            <text:p>228.109420776367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22059" calcext:value-type="float">
            <text:p>1419950945.22059</text:p>
          </table:table-cell>
          <table:table-cell office:value-type="string" calcext:value-type="string">
            <text:p>Gyro</text:p>
          </table:table-cell>
          <table:table-cell office:value-type="float" office:value="-0.0023323964826914" calcext:value-type="float">
            <text:p>-0.0023323964826914</text:p>
          </table:table-cell>
          <table:table-cell office:value-type="float" office:value="-0.0251817860033533" calcext:value-type="float">
            <text:p>-0.0251817860033533</text:p>
          </table:table-cell>
          <table:table-cell office:value-type="float" office:value="0.0184328031688744" calcext:value-type="float">
            <text:p>0.0184328031688744</text:p>
          </table:table-cell>
          <table:table-cell table:number-columns-repeated="16"/>
        </table:table-row>
        <table:table-row table:style-name="ro2">
          <table:table-cell office:value-type="float" office:value="1419950945.22129" calcext:value-type="float">
            <text:p>1419950945.22129</text:p>
          </table:table-cell>
          <table:table-cell office:value-type="string" calcext:value-type="string">
            <text:p>Gyro</text:p>
          </table:table-cell>
          <table:table-cell office:value-type="float" office:value="0.00276542647593828" calcext:value-type="float">
            <text:p>0.00276542647593828</text:p>
          </table:table-cell>
          <table:table-cell office:value-type="float" office:value="-0.0252608818877286" calcext:value-type="float">
            <text:p>-0.0252608818877286</text:p>
          </table:table-cell>
          <table:table-cell office:value-type="float" office:value="0.0171262563380816" calcext:value-type="float">
            <text:p>0.0171262563380816</text:p>
          </table:table-cell>
          <table:table-cell table:number-columns-repeated="16"/>
        </table:table-row>
        <table:table-row table:style-name="ro2">
          <table:table-cell office:value-type="float" office:value="1419950945.22157" calcext:value-type="float">
            <text:p>1419950945.22157</text:p>
          </table:table-cell>
          <table:table-cell office:value-type="string" calcext:value-type="string">
            <text:p>Acceleration</text:p>
          </table:table-cell>
          <table:table-cell office:value-type="float" office:value="0.002899169921875" calcext:value-type="float">
            <text:p>0.002899169921875</text:p>
          </table:table-cell>
          <table:table-cell office:value-type="float" office:value="0.0062408447265625" calcext:value-type="float">
            <text:p>0.0062408447265625</text:p>
          </table:table-cell>
          <table:table-cell office:value-type="float" office:value="-1.00140380859375" calcext:value-type="float">
            <text:p>-1.00140380859375</text:p>
          </table:table-cell>
          <table:table-cell table:number-columns-repeated="16"/>
        </table:table-row>
        <table:table-row table:style-name="ro2">
          <table:table-cell office:value-type="float" office:value="1419950945.22182" calcext:value-type="float">
            <text:p>1419950945.22182</text:p>
          </table:table-cell>
          <table:table-cell office:value-type="string" calcext:value-type="string">
            <text:p>Acceleration</text:p>
          </table:table-cell>
          <table:table-cell office:value-type="float" office:value="0.00408935546875" calcext:value-type="float">
            <text:p>0.00408935546875</text:p>
          </table:table-cell>
          <table:table-cell office:value-type="float" office:value="0.0048370361328125" calcext:value-type="float">
            <text:p>0.0048370361328125</text:p>
          </table:table-cell>
          <table:table-cell office:value-type="float" office:value="-1.0057373046875" calcext:value-type="float">
            <text:p>-1.0057373046875</text:p>
          </table:table-cell>
          <table:table-cell table:number-columns-repeated="16"/>
        </table:table-row>
        <table:table-row table:style-name="ro2">
          <table:table-cell office:value-type="float" office:value="1419950945.2211" calcext:value-type="float">
            <text:p>1419950945.2211</text:p>
          </table:table-cell>
          <table:table-cell office:value-type="string" calcext:value-type="string">
            <text:p>Motion</text:p>
          </table:table-cell>
          <table:table-cell office:value-type="float" office:value="-0.00131985987536609" calcext:value-type="float">
            <text:p>-0.00131985987536609</text:p>
          </table:table-cell>
          <table:table-cell office:value-type="float" office:value="0.0065240697003901" calcext:value-type="float">
            <text:p>0.0065240697003901</text:p>
          </table:table-cell>
          <table:table-cell office:value-type="float" office:value="-0.00330405635759234" calcext:value-type="float">
            <text:p>-0.00330405635759234</text:p>
          </table:table-cell>
          <table:table-cell office:value-type="float" office:value="0.00322549933425418" calcext:value-type="float">
            <text:p>0.00322549933425418</text:p>
          </table:table-cell>
          <table:table-cell office:value-type="float" office:value="-0.00308655430018649" calcext:value-type="float">
            <text:p>-0.00308655430018649</text:p>
          </table:table-cell>
          <table:table-cell office:value-type="float" office:value="-0.00498838956296569" calcext:value-type="float">
            <text:p>-0.00498838956296569</text:p>
          </table:table-cell>
          <table:table-cell office:value-type="float" office:value="-0.00131985987536609" calcext:value-type="float">
            <text:p>-0.00131985987536609</text:p>
          </table:table-cell>
          <table:table-cell office:value-type="float" office:value="0.0065240697003901" calcext:value-type="float">
            <text:p>0.0065240697003901</text:p>
          </table:table-cell>
          <table:table-cell office:value-type="float" office:value="-0.00330405635759234" calcext:value-type="float">
            <text:p>-0.00330405635759234</text:p>
          </table:table-cell>
          <table:table-cell office:value-type="float" office:value="0.0032254783436656" calcext:value-type="float">
            <text:p>0.0032254783436656</text:p>
          </table:table-cell>
          <table:table-cell office:value-type="float" office:value="0.00308654946275055" calcext:value-type="float">
            <text:p>0.00308654946275055</text:p>
          </table:table-cell>
          <table:table-cell office:value-type="float" office:value="-0.999990046024322" calcext:value-type="float">
            <text:p>-0.999990046024322</text:p>
          </table:table-cell>
          <table:table-cell office:value-type="float" office:value="-0.000784072151873261" calcext:value-type="float">
            <text:p>-0.000784072151873261</text:p>
          </table:table-cell>
          <table:table-cell office:value-type="float" office:value="0.00175048678647727" calcext:value-type="float">
            <text:p>0.00175048678647727</text:p>
          </table:table-cell>
          <table:table-cell office:value-type="float" office:value="-0.00358052202500403" calcext:value-type="float">
            <text:p>-0.0035805220250040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366" calcext:value-type="float">
            <text:p>1419950945.2366</text:p>
          </table:table-cell>
          <table:table-cell office:value-type="string" calcext:value-type="string">
            <text:p>Gyro</text:p>
          </table:table-cell>
          <table:table-cell office:value-type="float" office:value="0.00400246480228009" calcext:value-type="float">
            <text:p>0.00400246480228009</text:p>
          </table:table-cell>
          <table:table-cell office:value-type="float" office:value="-0.0310412730337456" calcext:value-type="float">
            <text:p>-0.0310412730337456</text:p>
          </table:table-cell>
          <table:table-cell office:value-type="float" office:value="0.00854927973137237" calcext:value-type="float">
            <text:p>0.00854927973137237</text:p>
          </table:table-cell>
          <table:table-cell table:number-columns-repeated="16"/>
        </table:table-row>
        <table:table-row table:style-name="ro2">
          <table:table-cell office:value-type="float" office:value="1419950945.23657" calcext:value-type="float">
            <text:p>1419950945.23657</text:p>
          </table:table-cell>
          <table:table-cell office:value-type="string" calcext:value-type="string">
            <text:p>Motion</text:p>
          </table:table-cell>
          <table:table-cell office:value-type="float" office:value="0.00638464326038957" calcext:value-type="float">
            <text:p>0.00638464326038957</text:p>
          </table:table-cell>
          <table:table-cell office:value-type="float" office:value="0.00271989987231791" calcext:value-type="float">
            <text:p>0.00271989987231791</text:p>
          </table:table-cell>
          <table:table-cell office:value-type="float" office:value="0.00147208536509424" calcext:value-type="float">
            <text:p>0.00147208536509424</text:p>
          </table:table-cell>
          <table:table-cell office:value-type="float" office:value="0.00325514062755412" calcext:value-type="float">
            <text:p>0.00325514062755412</text:p>
          </table:table-cell>
          <table:table-cell office:value-type="float" office:value="-0.00306711630970487" calcext:value-type="float">
            <text:p>-0.00306711630970487</text:p>
          </table:table-cell>
          <table:table-cell office:value-type="float" office:value="-0.00500566841495654" calcext:value-type="float">
            <text:p>-0.00500566841495654</text:p>
          </table:table-cell>
          <table:table-cell office:value-type="float" office:value="0.00638464326038957" calcext:value-type="float">
            <text:p>0.00638464326038957</text:p>
          </table:table-cell>
          <table:table-cell office:value-type="float" office:value="0.00271989987231791" calcext:value-type="float">
            <text:p>0.00271989987231791</text:p>
          </table:table-cell>
          <table:table-cell office:value-type="float" office:value="0.00147208536509424" calcext:value-type="float">
            <text:p>0.00147208536509424</text:p>
          </table:table-cell>
          <table:table-cell office:value-type="float" office:value="0.00325511954724789" calcext:value-type="float">
            <text:p>0.00325511954724789</text:p>
          </table:table-cell>
          <table:table-cell office:value-type="float" office:value="0.00306711159646511" calcext:value-type="float">
            <text:p>0.00306711159646511</text:p>
          </table:table-cell>
          <table:table-cell office:value-type="float" office:value="-0.999989986419678" calcext:value-type="float">
            <text:p>-0.999989986419678</text:p>
          </table:table-cell>
          <table:table-cell office:value-type="float" office:value="-0.000355949654476717" calcext:value-type="float">
            <text:p>-0.000355949654476717</text:p>
          </table:table-cell>
          <table:table-cell office:value-type="float" office:value="0.00317373313009739" calcext:value-type="float">
            <text:p>0.00317373313009739</text:p>
          </table:table-cell>
          <table:table-cell office:value-type="float" office:value="-0.00141381018329412" calcext:value-type="float">
            <text:p>-0.001413810183294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3688" calcext:value-type="float">
            <text:p>1419950945.23688</text:p>
          </table:table-cell>
          <table:table-cell office:value-type="string" calcext:value-type="string">
            <text:p>Motion</text:p>
          </table:table-cell>
          <table:table-cell office:value-type="float" office:value="0.0114807896316052" calcext:value-type="float">
            <text:p>0.0114807896316052</text:p>
          </table:table-cell>
          <table:table-cell office:value-type="float" office:value="0.00264149578288198" calcext:value-type="float">
            <text:p>0.00264149578288198</text:p>
          </table:table-cell>
          <table:table-cell office:value-type="float" office:value="0.000165576537256129" calcext:value-type="float">
            <text:p>0.000165576537256129</text:p>
          </table:table-cell>
          <table:table-cell office:value-type="float" office:value="0.00328481580085935" calcext:value-type="float">
            <text:p>0.00328481580085935</text:p>
          </table:table-cell>
          <table:table-cell office:value-type="float" office:value="-0.002989280018891" calcext:value-type="float">
            <text:p>-0.002989280018891</text:p>
          </table:table-cell>
          <table:table-cell office:value-type="float" office:value="-0.00499746382153525" calcext:value-type="float">
            <text:p>-0.00499746382153525</text:p>
          </table:table-cell>
          <table:table-cell office:value-type="float" office:value="0.0114807896316052" calcext:value-type="float">
            <text:p>0.0114807896316052</text:p>
          </table:table-cell>
          <table:table-cell office:value-type="float" office:value="0.00264149578288198" calcext:value-type="float">
            <text:p>0.00264149578288198</text:p>
          </table:table-cell>
          <table:table-cell office:value-type="float" office:value="0.000165576537256129" calcext:value-type="float">
            <text:p>0.000165576537256129</text:p>
          </table:table-cell>
          <table:table-cell office:value-type="float" office:value="0.00328479520976543" calcext:value-type="float">
            <text:p>0.00328479520976543</text:p>
          </table:table-cell>
          <table:table-cell office:value-type="float" office:value="0.00298927561379969" calcext:value-type="float">
            <text:p>0.00298927561379969</text:p>
          </table:table-cell>
          <table:table-cell office:value-type="float" office:value="-0.999990165233612" calcext:value-type="float">
            <text:p>-0.999990165233612</text:p>
          </table:table-cell>
          <table:table-cell office:value-type="float" office:value="0.000804560258984566" calcext:value-type="float">
            <text:p>0.000804560258984566</text:p>
          </table:table-cell>
          <table:table-cell office:value-type="float" office:value="0.00184776051901281" calcext:value-type="float">
            <text:p>0.00184776051901281</text:p>
          </table:table-cell>
          <table:table-cell office:value-type="float" office:value="-0.00574716739356518" calcext:value-type="float">
            <text:p>-0.0057471673935651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4033" calcext:value-type="float">
            <text:p>1419950945.24033</text:p>
          </table:table-cell>
          <table:table-cell office:value-type="string" calcext:value-type="string">
            <text:p>Acceleration</text:p>
          </table:table-cell>
          <table:table-cell office:value-type="float" office:value="0.005279541015625" calcext:value-type="float">
            <text:p>0.005279541015625</text:p>
          </table:table-cell>
          <table:table-cell office:value-type="float" office:value="0.0057525634765625" calcext:value-type="float">
            <text:p>0.0057525634765625</text:p>
          </table:table-cell>
          <table:table-cell office:value-type="float" office:value="-1.00381469726563" calcext:value-type="float">
            <text:p>-1.00381469726563</text:p>
          </table:table-cell>
          <table:table-cell table:number-columns-repeated="16"/>
        </table:table-row>
        <table:table-row table:style-name="ro2">
          <table:table-cell office:value-type="float" office:value="1419950945.24035" calcext:value-type="float">
            <text:p>1419950945.24035</text:p>
          </table:table-cell>
          <table:table-cell office:value-type="string" calcext:value-type="string">
            <text:p>Acceleration</text:p>
          </table:table-cell>
          <table:table-cell office:value-type="float" office:value="0.0035552978515625" calcext:value-type="float">
            <text:p>0.0035552978515625</text:p>
          </table:table-cell>
          <table:table-cell office:value-type="float" office:value="0.00811767578125" calcext:value-type="float">
            <text:p>0.00811767578125</text:p>
          </table:table-cell>
          <table:table-cell office:value-type="float" office:value="-1.00065612792969" calcext:value-type="float">
            <text:p>-1.00065612792969</text:p>
          </table:table-cell>
          <table:table-cell table:number-columns-repeated="16"/>
        </table:table-row>
        <table:table-row table:style-name="ro2">
          <table:table-cell office:value-type="float" office:value="1419950945.24239" calcext:value-type="float">
            <text:p>1419950945.24239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5.25256" calcext:value-type="float">
            <text:p>1419950945.25256</text:p>
          </table:table-cell>
          <table:table-cell office:value-type="string" calcext:value-type="string">
            <text:p>Gyro</text:p>
          </table:table-cell>
          <table:table-cell office:value-type="float" office:value="0.00146234175456251" calcext:value-type="float">
            <text:p>0.00146234175456251</text:p>
          </table:table-cell>
          <table:table-cell office:value-type="float" office:value="-0.0275080572155375" calcext:value-type="float">
            <text:p>-0.0275080572155375</text:p>
          </table:table-cell>
          <table:table-cell office:value-type="float" office:value="0.0122561336526537" calcext:value-type="float">
            <text:p>0.0122561336526537</text:p>
          </table:table-cell>
          <table:table-cell table:number-columns-repeated="16"/>
        </table:table-row>
        <table:table-row table:style-name="ro2">
          <table:table-cell office:value-type="float" office:value="1419950945.2529" calcext:value-type="float">
            <text:p>1419950945.2529</text:p>
          </table:table-cell>
          <table:table-cell office:value-type="string" calcext:value-type="string">
            <text:p>Gyro</text:p>
          </table:table-cell>
          <table:table-cell office:value-type="float" office:value="0.00274358855499963" calcext:value-type="float">
            <text:p>0.00274358855499963</text:p>
          </table:table-cell>
          <table:table-cell office:value-type="float" office:value="-0.0263735505911637" calcext:value-type="float">
            <text:p>-0.0263735505911637</text:p>
          </table:table-cell>
          <table:table-cell office:value-type="float" office:value="0.0134569529881704" calcext:value-type="float">
            <text:p>0.0134569529881704</text:p>
          </table:table-cell>
          <table:table-cell table:number-columns-repeated="16"/>
        </table:table-row>
        <table:table-row table:style-name="ro2">
          <table:table-cell office:value-type="float" office:value="1419950945.25258" calcext:value-type="float">
            <text:p>1419950945.25258</text:p>
          </table:table-cell>
          <table:table-cell office:value-type="string" calcext:value-type="string">
            <text:p>Motion</text:p>
          </table:table-cell>
          <table:table-cell office:value-type="float" office:value="0.0127151906490326" calcext:value-type="float">
            <text:p>0.0127151906490326</text:p>
          </table:table-cell>
          <table:table-cell office:value-type="float" office:value="-0.00313710793852806" calcext:value-type="float">
            <text:p>-0.00313710793852806</text:p>
          </table:table-cell>
          <table:table-cell office:value-type="float" office:value="-0.0084113571792841" calcext:value-type="float">
            <text:p>-0.0084113571792841</text:p>
          </table:table-cell>
          <table:table-cell office:value-type="float" office:value="0.00330354691379407" calcext:value-type="float">
            <text:p>0.00330354691379407</text:p>
          </table:table-cell>
          <table:table-cell office:value-type="float" office:value="-0.00290243904748885" calcext:value-type="float">
            <text:p>-0.00290243904748885</text:p>
          </table:table-cell>
          <table:table-cell office:value-type="float" office:value="-0.00504831692965759" calcext:value-type="float">
            <text:p>-0.00504831692965759</text:p>
          </table:table-cell>
          <table:table-cell office:value-type="float" office:value="0.0127151906490326" calcext:value-type="float">
            <text:p>0.0127151906490326</text:p>
          </table:table-cell>
          <table:table-cell office:value-type="float" office:value="-0.00313710793852806" calcext:value-type="float">
            <text:p>-0.00313710793852806</text:p>
          </table:table-cell>
          <table:table-cell office:value-type="float" office:value="-0.0084113571792841" calcext:value-type="float">
            <text:p>-0.0084113571792841</text:p>
          </table:table-cell>
          <table:table-cell office:value-type="float" office:value="0.00330352690070868" calcext:value-type="float">
            <text:p>0.00330352690070868</text:p>
          </table:table-cell>
          <table:table-cell office:value-type="float" office:value="0.00290243490599096" calcext:value-type="float">
            <text:p>0.00290243490599096</text:p>
          </table:table-cell>
          <table:table-cell office:value-type="float" office:value="-0.999990344047546" calcext:value-type="float">
            <text:p>-0.999990344047546</text:p>
          </table:table-cell>
          <table:table-cell office:value-type="float" office:value="0.00197601411491633" calcext:value-type="float">
            <text:p>0.00197601411491633</text:p>
          </table:table-cell>
          <table:table-cell office:value-type="float" office:value="0.00285012857057154" calcext:value-type="float">
            <text:p>0.00285012857057154</text:p>
          </table:table-cell>
          <table:table-cell office:value-type="float" office:value="-0.00382436602376401" calcext:value-type="float">
            <text:p>-0.0038243660237640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598" calcext:value-type="float">
            <text:p>1419950945.2598</text:p>
          </table:table-cell>
          <table:table-cell office:value-type="string" calcext:value-type="string">
            <text:p>Acceleration</text:p>
          </table:table-cell>
          <table:table-cell office:value-type="float" office:value="0.0014190673828125" calcext:value-type="float">
            <text:p>0.0014190673828125</text:p>
          </table:table-cell>
          <table:table-cell office:value-type="float" office:value="0.0079345703125" calcext:value-type="float">
            <text:p>0.0079345703125</text:p>
          </table:table-cell>
          <table:table-cell office:value-type="float" office:value="-1.00233459472656" calcext:value-type="float">
            <text:p>-1.00233459472656</text:p>
          </table:table-cell>
          <table:table-cell table:number-columns-repeated="16"/>
        </table:table-row>
        <table:table-row table:style-name="ro2">
          <table:table-cell office:value-type="float" office:value="1419950945.25978" calcext:value-type="float">
            <text:p>1419950945.25978</text:p>
          </table:table-cell>
          <table:table-cell office:value-type="string" calcext:value-type="string">
            <text:p>Acceleration</text:p>
          </table:table-cell>
          <table:table-cell office:value-type="float" office:value="0.0033416748046875" calcext:value-type="float">
            <text:p>0.0033416748046875</text:p>
          </table:table-cell>
          <table:table-cell office:value-type="float" office:value="0.007171630859375" calcext:value-type="float">
            <text:p>0.007171630859375</text:p>
          </table:table-cell>
          <table:table-cell office:value-type="float" office:value="-1.00163269042969" calcext:value-type="float">
            <text:p>-1.00163269042969</text:p>
          </table:table-cell>
          <table:table-cell table:number-columns-repeated="16"/>
        </table:table-row>
        <table:table-row table:style-name="ro2">
          <table:table-cell office:value-type="float" office:value="1419950945.26885" calcext:value-type="float">
            <text:p>1419950945.26885</text:p>
          </table:table-cell>
          <table:table-cell office:value-type="string" calcext:value-type="string">
            <text:p>Gyro</text:p>
          </table:table-cell>
          <table:table-cell office:value-type="float" office:value="-0.00231082487786175" calcext:value-type="float">
            <text:p>-0.00231082487786175</text:p>
          </table:table-cell>
          <table:table-cell office:value-type="float" office:value="-0.0311041236354714" calcext:value-type="float">
            <text:p>-0.0311041236354714</text:p>
          </table:table-cell>
          <table:table-cell office:value-type="float" office:value="0.0184415916004717" calcext:value-type="float">
            <text:p>0.0184415916004717</text:p>
          </table:table-cell>
          <table:table-cell table:number-columns-repeated="16"/>
        </table:table-row>
        <table:table-row table:style-name="ro2">
          <table:table-cell office:value-type="float" office:value="1419950945.2688" calcext:value-type="float">
            <text:p>1419950945.2688</text:p>
          </table:table-cell>
          <table:table-cell office:value-type="string" calcext:value-type="string">
            <text:p>Motion</text:p>
          </table:table-cell>
          <table:table-cell office:value-type="float" office:value="0.0101702213287354" calcext:value-type="float">
            <text:p>0.0101702213287354</text:p>
          </table:table-cell>
          <table:table-cell office:value-type="float" office:value="0.000396315561374649" calcext:value-type="float">
            <text:p>0.000396315561374649</text:p>
          </table:table-cell>
          <table:table-cell office:value-type="float" office:value="-0.00470449402928352" calcext:value-type="float">
            <text:p>-0.00470449402928352</text:p>
          </table:table-cell>
          <table:table-cell office:value-type="float" office:value="0.00329945704541326" calcext:value-type="float">
            <text:p>0.00329945704541326</text:p>
          </table:table-cell>
          <table:table-cell office:value-type="float" office:value="-0.0028767079844817" calcext:value-type="float">
            <text:p>-0.0028767079844817</text:p>
          </table:table-cell>
          <table:table-cell office:value-type="float" office:value="-0.00511841192880256" calcext:value-type="float">
            <text:p>-0.00511841192880256</text:p>
          </table:table-cell>
          <table:table-cell office:value-type="float" office:value="0.0101702213287354" calcext:value-type="float">
            <text:p>0.0101702213287354</text:p>
          </table:table-cell>
          <table:table-cell office:value-type="float" office:value="0.000396315561374649" calcext:value-type="float">
            <text:p>0.000396315561374649</text:p>
          </table:table-cell>
          <table:table-cell office:value-type="float" office:value="-0.00470449402928352" calcext:value-type="float">
            <text:p>-0.00470449402928352</text:p>
          </table:table-cell>
          <table:table-cell office:value-type="float" office:value="0.00329943746328354" calcext:value-type="float">
            <text:p>0.00329943746328354</text:p>
          </table:table-cell>
          <table:table-cell office:value-type="float" office:value="0.00287670409306884" calcext:value-type="float">
            <text:p>0.00287670409306884</text:p>
          </table:table-cell>
          <table:table-cell office:value-type="float" office:value="-0.999990403652191" calcext:value-type="float">
            <text:p>-0.999990403652191</text:p>
          </table:table-cell>
          <table:table-cell office:value-type="float" office:value="0.000255860446486622" calcext:value-type="float">
            <text:p>0.000255860446486622</text:p>
          </table:table-cell>
          <table:table-cell office:value-type="float" office:value="0.00524097168818116" calcext:value-type="float">
            <text:p>0.00524097168818116</text:p>
          </table:table-cell>
          <table:table-cell office:value-type="float" office:value="-0.000665708852466196" calcext:value-type="float">
            <text:p>-0.0006657088524661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6916" calcext:value-type="float">
            <text:p>1419950945.26916</text:p>
          </table:table-cell>
          <table:table-cell office:value-type="string" calcext:value-type="string">
            <text:p>Motion</text:p>
          </table:table-cell>
          <table:table-cell office:value-type="float" office:value="0.0114474445581436" calcext:value-type="float">
            <text:p>0.0114474445581436</text:p>
          </table:table-cell>
          <table:table-cell office:value-type="float" office:value="0.00153080408927053" calcext:value-type="float">
            <text:p>0.00153080408927053</text:p>
          </table:table-cell>
          <table:table-cell office:value-type="float" office:value="-0.00350364716723561" calcext:value-type="float">
            <text:p>-0.00350364716723561</text:p>
          </table:table-cell>
          <table:table-cell office:value-type="float" office:value="0.00330981345156017" calcext:value-type="float">
            <text:p>0.00330981345156017</text:p>
          </table:table-cell>
          <table:table-cell office:value-type="float" office:value="-0.00284151647833177" calcext:value-type="float">
            <text:p>-0.00284151647833177</text:p>
          </table:table-cell>
          <table:table-cell office:value-type="float" office:value="-0.00512978529516455" calcext:value-type="float">
            <text:p>-0.00512978529516455</text:p>
          </table:table-cell>
          <table:table-cell office:value-type="float" office:value="0.0114474445581436" calcext:value-type="float">
            <text:p>0.0114474445581436</text:p>
          </table:table-cell>
          <table:table-cell office:value-type="float" office:value="0.00153080408927053" calcext:value-type="float">
            <text:p>0.00153080408927053</text:p>
          </table:table-cell>
          <table:table-cell office:value-type="float" office:value="-0.00350364716723561" calcext:value-type="float">
            <text:p>-0.00350364716723561</text:p>
          </table:table-cell>
          <table:table-cell office:value-type="float" office:value="0.00330979400314391" calcext:value-type="float">
            <text:p>0.00330979400314391</text:p>
          </table:table-cell>
          <table:table-cell office:value-type="float" office:value="0.00284151267260313" calcext:value-type="float">
            <text:p>0.00284151267260313</text:p>
          </table:table-cell>
          <table:table-cell office:value-type="float" office:value="-0.999990463256836" calcext:value-type="float">
            <text:p>-0.999990463256836</text:p>
          </table:table-cell>
          <table:table-cell office:value-type="float" office:value="0.0000318807578878477" calcext:value-type="float">
            <text:p>3.18807578878477E-005</text:p>
          </table:table-cell>
          <table:table-cell office:value-type="float" office:value="0.00433011818677187" calcext:value-type="float">
            <text:p>0.00433011818677187</text:p>
          </table:table-cell>
          <table:table-cell office:value-type="float" office:value="-0.00164220493752509" calcext:value-type="float">
            <text:p>-0.001642204937525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6977" calcext:value-type="float">
            <text:p>1419950945.26977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109420776367" calcext:value-type="float">
            <text:p>228.109420776367</text:p>
          </table:table-cell>
          <table:table-cell office:value-type="float" office:value="143.746856689453" calcext:value-type="float">
            <text:p>143.746856689453</text:p>
          </table:table-cell>
          <table:table-cell table:number-columns-repeated="16"/>
        </table:table-row>
        <table:table-row table:style-name="ro2">
          <table:table-cell office:value-type="float" office:value="1419950945.27932" calcext:value-type="float">
            <text:p>1419950945.27932</text:p>
          </table:table-cell>
          <table:table-cell office:value-type="string" calcext:value-type="string">
            <text:p>Acceleration</text:p>
          </table:table-cell>
          <table:table-cell office:value-type="float" office:value="0.002471923828125" calcext:value-type="float">
            <text:p>0.002471923828125</text:p>
          </table:table-cell>
          <table:table-cell office:value-type="float" office:value="0.004150390625" calcext:value-type="float">
            <text:p>0.004150390625</text:p>
          </table:table-cell>
          <table:table-cell office:value-type="float" office:value="-1.00431823730469" calcext:value-type="float">
            <text:p>-1.00431823730469</text:p>
          </table:table-cell>
          <table:table-cell table:number-columns-repeated="16"/>
        </table:table-row>
        <table:table-row table:style-name="ro2">
          <table:table-cell office:value-type="float" office:value="1419950945.27929" calcext:value-type="float">
            <text:p>1419950945.27929</text:p>
          </table:table-cell>
          <table:table-cell office:value-type="string" calcext:value-type="string">
            <text:p>Acceleration</text:p>
          </table:table-cell>
          <table:table-cell office:value-type="float" office:value="0.0035858154296875" calcext:value-type="float">
            <text:p>0.0035858154296875</text:p>
          </table:table-cell>
          <table:table-cell office:value-type="float" office:value="0.006744384765625" calcext:value-type="float">
            <text:p>0.006744384765625</text:p>
          </table:table-cell>
          <table:table-cell office:value-type="float" office:value="-1.0045166015625" calcext:value-type="float">
            <text:p>-1.0045166015625</text:p>
          </table:table-cell>
          <table:table-cell table:number-columns-repeated="16"/>
        </table:table-row>
        <table:table-row table:style-name="ro2">
          <table:table-cell office:value-type="float" office:value="1419950945.2843" calcext:value-type="float">
            <text:p>1419950945.2843</text:p>
          </table:table-cell>
          <table:table-cell office:value-type="string" calcext:value-type="string">
            <text:p>Gyro</text:p>
          </table:table-cell>
          <table:table-cell office:value-type="float" office:value="-0.00232360805109413" calcext:value-type="float">
            <text:p>-0.00232360805109413</text:p>
          </table:table-cell>
          <table:table-cell office:value-type="float" office:value="-0.025205754453164" calcext:value-type="float">
            <text:p>-0.025205754453164</text:p>
          </table:table-cell>
          <table:table-cell office:value-type="float" office:value="0.0196565256897658" calcext:value-type="float">
            <text:p>0.0196565256897658</text:p>
          </table:table-cell>
          <table:table-cell table:number-columns-repeated="16"/>
        </table:table-row>
        <table:table-row table:style-name="ro2">
          <table:table-cell office:value-type="float" office:value="1419950945.28509" calcext:value-type="float">
            <text:p>1419950945.28509</text:p>
          </table:table-cell>
          <table:table-cell office:value-type="string" calcext:value-type="string">
            <text:p>Gyro</text:p>
          </table:table-cell>
          <table:table-cell office:value-type="float" office:value="-0.00996102142522337" calcext:value-type="float">
            <text:p>-0.00996102142522337</text:p>
          </table:table-cell>
          <table:table-cell office:value-type="float" office:value="-0.0122140557074304" calcext:value-type="float">
            <text:p>-0.0122140557074304</text:p>
          </table:table-cell>
          <table:table-cell office:value-type="float" office:value="0.0295496365071922" calcext:value-type="float">
            <text:p>0.0295496365071922</text:p>
          </table:table-cell>
          <table:table-cell table:number-columns-repeated="16"/>
        </table:table-row>
        <table:table-row table:style-name="ro2">
          <table:table-cell office:value-type="float" office:value="1419950945.28454" calcext:value-type="float">
            <text:p>1419950945.28454</text:p>
          </table:table-cell>
          <table:table-cell office:value-type="string" calcext:value-type="string">
            <text:p>Motion</text:p>
          </table:table-cell>
          <table:table-cell office:value-type="float" office:value="0.00638823257759213" calcext:value-type="float">
            <text:p>0.00638823257759213</text:p>
          </table:table-cell>
          <table:table-cell office:value-type="float" office:value="-0.00320160388946533" calcext:value-type="float">
            <text:p>-0.00320160388946533</text:p>
          </table:table-cell>
          <table:table-cell office:value-type="float" office:value="0.00148100382648408" calcext:value-type="float">
            <text:p>0.00148100382648408</text:p>
          </table:table-cell>
          <table:table-cell office:value-type="float" office:value="0.00325664343890805" calcext:value-type="float">
            <text:p>0.00325664343890805</text:p>
          </table:table-cell>
          <table:table-cell office:value-type="float" office:value="-0.0028474156275211" calcext:value-type="float">
            <text:p>-0.0028474156275211</text:p>
          </table:table-cell>
          <table:table-cell office:value-type="float" office:value="-0.00517324298816522" calcext:value-type="float">
            <text:p>-0.00517324298816522</text:p>
          </table:table-cell>
          <table:table-cell office:value-type="float" office:value="0.00638823257759213" calcext:value-type="float">
            <text:p>0.00638823257759213</text:p>
          </table:table-cell>
          <table:table-cell office:value-type="float" office:value="-0.00320160388946533" calcext:value-type="float">
            <text:p>-0.00320160388946533</text:p>
          </table:table-cell>
          <table:table-cell office:value-type="float" office:value="0.00148100382648408" calcext:value-type="float">
            <text:p>0.00148100382648408</text:p>
          </table:table-cell>
          <table:table-cell office:value-type="float" office:value="0.00325662456452847" calcext:value-type="float">
            <text:p>0.00325662456452847</text:p>
          </table:table-cell>
          <table:table-cell office:value-type="float" office:value="0.00284741166979075" calcext:value-type="float">
            <text:p>0.00284741166979075</text:p>
          </table:table-cell>
          <table:table-cell office:value-type="float" office:value="-0.99999064207077" calcext:value-type="float">
            <text:p>-0.99999064207077</text:p>
          </table:table-cell>
          <table:table-cell office:value-type="float" office:value="-0.00183755706530064" calcext:value-type="float">
            <text:p>-0.00183755706530064</text:p>
          </table:table-cell>
          <table:table-cell office:value-type="float" office:value="0.00508715864270926" calcext:value-type="float">
            <text:p>0.00508715864270926</text:p>
          </table:table-cell>
          <table:table-cell office:value-type="float" office:value="-0.00234395149163902" calcext:value-type="float">
            <text:p>-0.002343951491639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29442" calcext:value-type="float">
            <text:p>1419950945.29442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43.911514282227" calcext:value-type="float">
            <text:p>143.911514282227</text:p>
          </table:table-cell>
          <table:table-cell table:number-columns-repeated="16"/>
        </table:table-row>
        <table:table-row table:style-name="ro2">
          <table:table-cell office:value-type="float" office:value="1419950945.2988" calcext:value-type="float">
            <text:p>1419950945.2988</text:p>
          </table:table-cell>
          <table:table-cell office:value-type="string" calcext:value-type="string">
            <text:p>Acceleration</text:p>
          </table:table-cell>
          <table:table-cell office:value-type="float" office:value="0.003662109375" calcext:value-type="float">
            <text:p>0.003662109375</text:p>
          </table:table-cell>
          <table:table-cell office:value-type="float" office:value="0.004547119140625" calcext:value-type="float">
            <text:p>0.004547119140625</text:p>
          </table:table-cell>
          <table:table-cell office:value-type="float" office:value="-1.00094604492188" calcext:value-type="float">
            <text:p>-1.00094604492188</text:p>
          </table:table-cell>
          <table:table-cell table:number-columns-repeated="16"/>
        </table:table-row>
        <table:table-row table:style-name="ro2">
          <table:table-cell office:value-type="float" office:value="1419950945.29898" calcext:value-type="float">
            <text:p>1419950945.29898</text:p>
          </table:table-cell>
          <table:table-cell office:value-type="string" calcext:value-type="string">
            <text:p>Acceleration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0.007415771484375" calcext:value-type="float">
            <text:p>0.007415771484375</text:p>
          </table:table-cell>
          <table:table-cell office:value-type="float" office:value="-0.99945068359375" calcext:value-type="float">
            <text:p>-0.99945068359375</text:p>
          </table:table-cell>
          <table:table-cell table:number-columns-repeated="16"/>
        </table:table-row>
        <table:table-row table:style-name="ro2">
          <table:table-cell office:value-type="float" office:value="1419950945.30032" calcext:value-type="float">
            <text:p>1419950945.30032</text:p>
          </table:table-cell>
          <table:table-cell office:value-type="string" calcext:value-type="string">
            <text:p>Gyro</text:p>
          </table:table-cell>
          <table:table-cell office:value-type="float" office:value="-0.00489835219298274" calcext:value-type="float">
            <text:p>-0.00489835219298274</text:p>
          </table:table-cell>
          <table:table-cell office:value-type="float" office:value="-0.0192320178120072" calcext:value-type="float">
            <text:p>-0.0192320178120072</text:p>
          </table:table-cell>
          <table:table-cell office:value-type="float" office:value="0.0196887499389558" calcext:value-type="float">
            <text:p>0.0196887499389558</text:p>
          </table:table-cell>
          <table:table-cell table:number-columns-repeated="16"/>
        </table:table-row>
        <table:table-row table:style-name="ro2">
          <table:table-cell office:value-type="float" office:value="1419950945.3003" calcext:value-type="float">
            <text:p>1419950945.3003</text:p>
          </table:table-cell>
          <table:table-cell office:value-type="string" calcext:value-type="string">
            <text:p>Motion</text:p>
          </table:table-cell>
          <table:table-cell office:value-type="float" office:value="0.00637176726013422" calcext:value-type="float">
            <text:p>0.00637176726013422</text:p>
          </table:table-cell>
          <table:table-cell office:value-type="float" office:value="0.00269700842909515" calcext:value-type="float">
            <text:p>0.00269700842909515</text:p>
          </table:table-cell>
          <table:table-cell office:value-type="float" office:value="0.00269596860744059" calcext:value-type="float">
            <text:p>0.00269596860744059</text:p>
          </table:table-cell>
          <table:table-cell office:value-type="float" office:value="0.0033044959569417" calcext:value-type="float">
            <text:p>0.0033044959569417</text:p>
          </table:table-cell>
          <table:table-cell office:value-type="float" office:value="-0.00289345109716234" calcext:value-type="float">
            <text:p>-0.00289345109716234</text:p>
          </table:table-cell>
          <table:table-cell office:value-type="float" office:value="-0.00515035275277888" calcext:value-type="float">
            <text:p>-0.00515035275277888</text:p>
          </table:table-cell>
          <table:table-cell office:value-type="float" office:value="0.00637176726013422" calcext:value-type="float">
            <text:p>0.00637176726013422</text:p>
          </table:table-cell>
          <table:table-cell office:value-type="float" office:value="0.00269700842909515" calcext:value-type="float">
            <text:p>0.00269700842909515</text:p>
          </table:table-cell>
          <table:table-cell office:value-type="float" office:value="0.00269596860744059" calcext:value-type="float">
            <text:p>0.00269596860744059</text:p>
          </table:table-cell>
          <table:table-cell office:value-type="float" office:value="0.00330447615124285" calcext:value-type="float">
            <text:p>0.00330447615124285</text:p>
          </table:table-cell>
          <table:table-cell office:value-type="float" office:value="0.00289344694465399" calcext:value-type="float">
            <text:p>0.00289344694465399</text:p>
          </table:table-cell>
          <table:table-cell office:value-type="float" office:value="-0.999990344047546" calcext:value-type="float">
            <text:p>-0.999990344047546</text:p>
          </table:table-cell>
          <table:table-cell office:value-type="float" office:value="0.000281339307548478" calcext:value-type="float">
            <text:p>0.000281339307548478</text:p>
          </table:table-cell>
          <table:table-cell office:value-type="float" office:value="0.00385093782097101" calcext:value-type="float">
            <text:p>0.00385093782097101</text:p>
          </table:table-cell>
          <table:table-cell office:value-type="float" office:value="-0.00452624727040529" calcext:value-type="float">
            <text:p>-0.004526247270405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0062" calcext:value-type="float">
            <text:p>1419950945.30062</text:p>
          </table:table-cell>
          <table:table-cell office:value-type="string" calcext:value-type="string">
            <text:p>Motion</text:p>
          </table:table-cell>
          <table:table-cell office:value-type="float" office:value="-0.00126684701535851" calcext:value-type="float">
            <text:p>-0.00126684701535851</text:p>
          </table:table-cell>
          <table:table-cell office:value-type="float" office:value="0.0156878456473351" calcext:value-type="float">
            <text:p>0.0156878456473351</text:p>
          </table:table-cell>
          <table:table-cell office:value-type="float" office:value="0.012589106336236" calcext:value-type="float">
            <text:p>0.012589106336236</text:p>
          </table:table-cell>
          <table:table-cell office:value-type="float" office:value="0.00341352731476173" calcext:value-type="float">
            <text:p>0.00341352731476173</text:p>
          </table:table-cell>
          <table:table-cell office:value-type="float" office:value="-0.00290088795135352" calcext:value-type="float">
            <text:p>-0.00290088795135352</text:p>
          </table:table-cell>
          <table:table-cell office:value-type="float" office:value="-0.00506236622958124" calcext:value-type="float">
            <text:p>-0.00506236622958124</text:p>
          </table:table-cell>
          <table:table-cell office:value-type="float" office:value="-0.00126684701535851" calcext:value-type="float">
            <text:p>-0.00126684701535851</text:p>
          </table:table-cell>
          <table:table-cell office:value-type="float" office:value="0.0156878456473351" calcext:value-type="float">
            <text:p>0.0156878456473351</text:p>
          </table:table-cell>
          <table:table-cell office:value-type="float" office:value="0.012589106336236" calcext:value-type="float">
            <text:p>0.012589106336236</text:p>
          </table:table-cell>
          <table:table-cell office:value-type="float" office:value="0.00341350631788373" calcext:value-type="float">
            <text:p>0.00341350631788373</text:p>
          </table:table-cell>
          <table:table-cell office:value-type="float" office:value="0.00290088378824294" calcext:value-type="float">
            <text:p>0.00290088378824294</text:p>
          </table:table-cell>
          <table:table-cell office:value-type="float" office:value="-0.999989986419678" calcext:value-type="float">
            <text:p>-0.999989986419678</text:p>
          </table:table-cell>
          <table:table-cell office:value-type="float" office:value="-0.00094158248975873" calcext:value-type="float">
            <text:p>-0.00094158248975873</text:p>
          </table:table-cell>
          <table:table-cell office:value-type="float" office:value="0.00124950672034174" calcext:value-type="float">
            <text:p>0.00124950672034174</text:p>
          </table:table-cell>
          <table:table-cell office:value-type="float" office:value="-0.00432827090844512" calcext:value-type="float">
            <text:p>-0.004328270908445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1646" calcext:value-type="float">
            <text:p>1419950945.31646</text:p>
          </table:table-cell>
          <table:table-cell office:value-type="string" calcext:value-type="string">
            <text:p>Gyro</text:p>
          </table:table-cell>
          <table:table-cell office:value-type="float" office:value="0.00398542057130358" calcext:value-type="float">
            <text:p>0.00398542057130358</text:p>
          </table:table-cell>
          <table:table-cell office:value-type="float" office:value="-0.0239585961146798" calcext:value-type="float">
            <text:p>-0.0239585961146798</text:p>
          </table:table-cell>
          <table:table-cell office:value-type="float" office:value="0.00976234960790347" calcext:value-type="float">
            <text:p>0.00976234960790347</text:p>
          </table:table-cell>
          <table:table-cell table:number-columns-repeated="16"/>
        </table:table-row>
        <table:table-row table:style-name="ro2">
          <table:table-cell office:value-type="float" office:value="1419950945.31688" calcext:value-type="float">
            <text:p>1419950945.31688</text:p>
          </table:table-cell>
          <table:table-cell office:value-type="string" calcext:value-type="string">
            <text:p>Gyro</text:p>
          </table:table-cell>
          <table:table-cell office:value-type="float" office:value="-0.00105594337221642" calcext:value-type="float">
            <text:p>-0.00105594337221642</text:p>
          </table:table-cell>
          <table:table-cell office:value-type="float" office:value="-0.0275525320057418" calcext:value-type="float">
            <text:p>-0.0275525320057418</text:p>
          </table:table-cell>
          <table:table-cell office:value-type="float" office:value="0.0171917701008975" calcext:value-type="float">
            <text:p>0.0171917701008975</text:p>
          </table:table-cell>
          <table:table-cell table:number-columns-repeated="16"/>
        </table:table-row>
        <table:table-row table:style-name="ro2">
          <table:table-cell office:value-type="float" office:value="1419950945.31647" calcext:value-type="float">
            <text:p>1419950945.31647</text:p>
          </table:table-cell>
          <table:table-cell office:value-type="string" calcext:value-type="string">
            <text:p>Motion</text:p>
          </table:table-cell>
          <table:table-cell office:value-type="float" office:value="0.00378994108177722" calcext:value-type="float">
            <text:p>0.00378994108177722</text:p>
          </table:table-cell>
          <table:table-cell office:value-type="float" office:value="0.00866745784878731" calcext:value-type="float">
            <text:p>0.00866745784878731</text:p>
          </table:table-cell>
          <table:table-cell office:value-type="float" office:value="0.0027282431256026" calcext:value-type="float">
            <text:p>0.0027282431256026</text:p>
          </table:table-cell>
          <table:table-cell office:value-type="float" office:value="0.00343367254167558" calcext:value-type="float">
            <text:p>0.00343367254167558</text:p>
          </table:table-cell>
          <table:table-cell office:value-type="float" office:value="-0.00299860454113657" calcext:value-type="float">
            <text:p>-0.00299860454113657</text:p>
          </table:table-cell>
          <table:table-cell office:value-type="float" office:value="-0.00504589374369102" calcext:value-type="float">
            <text:p>-0.00504589374369102</text:p>
          </table:table-cell>
          <table:table-cell office:value-type="float" office:value="0.00378994108177722" calcext:value-type="float">
            <text:p>0.00378994108177722</text:p>
          </table:table-cell>
          <table:table-cell office:value-type="float" office:value="0.00866745784878731" calcext:value-type="float">
            <text:p>0.00866745784878731</text:p>
          </table:table-cell>
          <table:table-cell office:value-type="float" office:value="0.0027282431256026" calcext:value-type="float">
            <text:p>0.0027282431256026</text:p>
          </table:table-cell>
          <table:table-cell office:value-type="float" office:value="0.00343365035951138" calcext:value-type="float">
            <text:p>0.00343365035951138</text:p>
          </table:table-cell>
          <table:table-cell office:value-type="float" office:value="0.00299860001541674" calcext:value-type="float">
            <text:p>0.00299860001541674</text:p>
          </table:table-cell>
          <table:table-cell office:value-type="float" office:value="-0.999989628791809" calcext:value-type="float">
            <text:p>-0.999989628791809</text:p>
          </table:table-cell>
          <table:table-cell office:value-type="float" office:value="-0.00270122848451137" calcext:value-type="float">
            <text:p>-0.00270122848451137</text:p>
          </table:table-cell>
          <table:table-cell office:value-type="float" office:value="0.00441717123612762" calcext:value-type="float">
            <text:p>0.00441717123612762</text:p>
          </table:table-cell>
          <table:table-cell office:value-type="float" office:value="0.000538925582077354" calcext:value-type="float">
            <text:p>0.00053892558207735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179" calcext:value-type="float">
            <text:p>1419950945.3179</text:p>
          </table:table-cell>
          <table:table-cell office:value-type="string" calcext:value-type="string">
            <text:p>Acceleration</text:p>
          </table:table-cell>
          <table:table-cell office:value-type="float" office:value="0.00238037109375" calcext:value-type="float">
            <text:p>0.00238037109375</text:p>
          </table:table-cell>
          <table:table-cell office:value-type="float" office:value="0.0069732666015625" calcext:value-type="float">
            <text:p>0.0069732666015625</text:p>
          </table:table-cell>
          <table:table-cell office:value-type="float" office:value="-1.00257873535156" calcext:value-type="float">
            <text:p>-1.00257873535156</text:p>
          </table:table-cell>
          <table:table-cell table:number-columns-repeated="16"/>
        </table:table-row>
        <table:table-row table:style-name="ro2">
          <table:table-cell office:value-type="float" office:value="1419950945.31813" calcext:value-type="float">
            <text:p>1419950945.31813</text:p>
          </table:table-cell>
          <table:table-cell office:value-type="string" calcext:value-type="string">
            <text:p>Acceleration</text:p>
          </table:table-cell>
          <table:table-cell office:value-type="float" office:value="0.00433349609375" calcext:value-type="float">
            <text:p>0.00433349609375</text:p>
          </table:table-cell>
          <table:table-cell office:value-type="float" office:value="0.005950927734375" calcext:value-type="float">
            <text:p>0.005950927734375</text:p>
          </table:table-cell>
          <table:table-cell office:value-type="float" office:value="-1.00070190429688" calcext:value-type="float">
            <text:p>-1.00070190429688</text:p>
          </table:table-cell>
          <table:table-cell table:number-columns-repeated="16"/>
        </table:table-row>
        <table:table-row table:style-name="ro2">
          <table:table-cell office:value-type="float" office:value="1419950945.3205" calcext:value-type="float">
            <text:p>1419950945.3205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33245" calcext:value-type="float">
            <text:p>1419950945.33245</text:p>
          </table:table-cell>
          <table:table-cell office:value-type="string" calcext:value-type="string">
            <text:p>Gyro</text:p>
          </table:table-cell>
          <table:table-cell office:value-type="float" office:value="-0.00361284433480149" calcext:value-type="float">
            <text:p>-0.00361284433480149</text:p>
          </table:table-cell>
          <table:table-cell office:value-type="float" office:value="-0.0216267322642065" calcext:value-type="float">
            <text:p>-0.0216267322642065</text:p>
          </table:table-cell>
          <table:table-cell office:value-type="float" office:value="0.0196714393918703" calcext:value-type="float">
            <text:p>0.0196714393918703</text:p>
          </table:table-cell>
          <table:table-cell table:number-columns-repeated="16"/>
        </table:table-row>
        <table:table-row table:style-name="ro2">
          <table:table-cell office:value-type="float" office:value="1419950945.33222" calcext:value-type="float">
            <text:p>1419950945.33222</text:p>
          </table:table-cell>
          <table:table-cell office:value-type="string" calcext:value-type="string">
            <text:p>Motion</text:p>
          </table:table-cell>
          <table:table-cell office:value-type="float" office:value="0.0126698007807136" calcext:value-type="float">
            <text:p>0.0126698007807136</text:p>
          </table:table-cell>
          <table:table-cell office:value-type="float" office:value="0.0039398018270731" calcext:value-type="float">
            <text:p>0.0039398018270731</text:p>
          </table:table-cell>
          <table:table-cell office:value-type="float" office:value="-0.00719813676550985" calcext:value-type="float">
            <text:p>-0.00719813676550985</text:p>
          </table:table-cell>
          <table:table-cell office:value-type="float" office:value="0.00344325219691075" calcext:value-type="float">
            <text:p>0.00344325219691075</text:p>
          </table:table-cell>
          <table:table-cell office:value-type="float" office:value="-0.00290501523087456" calcext:value-type="float">
            <text:p>-0.00290501523087456</text:p>
          </table:table-cell>
          <table:table-cell office:value-type="float" office:value="-0.00507145715805138" calcext:value-type="float">
            <text:p>-0.00507145715805138</text:p>
          </table:table-cell>
          <table:table-cell office:value-type="float" office:value="0.0126698007807136" calcext:value-type="float">
            <text:p>0.0126698007807136</text:p>
          </table:table-cell>
          <table:table-cell office:value-type="float" office:value="0.0039398018270731" calcext:value-type="float">
            <text:p>0.0039398018270731</text:p>
          </table:table-cell>
          <table:table-cell office:value-type="float" office:value="-0.00719813676550985" calcext:value-type="float">
            <text:p>-0.00719813676550985</text:p>
          </table:table-cell>
          <table:table-cell office:value-type="float" office:value="0.00344323087483645" calcext:value-type="float">
            <text:p>0.00344323087483645</text:p>
          </table:table-cell>
          <table:table-cell office:value-type="float" office:value="0.00290501117706299" calcext:value-type="float">
            <text:p>0.00290501117706299</text:p>
          </table:table-cell>
          <table:table-cell office:value-type="float" office:value="-0.999989867210388" calcext:value-type="float">
            <text:p>-0.999989867210388</text:p>
          </table:table-cell>
          <table:table-cell office:value-type="float" office:value="-0.00106285978108645" calcext:value-type="float">
            <text:p>-0.00106285978108645</text:p>
          </table:table-cell>
          <table:table-cell office:value-type="float" office:value="0.00406825542449951" calcext:value-type="float">
            <text:p>0.00406825542449951</text:p>
          </table:table-cell>
          <table:table-cell office:value-type="float" office:value="-0.00258888280950487" calcext:value-type="float">
            <text:p>-0.0025888828095048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3272" calcext:value-type="float">
            <text:p>1419950945.33272</text:p>
          </table:table-cell>
          <table:table-cell office:value-type="string" calcext:value-type="string">
            <text:p>Motion</text:p>
          </table:table-cell>
          <table:table-cell office:value-type="float" office:value="0.00762541359290481" calcext:value-type="float">
            <text:p>0.00762541359290481</text:p>
          </table:table-cell>
          <table:table-cell office:value-type="float" office:value="0.000346665765391663" calcext:value-type="float">
            <text:p>0.000346665765391663</text:p>
          </table:table-cell>
          <table:table-cell office:value-type="float" office:value="0.000231319150771014" calcext:value-type="float">
            <text:p>0.000231319150771014</text:p>
          </table:table-cell>
          <table:table-cell office:value-type="float" office:value="0.00346200752263442" calcext:value-type="float">
            <text:p>0.00346200752263442</text:p>
          </table:table-cell>
          <table:table-cell office:value-type="float" office:value="-0.00284986720464799" calcext:value-type="float">
            <text:p>-0.00284986720464799</text:p>
          </table:table-cell>
          <table:table-cell office:value-type="float" office:value="-0.00510233647515843" calcext:value-type="float">
            <text:p>-0.00510233647515843</text:p>
          </table:table-cell>
          <table:table-cell office:value-type="float" office:value="0.00762541359290481" calcext:value-type="float">
            <text:p>0.00762541359290481</text:p>
          </table:table-cell>
          <table:table-cell office:value-type="float" office:value="0.000346665765391663" calcext:value-type="float">
            <text:p>0.000346665765391663</text:p>
          </table:table-cell>
          <table:table-cell office:value-type="float" office:value="0.000231319150771014" calcext:value-type="float">
            <text:p>0.000231319150771014</text:p>
          </table:table-cell>
          <table:table-cell office:value-type="float" office:value="0.00346198654733598" calcext:value-type="float">
            <text:p>0.00346198654733598</text:p>
          </table:table-cell>
          <table:table-cell office:value-type="float" office:value="0.00284986337646842" calcext:value-type="float">
            <text:p>0.00284986337646842</text:p>
          </table:table-cell>
          <table:table-cell office:value-type="float" office:value="-0.999989926815033" calcext:value-type="float">
            <text:p>-0.999989926815033</text:p>
          </table:table-cell>
          <table:table-cell office:value-type="float" office:value="0.000871509546414018" calcext:value-type="float">
            <text:p>0.000871509546414018</text:p>
          </table:table-cell>
          <table:table-cell office:value-type="float" office:value="0.00310106435790658" calcext:value-type="float">
            <text:p>0.00310106435790658</text:p>
          </table:table-cell>
          <table:table-cell office:value-type="float" office:value="-0.000711957865860313" calcext:value-type="float">
            <text:p>-0.0007119578658603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3803" calcext:value-type="float">
            <text:p>1419950945.33803</text:p>
          </table:table-cell>
          <table:table-cell office:value-type="string" calcext:value-type="string">
            <text:p>Acceleration</text:p>
          </table:table-cell>
          <table:table-cell office:value-type="float" office:value="0.0064849853515625" calcext:value-type="float">
            <text:p>0.0064849853515625</text:p>
          </table:table-cell>
          <table:table-cell office:value-type="float" office:value="0.0047607421875" calcext:value-type="float">
            <text:p>0.0047607421875</text:p>
          </table:table-cell>
          <table:table-cell office:value-type="float" office:value="-1.00241088867188" calcext:value-type="float">
            <text:p>-1.00241088867188</text:p>
          </table:table-cell>
          <table:table-cell table:number-columns-repeated="16"/>
        </table:table-row>
        <table:table-row table:style-name="ro2">
          <table:table-cell office:value-type="float" office:value="1419950945.33831" calcext:value-type="float">
            <text:p>1419950945.33831</text:p>
          </table:table-cell>
          <table:table-cell office:value-type="string" calcext:value-type="string">
            <text:p>Acceleration</text:p>
          </table:table-cell>
          <table:table-cell office:value-type="float" office:value="0.003387451171875" calcext:value-type="float">
            <text:p>0.003387451171875</text:p>
          </table:table-cell>
          <table:table-cell office:value-type="float" office:value="0.0057525634765625" calcext:value-type="float">
            <text:p>0.0057525634765625</text:p>
          </table:table-cell>
          <table:table-cell office:value-type="float" office:value="-1.00166320800781" calcext:value-type="float">
            <text:p>-1.00166320800781</text:p>
          </table:table-cell>
          <table:table-cell table:number-columns-repeated="16"/>
        </table:table-row>
        <table:table-row table:style-name="ro2">
          <table:table-cell office:value-type="float" office:value="1419950945.34697" calcext:value-type="float">
            <text:p>1419950945.34697</text:p>
          </table:table-cell>
          <table:table-cell office:value-type="string" calcext:value-type="string">
            <text:p>Magnetic</text:p>
          </table:table-cell>
          <table:table-cell office:value-type="float" office:value="58.2551116943359" calcext:value-type="float">
            <text:p>58.2551116943359</text:p>
          </table:table-cell>
          <table:table-cell office:value-type="float" office:value="226.92399597168" calcext:value-type="float">
            <text:p>226.92399597168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34818" calcext:value-type="float">
            <text:p>1419950945.34818</text:p>
          </table:table-cell>
          <table:table-cell office:value-type="string" calcext:value-type="string">
            <text:p>Gyro</text:p>
          </table:table-cell>
          <table:table-cell office:value-type="float" office:value="-0.00492019011392139" calcext:value-type="float">
            <text:p>-0.00492019011392139</text:p>
          </table:table-cell>
          <table:table-cell office:value-type="float" office:value="-0.0226893335391481" calcext:value-type="float">
            <text:p>-0.0226893335391481</text:p>
          </table:table-cell>
          <table:table-cell office:value-type="float" office:value="0.0147994524936793" calcext:value-type="float">
            <text:p>0.0147994524936793</text:p>
          </table:table-cell>
          <table:table-cell table:number-columns-repeated="16"/>
        </table:table-row>
        <table:table-row table:style-name="ro2">
          <table:table-cell office:value-type="float" office:value="1419950945.34857" calcext:value-type="float">
            <text:p>1419950945.34857</text:p>
          </table:table-cell>
          <table:table-cell office:value-type="string" calcext:value-type="string">
            <text:p>Gyro</text:p>
          </table:table-cell>
          <table:table-cell office:value-type="float" office:value="-0.0113381420249034" calcext:value-type="float">
            <text:p>-0.0113381420249034</text:p>
          </table:table-cell>
          <table:table-cell office:value-type="float" office:value="-0.0224645627431454" calcext:value-type="float">
            <text:p>-0.0224645627431454</text:p>
          </table:table-cell>
          <table:table-cell office:value-type="float" office:value="0.0100084256926268" calcext:value-type="float">
            <text:p>0.0100084256926268</text:p>
          </table:table-cell>
          <table:table-cell table:number-columns-repeated="16"/>
        </table:table-row>
        <table:table-row table:style-name="ro2">
          <table:table-cell office:value-type="float" office:value="1419950945.34834" calcext:value-type="float">
            <text:p>1419950945.34834</text:p>
          </table:table-cell>
          <table:table-cell office:value-type="string" calcext:value-type="string">
            <text:p>Motion</text:p>
          </table:table-cell>
          <table:table-cell office:value-type="float" office:value="0.00506662437692285" calcext:value-type="float">
            <text:p>0.00506662437692285</text:p>
          </table:table-cell>
          <table:table-cell office:value-type="float" office:value="0.006275350227952" calcext:value-type="float">
            <text:p>0.006275350227952</text:p>
          </table:table-cell>
          <table:table-cell office:value-type="float" office:value="0.00271104415878654" calcext:value-type="float">
            <text:p>0.00271104415878654</text:p>
          </table:table-cell>
          <table:table-cell office:value-type="float" office:value="0.00353051807652552" calcext:value-type="float">
            <text:p>0.00353051807652552</text:p>
          </table:table-cell>
          <table:table-cell office:value-type="float" office:value="-0.00282879152569674" calcext:value-type="float">
            <text:p>-0.00282879152569674</text:p>
          </table:table-cell>
          <table:table-cell office:value-type="float" office:value="-0.00510600858744039" calcext:value-type="float">
            <text:p>-0.00510600858744039</text:p>
          </table:table-cell>
          <table:table-cell office:value-type="float" office:value="0.00506662437692285" calcext:value-type="float">
            <text:p>0.00506662437692285</text:p>
          </table:table-cell>
          <table:table-cell office:value-type="float" office:value="0.006275350227952" calcext:value-type="float">
            <text:p>0.006275350227952</text:p>
          </table:table-cell>
          <table:table-cell office:value-type="float" office:value="0.00271104415878654" calcext:value-type="float">
            <text:p>0.00271104415878654</text:p>
          </table:table-cell>
          <table:table-cell office:value-type="float" office:value="0.00353049673140049" calcext:value-type="float">
            <text:p>0.00353049673140049</text:p>
          </table:table-cell>
          <table:table-cell office:value-type="float" office:value="0.00282878777943552" calcext:value-type="float">
            <text:p>0.00282878777943552</text:p>
          </table:table-cell>
          <table:table-cell office:value-type="float" office:value="-0.999989748001099" calcext:value-type="float">
            <text:p>-0.999989748001099</text:p>
          </table:table-cell>
          <table:table-cell office:value-type="float" office:value="0.00295448862016201" calcext:value-type="float">
            <text:p>0.00295448862016201</text:p>
          </table:table-cell>
          <table:table-cell office:value-type="float" office:value="0.00193195440806449" calcext:value-type="float">
            <text:p>0.00193195440806449</text:p>
          </table:table-cell>
          <table:table-cell office:value-type="float" office:value="-0.00242112204432488" calcext:value-type="float">
            <text:p>-0.002421122044324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5729" calcext:value-type="float">
            <text:p>1419950945.35729</text:p>
          </table:table-cell>
          <table:table-cell office:value-type="string" calcext:value-type="string">
            <text:p>Acceleration</text:p>
          </table:table-cell>
          <table:table-cell office:value-type="float" office:value="0.0045318603515625" calcext:value-type="float">
            <text:p>0.0045318603515625</text:p>
          </table:table-cell>
          <table:table-cell office:value-type="float" office:value="0.0069122314453125" calcext:value-type="float">
            <text:p>0.0069122314453125</text:p>
          </table:table-cell>
          <table:table-cell office:value-type="float" office:value="-1.00044250488281" calcext:value-type="float">
            <text:p>-1.00044250488281</text:p>
          </table:table-cell>
          <table:table-cell table:number-columns-repeated="16"/>
        </table:table-row>
        <table:table-row table:style-name="ro2">
          <table:table-cell office:value-type="float" office:value="1419950945.35745" calcext:value-type="float">
            <text:p>1419950945.35745</text:p>
          </table:table-cell>
          <table:table-cell office:value-type="string" calcext:value-type="string">
            <text:p>Acceleration</text:p>
          </table:table-cell>
          <table:table-cell office:value-type="float" office:value="-0.0001983642578125" calcext:value-type="float">
            <text:p>-0.0001983642578125</text:p>
          </table:table-cell>
          <table:table-cell office:value-type="float" office:value="0.0060272216796875" calcext:value-type="float">
            <text:p>0.0060272216796875</text:p>
          </table:table-cell>
          <table:table-cell office:value-type="float" office:value="-1.00091552734375" calcext:value-type="float">
            <text:p>-1.00091552734375</text:p>
          </table:table-cell>
          <table:table-cell table:number-columns-repeated="16"/>
        </table:table-row>
        <table:table-row table:style-name="ro2">
          <table:table-cell office:value-type="float" office:value="1419950945.36438" calcext:value-type="float">
            <text:p>1419950945.36438</text:p>
          </table:table-cell>
          <table:table-cell office:value-type="string" calcext:value-type="string">
            <text:p>Gyro</text:p>
          </table:table-cell>
          <table:table-cell office:value-type="float" office:value="-0.00243705871353151" calcext:value-type="float">
            <text:p>-0.00243705871353151</text:p>
          </table:table-cell>
          <table:table-cell office:value-type="float" office:value="-0.0248941646056247" calcext:value-type="float">
            <text:p>-0.0248941646056247</text:p>
          </table:table-cell>
          <table:table-cell office:value-type="float" office:value="0.00374946449872256" calcext:value-type="float">
            <text:p>0.00374946449872256</text:p>
          </table:table-cell>
          <table:table-cell table:number-columns-repeated="16"/>
        </table:table-row>
        <table:table-row table:style-name="ro2">
          <table:table-cell office:value-type="float" office:value="1419950945.36421" calcext:value-type="float">
            <text:p>1419950945.36421</text:p>
          </table:table-cell>
          <table:table-cell office:value-type="string" calcext:value-type="string">
            <text:p>Motion</text:p>
          </table:table-cell>
          <table:table-cell office:value-type="float" office:value="0.00375637575052679" calcext:value-type="float">
            <text:p>0.00375637575052679</text:p>
          </table:table-cell>
          <table:table-cell office:value-type="float" office:value="0.00521252630278468" calcext:value-type="float">
            <text:p>0.00521252630278468</text:p>
          </table:table-cell>
          <table:table-cell office:value-type="float" office:value="-0.00216091563925147" calcext:value-type="float">
            <text:p>-0.00216091563925147</text:p>
          </table:table-cell>
          <table:table-cell office:value-type="float" office:value="0.00357669162263192" calcext:value-type="float">
            <text:p>0.00357669162263192</text:p>
          </table:table-cell>
          <table:table-cell office:value-type="float" office:value="-0.00282567570939582" calcext:value-type="float">
            <text:p>-0.00282567570939582</text:p>
          </table:table-cell>
          <table:table-cell office:value-type="float" office:value="-0.00514245489958778" calcext:value-type="float">
            <text:p>-0.00514245489958778</text:p>
          </table:table-cell>
          <table:table-cell office:value-type="float" office:value="0.00375637575052679" calcext:value-type="float">
            <text:p>0.00375637575052679</text:p>
          </table:table-cell>
          <table:table-cell office:value-type="float" office:value="0.00521252630278468" calcext:value-type="float">
            <text:p>0.00521252630278468</text:p>
          </table:table-cell>
          <table:table-cell office:value-type="float" office:value="-0.00216091563925147" calcext:value-type="float">
            <text:p>-0.00216091563925147</text:p>
          </table:table-cell>
          <table:table-cell office:value-type="float" office:value="0.00357666960917413" calcext:value-type="float">
            <text:p>0.00357666960917413</text:p>
          </table:table-cell>
          <table:table-cell office:value-type="float" office:value="0.00282567203976214" calcext:value-type="float">
            <text:p>0.00282567203976214</text:p>
          </table:table-cell>
          <table:table-cell office:value-type="float" office:value="-0.999989628791809" calcext:value-type="float">
            <text:p>-0.999989628791809</text:p>
          </table:table-cell>
          <table:table-cell office:value-type="float" office:value="-0.000189218539162539" calcext:value-type="float">
            <text:p>-0.000189218539162539</text:p>
          </table:table-cell>
          <table:table-cell office:value-type="float" office:value="0.00292689143680036" calcext:value-type="float">
            <text:p>0.00292689143680036</text:p>
          </table:table-cell>
          <table:table-cell office:value-type="float" office:value="-0.00167359656188637" calcext:value-type="float">
            <text:p>-0.001673596561886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6466" calcext:value-type="float">
            <text:p>1419950945.36466</text:p>
          </table:table-cell>
          <table:table-cell office:value-type="string" calcext:value-type="string">
            <text:p>Motion</text:p>
          </table:table-cell>
          <table:table-cell office:value-type="float" office:value="-0.00266559794545174" calcext:value-type="float">
            <text:p>-0.00266559794545174</text:p>
          </table:table-cell>
          <table:table-cell office:value-type="float" office:value="0.00543817179277539" calcext:value-type="float">
            <text:p>0.00543817179277539</text:p>
          </table:table-cell>
          <table:table-cell office:value-type="float" office:value="-0.00695190904662013" calcext:value-type="float">
            <text:p>-0.00695190904662013</text:p>
          </table:table-cell>
          <table:table-cell office:value-type="float" office:value="0.00363103892344392" calcext:value-type="float">
            <text:p>0.00363103892344392</text:p>
          </table:table-cell>
          <table:table-cell office:value-type="float" office:value="-0.00292340692024963" calcext:value-type="float">
            <text:p>-0.00292340692024963</text:p>
          </table:table-cell>
          <table:table-cell office:value-type="float" office:value="-0.00518373196946777" calcext:value-type="float">
            <text:p>-0.00518373196946777</text:p>
          </table:table-cell>
          <table:table-cell office:value-type="float" office:value="-0.00266559794545174" calcext:value-type="float">
            <text:p>-0.00266559794545174</text:p>
          </table:table-cell>
          <table:table-cell office:value-type="float" office:value="0.00543817179277539" calcext:value-type="float">
            <text:p>0.00543817179277539</text:p>
          </table:table-cell>
          <table:table-cell office:value-type="float" office:value="-0.00695190904662013" calcext:value-type="float">
            <text:p>-0.00695190904662013</text:p>
          </table:table-cell>
          <table:table-cell office:value-type="float" office:value="0.00363101554103196" calcext:value-type="float">
            <text:p>0.00363101554103196</text:p>
          </table:table-cell>
          <table:table-cell office:value-type="float" office:value="0.00292340270243585" calcext:value-type="float">
            <text:p>0.00292340270243585</text:p>
          </table:table-cell>
          <table:table-cell office:value-type="float" office:value="-0.999989151954651" calcext:value-type="float">
            <text:p>-0.999989151954651</text:p>
          </table:table-cell>
          <table:table-cell office:value-type="float" office:value="0.000900844926945865" calcext:value-type="float">
            <text:p>0.000900844926945865</text:p>
          </table:table-cell>
          <table:table-cell office:value-type="float" office:value="0.00398882851004601" calcext:value-type="float">
            <text:p>0.00398882851004601</text:p>
          </table:table-cell>
          <table:table-cell office:value-type="float" office:value="-0.000453370215836912" calcext:value-type="float">
            <text:p>-0.0004533702158369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7259" calcext:value-type="float">
            <text:p>1419950945.37259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42.923553466797" calcext:value-type="float">
            <text:p>142.923553466797</text:p>
          </table:table-cell>
          <table:table-cell table:number-columns-repeated="16"/>
        </table:table-row>
        <table:table-row table:style-name="ro2">
          <table:table-cell office:value-type="float" office:value="1419950945.37677" calcext:value-type="float">
            <text:p>1419950945.37677</text:p>
          </table:table-cell>
          <table:table-cell office:value-type="string" calcext:value-type="string">
            <text:p>Acceleration</text:p>
          </table:table-cell>
          <table:table-cell office:value-type="float" office:value="0.002655029296875" calcext:value-type="float">
            <text:p>0.002655029296875</text:p>
          </table:table-cell>
          <table:table-cell office:value-type="float" office:value="0.00555419921875" calcext:value-type="float">
            <text:p>0.00555419921875</text:p>
          </table:table-cell>
          <table:table-cell office:value-type="float" office:value="-1.00260925292969" calcext:value-type="float">
            <text:p>-1.00260925292969</text:p>
          </table:table-cell>
          <table:table-cell table:number-columns-repeated="16"/>
        </table:table-row>
        <table:table-row table:style-name="ro2">
          <table:table-cell office:value-type="float" office:value="1419950945.37694" calcext:value-type="float">
            <text:p>1419950945.37694</text:p>
          </table:table-cell>
          <table:table-cell office:value-type="string" calcext:value-type="string">
            <text:p>Acceleration</text:p>
          </table:table-cell>
          <table:table-cell office:value-type="float" office:value="0.001007080078125" calcext:value-type="float">
            <text:p>0.001007080078125</text:p>
          </table:table-cell>
          <table:table-cell office:value-type="float" office:value="0.0055389404296875" calcext:value-type="float">
            <text:p>0.0055389404296875</text:p>
          </table:table-cell>
          <table:table-cell office:value-type="float" office:value="-1.00044250488281" calcext:value-type="float">
            <text:p>-1.00044250488281</text:p>
          </table:table-cell>
          <table:table-cell table:number-columns-repeated="16"/>
        </table:table-row>
        <table:table-row table:style-name="ro2">
          <table:table-cell office:value-type="float" office:value="1419950945.38032" calcext:value-type="float">
            <text:p>1419950945.38032</text:p>
          </table:table-cell>
          <table:table-cell office:value-type="string" calcext:value-type="string">
            <text:p>Gyro</text:p>
          </table:table-cell>
          <table:table-cell office:value-type="float" office:value="-0.00491592905617727" calcext:value-type="float">
            <text:p>-0.00491592905617727</text:p>
          </table:table-cell>
          <table:table-cell office:value-type="float" office:value="-0.0191840809123858" calcext:value-type="float">
            <text:p>-0.0191840809123858</text:p>
          </table:table-cell>
          <table:table-cell office:value-type="float" office:value="0.017241304897173" calcext:value-type="float">
            <text:p>0.017241304897173</text:p>
          </table:table-cell>
          <table:table-cell table:number-columns-repeated="16"/>
        </table:table-row>
        <table:table-row table:style-name="ro2">
          <table:table-cell office:value-type="float" office:value="1419950945.3806" calcext:value-type="float">
            <text:p>1419950945.3806</text:p>
          </table:table-cell>
          <table:table-cell office:value-type="string" calcext:value-type="string">
            <text:p>Gyro</text:p>
          </table:table-cell>
          <table:table-cell office:value-type="float" office:value="-0.00878496948784438" calcext:value-type="float">
            <text:p>-0.00878496948784438</text:p>
          </table:table-cell>
          <table:table-cell office:value-type="float" office:value="-0.0178264013886634" calcext:value-type="float">
            <text:p>-0.0178264013886634</text:p>
          </table:table-cell>
          <table:table-cell office:value-type="float" office:value="0.0124071348864612" calcext:value-type="float">
            <text:p>0.0124071348864612</text:p>
          </table:table-cell>
          <table:table-cell table:number-columns-repeated="16"/>
        </table:table-row>
        <table:table-row table:style-name="ro2">
          <table:table-cell office:value-type="float" office:value="1419950945.38035" calcext:value-type="float">
            <text:p>1419950945.38035</text:p>
          </table:table-cell>
          <table:table-cell office:value-type="string" calcext:value-type="string">
            <text:p>Motion</text:p>
          </table:table-cell>
          <table:table-cell office:value-type="float" office:value="0.00623243907466531" calcext:value-type="float">
            <text:p>0.00623243907466531</text:p>
          </table:table-cell>
          <table:table-cell office:value-type="float" office:value="0.00300479610450566" calcext:value-type="float">
            <text:p>0.00300479610450566</text:p>
          </table:table-cell>
          <table:table-cell office:value-type="float" office:value="-0.0132108889520168" calcext:value-type="float">
            <text:p>-0.0132108889520168</text:p>
          </table:table-cell>
          <table:table-cell office:value-type="float" office:value="0.00359103161343828" calcext:value-type="float">
            <text:p>0.00359103161343828</text:p>
          </table:table-cell>
          <table:table-cell office:value-type="float" office:value="-0.00290939926993644" calcext:value-type="float">
            <text:p>-0.00290939926993644</text:p>
          </table:table-cell>
          <table:table-cell office:value-type="float" office:value="-0.00528573554043736" calcext:value-type="float">
            <text:p>-0.00528573554043736</text:p>
          </table:table-cell>
          <table:table-cell office:value-type="float" office:value="0.00623243907466531" calcext:value-type="float">
            <text:p>0.00623243907466531</text:p>
          </table:table-cell>
          <table:table-cell office:value-type="float" office:value="0.00300479610450566" calcext:value-type="float">
            <text:p>0.00300479610450566</text:p>
          </table:table-cell>
          <table:table-cell office:value-type="float" office:value="-0.0132108889520168" calcext:value-type="float">
            <text:p>-0.0132108889520168</text:p>
          </table:table-cell>
          <table:table-cell office:value-type="float" office:value="0.0035910087171942" calcext:value-type="float">
            <text:p>0.0035910087171942</text:p>
          </table:table-cell>
          <table:table-cell office:value-type="float" office:value="0.00290939514525235" calcext:value-type="float">
            <text:p>0.00290939514525235</text:p>
          </table:table-cell>
          <table:table-cell office:value-type="float" office:value="-0.999989330768585" calcext:value-type="float">
            <text:p>-0.999989330768585</text:p>
          </table:table-cell>
          <table:table-cell office:value-type="float" office:value="-0.0037893729750067" calcext:value-type="float">
            <text:p>-0.0037893729750067</text:p>
          </table:table-cell>
          <table:table-cell office:value-type="float" office:value="0.00311782653443515" calcext:value-type="float">
            <text:p>0.00311782653443515</text:p>
          </table:table-cell>
          <table:table-cell office:value-type="float" office:value="-0.000926207343582064" calcext:value-type="float">
            <text:p>-0.0009262073435820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9696" calcext:value-type="float">
            <text:p>1419950945.39696</text:p>
          </table:table-cell>
          <table:table-cell office:value-type="string" calcext:value-type="string">
            <text:p>Gyro</text:p>
          </table:table-cell>
          <table:table-cell office:value-type="float" office:value="-0.00111666344507022" calcext:value-type="float">
            <text:p>-0.00111666344507022</text:p>
          </table:table-cell>
          <table:table-cell office:value-type="float" office:value="-0.0226949261774373" calcext:value-type="float">
            <text:p>-0.0226949261774373</text:p>
          </table:table-cell>
          <table:table-cell office:value-type="float" office:value="0.0110664995937153" calcext:value-type="float">
            <text:p>0.0110664995937153</text:p>
          </table:table-cell>
          <table:table-cell table:number-columns-repeated="16"/>
        </table:table-row>
        <table:table-row table:style-name="ro2">
          <table:table-cell office:value-type="float" office:value="1419950945.39623" calcext:value-type="float">
            <text:p>1419950945.39623</text:p>
          </table:table-cell>
          <table:table-cell office:value-type="string" calcext:value-type="string">
            <text:p>Motion</text:p>
          </table:table-cell>
          <table:table-cell office:value-type="float" office:value="0.00375095987692475" calcext:value-type="float">
            <text:p>0.00375095987692475</text:p>
          </table:table-cell>
          <table:table-cell office:value-type="float" office:value="0.00871389638632536" calcext:value-type="float">
            <text:p>0.00871389638632536</text:p>
          </table:table-cell>
          <table:table-cell office:value-type="float" office:value="0.000280974723864347" calcext:value-type="float">
            <text:p>0.000280974723864347</text:p>
          </table:table-cell>
          <table:table-cell office:value-type="float" office:value="0.00368775851676642" calcext:value-type="float">
            <text:p>0.00368775851676642</text:p>
          </table:table-cell>
          <table:table-cell office:value-type="float" office:value="-0.00293471891788656" calcext:value-type="float">
            <text:p>-0.00293471891788656</text:p>
          </table:table-cell>
          <table:table-cell office:value-type="float" office:value="-0.00531513162070809" calcext:value-type="float">
            <text:p>-0.00531513162070809</text:p>
          </table:table-cell>
          <table:table-cell office:value-type="float" office:value="0.00375095987692475" calcext:value-type="float">
            <text:p>0.00375095987692475</text:p>
          </table:table-cell>
          <table:table-cell office:value-type="float" office:value="0.00871389638632536" calcext:value-type="float">
            <text:p>0.00871389638632536</text:p>
          </table:table-cell>
          <table:table-cell office:value-type="float" office:value="0.000280974723864347" calcext:value-type="float">
            <text:p>0.000280974723864347</text:p>
          </table:table-cell>
          <table:table-cell office:value-type="float" office:value="0.00368773424997926" calcext:value-type="float">
            <text:p>0.00368773424997926</text:p>
          </table:table-cell>
          <table:table-cell office:value-type="float" office:value="0.00293471477925777" calcext:value-type="float">
            <text:p>0.00293471477925777</text:p>
          </table:table-cell>
          <table:table-cell office:value-type="float" office:value="-0.999988913536072" calcext:value-type="float">
            <text:p>-0.999988913536072</text:p>
          </table:table-cell>
          <table:table-cell office:value-type="float" office:value="-0.00103270495310426" calcext:value-type="float">
            <text:p>-0.00103270495310426</text:p>
          </table:table-cell>
          <table:table-cell office:value-type="float" office:value="0.00261948443949223" calcext:value-type="float">
            <text:p>0.00261948443949223</text:p>
          </table:table-cell>
          <table:table-cell office:value-type="float" office:value="-0.00262035895138979" calcext:value-type="float">
            <text:p>-0.0026203589513897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9724" calcext:value-type="float">
            <text:p>1419950945.39724</text:p>
          </table:table-cell>
          <table:table-cell office:value-type="string" calcext:value-type="string">
            <text:p>Motion</text:p>
          </table:table-cell>
          <table:table-cell office:value-type="float" office:value="-0.000120678640087135" calcext:value-type="float">
            <text:p>-0.000120678640087135</text:p>
          </table:table-cell>
          <table:table-cell office:value-type="float" office:value="0.0100688664242625" calcext:value-type="float">
            <text:p>0.0100688664242625</text:p>
          </table:table-cell>
          <table:table-cell office:value-type="float" office:value="-0.00455318531021476" calcext:value-type="float">
            <text:p>-0.00455318531021476</text:p>
          </table:table-cell>
          <table:table-cell office:value-type="float" office:value="0.00369864984045875" calcext:value-type="float">
            <text:p>0.00369864984045875</text:p>
          </table:table-cell>
          <table:table-cell office:value-type="float" office:value="-0.00295300336175061" calcext:value-type="float">
            <text:p>-0.00295300336175061</text:p>
          </table:table-cell>
          <table:table-cell office:value-type="float" office:value="-0.0053772358926544" calcext:value-type="float">
            <text:p>-0.0053772358926544</text:p>
          </table:table-cell>
          <table:table-cell office:value-type="float" office:value="-0.000120678640087135" calcext:value-type="float">
            <text:p>-0.000120678640087135</text:p>
          </table:table-cell>
          <table:table-cell office:value-type="float" office:value="0.0100688664242625" calcext:value-type="float">
            <text:p>0.0100688664242625</text:p>
          </table:table-cell>
          <table:table-cell office:value-type="float" office:value="-0.00455318531021476" calcext:value-type="float">
            <text:p>-0.00455318531021476</text:p>
          </table:table-cell>
          <table:table-cell office:value-type="float" office:value="0.00369862536899745" calcext:value-type="float">
            <text:p>0.00369862536899745</text:p>
          </table:table-cell>
          <table:table-cell office:value-type="float" office:value="0.00295299896970391" calcext:value-type="float">
            <text:p>0.00295299896970391</text:p>
          </table:table-cell>
          <table:table-cell office:value-type="float" office:value="-0.999988794326782" calcext:value-type="float">
            <text:p>-0.999988794326782</text:p>
          </table:table-cell>
          <table:table-cell office:value-type="float" office:value="-0.00269154529087245" calcext:value-type="float">
            <text:p>-0.00269154529087245</text:p>
          </table:table-cell>
          <table:table-cell office:value-type="float" office:value="0.00258594145998359" calcext:value-type="float">
            <text:p>0.00258594145998359</text:p>
          </table:table-cell>
          <table:table-cell office:value-type="float" office:value="-0.000453704968094826" calcext:value-type="float">
            <text:p>-0.0004537049680948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39832" calcext:value-type="float">
            <text:p>1419950945.39832</text:p>
          </table:table-cell>
          <table:table-cell office:value-type="string" calcext:value-type="string">
            <text:p>Acceleration</text:p>
          </table:table-cell>
          <table:table-cell office:value-type="float" office:value="0.0032196044921875" calcext:value-type="float">
            <text:p>0.0032196044921875</text:p>
          </table:table-cell>
          <table:table-cell office:value-type="float" office:value="0.002685546875" calcext:value-type="float">
            <text:p>0.002685546875</text:p>
          </table:table-cell>
          <table:table-cell office:value-type="float" office:value="-1.00242614746094" calcext:value-type="float">
            <text:p>-1.00242614746094</text:p>
          </table:table-cell>
          <table:table-cell table:number-columns-repeated="16"/>
        </table:table-row>
        <table:table-row table:style-name="ro2">
          <table:table-cell office:value-type="float" office:value="1419950945.39859" calcext:value-type="float">
            <text:p>1419950945.39859</text:p>
          </table:table-cell>
          <table:table-cell office:value-type="string" calcext:value-type="string">
            <text:p>Acceleration</text:p>
          </table:table-cell>
          <table:table-cell office:value-type="float" office:value="0.00054931640625" calcext:value-type="float">
            <text:p>0.00054931640625</text:p>
          </table:table-cell>
          <table:table-cell office:value-type="float" office:value="0.00482177734375" calcext:value-type="float">
            <text:p>0.00482177734375</text:p>
          </table:table-cell>
          <table:table-cell office:value-type="float" office:value="-1.00045776367188" calcext:value-type="float">
            <text:p>-1.00045776367188</text:p>
          </table:table-cell>
          <table:table-cell table:number-columns-repeated="16"/>
        </table:table-row>
        <table:table-row table:style-name="ro2">
          <table:table-cell office:value-type="float" office:value="1419950945.39866" calcext:value-type="float">
            <text:p>1419950945.39866</text:p>
          </table:table-cell>
          <table:table-cell office:value-type="string" calcext:value-type="string">
            <text:p>Magnetic</text:p>
          </table:table-cell>
          <table:table-cell office:value-type="float" office:value="58.2551116943359" calcext:value-type="float">
            <text:p>58.2551116943359</text:p>
          </table:table-cell>
          <table:table-cell office:value-type="float" office:value="226.246612548828" calcext:value-type="float">
            <text:p>226.246612548828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41208" calcext:value-type="float">
            <text:p>1419950945.41208</text:p>
          </table:table-cell>
          <table:table-cell office:value-type="string" calcext:value-type="string">
            <text:p>Gyro</text:p>
          </table:table-cell>
          <table:table-cell office:value-type="float" office:value="-0.00617480530345772" calcext:value-type="float">
            <text:p>-0.00617480530345772</text:p>
          </table:table-cell>
          <table:table-cell office:value-type="float" office:value="-0.0215510984892482" calcext:value-type="float">
            <text:p>-0.0215510984892482</text:p>
          </table:table-cell>
          <table:table-cell office:value-type="float" office:value="0.0184892621839841" calcext:value-type="float">
            <text:p>0.0184892621839841</text:p>
          </table:table-cell>
          <table:table-cell table:number-columns-repeated="16"/>
        </table:table-row>
        <table:table-row table:style-name="ro2">
          <table:table-cell office:value-type="float" office:value="1419950945.41254" calcext:value-type="float">
            <text:p>1419950945.41254</text:p>
          </table:table-cell>
          <table:table-cell office:value-type="string" calcext:value-type="string">
            <text:p>Gyro</text:p>
          </table:table-cell>
          <table:table-cell office:value-type="float" office:value="0.00143650909198874" calcext:value-type="float">
            <text:p>0.00143650909198874</text:p>
          </table:table-cell>
          <table:table-cell office:value-type="float" office:value="-0.0250912385262906" calcext:value-type="float">
            <text:p>-0.0250912385262906</text:p>
          </table:table-cell>
          <table:table-cell office:value-type="float" office:value="0.00980549281756275" calcext:value-type="float">
            <text:p>0.00980549281756275</text:p>
          </table:table-cell>
          <table:table-cell table:number-columns-repeated="16"/>
        </table:table-row>
        <table:table-row table:style-name="ro2">
          <table:table-cell office:value-type="float" office:value="1419950945.41232" calcext:value-type="float">
            <text:p>1419950945.41232</text:p>
          </table:table-cell>
          <table:table-cell office:value-type="string" calcext:value-type="string">
            <text:p>Motion</text:p>
          </table:table-cell>
          <table:table-cell office:value-type="float" office:value="0.00754788098856807" calcext:value-type="float">
            <text:p>0.00754788098856807</text:p>
          </table:table-cell>
          <table:table-cell office:value-type="float" office:value="0.00519979558885098" calcext:value-type="float">
            <text:p>0.00519979558885098</text:p>
          </table:table-cell>
          <table:table-cell office:value-type="float" office:value="-0.00589378830045462" calcext:value-type="float">
            <text:p>-0.00589378830045462</text:p>
          </table:table-cell>
          <table:table-cell office:value-type="float" office:value="0.00374539027631377" calcext:value-type="float">
            <text:p>0.00374539027631377</text:p>
          </table:table-cell>
          <table:table-cell office:value-type="float" office:value="-0.00287480567243015" calcext:value-type="float">
            <text:p>-0.00287480567243015</text:p>
          </table:table-cell>
          <table:table-cell office:value-type="float" office:value="-0.00542063686520189" calcext:value-type="float">
            <text:p>-0.00542063686520189</text:p>
          </table:table-cell>
          <table:table-cell office:value-type="float" office:value="0.00754788098856807" calcext:value-type="float">
            <text:p>0.00754788098856807</text:p>
          </table:table-cell>
          <table:table-cell office:value-type="float" office:value="0.00519979558885098" calcext:value-type="float">
            <text:p>0.00519979558885098</text:p>
          </table:table-cell>
          <table:table-cell office:value-type="float" office:value="-0.00589378830045462" calcext:value-type="float">
            <text:p>-0.00589378830045462</text:p>
          </table:table-cell>
          <table:table-cell office:value-type="float" office:value="0.00374536612071097" calcext:value-type="float">
            <text:p>0.00374536612071097</text:p>
          </table:table-cell>
          <table:table-cell office:value-type="float" office:value="0.00287480163387954" calcext:value-type="float">
            <text:p>0.00287480163387954</text:p>
          </table:table-cell>
          <table:table-cell office:value-type="float" office:value="-0.999988853931427" calcext:value-type="float">
            <text:p>-0.999988853931427</text:p>
          </table:table-cell>
          <table:table-cell office:value-type="float" office:value="-0.000525761570315808" calcext:value-type="float">
            <text:p>-0.000525761570315808</text:p>
          </table:table-cell>
          <table:table-cell office:value-type="float" office:value="-0.000189254831639119" calcext:value-type="float">
            <text:p>-0.000189254831639119</text:p>
          </table:table-cell>
          <table:table-cell office:value-type="float" office:value="-0.00243729376234114" calcext:value-type="float">
            <text:p>-0.002437293762341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1587" calcext:value-type="float">
            <text:p>1419950945.41587</text:p>
          </table:table-cell>
          <table:table-cell office:value-type="string" calcext:value-type="string">
            <text:p>Acceleration</text:p>
          </table:table-cell>
          <table:table-cell office:value-type="float" office:value="0.0030975341796875" calcext:value-type="float">
            <text:p>0.0030975341796875</text:p>
          </table:table-cell>
          <table:table-cell office:value-type="float" office:value="0.0072174072265625" calcext:value-type="float">
            <text:p>0.0072174072265625</text:p>
          </table:table-cell>
          <table:table-cell office:value-type="float" office:value="-1.0042724609375" calcext:value-type="float">
            <text:p>-1.0042724609375</text:p>
          </table:table-cell>
          <table:table-cell table:number-columns-repeated="16"/>
        </table:table-row>
        <table:table-row table:style-name="ro2">
          <table:table-cell office:value-type="float" office:value="1419950945.41604" calcext:value-type="float">
            <text:p>1419950945.41604</text:p>
          </table:table-cell>
          <table:table-cell office:value-type="string" calcext:value-type="string">
            <text:p>Acceleration</text:p>
          </table:table-cell>
          <table:table-cell office:value-type="float" office:value="0.004364013671875" calcext:value-type="float">
            <text:p>0.004364013671875</text:p>
          </table:table-cell>
          <table:table-cell office:value-type="float" office:value="0.0045623779296875" calcext:value-type="float">
            <text:p>0.0045623779296875</text:p>
          </table:table-cell>
          <table:table-cell office:value-type="float" office:value="-1.00262451171875" calcext:value-type="float">
            <text:p>-1.00262451171875</text:p>
          </table:table-cell>
          <table:table-cell table:number-columns-repeated="16"/>
        </table:table-row>
        <table:table-row table:style-name="ro2">
          <table:table-cell office:value-type="float" office:value="1419950945.42505" calcext:value-type="float">
            <text:p>1419950945.42505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42829" calcext:value-type="float">
            <text:p>1419950945.42829</text:p>
          </table:table-cell>
          <table:table-cell office:value-type="string" calcext:value-type="string">
            <text:p>Gyro</text:p>
          </table:table-cell>
          <table:table-cell office:value-type="float" office:value="-0.0126452214879142" calcext:value-type="float">
            <text:p>-0.0126452214879142</text:p>
          </table:table-cell>
          <table:table-cell office:value-type="float" office:value="-0.0164926903147517" calcext:value-type="float">
            <text:p>-0.0164926903147517</text:p>
          </table:table-cell>
          <table:table-cell office:value-type="float" office:value="0.00879668739664073" calcext:value-type="float">
            <text:p>0.00879668739664073</text:p>
          </table:table-cell>
          <table:table-cell table:number-columns-repeated="16"/>
        </table:table-row>
        <table:table-row table:style-name="ro2">
          <table:table-cell office:value-type="float" office:value="1419950945.42825" calcext:value-type="float">
            <text:p>1419950945.42825</text:p>
          </table:table-cell>
          <table:table-cell office:value-type="string" calcext:value-type="string">
            <text:p>Motion</text:p>
          </table:table-cell>
          <table:table-cell office:value-type="float" office:value="0.00248776958324015" calcext:value-type="float">
            <text:p>0.00248776958324015</text:p>
          </table:table-cell>
          <table:table-cell office:value-type="float" office:value="0.00634036725386977" calcext:value-type="float">
            <text:p>0.00634036725386977</text:p>
          </table:table-cell>
          <table:table-cell office:value-type="float" office:value="0.0015289819566533" calcext:value-type="float">
            <text:p>0.0015289819566533</text:p>
          </table:table-cell>
          <table:table-cell office:value-type="float" office:value="0.00378347675112718" calcext:value-type="float">
            <text:p>0.00378347675112718</text:p>
          </table:table-cell>
          <table:table-cell office:value-type="float" office:value="-0.00286098562291562" calcext:value-type="float">
            <text:p>-0.00286098562291562</text:p>
          </table:table-cell>
          <table:table-cell office:value-type="float" office:value="-0.00540505516112011" calcext:value-type="float">
            <text:p>-0.00540505516112011</text:p>
          </table:table-cell>
          <table:table-cell office:value-type="float" office:value="0.00248776958324015" calcext:value-type="float">
            <text:p>0.00248776958324015</text:p>
          </table:table-cell>
          <table:table-cell office:value-type="float" office:value="0.00634036725386977" calcext:value-type="float">
            <text:p>0.00634036725386977</text:p>
          </table:table-cell>
          <table:table-cell office:value-type="float" office:value="0.0015289819566533" calcext:value-type="float">
            <text:p>0.0015289819566533</text:p>
          </table:table-cell>
          <table:table-cell office:value-type="float" office:value="0.00378345232456923" calcext:value-type="float">
            <text:p>0.00378345232456923</text:p>
          </table:table-cell>
          <table:table-cell office:value-type="float" office:value="0.00286098173819482" calcext:value-type="float">
            <text:p>0.00286098173819482</text:p>
          </table:table-cell>
          <table:table-cell office:value-type="float" office:value="-0.999988734722137" calcext:value-type="float">
            <text:p>-0.999988734722137</text:p>
          </table:table-cell>
          <table:table-cell office:value-type="float" office:value="-0.00323413591831923" calcext:value-type="float">
            <text:p>-0.00323413591831923</text:p>
          </table:table-cell>
          <table:table-cell office:value-type="float" office:value="0.00196079560555518" calcext:value-type="float">
            <text:p>0.00196079560555518</text:p>
          </table:table-cell>
          <table:table-cell office:value-type="float" office:value="-0.000469013612018898" calcext:value-type="float">
            <text:p>-0.0004690136120188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287" calcext:value-type="float">
            <text:p>1419950945.4287</text:p>
          </table:table-cell>
          <table:table-cell office:value-type="string" calcext:value-type="string">
            <text:p>Motion</text:p>
          </table:table-cell>
          <table:table-cell office:value-type="float" office:value="0.0100930668413639" calcext:value-type="float">
            <text:p>0.0100930668413639</text:p>
          </table:table-cell>
          <table:table-cell office:value-type="float" office:value="0.00280001573264599" calcext:value-type="float">
            <text:p>0.00280001573264599</text:p>
          </table:table-cell>
          <table:table-cell office:value-type="float" office:value="-0.00715474644675851" calcext:value-type="float">
            <text:p>-0.00715474644675851</text:p>
          </table:table-cell>
          <table:table-cell office:value-type="float" office:value="0.00380495338805909" calcext:value-type="float">
            <text:p>0.00380495338805909</text:p>
          </table:table-cell>
          <table:table-cell office:value-type="float" office:value="-0.00288865106448186" calcext:value-type="float">
            <text:p>-0.00288865106448186</text:p>
          </table:table-cell>
          <table:table-cell office:value-type="float" office:value="-0.00546793681797069" calcext:value-type="float">
            <text:p>-0.00546793681797069</text:p>
          </table:table-cell>
          <table:table-cell office:value-type="float" office:value="0.0100930668413639" calcext:value-type="float">
            <text:p>0.0100930668413639</text:p>
          </table:table-cell>
          <table:table-cell office:value-type="float" office:value="0.00280001573264599" calcext:value-type="float">
            <text:p>0.00280001573264599</text:p>
          </table:table-cell>
          <table:table-cell office:value-type="float" office:value="-0.00715474644675851" calcext:value-type="float">
            <text:p>-0.00715474644675851</text:p>
          </table:table-cell>
          <table:table-cell office:value-type="float" office:value="0.00380492839030922" calcext:value-type="float">
            <text:p>0.00380492839030922</text:p>
          </table:table-cell>
          <table:table-cell office:value-type="float" office:value="0.00288864714093506" calcext:value-type="float">
            <text:p>0.00288864714093506</text:p>
          </table:table-cell>
          <table:table-cell office:value-type="float" office:value="-0.999988615512848" calcext:value-type="float">
            <text:p>-0.999988615512848</text:p>
          </table:table-cell>
          <table:table-cell office:value-type="float" office:value="0.000559085339773446" calcext:value-type="float">
            <text:p>0.000559085339773446</text:p>
          </table:table-cell>
          <table:table-cell office:value-type="float" office:value="0.00167373090516776" calcext:value-type="float">
            <text:p>0.00167373090516776</text:p>
          </table:table-cell>
          <table:table-cell office:value-type="float" office:value="-0.00263592274859548" calcext:value-type="float">
            <text:p>-0.002635922748595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3559" calcext:value-type="float">
            <text:p>1419950945.43559</text:p>
          </table:table-cell>
          <table:table-cell office:value-type="string" calcext:value-type="string">
            <text:p>Acceleration</text:p>
          </table:table-cell>
          <table:table-cell office:value-type="float" office:value="0.003662109375" calcext:value-type="float">
            <text:p>0.003662109375</text:p>
          </table:table-cell>
          <table:table-cell office:value-type="float" office:value="0.00408935546875" calcext:value-type="float">
            <text:p>0.00408935546875</text:p>
          </table:table-cell>
          <table:table-cell office:value-type="float" office:value="-1.00169372558594" calcext:value-type="float">
            <text:p>-1.00169372558594</text:p>
          </table:table-cell>
          <table:table-cell table:number-columns-repeated="16"/>
        </table:table-row>
        <table:table-row table:style-name="ro2">
          <table:table-cell office:value-type="float" office:value="1419950945.43561" calcext:value-type="float">
            <text:p>1419950945.43561</text:p>
          </table:table-cell>
          <table:table-cell office:value-type="string" calcext:value-type="string">
            <text:p>Acceleration</text:p>
          </table:table-cell>
          <table:table-cell office:value-type="float" office:value="0.005584716796875" calcext:value-type="float">
            <text:p>0.005584716796875</text:p>
          </table:table-cell>
          <table:table-cell office:value-type="float" office:value="0.0040283203125" calcext:value-type="float">
            <text:p>0.0040283203125</text:p>
          </table:table-cell>
          <table:table-cell office:value-type="float" office:value="-0.999282836914062" calcext:value-type="float">
            <text:p>-0.999282836914062</text:p>
          </table:table-cell>
          <table:table-cell table:number-columns-repeated="16"/>
        </table:table-row>
        <table:table-row table:style-name="ro2">
          <table:table-cell office:value-type="float" office:value="1419950945.44421" calcext:value-type="float">
            <text:p>1419950945.44421</text:p>
          </table:table-cell>
          <table:table-cell office:value-type="string" calcext:value-type="string">
            <text:p>Gyro</text:p>
          </table:table-cell>
          <table:table-cell office:value-type="float" office:value="0.000194410759575784" calcext:value-type="float">
            <text:p>0.000194410759575784</text:p>
          </table:table-cell>
          <table:table-cell office:value-type="float" office:value="-0.0321962859985129" calcext:value-type="float">
            <text:p>-0.0321962859985129</text:p>
          </table:table-cell>
          <table:table-cell office:value-type="float" office:value="0.0110603743232081" calcext:value-type="float">
            <text:p>0.0110603743232081</text:p>
          </table:table-cell>
          <table:table-cell table:number-columns-repeated="16"/>
        </table:table-row>
        <table:table-row table:style-name="ro2">
          <table:table-cell office:value-type="float" office:value="1419950945.44457" calcext:value-type="float">
            <text:p>1419950945.44457</text:p>
          </table:table-cell>
          <table:table-cell office:value-type="string" calcext:value-type="string">
            <text:p>Gyro</text:p>
          </table:table-cell>
          <table:table-cell office:value-type="float" office:value="-0.00235822914526517" calcext:value-type="float">
            <text:p>-0.00235822914526517</text:p>
          </table:table-cell>
          <table:table-cell office:value-type="float" office:value="-0.0180751406344768" calcext:value-type="float">
            <text:p>-0.0180751406344768</text:p>
          </table:table-cell>
          <table:table-cell office:value-type="float" office:value="0.0184218842084051" calcext:value-type="float">
            <text:p>0.0184218842084051</text:p>
          </table:table-cell>
          <table:table-cell table:number-columns-repeated="16"/>
        </table:table-row>
        <table:table-row table:style-name="ro2">
          <table:table-cell office:value-type="float" office:value="1419950945.44422" calcext:value-type="float">
            <text:p>1419950945.44422</text:p>
          </table:table-cell>
          <table:table-cell office:value-type="string" calcext:value-type="string">
            <text:p>Motion</text:p>
          </table:table-cell>
          <table:table-cell office:value-type="float" office:value="-0.00398990325629711" calcext:value-type="float">
            <text:p>-0.00398990325629711</text:p>
          </table:table-cell>
          <table:table-cell office:value-type="float" office:value="0.011398321017623" calcext:value-type="float">
            <text:p>0.011398321017623</text:p>
          </table:table-cell>
          <table:table-cell office:value-type="float" office:value="-0.00816352013498545" calcext:value-type="float">
            <text:p>-0.00816352013498545</text:p>
          </table:table-cell>
          <table:table-cell office:value-type="float" office:value="0.00389618425183182" calcext:value-type="float">
            <text:p>0.00389618425183182</text:p>
          </table:table-cell>
          <table:table-cell office:value-type="float" office:value="-0.00291052494027794" calcext:value-type="float">
            <text:p>-0.00291052494027794</text:p>
          </table:table-cell>
          <table:table-cell office:value-type="float" office:value="-0.00550988746555467" calcext:value-type="float">
            <text:p>-0.00550988746555467</text:p>
          </table:table-cell>
          <table:table-cell office:value-type="float" office:value="-0.00398990325629711" calcext:value-type="float">
            <text:p>-0.00398990325629711</text:p>
          </table:table-cell>
          <table:table-cell office:value-type="float" office:value="0.011398321017623" calcext:value-type="float">
            <text:p>0.011398321017623</text:p>
          </table:table-cell>
          <table:table-cell office:value-type="float" office:value="-0.00816352013498545" calcext:value-type="float">
            <text:p>-0.00816352013498545</text:p>
          </table:table-cell>
          <table:table-cell office:value-type="float" office:value="0.00389615795575082" calcext:value-type="float">
            <text:p>0.00389615795575082</text:p>
          </table:table-cell>
          <table:table-cell office:value-type="float" office:value="0.00291052088141441" calcext:value-type="float">
            <text:p>0.00291052088141441</text:p>
          </table:table-cell>
          <table:table-cell office:value-type="float" office:value="-0.999988198280334" calcext:value-type="float">
            <text:p>-0.999988198280334</text:p>
          </table:table-cell>
          <table:table-cell office:value-type="float" office:value="-0.000234048522543162" calcext:value-type="float">
            <text:p>-0.000234048522543162</text:p>
          </table:table-cell>
          <table:table-cell office:value-type="float" office:value="0.00117883458733559" calcext:value-type="float">
            <text:p>0.00117883458733559</text:p>
          </table:table-cell>
          <table:table-cell office:value-type="float" office:value="-0.00170555128715932" calcext:value-type="float">
            <text:p>-0.001705551287159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5069" calcext:value-type="float">
            <text:p>1419950945.45069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42.923553466797" calcext:value-type="float">
            <text:p>142.923553466797</text:p>
          </table:table-cell>
          <table:table-cell table:number-columns-repeated="16"/>
        </table:table-row>
        <table:table-row table:style-name="ro2">
          <table:table-cell office:value-type="float" office:value="1419950945.45485" calcext:value-type="float">
            <text:p>1419950945.45485</text:p>
          </table:table-cell>
          <table:table-cell office:value-type="string" calcext:value-type="string">
            <text:p>Acceleration</text:p>
          </table:table-cell>
          <table:table-cell office:value-type="float" office:value="0.00164794921875" calcext:value-type="float">
            <text:p>0.00164794921875</text:p>
          </table:table-cell>
          <table:table-cell office:value-type="float" office:value="0.0069732666015625" calcext:value-type="float">
            <text:p>0.0069732666015625</text:p>
          </table:table-cell>
          <table:table-cell office:value-type="float" office:value="-1.00186157226563" calcext:value-type="float">
            <text:p>-1.00186157226563</text:p>
          </table:table-cell>
          <table:table-cell table:number-columns-repeated="16"/>
        </table:table-row>
        <table:table-row table:style-name="ro2">
          <table:table-cell office:value-type="float" office:value="1419950945.45502" calcext:value-type="float">
            <text:p>1419950945.45502</text:p>
          </table:table-cell>
          <table:table-cell office:value-type="string" calcext:value-type="string">
            <text:p>Acceleration</text:p>
          </table:table-cell>
          <table:table-cell office:value-type="float" office:value="-0.0010528564453125" calcext:value-type="float">
            <text:p>-0.0010528564453125</text:p>
          </table:table-cell>
          <table:table-cell office:value-type="float" office:value="0.0029754638671875" calcext:value-type="float">
            <text:p>0.0029754638671875</text:p>
          </table:table-cell>
          <table:table-cell office:value-type="float" office:value="-1.00047302246094" calcext:value-type="float">
            <text:p>-1.00047302246094</text:p>
          </table:table-cell>
          <table:table-cell table:number-columns-repeated="16"/>
        </table:table-row>
        <table:table-row table:style-name="ro2">
          <table:table-cell office:value-type="float" office:value="1419950945.46022" calcext:value-type="float">
            <text:p>1419950945.46022</text:p>
          </table:table-cell>
          <table:table-cell office:value-type="string" calcext:value-type="string">
            <text:p>Gyro</text:p>
          </table:table-cell>
          <table:table-cell office:value-type="float" office:value="-0.0202352305946401" calcext:value-type="float">
            <text:p>-0.0202352305946401</text:p>
          </table:table-cell>
          <table:table-cell office:value-type="float" office:value="-0.0118401478903833" calcext:value-type="float">
            <text:p>-0.0118401478903833</text:p>
          </table:table-cell>
          <table:table-cell office:value-type="float" office:value="0.0211497601129733" calcext:value-type="float">
            <text:p>0.0211497601129733</text:p>
          </table:table-cell>
          <table:table-cell table:number-columns-repeated="16"/>
        </table:table-row>
        <table:table-row table:style-name="ro2">
          <table:table-cell office:value-type="float" office:value="1419950945.45999" calcext:value-type="float">
            <text:p>1419950945.45999</text:p>
          </table:table-cell>
          <table:table-cell office:value-type="string" calcext:value-type="string">
            <text:p>Motion</text:p>
          </table:table-cell>
          <table:table-cell office:value-type="float" office:value="0.00884855352342129" calcext:value-type="float">
            <text:p>0.00884855352342129</text:p>
          </table:table-cell>
          <table:table-cell office:value-type="float" office:value="-0.00430366303771734" calcext:value-type="float">
            <text:p>-0.00430366303771734</text:p>
          </table:table-cell>
          <table:table-cell office:value-type="float" office:value="-0.005899787414819" calcext:value-type="float">
            <text:p>-0.005899787414819</text:p>
          </table:table-cell>
          <table:table-cell office:value-type="float" office:value="0.00394257108681912" calcext:value-type="float">
            <text:p>0.00394257108681912</text:p>
          </table:table-cell>
          <table:table-cell office:value-type="float" office:value="-0.0028572150838373" calcext:value-type="float">
            <text:p>-0.0028572150838373</text:p>
          </table:table-cell>
          <table:table-cell office:value-type="float" office:value="-0.00563782580109427" calcext:value-type="float">
            <text:p>-0.00563782580109427</text:p>
          </table:table-cell>
          <table:table-cell office:value-type="float" office:value="0.00884855352342129" calcext:value-type="float">
            <text:p>0.00884855352342129</text:p>
          </table:table-cell>
          <table:table-cell office:value-type="float" office:value="-0.00430366303771734" calcext:value-type="float">
            <text:p>-0.00430366303771734</text:p>
          </table:table-cell>
          <table:table-cell office:value-type="float" office:value="-0.005899787414819" calcext:value-type="float">
            <text:p>-0.005899787414819</text:p>
          </table:table-cell>
          <table:table-cell office:value-type="float" office:value="0.00394254457205534" calcext:value-type="float">
            <text:p>0.00394254457205534</text:p>
          </table:table-cell>
          <table:table-cell office:value-type="float" office:value="0.00285721127875149" calcext:value-type="float">
            <text:p>0.00285721127875149</text:p>
          </table:table-cell>
          <table:table-cell office:value-type="float" office:value="-0.99998813867569" calcext:value-type="float">
            <text:p>-0.99998813867569</text:p>
          </table:table-cell>
          <table:table-cell office:value-type="float" office:value="0.00164217199198902" calcext:value-type="float">
            <text:p>0.00164217199198902</text:p>
          </table:table-cell>
          <table:table-cell office:value-type="float" office:value="0.00117110915016383" calcext:value-type="float">
            <text:p>0.00117110915016383</text:p>
          </table:table-cell>
          <table:table-cell office:value-type="float" office:value="0.000705309386830777" calcext:value-type="float">
            <text:p>0.0007053093868307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6049" calcext:value-type="float">
            <text:p>1419950945.46049</text:p>
          </table:table-cell>
          <table:table-cell office:value-type="string" calcext:value-type="string">
            <text:p>Motion</text:p>
          </table:table-cell>
          <table:table-cell office:value-type="float" office:value="0.00629172194749117" calcext:value-type="float">
            <text:p>0.00629172194749117</text:p>
          </table:table-cell>
          <table:table-cell office:value-type="float" office:value="0.00981507357209921" calcext:value-type="float">
            <text:p>0.00981507357209921</text:p>
          </table:table-cell>
          <table:table-cell office:value-type="float" office:value="0.00146173185203224" calcext:value-type="float">
            <text:p>0.00146173185203224</text:p>
          </table:table-cell>
          <table:table-cell office:value-type="float" office:value="0.00397712325068694" calcext:value-type="float">
            <text:p>0.00397712325068694</text:p>
          </table:table-cell>
          <table:table-cell office:value-type="float" office:value="-0.00289330250188073" calcext:value-type="float">
            <text:p>-0.00289330250188073</text:p>
          </table:table-cell>
          <table:table-cell office:value-type="float" office:value="-0.00562190731253331" calcext:value-type="float">
            <text:p>-0.00562190731253331</text:p>
          </table:table-cell>
          <table:table-cell office:value-type="float" office:value="0.00629172194749117" calcext:value-type="float">
            <text:p>0.00629172194749117</text:p>
          </table:table-cell>
          <table:table-cell office:value-type="float" office:value="0.00981507357209921" calcext:value-type="float">
            <text:p>0.00981507357209921</text:p>
          </table:table-cell>
          <table:table-cell office:value-type="float" office:value="0.00146173185203224" calcext:value-type="float">
            <text:p>0.00146173185203224</text:p>
          </table:table-cell>
          <table:table-cell office:value-type="float" office:value="0.00397709617391229" calcext:value-type="float">
            <text:p>0.00397709617391229</text:p>
          </table:table-cell>
          <table:table-cell office:value-type="float" office:value="0.00289329839870334" calcext:value-type="float">
            <text:p>0.00289329839870334</text:p>
          </table:table-cell>
          <table:table-cell office:value-type="float" office:value="-0.999987900257111" calcext:value-type="float">
            <text:p>-0.999987900257111</text:p>
          </table:table-cell>
          <table:table-cell office:value-type="float" office:value="-0.00232914695516229" calcext:value-type="float">
            <text:p>-0.00232914695516229</text:p>
          </table:table-cell>
          <table:table-cell office:value-type="float" office:value="0.00407996820285916" calcext:value-type="float">
            <text:p>0.00407996820285916</text:p>
          </table:table-cell>
          <table:table-cell office:value-type="float" office:value="-0.00187366653699428" calcext:value-type="float">
            <text:p>-0.001873666536994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7458" calcext:value-type="float">
            <text:p>1419950945.47458</text:p>
          </table:table-cell>
          <table:table-cell office:value-type="string" calcext:value-type="string">
            <text:p>Acceleration</text:p>
          </table:table-cell>
          <table:table-cell office:value-type="float" office:value="0.00555419921875" calcext:value-type="float">
            <text:p>0.00555419921875</text:p>
          </table:table-cell>
          <table:table-cell office:value-type="float" office:value="0.0041351318359375" calcext:value-type="float">
            <text:p>0.0041351318359375</text:p>
          </table:table-cell>
          <table:table-cell office:value-type="float" office:value="-1.0064697265625" calcext:value-type="float">
            <text:p>-1.0064697265625</text:p>
          </table:table-cell>
          <table:table-cell table:number-columns-repeated="16"/>
        </table:table-row>
        <table:table-row table:style-name="ro2">
          <table:table-cell office:value-type="float" office:value="1419950945.47465" calcext:value-type="float">
            <text:p>1419950945.47465</text:p>
          </table:table-cell>
          <table:table-cell office:value-type="string" calcext:value-type="string">
            <text:p>Acceleration</text:p>
          </table:table-cell>
          <table:table-cell office:value-type="float" office:value="0.0023956298828125" calcext:value-type="float">
            <text:p>0.0023956298828125</text:p>
          </table:table-cell>
          <table:table-cell office:value-type="float" office:value="0.0064697265625" calcext:value-type="float">
            <text:p>0.0064697265625</text:p>
          </table:table-cell>
          <table:table-cell office:value-type="float" office:value="-1.00186157226563" calcext:value-type="float">
            <text:p>-1.00186157226563</text:p>
          </table:table-cell>
          <table:table-cell table:number-columns-repeated="16"/>
        </table:table-row>
        <table:table-row table:style-name="ro2">
          <table:table-cell office:value-type="float" office:value="1419950945.47665" calcext:value-type="float">
            <text:p>1419950945.47665</text:p>
          </table:table-cell>
          <table:table-cell office:value-type="string" calcext:value-type="string">
            <text:p>Gyro</text:p>
          </table:table-cell>
          <table:table-cell office:value-type="float" office:value="-0.0100134856986979" calcext:value-type="float">
            <text:p>-0.0100134856986979</text:p>
          </table:table-cell>
          <table:table-cell office:value-type="float" office:value="-0.0144151583483809" calcext:value-type="float">
            <text:p>-0.0144151583483809</text:p>
          </table:table-cell>
          <table:table-cell office:value-type="float" office:value="0.0209878399186965" calcext:value-type="float">
            <text:p>0.0209878399186965</text:p>
          </table:table-cell>
          <table:table-cell table:number-columns-repeated="16"/>
        </table:table-row>
        <table:table-row table:style-name="ro2">
          <table:table-cell office:value-type="float" office:value="1419950945.47693" calcext:value-type="float">
            <text:p>1419950945.47693</text:p>
          </table:table-cell>
          <table:table-cell office:value-type="string" calcext:value-type="string">
            <text:p>Gyro</text:p>
          </table:table-cell>
          <table:table-cell office:value-type="float" office:value="0.000216514996623442" calcext:value-type="float">
            <text:p>0.000216514996623442</text:p>
          </table:table-cell>
          <table:table-cell office:value-type="float" office:value="-0.0263937906154483" calcext:value-type="float">
            <text:p>-0.0263937906154483</text:p>
          </table:table-cell>
          <table:table-cell office:value-type="float" office:value="0.0171693995477409" calcext:value-type="float">
            <text:p>0.0171693995477409</text:p>
          </table:table-cell>
          <table:table-cell table:number-columns-repeated="16"/>
        </table:table-row>
        <table:table-row table:style-name="ro2">
          <table:table-cell office:value-type="float" office:value="1419950945.47718" calcext:value-type="float">
            <text:p>1419950945.47718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47668" calcext:value-type="float">
            <text:p>1419950945.47668</text:p>
          </table:table-cell>
          <table:table-cell office:value-type="string" calcext:value-type="string">
            <text:p>Motion</text:p>
          </table:table-cell>
          <table:table-cell office:value-type="float" office:value="-0.011585408821702" calcext:value-type="float">
            <text:p>-0.011585408821702</text:p>
          </table:table-cell>
          <table:table-cell office:value-type="float" office:value="0.0160447955131531" calcext:value-type="float">
            <text:p>0.0160447955131531</text:p>
          </table:table-cell>
          <table:table-cell office:value-type="float" office:value="0.00418960303068161" calcext:value-type="float">
            <text:p>0.00418960303068161</text:p>
          </table:table-cell>
          <table:table-cell office:value-type="float" office:value="0.0040474528903332" calcext:value-type="float">
            <text:p>0.0040474528903332</text:p>
          </table:table-cell>
          <table:table-cell office:value-type="float" office:value="-0.00293651414980088" calcext:value-type="float">
            <text:p>-0.00293651414980088</text:p>
          </table:table-cell>
          <table:table-cell office:value-type="float" office:value="-0.00557216568673119" calcext:value-type="float">
            <text:p>-0.00557216568673119</text:p>
          </table:table-cell>
          <table:table-cell office:value-type="float" office:value="-0.011585408821702" calcext:value-type="float">
            <text:p>-0.011585408821702</text:p>
          </table:table-cell>
          <table:table-cell office:value-type="float" office:value="0.0160447955131531" calcext:value-type="float">
            <text:p>0.0160447955131531</text:p>
          </table:table-cell>
          <table:table-cell office:value-type="float" office:value="0.00418960303068161" calcext:value-type="float">
            <text:p>0.00418960303068161</text:p>
          </table:table-cell>
          <table:table-cell office:value-type="float" office:value="0.00404742453247309" calcext:value-type="float">
            <text:p>0.00404742453247309</text:p>
          </table:table-cell>
          <table:table-cell office:value-type="float" office:value="0.00293650990352035" calcext:value-type="float">
            <text:p>0.00293650990352035</text:p>
          </table:table-cell>
          <table:table-cell office:value-type="float" office:value="-0.999987483024597" calcext:value-type="float">
            <text:p>-0.999987483024597</text:p>
          </table:table-cell>
          <table:table-cell office:value-type="float" office:value="-0.00510028097778559" calcext:value-type="float">
            <text:p>-0.00510028097778559</text:p>
          </table:table-cell>
          <table:table-cell office:value-type="float" office:value="0.0000389539382013027" calcext:value-type="float">
            <text:p>3.89539382013027E-005</text:p>
          </table:table-cell>
          <table:table-cell office:value-type="float" office:value="-0.000485524913528934" calcext:value-type="float">
            <text:p>-0.00048552491352893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9214" calcext:value-type="float">
            <text:p>1419950945.49214</text:p>
          </table:table-cell>
          <table:table-cell office:value-type="string" calcext:value-type="string">
            <text:p>Gyro</text:p>
          </table:table-cell>
          <table:table-cell office:value-type="float" office:value="-0.0100616889144284" calcext:value-type="float">
            <text:p>-0.0100616889144284</text:p>
          </table:table-cell>
          <table:table-cell office:value-type="float" office:value="-0.0224903954057192" calcext:value-type="float">
            <text:p>-0.0224903954057192</text:p>
          </table:table-cell>
          <table:table-cell office:value-type="float" office:value="0.00998791935223318" calcext:value-type="float">
            <text:p>0.00998791935223318</text:p>
          </table:table-cell>
          <table:table-cell table:number-columns-repeated="16"/>
        </table:table-row>
        <table:table-row table:style-name="ro2">
          <table:table-cell office:value-type="float" office:value="1419950945.49247" calcext:value-type="float">
            <text:p>1419950945.49247</text:p>
          </table:table-cell>
          <table:table-cell office:value-type="string" calcext:value-type="string">
            <text:p>Motion</text:p>
          </table:table-cell>
          <table:table-cell office:value-type="float" office:value="0.00886150076985359" calcext:value-type="float">
            <text:p>0.00886150076985359</text:p>
          </table:table-cell>
          <table:table-cell office:value-type="float" office:value="0.00149076210800558" calcext:value-type="float">
            <text:p>0.00149076210800558</text:p>
          </table:table-cell>
          <table:table-cell office:value-type="float" office:value="0.000209283825824968" calcext:value-type="float">
            <text:p>0.000209283825824968</text:p>
          </table:table-cell>
          <table:table-cell office:value-type="float" office:value="0.00417796612791117" calcext:value-type="float">
            <text:p>0.00417796612791117</text:p>
          </table:table-cell>
          <table:table-cell office:value-type="float" office:value="-0.00296977957319323" calcext:value-type="float">
            <text:p>-0.00296977957319323</text:p>
          </table:table-cell>
          <table:table-cell office:value-type="float" office:value="-0.00555923947936269" calcext:value-type="float">
            <text:p>-0.00555923947936269</text:p>
          </table:table-cell>
          <table:table-cell office:value-type="float" office:value="0.00886150076985359" calcext:value-type="float">
            <text:p>0.00886150076985359</text:p>
          </table:table-cell>
          <table:table-cell office:value-type="float" office:value="0.00149076210800558" calcext:value-type="float">
            <text:p>0.00149076210800558</text:p>
          </table:table-cell>
          <table:table-cell office:value-type="float" office:value="0.000209283825824968" calcext:value-type="float">
            <text:p>0.000209283825824968</text:p>
          </table:table-cell>
          <table:table-cell office:value-type="float" office:value="0.00417793542146683" calcext:value-type="float">
            <text:p>0.00417793542146683</text:p>
          </table:table-cell>
          <table:table-cell office:value-type="float" office:value="0.0029697751160711" calcext:value-type="float">
            <text:p>0.0029697751160711</text:p>
          </table:table-cell>
          <table:table-cell office:value-type="float" office:value="-0.999986886978149" calcext:value-type="float">
            <text:p>-0.999986886978149</text:p>
          </table:table-cell>
          <table:table-cell office:value-type="float" office:value="-0.00178230565506965" calcext:value-type="float">
            <text:p>-0.00178230565506965</text:p>
          </table:table-cell>
          <table:table-cell office:value-type="float" office:value="0.0034999514464289" calcext:value-type="float">
            <text:p>0.0034999514464289</text:p>
          </table:table-cell>
          <table:table-cell office:value-type="float" office:value="-0.00187470973469317" calcext:value-type="float">
            <text:p>-0.001874709734693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9213" calcext:value-type="float">
            <text:p>1419950945.49213</text:p>
          </table:table-cell>
          <table:table-cell office:value-type="string" calcext:value-type="string">
            <text:p>Motion</text:p>
          </table:table-cell>
          <table:table-cell office:value-type="float" office:value="-0.00136490270961076" calcext:value-type="float">
            <text:p>-0.00136490270961076</text:p>
          </table:table-cell>
          <table:table-cell office:value-type="float" office:value="0.0134712224826217" calcext:value-type="float">
            <text:p>0.0134712224826217</text:p>
          </table:table-cell>
          <table:table-cell office:value-type="float" office:value="0.00402772845700383" calcext:value-type="float">
            <text:p>0.00402772845700383</text:p>
          </table:table-cell>
          <table:table-cell office:value-type="float" office:value="0.00415902958987656" calcext:value-type="float">
            <text:p>0.00415902958987656</text:p>
          </table:table-cell>
          <table:table-cell office:value-type="float" office:value="-0.0029441029199418" calcext:value-type="float">
            <text:p>-0.0029441029199418</text:p>
          </table:table-cell>
          <table:table-cell office:value-type="float" office:value="-0.00556869927041791" calcext:value-type="float">
            <text:p>-0.00556869927041791</text:p>
          </table:table-cell>
          <table:table-cell office:value-type="float" office:value="-0.00136490270961076" calcext:value-type="float">
            <text:p>-0.00136490270961076</text:p>
          </table:table-cell>
          <table:table-cell office:value-type="float" office:value="0.0134712224826217" calcext:value-type="float">
            <text:p>0.0134712224826217</text:p>
          </table:table-cell>
          <table:table-cell office:value-type="float" office:value="0.00402772845700383" calcext:value-type="float">
            <text:p>0.00402772845700383</text:p>
          </table:table-cell>
          <table:table-cell office:value-type="float" office:value="0.00415899977087975" calcext:value-type="float">
            <text:p>0.00415899977087975</text:p>
          </table:table-cell>
          <table:table-cell office:value-type="float" office:value="0.00294409855268896" calcext:value-type="float">
            <text:p>0.00294409855268896</text:p>
          </table:table-cell>
          <table:table-cell office:value-type="float" office:value="-0.999987006187439" calcext:value-type="float">
            <text:p>-0.999987006187439</text:p>
          </table:table-cell>
          <table:table-cell office:value-type="float" office:value="0.0013951996807009" calcext:value-type="float">
            <text:p>0.0013951996807009</text:p>
          </table:table-cell>
          <table:table-cell office:value-type="float" office:value="0.00119103316683322" calcext:value-type="float">
            <text:p>0.00119103316683322</text:p>
          </table:table-cell>
          <table:table-cell office:value-type="float" office:value="-0.00648270919919014" calcext:value-type="float">
            <text:p>-0.006482709199190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49415" calcext:value-type="float">
            <text:p>1419950945.49415</text:p>
          </table:table-cell>
          <table:table-cell office:value-type="string" calcext:value-type="string">
            <text:p>Acceleration</text:p>
          </table:table-cell>
          <table:table-cell office:value-type="float" office:value="0.0023956298828125" calcext:value-type="float">
            <text:p>0.0023956298828125</text:p>
          </table:table-cell>
          <table:table-cell office:value-type="float" office:value="0.006500244140625" calcext:value-type="float">
            <text:p>0.006500244140625</text:p>
          </table:table-cell>
          <table:table-cell office:value-type="float" office:value="-1.00306701660156" calcext:value-type="float">
            <text:p>-1.00306701660156</text:p>
          </table:table-cell>
          <table:table-cell table:number-columns-repeated="16"/>
        </table:table-row>
        <table:table-row table:style-name="ro2">
          <table:table-cell office:value-type="float" office:value="1419950945.49436" calcext:value-type="float">
            <text:p>1419950945.49436</text:p>
          </table:table-cell>
          <table:table-cell office:value-type="string" calcext:value-type="string">
            <text:p>Acceleration</text:p>
          </table:table-cell>
          <table:table-cell office:value-type="float" office:value="0.001739501953125" calcext:value-type="float">
            <text:p>0.001739501953125</text:p>
          </table:table-cell>
          <table:table-cell office:value-type="float" office:value="0.0045623779296875" calcext:value-type="float">
            <text:p>0.0045623779296875</text:p>
          </table:table-cell>
          <table:table-cell office:value-type="float" office:value="-0.999969482421875" calcext:value-type="float">
            <text:p>-0.999969482421875</text:p>
          </table:table-cell>
          <table:table-cell table:number-columns-repeated="16"/>
        </table:table-row>
        <table:table-row table:style-name="ro2">
          <table:table-cell office:value-type="float" office:value="1419950945.50278" calcext:value-type="float">
            <text:p>1419950945.50278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7.093338012695" calcext:value-type="float">
            <text:p>227.093338012695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5.50812" calcext:value-type="float">
            <text:p>1419950945.50812</text:p>
          </table:table-cell>
          <table:table-cell office:value-type="string" calcext:value-type="string">
            <text:p>Gyro</text:p>
          </table:table-cell>
          <table:table-cell office:value-type="float" office:value="-0.00111213607121709" calcext:value-type="float">
            <text:p>-0.00111213607121709</text:p>
          </table:table-cell>
          <table:table-cell office:value-type="float" office:value="-0.019189673550675" calcext:value-type="float">
            <text:p>-0.019189673550675</text:p>
          </table:table-cell>
          <table:table-cell office:value-type="float" office:value="0.0135083519972089" calcext:value-type="float">
            <text:p>0.0135083519972089</text:p>
          </table:table-cell>
          <table:table-cell table:number-columns-repeated="16"/>
        </table:table-row>
        <table:table-row table:style-name="ro2">
          <table:table-cell office:value-type="float" office:value="1419950945.50845" calcext:value-type="float">
            <text:p>1419950945.50845</text:p>
          </table:table-cell>
          <table:table-cell office:value-type="string" calcext:value-type="string">
            <text:p>Gyro</text:p>
          </table:table-cell>
          <table:table-cell office:value-type="float" office:value="-0.00876765894075887" calcext:value-type="float">
            <text:p>-0.00876765894075887</text:p>
          </table:table-cell>
          <table:table-cell office:value-type="float" office:value="-0.0225641649679144" calcext:value-type="float">
            <text:p>-0.0225641649679144</text:p>
          </table:table-cell>
          <table:table-cell office:value-type="float" office:value="0.0124143254214044" calcext:value-type="float">
            <text:p>0.0124143254214044</text:p>
          </table:table-cell>
          <table:table-cell table:number-columns-repeated="16"/>
        </table:table-row>
        <table:table-row table:style-name="ro2">
          <table:table-cell office:value-type="float" office:value="1419950945.50815" calcext:value-type="float">
            <text:p>1419950945.50815</text:p>
          </table:table-cell>
          <table:table-cell office:value-type="string" calcext:value-type="string">
            <text:p>Motion</text:p>
          </table:table-cell>
          <table:table-cell office:value-type="float" office:value="-0.00142032385338098" calcext:value-type="float">
            <text:p>-0.00142032385338098</text:p>
          </table:table-cell>
          <table:table-cell office:value-type="float" office:value="0.00539226643741131" calcext:value-type="float">
            <text:p>0.00539226643741131</text:p>
          </table:table-cell>
          <table:table-cell office:value-type="float" office:value="-0.00697218114510179" calcext:value-type="float">
            <text:p>-0.00697218114510179</text:p>
          </table:table-cell>
          <table:table-cell office:value-type="float" office:value="0.00423009127178667" calcext:value-type="float">
            <text:p>0.00423009127178667</text:p>
          </table:table-cell>
          <table:table-cell office:value-type="float" office:value="-0.00305742869037263" calcext:value-type="float">
            <text:p>-0.00305742869037263</text:p>
          </table:table-cell>
          <table:table-cell office:value-type="float" office:value="-0.00560069680239681" calcext:value-type="float">
            <text:p>-0.00560069680239681</text:p>
          </table:table-cell>
          <table:table-cell office:value-type="float" office:value="-0.00142032385338098" calcext:value-type="float">
            <text:p>-0.00142032385338098</text:p>
          </table:table-cell>
          <table:table-cell office:value-type="float" office:value="0.00539226643741131" calcext:value-type="float">
            <text:p>0.00539226643741131</text:p>
          </table:table-cell>
          <table:table-cell office:value-type="float" office:value="-0.00697218114510179" calcext:value-type="float">
            <text:p>-0.00697218114510179</text:p>
          </table:table-cell>
          <table:table-cell office:value-type="float" office:value="0.00423005875200033" calcext:value-type="float">
            <text:p>0.00423005875200033</text:p>
          </table:table-cell>
          <table:table-cell office:value-type="float" office:value="0.00305742397904396" calcext:value-type="float">
            <text:p>0.00305742397904396</text:p>
          </table:table-cell>
          <table:table-cell office:value-type="float" office:value="-0.999986350536346" calcext:value-type="float">
            <text:p>-0.999986350536346</text:p>
          </table:table-cell>
          <table:table-cell office:value-type="float" office:value="-0.00183442898560315" calcext:value-type="float">
            <text:p>-0.00183442898560315</text:p>
          </table:table-cell>
          <table:table-cell office:value-type="float" office:value="0.00344282016158104" calcext:value-type="float">
            <text:p>0.00344282016158104</text:p>
          </table:table-cell>
          <table:table-cell office:value-type="float" office:value="-0.00308063742704689" calcext:value-type="float">
            <text:p>-0.003080637427046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1346" calcext:value-type="float">
            <text:p>1419950945.51346</text:p>
          </table:table-cell>
          <table:table-cell office:value-type="string" calcext:value-type="string">
            <text:p>Acceleration</text:p>
          </table:table-cell>
          <table:table-cell office:value-type="float" office:value="0.0042877197265625" calcext:value-type="float">
            <text:p>0.0042877197265625</text:p>
          </table:table-cell>
          <table:table-cell office:value-type="float" office:value="0.0069427490234375" calcext:value-type="float">
            <text:p>0.0069427490234375</text:p>
          </table:table-cell>
          <table:table-cell office:value-type="float" office:value="-1.00212097167969" calcext:value-type="float">
            <text:p>-1.00212097167969</text:p>
          </table:table-cell>
          <table:table-cell table:number-columns-repeated="16"/>
        </table:table-row>
        <table:table-row table:style-name="ro2">
          <table:table-cell office:value-type="float" office:value="1419950945.51361" calcext:value-type="float">
            <text:p>1419950945.51361</text:p>
          </table:table-cell>
          <table:table-cell office:value-type="string" calcext:value-type="string">
            <text:p>Acceleration</text:p>
          </table:table-cell>
          <table:table-cell office:value-type="float" office:value="0.0024261474609375" calcext:value-type="float">
            <text:p>0.0024261474609375</text:p>
          </table:table-cell>
          <table:table-cell office:value-type="float" office:value="0.00579833984375" calcext:value-type="float">
            <text:p>0.00579833984375</text:p>
          </table:table-cell>
          <table:table-cell office:value-type="float" office:value="-1.00332641601563" calcext:value-type="float">
            <text:p>-1.00332641601563</text:p>
          </table:table-cell>
          <table:table-cell table:number-columns-repeated="16"/>
        </table:table-row>
        <table:table-row table:style-name="ro2">
          <table:table-cell office:value-type="float" office:value="1419950945.52405" calcext:value-type="float">
            <text:p>1419950945.52405</text:p>
          </table:table-cell>
          <table:table-cell office:value-type="string" calcext:value-type="string">
            <text:p>Gyro</text:p>
          </table:table-cell>
          <table:table-cell office:value-type="float" office:value="0.000233825543708957" calcext:value-type="float">
            <text:p>0.000233825543708957</text:p>
          </table:table-cell>
          <table:table-cell office:value-type="float" office:value="-0.0311315541946993" calcext:value-type="float">
            <text:p>-0.0311315541946993</text:p>
          </table:table-cell>
          <table:table-cell office:value-type="float" office:value="0.0171765900826841" calcext:value-type="float">
            <text:p>0.0171765900826841</text:p>
          </table:table-cell>
          <table:table-cell table:number-columns-repeated="16"/>
        </table:table-row>
        <table:table-row table:style-name="ro2">
          <table:table-cell office:value-type="float" office:value="1419950945.52384" calcext:value-type="float">
            <text:p>1419950945.52384</text:p>
          </table:table-cell>
          <table:table-cell office:value-type="string" calcext:value-type="string">
            <text:p>Motion</text:p>
          </table:table-cell>
          <table:table-cell office:value-type="float" office:value="0.00752765592187643" calcext:value-type="float">
            <text:p>0.00752765592187643</text:p>
          </table:table-cell>
          <table:table-cell office:value-type="float" office:value="0.00869036559015513" calcext:value-type="float">
            <text:p>0.00869036559015513</text:p>
          </table:table-cell>
          <table:table-cell office:value-type="float" office:value="-0.00345173617824912" calcext:value-type="float">
            <text:p>-0.00345173617824912</text:p>
          </table:table-cell>
          <table:table-cell office:value-type="float" office:value="0.00426170007475467" calcext:value-type="float">
            <text:p>0.00426170007475467</text:p>
          </table:table-cell>
          <table:table-cell office:value-type="float" office:value="-0.00299593780615691" calcext:value-type="float">
            <text:p>-0.00299593780615691</text:p>
          </table:table-cell>
          <table:table-cell office:value-type="float" office:value="-0.00564454066436466" calcext:value-type="float">
            <text:p>-0.00564454066436466</text:p>
          </table:table-cell>
          <table:table-cell office:value-type="float" office:value="0.00752765592187643" calcext:value-type="float">
            <text:p>0.00752765592187643</text:p>
          </table:table-cell>
          <table:table-cell office:value-type="float" office:value="0.00869036559015513" calcext:value-type="float">
            <text:p>0.00869036559015513</text:p>
          </table:table-cell>
          <table:table-cell office:value-type="float" office:value="-0.00345173617824912" calcext:value-type="float">
            <text:p>-0.00345173617824912</text:p>
          </table:table-cell>
          <table:table-cell office:value-type="float" office:value="0.00426166784018278" calcext:value-type="float">
            <text:p>0.00426166784018278</text:p>
          </table:table-cell>
          <table:table-cell office:value-type="float" office:value="0.00299593340605497" calcext:value-type="float">
            <text:p>0.00299593340605497</text:p>
          </table:table-cell>
          <table:table-cell office:value-type="float" office:value="-0.999986410140991" calcext:value-type="float">
            <text:p>-0.999986410140991</text:p>
          </table:table-cell>
          <table:table-cell office:value-type="float" office:value="-0.00252216611988843" calcext:value-type="float">
            <text:p>-0.00252216611988843</text:p>
          </table:table-cell>
          <table:table-cell office:value-type="float" office:value="0.00156644464004785" calcext:value-type="float">
            <text:p>0.00156644464004785</text:p>
          </table:table-cell>
          <table:table-cell office:value-type="float" office:value="0.0000169487702805782" calcext:value-type="float">
            <text:p>1.69487702805782E-0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2437" calcext:value-type="float">
            <text:p>1419950945.52437</text:p>
          </table:table-cell>
          <table:table-cell office:value-type="string" calcext:value-type="string">
            <text:p>Motion</text:p>
          </table:table-cell>
          <table:table-cell office:value-type="float" office:value="-0.000131956374389119" calcext:value-type="float">
            <text:p>-0.000131956374389119</text:p>
          </table:table-cell>
          <table:table-cell office:value-type="float" office:value="0.00531583605334163" calcext:value-type="float">
            <text:p>0.00531583605334163</text:p>
          </table:table-cell>
          <table:table-cell office:value-type="float" office:value="-0.00454573472961783" calcext:value-type="float">
            <text:p>-0.00454573472961783</text:p>
          </table:table-cell>
          <table:table-cell office:value-type="float" office:value="0.00431830270907327" calcext:value-type="float">
            <text:p>0.00431830270907327</text:p>
          </table:table-cell>
          <table:table-cell office:value-type="float" office:value="-0.00305696691617585" calcext:value-type="float">
            <text:p>-0.00305696691617585</text:p>
          </table:table-cell>
          <table:table-cell office:value-type="float" office:value="-0.00569307619182889" calcext:value-type="float">
            <text:p>-0.00569307619182889</text:p>
          </table:table-cell>
          <table:table-cell office:value-type="float" office:value="-0.000131956374389119" calcext:value-type="float">
            <text:p>-0.000131956374389119</text:p>
          </table:table-cell>
          <table:table-cell office:value-type="float" office:value="0.00531583605334163" calcext:value-type="float">
            <text:p>0.00531583605334163</text:p>
          </table:table-cell>
          <table:table-cell office:value-type="float" office:value="-0.00454573472961783" calcext:value-type="float">
            <text:p>-0.00454573472961783</text:p>
          </table:table-cell>
          <table:table-cell office:value-type="float" office:value="0.00431826896965504" calcext:value-type="float">
            <text:p>0.00431826896965504</text:p>
          </table:table-cell>
          <table:table-cell office:value-type="float" office:value="0.00305696204304695" calcext:value-type="float">
            <text:p>0.00305696204304695</text:p>
          </table:table-cell>
          <table:table-cell office:value-type="float" office:value="-0.999985992908478" calcext:value-type="float">
            <text:p>-0.999985992908478</text:p>
          </table:table-cell>
          <table:table-cell office:value-type="float" office:value="-0.0000305493849737104" calcext:value-type="float">
            <text:p>-3.05493849737104E-005</text:p>
          </table:table-cell>
          <table:table-cell office:value-type="float" office:value="0.00388578698039055" calcext:value-type="float">
            <text:p>0.00388578698039055</text:p>
          </table:table-cell>
          <table:table-cell office:value-type="float" office:value="-0.00213496806100011" calcext:value-type="float">
            <text:p>-0.0021349680610001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2877" calcext:value-type="float">
            <text:p>1419950945.52877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5.5332" calcext:value-type="float">
            <text:p>1419950945.5332</text:p>
          </table:table-cell>
          <table:table-cell office:value-type="string" calcext:value-type="string">
            <text:p>Acceleration</text:p>
          </table:table-cell>
          <table:table-cell office:value-type="float" office:value="0.0031585693359375" calcext:value-type="float">
            <text:p>0.0031585693359375</text:p>
          </table:table-cell>
          <table:table-cell office:value-type="float" office:value="0.0054931640625" calcext:value-type="float">
            <text:p>0.0054931640625</text:p>
          </table:table-cell>
          <table:table-cell office:value-type="float" office:value="-0.999969482421875" calcext:value-type="float">
            <text:p>-0.999969482421875</text:p>
          </table:table-cell>
          <table:table-cell table:number-columns-repeated="16"/>
        </table:table-row>
        <table:table-row table:style-name="ro2">
          <table:table-cell office:value-type="float" office:value="1419950945.53322" calcext:value-type="float">
            <text:p>1419950945.53322</text:p>
          </table:table-cell>
          <table:table-cell office:value-type="string" calcext:value-type="string">
            <text:p>Acceleration</text:p>
          </table:table-cell>
          <table:table-cell office:value-type="float" office:value="0.0029754638671875" calcext:value-type="float">
            <text:p>0.0029754638671875</text:p>
          </table:table-cell>
          <table:table-cell office:value-type="float" office:value="0.0029449462890625" calcext:value-type="float">
            <text:p>0.0029449462890625</text:p>
          </table:table-cell>
          <table:table-cell office:value-type="float" office:value="-1.00289916992188" calcext:value-type="float">
            <text:p>-1.00289916992188</text:p>
          </table:table-cell>
          <table:table-cell table:number-columns-repeated="16"/>
        </table:table-row>
        <table:table-row table:style-name="ro2">
          <table:table-cell office:value-type="float" office:value="1419950945.53984" calcext:value-type="float">
            <text:p>1419950945.53984</text:p>
          </table:table-cell>
          <table:table-cell office:value-type="string" calcext:value-type="string">
            <text:p>Gyro</text:p>
          </table:table-cell>
          <table:table-cell office:value-type="float" office:value="-0.00752129955060178" calcext:value-type="float">
            <text:p>-0.00752129955060178</text:p>
          </table:table-cell>
          <table:table-cell office:value-type="float" office:value="-0.018988871204483" calcext:value-type="float">
            <text:p>-0.018988871204483</text:p>
          </table:table-cell>
          <table:table-cell office:value-type="float" office:value="0.00994104771704778" calcext:value-type="float">
            <text:p>0.00994104771704778</text:p>
          </table:table-cell>
          <table:table-cell table:number-columns-repeated="16"/>
        </table:table-row>
        <table:table-row table:style-name="ro2">
          <table:table-cell office:value-type="float" office:value="1419950945.54031" calcext:value-type="float">
            <text:p>1419950945.54031</text:p>
          </table:table-cell>
          <table:table-cell office:value-type="string" calcext:value-type="string">
            <text:p>Gyro</text:p>
          </table:table-cell>
          <table:table-cell office:value-type="float" office:value="-0.00751703849285766" calcext:value-type="float">
            <text:p>-0.00751703849285766</text:p>
          </table:table-cell>
          <table:table-cell office:value-type="float" office:value="-0.022518092281056" calcext:value-type="float">
            <text:p>-0.022518092281056</text:p>
          </table:table-cell>
          <table:table-cell office:value-type="float" office:value="0.00872265151833653" calcext:value-type="float">
            <text:p>0.00872265151833653</text:p>
          </table:table-cell>
          <table:table-cell table:number-columns-repeated="16"/>
        </table:table-row>
        <table:table-row table:style-name="ro2">
          <table:table-cell office:value-type="float" office:value="1419950945.5401" calcext:value-type="float">
            <text:p>1419950945.5401</text:p>
          </table:table-cell>
          <table:table-cell office:value-type="string" calcext:value-type="string">
            <text:p>Motion</text:p>
          </table:table-cell>
          <table:table-cell office:value-type="float" office:value="0.00886667519807816" calcext:value-type="float">
            <text:p>0.00886667519807816</text:p>
          </table:table-cell>
          <table:table-cell office:value-type="float" office:value="-0.00325358496047556" calcext:value-type="float">
            <text:p>-0.00325358496047556</text:p>
          </table:table-cell>
          <table:table-cell office:value-type="float" office:value="0.000216546017327346" calcext:value-type="float">
            <text:p>0.000216546017327346</text:p>
          </table:table-cell>
          <table:table-cell office:value-type="float" office:value="0.0042895220995924" calcext:value-type="float">
            <text:p>0.0042895220995924</text:p>
          </table:table-cell>
          <table:table-cell office:value-type="float" office:value="-0.00300195451093907" calcext:value-type="float">
            <text:p>-0.00300195451093907</text:p>
          </table:table-cell>
          <table:table-cell office:value-type="float" office:value="-0.00570449911839958" calcext:value-type="float">
            <text:p>-0.00570449911839958</text:p>
          </table:table-cell>
          <table:table-cell office:value-type="float" office:value="0.00886667519807816" calcext:value-type="float">
            <text:p>0.00886667519807816</text:p>
          </table:table-cell>
          <table:table-cell office:value-type="float" office:value="-0.00325358496047556" calcext:value-type="float">
            <text:p>-0.00325358496047556</text:p>
          </table:table-cell>
          <table:table-cell office:value-type="float" office:value="0.000216546017327346" calcext:value-type="float">
            <text:p>0.000216546017327346</text:p>
          </table:table-cell>
          <table:table-cell office:value-type="float" office:value="0.00428948970511556" calcext:value-type="float">
            <text:p>0.00428948970511556</text:p>
          </table:table-cell>
          <table:table-cell office:value-type="float" office:value="0.00300194998271763" calcext:value-type="float">
            <text:p>0.00300194998271763</text:p>
          </table:table-cell>
          <table:table-cell office:value-type="float" office:value="-0.999986290931702" calcext:value-type="float">
            <text:p>-0.999986290931702</text:p>
          </table:table-cell>
          <table:table-cell office:value-type="float" office:value="-0.00186334212776274" calcext:value-type="float">
            <text:p>-0.00186334212776274</text:p>
          </table:table-cell>
          <table:table-cell office:value-type="float" office:value="0.00279638986103237" calcext:value-type="float">
            <text:p>0.00279638986103237</text:p>
          </table:table-cell>
          <table:table-cell office:value-type="float" office:value="-0.00334012182429433" calcext:value-type="float">
            <text:p>-0.0033401218242943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5264" calcext:value-type="float">
            <text:p>1419950945.55264</text:p>
          </table:table-cell>
          <table:table-cell office:value-type="string" calcext:value-type="string">
            <text:p>Acceleration</text:p>
          </table:table-cell>
          <table:table-cell office:value-type="float" office:value="0.000732421875" calcext:value-type="float">
            <text:p>0.000732421875</text:p>
          </table:table-cell>
          <table:table-cell office:value-type="float" office:value="0.0069427490234375" calcext:value-type="float">
            <text:p>0.0069427490234375</text:p>
          </table:table-cell>
          <table:table-cell office:value-type="float" office:value="-0.998504638671875" calcext:value-type="float">
            <text:p>-0.998504638671875</text:p>
          </table:table-cell>
          <table:table-cell table:number-columns-repeated="16"/>
        </table:table-row>
        <table:table-row table:style-name="ro2">
          <table:table-cell office:value-type="float" office:value="1419950945.55266" calcext:value-type="float">
            <text:p>1419950945.55266</text:p>
          </table:table-cell>
          <table:table-cell office:value-type="string" calcext:value-type="string">
            <text:p>Acceleration</text:p>
          </table:table-cell>
          <table:table-cell office:value-type="float" office:value="0.0021820068359375" calcext:value-type="float">
            <text:p>0.0021820068359375</text:p>
          </table:table-cell>
          <table:table-cell office:value-type="float" office:value="0.0051116943359375" calcext:value-type="float">
            <text:p>0.0051116943359375</text:p>
          </table:table-cell>
          <table:table-cell office:value-type="float" office:value="-1.00502014160156" calcext:value-type="float">
            <text:p>-1.00502014160156</text:p>
          </table:table-cell>
          <table:table-cell table:number-columns-repeated="16"/>
        </table:table-row>
        <table:table-row table:style-name="ro2">
          <table:table-cell office:value-type="float" office:value="1419950945.55486" calcext:value-type="float">
            <text:p>1419950945.55486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4.076171875" calcext:value-type="float">
            <text:p>144.076171875</text:p>
          </table:table-cell>
          <table:table-cell table:number-columns-repeated="16"/>
        </table:table-row>
        <table:table-row table:style-name="ro2">
          <table:table-cell office:value-type="float" office:value="1419950945.5559" calcext:value-type="float">
            <text:p>1419950945.5559</text:p>
          </table:table-cell>
          <table:table-cell office:value-type="string" calcext:value-type="string">
            <text:p>Gyro</text:p>
          </table:table-cell>
          <table:table-cell office:value-type="float" office:value="-0.00366983598212919" calcext:value-type="float">
            <text:p>-0.00366983598212919</text:p>
          </table:table-cell>
          <table:table-cell office:value-type="float" office:value="-0.0202983475124749" calcext:value-type="float">
            <text:p>-0.0202983475124749</text:p>
          </table:table-cell>
          <table:table-cell office:value-type="float" office:value="0.0123280390020858" calcext:value-type="float">
            <text:p>0.0123280390020858</text:p>
          </table:table-cell>
          <table:table-cell table:number-columns-repeated="16"/>
        </table:table-row>
        <table:table-row table:style-name="ro2">
          <table:table-cell office:value-type="float" office:value="1419950945.55585" calcext:value-type="float">
            <text:p>1419950945.55585</text:p>
          </table:table-cell>
          <table:table-cell office:value-type="string" calcext:value-type="string">
            <text:p>Motion</text:p>
          </table:table-cell>
          <table:table-cell office:value-type="float" office:value="0.00110897235572338" calcext:value-type="float">
            <text:p>0.00110897235572338</text:p>
          </table:table-cell>
          <table:table-cell office:value-type="float" office:value="0.00888642948120832" calcext:value-type="float">
            <text:p>0.00888642948120832</text:p>
          </table:table-cell>
          <table:table-cell office:value-type="float" office:value="-0.00701896799728274" calcext:value-type="float">
            <text:p>-0.00701896799728274</text:p>
          </table:table-cell>
          <table:table-cell office:value-type="float" office:value="0.00434056928473636" calcext:value-type="float">
            <text:p>0.00434056928473636</text:p>
          </table:table-cell>
          <table:table-cell office:value-type="float" office:value="-0.00298357663558966" calcext:value-type="float">
            <text:p>-0.00298357663558966</text:p>
          </table:table-cell>
          <table:table-cell office:value-type="float" office:value="-0.00573478705777446" calcext:value-type="float">
            <text:p>-0.00573478705777446</text:p>
          </table:table-cell>
          <table:table-cell office:value-type="float" office:value="0.00110897235572338" calcext:value-type="float">
            <text:p>0.00110897235572338</text:p>
          </table:table-cell>
          <table:table-cell office:value-type="float" office:value="0.00888642948120832" calcext:value-type="float">
            <text:p>0.00888642948120832</text:p>
          </table:table-cell>
          <table:table-cell office:value-type="float" office:value="-0.00701896799728274" calcext:value-type="float">
            <text:p>-0.00701896799728274</text:p>
          </table:table-cell>
          <table:table-cell office:value-type="float" office:value="0.00434053642675281" calcext:value-type="float">
            <text:p>0.00434053642675281</text:p>
          </table:table-cell>
          <table:table-cell office:value-type="float" office:value="0.00298357219435275" calcext:value-type="float">
            <text:p>0.00298357219435275</text:p>
          </table:table-cell>
          <table:table-cell office:value-type="float" office:value="-0.999986112117767" calcext:value-type="float">
            <text:p>-0.999986112117767</text:p>
          </table:table-cell>
          <table:table-cell office:value-type="float" office:value="-0.00136507244314998" calcext:value-type="float">
            <text:p>-0.00136507244314998</text:p>
          </table:table-cell>
          <table:table-cell office:value-type="float" office:value="-0.0000386259198421612" calcext:value-type="float">
            <text:p>-3.86259198421612E-005</text:p>
          </table:table-cell>
          <table:table-cell office:value-type="float" office:value="-0.00291304104030132" calcext:value-type="float">
            <text:p>-0.002913041040301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5619" calcext:value-type="float">
            <text:p>1419950945.55619</text:p>
          </table:table-cell>
          <table:table-cell office:value-type="string" calcext:value-type="string">
            <text:p>Motion</text:p>
          </table:table-cell>
          <table:table-cell office:value-type="float" office:value="0.00110902730375528" calcext:value-type="float">
            <text:p>0.00110902730375528</text:p>
          </table:table-cell>
          <table:table-cell office:value-type="float" office:value="0.00535336975008249" calcext:value-type="float">
            <text:p>0.00535336975008249</text:p>
          </table:table-cell>
          <table:table-cell office:value-type="float" office:value="-0.00823736563324928" calcext:value-type="float">
            <text:p>-0.00823736563324928</text:p>
          </table:table-cell>
          <table:table-cell office:value-type="float" office:value="0.00432972117866912" calcext:value-type="float">
            <text:p>0.00432972117866912</text:p>
          </table:table-cell>
          <table:table-cell office:value-type="float" office:value="-0.00300528750740734" calcext:value-type="float">
            <text:p>-0.00300528750740734</text:p>
          </table:table-cell>
          <table:table-cell office:value-type="float" office:value="-0.00582993177491777" calcext:value-type="float">
            <text:p>-0.00582993177491777</text:p>
          </table:table-cell>
          <table:table-cell office:value-type="float" office:value="0.00110902730375528" calcext:value-type="float">
            <text:p>0.00110902730375528</text:p>
          </table:table-cell>
          <table:table-cell office:value-type="float" office:value="0.00535336975008249" calcext:value-type="float">
            <text:p>0.00535336975008249</text:p>
          </table:table-cell>
          <table:table-cell office:value-type="float" office:value="-0.00823736563324928" calcext:value-type="float">
            <text:p>-0.00823736563324928</text:p>
          </table:table-cell>
          <table:table-cell office:value-type="float" office:value="0.0043296879157424" calcext:value-type="float">
            <text:p>0.0043296879157424</text:p>
          </table:table-cell>
          <table:table-cell office:value-type="float" office:value="0.00300528295338154" calcext:value-type="float">
            <text:p>0.00300528295338154</text:p>
          </table:table-cell>
          <table:table-cell office:value-type="float" office:value="-0.999986112117767" calcext:value-type="float">
            <text:p>-0.999986112117767</text:p>
          </table:table-cell>
          <table:table-cell office:value-type="float" office:value="-0.00359726627357304" calcext:value-type="float">
            <text:p>-0.00359726627357304</text:p>
          </table:table-cell>
          <table:table-cell office:value-type="float" office:value="0.00393746607005596" calcext:value-type="float">
            <text:p>0.00393746607005596</text:p>
          </table:table-cell>
          <table:table-cell office:value-type="float" office:value="0.00148147228173912" calcext:value-type="float">
            <text:p>0.001481472281739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7221" calcext:value-type="float">
            <text:p>1419950945.57221</text:p>
          </table:table-cell>
          <table:table-cell office:value-type="string" calcext:value-type="string">
            <text:p>Gyro</text:p>
          </table:table-cell>
          <table:table-cell office:value-type="float" office:value="-0.00363015488188701" calcext:value-type="float">
            <text:p>-0.00363015488188701</text:p>
          </table:table-cell>
          <table:table-cell office:value-type="float" office:value="-0.0168889686849555" calcext:value-type="float">
            <text:p>-0.0168889686849555</text:p>
          </table:table-cell>
          <table:table-cell office:value-type="float" office:value="0.0196645151730361" calcext:value-type="float">
            <text:p>0.0196645151730361</text:p>
          </table:table-cell>
          <table:table-cell table:number-columns-repeated="16"/>
        </table:table-row>
        <table:table-row table:style-name="ro2">
          <table:table-cell office:value-type="float" office:value="1419950945.57274" calcext:value-type="float">
            <text:p>1419950945.57274</text:p>
          </table:table-cell>
          <table:table-cell office:value-type="string" calcext:value-type="string">
            <text:p>Gyro</text:p>
          </table:table-cell>
          <table:table-cell office:value-type="float" office:value="-0.00109083078249646" calcext:value-type="float">
            <text:p>-0.00109083078249646</text:p>
          </table:table-cell>
          <table:table-cell office:value-type="float" office:value="-0.0298015715463137" calcext:value-type="float">
            <text:p>-0.0298015715463137</text:p>
          </table:table-cell>
          <table:table-cell office:value-type="float" office:value="0.0110774185541846" calcext:value-type="float">
            <text:p>0.0110774185541846</text:p>
          </table:table-cell>
          <table:table-cell table:number-columns-repeated="16"/>
        </table:table-row>
        <table:table-row table:style-name="ro2">
          <table:table-cell office:value-type="float" office:value="1419950945.57308" calcext:value-type="float">
            <text:p>1419950945.57308</text:p>
          </table:table-cell>
          <table:table-cell office:value-type="string" calcext:value-type="string">
            <text:p>Acceleration</text:p>
          </table:table-cell>
          <table:table-cell office:value-type="float" office:value="0.0031280517578125" calcext:value-type="float">
            <text:p>0.0031280517578125</text:p>
          </table:table-cell>
          <table:table-cell office:value-type="float" office:value="0.0062408447265625" calcext:value-type="float">
            <text:p>0.0062408447265625</text:p>
          </table:table-cell>
          <table:table-cell office:value-type="float" office:value="-1.00236511230469" calcext:value-type="float">
            <text:p>-1.00236511230469</text:p>
          </table:table-cell>
          <table:table-cell table:number-columns-repeated="16"/>
        </table:table-row>
        <table:table-row table:style-name="ro2">
          <table:table-cell office:value-type="float" office:value="1419950945.57336" calcext:value-type="float">
            <text:p>1419950945.57336</text:p>
          </table:table-cell>
          <table:table-cell office:value-type="string" calcext:value-type="string">
            <text:p>Acceleration</text:p>
          </table:table-cell>
          <table:table-cell office:value-type="float" office:value="0.001617431640625" calcext:value-type="float">
            <text:p>0.001617431640625</text:p>
          </table:table-cell>
          <table:table-cell office:value-type="float" office:value="0.0077362060546875" calcext:value-type="float">
            <text:p>0.0077362060546875</text:p>
          </table:table-cell>
          <table:table-cell office:value-type="float" office:value="-1.00567626953125" calcext:value-type="float">
            <text:p>-1.00567626953125</text:p>
          </table:table-cell>
          <table:table-cell table:number-columns-repeated="16"/>
        </table:table-row>
        <table:table-row table:style-name="ro2">
          <table:table-cell office:value-type="float" office:value="1419950945.57267" calcext:value-type="float">
            <text:p>1419950945.57267</text:p>
          </table:table-cell>
          <table:table-cell office:value-type="string" calcext:value-type="string">
            <text:p>Motion</text:p>
          </table:table-cell>
          <table:table-cell office:value-type="float" office:value="0.00495400046929717" calcext:value-type="float">
            <text:p>0.00495400046929717</text:p>
          </table:table-cell>
          <table:table-cell office:value-type="float" office:value="0.00757076172158122" calcext:value-type="float">
            <text:p>0.00757076172158122</text:p>
          </table:table-cell>
          <table:table-cell office:value-type="float" office:value="-0.00463196448981762" calcext:value-type="float">
            <text:p>-0.00463196448981762</text:p>
          </table:table-cell>
          <table:table-cell office:value-type="float" office:value="0.00436744898288354" calcext:value-type="float">
            <text:p>0.00436744898288354</text:p>
          </table:table-cell>
          <table:table-cell office:value-type="float" office:value="-0.00298826488053867" calcext:value-type="float">
            <text:p>-0.00298826488053867</text:p>
          </table:table-cell>
          <table:table-cell office:value-type="float" office:value="-0.00589912708385252" calcext:value-type="float">
            <text:p>-0.00589912708385252</text:p>
          </table:table-cell>
          <table:table-cell office:value-type="float" office:value="0.00495400046929717" calcext:value-type="float">
            <text:p>0.00495400046929717</text:p>
          </table:table-cell>
          <table:table-cell office:value-type="float" office:value="0.00757076172158122" calcext:value-type="float">
            <text:p>0.00757076172158122</text:p>
          </table:table-cell>
          <table:table-cell office:value-type="float" office:value="-0.00463196448981762" calcext:value-type="float">
            <text:p>-0.00463196448981762</text:p>
          </table:table-cell>
          <table:table-cell office:value-type="float" office:value="0.00436741579324007" calcext:value-type="float">
            <text:p>0.00436741579324007</text:p>
          </table:table-cell>
          <table:table-cell office:value-type="float" office:value="0.00298826047219336" calcext:value-type="float">
            <text:p>0.00298826047219336</text:p>
          </table:table-cell>
          <table:table-cell office:value-type="float" office:value="-0.999985992908478" calcext:value-type="float">
            <text:p>-0.999985992908478</text:p>
          </table:table-cell>
          <table:table-cell office:value-type="float" office:value="-0.00218540872447193" calcext:value-type="float">
            <text:p>-0.00218540872447193</text:p>
          </table:table-cell>
          <table:table-cell office:value-type="float" office:value="0.00212343386374414" calcext:value-type="float">
            <text:p>0.00212343386374414</text:p>
          </table:table-cell>
          <table:table-cell office:value-type="float" office:value="-0.00503414357081056" calcext:value-type="float">
            <text:p>-0.005034143570810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8105" calcext:value-type="float">
            <text:p>1419950945.58105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5.58802" calcext:value-type="float">
            <text:p>1419950945.58802</text:p>
          </table:table-cell>
          <table:table-cell office:value-type="string" calcext:value-type="string">
            <text:p>Gyro</text:p>
          </table:table-cell>
          <table:table-cell office:value-type="float" office:value="-0.00619264848276125" calcext:value-type="float">
            <text:p>-0.00619264848276125</text:p>
          </table:table-cell>
          <table:table-cell office:value-type="float" office:value="-0.0261929882692563" calcext:value-type="float">
            <text:p>-0.0261929882692563</text:p>
          </table:table-cell>
          <table:table-cell office:value-type="float" office:value="0.0136018289514707" calcext:value-type="float">
            <text:p>0.0136018289514707</text:p>
          </table:table-cell>
          <table:table-cell table:number-columns-repeated="16"/>
        </table:table-row>
        <table:table-row table:style-name="ro2">
          <table:table-cell office:value-type="float" office:value="1419950945.58783" calcext:value-type="float">
            <text:p>1419950945.58783</text:p>
          </table:table-cell>
          <table:table-cell office:value-type="string" calcext:value-type="string">
            <text:p>Motion</text:p>
          </table:table-cell>
          <table:table-cell office:value-type="float" office:value="0.0049902112223208" calcext:value-type="float">
            <text:p>0.0049902112223208</text:p>
          </table:table-cell>
          <table:table-cell office:value-type="float" office:value="0.0109787313267589" calcext:value-type="float">
            <text:p>0.0109787313267589</text:p>
          </table:table-cell>
          <table:table-cell office:value-type="float" office:value="0.00270453072153032" calcext:value-type="float">
            <text:p>0.00270453072153032</text:p>
          </table:table-cell>
          <table:table-cell office:value-type="float" office:value="0.00444396348955237" calcext:value-type="float">
            <text:p>0.00444396348955237</text:p>
          </table:table-cell>
          <table:table-cell office:value-type="float" office:value="-0.00297661685113189" calcext:value-type="float">
            <text:p>-0.00297661685113189</text:p>
          </table:table-cell>
          <table:table-cell office:value-type="float" office:value="-0.00589042365969594" calcext:value-type="float">
            <text:p>-0.00589042365969594</text:p>
          </table:table-cell>
          <table:table-cell office:value-type="float" office:value="0.0049902112223208" calcext:value-type="float">
            <text:p>0.0049902112223208</text:p>
          </table:table-cell>
          <table:table-cell office:value-type="float" office:value="0.0109787313267589" calcext:value-type="float">
            <text:p>0.0109787313267589</text:p>
          </table:table-cell>
          <table:table-cell office:value-type="float" office:value="0.00270453072153032" calcext:value-type="float">
            <text:p>0.00270453072153032</text:p>
          </table:table-cell>
          <table:table-cell office:value-type="float" office:value="0.00444392906501889" calcext:value-type="float">
            <text:p>0.00444392906501889</text:p>
          </table:table-cell>
          <table:table-cell office:value-type="float" office:value="0.00297661242075265" calcext:value-type="float">
            <text:p>0.00297661242075265</text:p>
          </table:table-cell>
          <table:table-cell office:value-type="float" office:value="-0.999985694885254" calcext:value-type="float">
            <text:p>-0.999985694885254</text:p>
          </table:table-cell>
          <table:table-cell office:value-type="float" office:value="-0.00131587742362171" calcext:value-type="float">
            <text:p>-0.00131587742362171</text:p>
          </table:table-cell>
          <table:table-cell office:value-type="float" office:value="0.00326423230580985" calcext:value-type="float">
            <text:p>0.00326423230580985</text:p>
          </table:table-cell>
          <table:table-cell office:value-type="float" office:value="-0.00237941672094166" calcext:value-type="float">
            <text:p>-0.002379416720941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8833" calcext:value-type="float">
            <text:p>1419950945.58833</text:p>
          </table:table-cell>
          <table:table-cell office:value-type="string" calcext:value-type="string">
            <text:p>Motion</text:p>
          </table:table-cell>
          <table:table-cell office:value-type="float" office:value="0.00752449315041304" calcext:value-type="float">
            <text:p>0.00752449315041304</text:p>
          </table:table-cell>
          <table:table-cell office:value-type="float" office:value="-0.00193691649474204" calcext:value-type="float">
            <text:p>-0.00193691649474204</text:p>
          </table:table-cell>
          <table:table-cell office:value-type="float" office:value="-0.00588256167247891" calcext:value-type="float">
            <text:p>-0.00588256167247891</text:p>
          </table:table-cell>
          <table:table-cell office:value-type="float" office:value="0.00438184738970715" calcext:value-type="float">
            <text:p>0.00438184738970715</text:p>
          </table:table-cell>
          <table:table-cell office:value-type="float" office:value="-0.00298341378039767" calcext:value-type="float">
            <text:p>-0.00298341378039767</text:p>
          </table:table-cell>
          <table:table-cell office:value-type="float" office:value="-0.00594691103665626" calcext:value-type="float">
            <text:p>-0.00594691103665626</text:p>
          </table:table-cell>
          <table:table-cell office:value-type="float" office:value="0.00752449315041304" calcext:value-type="float">
            <text:p>0.00752449315041304</text:p>
          </table:table-cell>
          <table:table-cell office:value-type="float" office:value="-0.00193691649474204" calcext:value-type="float">
            <text:p>-0.00193691649474204</text:p>
          </table:table-cell>
          <table:table-cell office:value-type="float" office:value="-0.00588256167247891" calcext:value-type="float">
            <text:p>-0.00588256167247891</text:p>
          </table:table-cell>
          <table:table-cell office:value-type="float" office:value="0.00438181404024363" calcext:value-type="float">
            <text:p>0.00438181404024363</text:p>
          </table:table-cell>
          <table:table-cell office:value-type="float" office:value="0.00298340944573283" calcext:value-type="float">
            <text:p>0.00298340944573283</text:p>
          </table:table-cell>
          <table:table-cell office:value-type="float" office:value="-0.999985933303833" calcext:value-type="float">
            <text:p>-0.999985933303833</text:p>
          </table:table-cell>
          <table:table-cell office:value-type="float" office:value="-0.00276438216678798" calcext:value-type="float">
            <text:p>-0.00276438216678798</text:p>
          </table:table-cell>
          <table:table-cell office:value-type="float" office:value="0.00475279660895467" calcext:value-type="float">
            <text:p>0.00475279660895467</text:p>
          </table:table-cell>
          <table:table-cell office:value-type="float" office:value="-0.00569031992927194" calcext:value-type="float">
            <text:p>-0.0056903199292719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59169" calcext:value-type="float">
            <text:p>1419950945.59169</text:p>
          </table:table-cell>
          <table:table-cell office:value-type="string" calcext:value-type="string">
            <text:p>Acceleration</text:p>
          </table:table-cell>
          <table:table-cell office:value-type="float" office:value="0.001861572265625" calcext:value-type="float">
            <text:p>0.001861572265625</text:p>
          </table:table-cell>
          <table:table-cell office:value-type="float" office:value="0.0090789794921875" calcext:value-type="float">
            <text:p>0.0090789794921875</text:p>
          </table:table-cell>
          <table:table-cell office:value-type="float" office:value="-0.999420166015625" calcext:value-type="float">
            <text:p>-0.999420166015625</text:p>
          </table:table-cell>
          <table:table-cell table:number-columns-repeated="16"/>
        </table:table-row>
        <table:table-row table:style-name="ro2">
          <table:table-cell office:value-type="float" office:value="1419950945.59171" calcext:value-type="float">
            <text:p>1419950945.59171</text:p>
          </table:table-cell>
          <table:table-cell office:value-type="string" calcext:value-type="string">
            <text:p>Acceleration</text:p>
          </table:table-cell>
          <table:table-cell office:value-type="float" office:value="0.005523681640625" calcext:value-type="float">
            <text:p>0.005523681640625</text:p>
          </table:table-cell>
          <table:table-cell office:value-type="float" office:value="0.0052490234375" calcext:value-type="float">
            <text:p>0.0052490234375</text:p>
          </table:table-cell>
          <table:table-cell office:value-type="float" office:value="-1.00189208984375" calcext:value-type="float">
            <text:p>-1.00189208984375</text:p>
          </table:table-cell>
          <table:table-cell table:number-columns-repeated="16"/>
        </table:table-row>
        <table:table-row table:style-name="ro2">
          <table:table-cell office:value-type="float" office:value="1419950945.60376" calcext:value-type="float">
            <text:p>1419950945.60376</text:p>
          </table:table-cell>
          <table:table-cell office:value-type="string" calcext:value-type="string">
            <text:p>Gyro</text:p>
          </table:table-cell>
          <table:table-cell office:value-type="float" office:value="0.00401151954998636" calcext:value-type="float">
            <text:p>0.00401151954998636</text:p>
          </table:table-cell>
          <table:table-cell office:value-type="float" office:value="-0.024030501464112" calcext:value-type="float">
            <text:p>-0.024030501464112</text:p>
          </table:table-cell>
          <table:table-cell office:value-type="float" office:value="0.0134329845383597" calcext:value-type="float">
            <text:p>0.0134329845383597</text:p>
          </table:table-cell>
          <table:table-cell table:number-columns-repeated="16"/>
        </table:table-row>
        <table:table-row table:style-name="ro2">
          <table:table-cell office:value-type="float" office:value="1419950945.60418" calcext:value-type="float">
            <text:p>1419950945.60418</text:p>
          </table:table-cell>
          <table:table-cell office:value-type="string" calcext:value-type="string">
            <text:p>Gyro</text:p>
          </table:table-cell>
          <table:table-cell office:value-type="float" office:value="-0.00494628909260417" calcext:value-type="float">
            <text:p>-0.00494628909260417</text:p>
          </table:table-cell>
          <table:table-cell office:value-type="float" office:value="-0.0179276015100864" calcext:value-type="float">
            <text:p>-0.0179276015100864</text:p>
          </table:table-cell>
          <table:table-cell office:value-type="float" office:value="0.0135685394378447" calcext:value-type="float">
            <text:p>0.0135685394378447</text:p>
          </table:table-cell>
          <table:table-cell table:number-columns-repeated="16"/>
        </table:table-row>
        <table:table-row table:style-name="ro2">
          <table:table-cell office:value-type="float" office:value="1419950945.60398" calcext:value-type="float">
            <text:p>1419950945.60398</text:p>
          </table:table-cell>
          <table:table-cell office:value-type="string" calcext:value-type="string">
            <text:p>Motion</text:p>
          </table:table-cell>
          <table:table-cell office:value-type="float" office:value="0.00241615041159093" calcext:value-type="float">
            <text:p>0.00241615041159093</text:p>
          </table:table-cell>
          <table:table-cell office:value-type="float" office:value="0.00166896160226315" calcext:value-type="float">
            <text:p>0.00166896160226315</text:p>
          </table:table-cell>
          <table:table-cell office:value-type="float" office:value="-0.00335814780555666" calcext:value-type="float">
            <text:p>-0.00335814780555666</text:p>
          </table:table-cell>
          <table:table-cell office:value-type="float" office:value="0.00433204090663721" calcext:value-type="float">
            <text:p>0.00433204090663721</text:p>
          </table:table-cell>
          <table:table-cell office:value-type="float" office:value="-0.00304758642981536" calcext:value-type="float">
            <text:p>-0.00304758642981536</text:p>
          </table:table-cell>
          <table:table-cell office:value-type="float" office:value="-0.00599617855315919" calcext:value-type="float">
            <text:p>-0.00599617855315919</text:p>
          </table:table-cell>
          <table:table-cell office:value-type="float" office:value="0.00241615041159093" calcext:value-type="float">
            <text:p>0.00241615041159093</text:p>
          </table:table-cell>
          <table:table-cell office:value-type="float" office:value="0.00166896160226315" calcext:value-type="float">
            <text:p>0.00166896160226315</text:p>
          </table:table-cell>
          <table:table-cell office:value-type="float" office:value="-0.00335814780555666" calcext:value-type="float">
            <text:p>-0.00335814780555666</text:p>
          </table:table-cell>
          <table:table-cell office:value-type="float" office:value="0.00433200737461448" calcext:value-type="float">
            <text:p>0.00433200737461448</text:p>
          </table:table-cell>
          <table:table-cell office:value-type="float" office:value="0.00304758176207542" calcext:value-type="float">
            <text:p>0.00304758176207542</text:p>
          </table:table-cell>
          <table:table-cell office:value-type="float" office:value="-0.999985992908478" calcext:value-type="float">
            <text:p>-0.999985992908478</text:p>
          </table:table-cell>
          <table:table-cell office:value-type="float" office:value="-0.00247043487615883" calcext:value-type="float">
            <text:p>-0.00247043487615883</text:p>
          </table:table-cell>
          <table:table-cell office:value-type="float" office:value="0.00603139773011208" calcext:value-type="float">
            <text:p>0.00603139773011208</text:p>
          </table:table-cell>
          <table:table-cell office:value-type="float" office:value="0.000565806869417429" calcext:value-type="float">
            <text:p>0.0005658068694174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0692" calcext:value-type="float">
            <text:p>1419950945.60692</text:p>
          </table:table-cell>
          <table:table-cell office:value-type="string" calcext:value-type="string">
            <text:p>Magnetic</text:p>
          </table:table-cell>
          <table:table-cell office:value-type="float" office:value="57.4083862304687" calcext:value-type="float">
            <text:p>57.4083862304687</text:p>
          </table:table-cell>
          <table:table-cell office:value-type="float" office:value="229.125503540039" calcext:value-type="float">
            <text:p>229.125503540039</text:p>
          </table:table-cell>
          <table:table-cell office:value-type="float" office:value="143.746856689453" calcext:value-type="float">
            <text:p>143.746856689453</text:p>
          </table:table-cell>
          <table:table-cell table:number-columns-repeated="16"/>
        </table:table-row>
        <table:table-row table:style-name="ro2">
          <table:table-cell office:value-type="float" office:value="1419950945.6112" calcext:value-type="float">
            <text:p>1419950945.6112</text:p>
          </table:table-cell>
          <table:table-cell office:value-type="string" calcext:value-type="string">
            <text:p>Acceleration</text:p>
          </table:table-cell>
          <table:table-cell office:value-type="float" office:value="0.000335693359375" calcext:value-type="float">
            <text:p>0.000335693359375</text:p>
          </table:table-cell>
          <table:table-cell office:value-type="float" office:value="0.003875732421875" calcext:value-type="float">
            <text:p>0.003875732421875</text:p>
          </table:table-cell>
          <table:table-cell office:value-type="float" office:value="-1.00047302246094" calcext:value-type="float">
            <text:p>-1.00047302246094</text:p>
          </table:table-cell>
          <table:table-cell table:number-columns-repeated="16"/>
        </table:table-row>
        <table:table-row table:style-name="ro2">
          <table:table-cell office:value-type="float" office:value="1419950945.6112" calcext:value-type="float">
            <text:p>1419950945.6112</text:p>
          </table:table-cell>
          <table:table-cell office:value-type="string" calcext:value-type="string">
            <text:p>Acceleration</text:p>
          </table:table-cell>
          <table:table-cell office:value-type="float" office:value="0.0029754638671875" calcext:value-type="float">
            <text:p>0.0029754638671875</text:p>
          </table:table-cell>
          <table:table-cell office:value-type="float" office:value="0.0022735595703125" calcext:value-type="float">
            <text:p>0.0022735595703125</text:p>
          </table:table-cell>
          <table:table-cell office:value-type="float" office:value="-1.00601196289063" calcext:value-type="float">
            <text:p>-1.00601196289063</text:p>
          </table:table-cell>
          <table:table-cell table:number-columns-repeated="16"/>
        </table:table-row>
        <table:table-row table:style-name="ro2">
          <table:table-cell office:value-type="float" office:value="1419950945.61995" calcext:value-type="float">
            <text:p>1419950945.61995</text:p>
          </table:table-cell>
          <table:table-cell office:value-type="string" calcext:value-type="string">
            <text:p>Gyro</text:p>
          </table:table-cell>
          <table:table-cell office:value-type="float" office:value="-0.00616228844633435" calcext:value-type="float">
            <text:p>-0.00616228844633435</text:p>
          </table:table-cell>
          <table:table-cell office:value-type="float" office:value="-0.0297941146952615" calcext:value-type="float">
            <text:p>-0.0297941146952615</text:p>
          </table:table-cell>
          <table:table-cell office:value-type="float" office:value="0.0160546003154337" calcext:value-type="float">
            <text:p>0.0160546003154337</text:p>
          </table:table-cell>
          <table:table-cell table:number-columns-repeated="16"/>
        </table:table-row>
        <table:table-row table:style-name="ro2">
          <table:table-cell office:value-type="float" office:value="1419950945.61991" calcext:value-type="float">
            <text:p>1419950945.61991</text:p>
          </table:table-cell>
          <table:table-cell office:value-type="string" calcext:value-type="string">
            <text:p>Motion</text:p>
          </table:table-cell>
          <table:table-cell office:value-type="float" office:value="0.0126179996877909" calcext:value-type="float">
            <text:p>0.0126179996877909</text:p>
          </table:table-cell>
          <table:table-cell office:value-type="float" office:value="0.00383266736753285" calcext:value-type="float">
            <text:p>0.00383266736753285</text:p>
          </table:table-cell>
          <table:table-cell office:value-type="float" office:value="-0.00352696841582656" calcext:value-type="float">
            <text:p>-0.00352696841582656</text:p>
          </table:table-cell>
          <table:table-cell office:value-type="float" office:value="0.0043744366900312" calcext:value-type="float">
            <text:p>0.0043744366900312</text:p>
          </table:table-cell>
          <table:table-cell office:value-type="float" office:value="-0.00299069749303976" calcext:value-type="float">
            <text:p>-0.00299069749303976</text:p>
          </table:table-cell>
          <table:table-cell office:value-type="float" office:value="-0.00603990735597318" calcext:value-type="float">
            <text:p>-0.00603990735597318</text:p>
          </table:table-cell>
          <table:table-cell office:value-type="float" office:value="0.0126179996877909" calcext:value-type="float">
            <text:p>0.0126179996877909</text:p>
          </table:table-cell>
          <table:table-cell office:value-type="float" office:value="0.00383266736753285" calcext:value-type="float">
            <text:p>0.00383266736753285</text:p>
          </table:table-cell>
          <table:table-cell office:value-type="float" office:value="-0.00352696841582656" calcext:value-type="float">
            <text:p>-0.00352696841582656</text:p>
          </table:table-cell>
          <table:table-cell office:value-type="float" office:value="0.00437440304085612" calcext:value-type="float">
            <text:p>0.00437440304085612</text:p>
          </table:table-cell>
          <table:table-cell office:value-type="float" office:value="0.00299069308675826" calcext:value-type="float">
            <text:p>0.00299069308675826</text:p>
          </table:table-cell>
          <table:table-cell office:value-type="float" office:value="-0.999985933303833" calcext:value-type="float">
            <text:p>-0.999985933303833</text:p>
          </table:table-cell>
          <table:table-cell office:value-type="float" office:value="0.00114927848335356" calcext:value-type="float">
            <text:p>0.00114927848335356</text:p>
          </table:table-cell>
          <table:table-cell office:value-type="float" office:value="0.00225833035074174" calcext:value-type="float">
            <text:p>0.00225833035074174</text:p>
          </table:table-cell>
          <table:table-cell office:value-type="float" office:value="-0.00190612976439297" calcext:value-type="float">
            <text:p>-0.001906129764392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203" calcext:value-type="float">
            <text:p>1419950945.6203</text:p>
          </table:table-cell>
          <table:table-cell office:value-type="string" calcext:value-type="string">
            <text:p>Motion</text:p>
          </table:table-cell>
          <table:table-cell office:value-type="float" office:value="0.00365923088975251" calcext:value-type="float">
            <text:p>0.00365923088975251</text:p>
          </table:table-cell>
          <table:table-cell office:value-type="float" office:value="0.0099312299862504" calcext:value-type="float">
            <text:p>0.0099312299862504</text:p>
          </table:table-cell>
          <table:table-cell office:value-type="float" office:value="-0.00339141394942999" calcext:value-type="float">
            <text:p>-0.00339141394942999</text:p>
          </table:table-cell>
          <table:table-cell office:value-type="float" office:value="0.00436786833214047" calcext:value-type="float">
            <text:p>0.00436786833214047</text:p>
          </table:table-cell>
          <table:table-cell office:value-type="float" office:value="-0.00292585207118838" calcext:value-type="float">
            <text:p>-0.00292585207118838</text:p>
          </table:table-cell>
          <table:table-cell office:value-type="float" office:value="-0.00609018864921293" calcext:value-type="float">
            <text:p>-0.00609018864921293</text:p>
          </table:table-cell>
          <table:table-cell office:value-type="float" office:value="0.00365923088975251" calcext:value-type="float">
            <text:p>0.00365923088975251</text:p>
          </table:table-cell>
          <table:table-cell office:value-type="float" office:value="0.0099312299862504" calcext:value-type="float">
            <text:p>0.0099312299862504</text:p>
          </table:table-cell>
          <table:table-cell office:value-type="float" office:value="-0.00339141394942999" calcext:value-type="float">
            <text:p>-0.00339141394942999</text:p>
          </table:table-cell>
          <table:table-cell office:value-type="float" office:value="0.00436783581972122" calcext:value-type="float">
            <text:p>0.00436783581972122</text:p>
          </table:table-cell>
          <table:table-cell office:value-type="float" office:value="0.0029258478898555" calcext:value-type="float">
            <text:p>0.0029258478898555</text:p>
          </table:table-cell>
          <table:table-cell office:value-type="float" office:value="-0.999986171722412" calcext:value-type="float">
            <text:p>-0.999986171722412</text:p>
          </table:table-cell>
          <table:table-cell office:value-type="float" office:value="-0.00403214246034622" calcext:value-type="float">
            <text:p>-0.00403214246034622</text:p>
          </table:table-cell>
          <table:table-cell office:value-type="float" office:value="0.000949884532019496" calcext:value-type="float">
            <text:p>0.000949884532019496</text:p>
          </table:table-cell>
          <table:table-cell office:value-type="float" office:value="-0.000486841832753271" calcext:value-type="float">
            <text:p>-0.0004868418327532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3079" calcext:value-type="float">
            <text:p>1419950945.63079</text:p>
          </table:table-cell>
          <table:table-cell office:value-type="string" calcext:value-type="string">
            <text:p>Acceleration</text:p>
          </table:table-cell>
          <table:table-cell office:value-type="float" office:value="-0.0001983642578125" calcext:value-type="float">
            <text:p>-0.0001983642578125</text:p>
          </table:table-cell>
          <table:table-cell office:value-type="float" office:value="0.0058441162109375" calcext:value-type="float">
            <text:p>0.0058441162109375</text:p>
          </table:table-cell>
          <table:table-cell office:value-type="float" office:value="-1.00379943847656" calcext:value-type="float">
            <text:p>-1.00379943847656</text:p>
          </table:table-cell>
          <table:table-cell table:number-columns-repeated="16"/>
        </table:table-row>
        <table:table-row table:style-name="ro2">
          <table:table-cell office:value-type="float" office:value="1419950945.63082" calcext:value-type="float">
            <text:p>1419950945.63082</text:p>
          </table:table-cell>
          <table:table-cell office:value-type="string" calcext:value-type="string">
            <text:p>Acceleration</text:p>
          </table:table-cell>
          <table:table-cell office:value-type="float" office:value="0.0017242431640625" calcext:value-type="float">
            <text:p>0.0017242431640625</text:p>
          </table:table-cell>
          <table:table-cell office:value-type="float" office:value="0.0046234130859375" calcext:value-type="float">
            <text:p>0.0046234130859375</text:p>
          </table:table-cell>
          <table:table-cell office:value-type="float" office:value="-1.00381469726563" calcext:value-type="float">
            <text:p>-1.00381469726563</text:p>
          </table:table-cell>
          <table:table-cell table:number-columns-repeated="16"/>
        </table:table-row>
        <table:table-row table:style-name="ro2">
          <table:table-cell office:value-type="float" office:value="1419950945.63293" calcext:value-type="float">
            <text:p>1419950945.63293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63587" calcext:value-type="float">
            <text:p>1419950945.63587</text:p>
          </table:table-cell>
          <table:table-cell office:value-type="string" calcext:value-type="string">
            <text:p>Gyro</text:p>
          </table:table-cell>
          <table:table-cell office:value-type="float" office:value="-0.00364826437729955" calcext:value-type="float">
            <text:p>-0.00364826437729955</text:p>
          </table:table-cell>
          <table:table-cell office:value-type="float" office:value="-0.0262206851445932" calcext:value-type="float">
            <text:p>-0.0262206851445932</text:p>
          </table:table-cell>
          <table:table-cell office:value-type="float" office:value="0.0123368274336831" calcext:value-type="float">
            <text:p>0.0123368274336831</text:p>
          </table:table-cell>
          <table:table-cell table:number-columns-repeated="16"/>
        </table:table-row>
        <table:table-row table:style-name="ro2">
          <table:table-cell office:value-type="float" office:value="1419950945.63617" calcext:value-type="float">
            <text:p>1419950945.63617</text:p>
          </table:table-cell>
          <table:table-cell office:value-type="string" calcext:value-type="string">
            <text:p>Gyro</text:p>
          </table:table-cell>
          <table:table-cell office:value-type="float" office:value="-0.00361337696701951" calcext:value-type="float">
            <text:p>-0.00361337696701951</text:p>
          </table:table-cell>
          <table:table-cell office:value-type="float" office:value="-0.0310063856234655" calcext:value-type="float">
            <text:p>-0.0310063856234655</text:p>
          </table:table-cell>
          <table:table-cell office:value-type="float" office:value="0.0147911966943001" calcext:value-type="float">
            <text:p>0.0147911966943001</text:p>
          </table:table-cell>
          <table:table-cell table:number-columns-repeated="16"/>
        </table:table-row>
        <table:table-row table:style-name="ro2">
          <table:table-cell office:value-type="float" office:value="1419950945.63589" calcext:value-type="float">
            <text:p>1419950945.63589</text:p>
          </table:table-cell>
          <table:table-cell office:value-type="string" calcext:value-type="string">
            <text:p>Motion</text:p>
          </table:table-cell>
          <table:table-cell office:value-type="float" office:value="0.00244391895830631" calcext:value-type="float">
            <text:p>0.00244391895830631</text:p>
          </table:table-cell>
          <table:table-cell office:value-type="float" office:value="-0.0019368416396901" calcext:value-type="float">
            <text:p>-0.0019368416396901</text:p>
          </table:table-cell>
          <table:table-cell office:value-type="float" office:value="-0.000905327615328133" calcext:value-type="float">
            <text:p>-0.000905327615328133</text:p>
          </table:table-cell>
          <table:table-cell office:value-type="float" office:value="0.00436857589368642" calcext:value-type="float">
            <text:p>0.00436857589368642</text:p>
          </table:table-cell>
          <table:table-cell office:value-type="float" office:value="-0.00290285551331804" calcext:value-type="float">
            <text:p>-0.00290285551331804</text:p>
          </table:table-cell>
          <table:table-cell office:value-type="float" office:value="-0.00613236945638949" calcext:value-type="float">
            <text:p>-0.00613236945638949</text:p>
          </table:table-cell>
          <table:table-cell office:value-type="float" office:value="0.00244391895830631" calcext:value-type="float">
            <text:p>0.00244391895830631</text:p>
          </table:table-cell>
          <table:table-cell office:value-type="float" office:value="-0.0019368416396901" calcext:value-type="float">
            <text:p>-0.0019368416396901</text:p>
          </table:table-cell>
          <table:table-cell office:value-type="float" office:value="-0.000905327615328133" calcext:value-type="float">
            <text:p>-0.000905327615328133</text:p>
          </table:table-cell>
          <table:table-cell office:value-type="float" office:value="0.00436854362487793" calcext:value-type="float">
            <text:p>0.00436854362487793</text:p>
          </table:table-cell>
          <table:table-cell office:value-type="float" office:value="0.00290285144001246" calcext:value-type="float">
            <text:p>0.00290285144001246</text:p>
          </table:table-cell>
          <table:table-cell office:value-type="float" office:value="-0.999986231327057" calcext:value-type="float">
            <text:p>-0.999986231327057</text:p>
          </table:table-cell>
          <table:table-cell office:value-type="float" office:value="-0.00139307975769043" calcext:value-type="float">
            <text:p>-0.00139307975769043</text:p>
          </table:table-cell>
          <table:table-cell office:value-type="float" office:value="-0.000629291869699955" calcext:value-type="float">
            <text:p>-0.000629291869699955</text:p>
          </table:table-cell>
          <table:table-cell office:value-type="float" office:value="-0.00602571852505207" calcext:value-type="float">
            <text:p>-0.006025718525052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5039" calcext:value-type="float">
            <text:p>1419950945.65039</text:p>
          </table:table-cell>
          <table:table-cell office:value-type="string" calcext:value-type="string">
            <text:p>Acceleration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0.00628662109375" calcext:value-type="float">
            <text:p>0.00628662109375</text:p>
          </table:table-cell>
          <table:table-cell office:value-type="float" office:value="-1.0037841796875" calcext:value-type="float">
            <text:p>-1.0037841796875</text:p>
          </table:table-cell>
          <table:table-cell table:number-columns-repeated="16"/>
        </table:table-row>
        <table:table-row table:style-name="ro2">
          <table:table-cell office:value-type="float" office:value="1419950945.65022" calcext:value-type="float">
            <text:p>1419950945.65022</text:p>
          </table:table-cell>
          <table:table-cell office:value-type="string" calcext:value-type="string">
            <text:p>Acceleration</text:p>
          </table:table-cell>
          <table:table-cell office:value-type="float" office:value="0.003387451171875" calcext:value-type="float">
            <text:p>0.003387451171875</text:p>
          </table:table-cell>
          <table:table-cell office:value-type="float" office:value="0.0059661865234375" calcext:value-type="float">
            <text:p>0.0059661865234375</text:p>
          </table:table-cell>
          <table:table-cell office:value-type="float" office:value="-1.00045776367188" calcext:value-type="float">
            <text:p>-1.00045776367188</text:p>
          </table:table-cell>
          <table:table-cell table:number-columns-repeated="16"/>
        </table:table-row>
        <table:table-row table:style-name="ro2">
          <table:table-cell office:value-type="float" office:value="1419950945.65153" calcext:value-type="float">
            <text:p>1419950945.65153</text:p>
          </table:table-cell>
          <table:table-cell office:value-type="string" calcext:value-type="string">
            <text:p>Gyro</text:p>
          </table:table-cell>
          <table:table-cell office:value-type="float" office:value="-0.00237181126682457" calcext:value-type="float">
            <text:p>-0.00237181126682457</text:p>
          </table:table-cell>
          <table:table-cell office:value-type="float" office:value="-0.0285914311469817" calcext:value-type="float">
            <text:p>-0.0285914311469817</text:p>
          </table:table-cell>
          <table:table-cell office:value-type="float" office:value="0.0110963269979242" calcext:value-type="float">
            <text:p>0.0110963269979242</text:p>
          </table:table-cell>
          <table:table-cell table:number-columns-repeated="16"/>
        </table:table-row>
        <table:table-row table:style-name="ro2">
          <table:table-cell office:value-type="float" office:value="1419950945.65133" calcext:value-type="float">
            <text:p>1419950945.65133</text:p>
          </table:table-cell>
          <table:table-cell office:value-type="string" calcext:value-type="string">
            <text:p>Motion</text:p>
          </table:table-cell>
          <table:table-cell office:value-type="float" office:value="0.00495480047538877" calcext:value-type="float">
            <text:p>0.00495480047538877</text:p>
          </table:table-cell>
          <table:table-cell office:value-type="float" office:value="0.00163165631238371" calcext:value-type="float">
            <text:p>0.00163165631238371</text:p>
          </table:table-cell>
          <table:table-cell office:value-type="float" office:value="-0.00462310900911689" calcext:value-type="float">
            <text:p>-0.00462310900911689</text:p>
          </table:table-cell>
          <table:table-cell office:value-type="float" office:value="0.00429616135853276" calcext:value-type="float">
            <text:p>0.00429616135853276</text:p>
          </table:table-cell>
          <table:table-cell office:value-type="float" office:value="-0.00289219112896796" calcext:value-type="float">
            <text:p>-0.00289219112896796</text:p>
          </table:table-cell>
          <table:table-cell office:value-type="float" office:value="-0.00616262350826482" calcext:value-type="float">
            <text:p>-0.00616262350826482</text:p>
          </table:table-cell>
          <table:table-cell office:value-type="float" office:value="0.00495480047538877" calcext:value-type="float">
            <text:p>0.00495480047538877</text:p>
          </table:table-cell>
          <table:table-cell office:value-type="float" office:value="0.00163165631238371" calcext:value-type="float">
            <text:p>0.00163165631238371</text:p>
          </table:table-cell>
          <table:table-cell office:value-type="float" office:value="-0.00462310900911689" calcext:value-type="float">
            <text:p>-0.00462310900911689</text:p>
          </table:table-cell>
          <table:table-cell office:value-type="float" office:value="0.00429613003507257" calcext:value-type="float">
            <text:p>0.00429613003507257</text:p>
          </table:table-cell>
          <table:table-cell office:value-type="float" office:value="0.00289218709804118" calcext:value-type="float">
            <text:p>0.00289218709804118</text:p>
          </table:table-cell>
          <table:table-cell office:value-type="float" office:value="-0.999986588954926" calcext:value-type="float">
            <text:p>-0.999986588954926</text:p>
          </table:table-cell>
          <table:table-cell office:value-type="float" office:value="-0.00449449429288507" calcext:value-type="float">
            <text:p>-0.00449449429288507</text:p>
          </table:table-cell>
          <table:table-cell office:value-type="float" office:value="0.00295192911289632" calcext:value-type="float">
            <text:p>0.00295192911289632</text:p>
          </table:table-cell>
          <table:table-cell office:value-type="float" office:value="-0.00381284928880632" calcext:value-type="float">
            <text:p>-0.003812849288806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5182" calcext:value-type="float">
            <text:p>1419950945.65182</text:p>
          </table:table-cell>
          <table:table-cell office:value-type="string" calcext:value-type="string">
            <text:p>Motion</text:p>
          </table:table-cell>
          <table:table-cell office:value-type="float" office:value="0.00498782796785235" calcext:value-type="float">
            <text:p>0.00498782796785235</text:p>
          </table:table-cell>
          <table:table-cell office:value-type="float" office:value="-0.00315686431713402" calcext:value-type="float">
            <text:p>-0.00315686431713402</text:p>
          </table:table-cell>
          <table:table-cell office:value-type="float" office:value="-0.00216872850432992" calcext:value-type="float">
            <text:p>-0.00216872850432992</text:p>
          </table:table-cell>
          <table:table-cell office:value-type="float" office:value="0.0042697721715199" calcext:value-type="float">
            <text:p>0.0042697721715199</text:p>
          </table:table-cell>
          <table:table-cell office:value-type="float" office:value="-0.00288167195373527" calcext:value-type="float">
            <text:p>-0.00288167195373527</text:p>
          </table:table-cell>
          <table:table-cell office:value-type="float" office:value="-0.00617935202665431" calcext:value-type="float">
            <text:p>-0.00617935202665431</text:p>
          </table:table-cell>
          <table:table-cell office:value-type="float" office:value="0.00498782796785235" calcext:value-type="float">
            <text:p>0.00498782796785235</text:p>
          </table:table-cell>
          <table:table-cell office:value-type="float" office:value="-0.00315686431713402" calcext:value-type="float">
            <text:p>-0.00315686431713402</text:p>
          </table:table-cell>
          <table:table-cell office:value-type="float" office:value="-0.00216872850432992" calcext:value-type="float">
            <text:p>-0.00216872850432992</text:p>
          </table:table-cell>
          <table:table-cell office:value-type="float" office:value="0.00426974147558212" calcext:value-type="float">
            <text:p>0.00426974147558212</text:p>
          </table:table-cell>
          <table:table-cell office:value-type="float" office:value="0.00288166804239154" calcext:value-type="float">
            <text:p>0.00288166804239154</text:p>
          </table:table-cell>
          <table:table-cell office:value-type="float" office:value="-0.999986708164215" calcext:value-type="float">
            <text:p>-0.999986708164215</text:p>
          </table:table-cell>
          <table:table-cell office:value-type="float" office:value="-0.00254549831151962" calcext:value-type="float">
            <text:p>-0.00254549831151962</text:p>
          </table:table-cell>
          <table:table-cell office:value-type="float" office:value="0.00174174515996128" calcext:value-type="float">
            <text:p>0.00174174515996128</text:p>
          </table:table-cell>
          <table:table-cell office:value-type="float" office:value="-0.00382796465419233" calcext:value-type="float">
            <text:p>-0.0038279646541923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5931" calcext:value-type="float">
            <text:p>1419950945.65931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66765" calcext:value-type="float">
            <text:p>1419950945.66765</text:p>
          </table:table-cell>
          <table:table-cell office:value-type="string" calcext:value-type="string">
            <text:p>Gyro</text:p>
          </table:table-cell>
          <table:table-cell office:value-type="float" office:value="0.00274385487110864" calcext:value-type="float">
            <text:p>0.00274385487110864</text:p>
          </table:table-cell>
          <table:table-cell office:value-type="float" office:value="-0.0216837239115342" calcext:value-type="float">
            <text:p>-0.0216837239115342</text:p>
          </table:table-cell>
          <table:table-cell office:value-type="float" office:value="0.015896941178901" calcext:value-type="float">
            <text:p>0.015896941178901</text:p>
          </table:table-cell>
          <table:table-cell table:number-columns-repeated="16"/>
        </table:table-row>
        <table:table-row table:style-name="ro2">
          <table:table-cell office:value-type="float" office:value="1419950945.66829" calcext:value-type="float">
            <text:p>1419950945.66829</text:p>
          </table:table-cell>
          <table:table-cell office:value-type="string" calcext:value-type="string">
            <text:p>Gyro</text:p>
          </table:table-cell>
          <table:table-cell office:value-type="float" office:value="-0.00227966589310783" calcext:value-type="float">
            <text:p>-0.00227966589310783</text:p>
          </table:table-cell>
          <table:table-cell office:value-type="float" office:value="-0.0182908566827732" calcext:value-type="float">
            <text:p>-0.0182908566827732</text:p>
          </table:table-cell>
          <table:table-cell office:value-type="float" office:value="0.0294343216319918" calcext:value-type="float">
            <text:p>0.0294343216319918</text:p>
          </table:table-cell>
          <table:table-cell table:number-columns-repeated="16"/>
        </table:table-row>
        <table:table-row table:style-name="ro2">
          <table:table-cell office:value-type="float" office:value="1419950945.66785" calcext:value-type="float">
            <text:p>1419950945.66785</text:p>
          </table:table-cell>
          <table:table-cell office:value-type="string" calcext:value-type="string">
            <text:p>Motion</text:p>
          </table:table-cell>
          <table:table-cell office:value-type="float" office:value="0.00622244132682681" calcext:value-type="float">
            <text:p>0.00622244132682681</text:p>
          </table:table-cell>
          <table:table-cell office:value-type="float" office:value="-0.000745939905755222" calcext:value-type="float">
            <text:p>-0.000745939905755222</text:p>
          </table:table-cell>
          <table:table-cell office:value-type="float" office:value="-0.00586358550935984" calcext:value-type="float">
            <text:p>-0.00586358550935984</text:p>
          </table:table-cell>
          <table:table-cell office:value-type="float" office:value="0.00421292798816688" calcext:value-type="float">
            <text:p>0.00421292798816688</text:p>
          </table:table-cell>
          <table:table-cell office:value-type="float" office:value="-0.00291705631515569" calcext:value-type="float">
            <text:p>-0.00291705631515569</text:p>
          </table:table-cell>
          <table:table-cell office:value-type="float" office:value="-0.00626194850933405" calcext:value-type="float">
            <text:p>-0.00626194850933405</text:p>
          </table:table-cell>
          <table:table-cell office:value-type="float" office:value="0.00622244132682681" calcext:value-type="float">
            <text:p>0.00622244132682681</text:p>
          </table:table-cell>
          <table:table-cell office:value-type="float" office:value="-0.000745939905755222" calcext:value-type="float">
            <text:p>-0.000745939905755222</text:p>
          </table:table-cell>
          <table:table-cell office:value-type="float" office:value="-0.00586358550935984" calcext:value-type="float">
            <text:p>-0.00586358550935984</text:p>
          </table:table-cell>
          <table:table-cell office:value-type="float" office:value="0.00421289773657918" calcext:value-type="float">
            <text:p>0.00421289773657918</text:p>
          </table:table-cell>
          <table:table-cell office:value-type="float" office:value="0.00291705224663019" calcext:value-type="float">
            <text:p>0.00291705224663019</text:p>
          </table:table-cell>
          <table:table-cell office:value-type="float" office:value="-0.999986886978149" calcext:value-type="float">
            <text:p>-0.999986886978149</text:p>
          </table:table-cell>
          <table:table-cell office:value-type="float" office:value="-0.00274805375374854" calcext:value-type="float">
            <text:p>-0.00274805375374854</text:p>
          </table:table-cell>
          <table:table-cell office:value-type="float" office:value="0.00336956884711981" calcext:value-type="float">
            <text:p>0.00336956884711981</text:p>
          </table:table-cell>
          <table:table-cell office:value-type="float" office:value="-0.00379730854183435" calcext:value-type="float">
            <text:p>-0.0037973085418343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6956" calcext:value-type="float">
            <text:p>1419950945.66956</text:p>
          </table:table-cell>
          <table:table-cell office:value-type="string" calcext:value-type="string">
            <text:p>Acceleration</text:p>
          </table:table-cell>
          <table:table-cell office:value-type="float" office:value="0.0028533935546875" calcext:value-type="float">
            <text:p>0.0028533935546875</text:p>
          </table:table-cell>
          <table:table-cell office:value-type="float" office:value="0.00787353515625" calcext:value-type="float">
            <text:p>0.00787353515625</text:p>
          </table:table-cell>
          <table:table-cell office:value-type="float" office:value="-0.999710083007812" calcext:value-type="float">
            <text:p>-0.999710083007812</text:p>
          </table:table-cell>
          <table:table-cell table:number-columns-repeated="16"/>
        </table:table-row>
        <table:table-row table:style-name="ro2">
          <table:table-cell office:value-type="float" office:value="1419950945.66958" calcext:value-type="float">
            <text:p>1419950945.66958</text:p>
          </table:table-cell>
          <table:table-cell office:value-type="string" calcext:value-type="string">
            <text:p>Acceleration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0.004638671875" calcext:value-type="float">
            <text:p>0.004638671875</text:p>
          </table:table-cell>
          <table:table-cell office:value-type="float" office:value="-1.00502014160156" calcext:value-type="float">
            <text:p>-1.00502014160156</text:p>
          </table:table-cell>
          <table:table-cell table:number-columns-repeated="16"/>
        </table:table-row>
        <table:table-row table:style-name="ro2">
          <table:table-cell office:value-type="float" office:value="1419950945.68399" calcext:value-type="float">
            <text:p>1419950945.68399</text:p>
          </table:table-cell>
          <table:table-cell office:value-type="string" calcext:value-type="string">
            <text:p>Gyro</text:p>
          </table:table-cell>
          <table:table-cell office:value-type="float" office:value="-0.0164048059987791" calcext:value-type="float">
            <text:p>-0.0164048059987791</text:p>
          </table:table-cell>
          <table:table-cell office:value-type="float" office:value="-0.00957246622218081" calcext:value-type="float">
            <text:p>-0.00957246622218081</text:p>
          </table:table-cell>
          <table:table-cell office:value-type="float" office:value="0.0223077025549397" calcext:value-type="float">
            <text:p>0.0223077025549397</text:p>
          </table:table-cell>
          <table:table-cell table:number-columns-repeated="16"/>
        </table:table-row>
        <table:table-row table:style-name="ro2">
          <table:table-cell office:value-type="float" office:value="1419950945.68365" calcext:value-type="float">
            <text:p>1419950945.68365</text:p>
          </table:table-cell>
          <table:table-cell office:value-type="string" calcext:value-type="string">
            <text:p>Motion</text:p>
          </table:table-cell>
          <table:table-cell office:value-type="float" office:value="0.0113326981663704" calcext:value-type="float">
            <text:p>0.0113326981663704</text:p>
          </table:table-cell>
          <table:table-cell office:value-type="float" office:value="0.00616024900227785" calcext:value-type="float">
            <text:p>0.00616024900227785</text:p>
          </table:table-cell>
          <table:table-cell office:value-type="float" office:value="-0.00106295419391245" calcext:value-type="float">
            <text:p>-0.00106295419391245</text:p>
          </table:table-cell>
          <table:table-cell office:value-type="float" office:value="0.00423070436243645" calcext:value-type="float">
            <text:p>0.00423070436243645</text:p>
          </table:table-cell>
          <table:table-cell office:value-type="float" office:value="-0.00288015240060608" calcext:value-type="float">
            <text:p>-0.00288015240060608</text:p>
          </table:table-cell>
          <table:table-cell office:value-type="float" office:value="-0.00628683217525444" calcext:value-type="float">
            <text:p>-0.00628683217525444</text:p>
          </table:table-cell>
          <table:table-cell office:value-type="float" office:value="0.0113326981663704" calcext:value-type="float">
            <text:p>0.0113326981663704</text:p>
          </table:table-cell>
          <table:table-cell office:value-type="float" office:value="0.00616024900227785" calcext:value-type="float">
            <text:p>0.00616024900227785</text:p>
          </table:table-cell>
          <table:table-cell office:value-type="float" office:value="-0.00106295419391245" calcext:value-type="float">
            <text:p>-0.00106295419391245</text:p>
          </table:table-cell>
          <table:table-cell office:value-type="float" office:value="0.00423067435622215" calcext:value-type="float">
            <text:p>0.00423067435622215</text:p>
          </table:table-cell>
          <table:table-cell office:value-type="float" office:value="0.00288014835678041" calcext:value-type="float">
            <text:p>0.00288014835678041</text:p>
          </table:table-cell>
          <table:table-cell office:value-type="float" office:value="-0.999986886978149" calcext:value-type="float">
            <text:p>-0.999986886978149</text:p>
          </table:table-cell>
          <table:table-cell office:value-type="float" office:value="-0.00137728068511933" calcext:value-type="float">
            <text:p>-0.00137728068511933</text:p>
          </table:table-cell>
          <table:table-cell office:value-type="float" office:value="0.00499338656663895" calcext:value-type="float">
            <text:p>0.00499338656663895</text:p>
          </table:table-cell>
          <table:table-cell office:value-type="float" office:value="0.000276819977443665" calcext:value-type="float">
            <text:p>0.00027681997744366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8544" calcext:value-type="float">
            <text:p>1419950945.68544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3.08821105957" calcext:value-type="float">
            <text:p>143.08821105957</text:p>
          </table:table-cell>
          <table:table-cell table:number-columns-repeated="16"/>
        </table:table-row>
        <table:table-row table:style-name="ro2">
          <table:table-cell office:value-type="float" office:value="1419950945.68429" calcext:value-type="float">
            <text:p>1419950945.68429</text:p>
          </table:table-cell>
          <table:table-cell office:value-type="string" calcext:value-type="string">
            <text:p>Motion</text:p>
          </table:table-cell>
          <table:table-cell office:value-type="float" office:value="0.00630727875977755" calcext:value-type="float">
            <text:p>0.00630727875977755</text:p>
          </table:table-cell>
          <table:table-cell office:value-type="float" office:value="0.0095507875084877" calcext:value-type="float">
            <text:p>0.0095507875084877</text:p>
          </table:table-cell>
          <table:table-cell office:value-type="float" office:value="0.0124744419008493" calcext:value-type="float">
            <text:p>0.0124744419008493</text:p>
          </table:table-cell>
          <table:table-cell office:value-type="float" office:value="0.00431115147853341" calcext:value-type="float">
            <text:p>0.00431115147853341</text:p>
          </table:table-cell>
          <table:table-cell office:value-type="float" office:value="-0.00286904283686995" calcext:value-type="float">
            <text:p>-0.00286904283686995</text:p>
          </table:table-cell>
          <table:table-cell office:value-type="float" office:value="-0.00617991340515068" calcext:value-type="float">
            <text:p>-0.00617991340515068</text:p>
          </table:table-cell>
          <table:table-cell office:value-type="float" office:value="0.00630727875977755" calcext:value-type="float">
            <text:p>0.00630727875977755</text:p>
          </table:table-cell>
          <table:table-cell office:value-type="float" office:value="0.0095507875084877" calcext:value-type="float">
            <text:p>0.0095507875084877</text:p>
          </table:table-cell>
          <table:table-cell office:value-type="float" office:value="0.0124744419008493" calcext:value-type="float">
            <text:p>0.0124744419008493</text:p>
          </table:table-cell>
          <table:table-cell office:value-type="float" office:value="0.00431112060323358" calcext:value-type="float">
            <text:p>0.00431112060323358</text:p>
          </table:table-cell>
          <table:table-cell office:value-type="float" office:value="0.00286903884261846" calcext:value-type="float">
            <text:p>0.00286903884261846</text:p>
          </table:table-cell>
          <table:table-cell office:value-type="float" office:value="-0.999986588954926" calcext:value-type="float">
            <text:p>-0.999986588954926</text:p>
          </table:table-cell>
          <table:table-cell office:value-type="float" office:value="-0.00211385474540293" calcext:value-type="float">
            <text:p>-0.00211385474540293</text:p>
          </table:table-cell>
          <table:table-cell office:value-type="float" office:value="0.00176963291596621" calcext:value-type="float">
            <text:p>0.00176963291596621</text:p>
          </table:table-cell>
          <table:table-cell office:value-type="float" office:value="-0.00503355031833053" calcext:value-type="float">
            <text:p>-0.005033550318330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6893" calcext:value-type="float">
            <text:p>1419950945.6893</text:p>
          </table:table-cell>
          <table:table-cell office:value-type="string" calcext:value-type="string">
            <text:p>Acceleration</text:p>
          </table:table-cell>
          <table:table-cell office:value-type="float" office:value="0.0023956298828125" calcext:value-type="float">
            <text:p>0.0023956298828125</text:p>
          </table:table-cell>
          <table:table-cell office:value-type="float" office:value="0.0065155029296875" calcext:value-type="float">
            <text:p>0.0065155029296875</text:p>
          </table:table-cell>
          <table:table-cell office:value-type="float" office:value="-1.0042724609375" calcext:value-type="float">
            <text:p>-1.0042724609375</text:p>
          </table:table-cell>
          <table:table-cell table:number-columns-repeated="16"/>
        </table:table-row>
        <table:table-row table:style-name="ro2">
          <table:table-cell office:value-type="float" office:value="1419950945.68914" calcext:value-type="float">
            <text:p>1419950945.68914</text:p>
          </table:table-cell>
          <table:table-cell office:value-type="string" calcext:value-type="string">
            <text:p>Acceleration</text:p>
          </table:table-cell>
          <table:table-cell office:value-type="float" office:value="0.0037994384765625" calcext:value-type="float">
            <text:p>0.0037994384765625</text:p>
          </table:table-cell>
          <table:table-cell office:value-type="float" office:value="0.007598876953125" calcext:value-type="float">
            <text:p>0.007598876953125</text:p>
          </table:table-cell>
          <table:table-cell office:value-type="float" office:value="-0.998992919921875" calcext:value-type="float">
            <text:p>-0.998992919921875</text:p>
          </table:table-cell>
          <table:table-cell table:number-columns-repeated="16"/>
        </table:table-row>
        <table:table-row table:style-name="ro2">
          <table:table-cell office:value-type="float" office:value="1419950945.69974" calcext:value-type="float">
            <text:p>1419950945.69974</text:p>
          </table:table-cell>
          <table:table-cell office:value-type="string" calcext:value-type="string">
            <text:p>Gyro</text:p>
          </table:table-cell>
          <table:table-cell office:value-type="float" office:value="-0.00617533793567574" calcext:value-type="float">
            <text:p>-0.00617533793567574</text:p>
          </table:table-cell>
          <table:table-cell office:value-type="float" office:value="-0.0309307518485073" calcext:value-type="float">
            <text:p>-0.0309307518485073</text:p>
          </table:table-cell>
          <table:table-cell office:value-type="float" office:value="0.0136090194864139" calcext:value-type="float">
            <text:p>0.0136090194864139</text:p>
          </table:table-cell>
          <table:table-cell table:number-columns-repeated="16"/>
        </table:table-row>
        <table:table-row table:style-name="ro2">
          <table:table-cell office:value-type="float" office:value="1419950945.70008" calcext:value-type="float">
            <text:p>1419950945.70008</text:p>
          </table:table-cell>
          <table:table-cell office:value-type="string" calcext:value-type="string">
            <text:p>Gyro</text:p>
          </table:table-cell>
          <table:table-cell office:value-type="float" office:value="0.00531407163914411" calcext:value-type="float">
            <text:p>0.00531407163914411</text:p>
          </table:table-cell>
          <table:table-cell office:value-type="float" office:value="-0.0311629794955622" calcext:value-type="float">
            <text:p>-0.0311629794955622</text:p>
          </table:table-cell>
          <table:table-cell office:value-type="float" office:value="0.0134228645262174" calcext:value-type="float">
            <text:p>0.0134228645262174</text:p>
          </table:table-cell>
          <table:table-cell table:number-columns-repeated="16"/>
        </table:table-row>
        <table:table-row table:style-name="ro2">
          <table:table-cell office:value-type="float" office:value="1419950945.69976" calcext:value-type="float">
            <text:p>1419950945.69976</text:p>
          </table:table-cell>
          <table:table-cell office:value-type="string" calcext:value-type="string">
            <text:p>Motion</text:p>
          </table:table-cell>
          <table:table-cell office:value-type="float" office:value="-0.00782297551631928" calcext:value-type="float">
            <text:p>-0.00782297551631928</text:p>
          </table:table-cell>
          <table:table-cell office:value-type="float" office:value="0.0182684920728207" calcext:value-type="float">
            <text:p>0.0182684920728207</text:p>
          </table:table-cell>
          <table:table-cell office:value-type="float" office:value="0.0053478479385376" calcext:value-type="float">
            <text:p>0.0053478479385376</text:p>
          </table:table-cell>
          <table:table-cell office:value-type="float" office:value="0.00447662685263762" calcext:value-type="float">
            <text:p>0.00447662685263762</text:p>
          </table:table-cell>
          <table:table-cell office:value-type="float" office:value="-0.00301711896364719" calcext:value-type="float">
            <text:p>-0.00301711896364719</text:p>
          </table:table-cell>
          <table:table-cell office:value-type="float" office:value="-0.00610985722519301" calcext:value-type="float">
            <text:p>-0.00610985722519301</text:p>
          </table:table-cell>
          <table:table-cell office:value-type="float" office:value="-0.00782297551631928" calcext:value-type="float">
            <text:p>-0.00782297551631928</text:p>
          </table:table-cell>
          <table:table-cell office:value-type="float" office:value="0.0182684920728207" calcext:value-type="float">
            <text:p>0.0182684920728207</text:p>
          </table:table-cell>
          <table:table-cell office:value-type="float" office:value="0.0053478479385376" calcext:value-type="float">
            <text:p>0.0053478479385376</text:p>
          </table:table-cell>
          <table:table-cell office:value-type="float" office:value="0.00447659147903323" calcext:value-type="float">
            <text:p>0.00447659147903323</text:p>
          </table:table-cell>
          <table:table-cell office:value-type="float" office:value="0.00301711447536945" calcext:value-type="float">
            <text:p>0.00301711447536945</text:p>
          </table:table-cell>
          <table:table-cell office:value-type="float" office:value="-0.999985456466675" calcext:value-type="float">
            <text:p>-0.999985456466675</text:p>
          </table:table-cell>
          <table:table-cell office:value-type="float" office:value="-0.000677153060678393" calcext:value-type="float">
            <text:p>-0.000677153060678393</text:p>
          </table:table-cell>
          <table:table-cell office:value-type="float" office:value="0.00458176247775555" calcext:value-type="float">
            <text:p>0.00458176247775555</text:p>
          </table:table-cell>
          <table:table-cell office:value-type="float" office:value="0.000992508488707244" calcext:value-type="float">
            <text:p>0.0009925084887072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0865" calcext:value-type="float">
            <text:p>1419950945.70865</text:p>
          </table:table-cell>
          <table:table-cell office:value-type="string" calcext:value-type="string">
            <text:p>Acceleration</text:p>
          </table:table-cell>
          <table:table-cell office:value-type="float" office:value="0.00164794921875" calcext:value-type="float">
            <text:p>0.00164794921875</text:p>
          </table:table-cell>
          <table:table-cell office:value-type="float" office:value="0.0079193115234375" calcext:value-type="float">
            <text:p>0.0079193115234375</text:p>
          </table:table-cell>
          <table:table-cell office:value-type="float" office:value="-1.00112915039063" calcext:value-type="float">
            <text:p>-1.00112915039063</text:p>
          </table:table-cell>
          <table:table-cell table:number-columns-repeated="16"/>
        </table:table-row>
        <table:table-row table:style-name="ro2">
          <table:table-cell office:value-type="float" office:value="1419950945.70897" calcext:value-type="float">
            <text:p>1419950945.70897</text:p>
          </table:table-cell>
          <table:table-cell office:value-type="string" calcext:value-type="string">
            <text:p>Acceleration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50506591796875" calcext:value-type="float">
            <text:p>0.0050506591796875</text:p>
          </table:table-cell>
          <table:table-cell office:value-type="float" office:value="-1.00093078613281" calcext:value-type="float">
            <text:p>-1.00093078613281</text:p>
          </table:table-cell>
          <table:table-cell table:number-columns-repeated="16"/>
        </table:table-row>
        <table:table-row table:style-name="ro2">
          <table:table-cell office:value-type="float" office:value="1419950945.71102" calcext:value-type="float">
            <text:p>1419950945.71102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8.448120117188" calcext:value-type="float">
            <text:p>228.448120117188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71574" calcext:value-type="float">
            <text:p>1419950945.71574</text:p>
          </table:table-cell>
          <table:table-cell office:value-type="string" calcext:value-type="string">
            <text:p>Gyro</text:p>
          </table:table-cell>
          <table:table-cell office:value-type="float" office:value="0.00528371160271721" calcext:value-type="float">
            <text:p>0.00528371160271721</text:p>
          </table:table-cell>
          <table:table-cell office:value-type="float" office:value="-0.0252166734136333" calcext:value-type="float">
            <text:p>-0.0252166734136333</text:p>
          </table:table-cell>
          <table:table-cell office:value-type="float" office:value="0.0121906198898377" calcext:value-type="float">
            <text:p>0.0121906198898377</text:p>
          </table:table-cell>
          <table:table-cell table:number-columns-repeated="16"/>
        </table:table-row>
        <table:table-row table:style-name="ro2">
          <table:table-cell office:value-type="float" office:value="1419950945.71553" calcext:value-type="float">
            <text:p>1419950945.71553</text:p>
          </table:table-cell>
          <table:table-cell office:value-type="string" calcext:value-type="string">
            <text:p>Motion</text:p>
          </table:table-cell>
          <table:table-cell office:value-type="float" office:value="0.00240268930792809" calcext:value-type="float">
            <text:p>0.00240268930792809</text:p>
          </table:table-cell>
          <table:table-cell office:value-type="float" office:value="-0.00309214182198048" calcext:value-type="float">
            <text:p>-0.00309214182198048</text:p>
          </table:table-cell>
          <table:table-cell office:value-type="float" office:value="-0.00335082435049117" calcext:value-type="float">
            <text:p>-0.00335082435049117</text:p>
          </table:table-cell>
          <table:table-cell office:value-type="float" office:value="0.0044455725763429" calcext:value-type="float">
            <text:p>0.0044455725763429</text:p>
          </table:table-cell>
          <table:table-cell office:value-type="float" office:value="-0.00304995491010601" calcext:value-type="float">
            <text:p>-0.00304995491010601</text:p>
          </table:table-cell>
          <table:table-cell office:value-type="float" office:value="-0.00611975672512179" calcext:value-type="float">
            <text:p>-0.00611975672512179</text:p>
          </table:table-cell>
          <table:table-cell office:value-type="float" office:value="0.00240268930792809" calcext:value-type="float">
            <text:p>0.00240268930792809</text:p>
          </table:table-cell>
          <table:table-cell office:value-type="float" office:value="-0.00309214182198048" calcext:value-type="float">
            <text:p>-0.00309214182198048</text:p>
          </table:table-cell>
          <table:table-cell office:value-type="float" office:value="-0.00335082435049117" calcext:value-type="float">
            <text:p>-0.00335082435049117</text:p>
          </table:table-cell>
          <table:table-cell office:value-type="float" office:value="0.00444553745910525" calcext:value-type="float">
            <text:p>0.00444553745910525</text:p>
          </table:table-cell>
          <table:table-cell office:value-type="float" office:value="0.00304995011538267" calcext:value-type="float">
            <text:p>0.00304995011538267</text:p>
          </table:table-cell>
          <table:table-cell office:value-type="float" office:value="-0.999985456466675" calcext:value-type="float">
            <text:p>-0.999985456466675</text:p>
          </table:table-cell>
          <table:table-cell office:value-type="float" office:value="-0.00204990734346211" calcext:value-type="float">
            <text:p>-0.00204990734346211</text:p>
          </table:table-cell>
          <table:table-cell office:value-type="float" office:value="0.00346555281430483" calcext:value-type="float">
            <text:p>0.00346555281430483</text:p>
          </table:table-cell>
          <table:table-cell office:value-type="float" office:value="-0.00428699376061559" calcext:value-type="float">
            <text:p>-0.004286993760615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1606" calcext:value-type="float">
            <text:p>1419950945.71606</text:p>
          </table:table-cell>
          <table:table-cell office:value-type="string" calcext:value-type="string">
            <text:p>Motion</text:p>
          </table:table-cell>
          <table:table-cell office:value-type="float" office:value="0.0138867599889636" calcext:value-type="float">
            <text:p>0.0138867599889636</text:p>
          </table:table-cell>
          <table:table-cell office:value-type="float" office:value="-0.00332742650061846" calcext:value-type="float">
            <text:p>-0.00332742650061846</text:p>
          </table:table-cell>
          <table:table-cell office:value-type="float" office:value="-0.00353697477839887" calcext:value-type="float">
            <text:p>-0.00353697477839887</text:p>
          </table:table-cell>
          <table:table-cell office:value-type="float" office:value="0.00434008945699699" calcext:value-type="float">
            <text:p>0.00434008945699699</text:p>
          </table:table-cell>
          <table:table-cell office:value-type="float" office:value="-0.00303891396285849" calcext:value-type="float">
            <text:p>-0.00303891396285849</text:p>
          </table:table-cell>
          <table:table-cell office:value-type="float" office:value="-0.00618962058865932" calcext:value-type="float">
            <text:p>-0.00618962058865932</text:p>
          </table:table-cell>
          <table:table-cell office:value-type="float" office:value="0.0138867599889636" calcext:value-type="float">
            <text:p>0.0138867599889636</text:p>
          </table:table-cell>
          <table:table-cell office:value-type="float" office:value="-0.00332742650061846" calcext:value-type="float">
            <text:p>-0.00332742650061846</text:p>
          </table:table-cell>
          <table:table-cell office:value-type="float" office:value="-0.00353697477839887" calcext:value-type="float">
            <text:p>-0.00353697477839887</text:p>
          </table:table-cell>
          <table:table-cell office:value-type="float" office:value="0.0043400558643043" calcext:value-type="float">
            <text:p>0.0043400558643043</text:p>
          </table:table-cell>
          <table:table-cell office:value-type="float" office:value="0.00303890928626061" calcext:value-type="float">
            <text:p>0.00303890928626061</text:p>
          </table:table-cell>
          <table:table-cell office:value-type="float" office:value="-0.999985992908478" calcext:value-type="float">
            <text:p>-0.999985992908478</text:p>
          </table:table-cell>
          <table:table-cell office:value-type="float" office:value="-0.0026921066455543" calcext:value-type="float">
            <text:p>-0.0026921066455543</text:p>
          </table:table-cell>
          <table:table-cell office:value-type="float" office:value="0.0048804022371769" calcext:value-type="float">
            <text:p>0.0048804022371769</text:p>
          </table:table-cell>
          <table:table-cell office:value-type="float" office:value="-0.00114318600390106" calcext:value-type="float">
            <text:p>-0.0011431860039010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285" calcext:value-type="float">
            <text:p>1419950945.7285</text:p>
          </table:table-cell>
          <table:table-cell office:value-type="string" calcext:value-type="string">
            <text:p>Acceleration</text:p>
          </table:table-cell>
          <table:table-cell office:value-type="float" office:value="0.0034027099609375" calcext:value-type="float">
            <text:p>0.0034027099609375</text:p>
          </table:table-cell>
          <table:table-cell office:value-type="float" office:value="0.0046234130859375" calcext:value-type="float">
            <text:p>0.0046234130859375</text:p>
          </table:table-cell>
          <table:table-cell office:value-type="float" office:value="-1.0057373046875" calcext:value-type="float">
            <text:p>-1.0057373046875</text:p>
          </table:table-cell>
          <table:table-cell table:number-columns-repeated="16"/>
        </table:table-row>
        <table:table-row table:style-name="ro2">
          <table:table-cell office:value-type="float" office:value="1419950945.72853" calcext:value-type="float">
            <text:p>1419950945.72853</text:p>
          </table:table-cell>
          <table:table-cell office:value-type="string" calcext:value-type="string">
            <text:p>Acceleration</text:p>
          </table:table-cell>
          <table:table-cell office:value-type="float" office:value="0.0010986328125" calcext:value-type="float">
            <text:p>0.0010986328125</text:p>
          </table:table-cell>
          <table:table-cell office:value-type="float" office:value="0.0022125244140625" calcext:value-type="float">
            <text:p>0.0022125244140625</text:p>
          </table:table-cell>
          <table:table-cell office:value-type="float" office:value="-1.00120544433594" calcext:value-type="float">
            <text:p>-1.00120544433594</text:p>
          </table:table-cell>
          <table:table-cell table:number-columns-repeated="16"/>
        </table:table-row>
        <table:table-row table:style-name="ro2">
          <table:table-cell office:value-type="float" office:value="1419950945.7315" calcext:value-type="float">
            <text:p>1419950945.7315</text:p>
          </table:table-cell>
          <table:table-cell office:value-type="string" calcext:value-type="string">
            <text:p>Gyro</text:p>
          </table:table-cell>
          <table:table-cell office:value-type="float" office:value="-0.00103383913516876" calcext:value-type="float">
            <text:p>-0.00103383913516876</text:p>
          </table:table-cell>
          <table:table-cell office:value-type="float" office:value="-0.0240952162786009" calcext:value-type="float">
            <text:p>-0.0240952162786009</text:p>
          </table:table-cell>
          <table:table-cell office:value-type="float" office:value="0.022081067546174" calcext:value-type="float">
            <text:p>0.022081067546174</text:p>
          </table:table-cell>
          <table:table-cell table:number-columns-repeated="16"/>
        </table:table-row>
        <table:table-row table:style-name="ro2">
          <table:table-cell office:value-type="float" office:value="1419950945.73197" calcext:value-type="float">
            <text:p>1419950945.73197</text:p>
          </table:table-cell>
          <table:table-cell office:value-type="string" calcext:value-type="string">
            <text:p>Gyro</text:p>
          </table:table-cell>
          <table:table-cell office:value-type="float" office:value="-0.00878097474620927" calcext:value-type="float">
            <text:p>-0.00878097474620927</text:p>
          </table:table-cell>
          <table:table-cell office:value-type="float" office:value="-0.0283906288007897" calcext:value-type="float">
            <text:p>-0.0283906288007897</text:p>
          </table:table-cell>
          <table:table-cell office:value-type="float" office:value="0.00752902271776302" calcext:value-type="float">
            <text:p>0.00752902271776302</text:p>
          </table:table-cell>
          <table:table-cell table:number-columns-repeated="16"/>
        </table:table-row>
        <table:table-row table:style-name="ro2">
          <table:table-cell office:value-type="float" office:value="1419950945.73174" calcext:value-type="float">
            <text:p>1419950945.73174</text:p>
          </table:table-cell>
          <table:table-cell office:value-type="string" calcext:value-type="string">
            <text:p>Motion</text:p>
          </table:table-cell>
          <table:table-cell office:value-type="float" office:value="0.0138542149215937" calcext:value-type="float">
            <text:p>0.0138542149215937</text:p>
          </table:table-cell>
          <table:table-cell office:value-type="float" office:value="0.0026162841822952" calcext:value-type="float">
            <text:p>0.0026162841822952</text:p>
          </table:table-cell>
          <table:table-cell office:value-type="float" office:value="-0.00476922653615475" calcext:value-type="float">
            <text:p>-0.00476922653615475</text:p>
          </table:table-cell>
          <table:table-cell office:value-type="float" office:value="0.00432234977841817" calcext:value-type="float">
            <text:p>0.00432234977841817</text:p>
          </table:table-cell>
          <table:table-cell office:value-type="float" office:value="-0.0029452558248429" calcext:value-type="float">
            <text:p>-0.0029452558248429</text:p>
          </table:table-cell>
          <table:table-cell office:value-type="float" office:value="-0.00623421940600708" calcext:value-type="float">
            <text:p>-0.00623421940600708</text:p>
          </table:table-cell>
          <table:table-cell office:value-type="float" office:value="0.0138542149215937" calcext:value-type="float">
            <text:p>0.0138542149215937</text:p>
          </table:table-cell>
          <table:table-cell office:value-type="float" office:value="0.0026162841822952" calcext:value-type="float">
            <text:p>0.0026162841822952</text:p>
          </table:table-cell>
          <table:table-cell office:value-type="float" office:value="-0.00476922653615475" calcext:value-type="float">
            <text:p>-0.00476922653615475</text:p>
          </table:table-cell>
          <table:table-cell office:value-type="float" office:value="0.00432231742888689" calcext:value-type="float">
            <text:p>0.00432231742888689</text:p>
          </table:table-cell>
          <table:table-cell office:value-type="float" office:value="0.00294525153003633" calcext:value-type="float">
            <text:p>0.00294525153003633</text:p>
          </table:table-cell>
          <table:table-cell office:value-type="float" office:value="-0.999986350536346" calcext:value-type="float">
            <text:p>-0.999986350536346</text:p>
          </table:table-cell>
          <table:table-cell office:value-type="float" office:value="-0.00235393387265503" calcext:value-type="float">
            <text:p>-0.00235393387265503</text:p>
          </table:table-cell>
          <table:table-cell office:value-type="float" office:value="0.00210540764965117" calcext:value-type="float">
            <text:p>0.00210540764965117</text:p>
          </table:table-cell>
          <table:table-cell office:value-type="float" office:value="-0.000944464700296521" calcext:value-type="float">
            <text:p>-0.0009444647002965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3737" calcext:value-type="float">
            <text:p>1419950945.73737</text:p>
          </table:table-cell>
          <table:table-cell office:value-type="string" calcext:value-type="string">
            <text:p>Magnetic</text:p>
          </table:table-cell>
          <table:table-cell office:value-type="float" office:value="58.2551116943359" calcext:value-type="float">
            <text:p>58.2551116943359</text:p>
          </table:table-cell>
          <table:table-cell office:value-type="float" office:value="226.246612548828" calcext:value-type="float">
            <text:p>226.246612548828</text:p>
          </table:table-cell>
          <table:table-cell office:value-type="float" office:value="143.911514282227" calcext:value-type="float">
            <text:p>143.911514282227</text:p>
          </table:table-cell>
          <table:table-cell table:number-columns-repeated="16"/>
        </table:table-row>
        <table:table-row table:style-name="ro2">
          <table:table-cell office:value-type="float" office:value="1419950945.74821" calcext:value-type="float">
            <text:p>1419950945.74821</text:p>
          </table:table-cell>
          <table:table-cell office:value-type="string" calcext:value-type="string">
            <text:p>Gyro</text:p>
          </table:table-cell>
          <table:table-cell office:value-type="float" office:value="-0.00373934448658026" calcext:value-type="float">
            <text:p>-0.00373934448658026</text:p>
          </table:table-cell>
          <table:table-cell office:value-type="float" office:value="-0.0177616865741745" calcext:value-type="float">
            <text:p>-0.0177616865741745</text:p>
          </table:table-cell>
          <table:table-cell office:value-type="float" office:value="0.00375905187864684" calcext:value-type="float">
            <text:p>0.00375905187864684</text:p>
          </table:table-cell>
          <table:table-cell table:number-columns-repeated="16"/>
        </table:table-row>
        <table:table-row table:style-name="ro2">
          <table:table-cell office:value-type="float" office:value="1419950945.74769" calcext:value-type="float">
            <text:p>1419950945.74769</text:p>
          </table:table-cell>
          <table:table-cell office:value-type="string" calcext:value-type="string">
            <text:p>Motion</text:p>
          </table:table-cell>
          <table:table-cell office:value-type="float" office:value="0.00753484992310405" calcext:value-type="float">
            <text:p>0.00753484992310405</text:p>
          </table:table-cell>
          <table:table-cell office:value-type="float" office:value="0.00373666291125119" calcext:value-type="float">
            <text:p>0.00373666291125119</text:p>
          </table:table-cell>
          <table:table-cell office:value-type="float" office:value="0.00512124737724662" calcext:value-type="float">
            <text:p>0.00512124737724662</text:p>
          </table:table-cell>
          <table:table-cell office:value-type="float" office:value="0.00435328107332234" calcext:value-type="float">
            <text:p>0.00435328107332234</text:p>
          </table:table-cell>
          <table:table-cell office:value-type="float" office:value="-0.00286573093228809" calcext:value-type="float">
            <text:p>-0.00286573093228809</text:p>
          </table:table-cell>
          <table:table-cell office:value-type="float" office:value="-0.00623276393435978" calcext:value-type="float">
            <text:p>-0.00623276393435978</text:p>
          </table:table-cell>
          <table:table-cell office:value-type="float" office:value="0.00753484992310405" calcext:value-type="float">
            <text:p>0.00753484992310405</text:p>
          </table:table-cell>
          <table:table-cell office:value-type="float" office:value="0.00373666291125119" calcext:value-type="float">
            <text:p>0.00373666291125119</text:p>
          </table:table-cell>
          <table:table-cell office:value-type="float" office:value="0.00512124737724662" calcext:value-type="float">
            <text:p>0.00512124737724662</text:p>
          </table:table-cell>
          <table:table-cell office:value-type="float" office:value="0.00435324944555759" calcext:value-type="float">
            <text:p>0.00435324944555759</text:p>
          </table:table-cell>
          <table:table-cell office:value-type="float" office:value="0.00286572705954313" calcext:value-type="float">
            <text:p>0.00286572705954313</text:p>
          </table:table-cell>
          <table:table-cell office:value-type="float" office:value="-0.999986410140991" calcext:value-type="float">
            <text:p>-0.999986410140991</text:p>
          </table:table-cell>
          <table:table-cell office:value-type="float" office:value="-0.000950539484620094" calcext:value-type="float">
            <text:p>-0.000950539484620094</text:p>
          </table:table-cell>
          <table:table-cell office:value-type="float" office:value="0.00175768602639437" calcext:value-type="float">
            <text:p>0.00175768602639437</text:p>
          </table:table-cell>
          <table:table-cell office:value-type="float" office:value="-0.00575088616460562" calcext:value-type="float">
            <text:p>-0.005750886164605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4886" calcext:value-type="float">
            <text:p>1419950945.74886</text:p>
          </table:table-cell>
          <table:table-cell office:value-type="string" calcext:value-type="string">
            <text:p>Acceleration</text:p>
          </table:table-cell>
          <table:table-cell office:value-type="float" office:value="0.00238037109375" calcext:value-type="float">
            <text:p>0.00238037109375</text:p>
          </table:table-cell>
          <table:table-cell office:value-type="float" office:value="0.0072174072265625" calcext:value-type="float">
            <text:p>0.0072174072265625</text:p>
          </table:table-cell>
          <table:table-cell office:value-type="float" office:value="-1.0032958984375" calcext:value-type="float">
            <text:p>-1.0032958984375</text:p>
          </table:table-cell>
          <table:table-cell table:number-columns-repeated="16"/>
        </table:table-row>
        <table:table-row table:style-name="ro2">
          <table:table-cell office:value-type="float" office:value="1419950945.74911" calcext:value-type="float">
            <text:p>1419950945.74911</text:p>
          </table:table-cell>
          <table:table-cell office:value-type="string" calcext:value-type="string">
            <text:p>Acceleration</text:p>
          </table:table-cell>
          <table:table-cell office:value-type="float" office:value="-0.000885009765625" calcext:value-type="float">
            <text:p>-0.000885009765625</text:p>
          </table:table-cell>
          <table:table-cell office:value-type="float" office:value="0.0048370361328125" calcext:value-type="float">
            <text:p>0.0048370361328125</text:p>
          </table:table-cell>
          <table:table-cell office:value-type="float" office:value="-1.00068664550781" calcext:value-type="float">
            <text:p>-1.00068664550781</text:p>
          </table:table-cell>
          <table:table-cell table:number-columns-repeated="16"/>
        </table:table-row>
        <table:table-row table:style-name="ro2">
          <table:table-cell office:value-type="float" office:value="1419950945.74854" calcext:value-type="float">
            <text:p>1419950945.74854</text:p>
          </table:table-cell>
          <table:table-cell office:value-type="string" calcext:value-type="string">
            <text:p>Motion</text:p>
          </table:table-cell>
          <table:table-cell office:value-type="float" office:value="-0.000211593331187032" calcext:value-type="float">
            <text:p>-0.000211593331187032</text:p>
          </table:table-cell>
          <table:table-cell office:value-type="float" office:value="-0.000562359869945794" calcext:value-type="float">
            <text:p>-0.000562359869945794</text:p>
          </table:table-cell>
          <table:table-cell office:value-type="float" office:value="-0.00943079125136137" calcext:value-type="float">
            <text:p>-0.00943079125136137</text:p>
          </table:table-cell>
          <table:table-cell office:value-type="float" office:value="0.00429745693081401" calcext:value-type="float">
            <text:p>0.00429745693081401</text:p>
          </table:table-cell>
          <table:table-cell office:value-type="float" office:value="-0.00280954433552755" calcext:value-type="float">
            <text:p>-0.00280954433552755</text:p>
          </table:table-cell>
          <table:table-cell office:value-type="float" office:value="-0.00630174246576804" calcext:value-type="float">
            <text:p>-0.00630174246576804</text:p>
          </table:table-cell>
          <table:table-cell office:value-type="float" office:value="-0.000211593331187032" calcext:value-type="float">
            <text:p>-0.000211593331187032</text:p>
          </table:table-cell>
          <table:table-cell office:value-type="float" office:value="-0.000562359869945794" calcext:value-type="float">
            <text:p>-0.000562359869945794</text:p>
          </table:table-cell>
          <table:table-cell office:value-type="float" office:value="-0.00943079125136137" calcext:value-type="float">
            <text:p>-0.00943079125136137</text:p>
          </table:table-cell>
          <table:table-cell office:value-type="float" office:value="0.00429742690175772" calcext:value-type="float">
            <text:p>0.00429742690175772</text:p>
          </table:table-cell>
          <table:table-cell office:value-type="float" office:value="0.00280954060144722" calcext:value-type="float">
            <text:p>0.00280954060144722</text:p>
          </table:table-cell>
          <table:table-cell office:value-type="float" office:value="-0.999986827373504" calcext:value-type="float">
            <text:p>-0.999986827373504</text:p>
          </table:table-cell>
          <table:table-cell office:value-type="float" office:value="-0.00319879385642707" calcext:value-type="float">
            <text:p>-0.00319879385642707</text:p>
          </table:table-cell>
          <table:table-cell office:value-type="float" office:value="-0.000597016245592386" calcext:value-type="float">
            <text:p>-0.000597016245592386</text:p>
          </table:table-cell>
          <table:table-cell office:value-type="float" office:value="-0.00121862511150539" calcext:value-type="float">
            <text:p>-0.001218625111505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6354" calcext:value-type="float">
            <text:p>1419950945.76354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43.911514282227" calcext:value-type="float">
            <text:p>143.911514282227</text:p>
          </table:table-cell>
          <table:table-cell table:number-columns-repeated="16"/>
        </table:table-row>
        <table:table-row table:style-name="ro2">
          <table:table-cell office:value-type="float" office:value="1419950945.7638" calcext:value-type="float">
            <text:p>1419950945.7638</text:p>
          </table:table-cell>
          <table:table-cell office:value-type="string" calcext:value-type="string">
            <text:p>Gyro</text:p>
          </table:table-cell>
          <table:table-cell office:value-type="float" office:value="-0.00613618946765157" calcext:value-type="float">
            <text:p>-0.00613618946765157</text:p>
          </table:table-cell>
          <table:table-cell office:value-type="float" office:value="-0.0322111997006174" calcext:value-type="float">
            <text:p>-0.0322111997006174</text:p>
          </table:table-cell>
          <table:table-cell office:value-type="float" office:value="0.0185055074666336" calcext:value-type="float">
            <text:p>0.0185055074666336</text:p>
          </table:table-cell>
          <table:table-cell table:number-columns-repeated="16"/>
        </table:table-row>
        <table:table-row table:style-name="ro2">
          <table:table-cell office:value-type="float" office:value="1419950945.76413" calcext:value-type="float">
            <text:p>1419950945.76413</text:p>
          </table:table-cell>
          <table:table-cell office:value-type="string" calcext:value-type="string">
            <text:p>Gyro</text:p>
          </table:table-cell>
          <table:table-cell office:value-type="float" office:value="-0.0126673257249619" calcext:value-type="float">
            <text:p>-0.0126673257249619</text:p>
          </table:table-cell>
          <table:table-cell office:value-type="float" office:value="-0.0199500060418926" calcext:value-type="float">
            <text:p>-0.0199500060418926</text:p>
          </table:table-cell>
          <table:table-cell office:value-type="float" office:value="0.00390765626747327" calcext:value-type="float">
            <text:p>0.00390765626747327</text:p>
          </table:table-cell>
          <table:table-cell table:number-columns-repeated="16"/>
        </table:table-row>
        <table:table-row table:style-name="ro2">
          <table:table-cell office:value-type="float" office:value="1419950945.76406" calcext:value-type="float">
            <text:p>1419950945.76406</text:p>
          </table:table-cell>
          <table:table-cell office:value-type="string" calcext:value-type="string">
            <text:p>Motion</text:p>
          </table:table-cell>
          <table:table-cell office:value-type="float" office:value="0.00482521904632449" calcext:value-type="float">
            <text:p>0.00482521904632449</text:p>
          </table:table-cell>
          <table:table-cell office:value-type="float" office:value="0.010064423084259" calcext:value-type="float">
            <text:p>0.010064423084259</text:p>
          </table:table-cell>
          <table:table-cell office:value-type="float" office:value="-0.0132007487118244" calcext:value-type="float">
            <text:p>-0.0132007487118244</text:p>
          </table:table-cell>
          <table:table-cell office:value-type="float" office:value="0.00439086406008271" calcext:value-type="float">
            <text:p>0.00439086406008271</text:p>
          </table:table-cell>
          <table:table-cell office:value-type="float" office:value="-0.00286563450351133" calcext:value-type="float">
            <text:p>-0.00286563450351133</text:p>
          </table:table-cell>
          <table:table-cell office:value-type="float" office:value="-0.00639634808019518" calcext:value-type="float">
            <text:p>-0.00639634808019518</text:p>
          </table:table-cell>
          <table:table-cell office:value-type="float" office:value="0.00482521904632449" calcext:value-type="float">
            <text:p>0.00482521904632449</text:p>
          </table:table-cell>
          <table:table-cell office:value-type="float" office:value="0.010064423084259" calcext:value-type="float">
            <text:p>0.010064423084259</text:p>
          </table:table-cell>
          <table:table-cell office:value-type="float" office:value="-0.0132007487118244" calcext:value-type="float">
            <text:p>-0.0132007487118244</text:p>
          </table:table-cell>
          <table:table-cell office:value-type="float" office:value="0.00439083203673363" calcext:value-type="float">
            <text:p>0.00439083203673363</text:p>
          </table:table-cell>
          <table:table-cell office:value-type="float" office:value="0.00286563066765666" calcext:value-type="float">
            <text:p>0.00286563066765666</text:p>
          </table:table-cell>
          <table:table-cell office:value-type="float" office:value="-0.999986231327057" calcext:value-type="float">
            <text:p>-0.999986231327057</text:p>
          </table:table-cell>
          <table:table-cell office:value-type="float" office:value="-0.00201046094298363" calcext:value-type="float">
            <text:p>-0.00201046094298363</text:p>
          </table:table-cell>
          <table:table-cell office:value-type="float" office:value="0.00435177655890584" calcext:value-type="float">
            <text:p>0.00435177655890584</text:p>
          </table:table-cell>
          <table:table-cell office:value-type="float" office:value="-0.00330964406020939" calcext:value-type="float">
            <text:p>-0.003309644060209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6722" calcext:value-type="float">
            <text:p>1419950945.76722</text:p>
          </table:table-cell>
          <table:table-cell office:value-type="string" calcext:value-type="string">
            <text:p>Acceleration</text:p>
          </table:table-cell>
          <table:table-cell office:value-type="float" office:value="0.005462646484375" calcext:value-type="float">
            <text:p>0.005462646484375</text:p>
          </table:table-cell>
          <table:table-cell office:value-type="float" office:value="0.0074310302734375" calcext:value-type="float">
            <text:p>0.0074310302734375</text:p>
          </table:table-cell>
          <table:table-cell office:value-type="float" office:value="-1.00498962402344" calcext:value-type="float">
            <text:p>-1.00498962402344</text:p>
          </table:table-cell>
          <table:table-cell table:number-columns-repeated="16"/>
        </table:table-row>
        <table:table-row table:style-name="ro2">
          <table:table-cell office:value-type="float" office:value="1419950945.76739" calcext:value-type="float">
            <text:p>1419950945.76739</text:p>
          </table:table-cell>
          <table:table-cell office:value-type="string" calcext:value-type="string">
            <text:p>Acceleration</text:p>
          </table:table-cell>
          <table:table-cell office:value-type="float" office:value="0.00244140625" calcext:value-type="float">
            <text:p>0.00244140625</text:p>
          </table:table-cell>
          <table:table-cell office:value-type="float" office:value="0.005523681640625" calcext:value-type="float">
            <text:p>0.005523681640625</text:p>
          </table:table-cell>
          <table:table-cell office:value-type="float" office:value="-1.00091552734375" calcext:value-type="float">
            <text:p>-1.00091552734375</text:p>
          </table:table-cell>
          <table:table-cell table:number-columns-repeated="16"/>
        </table:table-row>
        <table:table-row table:style-name="ro2">
          <table:table-cell office:value-type="float" office:value="1419950945.77975" calcext:value-type="float">
            <text:p>1419950945.77975</text:p>
          </table:table-cell>
          <table:table-cell office:value-type="string" calcext:value-type="string">
            <text:p>Gyro</text:p>
          </table:table-cell>
          <table:table-cell office:value-type="float" office:value="-0.0113117767301116" calcext:value-type="float">
            <text:p>-0.0113117767301116</text:p>
          </table:table-cell>
          <table:table-cell office:value-type="float" office:value="-0.0155017280731332" calcext:value-type="float">
            <text:p>-0.0155017280731332</text:p>
          </table:table-cell>
          <table:table-cell office:value-type="float" office:value="0.0173393092252879" calcext:value-type="float">
            <text:p>0.0173393092252879</text:p>
          </table:table-cell>
          <table:table-cell table:number-columns-repeated="16"/>
        </table:table-row>
        <table:table-row table:style-name="ro2">
          <table:table-cell office:value-type="float" office:value="1419950945.77934" calcext:value-type="float">
            <text:p>1419950945.77934</text:p>
          </table:table-cell>
          <table:table-cell office:value-type="string" calcext:value-type="string">
            <text:p>Motion</text:p>
          </table:table-cell>
          <table:table-cell office:value-type="float" office:value="0.00242618727497757" calcext:value-type="float">
            <text:p>0.00242618727497757</text:p>
          </table:table-cell>
          <table:table-cell office:value-type="float" office:value="-0.00439093634486198" calcext:value-type="float">
            <text:p>-0.00439093634486198</text:p>
          </table:table-cell>
          <table:table-cell office:value-type="float" office:value="0.00154569221194834" calcext:value-type="float">
            <text:p>0.00154569221194834</text:p>
          </table:table-cell>
          <table:table-cell office:value-type="float" office:value="0.00424922671263538" calcext:value-type="float">
            <text:p>0.00424922671263538</text:p>
          </table:table-cell>
          <table:table-cell office:value-type="float" office:value="-0.00285245782374414" calcext:value-type="float">
            <text:p>-0.00285245782374414</text:p>
          </table:table-cell>
          <table:table-cell office:value-type="float" office:value="-0.00639369259618092" calcext:value-type="float">
            <text:p>-0.00639369259618092</text:p>
          </table:table-cell>
          <table:table-cell office:value-type="float" office:value="0.00242618727497757" calcext:value-type="float">
            <text:p>0.00242618727497757</text:p>
          </table:table-cell>
          <table:table-cell office:value-type="float" office:value="-0.00439093634486198" calcext:value-type="float">
            <text:p>-0.00439093634486198</text:p>
          </table:table-cell>
          <table:table-cell office:value-type="float" office:value="0.00154569221194834" calcext:value-type="float">
            <text:p>0.00154569221194834</text:p>
          </table:table-cell>
          <table:table-cell office:value-type="float" office:value="0.00424919649958611" calcext:value-type="float">
            <text:p>0.00424919649958611</text:p>
          </table:table-cell>
          <table:table-cell office:value-type="float" office:value="0.00285245385020971" calcext:value-type="float">
            <text:p>0.00285245385020971</text:p>
          </table:table-cell>
          <table:table-cell office:value-type="float" office:value="-0.999986886978149" calcext:value-type="float">
            <text:p>-0.999986886978149</text:p>
          </table:table-cell>
          <table:table-cell office:value-type="float" office:value="-0.00513420626521111" calcext:value-type="float">
            <text:p>-0.00513420626521111</text:p>
          </table:table-cell>
          <table:table-cell office:value-type="float" office:value="0.00198458228260279" calcext:value-type="float">
            <text:p>0.00198458228260279</text:p>
          </table:table-cell>
          <table:table-cell office:value-type="float" office:value="-0.000699741649441421" calcext:value-type="float">
            <text:p>-0.0006997416494414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8008" calcext:value-type="float">
            <text:p>1419950945.78008</text:p>
          </table:table-cell>
          <table:table-cell office:value-type="string" calcext:value-type="string">
            <text:p>Motion</text:p>
          </table:table-cell>
          <table:table-cell office:value-type="float" office:value="-0.00411284156143665" calcext:value-type="float">
            <text:p>-0.00411284156143665</text:p>
          </table:table-cell>
          <table:table-cell office:value-type="float" office:value="0.00786950811743736" calcext:value-type="float">
            <text:p>0.00786950811743736</text:p>
          </table:table-cell>
          <table:table-cell office:value-type="float" office:value="-0.013052118010819" calcext:value-type="float">
            <text:p>-0.013052118010819</text:p>
          </table:table-cell>
          <table:table-cell office:value-type="float" office:value="0.00425755219162281" calcext:value-type="float">
            <text:p>0.00425755219162281</text:p>
          </table:table-cell>
          <table:table-cell office:value-type="float" office:value="-0.002968055870307" calcext:value-type="float">
            <text:p>-0.002968055870307</text:p>
          </table:table-cell>
          <table:table-cell office:value-type="float" office:value="-0.00647476677675393" calcext:value-type="float">
            <text:p>-0.00647476677675393</text:p>
          </table:table-cell>
          <table:table-cell office:value-type="float" office:value="-0.00411284156143665" calcext:value-type="float">
            <text:p>-0.00411284156143665</text:p>
          </table:table-cell>
          <table:table-cell office:value-type="float" office:value="0.00786950811743736" calcext:value-type="float">
            <text:p>0.00786950811743736</text:p>
          </table:table-cell>
          <table:table-cell office:value-type="float" office:value="-0.013052118010819" calcext:value-type="float">
            <text:p>-0.013052118010819</text:p>
          </table:table-cell>
          <table:table-cell office:value-type="float" office:value="0.00425752066075802" calcext:value-type="float">
            <text:p>0.00425752066075802</text:p>
          </table:table-cell>
          <table:table-cell office:value-type="float" office:value="0.00296805147081614" calcext:value-type="float">
            <text:p>0.00296805147081614</text:p>
          </table:table-cell>
          <table:table-cell office:value-type="float" office:value="-0.999986529350281" calcext:value-type="float">
            <text:p>-0.999986529350281</text:p>
          </table:table-cell>
          <table:table-cell office:value-type="float" office:value="-0.0018161142943427" calcext:value-type="float">
            <text:p>-0.0018161142943427</text:p>
          </table:table-cell>
          <table:table-cell office:value-type="float" office:value="0.00255563016980886" calcext:value-type="float">
            <text:p>0.00255563016980886</text:p>
          </table:table-cell>
          <table:table-cell office:value-type="float" office:value="-0.000928995315916836" calcext:value-type="float">
            <text:p>-0.0009289953159168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78689" calcext:value-type="float">
            <text:p>1419950945.78689</text:p>
          </table:table-cell>
          <table:table-cell office:value-type="string" calcext:value-type="string">
            <text:p>Acceleration</text:p>
          </table:table-cell>
          <table:table-cell office:value-type="float" office:value="0.0047760009765625" calcext:value-type="float">
            <text:p>0.0047760009765625</text:p>
          </table:table-cell>
          <table:table-cell office:value-type="float" office:value="0.0069122314453125" calcext:value-type="float">
            <text:p>0.0069122314453125</text:p>
          </table:table-cell>
          <table:table-cell office:value-type="float" office:value="-1.00091552734375" calcext:value-type="float">
            <text:p>-1.00091552734375</text:p>
          </table:table-cell>
          <table:table-cell table:number-columns-repeated="16"/>
        </table:table-row>
        <table:table-row table:style-name="ro2">
          <table:table-cell office:value-type="float" office:value="1419950945.78673" calcext:value-type="float">
            <text:p>1419950945.78673</text:p>
          </table:table-cell>
          <table:table-cell office:value-type="string" calcext:value-type="string">
            <text:p>Acceleration</text:p>
          </table:table-cell>
          <table:table-cell office:value-type="float" office:value="0.0045318603515625" calcext:value-type="float">
            <text:p>0.0045318603515625</text:p>
          </table:table-cell>
          <table:table-cell office:value-type="float" office:value="0.0064697265625" calcext:value-type="float">
            <text:p>0.0064697265625</text:p>
          </table:table-cell>
          <table:table-cell office:value-type="float" office:value="-1.00332641601563" calcext:value-type="float">
            <text:p>-1.00332641601563</text:p>
          </table:table-cell>
          <table:table-cell table:number-columns-repeated="16"/>
        </table:table-row>
        <table:table-row table:style-name="ro2">
          <table:table-cell office:value-type="float" office:value="1419950945.78906" calcext:value-type="float">
            <text:p>1419950945.78906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6.92399597168" calcext:value-type="float">
            <text:p>226.92399597168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79543" calcext:value-type="float">
            <text:p>1419950945.79543</text:p>
          </table:table-cell>
          <table:table-cell office:value-type="string" calcext:value-type="string">
            <text:p>Gyro</text:p>
          </table:table-cell>
          <table:table-cell office:value-type="float" office:value="0.00529276635042348" calcext:value-type="float">
            <text:p>0.00529276635042348</text:p>
          </table:table-cell>
          <table:table-cell office:value-type="float" office:value="-0.0182059018439997" calcext:value-type="float">
            <text:p>-0.0182059018439997</text:p>
          </table:table-cell>
          <table:table-cell office:value-type="float" office:value="0.017074058380716" calcext:value-type="float">
            <text:p>0.017074058380716</text:p>
          </table:table-cell>
          <table:table-cell table:number-columns-repeated="16"/>
        </table:table-row>
        <table:table-row table:style-name="ro2">
          <table:table-cell office:value-type="float" office:value="1419950945.79588" calcext:value-type="float">
            <text:p>1419950945.79588</text:p>
          </table:table-cell>
          <table:table-cell office:value-type="string" calcext:value-type="string">
            <text:p>Gyro</text:p>
          </table:table-cell>
          <table:table-cell office:value-type="float" office:value="-0.0100355899357456" calcext:value-type="float">
            <text:p>-0.0100355899357456</text:p>
          </table:table-cell>
          <table:table-cell office:value-type="float" office:value="-0.0225623007551513" calcext:value-type="float">
            <text:p>-0.0225623007551513</text:p>
          </table:table-cell>
          <table:table-cell office:value-type="float" office:value="0.0136585542826894" calcext:value-type="float">
            <text:p>0.0136585542826894</text:p>
          </table:table-cell>
          <table:table-cell table:number-columns-repeated="16"/>
        </table:table-row>
        <table:table-row table:style-name="ro2">
          <table:table-cell office:value-type="float" office:value="1419950945.79561" calcext:value-type="float">
            <text:p>1419950945.79561</text:p>
          </table:table-cell>
          <table:table-cell office:value-type="string" calcext:value-type="string">
            <text:p>Motion</text:p>
          </table:table-cell>
          <table:table-cell office:value-type="float" office:value="-0.00276113045401871" calcext:value-type="float">
            <text:p>-0.00276113045401871</text:p>
          </table:table-cell>
          <table:table-cell office:value-type="float" office:value="0.012317986227572" calcext:value-type="float">
            <text:p>0.012317986227572</text:p>
          </table:table-cell>
          <table:table-cell office:value-type="float" office:value="0.000379570381483063" calcext:value-type="float">
            <text:p>0.000379570381483063</text:p>
          </table:table-cell>
          <table:table-cell office:value-type="float" office:value="0.00435479148961375" calcext:value-type="float">
            <text:p>0.00435479148961375</text:p>
          </table:table-cell>
          <table:table-cell office:value-type="float" office:value="-0.00304179791573293" calcext:value-type="float">
            <text:p>-0.00304179791573293</text:p>
          </table:table-cell>
          <table:table-cell office:value-type="float" office:value="-0.00649035242840413" calcext:value-type="float">
            <text:p>-0.00649035242840413</text:p>
          </table:table-cell>
          <table:table-cell office:value-type="float" office:value="-0.00276113045401871" calcext:value-type="float">
            <text:p>-0.00276113045401871</text:p>
          </table:table-cell>
          <table:table-cell office:value-type="float" office:value="0.012317986227572" calcext:value-type="float">
            <text:p>0.012317986227572</text:p>
          </table:table-cell>
          <table:table-cell office:value-type="float" office:value="0.000379570381483063" calcext:value-type="float">
            <text:p>0.000379570381483063</text:p>
          </table:table-cell>
          <table:table-cell office:value-type="float" office:value="0.00435475772246718" calcext:value-type="float">
            <text:p>0.00435475772246718</text:p>
          </table:table-cell>
          <table:table-cell office:value-type="float" office:value="0.0030417931266129" calcext:value-type="float">
            <text:p>0.0030417931266129</text:p>
          </table:table-cell>
          <table:table-cell office:value-type="float" office:value="-0.999985873699188" calcext:value-type="float">
            <text:p>-0.999985873699188</text:p>
          </table:table-cell>
          <table:table-cell office:value-type="float" office:value="0.000177102774614468" calcext:value-type="float">
            <text:p>0.000177102774614468</text:p>
          </table:table-cell>
          <table:table-cell office:value-type="float" office:value="0.0034279334358871" calcext:value-type="float">
            <text:p>0.0034279334358871</text:p>
          </table:table-cell>
          <table:table-cell office:value-type="float" office:value="-0.00334052438847721" calcext:value-type="float">
            <text:p>-0.003340524388477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0625" calcext:value-type="float">
            <text:p>1419950945.80625</text:p>
          </table:table-cell>
          <table:table-cell office:value-type="string" calcext:value-type="string">
            <text:p>Acceleration</text:p>
          </table:table-cell>
          <table:table-cell office:value-type="float" office:value="0.004302978515625" calcext:value-type="float">
            <text:p>0.004302978515625</text:p>
          </table:table-cell>
          <table:table-cell office:value-type="float" office:value="0.0067291259765625" calcext:value-type="float">
            <text:p>0.0067291259765625</text:p>
          </table:table-cell>
          <table:table-cell office:value-type="float" office:value="-1.00428771972656" calcext:value-type="float">
            <text:p>-1.00428771972656</text:p>
          </table:table-cell>
          <table:table-cell table:number-columns-repeated="16"/>
        </table:table-row>
        <table:table-row table:style-name="ro2">
          <table:table-cell office:value-type="float" office:value="1419950945.80642" calcext:value-type="float">
            <text:p>1419950945.80642</text:p>
          </table:table-cell>
          <table:table-cell office:value-type="string" calcext:value-type="string">
            <text:p>Acceleration</text:p>
          </table:table-cell>
          <table:table-cell office:value-type="float" office:value="0.0019073486328125" calcext:value-type="float">
            <text:p>0.0019073486328125</text:p>
          </table:table-cell>
          <table:table-cell office:value-type="float" office:value="0.0069427490234375" calcext:value-type="float">
            <text:p>0.0069427490234375</text:p>
          </table:table-cell>
          <table:table-cell office:value-type="float" office:value="-0.999221801757812" calcext:value-type="float">
            <text:p>-0.999221801757812</text:p>
          </table:table-cell>
          <table:table-cell table:number-columns-repeated="16"/>
        </table:table-row>
        <table:table-row table:style-name="ro2">
          <table:table-cell office:value-type="float" office:value="1419950945.81156" calcext:value-type="float">
            <text:p>1419950945.81156</text:p>
          </table:table-cell>
          <table:table-cell office:value-type="string" calcext:value-type="string">
            <text:p>Gyro</text:p>
          </table:table-cell>
          <table:table-cell office:value-type="float" office:value="-0.00616654950407848" calcext:value-type="float">
            <text:p>-0.00616654950407848</text:p>
          </table:table-cell>
          <table:table-cell office:value-type="float" office:value="-0.0262648936186885" calcext:value-type="float">
            <text:p>-0.0262648936186885</text:p>
          </table:table-cell>
          <table:table-cell office:value-type="float" office:value="0.0172727301980359" calcext:value-type="float">
            <text:p>0.0172727301980359</text:p>
          </table:table-cell>
          <table:table-cell table:number-columns-repeated="16"/>
        </table:table-row>
        <table:table-row table:style-name="ro2">
          <table:table-cell office:value-type="float" office:value="1419950945.81141" calcext:value-type="float">
            <text:p>1419950945.81141</text:p>
          </table:table-cell>
          <table:table-cell office:value-type="string" calcext:value-type="string">
            <text:p>Motion</text:p>
          </table:table-cell>
          <table:table-cell office:value-type="float" office:value="0.013839109800756" calcext:value-type="float">
            <text:p>0.013839109800756</text:p>
          </table:table-cell>
          <table:table-cell office:value-type="float" office:value="0.00961417425423861" calcext:value-type="float">
            <text:p>0.00961417425423861</text:p>
          </table:table-cell>
          <table:table-cell office:value-type="float" office:value="0.000114354203105904" calcext:value-type="float">
            <text:p>0.000114354203105904</text:p>
          </table:table-cell>
          <table:table-cell office:value-type="float" office:value="0.00445212728156496" calcext:value-type="float">
            <text:p>0.00445212728156496</text:p>
          </table:table-cell>
          <table:table-cell office:value-type="float" office:value="-0.00300703911402451" calcext:value-type="float">
            <text:p>-0.00300703911402451</text:p>
          </table:table-cell>
          <table:table-cell office:value-type="float" office:value="-0.00650830987282432" calcext:value-type="float">
            <text:p>-0.00650830987282432</text:p>
          </table:table-cell>
          <table:table-cell office:value-type="float" office:value="0.013839109800756" calcext:value-type="float">
            <text:p>0.013839109800756</text:p>
          </table:table-cell>
          <table:table-cell office:value-type="float" office:value="0.00961417425423861" calcext:value-type="float">
            <text:p>0.00961417425423861</text:p>
          </table:table-cell>
          <table:table-cell office:value-type="float" office:value="0.000114354203105904" calcext:value-type="float">
            <text:p>0.000114354203105904</text:p>
          </table:table-cell>
          <table:table-cell office:value-type="float" office:value="0.00445209257304668" calcext:value-type="float">
            <text:p>0.00445209257304668</text:p>
          </table:table-cell>
          <table:table-cell office:value-type="float" office:value="0.00300703453831375" calcext:value-type="float">
            <text:p>0.00300703453831375</text:p>
          </table:table-cell>
          <table:table-cell office:value-type="float" office:value="-0.999985575675964" calcext:value-type="float">
            <text:p>-0.999985575675964</text:p>
          </table:table-cell>
          <table:table-cell office:value-type="float" office:value="0.000323908519931138" calcext:value-type="float">
            <text:p>0.000323908519931138</text:p>
          </table:table-cell>
          <table:table-cell office:value-type="float" office:value="0.00390519690699875" calcext:value-type="float">
            <text:p>0.00390519690699875</text:p>
          </table:table-cell>
          <table:table-cell office:value-type="float" office:value="-0.000929959118366241" calcext:value-type="float">
            <text:p>-0.0009299591183662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1221" calcext:value-type="float">
            <text:p>1419950945.81221</text:p>
          </table:table-cell>
          <table:table-cell office:value-type="string" calcext:value-type="string">
            <text:p>Motion</text:p>
          </table:table-cell>
          <table:table-cell office:value-type="float" office:value="-0.00149341311771423" calcext:value-type="float">
            <text:p>-0.00149341311771423</text:p>
          </table:table-cell>
          <table:table-cell office:value-type="float" office:value="0.00525754224509001" calcext:value-type="float">
            <text:p>0.00525754224509001</text:p>
          </table:table-cell>
          <table:table-cell office:value-type="float" office:value="-0.00330111919902265" calcext:value-type="float">
            <text:p>-0.00330111919902265</text:p>
          </table:table-cell>
          <table:table-cell office:value-type="float" office:value="0.00447217000949355" calcext:value-type="float">
            <text:p>0.00447217000949355</text:p>
          </table:table-cell>
          <table:table-cell office:value-type="float" office:value="-0.00301757761584558" calcext:value-type="float">
            <text:p>-0.00301757761584558</text:p>
          </table:table-cell>
          <table:table-cell office:value-type="float" office:value="-0.00653172562473463" calcext:value-type="float">
            <text:p>-0.00653172562473463</text:p>
          </table:table-cell>
          <table:table-cell office:value-type="float" office:value="-0.00149341311771423" calcext:value-type="float">
            <text:p>-0.00149341311771423</text:p>
          </table:table-cell>
          <table:table-cell office:value-type="float" office:value="0.00525754224509001" calcext:value-type="float">
            <text:p>0.00525754224509001</text:p>
          </table:table-cell>
          <table:table-cell office:value-type="float" office:value="-0.00330111919902265" calcext:value-type="float">
            <text:p>-0.00330111919902265</text:p>
          </table:table-cell>
          <table:table-cell office:value-type="float" office:value="0.00447213463485241" calcext:value-type="float">
            <text:p>0.00447213463485241</text:p>
          </table:table-cell>
          <table:table-cell office:value-type="float" office:value="0.00301757315173745" calcext:value-type="float">
            <text:p>0.00301757315173745</text:p>
          </table:table-cell>
          <table:table-cell office:value-type="float" office:value="-0.999985456466675" calcext:value-type="float">
            <text:p>-0.999985456466675</text:p>
          </table:table-cell>
          <table:table-cell office:value-type="float" office:value="-0.000169156221090816" calcext:value-type="float">
            <text:p>-0.000169156221090816</text:p>
          </table:table-cell>
          <table:table-cell office:value-type="float" office:value="0.00371155282482505" calcext:value-type="float">
            <text:p>0.00371155282482505</text:p>
          </table:table-cell>
          <table:table-cell office:value-type="float" office:value="-0.00430227257311344" calcext:value-type="float">
            <text:p>-0.004302272573113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1543" calcext:value-type="float">
            <text:p>1419950945.81543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42.10026550293" calcext:value-type="float">
            <text:p>142.10026550293</text:p>
          </table:table-cell>
          <table:table-cell table:number-columns-repeated="16"/>
        </table:table-row>
        <table:table-row table:style-name="ro2">
          <table:table-cell office:value-type="float" office:value="1419950945.82608" calcext:value-type="float">
            <text:p>1419950945.82608</text:p>
          </table:table-cell>
          <table:table-cell office:value-type="string" calcext:value-type="string">
            <text:p>Acceleration</text:p>
          </table:table-cell>
          <table:table-cell office:value-type="float" office:value="0.0006561279296875" calcext:value-type="float">
            <text:p>0.0006561279296875</text:p>
          </table:table-cell>
          <table:table-cell office:value-type="float" office:value="0.008148193359375" calcext:value-type="float">
            <text:p>0.008148193359375</text:p>
          </table:table-cell>
          <table:table-cell office:value-type="float" office:value="-1.0150146484375" calcext:value-type="float">
            <text:p>-1.0150146484375</text:p>
          </table:table-cell>
          <table:table-cell table:number-columns-repeated="16"/>
        </table:table-row>
        <table:table-row table:style-name="ro2">
          <table:table-cell office:value-type="float" office:value="1419950945.82612" calcext:value-type="float">
            <text:p>1419950945.82612</text:p>
          </table:table-cell>
          <table:table-cell office:value-type="string" calcext:value-type="string">
            <text:p>Acceleration</text:p>
          </table:table-cell>
          <table:table-cell office:value-type="float" office:value="-0.0020904541015625" calcext:value-type="float">
            <text:p>-0.0020904541015625</text:p>
          </table:table-cell>
          <table:table-cell office:value-type="float" office:value="0.0055999755859375" calcext:value-type="float">
            <text:p>0.0055999755859375</text:p>
          </table:table-cell>
          <table:table-cell office:value-type="float" office:value="-1.00138854980469" calcext:value-type="float">
            <text:p>-1.00138854980469</text:p>
          </table:table-cell>
          <table:table-cell table:number-columns-repeated="16"/>
        </table:table-row>
        <table:table-row table:style-name="ro2">
          <table:table-cell office:value-type="float" office:value="1419950945.8269" calcext:value-type="float">
            <text:p>1419950945.8269</text:p>
          </table:table-cell>
          <table:table-cell office:value-type="string" calcext:value-type="string">
            <text:p>Gyro</text:p>
          </table:table-cell>
          <table:table-cell office:value-type="float" office:value="0.0180327963731445" calcext:value-type="float">
            <text:p>0.0180327963731445</text:p>
          </table:table-cell>
          <table:table-cell office:value-type="float" office:value="-0.0254265305075315" calcext:value-type="float">
            <text:p>-0.0254265305075315</text:p>
          </table:table-cell>
          <table:table-cell office:value-type="float" office:value="0.00953677986357375" calcext:value-type="float">
            <text:p>0.00953677986357375</text:p>
          </table:table-cell>
          <table:table-cell table:number-columns-repeated="16"/>
        </table:table-row>
        <table:table-row table:style-name="ro2">
          <table:table-cell office:value-type="float" office:value="1419950945.82756" calcext:value-type="float">
            <text:p>1419950945.82756</text:p>
          </table:table-cell>
          <table:table-cell office:value-type="string" calcext:value-type="string">
            <text:p>Gyro</text:p>
          </table:table-cell>
          <table:table-cell office:value-type="float" office:value="0.0180322637409265" calcext:value-type="float">
            <text:p>0.0180322637409265</text:p>
          </table:table-cell>
          <table:table-cell office:value-type="float" office:value="-0.0324615368430848" calcext:value-type="float">
            <text:p>-0.0324615368430848</text:p>
          </table:table-cell>
          <table:table-cell office:value-type="float" office:value="0.00587653126136885" calcext:value-type="float">
            <text:p>0.00587653126136885</text:p>
          </table:table-cell>
          <table:table-cell table:number-columns-repeated="16"/>
        </table:table-row>
        <table:table-row table:style-name="ro2">
          <table:table-cell office:value-type="float" office:value="1419950945.82735" calcext:value-type="float">
            <text:p>1419950945.82735</text:p>
          </table:table-cell>
          <table:table-cell office:value-type="string" calcext:value-type="string">
            <text:p>Motion</text:p>
          </table:table-cell>
          <table:table-cell office:value-type="float" office:value="0.00237124203704297" calcext:value-type="float">
            <text:p>0.00237124203704297</text:p>
          </table:table-cell>
          <table:table-cell office:value-type="float" office:value="0.00155200355220586" calcext:value-type="float">
            <text:p>0.00155200355220586</text:p>
          </table:table-cell>
          <table:table-cell office:value-type="float" office:value="0.000313061522319913" calcext:value-type="float">
            <text:p>0.000313061522319913</text:p>
          </table:table-cell>
          <table:table-cell office:value-type="float" office:value="0.00448362091381498" calcext:value-type="float">
            <text:p>0.00448362091381498</text:p>
          </table:table-cell>
          <table:table-cell office:value-type="float" office:value="-0.00306559982807301" calcext:value-type="float">
            <text:p>-0.00306559982807301</text:p>
          </table:table-cell>
          <table:table-cell office:value-type="float" office:value="-0.00656763997280977" calcext:value-type="float">
            <text:p>-0.00656763997280977</text:p>
          </table:table-cell>
          <table:table-cell office:value-type="float" office:value="0.00237124203704297" calcext:value-type="float">
            <text:p>0.00237124203704297</text:p>
          </table:table-cell>
          <table:table-cell office:value-type="float" office:value="0.00155200355220586" calcext:value-type="float">
            <text:p>0.00155200355220586</text:p>
          </table:table-cell>
          <table:table-cell office:value-type="float" office:value="0.000313061522319913" calcext:value-type="float">
            <text:p>0.000313061522319913</text:p>
          </table:table-cell>
          <table:table-cell office:value-type="float" office:value="0.00448358478024602" calcext:value-type="float">
            <text:p>0.00448358478024602</text:p>
          </table:table-cell>
          <table:table-cell office:value-type="float" office:value="0.00306559493765235" calcext:value-type="float">
            <text:p>0.00306559493765235</text:p>
          </table:table-cell>
          <table:table-cell office:value-type="float" office:value="-0.99998527765274" calcext:value-type="float">
            <text:p>-0.99998527765274</text:p>
          </table:table-cell>
          <table:table-cell office:value-type="float" office:value="-0.00257623614743352" calcext:value-type="float">
            <text:p>-0.00257623614743352</text:p>
          </table:table-cell>
          <table:table-cell office:value-type="float" office:value="0.00387715408578515" calcext:value-type="float">
            <text:p>0.00387715408578515</text:p>
          </table:table-cell>
          <table:table-cell office:value-type="float" office:value="0.00076344795525074" calcext:value-type="float">
            <text:p>0.0007634479552507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4121" calcext:value-type="float">
            <text:p>1419950945.84121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7.2626953125" calcext:value-type="float">
            <text:p>227.2626953125</text:p>
          </table:table-cell>
          <table:table-cell office:value-type="float" office:value="144.240829467773" calcext:value-type="float">
            <text:p>144.240829467773</text:p>
          </table:table-cell>
          <table:table-cell table:number-columns-repeated="16"/>
        </table:table-row>
        <table:table-row table:style-name="ro2">
          <table:table-cell office:value-type="float" office:value="1419950945.84342" calcext:value-type="float">
            <text:p>1419950945.84342</text:p>
          </table:table-cell>
          <table:table-cell office:value-type="string" calcext:value-type="string">
            <text:p>Gyro</text:p>
          </table:table-cell>
          <table:table-cell office:value-type="float" office:value="0.0152418035507415" calcext:value-type="float">
            <text:p>0.0152418035507415</text:p>
          </table:table-cell>
          <table:table-cell office:value-type="float" office:value="-0.0271035230459544" calcext:value-type="float">
            <text:p>-0.0271035230459544</text:p>
          </table:table-cell>
          <table:table-cell office:value-type="float" office:value="-0.205789647965366" calcext:value-type="float">
            <text:p>-0.205789647965366</text:p>
          </table:table-cell>
          <table:table-cell table:number-columns-repeated="16"/>
        </table:table-row>
        <table:table-row table:style-name="ro2">
          <table:table-cell office:value-type="float" office:value="1419950945.84323" calcext:value-type="float">
            <text:p>1419950945.84323</text:p>
          </table:table-cell>
          <table:table-cell office:value-type="string" calcext:value-type="string">
            <text:p>Motion</text:p>
          </table:table-cell>
          <table:table-cell office:value-type="float" office:value="0.026564996689558" calcext:value-type="float">
            <text:p>0.026564996689558</text:p>
          </table:table-cell>
          <table:table-cell office:value-type="float" office:value="0.00238598394207656" calcext:value-type="float">
            <text:p>0.00238598394207656</text:p>
          </table:table-cell>
          <table:table-cell office:value-type="float" office:value="-0.00742289703339338" calcext:value-type="float">
            <text:p>-0.00742289703339338</text:p>
          </table:table-cell>
          <table:table-cell office:value-type="float" office:value="0.0044887689695501" calcext:value-type="float">
            <text:p>0.0044887689695501</text:p>
          </table:table-cell>
          <table:table-cell office:value-type="float" office:value="-0.00296187151661663" calcext:value-type="float">
            <text:p>-0.00296187151661663</text:p>
          </table:table-cell>
          <table:table-cell office:value-type="float" office:value="-0.00660064646929985" calcext:value-type="float">
            <text:p>-0.00660064646929985</text:p>
          </table:table-cell>
          <table:table-cell office:value-type="float" office:value="0.026564996689558" calcext:value-type="float">
            <text:p>0.026564996689558</text:p>
          </table:table-cell>
          <table:table-cell office:value-type="float" office:value="0.00238598394207656" calcext:value-type="float">
            <text:p>0.00238598394207656</text:p>
          </table:table-cell>
          <table:table-cell office:value-type="float" office:value="-0.00742289703339338" calcext:value-type="float">
            <text:p>-0.00742289703339338</text:p>
          </table:table-cell>
          <table:table-cell office:value-type="float" office:value="0.00448873406276107" calcext:value-type="float">
            <text:p>0.00448873406276107</text:p>
          </table:table-cell>
          <table:table-cell office:value-type="float" office:value="0.00296186725609005" calcext:value-type="float">
            <text:p>0.00296186725609005</text:p>
          </table:table-cell>
          <table:table-cell office:value-type="float" office:value="-0.99998551607132" calcext:value-type="float">
            <text:p>-0.99998551607132</text:p>
          </table:table-cell>
          <table:table-cell office:value-type="float" office:value="-0.00383260636590421" calcext:value-type="float">
            <text:p>-0.00383260636590421</text:p>
          </table:table-cell>
          <table:table-cell office:value-type="float" office:value="0.0051863263361156" calcext:value-type="float">
            <text:p>0.0051863263361156</text:p>
          </table:table-cell>
          <table:table-cell office:value-type="float" office:value="-0.0150291090831161" calcext:value-type="float">
            <text:p>-0.01502910908311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4388" calcext:value-type="float">
            <text:p>1419950945.84388</text:p>
          </table:table-cell>
          <table:table-cell office:value-type="string" calcext:value-type="string">
            <text:p>Motion</text:p>
          </table:table-cell>
          <table:table-cell office:value-type="float" office:value="0.0265615396201611" calcext:value-type="float">
            <text:p>0.0265615396201611</text:p>
          </table:table-cell>
          <table:table-cell office:value-type="float" office:value="-0.00465630833059549" calcext:value-type="float">
            <text:p>-0.00465630833059549</text:p>
          </table:table-cell>
          <table:table-cell office:value-type="float" office:value="-0.0110831968486309" calcext:value-type="float">
            <text:p>-0.0110831968486309</text:p>
          </table:table-cell>
          <table:table-cell office:value-type="float" office:value="0.00431127598528535" calcext:value-type="float">
            <text:p>0.00431127598528535</text:p>
          </table:table-cell>
          <table:table-cell office:value-type="float" office:value="-0.00277704468639971" calcext:value-type="float">
            <text:p>-0.00277704468639971</text:p>
          </table:table-cell>
          <table:table-cell office:value-type="float" office:value="-0.00667998253826552" calcext:value-type="float">
            <text:p>-0.00667998253826552</text:p>
          </table:table-cell>
          <table:table-cell office:value-type="float" office:value="0.0265615396201611" calcext:value-type="float">
            <text:p>0.0265615396201611</text:p>
          </table:table-cell>
          <table:table-cell office:value-type="float" office:value="-0.00465630833059549" calcext:value-type="float">
            <text:p>-0.00465630833059549</text:p>
          </table:table-cell>
          <table:table-cell office:value-type="float" office:value="-0.0110831968486309" calcext:value-type="float">
            <text:p>-0.0110831968486309</text:p>
          </table:table-cell>
          <table:table-cell office:value-type="float" office:value="0.00431124586611986" calcext:value-type="float">
            <text:p>0.00431124586611986</text:p>
          </table:table-cell>
          <table:table-cell office:value-type="float" office:value="0.00277704116888344" calcext:value-type="float">
            <text:p>0.00277704116888344</text:p>
          </table:table-cell>
          <table:table-cell office:value-type="float" office:value="-0.999986827373504" calcext:value-type="float">
            <text:p>-0.999986827373504</text:p>
          </table:table-cell>
          <table:table-cell office:value-type="float" office:value="-0.00640169996768236" calcext:value-type="float">
            <text:p>-0.00640169996768236</text:p>
          </table:table-cell>
          <table:table-cell office:value-type="float" office:value="0.00282293441705406" calcext:value-type="float">
            <text:p>0.00282293441705406</text:p>
          </table:table-cell>
          <table:table-cell office:value-type="float" office:value="-0.00140169926453382" calcext:value-type="float">
            <text:p>-0.001401699264533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4524" calcext:value-type="float">
            <text:p>1419950945.84524</text:p>
          </table:table-cell>
          <table:table-cell office:value-type="string" calcext:value-type="string">
            <text:p>Acceleration</text:p>
          </table:table-cell>
          <table:table-cell office:value-type="float" office:value="-0.029327392578125" calcext:value-type="float">
            <text:p>-0.029327392578125</text:p>
          </table:table-cell>
          <table:table-cell office:value-type="float" office:value="0.00933837890625" calcext:value-type="float">
            <text:p>0.00933837890625</text:p>
          </table:table-cell>
          <table:table-cell office:value-type="float" office:value="-1.00193786621094" calcext:value-type="float">
            <text:p>-1.00193786621094</text:p>
          </table:table-cell>
          <table:table-cell table:number-columns-repeated="16"/>
        </table:table-row>
        <table:table-row table:style-name="ro2">
          <table:table-cell office:value-type="float" office:value="1419950945.84534" calcext:value-type="float">
            <text:p>1419950945.84534</text:p>
          </table:table-cell>
          <table:table-cell office:value-type="string" calcext:value-type="string">
            <text:p>Acceleration</text:p>
          </table:table-cell>
          <table:table-cell office:value-type="float" office:value="0.0384521484375" calcext:value-type="float">
            <text:p>0.0384521484375</text:p>
          </table:table-cell>
          <table:table-cell office:value-type="float" office:value="0.0396728515625" calcext:value-type="float">
            <text:p>0.0396728515625</text:p>
          </table:table-cell>
          <table:table-cell office:value-type="float" office:value="-0.990264892578125" calcext:value-type="float">
            <text:p>-0.990264892578125</text:p>
          </table:table-cell>
          <table:table-cell table:number-columns-repeated="16"/>
        </table:table-row>
        <table:table-row table:style-name="ro2">
          <table:table-cell office:value-type="float" office:value="1419950945.85933" calcext:value-type="float">
            <text:p>1419950945.85933</text:p>
          </table:table-cell>
          <table:table-cell office:value-type="string" calcext:value-type="string">
            <text:p>Gyro</text:p>
          </table:table-cell>
          <table:table-cell office:value-type="float" office:value="-0.0310013256173944" calcext:value-type="float">
            <text:p>-0.0310013256173944</text:p>
          </table:table-cell>
          <table:table-cell office:value-type="float" office:value="-0.00911786462410429" calcext:value-type="float">
            <text:p>-0.00911786462410429</text:p>
          </table:table-cell>
          <table:table-cell office:value-type="float" office:value="-0.960100998274428" calcext:value-type="float">
            <text:p>-0.960100998274428</text:p>
          </table:table-cell>
          <table:table-cell table:number-columns-repeated="16"/>
        </table:table-row>
        <table:table-row table:style-name="ro2">
          <table:table-cell office:value-type="float" office:value="1419950945.85976" calcext:value-type="float">
            <text:p>1419950945.85976</text:p>
          </table:table-cell>
          <table:table-cell office:value-type="string" calcext:value-type="string">
            <text:p>Gyro</text:p>
          </table:table-cell>
          <table:table-cell office:value-type="float" office:value="-0.0435080627286245" calcext:value-type="float">
            <text:p>-0.0435080627286245</text:p>
          </table:table-cell>
          <table:table-cell office:value-type="float" office:value="0.000836765214502897" calcext:value-type="float">
            <text:p>0.000836765214502897</text:p>
          </table:table-cell>
          <table:table-cell office:value-type="float" office:value="-1.641524026393" calcext:value-type="float">
            <text:p>-1.641524026393</text:p>
          </table:table-cell>
          <table:table-cell table:number-columns-repeated="16"/>
        </table:table-row>
        <table:table-row table:style-name="ro2">
          <table:table-cell office:value-type="float" office:value="1419950945.85957" calcext:value-type="float">
            <text:p>1419950945.85957</text:p>
          </table:table-cell>
          <table:table-cell office:value-type="string" calcext:value-type="string">
            <text:p>Motion</text:p>
          </table:table-cell>
          <table:table-cell office:value-type="float" office:value="0.0237637590616941" calcext:value-type="float">
            <text:p>0.0237637590616941</text:p>
          </table:table-cell>
          <table:table-cell office:value-type="float" office:value="0.000664465886075049" calcext:value-type="float">
            <text:p>0.000664465886075049</text:p>
          </table:table-cell>
          <table:table-cell office:value-type="float" office:value="-0.222749680280685" calcext:value-type="float">
            <text:p>-0.222749680280685</text:p>
          </table:table-cell>
          <table:table-cell office:value-type="float" office:value="0.00375099145516702" calcext:value-type="float">
            <text:p>0.00375099145516702</text:p>
          </table:table-cell>
          <table:table-cell office:value-type="float" office:value="-0.00257138525669517" calcext:value-type="float">
            <text:p>-0.00257138525669517</text:p>
          </table:table-cell>
          <table:table-cell office:value-type="float" office:value="-0.00821523281878649" calcext:value-type="float">
            <text:p>-0.00821523281878649</text:p>
          </table:table-cell>
          <table:table-cell office:value-type="float" office:value="0.0237637590616941" calcext:value-type="float">
            <text:p>0.0237637590616941</text:p>
          </table:table-cell>
          <table:table-cell office:value-type="float" office:value="0.000664465886075049" calcext:value-type="float">
            <text:p>0.000664465886075049</text:p>
          </table:table-cell>
          <table:table-cell office:value-type="float" office:value="-0.222749680280685" calcext:value-type="float">
            <text:p>-0.222749680280685</text:p>
          </table:table-cell>
          <table:table-cell office:value-type="float" office:value="0.00375097035430372" calcext:value-type="float">
            <text:p>0.00375097035430372</text:p>
          </table:table-cell>
          <table:table-cell office:value-type="float" office:value="0.00257138232700527" calcext:value-type="float">
            <text:p>0.00257138232700527</text:p>
          </table:table-cell>
          <table:table-cell office:value-type="float" office:value="-0.999989688396454" calcext:value-type="float">
            <text:p>-0.999989688396454</text:p>
          </table:table-cell>
          <table:table-cell office:value-type="float" office:value="-0.0330783613026142" calcext:value-type="float">
            <text:p>-0.0330783613026142</text:p>
          </table:table-cell>
          <table:table-cell office:value-type="float" office:value="0.00676699634641409" calcext:value-type="float">
            <text:p>0.00676699634641409</text:p>
          </table:table-cell>
          <table:table-cell office:value-type="float" office:value="-0.00194820715114474" calcext:value-type="float">
            <text:p>-0.0019482071511447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6498" calcext:value-type="float">
            <text:p>1419950945.86498</text:p>
          </table:table-cell>
          <table:table-cell office:value-type="string" calcext:value-type="string">
            <text:p>Acceleration</text:p>
          </table:table-cell>
          <table:table-cell office:value-type="float" office:value="0.04180908203125" calcext:value-type="float">
            <text:p>0.04180908203125</text:p>
          </table:table-cell>
          <table:table-cell office:value-type="float" office:value="0.0810699462890625" calcext:value-type="float">
            <text:p>0.0810699462890625</text:p>
          </table:table-cell>
          <table:table-cell office:value-type="float" office:value="-1.0028076171875" calcext:value-type="float">
            <text:p>-1.0028076171875</text:p>
          </table:table-cell>
          <table:table-cell table:number-columns-repeated="16"/>
        </table:table-row>
        <table:table-row table:style-name="ro2">
          <table:table-cell office:value-type="float" office:value="1419950945.86503" calcext:value-type="float">
            <text:p>1419950945.86503</text:p>
          </table:table-cell>
          <table:table-cell office:value-type="string" calcext:value-type="string">
            <text:p>Acceleration</text:p>
          </table:table-cell>
          <table:table-cell office:value-type="float" office:value="-0.442474365234375" calcext:value-type="float">
            <text:p>-0.442474365234375</text:p>
          </table:table-cell>
          <table:table-cell office:value-type="float" office:value="0.101318359375" calcext:value-type="float">
            <text:p>0.101318359375</text:p>
          </table:table-cell>
          <table:table-cell office:value-type="float" office:value="-0.993484497070312" calcext:value-type="float">
            <text:p>-0.993484497070312</text:p>
          </table:table-cell>
          <table:table-cell table:number-columns-repeated="16"/>
        </table:table-row>
        <table:table-row table:style-name="ro2">
          <table:table-cell office:value-type="float" office:value="1419950945.86739" calcext:value-type="float">
            <text:p>1419950945.86739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43.911514282227" calcext:value-type="float">
            <text:p>143.911514282227</text:p>
          </table:table-cell>
          <table:table-cell table:number-columns-repeated="16"/>
        </table:table-row>
        <table:table-row table:style-name="ro2">
          <table:table-cell office:value-type="float" office:value="1419950945.87547" calcext:value-type="float">
            <text:p>1419950945.87547</text:p>
          </table:table-cell>
          <table:table-cell office:value-type="string" calcext:value-type="string">
            <text:p>Gyro</text:p>
          </table:table-cell>
          <table:table-cell office:value-type="float" office:value="-0.0393015997868444" calcext:value-type="float">
            <text:p>-0.0393015997868444</text:p>
          </table:table-cell>
          <table:table-cell office:value-type="float" office:value="-0.00493004380995469" calcext:value-type="float">
            <text:p>-0.00493004380995469</text:p>
          </table:table-cell>
          <table:table-cell office:value-type="float" office:value="-1.41030065738516" calcext:value-type="float">
            <text:p>-1.41030065738516</text:p>
          </table:table-cell>
          <table:table-cell table:number-columns-repeated="16"/>
        </table:table-row>
        <table:table-row table:style-name="ro2">
          <table:table-cell office:value-type="float" office:value="1419950945.87546" calcext:value-type="float">
            <text:p>1419950945.87546</text:p>
          </table:table-cell>
          <table:table-cell office:value-type="string" calcext:value-type="string">
            <text:p>Motion</text:p>
          </table:table-cell>
          <table:table-cell office:value-type="float" office:value="-0.0225208383053541" calcext:value-type="float">
            <text:p>-0.0225208383053541</text:p>
          </table:table-cell>
          <table:table-cell office:value-type="float" office:value="0.0186890698969364" calcext:value-type="float">
            <text:p>0.0186890698969364</text:p>
          </table:table-cell>
          <table:table-cell office:value-type="float" office:value="-0.977060616016388" calcext:value-type="float">
            <text:p>-0.977060616016388</text:p>
          </table:table-cell>
          <table:table-cell office:value-type="float" office:value="0.00439780756564293" calcext:value-type="float">
            <text:p>0.00439780756564293</text:p>
          </table:table-cell>
          <table:table-cell office:value-type="float" office:value="-0.0034124923793322" calcext:value-type="float">
            <text:p>-0.0034124923793322</text:p>
          </table:table-cell>
          <table:table-cell office:value-type="float" office:value="-0.0163369509352108" calcext:value-type="float">
            <text:p>-0.0163369509352108</text:p>
          </table:table-cell>
          <table:table-cell office:value-type="float" office:value="-0.0225208383053541" calcext:value-type="float">
            <text:p>-0.0225208383053541</text:p>
          </table:table-cell>
          <table:table-cell office:value-type="float" office:value="0.0186890698969364" calcext:value-type="float">
            <text:p>0.0186890698969364</text:p>
          </table:table-cell>
          <table:table-cell office:value-type="float" office:value="-0.977060616016388" calcext:value-type="float">
            <text:p>-0.977060616016388</text:p>
          </table:table-cell>
          <table:table-cell office:value-type="float" office:value="0.00439776759594679" calcext:value-type="float">
            <text:p>0.00439776759594679</text:p>
          </table:table-cell>
          <table:table-cell office:value-type="float" office:value="0.0034124858211726" calcext:value-type="float">
            <text:p>0.0034124858211726</text:p>
          </table:table-cell>
          <table:table-cell office:value-type="float" office:value="-0.999984502792358" calcext:value-type="float">
            <text:p>-0.999984502792358</text:p>
          </table:table-cell>
          <table:table-cell office:value-type="float" office:value="0.0340543799102306" calcext:value-type="float">
            <text:p>0.0340543799102306</text:p>
          </table:table-cell>
          <table:table-cell office:value-type="float" office:value="0.0362603664398193" calcext:value-type="float">
            <text:p>0.0362603664398193</text:p>
          </table:table-cell>
          <table:table-cell office:value-type="float" office:value="0.00971961487084627" calcext:value-type="float">
            <text:p>0.009719614870846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7578" calcext:value-type="float">
            <text:p>1419950945.87578</text:p>
          </table:table-cell>
          <table:table-cell office:value-type="string" calcext:value-type="string">
            <text:p>Motion</text:p>
          </table:table-cell>
          <table:table-cell office:value-type="float" office:value="-0.03505889326334" calcext:value-type="float">
            <text:p>-0.03505889326334</text:p>
          </table:table-cell>
          <table:table-cell office:value-type="float" office:value="0.0286591369658709" calcext:value-type="float">
            <text:p>0.0286591369658709</text:p>
          </table:table-cell>
          <table:table-cell office:value-type="float" office:value="-1.65848338603973" calcext:value-type="float">
            <text:p>-1.65848338603973</text:p>
          </table:table-cell>
          <table:table-cell office:value-type="float" office:value="0.00480077184807001" calcext:value-type="float">
            <text:p>0.00480077184807001</text:p>
          </table:table-cell>
          <table:table-cell office:value-type="float" office:value="-0.00428039057968524" calcext:value-type="float">
            <text:p>-0.00428039057968524</text:p>
          </table:table-cell>
          <table:table-cell office:value-type="float" office:value="-0.0323856268665439" calcext:value-type="float">
            <text:p>-0.0323856268665439</text:p>
          </table:table-cell>
          <table:table-cell office:value-type="float" office:value="-0.03505889326334" calcext:value-type="float">
            <text:p>-0.03505889326334</text:p>
          </table:table-cell>
          <table:table-cell office:value-type="float" office:value="0.0286591369658709" calcext:value-type="float">
            <text:p>0.0286591369658709</text:p>
          </table:table-cell>
          <table:table-cell office:value-type="float" office:value="-1.65848338603973" calcext:value-type="float">
            <text:p>-1.65848338603973</text:p>
          </table:table-cell>
          <table:table-cell office:value-type="float" office:value="0.00480070943012834" calcext:value-type="float">
            <text:p>0.00480070943012834</text:p>
          </table:table-cell>
          <table:table-cell office:value-type="float" office:value="0.00428037764504552" calcext:value-type="float">
            <text:p>0.00428037764504552</text:p>
          </table:table-cell>
          <table:table-cell office:value-type="float" office:value="-0.999979317188263" calcext:value-type="float">
            <text:p>-0.999979317188263</text:p>
          </table:table-cell>
          <table:table-cell office:value-type="float" office:value="0.0370083712041378" calcext:value-type="float">
            <text:p>0.0370083712041378</text:p>
          </table:table-cell>
          <table:table-cell office:value-type="float" office:value="0.076789565384388" calcext:value-type="float">
            <text:p>0.076789565384388</text:p>
          </table:table-cell>
          <table:table-cell office:value-type="float" office:value="-0.00282830162905157" calcext:value-type="float">
            <text:p>-0.002828301629051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8452" calcext:value-type="float">
            <text:p>1419950945.88452</text:p>
          </table:table-cell>
          <table:table-cell office:value-type="string" calcext:value-type="string">
            <text:p>Acceleration</text:p>
          </table:table-cell>
          <table:table-cell office:value-type="float" office:value="-0.173095703125" calcext:value-type="float">
            <text:p>-0.173095703125</text:p>
          </table:table-cell>
          <table:table-cell office:value-type="float" office:value="0.128555297851563" calcext:value-type="float">
            <text:p>0.128555297851563</text:p>
          </table:table-cell>
          <table:table-cell office:value-type="float" office:value="-1.01600646972656" calcext:value-type="float">
            <text:p>-1.01600646972656</text:p>
          </table:table-cell>
          <table:table-cell table:number-columns-repeated="16"/>
        </table:table-row>
        <table:table-row table:style-name="ro2">
          <table:table-cell office:value-type="float" office:value="1419950945.88454" calcext:value-type="float">
            <text:p>1419950945.88454</text:p>
          </table:table-cell>
          <table:table-cell office:value-type="string" calcext:value-type="string">
            <text:p>Acceleration</text:p>
          </table:table-cell>
          <table:table-cell office:value-type="float" office:value="0.0999908447265625" calcext:value-type="float">
            <text:p>0.0999908447265625</text:p>
          </table:table-cell>
          <table:table-cell office:value-type="float" office:value="0.171859741210938" calcext:value-type="float">
            <text:p>0.171859741210938</text:p>
          </table:table-cell>
          <table:table-cell office:value-type="float" office:value="-1.01005554199219" calcext:value-type="float">
            <text:p>-1.01005554199219</text:p>
          </table:table-cell>
          <table:table-cell table:number-columns-repeated="16"/>
        </table:table-row>
        <table:table-row table:style-name="ro2">
          <table:table-cell office:value-type="float" office:value="1419950945.89135" calcext:value-type="float">
            <text:p>1419950945.89135</text:p>
          </table:table-cell>
          <table:table-cell office:value-type="string" calcext:value-type="string">
            <text:p>Gyro</text:p>
          </table:table-cell>
          <table:table-cell office:value-type="float" office:value="-0.00316330274279612" calcext:value-type="float">
            <text:p>-0.00316330274279612</text:p>
          </table:table-cell>
          <table:table-cell office:value-type="float" office:value="-0.0371838540880134" calcext:value-type="float">
            <text:p>-0.0371838540880134</text:p>
          </table:table-cell>
          <table:table-cell office:value-type="float" office:value="-1.19056749690047" calcext:value-type="float">
            <text:p>-1.19056749690047</text:p>
          </table:table-cell>
          <table:table-cell table:number-columns-repeated="16"/>
        </table:table-row>
        <table:table-row table:style-name="ro2">
          <table:table-cell office:value-type="float" office:value="1419950945.8918" calcext:value-type="float">
            <text:p>1419950945.8918</text:p>
          </table:table-cell>
          <table:table-cell office:value-type="string" calcext:value-type="string">
            <text:p>Gyro</text:p>
          </table:table-cell>
          <table:table-cell office:value-type="float" office:value="-0.0063487097226399" calcext:value-type="float">
            <text:p>-0.0063487097226399</text:p>
          </table:table-cell>
          <table:table-cell office:value-type="float" office:value="-0.0318767066677034" calcext:value-type="float">
            <text:p>-0.0318767066677034</text:p>
          </table:table-cell>
          <table:table-cell office:value-type="float" office:value="-1.27740812004188" calcext:value-type="float">
            <text:p>-1.27740812004188</text:p>
          </table:table-cell>
          <table:table-cell table:number-columns-repeated="16"/>
        </table:table-row>
        <table:table-row table:style-name="ro2">
          <table:table-cell office:value-type="float" office:value="1419950945.89142" calcext:value-type="float">
            <text:p>1419950945.89142</text:p>
          </table:table-cell>
          <table:table-cell office:value-type="string" calcext:value-type="string">
            <text:p>Motion</text:p>
          </table:table-cell>
          <table:table-cell office:value-type="float" office:value="-0.030852448195219" calcext:value-type="float">
            <text:p>-0.030852448195219</text:p>
          </table:table-cell>
          <table:table-cell office:value-type="float" office:value="0.0228922683745623" calcext:value-type="float">
            <text:p>0.0228922683745623</text:p>
          </table:table-cell>
          <table:table-cell office:value-type="float" office:value="-1.42726004123688" calcext:value-type="float">
            <text:p>-1.42726004123688</text:p>
          </table:table-cell>
          <table:table-cell office:value-type="float" office:value="0.0050039158107386" calcext:value-type="float">
            <text:p>0.0050039158107386</text:p>
          </table:table-cell>
          <table:table-cell office:value-type="float" office:value="-0.00473416280244289" calcext:value-type="float">
            <text:p>-0.00473416280244289</text:p>
          </table:table-cell>
          <table:table-cell office:value-type="float" office:value="-0.0489682874872961" calcext:value-type="float">
            <text:p>-0.0489682874872961</text:p>
          </table:table-cell>
          <table:table-cell office:value-type="float" office:value="-0.030852448195219" calcext:value-type="float">
            <text:p>-0.030852448195219</text:p>
          </table:table-cell>
          <table:table-cell office:value-type="float" office:value="0.0228922683745623" calcext:value-type="float">
            <text:p>0.0228922683745623</text:p>
          </table:table-cell>
          <table:table-cell office:value-type="float" office:value="-1.42726004123688" calcext:value-type="float">
            <text:p>-1.42726004123688</text:p>
          </table:table-cell>
          <table:table-cell office:value-type="float" office:value="0.00500383879989386" calcext:value-type="float">
            <text:p>0.00500383879989386</text:p>
          </table:table-cell>
          <table:table-cell office:value-type="float" office:value="0.00473414501175285" calcext:value-type="float">
            <text:p>0.00473414501175285</text:p>
          </table:table-cell>
          <table:table-cell office:value-type="float" office:value="-0.999976277351379" calcext:value-type="float">
            <text:p>-0.999976277351379</text:p>
          </table:table-cell>
          <table:table-cell office:value-type="float" office:value="-0.447478204965591" calcext:value-type="float">
            <text:p>-0.447478204965591</text:p>
          </table:table-cell>
          <table:table-cell office:value-type="float" office:value="0.096584215760231" calcext:value-type="float">
            <text:p>0.096584215760231</text:p>
          </table:table-cell>
          <table:table-cell office:value-type="float" office:value="0.00649177748709917" calcext:value-type="float">
            <text:p>0.006491777487099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89348" calcext:value-type="float">
            <text:p>1419950945.89348</text:p>
          </table:table-cell>
          <table:table-cell office:value-type="string" calcext:value-type="string">
            <text:p>Magnetic</text:p>
          </table:table-cell>
          <table:table-cell office:value-type="float" office:value="57.4083862304687" calcext:value-type="float">
            <text:p>57.4083862304687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90402" calcext:value-type="float">
            <text:p>1419950945.90402</text:p>
          </table:table-cell>
          <table:table-cell office:value-type="string" calcext:value-type="string">
            <text:p>Acceleration</text:p>
          </table:table-cell>
          <table:table-cell office:value-type="float" office:value="0.0229339599609375" calcext:value-type="float">
            <text:p>0.0229339599609375</text:p>
          </table:table-cell>
          <table:table-cell office:value-type="float" office:value="0.0770416259765625" calcext:value-type="float">
            <text:p>0.0770416259765625</text:p>
          </table:table-cell>
          <table:table-cell office:value-type="float" office:value="-0.985549926757812" calcext:value-type="float">
            <text:p>-0.985549926757812</text:p>
          </table:table-cell>
          <table:table-cell table:number-columns-repeated="16"/>
        </table:table-row>
        <table:table-row table:style-name="ro2">
          <table:table-cell office:value-type="float" office:value="1419950945.90404" calcext:value-type="float">
            <text:p>1419950945.90404</text:p>
          </table:table-cell>
          <table:table-cell office:value-type="string" calcext:value-type="string">
            <text:p>Acceleration</text:p>
          </table:table-cell>
          <table:table-cell office:value-type="float" office:value="0.0014801025390625" calcext:value-type="float">
            <text:p>0.0014801025390625</text:p>
          </table:table-cell>
          <table:table-cell office:value-type="float" office:value="0.0159454345703125" calcext:value-type="float">
            <text:p>0.0159454345703125</text:p>
          </table:table-cell>
          <table:table-cell office:value-type="float" office:value="-0.98638916015625" calcext:value-type="float">
            <text:p>-0.98638916015625</text:p>
          </table:table-cell>
          <table:table-cell table:number-columns-repeated="16"/>
        </table:table-row>
        <table:table-row table:style-name="ro2">
          <table:table-cell office:value-type="float" office:value="1419950945.90742" calcext:value-type="float">
            <text:p>1419950945.90742</text:p>
          </table:table-cell>
          <table:table-cell office:value-type="string" calcext:value-type="string">
            <text:p>Gyro</text:p>
          </table:table-cell>
          <table:table-cell office:value-type="float" office:value="-0.0605325863130651" calcext:value-type="float">
            <text:p>-0.0605325863130651</text:p>
          </table:table-cell>
          <table:table-cell office:value-type="float" office:value="0.00124822360292014" calcext:value-type="float">
            <text:p>0.00124822360292014</text:p>
          </table:table-cell>
          <table:table-cell office:value-type="float" office:value="-1.34021398066144" calcext:value-type="float">
            <text:p>-1.34021398066144</text:p>
          </table:table-cell>
          <table:table-cell table:number-columns-repeated="16"/>
        </table:table-row>
        <table:table-row table:style-name="ro2">
          <table:table-cell office:value-type="float" office:value="1419950945.9072" calcext:value-type="float">
            <text:p>1419950945.9072</text:p>
          </table:table-cell>
          <table:table-cell office:value-type="string" calcext:value-type="string">
            <text:p>Motion</text:p>
          </table:table-cell>
          <table:table-cell office:value-type="float" office:value="0.00528582278639078" calcext:value-type="float">
            <text:p>0.00528582278639078</text:p>
          </table:table-cell>
          <table:table-cell office:value-type="float" office:value="-0.00936163123697042" calcext:value-type="float">
            <text:p>-0.00936163123697042</text:p>
          </table:table-cell>
          <table:table-cell office:value-type="float" office:value="-1.20752680301666" calcext:value-type="float">
            <text:p>-1.20752680301666</text:p>
          </table:table-cell>
          <table:table-cell office:value-type="float" office:value="0.00500383082483921" calcext:value-type="float">
            <text:p>0.00500383082483921</text:p>
          </table:table-cell>
          <table:table-cell office:value-type="float" office:value="-0.00488042599988624" calcext:value-type="float">
            <text:p>-0.00488042599988624</text:p>
          </table:table-cell>
          <table:table-cell office:value-type="float" office:value="-0.0619213656517301" calcext:value-type="float">
            <text:p>-0.0619213656517301</text:p>
          </table:table-cell>
          <table:table-cell office:value-type="float" office:value="0.00528582278639078" calcext:value-type="float">
            <text:p>0.00528582278639078</text:p>
          </table:table-cell>
          <table:table-cell office:value-type="float" office:value="-0.00936163123697042" calcext:value-type="float">
            <text:p>-0.00936163123697042</text:p>
          </table:table-cell>
          <table:table-cell office:value-type="float" office:value="-1.20752680301666" calcext:value-type="float">
            <text:p>-1.20752680301666</text:p>
          </table:table-cell>
          <table:table-cell office:value-type="float" office:value="0.00500375032424927" calcext:value-type="float">
            <text:p>0.00500375032424927</text:p>
          </table:table-cell>
          <table:table-cell office:value-type="float" office:value="0.00488040642812848" calcext:value-type="float">
            <text:p>0.00488040642812848</text:p>
          </table:table-cell>
          <table:table-cell office:value-type="float" office:value="-0.999975562095642" calcext:value-type="float">
            <text:p>-0.999975562095642</text:p>
          </table:table-cell>
          <table:table-cell office:value-type="float" office:value="0.0949870944023133" calcext:value-type="float">
            <text:p>0.0949870944023133</text:p>
          </table:table-cell>
          <table:table-cell office:value-type="float" office:value="0.16697932779789" calcext:value-type="float">
            <text:p>0.16697932779789</text:p>
          </table:table-cell>
          <table:table-cell office:value-type="float" office:value="-0.0100799705833197" calcext:value-type="float">
            <text:p>-0.01007997058331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0769" calcext:value-type="float">
            <text:p>1419950945.90769</text:p>
          </table:table-cell>
          <table:table-cell office:value-type="string" calcext:value-type="string">
            <text:p>Motion</text:p>
          </table:table-cell>
          <table:table-cell office:value-type="float" office:value="0.00210039806552231" calcext:value-type="float">
            <text:p>0.00210039806552231</text:p>
          </table:table-cell>
          <table:table-cell office:value-type="float" office:value="-0.00405454123392701" calcext:value-type="float">
            <text:p>-0.00405454123392701</text:p>
          </table:table-cell>
          <table:table-cell office:value-type="float" office:value="-1.2943674325943" calcext:value-type="float">
            <text:p>-1.2943674325943</text:p>
          </table:table-cell>
          <table:table-cell office:value-type="float" office:value="0.00483179068516554" calcext:value-type="float">
            <text:p>0.00483179068516554</text:p>
          </table:table-cell>
          <table:table-cell office:value-type="float" office:value="-0.0048677479693942" calcext:value-type="float">
            <text:p>-0.0048677479693942</text:p>
          </table:table-cell>
          <table:table-cell office:value-type="float" office:value="-0.0754313615979905" calcext:value-type="float">
            <text:p>-0.0754313615979905</text:p>
          </table:table-cell>
          <table:table-cell office:value-type="float" office:value="0.00210039806552231" calcext:value-type="float">
            <text:p>0.00210039806552231</text:p>
          </table:table-cell>
          <table:table-cell office:value-type="float" office:value="-0.00405454123392701" calcext:value-type="float">
            <text:p>-0.00405454123392701</text:p>
          </table:table-cell>
          <table:table-cell office:value-type="float" office:value="-1.2943674325943" calcext:value-type="float">
            <text:p>-1.2943674325943</text:p>
          </table:table-cell>
          <table:table-cell office:value-type="float" office:value="0.00483171455562115" calcext:value-type="float">
            <text:p>0.00483171455562115</text:p>
          </table:table-cell>
          <table:table-cell office:value-type="float" office:value="0.00486772879958153" calcext:value-type="float">
            <text:p>0.00486772879958153</text:p>
          </table:table-cell>
          <table:table-cell office:value-type="float" office:value="-0.999976456165314" calcext:value-type="float">
            <text:p>-0.999976456165314</text:p>
          </table:table-cell>
          <table:table-cell office:value-type="float" office:value="0.0181022454053164" calcext:value-type="float">
            <text:p>0.0181022454053164</text:p>
          </table:table-cell>
          <table:table-cell office:value-type="float" office:value="0.0721739009022713" calcext:value-type="float">
            <text:p>0.0721739009022713</text:p>
          </table:table-cell>
          <table:table-cell office:value-type="float" office:value="0.0144265526905656" calcext:value-type="float">
            <text:p>0.01442655269056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1935" calcext:value-type="float">
            <text:p>1419950945.91935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5.061187744141" calcext:value-type="float">
            <text:p>225.061187744141</text:p>
          </table:table-cell>
          <table:table-cell office:value-type="float" office:value="143.417541503906" calcext:value-type="float">
            <text:p>143.417541503906</text:p>
          </table:table-cell>
          <table:table-cell table:number-columns-repeated="16"/>
        </table:table-row>
        <table:table-row table:style-name="ro2">
          <table:table-cell office:value-type="float" office:value="1419950945.92334" calcext:value-type="float">
            <text:p>1419950945.92334</text:p>
          </table:table-cell>
          <table:table-cell office:value-type="string" calcext:value-type="string">
            <text:p>Gyro</text:p>
          </table:table-cell>
          <table:table-cell office:value-type="float" office:value="-0.103136772167717" calcext:value-type="float">
            <text:p>-0.103136772167717</text:p>
          </table:table-cell>
          <table:table-cell office:value-type="float" office:value="0.00926806690958476" calcext:value-type="float">
            <text:p>0.00926806690958476</text:p>
          </table:table-cell>
          <table:table-cell office:value-type="float" office:value="-1.40316871198593" calcext:value-type="float">
            <text:p>-1.40316871198593</text:p>
          </table:table-cell>
          <table:table-cell table:number-columns-repeated="16"/>
        </table:table-row>
        <table:table-row table:style-name="ro2">
          <table:table-cell office:value-type="float" office:value="1419950945.92391" calcext:value-type="float">
            <text:p>1419950945.92391</text:p>
          </table:table-cell>
          <table:table-cell office:value-type="string" calcext:value-type="string">
            <text:p>Gyro</text:p>
          </table:table-cell>
          <table:table-cell office:value-type="float" office:value="-0.14487889277751" calcext:value-type="float">
            <text:p>-0.14487889277751</text:p>
          </table:table-cell>
          <table:table-cell office:value-type="float" office:value="-0.017914552020745" calcext:value-type="float">
            <text:p>-0.017914552020745</text:p>
          </table:table-cell>
          <table:table-cell office:value-type="float" office:value="-1.36206628266997" calcext:value-type="float">
            <text:p>-1.36206628266997</text:p>
          </table:table-cell>
          <table:table-cell table:number-columns-repeated="16"/>
        </table:table-row>
        <table:table-row table:style-name="ro2">
          <table:table-cell office:value-type="float" office:value="1419950945.92448" calcext:value-type="float">
            <text:p>1419950945.92448</text:p>
          </table:table-cell>
          <table:table-cell office:value-type="string" calcext:value-type="string">
            <text:p>Acceleration</text:p>
          </table:table-cell>
          <table:table-cell office:value-type="float" office:value="0.0122833251953125" calcext:value-type="float">
            <text:p>0.0122833251953125</text:p>
          </table:table-cell>
          <table:table-cell office:value-type="float" office:value="0.06451416015625" calcext:value-type="float">
            <text:p>0.06451416015625</text:p>
          </table:table-cell>
          <table:table-cell office:value-type="float" office:value="-0.993118286132812" calcext:value-type="float">
            <text:p>-0.993118286132812</text:p>
          </table:table-cell>
          <table:table-cell table:number-columns-repeated="16"/>
        </table:table-row>
        <table:table-row table:style-name="ro2">
          <table:table-cell office:value-type="float" office:value="1419950945.92387" calcext:value-type="float">
            <text:p>1419950945.92387</text:p>
          </table:table-cell>
          <table:table-cell office:value-type="string" calcext:value-type="string">
            <text:p>Motion</text:p>
          </table:table-cell>
          <table:table-cell office:value-type="float" office:value="-0.052083496004343" calcext:value-type="float">
            <text:p>-0.052083496004343</text:p>
          </table:table-cell>
          <table:table-cell office:value-type="float" office:value="0.0290703289210796" calcext:value-type="float">
            <text:p>0.0290703289210796</text:p>
          </table:table-cell>
          <table:table-cell office:value-type="float" office:value="-1.357173204422" calcext:value-type="float">
            <text:p>-1.357173204422</text:p>
          </table:table-cell>
          <table:table-cell office:value-type="float" office:value="0.00499387186282226" calcext:value-type="float">
            <text:p>0.00499387186282226</text:p>
          </table:table-cell>
          <table:table-cell office:value-type="float" office:value="-0.00530806198783009" calcext:value-type="float">
            <text:p>-0.00530806198783009</text:p>
          </table:table-cell>
          <table:table-cell office:value-type="float" office:value="-0.0897793691067007" calcext:value-type="float">
            <text:p>-0.0897793691067007</text:p>
          </table:table-cell>
          <table:table-cell office:value-type="float" office:value="-0.052083496004343" calcext:value-type="float">
            <text:p>-0.052083496004343</text:p>
          </table:table-cell>
          <table:table-cell office:value-type="float" office:value="0.0290703289210796" calcext:value-type="float">
            <text:p>0.0290703289210796</text:p>
          </table:table-cell>
          <table:table-cell office:value-type="float" office:value="-1.357173204422" calcext:value-type="float">
            <text:p>-1.357173204422</text:p>
          </table:table-cell>
          <table:table-cell office:value-type="float" office:value="0.0049937809817493" calcext:value-type="float">
            <text:p>0.0049937809817493</text:p>
          </table:table-cell>
          <table:table-cell office:value-type="float" office:value="0.0053080371581018" calcext:value-type="float">
            <text:p>0.0053080371581018</text:p>
          </table:table-cell>
          <table:table-cell office:value-type="float" office:value="-0.99997341632843" calcext:value-type="float">
            <text:p>-0.99997341632843</text:p>
          </table:table-cell>
          <table:table-cell office:value-type="float" office:value="-0.00351367820985615" calcext:value-type="float">
            <text:p>-0.00351367820985615</text:p>
          </table:table-cell>
          <table:table-cell office:value-type="float" office:value="0.010637397877872" calcext:value-type="float">
            <text:p>0.010637397877872</text:p>
          </table:table-cell>
          <table:table-cell office:value-type="float" office:value="0.0135842831805348" calcext:value-type="float">
            <text:p>0.01358428318053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2473" calcext:value-type="float">
            <text:p>1419950945.92473</text:p>
          </table:table-cell>
          <table:table-cell office:value-type="string" calcext:value-type="string">
            <text:p>Acceleration</text:p>
          </table:table-cell>
          <table:table-cell office:value-type="float" office:value="0.025970458984375" calcext:value-type="float">
            <text:p>0.025970458984375</text:p>
          </table:table-cell>
          <table:table-cell office:value-type="float" office:value="0.0570068359375" calcext:value-type="float">
            <text:p>0.0570068359375</text:p>
          </table:table-cell>
          <table:table-cell office:value-type="float" office:value="-1.01173400878906" calcext:value-type="float">
            <text:p>-1.01173400878906</text:p>
          </table:table-cell>
          <table:table-cell table:number-columns-repeated="16"/>
        </table:table-row>
        <table:table-row table:style-name="ro2">
          <table:table-cell office:value-type="float" office:value="1419950945.93933" calcext:value-type="float">
            <text:p>1419950945.93933</text:p>
          </table:table-cell>
          <table:table-cell office:value-type="string" calcext:value-type="string">
            <text:p>Gyro</text:p>
          </table:table-cell>
          <table:table-cell office:value-type="float" office:value="-0.358223396123212" calcext:value-type="float">
            <text:p>-0.358223396123212</text:p>
          </table:table-cell>
          <table:table-cell office:value-type="float" office:value="-0.0847332637708331" calcext:value-type="float">
            <text:p>-0.0847332637708331</text:p>
          </table:table-cell>
          <table:table-cell office:value-type="float" office:value="-1.41601446950393" calcext:value-type="float">
            <text:p>-1.41601446950393</text:p>
          </table:table-cell>
          <table:table-cell table:number-columns-repeated="16"/>
        </table:table-row>
        <table:table-row table:style-name="ro2">
          <table:table-cell office:value-type="float" office:value="1419950945.93918" calcext:value-type="float">
            <text:p>1419950945.93918</text:p>
          </table:table-cell>
          <table:table-cell office:value-type="string" calcext:value-type="string">
            <text:p>Motion</text:p>
          </table:table-cell>
          <table:table-cell office:value-type="float" office:value="-0.0946877002716064" calcext:value-type="float">
            <text:p>-0.0946877002716064</text:p>
          </table:table-cell>
          <table:table-cell office:value-type="float" office:value="0.0370901115238667" calcext:value-type="float">
            <text:p>0.0370901115238667</text:p>
          </table:table-cell>
          <table:table-cell office:value-type="float" office:value="-1.42012786865234" calcext:value-type="float">
            <text:p>-1.42012786865234</text:p>
          </table:table-cell>
          <table:table-cell office:value-type="float" office:value="0.00528995748241056" calcext:value-type="float">
            <text:p>0.00528995748241056</text:p>
          </table:table-cell>
          <table:table-cell office:value-type="float" office:value="-0.00620834055622902" calcext:value-type="float">
            <text:p>-0.00620834055622902</text:p>
          </table:table-cell>
          <table:table-cell office:value-type="float" office:value="-0.104723762843567" calcext:value-type="float">
            <text:p>-0.104723762843567</text:p>
          </table:table-cell>
          <table:table-cell office:value-type="float" office:value="-0.0946877002716064" calcext:value-type="float">
            <text:p>-0.0946877002716064</text:p>
          </table:table-cell>
          <table:table-cell office:value-type="float" office:value="0.0370901115238667" calcext:value-type="float">
            <text:p>0.0370901115238667</text:p>
          </table:table-cell>
          <table:table-cell office:value-type="float" office:value="-1.42012786865234" calcext:value-type="float">
            <text:p>-1.42012786865234</text:p>
          </table:table-cell>
          <table:table-cell office:value-type="float" office:value="0.00528983073309064" calcext:value-type="float">
            <text:p>0.00528983073309064</text:p>
          </table:table-cell>
          <table:table-cell office:value-type="float" office:value="0.00620830059051514" calcext:value-type="float">
            <text:p>0.00620830059051514</text:p>
          </table:table-cell>
          <table:table-cell office:value-type="float" office:value="-0.999966740608215" calcext:value-type="float">
            <text:p>-0.999966740608215</text:p>
          </table:table-cell>
          <table:table-cell office:value-type="float" office:value="0.00699349446222186" calcext:value-type="float">
            <text:p>0.00699349446222186</text:p>
          </table:table-cell>
          <table:table-cell office:value-type="float" office:value="0.0583058595657349" calcext:value-type="float">
            <text:p>0.0583058595657349</text:p>
          </table:table-cell>
          <table:table-cell office:value-type="float" office:value="0.00684845075011253" calcext:value-type="float">
            <text:p>0.006848450750112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3982" calcext:value-type="float">
            <text:p>1419950945.93982</text:p>
          </table:table-cell>
          <table:table-cell office:value-type="string" calcext:value-type="string">
            <text:p>Motion</text:p>
          </table:table-cell>
          <table:table-cell office:value-type="float" office:value="-0.136429846286774" calcext:value-type="float">
            <text:p>-0.136429846286774</text:p>
          </table:table-cell>
          <table:table-cell office:value-type="float" office:value="0.0099074337631464" calcext:value-type="float">
            <text:p>0.0099074337631464</text:p>
          </table:table-cell>
          <table:table-cell office:value-type="float" office:value="-1.37902545928955" calcext:value-type="float">
            <text:p>-1.37902545928955</text:p>
          </table:table-cell>
          <table:table-cell office:value-type="float" office:value="0.00532635397553413" calcext:value-type="float">
            <text:p>0.00532635397553413</text:p>
          </table:table-cell>
          <table:table-cell office:value-type="float" office:value="-0.00761965201672994" calcext:value-type="float">
            <text:p>-0.00761965201672994</text:p>
          </table:table-cell>
          <table:table-cell office:value-type="float" office:value="-0.119624205486747" calcext:value-type="float">
            <text:p>-0.119624205486747</text:p>
          </table:table-cell>
          <table:table-cell office:value-type="float" office:value="-0.136429846286774" calcext:value-type="float">
            <text:p>-0.136429846286774</text:p>
          </table:table-cell>
          <table:table-cell office:value-type="float" office:value="0.0099074337631464" calcext:value-type="float">
            <text:p>0.0099074337631464</text:p>
          </table:table-cell>
          <table:table-cell office:value-type="float" office:value="-1.37902545928955" calcext:value-type="float">
            <text:p>-1.37902545928955</text:p>
          </table:table-cell>
          <table:table-cell office:value-type="float" office:value="0.00532617419958115" calcext:value-type="float">
            <text:p>0.00532617419958115</text:p>
          </table:table-cell>
          <table:table-cell office:value-type="float" office:value="0.00761957839131355" calcext:value-type="float">
            <text:p>0.00761957839131355</text:p>
          </table:table-cell>
          <table:table-cell office:value-type="float" office:value="-0.999956786632538" calcext:value-type="float">
            <text:p>-0.999956786632538</text:p>
          </table:table-cell>
          <table:table-cell office:value-type="float" office:value="0.0206442847847938" calcext:value-type="float">
            <text:p>0.0206442847847938</text:p>
          </table:table-cell>
          <table:table-cell office:value-type="float" office:value="0.0493872575461865" calcext:value-type="float">
            <text:p>0.0493872575461865</text:p>
          </table:table-cell>
          <table:table-cell office:value-type="float" office:value="-0.0117772230878472" calcext:value-type="float">
            <text:p>-0.01177722308784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4291" calcext:value-type="float">
            <text:p>1419950945.94291</text:p>
          </table:table-cell>
          <table:table-cell office:value-type="string" calcext:value-type="string">
            <text:p>Acceleration</text:p>
          </table:table-cell>
          <table:table-cell office:value-type="float" office:value="-0.019622802734375" calcext:value-type="float">
            <text:p>-0.019622802734375</text:p>
          </table:table-cell>
          <table:table-cell office:value-type="float" office:value="0.064788818359375" calcext:value-type="float">
            <text:p>0.064788818359375</text:p>
          </table:table-cell>
          <table:table-cell office:value-type="float" office:value="-0.99560546875" calcext:value-type="float">
            <text:p>-0.99560546875</text:p>
          </table:table-cell>
          <table:table-cell table:number-columns-repeated="16"/>
        </table:table-row>
        <table:table-row table:style-name="ro2">
          <table:table-cell office:value-type="float" office:value="1419950945.94306" calcext:value-type="float">
            <text:p>1419950945.94306</text:p>
          </table:table-cell>
          <table:table-cell office:value-type="string" calcext:value-type="string">
            <text:p>Acceleration</text:p>
          </table:table-cell>
          <table:table-cell office:value-type="float" office:value="0.121109008789063" calcext:value-type="float">
            <text:p>0.121109008789063</text:p>
          </table:table-cell>
          <table:table-cell office:value-type="float" office:value="0.0475616455078125" calcext:value-type="float">
            <text:p>0.0475616455078125</text:p>
          </table:table-cell>
          <table:table-cell office:value-type="float" office:value="-1.10235595703125" calcext:value-type="float">
            <text:p>-1.10235595703125</text:p>
          </table:table-cell>
          <table:table-cell table:number-columns-repeated="16"/>
        </table:table-row>
        <table:table-row table:style-name="ro2">
          <table:table-cell office:value-type="float" office:value="1419950945.94535" calcext:value-type="float">
            <text:p>1419950945.94535</text:p>
          </table:table-cell>
          <table:table-cell office:value-type="string" calcext:value-type="string">
            <text:p>Magnetic</text:p>
          </table:table-cell>
          <table:table-cell office:value-type="float" office:value="55.5455627441406" calcext:value-type="float">
            <text:p>55.5455627441406</text:p>
          </table:table-cell>
          <table:table-cell office:value-type="float" office:value="226.246612548828" calcext:value-type="float">
            <text:p>226.246612548828</text:p>
          </table:table-cell>
          <table:table-cell office:value-type="float" office:value="142.59423828125" calcext:value-type="float">
            <text:p>142.59423828125</text:p>
          </table:table-cell>
          <table:table-cell table:number-columns-repeated="16"/>
        </table:table-row>
        <table:table-row table:style-name="ro2">
          <table:table-cell office:value-type="float" office:value="1419950945.95531" calcext:value-type="float">
            <text:p>1419950945.95531</text:p>
          </table:table-cell>
          <table:table-cell office:value-type="string" calcext:value-type="string">
            <text:p>Gyro</text:p>
          </table:table-cell>
          <table:table-cell office:value-type="float" office:value="-0.273878154923204" calcext:value-type="float">
            <text:p>-0.273878154923204</text:p>
          </table:table-cell>
          <table:table-cell office:value-type="float" office:value="-0.0421525137337742" calcext:value-type="float">
            <text:p>-0.0421525137337742</text:p>
          </table:table-cell>
          <table:table-cell office:value-type="float" office:value="-1.56307209436923" calcext:value-type="float">
            <text:p>-1.56307209436923</text:p>
          </table:table-cell>
          <table:table-cell table:number-columns-repeated="16"/>
        </table:table-row>
        <table:table-row table:style-name="ro2">
          <table:table-cell office:value-type="float" office:value="1419950945.95567" calcext:value-type="float">
            <text:p>1419950945.95567</text:p>
          </table:table-cell>
          <table:table-cell office:value-type="string" calcext:value-type="string">
            <text:p>Gyro</text:p>
          </table:table-cell>
          <table:table-cell office:value-type="float" office:value="-0.382413953568838" calcext:value-type="float">
            <text:p>-0.382413953568838</text:p>
          </table:table-cell>
          <table:table-cell office:value-type="float" office:value="-0.010620420111127" calcext:value-type="float">
            <text:p>-0.010620420111127</text:p>
          </table:table-cell>
          <table:table-cell office:value-type="float" office:value="-1.73023338967132" calcext:value-type="float">
            <text:p>-1.73023338967132</text:p>
          </table:table-cell>
          <table:table-cell table:number-columns-repeated="16"/>
        </table:table-row>
        <table:table-row table:style-name="ro2">
          <table:table-cell office:value-type="float" office:value="1419950945.95533" calcext:value-type="float">
            <text:p>1419950945.95533</text:p>
          </table:table-cell>
          <table:table-cell office:value-type="string" calcext:value-type="string">
            <text:p>Motion</text:p>
          </table:table-cell>
          <table:table-cell office:value-type="float" office:value="-0.349774330854416" calcext:value-type="float">
            <text:p>-0.349774330854416</text:p>
          </table:table-cell>
          <table:table-cell office:value-type="float" office:value="-0.0569113343954086" calcext:value-type="float">
            <text:p>-0.0569113343954086</text:p>
          </table:table-cell>
          <table:table-cell office:value-type="float" office:value="-1.43297362327576" calcext:value-type="float">
            <text:p>-1.43297362327576</text:p>
          </table:table-cell>
          <table:table-cell office:value-type="float" office:value="0.00486923274636073" calcext:value-type="float">
            <text:p>0.00486923274636073</text:p>
          </table:table-cell>
          <table:table-cell office:value-type="float" office:value="-0.010862639126529" calcext:value-type="float">
            <text:p>-0.010862639126529</text:p>
          </table:table-cell>
          <table:table-cell office:value-type="float" office:value="-0.134543860073487" calcext:value-type="float">
            <text:p>-0.134543860073487</text:p>
          </table:table-cell>
          <table:table-cell office:value-type="float" office:value="-0.349774330854416" calcext:value-type="float">
            <text:p>-0.349774330854416</text:p>
          </table:table-cell>
          <table:table-cell office:value-type="float" office:value="-0.0569113343954086" calcext:value-type="float">
            <text:p>-0.0569113343954086</text:p>
          </table:table-cell>
          <table:table-cell office:value-type="float" office:value="-1.43297362327576" calcext:value-type="float">
            <text:p>-1.43297362327576</text:p>
          </table:table-cell>
          <table:table-cell office:value-type="float" office:value="0.0048689260147512" calcext:value-type="float">
            <text:p>0.0048689260147512</text:p>
          </table:table-cell>
          <table:table-cell office:value-type="float" office:value="0.0108624259009957" calcext:value-type="float">
            <text:p>0.0108624259009957</text:p>
          </table:table-cell>
          <table:table-cell office:value-type="float" office:value="-0.999929130077362" calcext:value-type="float">
            <text:p>-0.999929130077362</text:p>
          </table:table-cell>
          <table:table-cell office:value-type="float" office:value="-0.0244917292147875" calcext:value-type="float">
            <text:p>-0.0244917292147875</text:p>
          </table:table-cell>
          <table:table-cell office:value-type="float" office:value="0.0539263933897018" calcext:value-type="float">
            <text:p>0.0539263933897018</text:p>
          </table:table-cell>
          <table:table-cell office:value-type="float" office:value="0.00432367948815227" calcext:value-type="float">
            <text:p>0.004323679488152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6257" calcext:value-type="float">
            <text:p>1419950945.96257</text:p>
          </table:table-cell>
          <table:table-cell office:value-type="string" calcext:value-type="string">
            <text:p>Acceleration</text:p>
          </table:table-cell>
          <table:table-cell office:value-type="float" office:value="0.134109497070313" calcext:value-type="float">
            <text:p>0.134109497070313</text:p>
          </table:table-cell>
          <table:table-cell office:value-type="float" office:value="0.064483642578125" calcext:value-type="float">
            <text:p>0.064483642578125</text:p>
          </table:table-cell>
          <table:table-cell office:value-type="float" office:value="-1.01423645019531" calcext:value-type="float">
            <text:p>-1.01423645019531</text:p>
          </table:table-cell>
          <table:table-cell table:number-columns-repeated="16"/>
        </table:table-row>
        <table:table-row table:style-name="ro2">
          <table:table-cell office:value-type="float" office:value="1419950945.9626" calcext:value-type="float">
            <text:p>1419950945.9626</text:p>
          </table:table-cell>
          <table:table-cell office:value-type="string" calcext:value-type="string">
            <text:p>Acceleration</text:p>
          </table:table-cell>
          <table:table-cell office:value-type="float" office:value="0.161041259765625" calcext:value-type="float">
            <text:p>0.161041259765625</text:p>
          </table:table-cell>
          <table:table-cell office:value-type="float" office:value="0.0537261962890625" calcext:value-type="float">
            <text:p>0.0537261962890625</text:p>
          </table:table-cell>
          <table:table-cell office:value-type="float" office:value="-1.01933288574219" calcext:value-type="float">
            <text:p>-1.01933288574219</text:p>
          </table:table-cell>
          <table:table-cell table:number-columns-repeated="16"/>
        </table:table-row>
        <table:table-row table:style-name="ro2">
          <table:table-cell office:value-type="float" office:value="1419950945.97174" calcext:value-type="float">
            <text:p>1419950945.97174</text:p>
          </table:table-cell>
          <table:table-cell office:value-type="string" calcext:value-type="string">
            <text:p>Gyro</text:p>
          </table:table-cell>
          <table:table-cell office:value-type="float" office:value="-0.438943542447405" calcext:value-type="float">
            <text:p>-0.438943542447405</text:p>
          </table:table-cell>
          <table:table-cell office:value-type="float" office:value="-0.00381311404877545" calcext:value-type="float">
            <text:p>-0.00381311404877545</text:p>
          </table:table-cell>
          <table:table-cell office:value-type="float" office:value="-1.77705202795103" calcext:value-type="float">
            <text:p>-1.77705202795103</text:p>
          </table:table-cell>
          <table:table-cell table:number-columns-repeated="16"/>
        </table:table-row>
        <table:table-row table:style-name="ro2">
          <table:table-cell office:value-type="float" office:value="1419950945.97152" calcext:value-type="float">
            <text:p>1419950945.97152</text:p>
          </table:table-cell>
          <table:table-cell office:value-type="string" calcext:value-type="string">
            <text:p>Motion</text:p>
          </table:table-cell>
          <table:table-cell office:value-type="float" office:value="-0.265429139137268" calcext:value-type="float">
            <text:p>-0.265429139137268</text:p>
          </table:table-cell>
          <table:table-cell office:value-type="float" office:value="-0.0143306152895093" calcext:value-type="float">
            <text:p>-0.0143306152895093</text:p>
          </table:table-cell>
          <table:table-cell office:value-type="float" office:value="-1.58003115653992" calcext:value-type="float">
            <text:p>-1.58003115653992</text:p>
          </table:table-cell>
          <table:table-cell office:value-type="float" office:value="0.00384013631152576" calcext:value-type="float">
            <text:p>0.00384013631152576</text:p>
          </table:table-cell>
          <table:table-cell office:value-type="float" office:value="-0.0139232831324363" calcext:value-type="float">
            <text:p>-0.0139232831324363</text:p>
          </table:table-cell>
          <table:table-cell office:value-type="float" office:value="-0.151040129876098" calcext:value-type="float">
            <text:p>-0.151040129876098</text:p>
          </table:table-cell>
          <table:table-cell office:value-type="float" office:value="-0.265429139137268" calcext:value-type="float">
            <text:p>-0.265429139137268</text:p>
          </table:table-cell>
          <table:table-cell office:value-type="float" office:value="-0.0143306152895093" calcext:value-type="float">
            <text:p>-0.0143306152895093</text:p>
          </table:table-cell>
          <table:table-cell office:value-type="float" office:value="-1.58003115653992" calcext:value-type="float">
            <text:p>-1.58003115653992</text:p>
          </table:table-cell>
          <table:table-cell office:value-type="float" office:value="0.00383975473232567" calcext:value-type="float">
            <text:p>0.00383975473232567</text:p>
          </table:table-cell>
          <table:table-cell office:value-type="float" office:value="0.0139228329062462" calcext:value-type="float">
            <text:p>0.0139228329062462</text:p>
          </table:table-cell>
          <table:table-cell office:value-type="float" office:value="-0.999895691871643" calcext:value-type="float">
            <text:p>-0.999895691871643</text:p>
          </table:table-cell>
          <table:table-cell office:value-type="float" office:value="0.11726925522089" calcext:value-type="float">
            <text:p>0.11726925522089</text:p>
          </table:table-cell>
          <table:table-cell office:value-type="float" office:value="0.0336388126015663" calcext:value-type="float">
            <text:p>0.0336388126015663</text:p>
          </table:table-cell>
          <table:table-cell office:value-type="float" office:value="-0.102460257709026" calcext:value-type="float">
            <text:p>-0.1024602577090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726" calcext:value-type="float">
            <text:p>1419950945.9726</text:p>
          </table:table-cell>
          <table:table-cell office:value-type="string" calcext:value-type="string">
            <text:p>Magnetic</text:p>
          </table:table-cell>
          <table:table-cell office:value-type="float" office:value="56.9003448486328" calcext:value-type="float">
            <text:p>56.9003448486328</text:p>
          </table:table-cell>
          <table:table-cell office:value-type="float" office:value="225.230529785156" calcext:value-type="float">
            <text:p>225.230529785156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5.97205" calcext:value-type="float">
            <text:p>1419950945.97205</text:p>
          </table:table-cell>
          <table:table-cell office:value-type="string" calcext:value-type="string">
            <text:p>Motion</text:p>
          </table:table-cell>
          <table:table-cell office:value-type="float" office:value="-0.373964935541153" calcext:value-type="float">
            <text:p>-0.373964935541153</text:p>
          </table:table-cell>
          <table:table-cell office:value-type="float" office:value="0.0172014180570841" calcext:value-type="float">
            <text:p>0.0172014180570841</text:p>
          </table:table-cell>
          <table:table-cell office:value-type="float" office:value="-1.74719250202179" calcext:value-type="float">
            <text:p>-1.74719250202179</text:p>
          </table:table-cell>
          <table:table-cell office:value-type="float" office:value="0.00367883054851364" calcext:value-type="float">
            <text:p>0.00367883054851364</text:p>
          </table:table-cell>
          <table:table-cell office:value-type="float" office:value="-0.0177316779631925" calcext:value-type="float">
            <text:p>-0.0177316779631925</text:p>
          </table:table-cell>
          <table:table-cell office:value-type="float" office:value="-0.169147547647546" calcext:value-type="float">
            <text:p>-0.169147547647546</text:p>
          </table:table-cell>
          <table:table-cell office:value-type="float" office:value="-0.373964935541153" calcext:value-type="float">
            <text:p>-0.373964935541153</text:p>
          </table:table-cell>
          <table:table-cell office:value-type="float" office:value="0.0172014180570841" calcext:value-type="float">
            <text:p>0.0172014180570841</text:p>
          </table:table-cell>
          <table:table-cell office:value-type="float" office:value="-1.74719250202179" calcext:value-type="float">
            <text:p>-1.74719250202179</text:p>
          </table:table-cell>
          <table:table-cell office:value-type="float" office:value="0.00367824384011328" calcext:value-type="float">
            <text:p>0.00367824384011328</text:p>
          </table:table-cell>
          <table:table-cell office:value-type="float" office:value="0.0177307482808828" calcext:value-type="float">
            <text:p>0.0177307482808828</text:p>
          </table:table-cell>
          <table:table-cell office:value-type="float" office:value="-0.999836027622223" calcext:value-type="float">
            <text:p>-0.999836027622223</text:p>
          </table:table-cell>
          <table:table-cell office:value-type="float" office:value="0.13043124973774" calcext:value-type="float">
            <text:p>0.13043124973774</text:p>
          </table:table-cell>
          <table:table-cell office:value-type="float" office:value="0.046752892434597" calcext:value-type="float">
            <text:p>0.046752892434597</text:p>
          </table:table-cell>
          <table:table-cell office:value-type="float" office:value="-0.0144004179164767" calcext:value-type="float">
            <text:p>-0.01440041791647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8193" calcext:value-type="float">
            <text:p>1419950945.98193</text:p>
          </table:table-cell>
          <table:table-cell office:value-type="string" calcext:value-type="string">
            <text:p>Acceleration</text:p>
          </table:table-cell>
          <table:table-cell office:value-type="float" office:value="0.09295654296875" calcext:value-type="float">
            <text:p>0.09295654296875</text:p>
          </table:table-cell>
          <table:table-cell office:value-type="float" office:value="0.0269775390625" calcext:value-type="float">
            <text:p>0.0269775390625</text:p>
          </table:table-cell>
          <table:table-cell office:value-type="float" office:value="-1.01895141601563" calcext:value-type="float">
            <text:p>-1.01895141601563</text:p>
          </table:table-cell>
          <table:table-cell table:number-columns-repeated="16"/>
        </table:table-row>
        <table:table-row table:style-name="ro2">
          <table:table-cell office:value-type="float" office:value="1419950945.9821" calcext:value-type="float">
            <text:p>1419950945.9821</text:p>
          </table:table-cell>
          <table:table-cell office:value-type="string" calcext:value-type="string">
            <text:p>Acceleration</text:p>
          </table:table-cell>
          <table:table-cell office:value-type="float" office:value="-0.0444488525390625" calcext:value-type="float">
            <text:p>-0.0444488525390625</text:p>
          </table:table-cell>
          <table:table-cell office:value-type="float" office:value="0.0132293701171875" calcext:value-type="float">
            <text:p>0.0132293701171875</text:p>
          </table:table-cell>
          <table:table-cell office:value-type="float" office:value="-1.00947570800781" calcext:value-type="float">
            <text:p>-1.00947570800781</text:p>
          </table:table-cell>
          <table:table-cell table:number-columns-repeated="16"/>
        </table:table-row>
        <table:table-row table:style-name="ro2">
          <table:table-cell office:value-type="float" office:value="1419950945.98708" calcext:value-type="float">
            <text:p>1419950945.98708</text:p>
          </table:table-cell>
          <table:table-cell office:value-type="string" calcext:value-type="string">
            <text:p>Gyro</text:p>
          </table:table-cell>
          <table:table-cell office:value-type="float" office:value="-0.50540059692146" calcext:value-type="float">
            <text:p>-0.50540059692146</text:p>
          </table:table-cell>
          <table:table-cell office:value-type="float" office:value="0.00127964890378307" calcext:value-type="float">
            <text:p>0.00127964890378307</text:p>
          </table:table-cell>
          <table:table-cell office:value-type="float" office:value="-1.60343736069545" calcext:value-type="float">
            <text:p>-1.60343736069545</text:p>
          </table:table-cell>
          <table:table-cell table:number-columns-repeated="16"/>
        </table:table-row>
        <table:table-row table:style-name="ro2">
          <table:table-cell office:value-type="float" office:value="1419950945.98755" calcext:value-type="float">
            <text:p>1419950945.98755</text:p>
          </table:table-cell>
          <table:table-cell office:value-type="string" calcext:value-type="string">
            <text:p>Gyro</text:p>
          </table:table-cell>
          <table:table-cell office:value-type="float" office:value="-0.623197538257845" calcext:value-type="float">
            <text:p>-0.623197538257845</text:p>
          </table:table-cell>
          <table:table-cell office:value-type="float" office:value="0.0046413571477901" calcext:value-type="float">
            <text:p>0.0046413571477901</text:p>
          </table:table-cell>
          <table:table-cell office:value-type="float" office:value="-1.46936957036312" calcext:value-type="float">
            <text:p>-1.46936957036312</text:p>
          </table:table-cell>
          <table:table-cell table:number-columns-repeated="16"/>
        </table:table-row>
        <table:table-row table:style-name="ro2">
          <table:table-cell office:value-type="float" office:value="1419950945.98731" calcext:value-type="float">
            <text:p>1419950945.98731</text:p>
          </table:table-cell>
          <table:table-cell office:value-type="string" calcext:value-type="string">
            <text:p>Motion</text:p>
          </table:table-cell>
          <table:table-cell office:value-type="float" office:value="-0.430494546890259" calcext:value-type="float">
            <text:p>-0.430494546890259</text:p>
          </table:table-cell>
          <table:table-cell office:value-type="float" office:value="0.0240086652338505" calcext:value-type="float">
            <text:p>0.0240086652338505</text:p>
          </table:table-cell>
          <table:table-cell office:value-type="float" office:value="-1.79401111602783" calcext:value-type="float">
            <text:p>-1.79401111602783</text:p>
          </table:table-cell>
          <table:table-cell office:value-type="float" office:value="0.00353811109965472" calcext:value-type="float">
            <text:p>0.00353811109965472</text:p>
          </table:table-cell>
          <table:table-cell office:value-type="float" office:value="-0.0222421973890394" calcext:value-type="float">
            <text:p>-0.0222421973890394</text:p>
          </table:table-cell>
          <table:table-cell office:value-type="float" office:value="-0.188279217144854" calcext:value-type="float">
            <text:p>-0.188279217144854</text:p>
          </table:table-cell>
          <table:table-cell office:value-type="float" office:value="-0.430494546890259" calcext:value-type="float">
            <text:p>-0.430494546890259</text:p>
          </table:table-cell>
          <table:table-cell office:value-type="float" office:value="0.0240086652338505" calcext:value-type="float">
            <text:p>0.0240086652338505</text:p>
          </table:table-cell>
          <table:table-cell office:value-type="float" office:value="-1.79401111602783" calcext:value-type="float">
            <text:p>-1.79401111602783</text:p>
          </table:table-cell>
          <table:table-cell office:value-type="float" office:value="0.00353722856380045" calcext:value-type="float">
            <text:p>0.00353722856380045</text:p>
          </table:table-cell>
          <table:table-cell office:value-type="float" office:value="0.0222403630614281" calcext:value-type="float">
            <text:p>0.0222403630614281</text:p>
          </table:table-cell>
          <table:table-cell office:value-type="float" office:value="-0.999746382236481" calcext:value-type="float">
            <text:p>-0.999746382236481</text:p>
          </table:table-cell>
          <table:table-cell office:value-type="float" office:value="0.157504037022591" calcext:value-type="float">
            <text:p>0.157504037022591</text:p>
          </table:table-cell>
          <table:table-cell office:value-type="float" office:value="0.0314858332276344" calcext:value-type="float">
            <text:p>0.0314858332276344</text:p>
          </table:table-cell>
          <table:table-cell office:value-type="float" office:value="-0.0195864904671907" calcext:value-type="float">
            <text:p>-0.01958649046719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5.99737" calcext:value-type="float">
            <text:p>1419950945.99737</text:p>
          </table:table-cell>
          <table:table-cell office:value-type="string" calcext:value-type="string">
            <text:p>Magnetic</text:p>
          </table:table-cell>
          <table:table-cell office:value-type="float" office:value="56.2229614257813" calcext:value-type="float">
            <text:p>56.2229614257813</text:p>
          </table:table-cell>
          <table:table-cell office:value-type="float" office:value="225.569229125977" calcext:value-type="float">
            <text:p>225.569229125977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6.00167" calcext:value-type="float">
            <text:p>1419950946.00167</text:p>
          </table:table-cell>
          <table:table-cell office:value-type="string" calcext:value-type="string">
            <text:p>Acceleration</text:p>
          </table:table-cell>
          <table:table-cell office:value-type="float" office:value="-0.221755981445312" calcext:value-type="float">
            <text:p>-0.221755981445312</text:p>
          </table:table-cell>
          <table:table-cell office:value-type="float" office:value="-0.039459228515625" calcext:value-type="float">
            <text:p>-0.039459228515625</text:p>
          </table:table-cell>
          <table:table-cell office:value-type="float" office:value="-1.05073547363281" calcext:value-type="float">
            <text:p>-1.05073547363281</text:p>
          </table:table-cell>
          <table:table-cell table:number-columns-repeated="16"/>
        </table:table-row>
        <table:table-row table:style-name="ro2">
          <table:table-cell office:value-type="float" office:value="1419950946.0017" calcext:value-type="float">
            <text:p>1419950946.0017</text:p>
          </table:table-cell>
          <table:table-cell office:value-type="string" calcext:value-type="string">
            <text:p>Acceleration</text:p>
          </table:table-cell>
          <table:table-cell office:value-type="float" office:value="-0.131881713867188" calcext:value-type="float">
            <text:p>-0.131881713867188</text:p>
          </table:table-cell>
          <table:table-cell office:value-type="float" office:value="-0.12921142578125" calcext:value-type="float">
            <text:p>-0.12921142578125</text:p>
          </table:table-cell>
          <table:table-cell office:value-type="float" office:value="-1.03765869140625" calcext:value-type="float">
            <text:p>-1.03765869140625</text:p>
          </table:table-cell>
          <table:table-cell table:number-columns-repeated="16"/>
        </table:table-row>
        <table:table-row table:style-name="ro2">
          <table:table-cell office:value-type="float" office:value="1419950946.00304" calcext:value-type="float">
            <text:p>1419950946.00304</text:p>
          </table:table-cell>
          <table:table-cell office:value-type="string" calcext:value-type="string">
            <text:p>Gyro</text:p>
          </table:table-cell>
          <table:table-cell office:value-type="float" office:value="-0.593074789484068" calcext:value-type="float">
            <text:p>-0.593074789484068</text:p>
          </table:table-cell>
          <table:table-cell office:value-type="float" office:value="-0.0227018503962715" calcext:value-type="float">
            <text:p>-0.0227018503962715</text:p>
          </table:table-cell>
          <table:table-cell office:value-type="float" office:value="-1.55669941619678" calcext:value-type="float">
            <text:p>-1.55669941619678</text:p>
          </table:table-cell>
          <table:table-cell table:number-columns-repeated="16"/>
        </table:table-row>
        <table:table-row table:style-name="ro2">
          <table:table-cell office:value-type="float" office:value="1419950946.00303" calcext:value-type="float">
            <text:p>1419950946.00303</text:p>
          </table:table-cell>
          <table:table-cell office:value-type="string" calcext:value-type="string">
            <text:p>Motion</text:p>
          </table:table-cell>
          <table:table-cell office:value-type="float" office:value="-0.496951639652252" calcext:value-type="float">
            <text:p>-0.496951639652252</text:p>
          </table:table-cell>
          <table:table-cell office:value-type="float" office:value="0.0291013680398464" calcext:value-type="float">
            <text:p>0.0291013680398464</text:p>
          </table:table-cell>
          <table:table-cell office:value-type="float" office:value="-1.62039625644684" calcext:value-type="float">
            <text:p>-1.62039625644684</text:p>
          </table:table-cell>
          <table:table-cell office:value-type="float" office:value="0.00333863958314357" calcext:value-type="float">
            <text:p>0.00333863958314357</text:p>
          </table:table-cell>
          <table:table-cell office:value-type="float" office:value="-0.0273606665809447" calcext:value-type="float">
            <text:p>-0.0273606665809447</text:p>
          </table:table-cell>
          <table:table-cell office:value-type="float" office:value="-0.206091737229056" calcext:value-type="float">
            <text:p>-0.206091737229056</text:p>
          </table:table-cell>
          <table:table-cell office:value-type="float" office:value="-0.496951639652252" calcext:value-type="float">
            <text:p>-0.496951639652252</text:p>
          </table:table-cell>
          <table:table-cell office:value-type="float" office:value="0.0291013680398464" calcext:value-type="float">
            <text:p>0.0291013680398464</text:p>
          </table:table-cell>
          <table:table-cell office:value-type="float" office:value="-1.62039625644684" calcext:value-type="float">
            <text:p>-1.62039625644684</text:p>
          </table:table-cell>
          <table:table-cell office:value-type="float" office:value="0.00333738373592496" calcext:value-type="float">
            <text:p>0.00333738373592496</text:p>
          </table:table-cell>
          <table:table-cell office:value-type="float" office:value="0.0273572523146868" calcext:value-type="float">
            <text:p>0.0273572523146868</text:p>
          </table:table-cell>
          <table:table-cell office:value-type="float" office:value="-0.999620139598846" calcext:value-type="float">
            <text:p>-0.999620139598846</text:p>
          </table:table-cell>
          <table:table-cell office:value-type="float" office:value="0.0896191596984863" calcext:value-type="float">
            <text:p>0.0896191596984863</text:p>
          </table:table-cell>
          <table:table-cell office:value-type="float" office:value="-0.000379713921574876" calcext:value-type="float">
            <text:p>-0.000379713921574876</text:p>
          </table:table-cell>
          <table:table-cell office:value-type="float" office:value="-0.0193312671035528" calcext:value-type="float">
            <text:p>-0.01933126710355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0335" calcext:value-type="float">
            <text:p>1419950946.00335</text:p>
          </table:table-cell>
          <table:table-cell office:value-type="string" calcext:value-type="string">
            <text:p>Motion</text:p>
          </table:table-cell>
          <table:table-cell office:value-type="float" office:value="-0.614748597145081" calcext:value-type="float">
            <text:p>-0.614748597145081</text:p>
          </table:table-cell>
          <table:table-cell office:value-type="float" office:value="0.0324630178511143" calcext:value-type="float">
            <text:p>0.0324630178511143</text:p>
          </table:table-cell>
          <table:table-cell office:value-type="float" office:value="-1.48632848262787" calcext:value-type="float">
            <text:p>-1.48632848262787</text:p>
          </table:table-cell>
          <table:table-cell office:value-type="float" office:value="0.00321934328563683" calcext:value-type="float">
            <text:p>0.00321934328563683</text:p>
          </table:table-cell>
          <table:table-cell office:value-type="float" office:value="-0.0335803700592366" calcext:value-type="float">
            <text:p>-0.0335803700592366</text:p>
          </table:table-cell>
          <table:table-cell office:value-type="float" office:value="-0.222132903780591" calcext:value-type="float">
            <text:p>-0.222132903780591</text:p>
          </table:table-cell>
          <table:table-cell office:value-type="float" office:value="-0.614748597145081" calcext:value-type="float">
            <text:p>-0.614748597145081</text:p>
          </table:table-cell>
          <table:table-cell office:value-type="float" office:value="0.0324630178511143" calcext:value-type="float">
            <text:p>0.0324630178511143</text:p>
          </table:table-cell>
          <table:table-cell office:value-type="float" office:value="-1.48632848262787" calcext:value-type="float">
            <text:p>-1.48632848262787</text:p>
          </table:table-cell>
          <table:table-cell office:value-type="float" office:value="0.00321752275340259" calcext:value-type="float">
            <text:p>0.00321752275340259</text:p>
          </table:table-cell>
          <table:table-cell office:value-type="float" office:value="0.0335740596055984" calcext:value-type="float">
            <text:p>0.0335740596055984</text:p>
          </table:table-cell>
          <table:table-cell office:value-type="float" office:value="-0.999431073665619" calcext:value-type="float">
            <text:p>-0.999431073665619</text:p>
          </table:table-cell>
          <table:table-cell office:value-type="float" office:value="-0.0476663745939732" calcext:value-type="float">
            <text:p>-0.0476663745939732</text:p>
          </table:table-cell>
          <table:table-cell office:value-type="float" office:value="-0.020344689488411" calcext:value-type="float">
            <text:p>-0.020344689488411</text:p>
          </table:table-cell>
          <table:table-cell office:value-type="float" office:value="-0.0100446548312903" calcext:value-type="float">
            <text:p>-0.010044654831290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1921" calcext:value-type="float">
            <text:p>1419950946.01921</text:p>
          </table:table-cell>
          <table:table-cell office:value-type="string" calcext:value-type="string">
            <text:p>Gyro</text:p>
          </table:table-cell>
          <table:table-cell office:value-type="float" office:value="-0.518606680134945" calcext:value-type="float">
            <text:p>-0.518606680134945</text:p>
          </table:table-cell>
          <table:table-cell office:value-type="float" office:value="-0.295061737182021" calcext:value-type="float">
            <text:p>-0.295061737182021</text:p>
          </table:table-cell>
          <table:table-cell office:value-type="float" office:value="-1.63702195257022" calcext:value-type="float">
            <text:p>-1.63702195257022</text:p>
          </table:table-cell>
          <table:table-cell table:number-columns-repeated="16"/>
        </table:table-row>
        <table:table-row table:style-name="ro2">
          <table:table-cell office:value-type="float" office:value="1419950946.01967" calcext:value-type="float">
            <text:p>1419950946.01967</text:p>
          </table:table-cell>
          <table:table-cell office:value-type="string" calcext:value-type="string">
            <text:p>Gyro</text:p>
          </table:table-cell>
          <table:table-cell office:value-type="float" office:value="-0.590456103184193" calcext:value-type="float">
            <text:p>-0.590456103184193</text:p>
          </table:table-cell>
          <table:table-cell office:value-type="float" office:value="-0.330122519249023" calcext:value-type="float">
            <text:p>-0.330122519249023</text:p>
          </table:table-cell>
          <table:table-cell office:value-type="float" office:value="-1.52444267644152" calcext:value-type="float">
            <text:p>-1.52444267644152</text:p>
          </table:table-cell>
          <table:table-cell table:number-columns-repeated="16"/>
        </table:table-row>
        <table:table-row table:style-name="ro2">
          <table:table-cell office:value-type="float" office:value="1419950946.01922" calcext:value-type="float">
            <text:p>1419950946.01922</text:p>
          </table:table-cell>
          <table:table-cell office:value-type="string" calcext:value-type="string">
            <text:p>Motion</text:p>
          </table:table-cell>
          <table:table-cell office:value-type="float" office:value="-0.584625899791718" calcext:value-type="float">
            <text:p>-0.584625899791718</text:p>
          </table:table-cell>
          <table:table-cell office:value-type="float" office:value="0.00511972140520811" calcext:value-type="float">
            <text:p>0.00511972140520811</text:p>
          </table:table-cell>
          <table:table-cell office:value-type="float" office:value="-1.57365834712982" calcext:value-type="float">
            <text:p>-1.57365834712982</text:p>
          </table:table-cell>
          <table:table-cell office:value-type="float" office:value="0.00277326223433037" calcext:value-type="float">
            <text:p>0.00277326223433037</text:p>
          </table:table-cell>
          <table:table-cell office:value-type="float" office:value="-0.0400844064828149" calcext:value-type="float">
            <text:p>-0.0400844064828149</text:p>
          </table:table-cell>
          <table:table-cell office:value-type="float" office:value="-0.238551444753918" calcext:value-type="float">
            <text:p>-0.238551444753918</text:p>
          </table:table-cell>
          <table:table-cell office:value-type="float" office:value="-0.584625899791718" calcext:value-type="float">
            <text:p>-0.584625899791718</text:p>
          </table:table-cell>
          <table:table-cell office:value-type="float" office:value="0.00511972140520811" calcext:value-type="float">
            <text:p>0.00511972140520811</text:p>
          </table:table-cell>
          <table:table-cell office:value-type="float" office:value="-1.57365834712982" calcext:value-type="float">
            <text:p>-1.57365834712982</text:p>
          </table:table-cell>
          <table:table-cell office:value-type="float" office:value="0.00277103111147881" calcext:value-type="float">
            <text:p>0.00277103111147881</text:p>
          </table:table-cell>
          <table:table-cell office:value-type="float" office:value="0.040073674172163" calcext:value-type="float">
            <text:p>0.040073674172163</text:p>
          </table:table-cell>
          <table:table-cell office:value-type="float" office:value="-0.999192893505096" calcext:value-type="float">
            <text:p>-0.999192893505096</text:p>
          </table:table-cell>
          <table:table-cell office:value-type="float" office:value="-0.134652748703957" calcext:value-type="float">
            <text:p>-0.134652748703957</text:p>
          </table:table-cell>
          <table:table-cell office:value-type="float" office:value="-0.169285103678703" calcext:value-type="float">
            <text:p>-0.169285103678703</text:p>
          </table:table-cell>
          <table:table-cell office:value-type="float" office:value="-0.0384658053517342" calcext:value-type="float">
            <text:p>-0.03846580535173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209" calcext:value-type="float">
            <text:p>1419950946.0209</text:p>
          </table:table-cell>
          <table:table-cell office:value-type="string" calcext:value-type="string">
            <text:p>Acceleration</text:p>
          </table:table-cell>
          <table:table-cell office:value-type="float" office:value="0.0468597412109375" calcext:value-type="float">
            <text:p>0.0468597412109375</text:p>
          </table:table-cell>
          <table:table-cell office:value-type="float" office:value="-0.14581298828125" calcext:value-type="float">
            <text:p>-0.14581298828125</text:p>
          </table:table-cell>
          <table:table-cell office:value-type="float" office:value="-1.09735107421875" calcext:value-type="float">
            <text:p>-1.09735107421875</text:p>
          </table:table-cell>
          <table:table-cell table:number-columns-repeated="16"/>
        </table:table-row>
        <table:table-row table:style-name="ro2">
          <table:table-cell office:value-type="float" office:value="1419950946.02101" calcext:value-type="float">
            <text:p>1419950946.02101</text:p>
          </table:table-cell>
          <table:table-cell office:value-type="string" calcext:value-type="string">
            <text:p>Acceleration</text:p>
          </table:table-cell>
          <table:table-cell office:value-type="float" office:value="0.230926513671875" calcext:value-type="float">
            <text:p>0.230926513671875</text:p>
          </table:table-cell>
          <table:table-cell office:value-type="float" office:value="-0.110931396484375" calcext:value-type="float">
            <text:p>-0.110931396484375</text:p>
          </table:table-cell>
          <table:table-cell office:value-type="float" office:value="-1.03292846679688" calcext:value-type="float">
            <text:p>-1.03292846679688</text:p>
          </table:table-cell>
          <table:table-cell table:number-columns-repeated="16"/>
        </table:table-row>
        <table:table-row table:style-name="ro2">
          <table:table-cell office:value-type="float" office:value="1419950946.02348" calcext:value-type="float">
            <text:p>1419950946.02348</text:p>
          </table:table-cell>
          <table:table-cell office:value-type="string" calcext:value-type="string">
            <text:p>Magnetic</text:p>
          </table:table-cell>
          <table:table-cell office:value-type="float" office:value="54.6988372802734" calcext:value-type="float">
            <text:p>54.6988372802734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42.758895874023" calcext:value-type="float">
            <text:p>142.758895874023</text:p>
          </table:table-cell>
          <table:table-cell table:number-columns-repeated="16"/>
        </table:table-row>
        <table:table-row table:style-name="ro2">
          <table:table-cell office:value-type="float" office:value="1419950946.03517" calcext:value-type="float">
            <text:p>1419950946.03517</text:p>
          </table:table-cell>
          <table:table-cell office:value-type="string" calcext:value-type="string">
            <text:p>Gyro</text:p>
          </table:table-cell>
          <table:table-cell office:value-type="float" office:value="-0.597093765885107" calcext:value-type="float">
            <text:p>-0.597093765885107</text:p>
          </table:table-cell>
          <table:table-cell office:value-type="float" office:value="-0.337431564860746" calcext:value-type="float">
            <text:p>-0.337431564860746</text:p>
          </table:table-cell>
          <table:table-cell office:value-type="float" office:value="-1.2024859417269" calcext:value-type="float">
            <text:p>-1.2024859417269</text:p>
          </table:table-cell>
          <table:table-cell table:number-columns-repeated="16"/>
        </table:table-row>
        <table:table-row table:style-name="ro2">
          <table:table-cell office:value-type="float" office:value="1419950946.03497" calcext:value-type="float">
            <text:p>1419950946.03497</text:p>
          </table:table-cell>
          <table:table-cell office:value-type="string" calcext:value-type="string">
            <text:p>Motion</text:p>
          </table:table-cell>
          <table:table-cell office:value-type="float" office:value="-0.510157763957977" calcext:value-type="float">
            <text:p>-0.510157763957977</text:p>
          </table:table-cell>
          <table:table-cell office:value-type="float" office:value="-0.267240226268768" calcext:value-type="float">
            <text:p>-0.267240226268768</text:p>
          </table:table-cell>
          <table:table-cell office:value-type="float" office:value="-1.65398073196411" calcext:value-type="float">
            <text:p>-1.65398073196411</text:p>
          </table:table-cell>
          <table:table-cell office:value-type="float" office:value="0.00000879236044091884" calcext:value-type="float">
            <text:p>8.79236044091884E-006</text:p>
          </table:table-cell>
          <table:table-cell office:value-type="float" office:value="-0.0457307505361546" calcext:value-type="float">
            <text:p>-0.0457307505361546</text:p>
          </table:table-cell>
          <table:table-cell office:value-type="float" office:value="-0.256096677118162" calcext:value-type="float">
            <text:p>-0.256096677118162</text:p>
          </table:table-cell>
          <table:table-cell office:value-type="float" office:value="-0.510157763957977" calcext:value-type="float">
            <text:p>-0.510157763957977</text:p>
          </table:table-cell>
          <table:table-cell office:value-type="float" office:value="-0.267240226268768" calcext:value-type="float">
            <text:p>-0.267240226268768</text:p>
          </table:table-cell>
          <table:table-cell office:value-type="float" office:value="-1.65398073196411" calcext:value-type="float">
            <text:p>-1.65398073196411</text:p>
          </table:table-cell>
          <table:table-cell office:value-type="float" office:value="0.00000878316859598272" calcext:value-type="float">
            <text:p>8.78316859598272E-006</text:p>
          </table:table-cell>
          <table:table-cell office:value-type="float" office:value="0.0457148142158985" calcext:value-type="float">
            <text:p>0.0457148142158985</text:p>
          </table:table-cell>
          <table:table-cell office:value-type="float" office:value="-0.99895453453064" calcext:value-type="float">
            <text:p>-0.99895453453064</text:p>
          </table:table-cell>
          <table:table-cell office:value-type="float" office:value="0.0468509569764137" calcext:value-type="float">
            <text:p>0.0468509569764137</text:p>
          </table:table-cell>
          <table:table-cell office:value-type="float" office:value="-0.191527798771858" calcext:value-type="float">
            <text:p>-0.191527798771858</text:p>
          </table:table-cell>
          <table:table-cell office:value-type="float" office:value="-0.0983965396881104" calcext:value-type="float">
            <text:p>-0.09839653968811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3545" calcext:value-type="float">
            <text:p>1419950946.03545</text:p>
          </table:table-cell>
          <table:table-cell office:value-type="string" calcext:value-type="string">
            <text:p>Motion</text:p>
          </table:table-cell>
          <table:table-cell office:value-type="float" office:value="-0.582007229328156" calcext:value-type="float">
            <text:p>-0.582007229328156</text:p>
          </table:table-cell>
          <table:table-cell office:value-type="float" office:value="-0.302301079034805" calcext:value-type="float">
            <text:p>-0.302301079034805</text:p>
          </table:table-cell>
          <table:table-cell office:value-type="float" office:value="-1.54140150547028" calcext:value-type="float">
            <text:p>-1.54140150547028</text:p>
          </table:table-cell>
          <table:table-cell office:value-type="float" office:value="-0.00409489440242202" calcext:value-type="float">
            <text:p>-0.00409489440242202</text:p>
          </table:table-cell>
          <table:table-cell office:value-type="float" office:value="-0.0516516411810223" calcext:value-type="float">
            <text:p>-0.0516516411810223</text:p>
          </table:table-cell>
          <table:table-cell office:value-type="float" office:value="-0.27293660535554" calcext:value-type="float">
            <text:p>-0.27293660535554</text:p>
          </table:table-cell>
          <table:table-cell office:value-type="float" office:value="-0.582007229328156" calcext:value-type="float">
            <text:p>-0.582007229328156</text:p>
          </table:table-cell>
          <table:table-cell office:value-type="float" office:value="-0.302301079034805" calcext:value-type="float">
            <text:p>-0.302301079034805</text:p>
          </table:table-cell>
          <table:table-cell office:value-type="float" office:value="-1.54140150547028" calcext:value-type="float">
            <text:p>-1.54140150547028</text:p>
          </table:table-cell>
          <table:table-cell office:value-type="float" office:value="-0.0040894215926528" calcext:value-type="float">
            <text:p>-0.0040894215926528</text:p>
          </table:table-cell>
          <table:table-cell office:value-type="float" office:value="0.0516286790370941" calcext:value-type="float">
            <text:p>0.0516286790370941</text:p>
          </table:table-cell>
          <table:table-cell office:value-type="float" office:value="-0.998658001422882" calcext:value-type="float">
            <text:p>-0.998658001422882</text:p>
          </table:table-cell>
          <table:table-cell office:value-type="float" office:value="0.23501592874527" calcext:value-type="float">
            <text:p>0.23501592874527</text:p>
          </table:table-cell>
          <table:table-cell office:value-type="float" office:value="-0.162560075521469" calcext:value-type="float">
            <text:p>-0.162560075521469</text:p>
          </table:table-cell>
          <table:table-cell office:value-type="float" office:value="-0.0342704877257347" calcext:value-type="float">
            <text:p>-0.03427048772573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4045" calcext:value-type="float">
            <text:p>1419950946.04045</text:p>
          </table:table-cell>
          <table:table-cell office:value-type="string" calcext:value-type="string">
            <text:p>Acceleration</text:p>
          </table:table-cell>
          <table:table-cell office:value-type="float" office:value="0.364089965820312" calcext:value-type="float">
            <text:p>0.364089965820312</text:p>
          </table:table-cell>
          <table:table-cell office:value-type="float" office:value="-0.0708160400390625" calcext:value-type="float">
            <text:p>-0.0708160400390625</text:p>
          </table:table-cell>
          <table:table-cell office:value-type="float" office:value="-0.979934692382812" calcext:value-type="float">
            <text:p>-0.979934692382812</text:p>
          </table:table-cell>
          <table:table-cell table:number-columns-repeated="16"/>
        </table:table-row>
        <table:table-row table:style-name="ro2">
          <table:table-cell office:value-type="float" office:value="1419950946.04062" calcext:value-type="float">
            <text:p>1419950946.04062</text:p>
          </table:table-cell>
          <table:table-cell office:value-type="string" calcext:value-type="string">
            <text:p>Acceleration</text:p>
          </table:table-cell>
          <table:table-cell office:value-type="float" office:value="0.340911865234375" calcext:value-type="float">
            <text:p>0.340911865234375</text:p>
          </table:table-cell>
          <table:table-cell office:value-type="float" office:value="0.0720367431640625" calcext:value-type="float">
            <text:p>0.0720367431640625</text:p>
          </table:table-cell>
          <table:table-cell office:value-type="float" office:value="-0.92205810546875" calcext:value-type="float">
            <text:p>-0.92205810546875</text:p>
          </table:table-cell>
          <table:table-cell table:number-columns-repeated="16"/>
        </table:table-row>
        <table:table-row table:style-name="ro2">
          <table:table-cell office:value-type="float" office:value="1419950946.04963" calcext:value-type="float">
            <text:p>1419950946.04963</text:p>
          </table:table-cell>
          <table:table-cell office:value-type="string" calcext:value-type="string">
            <text:p>Magnetic</text:p>
          </table:table-cell>
          <table:table-cell office:value-type="float" office:value="54.5294952392578" calcext:value-type="float">
            <text:p>54.5294952392578</text:p>
          </table:table-cell>
          <table:table-cell office:value-type="float" office:value="224.553146362305" calcext:value-type="float">
            <text:p>224.553146362305</text:p>
          </table:table-cell>
          <table:table-cell office:value-type="float" office:value="144.240829467773" calcext:value-type="float">
            <text:p>144.240829467773</text:p>
          </table:table-cell>
          <table:table-cell table:number-columns-repeated="16"/>
        </table:table-row>
        <table:table-row table:style-name="ro2">
          <table:table-cell office:value-type="float" office:value="1419950946.05088" calcext:value-type="float">
            <text:p>1419950946.05088</text:p>
          </table:table-cell>
          <table:table-cell office:value-type="string" calcext:value-type="string">
            <text:p>Gyro</text:p>
          </table:table-cell>
          <table:table-cell office:value-type="float" office:value="-0.623704604129396" calcext:value-type="float">
            <text:p>-0.623704604129396</text:p>
          </table:table-cell>
          <table:table-cell office:value-type="float" office:value="-0.153298476563795" calcext:value-type="float">
            <text:p>-0.153298476563795</text:p>
          </table:table-cell>
          <table:table-cell office:value-type="float" office:value="-0.898861609008056" calcext:value-type="float">
            <text:p>-0.898861609008056</text:p>
          </table:table-cell>
          <table:table-cell table:number-columns-repeated="16"/>
        </table:table-row>
        <table:table-row table:style-name="ro2">
          <table:table-cell office:value-type="float" office:value="1419950946.05129" calcext:value-type="float">
            <text:p>1419950946.05129</text:p>
          </table:table-cell>
          <table:table-cell office:value-type="string" calcext:value-type="string">
            <text:p>Gyro</text:p>
          </table:table-cell>
          <table:table-cell office:value-type="float" office:value="-0.641332866332958" calcext:value-type="float">
            <text:p>-0.641332866332958</text:p>
          </table:table-cell>
          <table:table-cell office:value-type="float" office:value="0.199275289622923" calcext:value-type="float">
            <text:p>0.199275289622923</text:p>
          </table:table-cell>
          <table:table-cell office:value-type="float" office:value="-1.04475117141925" calcext:value-type="float">
            <text:p>-1.04475117141925</text:p>
          </table:table-cell>
          <table:table-cell table:number-columns-repeated="16"/>
        </table:table-row>
        <table:table-row table:style-name="ro2">
          <table:table-cell office:value-type="float" office:value="1419950946.05108" calcext:value-type="float">
            <text:p>1419950946.05108</text:p>
          </table:table-cell>
          <table:table-cell office:value-type="string" calcext:value-type="string">
            <text:p>Motion</text:p>
          </table:table-cell>
          <table:table-cell office:value-type="float" office:value="-0.588644862174988" calcext:value-type="float">
            <text:p>-0.588644862174988</text:p>
          </table:table-cell>
          <table:table-cell office:value-type="float" office:value="-0.309610158205032" calcext:value-type="float">
            <text:p>-0.309610158205032</text:p>
          </table:table-cell>
          <table:table-cell office:value-type="float" office:value="-1.2194447517395" calcext:value-type="float">
            <text:p>-1.2194447517395</text:p>
          </table:table-cell>
          <table:table-cell office:value-type="float" office:value="-0.00820997859238819" calcext:value-type="float">
            <text:p>-0.00820997859238819</text:p>
          </table:table-cell>
          <table:table-cell office:value-type="float" office:value="-0.0578479010246343" calcext:value-type="float">
            <text:p>-0.0578479010246343</text:p>
          </table:table-cell>
          <table:table-cell office:value-type="float" office:value="-0.287029416381938" calcext:value-type="float">
            <text:p>-0.287029416381938</text:p>
          </table:table-cell>
          <table:table-cell office:value-type="float" office:value="-0.588644862174988" calcext:value-type="float">
            <text:p>-0.588644862174988</text:p>
          </table:table-cell>
          <table:table-cell office:value-type="float" office:value="-0.309610158205032" calcext:value-type="float">
            <text:p>-0.309610158205032</text:p>
          </table:table-cell>
          <table:table-cell office:value-type="float" office:value="-1.2194447517395" calcext:value-type="float">
            <text:p>-1.2194447517395</text:p>
          </table:table-cell>
          <table:table-cell office:value-type="float" office:value="-0.00819615367799997" calcext:value-type="float">
            <text:p>-0.00819615367799997</text:p>
          </table:table-cell>
          <table:table-cell office:value-type="float" office:value="0.0578156411647797" calcext:value-type="float">
            <text:p>0.0578156411647797</text:p>
          </table:table-cell>
          <table:table-cell office:value-type="float" office:value="-0.99829363822937" calcext:value-type="float">
            <text:p>-0.99829363822937</text:p>
          </table:table-cell>
          <table:table-cell office:value-type="float" office:value="0.372286111116409" calcext:value-type="float">
            <text:p>0.372286111116409</text:p>
          </table:table-cell>
          <table:table-cell office:value-type="float" office:value="-0.128631681203842" calcext:value-type="float">
            <text:p>-0.128631681203842</text:p>
          </table:table-cell>
          <table:table-cell office:value-type="float" office:value="0.018358938395977" calcext:value-type="float">
            <text:p>0.0183589383959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6016" calcext:value-type="float">
            <text:p>1419950946.06016</text:p>
          </table:table-cell>
          <table:table-cell office:value-type="string" calcext:value-type="string">
            <text:p>Acceleration</text:p>
          </table:table-cell>
          <table:table-cell office:value-type="float" office:value="0.0357513427734375" calcext:value-type="float">
            <text:p>0.0357513427734375</text:p>
          </table:table-cell>
          <table:table-cell office:value-type="float" office:value="0.285293579101562" calcext:value-type="float">
            <text:p>0.285293579101562</text:p>
          </table:table-cell>
          <table:table-cell office:value-type="float" office:value="-0.942123413085938" calcext:value-type="float">
            <text:p>-0.942123413085938</text:p>
          </table:table-cell>
          <table:table-cell table:number-columns-repeated="16"/>
        </table:table-row>
        <table:table-row table:style-name="ro2">
          <table:table-cell office:value-type="float" office:value="1419950946.06" calcext:value-type="float">
            <text:p>1419950946.06</text:p>
          </table:table-cell>
          <table:table-cell office:value-type="string" calcext:value-type="string">
            <text:p>Acceleration</text:p>
          </table:table-cell>
          <table:table-cell office:value-type="float" office:value="0.189376831054688" calcext:value-type="float">
            <text:p>0.189376831054688</text:p>
          </table:table-cell>
          <table:table-cell office:value-type="float" office:value="0.23443603515625" calcext:value-type="float">
            <text:p>0.23443603515625</text:p>
          </table:table-cell>
          <table:table-cell office:value-type="float" office:value="-0.854202270507813" calcext:value-type="float">
            <text:p>-0.854202270507813</text:p>
          </table:table-cell>
          <table:table-cell table:number-columns-repeated="16"/>
        </table:table-row>
        <table:table-row table:style-name="ro2">
          <table:table-cell office:value-type="float" office:value="1419950946.0671" calcext:value-type="float">
            <text:p>1419950946.0671</text:p>
          </table:table-cell>
          <table:table-cell office:value-type="string" calcext:value-type="string">
            <text:p>Gyro</text:p>
          </table:table-cell>
          <table:table-cell office:value-type="float" office:value="-0.569910880638668" calcext:value-type="float">
            <text:p>-0.569910880638668</text:p>
          </table:table-cell>
          <table:table-cell office:value-type="float" office:value="0.315176326579281" calcext:value-type="float">
            <text:p>0.315176326579281</text:p>
          </table:table-cell>
          <table:table-cell office:value-type="float" office:value="-1.53802639589758" calcext:value-type="float">
            <text:p>-1.53802639589758</text:p>
          </table:table-cell>
          <table:table-cell table:number-columns-repeated="16"/>
        </table:table-row>
        <table:table-row table:style-name="ro2">
          <table:table-cell office:value-type="float" office:value="1419950946.06707" calcext:value-type="float">
            <text:p>1419950946.06707</text:p>
          </table:table-cell>
          <table:table-cell office:value-type="string" calcext:value-type="string">
            <text:p>Motion</text:p>
          </table:table-cell>
          <table:table-cell office:value-type="float" office:value="-0.615255773067474" calcext:value-type="float">
            <text:p>-0.615255773067474</text:p>
          </table:table-cell>
          <table:table-cell office:value-type="float" office:value="-0.125477150082588" calcext:value-type="float">
            <text:p>-0.125477150082588</text:p>
          </table:table-cell>
          <table:table-cell office:value-type="float" office:value="-0.915820360183716" calcext:value-type="float">
            <text:p>-0.915820360183716</text:p>
          </table:table-cell>
          <table:table-cell office:value-type="float" office:value="-0.0108971642518143" calcext:value-type="float">
            <text:p>-0.0108971642518143</text:p>
          </table:table-cell>
          <table:table-cell office:value-type="float" office:value="-0.064218497626041" calcext:value-type="float">
            <text:p>-0.064218497626041</text:p>
          </table:table-cell>
          <table:table-cell office:value-type="float" office:value="-0.297482150142495" calcext:value-type="float">
            <text:p>-0.297482150142495</text:p>
          </table:table-cell>
          <table:table-cell office:value-type="float" office:value="-0.615255773067474" calcext:value-type="float">
            <text:p>-0.615255773067474</text:p>
          </table:table-cell>
          <table:table-cell office:value-type="float" office:value="-0.125477150082588" calcext:value-type="float">
            <text:p>-0.125477150082588</text:p>
          </table:table-cell>
          <table:table-cell office:value-type="float" office:value="-0.915820360183716" calcext:value-type="float">
            <text:p>-0.915820360183716</text:p>
          </table:table-cell>
          <table:table-cell office:value-type="float" office:value="-0.010874486528337" calcext:value-type="float">
            <text:p>-0.010874486528337</text:p>
          </table:table-cell>
          <table:table-cell office:value-type="float" office:value="0.0641743689775467" calcext:value-type="float">
            <text:p>0.0641743689775467</text:p>
          </table:table-cell>
          <table:table-cell office:value-type="float" office:value="-0.997879445552826" calcext:value-type="float">
            <text:p>-0.997879445552826</text:p>
          </table:table-cell>
          <table:table-cell office:value-type="float" office:value="0.351786345243454" calcext:value-type="float">
            <text:p>0.351786345243454</text:p>
          </table:table-cell>
          <table:table-cell office:value-type="float" office:value="0.00786237604916096" calcext:value-type="float">
            <text:p>0.00786237604916096</text:p>
          </table:table-cell>
          <table:table-cell office:value-type="float" office:value="0.0758213475346565" calcext:value-type="float">
            <text:p>0.075821347534656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6738" calcext:value-type="float">
            <text:p>1419950946.06738</text:p>
          </table:table-cell>
          <table:table-cell office:value-type="string" calcext:value-type="string">
            <text:p>Motion</text:p>
          </table:table-cell>
          <table:table-cell office:value-type="float" office:value="-0.632884025573731" calcext:value-type="float">
            <text:p>-0.632884025573731</text:p>
          </table:table-cell>
          <table:table-cell office:value-type="float" office:value="0.227096557617187" calcext:value-type="float">
            <text:p>0.227096557617187</text:p>
          </table:table-cell>
          <table:table-cell office:value-type="float" office:value="-1.06170988082886" calcext:value-type="float">
            <text:p>-1.06170988082886</text:p>
          </table:table-cell>
          <table:table-cell office:value-type="float" office:value="-0.0101241592666679" calcext:value-type="float">
            <text:p>-0.0101241592666679</text:p>
          </table:table-cell>
          <table:table-cell office:value-type="float" office:value="-0.070828388357062" calcext:value-type="float">
            <text:p>-0.070828388357062</text:p>
          </table:table-cell>
          <table:table-cell office:value-type="float" office:value="-0.308184897820111" calcext:value-type="float">
            <text:p>-0.308184897820111</text:p>
          </table:table-cell>
          <table:table-cell office:value-type="float" office:value="-0.632884025573731" calcext:value-type="float">
            <text:p>-0.632884025573731</text:p>
          </table:table-cell>
          <table:table-cell office:value-type="float" office:value="0.227096557617187" calcext:value-type="float">
            <text:p>0.227096557617187</text:p>
          </table:table-cell>
          <table:table-cell office:value-type="float" office:value="-1.06170988082886" calcext:value-type="float">
            <text:p>-1.06170988082886</text:p>
          </table:table-cell>
          <table:table-cell office:value-type="float" office:value="-0.0100986026227474" calcext:value-type="float">
            <text:p>-0.0100986026227474</text:p>
          </table:table-cell>
          <table:table-cell office:value-type="float" office:value="0.0707691833376885" calcext:value-type="float">
            <text:p>0.0707691833376885</text:p>
          </table:table-cell>
          <table:table-cell office:value-type="float" office:value="-0.997441589832306" calcext:value-type="float">
            <text:p>-0.997441589832306</text:p>
          </table:table-cell>
          <table:table-cell office:value-type="float" office:value="0.199475437402725" calcext:value-type="float">
            <text:p>0.199475437402725</text:p>
          </table:table-cell>
          <table:table-cell office:value-type="float" office:value="0.163666859269142" calcext:value-type="float">
            <text:p>0.163666859269142</text:p>
          </table:table-cell>
          <table:table-cell office:value-type="float" office:value="0.143239334225655" calcext:value-type="float">
            <text:p>0.1432393342256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7558" calcext:value-type="float">
            <text:p>1419950946.07558</text:p>
          </table:table-cell>
          <table:table-cell office:value-type="string" calcext:value-type="string">
            <text:p>Magnetic</text:p>
          </table:table-cell>
          <table:table-cell office:value-type="float" office:value="55.8842620849609" calcext:value-type="float">
            <text:p>55.8842620849609</text:p>
          </table:table-cell>
          <table:table-cell office:value-type="float" office:value="224.214462280273" calcext:value-type="float">
            <text:p>224.214462280273</text:p>
          </table:table-cell>
          <table:table-cell office:value-type="float" office:value="143.58219909668" calcext:value-type="float">
            <text:p>143.58219909668</text:p>
          </table:table-cell>
          <table:table-cell table:number-columns-repeated="16"/>
        </table:table-row>
        <table:table-row table:style-name="ro2">
          <table:table-cell office:value-type="float" office:value="1419950946.07952" calcext:value-type="float">
            <text:p>1419950946.07952</text:p>
          </table:table-cell>
          <table:table-cell office:value-type="string" calcext:value-type="string">
            <text:p>Acceleration</text:p>
          </table:table-cell>
          <table:table-cell office:value-type="float" office:value="-0.0755615234375" calcext:value-type="float">
            <text:p>-0.0755615234375</text:p>
          </table:table-cell>
          <table:table-cell office:value-type="float" office:value="0.2459716796875" calcext:value-type="float">
            <text:p>0.2459716796875</text:p>
          </table:table-cell>
          <table:table-cell office:value-type="float" office:value="-1.12458801269531" calcext:value-type="float">
            <text:p>-1.12458801269531</text:p>
          </table:table-cell>
          <table:table-cell table:number-columns-repeated="16"/>
        </table:table-row>
        <table:table-row table:style-name="ro2">
          <table:table-cell office:value-type="float" office:value="1419950946.07968" calcext:value-type="float">
            <text:p>1419950946.07968</text:p>
          </table:table-cell>
          <table:table-cell office:value-type="string" calcext:value-type="string">
            <text:p>Acceleration</text:p>
          </table:table-cell>
          <table:table-cell office:value-type="float" office:value="-0.0572967529296875" calcext:value-type="float">
            <text:p>-0.0572967529296875</text:p>
          </table:table-cell>
          <table:table-cell office:value-type="float" office:value="0.107986450195313" calcext:value-type="float">
            <text:p>0.107986450195313</text:p>
          </table:table-cell>
          <table:table-cell office:value-type="float" office:value="-1.245849609375" calcext:value-type="float">
            <text:p>-1.245849609375</text:p>
          </table:table-cell>
          <table:table-cell table:number-columns-repeated="16"/>
        </table:table-row>
        <table:table-row table:style-name="ro2">
          <table:table-cell office:value-type="float" office:value="1419950946.08302" calcext:value-type="float">
            <text:p>1419950946.08302</text:p>
          </table:table-cell>
          <table:table-cell office:value-type="string" calcext:value-type="string">
            <text:p>Gyro</text:p>
          </table:table-cell>
          <table:table-cell office:value-type="float" office:value="-0.398962037634263" calcext:value-type="float">
            <text:p>-0.398962037634263</text:p>
          </table:table-cell>
          <table:table-cell office:value-type="float" office:value="-0.0597035442657234" calcext:value-type="float">
            <text:p>-0.0597035442657234</text:p>
          </table:table-cell>
          <table:table-cell office:value-type="float" office:value="-1.9293534170027" calcext:value-type="float">
            <text:p>-1.9293534170027</text:p>
          </table:table-cell>
          <table:table-cell table:number-columns-repeated="16"/>
        </table:table-row>
        <table:table-row table:style-name="ro2">
          <table:table-cell office:value-type="float" office:value="1419950946.08347" calcext:value-type="float">
            <text:p>1419950946.08347</text:p>
          </table:table-cell>
          <table:table-cell office:value-type="string" calcext:value-type="string">
            <text:p>Gyro</text:p>
          </table:table-cell>
          <table:table-cell office:value-type="float" office:value="-0.332784615074666" calcext:value-type="float">
            <text:p>-0.332784615074666</text:p>
          </table:table-cell>
          <table:table-cell office:value-type="float" office:value="-0.732309911279482" calcext:value-type="float">
            <text:p>-0.732309911279482</text:p>
          </table:table-cell>
          <table:table-cell office:value-type="float" office:value="-1.94283247422791" calcext:value-type="float">
            <text:p>-1.94283247422791</text:p>
          </table:table-cell>
          <table:table-cell table:number-columns-repeated="16"/>
        </table:table-row>
        <table:table-row table:style-name="ro2">
          <table:table-cell office:value-type="float" office:value="1419950946.08309" calcext:value-type="float">
            <text:p>1419950946.08309</text:p>
          </table:table-cell>
          <table:table-cell office:value-type="string" calcext:value-type="string">
            <text:p>Motion</text:p>
          </table:table-cell>
          <table:table-cell office:value-type="float" office:value="-0.561462044715881" calcext:value-type="float">
            <text:p>-0.561462044715881</text:p>
          </table:table-cell>
          <table:table-cell office:value-type="float" office:value="0.342997580766678" calcext:value-type="float">
            <text:p>0.342997580766678</text:p>
          </table:table-cell>
          <table:table-cell office:value-type="float" office:value="-1.55498504638672" calcext:value-type="float">
            <text:p>-1.55498504638672</text:p>
          </table:table-cell>
          <table:table-cell office:value-type="float" office:value="-0.00762925935195324" calcext:value-type="float">
            <text:p>-0.00762925935195324</text:p>
          </table:table-cell>
          <table:table-cell office:value-type="float" office:value="-0.0769352114899723" calcext:value-type="float">
            <text:p>-0.0769352114899723</text:p>
          </table:table-cell>
          <table:table-cell office:value-type="float" office:value="-0.323440533552861" calcext:value-type="float">
            <text:p>-0.323440533552861</text:p>
          </table:table-cell>
          <table:table-cell office:value-type="float" office:value="-0.561462044715881" calcext:value-type="float">
            <text:p>-0.561462044715881</text:p>
          </table:table-cell>
          <table:table-cell office:value-type="float" office:value="0.342997580766678" calcext:value-type="float">
            <text:p>0.342997580766678</text:p>
          </table:table-cell>
          <table:table-cell office:value-type="float" office:value="-1.55498504638672" calcext:value-type="float">
            <text:p>-1.55498504638672</text:p>
          </table:table-cell>
          <table:table-cell office:value-type="float" office:value="-0.00760661764070392" calcext:value-type="float">
            <text:p>-0.00760661764070392</text:p>
          </table:table-cell>
          <table:table-cell office:value-type="float" office:value="0.0768593400716782" calcext:value-type="float">
            <text:p>0.0768593400716782</text:p>
          </table:table-cell>
          <table:table-cell office:value-type="float" office:value="-0.997012913227081" calcext:value-type="float">
            <text:p>-0.997012913227081</text:p>
          </table:table-cell>
          <table:table-cell office:value-type="float" office:value="0.0433579608798027" calcext:value-type="float">
            <text:p>0.0433579608798027</text:p>
          </table:table-cell>
          <table:table-cell office:value-type="float" office:value="0.208434239029884" calcext:value-type="float">
            <text:p>0.208434239029884</text:p>
          </table:table-cell>
          <table:table-cell office:value-type="float" office:value="0.054889515042305" calcext:value-type="float">
            <text:p>0.0548895150423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0997" calcext:value-type="float">
            <text:p>1419950946.0997</text:p>
          </table:table-cell>
          <table:table-cell office:value-type="string" calcext:value-type="string">
            <text:p>Gyro</text:p>
          </table:table-cell>
          <table:table-cell office:value-type="float" office:value="-0.463757812220327" calcext:value-type="float">
            <text:p>-0.463757812220327</text:p>
          </table:table-cell>
          <table:table-cell office:value-type="float" office:value="-1.50017382205985" calcext:value-type="float">
            <text:p>-1.50017382205985</text:p>
          </table:table-cell>
          <table:table-cell office:value-type="float" office:value="-1.53934599221772" calcext:value-type="float">
            <text:p>-1.53934599221772</text:p>
          </table:table-cell>
          <table:table-cell table:number-columns-repeated="16"/>
        </table:table-row>
        <table:table-row table:style-name="ro2">
          <table:table-cell office:value-type="float" office:value="1419950946.09877" calcext:value-type="float">
            <text:p>1419950946.09877</text:p>
          </table:table-cell>
          <table:table-cell office:value-type="string" calcext:value-type="string">
            <text:p>Motion</text:p>
          </table:table-cell>
          <table:table-cell office:value-type="float" office:value="-0.390513211488724" calcext:value-type="float">
            <text:p>-0.390513211488724</text:p>
          </table:table-cell>
          <table:table-cell office:value-type="float" office:value="-0.031882356852293" calcext:value-type="float">
            <text:p>-0.031882356852293</text:p>
          </table:table-cell>
          <table:table-cell office:value-type="float" office:value="-1.94631206989288" calcext:value-type="float">
            <text:p>-1.94631206989288</text:p>
          </table:table-cell>
          <table:table-cell office:value-type="float" office:value="-0.0082308985006251" calcext:value-type="float">
            <text:p>-0.0082308985006251</text:p>
          </table:table-cell>
          <table:table-cell office:value-type="float" office:value="-0.0814375505347481" calcext:value-type="float">
            <text:p>-0.0814375505347481</text:p>
          </table:table-cell>
          <table:table-cell office:value-type="float" office:value="-0.343461702015689" calcext:value-type="float">
            <text:p>-0.343461702015689</text:p>
          </table:table-cell>
          <table:table-cell office:value-type="float" office:value="-0.390513211488724" calcext:value-type="float">
            <text:p>-0.390513211488724</text:p>
          </table:table-cell>
          <table:table-cell office:value-type="float" office:value="-0.031882356852293" calcext:value-type="float">
            <text:p>-0.031882356852293</text:p>
          </table:table-cell>
          <table:table-cell office:value-type="float" office:value="-1.94631206989288" calcext:value-type="float">
            <text:p>-1.94631206989288</text:p>
          </table:table-cell>
          <table:table-cell office:value-type="float" office:value="-0.0082035269588232" calcext:value-type="float">
            <text:p>-0.0082035269588232</text:p>
          </table:table-cell>
          <table:table-cell office:value-type="float" office:value="0.0813475623726845" calcext:value-type="float">
            <text:p>0.0813475623726845</text:p>
          </table:table-cell>
          <table:table-cell office:value-type="float" office:value="-0.996652007102966" calcext:value-type="float">
            <text:p>-0.996652007102966</text:p>
          </table:table-cell>
          <table:table-cell office:value-type="float" office:value="-0.0673579946160317" calcext:value-type="float">
            <text:p>-0.0673579946160317</text:p>
          </table:table-cell>
          <table:table-cell office:value-type="float" office:value="0.164624109864235" calcext:value-type="float">
            <text:p>0.164624109864235</text:p>
          </table:table-cell>
          <table:table-cell office:value-type="float" office:value="-0.127935975790024" calcext:value-type="float">
            <text:p>-0.1279359757900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0005" calcext:value-type="float">
            <text:p>1419950946.10005</text:p>
          </table:table-cell>
          <table:table-cell office:value-type="string" calcext:value-type="string">
            <text:p>Motion</text:p>
          </table:table-cell>
          <table:table-cell office:value-type="float" office:value="-0.324335843324661" calcext:value-type="float">
            <text:p>-0.324335843324661</text:p>
          </table:table-cell>
          <table:table-cell office:value-type="float" office:value="-0.704488754272461" calcext:value-type="float">
            <text:p>-0.704488754272461</text:p>
          </table:table-cell>
          <table:table-cell office:value-type="float" office:value="-1.95979106426239" calcext:value-type="float">
            <text:p>-1.95979106426239</text:p>
          </table:table-cell>
          <table:table-cell office:value-type="float" office:value="-0.0156266311624552" calcext:value-type="float">
            <text:p>-0.0156266311624552</text:p>
          </table:table-cell>
          <table:table-cell office:value-type="float" office:value="-0.0846714588848548" calcext:value-type="float">
            <text:p>-0.0846714588848548</text:p>
          </table:table-cell>
          <table:table-cell office:value-type="float" office:value="-0.364665118729624" calcext:value-type="float">
            <text:p>-0.364665118729624</text:p>
          </table:table-cell>
          <table:table-cell office:value-type="float" office:value="-0.324335843324661" calcext:value-type="float">
            <text:p>-0.324335843324661</text:p>
          </table:table-cell>
          <table:table-cell office:value-type="float" office:value="-0.704488754272461" calcext:value-type="float">
            <text:p>-0.704488754272461</text:p>
          </table:table-cell>
          <table:table-cell office:value-type="float" office:value="-1.95979106426239" calcext:value-type="float">
            <text:p>-1.95979106426239</text:p>
          </table:table-cell>
          <table:table-cell office:value-type="float" office:value="-0.0155700156465173" calcext:value-type="float">
            <text:p>-0.0155700156465173</text:p>
          </table:table-cell>
          <table:table-cell office:value-type="float" office:value="0.0845703259110451" calcext:value-type="float">
            <text:p>0.0845703259110451</text:p>
          </table:table-cell>
          <table:table-cell office:value-type="float" office:value="-0.996295869350433" calcext:value-type="float">
            <text:p>-0.996295869350433</text:p>
          </table:table-cell>
          <table:table-cell office:value-type="float" office:value="-0.0417267382144928" calcext:value-type="float">
            <text:p>-0.0417267382144928</text:p>
          </table:table-cell>
          <table:table-cell office:value-type="float" office:value="0.0234161261469126" calcext:value-type="float">
            <text:p>0.0234161261469126</text:p>
          </table:table-cell>
          <table:table-cell office:value-type="float" office:value="-0.249553754925728" calcext:value-type="float">
            <text:p>-0.2495537549257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0064" calcext:value-type="float">
            <text:p>1419950946.10064</text:p>
          </table:table-cell>
          <table:table-cell office:value-type="string" calcext:value-type="string">
            <text:p>Acceleration</text:p>
          </table:table-cell>
          <table:table-cell office:value-type="float" office:value="-0.02911376953125" calcext:value-type="float">
            <text:p>-0.02911376953125</text:p>
          </table:table-cell>
          <table:table-cell office:value-type="float" office:value="-0.064056396484375" calcext:value-type="float">
            <text:p>-0.064056396484375</text:p>
          </table:table-cell>
          <table:table-cell office:value-type="float" office:value="-1.32290649414063" calcext:value-type="float">
            <text:p>-1.32290649414063</text:p>
          </table:table-cell>
          <table:table-cell table:number-columns-repeated="16"/>
        </table:table-row>
        <table:table-row table:style-name="ro2">
          <table:table-cell office:value-type="float" office:value="1419950946.10127" calcext:value-type="float">
            <text:p>1419950946.10127</text:p>
          </table:table-cell>
          <table:table-cell office:value-type="string" calcext:value-type="string">
            <text:p>Acceleration</text:p>
          </table:table-cell>
          <table:table-cell office:value-type="float" office:value="-0.01727294921875" calcext:value-type="float">
            <text:p>-0.01727294921875</text:p>
          </table:table-cell>
          <table:table-cell office:value-type="float" office:value="-0.20025634765625" calcext:value-type="float">
            <text:p>-0.20025634765625</text:p>
          </table:table-cell>
          <table:table-cell office:value-type="float" office:value="-1.49131774902344" calcext:value-type="float">
            <text:p>-1.49131774902344</text:p>
          </table:table-cell>
          <table:table-cell table:number-columns-repeated="16"/>
        </table:table-row>
        <table:table-row table:style-name="ro2">
          <table:table-cell office:value-type="float" office:value="1419950946.10139" calcext:value-type="float">
            <text:p>1419950946.10139</text:p>
          </table:table-cell>
          <table:table-cell office:value-type="string" calcext:value-type="string">
            <text:p>Magnetic</text:p>
          </table:table-cell>
          <table:table-cell office:value-type="float" office:value="55.8842620849609" calcext:value-type="float">
            <text:p>55.8842620849609</text:p>
          </table:table-cell>
          <table:table-cell office:value-type="float" office:value="223.875762939453" calcext:value-type="float">
            <text:p>223.875762939453</text:p>
          </table:table-cell>
          <table:table-cell office:value-type="float" office:value="146.216735839844" calcext:value-type="float">
            <text:p>146.216735839844</text:p>
          </table:table-cell>
          <table:table-cell table:number-columns-repeated="16"/>
        </table:table-row>
        <table:table-row table:style-name="ro2">
          <table:table-cell office:value-type="float" office:value="1419950946.11485" calcext:value-type="float">
            <text:p>1419950946.11485</text:p>
          </table:table-cell>
          <table:table-cell office:value-type="string" calcext:value-type="string">
            <text:p>Gyro</text:p>
          </table:table-cell>
          <table:table-cell office:value-type="float" office:value="-0.494027034854059" calcext:value-type="float">
            <text:p>-0.494027034854059</text:p>
          </table:table-cell>
          <table:table-cell office:value-type="float" office:value="-2.67879863936797" calcext:value-type="float">
            <text:p>-2.67879863936797</text:p>
          </table:table-cell>
          <table:table-cell office:value-type="float" office:value="-0.826024952142716" calcext:value-type="float">
            <text:p>-0.826024952142716</text:p>
          </table:table-cell>
          <table:table-cell table:number-columns-repeated="16"/>
        </table:table-row>
        <table:table-row table:style-name="ro2">
          <table:table-cell office:value-type="float" office:value="1419950946.11533" calcext:value-type="float">
            <text:p>1419950946.11533</text:p>
          </table:table-cell>
          <table:table-cell office:value-type="string" calcext:value-type="string">
            <text:p>Gyro</text:p>
          </table:table-cell>
          <table:table-cell office:value-type="float" office:value="-0.0948940222778124" calcext:value-type="float">
            <text:p>-0.0948940222778124</text:p>
          </table:table-cell>
          <table:table-cell office:value-type="float" office:value="-3.78297745156401" calcext:value-type="float">
            <text:p>-3.78297745156401</text:p>
          </table:table-cell>
          <table:table-cell office:value-type="float" office:value="-0.374321139648305" calcext:value-type="float">
            <text:p>-0.374321139648305</text:p>
          </table:table-cell>
          <table:table-cell table:number-columns-repeated="16"/>
        </table:table-row>
        <table:table-row table:style-name="ro2">
          <table:table-cell office:value-type="float" office:value="1419950946.11508" calcext:value-type="float">
            <text:p>1419950946.11508</text:p>
          </table:table-cell>
          <table:table-cell office:value-type="string" calcext:value-type="string">
            <text:p>Motion</text:p>
          </table:table-cell>
          <table:table-cell office:value-type="float" office:value="-0.45530903339386" calcext:value-type="float">
            <text:p>-0.45530903339386</text:p>
          </table:table-cell>
          <table:table-cell office:value-type="float" office:value="-1.4723527431488" calcext:value-type="float">
            <text:p>-1.4723527431488</text:p>
          </table:table-cell>
          <table:table-cell office:value-type="float" office:value="-1.55630457401276" calcext:value-type="float">
            <text:p>-1.55630457401276</text:p>
          </table:table-cell>
          <table:table-cell office:value-type="float" office:value="-0.0305692484728924" calcext:value-type="float">
            <text:p>-0.0305692484728924</text:p>
          </table:table-cell>
          <table:table-cell office:value-type="float" office:value="-0.088701854873316" calcext:value-type="float">
            <text:p>-0.088701854873316</text:p>
          </table:table-cell>
          <table:table-cell office:value-type="float" office:value="-0.382786346202435" calcext:value-type="float">
            <text:p>-0.382786346202435</text:p>
          </table:table-cell>
          <table:table-cell office:value-type="float" office:value="-0.45530903339386" calcext:value-type="float">
            <text:p>-0.45530903339386</text:p>
          </table:table-cell>
          <table:table-cell office:value-type="float" office:value="-1.4723527431488" calcext:value-type="float">
            <text:p>-1.4723527431488</text:p>
          </table:table-cell>
          <table:table-cell office:value-type="float" office:value="-1.55630457401276" calcext:value-type="float">
            <text:p>-1.55630457401276</text:p>
          </table:table-cell>
          <table:table-cell office:value-type="float" office:value="-0.0304443258792162" calcext:value-type="float">
            <text:p>-0.0304443258792162</text:p>
          </table:table-cell>
          <table:table-cell office:value-type="float" office:value="0.0885855853557587" calcext:value-type="float">
            <text:p>0.0885855853557587</text:p>
          </table:table-cell>
          <table:table-cell office:value-type="float" office:value="-0.995603203773498" calcext:value-type="float">
            <text:p>-0.995603203773498</text:p>
          </table:table-cell>
          <table:table-cell office:value-type="float" office:value="0.00133055599872023" calcext:value-type="float">
            <text:p>0.00133055599872023</text:p>
          </table:table-cell>
          <table:table-cell office:value-type="float" office:value="-0.152641981840134" calcext:value-type="float">
            <text:p>-0.152641981840134</text:p>
          </table:table-cell>
          <table:table-cell office:value-type="float" office:value="-0.327303290367126" calcext:value-type="float">
            <text:p>-0.3273032903671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1882" calcext:value-type="float">
            <text:p>1419950946.11882</text:p>
          </table:table-cell>
          <table:table-cell office:value-type="string" calcext:value-type="string">
            <text:p>Acceleration</text:p>
          </table:table-cell>
          <table:table-cell office:value-type="float" office:value="-0.057342529296875" calcext:value-type="float">
            <text:p>-0.057342529296875</text:p>
          </table:table-cell>
          <table:table-cell office:value-type="float" office:value="-0.186248779296875" calcext:value-type="float">
            <text:p>-0.186248779296875</text:p>
          </table:table-cell>
          <table:table-cell office:value-type="float" office:value="-1.70726013183594" calcext:value-type="float">
            <text:p>-1.70726013183594</text:p>
          </table:table-cell>
          <table:table-cell table:number-columns-repeated="16"/>
        </table:table-row>
        <table:table-row table:style-name="ro2">
          <table:table-cell office:value-type="float" office:value="1419950946.11885" calcext:value-type="float">
            <text:p>1419950946.11885</text:p>
          </table:table-cell>
          <table:table-cell office:value-type="string" calcext:value-type="string">
            <text:p>Acceleration</text:p>
          </table:table-cell>
          <table:table-cell office:value-type="float" office:value="-0.06976318359375" calcext:value-type="float">
            <text:p>-0.06976318359375</text:p>
          </table:table-cell>
          <table:table-cell office:value-type="float" office:value="-0.08941650390625" calcext:value-type="float">
            <text:p>-0.08941650390625</text:p>
          </table:table-cell>
          <table:table-cell office:value-type="float" office:value="-1.65733337402344" calcext:value-type="float">
            <text:p>-1.65733337402344</text:p>
          </table:table-cell>
          <table:table-cell table:number-columns-repeated="16"/>
        </table:table-row>
        <table:table-row table:style-name="ro2">
          <table:table-cell office:value-type="float" office:value="1419950946.12777" calcext:value-type="float">
            <text:p>1419950946.12777</text:p>
          </table:table-cell>
          <table:table-cell office:value-type="string" calcext:value-type="string">
            <text:p>Magnetic</text:p>
          </table:table-cell>
          <table:table-cell office:value-type="float" office:value="56.0536041259766" calcext:value-type="float">
            <text:p>56.0536041259766</text:p>
          </table:table-cell>
          <table:table-cell office:value-type="float" office:value="222.690338134766" calcext:value-type="float">
            <text:p>222.690338134766</text:p>
          </table:table-cell>
          <table:table-cell office:value-type="float" office:value="145.064117431641" calcext:value-type="float">
            <text:p>145.064117431641</text:p>
          </table:table-cell>
          <table:table-cell table:number-columns-repeated="16"/>
        </table:table-row>
        <table:table-row table:style-name="ro2">
          <table:table-cell office:value-type="float" office:value="1419950946.13106" calcext:value-type="float">
            <text:p>1419950946.13106</text:p>
          </table:table-cell>
          <table:table-cell office:value-type="string" calcext:value-type="string">
            <text:p>Gyro</text:p>
          </table:table-cell>
          <table:table-cell office:value-type="float" office:value="0.525069905784459" calcext:value-type="float">
            <text:p>0.525069905784459</text:p>
          </table:table-cell>
          <table:table-cell office:value-type="float" office:value="-4.1868748593304" calcext:value-type="float">
            <text:p>-4.1868748593304</text:p>
          </table:table-cell>
          <table:table-cell office:value-type="float" office:value="0.0702523253435273" calcext:value-type="float">
            <text:p>0.0702523253435273</text:p>
          </table:table-cell>
          <table:table-cell table:number-columns-repeated="16"/>
        </table:table-row>
        <table:table-row table:style-name="ro2">
          <table:table-cell office:value-type="float" office:value="1419950946.13103" calcext:value-type="float">
            <text:p>1419950946.13103</text:p>
          </table:table-cell>
          <table:table-cell office:value-type="string" calcext:value-type="string">
            <text:p>Motion</text:p>
          </table:table-cell>
          <table:table-cell office:value-type="float" office:value="-0.485578268766403" calcext:value-type="float">
            <text:p>-0.485578268766403</text:p>
          </table:table-cell>
          <table:table-cell office:value-type="float" office:value="-2.65097761154175" calcext:value-type="float">
            <text:p>-2.65097761154175</text:p>
          </table:table-cell>
          <table:table-cell office:value-type="float" office:value="-0.842983543872833" calcext:value-type="float">
            <text:p>-0.842983543872833</text:p>
          </table:table-cell>
          <table:table-cell office:value-type="float" office:value="-0.0563141652526374" calcext:value-type="float">
            <text:p>-0.0563141652526374</text:p>
          </table:table-cell>
          <table:table-cell office:value-type="float" office:value="-0.0936482294648208" calcext:value-type="float">
            <text:p>-0.0936482294648208</text:p>
          </table:table-cell>
          <table:table-cell office:value-type="float" office:value="-0.393859703011442" calcext:value-type="float">
            <text:p>-0.393859703011442</text:p>
          </table:table-cell>
          <table:table-cell office:value-type="float" office:value="-0.485578268766403" calcext:value-type="float">
            <text:p>-0.485578268766403</text:p>
          </table:table-cell>
          <table:table-cell office:value-type="float" office:value="-2.65097761154175" calcext:value-type="float">
            <text:p>-2.65097761154175</text:p>
          </table:table-cell>
          <table:table-cell office:value-type="float" office:value="-0.842983543872833" calcext:value-type="float">
            <text:p>-0.842983543872833</text:p>
          </table:table-cell>
          <table:table-cell office:value-type="float" office:value="-0.0560377798974514" calcext:value-type="float">
            <text:p>-0.0560377798974514</text:p>
          </table:table-cell>
          <table:table-cell office:value-type="float" office:value="0.0935114100575447" calcext:value-type="float">
            <text:p>0.0935114100575447</text:p>
          </table:table-cell>
          <table:table-cell office:value-type="float" office:value="-0.994039952754974" calcext:value-type="float">
            <text:p>-0.994039952754974</text:p>
          </table:table-cell>
          <table:table-cell office:value-type="float" office:value="0.0387648306787014" calcext:value-type="float">
            <text:p>0.0387648306787014</text:p>
          </table:table-cell>
          <table:table-cell office:value-type="float" office:value="-0.293767750263214" calcext:value-type="float">
            <text:p>-0.293767750263214</text:p>
          </table:table-cell>
          <table:table-cell office:value-type="float" office:value="-0.497277826070785" calcext:value-type="float">
            <text:p>-0.4972778260707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3134" calcext:value-type="float">
            <text:p>1419950946.13134</text:p>
          </table:table-cell>
          <table:table-cell office:value-type="string" calcext:value-type="string">
            <text:p>Motion</text:p>
          </table:table-cell>
          <table:table-cell office:value-type="float" office:value="-0.0864452943205833" calcext:value-type="float">
            <text:p>-0.0864452943205833</text:p>
          </table:table-cell>
          <table:table-cell office:value-type="float" office:value="-3.75515651702881" calcext:value-type="float">
            <text:p>-3.75515651702881</text:p>
          </table:table-cell>
          <table:table-cell office:value-type="float" office:value="-0.391279667615891" calcext:value-type="float">
            <text:p>-0.391279667615891</text:p>
          </table:table-cell>
          <table:table-cell office:value-type="float" office:value="-0.0943321274007091" calcext:value-type="float">
            <text:p>-0.0943321274007091</text:p>
          </table:table-cell>
          <table:table-cell office:value-type="float" office:value="-0.095408973606753" calcext:value-type="float">
            <text:p>-0.095408973606753</text:p>
          </table:table-cell>
          <table:table-cell office:value-type="float" office:value="-0.399374678782811" calcext:value-type="float">
            <text:p>-0.399374678782811</text:p>
          </table:table-cell>
          <table:table-cell office:value-type="float" office:value="-0.0864452943205833" calcext:value-type="float">
            <text:p>-0.0864452943205833</text:p>
          </table:table-cell>
          <table:table-cell office:value-type="float" office:value="-3.75515651702881" calcext:value-type="float">
            <text:p>-3.75515651702881</text:p>
          </table:table-cell>
          <table:table-cell office:value-type="float" office:value="-0.391279667615891" calcext:value-type="float">
            <text:p>-0.391279667615891</text:p>
          </table:table-cell>
          <table:table-cell office:value-type="float" office:value="-0.0937639027833939" calcext:value-type="float">
            <text:p>-0.0937639027833939</text:p>
          </table:table-cell>
          <table:table-cell office:value-type="float" office:value="0.0952642932534218" calcext:value-type="float">
            <text:p>0.0952642932534218</text:p>
          </table:table-cell>
          <table:table-cell office:value-type="float" office:value="-0.991026282310486" calcext:value-type="float">
            <text:p>-0.991026282310486</text:p>
          </table:table-cell>
          <table:table-cell office:value-type="float" office:value="0.0240007173269987" calcext:value-type="float">
            <text:p>0.0240007173269987</text:p>
          </table:table-cell>
          <table:table-cell office:value-type="float" office:value="-0.184680789709091" calcext:value-type="float">
            <text:p>-0.184680789709091</text:p>
          </table:table-cell>
          <table:table-cell office:value-type="float" office:value="-0.666307091712952" calcext:value-type="float">
            <text:p>-0.6663070917129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3808" calcext:value-type="float">
            <text:p>1419950946.13808</text:p>
          </table:table-cell>
          <table:table-cell office:value-type="string" calcext:value-type="string">
            <text:p>Acceleration</text:p>
          </table:table-cell>
          <table:table-cell office:value-type="float" office:value="-0.133224487304688" calcext:value-type="float">
            <text:p>-0.133224487304688</text:p>
          </table:table-cell>
          <table:table-cell office:value-type="float" office:value="-0.001434326171875" calcext:value-type="float">
            <text:p>-0.001434326171875</text:p>
          </table:table-cell>
          <table:table-cell office:value-type="float" office:value="-1.5684814453125" calcext:value-type="float">
            <text:p>-1.5684814453125</text:p>
          </table:table-cell>
          <table:table-cell table:number-columns-repeated="16"/>
        </table:table-row>
        <table:table-row table:style-name="ro2">
          <table:table-cell office:value-type="float" office:value="1419950946.13825" calcext:value-type="float">
            <text:p>1419950946.13825</text:p>
          </table:table-cell>
          <table:table-cell office:value-type="string" calcext:value-type="string">
            <text:p>Acceleration</text:p>
          </table:table-cell>
          <table:table-cell office:value-type="float" office:value="-0.174041748046875" calcext:value-type="float">
            <text:p>-0.174041748046875</text:p>
          </table:table-cell>
          <table:table-cell office:value-type="float" office:value="0.0279083251953125" calcext:value-type="float">
            <text:p>0.0279083251953125</text:p>
          </table:table-cell>
          <table:table-cell office:value-type="float" office:value="-1.45454406738281" calcext:value-type="float">
            <text:p>-1.45454406738281</text:p>
          </table:table-cell>
          <table:table-cell table:number-columns-repeated="16"/>
        </table:table-row>
        <table:table-row table:style-name="ro2">
          <table:table-cell office:value-type="float" office:value="1419950946.14697" calcext:value-type="float">
            <text:p>1419950946.14697</text:p>
          </table:table-cell>
          <table:table-cell office:value-type="string" calcext:value-type="string">
            <text:p>Gyro</text:p>
          </table:table-cell>
          <table:table-cell office:value-type="float" office:value="1.24067061175257" calcext:value-type="float">
            <text:p>1.24067061175257</text:p>
          </table:table-cell>
          <table:table-cell office:value-type="float" office:value="-4.10466494069242" calcext:value-type="float">
            <text:p>-4.10466494069242</text:p>
          </table:table-cell>
          <table:table-cell office:value-type="float" office:value="0.386468083696266" calcext:value-type="float">
            <text:p>0.386468083696266</text:p>
          </table:table-cell>
          <table:table-cell table:number-columns-repeated="16"/>
        </table:table-row>
        <table:table-row table:style-name="ro2">
          <table:table-cell office:value-type="float" office:value="1419950946.1473" calcext:value-type="float">
            <text:p>1419950946.1473</text:p>
          </table:table-cell>
          <table:table-cell office:value-type="string" calcext:value-type="string">
            <text:p>Gyro</text:p>
          </table:table-cell>
          <table:table-cell office:value-type="float" office:value="2.04043732817932" calcext:value-type="float">
            <text:p>2.04043732817932</text:p>
          </table:table-cell>
          <table:table-cell office:value-type="float" office:value="-3.98055550862422" calcext:value-type="float">
            <text:p>-3.98055550862422</text:p>
          </table:table-cell>
          <table:table-cell office:value-type="float" office:value="0.529932038986616" calcext:value-type="float">
            <text:p>0.529932038986616</text:p>
          </table:table-cell>
          <table:table-cell table:number-columns-repeated="16"/>
        </table:table-row>
        <table:table-row table:style-name="ro2">
          <table:table-cell office:value-type="float" office:value="1419950946.147" calcext:value-type="float">
            <text:p>1419950946.147</text:p>
          </table:table-cell>
          <table:table-cell office:value-type="string" calcext:value-type="string">
            <text:p>Motion</text:p>
          </table:table-cell>
          <table:table-cell office:value-type="float" office:value="0.533518612384796" calcext:value-type="float">
            <text:p>0.533518612384796</text:p>
          </table:table-cell>
          <table:table-cell office:value-type="float" office:value="-4.15905380249023" calcext:value-type="float">
            <text:p>-4.15905380249023</text:p>
          </table:table-cell>
          <table:table-cell office:value-type="float" office:value="0.0532938353717327" calcext:value-type="float">
            <text:p>0.0532938353717327</text:p>
          </table:table-cell>
          <table:table-cell office:value-type="float" office:value="-0.137985242752019" calcext:value-type="float">
            <text:p>-0.137985242752019</text:p>
          </table:table-cell>
          <table:table-cell office:value-type="float" office:value="-0.0914381941023928" calcext:value-type="float">
            <text:p>-0.0914381941023928</text:p>
          </table:table-cell>
          <table:table-cell office:value-type="float" office:value="-0.399488467441817" calcext:value-type="float">
            <text:p>-0.399488467441817</text:p>
          </table:table-cell>
          <table:table-cell office:value-type="float" office:value="0.533518612384796" calcext:value-type="float">
            <text:p>0.533518612384796</text:p>
          </table:table-cell>
          <table:table-cell office:value-type="float" office:value="-4.15905380249023" calcext:value-type="float">
            <text:p>-4.15905380249023</text:p>
          </table:table-cell>
          <table:table-cell office:value-type="float" office:value="0.0532938353717327" calcext:value-type="float">
            <text:p>0.0532938353717327</text:p>
          </table:table-cell>
          <table:table-cell office:value-type="float" office:value="-0.136973172426224" calcext:value-type="float">
            <text:p>-0.136973172426224</text:p>
          </table:table-cell>
          <table:table-cell office:value-type="float" office:value="0.0913108289241791" calcext:value-type="float">
            <text:p>0.0913108289241791</text:p>
          </table:table-cell>
          <table:table-cell office:value-type="float" office:value="-0.986357271671295" calcext:value-type="float">
            <text:p>-0.986357271671295</text:p>
          </table:table-cell>
          <table:table-cell office:value-type="float" office:value="0.00374868651852012" calcext:value-type="float">
            <text:p>0.00374868651852012</text:p>
          </table:table-cell>
          <table:table-cell office:value-type="float" office:value="-0.0927451550960541" calcext:value-type="float">
            <text:p>-0.0927451550960541</text:p>
          </table:table-cell>
          <table:table-cell office:value-type="float" office:value="-0.582124173641205" calcext:value-type="float">
            <text:p>-0.5821241736412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5368" calcext:value-type="float">
            <text:p>1419950946.15368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4.214462280273" calcext:value-type="float">
            <text:p>224.214462280273</text:p>
          </table:table-cell>
          <table:table-cell office:value-type="float" office:value="144.57014465332" calcext:value-type="float">
            <text:p>144.57014465332</text:p>
          </table:table-cell>
          <table:table-cell table:number-columns-repeated="16"/>
        </table:table-row>
        <table:table-row table:style-name="ro2">
          <table:table-cell office:value-type="float" office:value="1419950946.15775" calcext:value-type="float">
            <text:p>1419950946.15775</text:p>
          </table:table-cell>
          <table:table-cell office:value-type="string" calcext:value-type="string">
            <text:p>Acceleration</text:p>
          </table:table-cell>
          <table:table-cell office:value-type="float" office:value="-0.122848510742188" calcext:value-type="float">
            <text:p>-0.122848510742188</text:p>
          </table:table-cell>
          <table:table-cell office:value-type="float" office:value="0.0580291748046875" calcext:value-type="float">
            <text:p>0.0580291748046875</text:p>
          </table:table-cell>
          <table:table-cell office:value-type="float" office:value="-1.30862426757813" calcext:value-type="float">
            <text:p>-1.30862426757813</text:p>
          </table:table-cell>
          <table:table-cell table:number-columns-repeated="16"/>
        </table:table-row>
        <table:table-row table:style-name="ro2">
          <table:table-cell office:value-type="float" office:value="1419950946.15759" calcext:value-type="float">
            <text:p>1419950946.15759</text:p>
          </table:table-cell>
          <table:table-cell office:value-type="string" calcext:value-type="string">
            <text:p>Acceleration</text:p>
          </table:table-cell>
          <table:table-cell office:value-type="float" office:value="-0.174728393554688" calcext:value-type="float">
            <text:p>-0.174728393554688</text:p>
          </table:table-cell>
          <table:table-cell office:value-type="float" office:value="0.03192138671875" calcext:value-type="float">
            <text:p>0.03192138671875</text:p>
          </table:table-cell>
          <table:table-cell office:value-type="float" office:value="-1.36297607421875" calcext:value-type="float">
            <text:p>-1.36297607421875</text:p>
          </table:table-cell>
          <table:table-cell table:number-columns-repeated="16"/>
        </table:table-row>
        <table:table-row table:style-name="ro2">
          <table:table-cell office:value-type="float" office:value="1419950946.16295" calcext:value-type="float">
            <text:p>1419950946.16295</text:p>
          </table:table-cell>
          <table:table-cell office:value-type="string" calcext:value-type="string">
            <text:p>Gyro</text:p>
          </table:table-cell>
          <table:table-cell office:value-type="float" office:value="2.77938863058524" calcext:value-type="float">
            <text:p>2.77938863058524</text:p>
          </table:table-cell>
          <table:table-cell office:value-type="float" office:value="-4.03940657502501" calcext:value-type="float">
            <text:p>-4.03940657502501</text:p>
          </table:table-cell>
          <table:table-cell office:value-type="float" office:value="0.645300710041067" calcext:value-type="float">
            <text:p>0.645300710041067</text:p>
          </table:table-cell>
          <table:table-cell table:number-columns-repeated="16"/>
        </table:table-row>
        <table:table-row table:style-name="ro2">
          <table:table-cell office:value-type="float" office:value="1419950946.16272" calcext:value-type="float">
            <text:p>1419950946.16272</text:p>
          </table:table-cell>
          <table:table-cell office:value-type="string" calcext:value-type="string">
            <text:p>Motion</text:p>
          </table:table-cell>
          <table:table-cell office:value-type="float" office:value="1.2491192817688" calcext:value-type="float">
            <text:p>1.2491192817688</text:p>
          </table:table-cell>
          <table:table-cell office:value-type="float" office:value="-4.07684421539307" calcext:value-type="float">
            <text:p>-4.07684421539307</text:p>
          </table:table-cell>
          <table:table-cell office:value-type="float" office:value="0.369509637355804" calcext:value-type="float">
            <text:p>0.369509637355804</text:p>
          </table:table-cell>
          <table:table-cell office:value-type="float" office:value="-0.181349097954614" calcext:value-type="float">
            <text:p>-0.181349097954614</text:p>
          </table:table-cell>
          <table:table-cell office:value-type="float" office:value="-0.0808255824989271" calcext:value-type="float">
            <text:p>-0.0808255824989271</text:p>
          </table:table-cell>
          <table:table-cell office:value-type="float" office:value="-0.394444496602508" calcext:value-type="float">
            <text:p>-0.394444496602508</text:p>
          </table:table-cell>
          <table:table-cell office:value-type="float" office:value="1.2491192817688" calcext:value-type="float">
            <text:p>1.2491192817688</text:p>
          </table:table-cell>
          <table:table-cell office:value-type="float" office:value="-4.07684421539307" calcext:value-type="float">
            <text:p>-4.07684421539307</text:p>
          </table:table-cell>
          <table:table-cell office:value-type="float" office:value="0.369509637355804" calcext:value-type="float">
            <text:p>0.369509637355804</text:p>
          </table:table-cell>
          <table:table-cell office:value-type="float" office:value="-0.179767921566963" calcext:value-type="float">
            <text:p>-0.179767921566963</text:p>
          </table:table-cell>
          <table:table-cell office:value-type="float" office:value="0.0807376056909561" calcext:value-type="float">
            <text:p>0.0807376056909561</text:p>
          </table:table-cell>
          <table:table-cell office:value-type="float" office:value="-0.980390191078186" calcext:value-type="float">
            <text:p>-0.980390191078186</text:p>
          </table:table-cell>
          <table:table-cell office:value-type="float" office:value="0.00572616932913661" calcext:value-type="float">
            <text:p>0.00572616932913661</text:p>
          </table:table-cell>
          <table:table-cell office:value-type="float" office:value="-0.0528292842209339" calcext:value-type="float">
            <text:p>-0.0528292842209339</text:p>
          </table:table-cell>
          <table:table-cell office:value-type="float" office:value="-0.474153876304626" calcext:value-type="float">
            <text:p>-0.4741538763046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6323" calcext:value-type="float">
            <text:p>1419950946.16323</text:p>
          </table:table-cell>
          <table:table-cell office:value-type="string" calcext:value-type="string">
            <text:p>Motion</text:p>
          </table:table-cell>
          <table:table-cell office:value-type="float" office:value="2.04888582229614" calcext:value-type="float">
            <text:p>2.04888582229614</text:p>
          </table:table-cell>
          <table:table-cell office:value-type="float" office:value="-3.95273470878601" calcext:value-type="float">
            <text:p>-3.95273470878601</text:p>
          </table:table-cell>
          <table:table-cell office:value-type="float" office:value="0.512973606586456" calcext:value-type="float">
            <text:p>0.512973606586456</text:p>
          </table:table-cell>
          <table:table-cell office:value-type="float" office:value="-0.223068128245498" calcext:value-type="float">
            <text:p>-0.223068128245498</text:p>
          </table:table-cell>
          <table:table-cell office:value-type="float" office:value="-0.0625575358788129" calcext:value-type="float">
            <text:p>-0.0625575358788129</text:p>
          </table:table-cell>
          <table:table-cell office:value-type="float" office:value="-0.385387343259064" calcext:value-type="float">
            <text:p>-0.385387343259064</text:p>
          </table:table-cell>
          <table:table-cell office:value-type="float" office:value="2.04888582229614" calcext:value-type="float">
            <text:p>2.04888582229614</text:p>
          </table:table-cell>
          <table:table-cell office:value-type="float" office:value="-3.95273470878601" calcext:value-type="float">
            <text:p>-3.95273470878601</text:p>
          </table:table-cell>
          <table:table-cell office:value-type="float" office:value="0.512973606586456" calcext:value-type="float">
            <text:p>0.512973606586456</text:p>
          </table:table-cell>
          <table:table-cell office:value-type="float" office:value="-0.220790043473244" calcext:value-type="float">
            <text:p>-0.220790043473244</text:p>
          </table:table-cell>
          <table:table-cell office:value-type="float" office:value="0.0625167414546013" calcext:value-type="float">
            <text:p>0.0625167414546013</text:p>
          </table:table-cell>
          <table:table-cell office:value-type="float" office:value="-0.97331565618515" calcext:value-type="float">
            <text:p>-0.97331565618515</text:p>
          </table:table-cell>
          <table:table-cell office:value-type="float" office:value="0.0460616461932659" calcext:value-type="float">
            <text:p>0.0460616461932659</text:p>
          </table:table-cell>
          <table:table-cell office:value-type="float" office:value="-0.0305953547358513" calcext:value-type="float">
            <text:p>-0.0305953547358513</text:p>
          </table:table-cell>
          <table:table-cell office:value-type="float" office:value="-0.389660388231277" calcext:value-type="float">
            <text:p>-0.3896603882312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7734" calcext:value-type="float">
            <text:p>1419950946.17734</text:p>
          </table:table-cell>
          <table:table-cell office:value-type="string" calcext:value-type="string">
            <text:p>Acceleration</text:p>
          </table:table-cell>
          <table:table-cell office:value-type="float" office:value="-0.0530242919921875" calcext:value-type="float">
            <text:p>-0.0530242919921875</text:p>
          </table:table-cell>
          <table:table-cell office:value-type="float" office:value="0.16021728515625" calcext:value-type="float">
            <text:p>0.16021728515625</text:p>
          </table:table-cell>
          <table:table-cell office:value-type="float" office:value="-1.25393676757813" calcext:value-type="float">
            <text:p>-1.25393676757813</text:p>
          </table:table-cell>
          <table:table-cell table:number-columns-repeated="16"/>
        </table:table-row>
        <table:table-row table:style-name="ro2">
          <table:table-cell office:value-type="float" office:value="1419950946.17739" calcext:value-type="float">
            <text:p>1419950946.17739</text:p>
          </table:table-cell>
          <table:table-cell office:value-type="string" calcext:value-type="string">
            <text:p>Acceleration</text:p>
          </table:table-cell>
          <table:table-cell office:value-type="float" office:value="-0.0500030517578125" calcext:value-type="float">
            <text:p>-0.0500030517578125</text:p>
          </table:table-cell>
          <table:table-cell office:value-type="float" office:value="0.233383178710937" calcext:value-type="float">
            <text:p>0.233383178710937</text:p>
          </table:table-cell>
          <table:table-cell office:value-type="float" office:value="-1.131591796875" calcext:value-type="float">
            <text:p>-1.131591796875</text:p>
          </table:table-cell>
          <table:table-cell table:number-columns-repeated="16"/>
        </table:table-row>
        <table:table-row table:style-name="ro2">
          <table:table-cell office:value-type="float" office:value="1419950946.17849" calcext:value-type="float">
            <text:p>1419950946.17849</text:p>
          </table:table-cell>
          <table:table-cell office:value-type="string" calcext:value-type="string">
            <text:p>Gyro</text:p>
          </table:table-cell>
          <table:table-cell office:value-type="float" office:value="3.26797962102223" calcext:value-type="float">
            <text:p>3.26797962102223</text:p>
          </table:table-cell>
          <table:table-cell office:value-type="float" office:value="-4.32496002816712" calcext:value-type="float">
            <text:p>-4.32496002816712</text:p>
          </table:table-cell>
          <table:table-cell office:value-type="float" office:value="0.806694131054267" calcext:value-type="float">
            <text:p>0.806694131054267</text:p>
          </table:table-cell>
          <table:table-cell table:number-columns-repeated="16"/>
        </table:table-row>
        <table:table-row table:style-name="ro2">
          <table:table-cell office:value-type="float" office:value="1419950946.17962" calcext:value-type="float">
            <text:p>1419950946.17962</text:p>
          </table:table-cell>
          <table:table-cell office:value-type="string" calcext:value-type="string">
            <text:p>Gyro</text:p>
          </table:table-cell>
          <table:table-cell office:value-type="float" office:value="3.50015640170032" calcext:value-type="float">
            <text:p>3.50015640170032</text:p>
          </table:table-cell>
          <table:table-cell office:value-type="float" office:value="-4.4557918114589" calcext:value-type="float">
            <text:p>-4.4557918114589</text:p>
          </table:table-cell>
          <table:table-cell office:value-type="float" office:value="0.894911075847033" calcext:value-type="float">
            <text:p>0.894911075847033</text:p>
          </table:table-cell>
          <table:table-cell table:number-columns-repeated="16"/>
        </table:table-row>
        <table:table-row table:style-name="ro2">
          <table:table-cell office:value-type="float" office:value="1419950946.1799" calcext:value-type="float">
            <text:p>1419950946.1799</text:p>
          </table:table-cell>
          <table:table-cell office:value-type="string" calcext:value-type="string">
            <text:p>Magnetic</text:p>
          </table:table-cell>
          <table:table-cell office:value-type="float" office:value="59.2711944580078" calcext:value-type="float">
            <text:p>59.2711944580078</text:p>
          </table:table-cell>
          <table:table-cell office:value-type="float" office:value="224.553146362305" calcext:value-type="float">
            <text:p>224.553146362305</text:p>
          </table:table-cell>
          <table:table-cell office:value-type="float" office:value="144.57014465332" calcext:value-type="float">
            <text:p>144.57014465332</text:p>
          </table:table-cell>
          <table:table-cell table:number-columns-repeated="16"/>
        </table:table-row>
        <table:table-row table:style-name="ro2">
          <table:table-cell office:value-type="float" office:value="1419950946.17892" calcext:value-type="float">
            <text:p>1419950946.17892</text:p>
          </table:table-cell>
          <table:table-cell office:value-type="string" calcext:value-type="string">
            <text:p>Motion</text:p>
          </table:table-cell>
          <table:table-cell office:value-type="float" office:value="2.787837266922" calcext:value-type="float">
            <text:p>2.787837266922</text:p>
          </table:table-cell>
          <table:table-cell office:value-type="float" office:value="-4.01158618927002" calcext:value-type="float">
            <text:p>-4.01158618927002</text:p>
          </table:table-cell>
          <table:table-cell office:value-type="float" office:value="0.62834233045578" calcext:value-type="float">
            <text:p>0.62834233045578</text:p>
          </table:table-cell>
          <table:table-cell office:value-type="float" office:value="-0.264788028202734" calcext:value-type="float">
            <text:p>-0.264788028202734</text:p>
          </table:table-cell>
          <table:table-cell office:value-type="float" office:value="-0.0371205273623238" calcext:value-type="float">
            <text:p>-0.0371205273623238</text:p>
          </table:table-cell>
          <table:table-cell office:value-type="float" office:value="-0.372467092160083" calcext:value-type="float">
            <text:p>-0.372467092160083</text:p>
          </table:table-cell>
          <table:table-cell office:value-type="float" office:value="2.787837266922" calcext:value-type="float">
            <text:p>2.787837266922</text:p>
          </table:table-cell>
          <table:table-cell office:value-type="float" office:value="-4.01158618927002" calcext:value-type="float">
            <text:p>-4.01158618927002</text:p>
          </table:table-cell>
          <table:table-cell office:value-type="float" office:value="0.62834233045578" calcext:value-type="float">
            <text:p>0.62834233045578</text:p>
          </table:table-cell>
          <table:table-cell office:value-type="float" office:value="-0.26152440905571" calcext:value-type="float">
            <text:p>-0.26152440905571</text:p>
          </table:table-cell>
          <table:table-cell office:value-type="float" office:value="0.0371120013296604" calcext:value-type="float">
            <text:p>0.0371120013296604</text:p>
          </table:table-cell>
          <table:table-cell office:value-type="float" office:value="-0.964483141899109" calcext:value-type="float">
            <text:p>-0.964483141899109</text:p>
          </table:table-cell>
          <table:table-cell office:value-type="float" office:value="0.138675898313522" calcext:value-type="float">
            <text:p>0.138675898313522</text:p>
          </table:table-cell>
          <table:table-cell office:value-type="float" office:value="0.0209171716123819" calcext:value-type="float">
            <text:p>0.0209171716123819</text:p>
          </table:table-cell>
          <table:table-cell office:value-type="float" office:value="-0.344141155481338" calcext:value-type="float">
            <text:p>-0.3441411554813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951" calcext:value-type="float">
            <text:p>1419950946.1951</text:p>
          </table:table-cell>
          <table:table-cell office:value-type="string" calcext:value-type="string">
            <text:p>Motion</text:p>
          </table:table-cell>
          <table:table-cell office:value-type="float" office:value="3.27642822265625" calcext:value-type="float">
            <text:p>3.27642822265625</text:p>
          </table:table-cell>
          <table:table-cell office:value-type="float" office:value="-4.2971396446228" calcext:value-type="float">
            <text:p>-4.2971396446228</text:p>
          </table:table-cell>
          <table:table-cell office:value-type="float" office:value="0.789735794067383" calcext:value-type="float">
            <text:p>0.789735794067383</text:p>
          </table:table-cell>
          <table:table-cell office:value-type="float" office:value="-0.309420750894834" calcext:value-type="float">
            <text:p>-0.309420750894834</text:p>
          </table:table-cell>
          <table:table-cell office:value-type="float" office:value="-0.00696676976669984" calcext:value-type="float">
            <text:p>-0.00696676976669984</text:p>
          </table:table-cell>
          <table:table-cell office:value-type="float" office:value="-0.355245442434255" calcext:value-type="float">
            <text:p>-0.355245442434255</text:p>
          </table:table-cell>
          <table:table-cell office:value-type="float" office:value="3.27642822265625" calcext:value-type="float">
            <text:p>3.27642822265625</text:p>
          </table:table-cell>
          <table:table-cell office:value-type="float" office:value="-4.2971396446228" calcext:value-type="float">
            <text:p>-4.2971396446228</text:p>
          </table:table-cell>
          <table:table-cell office:value-type="float" office:value="0.789735794067383" calcext:value-type="float">
            <text:p>0.789735794067383</text:p>
          </table:table-cell>
          <table:table-cell office:value-type="float" office:value="-0.304499566555023" calcext:value-type="float">
            <text:p>-0.304499566555023</text:p>
          </table:table-cell>
          <table:table-cell office:value-type="float" office:value="0.00696671335026622" calcext:value-type="float">
            <text:p>0.00696671335026622</text:p>
          </table:table-cell>
          <table:table-cell office:value-type="float" office:value="-0.952486991882324" calcext:value-type="float">
            <text:p>-0.952486991882324</text:p>
          </table:table-cell>
          <table:table-cell office:value-type="float" office:value="0.251475274562836" calcext:value-type="float">
            <text:p>0.251475274562836</text:p>
          </table:table-cell>
          <table:table-cell office:value-type="float" office:value="0.153250575065613" calcext:value-type="float">
            <text:p>0.153250575065613</text:p>
          </table:table-cell>
          <table:table-cell office:value-type="float" office:value="-0.301449775695801" calcext:value-type="float">
            <text:p>-0.30144977569580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9552" calcext:value-type="float">
            <text:p>1419950946.19552</text:p>
          </table:table-cell>
          <table:table-cell office:value-type="string" calcext:value-type="string">
            <text:p>Gyro</text:p>
          </table:table-cell>
          <table:table-cell office:value-type="float" office:value="3.58128694114849" calcext:value-type="float">
            <text:p>3.58128694114849</text:p>
          </table:table-cell>
          <table:table-cell office:value-type="float" office:value="-4.5484650237037" calcext:value-type="float">
            <text:p>-4.5484650237037</text:p>
          </table:table-cell>
          <table:table-cell office:value-type="float" office:value="0.946360152314056" calcext:value-type="float">
            <text:p>0.946360152314056</text:p>
          </table:table-cell>
          <table:table-cell table:number-columns-repeated="16"/>
        </table:table-row>
        <table:table-row table:style-name="ro2">
          <table:table-cell office:value-type="float" office:value="1419950946.19711" calcext:value-type="float">
            <text:p>1419950946.19711</text:p>
          </table:table-cell>
          <table:table-cell office:value-type="string" calcext:value-type="string">
            <text:p>Motion</text:p>
          </table:table-cell>
          <table:table-cell office:value-type="float" office:value="3.50860500335693" calcext:value-type="float">
            <text:p>3.50860500335693</text:p>
          </table:table-cell>
          <table:table-cell office:value-type="float" office:value="-4.42797136306763" calcext:value-type="float">
            <text:p>-4.42797136306763</text:p>
          </table:table-cell>
          <table:table-cell office:value-type="float" office:value="0.877952754497528" calcext:value-type="float">
            <text:p>0.877952754497528</text:p>
          </table:table-cell>
          <table:table-cell office:value-type="float" office:value="-0.356418359211984" calcext:value-type="float">
            <text:p>-0.356418359211984</text:p>
          </table:table-cell>
          <table:table-cell office:value-type="float" office:value="0.0248525742285939" calcext:value-type="float">
            <text:p>0.0248525742285939</text:p>
          </table:table-cell>
          <table:table-cell office:value-type="float" office:value="-0.33456823037464" calcext:value-type="float">
            <text:p>-0.33456823037464</text:p>
          </table:table-cell>
          <table:table-cell office:value-type="float" office:value="3.50860500335693" calcext:value-type="float">
            <text:p>3.50860500335693</text:p>
          </table:table-cell>
          <table:table-cell office:value-type="float" office:value="-4.42797136306763" calcext:value-type="float">
            <text:p>-4.42797136306763</text:p>
          </table:table-cell>
          <table:table-cell office:value-type="float" office:value="0.877952754497528" calcext:value-type="float">
            <text:p>0.877952754497528</text:p>
          </table:table-cell>
          <table:table-cell office:value-type="float" office:value="-0.348812192678451" calcext:value-type="float">
            <text:p>-0.348812192678451</text:p>
          </table:table-cell>
          <table:table-cell office:value-type="float" office:value="-0.0248500164598226" calcext:value-type="float">
            <text:p>-0.0248500164598226</text:p>
          </table:table-cell>
          <table:table-cell office:value-type="float" office:value="-0.936863124370575" calcext:value-type="float">
            <text:p>-0.936863124370575</text:p>
          </table:table-cell>
          <table:table-cell office:value-type="float" office:value="0.298809140920639" calcext:value-type="float">
            <text:p>0.298809140920639</text:p>
          </table:table-cell>
          <table:table-cell office:value-type="float" office:value="0.258233189582825" calcext:value-type="float">
            <text:p>0.258233189582825</text:p>
          </table:table-cell>
          <table:table-cell office:value-type="float" office:value="-0.194728657603264" calcext:value-type="float">
            <text:p>-0.1947286576032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19815" calcext:value-type="float">
            <text:p>1419950946.19815</text:p>
          </table:table-cell>
          <table:table-cell office:value-type="string" calcext:value-type="string">
            <text:p>Acceleration</text:p>
          </table:table-cell>
          <table:table-cell office:value-type="float" office:value="-0.114639282226563" calcext:value-type="float">
            <text:p>-0.114639282226563</text:p>
          </table:table-cell>
          <table:table-cell office:value-type="float" office:value="0.240036010742187" calcext:value-type="float">
            <text:p>0.240036010742187</text:p>
          </table:table-cell>
          <table:table-cell office:value-type="float" office:value="-0.998260498046875" calcext:value-type="float">
            <text:p>-0.998260498046875</text:p>
          </table:table-cell>
          <table:table-cell table:number-columns-repeated="16"/>
        </table:table-row>
        <table:table-row table:style-name="ro2">
          <table:table-cell office:value-type="float" office:value="1419950946.19823" calcext:value-type="float">
            <text:p>1419950946.19823</text:p>
          </table:table-cell>
          <table:table-cell office:value-type="string" calcext:value-type="string">
            <text:p>Acceleration</text:p>
          </table:table-cell>
          <table:table-cell office:value-type="float" office:value="-0.290435791015625" calcext:value-type="float">
            <text:p>-0.290435791015625</text:p>
          </table:table-cell>
          <table:table-cell office:value-type="float" office:value="0.187850952148438" calcext:value-type="float">
            <text:p>0.187850952148438</text:p>
          </table:table-cell>
          <table:table-cell office:value-type="float" office:value="-0.789871215820313" calcext:value-type="float">
            <text:p>-0.789871215820313</text:p>
          </table:table-cell>
          <table:table-cell table:number-columns-repeated="16"/>
        </table:table-row>
        <table:table-row table:style-name="ro2">
          <table:table-cell office:value-type="float" office:value="1419950946.20565" calcext:value-type="float">
            <text:p>1419950946.20565</text:p>
          </table:table-cell>
          <table:table-cell office:value-type="string" calcext:value-type="string">
            <text:p>Magnetic</text:p>
          </table:table-cell>
          <table:table-cell office:value-type="float" office:value="60.4566192626953" calcext:value-type="float">
            <text:p>60.4566192626953</text:p>
          </table:table-cell>
          <table:table-cell office:value-type="float" office:value="225.738571166992" calcext:value-type="float">
            <text:p>225.738571166992</text:p>
          </table:table-cell>
          <table:table-cell office:value-type="float" office:value="144.076171875" calcext:value-type="float">
            <text:p>144.076171875</text:p>
          </table:table-cell>
          <table:table-cell table:number-columns-repeated="16"/>
        </table:table-row>
        <table:table-row table:style-name="ro2">
          <table:table-cell office:value-type="float" office:value="1419950946.21088" calcext:value-type="float">
            <text:p>1419950946.21088</text:p>
          </table:table-cell>
          <table:table-cell office:value-type="string" calcext:value-type="string">
            <text:p>Gyro</text:p>
          </table:table-cell>
          <table:table-cell office:value-type="float" office:value="3.48403096129989" calcext:value-type="float">
            <text:p>3.48403096129989</text:p>
          </table:table-cell>
          <table:table-cell office:value-type="float" office:value="-4.34538647372803" calcext:value-type="float">
            <text:p>-4.34538647372803</text:p>
          </table:table-cell>
          <table:table-cell office:value-type="float" office:value="0.837484800629436" calcext:value-type="float">
            <text:p>0.837484800629436</text:p>
          </table:table-cell>
          <table:table-cell table:number-columns-repeated="16"/>
        </table:table-row>
        <table:table-row table:style-name="ro2">
          <table:table-cell office:value-type="float" office:value="1419950946.21125" calcext:value-type="float">
            <text:p>1419950946.21125</text:p>
          </table:table-cell>
          <table:table-cell office:value-type="string" calcext:value-type="string">
            <text:p>Gyro</text:p>
          </table:table-cell>
          <table:table-cell office:value-type="float" office:value="3.07969200142475" calcext:value-type="float">
            <text:p>3.07969200142475</text:p>
          </table:table-cell>
          <table:table-cell office:value-type="float" office:value="-3.64531332849563" calcext:value-type="float">
            <text:p>-3.64531332849563</text:p>
          </table:table-cell>
          <table:table-cell office:value-type="float" office:value="0.52600361006264" calcext:value-type="float">
            <text:p>0.52600361006264</text:p>
          </table:table-cell>
          <table:table-cell table:number-columns-repeated="16"/>
        </table:table-row>
        <table:table-row table:style-name="ro2">
          <table:table-cell office:value-type="float" office:value="1419950946.21091" calcext:value-type="float">
            <text:p>1419950946.21091</text:p>
          </table:table-cell>
          <table:table-cell office:value-type="string" calcext:value-type="string">
            <text:p>Motion</text:p>
          </table:table-cell>
          <table:table-cell office:value-type="float" office:value="3.58964252471924" calcext:value-type="float">
            <text:p>3.58964252471924</text:p>
          </table:table-cell>
          <table:table-cell office:value-type="float" office:value="-4.52063465118408" calcext:value-type="float">
            <text:p>-4.52063465118408</text:p>
          </table:table-cell>
          <table:table-cell office:value-type="float" office:value="0.92957204580307" calcext:value-type="float">
            <text:p>0.92957204580307</text:p>
          </table:table-cell>
          <table:table-cell office:value-type="float" office:value="-0.405336778686992" calcext:value-type="float">
            <text:p>-0.405336778686992</text:p>
          </table:table-cell>
          <table:table-cell office:value-type="float" office:value="0.0565608548089986" calcext:value-type="float">
            <text:p>0.0565608548089986</text:p>
          </table:table-cell>
          <table:table-cell office:value-type="float" office:value="-0.311233000778499" calcext:value-type="float">
            <text:p>-0.311233000778499</text:p>
          </table:table-cell>
          <table:table-cell office:value-type="float" office:value="3.58964252471924" calcext:value-type="float">
            <text:p>3.58964252471924</text:p>
          </table:table-cell>
          <table:table-cell office:value-type="float" office:value="-4.52063465118408" calcext:value-type="float">
            <text:p>-4.52063465118408</text:p>
          </table:table-cell>
          <table:table-cell office:value-type="float" office:value="0.92957204580307" calcext:value-type="float">
            <text:p>0.92957204580307</text:p>
          </table:table-cell>
          <table:table-cell office:value-type="float" office:value="-0.393697679042816" calcext:value-type="float">
            <text:p>-0.393697679042816</text:p>
          </table:table-cell>
          <table:table-cell office:value-type="float" office:value="-0.0565307028591633" calcext:value-type="float">
            <text:p>-0.0565307028591633</text:p>
          </table:table-cell>
          <table:table-cell office:value-type="float" office:value="-0.917500078678131" calcext:value-type="float">
            <text:p>-0.917500078678131</text:p>
          </table:table-cell>
          <table:table-cell office:value-type="float" office:value="0.279058396816254" calcext:value-type="float">
            <text:p>0.279058396816254</text:p>
          </table:table-cell>
          <table:table-cell office:value-type="float" office:value="0.296566724777222" calcext:value-type="float">
            <text:p>0.296566724777222</text:p>
          </table:table-cell>
          <table:table-cell office:value-type="float" office:value="-0.0807604119181633" calcext:value-type="float">
            <text:p>-0.080760411918163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164" calcext:value-type="float">
            <text:p>1419950946.2164</text:p>
          </table:table-cell>
          <table:table-cell office:value-type="string" calcext:value-type="string">
            <text:p>Acceleration</text:p>
          </table:table-cell>
          <table:table-cell office:value-type="float" office:value="-0.526123046875" calcext:value-type="float">
            <text:p>-0.526123046875</text:p>
          </table:table-cell>
          <table:table-cell office:value-type="float" office:value="0.142257690429688" calcext:value-type="float">
            <text:p>0.142257690429688</text:p>
          </table:table-cell>
          <table:table-cell office:value-type="float" office:value="-0.567245483398438" calcext:value-type="float">
            <text:p>-0.567245483398438</text:p>
          </table:table-cell>
          <table:table-cell table:number-columns-repeated="16"/>
        </table:table-row>
        <table:table-row table:style-name="ro2">
          <table:table-cell office:value-type="float" office:value="1419950946.21645" calcext:value-type="float">
            <text:p>1419950946.21645</text:p>
          </table:table-cell>
          <table:table-cell office:value-type="string" calcext:value-type="string">
            <text:p>Acceleration</text:p>
          </table:table-cell>
          <table:table-cell office:value-type="float" office:value="-0.68963623046875" calcext:value-type="float">
            <text:p>-0.68963623046875</text:p>
          </table:table-cell>
          <table:table-cell office:value-type="float" office:value="0.112258911132813" calcext:value-type="float">
            <text:p>0.112258911132813</text:p>
          </table:table-cell>
          <table:table-cell office:value-type="float" office:value="-0.468307495117188" calcext:value-type="float">
            <text:p>-0.468307495117188</text:p>
          </table:table-cell>
          <table:table-cell table:number-columns-repeated="16"/>
        </table:table-row>
        <table:table-row table:style-name="ro2">
          <table:table-cell office:value-type="float" office:value="1419950946.22682" calcext:value-type="float">
            <text:p>1419950946.22682</text:p>
          </table:table-cell>
          <table:table-cell office:value-type="string" calcext:value-type="string">
            <text:p>Gyro</text:p>
          </table:table-cell>
          <table:table-cell office:value-type="float" office:value="2.3083220390693" calcext:value-type="float">
            <text:p>2.3083220390693</text:p>
          </table:table-cell>
          <table:table-cell office:value-type="float" office:value="-3.36053751839182" calcext:value-type="float">
            <text:p>-3.36053751839182</text:p>
          </table:table-cell>
          <table:table-cell office:value-type="float" office:value="0.0938636452520608" calcext:value-type="float">
            <text:p>0.0938636452520608</text:p>
          </table:table-cell>
          <table:table-cell table:number-columns-repeated="16"/>
        </table:table-row>
        <table:table-row table:style-name="ro2">
          <table:table-cell office:value-type="float" office:value="1419950946.22662" calcext:value-type="float">
            <text:p>1419950946.22662</text:p>
          </table:table-cell>
          <table:table-cell office:value-type="string" calcext:value-type="string">
            <text:p>Motion</text:p>
          </table:table-cell>
          <table:table-cell office:value-type="float" office:value="3.49238657951355" calcext:value-type="float">
            <text:p>3.49238657951355</text:p>
          </table:table-cell>
          <table:table-cell office:value-type="float" office:value="-4.31755638122559" calcext:value-type="float">
            <text:p>-4.31755638122559</text:p>
          </table:table-cell>
          <table:table-cell office:value-type="float" office:value="0.820696711540222" calcext:value-type="float">
            <text:p>0.820696711540222</text:p>
          </table:table-cell>
          <table:table-cell office:value-type="float" office:value="-0.453877911444099" calcext:value-type="float">
            <text:p>-0.453877911444099</text:p>
          </table:table-cell>
          <table:table-cell office:value-type="float" office:value="0.0868553871778094" calcext:value-type="float">
            <text:p>0.0868553871778094</text:p>
          </table:table-cell>
          <table:table-cell office:value-type="float" office:value="-0.287180983825066" calcext:value-type="float">
            <text:p>-0.287180983825066</text:p>
          </table:table-cell>
          <table:table-cell office:value-type="float" office:value="3.49238657951355" calcext:value-type="float">
            <text:p>3.49238657951355</text:p>
          </table:table-cell>
          <table:table-cell office:value-type="float" office:value="-4.31755638122559" calcext:value-type="float">
            <text:p>-4.31755638122559</text:p>
          </table:table-cell>
          <table:table-cell office:value-type="float" office:value="0.820696711540222" calcext:value-type="float">
            <text:p>0.820696711540222</text:p>
          </table:table-cell>
          <table:table-cell office:value-type="float" office:value="-0.436801344156265" calcext:value-type="float">
            <text:p>-0.436801344156265</text:p>
          </table:table-cell>
          <table:table-cell office:value-type="float" office:value="-0.0867462232708931" calcext:value-type="float">
            <text:p>-0.0867462232708931</text:p>
          </table:table-cell>
          <table:table-cell office:value-type="float" office:value="-0.895365655422211" calcext:value-type="float">
            <text:p>-0.895365655422211</text:p>
          </table:table-cell>
          <table:table-cell office:value-type="float" office:value="0.146365538239479" calcext:value-type="float">
            <text:p>0.146365538239479</text:p>
          </table:table-cell>
          <table:table-cell office:value-type="float" office:value="0.27459716796875" calcext:value-type="float">
            <text:p>0.27459716796875</text:p>
          </table:table-cell>
          <table:table-cell office:value-type="float" office:value="0.105494454503059" calcext:value-type="float">
            <text:p>0.1054944545030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2712" calcext:value-type="float">
            <text:p>1419950946.22712</text:p>
          </table:table-cell>
          <table:table-cell office:value-type="string" calcext:value-type="string">
            <text:p>Motion</text:p>
          </table:table-cell>
          <table:table-cell office:value-type="float" office:value="3.08804750442505" calcext:value-type="float">
            <text:p>3.08804750442505</text:p>
          </table:table-cell>
          <table:table-cell office:value-type="float" office:value="-3.61748337745666" calcext:value-type="float">
            <text:p>-3.61748337745666</text:p>
          </table:table-cell>
          <table:table-cell office:value-type="float" office:value="0.509215593338013" calcext:value-type="float">
            <text:p>0.509215593338013</text:p>
          </table:table-cell>
          <table:table-cell office:value-type="float" office:value="-0.497021314081112" calcext:value-type="float">
            <text:p>-0.497021314081112</text:p>
          </table:table-cell>
          <table:table-cell office:value-type="float" office:value="0.114522552628824" calcext:value-type="float">
            <text:p>0.114522552628824</text:p>
          </table:table-cell>
          <table:table-cell office:value-type="float" office:value="-0.265728713772367" calcext:value-type="float">
            <text:p>-0.265728713772367</text:p>
          </table:table-cell>
          <table:table-cell office:value-type="float" office:value="3.08804750442505" calcext:value-type="float">
            <text:p>3.08804750442505</text:p>
          </table:table-cell>
          <table:table-cell office:value-type="float" office:value="-3.61748337745666" calcext:value-type="float">
            <text:p>-3.61748337745666</text:p>
          </table:table-cell>
          <table:table-cell office:value-type="float" office:value="0.509215593338013" calcext:value-type="float">
            <text:p>0.509215593338013</text:p>
          </table:table-cell>
          <table:table-cell office:value-type="float" office:value="-0.473686009645462" calcext:value-type="float">
            <text:p>-0.473686009645462</text:p>
          </table:table-cell>
          <table:table-cell office:value-type="float" office:value="-0.114272378385067" calcext:value-type="float">
            <text:p>-0.114272378385067</text:p>
          </table:table-cell>
          <table:table-cell office:value-type="float" office:value="-0.873248755931854" calcext:value-type="float">
            <text:p>-0.873248755931854</text:p>
          </table:table-cell>
          <table:table-cell office:value-type="float" office:value="-0.0524370335042477" calcext:value-type="float">
            <text:p>-0.0524370335042477</text:p>
          </table:table-cell>
          <table:table-cell office:value-type="float" office:value="0.256530076265335" calcext:value-type="float">
            <text:p>0.256530076265335</text:p>
          </table:table-cell>
          <table:table-cell office:value-type="float" office:value="0.306003272533417" calcext:value-type="float">
            <text:p>0.3060032725334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3178" calcext:value-type="float">
            <text:p>1419950946.23178</text:p>
          </table:table-cell>
          <table:table-cell office:value-type="string" calcext:value-type="string">
            <text:p>Magnetic</text:p>
          </table:table-cell>
          <table:table-cell office:value-type="float" office:value="60.7953033447266" calcext:value-type="float">
            <text:p>60.7953033447266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4.734802246094" calcext:value-type="float">
            <text:p>144.734802246094</text:p>
          </table:table-cell>
          <table:table-cell table:number-columns-repeated="16"/>
        </table:table-row>
        <table:table-row table:style-name="ro2">
          <table:table-cell office:value-type="float" office:value="1419950946.23584" calcext:value-type="float">
            <text:p>1419950946.23584</text:p>
          </table:table-cell>
          <table:table-cell office:value-type="string" calcext:value-type="string">
            <text:p>Acceleration</text:p>
          </table:table-cell>
          <table:table-cell office:value-type="float" office:value="-0.78497314453125" calcext:value-type="float">
            <text:p>-0.78497314453125</text:p>
          </table:table-cell>
          <table:table-cell office:value-type="float" office:value="-0.08172607421875" calcext:value-type="float">
            <text:p>-0.08172607421875</text:p>
          </table:table-cell>
          <table:table-cell office:value-type="float" office:value="-0.675491333007813" calcext:value-type="float">
            <text:p>-0.675491333007813</text:p>
          </table:table-cell>
          <table:table-cell table:number-columns-repeated="16"/>
        </table:table-row>
        <table:table-row table:style-name="ro2">
          <table:table-cell office:value-type="float" office:value="1419950946.23584" calcext:value-type="float">
            <text:p>1419950946.23584</text:p>
          </table:table-cell>
          <table:table-cell office:value-type="string" calcext:value-type="string">
            <text:p>Acceleration</text:p>
          </table:table-cell>
          <table:table-cell office:value-type="float" office:value="-0.676742553710938" calcext:value-type="float">
            <text:p>-0.676742553710938</text:p>
          </table:table-cell>
          <table:table-cell office:value-type="float" office:value="-0.277862548828125" calcext:value-type="float">
            <text:p>-0.277862548828125</text:p>
          </table:table-cell>
          <table:table-cell office:value-type="float" office:value="-0.728805541992188" calcext:value-type="float">
            <text:p>-0.728805541992188</text:p>
          </table:table-cell>
          <table:table-cell table:number-columns-repeated="16"/>
        </table:table-row>
        <table:table-row table:style-name="ro2">
          <table:table-cell office:value-type="float" office:value="1419950946.24263" calcext:value-type="float">
            <text:p>1419950946.24263</text:p>
          </table:table-cell>
          <table:table-cell office:value-type="string" calcext:value-type="string">
            <text:p>Gyro</text:p>
          </table:table-cell>
          <table:table-cell office:value-type="float" office:value="1.58364741063507" calcext:value-type="float">
            <text:p>1.58364741063507</text:p>
          </table:table-cell>
          <table:table-cell office:value-type="float" office:value="-3.89595380501124" calcext:value-type="float">
            <text:p>-3.89595380501124</text:p>
          </table:table-cell>
          <table:table-cell office:value-type="float" office:value="-0.293692606065611" calcext:value-type="float">
            <text:p>-0.293692606065611</text:p>
          </table:table-cell>
          <table:table-cell table:number-columns-repeated="16"/>
        </table:table-row>
        <table:table-row table:style-name="ro2">
          <table:table-cell office:value-type="float" office:value="1419950946.24305" calcext:value-type="float">
            <text:p>1419950946.24305</text:p>
          </table:table-cell>
          <table:table-cell office:value-type="string" calcext:value-type="string">
            <text:p>Gyro</text:p>
          </table:table-cell>
          <table:table-cell office:value-type="float" office:value="0.843642828018026" calcext:value-type="float">
            <text:p>0.843642828018026</text:p>
          </table:table-cell>
          <table:table-cell office:value-type="float" office:value="-4.35122359020527" calcext:value-type="float">
            <text:p>-4.35122359020527</text:p>
          </table:table-cell>
          <table:table-cell office:value-type="float" office:value="-0.279746696701302" calcext:value-type="float">
            <text:p>-0.279746696701302</text:p>
          </table:table-cell>
          <table:table-cell table:number-columns-repeated="16"/>
        </table:table-row>
        <table:table-row table:style-name="ro2">
          <table:table-cell office:value-type="float" office:value="1419950946.24285" calcext:value-type="float">
            <text:p>1419950946.24285</text:p>
          </table:table-cell>
          <table:table-cell office:value-type="string" calcext:value-type="string">
            <text:p>Motion</text:p>
          </table:table-cell>
          <table:table-cell office:value-type="float" office:value="2.31667757034302" calcext:value-type="float">
            <text:p>2.31667757034302</text:p>
          </table:table-cell>
          <table:table-cell office:value-type="float" office:value="-3.33270764350891" calcext:value-type="float">
            <text:p>-3.33270764350891</text:p>
          </table:table-cell>
          <table:table-cell office:value-type="float" office:value="0.0770756453275681" calcext:value-type="float">
            <text:p>0.0770756453275681</text:p>
          </table:table-cell>
          <table:table-cell office:value-type="float" office:value="-0.533945225343743" calcext:value-type="float">
            <text:p>-0.533945225343743</text:p>
          </table:table-cell>
          <table:table-cell office:value-type="float" office:value="0.136715280195184" calcext:value-type="float">
            <text:p>0.136715280195184</text:p>
          </table:table-cell>
          <table:table-cell office:value-type="float" office:value="-0.250620301050435" calcext:value-type="float">
            <text:p>-0.250620301050435</text:p>
          </table:table-cell>
          <table:table-cell office:value-type="float" office:value="2.31667757034302" calcext:value-type="float">
            <text:p>2.31667757034302</text:p>
          </table:table-cell>
          <table:table-cell office:value-type="float" office:value="-3.33270764350891" calcext:value-type="float">
            <text:p>-3.33270764350891</text:p>
          </table:table-cell>
          <table:table-cell office:value-type="float" office:value="0.0770756453275681" calcext:value-type="float">
            <text:p>0.0770756453275681</text:p>
          </table:table-cell>
          <table:table-cell office:value-type="float" office:value="-0.504184544086456" calcext:value-type="float">
            <text:p>-0.504184544086456</text:p>
          </table:table-cell>
          <table:table-cell office:value-type="float" office:value="-0.136289790272713" calcext:value-type="float">
            <text:p>-0.136289790272713</text:p>
          </table:table-cell>
          <table:table-cell office:value-type="float" office:value="-0.852773725986481" calcext:value-type="float">
            <text:p>-0.852773725986481</text:p>
          </table:table-cell>
          <table:table-cell office:value-type="float" office:value="-0.185451716184616" calcext:value-type="float">
            <text:p>-0.185451716184616</text:p>
          </table:table-cell>
          <table:table-cell office:value-type="float" office:value="0.248548701405525" calcext:value-type="float">
            <text:p>0.248548701405525</text:p>
          </table:table-cell>
          <table:table-cell office:value-type="float" office:value="0.384466260671616" calcext:value-type="float">
            <text:p>0.3844662606716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552" calcext:value-type="float">
            <text:p>1419950946.2552</text:p>
          </table:table-cell>
          <table:table-cell office:value-type="string" calcext:value-type="string">
            <text:p>Acceleration</text:p>
          </table:table-cell>
          <table:table-cell office:value-type="float" office:value="-0.537811279296875" calcext:value-type="float">
            <text:p>-0.537811279296875</text:p>
          </table:table-cell>
          <table:table-cell office:value-type="float" office:value="-0.405410766601563" calcext:value-type="float">
            <text:p>-0.405410766601563</text:p>
          </table:table-cell>
          <table:table-cell office:value-type="float" office:value="-0.96160888671875" calcext:value-type="float">
            <text:p>-0.96160888671875</text:p>
          </table:table-cell>
          <table:table-cell table:number-columns-repeated="16"/>
        </table:table-row>
        <table:table-row table:style-name="ro2">
          <table:table-cell office:value-type="float" office:value="1419950946.25537" calcext:value-type="float">
            <text:p>1419950946.25537</text:p>
          </table:table-cell>
          <table:table-cell office:value-type="string" calcext:value-type="string">
            <text:p>Acceleration</text:p>
          </table:table-cell>
          <table:table-cell office:value-type="float" office:value="-0.490341186523438" calcext:value-type="float">
            <text:p>-0.490341186523438</text:p>
          </table:table-cell>
          <table:table-cell office:value-type="float" office:value="-0.476181030273438" calcext:value-type="float">
            <text:p>-0.476181030273438</text:p>
          </table:table-cell>
          <table:table-cell office:value-type="float" office:value="-1.17732238769531" calcext:value-type="float">
            <text:p>-1.17732238769531</text:p>
          </table:table-cell>
          <table:table-cell table:number-columns-repeated="16"/>
        </table:table-row>
        <table:table-row table:style-name="ro2">
          <table:table-cell office:value-type="float" office:value="1419950946.25784" calcext:value-type="float">
            <text:p>1419950946.25784</text:p>
          </table:table-cell>
          <table:table-cell office:value-type="string" calcext:value-type="string">
            <text:p>Magnetic</text:p>
          </table:table-cell>
          <table:table-cell office:value-type="float" office:value="62.3194274902344" calcext:value-type="float">
            <text:p>62.3194274902344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45.228775024414" calcext:value-type="float">
            <text:p>145.228775024414</text:p>
          </table:table-cell>
          <table:table-cell table:number-columns-repeated="16"/>
        </table:table-row>
        <table:table-row table:style-name="ro2">
          <table:table-cell office:value-type="float" office:value="1419950946.25878" calcext:value-type="float">
            <text:p>1419950946.25878</text:p>
          </table:table-cell>
          <table:table-cell office:value-type="string" calcext:value-type="string">
            <text:p>Gyro</text:p>
          </table:table-cell>
          <table:table-cell office:value-type="float" office:value="0.413326063289715" calcext:value-type="float">
            <text:p>0.413326063289715</text:p>
          </table:table-cell>
          <table:table-cell office:value-type="float" office:value="-4.82177459373417" calcext:value-type="float">
            <text:p>-4.82177459373417</text:p>
          </table:table-cell>
          <table:table-cell office:value-type="float" office:value="0.010652644360317" calcext:value-type="float">
            <text:p>0.010652644360317</text:p>
          </table:table-cell>
          <table:table-cell table:number-columns-repeated="16"/>
        </table:table-row>
        <table:table-row table:style-name="ro2">
          <table:table-cell office:value-type="float" office:value="1419950946.25872" calcext:value-type="float">
            <text:p>1419950946.25872</text:p>
          </table:table-cell>
          <table:table-cell office:value-type="string" calcext:value-type="string">
            <text:p>Motion</text:p>
          </table:table-cell>
          <table:table-cell office:value-type="float" office:value="1.59200298786163" calcext:value-type="float">
            <text:p>1.59200298786163</text:p>
          </table:table-cell>
          <table:table-cell office:value-type="float" office:value="-3.86812424659729" calcext:value-type="float">
            <text:p>-3.86812424659729</text:p>
          </table:table-cell>
          <table:table-cell office:value-type="float" office:value="-0.310480564832687" calcext:value-type="float">
            <text:p>-0.310480564832687</text:p>
          </table:table-cell>
          <table:table-cell office:value-type="float" office:value="-0.574901197415199" calcext:value-type="float">
            <text:p>-0.574901197415199</text:p>
          </table:table-cell>
          <table:table-cell office:value-type="float" office:value="0.154235523812887" calcext:value-type="float">
            <text:p>0.154235523812887</text:p>
          </table:table-cell>
          <table:table-cell office:value-type="float" office:value="-0.242601018319327" calcext:value-type="float">
            <text:p>-0.242601018319327</text:p>
          </table:table-cell>
          <table:table-cell office:value-type="float" office:value="1.59200298786163" calcext:value-type="float">
            <text:p>1.59200298786163</text:p>
          </table:table-cell>
          <table:table-cell office:value-type="float" office:value="-3.86812424659729" calcext:value-type="float">
            <text:p>-3.86812424659729</text:p>
          </table:table-cell>
          <table:table-cell office:value-type="float" office:value="-0.310480564832687" calcext:value-type="float">
            <text:p>-0.310480564832687</text:p>
          </table:table-cell>
          <table:table-cell office:value-type="float" office:value="-0.537297129631043" calcext:value-type="float">
            <text:p>-0.537297129631043</text:p>
          </table:table-cell>
          <table:table-cell office:value-type="float" office:value="-0.15362474322319" calcext:value-type="float">
            <text:p>-0.15362474322319</text:p>
          </table:table-cell>
          <table:table-cell office:value-type="float" office:value="-0.829283535480499" calcext:value-type="float">
            <text:p>-0.829283535480499</text:p>
          </table:table-cell>
          <table:table-cell office:value-type="float" office:value="-0.139445409178734" calcext:value-type="float">
            <text:p>-0.139445409178734</text:p>
          </table:table-cell>
          <table:table-cell office:value-type="float" office:value="-0.124237805604935" calcext:value-type="float">
            <text:p>-0.124237805604935</text:p>
          </table:table-cell>
          <table:table-cell office:value-type="float" office:value="0.100478015840054" calcext:value-type="float">
            <text:p>0.10047801584005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5906" calcext:value-type="float">
            <text:p>1419950946.25906</text:p>
          </table:table-cell>
          <table:table-cell office:value-type="string" calcext:value-type="string">
            <text:p>Motion</text:p>
          </table:table-cell>
          <table:table-cell office:value-type="float" office:value="0.851998448371887" calcext:value-type="float">
            <text:p>0.851998448371887</text:p>
          </table:table-cell>
          <table:table-cell office:value-type="float" office:value="-4.32339382171631" calcext:value-type="float">
            <text:p>-4.32339382171631</text:p>
          </table:table-cell>
          <table:table-cell office:value-type="float" office:value="-0.296534597873688" calcext:value-type="float">
            <text:p>-0.296534597873688</text:p>
          </table:table-cell>
          <table:table-cell office:value-type="float" office:value="-0.620206339782051" calcext:value-type="float">
            <text:p>-0.620206339782051</text:p>
          </table:table-cell>
          <table:table-cell office:value-type="float" office:value="0.165215678359577" calcext:value-type="float">
            <text:p>0.165215678359577</text:p>
          </table:table-cell>
          <table:table-cell office:value-type="float" office:value="-0.239304108616542" calcext:value-type="float">
            <text:p>-0.239304108616542</text:p>
          </table:table-cell>
          <table:table-cell office:value-type="float" office:value="0.851998448371887" calcext:value-type="float">
            <text:p>0.851998448371887</text:p>
          </table:table-cell>
          <table:table-cell office:value-type="float" office:value="-4.32339382171631" calcext:value-type="float">
            <text:p>-4.32339382171631</text:p>
          </table:table-cell>
          <table:table-cell office:value-type="float" office:value="-0.296534597873688" calcext:value-type="float">
            <text:p>-0.296534597873688</text:p>
          </table:table-cell>
          <table:table-cell office:value-type="float" office:value="-0.573288798332214" calcext:value-type="float">
            <text:p>-0.573288798332214</text:p>
          </table:table-cell>
          <table:table-cell office:value-type="float" office:value="-0.164465069770813" calcext:value-type="float">
            <text:p>-0.164465069770813</text:p>
          </table:table-cell>
          <table:table-cell office:value-type="float" office:value="-0.802677512168884" calcext:value-type="float">
            <text:p>-0.802677512168884</text:p>
          </table:table-cell>
          <table:table-cell office:value-type="float" office:value="0.0354775078594685" calcext:value-type="float">
            <text:p>0.0354775078594685</text:p>
          </table:table-cell>
          <table:table-cell office:value-type="float" office:value="-0.240945696830749" calcext:value-type="float">
            <text:p>-0.240945696830749</text:p>
          </table:table-cell>
          <table:table-cell office:value-type="float" office:value="-0.158931359648704" calcext:value-type="float">
            <text:p>-0.1589313596487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7505" calcext:value-type="float">
            <text:p>1419950946.27505</text:p>
          </table:table-cell>
          <table:table-cell office:value-type="string" calcext:value-type="string">
            <text:p>Gyro</text:p>
          </table:table-cell>
          <table:table-cell office:value-type="float" office:value="0.451969595971201" calcext:value-type="float">
            <text:p>0.451969595971201</text:p>
          </table:table-cell>
          <table:table-cell office:value-type="float" office:value="-5.20331396520103" calcext:value-type="float">
            <text:p>-5.20331396520103</text:p>
          </table:table-cell>
          <table:table-cell office:value-type="float" office:value="0.405885191204033" calcext:value-type="float">
            <text:p>0.405885191204033</text:p>
          </table:table-cell>
          <table:table-cell table:number-columns-repeated="16"/>
        </table:table-row>
        <table:table-row table:style-name="ro2">
          <table:table-cell office:value-type="float" office:value="1419950946.2756" calcext:value-type="float">
            <text:p>1419950946.2756</text:p>
          </table:table-cell>
          <table:table-cell office:value-type="string" calcext:value-type="string">
            <text:p>Gyro</text:p>
          </table:table-cell>
          <table:table-cell office:value-type="float" office:value="1.04873579304223" calcext:value-type="float">
            <text:p>1.04873579304223</text:p>
          </table:table-cell>
          <table:table-cell office:value-type="float" office:value="-5.49712881036067" calcext:value-type="float">
            <text:p>-5.49712881036067</text:p>
          </table:table-cell>
          <table:table-cell office:value-type="float" office:value="0.695250426814375" calcext:value-type="float">
            <text:p>0.695250426814375</text:p>
          </table:table-cell>
          <table:table-cell table:number-columns-repeated="16"/>
        </table:table-row>
        <table:table-row table:style-name="ro2">
          <table:table-cell office:value-type="float" office:value="1419950946.27594" calcext:value-type="float">
            <text:p>1419950946.27594</text:p>
          </table:table-cell>
          <table:table-cell office:value-type="string" calcext:value-type="string">
            <text:p>Acceleration</text:p>
          </table:table-cell>
          <table:table-cell office:value-type="float" office:value="-0.521942138671875" calcext:value-type="float">
            <text:p>-0.521942138671875</text:p>
          </table:table-cell>
          <table:table-cell office:value-type="float" office:value="-0.46728515625" calcext:value-type="float">
            <text:p>-0.46728515625</text:p>
          </table:table-cell>
          <table:table-cell office:value-type="float" office:value="-1.39459228515625" calcext:value-type="float">
            <text:p>-1.39459228515625</text:p>
          </table:table-cell>
          <table:table-cell table:number-columns-repeated="16"/>
        </table:table-row>
        <table:table-row table:style-name="ro2">
          <table:table-cell office:value-type="float" office:value="1419950946.27622" calcext:value-type="float">
            <text:p>1419950946.27622</text:p>
          </table:table-cell>
          <table:table-cell office:value-type="string" calcext:value-type="string">
            <text:p>Acceleration</text:p>
          </table:table-cell>
          <table:table-cell office:value-type="float" office:value="-0.612518310546875" calcext:value-type="float">
            <text:p>-0.612518310546875</text:p>
          </table:table-cell>
          <table:table-cell office:value-type="float" office:value="-0.399017333984375" calcext:value-type="float">
            <text:p>-0.399017333984375</text:p>
          </table:table-cell>
          <table:table-cell office:value-type="float" office:value="-1.54719543457031" calcext:value-type="float">
            <text:p>-1.54719543457031</text:p>
          </table:table-cell>
          <table:table-cell table:number-columns-repeated="16"/>
        </table:table-row>
        <table:table-row table:style-name="ro2">
          <table:table-cell office:value-type="float" office:value="1419950946.27553" calcext:value-type="float">
            <text:p>1419950946.27553</text:p>
          </table:table-cell>
          <table:table-cell office:value-type="string" calcext:value-type="string">
            <text:p>Motion</text:p>
          </table:table-cell>
          <table:table-cell office:value-type="float" office:value="0.421681672334671" calcext:value-type="float">
            <text:p>0.421681672334671</text:p>
          </table:table-cell>
          <table:table-cell office:value-type="float" office:value="-4.79394483566284" calcext:value-type="float">
            <text:p>-4.79394483566284</text:p>
          </table:table-cell>
          <table:table-cell office:value-type="float" office:value="-0.00613522948697209" calcext:value-type="float">
            <text:p>-0.00613522948697209</text:p>
          </table:table-cell>
          <table:table-cell office:value-type="float" office:value="-0.670481172491095" calcext:value-type="float">
            <text:p>-0.670481172491095</text:p>
          </table:table-cell>
          <table:table-cell office:value-type="float" office:value="0.170137704520557" calcext:value-type="float">
            <text:p>0.170137704520557</text:p>
          </table:table-cell>
          <table:table-cell office:value-type="float" office:value="-0.23683263850387" calcext:value-type="float">
            <text:p>-0.23683263850387</text:p>
          </table:table-cell>
          <table:table-cell office:value-type="float" office:value="0.421681672334671" calcext:value-type="float">
            <text:p>0.421681672334671</text:p>
          </table:table-cell>
          <table:table-cell office:value-type="float" office:value="-4.79394483566284" calcext:value-type="float">
            <text:p>-4.79394483566284</text:p>
          </table:table-cell>
          <table:table-cell office:value-type="float" office:value="-0.00613522948697209" calcext:value-type="float">
            <text:p>-0.00613522948697209</text:p>
          </table:table-cell>
          <table:table-cell office:value-type="float" office:value="-0.612391471862793" calcext:value-type="float">
            <text:p>-0.612391471862793</text:p>
          </table:table-cell>
          <table:table-cell office:value-type="float" office:value="-0.169318065047264" calcext:value-type="float">
            <text:p>-0.169318065047264</text:p>
          </table:table-cell>
          <table:table-cell office:value-type="float" office:value="-0.772209823131561" calcext:value-type="float">
            <text:p>-0.772209823131561</text:p>
          </table:table-cell>
          <table:table-cell office:value-type="float" office:value="0.122050307691097" calcext:value-type="float">
            <text:p>0.122050307691097</text:p>
          </table:table-cell>
          <table:table-cell office:value-type="float" office:value="-0.306862950325012" calcext:value-type="float">
            <text:p>-0.306862950325012</text:p>
          </table:table-cell>
          <table:table-cell office:value-type="float" office:value="-0.405112534761429" calcext:value-type="float">
            <text:p>-0.4051125347614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8392" calcext:value-type="float">
            <text:p>1419950946.28392</text:p>
          </table:table-cell>
          <table:table-cell office:value-type="string" calcext:value-type="string">
            <text:p>Magnetic</text:p>
          </table:table-cell>
          <table:table-cell office:value-type="float" office:value="64.859619140625" calcext:value-type="float">
            <text:p>64.859619140625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42.429580688477" calcext:value-type="float">
            <text:p>142.429580688477</text:p>
          </table:table-cell>
          <table:table-cell table:number-columns-repeated="16"/>
        </table:table-row>
        <table:table-row table:style-name="ro2">
          <table:table-cell office:value-type="float" office:value="1419950946.29091" calcext:value-type="float">
            <text:p>1419950946.29091</text:p>
          </table:table-cell>
          <table:table-cell office:value-type="string" calcext:value-type="string">
            <text:p>Gyro</text:p>
          </table:table-cell>
          <table:table-cell office:value-type="float" office:value="1.93304402564133" calcext:value-type="float">
            <text:p>1.93304402564133</text:p>
          </table:table-cell>
          <table:table-cell office:value-type="float" office:value="-5.55256517161176" calcext:value-type="float">
            <text:p>-5.55256517161176</text:p>
          </table:table-cell>
          <table:table-cell office:value-type="float" office:value="0.786228270709226" calcext:value-type="float">
            <text:p>0.786228270709226</text:p>
          </table:table-cell>
          <table:table-cell table:number-columns-repeated="16"/>
        </table:table-row>
        <table:table-row table:style-name="ro2">
          <table:table-cell office:value-type="float" office:value="1419950946.29052" calcext:value-type="float">
            <text:p>1419950946.29052</text:p>
          </table:table-cell>
          <table:table-cell office:value-type="string" calcext:value-type="string">
            <text:p>Motion</text:p>
          </table:table-cell>
          <table:table-cell office:value-type="float" office:value="0.460325181484222" calcext:value-type="float">
            <text:p>0.460325181484222</text:p>
          </table:table-cell>
          <table:table-cell office:value-type="float" office:value="-5.17548418045044" calcext:value-type="float">
            <text:p>-5.17548418045044</text:p>
          </table:table-cell>
          <table:table-cell office:value-type="float" office:value="0.389097362756729" calcext:value-type="float">
            <text:p>0.389097362756729</text:p>
          </table:table-cell>
          <table:table-cell office:value-type="float" office:value="-0.725469380611467" calcext:value-type="float">
            <text:p>-0.725469380611467</text:p>
          </table:table-cell>
          <table:table-cell office:value-type="float" office:value="0.171519203653826" calcext:value-type="float">
            <text:p>0.171519203653826</text:p>
          </table:table-cell>
          <table:table-cell office:value-type="float" office:value="-0.231577259085877" calcext:value-type="float">
            <text:p>-0.231577259085877</text:p>
          </table:table-cell>
          <table:table-cell office:value-type="float" office:value="0.460325181484222" calcext:value-type="float">
            <text:p>0.460325181484222</text:p>
          </table:table-cell>
          <table:table-cell office:value-type="float" office:value="-5.17548418045044" calcext:value-type="float">
            <text:p>-5.17548418045044</text:p>
          </table:table-cell>
          <table:table-cell office:value-type="float" office:value="0.389097362756729" calcext:value-type="float">
            <text:p>0.389097362756729</text:p>
          </table:table-cell>
          <table:table-cell office:value-type="float" office:value="-0.653751075267792" calcext:value-type="float">
            <text:p>-0.653751075267792</text:p>
          </table:table-cell>
          <table:table-cell office:value-type="float" office:value="-0.170679450035095" calcext:value-type="float">
            <text:p>-0.170679450035095</text:p>
          </table:table-cell>
          <table:table-cell office:value-type="float" office:value="-0.737209618091583" calcext:value-type="float">
            <text:p>-0.737209618091583</text:p>
          </table:table-cell>
          <table:table-cell office:value-type="float" office:value="0.131808966398239" calcext:value-type="float">
            <text:p>0.131808966398239</text:p>
          </table:table-cell>
          <table:table-cell office:value-type="float" office:value="-0.296605706214905" calcext:value-type="float">
            <text:p>-0.296605706214905</text:p>
          </table:table-cell>
          <table:table-cell office:value-type="float" office:value="-0.657382667064667" calcext:value-type="float">
            <text:p>-0.6573826670646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9119" calcext:value-type="float">
            <text:p>1419950946.29119</text:p>
          </table:table-cell>
          <table:table-cell office:value-type="string" calcext:value-type="string">
            <text:p>Motion</text:p>
          </table:table-cell>
          <table:table-cell office:value-type="float" office:value="1.05709135532379" calcext:value-type="float">
            <text:p>1.05709135532379</text:p>
          </table:table-cell>
          <table:table-cell office:value-type="float" office:value="-5.46929931640625" calcext:value-type="float">
            <text:p>-5.46929931640625</text:p>
          </table:table-cell>
          <table:table-cell office:value-type="float" office:value="0.678462564945221" calcext:value-type="float">
            <text:p>0.678462564945221</text:p>
          </table:table-cell>
          <table:table-cell office:value-type="float" office:value="-0.785027552746795" calcext:value-type="float">
            <text:p>-0.785027552746795</text:p>
          </table:table-cell>
          <table:table-cell office:value-type="float" office:value="0.173850549903691" calcext:value-type="float">
            <text:p>0.173850549903691</text:p>
          </table:table-cell>
          <table:table-cell office:value-type="float" office:value="-0.220175135197853" calcext:value-type="float">
            <text:p>-0.220175135197853</text:p>
          </table:table-cell>
          <table:table-cell office:value-type="float" office:value="1.05709135532379" calcext:value-type="float">
            <text:p>1.05709135532379</text:p>
          </table:table-cell>
          <table:table-cell office:value-type="float" office:value="-5.46929931640625" calcext:value-type="float">
            <text:p>-5.46929931640625</text:p>
          </table:table-cell>
          <table:table-cell office:value-type="float" office:value="0.678462564945221" calcext:value-type="float">
            <text:p>0.678462564945221</text:p>
          </table:table-cell>
          <table:table-cell office:value-type="float" office:value="-0.696189701557159" calcext:value-type="float">
            <text:p>-0.696189701557159</text:p>
          </table:table-cell>
          <table:table-cell office:value-type="float" office:value="-0.172976136207581" calcext:value-type="float">
            <text:p>-0.172976136207581</text:p>
          </table:table-cell>
          <table:table-cell office:value-type="float" office:value="-0.696705937385559" calcext:value-type="float">
            <text:p>-0.696705937385559</text:p>
          </table:table-cell>
          <table:table-cell office:value-type="float" office:value="0.083671398460865" calcext:value-type="float">
            <text:p>0.083671398460865</text:p>
          </table:table-cell>
          <table:table-cell office:value-type="float" office:value="-0.226041197776794" calcext:value-type="float">
            <text:p>-0.226041197776794</text:p>
          </table:table-cell>
          <table:table-cell office:value-type="float" office:value="-0.850489497184753" calcext:value-type="float">
            <text:p>-0.8504894971847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29424" calcext:value-type="float">
            <text:p>1419950946.29424</text:p>
          </table:table-cell>
          <table:table-cell office:value-type="string" calcext:value-type="string">
            <text:p>Acceleration</text:p>
          </table:table-cell>
          <table:table-cell office:value-type="float" office:value="-0.704208374023438" calcext:value-type="float">
            <text:p>-0.704208374023438</text:p>
          </table:table-cell>
          <table:table-cell office:value-type="float" office:value="-0.3292236328125" calcext:value-type="float">
            <text:p>-0.3292236328125</text:p>
          </table:table-cell>
          <table:table-cell office:value-type="float" office:value="-1.55673217773438" calcext:value-type="float">
            <text:p>-1.55673217773438</text:p>
          </table:table-cell>
          <table:table-cell table:number-columns-repeated="16"/>
        </table:table-row>
        <table:table-row table:style-name="ro2">
          <table:table-cell office:value-type="float" office:value="1419950946.2944" calcext:value-type="float">
            <text:p>1419950946.2944</text:p>
          </table:table-cell>
          <table:table-cell office:value-type="string" calcext:value-type="string">
            <text:p>Acceleration</text:p>
          </table:table-cell>
          <table:table-cell office:value-type="float" office:value="-0.698959350585938" calcext:value-type="float">
            <text:p>-0.698959350585938</text:p>
          </table:table-cell>
          <table:table-cell office:value-type="float" office:value="-0.2901611328125" calcext:value-type="float">
            <text:p>-0.2901611328125</text:p>
          </table:table-cell>
          <table:table-cell office:value-type="float" office:value="-1.46702575683594" calcext:value-type="float">
            <text:p>-1.46702575683594</text:p>
          </table:table-cell>
          <table:table-cell table:number-columns-repeated="16"/>
        </table:table-row>
        <table:table-row table:style-name="ro2">
          <table:table-cell office:value-type="float" office:value="1419950946.30653" calcext:value-type="float">
            <text:p>1419950946.30653</text:p>
          </table:table-cell>
          <table:table-cell office:value-type="string" calcext:value-type="string">
            <text:p>Gyro</text:p>
          </table:table-cell>
          <table:table-cell office:value-type="float" office:value="2.85158772668562" calcext:value-type="float">
            <text:p>2.85158772668562</text:p>
          </table:table-cell>
          <table:table-cell office:value-type="float" office:value="-5.35246057362539" calcext:value-type="float">
            <text:p>-5.35246057362539</text:p>
          </table:table-cell>
          <table:table-cell office:value-type="float" office:value="0.794260630873014" calcext:value-type="float">
            <text:p>0.794260630873014</text:p>
          </table:table-cell>
          <table:table-cell table:number-columns-repeated="16"/>
        </table:table-row>
        <table:table-row table:style-name="ro2">
          <table:table-cell office:value-type="float" office:value="1419950946.30695" calcext:value-type="float">
            <text:p>1419950946.30695</text:p>
          </table:table-cell>
          <table:table-cell office:value-type="string" calcext:value-type="string">
            <text:p>Gyro</text:p>
          </table:table-cell>
          <table:table-cell office:value-type="float" office:value="3.62696574648164" calcext:value-type="float">
            <text:p>3.62696574648164</text:p>
          </table:table-cell>
          <table:table-cell office:value-type="float" office:value="-5.30485284071469" calcext:value-type="float">
            <text:p>-5.30485284071469</text:p>
          </table:table-cell>
          <table:table-cell office:value-type="float" office:value="1.06061215992344" calcext:value-type="float">
            <text:p>1.06061215992344</text:p>
          </table:table-cell>
          <table:table-cell table:number-columns-repeated="16"/>
        </table:table-row>
        <table:table-row table:style-name="ro2">
          <table:table-cell office:value-type="float" office:value="1419950946.30674" calcext:value-type="float">
            <text:p>1419950946.30674</text:p>
          </table:table-cell>
          <table:table-cell office:value-type="string" calcext:value-type="string">
            <text:p>Motion</text:p>
          </table:table-cell>
          <table:table-cell office:value-type="float" office:value="1.94139957427979" calcext:value-type="float">
            <text:p>1.94139957427979</text:p>
          </table:table-cell>
          <table:table-cell office:value-type="float" office:value="-5.52473545074463" calcext:value-type="float">
            <text:p>-5.52473545074463</text:p>
          </table:table-cell>
          <table:table-cell office:value-type="float" office:value="0.769440472126007" calcext:value-type="float">
            <text:p>0.769440472126007</text:p>
          </table:table-cell>
          <table:table-cell office:value-type="float" office:value="-0.847246378038666" calcext:value-type="float">
            <text:p>-0.847246378038666</text:p>
          </table:table-cell>
          <table:table-cell office:value-type="float" office:value="0.180407741980665" calcext:value-type="float">
            <text:p>0.180407741980665</text:p>
          </table:table-cell>
          <table:table-cell office:value-type="float" office:value="-0.201108115197919" calcext:value-type="float">
            <text:p>-0.201108115197919</text:p>
          </table:table-cell>
          <table:table-cell office:value-type="float" office:value="1.94139957427979" calcext:value-type="float">
            <text:p>1.94139957427979</text:p>
          </table:table-cell>
          <table:table-cell office:value-type="float" office:value="-5.52473545074463" calcext:value-type="float">
            <text:p>-5.52473545074463</text:p>
          </table:table-cell>
          <table:table-cell office:value-type="float" office:value="0.769440472126007" calcext:value-type="float">
            <text:p>0.769440472126007</text:p>
          </table:table-cell>
          <table:table-cell office:value-type="float" office:value="-0.737296938896179" calcext:value-type="float">
            <text:p>-0.737296938896179</text:p>
          </table:table-cell>
          <table:table-cell office:value-type="float" office:value="-0.179430708289146" calcext:value-type="float">
            <text:p>-0.179430708289146</text:p>
          </table:table-cell>
          <table:table-cell office:value-type="float" office:value="-0.651304721832275" calcext:value-type="float">
            <text:p>-0.651304721832275</text:p>
          </table:table-cell>
          <table:table-cell office:value-type="float" office:value="0.0330885611474514" calcext:value-type="float">
            <text:p>0.0330885611474514</text:p>
          </table:table-cell>
          <table:table-cell office:value-type="float" office:value="-0.149792924523354" calcext:value-type="float">
            <text:p>-0.149792924523354</text:p>
          </table:table-cell>
          <table:table-cell office:value-type="float" office:value="-0.9054274559021" calcext:value-type="float">
            <text:p>-0.90542745590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0987" calcext:value-type="float">
            <text:p>1419950946.30987</text:p>
          </table:table-cell>
          <table:table-cell office:value-type="string" calcext:value-type="string">
            <text:p>Magnetic</text:p>
          </table:table-cell>
          <table:table-cell office:value-type="float" office:value="64.859619140625" calcext:value-type="float">
            <text:p>64.859619140625</text:p>
          </table:table-cell>
          <table:table-cell office:value-type="float" office:value="229.46418762207" calcext:value-type="float">
            <text:p>229.46418762207</text:p>
          </table:table-cell>
          <table:table-cell office:value-type="float" office:value="142.10026550293" calcext:value-type="float">
            <text:p>142.10026550293</text:p>
          </table:table-cell>
          <table:table-cell table:number-columns-repeated="16"/>
        </table:table-row>
        <table:table-row table:style-name="ro2">
          <table:table-cell office:value-type="float" office:value="1419950946.31402" calcext:value-type="float">
            <text:p>1419950946.31402</text:p>
          </table:table-cell>
          <table:table-cell office:value-type="string" calcext:value-type="string">
            <text:p>Acceleration</text:p>
          </table:table-cell>
          <table:table-cell office:value-type="float" office:value="-0.560882568359375" calcext:value-type="float">
            <text:p>-0.560882568359375</text:p>
          </table:table-cell>
          <table:table-cell office:value-type="float" office:value="-0.260696411132812" calcext:value-type="float">
            <text:p>-0.260696411132812</text:p>
          </table:table-cell>
          <table:table-cell office:value-type="float" office:value="-1.3914794921875" calcext:value-type="float">
            <text:p>-1.3914794921875</text:p>
          </table:table-cell>
          <table:table-cell table:number-columns-repeated="16"/>
        </table:table-row>
        <table:table-row table:style-name="ro2">
          <table:table-cell office:value-type="float" office:value="1419950946.31414" calcext:value-type="float">
            <text:p>1419950946.31414</text:p>
          </table:table-cell>
          <table:table-cell office:value-type="string" calcext:value-type="string">
            <text:p>Acceleration</text:p>
          </table:table-cell>
          <table:table-cell office:value-type="float" office:value="-0.412979125976563" calcext:value-type="float">
            <text:p>-0.412979125976563</text:p>
          </table:table-cell>
          <table:table-cell office:value-type="float" office:value="-0.264358520507812" calcext:value-type="float">
            <text:p>-0.264358520507812</text:p>
          </table:table-cell>
          <table:table-cell office:value-type="float" office:value="-1.28338623046875" calcext:value-type="float">
            <text:p>-1.28338623046875</text:p>
          </table:table-cell>
          <table:table-cell table:number-columns-repeated="16"/>
        </table:table-row>
        <table:table-row table:style-name="ro2">
          <table:table-cell office:value-type="float" office:value="1419950946.32268" calcext:value-type="float">
            <text:p>1419950946.32268</text:p>
          </table:table-cell>
          <table:table-cell office:value-type="string" calcext:value-type="string">
            <text:p>Gyro</text:p>
          </table:table-cell>
          <table:table-cell office:value-type="float" office:value="4.31429380168525" calcext:value-type="float">
            <text:p>4.31429380168525</text:p>
          </table:table-cell>
          <table:table-cell office:value-type="float" office:value="-5.49701908812376" calcext:value-type="float">
            <text:p>-5.49701908812376</text:p>
          </table:table-cell>
          <table:table-cell office:value-type="float" office:value="1.75217464126027" calcext:value-type="float">
            <text:p>1.75217464126027</text:p>
          </table:table-cell>
          <table:table-cell table:number-columns-repeated="16"/>
        </table:table-row>
        <table:table-row table:style-name="ro2">
          <table:table-cell office:value-type="float" office:value="1419950946.32267" calcext:value-type="float">
            <text:p>1419950946.32267</text:p>
          </table:table-cell>
          <table:table-cell office:value-type="string" calcext:value-type="string">
            <text:p>Motion</text:p>
          </table:table-cell>
          <table:table-cell office:value-type="float" office:value="2.85994338989258" calcext:value-type="float">
            <text:p>2.85994338989258</text:p>
          </table:table-cell>
          <table:table-cell office:value-type="float" office:value="-5.32463073730469" calcext:value-type="float">
            <text:p>-5.32463073730469</text:p>
          </table:table-cell>
          <table:table-cell office:value-type="float" office:value="0.777472853660584" calcext:value-type="float">
            <text:p>0.777472853660584</text:p>
          </table:table-cell>
          <table:table-cell office:value-type="float" office:value="-0.909633812311215" calcext:value-type="float">
            <text:p>-0.909633812311215</text:p>
          </table:table-cell>
          <table:table-cell office:value-type="float" office:value="0.191981971721523" calcext:value-type="float">
            <text:p>0.191981971721523</text:p>
          </table:table-cell>
          <table:table-cell office:value-type="float" office:value="-0.173804498035682" calcext:value-type="float">
            <text:p>-0.173804498035682</text:p>
          </table:table-cell>
          <table:table-cell office:value-type="float" office:value="2.85994338989258" calcext:value-type="float">
            <text:p>2.85994338989258</text:p>
          </table:table-cell>
          <table:table-cell office:value-type="float" office:value="-5.32463073730469" calcext:value-type="float">
            <text:p>-5.32463073730469</text:p>
          </table:table-cell>
          <table:table-cell office:value-type="float" office:value="0.777472853660584" calcext:value-type="float">
            <text:p>0.777472853660584</text:p>
          </table:table-cell>
          <table:table-cell office:value-type="float" office:value="-0.774778306484222" calcext:value-type="float">
            <text:p>-0.774778306484222</text:p>
          </table:table-cell>
          <table:table-cell office:value-type="float" office:value="-0.190804824233055" calcext:value-type="float">
            <text:p>-0.190804824233055</text:p>
          </table:table-cell>
          <table:table-cell office:value-type="float" office:value="-0.602753758430481" calcext:value-type="float">
            <text:p>-0.602753758430481</text:p>
          </table:table-cell>
          <table:table-cell office:value-type="float" office:value="0.0758189558982849" calcext:value-type="float">
            <text:p>0.0758189558982849</text:p>
          </table:table-cell>
          <table:table-cell office:value-type="float" office:value="-0.0993563085794449" calcext:value-type="float">
            <text:p>-0.0993563085794449</text:p>
          </table:table-cell>
          <table:table-cell office:value-type="float" office:value="-0.864271998405456" calcext:value-type="float">
            <text:p>-0.8642719984054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2299" calcext:value-type="float">
            <text:p>1419950946.32299</text:p>
          </table:table-cell>
          <table:table-cell office:value-type="string" calcext:value-type="string">
            <text:p>Motion</text:p>
          </table:table-cell>
          <table:table-cell office:value-type="float" office:value="3.63532137870789" calcext:value-type="float">
            <text:p>3.63532137870789</text:p>
          </table:table-cell>
          <table:table-cell office:value-type="float" office:value="-5.27702379226685" calcext:value-type="float">
            <text:p>-5.27702379226685</text:p>
          </table:table-cell>
          <table:table-cell office:value-type="float" office:value="1.0438244342804" calcext:value-type="float">
            <text:p>1.0438244342804</text:p>
          </table:table-cell>
          <table:table-cell office:value-type="float" office:value="-0.972924730180646" calcext:value-type="float">
            <text:p>-0.972924730180646</text:p>
          </table:table-cell>
          <table:table-cell office:value-type="float" office:value="0.205411325959969" calcext:value-type="float">
            <text:p>0.205411325959969</text:p>
          </table:table-cell>
          <table:table-cell office:value-type="float" office:value="-0.137513480482396" calcext:value-type="float">
            <text:p>-0.137513480482396</text:p>
          </table:table-cell>
          <table:table-cell office:value-type="float" office:value="3.63532137870789" calcext:value-type="float">
            <text:p>3.63532137870789</text:p>
          </table:table-cell>
          <table:table-cell office:value-type="float" office:value="-5.27702379226685" calcext:value-type="float">
            <text:p>-5.27702379226685</text:p>
          </table:table-cell>
          <table:table-cell office:value-type="float" office:value="1.0438244342804" calcext:value-type="float">
            <text:p>1.0438244342804</text:p>
          </table:table-cell>
          <table:table-cell office:value-type="float" office:value="-0.809159398078918" calcext:value-type="float">
            <text:p>-0.809159398078918</text:p>
          </table:table-cell>
          <table:table-cell office:value-type="float" office:value="-0.203969851136208" calcext:value-type="float">
            <text:p>-0.203969851136208</text:p>
          </table:table-cell>
          <table:table-cell office:value-type="float" office:value="-0.551051139831543" calcext:value-type="float">
            <text:p>-0.551051139831543</text:p>
          </table:table-cell>
          <table:table-cell office:value-type="float" office:value="0.248276844620705" calcext:value-type="float">
            <text:p>0.248276844620705</text:p>
          </table:table-cell>
          <table:table-cell office:value-type="float" office:value="-0.0567265562713146" calcext:value-type="float">
            <text:p>-0.0567265562713146</text:p>
          </table:table-cell>
          <table:table-cell office:value-type="float" office:value="-0.840428352355957" calcext:value-type="float">
            <text:p>-0.8404283523559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3319" calcext:value-type="float">
            <text:p>1419950946.33319</text:p>
          </table:table-cell>
          <table:table-cell office:value-type="string" calcext:value-type="string">
            <text:p>Acceleration</text:p>
          </table:table-cell>
          <table:table-cell office:value-type="float" office:value="-0.451736450195313" calcext:value-type="float">
            <text:p>-0.451736450195313</text:p>
          </table:table-cell>
          <table:table-cell office:value-type="float" office:value="-0.135406494140625" calcext:value-type="float">
            <text:p>-0.135406494140625</text:p>
          </table:table-cell>
          <table:table-cell office:value-type="float" office:value="-1.11209106445313" calcext:value-type="float">
            <text:p>-1.11209106445313</text:p>
          </table:table-cell>
          <table:table-cell table:number-columns-repeated="16"/>
        </table:table-row>
        <table:table-row table:style-name="ro2">
          <table:table-cell office:value-type="float" office:value="1419950946.33352" calcext:value-type="float">
            <text:p>1419950946.33352</text:p>
          </table:table-cell>
          <table:table-cell office:value-type="string" calcext:value-type="string">
            <text:p>Acceleration</text:p>
          </table:table-cell>
          <table:table-cell office:value-type="float" office:value="-0.609771728515625" calcext:value-type="float">
            <text:p>-0.609771728515625</text:p>
          </table:table-cell>
          <table:table-cell office:value-type="float" office:value="-0.00823974609375" calcext:value-type="float">
            <text:p>-0.00823974609375</text:p>
          </table:table-cell>
          <table:table-cell office:value-type="float" office:value="-0.8955078125" calcext:value-type="float">
            <text:p>-0.8955078125</text:p>
          </table:table-cell>
          <table:table-cell table:number-columns-repeated="16"/>
        </table:table-row>
        <table:table-row table:style-name="ro2">
          <table:table-cell office:value-type="float" office:value="1419950946.33594" calcext:value-type="float">
            <text:p>1419950946.33594</text:p>
          </table:table-cell>
          <table:table-cell office:value-type="string" calcext:value-type="string">
            <text:p>Magnetic</text:p>
          </table:table-cell>
          <table:table-cell office:value-type="float" office:value="66.0450439453125" calcext:value-type="float">
            <text:p>66.0450439453125</text:p>
          </table:table-cell>
          <table:table-cell office:value-type="float" office:value="230.649612426758" calcext:value-type="float">
            <text:p>230.649612426758</text:p>
          </table:table-cell>
          <table:table-cell office:value-type="float" office:value="141.276977539063" calcext:value-type="float">
            <text:p>141.276977539063</text:p>
          </table:table-cell>
          <table:table-cell table:number-columns-repeated="16"/>
        </table:table-row>
        <table:table-row table:style-name="ro2">
          <table:table-cell office:value-type="float" office:value="1419950946.33857" calcext:value-type="float">
            <text:p>1419950946.33857</text:p>
          </table:table-cell>
          <table:table-cell office:value-type="string" calcext:value-type="string">
            <text:p>Gyro</text:p>
          </table:table-cell>
          <table:table-cell office:value-type="float" office:value="4.65517256226099" calcext:value-type="float">
            <text:p>4.65517256226099</text:p>
          </table:table-cell>
          <table:table-cell office:value-type="float" office:value="-5.73371551948782" calcext:value-type="float">
            <text:p>-5.73371551948782</text:p>
          </table:table-cell>
          <table:table-cell office:value-type="float" office:value="1.99298272703131" calcext:value-type="float">
            <text:p>1.99298272703131</text:p>
          </table:table-cell>
          <table:table-cell table:number-columns-repeated="16"/>
        </table:table-row>
        <table:table-row table:style-name="ro2">
          <table:table-cell office:value-type="float" office:value="1419950946.33905" calcext:value-type="float">
            <text:p>1419950946.33905</text:p>
          </table:table-cell>
          <table:table-cell office:value-type="string" calcext:value-type="string">
            <text:p>Gyro</text:p>
          </table:table-cell>
          <table:table-cell office:value-type="float" office:value="4.6346134912778" calcext:value-type="float">
            <text:p>4.6346134912778</text:p>
          </table:table-cell>
          <table:table-cell office:value-type="float" office:value="-6.02260777768857" calcext:value-type="float">
            <text:p>-6.02260777768857</text:p>
          </table:table-cell>
          <table:table-cell office:value-type="float" office:value="1.64501010425992" calcext:value-type="float">
            <text:p>1.64501010425992</text:p>
          </table:table-cell>
          <table:table-cell table:number-columns-repeated="16"/>
        </table:table-row>
        <table:table-row table:style-name="ro2">
          <table:table-cell office:value-type="float" office:value="1419950946.33864" calcext:value-type="float">
            <text:p>1419950946.33864</text:p>
          </table:table-cell>
          <table:table-cell office:value-type="string" calcext:value-type="string">
            <text:p>Motion</text:p>
          </table:table-cell>
          <table:table-cell office:value-type="float" office:value="4.32264947891235" calcext:value-type="float">
            <text:p>4.32264947891235</text:p>
          </table:table-cell>
          <table:table-cell office:value-type="float" office:value="-5.46918964385986" calcext:value-type="float">
            <text:p>-5.46918964385986</text:p>
          </table:table-cell>
          <table:table-cell office:value-type="float" office:value="1.735386967659" calcext:value-type="float">
            <text:p>1.735386967659</text:p>
          </table:table-cell>
          <table:table-cell office:value-type="float" office:value="-1.04041690209543" calcext:value-type="float">
            <text:p>-1.04041690209543</text:p>
          </table:table-cell>
          <table:table-cell office:value-type="float" office:value="0.215090121018789" calcext:value-type="float">
            <text:p>0.215090121018789</text:p>
          </table:table-cell>
          <table:table-cell office:value-type="float" office:value="-0.0901939322541267" calcext:value-type="float">
            <text:p>-0.0901939322541267</text:p>
          </table:table-cell>
          <table:table-cell office:value-type="float" office:value="4.32264947891235" calcext:value-type="float">
            <text:p>4.32264947891235</text:p>
          </table:table-cell>
          <table:table-cell office:value-type="float" office:value="-5.46918964385986" calcext:value-type="float">
            <text:p>-5.46918964385986</text:p>
          </table:table-cell>
          <table:table-cell office:value-type="float" office:value="1.735386967659" calcext:value-type="float">
            <text:p>1.735386967659</text:p>
          </table:table-cell>
          <table:table-cell office:value-type="float" office:value="-0.842738091945648" calcext:value-type="float">
            <text:p>-0.842738091945648</text:p>
          </table:table-cell>
          <table:table-cell office:value-type="float" office:value="-0.213435471057892" calcext:value-type="float">
            <text:p>-0.213435471057892</text:p>
          </table:table-cell>
          <table:table-cell office:value-type="float" office:value="-0.494204223155975" calcext:value-type="float">
            <text:p>-0.494204223155975</text:p>
          </table:table-cell>
          <table:table-cell office:value-type="float" office:value="0.429758965969086" calcext:value-type="float">
            <text:p>0.429758965969086</text:p>
          </table:table-cell>
          <table:table-cell office:value-type="float" office:value="-0.0509230457246304" calcext:value-type="float">
            <text:p>-0.0509230457246304</text:p>
          </table:table-cell>
          <table:table-cell office:value-type="float" office:value="-0.789182007312775" calcext:value-type="float">
            <text:p>-0.7891820073127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5311" calcext:value-type="float">
            <text:p>1419950946.35311</text:p>
          </table:table-cell>
          <table:table-cell office:value-type="string" calcext:value-type="string">
            <text:p>Acceleration</text:p>
          </table:table-cell>
          <table:table-cell office:value-type="float" office:value="-0.797027587890625" calcext:value-type="float">
            <text:p>-0.797027587890625</text:p>
          </table:table-cell>
          <table:table-cell office:value-type="float" office:value="0.192169189453125" calcext:value-type="float">
            <text:p>0.192169189453125</text:p>
          </table:table-cell>
          <table:table-cell office:value-type="float" office:value="-0.458465576171875" calcext:value-type="float">
            <text:p>-0.458465576171875</text:p>
          </table:table-cell>
          <table:table-cell table:number-columns-repeated="16"/>
        </table:table-row>
        <table:table-row table:style-name="ro2">
          <table:table-cell office:value-type="float" office:value="1419950946.35308" calcext:value-type="float">
            <text:p>1419950946.35308</text:p>
          </table:table-cell>
          <table:table-cell office:value-type="string" calcext:value-type="string">
            <text:p>Acceleration</text:p>
          </table:table-cell>
          <table:table-cell office:value-type="float" office:value="-0.730972290039063" calcext:value-type="float">
            <text:p>-0.730972290039063</text:p>
          </table:table-cell>
          <table:table-cell office:value-type="float" office:value="0.104461669921875" calcext:value-type="float">
            <text:p>0.104461669921875</text:p>
          </table:table-cell>
          <table:table-cell office:value-type="float" office:value="-0.670196533203125" calcext:value-type="float">
            <text:p>-0.670196533203125</text:p>
          </table:table-cell>
          <table:table-cell table:number-columns-repeated="16"/>
        </table:table-row>
        <table:table-row table:style-name="ro2">
          <table:table-cell office:value-type="float" office:value="1419950946.35442" calcext:value-type="float">
            <text:p>1419950946.35442</text:p>
          </table:table-cell>
          <table:table-cell office:value-type="string" calcext:value-type="string">
            <text:p>Gyro</text:p>
          </table:table-cell>
          <table:table-cell office:value-type="float" office:value="4.27553362254802" calcext:value-type="float">
            <text:p>4.27553362254802</text:p>
          </table:table-cell>
          <table:table-cell office:value-type="float" office:value="-6.21386322400482" calcext:value-type="float">
            <text:p>-6.21386322400482</text:p>
          </table:table-cell>
          <table:table-cell office:value-type="float" office:value="0.957289499111631" calcext:value-type="float">
            <text:p>0.957289499111631</text:p>
          </table:table-cell>
          <table:table-cell table:number-columns-repeated="16"/>
        </table:table-row>
        <table:table-row table:style-name="ro2">
          <table:table-cell office:value-type="float" office:value="1419950946.3542" calcext:value-type="float">
            <text:p>1419950946.3542</text:p>
          </table:table-cell>
          <table:table-cell office:value-type="string" calcext:value-type="string">
            <text:p>Motion</text:p>
          </table:table-cell>
          <table:table-cell office:value-type="float" office:value="4.66352796554565" calcext:value-type="float">
            <text:p>4.66352796554565</text:p>
          </table:table-cell>
          <table:table-cell office:value-type="float" office:value="-5.70588636398315" calcext:value-type="float">
            <text:p>-5.70588636398315</text:p>
          </table:table-cell>
          <table:table-cell office:value-type="float" office:value="1.9761950969696" calcext:value-type="float">
            <text:p>1.9761950969696</text:p>
          </table:table-cell>
          <table:table-cell office:value-type="float" office:value="-1.1122825383862" calcext:value-type="float">
            <text:p>-1.1122825383862</text:p>
          </table:table-cell>
          <table:table-cell office:value-type="float" office:value="0.219981163290146" calcext:value-type="float">
            <text:p>0.219981163290146</text:p>
          </table:table-cell>
          <table:table-cell office:value-type="float" office:value="-0.0358813019747707" calcext:value-type="float">
            <text:p>-0.0358813019747707</text:p>
          </table:table-cell>
          <table:table-cell office:value-type="float" office:value="4.66352796554565" calcext:value-type="float">
            <text:p>4.66352796554565</text:p>
          </table:table-cell>
          <table:table-cell office:value-type="float" office:value="-5.70588636398315" calcext:value-type="float">
            <text:p>-5.70588636398315</text:p>
          </table:table-cell>
          <table:table-cell office:value-type="float" office:value="1.9761950969696" calcext:value-type="float">
            <text:p>1.9761950969696</text:p>
          </table:table-cell>
          <table:table-cell office:value-type="float" office:value="-0.875101983547211" calcext:value-type="float">
            <text:p>-0.875101983547211</text:p>
          </table:table-cell>
          <table:table-cell office:value-type="float" office:value="-0.218211233615875" calcext:value-type="float">
            <text:p>-0.218211233615875</text:p>
          </table:table-cell>
          <table:table-cell office:value-type="float" office:value="-0.431949526071548" calcext:value-type="float">
            <text:p>-0.431949526071548</text:p>
          </table:table-cell>
          <table:table-cell office:value-type="float" office:value="0.423365503549576" calcext:value-type="float">
            <text:p>0.423365503549576</text:p>
          </table:table-cell>
          <table:table-cell office:value-type="float" office:value="0.0828047469258308" calcext:value-type="float">
            <text:p>0.0828047469258308</text:p>
          </table:table-cell>
          <table:table-cell office:value-type="float" office:value="-0.680141508579254" calcext:value-type="float">
            <text:p>-0.68014150857925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5472" calcext:value-type="float">
            <text:p>1419950946.35472</text:p>
          </table:table-cell>
          <table:table-cell office:value-type="string" calcext:value-type="string">
            <text:p>Motion</text:p>
          </table:table-cell>
          <table:table-cell office:value-type="float" office:value="4.64296913146973" calcext:value-type="float">
            <text:p>4.64296913146973</text:p>
          </table:table-cell>
          <table:table-cell office:value-type="float" office:value="-5.99477863311768" calcext:value-type="float">
            <text:p>-5.99477863311768</text:p>
          </table:table-cell>
          <table:table-cell office:value-type="float" office:value="1.62822246551514" calcext:value-type="float">
            <text:p>1.62822246551514</text:p>
          </table:table-cell>
          <table:table-cell office:value-type="float" office:value="-1.18731916945887" calcext:value-type="float">
            <text:p>-1.18731916945887</text:p>
          </table:table-cell>
          <table:table-cell office:value-type="float" office:value="0.223375596772628" calcext:value-type="float">
            <text:p>0.223375596772628</text:p>
          </table:table-cell>
          <table:table-cell office:value-type="float" office:value="0.0184244301428453" calcext:value-type="float">
            <text:p>0.0184244301428453</text:p>
          </table:table-cell>
          <table:table-cell office:value-type="float" office:value="4.64296913146973" calcext:value-type="float">
            <text:p>4.64296913146973</text:p>
          </table:table-cell>
          <table:table-cell office:value-type="float" office:value="-5.99477863311768" calcext:value-type="float">
            <text:p>-5.99477863311768</text:p>
          </table:table-cell>
          <table:table-cell office:value-type="float" office:value="1.62822246551514" calcext:value-type="float">
            <text:p>1.62822246551514</text:p>
          </table:table-cell>
          <table:table-cell office:value-type="float" office:value="-0.904329001903534" calcext:value-type="float">
            <text:p>-0.904329001903534</text:p>
          </table:table-cell>
          <table:table-cell office:value-type="float" office:value="-0.221522614359856" calcext:value-type="float">
            <text:p>-0.221522614359856</text:p>
          </table:table-cell>
          <table:table-cell office:value-type="float" office:value="-0.364851742982864" calcext:value-type="float">
            <text:p>-0.364851742982864</text:p>
          </table:table-cell>
          <table:table-cell office:value-type="float" office:value="0.294557273387909" calcext:value-type="float">
            <text:p>0.294557273387909</text:p>
          </table:table-cell>
          <table:table-cell office:value-type="float" office:value="0.213282868266106" calcext:value-type="float">
            <text:p>0.213282868266106</text:p>
          </table:table-cell>
          <table:table-cell office:value-type="float" office:value="-0.530656099319458" calcext:value-type="float">
            <text:p>-0.53065609931945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6207" calcext:value-type="float">
            <text:p>1419950946.36207</text:p>
          </table:table-cell>
          <table:table-cell office:value-type="string" calcext:value-type="string">
            <text:p>Magnetic</text:p>
          </table:table-cell>
          <table:table-cell office:value-type="float" office:value="66.3837280273438" calcext:value-type="float">
            <text:p>66.3837280273438</text:p>
          </table:table-cell>
          <table:table-cell office:value-type="float" office:value="229.972229003906" calcext:value-type="float">
            <text:p>229.972229003906</text:p>
          </table:table-cell>
          <table:table-cell office:value-type="float" office:value="136.666534423828" calcext:value-type="float">
            <text:p>136.666534423828</text:p>
          </table:table-cell>
          <table:table-cell table:number-columns-repeated="16"/>
        </table:table-row>
        <table:table-row table:style-name="ro2">
          <table:table-cell office:value-type="float" office:value="1419950946.37045" calcext:value-type="float">
            <text:p>1419950946.37045</text:p>
          </table:table-cell>
          <table:table-cell office:value-type="string" calcext:value-type="string">
            <text:p>Gyro</text:p>
          </table:table-cell>
          <table:table-cell office:value-type="float" office:value="3.71674197209265" calcext:value-type="float">
            <text:p>3.71674197209265</text:p>
          </table:table-cell>
          <table:table-cell office:value-type="float" office:value="-6.16976660267529" calcext:value-type="float">
            <text:p>-6.16976660267529</text:p>
          </table:table-cell>
          <table:table-cell office:value-type="float" office:value="0.13171169171594" calcext:value-type="float">
            <text:p>0.13171169171594</text:p>
          </table:table-cell>
          <table:table-cell table:number-columns-repeated="16"/>
        </table:table-row>
        <table:table-row table:style-name="ro2">
          <table:table-cell office:value-type="float" office:value="1419950946.37107" calcext:value-type="float">
            <text:p>1419950946.37107</text:p>
          </table:table-cell>
          <table:table-cell office:value-type="string" calcext:value-type="string">
            <text:p>Gyro</text:p>
          </table:table-cell>
          <table:table-cell office:value-type="float" office:value="3.23095662186406" calcext:value-type="float">
            <text:p>3.23095662186406</text:p>
          </table:table-cell>
          <table:table-cell office:value-type="float" office:value="-5.57553014232373" calcext:value-type="float">
            <text:p>-5.57553014232373</text:p>
          </table:table-cell>
          <table:table-cell office:value-type="float" office:value="-0.558857430534294" calcext:value-type="float">
            <text:p>-0.558857430534294</text:p>
          </table:table-cell>
          <table:table-cell table:number-columns-repeated="16"/>
        </table:table-row>
        <table:table-row table:style-name="ro2">
          <table:table-cell office:value-type="float" office:value="1419950946.37066" calcext:value-type="float">
            <text:p>1419950946.37066</text:p>
          </table:table-cell>
          <table:table-cell office:value-type="string" calcext:value-type="string">
            <text:p>Motion</text:p>
          </table:table-cell>
          <table:table-cell office:value-type="float" office:value="4.28388929367065" calcext:value-type="float">
            <text:p>4.28388929367065</text:p>
          </table:table-cell>
          <table:table-cell office:value-type="float" office:value="-6.18603420257568" calcext:value-type="float">
            <text:p>-6.18603420257568</text:p>
          </table:table-cell>
          <table:table-cell office:value-type="float" office:value="0.940501987934112" calcext:value-type="float">
            <text:p>0.940501987934112</text:p>
          </table:table-cell>
          <table:table-cell office:value-type="float" office:value="-1.26382252247474" calcext:value-type="float">
            <text:p>-1.26382252247474</text:p>
          </table:table-cell>
          <table:table-cell office:value-type="float" office:value="0.227882115750881" calcext:value-type="float">
            <text:p>0.227882115750881</text:p>
          </table:table-cell>
          <table:table-cell office:value-type="float" office:value="0.0677858094133484" calcext:value-type="float">
            <text:p>0.0677858094133484</text:p>
          </table:table-cell>
          <table:table-cell office:value-type="float" office:value="4.28388929367065" calcext:value-type="float">
            <text:p>4.28388929367065</text:p>
          </table:table-cell>
          <table:table-cell office:value-type="float" office:value="-6.18603420257568" calcext:value-type="float">
            <text:p>-6.18603420257568</text:p>
          </table:table-cell>
          <table:table-cell office:value-type="float" office:value="0.940501987934112" calcext:value-type="float">
            <text:p>0.940501987934112</text:p>
          </table:table-cell>
          <table:table-cell office:value-type="float" office:value="-0.928608000278473" calcext:value-type="float">
            <text:p>-0.928608000278473</text:p>
          </table:table-cell>
          <table:table-cell office:value-type="float" office:value="-0.225914895534515" calcext:value-type="float">
            <text:p>-0.225914895534515</text:p>
          </table:table-cell>
          <table:table-cell office:value-type="float" office:value="-0.294363170862198" calcext:value-type="float">
            <text:p>-0.294363170862198</text:p>
          </table:table-cell>
          <table:table-cell office:value-type="float" office:value="0.131580397486687" calcext:value-type="float">
            <text:p>0.131580397486687</text:p>
          </table:table-cell>
          <table:table-cell office:value-type="float" office:value="0.41808408498764" calcext:value-type="float">
            <text:p>0.41808408498764</text:p>
          </table:table-cell>
          <table:table-cell office:value-type="float" office:value="-0.164102405309677" calcext:value-type="float">
            <text:p>-0.1641024053096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7218" calcext:value-type="float">
            <text:p>1419950946.37218</text:p>
          </table:table-cell>
          <table:table-cell office:value-type="string" calcext:value-type="string">
            <text:p>Acceleration</text:p>
          </table:table-cell>
          <table:table-cell office:value-type="float" office:value="-0.862808227539063" calcext:value-type="float">
            <text:p>-0.862808227539063</text:p>
          </table:table-cell>
          <table:table-cell office:value-type="float" office:value="0.141204833984375" calcext:value-type="float">
            <text:p>0.141204833984375</text:p>
          </table:table-cell>
          <table:table-cell office:value-type="float" office:value="-0.235671997070312" calcext:value-type="float">
            <text:p>-0.235671997070312</text:p>
          </table:table-cell>
          <table:table-cell table:number-columns-repeated="16"/>
        </table:table-row>
        <table:table-row table:style-name="ro2">
          <table:table-cell office:value-type="float" office:value="1419950946.37229" calcext:value-type="float">
            <text:p>1419950946.37229</text:p>
          </table:table-cell>
          <table:table-cell office:value-type="string" calcext:value-type="string">
            <text:p>Acceleration</text:p>
          </table:table-cell>
          <table:table-cell office:value-type="float" office:value="-0.90704345703125" calcext:value-type="float">
            <text:p>-0.90704345703125</text:p>
          </table:table-cell>
          <table:table-cell office:value-type="float" office:value="0.0616607666015625" calcext:value-type="float">
            <text:p>0.0616607666015625</text:p>
          </table:table-cell>
          <table:table-cell office:value-type="float" office:value="-0.05462646484375" calcext:value-type="float">
            <text:p>-0.05462646484375</text:p>
          </table:table-cell>
          <table:table-cell table:number-columns-repeated="16"/>
        </table:table-row>
        <table:table-row table:style-name="ro2">
          <table:table-cell office:value-type="float" office:value="1419950946.38658" calcext:value-type="float">
            <text:p>1419950946.38658</text:p>
          </table:table-cell>
          <table:table-cell office:value-type="string" calcext:value-type="string">
            <text:p>Gyro</text:p>
          </table:table-cell>
          <table:table-cell office:value-type="float" office:value="2.90006072063447" calcext:value-type="float">
            <text:p>2.90006072063447</text:p>
          </table:table-cell>
          <table:table-cell office:value-type="float" office:value="-4.46492059504348" calcext:value-type="float">
            <text:p>-4.46492059504348</text:p>
          </table:table-cell>
          <table:table-cell office:value-type="float" office:value="-0.926018128959703" calcext:value-type="float">
            <text:p>-0.926018128959703</text:p>
          </table:table-cell>
          <table:table-cell table:number-columns-repeated="16"/>
        </table:table-row>
        <table:table-row table:style-name="ro2">
          <table:table-cell office:value-type="float" office:value="1419950946.38688" calcext:value-type="float">
            <text:p>1419950946.38688</text:p>
          </table:table-cell>
          <table:table-cell office:value-type="string" calcext:value-type="string">
            <text:p>Motion</text:p>
          </table:table-cell>
          <table:table-cell office:value-type="float" office:value="3.23931193351746" calcext:value-type="float">
            <text:p>3.23931193351746</text:p>
          </table:table-cell>
          <table:table-cell office:value-type="float" office:value="-5.54770088195801" calcext:value-type="float">
            <text:p>-5.54770088195801</text:p>
          </table:table-cell>
          <table:table-cell office:value-type="float" office:value="-0.575644910335541" calcext:value-type="float">
            <text:p>-0.575644910335541</text:p>
          </table:table-cell>
          <table:table-cell office:value-type="float" office:value="-1.40866283118752" calcext:value-type="float">
            <text:p>-1.40866283118752</text:p>
          </table:table-cell>
          <table:table-cell office:value-type="float" office:value="0.246878180593804" calcext:value-type="float">
            <text:p>0.246878180593804</text:p>
          </table:table-cell>
          <table:table-cell office:value-type="float" office:value="0.144697158720592" calcext:value-type="float">
            <text:p>0.144697158720592</text:p>
          </table:table-cell>
          <table:table-cell office:value-type="float" office:value="3.23931193351746" calcext:value-type="float">
            <text:p>3.23931193351746</text:p>
          </table:table-cell>
          <table:table-cell office:value-type="float" office:value="-5.54770088195801" calcext:value-type="float">
            <text:p>-5.54770088195801</text:p>
          </table:table-cell>
          <table:table-cell office:value-type="float" office:value="-0.575644910335541" calcext:value-type="float">
            <text:p>-0.575644910335541</text:p>
          </table:table-cell>
          <table:table-cell office:value-type="float" office:value="-0.956962823867798" calcext:value-type="float">
            <text:p>-0.956962823867798</text:p>
          </table:table-cell>
          <table:table-cell office:value-type="float" office:value="-0.244377985596657" calcext:value-type="float">
            <text:p>-0.244377985596657</text:p>
          </table:table-cell>
          <table:table-cell office:value-type="float" office:value="-0.156529724597931" calcext:value-type="float">
            <text:p>-0.156529724597931</text:p>
          </table:table-cell>
          <table:table-cell office:value-type="float" office:value="0.0499193668365479" calcext:value-type="float">
            <text:p>0.0499193668365479</text:p>
          </table:table-cell>
          <table:table-cell office:value-type="float" office:value="0.30603876709938" calcext:value-type="float">
            <text:p>0.30603876709938</text:p>
          </table:table-cell>
          <table:table-cell office:value-type="float" office:value="0.1019032523036" calcext:value-type="float">
            <text:p>0.10190325230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8811" calcext:value-type="float">
            <text:p>1419950946.38811</text:p>
          </table:table-cell>
          <table:table-cell office:value-type="string" calcext:value-type="string">
            <text:p>Magnetic</text:p>
          </table:table-cell>
          <table:table-cell office:value-type="float" office:value="65.8756866455078" calcext:value-type="float">
            <text:p>65.8756866455078</text:p>
          </table:table-cell>
          <table:table-cell office:value-type="float" office:value="232.512420654297" calcext:value-type="float">
            <text:p>232.512420654297</text:p>
          </table:table-cell>
          <table:table-cell office:value-type="float" office:value="137.160507202148" calcext:value-type="float">
            <text:p>137.160507202148</text:p>
          </table:table-cell>
          <table:table-cell table:number-columns-repeated="16"/>
        </table:table-row>
        <table:table-row table:style-name="ro2">
          <table:table-cell office:value-type="float" office:value="1419950946.38654" calcext:value-type="float">
            <text:p>1419950946.38654</text:p>
          </table:table-cell>
          <table:table-cell office:value-type="string" calcext:value-type="string">
            <text:p>Motion</text:p>
          </table:table-cell>
          <table:table-cell office:value-type="float" office:value="3.72509741783142" calcext:value-type="float">
            <text:p>3.72509741783142</text:p>
          </table:table-cell>
          <table:table-cell office:value-type="float" office:value="-6.14193725585938" calcext:value-type="float">
            <text:p>-6.14193725585938</text:p>
          </table:table-cell>
          <table:table-cell office:value-type="float" office:value="0.114924177527428" calcext:value-type="float">
            <text:p>0.114924177527428</text:p>
          </table:table-cell>
          <table:table-cell office:value-type="float" office:value="-1.33913371751615" calcext:value-type="float">
            <text:p>-1.33913371751615</text:p>
          </table:table-cell>
          <table:table-cell office:value-type="float" office:value="0.235539318536553" calcext:value-type="float">
            <text:p>0.235539318536553</text:p>
          </table:table-cell>
          <table:table-cell office:value-type="float" office:value="0.109469772851604" calcext:value-type="float">
            <text:p>0.109469772851604</text:p>
          </table:table-cell>
          <table:table-cell office:value-type="float" office:value="3.72509741783142" calcext:value-type="float">
            <text:p>3.72509741783142</text:p>
          </table:table-cell>
          <table:table-cell office:value-type="float" office:value="-6.14193725585938" calcext:value-type="float">
            <text:p>-6.14193725585938</text:p>
          </table:table-cell>
          <table:table-cell office:value-type="float" office:value="0.114924177527428" calcext:value-type="float">
            <text:p>0.114924177527428</text:p>
          </table:table-cell>
          <table:table-cell office:value-type="float" office:value="-0.946412265300751" calcext:value-type="float">
            <text:p>-0.946412265300751</text:p>
          </table:table-cell>
          <table:table-cell office:value-type="float" office:value="-0.233367443084717" calcext:value-type="float">
            <text:p>-0.233367443084717</text:p>
          </table:table-cell>
          <table:table-cell office:value-type="float" office:value="-0.223256573081016" calcext:value-type="float">
            <text:p>-0.223256573081016</text:p>
          </table:table-cell>
          <table:table-cell office:value-type="float" office:value="0.0836040154099464" calcext:value-type="float">
            <text:p>0.0836040154099464</text:p>
          </table:table-cell>
          <table:table-cell office:value-type="float" office:value="0.374572277069092" calcext:value-type="float">
            <text:p>0.374572277069092</text:p>
          </table:table-cell>
          <table:table-cell office:value-type="float" office:value="-0.0124154249206185" calcext:value-type="float">
            <text:p>-0.01241542492061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39186" calcext:value-type="float">
            <text:p>1419950946.39186</text:p>
          </table:table-cell>
          <table:table-cell office:value-type="string" calcext:value-type="string">
            <text:p>Acceleration</text:p>
          </table:table-cell>
          <table:table-cell office:value-type="float" office:value="-0.816055297851563" calcext:value-type="float">
            <text:p>-0.816055297851563</text:p>
          </table:table-cell>
          <table:table-cell office:value-type="float" office:value="0.0585784912109375" calcext:value-type="float">
            <text:p>0.0585784912109375</text:p>
          </table:table-cell>
          <table:table-cell office:value-type="float" office:value="-0.0037994384765625" calcext:value-type="float">
            <text:p>-0.0037994384765625</text:p>
          </table:table-cell>
          <table:table-cell table:number-columns-repeated="16"/>
        </table:table-row>
        <table:table-row table:style-name="ro2">
          <table:table-cell office:value-type="float" office:value="1419950946.39211" calcext:value-type="float">
            <text:p>1419950946.39211</text:p>
          </table:table-cell>
          <table:table-cell office:value-type="string" calcext:value-type="string">
            <text:p>Acceleration</text:p>
          </table:table-cell>
          <table:table-cell office:value-type="float" office:value="-0.487533569335938" calcext:value-type="float">
            <text:p>-0.487533569335938</text:p>
          </table:table-cell>
          <table:table-cell office:value-type="float" office:value="0.0540924072265625" calcext:value-type="float">
            <text:p>0.0540924072265625</text:p>
          </table:table-cell>
          <table:table-cell office:value-type="float" office:value="-0.10015869140625" calcext:value-type="float">
            <text:p>-0.10015869140625</text:p>
          </table:table-cell>
          <table:table-cell table:number-columns-repeated="16"/>
        </table:table-row>
        <table:table-row table:style-name="ro2">
          <table:table-cell office:value-type="float" office:value="1419950946.40254" calcext:value-type="float">
            <text:p>1419950946.40254</text:p>
          </table:table-cell>
          <table:table-cell office:value-type="string" calcext:value-type="string">
            <text:p>Gyro</text:p>
          </table:table-cell>
          <table:table-cell office:value-type="float" office:value="2.81012790115137" calcext:value-type="float">
            <text:p>2.81012790115137</text:p>
          </table:table-cell>
          <table:table-cell office:value-type="float" office:value="-3.5094628181296" calcext:value-type="float">
            <text:p>-3.5094628181296</text:p>
          </table:table-cell>
          <table:table-cell office:value-type="float" office:value="-0.877110240804834" calcext:value-type="float">
            <text:p>-0.877110240804834</text:p>
          </table:table-cell>
          <table:table-cell table:number-columns-repeated="16"/>
        </table:table-row>
        <table:table-row table:style-name="ro2">
          <table:table-cell office:value-type="float" office:value="1419950946.40285" calcext:value-type="float">
            <text:p>1419950946.40285</text:p>
          </table:table-cell>
          <table:table-cell office:value-type="string" calcext:value-type="string">
            <text:p>Gyro</text:p>
          </table:table-cell>
          <table:table-cell office:value-type="float" office:value="2.96260399357055" calcext:value-type="float">
            <text:p>2.96260399357055</text:p>
          </table:table-cell>
          <table:table-cell office:value-type="float" office:value="-2.94765247457863" calcext:value-type="float">
            <text:p>-2.94765247457863</text:p>
          </table:table-cell>
          <table:table-cell office:value-type="float" office:value="-0.329793618854398" calcext:value-type="float">
            <text:p>-0.329793618854398</text:p>
          </table:table-cell>
          <table:table-cell table:number-columns-repeated="16"/>
        </table:table-row>
        <table:table-row table:style-name="ro2">
          <table:table-cell office:value-type="float" office:value="1419950946.40266" calcext:value-type="float">
            <text:p>1419950946.40266</text:p>
          </table:table-cell>
          <table:table-cell office:value-type="string" calcext:value-type="string">
            <text:p>Motion</text:p>
          </table:table-cell>
          <table:table-cell office:value-type="float" office:value="2.90841603279114" calcext:value-type="float">
            <text:p>2.90841603279114</text:p>
          </table:table-cell>
          <table:table-cell office:value-type="float" office:value="-4.43709182739258" calcext:value-type="float">
            <text:p>-4.43709182739258</text:p>
          </table:table-cell>
          <table:table-cell office:value-type="float" office:value="-0.942805588245392" calcext:value-type="float">
            <text:p>-0.942805588245392</text:p>
          </table:table-cell>
          <table:table-cell office:value-type="float" office:value="-1.4668282640403" calcext:value-type="float">
            <text:p>-1.4668282640403</text:p>
          </table:table-cell>
          <table:table-cell office:value-type="float" office:value="0.260258835508009" calcext:value-type="float">
            <text:p>0.260258835508009</text:p>
          </table:table-cell>
          <table:table-cell office:value-type="float" office:value="0.175899431551666" calcext:value-type="float">
            <text:p>0.175899431551666</text:p>
          </table:table-cell>
          <table:table-cell office:value-type="float" office:value="2.90841603279114" calcext:value-type="float">
            <text:p>2.90841603279114</text:p>
          </table:table-cell>
          <table:table-cell office:value-type="float" office:value="-4.43709182739258" calcext:value-type="float">
            <text:p>-4.43709182739258</text:p>
          </table:table-cell>
          <table:table-cell office:value-type="float" office:value="-0.942805588245392" calcext:value-type="float">
            <text:p>-0.942805588245392</text:p>
          </table:table-cell>
          <table:table-cell office:value-type="float" office:value="-0.961105465888977" calcext:value-type="float">
            <text:p>-0.961105465888977</text:p>
          </table:table-cell>
          <table:table-cell office:value-type="float" office:value="-0.257330685853958" calcext:value-type="float">
            <text:p>-0.257330685853958</text:p>
          </table:table-cell>
          <table:table-cell office:value-type="float" office:value="-0.10028587281704" calcext:value-type="float">
            <text:p>-0.10028587281704</text:p>
          </table:table-cell>
          <table:table-cell office:value-type="float" office:value="0.145050138235092" calcext:value-type="float">
            <text:p>0.145050138235092</text:p>
          </table:table-cell>
          <table:table-cell office:value-type="float" office:value="0.315909177064896" calcext:value-type="float">
            <text:p>0.315909177064896</text:p>
          </table:table-cell>
          <table:table-cell office:value-type="float" office:value="0.096486434340477" calcext:value-type="float">
            <text:p>0.0964864343404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1158" calcext:value-type="float">
            <text:p>1419950946.41158</text:p>
          </table:table-cell>
          <table:table-cell office:value-type="string" calcext:value-type="string">
            <text:p>Acceleration</text:p>
          </table:table-cell>
          <table:table-cell office:value-type="float" office:value="-0.101882934570313" calcext:value-type="float">
            <text:p>-0.101882934570313</text:p>
          </table:table-cell>
          <table:table-cell office:value-type="float" office:value="0.0120086669921875" calcext:value-type="float">
            <text:p>0.0120086669921875</text:p>
          </table:table-cell>
          <table:table-cell office:value-type="float" office:value="-0.15301513671875" calcext:value-type="float">
            <text:p>-0.15301513671875</text:p>
          </table:table-cell>
          <table:table-cell table:number-columns-repeated="16"/>
        </table:table-row>
        <table:table-row table:style-name="ro2">
          <table:table-cell office:value-type="float" office:value="1419950946.4116" calcext:value-type="float">
            <text:p>1419950946.4116</text:p>
          </table:table-cell>
          <table:table-cell office:value-type="string" calcext:value-type="string">
            <text:p>Acceleration</text:p>
          </table:table-cell>
          <table:table-cell office:value-type="float" office:value="0.0702667236328125" calcext:value-type="float">
            <text:p>0.0702667236328125</text:p>
          </table:table-cell>
          <table:table-cell office:value-type="float" office:value="-0.0771942138671875" calcext:value-type="float">
            <text:p>-0.0771942138671875</text:p>
          </table:table-cell>
          <table:table-cell office:value-type="float" office:value="-0.09930419921875" calcext:value-type="float">
            <text:p>-0.09930419921875</text:p>
          </table:table-cell>
          <table:table-cell table:number-columns-repeated="16"/>
        </table:table-row>
        <table:table-row table:style-name="ro2">
          <table:table-cell office:value-type="float" office:value="1419950946.41402" calcext:value-type="float">
            <text:p>1419950946.41402</text:p>
          </table:table-cell>
          <table:table-cell office:value-type="string" calcext:value-type="string">
            <text:p>Magnetic</text:p>
          </table:table-cell>
          <table:table-cell office:value-type="float" office:value="66.2143859863281" calcext:value-type="float">
            <text:p>66.2143859863281</text:p>
          </table:table-cell>
          <table:table-cell office:value-type="float" office:value="232.173736572266" calcext:value-type="float">
            <text:p>232.173736572266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6.41853" calcext:value-type="float">
            <text:p>1419950946.41853</text:p>
          </table:table-cell>
          <table:table-cell office:value-type="string" calcext:value-type="string">
            <text:p>Gyro</text:p>
          </table:table-cell>
          <table:table-cell office:value-type="float" office:value="3.23697110486989" calcext:value-type="float">
            <text:p>3.23697110486989</text:p>
          </table:table-cell>
          <table:table-cell office:value-type="float" office:value="-2.52944217384971" calcext:value-type="float">
            <text:p>-2.52944217384971</text:p>
          </table:table-cell>
          <table:table-cell office:value-type="float" office:value="0.591451592799665" calcext:value-type="float">
            <text:p>0.591451592799665</text:p>
          </table:table-cell>
          <table:table-cell table:number-columns-repeated="16"/>
        </table:table-row>
        <table:table-row table:style-name="ro2">
          <table:table-cell office:value-type="float" office:value="1419950946.41828" calcext:value-type="float">
            <text:p>1419950946.41828</text:p>
          </table:table-cell>
          <table:table-cell office:value-type="string" calcext:value-type="string">
            <text:p>Motion</text:p>
          </table:table-cell>
          <table:table-cell office:value-type="float" office:value="2.81848335266113" calcext:value-type="float">
            <text:p>2.81848335266113</text:p>
          </table:table-cell>
          <table:table-cell office:value-type="float" office:value="-3.48163390159607" calcext:value-type="float">
            <text:p>-3.48163390159607</text:p>
          </table:table-cell>
          <table:table-cell office:value-type="float" office:value="-0.893897652626038" calcext:value-type="float">
            <text:p>-0.893897652626038</text:p>
          </table:table-cell>
          <table:table-cell office:value-type="float" office:value="-1.51410341401071" calcext:value-type="float">
            <text:p>-1.51410341401071</text:p>
          </table:table-cell>
          <table:table-cell office:value-type="float" office:value="0.272638078854991" calcext:value-type="float">
            <text:p>0.272638078854991</text:p>
          </table:table-cell>
          <table:table-cell office:value-type="float" office:value="0.206171381930917" calcext:value-type="float">
            <text:p>0.206171381930917</text:p>
          </table:table-cell>
          <table:table-cell office:value-type="float" office:value="2.81848335266113" calcext:value-type="float">
            <text:p>2.81848335266113</text:p>
          </table:table-cell>
          <table:table-cell office:value-type="float" office:value="-3.48163390159607" calcext:value-type="float">
            <text:p>-3.48163390159607</text:p>
          </table:table-cell>
          <table:table-cell office:value-type="float" office:value="-0.893897652626038" calcext:value-type="float">
            <text:p>-0.893897652626038</text:p>
          </table:table-cell>
          <table:table-cell office:value-type="float" office:value="-0.961516618728638" calcext:value-type="float">
            <text:p>-0.961516618728638</text:p>
          </table:table-cell>
          <table:table-cell office:value-type="float" office:value="-0.269273012876511" calcext:value-type="float">
            <text:p>-0.269273012876511</text:p>
          </table:table-cell>
          <table:table-cell office:value-type="float" office:value="-0.0545696541666985" calcext:value-type="float">
            <text:p>-0.0545696541666985</text:p>
          </table:table-cell>
          <table:table-cell office:value-type="float" office:value="0.4739830493927" calcext:value-type="float">
            <text:p>0.4739830493927</text:p>
          </table:table-cell>
          <table:table-cell office:value-type="float" office:value="0.323365420103073" calcext:value-type="float">
            <text:p>0.323365420103073</text:p>
          </table:table-cell>
          <table:table-cell office:value-type="float" office:value="-0.0455890372395515" calcext:value-type="float">
            <text:p>-0.04558903723955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188" calcext:value-type="float">
            <text:p>1419950946.4188</text:p>
          </table:table-cell>
          <table:table-cell office:value-type="string" calcext:value-type="string">
            <text:p>Motion</text:p>
          </table:table-cell>
          <table:table-cell office:value-type="float" office:value="2.97095942497253" calcext:value-type="float">
            <text:p>2.97095942497253</text:p>
          </table:table-cell>
          <table:table-cell office:value-type="float" office:value="-2.91982364654541" calcext:value-type="float">
            <text:p>-2.91982364654541</text:p>
          </table:table-cell>
          <table:table-cell office:value-type="float" office:value="-0.346580982208252" calcext:value-type="float">
            <text:p>-0.346580982208252</text:p>
          </table:table-cell>
          <table:table-cell office:value-type="float" office:value="-1.55525088955383" calcext:value-type="float">
            <text:p>-1.55525088955383</text:p>
          </table:table-cell>
          <table:table-cell office:value-type="float" office:value="0.279188511149804" calcext:value-type="float">
            <text:p>0.279188511149804</text:p>
          </table:table-cell>
          <table:table-cell office:value-type="float" office:value="0.238258586058731" calcext:value-type="float">
            <text:p>0.238258586058731</text:p>
          </table:table-cell>
          <table:table-cell office:value-type="float" office:value="2.97095942497253" calcext:value-type="float">
            <text:p>2.97095942497253</text:p>
          </table:table-cell>
          <table:table-cell office:value-type="float" office:value="-2.91982364654541" calcext:value-type="float">
            <text:p>-2.91982364654541</text:p>
          </table:table-cell>
          <table:table-cell office:value-type="float" office:value="-0.346580982208252" calcext:value-type="float">
            <text:p>-0.346580982208252</text:p>
          </table:table-cell>
          <table:table-cell office:value-type="float" office:value="-0.961163222789764" calcext:value-type="float">
            <text:p>-0.961163222789764</text:p>
          </table:table-cell>
          <table:table-cell office:value-type="float" office:value="-0.275575667619705" calcext:value-type="float">
            <text:p>-0.275575667619705</text:p>
          </table:table-cell>
          <table:table-cell office:value-type="float" office:value="-0.0149429067969322" calcext:value-type="float">
            <text:p>-0.0149429067969322</text:p>
          </table:table-cell>
          <table:table-cell office:value-type="float" office:value="0.859280288219452" calcext:value-type="float">
            <text:p>0.859280288219452</text:p>
          </table:table-cell>
          <table:table-cell office:value-type="float" office:value="0.287584334611893" calcext:value-type="float">
            <text:p>0.287584334611893</text:p>
          </table:table-cell>
          <table:table-cell office:value-type="float" office:value="-0.138072237372398" calcext:value-type="float">
            <text:p>-0.1380722373723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3096" calcext:value-type="float">
            <text:p>1419950946.43096</text:p>
          </table:table-cell>
          <table:table-cell office:value-type="string" calcext:value-type="string">
            <text:p>Acceleration</text:p>
          </table:table-cell>
          <table:table-cell office:value-type="float" office:value="0.0293426513671875" calcext:value-type="float">
            <text:p>0.0293426513671875</text:p>
          </table:table-cell>
          <table:table-cell office:value-type="float" office:value="-0.138824462890625" calcext:value-type="float">
            <text:p>-0.138824462890625</text:p>
          </table:table-cell>
          <table:table-cell office:value-type="float" office:value="0.0244903564453125" calcext:value-type="float">
            <text:p>0.0244903564453125</text:p>
          </table:table-cell>
          <table:table-cell table:number-columns-repeated="16"/>
        </table:table-row>
        <table:table-row table:style-name="ro2">
          <table:table-cell office:value-type="float" office:value="1419950946.43113" calcext:value-type="float">
            <text:p>1419950946.43113</text:p>
          </table:table-cell>
          <table:table-cell office:value-type="string" calcext:value-type="string">
            <text:p>Acceleration</text:p>
          </table:table-cell>
          <table:table-cell office:value-type="float" office:value="-0.072174072265625" calcext:value-type="float">
            <text:p>-0.072174072265625</text:p>
          </table:table-cell>
          <table:table-cell office:value-type="float" office:value="-0.126739501953125" calcext:value-type="float">
            <text:p>-0.126739501953125</text:p>
          </table:table-cell>
          <table:table-cell office:value-type="float" office:value="0.134109497070313" calcext:value-type="float">
            <text:p>0.134109497070313</text:p>
          </table:table-cell>
          <table:table-cell table:number-columns-repeated="16"/>
        </table:table-row>
        <table:table-row table:style-name="ro2">
          <table:table-cell office:value-type="float" office:value="1419950946.43427" calcext:value-type="float">
            <text:p>1419950946.43427</text:p>
          </table:table-cell>
          <table:table-cell office:value-type="string" calcext:value-type="string">
            <text:p>Gyro</text:p>
          </table:table-cell>
          <table:table-cell office:value-type="float" office:value="3.51984408637484" calcext:value-type="float">
            <text:p>3.51984408637484</text:p>
          </table:table-cell>
          <table:table-cell office:value-type="float" office:value="-2.00469211371216" calcext:value-type="float">
            <text:p>-2.00469211371216</text:p>
          </table:table-cell>
          <table:table-cell office:value-type="float" office:value="1.50627352622057" calcext:value-type="float">
            <text:p>1.50627352622057</text:p>
          </table:table-cell>
          <table:table-cell table:number-columns-repeated="16"/>
        </table:table-row>
        <table:table-row table:style-name="ro2">
          <table:table-cell office:value-type="float" office:value="1419950946.43472" calcext:value-type="float">
            <text:p>1419950946.43472</text:p>
          </table:table-cell>
          <table:table-cell office:value-type="string" calcext:value-type="string">
            <text:p>Gyro</text:p>
          </table:table-cell>
          <table:table-cell office:value-type="float" office:value="3.68568205693127" calcext:value-type="float">
            <text:p>3.68568205693127</text:p>
          </table:table-cell>
          <table:table-cell office:value-type="float" office:value="-1.46705847916915" calcext:value-type="float">
            <text:p>-1.46705847916915</text:p>
          </table:table-cell>
          <table:table-cell office:value-type="float" office:value="2.12561027984612" calcext:value-type="float">
            <text:p>2.12561027984612</text:p>
          </table:table-cell>
          <table:table-cell table:number-columns-repeated="16"/>
        </table:table-row>
        <table:table-row table:style-name="ro2">
          <table:table-cell office:value-type="float" office:value="1419950946.43451" calcext:value-type="float">
            <text:p>1419950946.43451</text:p>
          </table:table-cell>
          <table:table-cell office:value-type="string" calcext:value-type="string">
            <text:p>Motion</text:p>
          </table:table-cell>
          <table:table-cell office:value-type="float" office:value="3.24532651901245" calcext:value-type="float">
            <text:p>3.24532651901245</text:p>
          </table:table-cell>
          <table:table-cell office:value-type="float" office:value="-2.50161337852478" calcext:value-type="float">
            <text:p>-2.50161337852478</text:p>
          </table:table-cell>
          <table:table-cell office:value-type="float" office:value="0.574664235115051" calcext:value-type="float">
            <text:p>0.574664235115051</text:p>
          </table:table-cell>
          <table:table-cell office:value-type="float" office:value="-1.59264689261595" calcext:value-type="float">
            <text:p>-1.59264689261595</text:p>
          </table:table-cell>
          <table:table-cell office:value-type="float" office:value="0.275545642896267" calcext:value-type="float">
            <text:p>0.275545642896267</text:p>
          </table:table-cell>
          <table:table-cell office:value-type="float" office:value="0.273327949299463" calcext:value-type="float">
            <text:p>0.273327949299463</text:p>
          </table:table-cell>
          <table:table-cell office:value-type="float" office:value="3.24532651901245" calcext:value-type="float">
            <text:p>3.24532651901245</text:p>
          </table:table-cell>
          <table:table-cell office:value-type="float" office:value="-2.50161337852478" calcext:value-type="float">
            <text:p>-2.50161337852478</text:p>
          </table:table-cell>
          <table:table-cell office:value-type="float" office:value="0.574664235115051" calcext:value-type="float">
            <text:p>0.574664235115051</text:p>
          </table:table-cell>
          <table:table-cell office:value-type="float" office:value="-0.962047159671783" calcext:value-type="float">
            <text:p>-0.962047159671783</text:p>
          </table:table-cell>
          <table:table-cell office:value-type="float" office:value="-0.272072046995163" calcext:value-type="float">
            <text:p>-0.272072046995163</text:p>
          </table:table-cell>
          <table:table-cell office:value-type="float" office:value="0.0210246220231056" calcext:value-type="float">
            <text:p>0.0210246220231056</text:p>
          </table:table-cell>
          <table:table-cell office:value-type="float" office:value="1.03231394290924" calcext:value-type="float">
            <text:p>1.03231394290924</text:p>
          </table:table-cell>
          <table:table-cell office:value-type="float" office:value="0.194877818226814" calcext:value-type="float">
            <text:p>0.194877818226814</text:p>
          </table:table-cell>
          <table:table-cell office:value-type="float" office:value="-0.120328821241856" calcext:value-type="float">
            <text:p>-0.1203288212418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3995" calcext:value-type="float">
            <text:p>1419950946.43995</text:p>
          </table:table-cell>
          <table:table-cell office:value-type="string" calcext:value-type="string">
            <text:p>Magnetic</text:p>
          </table:table-cell>
          <table:table-cell office:value-type="float" office:value="67.3998107910156" calcext:value-type="float">
            <text:p>67.3998107910156</text:p>
          </table:table-cell>
          <table:table-cell office:value-type="float" office:value="233.020462036133" calcext:value-type="float">
            <text:p>233.020462036133</text:p>
          </table:table-cell>
          <table:table-cell office:value-type="float" office:value="133.044052124023" calcext:value-type="float">
            <text:p>133.044052124023</text:p>
          </table:table-cell>
          <table:table-cell table:number-columns-repeated="16"/>
        </table:table-row>
        <table:table-row table:style-name="ro2">
          <table:table-cell office:value-type="float" office:value="1419950946.45156" calcext:value-type="float">
            <text:p>1419950946.45156</text:p>
          </table:table-cell>
          <table:table-cell office:value-type="string" calcext:value-type="string">
            <text:p>Gyro</text:p>
          </table:table-cell>
          <table:table-cell office:value-type="float" office:value="3.73351802274738" calcext:value-type="float">
            <text:p>3.73351802274738</text:p>
          </table:table-cell>
          <table:table-cell office:value-type="float" office:value="-1.23396663634051" calcext:value-type="float">
            <text:p>-1.23396663634051</text:p>
          </table:table-cell>
          <table:table-cell office:value-type="float" office:value="2.33005290093213" calcext:value-type="float">
            <text:p>2.33005290093213</text:p>
          </table:table-cell>
          <table:table-cell table:number-columns-repeated="16"/>
        </table:table-row>
        <table:table-row table:style-name="ro2">
          <table:table-cell office:value-type="float" office:value="1419950946.45101" calcext:value-type="float">
            <text:p>1419950946.45101</text:p>
          </table:table-cell>
          <table:table-cell office:value-type="string" calcext:value-type="string">
            <text:p>Motion</text:p>
          </table:table-cell>
          <table:table-cell office:value-type="float" office:value="3.5281994342804" calcext:value-type="float">
            <text:p>3.5281994342804</text:p>
          </table:table-cell>
          <table:table-cell office:value-type="float" office:value="-1.97686338424683" calcext:value-type="float">
            <text:p>-1.97686338424683</text:p>
          </table:table-cell>
          <table:table-cell office:value-type="float" office:value="1.48948621749878" calcext:value-type="float">
            <text:p>1.48948621749878</text:p>
          </table:table-cell>
          <table:table-cell office:value-type="float" office:value="-1.62516354051414" calcext:value-type="float">
            <text:p>-1.62516354051414</text:p>
          </table:table-cell>
          <table:table-cell office:value-type="float" office:value="0.260590952625798" calcext:value-type="float">
            <text:p>0.260590952625798</text:p>
          </table:table-cell>
          <table:table-cell office:value-type="float" office:value="0.310995237007146" calcext:value-type="float">
            <text:p>0.310995237007146</text:p>
          </table:table-cell>
          <table:table-cell office:value-type="float" office:value="3.5281994342804" calcext:value-type="float">
            <text:p>3.5281994342804</text:p>
          </table:table-cell>
          <table:table-cell office:value-type="float" office:value="-1.97686338424683" calcext:value-type="float">
            <text:p>-1.97686338424683</text:p>
          </table:table-cell>
          <table:table-cell office:value-type="float" office:value="1.48948621749878" calcext:value-type="float">
            <text:p>1.48948621749878</text:p>
          </table:table-cell>
          <table:table-cell office:value-type="float" office:value="-0.964810252189636" calcext:value-type="float">
            <text:p>-0.964810252189636</text:p>
          </table:table-cell>
          <table:table-cell office:value-type="float" office:value="-0.257651597261429" calcext:value-type="float">
            <text:p>-0.257651597261429</text:p>
          </table:table-cell>
          <table:table-cell office:value-type="float" office:value="0.0525057874619961" calcext:value-type="float">
            <text:p>0.0525057874619961</text:p>
          </table:table-cell>
          <table:table-cell office:value-type="float" office:value="0.994152903556824" calcext:value-type="float">
            <text:p>0.994152903556824</text:p>
          </table:table-cell>
          <table:table-cell office:value-type="float" office:value="0.118827134370804" calcext:value-type="float">
            <text:p>0.118827134370804</text:p>
          </table:table-cell>
          <table:table-cell office:value-type="float" office:value="-0.0280154310166836" calcext:value-type="float">
            <text:p>-0.02801543101668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5205" calcext:value-type="float">
            <text:p>1419950946.45205</text:p>
          </table:table-cell>
          <table:table-cell office:value-type="string" calcext:value-type="string">
            <text:p>Acceleration</text:p>
          </table:table-cell>
          <table:table-cell office:value-type="float" office:value="-0.202239990234375" calcext:value-type="float">
            <text:p>-0.202239990234375</text:p>
          </table:table-cell>
          <table:table-cell office:value-type="float" office:value="-0.065032958984375" calcext:value-type="float">
            <text:p>-0.065032958984375</text:p>
          </table:table-cell>
          <table:table-cell office:value-type="float" office:value="0.176834106445313" calcext:value-type="float">
            <text:p>0.176834106445313</text:p>
          </table:table-cell>
          <table:table-cell table:number-columns-repeated="16"/>
        </table:table-row>
        <table:table-row table:style-name="ro2">
          <table:table-cell office:value-type="float" office:value="1419950946.4523" calcext:value-type="float">
            <text:p>1419950946.4523</text:p>
          </table:table-cell>
          <table:table-cell office:value-type="string" calcext:value-type="string">
            <text:p>Acceleration</text:p>
          </table:table-cell>
          <table:table-cell office:value-type="float" office:value="-0.332443237304687" calcext:value-type="float">
            <text:p>-0.332443237304687</text:p>
          </table:table-cell>
          <table:table-cell office:value-type="float" office:value="0.051666259765625" calcext:value-type="float">
            <text:p>0.051666259765625</text:p>
          </table:table-cell>
          <table:table-cell office:value-type="float" office:value="0.204833984375" calcext:value-type="float">
            <text:p>0.204833984375</text:p>
          </table:table-cell>
          <table:table-cell table:number-columns-repeated="16"/>
        </table:table-row>
        <table:table-row table:style-name="ro2">
          <table:table-cell office:value-type="float" office:value="1419950946.45196" calcext:value-type="float">
            <text:p>1419950946.45196</text:p>
          </table:table-cell>
          <table:table-cell office:value-type="string" calcext:value-type="string">
            <text:p>Motion</text:p>
          </table:table-cell>
          <table:table-cell office:value-type="float" office:value="3.69403743743896" calcext:value-type="float">
            <text:p>3.69403743743896</text:p>
          </table:table-cell>
          <table:table-cell office:value-type="float" office:value="-1.43922972679138" calcext:value-type="float">
            <text:p>-1.43922972679138</text:p>
          </table:table-cell>
          <table:table-cell office:value-type="float" office:value="2.10882306098938" calcext:value-type="float">
            <text:p>2.10882306098938</text:p>
          </table:table-cell>
          <table:table-cell office:value-type="float" office:value="-1.65133467056597" calcext:value-type="float">
            <text:p>-1.65133467056597</text:p>
          </table:table-cell>
          <table:table-cell office:value-type="float" office:value="0.236932540216304" calcext:value-type="float">
            <text:p>0.236932540216304</text:p>
          </table:table-cell>
          <table:table-cell office:value-type="float" office:value="0.349665286676774" calcext:value-type="float">
            <text:p>0.349665286676774</text:p>
          </table:table-cell>
          <table:table-cell office:value-type="float" office:value="3.69403743743896" calcext:value-type="float">
            <text:p>3.69403743743896</text:p>
          </table:table-cell>
          <table:table-cell office:value-type="float" office:value="-1.43922972679138" calcext:value-type="float">
            <text:p>-1.43922972679138</text:p>
          </table:table-cell>
          <table:table-cell office:value-type="float" office:value="2.10882306098938" calcext:value-type="float">
            <text:p>2.10882306098938</text:p>
          </table:table-cell>
          <table:table-cell office:value-type="float" office:value="-0.968911647796631" calcext:value-type="float">
            <text:p>-0.968911647796631</text:p>
          </table:table-cell>
          <table:table-cell office:value-type="float" office:value="-0.234721973538399" calcext:value-type="float">
            <text:p>-0.234721973538399</text:p>
          </table:table-cell>
          <table:table-cell office:value-type="float" office:value="0.0782037004828453" calcext:value-type="float">
            <text:p>0.0782037004828453</text:p>
          </table:table-cell>
          <table:table-cell office:value-type="float" office:value="0.896737575531006" calcext:value-type="float">
            <text:p>0.896737575531006</text:p>
          </table:table-cell>
          <table:table-cell office:value-type="float" office:value="0.107982471585274" calcext:value-type="float">
            <text:p>0.107982471585274</text:p>
          </table:table-cell>
          <table:table-cell office:value-type="float" office:value="0.0559057965874672" calcext:value-type="float">
            <text:p>0.05590579658746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6656" calcext:value-type="float">
            <text:p>1419950946.46656</text:p>
          </table:table-cell>
          <table:table-cell office:value-type="string" calcext:value-type="string">
            <text:p>Magnetic</text:p>
          </table:table-cell>
          <table:table-cell office:value-type="float" office:value="67.9078521728516" calcext:value-type="float">
            <text:p>67.9078521728516</text:p>
          </table:table-cell>
          <table:table-cell office:value-type="float" office:value="231.157653808594" calcext:value-type="float">
            <text:p>231.157653808594</text:p>
          </table:table-cell>
          <table:table-cell office:value-type="float" office:value="131.89143371582" calcext:value-type="float">
            <text:p>131.89143371582</text:p>
          </table:table-cell>
          <table:table-cell table:number-columns-repeated="16"/>
        </table:table-row>
        <table:table-row table:style-name="ro2">
          <table:table-cell office:value-type="float" office:value="1419950946.46658" calcext:value-type="float">
            <text:p>1419950946.46658</text:p>
          </table:table-cell>
          <table:table-cell office:value-type="string" calcext:value-type="string">
            <text:p>Gyro</text:p>
          </table:table-cell>
          <table:table-cell office:value-type="float" office:value="3.64393940368926" calcext:value-type="float">
            <text:p>3.64393940368926</text:p>
          </table:table-cell>
          <table:table-cell office:value-type="float" office:value="-1.29727503545776" calcext:value-type="float">
            <text:p>-1.29727503545776</text:p>
          </table:table-cell>
          <table:table-cell office:value-type="float" office:value="2.08686235124991" calcext:value-type="float">
            <text:p>2.08686235124991</text:p>
          </table:table-cell>
          <table:table-cell table:number-columns-repeated="16"/>
        </table:table-row>
        <table:table-row table:style-name="ro2">
          <table:table-cell office:value-type="float" office:value="1419950946.46696" calcext:value-type="float">
            <text:p>1419950946.46696</text:p>
          </table:table-cell>
          <table:table-cell office:value-type="string" calcext:value-type="string">
            <text:p>Gyro</text:p>
          </table:table-cell>
          <table:table-cell office:value-type="float" office:value="3.51525492718441" calcext:value-type="float">
            <text:p>3.51525492718441</text:p>
          </table:table-cell>
          <table:table-cell office:value-type="float" office:value="-1.32831231374987" calcext:value-type="float">
            <text:p>-1.32831231374987</text:p>
          </table:table-cell>
          <table:table-cell office:value-type="float" office:value="1.56524816329594" calcext:value-type="float">
            <text:p>1.56524816329594</text:p>
          </table:table-cell>
          <table:table-cell table:number-columns-repeated="16"/>
        </table:table-row>
        <table:table-row table:style-name="ro2">
          <table:table-cell office:value-type="float" office:value="1419950946.46688" calcext:value-type="float">
            <text:p>1419950946.46688</text:p>
          </table:table-cell>
          <table:table-cell office:value-type="string" calcext:value-type="string">
            <text:p>Motion</text:p>
          </table:table-cell>
          <table:table-cell office:value-type="float" office:value="3.74187326431274" calcext:value-type="float">
            <text:p>3.74187326431274</text:p>
          </table:table-cell>
          <table:table-cell office:value-type="float" office:value="-1.2061380147934" calcext:value-type="float">
            <text:p>-1.2061380147934</text:p>
          </table:table-cell>
          <table:table-cell office:value-type="float" office:value="2.3132655620575" calcext:value-type="float">
            <text:p>2.3132655620575</text:p>
          </table:table-cell>
          <table:table-cell office:value-type="float" office:value="-1.67300989058275" calcext:value-type="float">
            <text:p>-1.67300989058275</text:p>
          </table:table-cell>
          <table:table-cell office:value-type="float" office:value="0.208937607190361" calcext:value-type="float">
            <text:p>0.208937607190361</text:p>
          </table:table-cell>
          <table:table-cell office:value-type="float" office:value="0.388035797722187" calcext:value-type="float">
            <text:p>0.388035797722187</text:p>
          </table:table-cell>
          <table:table-cell office:value-type="float" office:value="3.74187326431274" calcext:value-type="float">
            <text:p>3.74187326431274</text:p>
          </table:table-cell>
          <table:table-cell office:value-type="float" office:value="-1.2061380147934" calcext:value-type="float">
            <text:p>-1.2061380147934</text:p>
          </table:table-cell>
          <table:table-cell office:value-type="float" office:value="2.3132655620575" calcext:value-type="float">
            <text:p>2.3132655620575</text:p>
          </table:table-cell>
          <table:table-cell office:value-type="float" office:value="-0.973146080970764" calcext:value-type="float">
            <text:p>-0.973146080970764</text:p>
          </table:table-cell>
          <table:table-cell office:value-type="float" office:value="-0.207420736551285" calcext:value-type="float">
            <text:p>-0.207420736551285</text:p>
          </table:table-cell>
          <table:table-cell office:value-type="float" office:value="0.0998165830969811" calcext:value-type="float">
            <text:p>0.0998165830969811</text:p>
          </table:table-cell>
          <table:table-cell office:value-type="float" office:value="0.770906090736389" calcext:value-type="float">
            <text:p>0.770906090736389</text:p>
          </table:table-cell>
          <table:table-cell office:value-type="float" office:value="0.14238777756691" calcext:value-type="float">
            <text:p>0.14238777756691</text:p>
          </table:table-cell>
          <table:table-cell office:value-type="float" office:value="0.0770175233483315" calcext:value-type="float">
            <text:p>0.07701752334833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6991" calcext:value-type="float">
            <text:p>1419950946.46991</text:p>
          </table:table-cell>
          <table:table-cell office:value-type="string" calcext:value-type="string">
            <text:p>Acceleration</text:p>
          </table:table-cell>
          <table:table-cell office:value-type="float" office:value="-0.467666625976563" calcext:value-type="float">
            <text:p>-0.467666625976563</text:p>
          </table:table-cell>
          <table:table-cell office:value-type="float" office:value="0.172897338867188" calcext:value-type="float">
            <text:p>0.172897338867188</text:p>
          </table:table-cell>
          <table:table-cell office:value-type="float" office:value="0.310775756835937" calcext:value-type="float">
            <text:p>0.310775756835937</text:p>
          </table:table-cell>
          <table:table-cell table:number-columns-repeated="16"/>
        </table:table-row>
        <table:table-row table:style-name="ro2">
          <table:table-cell office:value-type="float" office:value="1419950946.47025" calcext:value-type="float">
            <text:p>1419950946.47025</text:p>
          </table:table-cell>
          <table:table-cell office:value-type="string" calcext:value-type="string">
            <text:p>Acceleration</text:p>
          </table:table-cell>
          <table:table-cell office:value-type="float" office:value="-0.558563232421875" calcext:value-type="float">
            <text:p>-0.558563232421875</text:p>
          </table:table-cell>
          <table:table-cell office:value-type="float" office:value="0.272598266601562" calcext:value-type="float">
            <text:p>0.272598266601562</text:p>
          </table:table-cell>
          <table:table-cell office:value-type="float" office:value="0.461715698242188" calcext:value-type="float">
            <text:p>0.461715698242188</text:p>
          </table:table-cell>
          <table:table-cell table:number-columns-repeated="16"/>
        </table:table-row>
        <table:table-row table:style-name="ro2">
          <table:table-cell office:value-type="float" office:value="1419950946.48241" calcext:value-type="float">
            <text:p>1419950946.48241</text:p>
          </table:table-cell>
          <table:table-cell office:value-type="string" calcext:value-type="string">
            <text:p>Gyro</text:p>
          </table:table-cell>
          <table:table-cell office:value-type="float" office:value="3.2787640918565" calcext:value-type="float">
            <text:p>3.2787640918565</text:p>
          </table:table-cell>
          <table:table-cell office:value-type="float" office:value="-1.30285276004483" calcext:value-type="float">
            <text:p>-1.30285276004483</text:p>
          </table:table-cell>
          <table:table-cell office:value-type="float" office:value="0.992674387883296" calcext:value-type="float">
            <text:p>0.992674387883296</text:p>
          </table:table-cell>
          <table:table-cell table:number-columns-repeated="16"/>
        </table:table-row>
        <table:table-row table:style-name="ro2">
          <table:table-cell office:value-type="float" office:value="1419950946.48235" calcext:value-type="float">
            <text:p>1419950946.48235</text:p>
          </table:table-cell>
          <table:table-cell office:value-type="string" calcext:value-type="string">
            <text:p>Motion</text:p>
          </table:table-cell>
          <table:table-cell office:value-type="float" office:value="3.6522946357727" calcext:value-type="float">
            <text:p>3.6522946357727</text:p>
          </table:table-cell>
          <table:table-cell office:value-type="float" office:value="-1.26944649219513" calcext:value-type="float">
            <text:p>-1.26944649219513</text:p>
          </table:table-cell>
          <table:table-cell office:value-type="float" office:value="2.07007503509521" calcext:value-type="float">
            <text:p>2.07007503509521</text:p>
          </table:table-cell>
          <table:table-cell office:value-type="float" office:value="-1.69349204376124" calcext:value-type="float">
            <text:p>-1.69349204376124</text:p>
          </table:table-cell>
          <table:table-cell office:value-type="float" office:value="0.181770576929983" calcext:value-type="float">
            <text:p>0.181770576929983</text:p>
          </table:table-cell>
          <table:table-cell office:value-type="float" office:value="0.425084752920417" calcext:value-type="float">
            <text:p>0.425084752920417</text:p>
          </table:table-cell>
          <table:table-cell office:value-type="float" office:value="3.6522946357727" calcext:value-type="float">
            <text:p>3.6522946357727</text:p>
          </table:table-cell>
          <table:table-cell office:value-type="float" office:value="-1.26944649219513" calcext:value-type="float">
            <text:p>-1.26944649219513</text:p>
          </table:table-cell>
          <table:table-cell office:value-type="float" office:value="2.07007503509521" calcext:value-type="float">
            <text:p>2.07007503509521</text:p>
          </table:table-cell>
          <table:table-cell office:value-type="float" office:value="-0.976131319999695" calcext:value-type="float">
            <text:p>-0.976131319999695</text:p>
          </table:table-cell>
          <table:table-cell office:value-type="float" office:value="-0.180771261453628" calcext:value-type="float">
            <text:p>-0.180771261453628</text:p>
          </table:table-cell>
          <table:table-cell office:value-type="float" office:value="0.120371773838997" calcext:value-type="float">
            <text:p>0.120371773838997</text:p>
          </table:table-cell>
          <table:table-cell office:value-type="float" office:value="0.643688082695007" calcext:value-type="float">
            <text:p>0.643688082695007</text:p>
          </table:table-cell>
          <table:table-cell office:value-type="float" office:value="0.232437521219253" calcext:value-type="float">
            <text:p>0.232437521219253</text:p>
          </table:table-cell>
          <table:table-cell office:value-type="float" office:value="0.0844622105360031" calcext:value-type="float">
            <text:p>0.08446221053600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827" calcext:value-type="float">
            <text:p>1419950946.4827</text:p>
          </table:table-cell>
          <table:table-cell office:value-type="string" calcext:value-type="string">
            <text:p>Motion</text:p>
          </table:table-cell>
          <table:table-cell office:value-type="float" office:value="3.52361011505127" calcext:value-type="float">
            <text:p>3.52361011505127</text:p>
          </table:table-cell>
          <table:table-cell office:value-type="float" office:value="-1.30048382282257" calcext:value-type="float">
            <text:p>-1.30048382282257</text:p>
          </table:table-cell>
          <table:table-cell office:value-type="float" office:value="1.54846096038818" calcext:value-type="float">
            <text:p>1.54846096038818</text:p>
          </table:table-cell>
          <table:table-cell office:value-type="float" office:value="-1.71338004770063" calcext:value-type="float">
            <text:p>-1.71338004770063</text:p>
          </table:table-cell>
          <table:table-cell office:value-type="float" office:value="0.158925880471554" calcext:value-type="float">
            <text:p>0.158925880471554</text:p>
          </table:table-cell>
          <table:table-cell office:value-type="float" office:value="0.460811829753681" calcext:value-type="float">
            <text:p>0.460811829753681</text:p>
          </table:table-cell>
          <table:table-cell office:value-type="float" office:value="3.52361011505127" calcext:value-type="float">
            <text:p>3.52361011505127</text:p>
          </table:table-cell>
          <table:table-cell office:value-type="float" office:value="-1.30048382282257" calcext:value-type="float">
            <text:p>-1.30048382282257</text:p>
          </table:table-cell>
          <table:table-cell office:value-type="float" office:value="1.54846096038818" calcext:value-type="float">
            <text:p>1.54846096038818</text:p>
          </table:table-cell>
          <table:table-cell office:value-type="float" office:value="-0.977377891540527" calcext:value-type="float">
            <text:p>-0.977377891540527</text:p>
          </table:table-cell>
          <table:table-cell office:value-type="float" office:value="-0.158257707953453" calcext:value-type="float">
            <text:p>-0.158257707953453</text:p>
          </table:table-cell>
          <table:table-cell office:value-type="float" office:value="0.140310302376747" calcext:value-type="float">
            <text:p>0.140310302376747</text:p>
          </table:table-cell>
          <table:table-cell office:value-type="float" office:value="0.41881462931633" calcext:value-type="float">
            <text:p>0.41881462931633</text:p>
          </table:table-cell>
          <table:table-cell office:value-type="float" office:value="0.430855989456177" calcext:value-type="float">
            <text:p>0.430855989456177</text:p>
          </table:table-cell>
          <table:table-cell office:value-type="float" office:value="0.321405380964279" calcext:value-type="float">
            <text:p>0.32140538096427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48956" calcext:value-type="float">
            <text:p>1419950946.48956</text:p>
          </table:table-cell>
          <table:table-cell office:value-type="string" calcext:value-type="string">
            <text:p>Acceleration</text:p>
          </table:table-cell>
          <table:table-cell office:value-type="float" office:value="-0.65673828125" calcext:value-type="float">
            <text:p>-0.65673828125</text:p>
          </table:table-cell>
          <table:table-cell office:value-type="float" office:value="0.327774047851562" calcext:value-type="float">
            <text:p>0.327774047851562</text:p>
          </table:table-cell>
          <table:table-cell office:value-type="float" office:value="0.750473022460938" calcext:value-type="float">
            <text:p>0.750473022460938</text:p>
          </table:table-cell>
          <table:table-cell table:number-columns-repeated="16"/>
        </table:table-row>
        <table:table-row table:style-name="ro2">
          <table:table-cell office:value-type="float" office:value="1419950946.4894" calcext:value-type="float">
            <text:p>1419950946.4894</text:p>
          </table:table-cell>
          <table:table-cell office:value-type="string" calcext:value-type="string">
            <text:p>Acceleration</text:p>
          </table:table-cell>
          <table:table-cell office:value-type="float" office:value="-0.61474609375" calcext:value-type="float">
            <text:p>-0.61474609375</text:p>
          </table:table-cell>
          <table:table-cell office:value-type="float" office:value="0.323410034179687" calcext:value-type="float">
            <text:p>0.323410034179687</text:p>
          </table:table-cell>
          <table:table-cell office:value-type="float" office:value="0.568649291992188" calcext:value-type="float">
            <text:p>0.568649291992188</text:p>
          </table:table-cell>
          <table:table-cell table:number-columns-repeated="16"/>
        </table:table-row>
        <table:table-row table:style-name="ro2">
          <table:table-cell office:value-type="float" office:value="1419950946.49169" calcext:value-type="float">
            <text:p>1419950946.49169</text:p>
          </table:table-cell>
          <table:table-cell office:value-type="string" calcext:value-type="string">
            <text:p>Magnetic</text:p>
          </table:table-cell>
          <table:table-cell office:value-type="float" office:value="66.7224273681641" calcext:value-type="float">
            <text:p>66.7224273681641</text:p>
          </table:table-cell>
          <table:table-cell office:value-type="float" office:value="232.004379272461" calcext:value-type="float">
            <text:p>232.004379272461</text:p>
          </table:table-cell>
          <table:table-cell office:value-type="float" office:value="130.080200195313" calcext:value-type="float">
            <text:p>130.080200195313</text:p>
          </table:table-cell>
          <table:table-cell table:number-columns-repeated="16"/>
        </table:table-row>
        <table:table-row table:style-name="ro2">
          <table:table-cell office:value-type="float" office:value="1419950946.49821" calcext:value-type="float">
            <text:p>1419950946.49821</text:p>
          </table:table-cell>
          <table:table-cell office:value-type="string" calcext:value-type="string">
            <text:p>Gyro</text:p>
          </table:table-cell>
          <table:table-cell office:value-type="float" office:value="2.89104272455125" calcext:value-type="float">
            <text:p>2.89104272455125</text:p>
          </table:table-cell>
          <table:table-cell office:value-type="float" office:value="-1.20703169139156" calcext:value-type="float">
            <text:p>-1.20703169139156</text:p>
          </table:table-cell>
          <table:table-cell office:value-type="float" office:value="0.554605960170091" calcext:value-type="float">
            <text:p>0.554605960170091</text:p>
          </table:table-cell>
          <table:table-cell table:number-columns-repeated="16"/>
        </table:table-row>
        <table:table-row table:style-name="ro2">
          <table:table-cell office:value-type="float" office:value="1419950946.49863" calcext:value-type="float">
            <text:p>1419950946.49863</text:p>
          </table:table-cell>
          <table:table-cell office:value-type="string" calcext:value-type="string">
            <text:p>Gyro</text:p>
          </table:table-cell>
          <table:table-cell office:value-type="float" office:value="2.3851664870591" calcext:value-type="float">
            <text:p>2.3851664870591</text:p>
          </table:table-cell>
          <table:table-cell office:value-type="float" office:value="-0.548703596246149" calcext:value-type="float">
            <text:p>-0.548703596246149</text:p>
          </table:table-cell>
          <table:table-cell office:value-type="float" office:value="0.487134241320716" calcext:value-type="float">
            <text:p>0.487134241320716</text:p>
          </table:table-cell>
          <table:table-cell table:number-columns-repeated="16"/>
        </table:table-row>
        <table:table-row table:style-name="ro2">
          <table:table-cell office:value-type="float" office:value="1419950946.49842" calcext:value-type="float">
            <text:p>1419950946.49842</text:p>
          </table:table-cell>
          <table:table-cell office:value-type="string" calcext:value-type="string">
            <text:p>Motion</text:p>
          </table:table-cell>
          <table:table-cell office:value-type="float" office:value="3.28711915016174" calcext:value-type="float">
            <text:p>3.28711915016174</text:p>
          </table:table-cell>
          <table:table-cell office:value-type="float" office:value="-1.2750244140625" calcext:value-type="float">
            <text:p>-1.2750244140625</text:p>
          </table:table-cell>
          <table:table-cell office:value-type="float" office:value="0.97588723897934" calcext:value-type="float">
            <text:p>0.97588723897934</text:p>
          </table:table-cell>
          <table:table-cell office:value-type="float" office:value="-1.73205096396953" calcext:value-type="float">
            <text:p>-1.73205096396953</text:p>
          </table:table-cell>
          <table:table-cell office:value-type="float" office:value="0.141698863650888" calcext:value-type="float">
            <text:p>0.141698863650888</text:p>
          </table:table-cell>
          <table:table-cell office:value-type="float" office:value="0.494717707317686" calcext:value-type="float">
            <text:p>0.494717707317686</text:p>
          </table:table-cell>
          <table:table-cell office:value-type="float" office:value="3.28711915016174" calcext:value-type="float">
            <text:p>3.28711915016174</text:p>
          </table:table-cell>
          <table:table-cell office:value-type="float" office:value="-1.2750244140625" calcext:value-type="float">
            <text:p>-1.2750244140625</text:p>
          </table:table-cell>
          <table:table-cell office:value-type="float" office:value="0.97588723897934" calcext:value-type="float">
            <text:p>0.97588723897934</text:p>
          </table:table-cell>
          <table:table-cell office:value-type="float" office:value="-0.977134168148041" calcext:value-type="float">
            <text:p>-0.977134168148041</text:p>
          </table:table-cell>
          <table:table-cell office:value-type="float" office:value="-0.141225159168243" calcext:value-type="float">
            <text:p>-0.141225159168243</text:p>
          </table:table-cell>
          <table:table-cell office:value-type="float" office:value="0.158947512507439" calcext:value-type="float">
            <text:p>0.158947512507439</text:p>
          </table:table-cell>
          <table:table-cell office:value-type="float" office:value="0.362388044595718" calcext:value-type="float">
            <text:p>0.362388044595718</text:p>
          </table:table-cell>
          <table:table-cell office:value-type="float" office:value="0.464635193347931" calcext:value-type="float">
            <text:p>0.464635193347931</text:p>
          </table:table-cell>
          <table:table-cell office:value-type="float" office:value="0.409701764583588" calcext:value-type="float">
            <text:p>0.4097017645835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092" calcext:value-type="float">
            <text:p>1419950946.5092</text:p>
          </table:table-cell>
          <table:table-cell office:value-type="string" calcext:value-type="string">
            <text:p>Acceleration</text:p>
          </table:table-cell>
          <table:table-cell office:value-type="float" office:value="-0.7418212890625" calcext:value-type="float">
            <text:p>-0.7418212890625</text:p>
          </table:table-cell>
          <table:table-cell office:value-type="float" office:value="0.311309814453125" calcext:value-type="float">
            <text:p>0.311309814453125</text:p>
          </table:table-cell>
          <table:table-cell office:value-type="float" office:value="0.97003173828125" calcext:value-type="float">
            <text:p>0.97003173828125</text:p>
          </table:table-cell>
          <table:table-cell table:number-columns-repeated="16"/>
        </table:table-row>
        <table:table-row table:style-name="ro2">
          <table:table-cell office:value-type="float" office:value="1419950946.5093" calcext:value-type="float">
            <text:p>1419950946.5093</text:p>
          </table:table-cell>
          <table:table-cell office:value-type="string" calcext:value-type="string">
            <text:p>Acceleration</text:p>
          </table:table-cell>
          <table:table-cell office:value-type="float" office:value="-0.923171997070312" calcext:value-type="float">
            <text:p>-0.923171997070312</text:p>
          </table:table-cell>
          <table:table-cell office:value-type="float" office:value="0.32440185546875" calcext:value-type="float">
            <text:p>0.32440185546875</text:p>
          </table:table-cell>
          <table:table-cell office:value-type="float" office:value="1.01533508300781" calcext:value-type="float">
            <text:p>1.01533508300781</text:p>
          </table:table-cell>
          <table:table-cell table:number-columns-repeated="16"/>
        </table:table-row>
        <table:table-row table:style-name="ro2">
          <table:table-cell office:value-type="float" office:value="1419950946.51436" calcext:value-type="float">
            <text:p>1419950946.51436</text:p>
          </table:table-cell>
          <table:table-cell office:value-type="string" calcext:value-type="string">
            <text:p>Gyro</text:p>
          </table:table-cell>
          <table:table-cell office:value-type="float" office:value="1.82572076424001" calcext:value-type="float">
            <text:p>1.82572076424001</text:p>
          </table:table-cell>
          <table:table-cell office:value-type="float" office:value="0.0953646028424294" calcext:value-type="float">
            <text:p>0.0953646028424294</text:p>
          </table:table-cell>
          <table:table-cell office:value-type="float" office:value="0.600440027794791" calcext:value-type="float">
            <text:p>0.600440027794791</text:p>
          </table:table-cell>
          <table:table-cell table:number-columns-repeated="16"/>
        </table:table-row>
        <table:table-row table:style-name="ro2">
          <table:table-cell office:value-type="float" office:value="1419950946.51419" calcext:value-type="float">
            <text:p>1419950946.51419</text:p>
          </table:table-cell>
          <table:table-cell office:value-type="string" calcext:value-type="string">
            <text:p>Motion</text:p>
          </table:table-cell>
          <table:table-cell office:value-type="float" office:value="2.89939785003662" calcext:value-type="float">
            <text:p>2.89939785003662</text:p>
          </table:table-cell>
          <table:table-cell office:value-type="float" office:value="-1.17920339107513" calcext:value-type="float">
            <text:p>-1.17920339107513</text:p>
          </table:table-cell>
          <table:table-cell office:value-type="float" office:value="0.537818849086762" calcext:value-type="float">
            <text:p>0.537818849086762</text:p>
          </table:table-cell>
          <table:table-cell office:value-type="float" office:value="-1.74926023765582" calcext:value-type="float">
            <text:p>-1.74926023765582</text:p>
          </table:table-cell>
          <table:table-cell office:value-type="float" office:value="0.129720542509751" calcext:value-type="float">
            <text:p>0.129720542509751</text:p>
          </table:table-cell>
          <table:table-cell office:value-type="float" office:value="0.525389812463075" calcext:value-type="float">
            <text:p>0.525389812463075</text:p>
          </table:table-cell>
          <table:table-cell office:value-type="float" office:value="2.89939785003662" calcext:value-type="float">
            <text:p>2.89939785003662</text:p>
          </table:table-cell>
          <table:table-cell office:value-type="float" office:value="-1.17920339107513" calcext:value-type="float">
            <text:p>-1.17920339107513</text:p>
          </table:table-cell>
          <table:table-cell office:value-type="float" office:value="0.537818849086762" calcext:value-type="float">
            <text:p>0.537818849086762</text:p>
          </table:table-cell>
          <table:table-cell office:value-type="float" office:value="-0.975849092006683" calcext:value-type="float">
            <text:p>-0.975849092006683</text:p>
          </table:table-cell>
          <table:table-cell office:value-type="float" office:value="-0.129357039928436" calcext:value-type="float">
            <text:p>-0.129357039928436</text:p>
          </table:table-cell>
          <table:table-cell office:value-type="float" office:value="0.176026597619057" calcext:value-type="float">
            <text:p>0.176026597619057</text:p>
          </table:table-cell>
          <table:table-cell office:value-type="float" office:value="0.319110780954361" calcext:value-type="float">
            <text:p>0.319110780954361</text:p>
          </table:table-cell>
          <table:table-cell office:value-type="float" office:value="0.457131087779999" calcext:value-type="float">
            <text:p>0.457131087779999</text:p>
          </table:table-cell>
          <table:table-cell office:value-type="float" office:value="0.574446439743042" calcext:value-type="float">
            <text:p>0.5744464397430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1463" calcext:value-type="float">
            <text:p>1419950946.51463</text:p>
          </table:table-cell>
          <table:table-cell office:value-type="string" calcext:value-type="string">
            <text:p>Motion</text:p>
          </table:table-cell>
          <table:table-cell office:value-type="float" office:value="2.3935215473175" calcext:value-type="float">
            <text:p>2.3935215473175</text:p>
          </table:table-cell>
          <table:table-cell office:value-type="float" office:value="-0.520875334739685" calcext:value-type="float">
            <text:p>-0.520875334739685</text:p>
          </table:table-cell>
          <table:table-cell office:value-type="float" office:value="0.470347195863724" calcext:value-type="float">
            <text:p>0.470347195863724</text:p>
          </table:table-cell>
          <table:table-cell office:value-type="float" office:value="-1.76011957558113" calcext:value-type="float">
            <text:p>-1.76011957558113</text:p>
          </table:table-cell>
          <table:table-cell office:value-type="float" office:value="0.119986430938187" calcext:value-type="float">
            <text:p>0.119986430938187</text:p>
          </table:table-cell>
          <table:table-cell office:value-type="float" office:value="0.551110321803286" calcext:value-type="float">
            <text:p>0.551110321803286</text:p>
          </table:table-cell>
          <table:table-cell office:value-type="float" office:value="2.3935215473175" calcext:value-type="float">
            <text:p>2.3935215473175</text:p>
          </table:table-cell>
          <table:table-cell office:value-type="float" office:value="-0.520875334739685" calcext:value-type="float">
            <text:p>-0.520875334739685</text:p>
          </table:table-cell>
          <table:table-cell office:value-type="float" office:value="0.470347195863724" calcext:value-type="float">
            <text:p>0.470347195863724</text:p>
          </table:table-cell>
          <table:table-cell office:value-type="float" office:value="-0.975070536136627" calcext:value-type="float">
            <text:p>-0.975070536136627</text:p>
          </table:table-cell>
          <table:table-cell office:value-type="float" office:value="-0.119698733091354" calcext:value-type="float">
            <text:p>-0.119698733091354</text:p>
          </table:table-cell>
          <table:table-cell office:value-type="float" office:value="0.186841204762459" calcext:value-type="float">
            <text:p>0.186841204762459</text:p>
          </table:table-cell>
          <table:table-cell office:value-type="float" office:value="0.233249261975288" calcext:value-type="float">
            <text:p>0.233249261975288</text:p>
          </table:table-cell>
          <table:table-cell office:value-type="float" office:value="0.431008547544479" calcext:value-type="float">
            <text:p>0.431008547544479</text:p>
          </table:table-cell>
          <table:table-cell office:value-type="float" office:value="0.783190548419952" calcext:value-type="float">
            <text:p>0.7831905484199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1815" calcext:value-type="float">
            <text:p>1419950946.51815</text:p>
          </table:table-cell>
          <table:table-cell office:value-type="string" calcext:value-type="string">
            <text:p>Magnetic</text:p>
          </table:table-cell>
          <table:table-cell office:value-type="float" office:value="68.2465362548828" calcext:value-type="float">
            <text:p>68.2465362548828</text:p>
          </table:table-cell>
          <table:table-cell office:value-type="float" office:value="230.141571044922" calcext:value-type="float">
            <text:p>230.141571044922</text:p>
          </table:table-cell>
          <table:table-cell office:value-type="float" office:value="129.915542602539" calcext:value-type="float">
            <text:p>129.915542602539</text:p>
          </table:table-cell>
          <table:table-cell table:number-columns-repeated="16"/>
        </table:table-row>
        <table:table-row table:style-name="ro2">
          <table:table-cell office:value-type="float" office:value="1419950946.52867" calcext:value-type="float">
            <text:p>1419950946.52867</text:p>
          </table:table-cell>
          <table:table-cell office:value-type="string" calcext:value-type="string">
            <text:p>Acceleration</text:p>
          </table:table-cell>
          <table:table-cell office:value-type="float" office:value="-1.22341918945313" calcext:value-type="float">
            <text:p>-1.22341918945313</text:p>
          </table:table-cell>
          <table:table-cell office:value-type="float" office:value="0.239334106445312" calcext:value-type="float">
            <text:p>0.239334106445312</text:p>
          </table:table-cell>
          <table:table-cell office:value-type="float" office:value="0.962127685546875" calcext:value-type="float">
            <text:p>0.962127685546875</text:p>
          </table:table-cell>
          <table:table-cell table:number-columns-repeated="16"/>
        </table:table-row>
        <table:table-row table:style-name="ro2">
          <table:table-cell office:value-type="float" office:value="1419950946.52876" calcext:value-type="float">
            <text:p>1419950946.52876</text:p>
          </table:table-cell>
          <table:table-cell office:value-type="string" calcext:value-type="string">
            <text:p>Acceleration</text:p>
          </table:table-cell>
          <table:table-cell office:value-type="float" office:value="-1.60130310058594" calcext:value-type="float">
            <text:p>-1.60130310058594</text:p>
          </table:table-cell>
          <table:table-cell office:value-type="float" office:value="0.0437164306640625" calcext:value-type="float">
            <text:p>0.0437164306640625</text:p>
          </table:table-cell>
          <table:table-cell office:value-type="float" office:value="0.924530029296875" calcext:value-type="float">
            <text:p>0.924530029296875</text:p>
          </table:table-cell>
          <table:table-cell table:number-columns-repeated="16"/>
        </table:table-row>
        <table:table-row table:style-name="ro2">
          <table:table-cell office:value-type="float" office:value="1419950946.53007" calcext:value-type="float">
            <text:p>1419950946.53007</text:p>
          </table:table-cell>
          <table:table-cell office:value-type="string" calcext:value-type="string">
            <text:p>Gyro</text:p>
          </table:table-cell>
          <table:table-cell office:value-type="float" office:value="1.07562466530432" calcext:value-type="float">
            <text:p>1.07562466530432</text:p>
          </table:table-cell>
          <table:table-cell office:value-type="float" office:value="0.261378874663026" calcext:value-type="float">
            <text:p>0.261378874663026</text:p>
          </table:table-cell>
          <table:table-cell office:value-type="float" office:value="0.589099488924907" calcext:value-type="float">
            <text:p>0.589099488924907</text:p>
          </table:table-cell>
          <table:table-cell table:number-columns-repeated="16"/>
        </table:table-row>
        <table:table-row table:style-name="ro2">
          <table:table-cell office:value-type="float" office:value="1419950946.5304" calcext:value-type="float">
            <text:p>1419950946.5304</text:p>
          </table:table-cell>
          <table:table-cell office:value-type="string" calcext:value-type="string">
            <text:p>Gyro</text:p>
          </table:table-cell>
          <table:table-cell office:value-type="float" office:value="0.127324932768361" calcext:value-type="float">
            <text:p>0.127324932768361</text:p>
          </table:table-cell>
          <table:table-cell office:value-type="float" office:value="0.257567891143122" calcext:value-type="float">
            <text:p>0.257567891143122</text:p>
          </table:table-cell>
          <table:table-cell office:value-type="float" office:value="0.445409697574118" calcext:value-type="float">
            <text:p>0.445409697574118</text:p>
          </table:table-cell>
          <table:table-cell table:number-columns-repeated="16"/>
        </table:table-row>
        <table:table-row table:style-name="ro2">
          <table:table-cell office:value-type="float" office:value="1419950946.53007" calcext:value-type="float">
            <text:p>1419950946.53007</text:p>
          </table:table-cell>
          <table:table-cell office:value-type="string" calcext:value-type="string">
            <text:p>Motion</text:p>
          </table:table-cell>
          <table:table-cell office:value-type="float" office:value="1.83407592773438" calcext:value-type="float">
            <text:p>1.83407592773438</text:p>
          </table:table-cell>
          <table:table-cell office:value-type="float" office:value="0.123192809522152" calcext:value-type="float">
            <text:p>0.123192809522152</text:p>
          </table:table-cell>
          <table:table-cell office:value-type="float" office:value="0.583653032779694" calcext:value-type="float">
            <text:p>0.583653032779694</text:p>
          </table:table-cell>
          <table:table-cell office:value-type="float" office:value="-1.76248616232963" calcext:value-type="float">
            <text:p>-1.76248616232963</text:p>
          </table:table-cell>
          <table:table-cell office:value-type="float" office:value="0.110170298836578" calcext:value-type="float">
            <text:p>0.110170298836578</text:p>
          </table:table-cell>
          <table:table-cell office:value-type="float" office:value="0.570850771484018" calcext:value-type="float">
            <text:p>0.570850771484018</text:p>
          </table:table-cell>
          <table:table-cell office:value-type="float" office:value="1.83407592773438" calcext:value-type="float">
            <text:p>1.83407592773438</text:p>
          </table:table-cell>
          <table:table-cell office:value-type="float" office:value="0.123192809522152" calcext:value-type="float">
            <text:p>0.123192809522152</text:p>
          </table:table-cell>
          <table:table-cell office:value-type="float" office:value="0.583653032779694" calcext:value-type="float">
            <text:p>0.583653032779694</text:p>
          </table:table-cell>
          <table:table-cell office:value-type="float" office:value="-0.975732147693634" calcext:value-type="float">
            <text:p>-0.975732147693634</text:p>
          </table:table-cell>
          <table:table-cell office:value-type="float" office:value="-0.109947569668293" calcext:value-type="float">
            <text:p>-0.109947569668293</text:p>
          </table:table-cell>
          <table:table-cell office:value-type="float" office:value="0.189363017678261" calcext:value-type="float">
            <text:p>0.189363017678261</text:p>
          </table:table-cell>
          <table:table-cell office:value-type="float" office:value="0.0525601282715797" calcext:value-type="float">
            <text:p>0.0525601282715797</text:p>
          </table:table-cell>
          <table:table-cell office:value-type="float" office:value="0.434349417686462" calcext:value-type="float">
            <text:p>0.434349417686462</text:p>
          </table:table-cell>
          <table:table-cell office:value-type="float" office:value="0.825972080230713" calcext:value-type="float">
            <text:p>0.8259720802307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4384" calcext:value-type="float">
            <text:p>1419950946.54384</text:p>
          </table:table-cell>
          <table:table-cell office:value-type="string" calcext:value-type="string">
            <text:p>Magnetic</text:p>
          </table:table-cell>
          <table:table-cell office:value-type="float" office:value="68.5852355957031" calcext:value-type="float">
            <text:p>68.5852355957031</text:p>
          </table:table-cell>
          <table:table-cell office:value-type="float" office:value="231.835037231445" calcext:value-type="float">
            <text:p>231.835037231445</text:p>
          </table:table-cell>
          <table:table-cell office:value-type="float" office:value="130.574172973633" calcext:value-type="float">
            <text:p>130.574172973633</text:p>
          </table:table-cell>
          <table:table-cell table:number-columns-repeated="16"/>
        </table:table-row>
        <table:table-row table:style-name="ro2">
          <table:table-cell office:value-type="float" office:value="1419950946.54622" calcext:value-type="float">
            <text:p>1419950946.54622</text:p>
          </table:table-cell>
          <table:table-cell office:value-type="string" calcext:value-type="string">
            <text:p>Gyro</text:p>
          </table:table-cell>
          <table:table-cell office:value-type="float" office:value="-0.765985849579643" calcext:value-type="float">
            <text:p>-0.765985849579643</text:p>
          </table:table-cell>
          <table:table-cell office:value-type="float" office:value="0.245318948025412" calcext:value-type="float">
            <text:p>0.245318948025412</text:p>
          </table:table-cell>
          <table:table-cell office:value-type="float" office:value="0.129519910138805" calcext:value-type="float">
            <text:p>0.129519910138805</text:p>
          </table:table-cell>
          <table:table-cell table:number-columns-repeated="16"/>
        </table:table-row>
        <table:table-row table:style-name="ro2">
          <table:table-cell office:value-type="float" office:value="1419950946.54604" calcext:value-type="float">
            <text:p>1419950946.54604</text:p>
          </table:table-cell>
          <table:table-cell office:value-type="string" calcext:value-type="string">
            <text:p>Motion</text:p>
          </table:table-cell>
          <table:table-cell office:value-type="float" office:value="1.083979845047" calcext:value-type="float">
            <text:p>1.083979845047</text:p>
          </table:table-cell>
          <table:table-cell office:value-type="float" office:value="0.28920704126358" calcext:value-type="float">
            <text:p>0.28920704126358</text:p>
          </table:table-cell>
          <table:table-cell office:value-type="float" office:value="0.572312474250793" calcext:value-type="float">
            <text:p>0.572312474250793</text:p>
          </table:table-cell>
          <table:table-cell office:value-type="float" office:value="-1.76090115425859" calcext:value-type="float">
            <text:p>-1.76090115425859</text:p>
          </table:table-cell>
          <table:table-cell office:value-type="float" office:value="0.101423055578903" calcext:value-type="float">
            <text:p>0.101423055578903</text:p>
          </table:table-cell>
          <table:table-cell office:value-type="float" office:value="0.583208860547025" calcext:value-type="float">
            <text:p>0.583208860547025</text:p>
          </table:table-cell>
          <table:table-cell office:value-type="float" office:value="1.083979845047" calcext:value-type="float">
            <text:p>1.083979845047</text:p>
          </table:table-cell>
          <table:table-cell office:value-type="float" office:value="0.28920704126358" calcext:value-type="float">
            <text:p>0.28920704126358</text:p>
          </table:table-cell>
          <table:table-cell office:value-type="float" office:value="0.572312474250793" calcext:value-type="float">
            <text:p>0.572312474250793</text:p>
          </table:table-cell>
          <table:table-cell office:value-type="float" office:value="-0.976938128471374" calcext:value-type="float">
            <text:p>-0.976938128471374</text:p>
          </table:table-cell>
          <table:table-cell office:value-type="float" office:value="-0.101249262690544" calcext:value-type="float">
            <text:p>-0.101249262690544</text:p>
          </table:table-cell>
          <table:table-cell office:value-type="float" office:value="0.187990769743919" calcext:value-type="float">
            <text:p>0.187990769743919</text:p>
          </table:table-cell>
          <table:table-cell office:value-type="float" office:value="-0.246481090784073" calcext:value-type="float">
            <text:p>-0.246481090784073</text:p>
          </table:table-cell>
          <table:table-cell office:value-type="float" office:value="0.340583354234695" calcext:value-type="float">
            <text:p>0.340583354234695</text:p>
          </table:table-cell>
          <table:table-cell office:value-type="float" office:value="0.774136900901794" calcext:value-type="float">
            <text:p>0.77413690090179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4673" calcext:value-type="float">
            <text:p>1419950946.54673</text:p>
          </table:table-cell>
          <table:table-cell office:value-type="string" calcext:value-type="string">
            <text:p>Motion</text:p>
          </table:table-cell>
          <table:table-cell office:value-type="float" office:value="0.135680094361305" calcext:value-type="float">
            <text:p>0.135680094361305</text:p>
          </table:table-cell>
          <table:table-cell office:value-type="float" office:value="0.285396009683609" calcext:value-type="float">
            <text:p>0.285396009683609</text:p>
          </table:table-cell>
          <table:table-cell office:value-type="float" office:value="0.428622722625732" calcext:value-type="float">
            <text:p>0.428622722625732</text:p>
          </table:table-cell>
          <table:table-cell office:value-type="float" office:value="-1.75818584907633" calcext:value-type="float">
            <text:p>-1.75818584907633</text:p>
          </table:table-cell>
          <table:table-cell office:value-type="float" office:value="0.0957263161773905" calcext:value-type="float">
            <text:p>0.0957263161773905</text:p>
          </table:table-cell>
          <table:table-cell office:value-type="float" office:value="0.586224943929724" calcext:value-type="float">
            <text:p>0.586224943929724</text:p>
          </table:table-cell>
          <table:table-cell office:value-type="float" office:value="0.135680094361305" calcext:value-type="float">
            <text:p>0.135680094361305</text:p>
          </table:table-cell>
          <table:table-cell office:value-type="float" office:value="0.285396009683609" calcext:value-type="float">
            <text:p>0.285396009683609</text:p>
          </table:table-cell>
          <table:table-cell office:value-type="float" office:value="0.428622722625732" calcext:value-type="float">
            <text:p>0.428622722625732</text:p>
          </table:table-cell>
          <table:table-cell office:value-type="float" office:value="-0.977995753288269" calcext:value-type="float">
            <text:p>-0.977995753288269</text:p>
          </table:table-cell>
          <table:table-cell office:value-type="float" office:value="-0.0955801829695702" calcext:value-type="float">
            <text:p>-0.0955801829695702</text:p>
          </table:table-cell>
          <table:table-cell office:value-type="float" office:value="0.185441851615906" calcext:value-type="float">
            <text:p>0.185441851615906</text:p>
          </table:table-cell>
          <table:table-cell office:value-type="float" office:value="-0.623307347297668" calcext:value-type="float">
            <text:p>-0.623307347297668</text:p>
          </table:table-cell>
          <table:table-cell office:value-type="float" office:value="0.139296621084213" calcext:value-type="float">
            <text:p>0.139296621084213</text:p>
          </table:table-cell>
          <table:table-cell office:value-type="float" office:value="0.739088177680969" calcext:value-type="float">
            <text:p>0.7390881776809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4791" calcext:value-type="float">
            <text:p>1419950946.54791</text:p>
          </table:table-cell>
          <table:table-cell office:value-type="string" calcext:value-type="string">
            <text:p>Acceleration</text:p>
          </table:table-cell>
          <table:table-cell office:value-type="float" office:value="-1.94023132324219" calcext:value-type="float">
            <text:p>-1.94023132324219</text:p>
          </table:table-cell>
          <table:table-cell office:value-type="float" office:value="-0.134841918945313" calcext:value-type="float">
            <text:p>-0.134841918945313</text:p>
          </table:table-cell>
          <table:table-cell office:value-type="float" office:value="0.807769775390625" calcext:value-type="float">
            <text:p>0.807769775390625</text:p>
          </table:table-cell>
          <table:table-cell table:number-columns-repeated="16"/>
        </table:table-row>
        <table:table-row table:style-name="ro2">
          <table:table-cell office:value-type="float" office:value="1419950946.54828" calcext:value-type="float">
            <text:p>1419950946.54828</text:p>
          </table:table-cell>
          <table:table-cell office:value-type="string" calcext:value-type="string">
            <text:p>Acceleration</text:p>
          </table:table-cell>
          <table:table-cell office:value-type="float" office:value="-2.20855712890625" calcext:value-type="float">
            <text:p>-2.20855712890625</text:p>
          </table:table-cell>
          <table:table-cell office:value-type="float" office:value="-0.206771850585937" calcext:value-type="float">
            <text:p>-0.206771850585937</text:p>
          </table:table-cell>
          <table:table-cell office:value-type="float" office:value="0.555267333984375" calcext:value-type="float">
            <text:p>0.555267333984375</text:p>
          </table:table-cell>
          <table:table-cell table:number-columns-repeated="16"/>
        </table:table-row>
        <table:table-row table:style-name="ro2">
          <table:table-cell office:value-type="float" office:value="1419950946.56196" calcext:value-type="float">
            <text:p>1419950946.56196</text:p>
          </table:table-cell>
          <table:table-cell office:value-type="string" calcext:value-type="string">
            <text:p>Gyro</text:p>
          </table:table-cell>
          <table:table-cell office:value-type="float" office:value="-1.28696221045254" calcext:value-type="float">
            <text:p>-1.28696221045254</text:p>
          </table:table-cell>
          <table:table-cell office:value-type="float" office:value="0.230238532036729" calcext:value-type="float">
            <text:p>0.230238532036729</text:p>
          </table:table-cell>
          <table:table-cell office:value-type="float" office:value="-0.433478203258344" calcext:value-type="float">
            <text:p>-0.433478203258344</text:p>
          </table:table-cell>
          <table:table-cell table:number-columns-repeated="16"/>
        </table:table-row>
        <table:table-row table:style-name="ro2">
          <table:table-cell office:value-type="float" office:value="1419950946.56252" calcext:value-type="float">
            <text:p>1419950946.56252</text:p>
          </table:table-cell>
          <table:table-cell office:value-type="string" calcext:value-type="string">
            <text:p>Gyro</text:p>
          </table:table-cell>
          <table:table-cell office:value-type="float" office:value="-1.28298291515174" calcext:value-type="float">
            <text:p>-1.28298291515174</text:p>
          </table:table-cell>
          <table:table-cell office:value-type="float" office:value="0.120554910961271" calcext:value-type="float">
            <text:p>0.120554910961271</text:p>
          </table:table-cell>
          <table:table-cell office:value-type="float" office:value="-1.19207591134189" calcext:value-type="float">
            <text:p>-1.19207591134189</text:p>
          </table:table-cell>
          <table:table-cell table:number-columns-repeated="16"/>
        </table:table-row>
        <table:table-row table:style-name="ro2">
          <table:table-cell office:value-type="float" office:value="1419950946.56222" calcext:value-type="float">
            <text:p>1419950946.56222</text:p>
          </table:table-cell>
          <table:table-cell office:value-type="string" calcext:value-type="string">
            <text:p>Motion</text:p>
          </table:table-cell>
          <table:table-cell office:value-type="float" office:value="-0.757630705833435" calcext:value-type="float">
            <text:p>-0.757630705833435</text:p>
          </table:table-cell>
          <table:table-cell office:value-type="float" office:value="0.273147016763687" calcext:value-type="float">
            <text:p>0.273147016763687</text:p>
          </table:table-cell>
          <table:table-cell office:value-type="float" office:value="0.112732984125614" calcext:value-type="float">
            <text:p>0.112732984125614</text:p>
          </table:table-cell>
          <table:table-cell office:value-type="float" office:value="-1.75461414812882" calcext:value-type="float">
            <text:p>-1.75461414812882</text:p>
          </table:table-cell>
          <table:table-cell office:value-type="float" office:value="0.0946486881567496" calcext:value-type="float">
            <text:p>0.0946486881567496</text:p>
          </table:table-cell>
          <table:table-cell office:value-type="float" office:value="0.580116470132651" calcext:value-type="float">
            <text:p>0.580116470132651</text:p>
          </table:table-cell>
          <table:table-cell office:value-type="float" office:value="-0.757630705833435" calcext:value-type="float">
            <text:p>-0.757630705833435</text:p>
          </table:table-cell>
          <table:table-cell office:value-type="float" office:value="0.273147016763687" calcext:value-type="float">
            <text:p>0.273147016763687</text:p>
          </table:table-cell>
          <table:table-cell office:value-type="float" office:value="0.112732984125614" calcext:value-type="float">
            <text:p>0.112732984125614</text:p>
          </table:table-cell>
          <table:table-cell office:value-type="float" office:value="-0.978752553462982" calcext:value-type="float">
            <text:p>-0.978752553462982</text:p>
          </table:table-cell>
          <table:table-cell office:value-type="float" office:value="-0.0945074334740639" calcext:value-type="float">
            <text:p>-0.0945074334740639</text:p>
          </table:table-cell>
          <table:table-cell office:value-type="float" office:value="0.181966289877891" calcext:value-type="float">
            <text:p>0.181966289877891</text:p>
          </table:table-cell>
          <table:table-cell office:value-type="float" office:value="-0.961478769779205" calcext:value-type="float">
            <text:p>-0.961478769779205</text:p>
          </table:table-cell>
          <table:table-cell office:value-type="float" office:value="-0.0403344854712486" calcext:value-type="float">
            <text:p>-0.0403344854712486</text:p>
          </table:table-cell>
          <table:table-cell office:value-type="float" office:value="0.625803470611572" calcext:value-type="float">
            <text:p>0.6258034706115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6893" calcext:value-type="float">
            <text:p>1419950946.56893</text:p>
          </table:table-cell>
          <table:table-cell office:value-type="string" calcext:value-type="string">
            <text:p>Acceleration</text:p>
          </table:table-cell>
          <table:table-cell office:value-type="float" office:value="-2.38011169433594" calcext:value-type="float">
            <text:p>-2.38011169433594</text:p>
          </table:table-cell>
          <table:table-cell office:value-type="float" office:value="-0.129547119140625" calcext:value-type="float">
            <text:p>-0.129547119140625</text:p>
          </table:table-cell>
          <table:table-cell office:value-type="float" office:value="0.273086547851562" calcext:value-type="float">
            <text:p>0.273086547851562</text:p>
          </table:table-cell>
          <table:table-cell table:number-columns-repeated="16"/>
        </table:table-row>
        <table:table-row table:style-name="ro2">
          <table:table-cell office:value-type="float" office:value="1419950946.56961" calcext:value-type="float">
            <text:p>1419950946.56961</text:p>
          </table:table-cell>
          <table:table-cell office:value-type="string" calcext:value-type="string">
            <text:p>Acceleration</text:p>
          </table:table-cell>
          <table:table-cell office:value-type="float" office:value="-2.43096923828125" calcext:value-type="float">
            <text:p>-2.43096923828125</text:p>
          </table:table-cell>
          <table:table-cell office:value-type="float" office:value="0.071319580078125" calcext:value-type="float">
            <text:p>0.071319580078125</text:p>
          </table:table-cell>
          <table:table-cell office:value-type="float" office:value="0.065093994140625" calcext:value-type="float">
            <text:p>0.065093994140625</text:p>
          </table:table-cell>
          <table:table-cell table:number-columns-repeated="16"/>
        </table:table-row>
        <table:table-row table:style-name="ro2">
          <table:table-cell office:value-type="float" office:value="1419950946.56973" calcext:value-type="float">
            <text:p>1419950946.56973</text:p>
          </table:table-cell>
          <table:table-cell office:value-type="string" calcext:value-type="string">
            <text:p>Magnetic</text:p>
          </table:table-cell>
          <table:table-cell office:value-type="float" office:value="67.7384948730469" calcext:value-type="float">
            <text:p>67.7384948730469</text:p>
          </table:table-cell>
          <table:table-cell office:value-type="float" office:value="230.649612426758" calcext:value-type="float">
            <text:p>230.649612426758</text:p>
          </table:table-cell>
          <table:table-cell office:value-type="float" office:value="130.409515380859" calcext:value-type="float">
            <text:p>130.409515380859</text:p>
          </table:table-cell>
          <table:table-cell table:number-columns-repeated="16"/>
        </table:table-row>
        <table:table-row table:style-name="ro2">
          <table:table-cell office:value-type="float" office:value="1419950946.57824" calcext:value-type="float">
            <text:p>1419950946.57824</text:p>
          </table:table-cell>
          <table:table-cell office:value-type="string" calcext:value-type="string">
            <text:p>Gyro</text:p>
          </table:table-cell>
          <table:table-cell office:value-type="float" office:value="-0.935792729108621" calcext:value-type="float">
            <text:p>-0.935792729108621</text:p>
          </table:table-cell>
          <table:table-cell office:value-type="float" office:value="0.0431903476105781" calcext:value-type="float">
            <text:p>0.0431903476105781</text:p>
          </table:table-cell>
          <table:table-cell office:value-type="float" office:value="-1.96485868065563" calcext:value-type="float">
            <text:p>-1.96485868065563</text:p>
          </table:table-cell>
          <table:table-cell table:number-columns-repeated="16"/>
        </table:table-row>
        <table:table-row table:style-name="ro2">
          <table:table-cell office:value-type="float" office:value="1419950946.57823" calcext:value-type="float">
            <text:p>1419950946.57823</text:p>
          </table:table-cell>
          <table:table-cell office:value-type="string" calcext:value-type="string">
            <text:p>Motion</text:p>
          </table:table-cell>
          <table:table-cell office:value-type="float" office:value="-1.27860701084137" calcext:value-type="float">
            <text:p>-1.27860701084137</text:p>
          </table:table-cell>
          <table:table-cell office:value-type="float" office:value="0.258066534996033" calcext:value-type="float">
            <text:p>0.258066534996033</text:p>
          </table:table-cell>
          <table:table-cell office:value-type="float" office:value="-0.450265109539032" calcext:value-type="float">
            <text:p>-0.450265109539032</text:p>
          </table:table-cell>
          <table:table-cell office:value-type="float" office:value="-1.75072475201153" calcext:value-type="float">
            <text:p>-1.75072475201153</text:p>
          </table:table-cell>
          <table:table-cell office:value-type="float" office:value="0.0999689949446265" calcext:value-type="float">
            <text:p>0.0999689949446265</text:p>
          </table:table-cell>
          <table:table-cell office:value-type="float" office:value="0.568333639181339" calcext:value-type="float">
            <text:p>0.568333639181339</text:p>
          </table:table-cell>
          <table:table-cell office:value-type="float" office:value="-1.27860701084137" calcext:value-type="float">
            <text:p>-1.27860701084137</text:p>
          </table:table-cell>
          <table:table-cell office:value-type="float" office:value="0.258066534996033" calcext:value-type="float">
            <text:p>0.258066534996033</text:p>
          </table:table-cell>
          <table:table-cell office:value-type="float" office:value="-0.450265109539032" calcext:value-type="float">
            <text:p>-0.450265109539032</text:p>
          </table:table-cell>
          <table:table-cell office:value-type="float" office:value="-0.978944361209869" calcext:value-type="float">
            <text:p>-0.978944361209869</text:p>
          </table:table-cell>
          <table:table-cell office:value-type="float" office:value="-0.0998025685548783" calcext:value-type="float">
            <text:p>-0.0998025685548783</text:p>
          </table:table-cell>
          <table:table-cell office:value-type="float" office:value="0.178065657615662" calcext:value-type="float">
            <text:p>0.178065657615662</text:p>
          </table:table-cell>
          <table:table-cell office:value-type="float" office:value="-1.22961270809174" calcext:value-type="float">
            <text:p>-1.22961270809174</text:p>
          </table:table-cell>
          <table:table-cell office:value-type="float" office:value="-0.106969282031059" calcext:value-type="float">
            <text:p>-0.106969282031059</text:p>
          </table:table-cell>
          <table:table-cell office:value-type="float" office:value="0.377201676368713" calcext:value-type="float">
            <text:p>0.3772016763687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7859" calcext:value-type="float">
            <text:p>1419950946.57859</text:p>
          </table:table-cell>
          <table:table-cell office:value-type="string" calcext:value-type="string">
            <text:p>Motion</text:p>
          </table:table-cell>
          <table:table-cell office:value-type="float" office:value="-1.27462780475617" calcext:value-type="float">
            <text:p>-1.27462780475617</text:p>
          </table:table-cell>
          <table:table-cell office:value-type="float" office:value="0.148382857441902" calcext:value-type="float">
            <text:p>0.148382857441902</text:p>
          </table:table-cell>
          <table:table-cell office:value-type="float" office:value="-1.20886266231537" calcext:value-type="float">
            <text:p>-1.20886266231537</text:p>
          </table:table-cell>
          <table:table-cell office:value-type="float" office:value="-1.74746680336159" calcext:value-type="float">
            <text:p>-1.74746680336159</text:p>
          </table:table-cell>
          <table:table-cell office:value-type="float" office:value="0.113027811911496" calcext:value-type="float">
            <text:p>0.113027811911496</text:p>
          </table:table-cell>
          <table:table-cell office:value-type="float" office:value="0.556481230614135" calcext:value-type="float">
            <text:p>0.556481230614135</text:p>
          </table:table-cell>
          <table:table-cell office:value-type="float" office:value="-1.27462780475617" calcext:value-type="float">
            <text:p>-1.27462780475617</text:p>
          </table:table-cell>
          <table:table-cell office:value-type="float" office:value="0.148382857441902" calcext:value-type="float">
            <text:p>0.148382857441902</text:p>
          </table:table-cell>
          <table:table-cell office:value-type="float" office:value="-1.20886266231537" calcext:value-type="float">
            <text:p>-1.20886266231537</text:p>
          </table:table-cell>
          <table:table-cell office:value-type="float" office:value="-0.978152811527252" calcext:value-type="float">
            <text:p>-0.978152811527252</text:p>
          </table:table-cell>
          <table:table-cell office:value-type="float" office:value="-0.112787306308746" calcext:value-type="float">
            <text:p>-0.112787306308746</text:p>
          </table:table-cell>
          <table:table-cell office:value-type="float" office:value="0.174631401896477" calcext:value-type="float">
            <text:p>0.174631401896477</text:p>
          </table:table-cell>
          <table:table-cell office:value-type="float" office:value="-1.40195894241333" calcext:value-type="float">
            <text:p>-1.40195894241333</text:p>
          </table:table-cell>
          <table:table-cell office:value-type="float" office:value="-0.0167598146945238" calcext:value-type="float">
            <text:p>-0.0167598146945238</text:p>
          </table:table-cell>
          <table:table-cell office:value-type="float" office:value="0.0984551459550858" calcext:value-type="float">
            <text:p>0.098455145955085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8717" calcext:value-type="float">
            <text:p>1419950946.58717</text:p>
          </table:table-cell>
          <table:table-cell office:value-type="string" calcext:value-type="string">
            <text:p>Acceleration</text:p>
          </table:table-cell>
          <table:table-cell office:value-type="float" office:value="-2.38905334472656" calcext:value-type="float">
            <text:p>-2.38905334472656</text:p>
          </table:table-cell>
          <table:table-cell office:value-type="float" office:value="0.279464721679687" calcext:value-type="float">
            <text:p>0.279464721679687</text:p>
          </table:table-cell>
          <table:table-cell office:value-type="float" office:value="0.0576019287109375" calcext:value-type="float">
            <text:p>0.0576019287109375</text:p>
          </table:table-cell>
          <table:table-cell table:number-columns-repeated="16"/>
        </table:table-row>
        <table:table-row table:style-name="ro2">
          <table:table-cell office:value-type="float" office:value="1419950946.58745" calcext:value-type="float">
            <text:p>1419950946.58745</text:p>
          </table:table-cell>
          <table:table-cell office:value-type="string" calcext:value-type="string">
            <text:p>Acceleration</text:p>
          </table:table-cell>
          <table:table-cell office:value-type="float" office:value="-2.36529541015625" calcext:value-type="float">
            <text:p>-2.36529541015625</text:p>
          </table:table-cell>
          <table:table-cell office:value-type="float" office:value="0.436676025390625" calcext:value-type="float">
            <text:p>0.436676025390625</text:p>
          </table:table-cell>
          <table:table-cell office:value-type="float" office:value="0.155746459960938" calcext:value-type="float">
            <text:p>0.155746459960938</text:p>
          </table:table-cell>
          <table:table-cell table:number-columns-repeated="16"/>
        </table:table-row>
        <table:table-row table:style-name="ro2">
          <table:table-cell office:value-type="float" office:value="1419950946.59394" calcext:value-type="float">
            <text:p>1419950946.59394</text:p>
          </table:table-cell>
          <table:table-cell office:value-type="string" calcext:value-type="string">
            <text:p>Gyro</text:p>
          </table:table-cell>
          <table:table-cell office:value-type="float" office:value="-0.368151660667028" calcext:value-type="float">
            <text:p>-0.368151660667028</text:p>
          </table:table-cell>
          <table:table-cell office:value-type="float" office:value="0.218112626961381" calcext:value-type="float">
            <text:p>0.218112626961381</text:p>
          </table:table-cell>
          <table:table-cell office:value-type="float" office:value="-2.66696754622529" calcext:value-type="float">
            <text:p>-2.66696754622529</text:p>
          </table:table-cell>
          <table:table-cell table:number-columns-repeated="16"/>
        </table:table-row>
        <table:table-row table:style-name="ro2">
          <table:table-cell office:value-type="float" office:value="1419950946.59465" calcext:value-type="float">
            <text:p>1419950946.59465</text:p>
          </table:table-cell>
          <table:table-cell office:value-type="string" calcext:value-type="string">
            <text:p>Gyro</text:p>
          </table:table-cell>
          <table:table-cell office:value-type="float" office:value="0.115825935813617" calcext:value-type="float">
            <text:p>0.115825935813617</text:p>
          </table:table-cell>
          <table:table-cell office:value-type="float" office:value="0.468112613234825" calcext:value-type="float">
            <text:p>0.468112613234825</text:p>
          </table:table-cell>
          <table:table-cell office:value-type="float" office:value="-3.42657512499419" calcext:value-type="float">
            <text:p>-3.42657512499419</text:p>
          </table:table-cell>
          <table:table-cell table:number-columns-repeated="16"/>
        </table:table-row>
        <table:table-row table:style-name="ro2">
          <table:table-cell office:value-type="float" office:value="1419950946.59436" calcext:value-type="float">
            <text:p>1419950946.59436</text:p>
          </table:table-cell>
          <table:table-cell office:value-type="string" calcext:value-type="string">
            <text:p>Motion</text:p>
          </table:table-cell>
          <table:table-cell office:value-type="float" office:value="-0.927437663078308" calcext:value-type="float">
            <text:p>-0.927437663078308</text:p>
          </table:table-cell>
          <table:table-cell office:value-type="float" office:value="0.0710182338953018" calcext:value-type="float">
            <text:p>0.0710182338953018</text:p>
          </table:table-cell>
          <table:table-cell office:value-type="float" office:value="-1.98164546489716" calcext:value-type="float">
            <text:p>-1.98164546489716</text:p>
          </table:table-cell>
          <table:table-cell office:value-type="float" office:value="-1.74576558712091" calcext:value-type="float">
            <text:p>-1.74576558712091</text:p>
          </table:table-cell>
          <table:table-cell office:value-type="float" office:value="0.133757855686108" calcext:value-type="float">
            <text:p>0.133757855686108</text:p>
          </table:table-cell>
          <table:table-cell office:value-type="float" office:value="0.548944554477129" calcext:value-type="float">
            <text:p>0.548944554477129</text:p>
          </table:table-cell>
          <table:table-cell office:value-type="float" office:value="-0.927437663078308" calcext:value-type="float">
            <text:p>-0.927437663078308</text:p>
          </table:table-cell>
          <table:table-cell office:value-type="float" office:value="0.0710182338953018" calcext:value-type="float">
            <text:p>0.0710182338953018</text:p>
          </table:table-cell>
          <table:table-cell office:value-type="float" office:value="-1.98164546489716" calcext:value-type="float">
            <text:p>-1.98164546489716</text:p>
          </table:table-cell>
          <table:table-cell office:value-type="float" office:value="-0.975935995578766" calcext:value-type="float">
            <text:p>-0.975935995578766</text:p>
          </table:table-cell>
          <table:table-cell office:value-type="float" office:value="-0.133359357714653" calcext:value-type="float">
            <text:p>-0.133359357714653</text:p>
          </table:table-cell>
          <table:table-cell office:value-type="float" office:value="0.172522962093353" calcext:value-type="float">
            <text:p>0.172522962093353</text:p>
          </table:table-cell>
          <table:table-cell office:value-type="float" office:value="-1.45503318309784" calcext:value-type="float">
            <text:p>-1.45503318309784</text:p>
          </table:table-cell>
          <table:table-cell office:value-type="float" office:value="0.204678937792778" calcext:value-type="float">
            <text:p>0.204678937792778</text:p>
          </table:table-cell>
          <table:table-cell office:value-type="float" office:value="-0.107428967952728" calcext:value-type="float">
            <text:p>-0.1074289679527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596" calcext:value-type="float">
            <text:p>1419950946.596</text:p>
          </table:table-cell>
          <table:table-cell office:value-type="string" calcext:value-type="string">
            <text:p>Magnetic</text:p>
          </table:table-cell>
          <table:table-cell office:value-type="float" office:value="67.0611114501953" calcext:value-type="float">
            <text:p>67.0611114501953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30.738830566406" calcext:value-type="float">
            <text:p>130.738830566406</text:p>
          </table:table-cell>
          <table:table-cell table:number-columns-repeated="16"/>
        </table:table-row>
        <table:table-row table:style-name="ro2">
          <table:table-cell office:value-type="float" office:value="1419950946.60787" calcext:value-type="float">
            <text:p>1419950946.60787</text:p>
          </table:table-cell>
          <table:table-cell office:value-type="string" calcext:value-type="string">
            <text:p>Acceleration</text:p>
          </table:table-cell>
          <table:table-cell office:value-type="float" office:value="-2.46971130371094" calcext:value-type="float">
            <text:p>-2.46971130371094</text:p>
          </table:table-cell>
          <table:table-cell office:value-type="float" office:value="0.512969970703125" calcext:value-type="float">
            <text:p>0.512969970703125</text:p>
          </table:table-cell>
          <table:table-cell office:value-type="float" office:value="0.345184326171875" calcext:value-type="float">
            <text:p>0.345184326171875</text:p>
          </table:table-cell>
          <table:table-cell table:number-columns-repeated="16"/>
        </table:table-row>
        <table:table-row table:style-name="ro2">
          <table:table-cell office:value-type="float" office:value="1419950946.60789" calcext:value-type="float">
            <text:p>1419950946.60789</text:p>
          </table:table-cell>
          <table:table-cell office:value-type="string" calcext:value-type="string">
            <text:p>Acceleration</text:p>
          </table:table-cell>
          <table:table-cell office:value-type="float" office:value="-2.62286376953125" calcext:value-type="float">
            <text:p>-2.62286376953125</text:p>
          </table:table-cell>
          <table:table-cell office:value-type="float" office:value="0.493515014648438" calcext:value-type="float">
            <text:p>0.493515014648438</text:p>
          </table:table-cell>
          <table:table-cell office:value-type="float" office:value="0.546066284179688" calcext:value-type="float">
            <text:p>0.546066284179688</text:p>
          </table:table-cell>
          <table:table-cell table:number-columns-repeated="16"/>
        </table:table-row>
        <table:table-row table:style-name="ro2">
          <table:table-cell office:value-type="float" office:value="1419950946.61" calcext:value-type="float">
            <text:p>1419950946.61</text:p>
          </table:table-cell>
          <table:table-cell office:value-type="string" calcext:value-type="string">
            <text:p>Gyro</text:p>
          </table:table-cell>
          <table:table-cell office:value-type="float" office:value="0.326022050118628" calcext:value-type="float">
            <text:p>0.326022050118628</text:p>
          </table:table-cell>
          <table:table-cell office:value-type="float" office:value="0.660739054880256" calcext:value-type="float">
            <text:p>0.660739054880256</text:p>
          </table:table-cell>
          <table:table-cell office:value-type="float" office:value="-4.29668045318379" calcext:value-type="float">
            <text:p>-4.29668045318379</text:p>
          </table:table-cell>
          <table:table-cell table:number-columns-repeated="16"/>
        </table:table-row>
        <table:table-row table:style-name="ro2">
          <table:table-cell office:value-type="float" office:value="1419950946.60978" calcext:value-type="float">
            <text:p>1419950946.60978</text:p>
          </table:table-cell>
          <table:table-cell office:value-type="string" calcext:value-type="string">
            <text:p>Motion</text:p>
          </table:table-cell>
          <table:table-cell office:value-type="float" office:value="-0.359796613454819" calcext:value-type="float">
            <text:p>-0.359796613454819</text:p>
          </table:table-cell>
          <table:table-cell office:value-type="float" office:value="0.245940431952476" calcext:value-type="float">
            <text:p>0.245940431952476</text:p>
          </table:table-cell>
          <table:table-cell office:value-type="float" office:value="-2.68375444412231" calcext:value-type="float">
            <text:p>-2.68375444412231</text:p>
          </table:table-cell>
          <table:table-cell office:value-type="float" office:value="-1.74365243351452" calcext:value-type="float">
            <text:p>-1.74365243351452</text:p>
          </table:table-cell>
          <table:table-cell office:value-type="float" office:value="0.160914384833559" calcext:value-type="float">
            <text:p>0.160914384833559</text:p>
          </table:table-cell>
          <table:table-cell office:value-type="float" office:value="0.548264160643115" calcext:value-type="float">
            <text:p>0.548264160643115</text:p>
          </table:table-cell>
          <table:table-cell office:value-type="float" office:value="-0.359796613454819" calcext:value-type="float">
            <text:p>-0.359796613454819</text:p>
          </table:table-cell>
          <table:table-cell office:value-type="float" office:value="0.245940431952476" calcext:value-type="float">
            <text:p>0.245940431952476</text:p>
          </table:table-cell>
          <table:table-cell office:value-type="float" office:value="-2.68375444412231" calcext:value-type="float">
            <text:p>-2.68375444412231</text:p>
          </table:table-cell>
          <table:table-cell office:value-type="float" office:value="-0.972371280193329" calcext:value-type="float">
            <text:p>-0.972371280193329</text:p>
          </table:table-cell>
          <table:table-cell office:value-type="float" office:value="-0.160220846533775" calcext:value-type="float">
            <text:p>-0.160220846533775</text:p>
          </table:table-cell>
          <table:table-cell office:value-type="float" office:value="0.169774606823921" calcext:value-type="float">
            <text:p>0.169774606823921</text:p>
          </table:table-cell>
          <table:table-cell office:value-type="float" office:value="-1.39292418956757" calcext:value-type="float">
            <text:p>-1.39292418956757</text:p>
          </table:table-cell>
          <table:table-cell office:value-type="float" office:value="0.596896886825562" calcext:value-type="float">
            <text:p>0.596896886825562</text:p>
          </table:table-cell>
          <table:table-cell office:value-type="float" office:value="-0.0140281394124031" calcext:value-type="float">
            <text:p>-0.01402813941240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103" calcext:value-type="float">
            <text:p>1419950946.6103</text:p>
          </table:table-cell>
          <table:table-cell office:value-type="string" calcext:value-type="string">
            <text:p>Motion</text:p>
          </table:table-cell>
          <table:table-cell office:value-type="float" office:value="0.124180980026722" calcext:value-type="float">
            <text:p>0.124180980026722</text:p>
          </table:table-cell>
          <table:table-cell office:value-type="float" office:value="0.49594035744667" calcext:value-type="float">
            <text:p>0.49594035744667</text:p>
          </table:table-cell>
          <table:table-cell office:value-type="float" office:value="-3.44336199760437" calcext:value-type="float">
            <text:p>-3.44336199760437</text:p>
          </table:table-cell>
          <table:table-cell office:value-type="float" office:value="-1.74010055026101" calcext:value-type="float">
            <text:p>-1.74010055026101</text:p>
          </table:table-cell>
          <table:table-cell office:value-type="float" office:value="0.194966781745147" calcext:value-type="float">
            <text:p>0.194966781745147</text:p>
          </table:table-cell>
          <table:table-cell office:value-type="float" office:value="0.554426976210069" calcext:value-type="float">
            <text:p>0.554426976210069</text:p>
          </table:table-cell>
          <table:table-cell office:value-type="float" office:value="0.124180980026722" calcext:value-type="float">
            <text:p>0.124180980026722</text:p>
          </table:table-cell>
          <table:table-cell office:value-type="float" office:value="0.49594035744667" calcext:value-type="float">
            <text:p>0.49594035744667</text:p>
          </table:table-cell>
          <table:table-cell office:value-type="float" office:value="-3.44336199760437" calcext:value-type="float">
            <text:p>-3.44336199760437</text:p>
          </table:table-cell>
          <table:table-cell office:value-type="float" office:value="-0.967027246952057" calcext:value-type="float">
            <text:p>-0.967027246952057</text:p>
          </table:table-cell>
          <table:table-cell office:value-type="float" office:value="-0.19373394548893" calcext:value-type="float">
            <text:p>-0.19373394548893</text:p>
          </table:table-cell>
          <table:table-cell office:value-type="float" office:value="0.165304243564606" calcext:value-type="float">
            <text:p>0.165304243564606</text:p>
          </table:table-cell>
          <table:table-cell office:value-type="float" office:value="-1.50268411636353" calcext:value-type="float">
            <text:p>-1.50268411636353</text:p>
          </table:table-cell>
          <table:table-cell office:value-type="float" office:value="0.706703901290894" calcext:value-type="float">
            <text:p>0.706703901290894</text:p>
          </table:table-cell>
          <table:table-cell office:value-type="float" office:value="0.179880082607269" calcext:value-type="float">
            <text:p>0.1798800826072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2205" calcext:value-type="float">
            <text:p>1419950946.62205</text:p>
          </table:table-cell>
          <table:table-cell office:value-type="string" calcext:value-type="string">
            <text:p>Magnetic</text:p>
          </table:table-cell>
          <table:table-cell office:value-type="float" office:value="64.5209197998047" calcext:value-type="float">
            <text:p>64.5209197998047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32.550079345703" calcext:value-type="float">
            <text:p>132.550079345703</text:p>
          </table:table-cell>
          <table:table-cell table:number-columns-repeated="16"/>
        </table:table-row>
        <table:table-row table:style-name="ro2">
          <table:table-cell office:value-type="float" office:value="1419950946.62597" calcext:value-type="float">
            <text:p>1419950946.62597</text:p>
          </table:table-cell>
          <table:table-cell office:value-type="string" calcext:value-type="string">
            <text:p>Gyro</text:p>
          </table:table-cell>
          <table:table-cell office:value-type="float" office:value="0.204680707687457" calcext:value-type="float">
            <text:p>0.204680707687457</text:p>
          </table:table-cell>
          <table:table-cell office:value-type="float" office:value="0.65614243883878" calcext:value-type="float">
            <text:p>0.65614243883878</text:p>
          </table:table-cell>
          <table:table-cell office:value-type="float" office:value="-5.21126829474487" calcext:value-type="float">
            <text:p>-5.21126829474487</text:p>
          </table:table-cell>
          <table:table-cell table:number-columns-repeated="16"/>
        </table:table-row>
        <table:table-row table:style-name="ro2">
          <table:table-cell office:value-type="float" office:value="1419950946.62671" calcext:value-type="float">
            <text:p>1419950946.62671</text:p>
          </table:table-cell>
          <table:table-cell office:value-type="string" calcext:value-type="string">
            <text:p>Gyro</text:p>
          </table:table-cell>
          <table:table-cell office:value-type="float" office:value="-0.119093900787254" calcext:value-type="float">
            <text:p>-0.119093900787254</text:p>
          </table:table-cell>
          <table:table-cell office:value-type="float" office:value="0.45482343939533" calcext:value-type="float">
            <text:p>0.45482343939533</text:p>
          </table:table-cell>
          <table:table-cell office:value-type="float" office:value="-5.96685077184223" calcext:value-type="float">
            <text:p>-5.96685077184223</text:p>
          </table:table-cell>
          <table:table-cell table:number-columns-repeated="16"/>
        </table:table-row>
        <table:table-row table:style-name="ro2">
          <table:table-cell office:value-type="float" office:value="1419950946.62699" calcext:value-type="float">
            <text:p>1419950946.62699</text:p>
          </table:table-cell>
          <table:table-cell office:value-type="string" calcext:value-type="string">
            <text:p>Acceleration</text:p>
          </table:table-cell>
          <table:table-cell office:value-type="float" office:value="-2.67657470703125" calcext:value-type="float">
            <text:p>-2.67657470703125</text:p>
          </table:table-cell>
          <table:table-cell office:value-type="float" office:value="0.439239501953125" calcext:value-type="float">
            <text:p>0.439239501953125</text:p>
          </table:table-cell>
          <table:table-cell office:value-type="float" office:value="0.6695556640625" calcext:value-type="float">
            <text:p>0.6695556640625</text:p>
          </table:table-cell>
          <table:table-cell table:number-columns-repeated="16"/>
        </table:table-row>
        <table:table-row table:style-name="ro2">
          <table:table-cell office:value-type="float" office:value="1419950946.62649" calcext:value-type="float">
            <text:p>1419950946.62649</text:p>
          </table:table-cell>
          <table:table-cell office:value-type="string" calcext:value-type="string">
            <text:p>Motion</text:p>
          </table:table-cell>
          <table:table-cell office:value-type="float" office:value="0.334377080202103" calcext:value-type="float">
            <text:p>0.334377080202103</text:p>
          </table:table-cell>
          <table:table-cell office:value-type="float" office:value="0.688566744327545" calcext:value-type="float">
            <text:p>0.688566744327545</text:p>
          </table:table-cell>
          <table:table-cell office:value-type="float" office:value="-4.31346702575684" calcext:value-type="float">
            <text:p>-4.31346702575684</text:p>
          </table:table-cell>
          <table:table-cell office:value-type="float" office:value="-1.73551026746651" calcext:value-type="float">
            <text:p>-1.73551026746651</text:p>
          </table:table-cell>
          <table:table-cell office:value-type="float" office:value="0.2373599625163" calcext:value-type="float">
            <text:p>0.2373599625163</text:p>
          </table:table-cell>
          <table:table-cell office:value-type="float" office:value="0.565078784159638" calcext:value-type="float">
            <text:p>0.565078784159638</text:p>
          </table:table-cell>
          <table:table-cell office:value-type="float" office:value="0.334377080202103" calcext:value-type="float">
            <text:p>0.334377080202103</text:p>
          </table:table-cell>
          <table:table-cell office:value-type="float" office:value="0.688566744327545" calcext:value-type="float">
            <text:p>0.688566744327545</text:p>
          </table:table-cell>
          <table:table-cell office:value-type="float" office:value="-4.31346702575684" calcext:value-type="float">
            <text:p>-4.31346702575684</text:p>
          </table:table-cell>
          <table:table-cell office:value-type="float" office:value="-0.958806931972504" calcext:value-type="float">
            <text:p>-0.958806931972504</text:p>
          </table:table-cell>
          <table:table-cell office:value-type="float" office:value="-0.235137432813644" calcext:value-type="float">
            <text:p>-0.235137432813644</text:p>
          </table:table-cell>
          <table:table-cell office:value-type="float" office:value="0.15937277674675" calcext:value-type="float">
            <text:p>0.15937277674675</text:p>
          </table:table-cell>
          <table:table-cell office:value-type="float" office:value="-1.66405689716339" calcext:value-type="float">
            <text:p>-1.66405689716339</text:p>
          </table:table-cell>
          <table:table-cell office:value-type="float" office:value="0.72865241765976" calcext:value-type="float">
            <text:p>0.72865241765976</text:p>
          </table:table-cell>
          <table:table-cell office:value-type="float" office:value="0.386693507432938" calcext:value-type="float">
            <text:p>0.3866935074329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2728" calcext:value-type="float">
            <text:p>1419950946.62728</text:p>
          </table:table-cell>
          <table:table-cell office:value-type="string" calcext:value-type="string">
            <text:p>Acceleration</text:p>
          </table:table-cell>
          <table:table-cell office:value-type="float" office:value="-2.5560302734375" calcext:value-type="float">
            <text:p>-2.5560302734375</text:p>
          </table:table-cell>
          <table:table-cell office:value-type="float" office:value="0.387069702148437" calcext:value-type="float">
            <text:p>0.387069702148437</text:p>
          </table:table-cell>
          <table:table-cell office:value-type="float" office:value="0.692184448242188" calcext:value-type="float">
            <text:p>0.692184448242188</text:p>
          </table:table-cell>
          <table:table-cell table:number-columns-repeated="16"/>
        </table:table-row>
        <table:table-row table:style-name="ro2">
          <table:table-cell office:value-type="float" office:value="1419950946.64214" calcext:value-type="float">
            <text:p>1419950946.64214</text:p>
          </table:table-cell>
          <table:table-cell office:value-type="string" calcext:value-type="string">
            <text:p>Gyro</text:p>
          </table:table-cell>
          <table:table-cell office:value-type="float" office:value="-0.477792404848936" calcext:value-type="float">
            <text:p>-0.477792404848936</text:p>
          </table:table-cell>
          <table:table-cell office:value-type="float" office:value="0.0737663664018868" calcext:value-type="float">
            <text:p>0.0737663664018868</text:p>
          </table:table-cell>
          <table:table-cell office:value-type="float" office:value="-6.51722390377575" calcext:value-type="float">
            <text:p>-6.51722390377575</text:p>
          </table:table-cell>
          <table:table-cell table:number-columns-repeated="16"/>
        </table:table-row>
        <table:table-row table:style-name="ro2">
          <table:table-cell office:value-type="float" office:value="1419950946.64209" calcext:value-type="float">
            <text:p>1419950946.64209</text:p>
          </table:table-cell>
          <table:table-cell office:value-type="string" calcext:value-type="string">
            <text:p>Motion</text:p>
          </table:table-cell>
          <table:table-cell office:value-type="float" office:value="0.213035717606544" calcext:value-type="float">
            <text:p>0.213035717606544</text:p>
          </table:table-cell>
          <table:table-cell office:value-type="float" office:value="0.683970034122467" calcext:value-type="float">
            <text:p>0.683970034122467</text:p>
          </table:table-cell>
          <table:table-cell office:value-type="float" office:value="-5.22805500030518" calcext:value-type="float">
            <text:p>-5.22805500030518</text:p>
          </table:table-cell>
          <table:table-cell office:value-type="float" office:value="-1.73114842721682" calcext:value-type="float">
            <text:p>-1.73114842721682</text:p>
          </table:table-cell>
          <table:table-cell office:value-type="float" office:value="0.289507505193104" calcext:value-type="float">
            <text:p>0.289507505193104</text:p>
          </table:table-cell>
          <table:table-cell office:value-type="float" office:value="0.576888748445369" calcext:value-type="float">
            <text:p>0.576888748445369</text:p>
          </table:table-cell>
          <table:table-cell office:value-type="float" office:value="0.213035717606544" calcext:value-type="float">
            <text:p>0.213035717606544</text:p>
          </table:table-cell>
          <table:table-cell office:value-type="float" office:value="0.683970034122467" calcext:value-type="float">
            <text:p>0.683970034122467</text:p>
          </table:table-cell>
          <table:table-cell office:value-type="float" office:value="-5.22805500030518" calcext:value-type="float">
            <text:p>-5.22805500030518</text:p>
          </table:table-cell>
          <table:table-cell office:value-type="float" office:value="-0.946089565753937" calcext:value-type="float">
            <text:p>-0.946089565753937</text:p>
          </table:table-cell>
          <table:table-cell office:value-type="float" office:value="-0.285480260848999" calcext:value-type="float">
            <text:p>-0.285480260848999</text:p>
          </table:table-cell>
          <table:table-cell office:value-type="float" office:value="0.15302124619484" calcext:value-type="float">
            <text:p>0.15302124619484</text:p>
          </table:table-cell>
          <table:table-cell office:value-type="float" office:value="-1.73048508167267" calcext:value-type="float">
            <text:p>-1.73048508167267</text:p>
          </table:table-cell>
          <table:table-cell office:value-type="float" office:value="0.724719762802124" calcext:value-type="float">
            <text:p>0.724719762802124</text:p>
          </table:table-cell>
          <table:table-cell office:value-type="float" office:value="0.516534447669983" calcext:value-type="float">
            <text:p>0.5165344476699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4248" calcext:value-type="float">
            <text:p>1419950946.64248</text:p>
          </table:table-cell>
          <table:table-cell office:value-type="string" calcext:value-type="string">
            <text:p>Motion</text:p>
          </table:table-cell>
          <table:table-cell office:value-type="float" office:value="-0.110738910734654" calcext:value-type="float">
            <text:p>-0.110738910734654</text:p>
          </table:table-cell>
          <table:table-cell office:value-type="float" office:value="0.482650995254517" calcext:value-type="float">
            <text:p>0.482650995254517</text:p>
          </table:table-cell>
          <table:table-cell office:value-type="float" office:value="-5.98363733291626" calcext:value-type="float">
            <text:p>-5.98363733291626</text:p>
          </table:table-cell>
          <table:table-cell office:value-type="float" office:value="-1.72855131394532" calcext:value-type="float">
            <text:p>-1.72855131394532</text:p>
          </table:table-cell>
          <table:table-cell office:value-type="float" office:value="0.350589674803016" calcext:value-type="float">
            <text:p>0.350589674803016</text:p>
          </table:table-cell>
          <table:table-cell office:value-type="float" office:value="0.586922193561049" calcext:value-type="float">
            <text:p>0.586922193561049</text:p>
          </table:table-cell>
          <table:table-cell office:value-type="float" office:value="-0.110738910734654" calcext:value-type="float">
            <text:p>-0.110738910734654</text:p>
          </table:table-cell>
          <table:table-cell office:value-type="float" office:value="0.482650995254517" calcext:value-type="float">
            <text:p>0.482650995254517</text:p>
          </table:table-cell>
          <table:table-cell office:value-type="float" office:value="-5.98363733291626" calcext:value-type="float">
            <text:p>-5.98363733291626</text:p>
          </table:table-cell>
          <table:table-cell office:value-type="float" office:value="-0.927508175373077" calcext:value-type="float">
            <text:p>-0.927508175373077</text:p>
          </table:table-cell>
          <table:table-cell office:value-type="float" office:value="-0.343451678752899" calcext:value-type="float">
            <text:p>-0.343451678752899</text:p>
          </table:table-cell>
          <table:table-cell office:value-type="float" office:value="0.147545039653778" calcext:value-type="float">
            <text:p>0.147545039653778</text:p>
          </table:table-cell>
          <table:table-cell office:value-type="float" office:value="-1.62852215766907" calcext:value-type="float">
            <text:p>-1.62852215766907</text:p>
          </table:table-cell>
          <table:table-cell office:value-type="float" office:value="0.730521380901337" calcext:value-type="float">
            <text:p>0.730521380901337</text:p>
          </table:table-cell>
          <table:table-cell office:value-type="float" office:value="0.544639408588409" calcext:value-type="float">
            <text:p>0.5446394085884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4602" calcext:value-type="float">
            <text:p>1419950946.64602</text:p>
          </table:table-cell>
          <table:table-cell office:value-type="string" calcext:value-type="string">
            <text:p>Acceleration</text:p>
          </table:table-cell>
          <table:table-cell office:value-type="float" office:value="-2.32518005371094" calcext:value-type="float">
            <text:p>-2.32518005371094</text:p>
          </table:table-cell>
          <table:table-cell office:value-type="float" office:value="0.371368408203125" calcext:value-type="float">
            <text:p>0.371368408203125</text:p>
          </table:table-cell>
          <table:table-cell office:value-type="float" office:value="0.570465087890625" calcext:value-type="float">
            <text:p>0.570465087890625</text:p>
          </table:table-cell>
          <table:table-cell table:number-columns-repeated="16"/>
        </table:table-row>
        <table:table-row table:style-name="ro2">
          <table:table-cell office:value-type="float" office:value="1419950946.64645" calcext:value-type="float">
            <text:p>1419950946.64645</text:p>
          </table:table-cell>
          <table:table-cell office:value-type="string" calcext:value-type="string">
            <text:p>Acceleration</text:p>
          </table:table-cell>
          <table:table-cell office:value-type="float" office:value="-2.03144836425781" calcext:value-type="float">
            <text:p>-2.03144836425781</text:p>
          </table:table-cell>
          <table:table-cell office:value-type="float" office:value="0.369094848632812" calcext:value-type="float">
            <text:p>0.369094848632812</text:p>
          </table:table-cell>
          <table:table-cell office:value-type="float" office:value="0.367462158203125" calcext:value-type="float">
            <text:p>0.367462158203125</text:p>
          </table:table-cell>
          <table:table-cell table:number-columns-repeated="16"/>
        </table:table-row>
        <table:table-row table:style-name="ro2">
          <table:table-cell office:value-type="float" office:value="1419950946.64807" calcext:value-type="float">
            <text:p>1419950946.64807</text:p>
          </table:table-cell>
          <table:table-cell office:value-type="string" calcext:value-type="string">
            <text:p>Magnetic</text:p>
          </table:table-cell>
          <table:table-cell office:value-type="float" office:value="61.9807281494141" calcext:value-type="float">
            <text:p>61.9807281494141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2.056091308594" calcext:value-type="float">
            <text:p>132.056091308594</text:p>
          </table:table-cell>
          <table:table-cell table:number-columns-repeated="16"/>
        </table:table-row>
        <table:table-row table:style-name="ro2">
          <table:table-cell office:value-type="float" office:value="1419950946.65809" calcext:value-type="float">
            <text:p>1419950946.65809</text:p>
          </table:table-cell>
          <table:table-cell office:value-type="string" calcext:value-type="string">
            <text:p>Gyro</text:p>
          </table:table-cell>
          <table:table-cell office:value-type="float" office:value="-0.658336883577005" calcext:value-type="float">
            <text:p>-0.658336883577005</text:p>
          </table:table-cell>
          <table:table-cell office:value-type="float" office:value="-0.434721100539085" calcext:value-type="float">
            <text:p>-0.434721100539085</text:p>
          </table:table-cell>
          <table:table-cell office:value-type="float" office:value="-6.85368980642523" calcext:value-type="float">
            <text:p>-6.85368980642523</text:p>
          </table:table-cell>
          <table:table-cell table:number-columns-repeated="16"/>
        </table:table-row>
        <table:table-row table:style-name="ro2">
          <table:table-cell office:value-type="float" office:value="1419950946.65841" calcext:value-type="float">
            <text:p>1419950946.65841</text:p>
          </table:table-cell>
          <table:table-cell office:value-type="string" calcext:value-type="string">
            <text:p>Gyro</text:p>
          </table:table-cell>
          <table:table-cell office:value-type="float" office:value="-0.579090796916171" calcext:value-type="float">
            <text:p>-0.579090796916171</text:p>
          </table:table-cell>
          <table:table-cell office:value-type="float" office:value="-0.828232446370283" calcext:value-type="float">
            <text:p>-0.828232446370283</text:p>
          </table:table-cell>
          <table:table-cell office:value-type="float" office:value="-7.04280993017947" calcext:value-type="float">
            <text:p>-7.04280993017947</text:p>
          </table:table-cell>
          <table:table-cell table:number-columns-repeated="16"/>
        </table:table-row>
        <table:table-row table:style-name="ro2">
          <table:table-cell office:value-type="float" office:value="1419950946.65812" calcext:value-type="float">
            <text:p>1419950946.65812</text:p>
          </table:table-cell>
          <table:table-cell office:value-type="string" calcext:value-type="string">
            <text:p>Motion</text:p>
          </table:table-cell>
          <table:table-cell office:value-type="float" office:value="-0.469437450170517" calcext:value-type="float">
            <text:p>-0.469437450170517</text:p>
          </table:table-cell>
          <table:table-cell office:value-type="float" office:value="0.101593866944313" calcext:value-type="float">
            <text:p>0.101593866944313</text:p>
          </table:table-cell>
          <table:table-cell office:value-type="float" office:value="-6.53401041030884" calcext:value-type="float">
            <text:p>-6.53401041030884</text:p>
          </table:table-cell>
          <table:table-cell office:value-type="float" office:value="-1.72901670324673" calcext:value-type="float">
            <text:p>-1.72901670324673</text:p>
          </table:table-cell>
          <table:table-cell office:value-type="float" office:value="0.418612035902674" calcext:value-type="float">
            <text:p>0.418612035902674</text:p>
          </table:table-cell>
          <table:table-cell office:value-type="float" office:value="0.59418884538533" calcext:value-type="float">
            <text:p>0.59418884538533</text:p>
          </table:table-cell>
          <table:table-cell office:value-type="float" office:value="-0.469437450170517" calcext:value-type="float">
            <text:p>-0.469437450170517</text:p>
          </table:table-cell>
          <table:table-cell office:value-type="float" office:value="0.101593866944313" calcext:value-type="float">
            <text:p>0.101593866944313</text:p>
          </table:table-cell>
          <table:table-cell office:value-type="float" office:value="-6.53401041030884" calcext:value-type="float">
            <text:p>-6.53401041030884</text:p>
          </table:table-cell>
          <table:table-cell office:value-type="float" office:value="-0.902241766452789" calcext:value-type="float">
            <text:p>-0.902241766452789</text:p>
          </table:table-cell>
          <table:table-cell office:value-type="float" office:value="-0.406492739915848" calcext:value-type="float">
            <text:p>-0.406492739915848</text:p>
          </table:table-cell>
          <table:table-cell office:value-type="float" office:value="0.143956303596497" calcext:value-type="float">
            <text:p>0.143956303596497</text:p>
          </table:table-cell>
          <table:table-cell office:value-type="float" office:value="-1.4229382276535" calcext:value-type="float">
            <text:p>-1.4229382276535</text:p>
          </table:table-cell>
          <table:table-cell office:value-type="float" office:value="0.77786111831665" calcext:value-type="float">
            <text:p>0.77786111831665</text:p>
          </table:table-cell>
          <table:table-cell office:value-type="float" office:value="0.426508784294128" calcext:value-type="float">
            <text:p>0.4265087842941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6531" calcext:value-type="float">
            <text:p>1419950946.66531</text:p>
          </table:table-cell>
          <table:table-cell office:value-type="string" calcext:value-type="string">
            <text:p>Acceleration</text:p>
          </table:table-cell>
          <table:table-cell office:value-type="float" office:value="-1.50466918945313" calcext:value-type="float">
            <text:p>-1.50466918945313</text:p>
          </table:table-cell>
          <table:table-cell office:value-type="float" office:value="0.506942749023438" calcext:value-type="float">
            <text:p>0.506942749023438</text:p>
          </table:table-cell>
          <table:table-cell office:value-type="float" office:value="0.21759033203125" calcext:value-type="float">
            <text:p>0.21759033203125</text:p>
          </table:table-cell>
          <table:table-cell table:number-columns-repeated="16"/>
        </table:table-row>
        <table:table-row table:style-name="ro2">
          <table:table-cell office:value-type="float" office:value="1419950946.6653" calcext:value-type="float">
            <text:p>1419950946.6653</text:p>
          </table:table-cell>
          <table:table-cell office:value-type="string" calcext:value-type="string">
            <text:p>Acceleration</text:p>
          </table:table-cell>
          <table:table-cell office:value-type="float" office:value="-1.73672485351563" calcext:value-type="float">
            <text:p>-1.73672485351563</text:p>
          </table:table-cell>
          <table:table-cell office:value-type="float" office:value="0.412078857421875" calcext:value-type="float">
            <text:p>0.412078857421875</text:p>
          </table:table-cell>
          <table:table-cell office:value-type="float" office:value="0.2401123046875" calcext:value-type="float">
            <text:p>0.2401123046875</text:p>
          </table:table-cell>
          <table:table-cell table:number-columns-repeated="16"/>
        </table:table-row>
        <table:table-row table:style-name="ro2">
          <table:table-cell office:value-type="float" office:value="1419950946.67438" calcext:value-type="float">
            <text:p>1419950946.67438</text:p>
          </table:table-cell>
          <table:table-cell office:value-type="string" calcext:value-type="string">
            <text:p>Gyro</text:p>
          </table:table-cell>
          <table:table-cell office:value-type="float" office:value="-0.37136689505108" calcext:value-type="float">
            <text:p>-0.37136689505108</text:p>
          </table:table-cell>
          <table:table-cell office:value-type="float" office:value="-1.01435598126596" calcext:value-type="float">
            <text:p>-1.01435598126596</text:p>
          </table:table-cell>
          <table:table-cell office:value-type="float" office:value="-7.19151072543735" calcext:value-type="float">
            <text:p>-7.19151072543735</text:p>
          </table:table-cell>
          <table:table-cell table:number-columns-repeated="16"/>
        </table:table-row>
        <table:table-row table:style-name="ro2">
          <table:table-cell office:value-type="float" office:value="1419950946.67393" calcext:value-type="float">
            <text:p>1419950946.67393</text:p>
          </table:table-cell>
          <table:table-cell office:value-type="string" calcext:value-type="string">
            <text:p>Motion</text:p>
          </table:table-cell>
          <table:table-cell office:value-type="float" office:value="-0.649981915950775" calcext:value-type="float">
            <text:p>-0.649981915950775</text:p>
          </table:table-cell>
          <table:table-cell office:value-type="float" office:value="-0.406893610954285" calcext:value-type="float">
            <text:p>-0.406893610954285</text:p>
          </table:table-cell>
          <table:table-cell office:value-type="float" office:value="-6.87047624588013" calcext:value-type="float">
            <text:p>-6.87047624588013</text:p>
          </table:table-cell>
          <table:table-cell office:value-type="float" office:value="-1.73442597235735" calcext:value-type="float">
            <text:p>-1.73442597235735</text:p>
          </table:table-cell>
          <table:table-cell office:value-type="float" office:value="0.491115465411417" calcext:value-type="float">
            <text:p>0.491115465411417</text:p>
          </table:table-cell>
          <table:table-cell office:value-type="float" office:value="0.599794122471829" calcext:value-type="float">
            <text:p>0.599794122471829</text:p>
          </table:table-cell>
          <table:table-cell office:value-type="float" office:value="-0.649981915950775" calcext:value-type="float">
            <text:p>-0.649981915950775</text:p>
          </table:table-cell>
          <table:table-cell office:value-type="float" office:value="-0.406893610954285" calcext:value-type="float">
            <text:p>-0.406893610954285</text:p>
          </table:table-cell>
          <table:table-cell office:value-type="float" office:value="-6.87047624588013" calcext:value-type="float">
            <text:p>-6.87047624588013</text:p>
          </table:table-cell>
          <table:table-cell office:value-type="float" office:value="-0.870028614997864" calcext:value-type="float">
            <text:p>-0.870028614997864</text:p>
          </table:table-cell>
          <table:table-cell office:value-type="float" office:value="-0.471609801054001" calcext:value-type="float">
            <text:p>-0.471609801054001</text:p>
          </table:table-cell>
          <table:table-cell office:value-type="float" office:value="0.1436468064785" calcext:value-type="float">
            <text:p>0.1436468064785</text:p>
          </table:table-cell>
          <table:table-cell office:value-type="float" office:value="-1.16141974925995" calcext:value-type="float">
            <text:p>-1.16141974925995</text:p>
          </table:table-cell>
          <table:table-cell office:value-type="float" office:value="0.840704679489136" calcext:value-type="float">
            <text:p>0.840704679489136</text:p>
          </table:table-cell>
          <table:table-cell office:value-type="float" office:value="0.223815351724625" calcext:value-type="float">
            <text:p>0.2238153517246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7526" calcext:value-type="float">
            <text:p>1419950946.67526</text:p>
          </table:table-cell>
          <table:table-cell office:value-type="string" calcext:value-type="string">
            <text:p>Magnetic</text:p>
          </table:table-cell>
          <table:table-cell office:value-type="float" office:value="59.7792205810547" calcext:value-type="float">
            <text:p>59.7792205810547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6.67486" calcext:value-type="float">
            <text:p>1419950946.67486</text:p>
          </table:table-cell>
          <table:table-cell office:value-type="string" calcext:value-type="string">
            <text:p>Motion</text:p>
          </table:table-cell>
          <table:table-cell office:value-type="float" office:value="-0.570735812187195" calcext:value-type="float">
            <text:p>-0.570735812187195</text:p>
          </table:table-cell>
          <table:table-cell office:value-type="float" office:value="-0.800405085086823" calcext:value-type="float">
            <text:p>-0.800405085086823</text:p>
          </table:table-cell>
          <table:table-cell office:value-type="float" office:value="-7.0595965385437" calcext:value-type="float">
            <text:p>-7.0595965385437</text:p>
          </table:table-cell>
          <table:table-cell office:value-type="float" office:value="-1.74567927559219" calcext:value-type="float">
            <text:p>-1.74567927559219</text:p>
          </table:table-cell>
          <table:table-cell office:value-type="float" office:value="0.56586852570576" calcext:value-type="float">
            <text:p>0.56586852570576</text:p>
          </table:table-cell>
          <table:table-cell office:value-type="float" office:value="0.60695602261909" calcext:value-type="float">
            <text:p>0.60695602261909</text:p>
          </table:table-cell>
          <table:table-cell office:value-type="float" office:value="-0.570735812187195" calcext:value-type="float">
            <text:p>-0.570735812187195</text:p>
          </table:table-cell>
          <table:table-cell office:value-type="float" office:value="-0.800405085086823" calcext:value-type="float">
            <text:p>-0.800405085086823</text:p>
          </table:table-cell>
          <table:table-cell office:value-type="float" office:value="-7.0595965385437" calcext:value-type="float">
            <text:p>-7.0595965385437</text:p>
          </table:table-cell>
          <table:table-cell office:value-type="float" office:value="-0.831247746944428" calcext:value-type="float">
            <text:p>-0.831247746944428</text:p>
          </table:table-cell>
          <table:table-cell office:value-type="float" office:value="-0.536149144172668" calcext:value-type="float">
            <text:p>-0.536149144172668</text:p>
          </table:table-cell>
          <table:table-cell office:value-type="float" office:value="0.14687143266201" calcext:value-type="float">
            <text:p>0.14687143266201</text:p>
          </table:table-cell>
          <table:table-cell office:value-type="float" office:value="-0.905477106571198" calcext:value-type="float">
            <text:p>-0.905477106571198</text:p>
          </table:table-cell>
          <table:table-cell office:value-type="float" office:value="0.948228001594543" calcext:value-type="float">
            <text:p>0.948228001594543</text:p>
          </table:table-cell>
          <table:table-cell office:value-type="float" office:value="0.0932408720254898" calcext:value-type="float">
            <text:p>0.09324087202548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68483" calcext:value-type="float">
            <text:p>1419950946.68483</text:p>
          </table:table-cell>
          <table:table-cell office:value-type="string" calcext:value-type="string">
            <text:p>Acceleration</text:p>
          </table:table-cell>
          <table:table-cell office:value-type="float" office:value="-1.1646728515625" calcext:value-type="float">
            <text:p>-1.1646728515625</text:p>
          </table:table-cell>
          <table:table-cell office:value-type="float" office:value="0.667510986328125" calcext:value-type="float">
            <text:p>0.667510986328125</text:p>
          </table:table-cell>
          <table:table-cell office:value-type="float" office:value="0.36260986328125" calcext:value-type="float">
            <text:p>0.36260986328125</text:p>
          </table:table-cell>
          <table:table-cell table:number-columns-repeated="16"/>
        </table:table-row>
        <table:table-row table:style-name="ro2">
          <table:table-cell office:value-type="float" office:value="1419950946.68465" calcext:value-type="float">
            <text:p>1419950946.68465</text:p>
          </table:table-cell>
          <table:table-cell office:value-type="string" calcext:value-type="string">
            <text:p>Acceleration</text:p>
          </table:table-cell>
          <table:table-cell office:value-type="float" office:value="-1.31611633300781" calcext:value-type="float">
            <text:p>-1.31611633300781</text:p>
          </table:table-cell>
          <table:table-cell office:value-type="float" office:value="0.620803833007813" calcext:value-type="float">
            <text:p>0.620803833007813</text:p>
          </table:table-cell>
          <table:table-cell office:value-type="float" office:value="0.277496337890625" calcext:value-type="float">
            <text:p>0.277496337890625</text:p>
          </table:table-cell>
          <table:table-cell table:number-columns-repeated="16"/>
        </table:table-row>
        <table:table-row table:style-name="ro2">
          <table:table-cell office:value-type="float" office:value="1419950946.68984" calcext:value-type="float">
            <text:p>1419950946.68984</text:p>
          </table:table-cell>
          <table:table-cell office:value-type="string" calcext:value-type="string">
            <text:p>Gyro</text:p>
          </table:table-cell>
          <table:table-cell office:value-type="float" office:value="-0.21990067331726" calcext:value-type="float">
            <text:p>-0.21990067331726</text:p>
          </table:table-cell>
          <table:table-cell office:value-type="float" office:value="-1.06194587099735" calcext:value-type="float">
            <text:p>-1.06194587099735</text:p>
          </table:table-cell>
          <table:table-cell office:value-type="float" office:value="-7.46188762247543" calcext:value-type="float">
            <text:p>-7.46188762247543</text:p>
          </table:table-cell>
          <table:table-cell table:number-columns-repeated="16"/>
        </table:table-row>
        <table:table-row table:style-name="ro2">
          <table:table-cell office:value-type="float" office:value="1419950946.69048" calcext:value-type="float">
            <text:p>1419950946.69048</text:p>
          </table:table-cell>
          <table:table-cell office:value-type="string" calcext:value-type="string">
            <text:p>Gyro</text:p>
          </table:table-cell>
          <table:table-cell office:value-type="float" office:value="-0.189390168288767" calcext:value-type="float">
            <text:p>-0.189390168288767</text:p>
          </table:table-cell>
          <table:table-cell office:value-type="float" office:value="-0.947366294573887" calcext:value-type="float">
            <text:p>-0.947366294573887</text:p>
          </table:table-cell>
          <table:table-cell office:value-type="float" office:value="-7.78317670270477" calcext:value-type="float">
            <text:p>-7.78317670270477</text:p>
          </table:table-cell>
          <table:table-cell table:number-columns-repeated="16"/>
        </table:table-row>
        <table:table-row table:style-name="ro2">
          <table:table-cell office:value-type="float" office:value="1419950946.69007" calcext:value-type="float">
            <text:p>1419950946.69007</text:p>
          </table:table-cell>
          <table:table-cell office:value-type="string" calcext:value-type="string">
            <text:p>Motion</text:p>
          </table:table-cell>
          <table:table-cell office:value-type="float" office:value="-0.363011956214905" calcext:value-type="float">
            <text:p>-0.363011956214905</text:p>
          </table:table-cell>
          <table:table-cell office:value-type="float" office:value="-0.986528694629669" calcext:value-type="float">
            <text:p>-0.986528694629669</text:p>
          </table:table-cell>
          <table:table-cell office:value-type="float" office:value="-7.20829725265503" calcext:value-type="float">
            <text:p>-7.20829725265503</text:p>
          </table:table-cell>
          <table:table-cell office:value-type="float" office:value="-1.76243149752247" calcext:value-type="float">
            <text:p>-1.76243149752247</text:p>
          </table:table-cell>
          <table:table-cell office:value-type="float" office:value="0.641764166201723" calcext:value-type="float">
            <text:p>0.641764166201723</text:p>
          </table:table-cell>
          <table:table-cell office:value-type="float" office:value="0.618562767831008" calcext:value-type="float">
            <text:p>0.618562767831008</text:p>
          </table:table-cell>
          <table:table-cell office:value-type="float" office:value="-0.363011956214905" calcext:value-type="float">
            <text:p>-0.363011956214905</text:p>
          </table:table-cell>
          <table:table-cell office:value-type="float" office:value="-0.986528694629669" calcext:value-type="float">
            <text:p>-0.986528694629669</text:p>
          </table:table-cell>
          <table:table-cell office:value-type="float" office:value="-7.20829725265503" calcext:value-type="float">
            <text:p>-7.20829725265503</text:p>
          </table:table-cell>
          <table:table-cell office:value-type="float" office:value="-0.786377191543579" calcext:value-type="float">
            <text:p>-0.786377191543579</text:p>
          </table:table-cell>
          <table:table-cell office:value-type="float" office:value="-0.598609566688538" calcext:value-type="float">
            <text:p>-0.598609566688538</text:p>
          </table:table-cell>
          <table:table-cell office:value-type="float" office:value="0.152569770812988" calcext:value-type="float">
            <text:p>0.152569770812988</text:p>
          </table:table-cell>
          <table:table-cell office:value-type="float" office:value="-0.718291997909546" calcext:value-type="float">
            <text:p>-0.718291997909546</text:p>
          </table:table-cell>
          <table:table-cell office:value-type="float" office:value="1.10555231571198" calcext:value-type="float">
            <text:p>1.10555231571198</text:p>
          </table:table-cell>
          <table:table-cell office:value-type="float" office:value="0.0650205537676811" calcext:value-type="float">
            <text:p>0.065020553767681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001" calcext:value-type="float">
            <text:p>1419950946.7001</text:p>
          </table:table-cell>
          <table:table-cell office:value-type="string" calcext:value-type="string">
            <text:p>Magnetic</text:p>
          </table:table-cell>
          <table:table-cell office:value-type="float" office:value="57.4083862304687" calcext:value-type="float">
            <text:p>57.4083862304687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34.525970458984" calcext:value-type="float">
            <text:p>134.525970458984</text:p>
          </table:table-cell>
          <table:table-cell table:number-columns-repeated="16"/>
        </table:table-row>
        <table:table-row table:style-name="ro2">
          <table:table-cell office:value-type="float" office:value="1419950946.70452" calcext:value-type="float">
            <text:p>1419950946.70452</text:p>
          </table:table-cell>
          <table:table-cell office:value-type="string" calcext:value-type="string">
            <text:p>Acceleration</text:p>
          </table:table-cell>
          <table:table-cell office:value-type="float" office:value="-0.799667358398438" calcext:value-type="float">
            <text:p>-0.799667358398438</text:p>
          </table:table-cell>
          <table:table-cell office:value-type="float" office:value="0.571426391601563" calcext:value-type="float">
            <text:p>0.571426391601563</text:p>
          </table:table-cell>
          <table:table-cell office:value-type="float" office:value="0.368911743164062" calcext:value-type="float">
            <text:p>0.368911743164062</text:p>
          </table:table-cell>
          <table:table-cell table:number-columns-repeated="16"/>
        </table:table-row>
        <table:table-row table:style-name="ro2">
          <table:table-cell office:value-type="float" office:value="1419950946.7044" calcext:value-type="float">
            <text:p>1419950946.7044</text:p>
          </table:table-cell>
          <table:table-cell office:value-type="string" calcext:value-type="string">
            <text:p>Acceleration</text:p>
          </table:table-cell>
          <table:table-cell office:value-type="float" office:value="-0.991073608398438" calcext:value-type="float">
            <text:p>-0.991073608398438</text:p>
          </table:table-cell>
          <table:table-cell office:value-type="float" office:value="0.654571533203125" calcext:value-type="float">
            <text:p>0.654571533203125</text:p>
          </table:table-cell>
          <table:table-cell office:value-type="float" office:value="0.402374267578125" calcext:value-type="float">
            <text:p>0.402374267578125</text:p>
          </table:table-cell>
          <table:table-cell table:number-columns-repeated="16"/>
        </table:table-row>
        <table:table-row table:style-name="ro2">
          <table:table-cell office:value-type="float" office:value="1419950946.70587" calcext:value-type="float">
            <text:p>1419950946.70587</text:p>
          </table:table-cell>
          <table:table-cell office:value-type="string" calcext:value-type="string">
            <text:p>Gyro</text:p>
          </table:table-cell>
          <table:table-cell office:value-type="float" office:value="-0.289159905890296" calcext:value-type="float">
            <text:p>-0.289159905890296</text:p>
          </table:table-cell>
          <table:table-cell office:value-type="float" office:value="-0.800665266978545" calcext:value-type="float">
            <text:p>-0.800665266978545</text:p>
          </table:table-cell>
          <table:table-cell office:value-type="float" office:value="-8.09628348680094" calcext:value-type="float">
            <text:p>-8.09628348680094</text:p>
          </table:table-cell>
          <table:table-cell table:number-columns-repeated="16"/>
        </table:table-row>
        <table:table-row table:style-name="ro2">
          <table:table-cell office:value-type="float" office:value="1419950946.70571" calcext:value-type="float">
            <text:p>1419950946.70571</text:p>
          </table:table-cell>
          <table:table-cell office:value-type="string" calcext:value-type="string">
            <text:p>Motion</text:p>
          </table:table-cell>
          <table:table-cell office:value-type="float" office:value="-0.211545750498772" calcext:value-type="float">
            <text:p>-0.211545750498772</text:p>
          </table:table-cell>
          <table:table-cell office:value-type="float" office:value="-1.03411865234375" calcext:value-type="float">
            <text:p>-1.03411865234375</text:p>
          </table:table-cell>
          <table:table-cell office:value-type="float" office:value="-7.47867393493652" calcext:value-type="float">
            <text:p>-7.47867393493652</text:p>
          </table:table-cell>
          <table:table-cell office:value-type="float" office:value="-1.78417636766064" calcext:value-type="float">
            <text:p>-1.78417636766064</text:p>
          </table:table-cell>
          <table:table-cell office:value-type="float" office:value="0.719475119531518" calcext:value-type="float">
            <text:p>0.719475119531518</text:p>
          </table:table-cell>
          <table:table-cell office:value-type="float" office:value="0.635691691702579" calcext:value-type="float">
            <text:p>0.635691691702579</text:p>
          </table:table-cell>
          <table:table-cell office:value-type="float" office:value="-0.211545750498772" calcext:value-type="float">
            <text:p>-0.211545750498772</text:p>
          </table:table-cell>
          <table:table-cell office:value-type="float" office:value="-1.03411865234375" calcext:value-type="float">
            <text:p>-1.03411865234375</text:p>
          </table:table-cell>
          <table:table-cell office:value-type="float" office:value="-7.47867393493652" calcext:value-type="float">
            <text:p>-7.47867393493652</text:p>
          </table:table-cell>
          <table:table-cell office:value-type="float" office:value="-0.735093474388123" calcext:value-type="float">
            <text:p>-0.735093474388123</text:p>
          </table:table-cell>
          <table:table-cell office:value-type="float" office:value="-0.65898996591568" calcext:value-type="float">
            <text:p>-0.65898996591568</text:p>
          </table:table-cell>
          <table:table-cell office:value-type="float" office:value="0.159279018640518" calcext:value-type="float">
            <text:p>0.159279018640518</text:p>
          </table:table-cell>
          <table:table-cell office:value-type="float" office:value="-0.58102285861969" calcext:value-type="float">
            <text:p>-0.58102285861969</text:p>
          </table:table-cell>
          <table:table-cell office:value-type="float" office:value="1.27979385852814" calcext:value-type="float">
            <text:p>1.27979385852814</text:p>
          </table:table-cell>
          <table:table-cell office:value-type="float" office:value="0.118217311799526" calcext:value-type="float">
            <text:p>0.1182173117995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0613" calcext:value-type="float">
            <text:p>1419950946.70613</text:p>
          </table:table-cell>
          <table:table-cell office:value-type="string" calcext:value-type="string">
            <text:p>Motion</text:p>
          </table:table-cell>
          <table:table-cell office:value-type="float" office:value="-0.181035280227661" calcext:value-type="float">
            <text:p>-0.181035280227661</text:p>
          </table:table-cell>
          <table:table-cell office:value-type="float" office:value="-0.919539093971252" calcext:value-type="float">
            <text:p>-0.919539093971252</text:p>
          </table:table-cell>
          <table:table-cell office:value-type="float" office:value="-7.79996299743652" calcext:value-type="float">
            <text:p>-7.79996299743652</text:p>
          </table:table-cell>
          <table:table-cell office:value-type="float" office:value="-1.81012823132631" calcext:value-type="float">
            <text:p>-1.81012823132631</text:p>
          </table:table-cell>
          <table:table-cell office:value-type="float" office:value="0.799944300330864" calcext:value-type="float">
            <text:p>0.799944300330864</text:p>
          </table:table-cell>
          <table:table-cell office:value-type="float" office:value="0.658608572508276" calcext:value-type="float">
            <text:p>0.658608572508276</text:p>
          </table:table-cell>
          <table:table-cell office:value-type="float" office:value="-0.181035280227661" calcext:value-type="float">
            <text:p>-0.181035280227661</text:p>
          </table:table-cell>
          <table:table-cell office:value-type="float" office:value="-0.919539093971252" calcext:value-type="float">
            <text:p>-0.919539093971252</text:p>
          </table:table-cell>
          <table:table-cell office:value-type="float" office:value="-7.79996299743652" calcext:value-type="float">
            <text:p>-7.79996299743652</text:p>
          </table:table-cell>
          <table:table-cell office:value-type="float" office:value="-0.676886975765228" calcext:value-type="float">
            <text:p>-0.676886975765228</text:p>
          </table:table-cell>
          <table:table-cell office:value-type="float" office:value="-0.717317283153534" calcext:value-type="float">
            <text:p>-0.717317283153534</text:p>
          </table:table-cell>
          <table:table-cell office:value-type="float" office:value="0.165166318416595" calcext:value-type="float">
            <text:p>0.165166318416595</text:p>
          </table:table-cell>
          <table:table-cell office:value-type="float" office:value="-0.487785845994949" calcext:value-type="float">
            <text:p>-0.487785845994949</text:p>
          </table:table-cell>
          <table:table-cell office:value-type="float" office:value="1.3848283290863" calcext:value-type="float">
            <text:p>1.3848283290863</text:p>
          </table:table-cell>
          <table:table-cell office:value-type="float" office:value="0.197443544864654" calcext:value-type="float">
            <text:p>0.19744354486465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2197" calcext:value-type="float">
            <text:p>1419950946.72197</text:p>
          </table:table-cell>
          <table:table-cell office:value-type="string" calcext:value-type="string">
            <text:p>Gyro</text:p>
          </table:table-cell>
          <table:table-cell office:value-type="float" office:value="-0.464714419683884" calcext:value-type="float">
            <text:p>-0.464714419683884</text:p>
          </table:table-cell>
          <table:table-cell office:value-type="float" office:value="-0.698039821740124" calcext:value-type="float">
            <text:p>-0.698039821740124</text:p>
          </table:table-cell>
          <table:table-cell office:value-type="float" office:value="-8.31631279079886" calcext:value-type="float">
            <text:p>-8.31631279079886</text:p>
          </table:table-cell>
          <table:table-cell table:number-columns-repeated="16"/>
        </table:table-row>
        <table:table-row table:style-name="ro2">
          <table:table-cell office:value-type="float" office:value="1419950946.7223" calcext:value-type="float">
            <text:p>1419950946.7223</text:p>
          </table:table-cell>
          <table:table-cell office:value-type="string" calcext:value-type="string">
            <text:p>Gyro</text:p>
          </table:table-cell>
          <table:table-cell office:value-type="float" office:value="-0.826178083905396" calcext:value-type="float">
            <text:p>-0.826178083905396</text:p>
          </table:table-cell>
          <table:table-cell office:value-type="float" office:value="-0.558924808509873" calcext:value-type="float">
            <text:p>-0.558924808509873</text:p>
          </table:table-cell>
          <table:table-cell office:value-type="float" office:value="-8.26783580210836" calcext:value-type="float">
            <text:p>-8.26783580210836</text:p>
          </table:table-cell>
          <table:table-cell table:number-columns-repeated="16"/>
        </table:table-row>
        <table:table-row table:style-name="ro2">
          <table:table-cell office:value-type="float" office:value="1419950946.722" calcext:value-type="float">
            <text:p>1419950946.722</text:p>
          </table:table-cell>
          <table:table-cell office:value-type="string" calcext:value-type="string">
            <text:p>Motion</text:p>
          </table:table-cell>
          <table:table-cell office:value-type="float" office:value="-0.280805021524429" calcext:value-type="float">
            <text:p>-0.280805021524429</text:p>
          </table:table-cell>
          <table:table-cell office:value-type="float" office:value="-0.772838115692139" calcext:value-type="float">
            <text:p>-0.772838115692139</text:p>
          </table:table-cell>
          <table:table-cell office:value-type="float" office:value="-8.11306953430176" calcext:value-type="float">
            <text:p>-8.11306953430176</text:p>
          </table:table-cell>
          <table:table-cell office:value-type="float" office:value="-1.84006380770231" calcext:value-type="float">
            <text:p>-1.84006380770231</text:p>
          </table:table-cell>
          <table:table-cell office:value-type="float" office:value="0.883459376179547" calcext:value-type="float">
            <text:p>0.883459376179547</text:p>
          </table:table-cell>
          <table:table-cell office:value-type="float" office:value="0.687060084210539" calcext:value-type="float">
            <text:p>0.687060084210539</text:p>
          </table:table-cell>
          <table:table-cell office:value-type="float" office:value="-0.280805021524429" calcext:value-type="float">
            <text:p>-0.280805021524429</text:p>
          </table:table-cell>
          <table:table-cell office:value-type="float" office:value="-0.772838115692139" calcext:value-type="float">
            <text:p>-0.772838115692139</text:p>
          </table:table-cell>
          <table:table-cell office:value-type="float" office:value="-8.11306953430176" calcext:value-type="float">
            <text:p>-8.11306953430176</text:p>
          </table:table-cell>
          <table:table-cell office:value-type="float" office:value="-0.611618161201477" calcext:value-type="float">
            <text:p>-0.611618161201477</text:p>
          </table:table-cell>
          <table:table-cell office:value-type="float" office:value="-0.772938430309296" calcext:value-type="float">
            <text:p>-0.772938430309296</text:p>
          </table:table-cell>
          <table:table-cell office:value-type="float" office:value="0.168788075447082" calcext:value-type="float">
            <text:p>0.168788075447082</text:p>
          </table:table-cell>
          <table:table-cell office:value-type="float" office:value="-0.188049167394638" calcext:value-type="float">
            <text:p>-0.188049167394638</text:p>
          </table:table-cell>
          <table:table-cell office:value-type="float" office:value="1.34436476230621" calcext:value-type="float">
            <text:p>1.34436476230621</text:p>
          </table:table-cell>
          <table:table-cell office:value-type="float" office:value="0.20012366771698" calcext:value-type="float">
            <text:p>0.200123667716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2347" calcext:value-type="float">
            <text:p>1419950946.72347</text:p>
          </table:table-cell>
          <table:table-cell office:value-type="string" calcext:value-type="string">
            <text:p>Acceleration</text:p>
          </table:table-cell>
          <table:table-cell office:value-type="float" office:value="-0.545578002929688" calcext:value-type="float">
            <text:p>-0.545578002929688</text:p>
          </table:table-cell>
          <table:table-cell office:value-type="float" office:value="0.413070678710938" calcext:value-type="float">
            <text:p>0.413070678710938</text:p>
          </table:table-cell>
          <table:table-cell office:value-type="float" office:value="0.325363159179687" calcext:value-type="float">
            <text:p>0.325363159179687</text:p>
          </table:table-cell>
          <table:table-cell table:number-columns-repeated="16"/>
        </table:table-row>
        <table:table-row table:style-name="ro2">
          <table:table-cell office:value-type="float" office:value="1419950946.72366" calcext:value-type="float">
            <text:p>1419950946.72366</text:p>
          </table:table-cell>
          <table:table-cell office:value-type="string" calcext:value-type="string">
            <text:p>Acceleration</text:p>
          </table:table-cell>
          <table:table-cell office:value-type="float" office:value="-0.257522583007812" calcext:value-type="float">
            <text:p>-0.257522583007812</text:p>
          </table:table-cell>
          <table:table-cell office:value-type="float" office:value="0.240280151367187" calcext:value-type="float">
            <text:p>0.240280151367187</text:p>
          </table:table-cell>
          <table:table-cell office:value-type="float" office:value="0.277374267578125" calcext:value-type="float">
            <text:p>0.277374267578125</text:p>
          </table:table-cell>
          <table:table-cell table:number-columns-repeated="16"/>
        </table:table-row>
        <table:table-row table:style-name="ro2">
          <table:table-cell office:value-type="float" office:value="1419950946.72619" calcext:value-type="float">
            <text:p>1419950946.72619</text:p>
          </table:table-cell>
          <table:table-cell office:value-type="string" calcext:value-type="string">
            <text:p>Magnetic</text:p>
          </table:table-cell>
          <table:table-cell office:value-type="float" office:value="56.5616455078125" calcext:value-type="float">
            <text:p>56.5616455078125</text:p>
          </table:table-cell>
          <table:table-cell office:value-type="float" office:value="224.891845703125" calcext:value-type="float">
            <text:p>224.891845703125</text:p>
          </table:table-cell>
          <table:table-cell office:value-type="float" office:value="135.349273681641" calcext:value-type="float">
            <text:p>135.349273681641</text:p>
          </table:table-cell>
          <table:table-cell table:number-columns-repeated="16"/>
        </table:table-row>
        <table:table-row table:style-name="ro2">
          <table:table-cell office:value-type="float" office:value="1419950946.73795" calcext:value-type="float">
            <text:p>1419950946.73795</text:p>
          </table:table-cell>
          <table:table-cell office:value-type="string" calcext:value-type="string">
            <text:p>Gyro</text:p>
          </table:table-cell>
          <table:table-cell office:value-type="float" office:value="-1.17402740231831" calcext:value-type="float">
            <text:p>-1.17402740231831</text:p>
          </table:table-cell>
          <table:table-cell office:value-type="float" office:value="-0.475165462749682" calcext:value-type="float">
            <text:p>-0.475165462749682</text:p>
          </table:table-cell>
          <table:table-cell office:value-type="float" office:value="-8.12771411398606" calcext:value-type="float">
            <text:p>-8.12771411398606</text:p>
          </table:table-cell>
          <table:table-cell table:number-columns-repeated="16"/>
        </table:table-row>
        <table:table-row table:style-name="ro2">
          <table:table-cell office:value-type="float" office:value="1419950946.73773" calcext:value-type="float">
            <text:p>1419950946.73773</text:p>
          </table:table-cell>
          <table:table-cell office:value-type="string" calcext:value-type="string">
            <text:p>Motion</text:p>
          </table:table-cell>
          <table:table-cell office:value-type="float" office:value="-0.456359565258026" calcext:value-type="float">
            <text:p>-0.456359565258026</text:p>
          </table:table-cell>
          <table:table-cell office:value-type="float" office:value="-0.670212745666504" calcext:value-type="float">
            <text:p>-0.670212745666504</text:p>
          </table:table-cell>
          <table:table-cell office:value-type="float" office:value="-8.33309936523438" calcext:value-type="float">
            <text:p>-8.33309936523438</text:p>
          </table:table-cell>
          <table:table-cell office:value-type="float" office:value="-1.87517628312873" calcext:value-type="float">
            <text:p>-1.87517628312873</text:p>
          </table:table-cell>
          <table:table-cell office:value-type="float" office:value="0.969376398545627" calcext:value-type="float">
            <text:p>0.969376398545627</text:p>
          </table:table-cell>
          <table:table-cell office:value-type="float" office:value="0.721735479220355" calcext:value-type="float">
            <text:p>0.721735479220355</text:p>
          </table:table-cell>
          <table:table-cell office:value-type="float" office:value="-0.456359565258026" calcext:value-type="float">
            <text:p>-0.456359565258026</text:p>
          </table:table-cell>
          <table:table-cell office:value-type="float" office:value="-0.670212745666504" calcext:value-type="float">
            <text:p>-0.670212745666504</text:p>
          </table:table-cell>
          <table:table-cell office:value-type="float" office:value="-8.33309936523438" calcext:value-type="float">
            <text:p>-8.33309936523438</text:p>
          </table:table-cell>
          <table:table-cell office:value-type="float" office:value="-0.539805054664612" calcext:value-type="float">
            <text:p>-0.539805054664612</text:p>
          </table:table-cell>
          <table:table-cell office:value-type="float" office:value="-0.824533045291901" calcext:value-type="float">
            <text:p>-0.824533045291901</text:p>
          </table:table-cell>
          <table:table-cell office:value-type="float" office:value="0.169575363397598" calcext:value-type="float">
            <text:p>0.169575363397598</text:p>
          </table:table-cell>
          <table:table-cell office:value-type="float" office:value="-0.0057729659602046" calcext:value-type="float">
            <text:p>-0.0057729659602046</text:p>
          </table:table-cell>
          <table:table-cell office:value-type="float" office:value="1.23760366439819" calcext:value-type="float">
            <text:p>1.23760366439819</text:p>
          </table:table-cell>
          <table:table-cell office:value-type="float" office:value="0.155787795782089" calcext:value-type="float">
            <text:p>0.1557877957820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3823" calcext:value-type="float">
            <text:p>1419950946.73823</text:p>
          </table:table-cell>
          <table:table-cell office:value-type="string" calcext:value-type="string">
            <text:p>Motion</text:p>
          </table:table-cell>
          <table:table-cell office:value-type="float" office:value="-0.817823231220245" calcext:value-type="float">
            <text:p>-0.817823231220245</text:p>
          </table:table-cell>
          <table:table-cell office:value-type="float" office:value="-0.531097769737244" calcext:value-type="float">
            <text:p>-0.531097769737244</text:p>
          </table:table-cell>
          <table:table-cell office:value-type="float" office:value="-8.28462219238281" calcext:value-type="float">
            <text:p>-8.28462219238281</text:p>
          </table:table-cell>
          <table:table-cell office:value-type="float" office:value="-1.91478514845654" calcext:value-type="float">
            <text:p>-1.91478514845654</text:p>
          </table:table-cell>
          <table:table-cell office:value-type="float" office:value="1.05575292122583" calcext:value-type="float">
            <text:p>1.05575292122583</text:p>
          </table:table-cell>
          <table:table-cell office:value-type="float" office:value="0.761257307903257" calcext:value-type="float">
            <text:p>0.761257307903257</text:p>
          </table:table-cell>
          <table:table-cell office:value-type="float" office:value="-0.817823231220245" calcext:value-type="float">
            <text:p>-0.817823231220245</text:p>
          </table:table-cell>
          <table:table-cell office:value-type="float" office:value="-0.531097769737244" calcext:value-type="float">
            <text:p>-0.531097769737244</text:p>
          </table:table-cell>
          <table:table-cell office:value-type="float" office:value="-8.28462219238281" calcext:value-type="float">
            <text:p>-8.28462219238281</text:p>
          </table:table-cell>
          <table:table-cell office:value-type="float" office:value="-0.463716208934784" calcext:value-type="float">
            <text:p>-0.463716208934784</text:p>
          </table:table-cell>
          <table:table-cell office:value-type="float" office:value="-0.870271325111389" calcext:value-type="float">
            <text:p>-0.870271325111389</text:p>
          </table:table-cell>
          <table:table-cell office:value-type="float" office:value="0.166117608547211" calcext:value-type="float">
            <text:p>0.166117608547211</text:p>
          </table:table-cell>
          <table:table-cell office:value-type="float" office:value="0.206193640828133" calcext:value-type="float">
            <text:p>0.206193640828133</text:p>
          </table:table-cell>
          <table:table-cell office:value-type="float" office:value="1.11055147647858" calcext:value-type="float">
            <text:p>1.11055147647858</text:p>
          </table:table-cell>
          <table:table-cell office:value-type="float" office:value="0.111256659030914" calcext:value-type="float">
            <text:p>0.1112566590309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4312" calcext:value-type="float">
            <text:p>1419950946.74312</text:p>
          </table:table-cell>
          <table:table-cell office:value-type="string" calcext:value-type="string">
            <text:p>Acceleration</text:p>
          </table:table-cell>
          <table:table-cell office:value-type="float" office:value="-0.159393310546875" calcext:value-type="float">
            <text:p>-0.159393310546875</text:p>
          </table:table-cell>
          <table:table-cell office:value-type="float" office:value="0.130950927734375" calcext:value-type="float">
            <text:p>0.130950927734375</text:p>
          </table:table-cell>
          <table:table-cell office:value-type="float" office:value="0.14324951171875" calcext:value-type="float">
            <text:p>0.14324951171875</text:p>
          </table:table-cell>
          <table:table-cell table:number-columns-repeated="16"/>
        </table:table-row>
        <table:table-row table:style-name="ro2">
          <table:table-cell office:value-type="float" office:value="1419950946.74327" calcext:value-type="float">
            <text:p>1419950946.74327</text:p>
          </table:table-cell>
          <table:table-cell office:value-type="string" calcext:value-type="string">
            <text:p>Acceleration</text:p>
          </table:table-cell>
          <table:table-cell office:value-type="float" office:value="-0.159774780273438" calcext:value-type="float">
            <text:p>-0.159774780273438</text:p>
          </table:table-cell>
          <table:table-cell office:value-type="float" office:value="0.0953369140625" calcext:value-type="float">
            <text:p>0.0953369140625</text:p>
          </table:table-cell>
          <table:table-cell office:value-type="float" office:value="0.04376220703125" calcext:value-type="float">
            <text:p>0.04376220703125</text:p>
          </table:table-cell>
          <table:table-cell table:number-columns-repeated="16"/>
        </table:table-row>
        <table:table-row table:style-name="ro2">
          <table:table-cell office:value-type="float" office:value="1419950946.75235" calcext:value-type="float">
            <text:p>1419950946.75235</text:p>
          </table:table-cell>
          <table:table-cell office:value-type="string" calcext:value-type="string">
            <text:p>Magnetic</text:p>
          </table:table-cell>
          <table:table-cell office:value-type="float" office:value="54.5294952392578" calcext:value-type="float">
            <text:p>54.5294952392578</text:p>
          </table:table-cell>
          <table:table-cell office:value-type="float" office:value="222.52099609375" calcext:value-type="float">
            <text:p>222.52099609375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6.75367" calcext:value-type="float">
            <text:p>1419950946.75367</text:p>
          </table:table-cell>
          <table:table-cell office:value-type="string" calcext:value-type="string">
            <text:p>Gyro</text:p>
          </table:table-cell>
          <table:table-cell office:value-type="float" office:value="-1.37660634327348" calcext:value-type="float">
            <text:p>-1.37660634327348</text:p>
          </table:table-cell>
          <table:table-cell office:value-type="float" office:value="-0.383062166978163" calcext:value-type="float">
            <text:p>-0.383062166978163</text:p>
          </table:table-cell>
          <table:table-cell office:value-type="float" office:value="-8.02177942477711" calcext:value-type="float">
            <text:p>-8.02177942477711</text:p>
          </table:table-cell>
          <table:table-cell table:number-columns-repeated="16"/>
        </table:table-row>
        <table:table-row table:style-name="ro2">
          <table:table-cell office:value-type="float" office:value="1419950946.75406" calcext:value-type="float">
            <text:p>1419950946.75406</text:p>
          </table:table-cell>
          <table:table-cell office:value-type="string" calcext:value-type="string">
            <text:p>Gyro</text:p>
          </table:table-cell>
          <table:table-cell office:value-type="float" office:value="-1.35738151599642" calcext:value-type="float">
            <text:p>-1.35738151599642</text:p>
          </table:table-cell>
          <table:table-cell office:value-type="float" office:value="-0.0600489562591067" calcext:value-type="float">
            <text:p>-0.0600489562591067</text:p>
          </table:table-cell>
          <table:table-cell office:value-type="float" office:value="-8.0262700470072" calcext:value-type="float">
            <text:p>-8.0262700470072</text:p>
          </table:table-cell>
          <table:table-cell table:number-columns-repeated="16"/>
        </table:table-row>
        <table:table-row table:style-name="ro2">
          <table:table-cell office:value-type="float" office:value="1419950946.75383" calcext:value-type="float">
            <text:p>1419950946.75383</text:p>
          </table:table-cell>
          <table:table-cell office:value-type="string" calcext:value-type="string">
            <text:p>Motion</text:p>
          </table:table-cell>
          <table:table-cell office:value-type="float" office:value="-1.16567265987396" calcext:value-type="float">
            <text:p>-1.16567265987396</text:p>
          </table:table-cell>
          <table:table-cell office:value-type="float" office:value="-0.447338491678238" calcext:value-type="float">
            <text:p>-0.447338491678238</text:p>
          </table:table-cell>
          <table:table-cell office:value-type="float" office:value="-8.14450073242188" calcext:value-type="float">
            <text:p>-8.14450073242188</text:p>
          </table:table-cell>
          <table:table-cell office:value-type="float" office:value="-1.9595763859854" calcext:value-type="float">
            <text:p>-1.9595763859854</text:p>
          </table:table-cell>
          <table:table-cell office:value-type="float" office:value="1.14122722491162" calcext:value-type="float">
            <text:p>1.14122722491162</text:p>
          </table:table-cell>
          <table:table-cell office:value-type="float" office:value="0.806035869390554" calcext:value-type="float">
            <text:p>0.806035869390554</text:p>
          </table:table-cell>
          <table:table-cell office:value-type="float" office:value="-1.16567265987396" calcext:value-type="float">
            <text:p>-1.16567265987396</text:p>
          </table:table-cell>
          <table:table-cell office:value-type="float" office:value="-0.447338491678238" calcext:value-type="float">
            <text:p>-0.447338491678238</text:p>
          </table:table-cell>
          <table:table-cell office:value-type="float" office:value="-8.14450073242188" calcext:value-type="float">
            <text:p>-8.14450073242188</text:p>
          </table:table-cell>
          <table:table-cell office:value-type="float" office:value="-0.385398179292679" calcext:value-type="float">
            <text:p>-0.385398179292679</text:p>
          </table:table-cell>
          <table:table-cell office:value-type="float" office:value="-0.909145295619965" calcext:value-type="float">
            <text:p>-0.909145295619965</text:p>
          </table:table-cell>
          <table:table-cell office:value-type="float" office:value="0.15787048637867" calcext:value-type="float">
            <text:p>0.15787048637867</text:p>
          </table:table-cell>
          <table:table-cell office:value-type="float" office:value="0.226004853844643" calcext:value-type="float">
            <text:p>0.226004853844643</text:p>
          </table:table-cell>
          <table:table-cell office:value-type="float" office:value="1.0400961637497" calcext:value-type="float">
            <text:p>1.0400961637497</text:p>
          </table:table-cell>
          <table:table-cell office:value-type="float" office:value="-0.0146209690719843" calcext:value-type="float">
            <text:p>-0.01462096907198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6273" calcext:value-type="float">
            <text:p>1419950946.76273</text:p>
          </table:table-cell>
          <table:table-cell office:value-type="string" calcext:value-type="string">
            <text:p>Acceleration</text:p>
          </table:table-cell>
          <table:table-cell office:value-type="float" office:value="-0.202743530273437" calcext:value-type="float">
            <text:p>-0.202743530273437</text:p>
          </table:table-cell>
          <table:table-cell office:value-type="float" office:value="0.106201171875" calcext:value-type="float">
            <text:p>0.106201171875</text:p>
          </table:table-cell>
          <table:table-cell office:value-type="float" office:value="-0.0330352783203125" calcext:value-type="float">
            <text:p>-0.0330352783203125</text:p>
          </table:table-cell>
          <table:table-cell table:number-columns-repeated="16"/>
        </table:table-row>
        <table:table-row table:style-name="ro2">
          <table:table-cell office:value-type="float" office:value="1419950946.76298" calcext:value-type="float">
            <text:p>1419950946.76298</text:p>
          </table:table-cell>
          <table:table-cell office:value-type="string" calcext:value-type="string">
            <text:p>Acceleration</text:p>
          </table:table-cell>
          <table:table-cell office:value-type="float" office:value="-0.23291015625" calcext:value-type="float">
            <text:p>-0.23291015625</text:p>
          </table:table-cell>
          <table:table-cell office:value-type="float" office:value="0.1666259765625" calcext:value-type="float">
            <text:p>0.1666259765625</text:p>
          </table:table-cell>
          <table:table-cell office:value-type="float" office:value="-0.136398315429688" calcext:value-type="float">
            <text:p>-0.136398315429688</text:p>
          </table:table-cell>
          <table:table-cell table:number-columns-repeated="16"/>
        </table:table-row>
        <table:table-row table:style-name="ro2">
          <table:table-cell office:value-type="float" office:value="1419950946.76984" calcext:value-type="float">
            <text:p>1419950946.76984</text:p>
          </table:table-cell>
          <table:table-cell office:value-type="string" calcext:value-type="string">
            <text:p>Gyro</text:p>
          </table:table-cell>
          <table:table-cell office:value-type="float" office:value="-1.17941764036463" calcext:value-type="float">
            <text:p>-1.17941764036463</text:p>
          </table:table-cell>
          <table:table-cell office:value-type="float" office:value="0.134233172636027" calcext:value-type="float">
            <text:p>0.134233172636027</text:p>
          </table:table-cell>
          <table:table-cell office:value-type="float" office:value="-8.21669085863783" calcext:value-type="float">
            <text:p>-8.21669085863783</text:p>
          </table:table-cell>
          <table:table-cell table:number-columns-repeated="16"/>
        </table:table-row>
        <table:table-row table:style-name="ro2">
          <table:table-cell office:value-type="float" office:value="1419950946.76968" calcext:value-type="float">
            <text:p>1419950946.76968</text:p>
          </table:table-cell>
          <table:table-cell office:value-type="string" calcext:value-type="string">
            <text:p>Motion</text:p>
          </table:table-cell>
          <table:table-cell office:value-type="float" office:value="-1.36825156211853" calcext:value-type="float">
            <text:p>-1.36825156211853</text:p>
          </table:table-cell>
          <table:table-cell office:value-type="float" office:value="-0.355235248804092" calcext:value-type="float">
            <text:p>-0.355235248804092</text:p>
          </table:table-cell>
          <table:table-cell office:value-type="float" office:value="-8.03856563568115" calcext:value-type="float">
            <text:p>-8.03856563568115</text:p>
          </table:table-cell>
          <table:table-cell office:value-type="float" office:value="-2.01728631761116" calcext:value-type="float">
            <text:p>-2.01728631761116</text:p>
          </table:table-cell>
          <table:table-cell office:value-type="float" office:value="1.22545360363795" calcext:value-type="float">
            <text:p>1.22545360363795</text:p>
          </table:table-cell>
          <table:table-cell office:value-type="float" office:value="0.863842054981085" calcext:value-type="float">
            <text:p>0.863842054981085</text:p>
          </table:table-cell>
          <table:table-cell office:value-type="float" office:value="-1.36825156211853" calcext:value-type="float">
            <text:p>-1.36825156211853</text:p>
          </table:table-cell>
          <table:table-cell office:value-type="float" office:value="-0.355235248804092" calcext:value-type="float">
            <text:p>-0.355235248804092</text:p>
          </table:table-cell>
          <table:table-cell office:value-type="float" office:value="-8.03856563568115" calcext:value-type="float">
            <text:p>-8.03856563568115</text:p>
          </table:table-cell>
          <table:table-cell office:value-type="float" office:value="-0.30533355474472" calcext:value-type="float">
            <text:p>-0.30533355474472</text:p>
          </table:table-cell>
          <table:table-cell office:value-type="float" office:value="-0.940959513187408" calcext:value-type="float">
            <text:p>-0.940959513187408</text:p>
          </table:table-cell>
          <table:table-cell office:value-type="float" office:value="0.146173357963562" calcext:value-type="float">
            <text:p>0.146173357963562</text:p>
          </table:table-cell>
          <table:table-cell office:value-type="float" office:value="0.145558789372444" calcext:value-type="float">
            <text:p>0.145558789372444</text:p>
          </table:table-cell>
          <table:table-cell office:value-type="float" office:value="1.03629636764526" calcext:value-type="float">
            <text:p>1.03629636764526</text:p>
          </table:table-cell>
          <table:table-cell office:value-type="float" office:value="-0.102411150932312" calcext:value-type="float">
            <text:p>-0.1024111509323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7015" calcext:value-type="float">
            <text:p>1419950946.77015</text:p>
          </table:table-cell>
          <table:table-cell office:value-type="string" calcext:value-type="string">
            <text:p>Motion</text:p>
          </table:table-cell>
          <table:table-cell office:value-type="float" office:value="-1.34902667999268" calcext:value-type="float">
            <text:p>-1.34902667999268</text:p>
          </table:table-cell>
          <table:table-cell office:value-type="float" office:value="-0.0322221107780933" calcext:value-type="float">
            <text:p>-0.0322221107780933</text:p>
          </table:table-cell>
          <table:table-cell office:value-type="float" office:value="-8.04305648803711" calcext:value-type="float">
            <text:p>-8.04305648803711</text:p>
          </table:table-cell>
          <table:table-cell office:value-type="float" office:value="-2.10632375974282" calcext:value-type="float">
            <text:p>-2.10632375974282</text:p>
          </table:table-cell>
          <table:table-cell office:value-type="float" office:value="1.3078121227418" calcext:value-type="float">
            <text:p>1.3078121227418</text:p>
          </table:table-cell>
          <table:table-cell office:value-type="float" office:value="0.955784398162449" calcext:value-type="float">
            <text:p>0.955784398162449</text:p>
          </table:table-cell>
          <table:table-cell office:value-type="float" office:value="-1.34902667999268" calcext:value-type="float">
            <text:p>-1.34902667999268</text:p>
          </table:table-cell>
          <table:table-cell office:value-type="float" office:value="-0.0322221107780933" calcext:value-type="float">
            <text:p>-0.0322221107780933</text:p>
          </table:table-cell>
          <table:table-cell office:value-type="float" office:value="-8.04305648803711" calcext:value-type="float">
            <text:p>-8.04305648803711</text:p>
          </table:table-cell>
          <table:table-cell office:value-type="float" office:value="-0.223568335175514" calcext:value-type="float">
            <text:p>-0.223568335175514</text:p>
          </table:table-cell>
          <table:table-cell office:value-type="float" office:value="-0.96561849117279" calcext:value-type="float">
            <text:p>-0.96561849117279</text:p>
          </table:table-cell>
          <table:table-cell office:value-type="float" office:value="0.132657900452614" calcext:value-type="float">
            <text:p>0.132657900452614</text:p>
          </table:table-cell>
          <table:table-cell office:value-type="float" office:value="0.0208248104900122" calcext:value-type="float">
            <text:p>0.0208248104900122</text:p>
          </table:table-cell>
          <table:table-cell office:value-type="float" office:value="1.07181966304779" calcext:value-type="float">
            <text:p>1.07181966304779</text:p>
          </table:table-cell>
          <table:table-cell office:value-type="float" office:value="-0.165693178772926" calcext:value-type="float">
            <text:p>-0.1656931787729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77829" calcext:value-type="float">
            <text:p>1419950946.77829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20.996871948242" calcext:value-type="float">
            <text:p>220.996871948242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6.7826" calcext:value-type="float">
            <text:p>1419950946.7826</text:p>
          </table:table-cell>
          <table:table-cell office:value-type="string" calcext:value-type="string">
            <text:p>Acceleration</text:p>
          </table:table-cell>
          <table:table-cell office:value-type="float" office:value="-0.113311767578125" calcext:value-type="float">
            <text:p>-0.113311767578125</text:p>
          </table:table-cell>
          <table:table-cell office:value-type="float" office:value="0.228378295898437" calcext:value-type="float">
            <text:p>0.228378295898437</text:p>
          </table:table-cell>
          <table:table-cell office:value-type="float" office:value="-0.16375732421875" calcext:value-type="float">
            <text:p>-0.16375732421875</text:p>
          </table:table-cell>
          <table:table-cell table:number-columns-repeated="16"/>
        </table:table-row>
        <table:table-row table:style-name="ro2">
          <table:table-cell office:value-type="float" office:value="1419950946.78272" calcext:value-type="float">
            <text:p>1419950946.78272</text:p>
          </table:table-cell>
          <table:table-cell office:value-type="string" calcext:value-type="string">
            <text:p>Acceleration</text:p>
          </table:table-cell>
          <table:table-cell office:value-type="float" office:value="0.064910888671875" calcext:value-type="float">
            <text:p>0.064910888671875</text:p>
          </table:table-cell>
          <table:table-cell office:value-type="float" office:value="0.231292724609375" calcext:value-type="float">
            <text:p>0.231292724609375</text:p>
          </table:table-cell>
          <table:table-cell office:value-type="float" office:value="-0.110565185546875" calcext:value-type="float">
            <text:p>-0.110565185546875</text:p>
          </table:table-cell>
          <table:table-cell table:number-columns-repeated="16"/>
        </table:table-row>
        <table:table-row table:style-name="ro2">
          <table:table-cell office:value-type="float" office:value="1419950946.78585" calcext:value-type="float">
            <text:p>1419950946.78585</text:p>
          </table:table-cell>
          <table:table-cell office:value-type="string" calcext:value-type="string">
            <text:p>Gyro</text:p>
          </table:table-cell>
          <table:table-cell office:value-type="float" office:value="-0.846393607107969" calcext:value-type="float">
            <text:p>-0.846393607107969</text:p>
          </table:table-cell>
          <table:table-cell office:value-type="float" office:value="0.211208914467568" calcext:value-type="float">
            <text:p>0.211208914467568</text:p>
          </table:table-cell>
          <table:table-cell office:value-type="float" office:value="-8.38496961633332" calcext:value-type="float">
            <text:p>-8.38496961633332</text:p>
          </table:table-cell>
          <table:table-cell table:number-columns-repeated="16"/>
        </table:table-row>
        <table:table-row table:style-name="ro2">
          <table:table-cell office:value-type="float" office:value="1419950946.7862" calcext:value-type="float">
            <text:p>1419950946.7862</text:p>
          </table:table-cell>
          <table:table-cell office:value-type="string" calcext:value-type="string">
            <text:p>Gyro</text:p>
          </table:table-cell>
          <table:table-cell office:value-type="float" office:value="-0.542822803927036" calcext:value-type="float">
            <text:p>-0.542822803927036</text:p>
          </table:table-cell>
          <table:table-cell office:value-type="float" office:value="0.174147832105807" calcext:value-type="float">
            <text:p>0.174147832105807</text:p>
          </table:table-cell>
          <table:table-cell office:value-type="float" office:value="-8.44368113309299" calcext:value-type="float">
            <text:p>-8.44368113309299</text:p>
          </table:table-cell>
          <table:table-cell table:number-columns-repeated="16"/>
        </table:table-row>
        <table:table-row table:style-name="ro2">
          <table:table-cell office:value-type="float" office:value="1419950946.78588" calcext:value-type="float">
            <text:p>1419950946.78588</text:p>
          </table:table-cell>
          <table:table-cell office:value-type="string" calcext:value-type="string">
            <text:p>Motion</text:p>
          </table:table-cell>
          <table:table-cell office:value-type="float" office:value="-1.17106282711029" calcext:value-type="float">
            <text:p>-1.17106282711029</text:p>
          </table:table-cell>
          <table:table-cell office:value-type="float" office:value="0.162059992551804" calcext:value-type="float">
            <text:p>0.162059992551804</text:p>
          </table:table-cell>
          <table:table-cell office:value-type="float" office:value="-8.23347759246826" calcext:value-type="float">
            <text:p>-8.23347759246826</text:p>
          </table:table-cell>
          <table:table-cell office:value-type="float" office:value="-2.28218390978577" calcext:value-type="float">
            <text:p>-2.28218390978577</text:p>
          </table:table-cell>
          <table:table-cell office:value-type="float" office:value="1.38645326909627" calcext:value-type="float">
            <text:p>1.38645326909627</text:p>
          </table:table-cell>
          <table:table-cell office:value-type="float" office:value="1.137347020077" calcext:value-type="float">
            <text:p>1.137347020077</text:p>
          </table:table-cell>
          <table:table-cell office:value-type="float" office:value="-1.17106282711029" calcext:value-type="float">
            <text:p>-1.17106282711029</text:p>
          </table:table-cell>
          <table:table-cell office:value-type="float" office:value="0.162059992551804" calcext:value-type="float">
            <text:p>0.162059992551804</text:p>
          </table:table-cell>
          <table:table-cell office:value-type="float" office:value="-8.23347759246826" calcext:value-type="float">
            <text:p>-8.23347759246826</text:p>
          </table:table-cell>
          <table:table-cell office:value-type="float" office:value="-0.138842388987541" calcext:value-type="float">
            <text:p>-0.138842388987541</text:p>
          </table:table-cell>
          <table:table-cell office:value-type="float" office:value="-0.983056902885437" calcext:value-type="float">
            <text:p>-0.983056902885437</text:p>
          </table:table-cell>
          <table:table-cell office:value-type="float" office:value="0.119674399495125" calcext:value-type="float">
            <text:p>0.119674399495125</text:p>
          </table:table-cell>
          <table:table-cell office:value-type="float" office:value="-0.0940677747130394" calcext:value-type="float">
            <text:p>-0.0940677747130394</text:p>
          </table:table-cell>
          <table:table-cell office:value-type="float" office:value="1.14968287944794" calcext:value-type="float">
            <text:p>1.14968287944794</text:p>
          </table:table-cell>
          <table:table-cell office:value-type="float" office:value="-0.256072700023651" calcext:value-type="float">
            <text:p>-0.2560727000236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0244" calcext:value-type="float">
            <text:p>1419950946.80244</text:p>
          </table:table-cell>
          <table:table-cell office:value-type="string" calcext:value-type="string">
            <text:p>Gyro</text:p>
          </table:table-cell>
          <table:table-cell office:value-type="float" office:value="-0.393176320166066" calcext:value-type="float">
            <text:p>-0.393176320166066</text:p>
          </table:table-cell>
          <table:table-cell office:value-type="float" office:value="0.0777587111920246" calcext:value-type="float">
            <text:p>0.0777587111920246</text:p>
          </table:table-cell>
          <table:table-cell office:value-type="float" office:value="-8.27341352669542" calcext:value-type="float">
            <text:p>-8.27341352669542</text:p>
          </table:table-cell>
          <table:table-cell table:number-columns-repeated="16"/>
        </table:table-row>
        <table:table-row table:style-name="ro2">
          <table:table-cell office:value-type="float" office:value="1419950946.80145" calcext:value-type="float">
            <text:p>1419950946.80145</text:p>
          </table:table-cell>
          <table:table-cell office:value-type="string" calcext:value-type="string">
            <text:p>Motion</text:p>
          </table:table-cell>
          <table:table-cell office:value-type="float" office:value="-0.838038861751556" calcext:value-type="float">
            <text:p>-0.838038861751556</text:p>
          </table:table-cell>
          <table:table-cell office:value-type="float" office:value="0.239035665988922" calcext:value-type="float">
            <text:p>0.239035665988922</text:p>
          </table:table-cell>
          <table:table-cell office:value-type="float" office:value="-8.40175628662109" calcext:value-type="float">
            <text:p>-8.40175628662109</text:p>
          </table:table-cell>
          <table:table-cell office:value-type="float" office:value="-2.70622933212842" calcext:value-type="float">
            <text:p>-2.70622933212842</text:p>
          </table:table-cell>
          <table:table-cell office:value-type="float" office:value="1.44952434281287" calcext:value-type="float">
            <text:p>1.44952434281287</text:p>
          </table:table-cell>
          <table:table-cell office:value-type="float" office:value="1.56834895372461" calcext:value-type="float">
            <text:p>1.56834895372461</text:p>
          </table:table-cell>
          <table:table-cell office:value-type="float" office:value="-0.838038861751556" calcext:value-type="float">
            <text:p>-0.838038861751556</text:p>
          </table:table-cell>
          <table:table-cell office:value-type="float" office:value="0.239035665988922" calcext:value-type="float">
            <text:p>0.239035665988922</text:p>
          </table:table-cell>
          <table:table-cell office:value-type="float" office:value="-8.40175628662109" calcext:value-type="float">
            <text:p>-8.40175628662109</text:p>
          </table:table-cell>
          <table:table-cell office:value-type="float" office:value="-0.0510199554264545" calcext:value-type="float">
            <text:p>-0.0510199554264545</text:p>
          </table:table-cell>
          <table:table-cell office:value-type="float" office:value="-0.992655575275421" calcext:value-type="float">
            <text:p>-0.992655575275421</text:p>
          </table:table-cell>
          <table:table-cell office:value-type="float" office:value="0.109690025448799" calcext:value-type="float">
            <text:p>0.109690025448799</text:p>
          </table:table-cell>
          <table:table-cell office:value-type="float" office:value="-0.0622918121516705" calcext:value-type="float">
            <text:p>-0.0622918121516705</text:p>
          </table:table-cell>
          <table:table-cell office:value-type="float" office:value="1.22103381156921" calcext:value-type="float">
            <text:p>1.22103381156921</text:p>
          </table:table-cell>
          <table:table-cell office:value-type="float" office:value="-0.27344736456871" calcext:value-type="float">
            <text:p>-0.273447364568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0272" calcext:value-type="float">
            <text:p>1419950946.80272</text:p>
          </table:table-cell>
          <table:table-cell office:value-type="string" calcext:value-type="string">
            <text:p>Motion</text:p>
          </table:table-cell>
          <table:table-cell office:value-type="float" office:value="-0.534468054771423" calcext:value-type="float">
            <text:p>-0.534468054771423</text:p>
          </table:table-cell>
          <table:table-cell office:value-type="float" office:value="0.201974526047707" calcext:value-type="float">
            <text:p>0.201974526047707</text:p>
          </table:table-cell>
          <table:table-cell office:value-type="float" office:value="-8.46046733856201" calcext:value-type="float">
            <text:p>-8.46046733856201</text:p>
          </table:table-cell>
          <table:table-cell office:value-type="float" office:value="2.78675366683593" calcext:value-type="float">
            <text:p>2.78675366683593</text:p>
          </table:table-cell>
          <table:table-cell office:value-type="float" office:value="1.460413263458" calcext:value-type="float">
            <text:p>1.460413263458</text:p>
          </table:table-cell>
          <table:table-cell office:value-type="float" office:value="2.36569869314784" calcext:value-type="float">
            <text:p>2.36569869314784</text:p>
          </table:table-cell>
          <table:table-cell office:value-type="float" office:value="-0.534468054771423" calcext:value-type="float">
            <text:p>-0.534468054771423</text:p>
          </table:table-cell>
          <table:table-cell office:value-type="float" office:value="0.201974526047707" calcext:value-type="float">
            <text:p>0.201974526047707</text:p>
          </table:table-cell>
          <table:table-cell office:value-type="float" office:value="-8.46046733856201" calcext:value-type="float">
            <text:p>-8.46046733856201</text:p>
          </table:table-cell>
          <table:table-cell office:value-type="float" office:value="0.0382735878229141" calcext:value-type="float">
            <text:p>0.0382735878229141</text:p>
          </table:table-cell>
          <table:table-cell office:value-type="float" office:value="-0.993913948535919" calcext:value-type="float">
            <text:p>-0.993913948535919</text:p>
          </table:table-cell>
          <table:table-cell office:value-type="float" office:value="0.103296399116516" calcext:value-type="float">
            <text:p>0.103296399116516</text:p>
          </table:table-cell>
          <table:table-cell office:value-type="float" office:value="0.0266372989863157" calcext:value-type="float">
            <text:p>0.0266372989863157</text:p>
          </table:table-cell>
          <table:table-cell office:value-type="float" office:value="1.22520673274994" calcext:value-type="float">
            <text:p>1.22520673274994</text:p>
          </table:table-cell>
          <table:table-cell office:value-type="float" office:value="-0.213861584663391" calcext:value-type="float">
            <text:p>-0.2138615846633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0364" calcext:value-type="float">
            <text:p>1419950946.80364</text:p>
          </table:table-cell>
          <table:table-cell office:value-type="string" calcext:value-type="string">
            <text:p>Acceleration</text:p>
          </table:table-cell>
          <table:table-cell office:value-type="float" office:value="0.4908447265625" calcext:value-type="float">
            <text:p>0.4908447265625</text:p>
          </table:table-cell>
          <table:table-cell office:value-type="float" office:value="0.107681274414063" calcext:value-type="float">
            <text:p>0.107681274414063</text:p>
          </table:table-cell>
          <table:table-cell office:value-type="float" office:value="0.0057220458984375" calcext:value-type="float">
            <text:p>0.0057220458984375</text:p>
          </table:table-cell>
          <table:table-cell table:number-columns-repeated="16"/>
        </table:table-row>
        <table:table-row table:style-name="ro2">
          <table:table-cell office:value-type="float" office:value="1419950946.80379" calcext:value-type="float">
            <text:p>1419950946.80379</text:p>
          </table:table-cell>
          <table:table-cell office:value-type="string" calcext:value-type="string">
            <text:p>Acceleration</text:p>
          </table:table-cell>
          <table:table-cell office:value-type="float" office:value="0.247772216796875" calcext:value-type="float">
            <text:p>0.247772216796875</text:p>
          </table:table-cell>
          <table:table-cell office:value-type="float" office:value="0.19696044921875" calcext:value-type="float">
            <text:p>0.19696044921875</text:p>
          </table:table-cell>
          <table:table-cell office:value-type="float" office:value="-0.0447998046875" calcext:value-type="float">
            <text:p>-0.0447998046875</text:p>
          </table:table-cell>
          <table:table-cell table:number-columns-repeated="16"/>
        </table:table-row>
        <table:table-row table:style-name="ro2">
          <table:table-cell office:value-type="float" office:value="1419950946.80429" calcext:value-type="float">
            <text:p>1419950946.80429</text:p>
          </table:table-cell>
          <table:table-cell office:value-type="string" calcext:value-type="string">
            <text:p>Magnetic</text:p>
          </table:table-cell>
          <table:table-cell office:value-type="float" office:value="54.0214538574219" calcext:value-type="float">
            <text:p>54.0214538574219</text:p>
          </table:table-cell>
          <table:table-cell office:value-type="float" office:value="220.319488525391" calcext:value-type="float">
            <text:p>220.319488525391</text:p>
          </table:table-cell>
          <table:table-cell office:value-type="float" office:value="135.843246459961" calcext:value-type="float">
            <text:p>135.843246459961</text:p>
          </table:table-cell>
          <table:table-cell table:number-columns-repeated="16"/>
        </table:table-row>
        <table:table-row table:style-name="ro2">
          <table:table-cell office:value-type="float" office:value="1419950946.81762" calcext:value-type="float">
            <text:p>1419950946.81762</text:p>
          </table:table-cell>
          <table:table-cell office:value-type="string" calcext:value-type="string">
            <text:p>Gyro</text:p>
          </table:table-cell>
          <table:table-cell office:value-type="float" office:value="-0.403301924946657" calcext:value-type="float">
            <text:p>-0.403301924946657</text:p>
          </table:table-cell>
          <table:table-cell office:value-type="float" office:value="-0.0323928272869608" calcext:value-type="float">
            <text:p>-0.0323928272869608</text:p>
          </table:table-cell>
          <table:table-cell office:value-type="float" office:value="-7.7750237013436" calcext:value-type="float">
            <text:p>-7.7750237013436</text:p>
          </table:table-cell>
          <table:table-cell table:number-columns-repeated="16"/>
        </table:table-row>
        <table:table-row table:style-name="ro2">
          <table:table-cell office:value-type="float" office:value="1419950946.8181" calcext:value-type="float">
            <text:p>1419950946.8181</text:p>
          </table:table-cell>
          <table:table-cell office:value-type="string" calcext:value-type="string">
            <text:p>Gyro</text:p>
          </table:table-cell>
          <table:table-cell office:value-type="float" office:value="-0.476136451283125" calcext:value-type="float">
            <text:p>-0.476136451283125</text:p>
          </table:table-cell>
          <table:table-cell office:value-type="float" office:value="-0.186556831205032" calcext:value-type="float">
            <text:p>-0.186556831205032</text:p>
          </table:table-cell>
          <table:table-cell office:value-type="float" office:value="-7.13971437276418" calcext:value-type="float">
            <text:p>-7.13971437276418</text:p>
          </table:table-cell>
          <table:table-cell table:number-columns-repeated="16"/>
        </table:table-row>
        <table:table-row table:style-name="ro2">
          <table:table-cell office:value-type="float" office:value="1419950946.81786" calcext:value-type="float">
            <text:p>1419950946.81786</text:p>
          </table:table-cell>
          <table:table-cell office:value-type="string" calcext:value-type="string">
            <text:p>Motion</text:p>
          </table:table-cell>
          <table:table-cell office:value-type="float" office:value="-0.384821593761444" calcext:value-type="float">
            <text:p>-0.384821593761444</text:p>
          </table:table-cell>
          <table:table-cell office:value-type="float" office:value="0.105585344135761" calcext:value-type="float">
            <text:p>0.105585344135761</text:p>
          </table:table-cell>
          <table:table-cell office:value-type="float" office:value="-8.29019927978516" calcext:value-type="float">
            <text:p>-8.29019927978516</text:p>
          </table:table-cell>
          <table:table-cell office:value-type="float" office:value="2.23636813691774" calcext:value-type="float">
            <text:p>2.23636813691774</text:p>
          </table:table-cell>
          <table:table-cell office:value-type="float" office:value="1.40958829177832" calcext:value-type="float">
            <text:p>1.40958829177832</text:p>
          </table:table-cell>
          <table:table-cell office:value-type="float" office:value="2.92218368179562" calcext:value-type="float">
            <text:p>2.92218368179562</text:p>
          </table:table-cell>
          <table:table-cell office:value-type="float" office:value="-0.384821593761444" calcext:value-type="float">
            <text:p>-0.384821593761444</text:p>
          </table:table-cell>
          <table:table-cell office:value-type="float" office:value="0.105585344135761" calcext:value-type="float">
            <text:p>0.105585344135761</text:p>
          </table:table-cell>
          <table:table-cell office:value-type="float" office:value="-8.29019927978516" calcext:value-type="float">
            <text:p>-8.29019927978516</text:p>
          </table:table-cell>
          <table:table-cell office:value-type="float" office:value="0.12625190615654" calcext:value-type="float">
            <text:p>0.12625190615654</text:p>
          </table:table-cell>
          <table:table-cell office:value-type="float" office:value="-0.98703408241272" calcext:value-type="float">
            <text:p>-0.98703408241272</text:p>
          </table:table-cell>
          <table:table-cell office:value-type="float" office:value="0.0991168022155762" calcext:value-type="float">
            <text:p>0.0991168022155762</text:p>
          </table:table-cell>
          <table:table-cell office:value-type="float" office:value="0.121520310640335" calcext:value-type="float">
            <text:p>0.121520310640335</text:p>
          </table:table-cell>
          <table:table-cell office:value-type="float" office:value="1.18399453163147" calcext:value-type="float">
            <text:p>1.18399453163147</text:p>
          </table:table-cell>
          <table:table-cell office:value-type="float" office:value="-0.143916606903076" calcext:value-type="float">
            <text:p>-0.1439166069030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2145" calcext:value-type="float">
            <text:p>1419950946.82145</text:p>
          </table:table-cell>
          <table:table-cell office:value-type="string" calcext:value-type="string">
            <text:p>Acceleration</text:p>
          </table:table-cell>
          <table:table-cell office:value-type="float" office:value="0.72869873046875" calcext:value-type="float">
            <text:p>0.72869873046875</text:p>
          </table:table-cell>
          <table:table-cell office:value-type="float" office:value="0.0115966796875" calcext:value-type="float">
            <text:p>0.0115966796875</text:p>
          </table:table-cell>
          <table:table-cell office:value-type="float" office:value="0.0118408203125" calcext:value-type="float">
            <text:p>0.0118408203125</text:p>
          </table:table-cell>
          <table:table-cell table:number-columns-repeated="16"/>
        </table:table-row>
        <table:table-row table:style-name="ro2">
          <table:table-cell office:value-type="float" office:value="1419950946.82147" calcext:value-type="float">
            <text:p>1419950946.82147</text:p>
          </table:table-cell>
          <table:table-cell office:value-type="string" calcext:value-type="string">
            <text:p>Acceleration</text:p>
          </table:table-cell>
          <table:table-cell office:value-type="float" office:value="0.880508422851563" calcext:value-type="float">
            <text:p>0.880508422851563</text:p>
          </table:table-cell>
          <table:table-cell office:value-type="float" office:value="-0.0364532470703125" calcext:value-type="float">
            <text:p>-0.0364532470703125</text:p>
          </table:table-cell>
          <table:table-cell office:value-type="float" office:value="0.016448974609375" calcext:value-type="float">
            <text:p>0.016448974609375</text:p>
          </table:table-cell>
          <table:table-cell table:number-columns-repeated="16"/>
        </table:table-row>
        <table:table-row table:style-name="ro2">
          <table:table-cell office:value-type="float" office:value="1419950946.83065" calcext:value-type="float">
            <text:p>1419950946.83065</text:p>
          </table:table-cell>
          <table:table-cell office:value-type="string" calcext:value-type="string">
            <text:p>Magnetic</text:p>
          </table:table-cell>
          <table:table-cell office:value-type="float" office:value="53.1747283935547" calcext:value-type="float">
            <text:p>53.1747283935547</text:p>
          </table:table-cell>
          <table:table-cell office:value-type="float" office:value="218.456680297852" calcext:value-type="float">
            <text:p>218.456680297852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6.83379" calcext:value-type="float">
            <text:p>1419950946.83379</text:p>
          </table:table-cell>
          <table:table-cell office:value-type="string" calcext:value-type="string">
            <text:p>Gyro</text:p>
          </table:table-cell>
          <table:table-cell office:value-type="float" office:value="-0.594117683366943" calcext:value-type="float">
            <text:p>-0.594117683366943</text:p>
          </table:table-cell>
          <table:table-cell office:value-type="float" office:value="-0.302188888891291" calcext:value-type="float">
            <text:p>-0.302188888891291</text:p>
          </table:table-cell>
          <table:table-cell office:value-type="float" office:value="-6.5502343181195" calcext:value-type="float">
            <text:p>-6.5502343181195</text:p>
          </table:table-cell>
          <table:table-cell table:number-columns-repeated="16"/>
        </table:table-row>
        <table:table-row table:style-name="ro2">
          <table:table-cell office:value-type="float" office:value="1419950946.83376" calcext:value-type="float">
            <text:p>1419950946.83376</text:p>
          </table:table-cell>
          <table:table-cell office:value-type="string" calcext:value-type="string">
            <text:p>Motion</text:p>
          </table:table-cell>
          <table:table-cell office:value-type="float" office:value="-0.394947230815887" calcext:value-type="float">
            <text:p>-0.394947230815887</text:p>
          </table:table-cell>
          <table:table-cell office:value-type="float" office:value="-0.00456624571233988" calcext:value-type="float">
            <text:p>-0.00456624571233988</text:p>
          </table:table-cell>
          <table:table-cell office:value-type="float" office:value="-7.79180955886841" calcext:value-type="float">
            <text:p>-7.79180955886841</text:p>
          </table:table-cell>
          <table:table-cell office:value-type="float" office:value="1.99776211174933" calcext:value-type="float">
            <text:p>1.99776211174933</text:p>
          </table:table-cell>
          <table:table-cell office:value-type="float" office:value="1.33902604717036" calcext:value-type="float">
            <text:p>1.33902604717036</text:p>
          </table:table-cell>
          <table:table-cell office:value-type="float" office:value="-3.11771575514885" calcext:value-type="float">
            <text:p>-3.11771575514885</text:p>
          </table:table-cell>
          <table:table-cell office:value-type="float" office:value="-0.394947230815887" calcext:value-type="float">
            <text:p>-0.394947230815887</text:p>
          </table:table-cell>
          <table:table-cell office:value-type="float" office:value="-0.00456624571233988" calcext:value-type="float">
            <text:p>-0.00456624571233988</text:p>
          </table:table-cell>
          <table:table-cell office:value-type="float" office:value="-7.79180955886841" calcext:value-type="float">
            <text:p>-7.79180955886841</text:p>
          </table:table-cell>
          <table:table-cell office:value-type="float" office:value="0.209079772233963" calcext:value-type="float">
            <text:p>0.209079772233963</text:p>
          </table:table-cell>
          <table:table-cell office:value-type="float" office:value="-0.973261296749115" calcext:value-type="float">
            <text:p>-0.973261296749115</text:p>
          </table:table-cell>
          <table:table-cell office:value-type="float" office:value="0.0951216146349907" calcext:value-type="float">
            <text:p>0.0951216146349907</text:p>
          </table:table-cell>
          <table:table-cell office:value-type="float" office:value="0.281764954328537" calcext:value-type="float">
            <text:p>0.281764954328537</text:p>
          </table:table-cell>
          <table:table-cell office:value-type="float" office:value="1.08094251155853" calcext:value-type="float">
            <text:p>1.08094251155853</text:p>
          </table:table-cell>
          <table:table-cell office:value-type="float" office:value="-0.0893995687365532" calcext:value-type="float">
            <text:p>-0.08939956873655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3408" calcext:value-type="float">
            <text:p>1419950946.83408</text:p>
          </table:table-cell>
          <table:table-cell office:value-type="string" calcext:value-type="string">
            <text:p>Motion</text:p>
          </table:table-cell>
          <table:table-cell office:value-type="float" office:value="-0.467781782150269" calcext:value-type="float">
            <text:p>-0.467781782150269</text:p>
          </table:table-cell>
          <table:table-cell office:value-type="float" office:value="-0.158730342984199" calcext:value-type="float">
            <text:p>-0.158730342984199</text:p>
          </table:table-cell>
          <table:table-cell office:value-type="float" office:value="-7.15650033950806" calcext:value-type="float">
            <text:p>-7.15650033950806</text:p>
          </table:table-cell>
          <table:table-cell office:value-type="float" office:value="1.87812853972589" calcext:value-type="float">
            <text:p>1.87812853972589</text:p>
          </table:table-cell>
          <table:table-cell office:value-type="float" office:value="1.26788991432775" calcext:value-type="float">
            <text:p>1.26788991432775</text:p>
          </table:table-cell>
          <table:table-cell office:value-type="float" office:value="-2.9950496641057" calcext:value-type="float">
            <text:p>-2.9950496641057</text:p>
          </table:table-cell>
          <table:table-cell office:value-type="float" office:value="-0.467781782150269" calcext:value-type="float">
            <text:p>-0.467781782150269</text:p>
          </table:table-cell>
          <table:table-cell office:value-type="float" office:value="-0.158730342984199" calcext:value-type="float">
            <text:p>-0.158730342984199</text:p>
          </table:table-cell>
          <table:table-cell office:value-type="float" office:value="-7.15650033950806" calcext:value-type="float">
            <text:p>-7.15650033950806</text:p>
          </table:table-cell>
          <table:table-cell office:value-type="float" office:value="0.284318625926971" calcext:value-type="float">
            <text:p>0.284318625926971</text:p>
          </table:table-cell>
          <table:table-cell office:value-type="float" office:value="-0.954473555088043" calcext:value-type="float">
            <text:p>-0.954473555088043</text:p>
          </table:table-cell>
          <table:table-cell office:value-type="float" office:value="0.0902394577860832" calcext:value-type="float">
            <text:p>0.0902394577860832</text:p>
          </table:table-cell>
          <table:table-cell office:value-type="float" office:value="0.596189796924591" calcext:value-type="float">
            <text:p>0.596189796924591</text:p>
          </table:table-cell>
          <table:table-cell office:value-type="float" office:value="0.918020308017731" calcext:value-type="float">
            <text:p>0.918020308017731</text:p>
          </table:table-cell>
          <table:table-cell office:value-type="float" office:value="-0.0737904831767082" calcext:value-type="float">
            <text:p>-0.07379048317670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4102" calcext:value-type="float">
            <text:p>1419950946.84102</text:p>
          </table:table-cell>
          <table:table-cell office:value-type="string" calcext:value-type="string">
            <text:p>Acceleration</text:p>
          </table:table-cell>
          <table:table-cell office:value-type="float" office:value="1.02340698242188" calcext:value-type="float">
            <text:p>1.02340698242188</text:p>
          </table:table-cell>
          <table:table-cell office:value-type="float" office:value="-0.069580078125" calcext:value-type="float">
            <text:p>-0.069580078125</text:p>
          </table:table-cell>
          <table:table-cell office:value-type="float" office:value="0.0431060791015625" calcext:value-type="float">
            <text:p>0.0431060791015625</text:p>
          </table:table-cell>
          <table:table-cell table:number-columns-repeated="16"/>
        </table:table-row>
        <table:table-row table:style-name="ro2">
          <table:table-cell office:value-type="float" office:value="1419950946.84101" calcext:value-type="float">
            <text:p>1419950946.84101</text:p>
          </table:table-cell>
          <table:table-cell office:value-type="string" calcext:value-type="string">
            <text:p>Acceleration</text:p>
          </table:table-cell>
          <table:table-cell office:value-type="float" office:value="0.96759033203125" calcext:value-type="float">
            <text:p>0.96759033203125</text:p>
          </table:table-cell>
          <table:table-cell office:value-type="float" office:value="-0.04095458984375" calcext:value-type="float">
            <text:p>-0.04095458984375</text:p>
          </table:table-cell>
          <table:table-cell office:value-type="float" office:value="0.03900146484375" calcext:value-type="float">
            <text:p>0.03900146484375</text:p>
          </table:table-cell>
          <table:table-cell table:number-columns-repeated="16"/>
        </table:table-row>
        <table:table-row table:style-name="ro2">
          <table:table-cell office:value-type="float" office:value="1419950946.84975" calcext:value-type="float">
            <text:p>1419950946.84975</text:p>
          </table:table-cell>
          <table:table-cell office:value-type="string" calcext:value-type="string">
            <text:p>Gyro</text:p>
          </table:table-cell>
          <table:table-cell office:value-type="float" office:value="-0.71320519256758" calcext:value-type="float">
            <text:p>-0.71320519256758</text:p>
          </table:table-cell>
          <table:table-cell office:value-type="float" office:value="-0.284621879392801" calcext:value-type="float">
            <text:p>-0.284621879392801</text:p>
          </table:table-cell>
          <table:table-cell office:value-type="float" office:value="-6.04905243468083" calcext:value-type="float">
            <text:p>-6.04905243468083</text:p>
          </table:table-cell>
          <table:table-cell table:number-columns-repeated="16"/>
        </table:table-row>
        <table:table-row table:style-name="ro2">
          <table:table-cell office:value-type="float" office:value="1419950946.85003" calcext:value-type="float">
            <text:p>1419950946.85003</text:p>
          </table:table-cell>
          <table:table-cell office:value-type="string" calcext:value-type="string">
            <text:p>Gyro</text:p>
          </table:table-cell>
          <table:table-cell office:value-type="float" office:value="-0.865346791953845" calcext:value-type="float">
            <text:p>-0.865346791953845</text:p>
          </table:table-cell>
          <table:table-cell office:value-type="float" office:value="-0.162438179108838" calcext:value-type="float">
            <text:p>-0.162438179108838</text:p>
          </table:table-cell>
          <table:table-cell office:value-type="float" office:value="-5.65518635579244" calcext:value-type="float">
            <text:p>-5.65518635579244</text:p>
          </table:table-cell>
          <table:table-cell table:number-columns-repeated="16"/>
        </table:table-row>
        <table:table-row table:style-name="ro2">
          <table:table-cell office:value-type="float" office:value="1419950946.84975" calcext:value-type="float">
            <text:p>1419950946.84975</text:p>
          </table:table-cell>
          <table:table-cell office:value-type="string" calcext:value-type="string">
            <text:p>Motion</text:p>
          </table:table-cell>
          <table:table-cell office:value-type="float" office:value="-0.585763037204742" calcext:value-type="float">
            <text:p>-0.585763037204742</text:p>
          </table:table-cell>
          <table:table-cell office:value-type="float" office:value="-0.274362444877625" calcext:value-type="float">
            <text:p>-0.274362444877625</text:p>
          </table:table-cell>
          <table:table-cell office:value-type="float" office:value="-6.56702041625977" calcext:value-type="float">
            <text:p>-6.56702041625977</text:p>
          </table:table-cell>
          <table:table-cell office:value-type="float" office:value="1.80445522774353" calcext:value-type="float">
            <text:p>1.80445522774353</text:p>
          </table:table-cell>
          <table:table-cell office:value-type="float" office:value="1.20060362917192" calcext:value-type="float">
            <text:p>1.20060362917192</text:p>
          </table:table-cell>
          <table:table-cell office:value-type="float" office:value="-2.91987391710323" calcext:value-type="float">
            <text:p>-2.91987391710323</text:p>
          </table:table-cell>
          <table:table-cell office:value-type="float" office:value="-0.585763037204742" calcext:value-type="float">
            <text:p>-0.585763037204742</text:p>
          </table:table-cell>
          <table:table-cell office:value-type="float" office:value="-0.274362444877625" calcext:value-type="float">
            <text:p>-0.274362444877625</text:p>
          </table:table-cell>
          <table:table-cell office:value-type="float" office:value="-6.56702041625977" calcext:value-type="float">
            <text:p>-6.56702041625977</text:p>
          </table:table-cell>
          <table:table-cell office:value-type="float" office:value="0.351963579654694" calcext:value-type="float">
            <text:p>0.351963579654694</text:p>
          </table:table-cell>
          <table:table-cell office:value-type="float" office:value="-0.932257652282715" calcext:value-type="float">
            <text:p>-0.932257652282715</text:p>
          </table:table-cell>
          <table:table-cell office:value-type="float" office:value="0.0837695077061653" calcext:value-type="float">
            <text:p>0.0837695077061653</text:p>
          </table:table-cell>
          <table:table-cell office:value-type="float" office:value="0.615626752376556" calcext:value-type="float">
            <text:p>0.615626752376556</text:p>
          </table:table-cell>
          <table:table-cell office:value-type="float" office:value="0.891303062438965" calcext:value-type="float">
            <text:p>0.891303062438965</text:p>
          </table:table-cell>
          <table:table-cell office:value-type="float" office:value="-0.044768039137125" calcext:value-type="float">
            <text:p>-0.0447680391371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564" calcext:value-type="float">
            <text:p>1419950946.8564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16.593872070312" calcext:value-type="float">
            <text:p>216.593872070312</text:p>
          </table:table-cell>
          <table:table-cell office:value-type="float" office:value="136.172561645508" calcext:value-type="float">
            <text:p>136.172561645508</text:p>
          </table:table-cell>
          <table:table-cell table:number-columns-repeated="16"/>
        </table:table-row>
        <table:table-row table:style-name="ro2">
          <table:table-cell office:value-type="float" office:value="1419950946.86051" calcext:value-type="float">
            <text:p>1419950946.86051</text:p>
          </table:table-cell>
          <table:table-cell office:value-type="string" calcext:value-type="string">
            <text:p>Acceleration</text:p>
          </table:table-cell>
          <table:table-cell office:value-type="float" office:value="1.04930114746094" calcext:value-type="float">
            <text:p>1.04930114746094</text:p>
          </table:table-cell>
          <table:table-cell office:value-type="float" office:value="-0.163192749023438" calcext:value-type="float">
            <text:p>-0.163192749023438</text:p>
          </table:table-cell>
          <table:table-cell office:value-type="float" office:value="-0.0128173828125" calcext:value-type="float">
            <text:p>-0.0128173828125</text:p>
          </table:table-cell>
          <table:table-cell table:number-columns-repeated="16"/>
        </table:table-row>
        <table:table-row table:style-name="ro2">
          <table:table-cell office:value-type="float" office:value="1419950946.86049" calcext:value-type="float">
            <text:p>1419950946.86049</text:p>
          </table:table-cell>
          <table:table-cell office:value-type="string" calcext:value-type="string">
            <text:p>Acceleration</text:p>
          </table:table-cell>
          <table:table-cell office:value-type="float" office:value="1.02423095703125" calcext:value-type="float">
            <text:p>1.02423095703125</text:p>
          </table:table-cell>
          <table:table-cell office:value-type="float" office:value="-0.118804931640625" calcext:value-type="float">
            <text:p>-0.118804931640625</text:p>
          </table:table-cell>
          <table:table-cell office:value-type="float" office:value="0.0370635986328125" calcext:value-type="float">
            <text:p>0.0370635986328125</text:p>
          </table:table-cell>
          <table:table-cell table:number-columns-repeated="16"/>
        </table:table-row>
        <table:table-row table:style-name="ro2">
          <table:table-cell office:value-type="float" office:value="1419950946.86569" calcext:value-type="float">
            <text:p>1419950946.86569</text:p>
          </table:table-cell>
          <table:table-cell office:value-type="string" calcext:value-type="string">
            <text:p>Gyro</text:p>
          </table:table-cell>
          <table:table-cell office:value-type="float" office:value="-0.915946053717024" calcext:value-type="float">
            <text:p>-0.915946053717024</text:p>
          </table:table-cell>
          <table:table-cell office:value-type="float" office:value="-0.0348365439032175" calcext:value-type="float">
            <text:p>-0.0348365439032175</text:p>
          </table:table-cell>
          <table:table-cell office:value-type="float" office:value="-5.34251739537947" calcext:value-type="float">
            <text:p>-5.34251739537947</text:p>
          </table:table-cell>
          <table:table-cell table:number-columns-repeated="16"/>
        </table:table-row>
        <table:table-row table:style-name="ro2">
          <table:table-cell office:value-type="float" office:value="1419950946.86551" calcext:value-type="float">
            <text:p>1419950946.86551</text:p>
          </table:table-cell>
          <table:table-cell office:value-type="string" calcext:value-type="string">
            <text:p>Motion</text:p>
          </table:table-cell>
          <table:table-cell office:value-type="float" office:value="-0.704850494861603" calcext:value-type="float">
            <text:p>-0.704850494861603</text:p>
          </table:table-cell>
          <table:table-cell office:value-type="float" office:value="-0.25679549574852" calcext:value-type="float">
            <text:p>-0.25679549574852</text:p>
          </table:table-cell>
          <table:table-cell office:value-type="float" office:value="-6.06583833694458" calcext:value-type="float">
            <text:p>-6.06583833694458</text:p>
          </table:table-cell>
          <table:table-cell office:value-type="float" office:value="1.7528015380731" calcext:value-type="float">
            <text:p>1.7528015380731</text:p>
          </table:table-cell>
          <table:table-cell office:value-type="float" office:value="1.137607493857" calcext:value-type="float">
            <text:p>1.137607493857</text:p>
          </table:table-cell>
          <table:table-cell office:value-type="float" office:value="-2.86702595916769" calcext:value-type="float">
            <text:p>-2.86702595916769</text:p>
          </table:table-cell>
          <table:table-cell office:value-type="float" office:value="-0.704850494861603" calcext:value-type="float">
            <text:p>-0.704850494861603</text:p>
          </table:table-cell>
          <table:table-cell office:value-type="float" office:value="-0.25679549574852" calcext:value-type="float">
            <text:p>-0.25679549574852</text:p>
          </table:table-cell>
          <table:table-cell office:value-type="float" office:value="-6.06583833694458" calcext:value-type="float">
            <text:p>-6.06583833694458</text:p>
          </table:table-cell>
          <table:table-cell office:value-type="float" office:value="0.4128338098526" calcext:value-type="float">
            <text:p>0.4128338098526</text:p>
          </table:table-cell>
          <table:table-cell office:value-type="float" office:value="-0.907631814479828" calcext:value-type="float">
            <text:p>-0.907631814479828</text:p>
          </table:table-cell>
          <table:table-cell office:value-type="float" office:value="0.0759787186980248" calcext:value-type="float">
            <text:p>0.0759787186980248</text:p>
          </table:table-cell>
          <table:table-cell office:value-type="float" office:value="0.610573172569275" calcext:value-type="float">
            <text:p>0.610573172569275</text:p>
          </table:table-cell>
          <table:table-cell office:value-type="float" office:value="0.838051736354828" calcext:value-type="float">
            <text:p>0.838051736354828</text:p>
          </table:table-cell>
          <table:table-cell office:value-type="float" office:value="-0.0328726395964622" calcext:value-type="float">
            <text:p>-0.03287263959646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6606" calcext:value-type="float">
            <text:p>1419950946.86606</text:p>
          </table:table-cell>
          <table:table-cell office:value-type="string" calcext:value-type="string">
            <text:p>Motion</text:p>
          </table:table-cell>
          <table:table-cell office:value-type="float" office:value="-0.856992185115814" calcext:value-type="float">
            <text:p>-0.856992185115814</text:p>
          </table:table-cell>
          <table:table-cell office:value-type="float" office:value="-0.134611874818802" calcext:value-type="float">
            <text:p>-0.134611874818802</text:p>
          </table:table-cell>
          <table:table-cell office:value-type="float" office:value="-5.67197227478027" calcext:value-type="float">
            <text:p>-5.67197227478027</text:p>
          </table:table-cell>
          <table:table-cell office:value-type="float" office:value="1.71386568645935" calcext:value-type="float">
            <text:p>1.71386568645935</text:p>
          </table:table-cell>
          <table:table-cell office:value-type="float" office:value="1.07848223175116" calcext:value-type="float">
            <text:p>1.07848223175116</text:p>
          </table:table-cell>
          <table:table-cell office:value-type="float" office:value="-2.82550983901318" calcext:value-type="float">
            <text:p>-2.82550983901318</text:p>
          </table:table-cell>
          <table:table-cell office:value-type="float" office:value="-0.856992185115814" calcext:value-type="float">
            <text:p>-0.856992185115814</text:p>
          </table:table-cell>
          <table:table-cell office:value-type="float" office:value="-0.134611874818802" calcext:value-type="float">
            <text:p>-0.134611874818802</text:p>
          </table:table-cell>
          <table:table-cell office:value-type="float" office:value="-5.67197227478027" calcext:value-type="float">
            <text:p>-5.67197227478027</text:p>
          </table:table-cell>
          <table:table-cell office:value-type="float" office:value="0.46783721446991" calcext:value-type="float">
            <text:p>0.46783721446991</text:p>
          </table:table-cell>
          <table:table-cell office:value-type="float" office:value="-0.88124144077301" calcext:value-type="float">
            <text:p>-0.88124144077301</text:p>
          </table:table-cell>
          <table:table-cell office:value-type="float" office:value="0.0673936232924461" calcext:value-type="float">
            <text:p>0.0673936232924461</text:p>
          </table:table-cell>
          <table:table-cell office:value-type="float" office:value="0.55639374256134" calcext:value-type="float">
            <text:p>0.55639374256134</text:p>
          </table:table-cell>
          <table:table-cell office:value-type="float" office:value="0.762436509132385" calcext:value-type="float">
            <text:p>0.762436509132385</text:p>
          </table:table-cell>
          <table:table-cell office:value-type="float" office:value="-0.0303300227969885" calcext:value-type="float">
            <text:p>-0.03033002279698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8027" calcext:value-type="float">
            <text:p>1419950946.88027</text:p>
          </table:table-cell>
          <table:table-cell office:value-type="string" calcext:value-type="string">
            <text:p>Acceleration</text:p>
          </table:table-cell>
          <table:table-cell office:value-type="float" office:value="1.0982666015625" calcext:value-type="float">
            <text:p>1.0982666015625</text:p>
          </table:table-cell>
          <table:table-cell office:value-type="float" office:value="-0.1905517578125" calcext:value-type="float">
            <text:p>-0.1905517578125</text:p>
          </table:table-cell>
          <table:table-cell office:value-type="float" office:value="-0.0977783203125" calcext:value-type="float">
            <text:p>-0.0977783203125</text:p>
          </table:table-cell>
          <table:table-cell table:number-columns-repeated="16"/>
        </table:table-row>
        <table:table-row table:style-name="ro2">
          <table:table-cell office:value-type="float" office:value="1419950946.88031" calcext:value-type="float">
            <text:p>1419950946.88031</text:p>
          </table:table-cell>
          <table:table-cell office:value-type="string" calcext:value-type="string">
            <text:p>Acceleration</text:p>
          </table:table-cell>
          <table:table-cell office:value-type="float" office:value="1.17990112304688" calcext:value-type="float">
            <text:p>1.17990112304688</text:p>
          </table:table-cell>
          <table:table-cell office:value-type="float" office:value="-0.207839965820312" calcext:value-type="float">
            <text:p>-0.207839965820312</text:p>
          </table:table-cell>
          <table:table-cell office:value-type="float" office:value="-0.15972900390625" calcext:value-type="float">
            <text:p>-0.15972900390625</text:p>
          </table:table-cell>
          <table:table-cell table:number-columns-repeated="16"/>
        </table:table-row>
        <table:table-row table:style-name="ro2">
          <table:table-cell office:value-type="float" office:value="1419950946.88164" calcext:value-type="float">
            <text:p>1419950946.88164</text:p>
          </table:table-cell>
          <table:table-cell office:value-type="string" calcext:value-type="string">
            <text:p>Gyro</text:p>
          </table:table-cell>
          <table:table-cell office:value-type="float" office:value="-0.859129109756837" calcext:value-type="float">
            <text:p>-0.859129109756837</text:p>
          </table:table-cell>
          <table:table-cell office:value-type="float" office:value="0.00567892470848497" calcext:value-type="float">
            <text:p>0.00567892470848497</text:p>
          </table:table-cell>
          <table:table-cell office:value-type="float" office:value="-5.04981095786551" calcext:value-type="float">
            <text:p>-5.04981095786551</text:p>
          </table:table-cell>
          <table:table-cell table:number-columns-repeated="16"/>
        </table:table-row>
        <table:table-row table:style-name="ro2">
          <table:table-cell office:value-type="float" office:value="1419950946.88229" calcext:value-type="float">
            <text:p>1419950946.88229</text:p>
          </table:table-cell>
          <table:table-cell office:value-type="string" calcext:value-type="string">
            <text:p>Gyro</text:p>
          </table:table-cell>
          <table:table-cell office:value-type="float" office:value="-0.703225262698617" calcext:value-type="float">
            <text:p>-0.703225262698617</text:p>
          </table:table-cell>
          <table:table-cell office:value-type="float" office:value="-0.0177558276197763" calcext:value-type="float">
            <text:p>-0.0177558276197763</text:p>
          </table:table-cell>
          <table:table-cell office:value-type="float" office:value="-4.67907070461893" calcext:value-type="float">
            <text:p>-4.67907070461893</text:p>
          </table:table-cell>
          <table:table-cell table:number-columns-repeated="16"/>
        </table:table-row>
        <table:table-row table:style-name="ro2">
          <table:table-cell office:value-type="float" office:value="1419950946.88256" calcext:value-type="float">
            <text:p>1419950946.88256</text:p>
          </table:table-cell>
          <table:table-cell office:value-type="string" calcext:value-type="string">
            <text:p>Magnetic</text:p>
          </table:table-cell>
          <table:table-cell office:value-type="float" office:value="53.5134124755859" calcext:value-type="float">
            <text:p>53.5134124755859</text:p>
          </table:table-cell>
          <table:table-cell office:value-type="float" office:value="214.731063842773" calcext:value-type="float">
            <text:p>214.731063842773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6.88213" calcext:value-type="float">
            <text:p>1419950946.88213</text:p>
          </table:table-cell>
          <table:table-cell office:value-type="string" calcext:value-type="string">
            <text:p>Motion</text:p>
          </table:table-cell>
          <table:table-cell office:value-type="float" office:value="-0.907591462135315" calcext:value-type="float">
            <text:p>-0.907591462135315</text:p>
          </table:table-cell>
          <table:table-cell office:value-type="float" office:value="-0.00701028760522604" calcext:value-type="float">
            <text:p>-0.00701028760522604</text:p>
          </table:table-cell>
          <table:table-cell office:value-type="float" office:value="-5.35930299758911" calcext:value-type="float">
            <text:p>-5.35930299758911</text:p>
          </table:table-cell>
          <table:table-cell office:value-type="float" office:value="1.68400066665571" calcext:value-type="float">
            <text:p>1.68400066665571</text:p>
          </table:table-cell>
          <table:table-cell office:value-type="float" office:value="1.02233086523195" calcext:value-type="float">
            <text:p>1.02233086523195</text:p>
          </table:table-cell>
          <table:table-cell office:value-type="float" office:value="-2.79153300855143" calcext:value-type="float">
            <text:p>-2.79153300855143</text:p>
          </table:table-cell>
          <table:table-cell office:value-type="float" office:value="-0.907591462135315" calcext:value-type="float">
            <text:p>-0.907591462135315</text:p>
          </table:table-cell>
          <table:table-cell office:value-type="float" office:value="-0.00701028760522604" calcext:value-type="float">
            <text:p>-0.00701028760522604</text:p>
          </table:table-cell>
          <table:table-cell office:value-type="float" office:value="-5.35930299758911" calcext:value-type="float">
            <text:p>-5.35930299758911</text:p>
          </table:table-cell>
          <table:table-cell office:value-type="float" office:value="0.518041133880615" calcext:value-type="float">
            <text:p>0.518041133880615</text:p>
          </table:table-cell>
          <table:table-cell office:value-type="float" office:value="-0.853325605392456" calcext:value-type="float">
            <text:p>-0.853325605392456</text:p>
          </table:table-cell>
          <table:table-cell office:value-type="float" office:value="0.0588963106274605" calcext:value-type="float">
            <text:p>0.0588963106274605</text:p>
          </table:table-cell>
          <table:table-cell office:value-type="float" office:value="0.531260013580322" calcext:value-type="float">
            <text:p>0.531260013580322</text:p>
          </table:table-cell>
          <table:table-cell office:value-type="float" office:value="0.690132856369019" calcext:value-type="float">
            <text:p>0.690132856369019</text:p>
          </table:table-cell>
          <table:table-cell office:value-type="float" office:value="-0.0717136934399605" calcext:value-type="float">
            <text:p>-0.07171369343996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9775" calcext:value-type="float">
            <text:p>1419950946.89775</text:p>
          </table:table-cell>
          <table:table-cell office:value-type="string" calcext:value-type="string">
            <text:p>Gyro</text:p>
          </table:table-cell>
          <table:table-cell office:value-type="float" office:value="-0.368582560131403" calcext:value-type="float">
            <text:p>-0.368582560131403</text:p>
          </table:table-cell>
          <table:table-cell office:value-type="float" office:value="-0.0588625179934764" calcext:value-type="float">
            <text:p>-0.0588625179934764</text:p>
          </table:table-cell>
          <table:table-cell office:value-type="float" office:value="-4.13621008380441" calcext:value-type="float">
            <text:p>-4.13621008380441</text:p>
          </table:table-cell>
          <table:table-cell table:number-columns-repeated="16"/>
        </table:table-row>
        <table:table-row table:style-name="ro2">
          <table:table-cell office:value-type="float" office:value="1419950946.89753" calcext:value-type="float">
            <text:p>1419950946.89753</text:p>
          </table:table-cell>
          <table:table-cell office:value-type="string" calcext:value-type="string">
            <text:p>Motion</text:p>
          </table:table-cell>
          <table:table-cell office:value-type="float" office:value="-0.850774526596069" calcext:value-type="float">
            <text:p>-0.850774526596069</text:p>
          </table:table-cell>
          <table:table-cell office:value-type="float" office:value="0.0335051193833351" calcext:value-type="float">
            <text:p>0.0335051193833351</text:p>
          </table:table-cell>
          <table:table-cell office:value-type="float" office:value="-5.06659650802612" calcext:value-type="float">
            <text:p>-5.06659650802612</text:p>
          </table:table-cell>
          <table:table-cell office:value-type="float" office:value="1.66149255731998" calcext:value-type="float">
            <text:p>1.66149255731998</text:p>
          </table:table-cell>
          <table:table-cell office:value-type="float" office:value="0.968790640745791" calcext:value-type="float">
            <text:p>0.968790640745791</text:p>
          </table:table-cell>
          <table:table-cell office:value-type="float" office:value="-2.76429213455516" calcext:value-type="float">
            <text:p>-2.76429213455516</text:p>
          </table:table-cell>
          <table:table-cell office:value-type="float" office:value="-0.850774526596069" calcext:value-type="float">
            <text:p>-0.850774526596069</text:p>
          </table:table-cell>
          <table:table-cell office:value-type="float" office:value="0.0335051193833351" calcext:value-type="float">
            <text:p>0.0335051193833351</text:p>
          </table:table-cell>
          <table:table-cell office:value-type="float" office:value="-5.06659650802612" calcext:value-type="float">
            <text:p>-5.06659650802612</text:p>
          </table:table-cell>
          <table:table-cell office:value-type="float" office:value="0.563969194889069" calcext:value-type="float">
            <text:p>0.563969194889069</text:p>
          </table:table-cell>
          <table:table-cell office:value-type="float" office:value="-0.824201464653015" calcext:value-type="float">
            <text:p>-0.824201464653015</text:p>
          </table:table-cell>
          <table:table-cell office:value-type="float" office:value="0.0512905903160572" calcext:value-type="float">
            <text:p>0.0512905903160572</text:p>
          </table:table-cell>
          <table:table-cell office:value-type="float" office:value="0.534297406673431" calcext:value-type="float">
            <text:p>0.534297406673431</text:p>
          </table:table-cell>
          <table:table-cell office:value-type="float" office:value="0.633649706840515" calcext:value-type="float">
            <text:p>0.633649706840515</text:p>
          </table:table-cell>
          <table:table-cell office:value-type="float" office:value="-0.149068906903267" calcext:value-type="float">
            <text:p>-0.1490689069032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981" calcext:value-type="float">
            <text:p>1419950946.8981</text:p>
          </table:table-cell>
          <table:table-cell office:value-type="string" calcext:value-type="string">
            <text:p>Motion</text:p>
          </table:table-cell>
          <table:table-cell office:value-type="float" office:value="-0.694870710372925" calcext:value-type="float">
            <text:p>-0.694870710372925</text:p>
          </table:table-cell>
          <table:table-cell office:value-type="float" office:value="0.0100703379139304" calcext:value-type="float">
            <text:p>0.0100703379139304</text:p>
          </table:table-cell>
          <table:table-cell office:value-type="float" office:value="-4.69585609436035" calcext:value-type="float">
            <text:p>-4.69585609436035</text:p>
          </table:table-cell>
          <table:table-cell office:value-type="float" office:value="1.64500975399323" calcext:value-type="float">
            <text:p>1.64500975399323</text:p>
          </table:table-cell>
          <table:table-cell office:value-type="float" office:value="0.918542465125597" calcext:value-type="float">
            <text:p>0.918542465125597</text:p>
          </table:table-cell>
          <table:table-cell office:value-type="float" office:value="-2.74373831339917" calcext:value-type="float">
            <text:p>-2.74373831339917</text:p>
          </table:table-cell>
          <table:table-cell office:value-type="float" office:value="-0.694870710372925" calcext:value-type="float">
            <text:p>-0.694870710372925</text:p>
          </table:table-cell>
          <table:table-cell office:value-type="float" office:value="0.0100703379139304" calcext:value-type="float">
            <text:p>0.0100703379139304</text:p>
          </table:table-cell>
          <table:table-cell office:value-type="float" office:value="-4.69585609436035" calcext:value-type="float">
            <text:p>-4.69585609436035</text:p>
          </table:table-cell>
          <table:table-cell office:value-type="float" office:value="0.605308413505554" calcext:value-type="float">
            <text:p>0.605308413505554</text:p>
          </table:table-cell>
          <table:table-cell office:value-type="float" office:value="-0.794717788696289" calcext:value-type="float">
            <text:p>-0.794717788696289</text:p>
          </table:table-cell>
          <table:table-cell office:value-type="float" office:value="0.0450046621263027" calcext:value-type="float">
            <text:p>0.0450046621263027</text:p>
          </table:table-cell>
          <table:table-cell office:value-type="float" office:value="0.574592709541321" calcext:value-type="float">
            <text:p>0.574592709541321</text:p>
          </table:table-cell>
          <table:table-cell office:value-type="float" office:value="0.586877822875977" calcext:value-type="float">
            <text:p>0.586877822875977</text:p>
          </table:table-cell>
          <table:table-cell office:value-type="float" office:value="-0.204733669757843" calcext:value-type="float">
            <text:p>-0.2047336697578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89968" calcext:value-type="float">
            <text:p>1419950946.89968</text:p>
          </table:table-cell>
          <table:table-cell office:value-type="string" calcext:value-type="string">
            <text:p>Acceleration</text:p>
          </table:table-cell>
          <table:table-cell office:value-type="float" office:value="1.32705688476563" calcext:value-type="float">
            <text:p>1.32705688476563</text:p>
          </table:table-cell>
          <table:table-cell office:value-type="float" office:value="-0.198760986328125" calcext:value-type="float">
            <text:p>-0.198760986328125</text:p>
          </table:table-cell>
          <table:table-cell office:value-type="float" office:value="-0.21148681640625" calcext:value-type="float">
            <text:p>-0.21148681640625</text:p>
          </table:table-cell>
          <table:table-cell table:number-columns-repeated="16"/>
        </table:table-row>
        <table:table-row table:style-name="ro2">
          <table:table-cell office:value-type="float" office:value="1419950946.90002" calcext:value-type="float">
            <text:p>1419950946.90002</text:p>
          </table:table-cell>
          <table:table-cell office:value-type="string" calcext:value-type="string">
            <text:p>Acceleration</text:p>
          </table:table-cell>
          <table:table-cell office:value-type="float" office:value="1.51829528808594" calcext:value-type="float">
            <text:p>1.51829528808594</text:p>
          </table:table-cell>
          <table:table-cell office:value-type="float" office:value="-0.209274291992187" calcext:value-type="float">
            <text:p>-0.209274291992187</text:p>
          </table:table-cell>
          <table:table-cell office:value-type="float" office:value="-0.263259887695312" calcext:value-type="float">
            <text:p>-0.263259887695312</text:p>
          </table:table-cell>
          <table:table-cell table:number-columns-repeated="16"/>
        </table:table-row>
        <table:table-row table:style-name="ro2">
          <table:table-cell office:value-type="float" office:value="1419950946.90838" calcext:value-type="float">
            <text:p>1419950946.90838</text:p>
          </table:table-cell>
          <table:table-cell office:value-type="string" calcext:value-type="string">
            <text:p>Magnetic</text:p>
          </table:table-cell>
          <table:table-cell office:value-type="float" office:value="52.6666870117188" calcext:value-type="float">
            <text:p>52.6666870117188</text:p>
          </table:table-cell>
          <table:table-cell office:value-type="float" office:value="214.561721801758" calcext:value-type="float">
            <text:p>214.561721801758</text:p>
          </table:table-cell>
          <table:table-cell office:value-type="float" office:value="136.501876831055" calcext:value-type="float">
            <text:p>136.501876831055</text:p>
          </table:table-cell>
          <table:table-cell table:number-columns-repeated="16"/>
        </table:table-row>
        <table:table-row table:style-name="ro2">
          <table:table-cell office:value-type="float" office:value="1419950946.91356" calcext:value-type="float">
            <text:p>1419950946.91356</text:p>
          </table:table-cell>
          <table:table-cell office:value-type="string" calcext:value-type="string">
            <text:p>Gyro</text:p>
          </table:table-cell>
          <table:table-cell office:value-type="float" office:value="0.00855913342740566" calcext:value-type="float">
            <text:p>0.00855913342740566</text:p>
          </table:table-cell>
          <table:table-cell office:value-type="float" office:value="-0.133464318029321" calcext:value-type="float">
            <text:p>-0.133464318029321</text:p>
          </table:table-cell>
          <table:table-cell office:value-type="float" office:value="-3.37738946913763" calcext:value-type="float">
            <text:p>-3.37738946913763</text:p>
          </table:table-cell>
          <table:table-cell table:number-columns-repeated="16"/>
        </table:table-row>
        <table:table-row table:style-name="ro2">
          <table:table-cell office:value-type="float" office:value="1419950946.9139" calcext:value-type="float">
            <text:p>1419950946.9139</text:p>
          </table:table-cell>
          <table:table-cell office:value-type="string" calcext:value-type="string">
            <text:p>Gyro</text:p>
          </table:table-cell>
          <table:table-cell office:value-type="float" office:value="0.327813292267816" calcext:value-type="float">
            <text:p>0.327813292267816</text:p>
          </table:table-cell>
          <table:table-cell office:value-type="float" office:value="-0.304162823891258" calcext:value-type="float">
            <text:p>-0.304162823891258</text:p>
          </table:table-cell>
          <table:table-cell office:value-type="float" office:value="-2.54895036146675" calcext:value-type="float">
            <text:p>-2.54895036146675</text:p>
          </table:table-cell>
          <table:table-cell table:number-columns-repeated="16"/>
        </table:table-row>
        <table:table-row table:style-name="ro2">
          <table:table-cell office:value-type="float" office:value="1419950946.91377" calcext:value-type="float">
            <text:p>1419950946.91377</text:p>
          </table:table-cell>
          <table:table-cell office:value-type="string" calcext:value-type="string">
            <text:p>Motion</text:p>
          </table:table-cell>
          <table:table-cell office:value-type="float" office:value="-0.360228002071381" calcext:value-type="float">
            <text:p>-0.360228002071381</text:p>
          </table:table-cell>
          <table:table-cell office:value-type="float" office:value="-0.0310364123433828" calcext:value-type="float">
            <text:p>-0.0310364123433828</text:p>
          </table:table-cell>
          <table:table-cell office:value-type="float" office:value="-4.15299558639526" calcext:value-type="float">
            <text:p>-4.15299558639526</text:p>
          </table:table-cell>
          <table:table-cell office:value-type="float" office:value="1.63475992182934" calcext:value-type="float">
            <text:p>1.63475992182934</text:p>
          </table:table-cell>
          <table:table-cell office:value-type="float" office:value="0.873175872343984" calcext:value-type="float">
            <text:p>0.873175872343984</text:p>
          </table:table-cell>
          <table:table-cell office:value-type="float" office:value="-2.73098337763613" calcext:value-type="float">
            <text:p>-2.73098337763613</text:p>
          </table:table-cell>
          <table:table-cell office:value-type="float" office:value="-0.360228002071381" calcext:value-type="float">
            <text:p>-0.360228002071381</text:p>
          </table:table-cell>
          <table:table-cell office:value-type="float" office:value="-0.0310364123433828" calcext:value-type="float">
            <text:p>-0.0310364123433828</text:p>
          </table:table-cell>
          <table:table-cell office:value-type="float" office:value="-4.15299558639526" calcext:value-type="float">
            <text:p>-4.15299558639526</text:p>
          </table:table-cell>
          <table:table-cell office:value-type="float" office:value="0.641082227230072" calcext:value-type="float">
            <text:p>0.641082227230072</text:p>
          </table:table-cell>
          <table:table-cell office:value-type="float" office:value="-0.766372978687286" calcext:value-type="float">
            <text:p>-0.766372978687286</text:p>
          </table:table-cell>
          <table:table-cell office:value-type="float" office:value="0.0410619378089905" calcext:value-type="float">
            <text:p>0.0410619378089905</text:p>
          </table:table-cell>
          <table:table-cell office:value-type="float" office:value="0.685974657535553" calcext:value-type="float">
            <text:p>0.685974657535553</text:p>
          </table:table-cell>
          <table:table-cell office:value-type="float" office:value="0.567611992359161" calcext:value-type="float">
            <text:p>0.567611992359161</text:p>
          </table:table-cell>
          <table:table-cell office:value-type="float" office:value="-0.25254875421524" calcext:value-type="float">
            <text:p>-0.252548754215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1908" calcext:value-type="float">
            <text:p>1419950946.91908</text:p>
          </table:table-cell>
          <table:table-cell office:value-type="string" calcext:value-type="string">
            <text:p>Acceleration</text:p>
          </table:table-cell>
          <table:table-cell office:value-type="float" office:value="1.68351745605469" calcext:value-type="float">
            <text:p>1.68351745605469</text:p>
          </table:table-cell>
          <table:table-cell office:value-type="float" office:value="-0.165054321289063" calcext:value-type="float">
            <text:p>-0.165054321289063</text:p>
          </table:table-cell>
          <table:table-cell office:value-type="float" office:value="-0.200286865234375" calcext:value-type="float">
            <text:p>-0.200286865234375</text:p>
          </table:table-cell>
          <table:table-cell table:number-columns-repeated="16"/>
        </table:table-row>
        <table:table-row table:style-name="ro2">
          <table:table-cell office:value-type="float" office:value="1419950946.91892" calcext:value-type="float">
            <text:p>1419950946.91892</text:p>
          </table:table-cell>
          <table:table-cell office:value-type="string" calcext:value-type="string">
            <text:p>Acceleration</text:p>
          </table:table-cell>
          <table:table-cell office:value-type="float" office:value="1.64299011230469" calcext:value-type="float">
            <text:p>1.64299011230469</text:p>
          </table:table-cell>
          <table:table-cell office:value-type="float" office:value="-0.209503173828125" calcext:value-type="float">
            <text:p>-0.209503173828125</text:p>
          </table:table-cell>
          <table:table-cell office:value-type="float" office:value="-0.275772094726562" calcext:value-type="float">
            <text:p>-0.275772094726562</text:p>
          </table:table-cell>
          <table:table-cell table:number-columns-repeated="16"/>
        </table:table-row>
        <table:table-row table:style-name="ro2">
          <table:table-cell office:value-type="float" office:value="1419950946.92957" calcext:value-type="float">
            <text:p>1419950946.92957</text:p>
          </table:table-cell>
          <table:table-cell office:value-type="string" calcext:value-type="string">
            <text:p>Gyro</text:p>
          </table:table-cell>
          <table:table-cell office:value-type="float" office:value="0.538685583173598" calcext:value-type="float">
            <text:p>0.538685583173598</text:p>
          </table:table-cell>
          <table:table-cell office:value-type="float" office:value="-0.335870952461959" calcext:value-type="float">
            <text:p>-0.335870952461959</text:p>
          </table:table-cell>
          <table:table-cell office:value-type="float" office:value="-1.81074927153991" calcext:value-type="float">
            <text:p>-1.81074927153991</text:p>
          </table:table-cell>
          <table:table-cell table:number-columns-repeated="16"/>
        </table:table-row>
        <table:table-row table:style-name="ro2">
          <table:table-cell office:value-type="float" office:value="1419950946.92936" calcext:value-type="float">
            <text:p>1419950946.92936</text:p>
          </table:table-cell>
          <table:table-cell office:value-type="string" calcext:value-type="string">
            <text:p>Motion</text:p>
          </table:table-cell>
          <table:table-cell office:value-type="float" office:value="0.0169136710464954" calcext:value-type="float">
            <text:p>0.0169136710464954</text:p>
          </table:table-cell>
          <table:table-cell office:value-type="float" office:value="-0.105638273060322" calcext:value-type="float">
            <text:p>-0.105638273060322</text:p>
          </table:table-cell>
          <table:table-cell office:value-type="float" office:value="-3.39417505264282" calcext:value-type="float">
            <text:p>-3.39417505264282</text:p>
          </table:table-cell>
          <table:table-cell office:value-type="float" office:value="1.63025096200754" calcext:value-type="float">
            <text:p>1.63025096200754</text:p>
          </table:table-cell>
          <table:table-cell office:value-type="float" office:value="0.835001255660688" calcext:value-type="float">
            <text:p>0.835001255660688</text:p>
          </table:table-cell>
          <table:table-cell office:value-type="float" office:value="-2.72620861642476" calcext:value-type="float">
            <text:p>-2.72620861642476</text:p>
          </table:table-cell>
          <table:table-cell office:value-type="float" office:value="0.0169136710464954" calcext:value-type="float">
            <text:p>0.0169136710464954</text:p>
          </table:table-cell>
          <table:table-cell office:value-type="float" office:value="-0.105638273060322" calcext:value-type="float">
            <text:p>-0.105638273060322</text:p>
          </table:table-cell>
          <table:table-cell office:value-type="float" office:value="-3.39417505264282" calcext:value-type="float">
            <text:p>-3.39417505264282</text:p>
          </table:table-cell>
          <table:table-cell office:value-type="float" office:value="0.669990837574005" calcext:value-type="float">
            <text:p>0.669990837574005</text:p>
          </table:table-cell>
          <table:table-cell office:value-type="float" office:value="-0.741297364234924" calcext:value-type="float">
            <text:p>-0.741297364234924</text:p>
          </table:table-cell>
          <table:table-cell office:value-type="float" office:value="0.0398810654878616" calcext:value-type="float">
            <text:p>0.0398810654878616</text:p>
          </table:table-cell>
          <table:table-cell office:value-type="float" office:value="0.848304450511932" calcext:value-type="float">
            <text:p>0.848304450511932</text:p>
          </table:table-cell>
          <table:table-cell office:value-type="float" office:value="0.532023072242737" calcext:value-type="float">
            <text:p>0.532023072242737</text:p>
          </table:table-cell>
          <table:table-cell office:value-type="float" office:value="-0.303140938282013" calcext:value-type="float">
            <text:p>-0.3031409382820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2984" calcext:value-type="float">
            <text:p>1419950946.92984</text:p>
          </table:table-cell>
          <table:table-cell office:value-type="string" calcext:value-type="string">
            <text:p>Motion</text:p>
          </table:table-cell>
          <table:table-cell office:value-type="float" office:value="0.336167812347412" calcext:value-type="float">
            <text:p>0.336167812347412</text:p>
          </table:table-cell>
          <table:table-cell office:value-type="float" office:value="-0.276336848735809" calcext:value-type="float">
            <text:p>-0.276336848735809</text:p>
          </table:table-cell>
          <table:table-cell office:value-type="float" office:value="-2.56573605537415" calcext:value-type="float">
            <text:p>-2.56573605537415</text:p>
          </table:table-cell>
          <table:table-cell office:value-type="float" office:value="1.62884437276845" calcext:value-type="float">
            <text:p>1.62884437276845</text:p>
          </table:table-cell>
          <table:table-cell office:value-type="float" office:value="0.805373592458944" calcext:value-type="float">
            <text:p>0.805373592458944</text:p>
          </table:table-cell>
          <table:table-cell office:value-type="float" office:value="-2.72772080375545" calcext:value-type="float">
            <text:p>-2.72772080375545</text:p>
          </table:table-cell>
          <table:table-cell office:value-type="float" office:value="0.336167812347412" calcext:value-type="float">
            <text:p>0.336167812347412</text:p>
          </table:table-cell>
          <table:table-cell office:value-type="float" office:value="-0.276336848735809" calcext:value-type="float">
            <text:p>-0.276336848735809</text:p>
          </table:table-cell>
          <table:table-cell office:value-type="float" office:value="-2.56573605537415" calcext:value-type="float">
            <text:p>-2.56573605537415</text:p>
          </table:table-cell>
          <table:table-cell office:value-type="float" office:value="0.691674947738647" calcext:value-type="float">
            <text:p>0.691674947738647</text:p>
          </table:table-cell>
          <table:table-cell office:value-type="float" office:value="-0.721089541912079" calcext:value-type="float">
            <text:p>-0.721089541912079</text:p>
          </table:table-cell>
          <table:table-cell office:value-type="float" office:value="0.0401955358684063" calcext:value-type="float">
            <text:p>0.0401955358684063</text:p>
          </table:table-cell>
          <table:table-cell office:value-type="float" office:value="0.95131516456604" calcext:value-type="float">
            <text:p>0.95131516456604</text:p>
          </table:table-cell>
          <table:table-cell office:value-type="float" office:value="0.511586368083954" calcext:value-type="float">
            <text:p>0.511586368083954</text:p>
          </table:table-cell>
          <table:table-cell office:value-type="float" office:value="-0.315967619419098" calcext:value-type="float">
            <text:p>-0.3159676194190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3449" calcext:value-type="float">
            <text:p>1419950946.93449</text:p>
          </table:table-cell>
          <table:table-cell office:value-type="string" calcext:value-type="string">
            <text:p>Magnetic</text:p>
          </table:table-cell>
          <table:table-cell office:value-type="float" office:value="53.1747283935547" calcext:value-type="float">
            <text:p>53.1747283935547</text:p>
          </table:table-cell>
          <table:table-cell office:value-type="float" office:value="213.03759765625" calcext:value-type="float">
            <text:p>213.03759765625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6.93842" calcext:value-type="float">
            <text:p>1419950946.93842</text:p>
          </table:table-cell>
          <table:table-cell office:value-type="string" calcext:value-type="string">
            <text:p>Acceleration</text:p>
          </table:table-cell>
          <table:table-cell office:value-type="float" office:value="1.71975708007813" calcext:value-type="float">
            <text:p>1.71975708007813</text:p>
          </table:table-cell>
          <table:table-cell office:value-type="float" office:value="-0.0923614501953125" calcext:value-type="float">
            <text:p>-0.0923614501953125</text:p>
          </table:table-cell>
          <table:table-cell office:value-type="float" office:value="-0.109481811523438" calcext:value-type="float">
            <text:p>-0.109481811523438</text:p>
          </table:table-cell>
          <table:table-cell table:number-columns-repeated="16"/>
        </table:table-row>
        <table:table-row table:style-name="ro2">
          <table:table-cell office:value-type="float" office:value="1419950946.93858" calcext:value-type="float">
            <text:p>1419950946.93858</text:p>
          </table:table-cell>
          <table:table-cell office:value-type="string" calcext:value-type="string">
            <text:p>Acceleration</text:p>
          </table:table-cell>
          <table:table-cell office:value-type="float" office:value="1.796875" calcext:value-type="float">
            <text:p>1.796875</text:p>
          </table:table-cell>
          <table:table-cell office:value-type="float" office:value="-0.0299224853515625" calcext:value-type="float">
            <text:p>-0.0299224853515625</text:p>
          </table:table-cell>
          <table:table-cell office:value-type="float" office:value="-0.0508575439453125" calcext:value-type="float">
            <text:p>-0.0508575439453125</text:p>
          </table:table-cell>
          <table:table-cell table:number-columns-repeated="16"/>
        </table:table-row>
        <table:table-row table:style-name="ro2">
          <table:table-cell office:value-type="float" office:value="1419950946.94538" calcext:value-type="float">
            <text:p>1419950946.94538</text:p>
          </table:table-cell>
          <table:table-cell office:value-type="string" calcext:value-type="string">
            <text:p>Gyro</text:p>
          </table:table-cell>
          <table:table-cell office:value-type="float" office:value="0.625470812564337" calcext:value-type="float">
            <text:p>0.625470812564337</text:p>
          </table:table-cell>
          <table:table-cell office:value-type="float" office:value="-0.250672967080907" calcext:value-type="float">
            <text:p>-0.250672967080907</text:p>
          </table:table-cell>
          <table:table-cell office:value-type="float" office:value="-1.22857772987473" calcext:value-type="float">
            <text:p>-1.22857772987473</text:p>
          </table:table-cell>
          <table:table-cell table:number-columns-repeated="16"/>
        </table:table-row>
        <table:table-row table:style-name="ro2">
          <table:table-cell office:value-type="float" office:value="1419950946.94587" calcext:value-type="float">
            <text:p>1419950946.94587</text:p>
          </table:table-cell>
          <table:table-cell office:value-type="string" calcext:value-type="string">
            <text:p>Gyro</text:p>
          </table:table-cell>
          <table:table-cell office:value-type="float" office:value="0.621148768431247" calcext:value-type="float">
            <text:p>0.621148768431247</text:p>
          </table:table-cell>
          <table:table-cell office:value-type="float" office:value="-0.15181003583055" calcext:value-type="float">
            <text:p>-0.15181003583055</text:p>
          </table:table-cell>
          <table:table-cell office:value-type="float" office:value="-0.704912108933073" calcext:value-type="float">
            <text:p>-0.704912108933073</text:p>
          </table:table-cell>
          <table:table-cell table:number-columns-repeated="16"/>
        </table:table-row>
        <table:table-row table:style-name="ro2">
          <table:table-cell office:value-type="float" office:value="1419950946.9456" calcext:value-type="float">
            <text:p>1419950946.9456</text:p>
          </table:table-cell>
          <table:table-cell office:value-type="string" calcext:value-type="string">
            <text:p>Motion</text:p>
          </table:table-cell>
          <table:table-cell office:value-type="float" office:value="0.547040045261383" calcext:value-type="float">
            <text:p>0.547040045261383</text:p>
          </table:table-cell>
          <table:table-cell office:value-type="float" office:value="-0.308045029640198" calcext:value-type="float">
            <text:p>-0.308045029640198</text:p>
          </table:table-cell>
          <table:table-cell office:value-type="float" office:value="-1.82753491401672" calcext:value-type="float">
            <text:p>-1.82753491401672</text:p>
          </table:table-cell>
          <table:table-cell office:value-type="float" office:value="1.62968138981578" calcext:value-type="float">
            <text:p>1.62968138981578</text:p>
          </table:table-cell>
          <table:table-cell office:value-type="float" office:value="0.783781768855458" calcext:value-type="float">
            <text:p>0.783781768855458</text:p>
          </table:table-cell>
          <table:table-cell office:value-type="float" office:value="-2.73358366469493" calcext:value-type="float">
            <text:p>-2.73358366469493</text:p>
          </table:table-cell>
          <table:table-cell office:value-type="float" office:value="0.547040045261383" calcext:value-type="float">
            <text:p>0.547040045261383</text:p>
          </table:table-cell>
          <table:table-cell office:value-type="float" office:value="-0.308045029640198" calcext:value-type="float">
            <text:p>-0.308045029640198</text:p>
          </table:table-cell>
          <table:table-cell office:value-type="float" office:value="-1.82753491401672" calcext:value-type="float">
            <text:p>-1.82753491401672</text:p>
          </table:table-cell>
          <table:table-cell office:value-type="float" office:value="0.707021296024323" calcext:value-type="float">
            <text:p>0.707021296024323</text:p>
          </table:table-cell>
          <table:table-cell office:value-type="float" office:value="-0.705962896347046" calcext:value-type="float">
            <text:p>-0.705962896347046</text:p>
          </table:table-cell>
          <table:table-cell office:value-type="float" office:value="0.0416811779141426" calcext:value-type="float">
            <text:p>0.0416811779141426</text:p>
          </table:table-cell>
          <table:table-cell office:value-type="float" office:value="0.976496160030365" calcext:value-type="float">
            <text:p>0.976496160030365</text:p>
          </table:table-cell>
          <table:table-cell office:value-type="float" office:value="0.540908575057983" calcext:value-type="float">
            <text:p>0.540908575057983</text:p>
          </table:table-cell>
          <table:table-cell office:value-type="float" office:value="-0.241968050599098" calcext:value-type="float">
            <text:p>-0.2419680505990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5795" calcext:value-type="float">
            <text:p>1419950946.95795</text:p>
          </table:table-cell>
          <table:table-cell office:value-type="string" calcext:value-type="string">
            <text:p>Acceleration</text:p>
          </table:table-cell>
          <table:table-cell office:value-type="float" office:value="1.91667175292969" calcext:value-type="float">
            <text:p>1.91667175292969</text:p>
          </table:table-cell>
          <table:table-cell office:value-type="float" office:value="0.018951416015625" calcext:value-type="float">
            <text:p>0.018951416015625</text:p>
          </table:table-cell>
          <table:table-cell office:value-type="float" office:value="-0.00054931640625" calcext:value-type="float">
            <text:p>-0.00054931640625</text:p>
          </table:table-cell>
          <table:table-cell table:number-columns-repeated="16"/>
        </table:table-row>
        <table:table-row table:style-name="ro2">
          <table:table-cell office:value-type="float" office:value="1419950946.95811" calcext:value-type="float">
            <text:p>1419950946.95811</text:p>
          </table:table-cell>
          <table:table-cell office:value-type="string" calcext:value-type="string">
            <text:p>Acceleration</text:p>
          </table:table-cell>
          <table:table-cell office:value-type="float" office:value="2.05345153808594" calcext:value-type="float">
            <text:p>2.05345153808594</text:p>
          </table:table-cell>
          <table:table-cell office:value-type="float" office:value="0.098663330078125" calcext:value-type="float">
            <text:p>0.098663330078125</text:p>
          </table:table-cell>
          <table:table-cell office:value-type="float" office:value="0.0341033935546875" calcext:value-type="float">
            <text:p>0.0341033935546875</text:p>
          </table:table-cell>
          <table:table-cell table:number-columns-repeated="16"/>
        </table:table-row>
        <table:table-row table:style-name="ro2">
          <table:table-cell office:value-type="float" office:value="1419950946.96051" calcext:value-type="float">
            <text:p>1419950946.96051</text:p>
          </table:table-cell>
          <table:table-cell office:value-type="string" calcext:value-type="string">
            <text:p>Magnetic</text:p>
          </table:table-cell>
          <table:table-cell office:value-type="float" office:value="52.3279876708984" calcext:value-type="float">
            <text:p>52.3279876708984</text:p>
          </table:table-cell>
          <table:table-cell office:value-type="float" office:value="214.223022460938" calcext:value-type="float">
            <text:p>214.223022460938</text:p>
          </table:table-cell>
          <table:table-cell office:value-type="float" office:value="136.831192016602" calcext:value-type="float">
            <text:p>136.831192016602</text:p>
          </table:table-cell>
          <table:table-cell table:number-columns-repeated="16"/>
        </table:table-row>
        <table:table-row table:style-name="ro2">
          <table:table-cell office:value-type="float" office:value="1419950946.96155" calcext:value-type="float">
            <text:p>1419950946.96155</text:p>
          </table:table-cell>
          <table:table-cell office:value-type="string" calcext:value-type="string">
            <text:p>Gyro</text:p>
          </table:table-cell>
          <table:table-cell office:value-type="float" office:value="0.573706950456467" calcext:value-type="float">
            <text:p>0.573706950456467</text:p>
          </table:table-cell>
          <table:table-cell office:value-type="float" office:value="-0.0188485226150358" calcext:value-type="float">
            <text:p>-0.0188485226150358</text:p>
          </table:table-cell>
          <table:table-cell office:value-type="float" office:value="-0.123085446629064" calcext:value-type="float">
            <text:p>-0.123085446629064</text:p>
          </table:table-cell>
          <table:table-cell table:number-columns-repeated="16"/>
        </table:table-row>
        <table:table-row table:style-name="ro2">
          <table:table-cell office:value-type="float" office:value="1419950946.96137" calcext:value-type="float">
            <text:p>1419950946.96137</text:p>
          </table:table-cell>
          <table:table-cell office:value-type="string" calcext:value-type="string">
            <text:p>Motion</text:p>
          </table:table-cell>
          <table:table-cell office:value-type="float" office:value="0.633825302124023" calcext:value-type="float">
            <text:p>0.633825302124023</text:p>
          </table:table-cell>
          <table:table-cell office:value-type="float" office:value="-0.222847133874893" calcext:value-type="float">
            <text:p>-0.222847133874893</text:p>
          </table:table-cell>
          <table:table-cell office:value-type="float" office:value="-1.24536335468292" calcext:value-type="float">
            <text:p>-1.24536335468292</text:p>
          </table:table-cell>
          <table:table-cell office:value-type="float" office:value="1.63269066362495" calcext:value-type="float">
            <text:p>1.63269066362495</text:p>
          </table:table-cell>
          <table:table-cell office:value-type="float" office:value="0.768671581955155" calcext:value-type="float">
            <text:p>0.768671581955155</text:p>
          </table:table-cell>
          <table:table-cell office:value-type="float" office:value="-2.7416124509914" calcext:value-type="float">
            <text:p>-2.7416124509914</text:p>
          </table:table-cell>
          <table:table-cell office:value-type="float" office:value="0.633825302124023" calcext:value-type="float">
            <text:p>0.633825302124023</text:p>
          </table:table-cell>
          <table:table-cell office:value-type="float" office:value="-0.222847133874893" calcext:value-type="float">
            <text:p>-0.222847133874893</text:p>
          </table:table-cell>
          <table:table-cell office:value-type="float" office:value="-1.24536335468292" calcext:value-type="float">
            <text:p>-1.24536335468292</text:p>
          </table:table-cell>
          <table:table-cell office:value-type="float" office:value="0.717458367347717" calcext:value-type="float">
            <text:p>0.717458367347717</text:p>
          </table:table-cell>
          <table:table-cell office:value-type="float" office:value="-0.695180952548981" calcext:value-type="float">
            <text:p>-0.695180952548981</text:p>
          </table:table-cell>
          <table:table-cell office:value-type="float" office:value="0.044463399797678" calcext:value-type="float">
            <text:p>0.044463399797678</text:p>
          </table:table-cell>
          <table:table-cell office:value-type="float" office:value="1.07941663265228" calcext:value-type="float">
            <text:p>1.07941663265228</text:p>
          </table:table-cell>
          <table:table-cell office:value-type="float" office:value="0.665258467197418" calcext:value-type="float">
            <text:p>0.665258467197418</text:p>
          </table:table-cell>
          <table:table-cell office:value-type="float" office:value="-0.0953209474682808" calcext:value-type="float">
            <text:p>-0.09532094746828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6184" calcext:value-type="float">
            <text:p>1419950946.96184</text:p>
          </table:table-cell>
          <table:table-cell office:value-type="string" calcext:value-type="string">
            <text:p>Motion</text:p>
          </table:table-cell>
          <table:table-cell office:value-type="float" office:value="0.62950325012207" calcext:value-type="float">
            <text:p>0.62950325012207</text:p>
          </table:table-cell>
          <table:table-cell office:value-type="float" office:value="-0.123984254896641" calcext:value-type="float">
            <text:p>-0.123984254896641</text:p>
          </table:table-cell>
          <table:table-cell office:value-type="float" office:value="-0.721697688102722" calcext:value-type="float">
            <text:p>-0.721697688102722</text:p>
          </table:table-cell>
          <table:table-cell office:value-type="float" office:value="1.636931936298" calcext:value-type="float">
            <text:p>1.636931936298</text:p>
          </table:table-cell>
          <table:table-cell office:value-type="float" office:value="0.759214971800304" calcext:value-type="float">
            <text:p>0.759214971800304</text:p>
          </table:table-cell>
          <table:table-cell office:value-type="float" office:value="-2.75009107883594" calcext:value-type="float">
            <text:p>-2.75009107883594</text:p>
          </table:table-cell>
          <table:table-cell office:value-type="float" office:value="0.62950325012207" calcext:value-type="float">
            <text:p>0.62950325012207</text:p>
          </table:table-cell>
          <table:table-cell office:value-type="float" office:value="-0.123984254896641" calcext:value-type="float">
            <text:p>-0.123984254896641</text:p>
          </table:table-cell>
          <table:table-cell office:value-type="float" office:value="-0.721697688102722" calcext:value-type="float">
            <text:p>-0.721697688102722</text:p>
          </table:table-cell>
          <table:table-cell office:value-type="float" office:value="0.7237908244133" calcext:value-type="float">
            <text:p>0.7237908244133</text:p>
          </table:table-cell>
          <table:table-cell office:value-type="float" office:value="-0.688352227210999" calcext:value-type="float">
            <text:p>-0.688352227210999</text:p>
          </table:table-cell>
          <table:table-cell office:value-type="float" office:value="0.0479382611811161" calcext:value-type="float">
            <text:p>0.0479382611811161</text:p>
          </table:table-cell>
          <table:table-cell office:value-type="float" office:value="1.19288098812103" calcext:value-type="float">
            <text:p>1.19288098812103</text:p>
          </table:table-cell>
          <table:table-cell office:value-type="float" office:value="0.707303643226624" calcext:value-type="float">
            <text:p>0.707303643226624</text:p>
          </table:table-cell>
          <table:table-cell office:value-type="float" office:value="-0.0484875775873661" calcext:value-type="float">
            <text:p>-0.04848757758736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7909" calcext:value-type="float">
            <text:p>1419950946.97909</text:p>
          </table:table-cell>
          <table:table-cell office:value-type="string" calcext:value-type="string">
            <text:p>Gyro</text:p>
          </table:table-cell>
          <table:table-cell office:value-type="float" office:value="0.511634790717227" calcext:value-type="float">
            <text:p>0.511634790717227</text:p>
          </table:table-cell>
          <table:table-cell office:value-type="float" office:value="0.038652054796974" calcext:value-type="float">
            <text:p>0.038652054796974</text:p>
          </table:table-cell>
          <table:table-cell office:value-type="float" office:value="0.517835694999367" calcext:value-type="float">
            <text:p>0.517835694999367</text:p>
          </table:table-cell>
          <table:table-cell table:number-columns-repeated="16"/>
        </table:table-row>
        <table:table-row table:style-name="ro2">
          <table:table-cell office:value-type="float" office:value="1419950946.97939" calcext:value-type="float">
            <text:p>1419950946.97939</text:p>
          </table:table-cell>
          <table:table-cell office:value-type="string" calcext:value-type="string">
            <text:p>Gyro</text:p>
          </table:table-cell>
          <table:table-cell office:value-type="float" office:value="0.425282857635844" calcext:value-type="float">
            <text:p>0.425282857635844</text:p>
          </table:table-cell>
          <table:table-cell office:value-type="float" office:value="0.0345617056787213" calcext:value-type="float">
            <text:p>0.0345617056787213</text:p>
          </table:table-cell>
          <table:table-cell office:value-type="float" office:value="1.12375917147863" calcext:value-type="float">
            <text:p>1.12375917147863</text:p>
          </table:table-cell>
          <table:table-cell table:number-columns-repeated="16"/>
        </table:table-row>
        <table:table-row table:style-name="ro2">
          <table:table-cell office:value-type="float" office:value="1419950946.97967" calcext:value-type="float">
            <text:p>1419950946.97967</text:p>
          </table:table-cell>
          <table:table-cell office:value-type="string" calcext:value-type="string">
            <text:p>Acceleration</text:p>
          </table:table-cell>
          <table:table-cell office:value-type="float" office:value="2.12786865234375" calcext:value-type="float">
            <text:p>2.12786865234375</text:p>
          </table:table-cell>
          <table:table-cell office:value-type="float" office:value="0.1561279296875" calcext:value-type="float">
            <text:p>0.1561279296875</text:p>
          </table:table-cell>
          <table:table-cell office:value-type="float" office:value="0.04833984375" calcext:value-type="float">
            <text:p>0.04833984375</text:p>
          </table:table-cell>
          <table:table-cell table:number-columns-repeated="16"/>
        </table:table-row>
        <table:table-row table:style-name="ro2">
          <table:table-cell office:value-type="float" office:value="1419950946.97912" calcext:value-type="float">
            <text:p>1419950946.97912</text:p>
          </table:table-cell>
          <table:table-cell office:value-type="string" calcext:value-type="string">
            <text:p>Motion</text:p>
          </table:table-cell>
          <table:table-cell office:value-type="float" office:value="0.582061350345612" calcext:value-type="float">
            <text:p>0.582061350345612</text:p>
          </table:table-cell>
          <table:table-cell office:value-type="float" office:value="0.00897719897329807" calcext:value-type="float">
            <text:p>0.00897719897329807</text:p>
          </table:table-cell>
          <table:table-cell office:value-type="float" office:value="-0.139870956540108" calcext:value-type="float">
            <text:p>-0.139870956540108</text:p>
          </table:table-cell>
          <table:table-cell office:value-type="float" office:value="1.64243316502823" calcext:value-type="float">
            <text:p>1.64243316502823</text:p>
          </table:table-cell>
          <table:table-cell office:value-type="float" office:value="0.755686962060884" calcext:value-type="float">
            <text:p>0.755686962060884</text:p>
          </table:table-cell>
          <table:table-cell office:value-type="float" office:value="-2.75848960312392" calcext:value-type="float">
            <text:p>-2.75848960312392</text:p>
          </table:table-cell>
          <table:table-cell office:value-type="float" office:value="0.582061350345612" calcext:value-type="float">
            <text:p>0.582061350345612</text:p>
          </table:table-cell>
          <table:table-cell office:value-type="float" office:value="0.00897719897329807" calcext:value-type="float">
            <text:p>0.00897719897329807</text:p>
          </table:table-cell>
          <table:table-cell office:value-type="float" office:value="-0.139870956540108" calcext:value-type="float">
            <text:p>-0.139870956540108</text:p>
          </table:table-cell>
          <table:table-cell office:value-type="float" office:value="0.725933909416199" calcext:value-type="float">
            <text:p>0.725933909416199</text:p>
          </table:table-cell>
          <table:table-cell office:value-type="float" office:value="-0.685788810253143" calcext:value-type="float">
            <text:p>-0.685788810253143</text:p>
          </table:table-cell>
          <table:table-cell office:value-type="float" office:value="0.0520927533507347" calcext:value-type="float">
            <text:p>0.0520927533507347</text:p>
          </table:table-cell>
          <table:table-cell office:value-type="float" office:value="1.32751762866974" calcext:value-type="float">
            <text:p>1.32751762866974</text:p>
          </table:table-cell>
          <table:table-cell office:value-type="float" office:value="0.784452140331268" calcext:value-type="float">
            <text:p>0.784452140331268</text:p>
          </table:table-cell>
          <table:table-cell office:value-type="float" office:value="-0.0179893579334021" calcext:value-type="float">
            <text:p>-0.01798935793340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7998" calcext:value-type="float">
            <text:p>1419950946.97998</text:p>
          </table:table-cell>
          <table:table-cell office:value-type="string" calcext:value-type="string">
            <text:p>Acceleration</text:p>
          </table:table-cell>
          <table:table-cell office:value-type="float" office:value="2.10633850097656" calcext:value-type="float">
            <text:p>2.10633850097656</text:p>
          </table:table-cell>
          <table:table-cell office:value-type="float" office:value="0.211196899414062" calcext:value-type="float">
            <text:p>0.211196899414062</text:p>
          </table:table-cell>
          <table:table-cell office:value-type="float" office:value="0.09527587890625" calcext:value-type="float">
            <text:p>0.09527587890625</text:p>
          </table:table-cell>
          <table:table-cell table:number-columns-repeated="16"/>
        </table:table-row>
        <table:table-row table:style-name="ro2">
          <table:table-cell office:value-type="float" office:value="1419950946.98656" calcext:value-type="float">
            <text:p>1419950946.98656</text:p>
          </table:table-cell>
          <table:table-cell office:value-type="string" calcext:value-type="string">
            <text:p>Magnetic</text:p>
          </table:table-cell>
          <table:table-cell office:value-type="float" office:value="51.1425628662109" calcext:value-type="float">
            <text:p>51.1425628662109</text:p>
          </table:table-cell>
          <table:table-cell office:value-type="float" office:value="214.053680419922" calcext:value-type="float">
            <text:p>214.053680419922</text:p>
          </table:table-cell>
          <table:table-cell office:value-type="float" office:value="135.019958496094" calcext:value-type="float">
            <text:p>135.019958496094</text:p>
          </table:table-cell>
          <table:table-cell table:number-columns-repeated="16"/>
        </table:table-row>
        <table:table-row table:style-name="ro2">
          <table:table-cell office:value-type="float" office:value="1419950946.99348" calcext:value-type="float">
            <text:p>1419950946.99348</text:p>
          </table:table-cell>
          <table:table-cell office:value-type="string" calcext:value-type="string">
            <text:p>Gyro</text:p>
          </table:table-cell>
          <table:table-cell office:value-type="float" office:value="0.283419462160631" calcext:value-type="float">
            <text:p>0.283419462160631</text:p>
          </table:table-cell>
          <table:table-cell office:value-type="float" office:value="0.03209774903818" calcext:value-type="float">
            <text:p>0.03209774903818</text:p>
          </table:table-cell>
          <table:table-cell office:value-type="float" office:value="1.64369743215862" calcext:value-type="float">
            <text:p>1.64369743215862</text:p>
          </table:table-cell>
          <table:table-cell table:number-columns-repeated="16"/>
        </table:table-row>
        <table:table-row table:style-name="ro2">
          <table:table-cell office:value-type="float" office:value="1419950946.99327" calcext:value-type="float">
            <text:p>1419950946.99327</text:p>
          </table:table-cell>
          <table:table-cell office:value-type="string" calcext:value-type="string">
            <text:p>Motion</text:p>
          </table:table-cell>
          <table:table-cell office:value-type="float" office:value="0.519989192485809" calcext:value-type="float">
            <text:p>0.519989192485809</text:p>
          </table:table-cell>
          <table:table-cell office:value-type="float" office:value="0.0664777159690857" calcext:value-type="float">
            <text:p>0.0664777159690857</text:p>
          </table:table-cell>
          <table:table-cell office:value-type="float" office:value="0.501050174236298" calcext:value-type="float">
            <text:p>0.501050174236298</text:p>
          </table:table-cell>
          <table:table-cell office:value-type="float" office:value="1.64867192283682" calcext:value-type="float">
            <text:p>1.64867192283682</text:p>
          </table:table-cell>
          <table:table-cell office:value-type="float" office:value="0.758856782657327" calcext:value-type="float">
            <text:p>0.758856782657327</text:p>
          </table:table-cell>
          <table:table-cell office:value-type="float" office:value="-2.7666938079289" calcext:value-type="float">
            <text:p>-2.7666938079289</text:p>
          </table:table-cell>
          <table:table-cell office:value-type="float" office:value="0.519989192485809" calcext:value-type="float">
            <text:p>0.519989192485809</text:p>
          </table:table-cell>
          <table:table-cell office:value-type="float" office:value="0.0664777159690857" calcext:value-type="float">
            <text:p>0.0664777159690857</text:p>
          </table:table-cell>
          <table:table-cell office:value-type="float" office:value="0.501050174236298" calcext:value-type="float">
            <text:p>0.501050174236298</text:p>
          </table:table-cell>
          <table:table-cell office:value-type="float" office:value="0.723423898220062" calcext:value-type="float">
            <text:p>0.723423898220062</text:p>
          </table:table-cell>
          <table:table-cell office:value-type="float" office:value="-0.688092350959778" calcext:value-type="float">
            <text:p>-0.688092350959778</text:p>
          </table:table-cell>
          <table:table-cell office:value-type="float" office:value="0.0564512349665165" calcext:value-type="float">
            <text:p>0.0564512349665165</text:p>
          </table:table-cell>
          <table:table-cell office:value-type="float" office:value="1.40444469451904" calcext:value-type="float">
            <text:p>1.40444469451904</text:p>
          </table:table-cell>
          <table:table-cell office:value-type="float" office:value="0.844220280647278" calcext:value-type="float">
            <text:p>0.844220280647278</text:p>
          </table:table-cell>
          <table:table-cell office:value-type="float" office:value="-0.00811139028519392" calcext:value-type="float">
            <text:p>-0.008111390285193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9376" calcext:value-type="float">
            <text:p>1419950946.99376</text:p>
          </table:table-cell>
          <table:table-cell office:value-type="string" calcext:value-type="string">
            <text:p>Motion</text:p>
          </table:table-cell>
          <table:table-cell office:value-type="float" office:value="0.433637261390686" calcext:value-type="float">
            <text:p>0.433637261390686</text:p>
          </table:table-cell>
          <table:table-cell office:value-type="float" office:value="0.0623873062431812" calcext:value-type="float">
            <text:p>0.0623873062431812</text:p>
          </table:table-cell>
          <table:table-cell office:value-type="float" office:value="1.10697364807129" calcext:value-type="float">
            <text:p>1.10697364807129</text:p>
          </table:table-cell>
          <table:table-cell office:value-type="float" office:value="1.65479785098688" calcext:value-type="float">
            <text:p>1.65479785098688</text:p>
          </table:table-cell>
          <table:table-cell office:value-type="float" office:value="0.768615078629794" calcext:value-type="float">
            <text:p>0.768615078629794</text:p>
          </table:table-cell>
          <table:table-cell office:value-type="float" office:value="-2.77457546295765" calcext:value-type="float">
            <text:p>-2.77457546295765</text:p>
          </table:table-cell>
          <table:table-cell office:value-type="float" office:value="0.433637261390686" calcext:value-type="float">
            <text:p>0.433637261390686</text:p>
          </table:table-cell>
          <table:table-cell office:value-type="float" office:value="0.0623873062431812" calcext:value-type="float">
            <text:p>0.0623873062431812</text:p>
          </table:table-cell>
          <table:table-cell office:value-type="float" office:value="1.10697364807129" calcext:value-type="float">
            <text:p>1.10697364807129</text:p>
          </table:table-cell>
          <table:table-cell office:value-type="float" office:value="0.716339290142059" calcext:value-type="float">
            <text:p>0.716339290142059</text:p>
          </table:table-cell>
          <table:table-cell office:value-type="float" office:value="-0.695140302181244" calcext:value-type="float">
            <text:p>-0.695140302181244</text:p>
          </table:table-cell>
          <table:table-cell office:value-type="float" office:value="0.0603155270218849" calcext:value-type="float">
            <text:p>0.0603155270218849</text:p>
          </table:table-cell>
          <table:table-cell office:value-type="float" office:value="1.38999927043915" calcext:value-type="float">
            <text:p>1.38999927043915</text:p>
          </table:table-cell>
          <table:table-cell office:value-type="float" office:value="0.906337201595306" calcext:value-type="float">
            <text:p>0.906337201595306</text:p>
          </table:table-cell>
          <table:table-cell office:value-type="float" office:value="0.0349603518843651" calcext:value-type="float">
            <text:p>0.03496035188436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6.99725" calcext:value-type="float">
            <text:p>1419950946.99725</text:p>
          </table:table-cell>
          <table:table-cell office:value-type="string" calcext:value-type="string">
            <text:p>Acceleration</text:p>
          </table:table-cell>
          <table:table-cell office:value-type="float" office:value="2.05442810058594" calcext:value-type="float">
            <text:p>2.05442810058594</text:p>
          </table:table-cell>
          <table:table-cell office:value-type="float" office:value="0.262344360351562" calcext:value-type="float">
            <text:p>0.262344360351562</text:p>
          </table:table-cell>
          <table:table-cell office:value-type="float" office:value="0.147308349609375" calcext:value-type="float">
            <text:p>0.147308349609375</text:p>
          </table:table-cell>
          <table:table-cell table:number-columns-repeated="16"/>
        </table:table-row>
        <table:table-row table:style-name="ro2">
          <table:table-cell office:value-type="float" office:value="1419950946.99736" calcext:value-type="float">
            <text:p>1419950946.99736</text:p>
          </table:table-cell>
          <table:table-cell office:value-type="string" calcext:value-type="string">
            <text:p>Acceleration</text:p>
          </table:table-cell>
          <table:table-cell office:value-type="float" office:value="2.06271362304687" calcext:value-type="float">
            <text:p>2.06271362304687</text:p>
          </table:table-cell>
          <table:table-cell office:value-type="float" office:value="0.28857421875" calcext:value-type="float">
            <text:p>0.28857421875</text:p>
          </table:table-cell>
          <table:table-cell office:value-type="float" office:value="0.190322875976563" calcext:value-type="float">
            <text:p>0.190322875976563</text:p>
          </table:table-cell>
          <table:table-cell table:number-columns-repeated="16"/>
        </table:table-row>
        <table:table-row table:style-name="ro2">
          <table:table-cell office:value-type="float" office:value="1419950947.0093" calcext:value-type="float">
            <text:p>1419950947.0093</text:p>
          </table:table-cell>
          <table:table-cell office:value-type="string" calcext:value-type="string">
            <text:p>Gyro</text:p>
          </table:table-cell>
          <table:table-cell office:value-type="float" office:value="0.0890790100376244" calcext:value-type="float">
            <text:p>0.0890790100376244</text:p>
          </table:table-cell>
          <table:table-cell office:value-type="float" office:value="0.0990770494019999" calcext:value-type="float">
            <text:p>0.0990770494019999</text:p>
          </table:table-cell>
          <table:table-cell office:value-type="float" office:value="2.180286308606" calcext:value-type="float">
            <text:p>2.180286308606</text:p>
          </table:table-cell>
          <table:table-cell table:number-columns-repeated="16"/>
        </table:table-row>
        <table:table-row table:style-name="ro2">
          <table:table-cell office:value-type="float" office:value="1419950947.00972" calcext:value-type="float">
            <text:p>1419950947.00972</text:p>
          </table:table-cell>
          <table:table-cell office:value-type="string" calcext:value-type="string">
            <text:p>Gyro</text:p>
          </table:table-cell>
          <table:table-cell office:value-type="float" office:value="-0.0793635320649063" calcext:value-type="float">
            <text:p>-0.0793635320649063</text:p>
          </table:table-cell>
          <table:table-cell office:value-type="float" office:value="0.148119160875809" calcext:value-type="float">
            <text:p>0.148119160875809</text:p>
          </table:table-cell>
          <table:table-cell office:value-type="float" office:value="2.75931345597211" calcext:value-type="float">
            <text:p>2.75931345597211</text:p>
          </table:table-cell>
          <table:table-cell table:number-columns-repeated="16"/>
        </table:table-row>
        <table:table-row table:style-name="ro2">
          <table:table-cell office:value-type="float" office:value="1419950947.00951" calcext:value-type="float">
            <text:p>1419950947.00951</text:p>
          </table:table-cell>
          <table:table-cell office:value-type="string" calcext:value-type="string">
            <text:p>Motion</text:p>
          </table:table-cell>
          <table:table-cell office:value-type="float" office:value="0.291773855686188" calcext:value-type="float">
            <text:p>0.291773855686188</text:p>
          </table:table-cell>
          <table:table-cell office:value-type="float" office:value="0.0599232912063599" calcext:value-type="float">
            <text:p>0.0599232912063599</text:p>
          </table:table-cell>
          <table:table-cell office:value-type="float" office:value="1.62691199779511" calcext:value-type="float">
            <text:p>1.62691199779511</text:p>
          </table:table-cell>
          <table:table-cell office:value-type="float" office:value="1.66022744754437" calcext:value-type="float">
            <text:p>1.66022744754437</text:p>
          </table:table-cell>
          <table:table-cell office:value-type="float" office:value="0.784209998055098" calcext:value-type="float">
            <text:p>0.784209998055098</text:p>
          </table:table-cell>
          <table:table-cell office:value-type="float" office:value="-2.78145521212486" calcext:value-type="float">
            <text:p>-2.78145521212486</text:p>
          </table:table-cell>
          <table:table-cell office:value-type="float" office:value="0.291773855686188" calcext:value-type="float">
            <text:p>0.291773855686188</text:p>
          </table:table-cell>
          <table:table-cell office:value-type="float" office:value="0.0599232912063599" calcext:value-type="float">
            <text:p>0.0599232912063599</text:p>
          </table:table-cell>
          <table:table-cell office:value-type="float" office:value="1.62691199779511" calcext:value-type="float">
            <text:p>1.62691199779511</text:p>
          </table:table-cell>
          <table:table-cell office:value-type="float" office:value="0.705117285251617" calcext:value-type="float">
            <text:p>0.705117285251617</text:p>
          </table:table-cell>
          <table:table-cell office:value-type="float" office:value="-0.706266105175018" calcext:value-type="float">
            <text:p>-0.706266105175018</text:p>
          </table:table-cell>
          <table:table-cell office:value-type="float" office:value="0.0632280856370926" calcext:value-type="float">
            <text:p>0.0632280856370926</text:p>
          </table:table-cell>
          <table:table-cell office:value-type="float" office:value="1.34931087493897" calcext:value-type="float">
            <text:p>1.34931087493897</text:p>
          </table:table-cell>
          <table:table-cell office:value-type="float" office:value="0.968610465526581" calcext:value-type="float">
            <text:p>0.968610465526581</text:p>
          </table:table-cell>
          <table:table-cell office:value-type="float" office:value="0.0840802639722824" calcext:value-type="float">
            <text:p>0.08408026397228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126" calcext:value-type="float">
            <text:p>1419950947.0126</text:p>
          </table:table-cell>
          <table:table-cell office:value-type="string" calcext:value-type="string">
            <text:p>Magnetic</text:p>
          </table:table-cell>
          <table:table-cell office:value-type="float" office:value="52.1586456298828" calcext:value-type="float">
            <text:p>52.1586456298828</text:p>
          </table:table-cell>
          <table:table-cell office:value-type="float" office:value="216.424530029297" calcext:value-type="float">
            <text:p>216.424530029297</text:p>
          </table:table-cell>
          <table:table-cell office:value-type="float" office:value="135.349273681641" calcext:value-type="float">
            <text:p>135.349273681641</text:p>
          </table:table-cell>
          <table:table-cell table:number-columns-repeated="16"/>
        </table:table-row>
        <table:table-row table:style-name="ro2">
          <table:table-cell office:value-type="float" office:value="1419950947.01693" calcext:value-type="float">
            <text:p>1419950947.01693</text:p>
          </table:table-cell>
          <table:table-cell office:value-type="string" calcext:value-type="string">
            <text:p>Acceleration</text:p>
          </table:table-cell>
          <table:table-cell office:value-type="float" office:value="2.07962036132812" calcext:value-type="float">
            <text:p>2.07962036132812</text:p>
          </table:table-cell>
          <table:table-cell office:value-type="float" office:value="0.323867797851562" calcext:value-type="float">
            <text:p>0.323867797851562</text:p>
          </table:table-cell>
          <table:table-cell office:value-type="float" office:value="0.192230224609375" calcext:value-type="float">
            <text:p>0.192230224609375</text:p>
          </table:table-cell>
          <table:table-cell table:number-columns-repeated="16"/>
        </table:table-row>
        <table:table-row table:style-name="ro2">
          <table:table-cell office:value-type="float" office:value="1419950947.01764" calcext:value-type="float">
            <text:p>1419950947.01764</text:p>
          </table:table-cell>
          <table:table-cell office:value-type="string" calcext:value-type="string">
            <text:p>Acceleration</text:p>
          </table:table-cell>
          <table:table-cell office:value-type="float" office:value="2.06303405761719" calcext:value-type="float">
            <text:p>2.06303405761719</text:p>
          </table:table-cell>
          <table:table-cell office:value-type="float" office:value="0.376235961914062" calcext:value-type="float">
            <text:p>0.376235961914062</text:p>
          </table:table-cell>
          <table:table-cell office:value-type="float" office:value="0.20916748046875" calcext:value-type="float">
            <text:p>0.20916748046875</text:p>
          </table:table-cell>
          <table:table-cell table:number-columns-repeated="16"/>
        </table:table-row>
        <table:table-row table:style-name="ro2">
          <table:table-cell office:value-type="float" office:value="1419950947.02546" calcext:value-type="float">
            <text:p>1419950947.02546</text:p>
          </table:table-cell>
          <table:table-cell office:value-type="string" calcext:value-type="string">
            <text:p>Gyro</text:p>
          </table:table-cell>
          <table:table-cell office:value-type="float" office:value="-0.267364329212979" calcext:value-type="float">
            <text:p>-0.267364329212979</text:p>
          </table:table-cell>
          <table:table-cell office:value-type="float" office:value="0.236193892866365" calcext:value-type="float">
            <text:p>0.236193892866365</text:p>
          </table:table-cell>
          <table:table-cell office:value-type="float" office:value="3.30066113497135" calcext:value-type="float">
            <text:p>3.30066113497135</text:p>
          </table:table-cell>
          <table:table-cell table:number-columns-repeated="16"/>
        </table:table-row>
        <table:table-row table:style-name="ro2">
          <table:table-cell office:value-type="float" office:value="1419950947.02545" calcext:value-type="float">
            <text:p>1419950947.02545</text:p>
          </table:table-cell>
          <table:table-cell office:value-type="string" calcext:value-type="string">
            <text:p>Motion</text:p>
          </table:table-cell>
          <table:table-cell office:value-type="float" office:value="0.0974333882331848" calcext:value-type="float">
            <text:p>0.0974333882331848</text:p>
          </table:table-cell>
          <table:table-cell office:value-type="float" office:value="0.126902565360069" calcext:value-type="float">
            <text:p>0.126902565360069</text:p>
          </table:table-cell>
          <table:table-cell office:value-type="float" office:value="2.16350102424622" calcext:value-type="float">
            <text:p>2.16350102424622</text:p>
          </table:table-cell>
          <table:table-cell office:value-type="float" office:value="1.66499597627357" calcext:value-type="float">
            <text:p>1.66499597627357</text:p>
          </table:table-cell>
          <table:table-cell office:value-type="float" office:value="0.805564778322484" calcext:value-type="float">
            <text:p>0.805564778322484</text:p>
          </table:table-cell>
          <table:table-cell office:value-type="float" office:value="-2.78650555290003" calcext:value-type="float">
            <text:p>-2.78650555290003</text:p>
          </table:table-cell>
          <table:table-cell office:value-type="float" office:value="0.0974333882331848" calcext:value-type="float">
            <text:p>0.0974333882331848</text:p>
          </table:table-cell>
          <table:table-cell office:value-type="float" office:value="0.126902565360069" calcext:value-type="float">
            <text:p>0.126902565360069</text:p>
          </table:table-cell>
          <table:table-cell office:value-type="float" office:value="2.16350102424622" calcext:value-type="float">
            <text:p>2.16350102424622</text:p>
          </table:table-cell>
          <table:table-cell office:value-type="float" office:value="0.689632892608643" calcext:value-type="float">
            <text:p>0.689632892608643</text:p>
          </table:table-cell>
          <table:table-cell office:value-type="float" office:value="-0.72122198343277" calcext:value-type="float">
            <text:p>-0.72122198343277</text:p>
          </table:table-cell>
          <table:table-cell office:value-type="float" office:value="0.0651560127735138" calcext:value-type="float">
            <text:p>0.0651560127735138</text:p>
          </table:table-cell>
          <table:table-cell office:value-type="float" office:value="1.37308073043823" calcext:value-type="float">
            <text:p>1.37308073043823</text:p>
          </table:table-cell>
          <table:table-cell office:value-type="float" office:value="1.00979614257813" calcext:value-type="float">
            <text:p>1.00979614257813</text:p>
          </table:table-cell>
          <table:table-cell office:value-type="float" office:value="0.125166863203049" calcext:value-type="float">
            <text:p>0.1251668632030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2579" calcext:value-type="float">
            <text:p>1419950947.02579</text:p>
          </table:table-cell>
          <table:table-cell office:value-type="string" calcext:value-type="string">
            <text:p>Motion</text:p>
          </table:table-cell>
          <table:table-cell office:value-type="float" office:value="-0.071009173989296" calcext:value-type="float">
            <text:p>-0.071009173989296</text:p>
          </table:table-cell>
          <table:table-cell office:value-type="float" office:value="0.175944626331329" calcext:value-type="float">
            <text:p>0.175944626331329</text:p>
          </table:table-cell>
          <table:table-cell office:value-type="float" office:value="2.74252796173096" calcext:value-type="float">
            <text:p>2.74252796173096</text:p>
          </table:table-cell>
          <table:table-cell office:value-type="float" office:value="1.66932849277333" calcext:value-type="float">
            <text:p>1.66932849277333</text:p>
          </table:table-cell>
          <table:table-cell office:value-type="float" office:value="0.833146553054365" calcext:value-type="float">
            <text:p>0.833146553054365</text:p>
          </table:table-cell>
          <table:table-cell office:value-type="float" office:value="-2.79000311245007" calcext:value-type="float">
            <text:p>-2.79000311245007</text:p>
          </table:table-cell>
          <table:table-cell office:value-type="float" office:value="-0.071009173989296" calcext:value-type="float">
            <text:p>-0.071009173989296</text:p>
          </table:table-cell>
          <table:table-cell office:value-type="float" office:value="0.175944626331329" calcext:value-type="float">
            <text:p>0.175944626331329</text:p>
          </table:table-cell>
          <table:table-cell office:value-type="float" office:value="2.74252796173096" calcext:value-type="float">
            <text:p>2.74252796173096</text:p>
          </table:table-cell>
          <table:table-cell office:value-type="float" office:value="0.669288337230682" calcext:value-type="float">
            <text:p>0.669288337230682</text:p>
          </table:table-cell>
          <table:table-cell office:value-type="float" office:value="-0.74005126953125" calcext:value-type="float">
            <text:p>-0.74005126953125</text:p>
          </table:table-cell>
          <table:table-cell office:value-type="float" office:value="0.0661606788635254" calcext:value-type="float">
            <text:p>0.0661606788635254</text:p>
          </table:table-cell>
          <table:table-cell office:value-type="float" office:value="1.4103319644928" calcext:value-type="float">
            <text:p>1.4103319644928</text:p>
          </table:table-cell>
          <table:table-cell office:value-type="float" office:value="1.06391906738281" calcext:value-type="float">
            <text:p>1.06391906738281</text:p>
          </table:table-cell>
          <table:table-cell office:value-type="float" office:value="0.12606954574585" calcext:value-type="float">
            <text:p>0.126069545745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3604" calcext:value-type="float">
            <text:p>1419950947.03604</text:p>
          </table:table-cell>
          <table:table-cell office:value-type="string" calcext:value-type="string">
            <text:p>Acceleration</text:p>
          </table:table-cell>
          <table:table-cell office:value-type="float" office:value="1.99900817871094" calcext:value-type="float">
            <text:p>1.99900817871094</text:p>
          </table:table-cell>
          <table:table-cell office:value-type="float" office:value="0.413833618164063" calcext:value-type="float">
            <text:p>0.413833618164063</text:p>
          </table:table-cell>
          <table:table-cell office:value-type="float" office:value="0.231109619140625" calcext:value-type="float">
            <text:p>0.231109619140625</text:p>
          </table:table-cell>
          <table:table-cell table:number-columns-repeated="16"/>
        </table:table-row>
        <table:table-row table:style-name="ro2">
          <table:table-cell office:value-type="float" office:value="1419950947.0362" calcext:value-type="float">
            <text:p>1419950947.0362</text:p>
          </table:table-cell>
          <table:table-cell office:value-type="string" calcext:value-type="string">
            <text:p>Acceleration</text:p>
          </table:table-cell>
          <table:table-cell office:value-type="float" office:value="1.88876342773438" calcext:value-type="float">
            <text:p>1.88876342773438</text:p>
          </table:table-cell>
          <table:table-cell office:value-type="float" office:value="0.418258666992188" calcext:value-type="float">
            <text:p>0.418258666992188</text:p>
          </table:table-cell>
          <table:table-cell office:value-type="float" office:value="0.203140258789062" calcext:value-type="float">
            <text:p>0.203140258789062</text:p>
          </table:table-cell>
          <table:table-cell table:number-columns-repeated="16"/>
        </table:table-row>
        <table:table-row table:style-name="ro2">
          <table:table-cell office:value-type="float" office:value="1419950947.03864" calcext:value-type="float">
            <text:p>1419950947.03864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16.255187988281" calcext:value-type="float">
            <text:p>216.255187988281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7.04138" calcext:value-type="float">
            <text:p>1419950947.04138</text:p>
          </table:table-cell>
          <table:table-cell office:value-type="string" calcext:value-type="string">
            <text:p>Gyro</text:p>
          </table:table-cell>
          <table:table-cell office:value-type="float" office:value="-0.451979982299452" calcext:value-type="float">
            <text:p>-0.451979982299452</text:p>
          </table:table-cell>
          <table:table-cell office:value-type="float" office:value="0.415705065091483" calcext:value-type="float">
            <text:p>0.415705065091483</text:p>
          </table:table-cell>
          <table:table-cell office:value-type="float" office:value="3.8259020156978" calcext:value-type="float">
            <text:p>3.8259020156978</text:p>
          </table:table-cell>
          <table:table-cell table:number-columns-repeated="16"/>
        </table:table-row>
        <table:table-row table:style-name="ro2">
          <table:table-cell office:value-type="float" office:value="1419950947.04172" calcext:value-type="float">
            <text:p>1419950947.04172</text:p>
          </table:table-cell>
          <table:table-cell office:value-type="string" calcext:value-type="string">
            <text:p>Gyro</text:p>
          </table:table-cell>
          <table:table-cell office:value-type="float" office:value="-0.674745684317419" calcext:value-type="float">
            <text:p>-0.674745684317419</text:p>
          </table:table-cell>
          <table:table-cell office:value-type="float" office:value="0.505290874684549" calcext:value-type="float">
            <text:p>0.505290874684549</text:p>
          </table:table-cell>
          <table:table-cell office:value-type="float" office:value="4.32620558860895" calcext:value-type="float">
            <text:p>4.32620558860895</text:p>
          </table:table-cell>
          <table:table-cell table:number-columns-repeated="16"/>
        </table:table-row>
        <table:table-row table:style-name="ro2">
          <table:table-cell office:value-type="float" office:value="1419950947.04142" calcext:value-type="float">
            <text:p>1419950947.04142</text:p>
          </table:table-cell>
          <table:table-cell office:value-type="string" calcext:value-type="string">
            <text:p>Motion</text:p>
          </table:table-cell>
          <table:table-cell office:value-type="float" office:value="-0.25900998711586" calcext:value-type="float">
            <text:p>-0.25900998711586</text:p>
          </table:table-cell>
          <table:table-cell office:value-type="float" office:value="0.264019280672073" calcext:value-type="float">
            <text:p>0.264019280672073</text:p>
          </table:table-cell>
          <table:table-cell office:value-type="float" office:value="3.28387570381165" calcext:value-type="float">
            <text:p>3.28387570381165</text:p>
          </table:table-cell>
          <table:table-cell office:value-type="float" office:value="1.67308547083645" calcext:value-type="float">
            <text:p>1.67308547083645</text:p>
          </table:table-cell>
          <table:table-cell office:value-type="float" office:value="0.86672432681751" calcext:value-type="float">
            <text:p>0.86672432681751</text:p>
          </table:table-cell>
          <table:table-cell office:value-type="float" office:value="-2.79167830694315" calcext:value-type="float">
            <text:p>-2.79167830694315</text:p>
          </table:table-cell>
          <table:table-cell office:value-type="float" office:value="-0.25900998711586" calcext:value-type="float">
            <text:p>-0.25900998711586</text:p>
          </table:table-cell>
          <table:table-cell office:value-type="float" office:value="0.264019280672073" calcext:value-type="float">
            <text:p>0.264019280672073</text:p>
          </table:table-cell>
          <table:table-cell office:value-type="float" office:value="3.28387570381165" calcext:value-type="float">
            <text:p>3.28387570381165</text:p>
          </table:table-cell>
          <table:table-cell office:value-type="float" office:value="0.643943190574646" calcext:value-type="float">
            <text:p>0.643943190574646</text:p>
          </table:table-cell>
          <table:table-cell office:value-type="float" office:value="-0.762212574481964" calcext:value-type="float">
            <text:p>-0.762212574481964</text:p>
          </table:table-cell>
          <table:table-cell office:value-type="float" office:value="0.0660990923643112" calcext:value-type="float">
            <text:p>0.0660990923643112</text:p>
          </table:table-cell>
          <table:table-cell office:value-type="float" office:value="1.41909086704254" calcext:value-type="float">
            <text:p>1.41909086704254</text:p>
          </table:table-cell>
          <table:table-cell office:value-type="float" office:value="1.13844859600067" calcext:value-type="float">
            <text:p>1.13844859600067</text:p>
          </table:table-cell>
          <table:table-cell office:value-type="float" office:value="0.143068388104439" calcext:value-type="float">
            <text:p>0.1430683881044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5569" calcext:value-type="float">
            <text:p>1419950947.05569</text:p>
          </table:table-cell>
          <table:table-cell office:value-type="string" calcext:value-type="string">
            <text:p>Acceleration</text:p>
          </table:table-cell>
          <table:table-cell office:value-type="float" office:value="1.75596618652344" calcext:value-type="float">
            <text:p>1.75596618652344</text:p>
          </table:table-cell>
          <table:table-cell office:value-type="float" office:value="0.383499145507812" calcext:value-type="float">
            <text:p>0.383499145507812</text:p>
          </table:table-cell>
          <table:table-cell office:value-type="float" office:value="0.156219482421875" calcext:value-type="float">
            <text:p>0.156219482421875</text:p>
          </table:table-cell>
          <table:table-cell table:number-columns-repeated="16"/>
        </table:table-row>
        <table:table-row table:style-name="ro2">
          <table:table-cell office:value-type="float" office:value="1419950947.05589" calcext:value-type="float">
            <text:p>1419950947.05589</text:p>
          </table:table-cell>
          <table:table-cell office:value-type="string" calcext:value-type="string">
            <text:p>Acceleration</text:p>
          </table:table-cell>
          <table:table-cell office:value-type="float" office:value="1.62374877929688" calcext:value-type="float">
            <text:p>1.62374877929688</text:p>
          </table:table-cell>
          <table:table-cell office:value-type="float" office:value="0.329574584960937" calcext:value-type="float">
            <text:p>0.329574584960937</text:p>
          </table:table-cell>
          <table:table-cell office:value-type="float" office:value="0.121688842773438" calcext:value-type="float">
            <text:p>0.121688842773438</text:p>
          </table:table-cell>
          <table:table-cell table:number-columns-repeated="16"/>
        </table:table-row>
        <table:table-row table:style-name="ro2">
          <table:table-cell office:value-type="float" office:value="1419950947.05715" calcext:value-type="float">
            <text:p>1419950947.05715</text:p>
          </table:table-cell>
          <table:table-cell office:value-type="string" calcext:value-type="string">
            <text:p>Gyro</text:p>
          </table:table-cell>
          <table:table-cell office:value-type="float" office:value="-0.887124791767968" calcext:value-type="float">
            <text:p>-0.887124791767968</text:p>
          </table:table-cell>
          <table:table-cell office:value-type="float" office:value="0.582466619913955" calcext:value-type="float">
            <text:p>0.582466619913955</text:p>
          </table:table-cell>
          <table:table-cell office:value-type="float" office:value="4.84471506336411" calcext:value-type="float">
            <text:p>4.84471506336411</text:p>
          </table:table-cell>
          <table:table-cell table:number-columns-repeated="16"/>
        </table:table-row>
        <table:table-row table:style-name="ro2">
          <table:table-cell office:value-type="float" office:value="1419950947.05695" calcext:value-type="float">
            <text:p>1419950947.05695</text:p>
          </table:table-cell>
          <table:table-cell office:value-type="string" calcext:value-type="string">
            <text:p>Motion</text:p>
          </table:table-cell>
          <table:table-cell office:value-type="float" office:value="-0.443625628948212" calcext:value-type="float">
            <text:p>-0.443625628948212</text:p>
          </table:table-cell>
          <table:table-cell office:value-type="float" office:value="0.443530380725861" calcext:value-type="float">
            <text:p>0.443530380725861</text:p>
          </table:table-cell>
          <table:table-cell office:value-type="float" office:value="3.80911660194397" calcext:value-type="float">
            <text:p>3.80911660194397</text:p>
          </table:table-cell>
          <table:table-cell office:value-type="float" office:value="1.67722590828305" calcext:value-type="float">
            <text:p>1.67722590828305</text:p>
          </table:table-cell>
          <table:table-cell office:value-type="float" office:value="0.906143291311046" calcext:value-type="float">
            <text:p>0.906143291311046</text:p>
          </table:table-cell>
          <table:table-cell office:value-type="float" office:value="-2.791554189412" calcext:value-type="float">
            <text:p>-2.791554189412</text:p>
          </table:table-cell>
          <table:table-cell office:value-type="float" office:value="-0.443625628948212" calcext:value-type="float">
            <text:p>-0.443625628948212</text:p>
          </table:table-cell>
          <table:table-cell office:value-type="float" office:value="0.443530380725861" calcext:value-type="float">
            <text:p>0.443530380725861</text:p>
          </table:table-cell>
          <table:table-cell office:value-type="float" office:value="3.80911660194397" calcext:value-type="float">
            <text:p>3.80911660194397</text:p>
          </table:table-cell>
          <table:table-cell office:value-type="float" office:value="0.613296091556549" calcext:value-type="float">
            <text:p>0.613296091556549</text:p>
          </table:table-cell>
          <table:table-cell office:value-type="float" office:value="-0.787130832672119" calcext:value-type="float">
            <text:p>-0.787130832672119</text:p>
          </table:table-cell>
          <table:table-cell office:value-type="float" office:value="0.0655204281210899" calcext:value-type="float">
            <text:p>0.0655204281210899</text:p>
          </table:table-cell>
          <table:table-cell office:value-type="float" office:value="1.38571202754974" calcext:value-type="float">
            <text:p>1.38571202754974</text:p>
          </table:table-cell>
          <table:table-cell office:value-type="float" office:value="1.20096445083618" calcext:value-type="float">
            <text:p>1.20096445083618</text:p>
          </table:table-cell>
          <table:table-cell office:value-type="float" office:value="0.165589198470116" calcext:value-type="float">
            <text:p>0.1655891984701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5747" calcext:value-type="float">
            <text:p>1419950947.05747</text:p>
          </table:table-cell>
          <table:table-cell office:value-type="string" calcext:value-type="string">
            <text:p>Motion</text:p>
          </table:table-cell>
          <table:table-cell office:value-type="float" office:value="-0.666391372680664" calcext:value-type="float">
            <text:p>-0.666391372680664</text:p>
          </table:table-cell>
          <table:table-cell office:value-type="float" office:value="0.533116161823273" calcext:value-type="float">
            <text:p>0.533116161823273</text:p>
          </table:table-cell>
          <table:table-cell office:value-type="float" office:value="4.30942058563232" calcext:value-type="float">
            <text:p>4.30942058563232</text:p>
          </table:table-cell>
          <table:table-cell office:value-type="float" office:value="1.68050882754503" calcext:value-type="float">
            <text:p>1.68050882754503</text:p>
          </table:table-cell>
          <table:table-cell office:value-type="float" office:value="0.951148640408546" calcext:value-type="float">
            <text:p>0.951148640408546</text:p>
          </table:table-cell>
          <table:table-cell office:value-type="float" office:value="-2.78875722582143" calcext:value-type="float">
            <text:p>-2.78875722582143</text:p>
          </table:table-cell>
          <table:table-cell office:value-type="float" office:value="-0.666391372680664" calcext:value-type="float">
            <text:p>-0.666391372680664</text:p>
          </table:table-cell>
          <table:table-cell office:value-type="float" office:value="0.533116161823273" calcext:value-type="float">
            <text:p>0.533116161823273</text:p>
          </table:table-cell>
          <table:table-cell office:value-type="float" office:value="4.30942058563232" calcext:value-type="float">
            <text:p>4.30942058563232</text:p>
          </table:table-cell>
          <table:table-cell office:value-type="float" office:value="0.577256679534912" calcext:value-type="float">
            <text:p>0.577256679534912</text:p>
          </table:table-cell>
          <table:table-cell office:value-type="float" office:value="-0.814083099365234" calcext:value-type="float">
            <text:p>-0.814083099365234</text:p>
          </table:table-cell>
          <table:table-cell office:value-type="float" office:value="0.0635876134037972" calcext:value-type="float">
            <text:p>0.0635876134037972</text:p>
          </table:table-cell>
          <table:table-cell office:value-type="float" office:value="1.31150674819946" calcext:value-type="float">
            <text:p>1.31150674819946</text:p>
          </table:table-cell>
          <table:table-cell office:value-type="float" office:value="1.23234176635742" calcext:value-type="float">
            <text:p>1.23234176635742</text:p>
          </table:table-cell>
          <table:table-cell office:value-type="float" office:value="0.139552652835846" calcext:value-type="float">
            <text:p>0.13955265283584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6478" calcext:value-type="float">
            <text:p>1419950947.06478</text:p>
          </table:table-cell>
          <table:table-cell office:value-type="string" calcext:value-type="string">
            <text:p>Magnetic</text:p>
          </table:table-cell>
          <table:table-cell office:value-type="float" office:value="53.5134124755859" calcext:value-type="float">
            <text:p>53.5134124755859</text:p>
          </table:table-cell>
          <table:table-cell office:value-type="float" office:value="217.101913452148" calcext:value-type="float">
            <text:p>217.101913452148</text:p>
          </table:table-cell>
          <table:table-cell office:value-type="float" office:value="135.019958496094" calcext:value-type="float">
            <text:p>135.019958496094</text:p>
          </table:table-cell>
          <table:table-cell table:number-columns-repeated="16"/>
        </table:table-row>
        <table:table-row table:style-name="ro2">
          <table:table-cell office:value-type="float" office:value="1419950947.07319" calcext:value-type="float">
            <text:p>1419950947.07319</text:p>
          </table:table-cell>
          <table:table-cell office:value-type="string" calcext:value-type="string">
            <text:p>Gyro</text:p>
          </table:table-cell>
          <table:table-cell office:value-type="float" office:value="-1.13392685420445" calcext:value-type="float">
            <text:p>-1.13392685420445</text:p>
          </table:table-cell>
          <table:table-cell office:value-type="float" office:value="0.626204513444654" calcext:value-type="float">
            <text:p>0.626204513444654</text:p>
          </table:table-cell>
          <table:table-cell office:value-type="float" office:value="5.35282276353364" calcext:value-type="float">
            <text:p>5.35282276353364</text:p>
          </table:table-cell>
          <table:table-cell table:number-columns-repeated="16"/>
        </table:table-row>
        <table:table-row table:style-name="ro2">
          <table:table-cell office:value-type="float" office:value="1419950947.07384" calcext:value-type="float">
            <text:p>1419950947.07384</text:p>
          </table:table-cell>
          <table:table-cell office:value-type="string" calcext:value-type="string">
            <text:p>Gyro</text:p>
          </table:table-cell>
          <table:table-cell office:value-type="float" office:value="-1.33525623997615" calcext:value-type="float">
            <text:p>-1.33525623997615</text:p>
          </table:table-cell>
          <table:table-cell office:value-type="float" office:value="0.714910947245776" calcext:value-type="float">
            <text:p>0.714910947245776</text:p>
          </table:table-cell>
          <table:table-cell office:value-type="float" office:value="5.81484392840712" calcext:value-type="float">
            <text:p>5.81484392840712</text:p>
          </table:table-cell>
          <table:table-cell table:number-columns-repeated="16"/>
        </table:table-row>
        <table:table-row table:style-name="ro2">
          <table:table-cell office:value-type="float" office:value="1419950947.07339" calcext:value-type="float">
            <text:p>1419950947.07339</text:p>
          </table:table-cell>
          <table:table-cell office:value-type="string" calcext:value-type="string">
            <text:p>Motion</text:p>
          </table:table-cell>
          <table:table-cell office:value-type="float" office:value="-0.878770470619202" calcext:value-type="float">
            <text:p>-0.878770470619202</text:p>
          </table:table-cell>
          <table:table-cell office:value-type="float" office:value="0.61029177904129" calcext:value-type="float">
            <text:p>0.61029177904129</text:p>
          </table:table-cell>
          <table:table-cell office:value-type="float" office:value="4.8279299736023" calcext:value-type="float">
            <text:p>4.8279299736023</text:p>
          </table:table-cell>
          <table:table-cell office:value-type="float" office:value="1.68200073683623" calcext:value-type="float">
            <text:p>1.68200073683623</text:p>
          </table:table-cell>
          <table:table-cell office:value-type="float" office:value="1.00184553117463" calcext:value-type="float">
            <text:p>1.00184553117463</text:p>
          </table:table-cell>
          <table:table-cell office:value-type="float" office:value="-2.78298266856604" calcext:value-type="float">
            <text:p>-2.78298266856604</text:p>
          </table:table-cell>
          <table:table-cell office:value-type="float" office:value="-0.878770470619202" calcext:value-type="float">
            <text:p>-0.878770470619202</text:p>
          </table:table-cell>
          <table:table-cell office:value-type="float" office:value="0.61029177904129" calcext:value-type="float">
            <text:p>0.61029177904129</text:p>
          </table:table-cell>
          <table:table-cell office:value-type="float" office:value="4.8279299736023" calcext:value-type="float">
            <text:p>4.8279299736023</text:p>
          </table:table-cell>
          <table:table-cell office:value-type="float" office:value="0.535420656204224" calcext:value-type="float">
            <text:p>0.535420656204224</text:p>
          </table:table-cell>
          <table:table-cell office:value-type="float" office:value="-0.842466711997986" calcext:value-type="float">
            <text:p>-0.842466711997986</text:p>
          </table:table-cell>
          <table:table-cell office:value-type="float" office:value="0.0597877949476242" calcext:value-type="float">
            <text:p>0.0597877949476242</text:p>
          </table:table-cell>
          <table:table-cell office:value-type="float" office:value="1.08832812309265" calcext:value-type="float">
            <text:p>1.08832812309265</text:p>
          </table:table-cell>
          <table:table-cell office:value-type="float" office:value="1.17204129695892" calcext:value-type="float">
            <text:p>1.17204129695892</text:p>
          </table:table-cell>
          <table:table-cell office:value-type="float" office:value="0.0619010478258133" calcext:value-type="float">
            <text:p>0.061901047825813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7504" calcext:value-type="float">
            <text:p>1419950947.07504</text:p>
          </table:table-cell>
          <table:table-cell office:value-type="string" calcext:value-type="string">
            <text:p>Acceleration</text:p>
          </table:table-cell>
          <table:table-cell office:value-type="float" office:value="1.45196533203125" calcext:value-type="float">
            <text:p>1.45196533203125</text:p>
          </table:table-cell>
          <table:table-cell office:value-type="float" office:value="0.288223266601562" calcext:value-type="float">
            <text:p>0.288223266601562</text:p>
          </table:table-cell>
          <table:table-cell office:value-type="float" office:value="0.0479888916015625" calcext:value-type="float">
            <text:p>0.0479888916015625</text:p>
          </table:table-cell>
          <table:table-cell table:number-columns-repeated="16"/>
        </table:table-row>
        <table:table-row table:style-name="ro2">
          <table:table-cell office:value-type="float" office:value="1419950947.07513" calcext:value-type="float">
            <text:p>1419950947.07513</text:p>
          </table:table-cell>
          <table:table-cell office:value-type="string" calcext:value-type="string">
            <text:p>Acceleration</text:p>
          </table:table-cell>
          <table:table-cell office:value-type="float" office:value="1.30989074707031" calcext:value-type="float">
            <text:p>1.30989074707031</text:p>
          </table:table-cell>
          <table:table-cell office:value-type="float" office:value="0.247787475585937" calcext:value-type="float">
            <text:p>0.247787475585937</text:p>
          </table:table-cell>
          <table:table-cell office:value-type="float" office:value="-0.0353851318359375" calcext:value-type="float">
            <text:p>-0.0353851318359375</text:p>
          </table:table-cell>
          <table:table-cell table:number-columns-repeated="16"/>
        </table:table-row>
        <table:table-row table:style-name="ro2">
          <table:table-cell office:value-type="float" office:value="1419950947.08946" calcext:value-type="float">
            <text:p>1419950947.08946</text:p>
          </table:table-cell>
          <table:table-cell office:value-type="string" calcext:value-type="string">
            <text:p>Gyro</text:p>
          </table:table-cell>
          <table:table-cell office:value-type="float" office:value="-1.4068220363693" calcext:value-type="float">
            <text:p>-1.4068220363693</text:p>
          </table:table-cell>
          <table:table-cell office:value-type="float" office:value="0.825683268574859" calcext:value-type="float">
            <text:p>0.825683268574859</text:p>
          </table:table-cell>
          <table:table-cell office:value-type="float" office:value="6.2233291637834" calcext:value-type="float">
            <text:p>6.2233291637834</text:p>
          </table:table-cell>
          <table:table-cell table:number-columns-repeated="16"/>
        </table:table-row>
        <table:table-row table:style-name="ro2">
          <table:table-cell office:value-type="float" office:value="1419950947.08917" calcext:value-type="float">
            <text:p>1419950947.08917</text:p>
          </table:table-cell>
          <table:table-cell office:value-type="string" calcext:value-type="string">
            <text:p>Motion</text:p>
          </table:table-cell>
          <table:table-cell office:value-type="float" office:value="-1.12557256221771" calcext:value-type="float">
            <text:p>-1.12557256221771</text:p>
          </table:table-cell>
          <table:table-cell office:value-type="float" office:value="0.654029607772827" calcext:value-type="float">
            <text:p>0.654029607772827</text:p>
          </table:table-cell>
          <table:table-cell office:value-type="float" office:value="5.33603763580322" calcext:value-type="float">
            <text:p>5.33603763580322</text:p>
          </table:table-cell>
          <table:table-cell office:value-type="float" office:value="1.68025570845253" calcext:value-type="float">
            <text:p>1.68025570845253</text:p>
          </table:table-cell>
          <table:table-cell office:value-type="float" office:value="1.05824997010213" calcext:value-type="float">
            <text:p>1.05824997010213</text:p>
          </table:table-cell>
          <table:table-cell office:value-type="float" office:value="-2.77295710199646" calcext:value-type="float">
            <text:p>-2.77295710199646</text:p>
          </table:table-cell>
          <table:table-cell office:value-type="float" office:value="-1.12557256221771" calcext:value-type="float">
            <text:p>-1.12557256221771</text:p>
          </table:table-cell>
          <table:table-cell office:value-type="float" office:value="0.654029607772827" calcext:value-type="float">
            <text:p>0.654029607772827</text:p>
          </table:table-cell>
          <table:table-cell office:value-type="float" office:value="5.33603763580322" calcext:value-type="float">
            <text:p>5.33603763580322</text:p>
          </table:table-cell>
          <table:table-cell office:value-type="float" office:value="0.487463086843491" calcext:value-type="float">
            <text:p>0.487463086843491</text:p>
          </table:table-cell>
          <table:table-cell office:value-type="float" office:value="-0.871498584747314" calcext:value-type="float">
            <text:p>-0.871498584747314</text:p>
          </table:table-cell>
          <table:table-cell office:value-type="float" office:value="0.0535715334117413" calcext:value-type="float">
            <text:p>0.0535715334117413</text:p>
          </table:table-cell>
          <table:table-cell office:value-type="float" office:value="0.964502215385437" calcext:value-type="float">
            <text:p>0.964502215385437</text:p>
          </table:table-cell>
          <table:table-cell office:value-type="float" office:value="1.15972185134888" calcext:value-type="float">
            <text:p>1.15972185134888</text:p>
          </table:table-cell>
          <table:table-cell office:value-type="float" office:value="-0.00558264181017876" calcext:value-type="float">
            <text:p>-0.005582641810178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8977" calcext:value-type="float">
            <text:p>1419950947.08977</text:p>
          </table:table-cell>
          <table:table-cell office:value-type="string" calcext:value-type="string">
            <text:p>Motion</text:p>
          </table:table-cell>
          <table:table-cell office:value-type="float" office:value="-1.3269020318985" calcext:value-type="float">
            <text:p>-1.3269020318985</text:p>
          </table:table-cell>
          <table:table-cell office:value-type="float" office:value="0.742735981941223" calcext:value-type="float">
            <text:p>0.742735981941223</text:p>
          </table:table-cell>
          <table:table-cell office:value-type="float" office:value="5.79805850982666" calcext:value-type="float">
            <text:p>5.79805850982666</text:p>
          </table:table-cell>
          <table:table-cell office:value-type="float" office:value="1.67423214608825" calcext:value-type="float">
            <text:p>1.67423214608825</text:p>
          </table:table-cell>
          <table:table-cell office:value-type="float" office:value="1.11989541070152" calcext:value-type="float">
            <text:p>1.11989541070152</text:p>
          </table:table-cell>
          <table:table-cell office:value-type="float" office:value="-2.75757800540821" calcext:value-type="float">
            <text:p>-2.75757800540821</text:p>
          </table:table-cell>
          <table:table-cell office:value-type="float" office:value="-1.3269020318985" calcext:value-type="float">
            <text:p>-1.3269020318985</text:p>
          </table:table-cell>
          <table:table-cell office:value-type="float" office:value="0.742735981941223" calcext:value-type="float">
            <text:p>0.742735981941223</text:p>
          </table:table-cell>
          <table:table-cell office:value-type="float" office:value="5.79805850982666" calcext:value-type="float">
            <text:p>5.79805850982666</text:p>
          </table:table-cell>
          <table:table-cell office:value-type="float" office:value="0.433447480201721" calcext:value-type="float">
            <text:p>0.433447480201721</text:p>
          </table:table-cell>
          <table:table-cell office:value-type="float" office:value="-0.90005487203598" calcext:value-type="float">
            <text:p>-0.90005487203598</text:p>
          </table:table-cell>
          <table:table-cell office:value-type="float" office:value="0.0449945740401745" calcext:value-type="float">
            <text:p>0.0449945740401745</text:p>
          </table:table-cell>
          <table:table-cell office:value-type="float" office:value="0.876443266868591" calcext:value-type="float">
            <text:p>0.876443266868591</text:p>
          </table:table-cell>
          <table:table-cell office:value-type="float" office:value="1.14784228801727" calcext:value-type="float">
            <text:p>1.14784228801727</text:p>
          </table:table-cell>
          <table:table-cell office:value-type="float" office:value="-0.0803797096014023" calcext:value-type="float">
            <text:p>-0.080379709601402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09102" calcext:value-type="float">
            <text:p>1419950947.09102</text:p>
          </table:table-cell>
          <table:table-cell office:value-type="string" calcext:value-type="string">
            <text:p>Magnetic</text:p>
          </table:table-cell>
          <table:table-cell office:value-type="float" office:value="53.5134124755859" calcext:value-type="float">
            <text:p>53.5134124755859</text:p>
          </table:table-cell>
          <table:table-cell office:value-type="float" office:value="219.811447143555" calcext:value-type="float">
            <text:p>219.811447143555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7.09485" calcext:value-type="float">
            <text:p>1419950947.09485</text:p>
          </table:table-cell>
          <table:table-cell office:value-type="string" calcext:value-type="string">
            <text:p>Acceleration</text:p>
          </table:table-cell>
          <table:table-cell office:value-type="float" office:value="1.15701293945313" calcext:value-type="float">
            <text:p>1.15701293945313</text:p>
          </table:table-cell>
          <table:table-cell office:value-type="float" office:value="0.223373413085937" calcext:value-type="float">
            <text:p>0.223373413085937</text:p>
          </table:table-cell>
          <table:table-cell office:value-type="float" office:value="-0.147705078125" calcext:value-type="float">
            <text:p>-0.147705078125</text:p>
          </table:table-cell>
          <table:table-cell table:number-columns-repeated="16"/>
        </table:table-row>
        <table:table-row table:style-name="ro2">
          <table:table-cell office:value-type="float" office:value="1419950947.09492" calcext:value-type="float">
            <text:p>1419950947.09492</text:p>
          </table:table-cell>
          <table:table-cell office:value-type="string" calcext:value-type="string">
            <text:p>Acceleration</text:p>
          </table:table-cell>
          <table:table-cell office:value-type="float" office:value="1.00204467773438" calcext:value-type="float">
            <text:p>1.00204467773438</text:p>
          </table:table-cell>
          <table:table-cell office:value-type="float" office:value="0.250350952148437" calcext:value-type="float">
            <text:p>0.250350952148437</text:p>
          </table:table-cell>
          <table:table-cell office:value-type="float" office:value="-0.254425048828125" calcext:value-type="float">
            <text:p>-0.254425048828125</text:p>
          </table:table-cell>
          <table:table-cell table:number-columns-repeated="16"/>
        </table:table-row>
        <table:table-row table:style-name="ro2">
          <table:table-cell office:value-type="float" office:value="1419950947.10529" calcext:value-type="float">
            <text:p>1419950947.10529</text:p>
          </table:table-cell>
          <table:table-cell office:value-type="string" calcext:value-type="string">
            <text:p>Gyro</text:p>
          </table:table-cell>
          <table:table-cell office:value-type="float" office:value="-1.37130718533644" calcext:value-type="float">
            <text:p>-1.37130718533644</text:p>
          </table:table-cell>
          <table:table-cell office:value-type="float" office:value="0.853809711795513" calcext:value-type="float">
            <text:p>0.853809711795513</text:p>
          </table:table-cell>
          <table:table-cell office:value-type="float" office:value="6.56657334403935" calcext:value-type="float">
            <text:p>6.56657334403935</text:p>
          </table:table-cell>
          <table:table-cell table:number-columns-repeated="16"/>
        </table:table-row>
        <table:table-row table:style-name="ro2">
          <table:table-cell office:value-type="float" office:value="1419950947.10563" calcext:value-type="float">
            <text:p>1419950947.10563</text:p>
          </table:table-cell>
          <table:table-cell office:value-type="string" calcext:value-type="string">
            <text:p>Gyro</text:p>
          </table:table-cell>
          <table:table-cell office:value-type="float" office:value="-1.23940188180925" calcext:value-type="float">
            <text:p>-1.23940188180925</text:p>
          </table:table-cell>
          <table:table-cell office:value-type="float" office:value="0.826640142354524" calcext:value-type="float">
            <text:p>0.826640142354524</text:p>
          </table:table-cell>
          <table:table-cell office:value-type="float" office:value="6.97197357360888" calcext:value-type="float">
            <text:p>6.97197357360888</text:p>
          </table:table-cell>
          <table:table-cell table:number-columns-repeated="16"/>
        </table:table-row>
        <table:table-row table:style-name="ro2">
          <table:table-cell office:value-type="float" office:value="1419950947.10533" calcext:value-type="float">
            <text:p>1419950947.10533</text:p>
          </table:table-cell>
          <table:table-cell office:value-type="string" calcext:value-type="string">
            <text:p>Motion</text:p>
          </table:table-cell>
          <table:table-cell office:value-type="float" office:value="-1.39846777915955" calcext:value-type="float">
            <text:p>-1.39846777915955</text:p>
          </table:table-cell>
          <table:table-cell office:value-type="float" office:value="0.853508234024048" calcext:value-type="float">
            <text:p>0.853508234024048</text:p>
          </table:table-cell>
          <table:table-cell office:value-type="float" office:value="6.20654392242432" calcext:value-type="float">
            <text:p>6.20654392242432</text:p>
          </table:table-cell>
          <table:table-cell office:value-type="float" office:value="1.66413728593385" calcext:value-type="float">
            <text:p>1.66413728593385</text:p>
          </table:table-cell>
          <table:table-cell office:value-type="float" office:value="1.18613191522239" calcext:value-type="float">
            <text:p>1.18613191522239</text:p>
          </table:table-cell>
          <table:table-cell office:value-type="float" office:value="-2.73691214081454" calcext:value-type="float">
            <text:p>-2.73691214081454</text:p>
          </table:table-cell>
          <table:table-cell office:value-type="float" office:value="-1.39846777915955" calcext:value-type="float">
            <text:p>-1.39846777915955</text:p>
          </table:table-cell>
          <table:table-cell office:value-type="float" office:value="0.853508234024048" calcext:value-type="float">
            <text:p>0.853508234024048</text:p>
          </table:table-cell>
          <table:table-cell office:value-type="float" office:value="6.20654392242432" calcext:value-type="float">
            <text:p>6.20654392242432</text:p>
          </table:table-cell>
          <table:table-cell office:value-type="float" office:value="0.373614609241486" calcext:value-type="float">
            <text:p>0.373614609241486</text:p>
          </table:table-cell>
          <table:table-cell office:value-type="float" office:value="-0.926924407482147" calcext:value-type="float">
            <text:p>-0.926924407482147</text:p>
          </table:table-cell>
          <table:table-cell office:value-type="float" office:value="0.034975178539753" calcext:value-type="float">
            <text:p>0.034975178539753</text:p>
          </table:table-cell>
          <table:table-cell office:value-type="float" office:value="0.783398330211639" calcext:value-type="float">
            <text:p>0.783398330211639</text:p>
          </table:table-cell>
          <table:table-cell office:value-type="float" office:value="1.15029788017273" calcext:value-type="float">
            <text:p>1.15029788017273</text:p>
          </table:table-cell>
          <table:table-cell office:value-type="float" office:value="-0.182680249214172" calcext:value-type="float">
            <text:p>-0.1826802492141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1428" calcext:value-type="float">
            <text:p>1419950947.11428</text:p>
          </table:table-cell>
          <table:table-cell office:value-type="string" calcext:value-type="string">
            <text:p>Acceleration</text:p>
          </table:table-cell>
          <table:table-cell office:value-type="float" office:value="0.828445434570313" calcext:value-type="float">
            <text:p>0.828445434570313</text:p>
          </table:table-cell>
          <table:table-cell office:value-type="float" office:value="0.279083251953125" calcext:value-type="float">
            <text:p>0.279083251953125</text:p>
          </table:table-cell>
          <table:table-cell office:value-type="float" office:value="-0.30499267578125" calcext:value-type="float">
            <text:p>-0.30499267578125</text:p>
          </table:table-cell>
          <table:table-cell table:number-columns-repeated="16"/>
        </table:table-row>
        <table:table-row table:style-name="ro2">
          <table:table-cell office:value-type="float" office:value="1419950947.1143" calcext:value-type="float">
            <text:p>1419950947.1143</text:p>
          </table:table-cell>
          <table:table-cell office:value-type="string" calcext:value-type="string">
            <text:p>Acceleration</text:p>
          </table:table-cell>
          <table:table-cell office:value-type="float" office:value="0.659820556640625" calcext:value-type="float">
            <text:p>0.659820556640625</text:p>
          </table:table-cell>
          <table:table-cell office:value-type="float" office:value="0.272842407226562" calcext:value-type="float">
            <text:p>0.272842407226562</text:p>
          </table:table-cell>
          <table:table-cell office:value-type="float" office:value="-0.366897583007812" calcext:value-type="float">
            <text:p>-0.366897583007812</text:p>
          </table:table-cell>
          <table:table-cell table:number-columns-repeated="16"/>
        </table:table-row>
        <table:table-row table:style-name="ro2">
          <table:table-cell office:value-type="float" office:value="1419950947.11675" calcext:value-type="float">
            <text:p>1419950947.11675</text:p>
          </table:table-cell>
          <table:table-cell office:value-type="string" calcext:value-type="string">
            <text:p>Magnetic</text:p>
          </table:table-cell>
          <table:table-cell office:value-type="float" office:value="53.1747283935547" calcext:value-type="float">
            <text:p>53.1747283935547</text:p>
          </table:table-cell>
          <table:table-cell office:value-type="float" office:value="221.504913330078" calcext:value-type="float">
            <text:p>221.504913330078</text:p>
          </table:table-cell>
          <table:table-cell office:value-type="float" office:value="134.690628051758" calcext:value-type="float">
            <text:p>134.690628051758</text:p>
          </table:table-cell>
          <table:table-cell table:number-columns-repeated="16"/>
        </table:table-row>
        <table:table-row table:style-name="ro2">
          <table:table-cell office:value-type="float" office:value="1419950947.12126" calcext:value-type="float">
            <text:p>1419950947.12126</text:p>
          </table:table-cell>
          <table:table-cell office:value-type="string" calcext:value-type="string">
            <text:p>Gyro</text:p>
          </table:table-cell>
          <table:table-cell office:value-type="float" office:value="-1.08851010392256" calcext:value-type="float">
            <text:p>-1.08851010392256</text:p>
          </table:table-cell>
          <table:table-cell office:value-type="float" office:value="0.72569328755118" calcext:value-type="float">
            <text:p>0.72569328755118</text:p>
          </table:table-cell>
          <table:table-cell office:value-type="float" office:value="7.49710526473063" calcext:value-type="float">
            <text:p>7.49710526473063</text:p>
          </table:table-cell>
          <table:table-cell table:number-columns-repeated="16"/>
        </table:table-row>
        <table:table-row table:style-name="ro2">
          <table:table-cell office:value-type="float" office:value="1419950947.12104" calcext:value-type="float">
            <text:p>1419950947.12104</text:p>
          </table:table-cell>
          <table:table-cell office:value-type="string" calcext:value-type="string">
            <text:p>Motion</text:p>
          </table:table-cell>
          <table:table-cell office:value-type="float" office:value="-1.36295294761658" calcext:value-type="float">
            <text:p>-1.36295294761658</text:p>
          </table:table-cell>
          <table:table-cell office:value-type="float" office:value="0.881634652614594" calcext:value-type="float">
            <text:p>0.881634652614594</text:p>
          </table:table-cell>
          <table:table-cell office:value-type="float" office:value="6.54978799819946" calcext:value-type="float">
            <text:p>6.54978799819946</text:p>
          </table:table-cell>
          <table:table-cell office:value-type="float" office:value="1.64972956264989" calcext:value-type="float">
            <text:p>1.64972956264989</text:p>
          </table:table-cell>
          <table:table-cell office:value-type="float" office:value="1.25600109938873" calcext:value-type="float">
            <text:p>1.25600109938873</text:p>
          </table:table-cell>
          <table:table-cell office:value-type="float" office:value="-2.71158070106026" calcext:value-type="float">
            <text:p>-2.71158070106026</text:p>
          </table:table-cell>
          <table:table-cell office:value-type="float" office:value="-1.36295294761658" calcext:value-type="float">
            <text:p>-1.36295294761658</text:p>
          </table:table-cell>
          <table:table-cell office:value-type="float" office:value="0.881634652614594" calcext:value-type="float">
            <text:p>0.881634652614594</text:p>
          </table:table-cell>
          <table:table-cell office:value-type="float" office:value="6.54978799819946" calcext:value-type="float">
            <text:p>6.54978799819946</text:p>
          </table:table-cell>
          <table:table-cell office:value-type="float" office:value="0.308657735586166" calcext:value-type="float">
            <text:p>0.308657735586166</text:p>
          </table:table-cell>
          <table:table-cell office:value-type="float" office:value="-0.950859785079956" calcext:value-type="float">
            <text:p>-0.950859785079956</text:p>
          </table:table-cell>
          <table:table-cell office:value-type="float" office:value="0.0244140774011612" calcext:value-type="float">
            <text:p>0.0244140774011612</text:p>
          </table:table-cell>
          <table:table-cell office:value-type="float" office:value="0.693386971950531" calcext:value-type="float">
            <text:p>0.693386971950531</text:p>
          </table:table-cell>
          <table:table-cell office:value-type="float" office:value="1.20121073722839" calcext:value-type="float">
            <text:p>1.20121073722839</text:p>
          </table:table-cell>
          <table:table-cell office:value-type="float" office:value="-0.278839141130447" calcext:value-type="float">
            <text:p>-0.2788391411304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2156" calcext:value-type="float">
            <text:p>1419950947.12156</text:p>
          </table:table-cell>
          <table:table-cell office:value-type="string" calcext:value-type="string">
            <text:p>Motion</text:p>
          </table:table-cell>
          <table:table-cell office:value-type="float" office:value="-1.23104763031006" calcext:value-type="float">
            <text:p>-1.23104763031006</text:p>
          </table:table-cell>
          <table:table-cell office:value-type="float" office:value="0.854465007781982" calcext:value-type="float">
            <text:p>0.854465007781982</text:p>
          </table:table-cell>
          <table:table-cell office:value-type="float" office:value="6.95518827438355" calcext:value-type="float">
            <text:p>6.95518827438355</text:p>
          </table:table-cell>
          <table:table-cell office:value-type="float" office:value="1.62935050635311" calcext:value-type="float">
            <text:p>1.62935050635311</text:p>
          </table:table-cell>
          <table:table-cell office:value-type="float" office:value="1.32967999667086" calcext:value-type="float">
            <text:p>1.32967999667086</text:p>
          </table:table-cell>
          <table:table-cell office:value-type="float" office:value="-2.68085560186327" calcext:value-type="float">
            <text:p>-2.68085560186327</text:p>
          </table:table-cell>
          <table:table-cell office:value-type="float" office:value="-1.23104763031006" calcext:value-type="float">
            <text:p>-1.23104763031006</text:p>
          </table:table-cell>
          <table:table-cell office:value-type="float" office:value="0.854465007781982" calcext:value-type="float">
            <text:p>0.854465007781982</text:p>
          </table:table-cell>
          <table:table-cell office:value-type="float" office:value="6.95518827438355" calcext:value-type="float">
            <text:p>6.95518827438355</text:p>
          </table:table-cell>
          <table:table-cell office:value-type="float" office:value="0.238377571105957" calcext:value-type="float">
            <text:p>0.238377571105957</text:p>
          </table:table-cell>
          <table:table-cell office:value-type="float" office:value="-0.971072018146515" calcext:value-type="float">
            <text:p>-0.971072018146515</text:p>
          </table:table-cell>
          <table:table-cell office:value-type="float" office:value="0.0139739774167538" calcext:value-type="float">
            <text:p>0.0139739774167538</text:p>
          </table:table-cell>
          <table:table-cell office:value-type="float" office:value="0.590067863464356" calcext:value-type="float">
            <text:p>0.590067863464356</text:p>
          </table:table-cell>
          <table:table-cell office:value-type="float" office:value="1.250155210495" calcext:value-type="float">
            <text:p>1.250155210495</text:p>
          </table:table-cell>
          <table:table-cell office:value-type="float" office:value="-0.318966656923294" calcext:value-type="float">
            <text:p>-0.31896665692329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3382" calcext:value-type="float">
            <text:p>1419950947.13382</text:p>
          </table:table-cell>
          <table:table-cell office:value-type="string" calcext:value-type="string">
            <text:p>Acceleration</text:p>
          </table:table-cell>
          <table:table-cell office:value-type="float" office:value="0.463973999023438" calcext:value-type="float">
            <text:p>0.463973999023438</text:p>
          </table:table-cell>
          <table:table-cell office:value-type="float" office:value="0.277908325195312" calcext:value-type="float">
            <text:p>0.277908325195312</text:p>
          </table:table-cell>
          <table:table-cell office:value-type="float" office:value="-0.428497314453125" calcext:value-type="float">
            <text:p>-0.428497314453125</text:p>
          </table:table-cell>
          <table:table-cell table:number-columns-repeated="16"/>
        </table:table-row>
        <table:table-row table:style-name="ro2">
          <table:table-cell office:value-type="float" office:value="1419950947.13384" calcext:value-type="float">
            <text:p>1419950947.13384</text:p>
          </table:table-cell>
          <table:table-cell office:value-type="string" calcext:value-type="string">
            <text:p>Acceleration</text:p>
          </table:table-cell>
          <table:table-cell office:value-type="float" office:value="0.230194091796875" calcext:value-type="float">
            <text:p>0.230194091796875</text:p>
          </table:table-cell>
          <table:table-cell office:value-type="float" office:value="0.29144287109375" calcext:value-type="float">
            <text:p>0.29144287109375</text:p>
          </table:table-cell>
          <table:table-cell office:value-type="float" office:value="-0.451019287109375" calcext:value-type="float">
            <text:p>-0.451019287109375</text:p>
          </table:table-cell>
          <table:table-cell table:number-columns-repeated="16"/>
        </table:table-row>
        <table:table-row table:style-name="ro2">
          <table:table-cell office:value-type="float" office:value="1419950947.13705" calcext:value-type="float">
            <text:p>1419950947.13705</text:p>
          </table:table-cell>
          <table:table-cell office:value-type="string" calcext:value-type="string">
            <text:p>Gyro</text:p>
          </table:table-cell>
          <table:table-cell office:value-type="float" office:value="-0.935496851911513" calcext:value-type="float">
            <text:p>-0.935496851911513</text:p>
          </table:table-cell>
          <table:table-cell office:value-type="float" office:value="0.416018519151785" calcext:value-type="float">
            <text:p>0.416018519151785</text:p>
          </table:table-cell>
          <table:table-cell office:value-type="float" office:value="8.03476872667786" calcext:value-type="float">
            <text:p>8.03476872667786</text:p>
          </table:table-cell>
          <table:table-cell table:number-columns-repeated="16"/>
        </table:table-row>
        <table:table-row table:style-name="ro2">
          <table:table-cell office:value-type="float" office:value="1419950947.13753" calcext:value-type="float">
            <text:p>1419950947.13753</text:p>
          </table:table-cell>
          <table:table-cell office:value-type="string" calcext:value-type="string">
            <text:p>Gyro</text:p>
          </table:table-cell>
          <table:table-cell office:value-type="float" office:value="-0.801943051669566" calcext:value-type="float">
            <text:p>-0.801943051669566</text:p>
          </table:table-cell>
          <table:table-cell office:value-type="float" office:value="0.104064351175391" calcext:value-type="float">
            <text:p>0.104064351175391</text:p>
          </table:table-cell>
          <table:table-cell office:value-type="float" office:value="8.52747323573458" calcext:value-type="float">
            <text:p>8.52747323573458</text:p>
          </table:table-cell>
          <table:table-cell table:number-columns-repeated="16"/>
        </table:table-row>
        <table:table-row table:style-name="ro2">
          <table:table-cell office:value-type="float" office:value="1419950947.13729" calcext:value-type="float">
            <text:p>1419950947.13729</text:p>
          </table:table-cell>
          <table:table-cell office:value-type="string" calcext:value-type="string">
            <text:p>Motion</text:p>
          </table:table-cell>
          <table:table-cell office:value-type="float" office:value="-1.08015584945679" calcext:value-type="float">
            <text:p>-1.08015584945679</text:p>
          </table:table-cell>
          <table:table-cell office:value-type="float" office:value="0.753518164157867" calcext:value-type="float">
            <text:p>0.753518164157867</text:p>
          </table:table-cell>
          <table:table-cell office:value-type="float" office:value="7.48031997680664" calcext:value-type="float">
            <text:p>7.48031997680664</text:p>
          </table:table-cell>
          <table:table-cell office:value-type="float" office:value="1.59521861027594" calcext:value-type="float">
            <text:p>1.59521861027594</text:p>
          </table:table-cell>
          <table:table-cell office:value-type="float" office:value="1.40827898847181" calcext:value-type="float">
            <text:p>1.40827898847181</text:p>
          </table:table-cell>
          <table:table-cell office:value-type="float" office:value="-2.63746201568668" calcext:value-type="float">
            <text:p>-2.63746201568668</text:p>
          </table:table-cell>
          <table:table-cell office:value-type="float" office:value="-1.08015584945679" calcext:value-type="float">
            <text:p>-1.08015584945679</text:p>
          </table:table-cell>
          <table:table-cell office:value-type="float" office:value="0.753518164157867" calcext:value-type="float">
            <text:p>0.753518164157867</text:p>
          </table:table-cell>
          <table:table-cell office:value-type="float" office:value="7.48031997680664" calcext:value-type="float">
            <text:p>7.48031997680664</text:p>
          </table:table-cell>
          <table:table-cell office:value-type="float" office:value="0.161754637956619" calcext:value-type="float">
            <text:p>0.161754637956619</text:p>
          </table:table-cell>
          <table:table-cell office:value-type="float" office:value="-0.986823081970215" calcext:value-type="float">
            <text:p>-0.986823081970215</text:p>
          </table:table-cell>
          <table:table-cell office:value-type="float" office:value="0.00395120307803154" calcext:value-type="float">
            <text:p>0.00395120307803154</text:p>
          </table:table-cell>
          <table:table-cell office:value-type="float" office:value="0.498065918684006" calcext:value-type="float">
            <text:p>0.498065918684006</text:p>
          </table:table-cell>
          <table:table-cell office:value-type="float" office:value="1.25966548919678" calcext:value-type="float">
            <text:p>1.25966548919678</text:p>
          </table:table-cell>
          <table:table-cell office:value-type="float" office:value="-0.370848774909973" calcext:value-type="float">
            <text:p>-0.3708487749099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4284" calcext:value-type="float">
            <text:p>1419950947.14284</text:p>
          </table:table-cell>
          <table:table-cell office:value-type="string" calcext:value-type="string">
            <text:p>Magnetic</text:p>
          </table:table-cell>
          <table:table-cell office:value-type="float" office:value="54.6988372802734" calcext:value-type="float">
            <text:p>54.6988372802734</text:p>
          </table:table-cell>
          <table:table-cell office:value-type="float" office:value="223.029037475586" calcext:value-type="float">
            <text:p>223.029037475586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7.15392" calcext:value-type="float">
            <text:p>1419950947.15392</text:p>
          </table:table-cell>
          <table:table-cell office:value-type="string" calcext:value-type="string">
            <text:p>Gyro</text:p>
          </table:table-cell>
          <table:table-cell office:value-type="float" office:value="-0.739095379420895" calcext:value-type="float">
            <text:p>-0.739095379420895</text:p>
          </table:table-cell>
          <table:table-cell office:value-type="float" office:value="0.0399194531597427" calcext:value-type="float">
            <text:p>0.0399194531597427</text:p>
          </table:table-cell>
          <table:table-cell office:value-type="float" office:value="8.89733997214362" calcext:value-type="float">
            <text:p>8.89733997214362</text:p>
          </table:table-cell>
          <table:table-cell table:number-columns-repeated="16"/>
        </table:table-row>
        <table:table-row table:style-name="ro2">
          <table:table-cell office:value-type="float" office:value="1419950947.15337" calcext:value-type="float">
            <text:p>1419950947.15337</text:p>
          </table:table-cell>
          <table:table-cell office:value-type="string" calcext:value-type="string">
            <text:p>Motion</text:p>
          </table:table-cell>
          <table:table-cell office:value-type="float" office:value="-0.927142679691315" calcext:value-type="float">
            <text:p>-0.927142679691315</text:p>
          </table:table-cell>
          <table:table-cell office:value-type="float" office:value="0.443843305110931" calcext:value-type="float">
            <text:p>0.443843305110931</text:p>
          </table:table-cell>
          <table:table-cell office:value-type="float" office:value="8.01798439025879" calcext:value-type="float">
            <text:p>8.01798439025879</text:p>
          </table:table-cell>
          <table:table-cell office:value-type="float" office:value="1.50006704287635" calcext:value-type="float">
            <text:p>1.50006704287635</text:p>
          </table:table-cell>
          <table:table-cell office:value-type="float" office:value="1.49212101437088" calcext:value-type="float">
            <text:p>1.49212101437088</text:p>
          </table:table-cell>
          <table:table-cell office:value-type="float" office:value="-2.53598438345062" calcext:value-type="float">
            <text:p>-2.53598438345062</text:p>
          </table:table-cell>
          <table:table-cell office:value-type="float" office:value="-0.927142679691315" calcext:value-type="float">
            <text:p>-0.927142679691315</text:p>
          </table:table-cell>
          <table:table-cell office:value-type="float" office:value="0.443843305110931" calcext:value-type="float">
            <text:p>0.443843305110931</text:p>
          </table:table-cell>
          <table:table-cell office:value-type="float" office:value="8.01798439025879" calcext:value-type="float">
            <text:p>8.01798439025879</text:p>
          </table:table-cell>
          <table:table-cell office:value-type="float" office:value="0.0783976688981056" calcext:value-type="float">
            <text:p>0.0783976688981056</text:p>
          </table:table-cell>
          <table:table-cell office:value-type="float" office:value="-0.996906697750092" calcext:value-type="float">
            <text:p>-0.996906697750092</text:p>
          </table:table-cell>
          <table:table-cell office:value-type="float" office:value="-0.00555427605286241" calcext:value-type="float">
            <text:p>-0.00555427605286241</text:p>
          </table:table-cell>
          <table:table-cell office:value-type="float" office:value="0.385576337575912" calcext:value-type="float">
            <text:p>0.385576337575912</text:p>
          </table:table-cell>
          <table:table-cell office:value-type="float" office:value="1.27481496334076" calcext:value-type="float">
            <text:p>1.27481496334076</text:p>
          </table:table-cell>
          <table:table-cell office:value-type="float" office:value="-0.422943025827408" calcext:value-type="float">
            <text:p>-0.4229430258274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5456" calcext:value-type="float">
            <text:p>1419950947.15456</text:p>
          </table:table-cell>
          <table:table-cell office:value-type="string" calcext:value-type="string">
            <text:p>Acceleration</text:p>
          </table:table-cell>
          <table:table-cell office:value-type="float" office:value="-0.013580322265625" calcext:value-type="float">
            <text:p>-0.013580322265625</text:p>
          </table:table-cell>
          <table:table-cell office:value-type="float" office:value="0.259445190429687" calcext:value-type="float">
            <text:p>0.259445190429687</text:p>
          </table:table-cell>
          <table:table-cell office:value-type="float" office:value="-0.435379028320313" calcext:value-type="float">
            <text:p>-0.435379028320313</text:p>
          </table:table-cell>
          <table:table-cell table:number-columns-repeated="16"/>
        </table:table-row>
        <table:table-row table:style-name="ro2">
          <table:table-cell office:value-type="float" office:value="1419950947.15481" calcext:value-type="float">
            <text:p>1419950947.15481</text:p>
          </table:table-cell>
          <table:table-cell office:value-type="string" calcext:value-type="string">
            <text:p>Acceleration</text:p>
          </table:table-cell>
          <table:table-cell office:value-type="float" office:value="-0.16448974609375" calcext:value-type="float">
            <text:p>-0.16448974609375</text:p>
          </table:table-cell>
          <table:table-cell office:value-type="float" office:value="0.260238647460937" calcext:value-type="float">
            <text:p>0.260238647460937</text:p>
          </table:table-cell>
          <table:table-cell office:value-type="float" office:value="-0.419387817382813" calcext:value-type="float">
            <text:p>-0.419387817382813</text:p>
          </table:table-cell>
          <table:table-cell table:number-columns-repeated="16"/>
        </table:table-row>
        <table:table-row table:style-name="ro2">
          <table:table-cell office:value-type="float" office:value="1419950947.15425" calcext:value-type="float">
            <text:p>1419950947.15425</text:p>
          </table:table-cell>
          <table:table-cell office:value-type="string" calcext:value-type="string">
            <text:p>Motion</text:p>
          </table:table-cell>
          <table:table-cell office:value-type="float" office:value="-0.793588936328888" calcext:value-type="float">
            <text:p>-0.793588936328888</text:p>
          </table:table-cell>
          <table:table-cell office:value-type="float" office:value="0.131889089941979" calcext:value-type="float">
            <text:p>0.131889089941979</text:p>
          </table:table-cell>
          <table:table-cell office:value-type="float" office:value="8.51068878173828" calcext:value-type="float">
            <text:p>8.51068878173828</text:p>
          </table:table-cell>
          <table:table-cell office:value-type="float" office:value="-0.651654180323821" calcext:value-type="float">
            <text:p>-0.651654180323821</text:p>
          </table:table-cell>
          <table:table-cell office:value-type="float" office:value="1.55291220117254" calcext:value-type="float">
            <text:p>1.55291220117254</text:p>
          </table:table-cell>
          <table:table-cell office:value-type="float" office:value="-0.381554362817692" calcext:value-type="float">
            <text:p>-0.381554362817692</text:p>
          </table:table-cell>
          <table:table-cell office:value-type="float" office:value="-0.793588936328888" calcext:value-type="float">
            <text:p>-0.793588936328888</text:p>
          </table:table-cell>
          <table:table-cell office:value-type="float" office:value="0.131889089941979" calcext:value-type="float">
            <text:p>0.131889089941979</text:p>
          </table:table-cell>
          <table:table-cell office:value-type="float" office:value="8.51068878173828" calcext:value-type="float">
            <text:p>8.51068878173828</text:p>
          </table:table-cell>
          <table:table-cell office:value-type="float" office:value="-0.0108461873605847" calcext:value-type="float">
            <text:p>-0.0108461873605847</text:p>
          </table:table-cell>
          <table:table-cell office:value-type="float" office:value="-0.999840080738068" calcext:value-type="float">
            <text:p>-0.999840080738068</text:p>
          </table:table-cell>
          <table:table-cell office:value-type="float" office:value="-0.0142185818403959" calcext:value-type="float">
            <text:p>-0.0142185818403959</text:p>
          </table:table-cell>
          <table:table-cell office:value-type="float" office:value="0.241040274500847" calcext:value-type="float">
            <text:p>0.241040274500847</text:p>
          </table:table-cell>
          <table:table-cell office:value-type="float" office:value="1.29128301143646" calcext:value-type="float">
            <text:p>1.29128301143646</text:p>
          </table:table-cell>
          <table:table-cell office:value-type="float" office:value="-0.436800718307495" calcext:value-type="float">
            <text:p>-0.43680071830749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6926" calcext:value-type="float">
            <text:p>1419950947.16926</text:p>
          </table:table-cell>
          <table:table-cell office:value-type="string" calcext:value-type="string">
            <text:p>Gyro</text:p>
          </table:table-cell>
          <table:table-cell office:value-type="float" office:value="-0.706892169203548" calcext:value-type="float">
            <text:p>-0.706892169203548</text:p>
          </table:table-cell>
          <table:table-cell office:value-type="float" office:value="0.119395636938759" calcext:value-type="float">
            <text:p>0.119395636938759</text:p>
          </table:table-cell>
          <table:table-cell office:value-type="float" office:value="8.97868143395013" calcext:value-type="float">
            <text:p>8.97868143395013</text:p>
          </table:table-cell>
          <table:table-cell table:number-columns-repeated="16"/>
        </table:table-row>
        <table:table-row table:style-name="ro2">
          <table:table-cell office:value-type="float" office:value="1419950947.16971" calcext:value-type="float">
            <text:p>1419950947.16971</text:p>
          </table:table-cell>
          <table:table-cell office:value-type="string" calcext:value-type="string">
            <text:p>Gyro</text:p>
          </table:table-cell>
          <table:table-cell office:value-type="float" office:value="-0.757350017112843" calcext:value-type="float">
            <text:p>-0.757350017112843</text:p>
          </table:table-cell>
          <table:table-cell office:value-type="float" office:value="0.491576660335077" calcext:value-type="float">
            <text:p>0.491576660335077</text:p>
          </table:table-cell>
          <table:table-cell office:value-type="float" office:value="8.89447973713288" calcext:value-type="float">
            <text:p>8.89447973713288</text:p>
          </table:table-cell>
          <table:table-cell table:number-columns-repeated="16"/>
        </table:table-row>
        <table:table-row table:style-name="ro2">
          <table:table-cell office:value-type="float" office:value="1419950947.16997" calcext:value-type="float">
            <text:p>1419950947.16997</text:p>
          </table:table-cell>
          <table:table-cell office:value-type="string" calcext:value-type="string">
            <text:p>Magnetic</text:p>
          </table:table-cell>
          <table:table-cell office:value-type="float" office:value="54.0214538574219" calcext:value-type="float">
            <text:p>54.0214538574219</text:p>
          </table:table-cell>
          <table:table-cell office:value-type="float" office:value="225.738571166992" calcext:value-type="float">
            <text:p>225.738571166992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7.1695" calcext:value-type="float">
            <text:p>1419950947.1695</text:p>
          </table:table-cell>
          <table:table-cell office:value-type="string" calcext:value-type="string">
            <text:p>Motion</text:p>
          </table:table-cell>
          <table:table-cell office:value-type="float" office:value="-0.730741262435913" calcext:value-type="float">
            <text:p>-0.730741262435913</text:p>
          </table:table-cell>
          <table:table-cell office:value-type="float" office:value="0.0677441358566284" calcext:value-type="float">
            <text:p>0.0677441358566284</text:p>
          </table:table-cell>
          <table:table-cell office:value-type="float" office:value="8.88055515289307" calcext:value-type="float">
            <text:p>8.88055515289307</text:p>
          </table:table-cell>
          <table:table-cell office:value-type="float" office:value="-1.36217798475391" calcext:value-type="float">
            <text:p>-1.36217798475391</text:p>
          </table:table-cell>
          <table:table-cell office:value-type="float" office:value="1.46392614959222" calcext:value-type="float">
            <text:p>1.46392614959222</text:p>
          </table:table-cell>
          <table:table-cell office:value-type="float" office:value="0.33033678206873" calcext:value-type="float">
            <text:p>0.33033678206873</text:p>
          </table:table-cell>
          <table:table-cell office:value-type="float" office:value="-0.730741262435913" calcext:value-type="float">
            <text:p>-0.730741262435913</text:p>
          </table:table-cell>
          <table:table-cell office:value-type="float" office:value="0.0677441358566284" calcext:value-type="float">
            <text:p>0.0677441358566284</text:p>
          </table:table-cell>
          <table:table-cell office:value-type="float" office:value="8.88055515289307" calcext:value-type="float">
            <text:p>8.88055515289307</text:p>
          </table:table-cell>
          <table:table-cell office:value-type="float" office:value="-0.104354113340378" calcext:value-type="float">
            <text:p>-0.104354113340378</text:p>
          </table:table-cell>
          <table:table-cell office:value-type="float" office:value="-0.994294822216034" calcext:value-type="float">
            <text:p>-0.994294822216034</text:p>
          </table:table-cell>
          <table:table-cell office:value-type="float" office:value="-0.0220916029065847" calcext:value-type="float">
            <text:p>-0.0220916029065847</text:p>
          </table:table-cell>
          <table:table-cell office:value-type="float" office:value="0.0907737910747528" calcext:value-type="float">
            <text:p>0.0907737910747528</text:p>
          </table:table-cell>
          <table:table-cell office:value-type="float" office:value="1.25373995304108" calcext:value-type="float">
            <text:p>1.25373995304108</text:p>
          </table:table-cell>
          <table:table-cell office:value-type="float" office:value="-0.413287431001663" calcext:value-type="float">
            <text:p>-0.4132874310016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7299" calcext:value-type="float">
            <text:p>1419950947.17299</text:p>
          </table:table-cell>
          <table:table-cell office:value-type="string" calcext:value-type="string">
            <text:p>Acceleration</text:p>
          </table:table-cell>
          <table:table-cell office:value-type="float" office:value="-0.266281127929687" calcext:value-type="float">
            <text:p>-0.266281127929687</text:p>
          </table:table-cell>
          <table:table-cell office:value-type="float" office:value="0.272811889648437" calcext:value-type="float">
            <text:p>0.272811889648437</text:p>
          </table:table-cell>
          <table:table-cell office:value-type="float" office:value="-0.430267333984375" calcext:value-type="float">
            <text:p>-0.430267333984375</text:p>
          </table:table-cell>
          <table:table-cell table:number-columns-repeated="16"/>
        </table:table-row>
        <table:table-row table:style-name="ro2">
          <table:table-cell office:value-type="float" office:value="1419950947.17313" calcext:value-type="float">
            <text:p>1419950947.17313</text:p>
          </table:table-cell>
          <table:table-cell office:value-type="string" calcext:value-type="string">
            <text:p>Acceleration</text:p>
          </table:table-cell>
          <table:table-cell office:value-type="float" office:value="-0.376571655273437" calcext:value-type="float">
            <text:p>-0.376571655273437</text:p>
          </table:table-cell>
          <table:table-cell office:value-type="float" office:value="0.278762817382812" calcext:value-type="float">
            <text:p>0.278762817382812</text:p>
          </table:table-cell>
          <table:table-cell office:value-type="float" office:value="-0.462753295898438" calcext:value-type="float">
            <text:p>-0.462753295898438</text:p>
          </table:table-cell>
          <table:table-cell table:number-columns-repeated="16"/>
        </table:table-row>
        <table:table-row table:style-name="ro2">
          <table:table-cell office:value-type="float" office:value="1419950947.18526" calcext:value-type="float">
            <text:p>1419950947.18526</text:p>
          </table:table-cell>
          <table:table-cell office:value-type="string" calcext:value-type="string">
            <text:p>Gyro</text:p>
          </table:table-cell>
          <table:table-cell office:value-type="float" office:value="-0.81532117508947" calcext:value-type="float">
            <text:p>-0.81532117508947</text:p>
          </table:table-cell>
          <table:table-cell office:value-type="float" office:value="1.25040260132404" calcext:value-type="float">
            <text:p>1.25040260132404</text:p>
          </table:table-cell>
          <table:table-cell office:value-type="float" office:value="8.66784153257383" calcext:value-type="float">
            <text:p>8.66784153257383</text:p>
          </table:table-cell>
          <table:table-cell table:number-columns-repeated="16"/>
        </table:table-row>
        <table:table-row table:style-name="ro2">
          <table:table-cell office:value-type="float" office:value="1419950947.18514" calcext:value-type="float">
            <text:p>1419950947.18514</text:p>
          </table:table-cell>
          <table:table-cell office:value-type="string" calcext:value-type="string">
            <text:p>Motion</text:p>
          </table:table-cell>
          <table:table-cell office:value-type="float" office:value="-0.698538064956665" calcext:value-type="float">
            <text:p>-0.698538064956665</text:p>
          </table:table-cell>
          <table:table-cell office:value-type="float" office:value="0.147220253944397" calcext:value-type="float">
            <text:p>0.147220253944397</text:p>
          </table:table-cell>
          <table:table-cell office:value-type="float" office:value="8.96189689636231" calcext:value-type="float">
            <text:p>8.96189689636231</text:p>
          </table:table-cell>
          <table:table-cell office:value-type="float" office:value="-1.42216610016997" calcext:value-type="float">
            <text:p>-1.42216610016997</text:p>
          </table:table-cell>
          <table:table-cell office:value-type="float" office:value="1.36862417110402" calcext:value-type="float">
            <text:p>1.36862417110402</text:p>
          </table:table-cell>
          <table:table-cell office:value-type="float" office:value="0.392243838160941" calcext:value-type="float">
            <text:p>0.392243838160941</text:p>
          </table:table-cell>
          <table:table-cell office:value-type="float" office:value="-0.698538064956665" calcext:value-type="float">
            <text:p>-0.698538064956665</text:p>
          </table:table-cell>
          <table:table-cell office:value-type="float" office:value="0.147220253944397" calcext:value-type="float">
            <text:p>0.147220253944397</text:p>
          </table:table-cell>
          <table:table-cell office:value-type="float" office:value="8.96189689636231" calcext:value-type="float">
            <text:p>8.96189689636231</text:p>
          </table:table-cell>
          <table:table-cell office:value-type="float" office:value="-0.198583886027336" calcext:value-type="float">
            <text:p>-0.198583886027336</text:p>
          </table:table-cell>
          <table:table-cell office:value-type="float" office:value="-0.97963273525238" calcext:value-type="float">
            <text:p>-0.97963273525238</text:p>
          </table:table-cell>
          <table:table-cell office:value-type="float" office:value="-0.0297348480671644" calcext:value-type="float">
            <text:p>-0.0297348480671644</text:p>
          </table:table-cell>
          <table:table-cell office:value-type="float" office:value="0.0340941473841667" calcext:value-type="float">
            <text:p>0.0340941473841667</text:p>
          </table:table-cell>
          <table:table-cell office:value-type="float" office:value="1.23987138271332" calcext:value-type="float">
            <text:p>1.23987138271332</text:p>
          </table:table-cell>
          <table:table-cell office:value-type="float" office:value="-0.389652967453003" calcext:value-type="float">
            <text:p>-0.38965296745300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8559" calcext:value-type="float">
            <text:p>1419950947.18559</text:p>
          </table:table-cell>
          <table:table-cell office:value-type="string" calcext:value-type="string">
            <text:p>Motion</text:p>
          </table:table-cell>
          <table:table-cell office:value-type="float" office:value="-0.748995959758758" calcext:value-type="float">
            <text:p>-0.748995959758758</text:p>
          </table:table-cell>
          <table:table-cell office:value-type="float" office:value="0.5194011926651" calcext:value-type="float">
            <text:p>0.5194011926651</text:p>
          </table:table-cell>
          <table:table-cell office:value-type="float" office:value="8.87769508361816" calcext:value-type="float">
            <text:p>8.87769508361816</text:p>
          </table:table-cell>
          <table:table-cell office:value-type="float" office:value="-1.43936722252515" calcext:value-type="float">
            <text:p>-1.43936722252515</text:p>
          </table:table-cell>
          <table:table-cell office:value-type="float" office:value="1.27365253569372" calcext:value-type="float">
            <text:p>1.27365253569372</text:p>
          </table:table-cell>
          <table:table-cell office:value-type="float" office:value="0.414385474551536" calcext:value-type="float">
            <text:p>0.414385474551536</text:p>
          </table:table-cell>
          <table:table-cell office:value-type="float" office:value="-0.748995959758758" calcext:value-type="float">
            <text:p>-0.748995959758758</text:p>
          </table:table-cell>
          <table:table-cell office:value-type="float" office:value="0.5194011926651" calcext:value-type="float">
            <text:p>0.5194011926651</text:p>
          </table:table-cell>
          <table:table-cell office:value-type="float" office:value="8.87769508361816" calcext:value-type="float">
            <text:p>8.87769508361816</text:p>
          </table:table-cell>
          <table:table-cell office:value-type="float" office:value="-0.2902652323246" calcext:value-type="float">
            <text:p>-0.2902652323246</text:p>
          </table:table-cell>
          <table:table-cell office:value-type="float" office:value="-0.95617663860321" calcext:value-type="float">
            <text:p>-0.95617663860321</text:p>
          </table:table-cell>
          <table:table-cell office:value-type="float" office:value="-0.0383704863488674" calcext:value-type="float">
            <text:p>-0.0383704863488674</text:p>
          </table:table-cell>
          <table:table-cell office:value-type="float" office:value="-0.0863064229488373" calcext:value-type="float">
            <text:p>-0.0863064229488373</text:p>
          </table:table-cell>
          <table:table-cell office:value-type="float" office:value="1.23493945598602" calcext:value-type="float">
            <text:p>1.23493945598602</text:p>
          </table:table-cell>
          <table:table-cell office:value-type="float" office:value="-0.42438280582428" calcext:value-type="float">
            <text:p>-0.424382805824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19246" calcext:value-type="float">
            <text:p>1419950947.19246</text:p>
          </table:table-cell>
          <table:table-cell office:value-type="string" calcext:value-type="string">
            <text:p>Acceleration</text:p>
          </table:table-cell>
          <table:table-cell office:value-type="float" office:value="-0.6092529296875" calcext:value-type="float">
            <text:p>-0.6092529296875</text:p>
          </table:table-cell>
          <table:table-cell office:value-type="float" office:value="0.286605834960937" calcext:value-type="float">
            <text:p>0.286605834960937</text:p>
          </table:table-cell>
          <table:table-cell office:value-type="float" office:value="-0.54669189453125" calcext:value-type="float">
            <text:p>-0.54669189453125</text:p>
          </table:table-cell>
          <table:table-cell table:number-columns-repeated="16"/>
        </table:table-row>
        <table:table-row table:style-name="ro2">
          <table:table-cell office:value-type="float" office:value="1419950947.19249" calcext:value-type="float">
            <text:p>1419950947.19249</text:p>
          </table:table-cell>
          <table:table-cell office:value-type="string" calcext:value-type="string">
            <text:p>Acceleration</text:p>
          </table:table-cell>
          <table:table-cell office:value-type="float" office:value="-0.984573364257812" calcext:value-type="float">
            <text:p>-0.984573364257812</text:p>
          </table:table-cell>
          <table:table-cell office:value-type="float" office:value="0.397476196289062" calcext:value-type="float">
            <text:p>0.397476196289062</text:p>
          </table:table-cell>
          <table:table-cell office:value-type="float" office:value="-0.773117065429688" calcext:value-type="float">
            <text:p>-0.773117065429688</text:p>
          </table:table-cell>
          <table:table-cell table:number-columns-repeated="16"/>
        </table:table-row>
        <table:table-row table:style-name="ro2">
          <table:table-cell office:value-type="float" office:value="1419950947.19482" calcext:value-type="float">
            <text:p>1419950947.19482</text:p>
          </table:table-cell>
          <table:table-cell office:value-type="string" calcext:value-type="string">
            <text:p>Magnetic</text:p>
          </table:table-cell>
          <table:table-cell office:value-type="float" office:value="56.3923034667969" calcext:value-type="float">
            <text:p>56.3923034667969</text:p>
          </table:table-cell>
          <table:table-cell office:value-type="float" office:value="225.061187744141" calcext:value-type="float">
            <text:p>225.061187744141</text:p>
          </table:table-cell>
          <table:table-cell office:value-type="float" office:value="132.87939453125" calcext:value-type="float">
            <text:p>132.87939453125</text:p>
          </table:table-cell>
          <table:table-cell table:number-columns-repeated="16"/>
        </table:table-row>
        <table:table-row table:style-name="ro2">
          <table:table-cell office:value-type="float" office:value="1419950947.20158" calcext:value-type="float">
            <text:p>1419950947.20158</text:p>
          </table:table-cell>
          <table:table-cell office:value-type="string" calcext:value-type="string">
            <text:p>Motion</text:p>
          </table:table-cell>
          <table:table-cell office:value-type="float" office:value="-0.806967079639435" calcext:value-type="float">
            <text:p>-0.806967079639435</text:p>
          </table:table-cell>
          <table:table-cell office:value-type="float" office:value="1.27822709083557" calcext:value-type="float">
            <text:p>1.27822709083557</text:p>
          </table:table-cell>
          <table:table-cell office:value-type="float" office:value="8.65105724334717" calcext:value-type="float">
            <text:p>8.65105724334717</text:p>
          </table:table-cell>
          <table:table-cell office:value-type="float" office:value="-1.43846941693178" calcext:value-type="float">
            <text:p>-1.43846941693178</text:p>
          </table:table-cell>
          <table:table-cell office:value-type="float" office:value="1.18050012927195" calcext:value-type="float">
            <text:p>1.18050012927195</text:p>
          </table:table-cell>
          <table:table-cell office:value-type="float" office:value="0.425531844888771" calcext:value-type="float">
            <text:p>0.425531844888771</text:p>
          </table:table-cell>
          <table:table-cell office:value-type="float" office:value="-0.806967079639435" calcext:value-type="float">
            <text:p>-0.806967079639435</text:p>
          </table:table-cell>
          <table:table-cell office:value-type="float" office:value="1.27822709083557" calcext:value-type="float">
            <text:p>1.27822709083557</text:p>
          </table:table-cell>
          <table:table-cell office:value-type="float" office:value="8.65105724334717" calcext:value-type="float">
            <text:p>8.65105724334717</text:p>
          </table:table-cell>
          <table:table-cell office:value-type="float" office:value="-0.377136200666428" calcext:value-type="float">
            <text:p>-0.377136200666428</text:p>
          </table:table-cell>
          <table:table-cell office:value-type="float" office:value="-0.924796402454376" calcext:value-type="float">
            <text:p>-0.924796402454376</text:p>
          </table:table-cell>
          <table:table-cell office:value-type="float" office:value="-0.05019860714674" calcext:value-type="float">
            <text:p>-0.05019860714674</text:p>
          </table:table-cell>
          <table:table-cell office:value-type="float" office:value="-0.232116743922234" calcext:value-type="float">
            <text:p>-0.232116743922234</text:p>
          </table:table-cell>
          <table:table-cell office:value-type="float" office:value="1.21140229701996" calcext:value-type="float">
            <text:p>1.21140229701996</text:p>
          </table:table-cell>
          <table:table-cell office:value-type="float" office:value="-0.496493279933929" calcext:value-type="float">
            <text:p>-0.4964932799339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0156" calcext:value-type="float">
            <text:p>1419950947.20156</text:p>
          </table:table-cell>
          <table:table-cell office:value-type="string" calcext:value-type="string">
            <text:p>Gyro</text:p>
          </table:table-cell>
          <table:table-cell office:value-type="float" office:value="-0.754276462898782" calcext:value-type="float">
            <text:p>-0.754276462898782</text:p>
          </table:table-cell>
          <table:table-cell office:value-type="float" office:value="1.88639369914252" calcext:value-type="float">
            <text:p>1.88639369914252</text:p>
          </table:table-cell>
          <table:table-cell office:value-type="float" office:value="8.23755139945642" calcext:value-type="float">
            <text:p>8.23755139945642</text:p>
          </table:table-cell>
          <table:table-cell table:number-columns-repeated="16"/>
        </table:table-row>
        <table:table-row table:style-name="ro2">
          <table:table-cell office:value-type="float" office:value="1419950947.20278" calcext:value-type="float">
            <text:p>1419950947.20278</text:p>
          </table:table-cell>
          <table:table-cell office:value-type="string" calcext:value-type="string">
            <text:p>Gyro</text:p>
          </table:table-cell>
          <table:table-cell office:value-type="float" office:value="-0.631445081837712" calcext:value-type="float">
            <text:p>-0.631445081837712</text:p>
          </table:table-cell>
          <table:table-cell office:value-type="float" office:value="1.79980181524692" calcext:value-type="float">
            <text:p>1.79980181524692</text:p>
          </table:table-cell>
          <table:table-cell office:value-type="float" office:value="7.68869307355093" calcext:value-type="float">
            <text:p>7.68869307355093</text:p>
          </table:table-cell>
          <table:table-cell table:number-columns-repeated="16"/>
        </table:table-row>
        <table:table-row table:style-name="ro2">
          <table:table-cell office:value-type="float" office:value="1419950947.21197" calcext:value-type="float">
            <text:p>1419950947.21197</text:p>
          </table:table-cell>
          <table:table-cell office:value-type="string" calcext:value-type="string">
            <text:p>Acceleration</text:p>
          </table:table-cell>
          <table:table-cell office:value-type="float" office:value="-1.41995239257813" calcext:value-type="float">
            <text:p>-1.41995239257813</text:p>
          </table:table-cell>
          <table:table-cell office:value-type="float" office:value="0.474044799804688" calcext:value-type="float">
            <text:p>0.474044799804688</text:p>
          </table:table-cell>
          <table:table-cell office:value-type="float" office:value="-0.889617919921875" calcext:value-type="float">
            <text:p>-0.889617919921875</text:p>
          </table:table-cell>
          <table:table-cell table:number-columns-repeated="16"/>
        </table:table-row>
        <table:table-row table:style-name="ro2">
          <table:table-cell office:value-type="float" office:value="1419950947.212" calcext:value-type="float">
            <text:p>1419950947.212</text:p>
          </table:table-cell>
          <table:table-cell office:value-type="string" calcext:value-type="string">
            <text:p>Acceleration</text:p>
          </table:table-cell>
          <table:table-cell office:value-type="float" office:value="-1.88114929199219" calcext:value-type="float">
            <text:p>-1.88114929199219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-0.79949951171875" calcext:value-type="float">
            <text:p>-0.79949951171875</text:p>
          </table:table-cell>
          <table:table-cell table:number-columns-repeated="16"/>
        </table:table-row>
        <table:table-row table:style-name="ro2">
          <table:table-cell office:value-type="float" office:value="1419950947.21716" calcext:value-type="float">
            <text:p>1419950947.21716</text:p>
          </table:table-cell>
          <table:table-cell office:value-type="string" calcext:value-type="string">
            <text:p>Gyro</text:p>
          </table:table-cell>
          <table:table-cell office:value-type="float" office:value="-0.236088431687197" calcext:value-type="float">
            <text:p>-0.236088431687197</text:p>
          </table:table-cell>
          <table:table-cell office:value-type="float" office:value="1.29806226587599" calcext:value-type="float">
            <text:p>1.29806226587599</text:p>
          </table:table-cell>
          <table:table-cell office:value-type="float" office:value="7.37224135912561" calcext:value-type="float">
            <text:p>7.37224135912561</text:p>
          </table:table-cell>
          <table:table-cell table:number-columns-repeated="16"/>
        </table:table-row>
        <table:table-row table:style-name="ro2">
          <table:table-cell office:value-type="float" office:value="1419950947.21712" calcext:value-type="float">
            <text:p>1419950947.21712</text:p>
          </table:table-cell>
          <table:table-cell office:value-type="string" calcext:value-type="string">
            <text:p>Motion</text:p>
          </table:table-cell>
          <table:table-cell office:value-type="float" office:value="-0.745385229587555" calcext:value-type="float">
            <text:p>-0.745385229587555</text:p>
          </table:table-cell>
          <table:table-cell office:value-type="float" office:value="1.91385960578919" calcext:value-type="float">
            <text:p>1.91385960578919</text:p>
          </table:table-cell>
          <table:table-cell office:value-type="float" office:value="8.22050666809082" calcext:value-type="float">
            <text:p>8.22050666809082</text:p>
          </table:table-cell>
          <table:table-cell office:value-type="float" office:value="-1.4279723007018" calcext:value-type="float">
            <text:p>-1.4279723007018</text:p>
          </table:table-cell>
          <table:table-cell office:value-type="float" office:value="1.09133622223253" calcext:value-type="float">
            <text:p>1.09133622223253</text:p>
          </table:table-cell>
          <table:table-cell office:value-type="float" office:value="0.434937164573694" calcext:value-type="float">
            <text:p>0.434937164573694</text:p>
          </table:table-cell>
          <table:table-cell office:value-type="float" office:value="-0.745385229587555" calcext:value-type="float">
            <text:p>-0.745385229587555</text:p>
          </table:table-cell>
          <table:table-cell office:value-type="float" office:value="1.91385960578919" calcext:value-type="float">
            <text:p>1.91385960578919</text:p>
          </table:table-cell>
          <table:table-cell office:value-type="float" office:value="8.22050666809082" calcext:value-type="float">
            <text:p>8.22050666809082</text:p>
          </table:table-cell>
          <table:table-cell office:value-type="float" office:value="-0.45660325884819" calcext:value-type="float">
            <text:p>-0.45660325884819</text:p>
          </table:table-cell>
          <table:table-cell office:value-type="float" office:value="-0.88724410533905" calcext:value-type="float">
            <text:p>-0.88724410533905</text:p>
          </table:table-cell>
          <table:table-cell office:value-type="float" office:value="-0.0656609907746315" calcext:value-type="float">
            <text:p>-0.0656609907746315</text:p>
          </table:table-cell>
          <table:table-cell office:value-type="float" office:value="-0.527970135211945" calcext:value-type="float">
            <text:p>-0.527970135211945</text:p>
          </table:table-cell>
          <table:table-cell office:value-type="float" office:value="1.28472030162811" calcext:value-type="float">
            <text:p>1.28472030162811</text:p>
          </table:table-cell>
          <table:table-cell office:value-type="float" office:value="-0.707456052303314" calcext:value-type="float">
            <text:p>-0.7074560523033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1744" calcext:value-type="float">
            <text:p>1419950947.21744</text:p>
          </table:table-cell>
          <table:table-cell office:value-type="string" calcext:value-type="string">
            <text:p>Motion</text:p>
          </table:table-cell>
          <table:table-cell office:value-type="float" office:value="-0.622553884983063" calcext:value-type="float">
            <text:p>-0.622553884983063</text:p>
          </table:table-cell>
          <table:table-cell office:value-type="float" office:value="1.82726776599884" calcext:value-type="float">
            <text:p>1.82726776599884</text:p>
          </table:table-cell>
          <table:table-cell office:value-type="float" office:value="7.6716480255127" calcext:value-type="float">
            <text:p>7.6716480255127</text:p>
          </table:table-cell>
          <table:table-cell office:value-type="float" office:value="-1.41706684987934" calcext:value-type="float">
            <text:p>-1.41706684987934</text:p>
          </table:table-cell>
          <table:table-cell office:value-type="float" office:value="1.00811703700205" calcext:value-type="float">
            <text:p>1.00811703700205</text:p>
          </table:table-cell>
          <table:table-cell office:value-type="float" office:value="0.445714700552881" calcext:value-type="float">
            <text:p>0.445714700552881</text:p>
          </table:table-cell>
          <table:table-cell office:value-type="float" office:value="-0.622553884983063" calcext:value-type="float">
            <text:p>-0.622553884983063</text:p>
          </table:table-cell>
          <table:table-cell office:value-type="float" office:value="1.82726776599884" calcext:value-type="float">
            <text:p>1.82726776599884</text:p>
          </table:table-cell>
          <table:table-cell office:value-type="float" office:value="7.6716480255127" calcext:value-type="float">
            <text:p>7.6716480255127</text:p>
          </table:table-cell>
          <table:table-cell office:value-type="float" office:value="-0.52716326713562" calcext:value-type="float">
            <text:p>-0.52716326713562</text:p>
          </table:table-cell>
          <table:table-cell office:value-type="float" office:value="-0.845828890800476" calcext:value-type="float">
            <text:p>-0.845828890800476</text:p>
          </table:table-cell>
          <table:table-cell office:value-type="float" office:value="-0.0816850289702416" calcext:value-type="float">
            <text:p>-0.0816850289702416</text:p>
          </table:table-cell>
          <table:table-cell office:value-type="float" office:value="-0.892789125442505" calcext:value-type="float">
            <text:p>-0.892789125442505</text:p>
          </table:table-cell>
          <table:table-cell office:value-type="float" office:value="1.31987369060516" calcext:value-type="float">
            <text:p>1.31987369060516</text:p>
          </table:table-cell>
          <table:table-cell office:value-type="float" office:value="-0.807932913303375" calcext:value-type="float">
            <text:p>-0.8079329133033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2113" calcext:value-type="float">
            <text:p>1419950947.22113</text:p>
          </table:table-cell>
          <table:table-cell office:value-type="string" calcext:value-type="string">
            <text:p>Magnetic</text:p>
          </table:table-cell>
          <table:table-cell office:value-type="float" office:value="57.5777282714844" calcext:value-type="float">
            <text:p>57.5777282714844</text:p>
          </table:table-cell>
          <table:table-cell office:value-type="float" office:value="229.294845581055" calcext:value-type="float">
            <text:p>229.294845581055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7.2315" calcext:value-type="float">
            <text:p>1419950947.2315</text:p>
          </table:table-cell>
          <table:table-cell office:value-type="string" calcext:value-type="string">
            <text:p>Acceleration</text:p>
          </table:table-cell>
          <table:table-cell office:value-type="float" office:value="-2.31346130371094" calcext:value-type="float">
            <text:p>-2.31346130371094</text:p>
          </table:table-cell>
          <table:table-cell office:value-type="float" office:value="0.35662841796875" calcext:value-type="float">
            <text:p>0.35662841796875</text:p>
          </table:table-cell>
          <table:table-cell office:value-type="float" office:value="-0.567550659179688" calcext:value-type="float">
            <text:p>-0.567550659179688</text:p>
          </table:table-cell>
          <table:table-cell table:number-columns-repeated="16"/>
        </table:table-row>
        <table:table-row table:style-name="ro2">
          <table:table-cell office:value-type="float" office:value="1419950947.2316" calcext:value-type="float">
            <text:p>1419950947.2316</text:p>
          </table:table-cell>
          <table:table-cell office:value-type="string" calcext:value-type="string">
            <text:p>Acceleration</text:p>
          </table:table-cell>
          <table:table-cell office:value-type="float" office:value="-2.77294921875" calcext:value-type="float">
            <text:p>-2.77294921875</text:p>
          </table:table-cell>
          <table:table-cell office:value-type="float" office:value="0.2777099609375" calcext:value-type="float">
            <text:p>0.2777099609375</text:p>
          </table:table-cell>
          <table:table-cell office:value-type="float" office:value="-0.279541015625" calcext:value-type="float">
            <text:p>-0.279541015625</text:p>
          </table:table-cell>
          <table:table-cell table:number-columns-repeated="16"/>
        </table:table-row>
        <table:table-row table:style-name="ro2">
          <table:table-cell office:value-type="float" office:value="1419950947.23289" calcext:value-type="float">
            <text:p>1419950947.23289</text:p>
          </table:table-cell>
          <table:table-cell office:value-type="string" calcext:value-type="string">
            <text:p>Gyro</text:p>
          </table:table-cell>
          <table:table-cell office:value-type="float" office:value="0.294488891231545" calcext:value-type="float">
            <text:p>0.294488891231545</text:p>
          </table:table-cell>
          <table:table-cell office:value-type="float" office:value="0.710652020030521" calcext:value-type="float">
            <text:p>0.710652020030521</text:p>
          </table:table-cell>
          <table:table-cell office:value-type="float" office:value="7.17732566420715" calcext:value-type="float">
            <text:p>7.17732566420715</text:p>
          </table:table-cell>
          <table:table-cell table:number-columns-repeated="16"/>
        </table:table-row>
        <table:table-row table:style-name="ro2">
          <table:table-cell office:value-type="float" office:value="1419950947.23321" calcext:value-type="float">
            <text:p>1419950947.23321</text:p>
          </table:table-cell>
          <table:table-cell office:value-type="string" calcext:value-type="string">
            <text:p>Gyro</text:p>
          </table:table-cell>
          <table:table-cell office:value-type="float" office:value="0.781099288765842" calcext:value-type="float">
            <text:p>0.781099288765842</text:p>
          </table:table-cell>
          <table:table-cell office:value-type="float" office:value="-0.0326410339005562" calcext:value-type="float">
            <text:p>-0.0326410339005562</text:p>
          </table:table-cell>
          <table:table-cell office:value-type="float" office:value="6.82306132336045" calcext:value-type="float">
            <text:p>6.82306132336045</text:p>
          </table:table-cell>
          <table:table-cell table:number-columns-repeated="16"/>
        </table:table-row>
        <table:table-row table:style-name="ro2">
          <table:table-cell office:value-type="float" office:value="1419950947.23291" calcext:value-type="float">
            <text:p>1419950947.23291</text:p>
          </table:table-cell>
          <table:table-cell office:value-type="string" calcext:value-type="string">
            <text:p>Motion</text:p>
          </table:table-cell>
          <table:table-cell office:value-type="float" office:value="-0.227197259664535" calcext:value-type="float">
            <text:p>-0.227197259664535</text:p>
          </table:table-cell>
          <table:table-cell office:value-type="float" office:value="1.32552814483643" calcext:value-type="float">
            <text:p>1.32552814483643</text:p>
          </table:table-cell>
          <table:table-cell office:value-type="float" office:value="7.35519647598267" calcext:value-type="float">
            <text:p>7.35519647598267</text:p>
          </table:table-cell>
          <table:table-cell office:value-type="float" office:value="-1.41403991694736" calcext:value-type="float">
            <text:p>-1.41403991694736</text:p>
          </table:table-cell>
          <table:table-cell office:value-type="float" office:value="0.929527316758198" calcext:value-type="float">
            <text:p>0.929527316758198</text:p>
          </table:table-cell>
          <table:table-cell office:value-type="float" office:value="0.460878165248136" calcext:value-type="float">
            <text:p>0.460878165248136</text:p>
          </table:table-cell>
          <table:table-cell office:value-type="float" office:value="-0.227197259664535" calcext:value-type="float">
            <text:p>-0.227197259664535</text:p>
          </table:table-cell>
          <table:table-cell office:value-type="float" office:value="1.32552814483643" calcext:value-type="float">
            <text:p>1.32552814483643</text:p>
          </table:table-cell>
          <table:table-cell office:value-type="float" office:value="7.35519647598267" calcext:value-type="float">
            <text:p>7.35519647598267</text:p>
          </table:table-cell>
          <table:table-cell office:value-type="float" office:value="-0.590878069400787" calcext:value-type="float">
            <text:p>-0.590878069400787</text:p>
          </table:table-cell>
          <table:table-cell office:value-type="float" office:value="-0.801337242126465" calcext:value-type="float">
            <text:p>-0.801337242126465</text:p>
          </table:table-cell>
          <table:table-cell office:value-type="float" office:value="-0.0933901220560074" calcext:value-type="float">
            <text:p>-0.0933901220560074</text:p>
          </table:table-cell>
          <table:table-cell office:value-type="float" office:value="-1.29027128219605" calcext:value-type="float">
            <text:p>-1.29027128219605</text:p>
          </table:table-cell>
          <table:table-cell office:value-type="float" office:value="1.21149349212647" calcext:value-type="float">
            <text:p>1.21149349212647</text:p>
          </table:table-cell>
          <table:table-cell office:value-type="float" office:value="-0.706109404563904" calcext:value-type="float">
            <text:p>-0.7061094045639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4697" calcext:value-type="float">
            <text:p>1419950947.24697</text:p>
          </table:table-cell>
          <table:table-cell office:value-type="string" calcext:value-type="string">
            <text:p>Magnetic</text:p>
          </table:table-cell>
          <table:table-cell office:value-type="float" office:value="61.4726867675781" calcext:value-type="float">
            <text:p>61.4726867675781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32.87939453125" calcext:value-type="float">
            <text:p>132.87939453125</text:p>
          </table:table-cell>
          <table:table-cell table:number-columns-repeated="16"/>
        </table:table-row>
        <table:table-row table:style-name="ro2">
          <table:table-cell office:value-type="float" office:value="1419950947.24894" calcext:value-type="float">
            <text:p>1419950947.24894</text:p>
          </table:table-cell>
          <table:table-cell office:value-type="string" calcext:value-type="string">
            <text:p>Gyro</text:p>
          </table:table-cell>
          <table:table-cell office:value-type="float" office:value="0.967907522377777" calcext:value-type="float">
            <text:p>0.967907522377777</text:p>
          </table:table-cell>
          <table:table-cell office:value-type="float" office:value="-0.448081647095794" calcext:value-type="float">
            <text:p>-0.448081647095794</text:p>
          </table:table-cell>
          <table:table-cell office:value-type="float" office:value="6.12561085916956" calcext:value-type="float">
            <text:p>6.12561085916956</text:p>
          </table:table-cell>
          <table:table-cell table:number-columns-repeated="16"/>
        </table:table-row>
        <table:table-row table:style-name="ro2">
          <table:table-cell office:value-type="float" office:value="1419950947.24875" calcext:value-type="float">
            <text:p>1419950947.24875</text:p>
          </table:table-cell>
          <table:table-cell office:value-type="string" calcext:value-type="string">
            <text:p>Motion</text:p>
          </table:table-cell>
          <table:table-cell office:value-type="float" office:value="0.303380042314529" calcext:value-type="float">
            <text:p>0.303380042314529</text:p>
          </table:table-cell>
          <table:table-cell office:value-type="float" office:value="0.738117814064026" calcext:value-type="float">
            <text:p>0.738117814064026</text:p>
          </table:table-cell>
          <table:table-cell office:value-type="float" office:value="7.16028070449829" calcext:value-type="float">
            <text:p>7.16028070449829</text:p>
          </table:table-cell>
          <table:table-cell office:value-type="float" office:value="-1.42116401453643" calcext:value-type="float">
            <text:p>-1.42116401453643</text:p>
          </table:table-cell>
          <table:table-cell office:value-type="float" office:value="0.853926687772371" calcext:value-type="float">
            <text:p>0.853926687772371</text:p>
          </table:table-cell>
          <table:table-cell office:value-type="float" office:value="0.482388317931612" calcext:value-type="float">
            <text:p>0.482388317931612</text:p>
          </table:table-cell>
          <table:table-cell office:value-type="float" office:value="0.303380042314529" calcext:value-type="float">
            <text:p>0.303380042314529</text:p>
          </table:table-cell>
          <table:table-cell office:value-type="float" office:value="0.738117814064026" calcext:value-type="float">
            <text:p>0.738117814064026</text:p>
          </table:table-cell>
          <table:table-cell office:value-type="float" office:value="7.16028070449829" calcext:value-type="float">
            <text:p>7.16028070449829</text:p>
          </table:table-cell>
          <table:table-cell office:value-type="float" office:value="-0.649686336517334" calcext:value-type="float">
            <text:p>-0.649686336517334</text:p>
          </table:table-cell>
          <table:table-cell office:value-type="float" office:value="-0.753866136074066" calcext:value-type="float">
            <text:p>-0.753866136074066</text:p>
          </table:table-cell>
          <table:table-cell office:value-type="float" office:value="-0.0979461669921875" calcext:value-type="float">
            <text:p>-0.0979461669921875</text:p>
          </table:table-cell>
          <table:table-cell office:value-type="float" office:value="-1.6637749671936" calcext:value-type="float">
            <text:p>-1.6637749671936</text:p>
          </table:table-cell>
          <table:table-cell office:value-type="float" office:value="1.11049461364746" calcext:value-type="float">
            <text:p>1.11049461364746</text:p>
          </table:table-cell>
          <table:table-cell office:value-type="float" office:value="-0.4696044921875" calcext:value-type="float">
            <text:p>-0.46960449218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4924" calcext:value-type="float">
            <text:p>1419950947.24924</text:p>
          </table:table-cell>
          <table:table-cell office:value-type="string" calcext:value-type="string">
            <text:p>Motion</text:p>
          </table:table-cell>
          <table:table-cell office:value-type="float" office:value="0.789990425109863" calcext:value-type="float">
            <text:p>0.789990425109863</text:p>
          </table:table-cell>
          <table:table-cell office:value-type="float" office:value="-0.00517524080350995" calcext:value-type="float">
            <text:p>-0.00517524080350995</text:p>
          </table:table-cell>
          <table:table-cell office:value-type="float" office:value="6.80601644515991" calcext:value-type="float">
            <text:p>6.80601644515991</text:p>
          </table:table-cell>
          <table:table-cell office:value-type="float" office:value="-1.43790679792289" calcext:value-type="float">
            <text:p>-1.43790679792289</text:p>
          </table:table-cell>
          <table:table-cell office:value-type="float" office:value="0.782072783342528" calcext:value-type="float">
            <text:p>0.782072783342528</text:p>
          </table:table-cell>
          <table:table-cell office:value-type="float" office:value="0.507981990467678" calcext:value-type="float">
            <text:p>0.507981990467678</text:p>
          </table:table-cell>
          <table:table-cell office:value-type="float" office:value="0.789990425109863" calcext:value-type="float">
            <text:p>0.789990425109863</text:p>
          </table:table-cell>
          <table:table-cell office:value-type="float" office:value="-0.00517524080350995" calcext:value-type="float">
            <text:p>-0.00517524080350995</text:p>
          </table:table-cell>
          <table:table-cell office:value-type="float" office:value="6.80601644515991" calcext:value-type="float">
            <text:p>6.80601644515991</text:p>
          </table:table-cell>
          <table:table-cell office:value-type="float" office:value="-0.703199148178101" calcext:value-type="float">
            <text:p>-0.703199148178101</text:p>
          </table:table-cell>
          <table:table-cell office:value-type="float" office:value="-0.704751491546631" calcext:value-type="float">
            <text:p>-0.704751491546631</text:p>
          </table:table-cell>
          <table:table-cell office:value-type="float" office:value="-0.0940017998218537" calcext:value-type="float">
            <text:p>-0.0940017998218537</text:p>
          </table:table-cell>
          <table:table-cell office:value-type="float" office:value="-2.0697500705719" calcext:value-type="float">
            <text:p>-2.0697500705719</text:p>
          </table:table-cell>
          <table:table-cell office:value-type="float" office:value="0.982461452484131" calcext:value-type="float">
            <text:p>0.982461452484131</text:p>
          </table:table-cell>
          <table:table-cell office:value-type="float" office:value="-0.185539215803146" calcext:value-type="float">
            <text:p>-0.18553921580314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6073" calcext:value-type="float">
            <text:p>1419950947.26073</text:p>
          </table:table-cell>
          <table:table-cell office:value-type="string" calcext:value-type="string">
            <text:p>Acceleration</text:p>
          </table:table-cell>
          <table:table-cell office:value-type="float" office:value="-3.13090515136719" calcext:value-type="float">
            <text:p>-3.13090515136719</text:p>
          </table:table-cell>
          <table:table-cell office:value-type="float" office:value="-0.13360595703125" calcext:value-type="float">
            <text:p>-0.13360595703125</text:p>
          </table:table-cell>
          <table:table-cell office:value-type="float" office:value="0.388809204101562" calcext:value-type="float">
            <text:p>0.388809204101562</text:p>
          </table:table-cell>
          <table:table-cell table:number-columns-repeated="16"/>
        </table:table-row>
        <table:table-row table:style-name="ro2">
          <table:table-cell office:value-type="float" office:value="1419950947.26075" calcext:value-type="float">
            <text:p>1419950947.26075</text:p>
          </table:table-cell>
          <table:table-cell office:value-type="string" calcext:value-type="string">
            <text:p>Acceleration</text:p>
          </table:table-cell>
          <table:table-cell office:value-type="float" office:value="-3.07725524902344" calcext:value-type="float">
            <text:p>-3.07725524902344</text:p>
          </table:table-cell>
          <table:table-cell office:value-type="float" office:value="-0.314498901367187" calcext:value-type="float">
            <text:p>-0.314498901367187</text:p>
          </table:table-cell>
          <table:table-cell office:value-type="float" office:value="0.485702514648438" calcext:value-type="float">
            <text:p>0.485702514648438</text:p>
          </table:table-cell>
          <table:table-cell table:number-columns-repeated="16"/>
        </table:table-row>
        <table:table-row table:style-name="ro2">
          <table:table-cell office:value-type="float" office:value="1419950947.26506" calcext:value-type="float">
            <text:p>1419950947.26506</text:p>
          </table:table-cell>
          <table:table-cell office:value-type="string" calcext:value-type="string">
            <text:p>Gyro</text:p>
          </table:table-cell>
          <table:table-cell office:value-type="float" office:value="0.53340213788699" calcext:value-type="float">
            <text:p>0.53340213788699</text:p>
          </table:table-cell>
          <table:table-cell office:value-type="float" office:value="-0.476951378576689" calcext:value-type="float">
            <text:p>-0.476951378576689</text:p>
          </table:table-cell>
          <table:table-cell office:value-type="float" office:value="5.14516650596023" calcext:value-type="float">
            <text:p>5.14516650596023</text:p>
          </table:table-cell>
          <table:table-cell table:number-columns-repeated="16"/>
        </table:table-row>
        <table:table-row table:style-name="ro2">
          <table:table-cell office:value-type="float" office:value="1419950947.26535" calcext:value-type="float">
            <text:p>1419950947.26535</text:p>
          </table:table-cell>
          <table:table-cell office:value-type="string" calcext:value-type="string">
            <text:p>Gyro</text:p>
          </table:table-cell>
          <table:table-cell office:value-type="float" office:value="-0.358104885454704" calcext:value-type="float">
            <text:p>-0.358104885454704</text:p>
          </table:table-cell>
          <table:table-cell office:value-type="float" office:value="-0.330204544610598" calcext:value-type="float">
            <text:p>-0.330204544610598</text:p>
          </table:table-cell>
          <table:table-cell office:value-type="float" office:value="4.08130688740356" calcext:value-type="float">
            <text:p>4.08130688740356</text:p>
          </table:table-cell>
          <table:table-cell table:number-columns-repeated="16"/>
        </table:table-row>
        <table:table-row table:style-name="ro2">
          <table:table-cell office:value-type="float" office:value="1419950947.26511" calcext:value-type="float">
            <text:p>1419950947.26511</text:p>
          </table:table-cell>
          <table:table-cell office:value-type="string" calcext:value-type="string">
            <text:p>Motion</text:p>
          </table:table-cell>
          <table:table-cell office:value-type="float" office:value="0.9767986536026" calcext:value-type="float">
            <text:p>0.9767986536026</text:p>
          </table:table-cell>
          <table:table-cell office:value-type="float" office:value="-0.42061585187912" calcext:value-type="float">
            <text:p>-0.42061585187912</text:p>
          </table:table-cell>
          <table:table-cell office:value-type="float" office:value="6.10856580734253" calcext:value-type="float">
            <text:p>6.10856580734253</text:p>
          </table:table-cell>
          <table:table-cell office:value-type="float" office:value="-1.458698811926" calcext:value-type="float">
            <text:p>-1.458698811926</text:p>
          </table:table-cell>
          <table:table-cell office:value-type="float" office:value="0.716704726275125" calcext:value-type="float">
            <text:p>0.716704726275125</text:p>
          </table:table-cell>
          <table:table-cell office:value-type="float" office:value="0.533039375222008" calcext:value-type="float">
            <text:p>0.533039375222008</text:p>
          </table:table-cell>
          <table:table-cell office:value-type="float" office:value="0.9767986536026" calcext:value-type="float">
            <text:p>0.9767986536026</text:p>
          </table:table-cell>
          <table:table-cell office:value-type="float" office:value="-0.42061585187912" calcext:value-type="float">
            <text:p>-0.42061585187912</text:p>
          </table:table-cell>
          <table:table-cell office:value-type="float" office:value="6.10856580734253" calcext:value-type="float">
            <text:p>6.10856580734253</text:p>
          </table:table-cell>
          <table:table-cell office:value-type="float" office:value="-0.749242305755615" calcext:value-type="float">
            <text:p>-0.749242305755615</text:p>
          </table:table-cell>
          <table:table-cell office:value-type="float" office:value="-0.656903684139252" calcext:value-type="float">
            <text:p>-0.656903684139252</text:p>
          </table:table-cell>
          <table:table-cell office:value-type="float" office:value="-0.0843417719006538" calcext:value-type="float">
            <text:p>-0.0843417719006538</text:p>
          </table:table-cell>
          <table:table-cell office:value-type="float" office:value="-2.02370691299439" calcext:value-type="float">
            <text:p>-2.02370691299439</text:p>
          </table:table-cell>
          <table:table-cell office:value-type="float" office:value="0.934613645076752" calcext:value-type="float">
            <text:p>0.934613645076752</text:p>
          </table:table-cell>
          <table:table-cell office:value-type="float" office:value="-0.195199251174927" calcext:value-type="float">
            <text:p>-0.1951992511749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7295" calcext:value-type="float">
            <text:p>1419950947.27295</text:p>
          </table:table-cell>
          <table:table-cell office:value-type="string" calcext:value-type="string">
            <text:p>Magnetic</text:p>
          </table:table-cell>
          <table:table-cell office:value-type="float" office:value="61.6420288085938" calcext:value-type="float">
            <text:p>61.6420288085938</text:p>
          </table:table-cell>
          <table:table-cell office:value-type="float" office:value="230.988311767578" calcext:value-type="float">
            <text:p>230.988311767578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7.28199" calcext:value-type="float">
            <text:p>1419950947.28199</text:p>
          </table:table-cell>
          <table:table-cell office:value-type="string" calcext:value-type="string">
            <text:p>Acceleration</text:p>
          </table:table-cell>
          <table:table-cell office:value-type="float" office:value="-2.881103515625" calcext:value-type="float">
            <text:p>-2.881103515625</text:p>
          </table:table-cell>
          <table:table-cell office:value-type="float" office:value="-0.44708251953125" calcext:value-type="float">
            <text:p>-0.44708251953125</text:p>
          </table:table-cell>
          <table:table-cell office:value-type="float" office:value="0.411911010742188" calcext:value-type="float">
            <text:p>0.411911010742188</text:p>
          </table:table-cell>
          <table:table-cell table:number-columns-repeated="16"/>
        </table:table-row>
        <table:table-row table:style-name="ro2">
          <table:table-cell office:value-type="float" office:value="1419950947.2823" calcext:value-type="float">
            <text:p>1419950947.2823</text:p>
          </table:table-cell>
          <table:table-cell office:value-type="string" calcext:value-type="string">
            <text:p>Acceleration</text:p>
          </table:table-cell>
          <table:table-cell office:value-type="float" office:value="-2.67037963867187" calcext:value-type="float">
            <text:p>-2.67037963867187</text:p>
          </table:table-cell>
          <table:table-cell office:value-type="float" office:value="-0.458206176757813" calcext:value-type="float">
            <text:p>-0.458206176757813</text:p>
          </table:table-cell>
          <table:table-cell office:value-type="float" office:value="0.229705810546875" calcext:value-type="float">
            <text:p>0.229705810546875</text:p>
          </table:table-cell>
          <table:table-cell table:number-columns-repeated="16"/>
        </table:table-row>
        <table:table-row table:style-name="ro2">
          <table:table-cell office:value-type="float" office:value="1419950947.2826" calcext:value-type="float">
            <text:p>1419950947.2826</text:p>
          </table:table-cell>
          <table:table-cell office:value-type="string" calcext:value-type="string">
            <text:p>Gyro</text:p>
          </table:table-cell>
          <table:table-cell office:value-type="float" office:value="-1.13562355413494" calcext:value-type="float">
            <text:p>-1.13562355413494</text:p>
          </table:table-cell>
          <table:table-cell office:value-type="float" office:value="-0.0214618825927306" calcext:value-type="float">
            <text:p>-0.0214618825927306</text:p>
          </table:table-cell>
          <table:table-cell office:value-type="float" office:value="2.97128936083362" calcext:value-type="float">
            <text:p>2.97128936083362</text:p>
          </table:table-cell>
          <table:table-cell table:number-columns-repeated="16"/>
        </table:table-row>
        <table:table-row table:style-name="ro2">
          <table:table-cell office:value-type="float" office:value="1419950947.28255" calcext:value-type="float">
            <text:p>1419950947.28255</text:p>
          </table:table-cell>
          <table:table-cell office:value-type="string" calcext:value-type="string">
            <text:p>Motion</text:p>
          </table:table-cell>
          <table:table-cell office:value-type="float" office:value="0.542293250560761" calcext:value-type="float">
            <text:p>0.542293250560761</text:p>
          </table:table-cell>
          <table:table-cell office:value-type="float" office:value="-0.449485689401627" calcext:value-type="float">
            <text:p>-0.449485689401627</text:p>
          </table:table-cell>
          <table:table-cell office:value-type="float" office:value="5.1281213760376" calcext:value-type="float">
            <text:p>5.1281213760376</text:p>
          </table:table-cell>
          <table:table-cell office:value-type="float" office:value="-1.47461078982578" calcext:value-type="float">
            <text:p>-1.47461078982578</text:p>
          </table:table-cell>
          <table:table-cell office:value-type="float" office:value="0.660458005844144" calcext:value-type="float">
            <text:p>0.660458005844144</text:p>
          </table:table-cell>
          <table:table-cell office:value-type="float" office:value="0.55029476722459" calcext:value-type="float">
            <text:p>0.55029476722459</text:p>
          </table:table-cell>
          <table:table-cell office:value-type="float" office:value="0.542293250560761" calcext:value-type="float">
            <text:p>0.542293250560761</text:p>
          </table:table-cell>
          <table:table-cell office:value-type="float" office:value="-0.449485689401627" calcext:value-type="float">
            <text:p>-0.449485689401627</text:p>
          </table:table-cell>
          <table:table-cell office:value-type="float" office:value="5.1281213760376" calcext:value-type="float">
            <text:p>5.1281213760376</text:p>
          </table:table-cell>
          <table:table-cell office:value-type="float" office:value="-0.786061108112335" calcext:value-type="float">
            <text:p>-0.786061108112335</text:p>
          </table:table-cell>
          <table:table-cell office:value-type="float" office:value="-0.613478600978851" calcext:value-type="float">
            <text:p>-0.613478600978851</text:p>
          </table:table-cell>
          <table:table-cell office:value-type="float" office:value="-0.0758417397737503" calcext:value-type="float">
            <text:p>-0.0758417397737503</text:p>
          </table:table-cell>
          <table:table-cell office:value-type="float" office:value="-2.3448441028595" calcext:value-type="float">
            <text:p>-2.3448441028595</text:p>
          </table:table-cell>
          <table:table-cell office:value-type="float" office:value="0.479872643947601" calcext:value-type="float">
            <text:p>0.479872643947601</text:p>
          </table:table-cell>
          <table:table-cell office:value-type="float" office:value="0.464650928974152" calcext:value-type="float">
            <text:p>0.4646509289741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8291" calcext:value-type="float">
            <text:p>1419950947.28291</text:p>
          </table:table-cell>
          <table:table-cell office:value-type="string" calcext:value-type="string">
            <text:p>Motion</text:p>
          </table:table-cell>
          <table:table-cell office:value-type="float" office:value="-0.349213808774948" calcext:value-type="float">
            <text:p>-0.349213808774948</text:p>
          </table:table-cell>
          <table:table-cell office:value-type="float" office:value="-0.302738934755325" calcext:value-type="float">
            <text:p>-0.302738934755325</text:p>
          </table:table-cell>
          <table:table-cell office:value-type="float" office:value="4.06426191329956" calcext:value-type="float">
            <text:p>4.06426191329956</text:p>
          </table:table-cell>
          <table:table-cell office:value-type="float" office:value="-1.48058302479427" calcext:value-type="float">
            <text:p>-1.48058302479427</text:p>
          </table:table-cell>
          <table:table-cell office:value-type="float" office:value="0.614357602027069" calcext:value-type="float">
            <text:p>0.614357602027069</text:p>
          </table:table-cell>
          <table:table-cell office:value-type="float" office:value="0.554108835828345" calcext:value-type="float">
            <text:p>0.554108835828345</text:p>
          </table:table-cell>
          <table:table-cell office:value-type="float" office:value="-0.349213808774948" calcext:value-type="float">
            <text:p>-0.349213808774948</text:p>
          </table:table-cell>
          <table:table-cell office:value-type="float" office:value="-0.302738934755325" calcext:value-type="float">
            <text:p>-0.302738934755325</text:p>
          </table:table-cell>
          <table:table-cell office:value-type="float" office:value="4.06426191329956" calcext:value-type="float">
            <text:p>4.06426191329956</text:p>
          </table:table-cell>
          <table:table-cell office:value-type="float" office:value="-0.813821017742157" calcext:value-type="float">
            <text:p>-0.813821017742157</text:p>
          </table:table-cell>
          <table:table-cell office:value-type="float" office:value="-0.576433718204498" calcext:value-type="float">
            <text:p>-0.576433718204498</text:p>
          </table:table-cell>
          <table:table-cell office:value-type="float" office:value="-0.0736173018813133" calcext:value-type="float">
            <text:p>-0.0736173018813133</text:p>
          </table:table-cell>
          <table:table-cell office:value-type="float" office:value="-2.26343417167664" calcext:value-type="float">
            <text:p>-2.26343417167664</text:p>
          </table:table-cell>
          <table:table-cell office:value-type="float" office:value="0.261934816837311" calcext:value-type="float">
            <text:p>0.261934816837311</text:p>
          </table:table-cell>
          <table:table-cell office:value-type="float" office:value="0.559319794178009" calcext:value-type="float">
            <text:p>0.5593197941780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9696" calcext:value-type="float">
            <text:p>1419950947.29696</text:p>
          </table:table-cell>
          <table:table-cell office:value-type="string" calcext:value-type="string">
            <text:p>Gyro</text:p>
          </table:table-cell>
          <table:table-cell office:value-type="float" office:value="-1.3671995256711" calcext:value-type="float">
            <text:p>-1.3671995256711</text:p>
          </table:table-cell>
          <table:table-cell office:value-type="float" office:value="0.508503712223621" calcext:value-type="float">
            <text:p>0.508503712223621</text:p>
          </table:table-cell>
          <table:table-cell office:value-type="float" office:value="1.90713359876373" calcext:value-type="float">
            <text:p>1.90713359876373</text:p>
          </table:table-cell>
          <table:table-cell table:number-columns-repeated="16"/>
        </table:table-row>
        <table:table-row table:style-name="ro2">
          <table:table-cell office:value-type="float" office:value="1419950947.29727" calcext:value-type="float">
            <text:p>1419950947.29727</text:p>
          </table:table-cell>
          <table:table-cell office:value-type="string" calcext:value-type="string">
            <text:p>Gyro</text:p>
          </table:table-cell>
          <table:table-cell office:value-type="float" office:value="-1.09728468708215" calcext:value-type="float">
            <text:p>-1.09728468708215</text:p>
          </table:table-cell>
          <table:table-cell office:value-type="float" office:value="1.03602585673982" calcext:value-type="float">
            <text:p>1.03602585673982</text:p>
          </table:table-cell>
          <table:table-cell office:value-type="float" office:value="0.987809058887831" calcext:value-type="float">
            <text:p>0.987809058887831</text:p>
          </table:table-cell>
          <table:table-cell table:number-columns-repeated="16"/>
        </table:table-row>
        <table:table-row table:style-name="ro2">
          <table:table-cell office:value-type="float" office:value="1419950947.297" calcext:value-type="float">
            <text:p>1419950947.297</text:p>
          </table:table-cell>
          <table:table-cell office:value-type="string" calcext:value-type="string">
            <text:p>Motion</text:p>
          </table:table-cell>
          <table:table-cell office:value-type="float" office:value="-1.12673246860504" calcext:value-type="float">
            <text:p>-1.12673246860504</text:p>
          </table:table-cell>
          <table:table-cell office:value-type="float" office:value="0.00600367831066251" calcext:value-type="float">
            <text:p>0.00600367831066251</text:p>
          </table:table-cell>
          <table:table-cell office:value-type="float" office:value="2.95424461364746" calcext:value-type="float">
            <text:p>2.95424461364746</text:p>
          </table:table-cell>
          <table:table-cell office:value-type="float" office:value="-1.47672425961807" calcext:value-type="float">
            <text:p>-1.47672425961807</text:p>
          </table:table-cell>
          <table:table-cell office:value-type="float" office:value="0.579164776477565" calcext:value-type="float">
            <text:p>0.579164776477565</text:p>
          </table:table-cell>
          <table:table-cell office:value-type="float" office:value="0.545623949013667" calcext:value-type="float">
            <text:p>0.545623949013667</text:p>
          </table:table-cell>
          <table:table-cell office:value-type="float" office:value="-1.12673246860504" calcext:value-type="float">
            <text:p>-1.12673246860504</text:p>
          </table:table-cell>
          <table:table-cell office:value-type="float" office:value="0.00600367831066251" calcext:value-type="float">
            <text:p>0.00600367831066251</text:p>
          </table:table-cell>
          <table:table-cell office:value-type="float" office:value="2.95424461364746" calcext:value-type="float">
            <text:p>2.95424461364746</text:p>
          </table:table-cell>
          <table:table-cell office:value-type="float" office:value="-0.833219647407532" calcext:value-type="float">
            <text:p>-0.833219647407532</text:p>
          </table:table-cell>
          <table:table-cell office:value-type="float" office:value="-0.547325134277344" calcext:value-type="float">
            <text:p>-0.547325134277344</text:p>
          </table:table-cell>
          <table:table-cell office:value-type="float" office:value="-0.0786147341132164" calcext:value-type="float">
            <text:p>-0.0786147341132164</text:p>
          </table:table-cell>
          <table:table-cell office:value-type="float" office:value="-2.04788398742676" calcext:value-type="float">
            <text:p>-2.04788398742676</text:p>
          </table:table-cell>
          <table:table-cell office:value-type="float" office:value="0.100242592394352" calcext:value-type="float">
            <text:p>0.100242592394352</text:p>
          </table:table-cell>
          <table:table-cell office:value-type="float" office:value="0.490525752305985" calcext:value-type="float">
            <text:p>0.4905257523059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29915" calcext:value-type="float">
            <text:p>1419950947.29915</text:p>
          </table:table-cell>
          <table:table-cell office:value-type="string" calcext:value-type="string">
            <text:p>Magnetic</text:p>
          </table:table-cell>
          <table:table-cell office:value-type="float" office:value="61.6420288085938" calcext:value-type="float">
            <text:p>61.6420288085938</text:p>
          </table:table-cell>
          <table:table-cell office:value-type="float" office:value="232.004379272461" calcext:value-type="float">
            <text:p>232.004379272461</text:p>
          </table:table-cell>
          <table:table-cell office:value-type="float" office:value="132.056091308594" calcext:value-type="float">
            <text:p>132.056091308594</text:p>
          </table:table-cell>
          <table:table-cell table:number-columns-repeated="16"/>
        </table:table-row>
        <table:table-row table:style-name="ro2">
          <table:table-cell office:value-type="float" office:value="1419950947.30008" calcext:value-type="float">
            <text:p>1419950947.30008</text:p>
          </table:table-cell>
          <table:table-cell office:value-type="string" calcext:value-type="string">
            <text:p>Acceleration</text:p>
          </table:table-cell>
          <table:table-cell office:value-type="float" office:value="-2.519287109375" calcext:value-type="float">
            <text:p>-2.519287109375</text:p>
          </table:table-cell>
          <table:table-cell office:value-type="float" office:value="-0.38720703125" calcext:value-type="float">
            <text:p>-0.38720703125</text:p>
          </table:table-cell>
          <table:table-cell office:value-type="float" office:value="0.039459228515625" calcext:value-type="float">
            <text:p>0.039459228515625</text:p>
          </table:table-cell>
          <table:table-cell table:number-columns-repeated="16"/>
        </table:table-row>
        <table:table-row table:style-name="ro2">
          <table:table-cell office:value-type="float" office:value="1419950947.3001" calcext:value-type="float">
            <text:p>1419950947.3001</text:p>
          </table:table-cell>
          <table:table-cell office:value-type="string" calcext:value-type="string">
            <text:p>Acceleration</text:p>
          </table:table-cell>
          <table:table-cell office:value-type="float" office:value="-2.40988159179687" calcext:value-type="float">
            <text:p>-2.40988159179687</text:p>
          </table:table-cell>
          <table:table-cell office:value-type="float" office:value="-0.369979858398437" calcext:value-type="float">
            <text:p>-0.369979858398437</text:p>
          </table:table-cell>
          <table:table-cell office:value-type="float" office:value="-0.102081298828125" calcext:value-type="float">
            <text:p>-0.102081298828125</text:p>
          </table:table-cell>
          <table:table-cell table:number-columns-repeated="16"/>
        </table:table-row>
        <table:table-row table:style-name="ro2">
          <table:table-cell office:value-type="float" office:value="1419950947.31292" calcext:value-type="float">
            <text:p>1419950947.31292</text:p>
          </table:table-cell>
          <table:table-cell office:value-type="string" calcext:value-type="string">
            <text:p>Gyro</text:p>
          </table:table-cell>
          <table:table-cell office:value-type="float" office:value="-0.607929635728421" calcext:value-type="float">
            <text:p>-0.607929635728421</text:p>
          </table:table-cell>
          <table:table-cell office:value-type="float" office:value="1.2804893974231" calcext:value-type="float">
            <text:p>1.2804893974231</text:p>
          </table:table-cell>
          <table:table-cell office:value-type="float" office:value="0.263610337340403" calcext:value-type="float">
            <text:p>0.263610337340403</text:p>
          </table:table-cell>
          <table:table-cell table:number-columns-repeated="16"/>
        </table:table-row>
        <table:table-row table:style-name="ro2">
          <table:table-cell office:value-type="float" office:value="1419950947.3127" calcext:value-type="float">
            <text:p>1419950947.3127</text:p>
          </table:table-cell>
          <table:table-cell office:value-type="string" calcext:value-type="string">
            <text:p>Motion</text:p>
          </table:table-cell>
          <table:table-cell office:value-type="float" office:value="-1.35830855369568" calcext:value-type="float">
            <text:p>-1.35830855369568</text:p>
          </table:table-cell>
          <table:table-cell office:value-type="float" office:value="0.535969197750092" calcext:value-type="float">
            <text:p>0.535969197750092</text:p>
          </table:table-cell>
          <table:table-cell office:value-type="float" office:value="1.89008891582489" calcext:value-type="float">
            <text:p>1.89008891582489</text:p>
          </table:table-cell>
          <table:table-cell office:value-type="float" office:value="-1.46499386064952" calcext:value-type="float">
            <text:p>-1.46499386064952</text:p>
          </table:table-cell>
          <table:table-cell office:value-type="float" office:value="0.55498213505348" calcext:value-type="float">
            <text:p>0.55498213505348</text:p>
          </table:table-cell>
          <table:table-cell office:value-type="float" office:value="0.531524695605174" calcext:value-type="float">
            <text:p>0.531524695605174</text:p>
          </table:table-cell>
          <table:table-cell office:value-type="float" office:value="-1.35830855369568" calcext:value-type="float">
            <text:p>-1.35830855369568</text:p>
          </table:table-cell>
          <table:table-cell office:value-type="float" office:value="0.535969197750092" calcext:value-type="float">
            <text:p>0.535969197750092</text:p>
          </table:table-cell>
          <table:table-cell office:value-type="float" office:value="1.89008891582489" calcext:value-type="float">
            <text:p>1.89008891582489</text:p>
          </table:table-cell>
          <table:table-cell office:value-type="float" office:value="-0.845157265663147" calcext:value-type="float">
            <text:p>-0.845157265663147</text:p>
          </table:table-cell>
          <table:table-cell office:value-type="float" office:value="-0.526928126811981" calcext:value-type="float">
            <text:p>-0.526928126811981</text:p>
          </table:table-cell>
          <table:table-cell office:value-type="float" office:value="-0.0897548869252205" calcext:value-type="float">
            <text:p>-0.0897548869252205</text:p>
          </table:table-cell>
          <table:table-cell office:value-type="float" office:value="-1.67412984371185" calcext:value-type="float">
            <text:p>-1.67412984371185</text:p>
          </table:table-cell>
          <table:table-cell office:value-type="float" office:value="0.13972108066082" calcext:value-type="float">
            <text:p>0.13972108066082</text:p>
          </table:table-cell>
          <table:table-cell office:value-type="float" office:value="0.129214107990265" calcext:value-type="float">
            <text:p>0.12921410799026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132" calcext:value-type="float">
            <text:p>1419950947.3132</text:p>
          </table:table-cell>
          <table:table-cell office:value-type="string" calcext:value-type="string">
            <text:p>Motion</text:p>
          </table:table-cell>
          <table:table-cell office:value-type="float" office:value="-1.0883936882019" calcext:value-type="float">
            <text:p>-1.0883936882019</text:p>
          </table:table-cell>
          <table:table-cell office:value-type="float" office:value="1.0634913444519" calcext:value-type="float">
            <text:p>1.0634913444519</text:p>
          </table:table-cell>
          <table:table-cell office:value-type="float" office:value="0.970764398574829" calcext:value-type="float">
            <text:p>0.970764398574829</text:p>
          </table:table-cell>
          <table:table-cell office:value-type="float" office:value="-1.448154175283" calcext:value-type="float">
            <text:p>-1.448154175283</text:p>
          </table:table-cell>
          <table:table-cell office:value-type="float" office:value="0.540981190955418" calcext:value-type="float">
            <text:p>0.540981190955418</text:p>
          </table:table-cell>
          <table:table-cell office:value-type="float" office:value="0.518559077168108" calcext:value-type="float">
            <text:p>0.518559077168108</text:p>
          </table:table-cell>
          <table:table-cell office:value-type="float" office:value="-1.0883936882019" calcext:value-type="float">
            <text:p>-1.0883936882019</text:p>
          </table:table-cell>
          <table:table-cell office:value-type="float" office:value="1.0634913444519" calcext:value-type="float">
            <text:p>1.0634913444519</text:p>
          </table:table-cell>
          <table:table-cell office:value-type="float" office:value="0.970764398574829" calcext:value-type="float">
            <text:p>0.970764398574829</text:p>
          </table:table-cell>
          <table:table-cell office:value-type="float" office:value="-0.850765228271484" calcext:value-type="float">
            <text:p>-0.850765228271484</text:p>
          </table:table-cell>
          <table:table-cell office:value-type="float" office:value="-0.514977335929871" calcext:value-type="float">
            <text:p>-0.514977335929871</text:p>
          </table:table-cell>
          <table:table-cell office:value-type="float" office:value="-0.104865975677967" calcext:value-type="float">
            <text:p>-0.104865975677967</text:p>
          </table:table-cell>
          <table:table-cell office:value-type="float" office:value="-1.55911636352539" calcext:value-type="float">
            <text:p>-1.55911636352539</text:p>
          </table:table-cell>
          <table:table-cell office:value-type="float" office:value="0.144997462630272" calcext:value-type="float">
            <text:p>0.144997462630272</text:p>
          </table:table-cell>
          <table:table-cell office:value-type="float" office:value="0.00278467452153563" calcext:value-type="float">
            <text:p>0.002784674521535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2005" calcext:value-type="float">
            <text:p>1419950947.32005</text:p>
          </table:table-cell>
          <table:table-cell office:value-type="string" calcext:value-type="string">
            <text:p>Acceleration</text:p>
          </table:table-cell>
          <table:table-cell office:value-type="float" office:value="-2.34126281738281" calcext:value-type="float">
            <text:p>-2.34126281738281</text:p>
          </table:table-cell>
          <table:table-cell office:value-type="float" office:value="-0.445541381835938" calcext:value-type="float">
            <text:p>-0.445541381835938</text:p>
          </table:table-cell>
          <table:table-cell office:value-type="float" office:value="-0.183792114257813" calcext:value-type="float">
            <text:p>-0.183792114257813</text:p>
          </table:table-cell>
          <table:table-cell table:number-columns-repeated="16"/>
        </table:table-row>
        <table:table-row table:style-name="ro2">
          <table:table-cell office:value-type="float" office:value="1419950947.32009" calcext:value-type="float">
            <text:p>1419950947.32009</text:p>
          </table:table-cell>
          <table:table-cell office:value-type="string" calcext:value-type="string">
            <text:p>Acceleration</text:p>
          </table:table-cell>
          <table:table-cell office:value-type="float" office:value="-2.36399841308594" calcext:value-type="float">
            <text:p>-2.36399841308594</text:p>
          </table:table-cell>
          <table:table-cell office:value-type="float" office:value="-0.584030151367188" calcext:value-type="float">
            <text:p>-0.584030151367188</text:p>
          </table:table-cell>
          <table:table-cell office:value-type="float" office:value="-0.2069091796875" calcext:value-type="float">
            <text:p>-0.2069091796875</text:p>
          </table:table-cell>
          <table:table-cell table:number-columns-repeated="16"/>
        </table:table-row>
        <table:table-row table:style-name="ro2">
          <table:table-cell office:value-type="float" office:value="1419950947.32513" calcext:value-type="float">
            <text:p>1419950947.32513</text:p>
          </table:table-cell>
          <table:table-cell office:value-type="string" calcext:value-type="string">
            <text:p>Magnetic</text:p>
          </table:table-cell>
          <table:table-cell office:value-type="float" office:value="62.8274536132813" calcext:value-type="float">
            <text:p>62.8274536132813</text:p>
          </table:table-cell>
          <table:table-cell office:value-type="float" office:value="232.173736572266" calcext:value-type="float">
            <text:p>232.173736572266</text:p>
          </table:table-cell>
          <table:table-cell office:value-type="float" office:value="133.208709716797" calcext:value-type="float">
            <text:p>133.208709716797</text:p>
          </table:table-cell>
          <table:table-cell table:number-columns-repeated="16"/>
        </table:table-row>
        <table:table-row table:style-name="ro2">
          <table:table-cell office:value-type="float" office:value="1419950947.32874" calcext:value-type="float">
            <text:p>1419950947.32874</text:p>
          </table:table-cell>
          <table:table-cell office:value-type="string" calcext:value-type="string">
            <text:p>Gyro</text:p>
          </table:table-cell>
          <table:table-cell office:value-type="float" office:value="-0.180701072600165" calcext:value-type="float">
            <text:p>-0.180701072600165</text:p>
          </table:table-cell>
          <table:table-cell office:value-type="float" office:value="1.20029655699475" calcext:value-type="float">
            <text:p>1.20029655699475</text:p>
          </table:table-cell>
          <table:table-cell office:value-type="float" office:value="-0.204537163304702" calcext:value-type="float">
            <text:p>-0.204537163304702</text:p>
          </table:table-cell>
          <table:table-cell table:number-columns-repeated="16"/>
        </table:table-row>
        <table:table-row table:style-name="ro2">
          <table:table-cell office:value-type="float" office:value="1419950947.32918" calcext:value-type="float">
            <text:p>1419950947.32918</text:p>
          </table:table-cell>
          <table:table-cell office:value-type="string" calcext:value-type="string">
            <text:p>Gyro</text:p>
          </table:table-cell>
          <table:table-cell office:value-type="float" office:value="-0.0425386720918357" calcext:value-type="float">
            <text:p>-0.0425386720918357</text:p>
          </table:table-cell>
          <table:table-cell office:value-type="float" office:value="0.828489707731584" calcext:value-type="float">
            <text:p>0.828489707731584</text:p>
          </table:table-cell>
          <table:table-cell office:value-type="float" office:value="-0.536598730143412" calcext:value-type="float">
            <text:p>-0.536598730143412</text:p>
          </table:table-cell>
          <table:table-cell table:number-columns-repeated="16"/>
        </table:table-row>
        <table:table-row table:style-name="ro2">
          <table:table-cell office:value-type="float" office:value="1419950947.32893" calcext:value-type="float">
            <text:p>1419950947.32893</text:p>
          </table:table-cell>
          <table:table-cell office:value-type="string" calcext:value-type="string">
            <text:p>Motion</text:p>
          </table:table-cell>
          <table:table-cell office:value-type="float" office:value="-0.599038660526276" calcext:value-type="float">
            <text:p>-0.599038660526276</text:p>
          </table:table-cell>
          <table:table-cell office:value-type="float" office:value="1.30795478820801" calcext:value-type="float">
            <text:p>1.30795478820801</text:p>
          </table:table-cell>
          <table:table-cell office:value-type="float" office:value="0.246565699577331" calcext:value-type="float">
            <text:p>0.246565699577331</text:p>
          </table:table-cell>
          <table:table-cell office:value-type="float" office:value="-1.43039796647347" calcext:value-type="float">
            <text:p>-1.43039796647347</text:p>
          </table:table-cell>
          <table:table-cell office:value-type="float" office:value="0.535618286799269" calcext:value-type="float">
            <text:p>0.535618286799269</text:p>
          </table:table-cell>
          <table:table-cell office:value-type="float" office:value="0.510263350471219" calcext:value-type="float">
            <text:p>0.510263350471219</text:p>
          </table:table-cell>
          <table:table-cell office:value-type="float" office:value="-0.599038660526276" calcext:value-type="float">
            <text:p>-0.599038660526276</text:p>
          </table:table-cell>
          <table:table-cell office:value-type="float" office:value="1.30795478820801" calcext:value-type="float">
            <text:p>1.30795478820801</text:p>
          </table:table-cell>
          <table:table-cell office:value-type="float" office:value="0.246565699577331" calcext:value-type="float">
            <text:p>0.246565699577331</text:p>
          </table:table-cell>
          <table:table-cell office:value-type="float" office:value="-0.851491570472717" calcext:value-type="float">
            <text:p>-0.851491570472717</text:p>
          </table:table-cell>
          <table:table-cell office:value-type="float" office:value="-0.510372817516327" calcext:value-type="float">
            <text:p>-0.510372817516327</text:p>
          </table:table-cell>
          <table:table-cell office:value-type="float" office:value="-0.120339766144753" calcext:value-type="float">
            <text:p>-0.120339766144753</text:p>
          </table:table-cell>
          <table:table-cell office:value-type="float" office:value="-1.4897712469101" calcext:value-type="float">
            <text:p>-1.4897712469101</text:p>
          </table:table-cell>
          <table:table-cell office:value-type="float" office:value="0.0648314505815506" calcext:value-type="float">
            <text:p>0.0648314505815506</text:p>
          </table:table-cell>
          <table:table-cell office:value-type="float" office:value="-0.06345234811306" calcext:value-type="float">
            <text:p>-0.0634523481130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3887" calcext:value-type="float">
            <text:p>1419950947.33887</text:p>
          </table:table-cell>
          <table:table-cell office:value-type="string" calcext:value-type="string">
            <text:p>Acceleration</text:p>
          </table:table-cell>
          <table:table-cell office:value-type="float" office:value="-2.51492309570312" calcext:value-type="float">
            <text:p>-2.51492309570312</text:p>
          </table:table-cell>
          <table:table-cell office:value-type="float" office:value="-0.745285034179688" calcext:value-type="float">
            <text:p>-0.745285034179688</text:p>
          </table:table-cell>
          <table:table-cell office:value-type="float" office:value="-0.170669555664063" calcext:value-type="float">
            <text:p>-0.170669555664063</text:p>
          </table:table-cell>
          <table:table-cell table:number-columns-repeated="16"/>
        </table:table-row>
        <table:table-row table:style-name="ro2">
          <table:table-cell office:value-type="float" office:value="1419950947.3389" calcext:value-type="float">
            <text:p>1419950947.3389</text:p>
          </table:table-cell>
          <table:table-cell office:value-type="string" calcext:value-type="string">
            <text:p>Acceleration</text:p>
          </table:table-cell>
          <table:table-cell office:value-type="float" office:value="-2.64747619628906" calcext:value-type="float">
            <text:p>-2.64747619628906</text:p>
          </table:table-cell>
          <table:table-cell office:value-type="float" office:value="-0.923828125" calcext:value-type="float">
            <text:p>-0.923828125</text:p>
          </table:table-cell>
          <table:table-cell office:value-type="float" office:value="-0.124465942382813" calcext:value-type="float">
            <text:p>-0.124465942382813</text:p>
          </table:table-cell>
          <table:table-cell table:number-columns-repeated="16"/>
        </table:table-row>
        <table:table-row table:style-name="ro2">
          <table:table-cell office:value-type="float" office:value="1419950947.34489" calcext:value-type="float">
            <text:p>1419950947.34489</text:p>
          </table:table-cell>
          <table:table-cell office:value-type="string" calcext:value-type="string">
            <text:p>Gyro</text:p>
          </table:table-cell>
          <table:table-cell office:value-type="float" office:value="-0.0818314834470828" calcext:value-type="float">
            <text:p>-0.0818314834470828</text:p>
          </table:table-cell>
          <table:table-cell office:value-type="float" office:value="0.38991900783679" calcext:value-type="float">
            <text:p>0.38991900783679</text:p>
          </table:table-cell>
          <table:table-cell office:value-type="float" office:value="-0.90238790060743" calcext:value-type="float">
            <text:p>-0.90238790060743</text:p>
          </table:table-cell>
          <table:table-cell table:number-columns-repeated="16"/>
        </table:table-row>
        <table:table-row table:style-name="ro2">
          <table:table-cell office:value-type="float" office:value="1419950947.34485" calcext:value-type="float">
            <text:p>1419950947.34485</text:p>
          </table:table-cell>
          <table:table-cell office:value-type="string" calcext:value-type="string">
            <text:p>Motion</text:p>
          </table:table-cell>
          <table:table-cell office:value-type="float" office:value="-0.17181009054184" calcext:value-type="float">
            <text:p>-0.17181009054184</text:p>
          </table:table-cell>
          <table:table-cell office:value-type="float" office:value="1.22776186466217" calcext:value-type="float">
            <text:p>1.22776186466217</text:p>
          </table:table-cell>
          <table:table-cell office:value-type="float" office:value="-0.221581771969795" calcext:value-type="float">
            <text:p>-0.221581771969795</text:p>
          </table:table-cell>
          <table:table-cell office:value-type="float" office:value="-1.41514837719212" calcext:value-type="float">
            <text:p>-1.41514837719212</text:p>
          </table:table-cell>
          <table:table-cell office:value-type="float" office:value="0.536485422885631" calcext:value-type="float">
            <text:p>0.536485422885631</text:p>
          </table:table-cell>
          <table:table-cell office:value-type="float" office:value="0.506837116482042" calcext:value-type="float">
            <text:p>0.506837116482042</text:p>
          </table:table-cell>
          <table:table-cell office:value-type="float" office:value="-0.17181009054184" calcext:value-type="float">
            <text:p>-0.17181009054184</text:p>
          </table:table-cell>
          <table:table-cell office:value-type="float" office:value="1.22776186466217" calcext:value-type="float">
            <text:p>1.22776186466217</text:p>
          </table:table-cell>
          <table:table-cell office:value-type="float" office:value="-0.221581771969795" calcext:value-type="float">
            <text:p>-0.221581771969795</text:p>
          </table:table-cell>
          <table:table-cell office:value-type="float" office:value="-0.849119961261749" calcext:value-type="float">
            <text:p>-0.849119961261749</text:p>
          </table:table-cell>
          <table:table-cell office:value-type="float" office:value="-0.511118352413178" calcext:value-type="float">
            <text:p>-0.511118352413178</text:p>
          </table:table-cell>
          <table:table-cell office:value-type="float" office:value="-0.133241504430771" calcext:value-type="float">
            <text:p>-0.133241504430771</text:p>
          </table:table-cell>
          <table:table-cell office:value-type="float" office:value="-1.51487839221954" calcext:value-type="float">
            <text:p>-1.51487839221954</text:p>
          </table:table-cell>
          <table:table-cell office:value-type="float" office:value="-0.0729118138551712" calcext:value-type="float">
            <text:p>-0.0729118138551712</text:p>
          </table:table-cell>
          <table:table-cell office:value-type="float" office:value="-0.0736676678061485" calcext:value-type="float">
            <text:p>-0.07366766780614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4517" calcext:value-type="float">
            <text:p>1419950947.34517</text:p>
          </table:table-cell>
          <table:table-cell office:value-type="string" calcext:value-type="string">
            <text:p>Motion</text:p>
          </table:table-cell>
          <table:table-cell office:value-type="float" office:value="-0.0336477123200893" calcext:value-type="float">
            <text:p>-0.0336477123200893</text:p>
          </table:table-cell>
          <table:table-cell office:value-type="float" office:value="0.855954945087433" calcext:value-type="float">
            <text:p>0.855954945087433</text:p>
          </table:table-cell>
          <table:table-cell office:value-type="float" office:value="-0.55364328622818" calcext:value-type="float">
            <text:p>-0.55364328622818</text:p>
          </table:table-cell>
          <table:table-cell office:value-type="float" office:value="-1.40410152102762" calcext:value-type="float">
            <text:p>-1.40410152102762</text:p>
          </table:table-cell>
          <table:table-cell office:value-type="float" office:value="0.541354935940391" calcext:value-type="float">
            <text:p>0.541354935940391</text:p>
          </table:table-cell>
          <table:table-cell office:value-type="float" office:value="0.505233222534861" calcext:value-type="float">
            <text:p>0.505233222534861</text:p>
          </table:table-cell>
          <table:table-cell office:value-type="float" office:value="-0.0336477123200893" calcext:value-type="float">
            <text:p>-0.0336477123200893</text:p>
          </table:table-cell>
          <table:table-cell office:value-type="float" office:value="0.855954945087433" calcext:value-type="float">
            <text:p>0.855954945087433</text:p>
          </table:table-cell>
          <table:table-cell office:value-type="float" office:value="-0.55364328622818" calcext:value-type="float">
            <text:p>-0.55364328622818</text:p>
          </table:table-cell>
          <table:table-cell office:value-type="float" office:value="-0.845131874084473" calcext:value-type="float">
            <text:p>-0.845131874084473</text:p>
          </table:table-cell>
          <table:table-cell office:value-type="float" office:value="-0.515297651290894" calcext:value-type="float">
            <text:p>-0.515297651290894</text:p>
          </table:table-cell>
          <table:table-cell office:value-type="float" office:value="-0.142198637127876" calcext:value-type="float">
            <text:p>-0.142198637127876</text:p>
          </table:table-cell>
          <table:table-cell office:value-type="float" office:value="-1.66979122161865" calcext:value-type="float">
            <text:p>-1.66979122161865</text:p>
          </table:table-cell>
          <table:table-cell office:value-type="float" office:value="-0.229987367987633" calcext:value-type="float">
            <text:p>-0.229987367987633</text:p>
          </table:table-cell>
          <table:table-cell office:value-type="float" office:value="-0.0284709185361862" calcext:value-type="float">
            <text:p>-0.02847091853618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5113" calcext:value-type="float">
            <text:p>1419950947.35113</text:p>
          </table:table-cell>
          <table:table-cell office:value-type="string" calcext:value-type="string">
            <text:p>Magnetic</text:p>
          </table:table-cell>
          <table:table-cell office:value-type="float" office:value="60.9646453857422" calcext:value-type="float">
            <text:p>60.9646453857422</text:p>
          </table:table-cell>
          <table:table-cell office:value-type="float" office:value="230.310928344727" calcext:value-type="float">
            <text:p>230.310928344727</text:p>
          </table:table-cell>
          <table:table-cell office:value-type="float" office:value="133.044052124023" calcext:value-type="float">
            <text:p>133.044052124023</text:p>
          </table:table-cell>
          <table:table-cell table:number-columns-repeated="16"/>
        </table:table-row>
        <table:table-row table:style-name="ro2">
          <table:table-cell office:value-type="float" office:value="1419950947.35936" calcext:value-type="float">
            <text:p>1419950947.35936</text:p>
          </table:table-cell>
          <table:table-cell office:value-type="string" calcext:value-type="string">
            <text:p>Acceleration</text:p>
          </table:table-cell>
          <table:table-cell office:value-type="float" office:value="-2.59014892578125" calcext:value-type="float">
            <text:p>-2.59014892578125</text:p>
          </table:table-cell>
          <table:table-cell office:value-type="float" office:value="-1.13125610351563" calcext:value-type="float">
            <text:p>-1.13125610351563</text:p>
          </table:table-cell>
          <table:table-cell office:value-type="float" office:value="-0.357666015625" calcext:value-type="float">
            <text:p>-0.357666015625</text:p>
          </table:table-cell>
          <table:table-cell table:number-columns-repeated="16"/>
        </table:table-row>
        <table:table-row table:style-name="ro2">
          <table:table-cell office:value-type="float" office:value="1419950947.35864" calcext:value-type="float">
            <text:p>1419950947.35864</text:p>
          </table:table-cell>
          <table:table-cell office:value-type="string" calcext:value-type="string">
            <text:p>Acceleration</text:p>
          </table:table-cell>
          <table:table-cell office:value-type="float" office:value="-2.68916320800781" calcext:value-type="float">
            <text:p>-2.68916320800781</text:p>
          </table:table-cell>
          <table:table-cell office:value-type="float" office:value="-1.064208984375" calcext:value-type="float">
            <text:p>-1.064208984375</text:p>
          </table:table-cell>
          <table:table-cell office:value-type="float" office:value="-0.188766479492188" calcext:value-type="float">
            <text:p>-0.188766479492188</text:p>
          </table:table-cell>
          <table:table-cell table:number-columns-repeated="16"/>
        </table:table-row>
        <table:table-row table:style-name="ro2">
          <table:table-cell office:value-type="float" office:value="1419950947.36017" calcext:value-type="float">
            <text:p>1419950947.36017</text:p>
          </table:table-cell>
          <table:table-cell office:value-type="string" calcext:value-type="string">
            <text:p>Gyro</text:p>
          </table:table-cell>
          <table:table-cell office:value-type="float" office:value="-0.187818104297293" calcext:value-type="float">
            <text:p>-0.187818104297293</text:p>
          </table:table-cell>
          <table:table-cell office:value-type="float" office:value="-0.0405972276571679" calcext:value-type="float">
            <text:p>-0.0405972276571679</text:p>
          </table:table-cell>
          <table:table-cell office:value-type="float" office:value="-1.30748985613487" calcext:value-type="float">
            <text:p>-1.30748985613487</text:p>
          </table:table-cell>
          <table:table-cell table:number-columns-repeated="16"/>
        </table:table-row>
        <table:table-row table:style-name="ro2">
          <table:table-cell office:value-type="float" office:value="1419950947.36091" calcext:value-type="float">
            <text:p>1419950947.36091</text:p>
          </table:table-cell>
          <table:table-cell office:value-type="string" calcext:value-type="string">
            <text:p>Gyro</text:p>
          </table:table-cell>
          <table:table-cell office:value-type="float" office:value="-0.208581439736096" calcext:value-type="float">
            <text:p>-0.208581439736096</text:p>
          </table:table-cell>
          <table:table-cell office:value-type="float" office:value="-0.475507678949757" calcext:value-type="float">
            <text:p>-0.475507678949757</text:p>
          </table:table-cell>
          <table:table-cell office:value-type="float" office:value="-1.75924586658665" calcext:value-type="float">
            <text:p>-1.75924586658665</text:p>
          </table:table-cell>
          <table:table-cell table:number-columns-repeated="16"/>
        </table:table-row>
        <table:table-row table:style-name="ro2">
          <table:table-cell office:value-type="float" office:value="1419950947.3607" calcext:value-type="float">
            <text:p>1419950947.3607</text:p>
          </table:table-cell>
          <table:table-cell office:value-type="string" calcext:value-type="string">
            <text:p>Motion</text:p>
          </table:table-cell>
          <table:table-cell office:value-type="float" office:value="-0.0729405432939529" calcext:value-type="float">
            <text:p>-0.0729405432939529</text:p>
          </table:table-cell>
          <table:table-cell office:value-type="float" office:value="0.417384207248688" calcext:value-type="float">
            <text:p>0.417384207248688</text:p>
          </table:table-cell>
          <table:table-cell office:value-type="float" office:value="-0.919432461261749" calcext:value-type="float">
            <text:p>-0.919432461261749</text:p>
          </table:table-cell>
          <table:table-cell office:value-type="float" office:value="-1.39720544588872" calcext:value-type="float">
            <text:p>-1.39720544588872</text:p>
          </table:table-cell>
          <table:table-cell office:value-type="float" office:value="0.549905757609451" calcext:value-type="float">
            <text:p>0.549905757609451</text:p>
          </table:table-cell>
          <table:table-cell office:value-type="float" office:value="0.502809092579362" calcext:value-type="float">
            <text:p>0.502809092579362</text:p>
          </table:table-cell>
          <table:table-cell office:value-type="float" office:value="-0.0729405432939529" calcext:value-type="float">
            <text:p>-0.0729405432939529</text:p>
          </table:table-cell>
          <table:table-cell office:value-type="float" office:value="0.417384207248688" calcext:value-type="float">
            <text:p>0.417384207248688</text:p>
          </table:table-cell>
          <table:table-cell office:value-type="float" office:value="-0.919432461261749" calcext:value-type="float">
            <text:p>-0.919432461261749</text:p>
          </table:table-cell>
          <table:table-cell office:value-type="float" office:value="-0.839760363101959" calcext:value-type="float">
            <text:p>-0.839760363101959</text:p>
          </table:table-cell>
          <table:table-cell office:value-type="float" office:value="-0.522606909275055" calcext:value-type="float">
            <text:p>-0.522606909275055</text:p>
          </table:table-cell>
          <table:table-cell office:value-type="float" office:value="-0.147256851196289" calcext:value-type="float">
            <text:p>-0.147256851196289</text:p>
          </table:table-cell>
          <table:table-cell office:value-type="float" office:value="-1.80771589279175" calcext:value-type="float">
            <text:p>-1.80771589279175</text:p>
          </table:table-cell>
          <table:table-cell office:value-type="float" office:value="-0.401221245527267" calcext:value-type="float">
            <text:p>-0.401221245527267</text:p>
          </table:table-cell>
          <table:table-cell office:value-type="float" office:value="0.022790914401412" calcext:value-type="float">
            <text:p>0.0227909144014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783" calcext:value-type="float">
            <text:p>1419950947.3783</text:p>
          </table:table-cell>
          <table:table-cell office:value-type="string" calcext:value-type="string">
            <text:p>Gyro</text:p>
          </table:table-cell>
          <table:table-cell office:value-type="float" office:value="-0.0445786534868364" calcext:value-type="float">
            <text:p>-0.0445786534868364</text:p>
          </table:table-cell>
          <table:table-cell office:value-type="float" office:value="-0.764283024378646" calcext:value-type="float">
            <text:p>-0.764283024378646</text:p>
          </table:table-cell>
          <table:table-cell office:value-type="float" office:value="-2.18608347766688" calcext:value-type="float">
            <text:p>-2.18608347766688</text:p>
          </table:table-cell>
          <table:table-cell table:number-columns-repeated="16"/>
        </table:table-row>
        <table:table-row table:style-name="ro2">
          <table:table-cell office:value-type="float" office:value="1419950947.37689" calcext:value-type="float">
            <text:p>1419950947.37689</text:p>
          </table:table-cell>
          <table:table-cell office:value-type="string" calcext:value-type="string">
            <text:p>Motion</text:p>
          </table:table-cell>
          <table:table-cell office:value-type="float" office:value="-0.178927183151245" calcext:value-type="float">
            <text:p>-0.178927183151245</text:p>
          </table:table-cell>
          <table:table-cell office:value-type="float" office:value="-0.01313207577914" calcext:value-type="float">
            <text:p>-0.01313207577914</text:p>
          </table:table-cell>
          <table:table-cell office:value-type="float" office:value="-1.32453441619873" calcext:value-type="float">
            <text:p>-1.32453441619873</text:p>
          </table:table-cell>
          <table:table-cell office:value-type="float" office:value="-1.39382178223698" calcext:value-type="float">
            <text:p>-1.39382178223698</text:p>
          </table:table-cell>
          <table:table-cell office:value-type="float" office:value="0.562401675039081" calcext:value-type="float">
            <text:p>0.562401675039081</text:p>
          </table:table-cell>
          <table:table-cell office:value-type="float" office:value="0.498234072032406" calcext:value-type="float">
            <text:p>0.498234072032406</text:p>
          </table:table-cell>
          <table:table-cell office:value-type="float" office:value="-0.178927183151245" calcext:value-type="float">
            <text:p>-0.178927183151245</text:p>
          </table:table-cell>
          <table:table-cell office:value-type="float" office:value="-0.01313207577914" calcext:value-type="float">
            <text:p>-0.01313207577914</text:p>
          </table:table-cell>
          <table:table-cell office:value-type="float" office:value="-1.32453441619873" calcext:value-type="float">
            <text:p>-1.32453441619873</text:p>
          </table:table-cell>
          <table:table-cell office:value-type="float" office:value="-0.832763493061066" calcext:value-type="float">
            <text:p>-0.832763493061066</text:p>
          </table:table-cell>
          <table:table-cell office:value-type="float" office:value="-0.533219516277313" calcext:value-type="float">
            <text:p>-0.533219516277313</text:p>
          </table:table-cell>
          <table:table-cell office:value-type="float" office:value="-0.148936092853546" calcext:value-type="float">
            <text:p>-0.148936092853546</text:p>
          </table:table-cell>
          <table:table-cell office:value-type="float" office:value="-1.85639977455139" calcext:value-type="float">
            <text:p>-1.85639977455139</text:p>
          </table:table-cell>
          <table:table-cell office:value-type="float" office:value="-0.530989468097687" calcext:value-type="float">
            <text:p>-0.530989468097687</text:p>
          </table:table-cell>
          <table:table-cell office:value-type="float" office:value="-0.039830394089222" calcext:value-type="float">
            <text:p>-0.0398303940892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7859" calcext:value-type="float">
            <text:p>1419950947.37859</text:p>
          </table:table-cell>
          <table:table-cell office:value-type="string" calcext:value-type="string">
            <text:p>Motion</text:p>
          </table:table-cell>
          <table:table-cell office:value-type="float" office:value="-0.199690520763397" calcext:value-type="float">
            <text:p>-0.199690520763397</text:p>
          </table:table-cell>
          <table:table-cell office:value-type="float" office:value="-0.448042571544647" calcext:value-type="float">
            <text:p>-0.448042571544647</text:p>
          </table:table-cell>
          <table:table-cell office:value-type="float" office:value="-1.77629029750824" calcext:value-type="float">
            <text:p>-1.77629029750824</text:p>
          </table:table-cell>
          <table:table-cell office:value-type="float" office:value="-1.39404597929911" calcext:value-type="float">
            <text:p>-1.39404597929911</text:p>
          </table:table-cell>
          <table:table-cell office:value-type="float" office:value="0.579468583659436" calcext:value-type="float">
            <text:p>0.579468583659436</text:p>
          </table:table-cell>
          <table:table-cell office:value-type="float" office:value="0.491927004657284" calcext:value-type="float">
            <text:p>0.491927004657284</text:p>
          </table:table-cell>
          <table:table-cell office:value-type="float" office:value="-0.199690520763397" calcext:value-type="float">
            <text:p>-0.199690520763397</text:p>
          </table:table-cell>
          <table:table-cell office:value-type="float" office:value="-0.448042571544647" calcext:value-type="float">
            <text:p>-0.448042571544647</text:p>
          </table:table-cell>
          <table:table-cell office:value-type="float" office:value="-1.77629029750824" calcext:value-type="float">
            <text:p>-1.77629029750824</text:p>
          </table:table-cell>
          <table:table-cell office:value-type="float" office:value="-0.823717355728149" calcext:value-type="float">
            <text:p>-0.823717355728149</text:p>
          </table:table-cell>
          <table:table-cell office:value-type="float" office:value="-0.547579348087311" calcext:value-type="float">
            <text:p>-0.547579348087311</text:p>
          </table:table-cell>
          <table:table-cell office:value-type="float" office:value="-0.147127658128738" calcext:value-type="float">
            <text:p>-0.147127658128738</text:p>
          </table:table-cell>
          <table:table-cell office:value-type="float" office:value="-1.7664315700531" calcext:value-type="float">
            <text:p>-1.7664315700531</text:p>
          </table:table-cell>
          <table:table-cell office:value-type="float" office:value="-0.583676755428314" calcext:value-type="float">
            <text:p>-0.583676755428314</text:p>
          </table:table-cell>
          <table:table-cell office:value-type="float" office:value="-0.210538357496262" calcext:value-type="float">
            <text:p>-0.2105383574962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7926" calcext:value-type="float">
            <text:p>1419950947.37926</text:p>
          </table:table-cell>
          <table:table-cell office:value-type="string" calcext:value-type="string">
            <text:p>Magnetic</text:p>
          </table:table-cell>
          <table:table-cell office:value-type="float" office:value="61.6420288085938" calcext:value-type="float">
            <text:p>61.6420288085938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32.38542175293" calcext:value-type="float">
            <text:p>132.38542175293</text:p>
          </table:table-cell>
          <table:table-cell table:number-columns-repeated="16"/>
        </table:table-row>
        <table:table-row table:style-name="ro2">
          <table:table-cell office:value-type="float" office:value="1419950947.37953" calcext:value-type="float">
            <text:p>1419950947.37953</text:p>
          </table:table-cell>
          <table:table-cell office:value-type="string" calcext:value-type="string">
            <text:p>Acceleration</text:p>
          </table:table-cell>
          <table:table-cell office:value-type="float" office:value="-2.41004943847656" calcext:value-type="float">
            <text:p>-2.41004943847656</text:p>
          </table:table-cell>
          <table:table-cell office:value-type="float" office:value="-1.09068298339844" calcext:value-type="float">
            <text:p>-1.09068298339844</text:p>
          </table:table-cell>
          <table:table-cell office:value-type="float" office:value="-0.526229858398438" calcext:value-type="float">
            <text:p>-0.526229858398438</text:p>
          </table:table-cell>
          <table:table-cell table:number-columns-repeated="16"/>
        </table:table-row>
        <table:table-row table:style-name="ro2">
          <table:table-cell office:value-type="float" office:value="1419950947.37964" calcext:value-type="float">
            <text:p>1419950947.37964</text:p>
          </table:table-cell>
          <table:table-cell office:value-type="string" calcext:value-type="string">
            <text:p>Acceleration</text:p>
          </table:table-cell>
          <table:table-cell office:value-type="float" office:value="-2.29876708984375" calcext:value-type="float">
            <text:p>-2.29876708984375</text:p>
          </table:table-cell>
          <table:table-cell office:value-type="float" office:value="-0.981048583984375" calcext:value-type="float">
            <text:p>-0.981048583984375</text:p>
          </table:table-cell>
          <table:table-cell office:value-type="float" office:value="-0.634735107421875" calcext:value-type="float">
            <text:p>-0.634735107421875</text:p>
          </table:table-cell>
          <table:table-cell table:number-columns-repeated="16"/>
        </table:table-row>
        <table:table-row table:style-name="ro2">
          <table:table-cell office:value-type="float" office:value="1419950947.3926" calcext:value-type="float">
            <text:p>1419950947.3926</text:p>
          </table:table-cell>
          <table:table-cell office:value-type="string" calcext:value-type="string">
            <text:p>Gyro</text:p>
          </table:table-cell>
          <table:table-cell office:value-type="float" office:value="0.303635784311531" calcext:value-type="float">
            <text:p>0.303635784311531</text:p>
          </table:table-cell>
          <table:table-cell office:value-type="float" office:value="-0.80690265656762" calcext:value-type="float">
            <text:p>-0.80690265656762</text:p>
          </table:table-cell>
          <table:table-cell office:value-type="float" office:value="-2.6150729229079" calcext:value-type="float">
            <text:p>-2.6150729229079</text:p>
          </table:table-cell>
          <table:table-cell table:number-columns-repeated="16"/>
        </table:table-row>
        <table:table-row table:style-name="ro2">
          <table:table-cell office:value-type="float" office:value="1419950947.39305" calcext:value-type="float">
            <text:p>1419950947.39305</text:p>
          </table:table-cell>
          <table:table-cell office:value-type="string" calcext:value-type="string">
            <text:p>Gyro</text:p>
          </table:table-cell>
          <table:table-cell office:value-type="float" office:value="0.808243558176475" calcext:value-type="float">
            <text:p>0.808243558176475</text:p>
          </table:table-cell>
          <table:table-cell office:value-type="float" office:value="-0.745421984906487" calcext:value-type="float">
            <text:p>-0.745421984906487</text:p>
          </table:table-cell>
          <table:table-cell office:value-type="float" office:value="-3.08102757671143" calcext:value-type="float">
            <text:p>-3.08102757671143</text:p>
          </table:table-cell>
          <table:table-cell table:number-columns-repeated="16"/>
        </table:table-row>
        <table:table-row table:style-name="ro2">
          <table:table-cell office:value-type="float" office:value="1419950947.39283" calcext:value-type="float">
            <text:p>1419950947.39283</text:p>
          </table:table-cell>
          <table:table-cell office:value-type="string" calcext:value-type="string">
            <text:p>Motion</text:p>
          </table:table-cell>
          <table:table-cell office:value-type="float" office:value="-0.0356877595186234" calcext:value-type="float">
            <text:p>-0.0356877595186234</text:p>
          </table:table-cell>
          <table:table-cell office:value-type="float" office:value="-0.736817955970764" calcext:value-type="float">
            <text:p>-0.736817955970764</text:p>
          </table:table-cell>
          <table:table-cell office:value-type="float" office:value="-2.20312809944153" calcext:value-type="float">
            <text:p>-2.20312809944153</text:p>
          </table:table-cell>
          <table:table-cell office:value-type="float" office:value="-1.39809320227637" calcext:value-type="float">
            <text:p>-1.39809320227637</text:p>
          </table:table-cell>
          <table:table-cell office:value-type="float" office:value="0.601263704487055" calcext:value-type="float">
            <text:p>0.601263704487055</text:p>
          </table:table-cell>
          <table:table-cell office:value-type="float" office:value="0.486197309772019" calcext:value-type="float">
            <text:p>0.486197309772019</text:p>
          </table:table-cell>
          <table:table-cell office:value-type="float" office:value="-0.0356877595186234" calcext:value-type="float">
            <text:p>-0.0356877595186234</text:p>
          </table:table-cell>
          <table:table-cell office:value-type="float" office:value="-0.736817955970764" calcext:value-type="float">
            <text:p>-0.736817955970764</text:p>
          </table:table-cell>
          <table:table-cell office:value-type="float" office:value="-2.20312809944153" calcext:value-type="float">
            <text:p>-2.20312809944153</text:p>
          </table:table-cell>
          <table:table-cell office:value-type="float" office:value="-0.812354207038879" calcext:value-type="float">
            <text:p>-0.812354207038879</text:p>
          </table:table-cell>
          <table:table-cell office:value-type="float" office:value="-0.565684974193573" calcext:value-type="float">
            <text:p>-0.565684974193573</text:p>
          </table:table-cell>
          <table:table-cell office:value-type="float" office:value="-0.141707792878151" calcext:value-type="float">
            <text:p>-0.141707792878151</text:p>
          </table:table-cell>
          <table:table-cell office:value-type="float" office:value="-1.59769523143768" calcext:value-type="float">
            <text:p>-1.59769523143768</text:p>
          </table:table-cell>
          <table:table-cell office:value-type="float" office:value="-0.524998009204865" calcext:value-type="float">
            <text:p>-0.524998009204865</text:p>
          </table:table-cell>
          <table:table-cell office:value-type="float" office:value="-0.384522050619125" calcext:value-type="float">
            <text:p>-0.3845220506191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39822" calcext:value-type="float">
            <text:p>1419950947.39822</text:p>
          </table:table-cell>
          <table:table-cell office:value-type="string" calcext:value-type="string">
            <text:p>Acceleration</text:p>
          </table:table-cell>
          <table:table-cell office:value-type="float" office:value="-2.28317260742187" calcext:value-type="float">
            <text:p>-2.28317260742187</text:p>
          </table:table-cell>
          <table:table-cell office:value-type="float" office:value="-0.860733032226563" calcext:value-type="float">
            <text:p>-0.860733032226563</text:p>
          </table:table-cell>
          <table:table-cell office:value-type="float" office:value="-0.6849365234375" calcext:value-type="float">
            <text:p>-0.6849365234375</text:p>
          </table:table-cell>
          <table:table-cell table:number-columns-repeated="16"/>
        </table:table-row>
        <table:table-row table:style-name="ro2">
          <table:table-cell office:value-type="float" office:value="1419950947.3983" calcext:value-type="float">
            <text:p>1419950947.3983</text:p>
          </table:table-cell>
          <table:table-cell office:value-type="string" calcext:value-type="string">
            <text:p>Acceleration</text:p>
          </table:table-cell>
          <table:table-cell office:value-type="float" office:value="-2.30781555175781" calcext:value-type="float">
            <text:p>-2.30781555175781</text:p>
          </table:table-cell>
          <table:table-cell office:value-type="float" office:value="-0.769439697265625" calcext:value-type="float">
            <text:p>-0.769439697265625</text:p>
          </table:table-cell>
          <table:table-cell office:value-type="float" office:value="-0.691558837890625" calcext:value-type="float">
            <text:p>-0.691558837890625</text:p>
          </table:table-cell>
          <table:table-cell table:number-columns-repeated="16"/>
        </table:table-row>
        <table:table-row table:style-name="ro2">
          <table:table-cell office:value-type="float" office:value="1419950947.4034" calcext:value-type="float">
            <text:p>1419950947.4034</text:p>
          </table:table-cell>
          <table:table-cell office:value-type="string" calcext:value-type="string">
            <text:p>Magnetic</text:p>
          </table:table-cell>
          <table:table-cell office:value-type="float" office:value="59.2711944580078" calcext:value-type="float">
            <text:p>59.2711944580078</text:p>
          </table:table-cell>
          <table:table-cell office:value-type="float" office:value="229.294845581055" calcext:value-type="float">
            <text:p>229.294845581055</text:p>
          </table:table-cell>
          <table:table-cell office:value-type="float" office:value="132.38542175293" calcext:value-type="float">
            <text:p>132.38542175293</text:p>
          </table:table-cell>
          <table:table-cell table:number-columns-repeated="16"/>
        </table:table-row>
        <table:table-row table:style-name="ro2">
          <table:table-cell office:value-type="float" office:value="1419950947.40877" calcext:value-type="float">
            <text:p>1419950947.40877</text:p>
          </table:table-cell>
          <table:table-cell office:value-type="string" calcext:value-type="string">
            <text:p>Gyro</text:p>
          </table:table-cell>
          <table:table-cell office:value-type="float" office:value="1.36940222620871" calcext:value-type="float">
            <text:p>1.36940222620871</text:p>
          </table:table-cell>
          <table:table-cell office:value-type="float" office:value="-0.884288258890925" calcext:value-type="float">
            <text:p>-0.884288258890925</text:p>
          </table:table-cell>
          <table:table-cell office:value-type="float" office:value="-3.59653353838919" calcext:value-type="float">
            <text:p>-3.59653353838919</text:p>
          </table:table-cell>
          <table:table-cell table:number-columns-repeated="16"/>
        </table:table-row>
        <table:table-row table:style-name="ro2">
          <table:table-cell office:value-type="float" office:value="1419950947.40875" calcext:value-type="float">
            <text:p>1419950947.40875</text:p>
          </table:table-cell>
          <table:table-cell office:value-type="string" calcext:value-type="string">
            <text:p>Motion</text:p>
          </table:table-cell>
          <table:table-cell office:value-type="float" office:value="0.312526643276215" calcext:value-type="float">
            <text:p>0.312526643276215</text:p>
          </table:table-cell>
          <table:table-cell office:value-type="float" office:value="-0.77943766117096" calcext:value-type="float">
            <text:p>-0.77943766117096</text:p>
          </table:table-cell>
          <table:table-cell office:value-type="float" office:value="-2.63211727142334" calcext:value-type="float">
            <text:p>-2.63211727142334</text:p>
          </table:table-cell>
          <table:table-cell office:value-type="float" office:value="-1.40480916865665" calcext:value-type="float">
            <text:p>-1.40480916865665</text:p>
          </table:table-cell>
          <table:table-cell office:value-type="float" office:value="0.628107584319604" calcext:value-type="float">
            <text:p>0.628107584319604</text:p>
          </table:table-cell>
          <table:table-cell office:value-type="float" office:value="0.483383376364623" calcext:value-type="float">
            <text:p>0.483383376364623</text:p>
          </table:table-cell>
          <table:table-cell office:value-type="float" office:value="0.312526643276215" calcext:value-type="float">
            <text:p>0.312526643276215</text:p>
          </table:table-cell>
          <table:table-cell office:value-type="float" office:value="-0.77943766117096" calcext:value-type="float">
            <text:p>-0.77943766117096</text:p>
          </table:table-cell>
          <table:table-cell office:value-type="float" office:value="-2.63211727142334" calcext:value-type="float">
            <text:p>-2.63211727142334</text:p>
          </table:table-cell>
          <table:table-cell office:value-type="float" office:value="-0.798019945621491" calcext:value-type="float">
            <text:p>-0.798019945621491</text:p>
          </table:table-cell>
          <table:table-cell office:value-type="float" office:value="-0.587614595890045" calcext:value-type="float">
            <text:p>-0.587614595890045</text:p>
          </table:table-cell>
          <table:table-cell office:value-type="float" office:value="-0.133691132068634" calcext:value-type="float">
            <text:p>-0.133691132068634</text:p>
          </table:table-cell>
          <table:table-cell office:value-type="float" office:value="-1.5007472038269" calcext:value-type="float">
            <text:p>-1.5007472038269</text:p>
          </table:table-cell>
          <table:table-cell office:value-type="float" office:value="-0.393434017896652" calcext:value-type="float">
            <text:p>-0.393434017896652</text:p>
          </table:table-cell>
          <table:table-cell office:value-type="float" office:value="-0.501043975353241" calcext:value-type="float">
            <text:p>-0.5010439753532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0913" calcext:value-type="float">
            <text:p>1419950947.40913</text:p>
          </table:table-cell>
          <table:table-cell office:value-type="string" calcext:value-type="string">
            <text:p>Motion</text:p>
          </table:table-cell>
          <table:table-cell office:value-type="float" office:value="0.817134439945221" calcext:value-type="float">
            <text:p>0.817134439945221</text:p>
          </table:table-cell>
          <table:table-cell office:value-type="float" office:value="-0.717957079410553" calcext:value-type="float">
            <text:p>-0.717957079410553</text:p>
          </table:table-cell>
          <table:table-cell office:value-type="float" office:value="-3.09807181358337" calcext:value-type="float">
            <text:p>-3.09807181358337</text:p>
          </table:table-cell>
          <table:table-cell office:value-type="float" office:value="-1.41411445622718" calcext:value-type="float">
            <text:p>-1.41411445622718</text:p>
          </table:table-cell>
          <table:table-cell office:value-type="float" office:value="0.660573776002461" calcext:value-type="float">
            <text:p>0.660573776002461</text:p>
          </table:table-cell>
          <table:table-cell office:value-type="float" office:value="0.485981537836818" calcext:value-type="float">
            <text:p>0.485981537836818</text:p>
          </table:table-cell>
          <table:table-cell office:value-type="float" office:value="0.817134439945221" calcext:value-type="float">
            <text:p>0.817134439945221</text:p>
          </table:table-cell>
          <table:table-cell office:value-type="float" office:value="-0.717957079410553" calcext:value-type="float">
            <text:p>-0.717957079410553</text:p>
          </table:table-cell>
          <table:table-cell office:value-type="float" office:value="-3.09807181358337" calcext:value-type="float">
            <text:p>-3.09807181358337</text:p>
          </table:table-cell>
          <table:table-cell office:value-type="float" office:value="-0.779967606067658" calcext:value-type="float">
            <text:p>-0.779967606067658</text:p>
          </table:table-cell>
          <table:table-cell office:value-type="float" office:value="-0.613570034503937" calcext:value-type="float">
            <text:p>-0.613570034503937</text:p>
          </table:table-cell>
          <table:table-cell office:value-type="float" office:value="-0.123216725885868" calcext:value-type="float">
            <text:p>-0.123216725885868</text:p>
          </table:table-cell>
          <table:table-cell office:value-type="float" office:value="-1.50320506095886" calcext:value-type="float">
            <text:p>-1.50320506095886</text:p>
          </table:table-cell>
          <table:table-cell office:value-type="float" office:value="-0.247162997722626" calcext:value-type="float">
            <text:p>-0.247162997722626</text:p>
          </table:table-cell>
          <table:table-cell office:value-type="float" office:value="-0.56171977519989" calcext:value-type="float">
            <text:p>-0.561719775199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1695" calcext:value-type="float">
            <text:p>1419950947.41695</text:p>
          </table:table-cell>
          <table:table-cell office:value-type="string" calcext:value-type="string">
            <text:p>Acceleration</text:p>
          </table:table-cell>
          <table:table-cell office:value-type="float" office:value="-2.30087280273437" calcext:value-type="float">
            <text:p>-2.30087280273437</text:p>
          </table:table-cell>
          <table:table-cell office:value-type="float" office:value="-0.72906494140625" calcext:value-type="float">
            <text:p>-0.72906494140625</text:p>
          </table:table-cell>
          <table:table-cell office:value-type="float" office:value="-0.64306640625" calcext:value-type="float">
            <text:p>-0.64306640625</text:p>
          </table:table-cell>
          <table:table-cell table:number-columns-repeated="16"/>
        </table:table-row>
        <table:table-row table:style-name="ro2">
          <table:table-cell office:value-type="float" office:value="1419950947.41698" calcext:value-type="float">
            <text:p>1419950947.41698</text:p>
          </table:table-cell>
          <table:table-cell office:value-type="string" calcext:value-type="string">
            <text:p>Acceleration</text:p>
          </table:table-cell>
          <table:table-cell office:value-type="float" office:value="-2.19749450683594" calcext:value-type="float">
            <text:p>-2.19749450683594</text:p>
          </table:table-cell>
          <table:table-cell office:value-type="float" office:value="-0.680953979492188" calcext:value-type="float">
            <text:p>-0.680953979492188</text:p>
          </table:table-cell>
          <table:table-cell office:value-type="float" office:value="-0.542373657226563" calcext:value-type="float">
            <text:p>-0.542373657226563</text:p>
          </table:table-cell>
          <table:table-cell table:number-columns-repeated="16"/>
        </table:table-row>
        <table:table-row table:style-name="ro2">
          <table:table-cell office:value-type="float" office:value="1419950947.42475" calcext:value-type="float">
            <text:p>1419950947.42475</text:p>
          </table:table-cell>
          <table:table-cell office:value-type="string" calcext:value-type="string">
            <text:p>Gyro</text:p>
          </table:table-cell>
          <table:table-cell office:value-type="float" office:value="1.84435543501951" calcext:value-type="float">
            <text:p>1.84435543501951</text:p>
          </table:table-cell>
          <table:table-cell office:value-type="float" office:value="-1.13563553835984" calcext:value-type="float">
            <text:p>-1.13563553835984</text:p>
          </table:table-cell>
          <table:table-cell office:value-type="float" office:value="-4.08354287745479" calcext:value-type="float">
            <text:p>-4.08354287745479</text:p>
          </table:table-cell>
          <table:table-cell table:number-columns-repeated="16"/>
        </table:table-row>
        <table:table-row table:style-name="ro2">
          <table:table-cell office:value-type="float" office:value="1419950947.42509" calcext:value-type="float">
            <text:p>1419950947.42509</text:p>
          </table:table-cell>
          <table:table-cell office:value-type="string" calcext:value-type="string">
            <text:p>Gyro</text:p>
          </table:table-cell>
          <table:table-cell office:value-type="float" office:value="2.1814069667927" calcext:value-type="float">
            <text:p>2.1814069667927</text:p>
          </table:table-cell>
          <table:table-cell office:value-type="float" office:value="-1.49549118591516" calcext:value-type="float">
            <text:p>-1.49549118591516</text:p>
          </table:table-cell>
          <table:table-cell office:value-type="float" office:value="-4.44821991184759" calcext:value-type="float">
            <text:p>-4.44821991184759</text:p>
          </table:table-cell>
          <table:table-cell table:number-columns-repeated="16"/>
        </table:table-row>
        <table:table-row table:style-name="ro2">
          <table:table-cell office:value-type="float" office:value="1419950947.42476" calcext:value-type="float">
            <text:p>1419950947.42476</text:p>
          </table:table-cell>
          <table:table-cell office:value-type="string" calcext:value-type="string">
            <text:p>Motion</text:p>
          </table:table-cell>
          <table:table-cell office:value-type="float" office:value="1.37829303741455" calcext:value-type="float">
            <text:p>1.37829303741455</text:p>
          </table:table-cell>
          <table:table-cell office:value-type="float" office:value="-0.856823444366455" calcext:value-type="float">
            <text:p>-0.856823444366455</text:p>
          </table:table-cell>
          <table:table-cell office:value-type="float" office:value="-3.6135778427124" calcext:value-type="float">
            <text:p>-3.6135778427124</text:p>
          </table:table-cell>
          <table:table-cell office:value-type="float" office:value="-1.42880653415207" calcext:value-type="float">
            <text:p>-1.42880653415207</text:p>
          </table:table-cell>
          <table:table-cell office:value-type="float" office:value="0.699230574547771" calcext:value-type="float">
            <text:p>0.699230574547771</text:p>
          </table:table-cell>
          <table:table-cell office:value-type="float" office:value="0.495579792381004" calcext:value-type="float">
            <text:p>0.495579792381004</text:p>
          </table:table-cell>
          <table:table-cell office:value-type="float" office:value="1.37829303741455" calcext:value-type="float">
            <text:p>1.37829303741455</text:p>
          </table:table-cell>
          <table:table-cell office:value-type="float" office:value="-0.856823444366455" calcext:value-type="float">
            <text:p>-0.856823444366455</text:p>
          </table:table-cell>
          <table:table-cell office:value-type="float" office:value="-3.6135778427124" calcext:value-type="float">
            <text:p>-3.6135778427124</text:p>
          </table:table-cell>
          <table:table-cell office:value-type="float" office:value="-0.757635593414306" calcext:value-type="float">
            <text:p>-0.757635593414306</text:p>
          </table:table-cell>
          <table:table-cell office:value-type="float" office:value="-0.643629014492035" calcext:value-type="float">
            <text:p>-0.643629014492035</text:p>
          </table:table-cell>
          <table:table-cell office:value-type="float" office:value="-0.108305349946022" calcext:value-type="float">
            <text:p>-0.108305349946022</text:p>
          </table:table-cell>
          <table:table-cell office:value-type="float" office:value="-1.54323720932007" calcext:value-type="float">
            <text:p>-1.54323720932007</text:p>
          </table:table-cell>
          <table:table-cell office:value-type="float" office:value="-0.0854359343647957" calcext:value-type="float">
            <text:p>-0.0854359343647957</text:p>
          </table:table-cell>
          <table:table-cell office:value-type="float" office:value="-0.534761071205139" calcext:value-type="float">
            <text:p>-0.5347610712051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2922" calcext:value-type="float">
            <text:p>1419950947.42922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32.38542175293" calcext:value-type="float">
            <text:p>132.38542175293</text:p>
          </table:table-cell>
          <table:table-cell table:number-columns-repeated="16"/>
        </table:table-row>
        <table:table-row table:style-name="ro2">
          <table:table-cell office:value-type="float" office:value="1419950947.43673" calcext:value-type="float">
            <text:p>1419950947.43673</text:p>
          </table:table-cell>
          <table:table-cell office:value-type="string" calcext:value-type="string">
            <text:p>Acceleration</text:p>
          </table:table-cell>
          <table:table-cell office:value-type="float" office:value="-1.98924255371094" calcext:value-type="float">
            <text:p>-1.98924255371094</text:p>
          </table:table-cell>
          <table:table-cell office:value-type="float" office:value="-0.5673828125" calcext:value-type="float">
            <text:p>-0.5673828125</text:p>
          </table:table-cell>
          <table:table-cell office:value-type="float" office:value="-0.437057495117188" calcext:value-type="float">
            <text:p>-0.437057495117188</text:p>
          </table:table-cell>
          <table:table-cell table:number-columns-repeated="16"/>
        </table:table-row>
        <table:table-row table:style-name="ro2">
          <table:table-cell office:value-type="float" office:value="1419950947.43712" calcext:value-type="float">
            <text:p>1419950947.43712</text:p>
          </table:table-cell>
          <table:table-cell office:value-type="string" calcext:value-type="string">
            <text:p>Acceleration</text:p>
          </table:table-cell>
          <table:table-cell office:value-type="float" office:value="-1.75730895996094" calcext:value-type="float">
            <text:p>-1.75730895996094</text:p>
          </table:table-cell>
          <table:table-cell office:value-type="float" office:value="-0.430923461914063" calcext:value-type="float">
            <text:p>-0.430923461914063</text:p>
          </table:table-cell>
          <table:table-cell office:value-type="float" office:value="-0.33172607421875" calcext:value-type="float">
            <text:p>-0.33172607421875</text:p>
          </table:table-cell>
          <table:table-cell table:number-columns-repeated="16"/>
        </table:table-row>
        <table:table-row table:style-name="ro2">
          <table:table-cell office:value-type="float" office:value="1419950947.44073" calcext:value-type="float">
            <text:p>1419950947.44073</text:p>
          </table:table-cell>
          <table:table-cell office:value-type="string" calcext:value-type="string">
            <text:p>Gyro</text:p>
          </table:table-cell>
          <table:table-cell office:value-type="float" office:value="2.37646593977781" calcext:value-type="float">
            <text:p>2.37646593977781</text:p>
          </table:table-cell>
          <table:table-cell office:value-type="float" office:value="-1.85635297573032" calcext:value-type="float">
            <text:p>-1.85635297573032</text:p>
          </table:table-cell>
          <table:table-cell office:value-type="float" office:value="-4.67231106914009" calcext:value-type="float">
            <text:p>-4.67231106914009</text:p>
          </table:table-cell>
          <table:table-cell table:number-columns-repeated="16"/>
        </table:table-row>
        <table:table-row table:style-name="ro2">
          <table:table-cell office:value-type="float" office:value="1419950947.44051" calcext:value-type="float">
            <text:p>1419950947.44051</text:p>
          </table:table-cell>
          <table:table-cell office:value-type="string" calcext:value-type="string">
            <text:p>Motion</text:p>
          </table:table-cell>
          <table:table-cell office:value-type="float" office:value="1.85324633121491" calcext:value-type="float">
            <text:p>1.85324633121491</text:p>
          </table:table-cell>
          <table:table-cell office:value-type="float" office:value="-1.10817074775696" calcext:value-type="float">
            <text:p>-1.10817074775696</text:p>
          </table:table-cell>
          <table:table-cell office:value-type="float" office:value="-4.10058689117432" calcext:value-type="float">
            <text:p>-4.10058689117432</text:p>
          </table:table-cell>
          <table:table-cell office:value-type="float" office:value="-1.45120241117765" calcext:value-type="float">
            <text:p>-1.45120241117765</text:p>
          </table:table-cell>
          <table:table-cell office:value-type="float" office:value="0.743723104910221" calcext:value-type="float">
            <text:p>0.743723104910221</text:p>
          </table:table-cell>
          <table:table-cell office:value-type="float" office:value="0.512768867834818" calcext:value-type="float">
            <text:p>0.512768867834818</text:p>
          </table:table-cell>
          <table:table-cell office:value-type="float" office:value="1.85324633121491" calcext:value-type="float">
            <text:p>1.85324633121491</text:p>
          </table:table-cell>
          <table:table-cell office:value-type="float" office:value="-1.10817074775696" calcext:value-type="float">
            <text:p>-1.10817074775696</text:p>
          </table:table-cell>
          <table:table-cell office:value-type="float" office:value="-4.10058689117432" calcext:value-type="float">
            <text:p>-4.10058689117432</text:p>
          </table:table-cell>
          <table:table-cell office:value-type="float" office:value="-0.730696201324463" calcext:value-type="float">
            <text:p>-0.730696201324463</text:p>
          </table:table-cell>
          <table:table-cell office:value-type="float" office:value="-0.677032649517059" calcext:value-type="float">
            <text:p>-0.677032649517059</text:p>
          </table:table-cell>
          <table:table-cell office:value-type="float" office:value="-0.0878058448433876" calcext:value-type="float">
            <text:p>-0.0878058448433876</text:p>
          </table:table-cell>
          <table:table-cell office:value-type="float" office:value="-1.46679830551148" calcext:value-type="float">
            <text:p>-1.46679830551148</text:p>
          </table:table-cell>
          <table:table-cell office:value-type="float" office:value="-0.00392135139554739" calcext:value-type="float">
            <text:p>-0.00392135139554739</text:p>
          </table:table-cell>
          <table:table-cell office:value-type="float" office:value="-0.454567819833756" calcext:value-type="float">
            <text:p>-0.4545678198337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4101" calcext:value-type="float">
            <text:p>1419950947.44101</text:p>
          </table:table-cell>
          <table:table-cell office:value-type="string" calcext:value-type="string">
            <text:p>Motion</text:p>
          </table:table-cell>
          <table:table-cell office:value-type="float" office:value="2.19029784202576" calcext:value-type="float">
            <text:p>2.19029784202576</text:p>
          </table:table-cell>
          <table:table-cell office:value-type="float" office:value="-1.46802639961243" calcext:value-type="float">
            <text:p>-1.46802639961243</text:p>
          </table:table-cell>
          <table:table-cell office:value-type="float" office:value="-4.46526384353638" calcext:value-type="float">
            <text:p>-4.46526384353638</text:p>
          </table:table-cell>
          <table:table-cell office:value-type="float" office:value="-1.48276339757118" calcext:value-type="float">
            <text:p>-1.48276339757118</text:p>
          </table:table-cell>
          <table:table-cell office:value-type="float" office:value="0.792491605448553" calcext:value-type="float">
            <text:p>0.792491605448553</text:p>
          </table:table-cell>
          <table:table-cell office:value-type="float" office:value="0.537174162287364" calcext:value-type="float">
            <text:p>0.537174162287364</text:p>
          </table:table-cell>
          <table:table-cell office:value-type="float" office:value="2.19029784202576" calcext:value-type="float">
            <text:p>2.19029784202576</text:p>
          </table:table-cell>
          <table:table-cell office:value-type="float" office:value="-1.46802639961243" calcext:value-type="float">
            <text:p>-1.46802639961243</text:p>
          </table:table-cell>
          <table:table-cell office:value-type="float" office:value="-4.46526384353638" calcext:value-type="float">
            <text:p>-4.46526384353638</text:p>
          </table:table-cell>
          <table:table-cell office:value-type="float" office:value="-0.699354529380798" calcext:value-type="float">
            <text:p>-0.699354529380798</text:p>
          </table:table-cell>
          <table:table-cell office:value-type="float" office:value="-0.712104797363281" calcext:value-type="float">
            <text:p>-0.712104797363281</text:p>
          </table:table-cell>
          <table:table-cell office:value-type="float" office:value="-0.0617257617413998" calcext:value-type="float">
            <text:p>-0.0617257617413998</text:p>
          </table:table-cell>
          <table:table-cell office:value-type="float" office:value="-1.28988802433014" calcext:value-type="float">
            <text:p>-1.28988802433014</text:p>
          </table:table-cell>
          <table:table-cell office:value-type="float" office:value="0.144721955060959" calcext:value-type="float">
            <text:p>0.144721955060959</text:p>
          </table:table-cell>
          <table:table-cell office:value-type="float" office:value="-0.375331729650497" calcext:value-type="float">
            <text:p>-0.3753317296504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5594" calcext:value-type="float">
            <text:p>1419950947.45594</text:p>
          </table:table-cell>
          <table:table-cell office:value-type="string" calcext:value-type="string">
            <text:p>Magnetic</text:p>
          </table:table-cell>
          <table:table-cell office:value-type="float" office:value="55.5455627441406" calcext:value-type="float">
            <text:p>55.5455627441406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7.45654" calcext:value-type="float">
            <text:p>1419950947.45654</text:p>
          </table:table-cell>
          <table:table-cell office:value-type="string" calcext:value-type="string">
            <text:p>Acceleration</text:p>
          </table:table-cell>
          <table:table-cell office:value-type="float" office:value="-1.61680603027344" calcext:value-type="float">
            <text:p>-1.61680603027344</text:p>
          </table:table-cell>
          <table:table-cell office:value-type="float" office:value="-0.295318603515625" calcext:value-type="float">
            <text:p>-0.295318603515625</text:p>
          </table:table-cell>
          <table:table-cell office:value-type="float" office:value="-0.236801147460937" calcext:value-type="float">
            <text:p>-0.236801147460937</text:p>
          </table:table-cell>
          <table:table-cell table:number-columns-repeated="16"/>
        </table:table-row>
        <table:table-row table:style-name="ro2">
          <table:table-cell office:value-type="float" office:value="1419950947.45705" calcext:value-type="float">
            <text:p>1419950947.45705</text:p>
          </table:table-cell>
          <table:table-cell office:value-type="string" calcext:value-type="string">
            <text:p>Acceleration</text:p>
          </table:table-cell>
          <table:table-cell office:value-type="float" office:value="-1.543701171875" calcext:value-type="float">
            <text:p>-1.543701171875</text:p>
          </table:table-cell>
          <table:table-cell office:value-type="float" office:value="-0.169265747070313" calcext:value-type="float">
            <text:p>-0.169265747070313</text:p>
          </table:table-cell>
          <table:table-cell office:value-type="float" office:value="-0.149642944335938" calcext:value-type="float">
            <text:p>-0.149642944335938</text:p>
          </table:table-cell>
          <table:table-cell table:number-columns-repeated="16"/>
        </table:table-row>
        <table:table-row table:style-name="ro2">
          <table:table-cell office:value-type="float" office:value="1419950947.45714" calcext:value-type="float">
            <text:p>1419950947.45714</text:p>
          </table:table-cell>
          <table:table-cell office:value-type="string" calcext:value-type="string">
            <text:p>Gyro</text:p>
          </table:table-cell>
          <table:table-cell office:value-type="float" office:value="2.43481526662923" calcext:value-type="float">
            <text:p>2.43481526662923</text:p>
          </table:table-cell>
          <table:table-cell office:value-type="float" office:value="-2.14145129464213" calcext:value-type="float">
            <text:p>-2.14145129464213</text:p>
          </table:table-cell>
          <table:table-cell office:value-type="float" office:value="-4.87227611748534" calcext:value-type="float">
            <text:p>-4.87227611748534</text:p>
          </table:table-cell>
          <table:table-cell table:number-columns-repeated="16"/>
        </table:table-row>
        <table:table-row table:style-name="ro2">
          <table:table-cell office:value-type="float" office:value="1419950947.45764" calcext:value-type="float">
            <text:p>1419950947.45764</text:p>
          </table:table-cell>
          <table:table-cell office:value-type="string" calcext:value-type="string">
            <text:p>Gyro</text:p>
          </table:table-cell>
          <table:table-cell office:value-type="float" office:value="2.4169249493744" calcext:value-type="float">
            <text:p>2.4169249493744</text:p>
          </table:table-cell>
          <table:table-cell office:value-type="float" office:value="-2.28882743357381" calcext:value-type="float">
            <text:p>-2.28882743357381</text:p>
          </table:table-cell>
          <table:table-cell office:value-type="float" office:value="-5.13118277970845" calcext:value-type="float">
            <text:p>-5.13118277970845</text:p>
          </table:table-cell>
          <table:table-cell table:number-columns-repeated="16"/>
        </table:table-row>
        <table:table-row table:style-name="ro2">
          <table:table-cell office:value-type="float" office:value="1419950947.45738" calcext:value-type="float">
            <text:p>1419950947.45738</text:p>
          </table:table-cell>
          <table:table-cell office:value-type="string" calcext:value-type="string">
            <text:p>Motion</text:p>
          </table:table-cell>
          <table:table-cell office:value-type="float" office:value="2.38535690307617" calcext:value-type="float">
            <text:p>2.38535690307617</text:p>
          </table:table-cell>
          <table:table-cell office:value-type="float" office:value="-1.82888829708099" calcext:value-type="float">
            <text:p>-1.82888829708099</text:p>
          </table:table-cell>
          <table:table-cell office:value-type="float" office:value="-4.68935489654541" calcext:value-type="float">
            <text:p>-4.68935489654541</text:p>
          </table:table-cell>
          <table:table-cell office:value-type="float" office:value="-1.52439857216682" calcext:value-type="float">
            <text:p>-1.52439857216682</text:p>
          </table:table-cell>
          <table:table-cell office:value-type="float" office:value="0.843476889360905" calcext:value-type="float">
            <text:p>0.843476889360905</text:p>
          </table:table-cell>
          <table:table-cell office:value-type="float" office:value="0.568745818016226" calcext:value-type="float">
            <text:p>0.568745818016226</text:p>
          </table:table-cell>
          <table:table-cell office:value-type="float" office:value="2.38535690307617" calcext:value-type="float">
            <text:p>2.38535690307617</text:p>
          </table:table-cell>
          <table:table-cell office:value-type="float" office:value="-1.82888829708099" calcext:value-type="float">
            <text:p>-1.82888829708099</text:p>
          </table:table-cell>
          <table:table-cell office:value-type="float" office:value="-4.68935489654541" calcext:value-type="float">
            <text:p>-4.68935489654541</text:p>
          </table:table-cell>
          <table:table-cell office:value-type="float" office:value="-0.664154231548309" calcext:value-type="float">
            <text:p>-0.664154231548309</text:p>
          </table:table-cell>
          <table:table-cell office:value-type="float" office:value="-0.746959328651428" calcext:value-type="float">
            <text:p>-0.746959328651428</text:p>
          </table:table-cell>
          <table:table-cell office:value-type="float" office:value="-0.0308373961597681" calcext:value-type="float">
            <text:p>-0.0308373961597681</text:p>
          </table:table-cell>
          <table:table-cell office:value-type="float" office:value="-1.09315466880798" calcext:value-type="float">
            <text:p>-1.09315466880798</text:p>
          </table:table-cell>
          <table:table-cell office:value-type="float" office:value="0.316035836935043" calcext:value-type="float">
            <text:p>0.316035836935043</text:p>
          </table:table-cell>
          <table:table-cell office:value-type="float" office:value="-0.300888687372208" calcext:value-type="float">
            <text:p>-0.3008886873722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7268" calcext:value-type="float">
            <text:p>1419950947.47268</text:p>
          </table:table-cell>
          <table:table-cell office:value-type="string" calcext:value-type="string">
            <text:p>Gyro</text:p>
          </table:table-cell>
          <table:table-cell office:value-type="float" office:value="2.29953440642036" calcext:value-type="float">
            <text:p>2.29953440642036</text:p>
          </table:table-cell>
          <table:table-cell office:value-type="float" office:value="-2.43209431494349" calcext:value-type="float">
            <text:p>-2.43209431494349</text:p>
          </table:table-cell>
          <table:table-cell office:value-type="float" office:value="-5.55735353525172" calcext:value-type="float">
            <text:p>-5.55735353525172</text:p>
          </table:table-cell>
          <table:table-cell table:number-columns-repeated="16"/>
        </table:table-row>
        <table:table-row table:style-name="ro2">
          <table:table-cell office:value-type="float" office:value="1419950947.47264" calcext:value-type="float">
            <text:p>1419950947.47264</text:p>
          </table:table-cell>
          <table:table-cell office:value-type="string" calcext:value-type="string">
            <text:p>Motion</text:p>
          </table:table-cell>
          <table:table-cell office:value-type="float" office:value="2.44370603561401" calcext:value-type="float">
            <text:p>2.44370603561401</text:p>
          </table:table-cell>
          <table:table-cell office:value-type="float" office:value="-2.11398673057556" calcext:value-type="float">
            <text:p>-2.11398673057556</text:p>
          </table:table-cell>
          <table:table-cell office:value-type="float" office:value="-4.88932037353516" calcext:value-type="float">
            <text:p>-4.88932037353516</text:p>
          </table:table-cell>
          <table:table-cell office:value-type="float" office:value="-1.57566993404826" calcext:value-type="float">
            <text:p>-1.57566993404826</text:p>
          </table:table-cell>
          <table:table-cell office:value-type="float" office:value="0.89551718911655" calcext:value-type="float">
            <text:p>0.89551718911655</text:p>
          </table:table-cell>
          <table:table-cell office:value-type="float" office:value="0.607292509520078" calcext:value-type="float">
            <text:p>0.607292509520078</text:p>
          </table:table-cell>
          <table:table-cell office:value-type="float" office:value="2.44370603561401" calcext:value-type="float">
            <text:p>2.44370603561401</text:p>
          </table:table-cell>
          <table:table-cell office:value-type="float" office:value="-2.11398673057556" calcext:value-type="float">
            <text:p>-2.11398673057556</text:p>
          </table:table-cell>
          <table:table-cell office:value-type="float" office:value="-4.88932037353516" calcext:value-type="float">
            <text:p>-4.88932037353516</text:p>
          </table:table-cell>
          <table:table-cell office:value-type="float" office:value="-0.625107765197754" calcext:value-type="float">
            <text:p>-0.625107765197754</text:p>
          </table:table-cell>
          <table:table-cell office:value-type="float" office:value="-0.780532479286194" calcext:value-type="float">
            <text:p>-0.780532479286194</text:p>
          </table:table-cell>
          <table:table-cell office:value-type="float" office:value="0.00304655404761434" calcext:value-type="float">
            <text:p>0.00304655404761434</text:p>
          </table:table-cell>
          <table:table-cell office:value-type="float" office:value="-0.991698265075684" calcext:value-type="float">
            <text:p>-0.991698265075684</text:p>
          </table:table-cell>
          <table:table-cell office:value-type="float" office:value="0.485213875770569" calcext:value-type="float">
            <text:p>0.485213875770569</text:p>
          </table:table-cell>
          <table:table-cell office:value-type="float" office:value="-0.239847704768181" calcext:value-type="float">
            <text:p>-0.2398477047681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7299" calcext:value-type="float">
            <text:p>1419950947.47299</text:p>
          </table:table-cell>
          <table:table-cell office:value-type="string" calcext:value-type="string">
            <text:p>Motion</text:p>
          </table:table-cell>
          <table:table-cell office:value-type="float" office:value="2.42581558227539" calcext:value-type="float">
            <text:p>2.42581558227539</text:p>
          </table:table-cell>
          <table:table-cell office:value-type="float" office:value="-2.2613627910614" calcext:value-type="float">
            <text:p>-2.2613627910614</text:p>
          </table:table-cell>
          <table:table-cell office:value-type="float" office:value="-5.14822673797607" calcext:value-type="float">
            <text:p>-5.14822673797607</text:p>
          </table:table-cell>
          <table:table-cell office:value-type="float" office:value="-1.63612669011737" calcext:value-type="float">
            <text:p>-1.63612669011737</text:p>
          </table:table-cell>
          <table:table-cell office:value-type="float" office:value="0.948613204510935" calcext:value-type="float">
            <text:p>0.948613204510935</text:p>
          </table:table-cell>
          <table:table-cell office:value-type="float" office:value="0.653329756101941" calcext:value-type="float">
            <text:p>0.653329756101941</text:p>
          </table:table-cell>
          <table:table-cell office:value-type="float" office:value="2.42581558227539" calcext:value-type="float">
            <text:p>2.42581558227539</text:p>
          </table:table-cell>
          <table:table-cell office:value-type="float" office:value="-2.2613627910614" calcext:value-type="float">
            <text:p>-2.2613627910614</text:p>
          </table:table-cell>
          <table:table-cell office:value-type="float" office:value="-5.14822673797607" calcext:value-type="float">
            <text:p>-5.14822673797607</text:p>
          </table:table-cell>
          <table:table-cell office:value-type="float" office:value="-0.581567287445068" calcext:value-type="float">
            <text:p>-0.581567287445068</text:p>
          </table:table-cell>
          <table:table-cell office:value-type="float" office:value="-0.812608063220978" calcext:value-type="float">
            <text:p>-0.812608063220978</text:p>
          </table:table-cell>
          <table:table-cell office:value-type="float" office:value="0.0380481481552124" calcext:value-type="float">
            <text:p>0.0380481481552124</text:p>
          </table:table-cell>
          <table:table-cell office:value-type="float" office:value="-0.962133884429931" calcext:value-type="float">
            <text:p>-0.962133884429931</text:p>
          </table:table-cell>
          <table:table-cell office:value-type="float" office:value="0.643342316150665" calcext:value-type="float">
            <text:p>0.643342316150665</text:p>
          </table:table-cell>
          <table:table-cell office:value-type="float" office:value="-0.18769109249115" calcext:value-type="float">
            <text:p>-0.187691092491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7578" calcext:value-type="float">
            <text:p>1419950947.47578</text:p>
          </table:table-cell>
          <table:table-cell office:value-type="string" calcext:value-type="string">
            <text:p>Acceleration</text:p>
          </table:table-cell>
          <table:table-cell office:value-type="float" office:value="-1.47674560546875" calcext:value-type="float">
            <text:p>-1.47674560546875</text:p>
          </table:table-cell>
          <table:table-cell office:value-type="float" office:value="-0.0430908203125" calcext:value-type="float">
            <text:p>-0.0430908203125</text:p>
          </table:table-cell>
          <table:table-cell office:value-type="float" office:value="-0.109878540039063" calcext:value-type="float">
            <text:p>-0.109878540039063</text:p>
          </table:table-cell>
          <table:table-cell table:number-columns-repeated="16"/>
        </table:table-row>
        <table:table-row table:style-name="ro2">
          <table:table-cell office:value-type="float" office:value="1419950947.47589" calcext:value-type="float">
            <text:p>1419950947.47589</text:p>
          </table:table-cell>
          <table:table-cell office:value-type="string" calcext:value-type="string">
            <text:p>Acceleration</text:p>
          </table:table-cell>
          <table:table-cell office:value-type="float" office:value="-1.35557556152344" calcext:value-type="float">
            <text:p>-1.35557556152344</text:p>
          </table:table-cell>
          <table:table-cell office:value-type="float" office:value="0.0472564697265625" calcext:value-type="float">
            <text:p>0.0472564697265625</text:p>
          </table:table-cell>
          <table:table-cell office:value-type="float" office:value="-0.088897705078125" calcext:value-type="float">
            <text:p>-0.088897705078125</text:p>
          </table:table-cell>
          <table:table-cell table:number-columns-repeated="16"/>
        </table:table-row>
        <table:table-row table:style-name="ro2">
          <table:table-cell office:value-type="float" office:value="1419950947.48128" calcext:value-type="float">
            <text:p>1419950947.48128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4.383804321289" calcext:value-type="float">
            <text:p>224.383804321289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7.48859" calcext:value-type="float">
            <text:p>1419950947.48859</text:p>
          </table:table-cell>
          <table:table-cell office:value-type="string" calcext:value-type="string">
            <text:p>Gyro</text:p>
          </table:table-cell>
          <table:table-cell office:value-type="float" office:value="2.12475833461341" calcext:value-type="float">
            <text:p>2.12475833461341</text:p>
          </table:table-cell>
          <table:table-cell office:value-type="float" office:value="-2.50405212864911" calcext:value-type="float">
            <text:p>-2.50405212864911</text:p>
          </table:table-cell>
          <table:table-cell office:value-type="float" office:value="-6.11853910121096" calcext:value-type="float">
            <text:p>-6.11853910121096</text:p>
          </table:table-cell>
          <table:table-cell table:number-columns-repeated="16"/>
        </table:table-row>
        <table:table-row table:style-name="ro2">
          <table:table-cell office:value-type="float" office:value="1419950947.48889" calcext:value-type="float">
            <text:p>1419950947.48889</text:p>
          </table:table-cell>
          <table:table-cell office:value-type="string" calcext:value-type="string">
            <text:p>Gyro</text:p>
          </table:table-cell>
          <table:table-cell office:value-type="float" office:value="1.89596749694524" calcext:value-type="float">
            <text:p>1.89596749694524</text:p>
          </table:table-cell>
          <table:table-cell office:value-type="float" office:value="-2.45657861905736" calcext:value-type="float">
            <text:p>-2.45657861905736</text:p>
          </table:table-cell>
          <table:table-cell office:value-type="float" office:value="-6.67413948573209" calcext:value-type="float">
            <text:p>-6.67413948573209</text:p>
          </table:table-cell>
          <table:table-cell table:number-columns-repeated="16"/>
        </table:table-row>
        <table:table-row table:style-name="ro2">
          <table:table-cell office:value-type="float" office:value="1419950947.48864" calcext:value-type="float">
            <text:p>1419950947.48864</text:p>
          </table:table-cell>
          <table:table-cell office:value-type="string" calcext:value-type="string">
            <text:p>Motion</text:p>
          </table:table-cell>
          <table:table-cell office:value-type="float" office:value="2.308424949646" calcext:value-type="float">
            <text:p>2.308424949646</text:p>
          </table:table-cell>
          <table:table-cell office:value-type="float" office:value="-2.404629945755" calcext:value-type="float">
            <text:p>-2.404629945755</text:p>
          </table:table-cell>
          <table:table-cell office:value-type="float" office:value="-5.57439756393433" calcext:value-type="float">
            <text:p>-5.57439756393433</text:p>
          </table:table-cell>
          <table:table-cell office:value-type="float" office:value="-1.70655858756454" calcext:value-type="float">
            <text:p>-1.70655858756454</text:p>
          </table:table-cell>
          <table:table-cell office:value-type="float" office:value="1.00391470894348" calcext:value-type="float">
            <text:p>1.00391470894348</text:p>
          </table:table-cell>
          <table:table-cell office:value-type="float" office:value="0.707955136614284" calcext:value-type="float">
            <text:p>0.707955136614284</text:p>
          </table:table-cell>
          <table:table-cell office:value-type="float" office:value="2.308424949646" calcext:value-type="float">
            <text:p>2.308424949646</text:p>
          </table:table-cell>
          <table:table-cell office:value-type="float" office:value="-2.404629945755" calcext:value-type="float">
            <text:p>-2.404629945755</text:p>
          </table:table-cell>
          <table:table-cell office:value-type="float" office:value="-5.57439756393433" calcext:value-type="float">
            <text:p>-5.57439756393433</text:p>
          </table:table-cell>
          <table:table-cell office:value-type="float" office:value="-0.532062768936157" calcext:value-type="float">
            <text:p>-0.532062768936157</text:p>
          </table:table-cell>
          <table:table-cell office:value-type="float" office:value="-0.843579649925232" calcext:value-type="float">
            <text:p>-0.843579649925232</text:p>
          </table:table-cell>
          <table:table-cell office:value-type="float" office:value="0.0726811364293098" calcext:value-type="float">
            <text:p>0.0726811364293098</text:p>
          </table:table-cell>
          <table:table-cell office:value-type="float" office:value="-0.944682836532593" calcext:value-type="float">
            <text:p>-0.944682836532593</text:p>
          </table:table-cell>
          <table:table-cell office:value-type="float" office:value="0.800488829612732" calcext:value-type="float">
            <text:p>0.800488829612732</text:p>
          </table:table-cell>
          <table:table-cell office:value-type="float" office:value="-0.182559669017792" calcext:value-type="float">
            <text:p>-0.1825596690177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4949" calcext:value-type="float">
            <text:p>1419950947.4949</text:p>
          </table:table-cell>
          <table:table-cell office:value-type="string" calcext:value-type="string">
            <text:p>Acceleration</text:p>
          </table:table-cell>
          <table:table-cell office:value-type="float" office:value="-1.21192932128906" calcext:value-type="float">
            <text:p>-1.21192932128906</text:p>
          </table:table-cell>
          <table:table-cell office:value-type="float" office:value="0.12591552734375" calcext:value-type="float">
            <text:p>0.12591552734375</text:p>
          </table:table-cell>
          <table:table-cell office:value-type="float" office:value="-0.128524780273438" calcext:value-type="float">
            <text:p>-0.128524780273438</text:p>
          </table:table-cell>
          <table:table-cell table:number-columns-repeated="16"/>
        </table:table-row>
        <table:table-row table:style-name="ro2">
          <table:table-cell office:value-type="float" office:value="1419950947.49505" calcext:value-type="float">
            <text:p>1419950947.49505</text:p>
          </table:table-cell>
          <table:table-cell office:value-type="string" calcext:value-type="string">
            <text:p>Acceleration</text:p>
          </table:table-cell>
          <table:table-cell office:value-type="float" office:value="-1.09892272949219" calcext:value-type="float">
            <text:p>-1.09892272949219</text:p>
          </table:table-cell>
          <table:table-cell office:value-type="float" office:value="0.246200561523437" calcext:value-type="float">
            <text:p>0.246200561523437</text:p>
          </table:table-cell>
          <table:table-cell office:value-type="float" office:value="-0.222259521484375" calcext:value-type="float">
            <text:p>-0.222259521484375</text:p>
          </table:table-cell>
          <table:table-cell table:number-columns-repeated="16"/>
        </table:table-row>
        <table:table-row table:style-name="ro2">
          <table:table-cell office:value-type="float" office:value="1419950947.5047" calcext:value-type="float">
            <text:p>1419950947.5047</text:p>
          </table:table-cell>
          <table:table-cell office:value-type="string" calcext:value-type="string">
            <text:p>Motion</text:p>
          </table:table-cell>
          <table:table-cell office:value-type="float" office:value="2.13364887237549" calcext:value-type="float">
            <text:p>2.13364887237549</text:p>
          </table:table-cell>
          <table:table-cell office:value-type="float" office:value="-2.47658777236939" calcext:value-type="float">
            <text:p>-2.47658777236939</text:p>
          </table:table-cell>
          <table:table-cell office:value-type="float" office:value="-6.13558292388916" calcext:value-type="float">
            <text:p>-6.13558292388916</text:p>
          </table:table-cell>
          <table:table-cell office:value-type="float" office:value="-1.79014127763872" calcext:value-type="float">
            <text:p>-1.79014127763872</text:p>
          </table:table-cell>
          <table:table-cell office:value-type="float" office:value="1.06263488203961" calcext:value-type="float">
            <text:p>1.06263488203961</text:p>
          </table:table-cell>
          <table:table-cell office:value-type="float" office:value="0.774639749561853" calcext:value-type="float">
            <text:p>0.774639749561853</text:p>
          </table:table-cell>
          <table:table-cell office:value-type="float" office:value="2.13364887237549" calcext:value-type="float">
            <text:p>2.13364887237549</text:p>
          </table:table-cell>
          <table:table-cell office:value-type="float" office:value="-2.47658777236939" calcext:value-type="float">
            <text:p>-2.47658777236939</text:p>
          </table:table-cell>
          <table:table-cell office:value-type="float" office:value="-6.13558292388916" calcext:value-type="float">
            <text:p>-6.13558292388916</text:p>
          </table:table-cell>
          <table:table-cell office:value-type="float" office:value="-0.474913656711578" calcext:value-type="float">
            <text:p>-0.474913656711578</text:p>
          </table:table-cell>
          <table:table-cell office:value-type="float" office:value="-0.873640596866608" calcext:value-type="float">
            <text:p>-0.873640596866608</text:p>
          </table:table-cell>
          <table:table-cell office:value-type="float" office:value="0.105873316526413" calcext:value-type="float">
            <text:p>0.105873316526413</text:p>
          </table:table-cell>
          <table:table-cell office:value-type="float" office:value="-0.880661904811859" calcext:value-type="float">
            <text:p>-0.880661904811859</text:p>
          </table:table-cell>
          <table:table-cell office:value-type="float" office:value="0.92089706659317" calcext:value-type="float">
            <text:p>0.92089706659317</text:p>
          </table:table-cell>
          <table:table-cell office:value-type="float" office:value="-0.194771021604538" calcext:value-type="float">
            <text:p>-0.1947710216045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054" calcext:value-type="float">
            <text:p>1419950947.5054</text:p>
          </table:table-cell>
          <table:table-cell office:value-type="string" calcext:value-type="string">
            <text:p>Gyro</text:p>
          </table:table-cell>
          <table:table-cell office:value-type="float" office:value="1.70553550003804" calcext:value-type="float">
            <text:p>1.70553550003804</text:p>
          </table:table-cell>
          <table:table-cell office:value-type="float" office:value="-2.53551125165789" calcext:value-type="float">
            <text:p>-2.53551125165789</text:p>
          </table:table-cell>
          <table:table-cell office:value-type="float" office:value="-7.28645561409198" calcext:value-type="float">
            <text:p>-7.28645561409198</text:p>
          </table:table-cell>
          <table:table-cell table:number-columns-repeated="16"/>
        </table:table-row>
        <table:table-row table:style-name="ro2">
          <table:table-cell office:value-type="float" office:value="1419950947.50574" calcext:value-type="float">
            <text:p>1419950947.50574</text:p>
          </table:table-cell>
          <table:table-cell office:value-type="string" calcext:value-type="string">
            <text:p>Motion</text:p>
          </table:table-cell>
          <table:table-cell office:value-type="float" office:value="1.90485811233521" calcext:value-type="float">
            <text:p>1.90485811233521</text:p>
          </table:table-cell>
          <table:table-cell office:value-type="float" office:value="-2.42911410331726" calcext:value-type="float">
            <text:p>-2.42911410331726</text:p>
          </table:table-cell>
          <table:table-cell office:value-type="float" office:value="-6.69118356704712" calcext:value-type="float">
            <text:p>-6.69118356704712</text:p>
          </table:table-cell>
          <table:table-cell office:value-type="float" office:value="-1.89096363192486" calcext:value-type="float">
            <text:p>-1.89096363192486</text:p>
          </table:table-cell>
          <table:table-cell office:value-type="float" office:value="1.12435818962056" calcext:value-type="float">
            <text:p>1.12435818962056</text:p>
          </table:table-cell>
          <table:table-cell office:value-type="float" office:value="0.858867866770164" calcext:value-type="float">
            <text:p>0.858867866770164</text:p>
          </table:table-cell>
          <table:table-cell office:value-type="float" office:value="1.90485811233521" calcext:value-type="float">
            <text:p>1.90485811233521</text:p>
          </table:table-cell>
          <table:table-cell office:value-type="float" office:value="-2.42911410331726" calcext:value-type="float">
            <text:p>-2.42911410331726</text:p>
          </table:table-cell>
          <table:table-cell office:value-type="float" office:value="-6.69118356704712" calcext:value-type="float">
            <text:p>-6.69118356704712</text:p>
          </table:table-cell>
          <table:table-cell office:value-type="float" office:value="-0.409814894199371" calcext:value-type="float">
            <text:p>-0.409814894199371</text:p>
          </table:table-cell>
          <table:table-cell office:value-type="float" office:value="-0.901990652084351" calcext:value-type="float">
            <text:p>-0.901990652084351</text:p>
          </table:table-cell>
          <table:table-cell office:value-type="float" office:value="0.135884419083595" calcext:value-type="float">
            <text:p>0.135884419083595</text:p>
          </table:table-cell>
          <table:table-cell office:value-type="float" office:value="-0.802114427089691" calcext:value-type="float">
            <text:p>-0.802114427089691</text:p>
          </table:table-cell>
          <table:table-cell office:value-type="float" office:value="1.0279061794281" calcext:value-type="float">
            <text:p>1.0279061794281</text:p>
          </table:table-cell>
          <table:table-cell office:value-type="float" office:value="-0.264409184455872" calcext:value-type="float">
            <text:p>-0.2644091844558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0737" calcext:value-type="float">
            <text:p>1419950947.50737</text:p>
          </table:table-cell>
          <table:table-cell office:value-type="string" calcext:value-type="string">
            <text:p>Magnetic</text:p>
          </table:table-cell>
          <table:table-cell office:value-type="float" office:value="54.1907958984375" calcext:value-type="float">
            <text:p>54.1907958984375</text:p>
          </table:table-cell>
          <table:table-cell office:value-type="float" office:value="221.843612670898" calcext:value-type="float">
            <text:p>221.843612670898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7.51441" calcext:value-type="float">
            <text:p>1419950947.51441</text:p>
          </table:table-cell>
          <table:table-cell office:value-type="string" calcext:value-type="string">
            <text:p>Acceleration</text:p>
          </table:table-cell>
          <table:table-cell office:value-type="float" office:value="-0.914657592773438" calcext:value-type="float">
            <text:p>-0.914657592773438</text:p>
          </table:table-cell>
          <table:table-cell office:value-type="float" office:value="0.384048461914062" calcext:value-type="float">
            <text:p>0.384048461914062</text:p>
          </table:table-cell>
          <table:table-cell office:value-type="float" office:value="-0.234329223632812" calcext:value-type="float">
            <text:p>-0.234329223632812</text:p>
          </table:table-cell>
          <table:table-cell table:number-columns-repeated="16"/>
        </table:table-row>
        <table:table-row table:style-name="ro2">
          <table:table-cell office:value-type="float" office:value="1419950947.51468" calcext:value-type="float">
            <text:p>1419950947.51468</text:p>
          </table:table-cell>
          <table:table-cell office:value-type="string" calcext:value-type="string">
            <text:p>Acceleration</text:p>
          </table:table-cell>
          <table:table-cell office:value-type="float" office:value="-0.723663330078125" calcext:value-type="float">
            <text:p>-0.723663330078125</text:p>
          </table:table-cell>
          <table:table-cell office:value-type="float" office:value="0.499237060546875" calcext:value-type="float">
            <text:p>0.499237060546875</text:p>
          </table:table-cell>
          <table:table-cell office:value-type="float" office:value="-0.214202880859375" calcext:value-type="float">
            <text:p>-0.214202880859375</text:p>
          </table:table-cell>
          <table:table-cell table:number-columns-repeated="16"/>
        </table:table-row>
        <table:table-row table:style-name="ro2">
          <table:table-cell office:value-type="float" office:value="1419950947.52039" calcext:value-type="float">
            <text:p>1419950947.52039</text:p>
          </table:table-cell>
          <table:table-cell office:value-type="string" calcext:value-type="string">
            <text:p>Gyro</text:p>
          </table:table-cell>
          <table:table-cell office:value-type="float" office:value="1.61578324287684" calcext:value-type="float">
            <text:p>1.61578324287684</text:p>
          </table:table-cell>
          <table:table-cell office:value-type="float" office:value="-2.52101992690233" calcext:value-type="float">
            <text:p>-2.52101992690233</text:p>
          </table:table-cell>
          <table:table-cell office:value-type="float" office:value="-7.87607734890665" calcext:value-type="float">
            <text:p>-7.87607734890665</text:p>
          </table:table-cell>
          <table:table-cell table:number-columns-repeated="16"/>
        </table:table-row>
        <table:table-row table:style-name="ro2">
          <table:table-cell office:value-type="float" office:value="1419950947.52087" calcext:value-type="float">
            <text:p>1419950947.52087</text:p>
          </table:table-cell>
          <table:table-cell office:value-type="string" calcext:value-type="string">
            <text:p>Gyro</text:p>
          </table:table-cell>
          <table:table-cell office:value-type="float" office:value="1.63536972742994" calcext:value-type="float">
            <text:p>1.63536972742994</text:p>
          </table:table-cell>
          <table:table-cell office:value-type="float" office:value="-2.38669301099593" calcext:value-type="float">
            <text:p>-2.38669301099593</text:p>
          </table:table-cell>
          <table:table-cell office:value-type="float" office:value="-8.287775421822" calcext:value-type="float">
            <text:p>-8.287775421822</text:p>
          </table:table-cell>
          <table:table-cell table:number-columns-repeated="16"/>
        </table:table-row>
        <table:table-row table:style-name="ro2">
          <table:table-cell office:value-type="float" office:value="1419950947.52063" calcext:value-type="float">
            <text:p>1419950947.52063</text:p>
          </table:table-cell>
          <table:table-cell office:value-type="string" calcext:value-type="string">
            <text:p>Motion</text:p>
          </table:table-cell>
          <table:table-cell office:value-type="float" office:value="1.7144261598587" calcext:value-type="float">
            <text:p>1.7144261598587</text:p>
          </table:table-cell>
          <table:table-cell office:value-type="float" office:value="-2.50804686546326" calcext:value-type="float">
            <text:p>-2.50804686546326</text:p>
          </table:table-cell>
          <table:table-cell office:value-type="float" office:value="-7.30349969863892" calcext:value-type="float">
            <text:p>-7.30349969863892</text:p>
          </table:table-cell>
          <table:table-cell office:value-type="float" office:value="-2.02202387957823" calcext:value-type="float">
            <text:p>-2.02202387957823</text:p>
          </table:table-cell>
          <table:table-cell office:value-type="float" office:value="1.18791614976756" calcext:value-type="float">
            <text:p>1.18791614976756</text:p>
          </table:table-cell>
          <table:table-cell office:value-type="float" office:value="0.973081660239458" calcext:value-type="float">
            <text:p>0.973081660239458</text:p>
          </table:table-cell>
          <table:table-cell office:value-type="float" office:value="1.7144261598587" calcext:value-type="float">
            <text:p>1.7144261598587</text:p>
          </table:table-cell>
          <table:table-cell office:value-type="float" office:value="-2.50804686546326" calcext:value-type="float">
            <text:p>-2.50804686546326</text:p>
          </table:table-cell>
          <table:table-cell office:value-type="float" office:value="-7.30349969863892" calcext:value-type="float">
            <text:p>-7.30349969863892</text:p>
          </table:table-cell>
          <table:table-cell office:value-type="float" office:value="-0.336201578378677" calcext:value-type="float">
            <text:p>-0.336201578378677</text:p>
          </table:table-cell>
          <table:table-cell office:value-type="float" office:value="-0.92759245634079" calcext:value-type="float">
            <text:p>-0.92759245634079</text:p>
          </table:table-cell>
          <table:table-cell office:value-type="float" office:value="0.16291318833828" calcext:value-type="float">
            <text:p>0.16291318833828</text:p>
          </table:table-cell>
          <table:table-cell office:value-type="float" office:value="-0.762721121311188" calcext:value-type="float">
            <text:p>-0.762721121311188</text:p>
          </table:table-cell>
          <table:table-cell office:value-type="float" office:value="1.17379307746887" calcext:value-type="float">
            <text:p>1.17379307746887</text:p>
          </table:table-cell>
          <table:table-cell office:value-type="float" office:value="-0.385172694921493" calcext:value-type="float">
            <text:p>-0.38517269492149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3345" calcext:value-type="float">
            <text:p>1419950947.53345</text:p>
          </table:table-cell>
          <table:table-cell office:value-type="string" calcext:value-type="string">
            <text:p>Magnetic</text:p>
          </table:table-cell>
          <table:table-cell office:value-type="float" office:value="53.8521118164063" calcext:value-type="float">
            <text:p>53.8521118164063</text:p>
          </table:table-cell>
          <table:table-cell office:value-type="float" office:value="221.843612670898" calcext:value-type="float">
            <text:p>221.843612670898</text:p>
          </table:table-cell>
          <table:table-cell office:value-type="float" office:value="136.995849609375" calcext:value-type="float">
            <text:p>136.995849609375</text:p>
          </table:table-cell>
          <table:table-cell table:number-columns-repeated="16"/>
        </table:table-row>
        <table:table-row table:style-name="ro2">
          <table:table-cell office:value-type="float" office:value="1419950947.53444" calcext:value-type="float">
            <text:p>1419950947.53444</text:p>
          </table:table-cell>
          <table:table-cell office:value-type="string" calcext:value-type="string">
            <text:p>Acceleration</text:p>
          </table:table-cell>
          <table:table-cell office:value-type="float" office:value="-0.606246948242188" calcext:value-type="float">
            <text:p>-0.606246948242188</text:p>
          </table:table-cell>
          <table:table-cell office:value-type="float" office:value="0.59027099609375" calcext:value-type="float">
            <text:p>0.59027099609375</text:p>
          </table:table-cell>
          <table:table-cell office:value-type="float" office:value="-0.232940673828125" calcext:value-type="float">
            <text:p>-0.232940673828125</text:p>
          </table:table-cell>
          <table:table-cell table:number-columns-repeated="16"/>
        </table:table-row>
        <table:table-row table:style-name="ro2">
          <table:table-cell office:value-type="float" office:value="1419950947.53463" calcext:value-type="float">
            <text:p>1419950947.53463</text:p>
          </table:table-cell>
          <table:table-cell office:value-type="string" calcext:value-type="string">
            <text:p>Acceleration</text:p>
          </table:table-cell>
          <table:table-cell office:value-type="float" office:value="-0.448150634765625" calcext:value-type="float">
            <text:p>-0.448150634765625</text:p>
          </table:table-cell>
          <table:table-cell office:value-type="float" office:value="0.621124267578125" calcext:value-type="float">
            <text:p>0.621124267578125</text:p>
          </table:table-cell>
          <table:table-cell office:value-type="float" office:value="-0.261672973632812" calcext:value-type="float">
            <text:p>-0.261672973632812</text:p>
          </table:table-cell>
          <table:table-cell table:number-columns-repeated="16"/>
        </table:table-row>
        <table:table-row table:style-name="ro2">
          <table:table-cell office:value-type="float" office:value="1419950947.53639" calcext:value-type="float">
            <text:p>1419950947.53639</text:p>
          </table:table-cell>
          <table:table-cell office:value-type="string" calcext:value-type="string">
            <text:p>Gyro</text:p>
          </table:table-cell>
          <table:table-cell office:value-type="float" office:value="1.64851748741555" calcext:value-type="float">
            <text:p>1.64851748741555</text:p>
          </table:table-cell>
          <table:table-cell office:value-type="float" office:value="-2.28136179408999" calcext:value-type="float">
            <text:p>-2.28136179408999</text:p>
          </table:table-cell>
          <table:table-cell office:value-type="float" office:value="-8.54146335357299" calcext:value-type="float">
            <text:p>-8.54146335357299</text:p>
          </table:table-cell>
          <table:table-cell table:number-columns-repeated="16"/>
        </table:table-row>
        <table:table-row table:style-name="ro2">
          <table:table-cell office:value-type="float" office:value="1419950947.53636" calcext:value-type="float">
            <text:p>1419950947.53636</text:p>
          </table:table-cell>
          <table:table-cell office:value-type="string" calcext:value-type="string">
            <text:p>Motion</text:p>
          </table:table-cell>
          <table:table-cell office:value-type="float" office:value="1.62467384338379" calcext:value-type="float">
            <text:p>1.62467384338379</text:p>
          </table:table-cell>
          <table:table-cell office:value-type="float" office:value="-2.49355554580689" calcext:value-type="float">
            <text:p>-2.49355554580689</text:p>
          </table:table-cell>
          <table:table-cell office:value-type="float" office:value="-7.89312124252319" calcext:value-type="float">
            <text:p>-7.89312124252319</text:p>
          </table:table-cell>
          <table:table-cell office:value-type="float" office:value="-2.20595779514386" calcext:value-type="float">
            <text:p>-2.20595779514386</text:p>
          </table:table-cell>
          <table:table-cell office:value-type="float" office:value="1.24975978739739" calcext:value-type="float">
            <text:p>1.24975978739739</text:p>
          </table:table-cell>
          <table:table-cell office:value-type="float" office:value="1.14049454131526" calcext:value-type="float">
            <text:p>1.14049454131526</text:p>
          </table:table-cell>
          <table:table-cell office:value-type="float" office:value="1.62467384338379" calcext:value-type="float">
            <text:p>1.62467384338379</text:p>
          </table:table-cell>
          <table:table-cell office:value-type="float" office:value="-2.49355554580689" calcext:value-type="float">
            <text:p>-2.49355554580689</text:p>
          </table:table-cell>
          <table:table-cell office:value-type="float" office:value="-7.89312124252319" calcext:value-type="float">
            <text:p>-7.89312124252319</text:p>
          </table:table-cell>
          <table:table-cell office:value-type="float" office:value="-0.254010409116745" calcext:value-type="float">
            <text:p>-0.254010409116745</text:p>
          </table:table-cell>
          <table:table-cell office:value-type="float" office:value="-0.948908865451813" calcext:value-type="float">
            <text:p>-0.948908865451813</text:p>
          </table:table-cell>
          <table:table-cell office:value-type="float" office:value="0.187218368053436" calcext:value-type="float">
            <text:p>0.187218368053436</text:p>
          </table:table-cell>
          <table:table-cell office:value-type="float" office:value="-0.660647213459015" calcext:value-type="float">
            <text:p>-0.660647213459015</text:p>
          </table:table-cell>
          <table:table-cell office:value-type="float" office:value="1.33295726776123" calcext:value-type="float">
            <text:p>1.33295726776123</text:p>
          </table:table-cell>
          <table:table-cell office:value-type="float" office:value="-0.421547591686249" calcext:value-type="float">
            <text:p>-0.4215475916862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3668" calcext:value-type="float">
            <text:p>1419950947.53668</text:p>
          </table:table-cell>
          <table:table-cell office:value-type="string" calcext:value-type="string">
            <text:p>Motion</text:p>
          </table:table-cell>
          <table:table-cell office:value-type="float" office:value="1.64426028728485" calcext:value-type="float">
            <text:p>1.64426028728485</text:p>
          </table:table-cell>
          <table:table-cell office:value-type="float" office:value="-2.35922884941101" calcext:value-type="float">
            <text:p>-2.35922884941101</text:p>
          </table:table-cell>
          <table:table-cell office:value-type="float" office:value="-8.30481910705566" calcext:value-type="float">
            <text:p>-8.30481910705566</text:p>
          </table:table-cell>
          <table:table-cell office:value-type="float" office:value="-2.47298922999228" calcext:value-type="float">
            <text:p>-2.47298922999228</text:p>
          </table:table-cell>
          <table:table-cell office:value-type="float" office:value="1.30087761143169" calcext:value-type="float">
            <text:p>1.30087761143169</text:p>
          </table:table-cell>
          <table:table-cell office:value-type="float" office:value="1.39273930047951" calcext:value-type="float">
            <text:p>1.39273930047951</text:p>
          </table:table-cell>
          <table:table-cell office:value-type="float" office:value="1.64426028728485" calcext:value-type="float">
            <text:p>1.64426028728485</text:p>
          </table:table-cell>
          <table:table-cell office:value-type="float" office:value="-2.35922884941101" calcext:value-type="float">
            <text:p>-2.35922884941101</text:p>
          </table:table-cell>
          <table:table-cell office:value-type="float" office:value="-8.30481910705566" calcext:value-type="float">
            <text:p>-8.30481910705566</text:p>
          </table:table-cell>
          <table:table-cell office:value-type="float" office:value="-0.165295779705048" calcext:value-type="float">
            <text:p>-0.165295779705048</text:p>
          </table:table-cell>
          <table:table-cell office:value-type="float" office:value="-0.963792562484741" calcext:value-type="float">
            <text:p>-0.963792562484741</text:p>
          </table:table-cell>
          <table:table-cell office:value-type="float" office:value="0.209239527583122" calcext:value-type="float">
            <text:p>0.209239527583122</text:p>
          </table:table-cell>
          <table:table-cell office:value-type="float" office:value="-0.44095116853714" calcext:value-type="float">
            <text:p>-0.44095116853714</text:p>
          </table:table-cell>
          <table:table-cell office:value-type="float" office:value="1.55406355857849" calcext:value-type="float">
            <text:p>1.55406355857849</text:p>
          </table:table-cell>
          <table:table-cell office:value-type="float" office:value="-0.442180186510086" calcext:value-type="float">
            <text:p>-0.44218018651008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5259" calcext:value-type="float">
            <text:p>1419950947.55259</text:p>
          </table:table-cell>
          <table:table-cell office:value-type="string" calcext:value-type="string">
            <text:p>Gyro</text:p>
          </table:table-cell>
          <table:table-cell office:value-type="float" office:value="1.60018830416556" calcext:value-type="float">
            <text:p>1.60018830416556</text:p>
          </table:table-cell>
          <table:table-cell office:value-type="float" office:value="-2.17186592587138" calcext:value-type="float">
            <text:p>-2.17186592587138</text:p>
          </table:table-cell>
          <table:table-cell office:value-type="float" office:value="-8.63997208439836" calcext:value-type="float">
            <text:p>-8.63997208439836</text:p>
          </table:table-cell>
          <table:table-cell table:number-columns-repeated="16"/>
        </table:table-row>
        <table:table-row table:style-name="ro2">
          <table:table-cell office:value-type="float" office:value="1419950947.55338" calcext:value-type="float">
            <text:p>1419950947.55338</text:p>
          </table:table-cell>
          <table:table-cell office:value-type="string" calcext:value-type="string">
            <text:p>Gyro</text:p>
          </table:table-cell>
          <table:table-cell office:value-type="float" office:value="1.60925769925782" calcext:value-type="float">
            <text:p>1.60925769925782</text:p>
          </table:table-cell>
          <table:table-cell office:value-type="float" office:value="-1.9449251862125" calcext:value-type="float">
            <text:p>-1.9449251862125</text:p>
          </table:table-cell>
          <table:table-cell office:value-type="float" office:value="-8.50464302097377" calcext:value-type="float">
            <text:p>-8.50464302097377</text:p>
          </table:table-cell>
          <table:table-cell table:number-columns-repeated="16"/>
        </table:table-row>
        <table:table-row table:style-name="ro2">
          <table:table-cell office:value-type="float" office:value="1419950947.55365" calcext:value-type="float">
            <text:p>1419950947.55365</text:p>
          </table:table-cell>
          <table:table-cell office:value-type="string" calcext:value-type="string">
            <text:p>Acceleration</text:p>
          </table:table-cell>
          <table:table-cell office:value-type="float" office:value="-0.2030029296875" calcext:value-type="float">
            <text:p>-0.2030029296875</text:p>
          </table:table-cell>
          <table:table-cell office:value-type="float" office:value="0.653579711914063" calcext:value-type="float">
            <text:p>0.653579711914063</text:p>
          </table:table-cell>
          <table:table-cell office:value-type="float" office:value="-0.233001708984375" calcext:value-type="float">
            <text:p>-0.233001708984375</text:p>
          </table:table-cell>
          <table:table-cell table:number-columns-repeated="16"/>
        </table:table-row>
        <table:table-row table:style-name="ro2">
          <table:table-cell office:value-type="float" office:value="1419950947.55334" calcext:value-type="float">
            <text:p>1419950947.55334</text:p>
          </table:table-cell>
          <table:table-cell office:value-type="string" calcext:value-type="string">
            <text:p>Motion</text:p>
          </table:table-cell>
          <table:table-cell office:value-type="float" office:value="1.65740811824799" calcext:value-type="float">
            <text:p>1.65740811824799</text:p>
          </table:table-cell>
          <table:table-cell office:value-type="float" office:value="-2.25389766693115" calcext:value-type="float">
            <text:p>-2.25389766693115</text:p>
          </table:table-cell>
          <table:table-cell office:value-type="float" office:value="-8.55850696563721" calcext:value-type="float">
            <text:p>-8.55850696563721</text:p>
          </table:table-cell>
          <table:table-cell office:value-type="float" office:value="-2.8360026513098" calcext:value-type="float">
            <text:p>-2.8360026513098</text:p>
          </table:table-cell>
          <table:table-cell office:value-type="float" office:value="1.32808161259328" calcext:value-type="float">
            <text:p>1.32808161259328</text:p>
          </table:table-cell>
          <table:table-cell office:value-type="float" office:value="1.74263570707069" calcext:value-type="float">
            <text:p>1.74263570707069</text:p>
          </table:table-cell>
          <table:table-cell office:value-type="float" office:value="1.65740811824799" calcext:value-type="float">
            <text:p>1.65740811824799</text:p>
          </table:table-cell>
          <table:table-cell office:value-type="float" office:value="-2.25389766693115" calcext:value-type="float">
            <text:p>-2.25389766693115</text:p>
          </table:table-cell>
          <table:table-cell office:value-type="float" office:value="-8.55850696563721" calcext:value-type="float">
            <text:p>-8.55850696563721</text:p>
          </table:table-cell>
          <table:table-cell office:value-type="float" office:value="-0.0723073035478592" calcext:value-type="float">
            <text:p>-0.0723073035478592</text:p>
          </table:table-cell>
          <table:table-cell office:value-type="float" office:value="-0.970689117908478" calcext:value-type="float">
            <text:p>-0.970689117908478</text:p>
          </table:table-cell>
          <table:table-cell office:value-type="float" office:value="0.229203671216965" calcext:value-type="float">
            <text:p>0.229203671216965</text:p>
          </table:table-cell>
          <table:table-cell office:value-type="float" office:value="-0.375843346118927" calcext:value-type="float">
            <text:p>-0.375843346118927</text:p>
          </table:table-cell>
          <table:table-cell office:value-type="float" office:value="1.59181332588196" calcext:value-type="float">
            <text:p>1.59181332588196</text:p>
          </table:table-cell>
          <table:table-cell office:value-type="float" office:value="-0.490876644849777" calcext:value-type="float">
            <text:p>-0.4908766448497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5395" calcext:value-type="float">
            <text:p>1419950947.55395</text:p>
          </table:table-cell>
          <table:table-cell office:value-type="string" calcext:value-type="string">
            <text:p>Acceleration</text:p>
          </table:table-cell>
          <table:table-cell office:value-type="float" office:value="0.118301391601563" calcext:value-type="float">
            <text:p>0.118301391601563</text:p>
          </table:table-cell>
          <table:table-cell office:value-type="float" office:value="0.746978759765625" calcext:value-type="float">
            <text:p>0.746978759765625</text:p>
          </table:table-cell>
          <table:table-cell office:value-type="float" office:value="-0.155776977539063" calcext:value-type="float">
            <text:p>-0.155776977539063</text:p>
          </table:table-cell>
          <table:table-cell table:number-columns-repeated="16"/>
        </table:table-row>
        <table:table-row table:style-name="ro2">
          <table:table-cell office:value-type="float" office:value="1419950947.55943" calcext:value-type="float">
            <text:p>1419950947.55943</text:p>
          </table:table-cell>
          <table:table-cell office:value-type="string" calcext:value-type="string">
            <text:p>Magnetic</text:p>
          </table:table-cell>
          <table:table-cell office:value-type="float" office:value="54.0214538574219" calcext:value-type="float">
            <text:p>54.0214538574219</text:p>
          </table:table-cell>
          <table:table-cell office:value-type="float" office:value="220.658187866211" calcext:value-type="float">
            <text:p>220.658187866211</text:p>
          </table:table-cell>
          <table:table-cell office:value-type="float" office:value="136.172561645508" calcext:value-type="float">
            <text:p>136.172561645508</text:p>
          </table:table-cell>
          <table:table-cell table:number-columns-repeated="16"/>
        </table:table-row>
        <table:table-row table:style-name="ro2">
          <table:table-cell office:value-type="float" office:value="1419950947.56847" calcext:value-type="float">
            <text:p>1419950947.56847</text:p>
          </table:table-cell>
          <table:table-cell office:value-type="string" calcext:value-type="string">
            <text:p>Gyro</text:p>
          </table:table-cell>
          <table:table-cell office:value-type="float" office:value="1.71732558049993" calcext:value-type="float">
            <text:p>1.71732558049993</text:p>
          </table:table-cell>
          <table:table-cell office:value-type="float" office:value="-1.74999511022415" calcext:value-type="float">
            <text:p>-1.74999511022415</text:p>
          </table:table-cell>
          <table:table-cell office:value-type="float" office:value="-8.10654730964211" calcext:value-type="float">
            <text:p>-8.10654730964211</text:p>
          </table:table-cell>
          <table:table-cell table:number-columns-repeated="16"/>
        </table:table-row>
        <table:table-row table:style-name="ro2">
          <table:table-cell office:value-type="float" office:value="1419950947.56825" calcext:value-type="float">
            <text:p>1419950947.56825</text:p>
          </table:table-cell>
          <table:table-cell office:value-type="string" calcext:value-type="string">
            <text:p>Motion</text:p>
          </table:table-cell>
          <table:table-cell office:value-type="float" office:value="1.60907888412476" calcext:value-type="float">
            <text:p>1.60907888412476</text:p>
          </table:table-cell>
          <table:table-cell office:value-type="float" office:value="-2.14440178871155" calcext:value-type="float">
            <text:p>-2.14440178871155</text:p>
          </table:table-cell>
          <table:table-cell office:value-type="float" office:value="-8.65701580047607" calcext:value-type="float">
            <text:p>-8.65701580047607</text:p>
          </table:table-cell>
          <table:table-cell office:value-type="float" office:value="3.05045594536447" calcext:value-type="float">
            <text:p>3.05045594536447</text:p>
          </table:table-cell>
          <table:table-cell office:value-type="float" office:value="1.32062111567559" calcext:value-type="float">
            <text:p>1.32062111567559</text:p>
          </table:table-cell>
          <table:table-cell office:value-type="float" office:value="2.12751044624992" calcext:value-type="float">
            <text:p>2.12751044624992</text:p>
          </table:table-cell>
          <table:table-cell office:value-type="float" office:value="1.60907888412476" calcext:value-type="float">
            <text:p>1.60907888412476</text:p>
          </table:table-cell>
          <table:table-cell office:value-type="float" office:value="-2.14440178871155" calcext:value-type="float">
            <text:p>-2.14440178871155</text:p>
          </table:table-cell>
          <table:table-cell office:value-type="float" office:value="-8.65701580047607" calcext:value-type="float">
            <text:p>-8.65701580047607</text:p>
          </table:table-cell>
          <table:table-cell office:value-type="float" office:value="0.0225318316370249" calcext:value-type="float">
            <text:p>0.0225318316370249</text:p>
          </table:table-cell>
          <table:table-cell office:value-type="float" office:value="-0.968869030475616" calcext:value-type="float">
            <text:p>-0.968869030475616</text:p>
          </table:table-cell>
          <table:table-cell office:value-type="float" office:value="0.246546268463135" calcext:value-type="float">
            <text:p>0.246546268463135</text:p>
          </table:table-cell>
          <table:table-cell office:value-type="float" office:value="-0.22553476691246" calcext:value-type="float">
            <text:p>-0.22553476691246</text:p>
          </table:table-cell>
          <table:table-cell office:value-type="float" office:value="1.62244880199432" calcext:value-type="float">
            <text:p>1.62244880199432</text:p>
          </table:table-cell>
          <table:table-cell office:value-type="float" office:value="-0.47954797744751" calcext:value-type="float">
            <text:p>-0.479547977447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6879" calcext:value-type="float">
            <text:p>1419950947.56879</text:p>
          </table:table-cell>
          <table:table-cell office:value-type="string" calcext:value-type="string">
            <text:p>Motion</text:p>
          </table:table-cell>
          <table:table-cell office:value-type="float" office:value="1.61814820766449" calcext:value-type="float">
            <text:p>1.61814820766449</text:p>
          </table:table-cell>
          <table:table-cell office:value-type="float" office:value="-1.91746115684509" calcext:value-type="float">
            <text:p>-1.91746115684509</text:p>
          </table:table-cell>
          <table:table-cell office:value-type="float" office:value="-8.52168655395508" calcext:value-type="float">
            <text:p>-8.52168655395508</text:p>
          </table:table-cell>
          <table:table-cell office:value-type="float" office:value="2.7245940697272" calcext:value-type="float">
            <text:p>2.7245940697272</text:p>
          </table:table-cell>
          <table:table-cell office:value-type="float" office:value="1.28058792391579" calcext:value-type="float">
            <text:p>1.28058792391579</text:p>
          </table:table-cell>
          <table:table-cell office:value-type="float" office:value="2.44347769885716" calcext:value-type="float">
            <text:p>2.44347769885716</text:p>
          </table:table-cell>
          <table:table-cell office:value-type="float" office:value="1.61814820766449" calcext:value-type="float">
            <text:p>1.61814820766449</text:p>
          </table:table-cell>
          <table:table-cell office:value-type="float" office:value="-1.91746115684509" calcext:value-type="float">
            <text:p>-1.91746115684509</text:p>
          </table:table-cell>
          <table:table-cell office:value-type="float" office:value="-8.52168655395508" calcext:value-type="float">
            <text:p>-8.52168655395508</text:p>
          </table:table-cell>
          <table:table-cell office:value-type="float" office:value="0.115896694362164" calcext:value-type="float">
            <text:p>0.115896694362164</text:p>
          </table:table-cell>
          <table:table-cell office:value-type="float" office:value="-0.958184242248535" calcext:value-type="float">
            <text:p>-0.958184242248535</text:p>
          </table:table-cell>
          <table:table-cell office:value-type="float" office:value="0.261631190776825" calcext:value-type="float">
            <text:p>0.261631190776825</text:p>
          </table:table-cell>
          <table:table-cell office:value-type="float" office:value="0.00240469607524574" calcext:value-type="float">
            <text:p>0.00240469607524574</text:p>
          </table:table-cell>
          <table:table-cell office:value-type="float" office:value="1.70516300201416" calcext:value-type="float">
            <text:p>1.70516300201416</text:p>
          </table:table-cell>
          <table:table-cell office:value-type="float" office:value="-0.417408168315887" calcext:value-type="float">
            <text:p>-0.41740816831588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7339" calcext:value-type="float">
            <text:p>1419950947.57339</text:p>
          </table:table-cell>
          <table:table-cell office:value-type="string" calcext:value-type="string">
            <text:p>Acceleration</text:p>
          </table:table-cell>
          <table:table-cell office:value-type="float" office:value="0.505386352539063" calcext:value-type="float">
            <text:p>0.505386352539063</text:p>
          </table:table-cell>
          <table:table-cell office:value-type="float" office:value="0.800521850585938" calcext:value-type="float">
            <text:p>0.800521850585938</text:p>
          </table:table-cell>
          <table:table-cell office:value-type="float" office:value="-0.0957489013671875" calcext:value-type="float">
            <text:p>-0.0957489013671875</text:p>
          </table:table-cell>
          <table:table-cell table:number-columns-repeated="16"/>
        </table:table-row>
        <table:table-row table:style-name="ro2">
          <table:table-cell office:value-type="float" office:value="1419950947.57348" calcext:value-type="float">
            <text:p>1419950947.57348</text:p>
          </table:table-cell>
          <table:table-cell office:value-type="string" calcext:value-type="string">
            <text:p>Acceleration</text:p>
          </table:table-cell>
          <table:table-cell office:value-type="float" office:value="0.843521118164063" calcext:value-type="float">
            <text:p>0.843521118164063</text:p>
          </table:table-cell>
          <table:table-cell office:value-type="float" office:value="0.797332763671875" calcext:value-type="float">
            <text:p>0.797332763671875</text:p>
          </table:table-cell>
          <table:table-cell office:value-type="float" office:value="0.07452392578125" calcext:value-type="float">
            <text:p>0.07452392578125</text:p>
          </table:table-cell>
          <table:table-cell table:number-columns-repeated="16"/>
        </table:table-row>
        <table:table-row table:style-name="ro2">
          <table:table-cell office:value-type="float" office:value="1419950947.58445" calcext:value-type="float">
            <text:p>1419950947.58445</text:p>
          </table:table-cell>
          <table:table-cell office:value-type="string" calcext:value-type="string">
            <text:p>Gyro</text:p>
          </table:table-cell>
          <table:table-cell office:value-type="float" office:value="1.95186857980655" calcext:value-type="float">
            <text:p>1.95186857980655</text:p>
          </table:table-cell>
          <table:table-cell office:value-type="float" office:value="-1.48160466504316" calcext:value-type="float">
            <text:p>-1.48160466504316</text:p>
          </table:table-cell>
          <table:table-cell office:value-type="float" office:value="-7.47811266510062" calcext:value-type="float">
            <text:p>-7.47811266510062</text:p>
          </table:table-cell>
          <table:table-cell table:number-columns-repeated="16"/>
        </table:table-row>
        <table:table-row table:style-name="ro2">
          <table:table-cell office:value-type="float" office:value="1419950947.58543" calcext:value-type="float">
            <text:p>1419950947.58543</text:p>
          </table:table-cell>
          <table:table-cell office:value-type="string" calcext:value-type="string">
            <text:p>Gyro</text:p>
          </table:table-cell>
          <table:table-cell office:value-type="float" office:value="2.09402172720837" calcext:value-type="float">
            <text:p>2.09402172720837</text:p>
          </table:table-cell>
          <table:table-cell office:value-type="float" office:value="-1.28037967518619" calcext:value-type="float">
            <text:p>-1.28037967518619</text:p>
          </table:table-cell>
          <table:table-cell office:value-type="float" office:value="-6.76975495834921" calcext:value-type="float">
            <text:p>-6.76975495834921</text:p>
          </table:table-cell>
          <table:table-cell table:number-columns-repeated="16"/>
        </table:table-row>
        <table:table-row table:style-name="ro2">
          <table:table-cell office:value-type="float" office:value="1419950947.58463" calcext:value-type="float">
            <text:p>1419950947.58463</text:p>
          </table:table-cell>
          <table:table-cell office:value-type="string" calcext:value-type="string">
            <text:p>Motion</text:p>
          </table:table-cell>
          <table:table-cell office:value-type="float" office:value="1.72621607780457" calcext:value-type="float">
            <text:p>1.72621607780457</text:p>
          </table:table-cell>
          <table:table-cell office:value-type="float" office:value="-1.72253119945526" calcext:value-type="float">
            <text:p>-1.72253119945526</text:p>
          </table:table-cell>
          <table:table-cell office:value-type="float" office:value="-8.12359142303467" calcext:value-type="float">
            <text:p>-8.12359142303467</text:p>
          </table:table-cell>
          <table:table-cell office:value-type="float" office:value="2.50402807120848" calcext:value-type="float">
            <text:p>2.50402807120848</text:p>
          </table:table-cell>
          <table:table-cell office:value-type="float" office:value="1.22056628869257" calcext:value-type="float">
            <text:p>1.22056628869257</text:p>
          </table:table-cell>
          <table:table-cell office:value-type="float" office:value="2.65587907553209" calcext:value-type="float">
            <text:p>2.65587907553209</text:p>
          </table:table-cell>
          <table:table-cell office:value-type="float" office:value="1.72621607780457" calcext:value-type="float">
            <text:p>1.72621607780457</text:p>
          </table:table-cell>
          <table:table-cell office:value-type="float" office:value="-1.72253119945526" calcext:value-type="float">
            <text:p>-1.72253119945526</text:p>
          </table:table-cell>
          <table:table-cell office:value-type="float" office:value="-8.12359142303467" calcext:value-type="float">
            <text:p>-8.12359142303467</text:p>
          </table:table-cell>
          <table:table-cell office:value-type="float" office:value="0.204235196113586" calcext:value-type="float">
            <text:p>0.204235196113586</text:p>
          </table:table-cell>
          <table:table-cell office:value-type="float" office:value="-0.939293801784515" calcext:value-type="float">
            <text:p>-0.939293801784515</text:p>
          </table:table-cell>
          <table:table-cell office:value-type="float" office:value="0.27570840716362" calcext:value-type="float">
            <text:p>0.27570840716362</text:p>
          </table:table-cell>
          <table:table-cell office:value-type="float" office:value="0.301151156425476" calcext:value-type="float">
            <text:p>0.301151156425476</text:p>
          </table:table-cell>
          <table:table-cell office:value-type="float" office:value="1.7398157119751" calcext:value-type="float">
            <text:p>1.7398157119751</text:p>
          </table:table-cell>
          <table:table-cell office:value-type="float" office:value="-0.371457308530807" calcext:value-type="float">
            <text:p>-0.3714573085308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58571" calcext:value-type="float">
            <text:p>1419950947.58571</text:p>
          </table:table-cell>
          <table:table-cell office:value-type="string" calcext:value-type="string">
            <text:p>Magnetic</text:p>
          </table:table-cell>
          <table:table-cell office:value-type="float" office:value="52.6666870117188" calcext:value-type="float">
            <text:p>52.6666870117188</text:p>
          </table:table-cell>
          <table:table-cell office:value-type="float" office:value="218.287338256836" calcext:value-type="float">
            <text:p>218.287338256836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7.59265" calcext:value-type="float">
            <text:p>1419950947.59265</text:p>
          </table:table-cell>
          <table:table-cell office:value-type="string" calcext:value-type="string">
            <text:p>Acceleration</text:p>
          </table:table-cell>
          <table:table-cell office:value-type="float" office:value="1.05667114257813" calcext:value-type="float">
            <text:p>1.05667114257813</text:p>
          </table:table-cell>
          <table:table-cell office:value-type="float" office:value="0.708999633789063" calcext:value-type="float">
            <text:p>0.708999633789063</text:p>
          </table:table-cell>
          <table:table-cell office:value-type="float" office:value="0.21142578125" calcext:value-type="float">
            <text:p>0.21142578125</text:p>
          </table:table-cell>
          <table:table-cell table:number-columns-repeated="16"/>
        </table:table-row>
        <table:table-row table:style-name="ro2">
          <table:table-cell office:value-type="float" office:value="1419950947.59294" calcext:value-type="float">
            <text:p>1419950947.59294</text:p>
          </table:table-cell>
          <table:table-cell office:value-type="string" calcext:value-type="string">
            <text:p>Acceleration</text:p>
          </table:table-cell>
          <table:table-cell office:value-type="float" office:value="1.28935241699219" calcext:value-type="float">
            <text:p>1.28935241699219</text:p>
          </table:table-cell>
          <table:table-cell office:value-type="float" office:value="0.5228271484375" calcext:value-type="float">
            <text:p>0.5228271484375</text:p>
          </table:table-cell>
          <table:table-cell office:value-type="float" office:value="0.325927734375" calcext:value-type="float">
            <text:p>0.325927734375</text:p>
          </table:table-cell>
          <table:table-cell table:number-columns-repeated="16"/>
        </table:table-row>
        <table:table-row table:style-name="ro2">
          <table:table-cell office:value-type="float" office:value="1419950947.60063" calcext:value-type="float">
            <text:p>1419950947.60063</text:p>
          </table:table-cell>
          <table:table-cell office:value-type="string" calcext:value-type="string">
            <text:p>Gyro</text:p>
          </table:table-cell>
          <table:table-cell office:value-type="float" office:value="2.06302892370646" calcext:value-type="float">
            <text:p>2.06302892370646</text:p>
          </table:table-cell>
          <table:table-cell office:value-type="float" office:value="-1.18480228577267" calcext:value-type="float">
            <text:p>-1.18480228577267</text:p>
          </table:table-cell>
          <table:table-cell office:value-type="float" office:value="-5.86629886382854" calcext:value-type="float">
            <text:p>-5.86629886382854</text:p>
          </table:table-cell>
          <table:table-cell table:number-columns-repeated="16"/>
        </table:table-row>
        <table:table-row table:style-name="ro2">
          <table:table-cell office:value-type="float" office:value="1419950947.6006" calcext:value-type="float">
            <text:p>1419950947.6006</text:p>
          </table:table-cell>
          <table:table-cell office:value-type="string" calcext:value-type="string">
            <text:p>Motion</text:p>
          </table:table-cell>
          <table:table-cell office:value-type="float" office:value="1.96075904369354" calcext:value-type="float">
            <text:p>1.96075904369354</text:p>
          </table:table-cell>
          <table:table-cell office:value-type="float" office:value="-1.45414078235626" calcext:value-type="float">
            <text:p>-1.45414078235626</text:p>
          </table:table-cell>
          <table:table-cell office:value-type="float" office:value="-7.49515628814697" calcext:value-type="float">
            <text:p>-7.49515628814697</text:p>
          </table:table-cell>
          <table:table-cell office:value-type="float" office:value="2.36667226192258" calcext:value-type="float">
            <text:p>2.36667226192258</text:p>
          </table:table-cell>
          <table:table-cell office:value-type="float" office:value="1.15209024368707" calcext:value-type="float">
            <text:p>1.15209024368707</text:p>
          </table:table-cell>
          <table:table-cell office:value-type="float" office:value="2.78638614698018" calcext:value-type="float">
            <text:p>2.78638614698018</text:p>
          </table:table-cell>
          <table:table-cell office:value-type="float" office:value="1.96075904369354" calcext:value-type="float">
            <text:p>1.96075904369354</text:p>
          </table:table-cell>
          <table:table-cell office:value-type="float" office:value="-1.45414078235626" calcext:value-type="float">
            <text:p>-1.45414078235626</text:p>
          </table:table-cell>
          <table:table-cell office:value-type="float" office:value="-7.49515628814697" calcext:value-type="float">
            <text:p>-7.49515628814697</text:p>
          </table:table-cell>
          <table:table-cell office:value-type="float" office:value="0.284466505050659" calcext:value-type="float">
            <text:p>0.284466505050659</text:p>
          </table:table-cell>
          <table:table-cell office:value-type="float" office:value="-0.913615763187408" calcext:value-type="float">
            <text:p>-0.913615763187408</text:p>
          </table:table-cell>
          <table:table-cell office:value-type="float" office:value="0.290490984916687" calcext:value-type="float">
            <text:p>0.290490984916687</text:p>
          </table:table-cell>
          <table:table-cell office:value-type="float" office:value="0.559054613113403" calcext:value-type="float">
            <text:p>0.559054613113403</text:p>
          </table:table-cell>
          <table:table-cell office:value-type="float" office:value="1.71094858646393" calcext:value-type="float">
            <text:p>1.71094858646393</text:p>
          </table:table-cell>
          <table:table-cell office:value-type="float" office:value="-0.215967059135437" calcext:value-type="float">
            <text:p>-0.2159670591354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0095" calcext:value-type="float">
            <text:p>1419950947.60095</text:p>
          </table:table-cell>
          <table:table-cell office:value-type="string" calcext:value-type="string">
            <text:p>Motion</text:p>
          </table:table-cell>
          <table:table-cell office:value-type="float" office:value="2.10291242599487" calcext:value-type="float">
            <text:p>2.10291242599487</text:p>
          </table:table-cell>
          <table:table-cell office:value-type="float" office:value="-1.25291574001312" calcext:value-type="float">
            <text:p>-1.25291574001312</text:p>
          </table:table-cell>
          <table:table-cell office:value-type="float" office:value="-6.78679847717285" calcext:value-type="float">
            <text:p>-6.78679847717285</text:p>
          </table:table-cell>
          <table:table-cell office:value-type="float" office:value="2.2817745820568" calcext:value-type="float">
            <text:p>2.2817745820568</text:p>
          </table:table-cell>
          <table:table-cell office:value-type="float" office:value="1.08279315103955" calcext:value-type="float">
            <text:p>1.08279315103955</text:p>
          </table:table-cell>
          <table:table-cell office:value-type="float" office:value="2.86546007760684" calcext:value-type="float">
            <text:p>2.86546007760684</text:p>
          </table:table-cell>
          <table:table-cell office:value-type="float" office:value="2.10291242599487" calcext:value-type="float">
            <text:p>2.10291242599487</text:p>
          </table:table-cell>
          <table:table-cell office:value-type="float" office:value="-1.25291574001312" calcext:value-type="float">
            <text:p>-1.25291574001312</text:p>
          </table:table-cell>
          <table:table-cell office:value-type="float" office:value="-6.78679847717285" calcext:value-type="float">
            <text:p>-6.78679847717285</text:p>
          </table:table-cell>
          <table:table-cell office:value-type="float" office:value="0.355268746614456" calcext:value-type="float">
            <text:p>0.355268746614456</text:p>
          </table:table-cell>
          <table:table-cell office:value-type="float" office:value="-0.883270859718323" calcext:value-type="float">
            <text:p>-0.883270859718323</text:p>
          </table:table-cell>
          <table:table-cell office:value-type="float" office:value="0.30596849322319" calcext:value-type="float">
            <text:p>0.30596849322319</text:p>
          </table:table-cell>
          <table:table-cell office:value-type="float" office:value="0.701402425765991" calcext:value-type="float">
            <text:p>0.701402425765991</text:p>
          </table:table-cell>
          <table:table-cell office:value-type="float" office:value="1.59227049350739" calcext:value-type="float">
            <text:p>1.59227049350739</text:p>
          </table:table-cell>
          <table:table-cell office:value-type="float" office:value="-0.0945427045226097" calcext:value-type="float">
            <text:p>-0.09454270452260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1146" calcext:value-type="float">
            <text:p>1419950947.61146</text:p>
          </table:table-cell>
          <table:table-cell office:value-type="string" calcext:value-type="string">
            <text:p>Magnetic</text:p>
          </table:table-cell>
          <table:table-cell office:value-type="float" office:value="51.8199462890625" calcext:value-type="float">
            <text:p>51.8199462890625</text:p>
          </table:table-cell>
          <table:table-cell office:value-type="float" office:value="217.440612792969" calcext:value-type="float">
            <text:p>217.440612792969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7.61239" calcext:value-type="float">
            <text:p>1419950947.61239</text:p>
          </table:table-cell>
          <table:table-cell office:value-type="string" calcext:value-type="string">
            <text:p>Acceleration</text:p>
          </table:table-cell>
          <table:table-cell office:value-type="float" office:value="1.55155944824219" calcext:value-type="float">
            <text:p>1.55155944824219</text:p>
          </table:table-cell>
          <table:table-cell office:value-type="float" office:value="0.192779541015625" calcext:value-type="float">
            <text:p>0.192779541015625</text:p>
          </table:table-cell>
          <table:table-cell office:value-type="float" office:value="0.423904418945313" calcext:value-type="float">
            <text:p>0.423904418945313</text:p>
          </table:table-cell>
          <table:table-cell table:number-columns-repeated="16"/>
        </table:table-row>
        <table:table-row table:style-name="ro2">
          <table:table-cell office:value-type="float" office:value="1419950947.61237" calcext:value-type="float">
            <text:p>1419950947.61237</text:p>
          </table:table-cell>
          <table:table-cell office:value-type="string" calcext:value-type="string">
            <text:p>Acceleration</text:p>
          </table:table-cell>
          <table:table-cell office:value-type="float" office:value="1.49783325195313" calcext:value-type="float">
            <text:p>1.49783325195313</text:p>
          </table:table-cell>
          <table:table-cell office:value-type="float" office:value="0.316207885742187" calcext:value-type="float">
            <text:p>0.316207885742187</text:p>
          </table:table-cell>
          <table:table-cell office:value-type="float" office:value="0.39105224609375" calcext:value-type="float">
            <text:p>0.39105224609375</text:p>
          </table:table-cell>
          <table:table-cell table:number-columns-repeated="16"/>
        </table:table-row>
        <table:table-row table:style-name="ro2">
          <table:table-cell office:value-type="float" office:value="1419950947.61638" calcext:value-type="float">
            <text:p>1419950947.61638</text:p>
          </table:table-cell>
          <table:table-cell office:value-type="string" calcext:value-type="string">
            <text:p>Gyro</text:p>
          </table:table-cell>
          <table:table-cell office:value-type="float" office:value="1.67226915591353" calcext:value-type="float">
            <text:p>1.67226915591353</text:p>
          </table:table-cell>
          <table:table-cell office:value-type="float" office:value="-1.32414499927612" calcext:value-type="float">
            <text:p>-1.32414499927612</text:p>
          </table:table-cell>
          <table:table-cell office:value-type="float" office:value="-4.8660810721576" calcext:value-type="float">
            <text:p>-4.8660810721576</text:p>
          </table:table-cell>
          <table:table-cell table:number-columns-repeated="16"/>
        </table:table-row>
        <table:table-row table:style-name="ro2">
          <table:table-cell office:value-type="float" office:value="1419950947.6167" calcext:value-type="float">
            <text:p>1419950947.6167</text:p>
          </table:table-cell>
          <table:table-cell office:value-type="string" calcext:value-type="string">
            <text:p>Gyro</text:p>
          </table:table-cell>
          <table:table-cell office:value-type="float" office:value="1.05504641956128" calcext:value-type="float">
            <text:p>1.05504641956128</text:p>
          </table:table-cell>
          <table:table-cell office:value-type="float" office:value="-1.590057905695" calcext:value-type="float">
            <text:p>-1.590057905695</text:p>
          </table:table-cell>
          <table:table-cell office:value-type="float" office:value="-4.00027009122575" calcext:value-type="float">
            <text:p>-4.00027009122575</text:p>
          </table:table-cell>
          <table:table-cell table:number-columns-repeated="16"/>
        </table:table-row>
        <table:table-row table:style-name="ro2">
          <table:table-cell office:value-type="float" office:value="1419950947.61642" calcext:value-type="float">
            <text:p>1419950947.61642</text:p>
          </table:table-cell>
          <table:table-cell office:value-type="string" calcext:value-type="string">
            <text:p>Motion</text:p>
          </table:table-cell>
          <table:table-cell office:value-type="float" office:value="2.07191920280456" calcext:value-type="float">
            <text:p>2.07191920280456</text:p>
          </table:table-cell>
          <table:table-cell office:value-type="float" office:value="-1.15733850002289" calcext:value-type="float">
            <text:p>-1.15733850002289</text:p>
          </table:table-cell>
          <table:table-cell office:value-type="float" office:value="-5.88334226608276" calcext:value-type="float">
            <text:p>-5.88334226608276</text:p>
          </table:table-cell>
          <table:table-cell office:value-type="float" office:value="2.22754846435879" calcext:value-type="float">
            <text:p>2.22754846435879</text:p>
          </table:table-cell>
          <table:table-cell office:value-type="float" office:value="1.01809138278278" calcext:value-type="float">
            <text:p>1.01809138278278</text:p>
          </table:table-cell>
          <table:table-cell office:value-type="float" office:value="2.91353671079938" calcext:value-type="float">
            <text:p>2.91353671079938</text:p>
          </table:table-cell>
          <table:table-cell office:value-type="float" office:value="2.07191920280456" calcext:value-type="float">
            <text:p>2.07191920280456</text:p>
          </table:table-cell>
          <table:table-cell office:value-type="float" office:value="-1.15733850002289" calcext:value-type="float">
            <text:p>-1.15733850002289</text:p>
          </table:table-cell>
          <table:table-cell office:value-type="float" office:value="-5.88334226608276" calcext:value-type="float">
            <text:p>-5.88334226608276</text:p>
          </table:table-cell>
          <table:table-cell office:value-type="float" office:value="0.415782332420349" calcext:value-type="float">
            <text:p>0.415782332420349</text:p>
          </table:table-cell>
          <table:table-cell office:value-type="float" office:value="-0.851107537746429" calcext:value-type="float">
            <text:p>-0.851107537746429</text:p>
          </table:table-cell>
          <table:table-cell office:value-type="float" office:value="0.320532321929932" calcext:value-type="float">
            <text:p>0.320532321929932</text:p>
          </table:table-cell>
          <table:table-cell office:value-type="float" office:value="0.873570084571838" calcext:value-type="float">
            <text:p>0.873570084571838</text:p>
          </table:table-cell>
          <table:table-cell office:value-type="float" office:value="1.37393474578857" calcext:value-type="float">
            <text:p>1.37393474578857</text:p>
          </table:table-cell>
          <table:table-cell office:value-type="float" office:value="0.00539540452882648" calcext:value-type="float">
            <text:p>0.005395404528826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3169" calcext:value-type="float">
            <text:p>1419950947.63169</text:p>
          </table:table-cell>
          <table:table-cell office:value-type="string" calcext:value-type="string">
            <text:p>Acceleration</text:p>
          </table:table-cell>
          <table:table-cell office:value-type="float" office:value="1.49237060546875" calcext:value-type="float">
            <text:p>1.49237060546875</text:p>
          </table:table-cell>
          <table:table-cell office:value-type="float" office:value="0.124191284179688" calcext:value-type="float">
            <text:p>0.124191284179688</text:p>
          </table:table-cell>
          <table:table-cell office:value-type="float" office:value="0.5126953125" calcext:value-type="float">
            <text:p>0.5126953125</text:p>
          </table:table-cell>
          <table:table-cell table:number-columns-repeated="16"/>
        </table:table-row>
        <table:table-row table:style-name="ro2">
          <table:table-cell office:value-type="float" office:value="1419950947.63236" calcext:value-type="float">
            <text:p>1419950947.63236</text:p>
          </table:table-cell>
          <table:table-cell office:value-type="string" calcext:value-type="string">
            <text:p>Acceleration</text:p>
          </table:table-cell>
          <table:table-cell office:value-type="float" office:value="1.4554443359375" calcext:value-type="float">
            <text:p>1.4554443359375</text:p>
          </table:table-cell>
          <table:table-cell office:value-type="float" office:value="0.114105224609375" calcext:value-type="float">
            <text:p>0.114105224609375</text:p>
          </table:table-cell>
          <table:table-cell office:value-type="float" office:value="0.55487060546875" calcext:value-type="float">
            <text:p>0.55487060546875</text:p>
          </table:table-cell>
          <table:table-cell table:number-columns-repeated="16"/>
        </table:table-row>
        <table:table-row table:style-name="ro2">
          <table:table-cell office:value-type="float" office:value="1419950947.6328" calcext:value-type="float">
            <text:p>1419950947.6328</text:p>
          </table:table-cell>
          <table:table-cell office:value-type="string" calcext:value-type="string">
            <text:p>Gyro</text:p>
          </table:table-cell>
          <table:table-cell office:value-type="float" office:value="0.43034392897143" calcext:value-type="float">
            <text:p>0.43034392897143</text:p>
          </table:table-cell>
          <table:table-cell office:value-type="float" office:value="-1.58316271531668" calcext:value-type="float">
            <text:p>-1.58316271531668</text:p>
          </table:table-cell>
          <table:table-cell office:value-type="float" office:value="-3.330561243478" calcext:value-type="float">
            <text:p>-3.330561243478</text:p>
          </table:table-cell>
          <table:table-cell table:number-columns-repeated="16"/>
        </table:table-row>
        <table:table-row table:style-name="ro2">
          <table:table-cell office:value-type="float" office:value="1419950947.63257" calcext:value-type="float">
            <text:p>1419950947.63257</text:p>
          </table:table-cell>
          <table:table-cell office:value-type="string" calcext:value-type="string">
            <text:p>Motion</text:p>
          </table:table-cell>
          <table:table-cell office:value-type="float" office:value="1.68115961551666" calcext:value-type="float">
            <text:p>1.68115961551666</text:p>
          </table:table-cell>
          <table:table-cell office:value-type="float" office:value="-1.29668116569519" calcext:value-type="float">
            <text:p>-1.29668116569519</text:p>
          </table:table-cell>
          <table:table-cell office:value-type="float" office:value="-4.88312482833862" calcext:value-type="float">
            <text:p>-4.88312482833862</text:p>
          </table:table-cell>
          <table:table-cell office:value-type="float" office:value="2.18836645602652" calcext:value-type="float">
            <text:p>2.18836645602652</text:p>
          </table:table-cell>
          <table:table-cell office:value-type="float" office:value="0.962794972830115" calcext:value-type="float">
            <text:p>0.962794972830115</text:p>
          </table:table-cell>
          <table:table-cell office:value-type="float" office:value="2.94462860660223" calcext:value-type="float">
            <text:p>2.94462860660223</text:p>
          </table:table-cell>
          <table:table-cell office:value-type="float" office:value="1.68115961551666" calcext:value-type="float">
            <text:p>1.68115961551666</text:p>
          </table:table-cell>
          <table:table-cell office:value-type="float" office:value="-1.29668116569519" calcext:value-type="float">
            <text:p>-1.29668116569519</text:p>
          </table:table-cell>
          <table:table-cell office:value-type="float" office:value="-4.88312482833862" calcext:value-type="float">
            <text:p>-4.88312482833862</text:p>
          </table:table-cell>
          <table:table-cell office:value-type="float" office:value="0.465715378522873" calcext:value-type="float">
            <text:p>0.465715378522873</text:p>
          </table:table-cell>
          <table:table-cell office:value-type="float" office:value="-0.820791363716126" calcext:value-type="float">
            <text:p>-0.820791363716126</text:p>
          </table:table-cell>
          <table:table-cell office:value-type="float" office:value="0.330772966146469" calcext:value-type="float">
            <text:p>0.330772966146469</text:p>
          </table:table-cell>
          <table:table-cell office:value-type="float" office:value="1.03211784362793" calcext:value-type="float">
            <text:p>1.03211784362793</text:p>
          </table:table-cell>
          <table:table-cell office:value-type="float" office:value="1.13699924945831" calcext:value-type="float">
            <text:p>1.13699924945831</text:p>
          </table:table-cell>
          <table:table-cell office:value-type="float" office:value="0.06027926877141" calcext:value-type="float">
            <text:p>0.060279268771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3314" calcext:value-type="float">
            <text:p>1419950947.63314</text:p>
          </table:table-cell>
          <table:table-cell office:value-type="string" calcext:value-type="string">
            <text:p>Motion</text:p>
          </table:table-cell>
          <table:table-cell office:value-type="float" office:value="1.06393694877625" calcext:value-type="float">
            <text:p>1.06393694877625</text:p>
          </table:table-cell>
          <table:table-cell office:value-type="float" office:value="-1.56259417533875" calcext:value-type="float">
            <text:p>-1.56259417533875</text:p>
          </table:table-cell>
          <table:table-cell office:value-type="float" office:value="-4.0173134803772" calcext:value-type="float">
            <text:p>-4.0173134803772</text:p>
          </table:table-cell>
          <table:table-cell office:value-type="float" office:value="2.15236919002152" calcext:value-type="float">
            <text:p>2.15236919002152</text:p>
          </table:table-cell>
          <table:table-cell office:value-type="float" office:value="0.918307457526633" calcext:value-type="float">
            <text:p>0.918307457526633</text:p>
          </table:table-cell>
          <table:table-cell office:value-type="float" office:value="2.96940057462092" calcext:value-type="float">
            <text:p>2.96940057462092</text:p>
          </table:table-cell>
          <table:table-cell office:value-type="float" office:value="1.06393694877625" calcext:value-type="float">
            <text:p>1.06393694877625</text:p>
          </table:table-cell>
          <table:table-cell office:value-type="float" office:value="-1.56259417533875" calcext:value-type="float">
            <text:p>-1.56259417533875</text:p>
          </table:table-cell>
          <table:table-cell office:value-type="float" office:value="-4.0173134803772" calcext:value-type="float">
            <text:p>-4.0173134803772</text:p>
          </table:table-cell>
          <table:table-cell office:value-type="float" office:value="0.507347583770752" calcext:value-type="float">
            <text:p>0.507347583770752</text:p>
          </table:table-cell>
          <table:table-cell office:value-type="float" office:value="-0.794575095176697" calcext:value-type="float">
            <text:p>-0.794575095176697</text:p>
          </table:table-cell>
          <table:table-cell office:value-type="float" office:value="0.333539843559265" calcext:value-type="float">
            <text:p>0.333539843559265</text:p>
          </table:table-cell>
          <table:table-cell office:value-type="float" office:value="1.04421186447144" calcext:value-type="float">
            <text:p>1.04421186447144</text:p>
          </table:table-cell>
          <table:table-cell office:value-type="float" office:value="0.987354636192322" calcext:value-type="float">
            <text:p>0.987354636192322</text:p>
          </table:table-cell>
          <table:table-cell office:value-type="float" office:value="0.090364582836628" calcext:value-type="float">
            <text:p>0.0903645828366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3751" calcext:value-type="float">
            <text:p>1419950947.63751</text:p>
          </table:table-cell>
          <table:table-cell office:value-type="string" calcext:value-type="string">
            <text:p>Magnetic</text:p>
          </table:table-cell>
          <table:table-cell office:value-type="float" office:value="54.3601531982422" calcext:value-type="float">
            <text:p>54.3601531982422</text:p>
          </table:table-cell>
          <table:table-cell office:value-type="float" office:value="216.593872070312" calcext:value-type="float">
            <text:p>216.593872070312</text:p>
          </table:table-cell>
          <table:table-cell office:value-type="float" office:value="135.513931274414" calcext:value-type="float">
            <text:p>135.513931274414</text:p>
          </table:table-cell>
          <table:table-cell table:number-columns-repeated="16"/>
        </table:table-row>
        <table:table-row table:style-name="ro2">
          <table:table-cell office:value-type="float" office:value="1419950947.64814" calcext:value-type="float">
            <text:p>1419950947.64814</text:p>
          </table:table-cell>
          <table:table-cell office:value-type="string" calcext:value-type="string">
            <text:p>Gyro</text:p>
          </table:table-cell>
          <table:table-cell office:value-type="float" office:value="-0.0837598783924091" calcext:value-type="float">
            <text:p>-0.0837598783924091</text:p>
          </table:table-cell>
          <table:table-cell office:value-type="float" office:value="-1.3837793013535" calcext:value-type="float">
            <text:p>-1.3837793013535</text:p>
          </table:table-cell>
          <table:table-cell office:value-type="float" office:value="-2.80979447338289" calcext:value-type="float">
            <text:p>-2.80979447338289</text:p>
          </table:table-cell>
          <table:table-cell table:number-columns-repeated="16"/>
        </table:table-row>
        <table:table-row table:style-name="ro2">
          <table:table-cell office:value-type="float" office:value="1419950947.64857" calcext:value-type="float">
            <text:p>1419950947.64857</text:p>
          </table:table-cell>
          <table:table-cell office:value-type="string" calcext:value-type="string">
            <text:p>Gyro</text:p>
          </table:table-cell>
          <table:table-cell office:value-type="float" office:value="-0.378583528972977" calcext:value-type="float">
            <text:p>-0.378583528972977</text:p>
          </table:table-cell>
          <table:table-cell office:value-type="float" office:value="-1.18448536960295" calcext:value-type="float">
            <text:p>-1.18448536960295</text:p>
          </table:table-cell>
          <table:table-cell office:value-type="float" office:value="-2.33296879600965" calcext:value-type="float">
            <text:p>-2.33296879600965</text:p>
          </table:table-cell>
          <table:table-cell table:number-columns-repeated="16"/>
        </table:table-row>
        <table:table-row table:style-name="ro2">
          <table:table-cell office:value-type="float" office:value="1419950947.64838" calcext:value-type="float">
            <text:p>1419950947.64838</text:p>
          </table:table-cell>
          <table:table-cell office:value-type="string" calcext:value-type="string">
            <text:p>Motion</text:p>
          </table:table-cell>
          <table:table-cell office:value-type="float" office:value="0.439234375953674" calcext:value-type="float">
            <text:p>0.439234375953674</text:p>
          </table:table-cell>
          <table:table-cell office:value-type="float" office:value="-1.55569899082184" calcext:value-type="float">
            <text:p>-1.55569899082184</text:p>
          </table:table-cell>
          <table:table-cell office:value-type="float" office:value="-3.34760475158691" calcext:value-type="float">
            <text:p>-3.34760475158691</text:p>
          </table:table-cell>
          <table:table-cell office:value-type="float" office:value="2.1170972512066" calcext:value-type="float">
            <text:p>2.1170972512066</text:p>
          </table:table-cell>
          <table:table-cell office:value-type="float" office:value="0.883382970351008" calcext:value-type="float">
            <text:p>0.883382970351008</text:p>
          </table:table-cell>
          <table:table-cell office:value-type="float" office:value="2.99295255089759" calcext:value-type="float">
            <text:p>2.99295255089759</text:p>
          </table:table-cell>
          <table:table-cell office:value-type="float" office:value="0.439234375953674" calcext:value-type="float">
            <text:p>0.439234375953674</text:p>
          </table:table-cell>
          <table:table-cell office:value-type="float" office:value="-1.55569899082184" calcext:value-type="float">
            <text:p>-1.55569899082184</text:p>
          </table:table-cell>
          <table:table-cell office:value-type="float" office:value="-3.34760475158691" calcext:value-type="float">
            <text:p>-3.34760475158691</text:p>
          </table:table-cell>
          <table:table-cell office:value-type="float" office:value="0.542184174060822" calcext:value-type="float">
            <text:p>0.542184174060822</text:p>
          </table:table-cell>
          <table:table-cell office:value-type="float" office:value="-0.772889912128449" calcext:value-type="float">
            <text:p>-0.772889912128449</text:p>
          </table:table-cell>
          <table:table-cell office:value-type="float" office:value="0.329662680625915" calcext:value-type="float">
            <text:p>0.329662680625915</text:p>
          </table:table-cell>
          <table:table-cell office:value-type="float" office:value="0.950186431407928" calcext:value-type="float">
            <text:p>0.950186431407928</text:p>
          </table:table-cell>
          <table:table-cell office:value-type="float" office:value="0.897081196308136" calcext:value-type="float">
            <text:p>0.897081196308136</text:p>
          </table:table-cell>
          <table:table-cell office:value-type="float" office:value="0.183032616972923" calcext:value-type="float">
            <text:p>0.18303261697292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5124" calcext:value-type="float">
            <text:p>1419950947.65124</text:p>
          </table:table-cell>
          <table:table-cell office:value-type="string" calcext:value-type="string">
            <text:p>Acceleration</text:p>
          </table:table-cell>
          <table:table-cell office:value-type="float" office:value="1.53900146484375" calcext:value-type="float">
            <text:p>1.53900146484375</text:p>
          </table:table-cell>
          <table:table-cell office:value-type="float" office:value="0.093292236328125" calcext:value-type="float">
            <text:p>0.093292236328125</text:p>
          </table:table-cell>
          <table:table-cell office:value-type="float" office:value="0.3558349609375" calcext:value-type="float">
            <text:p>0.3558349609375</text:p>
          </table:table-cell>
          <table:table-cell table:number-columns-repeated="16"/>
        </table:table-row>
        <table:table-row table:style-name="ro2">
          <table:table-cell office:value-type="float" office:value="1419950947.65122" calcext:value-type="float">
            <text:p>1419950947.65122</text:p>
          </table:table-cell>
          <table:table-cell office:value-type="string" calcext:value-type="string">
            <text:p>Acceleration</text:p>
          </table:table-cell>
          <table:table-cell office:value-type="float" office:value="1.46601867675781" calcext:value-type="float">
            <text:p>1.46601867675781</text:p>
          </table:table-cell>
          <table:table-cell office:value-type="float" office:value="0.123153686523438" calcext:value-type="float">
            <text:p>0.123153686523438</text:p>
          </table:table-cell>
          <table:table-cell office:value-type="float" office:value="0.468246459960938" calcext:value-type="float">
            <text:p>0.468246459960938</text:p>
          </table:table-cell>
          <table:table-cell table:number-columns-repeated="16"/>
        </table:table-row>
        <table:table-row table:style-name="ro2">
          <table:table-cell office:value-type="float" office:value="1419950947.66443" calcext:value-type="float">
            <text:p>1419950947.66443</text:p>
          </table:table-cell>
          <table:table-cell office:value-type="string" calcext:value-type="string">
            <text:p>Magnetic</text:p>
          </table:table-cell>
          <table:table-cell office:value-type="float" office:value="53.8521118164063" calcext:value-type="float">
            <text:p>53.8521118164063</text:p>
          </table:table-cell>
          <table:table-cell office:value-type="float" office:value="216.424530029297" calcext:value-type="float">
            <text:p>216.424530029297</text:p>
          </table:table-cell>
          <table:table-cell office:value-type="float" office:value="136.995849609375" calcext:value-type="float">
            <text:p>136.995849609375</text:p>
          </table:table-cell>
          <table:table-cell table:number-columns-repeated="16"/>
        </table:table-row>
        <table:table-row table:style-name="ro2">
          <table:table-cell office:value-type="float" office:value="1419950947.66477" calcext:value-type="float">
            <text:p>1419950947.66477</text:p>
          </table:table-cell>
          <table:table-cell office:value-type="string" calcext:value-type="string">
            <text:p>Gyro</text:p>
          </table:table-cell>
          <table:table-cell office:value-type="float" office:value="-0.482941360500495" calcext:value-type="float">
            <text:p>-0.482941360500495</text:p>
          </table:table-cell>
          <table:table-cell office:value-type="float" office:value="-1.01433813808666" calcext:value-type="float">
            <text:p>-1.01433813808666</text:p>
          </table:table-cell>
          <table:table-cell office:value-type="float" office:value="-1.83716090533466" calcext:value-type="float">
            <text:p>-1.83716090533466</text:p>
          </table:table-cell>
          <table:table-cell table:number-columns-repeated="16"/>
        </table:table-row>
        <table:table-row table:style-name="ro2">
          <table:table-cell office:value-type="float" office:value="1419950947.66442" calcext:value-type="float">
            <text:p>1419950947.66442</text:p>
          </table:table-cell>
          <table:table-cell office:value-type="string" calcext:value-type="string">
            <text:p>Motion</text:p>
          </table:table-cell>
          <table:table-cell office:value-type="float" office:value="-0.0748694613575935" calcext:value-type="float">
            <text:p>-0.0748694613575935</text:p>
          </table:table-cell>
          <table:table-cell office:value-type="float" office:value="-1.35631573200226" calcext:value-type="float">
            <text:p>-1.35631573200226</text:p>
          </table:table-cell>
          <table:table-cell office:value-type="float" office:value="-2.82683801651001" calcext:value-type="float">
            <text:p>-2.82683801651001</text:p>
          </table:table-cell>
          <table:table-cell office:value-type="float" office:value="2.08376265756678" calcext:value-type="float">
            <text:p>2.08376265756678</text:p>
          </table:table-cell>
          <table:table-cell office:value-type="float" office:value="0.856075725940819" calcext:value-type="float">
            <text:p>0.856075725940819</text:p>
          </table:table-cell>
          <table:table-cell office:value-type="float" office:value="3.0169576504755" calcext:value-type="float">
            <text:p>3.0169576504755</text:p>
          </table:table-cell>
          <table:table-cell office:value-type="float" office:value="-0.0748694613575935" calcext:value-type="float">
            <text:p>-0.0748694613575935</text:p>
          </table:table-cell>
          <table:table-cell office:value-type="float" office:value="-1.35631573200226" calcext:value-type="float">
            <text:p>-1.35631573200226</text:p>
          </table:table-cell>
          <table:table-cell office:value-type="float" office:value="-2.82683801651001" calcext:value-type="float">
            <text:p>-2.82683801651001</text:p>
          </table:table-cell>
          <table:table-cell office:value-type="float" office:value="0.571050763130188" calcext:value-type="float">
            <text:p>0.571050763130188</text:p>
          </table:table-cell>
          <table:table-cell office:value-type="float" office:value="-0.755276381969452" calcext:value-type="float">
            <text:p>-0.755276381969452</text:p>
          </table:table-cell>
          <table:table-cell office:value-type="float" office:value="0.321649849414825" calcext:value-type="float">
            <text:p>0.321649849414825</text:p>
          </table:table-cell>
          <table:table-cell office:value-type="float" office:value="0.894967913627625" calcext:value-type="float">
            <text:p>0.894967913627625</text:p>
          </table:table-cell>
          <table:table-cell office:value-type="float" office:value="0.878430068492889" calcext:value-type="float">
            <text:p>0.878430068492889</text:p>
          </table:table-cell>
          <table:table-cell office:value-type="float" office:value="0.146596625447273" calcext:value-type="float">
            <text:p>0.1465966254472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6505" calcext:value-type="float">
            <text:p>1419950947.66505</text:p>
          </table:table-cell>
          <table:table-cell office:value-type="string" calcext:value-type="string">
            <text:p>Motion</text:p>
          </table:table-cell>
          <table:table-cell office:value-type="float" office:value="-0.369693130254745" calcext:value-type="float">
            <text:p>-0.369693130254745</text:p>
          </table:table-cell>
          <table:table-cell office:value-type="float" office:value="-1.15702188014984" calcext:value-type="float">
            <text:p>-1.15702188014984</text:p>
          </table:table-cell>
          <table:table-cell office:value-type="float" office:value="-2.35001230239868" calcext:value-type="float">
            <text:p>-2.35001230239868</text:p>
          </table:table-cell>
          <table:table-cell office:value-type="float" office:value="2.05348421482213" calcext:value-type="float">
            <text:p>2.05348421482213</text:p>
          </table:table-cell>
          <table:table-cell office:value-type="float" office:value="0.834559935452773" calcext:value-type="float">
            <text:p>0.834559935452773</text:p>
          </table:table-cell>
          <table:table-cell office:value-type="float" office:value="3.04023809464739" calcext:value-type="float">
            <text:p>3.04023809464739</text:p>
          </table:table-cell>
          <table:table-cell office:value-type="float" office:value="-0.369693130254745" calcext:value-type="float">
            <text:p>-0.369693130254745</text:p>
          </table:table-cell>
          <table:table-cell office:value-type="float" office:value="-1.15702188014984" calcext:value-type="float">
            <text:p>-1.15702188014984</text:p>
          </table:table-cell>
          <table:table-cell office:value-type="float" office:value="-2.35001230239868" calcext:value-type="float">
            <text:p>-2.35001230239868</text:p>
          </table:table-cell>
          <table:table-cell office:value-type="float" office:value="0.59478485584259" calcext:value-type="float">
            <text:p>0.59478485584259</text:p>
          </table:table-cell>
          <table:table-cell office:value-type="float" office:value="-0.741001069545746" calcext:value-type="float">
            <text:p>-0.741001069545746</text:p>
          </table:table-cell>
          <table:table-cell office:value-type="float" office:value="0.311686336994171" calcext:value-type="float">
            <text:p>0.311686336994171</text:p>
          </table:table-cell>
          <table:table-cell office:value-type="float" office:value="0.94421660900116" calcext:value-type="float">
            <text:p>0.94421660900116</text:p>
          </table:table-cell>
          <table:table-cell office:value-type="float" office:value="0.834293305873871" calcext:value-type="float">
            <text:p>0.834293305873871</text:p>
          </table:table-cell>
          <table:table-cell office:value-type="float" office:value="0.0441486351191998" calcext:value-type="float">
            <text:p>0.04414863511919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7094" calcext:value-type="float">
            <text:p>1419950947.67094</text:p>
          </table:table-cell>
          <table:table-cell office:value-type="string" calcext:value-type="string">
            <text:p>Acceleration</text:p>
          </table:table-cell>
          <table:table-cell office:value-type="float" office:value="1.58689880371094" calcext:value-type="float">
            <text:p>1.58689880371094</text:p>
          </table:table-cell>
          <table:table-cell office:value-type="float" office:value="0.0902862548828125" calcext:value-type="float">
            <text:p>0.0902862548828125</text:p>
          </table:table-cell>
          <table:table-cell office:value-type="float" office:value="0.23193359375" calcext:value-type="float">
            <text:p>0.23193359375</text:p>
          </table:table-cell>
          <table:table-cell table:number-columns-repeated="16"/>
        </table:table-row>
        <table:table-row table:style-name="ro2">
          <table:table-cell office:value-type="float" office:value="1419950947.67104" calcext:value-type="float">
            <text:p>1419950947.67104</text:p>
          </table:table-cell>
          <table:table-cell office:value-type="string" calcext:value-type="string">
            <text:p>Acceleration</text:p>
          </table:table-cell>
          <table:table-cell office:value-type="float" office:value="1.62393188476563" calcext:value-type="float">
            <text:p>1.62393188476563</text:p>
          </table:table-cell>
          <table:table-cell office:value-type="float" office:value="0.1025390625" calcext:value-type="float">
            <text:p>0.1025390625</text:p>
          </table:table-cell>
          <table:table-cell office:value-type="float" office:value="0.17279052734375" calcext:value-type="float">
            <text:p>0.17279052734375</text:p>
          </table:table-cell>
          <table:table-cell table:number-columns-repeated="16"/>
        </table:table-row>
        <table:table-row table:style-name="ro2">
          <table:table-cell office:value-type="float" office:value="1419950947.68002" calcext:value-type="float">
            <text:p>1419950947.68002</text:p>
          </table:table-cell>
          <table:table-cell office:value-type="string" calcext:value-type="string">
            <text:p>Gyro</text:p>
          </table:table-cell>
          <table:table-cell office:value-type="float" office:value="-0.511906699464524" calcext:value-type="float">
            <text:p>-0.511906699464524</text:p>
          </table:table-cell>
          <table:table-cell office:value-type="float" office:value="-0.891641779292851" calcext:value-type="float">
            <text:p>-0.891641779292851</text:p>
          </table:table-cell>
          <table:table-cell office:value-type="float" office:value="-1.35596285008373" calcext:value-type="float">
            <text:p>-1.35596285008373</text:p>
          </table:table-cell>
          <table:table-cell table:number-columns-repeated="16"/>
        </table:table-row>
        <table:table-row table:style-name="ro2">
          <table:table-cell office:value-type="float" office:value="1419950947.68081" calcext:value-type="float">
            <text:p>1419950947.68081</text:p>
          </table:table-cell>
          <table:table-cell office:value-type="string" calcext:value-type="string">
            <text:p>Gyro</text:p>
          </table:table-cell>
          <table:table-cell office:value-type="float" office:value="-0.530172788749159" calcext:value-type="float">
            <text:p>-0.530172788749159</text:p>
          </table:table-cell>
          <table:table-cell office:value-type="float" office:value="-0.694303406730743" calcext:value-type="float">
            <text:p>-0.694303406730743</text:p>
          </table:table-cell>
          <table:table-cell office:value-type="float" office:value="-0.948478430645104" calcext:value-type="float">
            <text:p>-0.948478430645104</text:p>
          </table:table-cell>
          <table:table-cell table:number-columns-repeated="16"/>
        </table:table-row>
        <table:table-row table:style-name="ro2">
          <table:table-cell office:value-type="float" office:value="1419950947.68047" calcext:value-type="float">
            <text:p>1419950947.68047</text:p>
          </table:table-cell>
          <table:table-cell office:value-type="string" calcext:value-type="string">
            <text:p>Motion</text:p>
          </table:table-cell>
          <table:table-cell office:value-type="float" office:value="-0.474050998687744" calcext:value-type="float">
            <text:p>-0.474050998687744</text:p>
          </table:table-cell>
          <table:table-cell office:value-type="float" office:value="-0.98687469959259" calcext:value-type="float">
            <text:p>-0.98687469959259</text:p>
          </table:table-cell>
          <table:table-cell office:value-type="float" office:value="-1.85420441627502" calcext:value-type="float">
            <text:p>-1.85420441627502</text:p>
          </table:table-cell>
          <table:table-cell office:value-type="float" office:value="2.02749254259564" calcext:value-type="float">
            <text:p>2.02749254259564</text:p>
          </table:table-cell>
          <table:table-cell office:value-type="float" office:value="0.817969056129945" calcext:value-type="float">
            <text:p>0.817969056129945</text:p>
          </table:table-cell>
          <table:table-cell office:value-type="float" office:value="3.06074182987424" calcext:value-type="float">
            <text:p>3.06074182987424</text:p>
          </table:table-cell>
          <table:table-cell office:value-type="float" office:value="-0.474050998687744" calcext:value-type="float">
            <text:p>-0.474050998687744</text:p>
          </table:table-cell>
          <table:table-cell office:value-type="float" office:value="-0.98687469959259" calcext:value-type="float">
            <text:p>-0.98687469959259</text:p>
          </table:table-cell>
          <table:table-cell office:value-type="float" office:value="-1.85420441627502" calcext:value-type="float">
            <text:p>-1.85420441627502</text:p>
          </table:table-cell>
          <table:table-cell office:value-type="float" office:value="0.613634765148163" calcext:value-type="float">
            <text:p>0.613634765148163</text:p>
          </table:table-cell>
          <table:table-cell office:value-type="float" office:value="-0.72975879907608" calcext:value-type="float">
            <text:p>-0.72975879907608</text:p>
          </table:table-cell>
          <table:table-cell office:value-type="float" office:value="0.301503747701645" calcext:value-type="float">
            <text:p>0.301503747701645</text:p>
          </table:table-cell>
          <table:table-cell office:value-type="float" office:value="0.973264038562775" calcext:value-type="float">
            <text:p>0.973264038562775</text:p>
          </table:table-cell>
          <table:table-cell office:value-type="float" office:value="0.820045053958893" calcext:value-type="float">
            <text:p>0.820045053958893</text:p>
          </table:table-cell>
          <table:table-cell office:value-type="float" office:value="-0.0695701539516449" calcext:value-type="float">
            <text:p>-0.06957015395164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8882" calcext:value-type="float">
            <text:p>1419950947.68882</text:p>
          </table:table-cell>
          <table:table-cell office:value-type="string" calcext:value-type="string">
            <text:p>Magnetic</text:p>
          </table:table-cell>
          <table:table-cell office:value-type="float" office:value="53.00537109375" calcext:value-type="float">
            <text:p>53.00537109375</text:p>
          </table:table-cell>
          <table:table-cell office:value-type="float" office:value="215.916488647461" calcext:value-type="float">
            <text:p>215.916488647461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7.69012" calcext:value-type="float">
            <text:p>1419950947.69012</text:p>
          </table:table-cell>
          <table:table-cell office:value-type="string" calcext:value-type="string">
            <text:p>Acceleration</text:p>
          </table:table-cell>
          <table:table-cell office:value-type="float" office:value="1.67193603515625" calcext:value-type="float">
            <text:p>1.67193603515625</text:p>
          </table:table-cell>
          <table:table-cell office:value-type="float" office:value="0.115478515625" calcext:value-type="float">
            <text:p>0.115478515625</text:p>
          </table:table-cell>
          <table:table-cell office:value-type="float" office:value="0.179031372070313" calcext:value-type="float">
            <text:p>0.179031372070313</text:p>
          </table:table-cell>
          <table:table-cell table:number-columns-repeated="16"/>
        </table:table-row>
        <table:table-row table:style-name="ro2">
          <table:table-cell office:value-type="float" office:value="1419950947.69016" calcext:value-type="float">
            <text:p>1419950947.69016</text:p>
          </table:table-cell>
          <table:table-cell office:value-type="string" calcext:value-type="string">
            <text:p>Acceleration</text:p>
          </table:table-cell>
          <table:table-cell office:value-type="float" office:value="1.73797607421875" calcext:value-type="float">
            <text:p>1.73797607421875</text:p>
          </table:table-cell>
          <table:table-cell office:value-type="float" office:value="0.109542846679688" calcext:value-type="float">
            <text:p>0.109542846679688</text:p>
          </table:table-cell>
          <table:table-cell office:value-type="float" office:value="0.163070678710938" calcext:value-type="float">
            <text:p>0.163070678710938</text:p>
          </table:table-cell>
          <table:table-cell table:number-columns-repeated="16"/>
        </table:table-row>
        <table:table-row table:style-name="ro2">
          <table:table-cell office:value-type="float" office:value="1419950947.69635" calcext:value-type="float">
            <text:p>1419950947.69635</text:p>
          </table:table-cell>
          <table:table-cell office:value-type="string" calcext:value-type="string">
            <text:p>Gyro</text:p>
          </table:table-cell>
          <table:table-cell office:value-type="float" office:value="-0.567107370959141" calcext:value-type="float">
            <text:p>-0.567107370959141</text:p>
          </table:table-cell>
          <table:table-cell office:value-type="float" office:value="-0.451029233790294" calcext:value-type="float">
            <text:p>-0.451029233790294</text:p>
          </table:table-cell>
          <table:table-cell office:value-type="float" office:value="-0.630094326532823" calcext:value-type="float">
            <text:p>-0.630094326532823</text:p>
          </table:table-cell>
          <table:table-cell table:number-columns-repeated="16"/>
        </table:table-row>
        <table:table-row table:style-name="ro2">
          <table:table-cell office:value-type="float" office:value="1419950947.6961" calcext:value-type="float">
            <text:p>1419950947.6961</text:p>
          </table:table-cell>
          <table:table-cell office:value-type="string" calcext:value-type="string">
            <text:p>Motion</text:p>
          </table:table-cell>
          <table:table-cell office:value-type="float" office:value="-0.503016352653503" calcext:value-type="float">
            <text:p>-0.503016352653503</text:p>
          </table:table-cell>
          <table:table-cell office:value-type="float" office:value="-0.864178419113159" calcext:value-type="float">
            <text:p>-0.864178419113159</text:p>
          </table:table-cell>
          <table:table-cell office:value-type="float" office:value="-1.37300622463226" calcext:value-type="float">
            <text:p>-1.37300622463226</text:p>
          </table:table-cell>
          <table:table-cell office:value-type="float" office:value="2.00569634139146" calcext:value-type="float">
            <text:p>2.00569634139146</text:p>
          </table:table-cell>
          <table:table-cell office:value-type="float" office:value="0.805908695210194" calcext:value-type="float">
            <text:p>0.805908695210194</text:p>
          </table:table-cell>
          <table:table-cell office:value-type="float" office:value="3.07762845014601" calcext:value-type="float">
            <text:p>3.07762845014601</text:p>
          </table:table-cell>
          <table:table-cell office:value-type="float" office:value="-0.503016352653503" calcext:value-type="float">
            <text:p>-0.503016352653503</text:p>
          </table:table-cell>
          <table:table-cell office:value-type="float" office:value="-0.864178419113159" calcext:value-type="float">
            <text:p>-0.864178419113159</text:p>
          </table:table-cell>
          <table:table-cell office:value-type="float" office:value="-1.37300622463226" calcext:value-type="float">
            <text:p>-1.37300622463226</text:p>
          </table:table-cell>
          <table:table-cell office:value-type="float" office:value="0.627996742725372" calcext:value-type="float">
            <text:p>0.627996742725372</text:p>
          </table:table-cell>
          <table:table-cell office:value-type="float" office:value="-0.721460163593292" calcext:value-type="float">
            <text:p>-0.721460163593292</text:p>
          </table:table-cell>
          <table:table-cell office:value-type="float" office:value="0.291745334863663" calcext:value-type="float">
            <text:p>0.291745334863663</text:p>
          </table:table-cell>
          <table:table-cell office:value-type="float" office:value="0.995935142040253" calcext:value-type="float">
            <text:p>0.995935142040253</text:p>
          </table:table-cell>
          <table:table-cell office:value-type="float" office:value="0.823999226093292" calcext:value-type="float">
            <text:p>0.823999226093292</text:p>
          </table:table-cell>
          <table:table-cell office:value-type="float" office:value="-0.118954814970493" calcext:value-type="float">
            <text:p>-0.11895481497049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69682" calcext:value-type="float">
            <text:p>1419950947.69682</text:p>
          </table:table-cell>
          <table:table-cell office:value-type="string" calcext:value-type="string">
            <text:p>Motion</text:p>
          </table:table-cell>
          <table:table-cell office:value-type="float" office:value="-0.521282434463501" calcext:value-type="float">
            <text:p>-0.521282434463501</text:p>
          </table:table-cell>
          <table:table-cell office:value-type="float" office:value="-0.666840076446533" calcext:value-type="float">
            <text:p>-0.666840076446533</text:p>
          </table:table-cell>
          <table:table-cell office:value-type="float" office:value="-0.96552175283432" calcext:value-type="float">
            <text:p>-0.96552175283432</text:p>
          </table:table-cell>
          <table:table-cell office:value-type="float" office:value="1.98799250841702" calcext:value-type="float">
            <text:p>1.98799250841702</text:p>
          </table:table-cell>
          <table:table-cell office:value-type="float" office:value="0.797870577463499" calcext:value-type="float">
            <text:p>0.797870577463499</text:p>
          </table:table-cell>
          <table:table-cell office:value-type="float" office:value="3.09154202363352" calcext:value-type="float">
            <text:p>3.09154202363352</text:p>
          </table:table-cell>
          <table:table-cell office:value-type="float" office:value="-0.521282434463501" calcext:value-type="float">
            <text:p>-0.521282434463501</text:p>
          </table:table-cell>
          <table:table-cell office:value-type="float" office:value="-0.666840076446533" calcext:value-type="float">
            <text:p>-0.666840076446533</text:p>
          </table:table-cell>
          <table:table-cell office:value-type="float" office:value="-0.96552175283432" calcext:value-type="float">
            <text:p>-0.96552175283432</text:p>
          </table:table-cell>
          <table:table-cell office:value-type="float" office:value="0.638344287872314" calcext:value-type="float">
            <text:p>0.638344287872314</text:p>
          </table:table-cell>
          <table:table-cell office:value-type="float" office:value="-0.71587085723877" calcext:value-type="float">
            <text:p>-0.71587085723877</text:p>
          </table:table-cell>
          <table:table-cell office:value-type="float" office:value="0.282922983169556" calcext:value-type="float">
            <text:p>0.282922983169556</text:p>
          </table:table-cell>
          <table:table-cell office:value-type="float" office:value="1.03359174728394" calcext:value-type="float">
            <text:p>1.03359174728394</text:p>
          </table:table-cell>
          <table:table-cell office:value-type="float" office:value="0.83134937286377" calcext:value-type="float">
            <text:p>0.83134937286377</text:p>
          </table:table-cell>
          <table:table-cell office:value-type="float" office:value="-0.103891618549824" calcext:value-type="float">
            <text:p>-0.1038916185498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0967" calcext:value-type="float">
            <text:p>1419950947.70967</text:p>
          </table:table-cell>
          <table:table-cell office:value-type="string" calcext:value-type="string">
            <text:p>Acceleration</text:p>
          </table:table-cell>
          <table:table-cell office:value-type="float" office:value="1.80667114257813" calcext:value-type="float">
            <text:p>1.80667114257813</text:p>
          </table:table-cell>
          <table:table-cell office:value-type="float" office:value="0.12298583984375" calcext:value-type="float">
            <text:p>0.12298583984375</text:p>
          </table:table-cell>
          <table:table-cell office:value-type="float" office:value="0.1644287109375" calcext:value-type="float">
            <text:p>0.1644287109375</text:p>
          </table:table-cell>
          <table:table-cell table:number-columns-repeated="16"/>
        </table:table-row>
        <table:table-row table:style-name="ro2">
          <table:table-cell office:value-type="float" office:value="1419950947.70977" calcext:value-type="float">
            <text:p>1419950947.70977</text:p>
          </table:table-cell>
          <table:table-cell office:value-type="string" calcext:value-type="string">
            <text:p>Acceleration</text:p>
          </table:table-cell>
          <table:table-cell office:value-type="float" office:value="1.9288330078125" calcext:value-type="float">
            <text:p>1.9288330078125</text:p>
          </table:table-cell>
          <table:table-cell office:value-type="float" office:value="0.14306640625" calcext:value-type="float">
            <text:p>0.14306640625</text:p>
          </table:table-cell>
          <table:table-cell office:value-type="float" office:value="0.18865966796875" calcext:value-type="float">
            <text:p>0.18865966796875</text:p>
          </table:table-cell>
          <table:table-cell table:number-columns-repeated="16"/>
        </table:table-row>
        <table:table-row table:style-name="ro2">
          <table:table-cell office:value-type="float" office:value="1419950947.71232" calcext:value-type="float">
            <text:p>1419950947.71232</text:p>
          </table:table-cell>
          <table:table-cell office:value-type="string" calcext:value-type="string">
            <text:p>Gyro</text:p>
          </table:table-cell>
          <table:table-cell office:value-type="float" office:value="-0.624741639057873" calcext:value-type="float">
            <text:p>-0.624741639057873</text:p>
          </table:table-cell>
          <table:table-cell office:value-type="float" office:value="-0.172586420758694" calcext:value-type="float">
            <text:p>-0.172586420758694</text:p>
          </table:table-cell>
          <table:table-cell office:value-type="float" office:value="-0.332233074412911" calcext:value-type="float">
            <text:p>-0.332233074412911</text:p>
          </table:table-cell>
          <table:table-cell table:number-columns-repeated="16"/>
        </table:table-row>
        <table:table-row table:style-name="ro2">
          <table:table-cell office:value-type="float" office:value="1419950947.71307" calcext:value-type="float">
            <text:p>1419950947.71307</text:p>
          </table:table-cell>
          <table:table-cell office:value-type="string" calcext:value-type="string">
            <text:p>Gyro</text:p>
          </table:table-cell>
          <table:table-cell office:value-type="float" office:value="-0.628630919513825" calcext:value-type="float">
            <text:p>-0.628630919513825</text:p>
          </table:table-cell>
          <table:table-cell office:value-type="float" office:value="0.191200052565585" calcext:value-type="float">
            <text:p>0.191200052565585</text:p>
          </table:table-cell>
          <table:table-cell office:value-type="float" office:value="0.0270313513804133" calcext:value-type="float">
            <text:p>0.0270313513804133</text:p>
          </table:table-cell>
          <table:table-cell table:number-columns-repeated="16"/>
        </table:table-row>
        <table:table-row table:style-name="ro2">
          <table:table-cell office:value-type="float" office:value="1419950947.7126" calcext:value-type="float">
            <text:p>1419950947.7126</text:p>
          </table:table-cell>
          <table:table-cell office:value-type="string" calcext:value-type="string">
            <text:p>Motion</text:p>
          </table:table-cell>
          <table:table-cell office:value-type="float" office:value="-0.55821704864502" calcext:value-type="float">
            <text:p>-0.55821704864502</text:p>
          </table:table-cell>
          <table:table-cell office:value-type="float" office:value="-0.423565983772278" calcext:value-type="float">
            <text:p>-0.423565983772278</text:p>
          </table:table-cell>
          <table:table-cell office:value-type="float" office:value="-0.647137701511383" calcext:value-type="float">
            <text:p>-0.647137701511383</text:p>
          </table:table-cell>
          <table:table-cell office:value-type="float" office:value="1.97426362864796" calcext:value-type="float">
            <text:p>1.97426362864796</text:p>
          </table:table-cell>
          <table:table-cell office:value-type="float" office:value="0.793109504040476" calcext:value-type="float">
            <text:p>0.793109504040476</text:p>
          </table:table-cell>
          <table:table-cell office:value-type="float" office:value="3.10353397922283" calcext:value-type="float">
            <text:p>3.10353397922283</text:p>
          </table:table-cell>
          <table:table-cell office:value-type="float" office:value="-0.55821704864502" calcext:value-type="float">
            <text:p>-0.55821704864502</text:p>
          </table:table-cell>
          <table:table-cell office:value-type="float" office:value="-0.423565983772278" calcext:value-type="float">
            <text:p>-0.423565983772278</text:p>
          </table:table-cell>
          <table:table-cell office:value-type="float" office:value="-0.647137701511383" calcext:value-type="float">
            <text:p>-0.647137701511383</text:p>
          </table:table-cell>
          <table:table-cell office:value-type="float" office:value="0.6452956199646" calcext:value-type="float">
            <text:p>0.6452956199646</text:p>
          </table:table-cell>
          <table:table-cell office:value-type="float" office:value="-0.712538421154022" calcext:value-type="float">
            <text:p>-0.712538421154022</text:p>
          </table:table-cell>
          <table:table-cell office:value-type="float" office:value="0.275467872619629" calcext:value-type="float">
            <text:p>0.275467872619629</text:p>
          </table:table-cell>
          <table:table-cell office:value-type="float" office:value="1.09268045425415" calcext:value-type="float">
            <text:p>1.09268045425415</text:p>
          </table:table-cell>
          <table:table-cell office:value-type="float" office:value="0.82208126783371" calcext:value-type="float">
            <text:p>0.82208126783371</text:p>
          </table:table-cell>
          <table:table-cell office:value-type="float" office:value="-0.112397193908691" calcext:value-type="float">
            <text:p>-0.1123971939086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1479" calcext:value-type="float">
            <text:p>1419950947.71479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16.255187988281" calcext:value-type="float">
            <text:p>216.255187988281</text:p>
          </table:table-cell>
          <table:table-cell office:value-type="float" office:value="136.172561645508" calcext:value-type="float">
            <text:p>136.172561645508</text:p>
          </table:table-cell>
          <table:table-cell table:number-columns-repeated="16"/>
        </table:table-row>
        <table:table-row table:style-name="ro2">
          <table:table-cell office:value-type="float" office:value="1419950947.7291" calcext:value-type="float">
            <text:p>1419950947.7291</text:p>
          </table:table-cell>
          <table:table-cell office:value-type="string" calcext:value-type="string">
            <text:p>Gyro</text:p>
          </table:table-cell>
          <table:table-cell office:value-type="float" office:value="-0.661928688939195" calcext:value-type="float">
            <text:p>-0.661928688939195</text:p>
          </table:table-cell>
          <table:table-cell office:value-type="float" office:value="0.476003293228621" calcext:value-type="float">
            <text:p>0.476003293228621</text:p>
          </table:table-cell>
          <table:table-cell office:value-type="float" office:value="0.520282607408932" calcext:value-type="float">
            <text:p>0.520282607408932</text:p>
          </table:table-cell>
          <table:table-cell table:number-columns-repeated="16"/>
        </table:table-row>
        <table:table-row table:style-name="ro2">
          <table:table-cell office:value-type="float" office:value="1419950947.72905" calcext:value-type="float">
            <text:p>1419950947.72905</text:p>
          </table:table-cell>
          <table:table-cell office:value-type="string" calcext:value-type="string">
            <text:p>Motion</text:p>
          </table:table-cell>
          <table:table-cell office:value-type="float" office:value="-0.615851283073425" calcext:value-type="float">
            <text:p>-0.615851283073425</text:p>
          </table:table-cell>
          <table:table-cell office:value-type="float" office:value="-0.145123198628426" calcext:value-type="float">
            <text:p>-0.145123198628426</text:p>
          </table:table-cell>
          <table:table-cell office:value-type="float" office:value="-0.349276393651962" calcext:value-type="float">
            <text:p>-0.349276393651962</text:p>
          </table:table-cell>
          <table:table-cell office:value-type="float" office:value="1.96410866845961" calcext:value-type="float">
            <text:p>1.96410866845961</text:p>
          </table:table-cell>
          <table:table-cell office:value-type="float" office:value="0.79144171340973" calcext:value-type="float">
            <text:p>0.79144171340973</text:p>
          </table:table-cell>
          <table:table-cell office:value-type="float" office:value="3.114469143307" calcext:value-type="float">
            <text:p>3.114469143307</text:p>
          </table:table-cell>
          <table:table-cell office:value-type="float" office:value="-0.615851283073425" calcext:value-type="float">
            <text:p>-0.615851283073425</text:p>
          </table:table-cell>
          <table:table-cell office:value-type="float" office:value="-0.145123198628426" calcext:value-type="float">
            <text:p>-0.145123198628426</text:p>
          </table:table-cell>
          <table:table-cell office:value-type="float" office:value="-0.349276393651962" calcext:value-type="float">
            <text:p>-0.349276393651962</text:p>
          </table:table-cell>
          <table:table-cell office:value-type="float" office:value="0.649156391620636" calcext:value-type="float">
            <text:p>0.649156391620636</text:p>
          </table:table-cell>
          <table:table-cell office:value-type="float" office:value="-0.711367249488831" calcext:value-type="float">
            <text:p>-0.711367249488831</text:p>
          </table:table-cell>
          <table:table-cell office:value-type="float" office:value="0.269355893135071" calcext:value-type="float">
            <text:p>0.269355893135071</text:p>
          </table:table-cell>
          <table:table-cell office:value-type="float" office:value="1.15751481056213" calcext:value-type="float">
            <text:p>1.15751481056213</text:p>
          </table:table-cell>
          <table:table-cell office:value-type="float" office:value="0.834353089332581" calcext:value-type="float">
            <text:p>0.834353089332581</text:p>
          </table:table-cell>
          <table:table-cell office:value-type="float" office:value="-0.104927189648151" calcext:value-type="float">
            <text:p>-0.1049271896481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2944" calcext:value-type="float">
            <text:p>1419950947.72944</text:p>
          </table:table-cell>
          <table:table-cell office:value-type="string" calcext:value-type="string">
            <text:p>Motion</text:p>
          </table:table-cell>
          <table:table-cell office:value-type="float" office:value="-0.619740664958954" calcext:value-type="float">
            <text:p>-0.619740664958954</text:p>
          </table:table-cell>
          <table:table-cell office:value-type="float" office:value="0.218663215637207" calcext:value-type="float">
            <text:p>0.218663215637207</text:p>
          </table:table-cell>
          <table:table-cell office:value-type="float" office:value="0.00998807512223721" calcext:value-type="float">
            <text:p>0.00998807512223721</text:p>
          </table:table-cell>
          <table:table-cell office:value-type="float" office:value="1.95886094534675" calcext:value-type="float">
            <text:p>1.95886094534675</text:p>
          </table:table-cell>
          <table:table-cell office:value-type="float" office:value="0.793081346597724" calcext:value-type="float">
            <text:p>0.793081346597724</text:p>
          </table:table-cell>
          <table:table-cell office:value-type="float" office:value="3.12378062814739" calcext:value-type="float">
            <text:p>3.12378062814739</text:p>
          </table:table-cell>
          <table:table-cell office:value-type="float" office:value="-0.619740664958954" calcext:value-type="float">
            <text:p>-0.619740664958954</text:p>
          </table:table-cell>
          <table:table-cell office:value-type="float" office:value="0.218663215637207" calcext:value-type="float">
            <text:p>0.218663215637207</text:p>
          </table:table-cell>
          <table:table-cell office:value-type="float" office:value="0.00998807512223721" calcext:value-type="float">
            <text:p>0.00998807512223721</text:p>
          </table:table-cell>
          <table:table-cell office:value-type="float" office:value="0.649480402469635" calcext:value-type="float">
            <text:p>0.649480402469635</text:p>
          </table:table-cell>
          <table:table-cell office:value-type="float" office:value="-0.712518692016602" calcext:value-type="float">
            <text:p>-0.712518692016602</text:p>
          </table:table-cell>
          <table:table-cell office:value-type="float" office:value="0.265503913164139" calcext:value-type="float">
            <text:p>0.265503913164139</text:p>
          </table:table-cell>
          <table:table-cell office:value-type="float" office:value="1.27935254573822" calcext:value-type="float">
            <text:p>1.27935254573822</text:p>
          </table:table-cell>
          <table:table-cell office:value-type="float" office:value="0.855585098266602" calcext:value-type="float">
            <text:p>0.855585098266602</text:p>
          </table:table-cell>
          <table:table-cell office:value-type="float" office:value="-0.0768442302942276" calcext:value-type="float">
            <text:p>-0.07684423029422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3015" calcext:value-type="float">
            <text:p>1419950947.73015</text:p>
          </table:table-cell>
          <table:table-cell office:value-type="string" calcext:value-type="string">
            <text:p>Acceleration</text:p>
          </table:table-cell>
          <table:table-cell office:value-type="float" office:value="2.02363586425781" calcext:value-type="float">
            <text:p>2.02363586425781</text:p>
          </table:table-cell>
          <table:table-cell office:value-type="float" office:value="0.150634765625" calcext:value-type="float">
            <text:p>0.150634765625</text:p>
          </table:table-cell>
          <table:table-cell office:value-type="float" office:value="0.191970825195313" calcext:value-type="float">
            <text:p>0.191970825195313</text:p>
          </table:table-cell>
          <table:table-cell table:number-columns-repeated="16"/>
        </table:table-row>
        <table:table-row table:style-name="ro2">
          <table:table-cell office:value-type="float" office:value="1419950947.73047" calcext:value-type="float">
            <text:p>1419950947.73047</text:p>
          </table:table-cell>
          <table:table-cell office:value-type="string" calcext:value-type="string">
            <text:p>Acceleration</text:p>
          </table:table-cell>
          <table:table-cell office:value-type="float" office:value="2.04557800292969" calcext:value-type="float">
            <text:p>2.04557800292969</text:p>
          </table:table-cell>
          <table:table-cell office:value-type="float" office:value="0.14764404296875" calcext:value-type="float">
            <text:p>0.14764404296875</text:p>
          </table:table-cell>
          <table:table-cell office:value-type="float" office:value="0.180313110351563" calcext:value-type="float">
            <text:p>0.180313110351563</text:p>
          </table:table-cell>
          <table:table-cell table:number-columns-repeated="16"/>
        </table:table-row>
        <table:table-row table:style-name="ro2">
          <table:table-cell office:value-type="float" office:value="1419950947.74077" calcext:value-type="float">
            <text:p>1419950947.74077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17.271255493164" calcext:value-type="float">
            <text:p>217.271255493164</text:p>
          </table:table-cell>
          <table:table-cell office:value-type="float" office:value="134.525970458984" calcext:value-type="float">
            <text:p>134.525970458984</text:p>
          </table:table-cell>
          <table:table-cell table:number-columns-repeated="16"/>
        </table:table-row>
        <table:table-row table:style-name="ro2">
          <table:table-cell office:value-type="float" office:value="1419950947.74416" calcext:value-type="float">
            <text:p>1419950947.74416</text:p>
          </table:table-cell>
          <table:table-cell office:value-type="string" calcext:value-type="string">
            <text:p>Gyro</text:p>
          </table:table-cell>
          <table:table-cell office:value-type="float" office:value="-0.780825249489673" calcext:value-type="float">
            <text:p>-0.780825249489673</text:p>
          </table:table-cell>
          <table:table-cell office:value-type="float" office:value="0.5669198844184" calcext:value-type="float">
            <text:p>0.5669198844184</text:p>
          </table:table-cell>
          <table:table-cell office:value-type="float" office:value="1.08620300747023" calcext:value-type="float">
            <text:p>1.08620300747023</text:p>
          </table:table-cell>
          <table:table-cell table:number-columns-repeated="16"/>
        </table:table-row>
        <table:table-row table:style-name="ro2">
          <table:table-cell office:value-type="float" office:value="1419950947.74448" calcext:value-type="float">
            <text:p>1419950947.74448</text:p>
          </table:table-cell>
          <table:table-cell office:value-type="string" calcext:value-type="string">
            <text:p>Gyro</text:p>
          </table:table-cell>
          <table:table-cell office:value-type="float" office:value="-1.02286078620713" calcext:value-type="float">
            <text:p>-1.02286078620713</text:p>
          </table:table-cell>
          <table:table-cell office:value-type="float" office:value="0.57634747467728" calcext:value-type="float">
            <text:p>0.57634747467728</text:p>
          </table:table-cell>
          <table:table-cell office:value-type="float" office:value="1.70931612352152" calcext:value-type="float">
            <text:p>1.70931612352152</text:p>
          </table:table-cell>
          <table:table-cell table:number-columns-repeated="16"/>
        </table:table-row>
        <table:table-row table:style-name="ro2">
          <table:table-cell office:value-type="float" office:value="1419950947.74433" calcext:value-type="float">
            <text:p>1419950947.74433</text:p>
          </table:table-cell>
          <table:table-cell office:value-type="string" calcext:value-type="string">
            <text:p>Motion</text:p>
          </table:table-cell>
          <table:table-cell office:value-type="float" office:value="-0.653038442134857" calcext:value-type="float">
            <text:p>-0.653038442134857</text:p>
          </table:table-cell>
          <table:table-cell office:value-type="float" office:value="0.503466367721558" calcext:value-type="float">
            <text:p>0.503466367721558</text:p>
          </table:table-cell>
          <table:table-cell office:value-type="float" office:value="0.503239393234253" calcext:value-type="float">
            <text:p>0.503239393234253</text:p>
          </table:table-cell>
          <table:table-cell office:value-type="float" office:value="1.9586442967063" calcext:value-type="float">
            <text:p>1.9586442967063</text:p>
          </table:table-cell>
          <table:table-cell office:value-type="float" office:value="0.799330696143184" calcext:value-type="float">
            <text:p>0.799330696143184</text:p>
          </table:table-cell>
          <table:table-cell office:value-type="float" office:value="3.13066921372499" calcext:value-type="float">
            <text:p>3.13066921372499</text:p>
          </table:table-cell>
          <table:table-cell office:value-type="float" office:value="-0.653038442134857" calcext:value-type="float">
            <text:p>-0.653038442134857</text:p>
          </table:table-cell>
          <table:table-cell office:value-type="float" office:value="0.503466367721558" calcext:value-type="float">
            <text:p>0.503466367721558</text:p>
          </table:table-cell>
          <table:table-cell office:value-type="float" office:value="0.503239393234253" calcext:value-type="float">
            <text:p>0.503239393234253</text:p>
          </table:table-cell>
          <table:table-cell office:value-type="float" office:value="0.645403206348419" calcext:value-type="float">
            <text:p>0.645403206348419</text:p>
          </table:table-cell>
          <table:table-cell office:value-type="float" office:value="-0.716889619827271" calcext:value-type="float">
            <text:p>-0.716889619827271</text:p>
          </table:table-cell>
          <table:table-cell office:value-type="float" office:value="0.263673990964889" calcext:value-type="float">
            <text:p>0.263673990964889</text:p>
          </table:table-cell>
          <table:table-cell office:value-type="float" office:value="1.37823259830475" calcext:value-type="float">
            <text:p>1.37823259830475</text:p>
          </table:table-cell>
          <table:table-cell office:value-type="float" office:value="0.867524385452271" calcext:value-type="float">
            <text:p>0.867524385452271</text:p>
          </table:table-cell>
          <table:table-cell office:value-type="float" office:value="-0.0717031583189964" calcext:value-type="float">
            <text:p>-0.07170315831899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5876" calcext:value-type="float">
            <text:p>1419950947.75876</text:p>
          </table:table-cell>
          <table:table-cell office:value-type="string" calcext:value-type="string">
            <text:p>Acceleration</text:p>
          </table:table-cell>
          <table:table-cell office:value-type="float" office:value="2.04656982421875" calcext:value-type="float">
            <text:p>2.04656982421875</text:p>
          </table:table-cell>
          <table:table-cell office:value-type="float" office:value="0.188491821289063" calcext:value-type="float">
            <text:p>0.188491821289063</text:p>
          </table:table-cell>
          <table:table-cell office:value-type="float" office:value="0.1761474609375" calcext:value-type="float">
            <text:p>0.1761474609375</text:p>
          </table:table-cell>
          <table:table-cell table:number-columns-repeated="16"/>
        </table:table-row>
        <table:table-row table:style-name="ro2">
          <table:table-cell office:value-type="float" office:value="1419950947.7587" calcext:value-type="float">
            <text:p>1419950947.7587</text:p>
          </table:table-cell>
          <table:table-cell office:value-type="string" calcext:value-type="string">
            <text:p>Acceleration</text:p>
          </table:table-cell>
          <table:table-cell office:value-type="float" office:value="2.04756164550781" calcext:value-type="float">
            <text:p>2.04756164550781</text:p>
          </table:table-cell>
          <table:table-cell office:value-type="float" office:value="0.143280029296875" calcext:value-type="float">
            <text:p>0.143280029296875</text:p>
          </table:table-cell>
          <table:table-cell office:value-type="float" office:value="0.170181274414063" calcext:value-type="float">
            <text:p>0.170181274414063</text:p>
          </table:table-cell>
          <table:table-cell table:number-columns-repeated="16"/>
        </table:table-row>
        <table:table-row table:style-name="ro2">
          <table:table-cell office:value-type="float" office:value="1419950947.7601" calcext:value-type="float">
            <text:p>1419950947.7601</text:p>
          </table:table-cell>
          <table:table-cell office:value-type="string" calcext:value-type="string">
            <text:p>Gyro</text:p>
          </table:table-cell>
          <table:table-cell office:value-type="float" office:value="-1.20740453394417" calcext:value-type="float">
            <text:p>-1.20740453394417</text:p>
          </table:table-cell>
          <table:table-cell office:value-type="float" office:value="0.665406511006729" calcext:value-type="float">
            <text:p>0.665406511006729</text:p>
          </table:table-cell>
          <table:table-cell office:value-type="float" office:value="2.3790968766187" calcext:value-type="float">
            <text:p>2.3790968766187</text:p>
          </table:table-cell>
          <table:table-cell table:number-columns-repeated="16"/>
        </table:table-row>
        <table:table-row table:style-name="ro2">
          <table:table-cell office:value-type="float" office:value="1419950947.75968" calcext:value-type="float">
            <text:p>1419950947.75968</text:p>
          </table:table-cell>
          <table:table-cell office:value-type="string" calcext:value-type="string">
            <text:p>Motion</text:p>
          </table:table-cell>
          <table:table-cell office:value-type="float" office:value="-0.771934986114502" calcext:value-type="float">
            <text:p>-0.771934986114502</text:p>
          </table:table-cell>
          <table:table-cell office:value-type="float" office:value="0.594382882118225" calcext:value-type="float">
            <text:p>0.594382882118225</text:p>
          </table:table-cell>
          <table:table-cell office:value-type="float" office:value="1.06915974617004" calcext:value-type="float">
            <text:p>1.06915974617004</text:p>
          </table:table-cell>
          <table:table-cell office:value-type="float" office:value="1.96126340797587" calcext:value-type="float">
            <text:p>1.96126340797587</text:p>
          </table:table-cell>
          <table:table-cell office:value-type="float" office:value="0.811404245005436" calcext:value-type="float">
            <text:p>0.811404245005436</text:p>
          </table:table-cell>
          <table:table-cell office:value-type="float" office:value="3.13567985199369" calcext:value-type="float">
            <text:p>3.13567985199369</text:p>
          </table:table-cell>
          <table:table-cell office:value-type="float" office:value="-0.771934986114502" calcext:value-type="float">
            <text:p>-0.771934986114502</text:p>
          </table:table-cell>
          <table:table-cell office:value-type="float" office:value="0.594382882118225" calcext:value-type="float">
            <text:p>0.594382882118225</text:p>
          </table:table-cell>
          <table:table-cell office:value-type="float" office:value="1.06915974617004" calcext:value-type="float">
            <text:p>1.06915974617004</text:p>
          </table:table-cell>
          <table:table-cell office:value-type="float" office:value="0.636659681797028" calcext:value-type="float">
            <text:p>0.636659681797028</text:p>
          </table:table-cell>
          <table:table-cell office:value-type="float" office:value="-0.725254654884338" calcext:value-type="float">
            <text:p>-0.725254654884338</text:p>
          </table:table-cell>
          <table:table-cell office:value-type="float" office:value="0.26204976439476" calcext:value-type="float">
            <text:p>0.26204976439476</text:p>
          </table:table-cell>
          <table:table-cell office:value-type="float" office:value="1.40891826152802" calcext:value-type="float">
            <text:p>1.40891826152802</text:p>
          </table:table-cell>
          <table:table-cell office:value-type="float" office:value="0.872898697853088" calcext:value-type="float">
            <text:p>0.872898697853088</text:p>
          </table:table-cell>
          <table:table-cell office:value-type="float" office:value="-0.0817366689443588" calcext:value-type="float">
            <text:p>-0.08173666894435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6048" calcext:value-type="float">
            <text:p>1419950947.76048</text:p>
          </table:table-cell>
          <table:table-cell office:value-type="string" calcext:value-type="string">
            <text:p>Motion</text:p>
          </table:table-cell>
          <table:table-cell office:value-type="float" office:value="-1.01397049427033" calcext:value-type="float">
            <text:p>-1.01397049427033</text:p>
          </table:table-cell>
          <table:table-cell office:value-type="float" office:value="0.603810489177704" calcext:value-type="float">
            <text:p>0.603810489177704</text:p>
          </table:table-cell>
          <table:table-cell office:value-type="float" office:value="1.69227290153503" calcext:value-type="float">
            <text:p>1.69227290153503</text:p>
          </table:table-cell>
          <table:table-cell office:value-type="float" office:value="1.9642138992694" calcext:value-type="float">
            <text:p>1.9642138992694</text:p>
          </table:table-cell>
          <table:table-cell office:value-type="float" office:value="0.830277380643473" calcext:value-type="float">
            <text:p>0.830277380643473</text:p>
          </table:table-cell>
          <table:table-cell office:value-type="float" office:value="3.14035473258989" calcext:value-type="float">
            <text:p>3.14035473258989</text:p>
          </table:table-cell>
          <table:table-cell office:value-type="float" office:value="-1.01397049427033" calcext:value-type="float">
            <text:p>-1.01397049427033</text:p>
          </table:table-cell>
          <table:table-cell office:value-type="float" office:value="0.603810489177704" calcext:value-type="float">
            <text:p>0.603810489177704</text:p>
          </table:table-cell>
          <table:table-cell office:value-type="float" office:value="1.69227290153503" calcext:value-type="float">
            <text:p>1.69227290153503</text:p>
          </table:table-cell>
          <table:table-cell office:value-type="float" office:value="0.62312912940979" calcext:value-type="float">
            <text:p>0.62312912940979</text:p>
          </table:table-cell>
          <table:table-cell office:value-type="float" office:value="-0.738118529319763" calcext:value-type="float">
            <text:p>-0.738118529319763</text:p>
          </table:table-cell>
          <table:table-cell office:value-type="float" office:value="0.258633196353912" calcext:value-type="float">
            <text:p>0.258633196353912</text:p>
          </table:table-cell>
          <table:table-cell office:value-type="float" office:value="1.4224488735199" calcext:value-type="float">
            <text:p>1.4224488735199</text:p>
          </table:table-cell>
          <table:table-cell office:value-type="float" office:value="0.885762572288513" calcext:value-type="float">
            <text:p>0.885762572288513</text:p>
          </table:table-cell>
          <table:table-cell office:value-type="float" office:value="-0.0783201009035111" calcext:value-type="float">
            <text:p>-0.078320100903511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6827" calcext:value-type="float">
            <text:p>1419950947.76827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15.57780456543" calcext:value-type="float">
            <text:p>215.57780456543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7.7765" calcext:value-type="float">
            <text:p>1419950947.7765</text:p>
          </table:table-cell>
          <table:table-cell office:value-type="string" calcext:value-type="string">
            <text:p>Gyro</text:p>
          </table:table-cell>
          <table:table-cell office:value-type="float" office:value="-1.37313038541871" calcext:value-type="float">
            <text:p>-1.37313038541871</text:p>
          </table:table-cell>
          <table:table-cell office:value-type="float" office:value="0.852315678423978" calcext:value-type="float">
            <text:p>0.852315678423978</text:p>
          </table:table-cell>
          <table:table-cell office:value-type="float" office:value="3.05208940199052" calcext:value-type="float">
            <text:p>3.05208940199052</text:p>
          </table:table-cell>
          <table:table-cell table:number-columns-repeated="16"/>
        </table:table-row>
        <table:table-row table:style-name="ro2">
          <table:table-cell office:value-type="float" office:value="1419950947.77673" calcext:value-type="float">
            <text:p>1419950947.77673</text:p>
          </table:table-cell>
          <table:table-cell office:value-type="string" calcext:value-type="string">
            <text:p>Motion</text:p>
          </table:table-cell>
          <table:table-cell office:value-type="float" office:value="-1.19851434230804" calcext:value-type="float">
            <text:p>-1.19851434230804</text:p>
          </table:table-cell>
          <table:table-cell office:value-type="float" office:value="0.692869424819946" calcext:value-type="float">
            <text:p>0.692869424819946</text:p>
          </table:table-cell>
          <table:table-cell office:value-type="float" office:value="2.36205363273621" calcext:value-type="float">
            <text:p>2.36205363273621</text:p>
          </table:table-cell>
          <table:table-cell office:value-type="float" office:value="1.9686811482371" calcext:value-type="float">
            <text:p>1.9686811482371</text:p>
          </table:table-cell>
          <table:table-cell office:value-type="float" office:value="0.856570126651551" calcext:value-type="float">
            <text:p>0.856570126651551</text:p>
          </table:table-cell>
          <table:table-cell office:value-type="float" office:value="-3.13928375750636" calcext:value-type="float">
            <text:p>-3.13928375750636</text:p>
          </table:table-cell>
          <table:table-cell office:value-type="float" office:value="-1.19851434230804" calcext:value-type="float">
            <text:p>-1.19851434230804</text:p>
          </table:table-cell>
          <table:table-cell office:value-type="float" office:value="0.692869424819946" calcext:value-type="float">
            <text:p>0.692869424819946</text:p>
          </table:table-cell>
          <table:table-cell office:value-type="float" office:value="2.36205363273621" calcext:value-type="float">
            <text:p>2.36205363273621</text:p>
          </table:table-cell>
          <table:table-cell office:value-type="float" office:value="0.603863477706909" calcext:value-type="float">
            <text:p>0.603863477706909</text:p>
          </table:table-cell>
          <table:table-cell office:value-type="float" office:value="-0.755600333213806" calcext:value-type="float">
            <text:p>-0.755600333213806</text:p>
          </table:table-cell>
          <table:table-cell office:value-type="float" office:value="0.253805130720138" calcext:value-type="float">
            <text:p>0.253805130720138</text:p>
          </table:table-cell>
          <table:table-cell office:value-type="float" office:value="1.44270634651184" calcext:value-type="float">
            <text:p>1.44270634651184</text:p>
          </table:table-cell>
          <table:table-cell office:value-type="float" office:value="0.944092154502869" calcext:value-type="float">
            <text:p>0.944092154502869</text:p>
          </table:table-cell>
          <table:table-cell office:value-type="float" office:value="-0.0776576697826386" calcext:value-type="float">
            <text:p>-0.077657669782638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7808" calcext:value-type="float">
            <text:p>1419950947.77808</text:p>
          </table:table-cell>
          <table:table-cell office:value-type="string" calcext:value-type="string">
            <text:p>Gyro</text:p>
          </table:table-cell>
          <table:table-cell office:value-type="float" office:value="-1.47234352235241" calcext:value-type="float">
            <text:p>-1.47234352235241</text:p>
          </table:table-cell>
          <table:table-cell office:value-type="float" office:value="1.06215892388455" calcext:value-type="float">
            <text:p>1.06215892388455</text:p>
          </table:table-cell>
          <table:table-cell office:value-type="float" office:value="3.75455992483621" calcext:value-type="float">
            <text:p>3.75455992483621</text:p>
          </table:table-cell>
          <table:table-cell table:number-columns-repeated="16"/>
        </table:table-row>
        <table:table-row table:style-name="ro2">
          <table:table-cell office:value-type="float" office:value="1419950947.7782" calcext:value-type="float">
            <text:p>1419950947.7782</text:p>
          </table:table-cell>
          <table:table-cell office:value-type="string" calcext:value-type="string">
            <text:p>Acceleration</text:p>
          </table:table-cell>
          <table:table-cell office:value-type="float" office:value="2.05133056640625" calcext:value-type="float">
            <text:p>2.05133056640625</text:p>
          </table:table-cell>
          <table:table-cell office:value-type="float" office:value="0.252410888671875" calcext:value-type="float">
            <text:p>0.252410888671875</text:p>
          </table:table-cell>
          <table:table-cell office:value-type="float" office:value="0.192459106445313" calcext:value-type="float">
            <text:p>0.192459106445313</text:p>
          </table:table-cell>
          <table:table-cell table:number-columns-repeated="16"/>
        </table:table-row>
        <table:table-row table:style-name="ro2">
          <table:table-cell office:value-type="float" office:value="1419950947.77832" calcext:value-type="float">
            <text:p>1419950947.77832</text:p>
          </table:table-cell>
          <table:table-cell office:value-type="string" calcext:value-type="string">
            <text:p>Acceleration</text:p>
          </table:table-cell>
          <table:table-cell office:value-type="float" office:value="2.00503540039062" calcext:value-type="float">
            <text:p>2.00503540039062</text:p>
          </table:table-cell>
          <table:table-cell office:value-type="float" office:value="0.30792236328125" calcext:value-type="float">
            <text:p>0.30792236328125</text:p>
          </table:table-cell>
          <table:table-cell office:value-type="float" office:value="0.188949584960938" calcext:value-type="float">
            <text:p>0.188949584960938</text:p>
          </table:table-cell>
          <table:table-cell table:number-columns-repeated="16"/>
        </table:table-row>
        <table:table-row table:style-name="ro2">
          <table:table-cell office:value-type="float" office:value="1419950947.79202" calcext:value-type="float">
            <text:p>1419950947.79202</text:p>
          </table:table-cell>
          <table:table-cell office:value-type="string" calcext:value-type="string">
            <text:p>Motion</text:p>
          </table:table-cell>
          <table:table-cell office:value-type="float" office:value="-1.36424016952515" calcext:value-type="float">
            <text:p>-1.36424016952515</text:p>
          </table:table-cell>
          <table:table-cell office:value-type="float" office:value="0.879778504371643" calcext:value-type="float">
            <text:p>0.879778504371643</text:p>
          </table:table-cell>
          <table:table-cell office:value-type="float" office:value="3.03504633903503" calcext:value-type="float">
            <text:p>3.03504633903503</text:p>
          </table:table-cell>
          <table:table-cell office:value-type="float" office:value="1.97632623159736" calcext:value-type="float">
            <text:p>1.97632623159736</text:p>
          </table:table-cell>
          <table:table-cell office:value-type="float" office:value="0.890165248985538" calcext:value-type="float">
            <text:p>0.890165248985538</text:p>
          </table:table-cell>
          <table:table-cell office:value-type="float" office:value="-3.13770586004032" calcext:value-type="float">
            <text:p>-3.13770586004032</text:p>
          </table:table-cell>
          <table:table-cell office:value-type="float" office:value="-1.36424016952515" calcext:value-type="float">
            <text:p>-1.36424016952515</text:p>
          </table:table-cell>
          <table:table-cell office:value-type="float" office:value="0.879778504371643" calcext:value-type="float">
            <text:p>0.879778504371643</text:p>
          </table:table-cell>
          <table:table-cell office:value-type="float" office:value="3.03504633903503" calcext:value-type="float">
            <text:p>3.03504633903503</text:p>
          </table:table-cell>
          <table:table-cell office:value-type="float" office:value="0.578244626522064" calcext:value-type="float">
            <text:p>0.578244626522064</text:p>
          </table:table-cell>
          <table:table-cell office:value-type="float" office:value="-0.777175724506378" calcext:value-type="float">
            <text:p>-0.777175724506378</text:p>
          </table:table-cell>
          <table:table-cell office:value-type="float" office:value="0.248255997896194" calcext:value-type="float">
            <text:p>0.248255997896194</text:p>
          </table:table-cell>
          <table:table-cell office:value-type="float" office:value="1.47308599948883" calcext:value-type="float">
            <text:p>1.47308599948883</text:p>
          </table:table-cell>
          <table:table-cell office:value-type="float" office:value="1.0295866727829" calcext:value-type="float">
            <text:p>1.0295866727829</text:p>
          </table:table-cell>
          <table:table-cell office:value-type="float" office:value="-0.055796891450882" calcext:value-type="float">
            <text:p>-0.0557968914508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9259" calcext:value-type="float">
            <text:p>1419950947.79259</text:p>
          </table:table-cell>
          <table:table-cell office:value-type="string" calcext:value-type="string">
            <text:p>Motion</text:p>
          </table:table-cell>
          <table:table-cell office:value-type="float" office:value="-1.46345341205597" calcext:value-type="float">
            <text:p>-1.46345341205597</text:p>
          </table:table-cell>
          <table:table-cell office:value-type="float" office:value="1.08962178230286" calcext:value-type="float">
            <text:p>1.08962178230286</text:p>
          </table:table-cell>
          <table:table-cell office:value-type="float" office:value="3.7375168800354" calcext:value-type="float">
            <text:p>3.7375168800354</text:p>
          </table:table-cell>
          <table:table-cell office:value-type="float" office:value="1.98885947599841" calcext:value-type="float">
            <text:p>1.98885947599841</text:p>
          </table:table-cell>
          <table:table-cell office:value-type="float" office:value="0.931094699541336" calcext:value-type="float">
            <text:p>0.931094699541336</text:p>
          </table:table-cell>
          <table:table-cell office:value-type="float" office:value="-3.13958027446887" calcext:value-type="float">
            <text:p>-3.13958027446887</text:p>
          </table:table-cell>
          <table:table-cell office:value-type="float" office:value="-1.46345341205597" calcext:value-type="float">
            <text:p>-1.46345341205597</text:p>
          </table:table-cell>
          <table:table-cell office:value-type="float" office:value="1.08962178230286" calcext:value-type="float">
            <text:p>1.08962178230286</text:p>
          </table:table-cell>
          <table:table-cell office:value-type="float" office:value="3.7375168800354" calcext:value-type="float">
            <text:p>3.7375168800354</text:p>
          </table:table-cell>
          <table:table-cell office:value-type="float" office:value="0.545544445514679" calcext:value-type="float">
            <text:p>0.545544445514679</text:p>
          </table:table-cell>
          <table:table-cell office:value-type="float" office:value="-0.80227392911911" calcext:value-type="float">
            <text:p>-0.80227392911911</text:p>
          </table:table-cell>
          <table:table-cell office:value-type="float" office:value="0.242358908057213" calcext:value-type="float">
            <text:p>0.242358908057213</text:p>
          </table:table-cell>
          <table:table-cell office:value-type="float" office:value="1.45949101448059" calcext:value-type="float">
            <text:p>1.45949101448059</text:p>
          </table:table-cell>
          <table:table-cell office:value-type="float" office:value="1.11019623279572" calcext:value-type="float">
            <text:p>1.11019623279572</text:p>
          </table:table-cell>
          <table:table-cell office:value-type="float" office:value="-0.053409319370985" calcext:value-type="float">
            <text:p>-0.0534093193709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79203" calcext:value-type="float">
            <text:p>1419950947.79203</text:p>
          </table:table-cell>
          <table:table-cell office:value-type="string" calcext:value-type="string">
            <text:p>Gyro</text:p>
          </table:table-cell>
          <table:table-cell office:value-type="float" office:value="-1.58281224331723" calcext:value-type="float">
            <text:p>-1.58281224331723</text:p>
          </table:table-cell>
          <table:table-cell office:value-type="float" office:value="1.25048222984064" calcext:value-type="float">
            <text:p>1.25048222984064</text:p>
          </table:table-cell>
          <table:table-cell office:value-type="float" office:value="4.47927343542235" calcext:value-type="float">
            <text:p>4.47927343542235</text:p>
          </table:table-cell>
          <table:table-cell table:number-columns-repeated="16"/>
        </table:table-row>
        <table:table-row table:style-name="ro2">
          <table:table-cell office:value-type="float" office:value="1419950947.79306" calcext:value-type="float">
            <text:p>1419950947.79306</text:p>
          </table:table-cell>
          <table:table-cell office:value-type="string" calcext:value-type="string">
            <text:p>Magnetic</text:p>
          </table:table-cell>
          <table:table-cell office:value-type="float" office:value="51.6506042480469" calcext:value-type="float">
            <text:p>51.6506042480469</text:p>
          </table:table-cell>
          <table:table-cell office:value-type="float" office:value="218.964721679687" calcext:value-type="float">
            <text:p>218.964721679687</text:p>
          </table:table-cell>
          <table:table-cell office:value-type="float" office:value="131.562118530273" calcext:value-type="float">
            <text:p>131.562118530273</text:p>
          </table:table-cell>
          <table:table-cell table:number-columns-repeated="16"/>
        </table:table-row>
        <table:table-row table:style-name="ro2">
          <table:table-cell office:value-type="float" office:value="1419950947.79785" calcext:value-type="float">
            <text:p>1419950947.79785</text:p>
          </table:table-cell>
          <table:table-cell office:value-type="string" calcext:value-type="string">
            <text:p>Acceleration</text:p>
          </table:table-cell>
          <table:table-cell office:value-type="float" office:value="1.91923522949219" calcext:value-type="float">
            <text:p>1.91923522949219</text:p>
          </table:table-cell>
          <table:table-cell office:value-type="float" office:value="0.347976684570312" calcext:value-type="float">
            <text:p>0.347976684570312</text:p>
          </table:table-cell>
          <table:table-cell office:value-type="float" office:value="0.195938110351563" calcext:value-type="float">
            <text:p>0.195938110351563</text:p>
          </table:table-cell>
          <table:table-cell table:number-columns-repeated="16"/>
        </table:table-row>
        <table:table-row table:style-name="ro2">
          <table:table-cell office:value-type="float" office:value="1419950947.79796" calcext:value-type="float">
            <text:p>1419950947.79796</text:p>
          </table:table-cell>
          <table:table-cell office:value-type="string" calcext:value-type="string">
            <text:p>Acceleration</text:p>
          </table:table-cell>
          <table:table-cell office:value-type="float" office:value="1.76872253417969" calcext:value-type="float">
            <text:p>1.76872253417969</text:p>
          </table:table-cell>
          <table:table-cell office:value-type="float" office:value="0.365524291992187" calcext:value-type="float">
            <text:p>0.365524291992187</text:p>
          </table:table-cell>
          <table:table-cell office:value-type="float" office:value="0.187026977539063" calcext:value-type="float">
            <text:p>0.187026977539063</text:p>
          </table:table-cell>
          <table:table-cell table:number-columns-repeated="16"/>
        </table:table-row>
        <table:table-row table:style-name="ro2">
          <table:table-cell office:value-type="float" office:value="1419950947.8082" calcext:value-type="float">
            <text:p>1419950947.8082</text:p>
          </table:table-cell>
          <table:table-cell office:value-type="string" calcext:value-type="string">
            <text:p>Gyro</text:p>
          </table:table-cell>
          <table:table-cell office:value-type="float" office:value="-1.73388484984193" calcext:value-type="float">
            <text:p>-1.73388484984193</text:p>
          </table:table-cell>
          <table:table-cell office:value-type="float" office:value="1.33810369181366" calcext:value-type="float">
            <text:p>1.33810369181366</text:p>
          </table:table-cell>
          <table:table-cell office:value-type="float" office:value="5.18767215485455" calcext:value-type="float">
            <text:p>5.18767215485455</text:p>
          </table:table-cell>
          <table:table-cell table:number-columns-repeated="16"/>
        </table:table-row>
        <table:table-row table:style-name="ro2">
          <table:table-cell office:value-type="float" office:value="1419950947.80851" calcext:value-type="float">
            <text:p>1419950947.80851</text:p>
          </table:table-cell>
          <table:table-cell office:value-type="string" calcext:value-type="string">
            <text:p>Gyro</text:p>
          </table:table-cell>
          <table:table-cell office:value-type="float" office:value="-1.95896164305387" calcext:value-type="float">
            <text:p>-1.95896164305387</text:p>
          </table:table-cell>
          <table:table-cell office:value-type="float" office:value="1.35440836295545" calcext:value-type="float">
            <text:p>1.35440836295545</text:p>
          </table:table-cell>
          <table:table-cell office:value-type="float" office:value="5.86556649452877" calcext:value-type="float">
            <text:p>5.86556649452877</text:p>
          </table:table-cell>
          <table:table-cell table:number-columns-repeated="16"/>
        </table:table-row>
        <table:table-row table:style-name="ro2">
          <table:table-cell office:value-type="float" office:value="1419950947.80844" calcext:value-type="float">
            <text:p>1419950947.80844</text:p>
          </table:table-cell>
          <table:table-cell office:value-type="string" calcext:value-type="string">
            <text:p>Motion</text:p>
          </table:table-cell>
          <table:table-cell office:value-type="float" office:value="-1.57392203807831" calcext:value-type="float">
            <text:p>-1.57392203807831</text:p>
          </table:table-cell>
          <table:table-cell office:value-type="float" office:value="1.27794492244721" calcext:value-type="float">
            <text:p>1.27794492244721</text:p>
          </table:table-cell>
          <table:table-cell office:value-type="float" office:value="4.46223020553589" calcext:value-type="float">
            <text:p>4.46223020553589</text:p>
          </table:table-cell>
          <table:table-cell office:value-type="float" office:value="2.00750826314773" calcext:value-type="float">
            <text:p>2.00750826314773</text:p>
          </table:table-cell>
          <table:table-cell office:value-type="float" office:value="0.979372559648719" calcext:value-type="float">
            <text:p>0.979372559648719</text:p>
          </table:table-cell>
          <table:table-cell office:value-type="float" office:value="3.13689485964746" calcext:value-type="float">
            <text:p>3.13689485964746</text:p>
          </table:table-cell>
          <table:table-cell office:value-type="float" office:value="-1.57392203807831" calcext:value-type="float">
            <text:p>-1.57392203807831</text:p>
          </table:table-cell>
          <table:table-cell office:value-type="float" office:value="1.27794492244721" calcext:value-type="float">
            <text:p>1.27794492244721</text:p>
          </table:table-cell>
          <table:table-cell office:value-type="float" office:value="4.46223020553589" calcext:value-type="float">
            <text:p>4.46223020553589</text:p>
          </table:table-cell>
          <table:table-cell office:value-type="float" office:value="0.505216538906097" calcext:value-type="float">
            <text:p>0.505216538906097</text:p>
          </table:table-cell>
          <table:table-cell office:value-type="float" office:value="-0.830147683620453" calcext:value-type="float">
            <text:p>-0.830147683620453</text:p>
          </table:table-cell>
          <table:table-cell office:value-type="float" office:value="0.235819891095161" calcext:value-type="float">
            <text:p>0.235819891095161</text:p>
          </table:table-cell>
          <table:table-cell office:value-type="float" office:value="1.41401863098145" calcext:value-type="float">
            <text:p>1.41401863098145</text:p>
          </table:table-cell>
          <table:table-cell office:value-type="float" office:value="1.17812442779541" calcext:value-type="float">
            <text:p>1.17812442779541</text:p>
          </table:table-cell>
          <table:table-cell office:value-type="float" office:value="-0.0398817732930183" calcext:value-type="float">
            <text:p>-0.03988177329301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1762" calcext:value-type="float">
            <text:p>1419950947.81762</text:p>
          </table:table-cell>
          <table:table-cell office:value-type="string" calcext:value-type="string">
            <text:p>Acceleration</text:p>
          </table:table-cell>
          <table:table-cell office:value-type="float" office:value="1.56889343261719" calcext:value-type="float">
            <text:p>1.56889343261719</text:p>
          </table:table-cell>
          <table:table-cell office:value-type="float" office:value="0.365692138671875" calcext:value-type="float">
            <text:p>0.365692138671875</text:p>
          </table:table-cell>
          <table:table-cell office:value-type="float" office:value="0.167282104492188" calcext:value-type="float">
            <text:p>0.167282104492188</text:p>
          </table:table-cell>
          <table:table-cell table:number-columns-repeated="16"/>
        </table:table-row>
        <table:table-row table:style-name="ro2">
          <table:table-cell office:value-type="float" office:value="1419950947.81787" calcext:value-type="float">
            <text:p>1419950947.81787</text:p>
          </table:table-cell>
          <table:table-cell office:value-type="string" calcext:value-type="string">
            <text:p>Acceleration</text:p>
          </table:table-cell>
          <table:table-cell office:value-type="float" office:value="1.32720947265625" calcext:value-type="float">
            <text:p>1.32720947265625</text:p>
          </table:table-cell>
          <table:table-cell office:value-type="float" office:value="0.3663330078125" calcext:value-type="float">
            <text:p>0.3663330078125</text:p>
          </table:table-cell>
          <table:table-cell office:value-type="float" office:value="0.097900390625" calcext:value-type="float">
            <text:p>0.097900390625</text:p>
          </table:table-cell>
          <table:table-cell table:number-columns-repeated="16"/>
        </table:table-row>
        <table:table-row table:style-name="ro2">
          <table:table-cell office:value-type="float" office:value="1419950947.81819" calcext:value-type="float">
            <text:p>1419950947.81819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16.932571411133" calcext:value-type="float">
            <text:p>216.932571411133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7.82403" calcext:value-type="float">
            <text:p>1419950947.82403</text:p>
          </table:table-cell>
          <table:table-cell office:value-type="string" calcext:value-type="string">
            <text:p>Gyro</text:p>
          </table:table-cell>
          <table:table-cell office:value-type="float" office:value="-2.22657204835157" calcext:value-type="float">
            <text:p>-2.22657204835157</text:p>
          </table:table-cell>
          <table:table-cell office:value-type="float" office:value="1.30231879624627" calcext:value-type="float">
            <text:p>1.30231879624627</text:p>
          </table:table-cell>
          <table:table-cell office:value-type="float" office:value="6.45125633831005" calcext:value-type="float">
            <text:p>6.45125633831005</text:p>
          </table:table-cell>
          <table:table-cell table:number-columns-repeated="16"/>
        </table:table-row>
        <table:table-row table:style-name="ro2">
          <table:table-cell office:value-type="float" office:value="1419950947.8238" calcext:value-type="float">
            <text:p>1419950947.8238</text:p>
          </table:table-cell>
          <table:table-cell office:value-type="string" calcext:value-type="string">
            <text:p>Motion</text:p>
          </table:table-cell>
          <table:table-cell office:value-type="float" office:value="-1.72499465942383" calcext:value-type="float">
            <text:p>-1.72499465942383</text:p>
          </table:table-cell>
          <table:table-cell office:value-type="float" office:value="1.3655663728714" calcext:value-type="float">
            <text:p>1.3655663728714</text:p>
          </table:table-cell>
          <table:table-cell office:value-type="float" office:value="5.17062902450562" calcext:value-type="float">
            <text:p>5.17062902450562</text:p>
          </table:table-cell>
          <table:table-cell office:value-type="float" office:value="2.03298088402453" calcext:value-type="float">
            <text:p>2.03298088402453</text:p>
          </table:table-cell>
          <table:table-cell office:value-type="float" office:value="1.03506385228998" calcext:value-type="float">
            <text:p>1.03506385228998</text:p>
          </table:table-cell>
          <table:table-cell office:value-type="float" office:value="3.12379736179247" calcext:value-type="float">
            <text:p>3.12379736179247</text:p>
          </table:table-cell>
          <table:table-cell office:value-type="float" office:value="-1.72499465942383" calcext:value-type="float">
            <text:p>-1.72499465942383</text:p>
          </table:table-cell>
          <table:table-cell office:value-type="float" office:value="1.3655663728714" calcext:value-type="float">
            <text:p>1.3655663728714</text:p>
          </table:table-cell>
          <table:table-cell office:value-type="float" office:value="5.17062902450562" calcext:value-type="float">
            <text:p>5.17062902450562</text:p>
          </table:table-cell>
          <table:table-cell office:value-type="float" office:value="0.456912666559219" calcext:value-type="float">
            <text:p>0.456912666559219</text:p>
          </table:table-cell>
          <table:table-cell office:value-type="float" office:value="-0.859894931316376" calcext:value-type="float">
            <text:p>-0.859894931316376</text:p>
          </table:table-cell>
          <table:table-cell office:value-type="float" office:value="0.227621346712112" calcext:value-type="float">
            <text:p>0.227621346712112</text:p>
          </table:table-cell>
          <table:table-cell office:value-type="float" office:value="1.31180989742279" calcext:value-type="float">
            <text:p>1.31180989742279</text:p>
          </table:table-cell>
          <table:table-cell office:value-type="float" office:value="1.22541928291321" calcext:value-type="float">
            <text:p>1.22541928291321</text:p>
          </table:table-cell>
          <table:table-cell office:value-type="float" office:value="-0.0405943617224693" calcext:value-type="float">
            <text:p>-0.040594361722469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2447" calcext:value-type="float">
            <text:p>1419950947.82447</text:p>
          </table:table-cell>
          <table:table-cell office:value-type="string" calcext:value-type="string">
            <text:p>Motion</text:p>
          </table:table-cell>
          <table:table-cell office:value-type="float" office:value="-1.95007145404816" calcext:value-type="float">
            <text:p>-1.95007145404816</text:p>
          </table:table-cell>
          <table:table-cell office:value-type="float" office:value="1.38187098503113" calcext:value-type="float">
            <text:p>1.38187098503113</text:p>
          </table:table-cell>
          <table:table-cell office:value-type="float" office:value="5.84852313995361" calcext:value-type="float">
            <text:p>5.84852313995361</text:p>
          </table:table-cell>
          <table:table-cell office:value-type="float" office:value="2.06574218468832" calcext:value-type="float">
            <text:p>2.06574218468832</text:p>
          </table:table-cell>
          <table:table-cell office:value-type="float" office:value="1.09809826840483" calcext:value-type="float">
            <text:p>1.09809826840483</text:p>
          </table:table-cell>
          <table:table-cell office:value-type="float" office:value="3.10313903989407" calcext:value-type="float">
            <text:p>3.10313903989407</text:p>
          </table:table-cell>
          <table:table-cell office:value-type="float" office:value="-1.95007145404816" calcext:value-type="float">
            <text:p>-1.95007145404816</text:p>
          </table:table-cell>
          <table:table-cell office:value-type="float" office:value="1.38187098503113" calcext:value-type="float">
            <text:p>1.38187098503113</text:p>
          </table:table-cell>
          <table:table-cell office:value-type="float" office:value="5.84852313995361" calcext:value-type="float">
            <text:p>5.84852313995361</text:p>
          </table:table-cell>
          <table:table-cell office:value-type="float" office:value="0.400652796030045" calcext:value-type="float">
            <text:p>0.400652796030045</text:p>
          </table:table-cell>
          <table:table-cell office:value-type="float" office:value="-0.890343129634857" calcext:value-type="float">
            <text:p>-0.890343129634857</text:p>
          </table:table-cell>
          <table:table-cell office:value-type="float" office:value="0.216255530714989" calcext:value-type="float">
            <text:p>0.216255530714989</text:p>
          </table:table-cell>
          <table:table-cell office:value-type="float" office:value="1.16824066638947" calcext:value-type="float">
            <text:p>1.16824066638947</text:p>
          </table:table-cell>
          <table:table-cell office:value-type="float" office:value="1.25603532791138" calcext:value-type="float">
            <text:p>1.25603532791138</text:p>
          </table:table-cell>
          <table:table-cell office:value-type="float" office:value="-0.0489734299480915" calcext:value-type="float">
            <text:p>-0.04897342994809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3676" calcext:value-type="float">
            <text:p>1419950947.83676</text:p>
          </table:table-cell>
          <table:table-cell office:value-type="string" calcext:value-type="string">
            <text:p>Acceleration</text:p>
          </table:table-cell>
          <table:table-cell office:value-type="float" office:value="1.08268737792969" calcext:value-type="float">
            <text:p>1.08268737792969</text:p>
          </table:table-cell>
          <table:table-cell office:value-type="float" office:value="0.365478515625" calcext:value-type="float">
            <text:p>0.365478515625</text:p>
          </table:table-cell>
          <table:table-cell office:value-type="float" office:value="-0.024444580078125" calcext:value-type="float">
            <text:p>-0.024444580078125</text:p>
          </table:table-cell>
          <table:table-cell table:number-columns-repeated="16"/>
        </table:table-row>
        <table:table-row table:style-name="ro2">
          <table:table-cell office:value-type="float" office:value="1419950947.83684" calcext:value-type="float">
            <text:p>1419950947.83684</text:p>
          </table:table-cell>
          <table:table-cell office:value-type="string" calcext:value-type="string">
            <text:p>Acceleration</text:p>
          </table:table-cell>
          <table:table-cell office:value-type="float" office:value="0.820892333984375" calcext:value-type="float">
            <text:p>0.820892333984375</text:p>
          </table:table-cell>
          <table:table-cell office:value-type="float" office:value="0.345550537109375" calcext:value-type="float">
            <text:p>0.345550537109375</text:p>
          </table:table-cell>
          <table:table-cell office:value-type="float" office:value="-0.19757080078125" calcext:value-type="float">
            <text:p>-0.19757080078125</text:p>
          </table:table-cell>
          <table:table-cell table:number-columns-repeated="16"/>
        </table:table-row>
        <table:table-row table:style-name="ro2">
          <table:table-cell office:value-type="float" office:value="1419950947.83994" calcext:value-type="float">
            <text:p>1419950947.83994</text:p>
          </table:table-cell>
          <table:table-cell office:value-type="string" calcext:value-type="string">
            <text:p>Gyro</text:p>
          </table:table-cell>
          <table:table-cell office:value-type="float" office:value="-2.43770239956698" calcext:value-type="float">
            <text:p>-2.43770239956698</text:p>
          </table:table-cell>
          <table:table-cell office:value-type="float" office:value="1.12395118539323" calcext:value-type="float">
            <text:p>1.12395118539323</text:p>
          </table:table-cell>
          <table:table-cell office:value-type="float" office:value="7.0154251773224" calcext:value-type="float">
            <text:p>7.0154251773224</text:p>
          </table:table-cell>
          <table:table-cell table:number-columns-repeated="16"/>
        </table:table-row>
        <table:table-row table:style-name="ro2">
          <table:table-cell office:value-type="float" office:value="1419950947.84054" calcext:value-type="float">
            <text:p>1419950947.84054</text:p>
          </table:table-cell>
          <table:table-cell office:value-type="string" calcext:value-type="string">
            <text:p>Gyro</text:p>
          </table:table-cell>
          <table:table-cell office:value-type="float" office:value="-2.52493184422755" calcext:value-type="float">
            <text:p>-2.52493184422755</text:p>
          </table:table-cell>
          <table:table-cell office:value-type="float" office:value="0.8080462179397" calcext:value-type="float">
            <text:p>0.8080462179397</text:p>
          </table:table-cell>
          <table:table-cell office:value-type="float" office:value="7.51783637592025" calcext:value-type="float">
            <text:p>7.51783637592025</text:p>
          </table:table-cell>
          <table:table-cell table:number-columns-repeated="16"/>
        </table:table-row>
        <table:table-row table:style-name="ro2">
          <table:table-cell office:value-type="float" office:value="1419950947.8402" calcext:value-type="float">
            <text:p>1419950947.8402</text:p>
          </table:table-cell>
          <table:table-cell office:value-type="string" calcext:value-type="string">
            <text:p>Motion</text:p>
          </table:table-cell>
          <table:table-cell office:value-type="float" office:value="-2.21768188476562" calcext:value-type="float">
            <text:p>-2.21768188476562</text:p>
          </table:table-cell>
          <table:table-cell office:value-type="float" office:value="1.32978141307831" calcext:value-type="float">
            <text:p>1.32978141307831</text:p>
          </table:table-cell>
          <table:table-cell office:value-type="float" office:value="6.43421316146851" calcext:value-type="float">
            <text:p>6.43421316146851</text:p>
          </table:table-cell>
          <table:table-cell office:value-type="float" office:value="2.10825650527948" calcext:value-type="float">
            <text:p>2.10825650527948</text:p>
          </table:table-cell>
          <table:table-cell office:value-type="float" office:value="1.1676704652385" calcext:value-type="float">
            <text:p>1.1676704652385</text:p>
          </table:table-cell>
          <table:table-cell office:value-type="float" office:value="3.07206961643926" calcext:value-type="float">
            <text:p>3.07206961643926</text:p>
          </table:table-cell>
          <table:table-cell office:value-type="float" office:value="-2.21768188476562" calcext:value-type="float">
            <text:p>-2.21768188476562</text:p>
          </table:table-cell>
          <table:table-cell office:value-type="float" office:value="1.32978141307831" calcext:value-type="float">
            <text:p>1.32978141307831</text:p>
          </table:table-cell>
          <table:table-cell office:value-type="float" office:value="6.43421316146851" calcext:value-type="float">
            <text:p>6.43421316146851</text:p>
          </table:table-cell>
          <table:table-cell office:value-type="float" office:value="0.336986482143402" calcext:value-type="float">
            <text:p>0.336986482143402</text:p>
          </table:table-cell>
          <table:table-cell office:value-type="float" office:value="-0.919839203357696" calcext:value-type="float">
            <text:p>-0.919839203357696</text:p>
          </table:table-cell>
          <table:table-cell office:value-type="float" office:value="0.200838014483452" calcext:value-type="float">
            <text:p>0.200838014483452</text:p>
          </table:table-cell>
          <table:table-cell office:value-type="float" office:value="0.990222990512848" calcext:value-type="float">
            <text:p>0.990222990512848</text:p>
          </table:table-cell>
          <table:table-cell office:value-type="float" office:value="1.28617227077484" calcext:value-type="float">
            <text:p>1.28617227077484</text:p>
          </table:table-cell>
          <table:table-cell office:value-type="float" office:value="-0.102937631309032" calcext:value-type="float">
            <text:p>-0.1029376313090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4412" calcext:value-type="float">
            <text:p>1419950947.84412</text:p>
          </table:table-cell>
          <table:table-cell office:value-type="string" calcext:value-type="string">
            <text:p>Magnetic</text:p>
          </table:table-cell>
          <table:table-cell office:value-type="float" office:value="51.4812622070312" calcext:value-type="float">
            <text:p>51.4812622070312</text:p>
          </table:table-cell>
          <table:table-cell office:value-type="float" office:value="221.166229248047" calcext:value-type="float">
            <text:p>221.166229248047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7.85669" calcext:value-type="float">
            <text:p>1419950947.85669</text:p>
          </table:table-cell>
          <table:table-cell office:value-type="string" calcext:value-type="string">
            <text:p>Gyro</text:p>
          </table:table-cell>
          <table:table-cell office:value-type="float" office:value="-2.4748657473146" calcext:value-type="float">
            <text:p>-2.4748657473146</text:p>
          </table:table-cell>
          <table:table-cell office:value-type="float" office:value="0.580070041248993" calcext:value-type="float">
            <text:p>0.580070041248993</text:p>
          </table:table-cell>
          <table:table-cell office:value-type="float" office:value="7.98239500068036" calcext:value-type="float">
            <text:p>7.98239500068036</text:p>
          </table:table-cell>
          <table:table-cell table:number-columns-repeated="16"/>
        </table:table-row>
        <table:table-row table:style-name="ro2">
          <table:table-cell office:value-type="float" office:value="1419950947.85662" calcext:value-type="float">
            <text:p>1419950947.85662</text:p>
          </table:table-cell>
          <table:table-cell office:value-type="string" calcext:value-type="string">
            <text:p>Motion</text:p>
          </table:table-cell>
          <table:table-cell office:value-type="float" office:value="-2.42881226539612" calcext:value-type="float">
            <text:p>-2.42881226539612</text:p>
          </table:table-cell>
          <table:table-cell office:value-type="float" office:value="1.15141367912293" calcext:value-type="float">
            <text:p>1.15141367912293</text:p>
          </table:table-cell>
          <table:table-cell office:value-type="float" office:value="6.99838209152222" calcext:value-type="float">
            <text:p>6.99838209152222</text:p>
          </table:table-cell>
          <table:table-cell office:value-type="float" office:value="2.16773176173828" calcext:value-type="float">
            <text:p>2.16773176173828</text:p>
          </table:table-cell>
          <table:table-cell office:value-type="float" office:value="1.2428950311858" calcext:value-type="float">
            <text:p>1.2428950311858</text:p>
          </table:table-cell>
          <table:table-cell office:value-type="float" office:value="3.02213981250069" calcext:value-type="float">
            <text:p>3.02213981250069</text:p>
          </table:table-cell>
          <table:table-cell office:value-type="float" office:value="-2.42881226539612" calcext:value-type="float">
            <text:p>-2.42881226539612</text:p>
          </table:table-cell>
          <table:table-cell office:value-type="float" office:value="1.15141367912293" calcext:value-type="float">
            <text:p>1.15141367912293</text:p>
          </table:table-cell>
          <table:table-cell office:value-type="float" office:value="6.99838209152222" calcext:value-type="float">
            <text:p>6.99838209152222</text:p>
          </table:table-cell>
          <table:table-cell office:value-type="float" office:value="0.266361027956009" calcext:value-type="float">
            <text:p>0.266361027956009</text:p>
          </table:table-cell>
          <table:table-cell office:value-type="float" office:value="-0.94672030210495" calcext:value-type="float">
            <text:p>-0.94672030210495</text:p>
          </table:table-cell>
          <table:table-cell office:value-type="float" office:value="0.181031554937363" calcext:value-type="float">
            <text:p>0.181031554937363</text:p>
          </table:table-cell>
          <table:table-cell office:value-type="float" office:value="0.816326379776001" calcext:value-type="float">
            <text:p>0.816326379776001</text:p>
          </table:table-cell>
          <table:table-cell office:value-type="float" office:value="1.3121988773346" calcext:value-type="float">
            <text:p>1.3121988773346</text:p>
          </table:table-cell>
          <table:table-cell office:value-type="float" office:value="-0.205476135015488" calcext:value-type="float">
            <text:p>-0.2054761350154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5771" calcext:value-type="float">
            <text:p>1419950947.85771</text:p>
          </table:table-cell>
          <table:table-cell office:value-type="string" calcext:value-type="string">
            <text:p>Acceleration</text:p>
          </table:table-cell>
          <table:table-cell office:value-type="float" office:value="0.550735473632813" calcext:value-type="float">
            <text:p>0.550735473632813</text:p>
          </table:table-cell>
          <table:table-cell office:value-type="float" office:value="0.322601318359375" calcext:value-type="float">
            <text:p>0.322601318359375</text:p>
          </table:table-cell>
          <table:table-cell office:value-type="float" office:value="-0.338348388671875" calcext:value-type="float">
            <text:p>-0.338348388671875</text:p>
          </table:table-cell>
          <table:table-cell table:number-columns-repeated="16"/>
        </table:table-row>
        <table:table-row table:style-name="ro2">
          <table:table-cell office:value-type="float" office:value="1419950947.85725" calcext:value-type="float">
            <text:p>1419950947.85725</text:p>
          </table:table-cell>
          <table:table-cell office:value-type="string" calcext:value-type="string">
            <text:p>Motion</text:p>
          </table:table-cell>
          <table:table-cell office:value-type="float" office:value="-2.51604175567627" calcext:value-type="float">
            <text:p>-2.51604175567627</text:p>
          </table:table-cell>
          <table:table-cell office:value-type="float" office:value="0.835508704185486" calcext:value-type="float">
            <text:p>0.835508704185486</text:p>
          </table:table-cell>
          <table:table-cell office:value-type="float" office:value="7.50079345703125" calcext:value-type="float">
            <text:p>7.50079345703125</text:p>
          </table:table-cell>
          <table:table-cell office:value-type="float" office:value="2.26508519613514" calcext:value-type="float">
            <text:p>2.26508519613514</text:p>
          </table:table-cell>
          <table:table-cell office:value-type="float" office:value="1.32176889410093" calcext:value-type="float">
            <text:p>1.32176889410093</text:p>
          </table:table-cell>
          <table:table-cell office:value-type="float" office:value="2.93087877216719" calcext:value-type="float">
            <text:p>2.93087877216719</text:p>
          </table:table-cell>
          <table:table-cell office:value-type="float" office:value="-2.51604175567627" calcext:value-type="float">
            <text:p>-2.51604175567627</text:p>
          </table:table-cell>
          <table:table-cell office:value-type="float" office:value="0.835508704185486" calcext:value-type="float">
            <text:p>0.835508704185486</text:p>
          </table:table-cell>
          <table:table-cell office:value-type="float" office:value="7.50079345703125" calcext:value-type="float">
            <text:p>7.50079345703125</text:p>
          </table:table-cell>
          <table:table-cell office:value-type="float" office:value="0.189407870173454" calcext:value-type="float">
            <text:p>0.189407870173454</text:p>
          </table:table-cell>
          <table:table-cell office:value-type="float" office:value="-0.969152569770813" calcext:value-type="float">
            <text:p>-0.969152569770813</text:p>
          </table:table-cell>
          <table:table-cell office:value-type="float" office:value="0.157695710659027" calcext:value-type="float">
            <text:p>0.157695710659027</text:p>
          </table:table-cell>
          <table:table-cell office:value-type="float" office:value="0.63148444890976" calcext:value-type="float">
            <text:p>0.63148444890976</text:p>
          </table:table-cell>
          <table:table-cell office:value-type="float" office:value="1.31470310688019" calcext:value-type="float">
            <text:p>1.31470310688019</text:p>
          </table:table-cell>
          <table:table-cell office:value-type="float" office:value="-0.355266511440277" calcext:value-type="float">
            <text:p>-0.3552665114402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5812" calcext:value-type="float">
            <text:p>1419950947.85812</text:p>
          </table:table-cell>
          <table:table-cell office:value-type="string" calcext:value-type="string">
            <text:p>Acceleration</text:p>
          </table:table-cell>
          <table:table-cell office:value-type="float" office:value="0.343978881835937" calcext:value-type="float">
            <text:p>0.343978881835937</text:p>
          </table:table-cell>
          <table:table-cell office:value-type="float" office:value="0.3310546875" calcext:value-type="float">
            <text:p>0.3310546875</text:p>
          </table:table-cell>
          <table:table-cell office:value-type="float" office:value="-0.424530029296875" calcext:value-type="float">
            <text:p>-0.424530029296875</text:p>
          </table:table-cell>
          <table:table-cell table:number-columns-repeated="16"/>
        </table:table-row>
        <table:table-row table:style-name="ro2">
          <table:table-cell office:value-type="float" office:value="1419950947.87019" calcext:value-type="float">
            <text:p>1419950947.87019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22.012954711914" calcext:value-type="float">
            <text:p>222.012954711914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7.87201" calcext:value-type="float">
            <text:p>1419950947.87201</text:p>
          </table:table-cell>
          <table:table-cell office:value-type="string" calcext:value-type="string">
            <text:p>Gyro</text:p>
          </table:table-cell>
          <table:table-cell office:value-type="float" office:value="-2.23074468914751" calcext:value-type="float">
            <text:p>-2.23074468914751</text:p>
          </table:table-cell>
          <table:table-cell office:value-type="float" office:value="0.41965186982698" calcext:value-type="float">
            <text:p>0.41965186982698</text:p>
          </table:table-cell>
          <table:table-cell office:value-type="float" office:value="8.30052290869578" calcext:value-type="float">
            <text:p>8.30052290869578</text:p>
          </table:table-cell>
          <table:table-cell table:number-columns-repeated="16"/>
        </table:table-row>
        <table:table-row table:style-name="ro2">
          <table:table-cell office:value-type="float" office:value="1419950947.8724" calcext:value-type="float">
            <text:p>1419950947.8724</text:p>
          </table:table-cell>
          <table:table-cell office:value-type="string" calcext:value-type="string">
            <text:p>Gyro</text:p>
          </table:table-cell>
          <table:table-cell office:value-type="float" office:value="-1.84424597909871" calcext:value-type="float">
            <text:p>-1.84424597909871</text:p>
          </table:table-cell>
          <table:table-cell office:value-type="float" office:value="0.215791682071377" calcext:value-type="float">
            <text:p>0.215791682071377</text:p>
          </table:table-cell>
          <table:table-cell office:value-type="float" office:value="8.50994590733634" calcext:value-type="float">
            <text:p>8.50994590733634</text:p>
          </table:table-cell>
          <table:table-cell table:number-columns-repeated="16"/>
        </table:table-row>
        <table:table-row table:style-name="ro2">
          <table:table-cell office:value-type="float" office:value="1419950947.87204" calcext:value-type="float">
            <text:p>1419950947.87204</text:p>
          </table:table-cell>
          <table:table-cell office:value-type="string" calcext:value-type="string">
            <text:p>Motion</text:p>
          </table:table-cell>
          <table:table-cell office:value-type="float" office:value="-2.465975522995" calcext:value-type="float">
            <text:p>-2.465975522995</text:p>
          </table:table-cell>
          <table:table-cell office:value-type="float" office:value="0.607532441616058" calcext:value-type="float">
            <text:p>0.607532441616058</text:p>
          </table:table-cell>
          <table:table-cell office:value-type="float" office:value="7.9653525352478" calcext:value-type="float">
            <text:p>7.9653525352478</text:p>
          </table:table-cell>
          <table:table-cell office:value-type="float" office:value="2.46542278608245" calcext:value-type="float">
            <text:p>2.46542278608245</text:p>
          </table:table-cell>
          <table:table-cell office:value-type="float" office:value="1.39969786838426" calcext:value-type="float">
            <text:p>1.39969786838426</text:p>
          </table:table-cell>
          <table:table-cell office:value-type="float" office:value="2.73332021473699" calcext:value-type="float">
            <text:p>2.73332021473699</text:p>
          </table:table-cell>
          <table:table-cell office:value-type="float" office:value="-2.465975522995" calcext:value-type="float">
            <text:p>-2.465975522995</text:p>
          </table:table-cell>
          <table:table-cell office:value-type="float" office:value="0.607532441616058" calcext:value-type="float">
            <text:p>0.607532441616058</text:p>
          </table:table-cell>
          <table:table-cell office:value-type="float" office:value="7.9653525352478" calcext:value-type="float">
            <text:p>7.9653525352478</text:p>
          </table:table-cell>
          <table:table-cell office:value-type="float" office:value="0.106553494930267" calcext:value-type="float">
            <text:p>0.106553494930267</text:p>
          </table:table-cell>
          <table:table-cell office:value-type="float" office:value="-0.985398352146149" calcext:value-type="float">
            <text:p>-0.985398352146149</text:p>
          </table:table-cell>
          <table:table-cell office:value-type="float" office:value="0.132802411913872" calcext:value-type="float">
            <text:p>0.132802411913872</text:p>
          </table:table-cell>
          <table:table-cell office:value-type="float" office:value="0.444181978702545" calcext:value-type="float">
            <text:p>0.444181978702545</text:p>
          </table:table-cell>
          <table:table-cell office:value-type="float" office:value="1.30799961090088" calcext:value-type="float">
            <text:p>1.30799961090088</text:p>
          </table:table-cell>
          <table:table-cell office:value-type="float" office:value="-0.471150785684586" calcext:value-type="float">
            <text:p>-0.47115078568458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7589" calcext:value-type="float">
            <text:p>1419950947.87589</text:p>
          </table:table-cell>
          <table:table-cell office:value-type="string" calcext:value-type="string">
            <text:p>Acceleration</text:p>
          </table:table-cell>
          <table:table-cell office:value-type="float" office:value="0.210968017578125" calcext:value-type="float">
            <text:p>0.210968017578125</text:p>
          </table:table-cell>
          <table:table-cell office:value-type="float" office:value="0.399124145507812" calcext:value-type="float">
            <text:p>0.399124145507812</text:p>
          </table:table-cell>
          <table:table-cell office:value-type="float" office:value="-0.479949951171875" calcext:value-type="float">
            <text:p>-0.479949951171875</text:p>
          </table:table-cell>
          <table:table-cell table:number-columns-repeated="16"/>
        </table:table-row>
        <table:table-row table:style-name="ro2">
          <table:table-cell office:value-type="float" office:value="1419950947.87618" calcext:value-type="float">
            <text:p>1419950947.87618</text:p>
          </table:table-cell>
          <table:table-cell office:value-type="string" calcext:value-type="string">
            <text:p>Acceleration</text:p>
          </table:table-cell>
          <table:table-cell office:value-type="float" office:value="0.145950317382813" calcext:value-type="float">
            <text:p>0.145950317382813</text:p>
          </table:table-cell>
          <table:table-cell office:value-type="float" office:value="0.516830444335938" calcext:value-type="float">
            <text:p>0.516830444335938</text:p>
          </table:table-cell>
          <table:table-cell office:value-type="float" office:value="-0.455078125" calcext:value-type="float">
            <text:p>-0.455078125</text:p>
          </table:table-cell>
          <table:table-cell table:number-columns-repeated="16"/>
        </table:table-row>
        <table:table-row table:style-name="ro2">
          <table:table-cell office:value-type="float" office:value="1419950947.88844" calcext:value-type="float">
            <text:p>1419950947.88844</text:p>
          </table:table-cell>
          <table:table-cell office:value-type="string" calcext:value-type="string">
            <text:p>Gyro</text:p>
          </table:table-cell>
          <table:table-cell office:value-type="float" office:value="-1.40894324417755" calcext:value-type="float">
            <text:p>-1.40894324417755</text:p>
          </table:table-cell>
          <table:table-cell office:value-type="float" office:value="0.0828533383573462" calcext:value-type="float">
            <text:p>0.0828533383573462</text:p>
          </table:table-cell>
          <table:table-cell office:value-type="float" office:value="8.79678327043997" calcext:value-type="float">
            <text:p>8.79678327043997</text:p>
          </table:table-cell>
          <table:table-cell table:number-columns-repeated="16"/>
        </table:table-row>
        <table:table-row table:style-name="ro2">
          <table:table-cell office:value-type="float" office:value="1419950947.88802" calcext:value-type="float">
            <text:p>1419950947.88802</text:p>
          </table:table-cell>
          <table:table-cell office:value-type="string" calcext:value-type="string">
            <text:p>Motion</text:p>
          </table:table-cell>
          <table:table-cell office:value-type="float" office:value="-2.22185468673706" calcext:value-type="float">
            <text:p>-2.22185468673706</text:p>
          </table:table-cell>
          <table:table-cell office:value-type="float" office:value="0.447114199399948" calcext:value-type="float">
            <text:p>0.447114199399948</text:p>
          </table:table-cell>
          <table:table-cell office:value-type="float" office:value="8.28347969055176" calcext:value-type="float">
            <text:p>8.28347969055176</text:p>
          </table:table-cell>
          <table:table-cell office:value-type="float" office:value="2.96603855063279" calcext:value-type="float">
            <text:p>2.96603855063279</text:p>
          </table:table-cell>
          <table:table-cell office:value-type="float" office:value="1.45991133740835" calcext:value-type="float">
            <text:p>1.45991133740835</text:p>
          </table:table-cell>
          <table:table-cell office:value-type="float" office:value="2.23345048069688" calcext:value-type="float">
            <text:p>2.23345048069688</text:p>
          </table:table-cell>
          <table:table-cell office:value-type="float" office:value="-2.22185468673706" calcext:value-type="float">
            <text:p>-2.22185468673706</text:p>
          </table:table-cell>
          <table:table-cell office:value-type="float" office:value="0.447114199399948" calcext:value-type="float">
            <text:p>0.447114199399948</text:p>
          </table:table-cell>
          <table:table-cell office:value-type="float" office:value="8.28347969055176" calcext:value-type="float">
            <text:p>8.28347969055176</text:p>
          </table:table-cell>
          <table:table-cell office:value-type="float" office:value="0.0193268172442913" calcext:value-type="float">
            <text:p>0.0193268172442913</text:p>
          </table:table-cell>
          <table:table-cell office:value-type="float" office:value="-0.993858575820923" calcext:value-type="float">
            <text:p>-0.993858575820923</text:p>
          </table:table-cell>
          <table:table-cell office:value-type="float" office:value="0.108957074582577" calcext:value-type="float">
            <text:p>0.108957074582577</text:p>
          </table:table-cell>
          <table:table-cell office:value-type="float" office:value="0.324652075767517" calcext:value-type="float">
            <text:p>0.324652075767517</text:p>
          </table:table-cell>
          <table:table-cell office:value-type="float" office:value="1.32491326332092" calcext:value-type="float">
            <text:p>1.32491326332092</text:p>
          </table:table-cell>
          <table:table-cell office:value-type="float" office:value="-0.53348708152771" calcext:value-type="float">
            <text:p>-0.533487081527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8871" calcext:value-type="float">
            <text:p>1419950947.88871</text:p>
          </table:table-cell>
          <table:table-cell office:value-type="string" calcext:value-type="string">
            <text:p>Motion</text:p>
          </table:table-cell>
          <table:table-cell office:value-type="float" office:value="-1.83535587787628" calcext:value-type="float">
            <text:p>-1.83535587787628</text:p>
          </table:table-cell>
          <table:table-cell office:value-type="float" office:value="0.243253946304321" calcext:value-type="float">
            <text:p>0.243253946304321</text:p>
          </table:table-cell>
          <table:table-cell office:value-type="float" office:value="8.49290275573731" calcext:value-type="float">
            <text:p>8.49290275573731</text:p>
          </table:table-cell>
          <table:table-cell office:value-type="float" office:value="-2.46878107791019" calcext:value-type="float">
            <text:p>-2.46878107791019</text:p>
          </table:table-cell>
          <table:table-cell office:value-type="float" office:value="1.45760691557611" calcext:value-type="float">
            <text:p>1.45760691557611</text:p>
          </table:table-cell>
          <table:table-cell office:value-type="float" office:value="1.38357957022443" calcext:value-type="float">
            <text:p>1.38357957022443</text:p>
          </table:table-cell>
          <table:table-cell office:value-type="float" office:value="-1.83535587787628" calcext:value-type="float">
            <text:p>-1.83535587787628</text:p>
          </table:table-cell>
          <table:table-cell office:value-type="float" office:value="0.243253946304321" calcext:value-type="float">
            <text:p>0.243253946304321</text:p>
          </table:table-cell>
          <table:table-cell office:value-type="float" office:value="8.49290275573731" calcext:value-type="float">
            <text:p>8.49290275573731</text:p>
          </table:table-cell>
          <table:table-cell office:value-type="float" office:value="-0.070387676358223" calcext:value-type="float">
            <text:p>-0.070387676358223</text:p>
          </table:table-cell>
          <table:table-cell office:value-type="float" office:value="-0.993600904941559" calcext:value-type="float">
            <text:p>-0.993600904941559</text:p>
          </table:table-cell>
          <table:table-cell office:value-type="float" office:value="0.088333435356617" calcext:value-type="float">
            <text:p>0.088333435356617</text:p>
          </table:table-cell>
          <table:table-cell office:value-type="float" office:value="0.216337993741035" calcext:value-type="float">
            <text:p>0.216337993741035</text:p>
          </table:table-cell>
          <table:table-cell office:value-type="float" office:value="1.51043140888214" calcext:value-type="float">
            <text:p>1.51043140888214</text:p>
          </table:table-cell>
          <table:table-cell office:value-type="float" office:value="-0.543411552906036" calcext:value-type="float">
            <text:p>-0.5434115529060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8961" calcext:value-type="float">
            <text:p>1419950947.8961</text:p>
          </table:table-cell>
          <table:table-cell office:value-type="string" calcext:value-type="string">
            <text:p>Acceleration</text:p>
          </table:table-cell>
          <table:table-cell office:value-type="float" office:value="0.073974609375" calcext:value-type="float">
            <text:p>0.073974609375</text:p>
          </table:table-cell>
          <table:table-cell office:value-type="float" office:value="0.6129150390625" calcext:value-type="float">
            <text:p>0.6129150390625</text:p>
          </table:table-cell>
          <table:table-cell office:value-type="float" office:value="-0.303802490234375" calcext:value-type="float">
            <text:p>-0.303802490234375</text:p>
          </table:table-cell>
          <table:table-cell table:number-columns-repeated="16"/>
        </table:table-row>
        <table:table-row table:style-name="ro2">
          <table:table-cell office:value-type="float" office:value="1419950947.89613" calcext:value-type="float">
            <text:p>1419950947.89613</text:p>
          </table:table-cell>
          <table:table-cell office:value-type="string" calcext:value-type="string">
            <text:p>Acceleration</text:p>
          </table:table-cell>
          <table:table-cell office:value-type="float" office:value="-0.100509643554688" calcext:value-type="float">
            <text:p>-0.100509643554688</text:p>
          </table:table-cell>
          <table:table-cell office:value-type="float" office:value="0.680084228515625" calcext:value-type="float">
            <text:p>0.680084228515625</text:p>
          </table:table-cell>
          <table:table-cell office:value-type="float" office:value="-0.204498291015625" calcext:value-type="float">
            <text:p>-0.204498291015625</text:p>
          </table:table-cell>
          <table:table-cell table:number-columns-repeated="16"/>
        </table:table-row>
        <table:table-row table:style-name="ro2">
          <table:table-cell office:value-type="float" office:value="1419950947.89652" calcext:value-type="float">
            <text:p>1419950947.89652</text:p>
          </table:table-cell>
          <table:table-cell office:value-type="string" calcext:value-type="string">
            <text:p>Magnetic</text:p>
          </table:table-cell>
          <table:table-cell office:value-type="float" office:value="56.7309875488281" calcext:value-type="float">
            <text:p>56.7309875488281</text:p>
          </table:table-cell>
          <table:table-cell office:value-type="float" office:value="224.383804321289" calcext:value-type="float">
            <text:p>224.383804321289</text:p>
          </table:table-cell>
          <table:table-cell office:value-type="float" office:value="132.550079345703" calcext:value-type="float">
            <text:p>132.550079345703</text:p>
          </table:table-cell>
          <table:table-cell table:number-columns-repeated="16"/>
        </table:table-row>
        <table:table-row table:style-name="ro2">
          <table:table-cell office:value-type="float" office:value="1419950947.90408" calcext:value-type="float">
            <text:p>1419950947.90408</text:p>
          </table:table-cell>
          <table:table-cell office:value-type="string" calcext:value-type="string">
            <text:p>Gyro</text:p>
          </table:table-cell>
          <table:table-cell office:value-type="float" office:value="-1.26867428324697" calcext:value-type="float">
            <text:p>-1.26867428324697</text:p>
          </table:table-cell>
          <table:table-cell office:value-type="float" office:value="0.210689598055003" calcext:value-type="float">
            <text:p>0.210689598055003</text:p>
          </table:table-cell>
          <table:table-cell office:value-type="float" office:value="9.20058134229771" calcext:value-type="float">
            <text:p>9.20058134229771</text:p>
          </table:table-cell>
          <table:table-cell table:number-columns-repeated="16"/>
        </table:table-row>
        <table:table-row table:style-name="ro2">
          <table:table-cell office:value-type="float" office:value="1419950947.90447" calcext:value-type="float">
            <text:p>1419950947.90447</text:p>
          </table:table-cell>
          <table:table-cell office:value-type="string" calcext:value-type="string">
            <text:p>Gyro</text:p>
          </table:table-cell>
          <table:table-cell office:value-type="float" office:value="-1.44789756775825" calcext:value-type="float">
            <text:p>-1.44789756775825</text:p>
          </table:table-cell>
          <table:table-cell office:value-type="float" office:value="0.166515478737749" calcext:value-type="float">
            <text:p>0.166515478737749</text:p>
          </table:table-cell>
          <table:table-cell office:value-type="float" office:value="9.65143853588159" calcext:value-type="float">
            <text:p>9.65143853588159</text:p>
          </table:table-cell>
          <table:table-cell table:number-columns-repeated="16"/>
        </table:table-row>
        <table:table-row table:style-name="ro2">
          <table:table-cell office:value-type="float" office:value="1419950947.9043" calcext:value-type="float">
            <text:p>1419950947.9043</text:p>
          </table:table-cell>
          <table:table-cell office:value-type="string" calcext:value-type="string">
            <text:p>Motion</text:p>
          </table:table-cell>
          <table:table-cell office:value-type="float" office:value="-1.40005314350128" calcext:value-type="float">
            <text:p>-1.40005314350128</text:p>
          </table:table-cell>
          <table:table-cell office:value-type="float" office:value="0.110315538942814" calcext:value-type="float">
            <text:p>0.110315538942814</text:p>
          </table:table-cell>
          <table:table-cell office:value-type="float" office:value="8.77974033355713" calcext:value-type="float">
            <text:p>8.77974033355713</text:p>
          </table:table-cell>
          <table:table-cell office:value-type="float" office:value="-1.99046325219929" calcext:value-type="float">
            <text:p>-1.99046325219929</text:p>
          </table:table-cell>
          <table:table-cell office:value-type="float" office:value="1.39230426515373" calcext:value-type="float">
            <text:p>1.39230426515373</text:p>
          </table:table-cell>
          <table:table-cell office:value-type="float" office:value="0.901962565460251" calcext:value-type="float">
            <text:p>0.901962565460251</text:p>
          </table:table-cell>
          <table:table-cell office:value-type="float" office:value="-1.40005314350128" calcext:value-type="float">
            <text:p>-1.40005314350128</text:p>
          </table:table-cell>
          <table:table-cell office:value-type="float" office:value="0.110315538942814" calcext:value-type="float">
            <text:p>0.110315538942814</text:p>
          </table:table-cell>
          <table:table-cell office:value-type="float" office:value="8.77974033355713" calcext:value-type="float">
            <text:p>8.77974033355713</text:p>
          </table:table-cell>
          <table:table-cell office:value-type="float" office:value="-0.16213920712471" calcext:value-type="float">
            <text:p>-0.16213920712471</text:p>
          </table:table-cell>
          <table:table-cell office:value-type="float" office:value="-0.984112560749054" calcext:value-type="float">
            <text:p>-0.984112560749054</text:p>
          </table:table-cell>
          <table:table-cell office:value-type="float" office:value="0.072342149913311" calcext:value-type="float">
            <text:p>0.072342149913311</text:p>
          </table:table-cell>
          <table:table-cell office:value-type="float" office:value="0.23611381649971" calcext:value-type="float">
            <text:p>0.23611381649971</text:p>
          </table:table-cell>
          <table:table-cell office:value-type="float" office:value="1.59702754020691" calcext:value-type="float">
            <text:p>1.59702754020691</text:p>
          </table:table-cell>
          <table:table-cell office:value-type="float" office:value="-0.376144647598267" calcext:value-type="float">
            <text:p>-0.3761446475982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1497" calcext:value-type="float">
            <text:p>1419950947.91497</text:p>
          </table:table-cell>
          <table:table-cell office:value-type="string" calcext:value-type="string">
            <text:p>Acceleration</text:p>
          </table:table-cell>
          <table:table-cell office:value-type="float" office:value="-0.539306640625" calcext:value-type="float">
            <text:p>-0.539306640625</text:p>
          </table:table-cell>
          <table:table-cell office:value-type="float" office:value="0.674606323242188" calcext:value-type="float">
            <text:p>0.674606323242188</text:p>
          </table:table-cell>
          <table:table-cell office:value-type="float" office:value="-0.364181518554687" calcext:value-type="float">
            <text:p>-0.364181518554687</text:p>
          </table:table-cell>
          <table:table-cell table:number-columns-repeated="16"/>
        </table:table-row>
        <table:table-row table:style-name="ro2">
          <table:table-cell office:value-type="float" office:value="1419950947.91527" calcext:value-type="float">
            <text:p>1419950947.91527</text:p>
          </table:table-cell>
          <table:table-cell office:value-type="string" calcext:value-type="string">
            <text:p>Acceleration</text:p>
          </table:table-cell>
          <table:table-cell office:value-type="float" office:value="-1.04844665527344" calcext:value-type="float">
            <text:p>-1.04844665527344</text:p>
          </table:table-cell>
          <table:table-cell office:value-type="float" office:value="0.612091064453125" calcext:value-type="float">
            <text:p>0.612091064453125</text:p>
          </table:table-cell>
          <table:table-cell office:value-type="float" office:value="-0.463821411132813" calcext:value-type="float">
            <text:p>-0.463821411132813</text:p>
          </table:table-cell>
          <table:table-cell table:number-columns-repeated="16"/>
        </table:table-row>
        <table:table-row table:style-name="ro2">
          <table:table-cell office:value-type="float" office:value="1419950947.91994" calcext:value-type="float">
            <text:p>1419950947.91994</text:p>
          </table:table-cell>
          <table:table-cell office:value-type="string" calcext:value-type="string">
            <text:p>Gyro</text:p>
          </table:table-cell>
          <table:table-cell office:value-type="float" office:value="-1.70255462382991" calcext:value-type="float">
            <text:p>-1.70255462382991</text:p>
          </table:table-cell>
          <table:table-cell office:value-type="float" office:value="-0.1068673282227" calcext:value-type="float">
            <text:p>-0.1068673282227</text:p>
          </table:table-cell>
          <table:table-cell office:value-type="float" office:value="9.78816203045295" calcext:value-type="float">
            <text:p>9.78816203045295</text:p>
          </table:table-cell>
          <table:table-cell table:number-columns-repeated="16"/>
        </table:table-row>
        <table:table-row table:style-name="ro2">
          <table:table-cell office:value-type="float" office:value="1419950947.91982" calcext:value-type="float">
            <text:p>1419950947.91982</text:p>
          </table:table-cell>
          <table:table-cell office:value-type="string" calcext:value-type="string">
            <text:p>Motion</text:p>
          </table:table-cell>
          <table:table-cell office:value-type="float" office:value="-1.25978434085846" calcext:value-type="float">
            <text:p>-1.25978434085846</text:p>
          </table:table-cell>
          <table:table-cell office:value-type="float" office:value="0.238151729106903" calcext:value-type="float">
            <text:p>0.238151729106903</text:p>
          </table:table-cell>
          <table:table-cell office:value-type="float" office:value="9.18353843688965" calcext:value-type="float">
            <text:p>9.18353843688965</text:p>
          </table:table-cell>
          <table:table-cell office:value-type="float" office:value="-1.79584228790557" calcext:value-type="float">
            <text:p>-1.79584228790557</text:p>
          </table:table-cell>
          <table:table-cell office:value-type="float" office:value="1.30452982814393" calcext:value-type="float">
            <text:p>1.30452982814393</text:p>
          </table:table-cell>
          <table:table-cell office:value-type="float" office:value="0.704802997594586" calcext:value-type="float">
            <text:p>0.704802997594586</text:p>
          </table:table-cell>
          <table:table-cell office:value-type="float" office:value="-1.25978434085846" calcext:value-type="float">
            <text:p>-1.25978434085846</text:p>
          </table:table-cell>
          <table:table-cell office:value-type="float" office:value="0.238151729106903" calcext:value-type="float">
            <text:p>0.238151729106903</text:p>
          </table:table-cell>
          <table:table-cell office:value-type="float" office:value="9.18353843688965" calcext:value-type="float">
            <text:p>9.18353843688965</text:p>
          </table:table-cell>
          <table:table-cell office:value-type="float" office:value="-0.25649619102478" calcext:value-type="float">
            <text:p>-0.25649619102478</text:p>
          </table:table-cell>
          <table:table-cell office:value-type="float" office:value="-0.964760005474091" calcext:value-type="float">
            <text:p>-0.964760005474091</text:p>
          </table:table-cell>
          <table:table-cell office:value-type="float" office:value="0.05871806666255" calcext:value-type="float">
            <text:p>0.05871806666255</text:p>
          </table:table-cell>
          <table:table-cell office:value-type="float" office:value="0.155986547470093" calcext:value-type="float">
            <text:p>0.155986547470093</text:p>
          </table:table-cell>
          <table:table-cell office:value-type="float" office:value="1.64484429359436" calcext:value-type="float">
            <text:p>1.64484429359436</text:p>
          </table:table-cell>
          <table:table-cell office:value-type="float" office:value="-0.263216346502304" calcext:value-type="float">
            <text:p>-0.2632163465023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2023" calcext:value-type="float">
            <text:p>1419950947.92023</text:p>
          </table:table-cell>
          <table:table-cell office:value-type="string" calcext:value-type="string">
            <text:p>Motion</text:p>
          </table:table-cell>
          <table:table-cell office:value-type="float" office:value="-1.43900763988495" calcext:value-type="float">
            <text:p>-1.43900763988495</text:p>
          </table:table-cell>
          <table:table-cell office:value-type="float" office:value="0.193977564573288" calcext:value-type="float">
            <text:p>0.193977564573288</text:p>
          </table:table-cell>
          <table:table-cell office:value-type="float" office:value="9.63439655303955" calcext:value-type="float">
            <text:p>9.63439655303955</text:p>
          </table:table-cell>
          <table:table-cell office:value-type="float" office:value="-1.69476859530188" calcext:value-type="float">
            <text:p>-1.69476859530188</text:p>
          </table:table-cell>
          <table:table-cell office:value-type="float" office:value="1.20700171410946" calcext:value-type="float">
            <text:p>1.20700171410946</text:p>
          </table:table-cell>
          <table:table-cell office:value-type="float" office:value="0.601173191696903" calcext:value-type="float">
            <text:p>0.601173191696903</text:p>
          </table:table-cell>
          <table:table-cell office:value-type="float" office:value="-1.43900763988495" calcext:value-type="float">
            <text:p>-1.43900763988495</text:p>
          </table:table-cell>
          <table:table-cell office:value-type="float" office:value="0.193977564573288" calcext:value-type="float">
            <text:p>0.193977564573288</text:p>
          </table:table-cell>
          <table:table-cell office:value-type="float" office:value="9.63439655303955" calcext:value-type="float">
            <text:p>9.63439655303955</text:p>
          </table:table-cell>
          <table:table-cell office:value-type="float" office:value="-0.353092223405838" calcext:value-type="float">
            <text:p>-0.353092223405838</text:p>
          </table:table-cell>
          <table:table-cell office:value-type="float" office:value="-0.934553325176239" calcext:value-type="float">
            <text:p>-0.934553325176239</text:p>
          </table:table-cell>
          <table:table-cell office:value-type="float" office:value="0.0439992845058441" calcext:value-type="float">
            <text:p>0.0439992845058441</text:p>
          </table:table-cell>
          <table:table-cell office:value-type="float" office:value="-0.186214432120323" calcext:value-type="float">
            <text:p>-0.186214432120323</text:p>
          </table:table-cell>
          <table:table-cell office:value-type="float" office:value="1.60915970802307" calcext:value-type="float">
            <text:p>1.60915970802307</text:p>
          </table:table-cell>
          <table:table-cell office:value-type="float" office:value="-0.408180803060532" calcext:value-type="float">
            <text:p>-0.4081808030605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2248" calcext:value-type="float">
            <text:p>1419950947.92248</text:p>
          </table:table-cell>
          <table:table-cell office:value-type="string" calcext:value-type="string">
            <text:p>Magnetic</text:p>
          </table:table-cell>
          <table:table-cell office:value-type="float" office:value="56.2229614257813" calcext:value-type="float">
            <text:p>56.2229614257813</text:p>
          </table:table-cell>
          <table:table-cell office:value-type="float" office:value="226.246612548828" calcext:value-type="float">
            <text:p>226.246612548828</text:p>
          </table:table-cell>
          <table:table-cell office:value-type="float" office:value="132.38542175293" calcext:value-type="float">
            <text:p>132.38542175293</text:p>
          </table:table-cell>
          <table:table-cell table:number-columns-repeated="16"/>
        </table:table-row>
        <table:table-row table:style-name="ro2">
          <table:table-cell office:value-type="float" office:value="1419950947.93438" calcext:value-type="float">
            <text:p>1419950947.93438</text:p>
          </table:table-cell>
          <table:table-cell office:value-type="string" calcext:value-type="string">
            <text:p>Acceleration</text:p>
          </table:table-cell>
          <table:table-cell office:value-type="float" office:value="-1.42817687988281" calcext:value-type="float">
            <text:p>-1.42817687988281</text:p>
          </table:table-cell>
          <table:table-cell office:value-type="float" office:value="0.5540771484375" calcext:value-type="float">
            <text:p>0.5540771484375</text:p>
          </table:table-cell>
          <table:table-cell office:value-type="float" office:value="-0.444412231445313" calcext:value-type="float">
            <text:p>-0.444412231445313</text:p>
          </table:table-cell>
          <table:table-cell table:number-columns-repeated="16"/>
        </table:table-row>
        <table:table-row table:style-name="ro2">
          <table:table-cell office:value-type="float" office:value="1419950947.9344" calcext:value-type="float">
            <text:p>1419950947.9344</text:p>
          </table:table-cell>
          <table:table-cell office:value-type="string" calcext:value-type="string">
            <text:p>Acceleration</text:p>
          </table:table-cell>
          <table:table-cell office:value-type="float" office:value="-1.64251708984375" calcext:value-type="float">
            <text:p>-1.64251708984375</text:p>
          </table:table-cell>
          <table:table-cell office:value-type="float" office:value="0.602401733398438" calcext:value-type="float">
            <text:p>0.602401733398438</text:p>
          </table:table-cell>
          <table:table-cell office:value-type="float" office:value="-0.37615966796875" calcext:value-type="float">
            <text:p>-0.37615966796875</text:p>
          </table:table-cell>
          <table:table-cell table:number-columns-repeated="16"/>
        </table:table-row>
        <table:table-row table:style-name="ro2">
          <table:table-cell office:value-type="float" office:value="1419950947.93536" calcext:value-type="float">
            <text:p>1419950947.93536</text:p>
          </table:table-cell>
          <table:table-cell office:value-type="string" calcext:value-type="string">
            <text:p>Gyro</text:p>
          </table:table-cell>
          <table:table-cell office:value-type="float" office:value="-1.82082640678866" calcext:value-type="float">
            <text:p>-1.82082640678866</text:p>
          </table:table-cell>
          <table:table-cell office:value-type="float" office:value="-0.190219476652218" calcext:value-type="float">
            <text:p>-0.190219476652218</text:p>
          </table:table-cell>
          <table:table-cell office:value-type="float" office:value="9.44879434747971" calcext:value-type="float">
            <text:p>9.44879434747971</text:p>
          </table:table-cell>
          <table:table-cell table:number-columns-repeated="16"/>
        </table:table-row>
        <table:table-row table:style-name="ro2">
          <table:table-cell office:value-type="float" office:value="1419950947.93589" calcext:value-type="float">
            <text:p>1419950947.93589</text:p>
          </table:table-cell>
          <table:table-cell office:value-type="string" calcext:value-type="string">
            <text:p>Gyro</text:p>
          </table:table-cell>
          <table:table-cell office:value-type="float" office:value="-1.74685497698284" calcext:value-type="float">
            <text:p>-1.74685497698284</text:p>
          </table:table-cell>
          <table:table-cell office:value-type="float" office:value="0.099115665237806" calcext:value-type="float">
            <text:p>0.099115665237806</text:p>
          </table:table-cell>
          <table:table-cell office:value-type="float" office:value="8.68231687836284" calcext:value-type="float">
            <text:p>8.68231687836284</text:p>
          </table:table-cell>
          <table:table-cell table:number-columns-repeated="16"/>
        </table:table-row>
        <table:table-row table:style-name="ro2">
          <table:table-cell office:value-type="float" office:value="1419950947.93561" calcext:value-type="float">
            <text:p>1419950947.93561</text:p>
          </table:table-cell>
          <table:table-cell office:value-type="string" calcext:value-type="string">
            <text:p>Motion</text:p>
          </table:table-cell>
          <table:table-cell office:value-type="float" office:value="-1.69366466999054" calcext:value-type="float">
            <text:p>-1.69366466999054</text:p>
          </table:table-cell>
          <table:table-cell office:value-type="float" office:value="-0.0794053077697754" calcext:value-type="float">
            <text:p>-0.0794053077697754</text:p>
          </table:table-cell>
          <table:table-cell office:value-type="float" office:value="9.77112007141113" calcext:value-type="float">
            <text:p>9.77112007141113</text:p>
          </table:table-cell>
          <table:table-cell office:value-type="float" office:value="-1.63356255342029" calcext:value-type="float">
            <text:p>-1.63356255342029</text:p>
          </table:table-cell>
          <table:table-cell office:value-type="float" office:value="1.10510296482389" calcext:value-type="float">
            <text:p>1.10510296482389</text:p>
          </table:table-cell>
          <table:table-cell office:value-type="float" office:value="0.534220519702417" calcext:value-type="float">
            <text:p>0.534220519702417</text:p>
          </table:table-cell>
          <table:table-cell office:value-type="float" office:value="-1.69366466999054" calcext:value-type="float">
            <text:p>-1.69366466999054</text:p>
          </table:table-cell>
          <table:table-cell office:value-type="float" office:value="-0.0794053077697754" calcext:value-type="float">
            <text:p>-0.0794053077697754</text:p>
          </table:table-cell>
          <table:table-cell office:value-type="float" office:value="9.77112007141113" calcext:value-type="float">
            <text:p>9.77112007141113</text:p>
          </table:table-cell>
          <table:table-cell office:value-type="float" office:value="-0.448158204555512" calcext:value-type="float">
            <text:p>-0.448158204555512</text:p>
          </table:table-cell>
          <table:table-cell office:value-type="float" office:value="-0.893510460853577" calcext:value-type="float">
            <text:p>-0.893510460853577</text:p>
          </table:table-cell>
          <table:table-cell office:value-type="float" office:value="0.0281661972403526" calcext:value-type="float">
            <text:p>0.0281661972403526</text:p>
          </table:table-cell>
          <table:table-cell office:value-type="float" office:value="-0.600288450717926" calcext:value-type="float">
            <text:p>-0.600288450717926</text:p>
          </table:table-cell>
          <table:table-cell office:value-type="float" office:value="1.5056015253067" calcext:value-type="float">
            <text:p>1.5056015253067</text:p>
          </table:table-cell>
          <table:table-cell office:value-type="float" office:value="-0.491987615823746" calcext:value-type="float">
            <text:p>-0.49198761582374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4826" calcext:value-type="float">
            <text:p>1419950947.94826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35.019958496094" calcext:value-type="float">
            <text:p>135.019958496094</text:p>
          </table:table-cell>
          <table:table-cell table:number-columns-repeated="16"/>
        </table:table-row>
        <table:table-row table:style-name="ro2">
          <table:table-cell office:value-type="float" office:value="1419950947.95178" calcext:value-type="float">
            <text:p>1419950947.95178</text:p>
          </table:table-cell>
          <table:table-cell office:value-type="string" calcext:value-type="string">
            <text:p>Gyro</text:p>
          </table:table-cell>
          <table:table-cell office:value-type="float" office:value="-1.58718249066605" calcext:value-type="float">
            <text:p>-1.58718249066605</text:p>
          </table:table-cell>
          <table:table-cell office:value-type="float" office:value="0.648861356418503" calcext:value-type="float">
            <text:p>0.648861356418503</text:p>
          </table:table-cell>
          <table:table-cell office:value-type="float" office:value="7.71090277177776" calcext:value-type="float">
            <text:p>7.71090277177776</text:p>
          </table:table-cell>
          <table:table-cell table:number-columns-repeated="16"/>
        </table:table-row>
        <table:table-row table:style-name="ro2">
          <table:table-cell office:value-type="float" office:value="1419950947.95159" calcext:value-type="float">
            <text:p>1419950947.95159</text:p>
          </table:table-cell>
          <table:table-cell office:value-type="string" calcext:value-type="string">
            <text:p>Motion</text:p>
          </table:table-cell>
          <table:table-cell office:value-type="float" office:value="-1.81193649768829" calcext:value-type="float">
            <text:p>-1.81193649768829</text:p>
          </table:table-cell>
          <table:table-cell office:value-type="float" office:value="-0.162757515907288" calcext:value-type="float">
            <text:p>-0.162757515907288</text:p>
          </table:table-cell>
          <table:table-cell office:value-type="float" office:value="9.43175220489502" calcext:value-type="float">
            <text:p>9.43175220489502</text:p>
          </table:table-cell>
          <table:table-cell office:value-type="float" office:value="-1.5937789312315" calcext:value-type="float">
            <text:p>-1.5937789312315</text:p>
          </table:table-cell>
          <table:table-cell office:value-type="float" office:value="1.00431316595499" calcext:value-type="float">
            <text:p>1.00431316595499</text:p>
          </table:table-cell>
          <table:table-cell office:value-type="float" office:value="0.48661484308634" calcext:value-type="float">
            <text:p>0.48661484308634</text:p>
          </table:table-cell>
          <table:table-cell office:value-type="float" office:value="-1.81193649768829" calcext:value-type="float">
            <text:p>-1.81193649768829</text:p>
          </table:table-cell>
          <table:table-cell office:value-type="float" office:value="-0.162757515907288" calcext:value-type="float">
            <text:p>-0.162757515907288</text:p>
          </table:table-cell>
          <table:table-cell office:value-type="float" office:value="9.43175220489502" calcext:value-type="float">
            <text:p>9.43175220489502</text:p>
          </table:table-cell>
          <table:table-cell office:value-type="float" office:value="-0.536526143550873" calcext:value-type="float">
            <text:p>-0.536526143550873</text:p>
          </table:table-cell>
          <table:table-cell office:value-type="float" office:value="-0.843793570995331" calcext:value-type="float">
            <text:p>-0.843793570995331</text:p>
          </table:table-cell>
          <table:table-cell office:value-type="float" office:value="0.01233293954283" calcext:value-type="float">
            <text:p>0.01233293954283</text:p>
          </table:table-cell>
          <table:table-cell office:value-type="float" office:value="-0.89165073633194" calcext:value-type="float">
            <text:p>-0.89165073633194</text:p>
          </table:table-cell>
          <table:table-cell office:value-type="float" office:value="1.39787065982819" calcext:value-type="float">
            <text:p>1.39787065982819</text:p>
          </table:table-cell>
          <table:table-cell office:value-type="float" office:value="-0.456745177507401" calcext:value-type="float">
            <text:p>-0.45674517750740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5209" calcext:value-type="float">
            <text:p>1419950947.95209</text:p>
          </table:table-cell>
          <table:table-cell office:value-type="string" calcext:value-type="string">
            <text:p>Motion</text:p>
          </table:table-cell>
          <table:table-cell office:value-type="float" office:value="-1.73796510696411" calcext:value-type="float">
            <text:p>-1.73796510696411</text:p>
          </table:table-cell>
          <table:table-cell office:value-type="float" office:value="0.126577600836754" calcext:value-type="float">
            <text:p>0.126577600836754</text:p>
          </table:table-cell>
          <table:table-cell office:value-type="float" office:value="8.66527462005615" calcext:value-type="float">
            <text:p>8.66527462005615</text:p>
          </table:table-cell>
          <table:table-cell office:value-type="float" office:value="-1.56555248828312" calcext:value-type="float">
            <text:p>-1.56555248828312</text:p>
          </table:table-cell>
          <table:table-cell office:value-type="float" office:value="0.909948120509248" calcext:value-type="float">
            <text:p>0.909948120509248</text:p>
          </table:table-cell>
          <table:table-cell office:value-type="float" office:value="0.452484192083537" calcext:value-type="float">
            <text:p>0.452484192083537</text:p>
          </table:table-cell>
          <table:table-cell office:value-type="float" office:value="-1.73796510696411" calcext:value-type="float">
            <text:p>-1.73796510696411</text:p>
          </table:table-cell>
          <table:table-cell office:value-type="float" office:value="0.126577600836754" calcext:value-type="float">
            <text:p>0.126577600836754</text:p>
          </table:table-cell>
          <table:table-cell office:value-type="float" office:value="8.66527462005615" calcext:value-type="float">
            <text:p>8.66527462005615</text:p>
          </table:table-cell>
          <table:table-cell office:value-type="float" office:value="-0.613778293132782" calcext:value-type="float">
            <text:p>-0.613778293132782</text:p>
          </table:table-cell>
          <table:table-cell office:value-type="float" office:value="-0.789471924304962" calcext:value-type="float">
            <text:p>-0.789471924304962</text:p>
          </table:table-cell>
          <table:table-cell office:value-type="float" office:value="-0.00321858352981508" calcext:value-type="float">
            <text:p>-0.00321858352981508</text:p>
          </table:table-cell>
          <table:table-cell office:value-type="float" office:value="-1.02873885631561" calcext:value-type="float">
            <text:p>-1.02873885631561</text:p>
          </table:table-cell>
          <table:table-cell office:value-type="float" office:value="1.39187359809876" calcext:value-type="float">
            <text:p>1.39187359809876</text:p>
          </table:table-cell>
          <table:table-cell office:value-type="float" office:value="-0.372941076755524" calcext:value-type="float">
            <text:p>-0.3729410767555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5383" calcext:value-type="float">
            <text:p>1419950947.95383</text:p>
          </table:table-cell>
          <table:table-cell office:value-type="string" calcext:value-type="string">
            <text:p>Acceleration</text:p>
          </table:table-cell>
          <table:table-cell office:value-type="float" office:value="-1.78271484375" calcext:value-type="float">
            <text:p>-1.78271484375</text:p>
          </table:table-cell>
          <table:table-cell office:value-type="float" office:value="0.702499389648438" calcext:value-type="float">
            <text:p>0.702499389648438</text:p>
          </table:table-cell>
          <table:table-cell office:value-type="float" office:value="-0.338790893554687" calcext:value-type="float">
            <text:p>-0.338790893554687</text:p>
          </table:table-cell>
          <table:table-cell table:number-columns-repeated="16"/>
        </table:table-row>
        <table:table-row table:style-name="ro2">
          <table:table-cell office:value-type="float" office:value="1419950947.95415" calcext:value-type="float">
            <text:p>1419950947.95415</text:p>
          </table:table-cell>
          <table:table-cell office:value-type="string" calcext:value-type="string">
            <text:p>Acceleration</text:p>
          </table:table-cell>
          <table:table-cell office:value-type="float" office:value="-1.90437316894531" calcext:value-type="float">
            <text:p>-1.90437316894531</text:p>
          </table:table-cell>
          <table:table-cell office:value-type="float" office:value="0.6878662109375" calcext:value-type="float">
            <text:p>0.6878662109375</text:p>
          </table:table-cell>
          <table:table-cell office:value-type="float" office:value="-0.20147705078125" calcext:value-type="float">
            <text:p>-0.20147705078125</text:p>
          </table:table-cell>
          <table:table-cell table:number-columns-repeated="16"/>
        </table:table-row>
        <table:table-row table:style-name="ro2">
          <table:table-cell office:value-type="float" office:value="1419950947.96762" calcext:value-type="float">
            <text:p>1419950947.96762</text:p>
          </table:table-cell>
          <table:table-cell office:value-type="string" calcext:value-type="string">
            <text:p>Gyro</text:p>
          </table:table-cell>
          <table:table-cell office:value-type="float" office:value="-1.63486053102952" calcext:value-type="float">
            <text:p>-1.63486053102952</text:p>
          </table:table-cell>
          <table:table-cell office:value-type="float" office:value="1.28168275990757" calcext:value-type="float">
            <text:p>1.28168275990757</text:p>
          </table:table-cell>
          <table:table-cell office:value-type="float" office:value="6.888344456426" calcext:value-type="float">
            <text:p>6.888344456426</text:p>
          </table:table-cell>
          <table:table-cell table:number-columns-repeated="16"/>
        </table:table-row>
        <table:table-row table:style-name="ro2">
          <table:table-cell office:value-type="float" office:value="1419950947.96811" calcext:value-type="float">
            <text:p>1419950947.96811</text:p>
          </table:table-cell>
          <table:table-cell office:value-type="string" calcext:value-type="string">
            <text:p>Gyro</text:p>
          </table:table-cell>
          <table:table-cell office:value-type="float" office:value="-1.69573346932989" calcext:value-type="float">
            <text:p>-1.69573346932989</text:p>
          </table:table-cell>
          <table:table-cell office:value-type="float" office:value="1.84796534987711" calcext:value-type="float">
            <text:p>1.84796534987711</text:p>
          </table:table-cell>
          <table:table-cell office:value-type="float" office:value="6.15176523160301" calcext:value-type="float">
            <text:p>6.15176523160301</text:p>
          </table:table-cell>
          <table:table-cell table:number-columns-repeated="16"/>
        </table:table-row>
        <table:table-row table:style-name="ro2">
          <table:table-cell office:value-type="float" office:value="1419950947.96785" calcext:value-type="float">
            <text:p>1419950947.96785</text:p>
          </table:table-cell>
          <table:table-cell office:value-type="string" calcext:value-type="string">
            <text:p>Motion</text:p>
          </table:table-cell>
          <table:table-cell office:value-type="float" office:value="-1.57829260826111" calcext:value-type="float">
            <text:p>-1.57829260826111</text:p>
          </table:table-cell>
          <table:table-cell office:value-type="float" office:value="0.676323235034943" calcext:value-type="float">
            <text:p>0.676323235034943</text:p>
          </table:table-cell>
          <table:table-cell office:value-type="float" office:value="7.69386005401611" calcext:value-type="float">
            <text:p>7.69386005401611</text:p>
          </table:table-cell>
          <table:table-cell office:value-type="float" office:value="-1.54143852413059" calcext:value-type="float">
            <text:p>-1.54143852413059</text:p>
          </table:table-cell>
          <table:table-cell office:value-type="float" office:value="0.8252276116196" calcext:value-type="float">
            <text:p>0.8252276116196</text:p>
          </table:table-cell>
          <table:table-cell office:value-type="float" office:value="0.428315178153176" calcext:value-type="float">
            <text:p>0.428315178153176</text:p>
          </table:table-cell>
          <table:table-cell office:value-type="float" office:value="-1.57829260826111" calcext:value-type="float">
            <text:p>-1.57829260826111</text:p>
          </table:table-cell>
          <table:table-cell office:value-type="float" office:value="0.676323235034943" calcext:value-type="float">
            <text:p>0.676323235034943</text:p>
          </table:table-cell>
          <table:table-cell office:value-type="float" office:value="7.69386005401611" calcext:value-type="float">
            <text:p>7.69386005401611</text:p>
          </table:table-cell>
          <table:table-cell office:value-type="float" office:value="-0.678097426891327" calcext:value-type="float">
            <text:p>-0.678097426891327</text:p>
          </table:table-cell>
          <table:table-cell office:value-type="float" office:value="-0.734702229499817" calcext:value-type="float">
            <text:p>-0.734702229499817</text:p>
          </table:table-cell>
          <table:table-cell office:value-type="float" office:value="-0.0199131723493338" calcext:value-type="float">
            <text:p>-0.0199131723493338</text:p>
          </table:table-cell>
          <table:table-cell office:value-type="float" office:value="-1.10461735725403" calcext:value-type="float">
            <text:p>-1.10461735725403</text:p>
          </table:table-cell>
          <table:table-cell office:value-type="float" office:value="1.43720161914825" calcext:value-type="float">
            <text:p>1.43720161914825</text:p>
          </table:table-cell>
          <table:table-cell office:value-type="float" office:value="-0.318877726793289" calcext:value-type="float">
            <text:p>-0.3188777267932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7379" calcext:value-type="float">
            <text:p>1419950947.97379</text:p>
          </table:table-cell>
          <table:table-cell office:value-type="string" calcext:value-type="string">
            <text:p>Acceleration</text:p>
          </table:table-cell>
          <table:table-cell office:value-type="float" office:value="-2.23358154296875" calcext:value-type="float">
            <text:p>-2.23358154296875</text:p>
          </table:table-cell>
          <table:table-cell office:value-type="float" office:value="0.629684448242188" calcext:value-type="float">
            <text:p>0.629684448242188</text:p>
          </table:table-cell>
          <table:table-cell office:value-type="float" office:value="-0.173141479492188" calcext:value-type="float">
            <text:p>-0.173141479492188</text:p>
          </table:table-cell>
          <table:table-cell table:number-columns-repeated="16"/>
        </table:table-row>
        <table:table-row table:style-name="ro2">
          <table:table-cell office:value-type="float" office:value="1419950947.97417" calcext:value-type="float">
            <text:p>1419950947.97417</text:p>
          </table:table-cell>
          <table:table-cell office:value-type="string" calcext:value-type="string">
            <text:p>Acceleration</text:p>
          </table:table-cell>
          <table:table-cell office:value-type="float" office:value="-2.82649230957031" calcext:value-type="float">
            <text:p>-2.82649230957031</text:p>
          </table:table-cell>
          <table:table-cell office:value-type="float" office:value="0.439865112304688" calcext:value-type="float">
            <text:p>0.439865112304688</text:p>
          </table:table-cell>
          <table:table-cell office:value-type="float" office:value="-0.301483154296875" calcext:value-type="float">
            <text:p>-0.301483154296875</text:p>
          </table:table-cell>
          <table:table-cell table:number-columns-repeated="16"/>
        </table:table-row>
        <table:table-row table:style-name="ro2">
          <table:table-cell office:value-type="float" office:value="1419950947.97438" calcext:value-type="float">
            <text:p>1419950947.97438</text:p>
          </table:table-cell>
          <table:table-cell office:value-type="string" calcext:value-type="string">
            <text:p>Magnetic</text:p>
          </table:table-cell>
          <table:table-cell office:value-type="float" office:value="61.3033447265625" calcext:value-type="float">
            <text:p>61.3033447265625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7.98411" calcext:value-type="float">
            <text:p>1419950947.98411</text:p>
          </table:table-cell>
          <table:table-cell office:value-type="string" calcext:value-type="string">
            <text:p>Gyro</text:p>
          </table:table-cell>
          <table:table-cell office:value-type="float" office:value="-1.66190546453149" calcext:value-type="float">
            <text:p>-1.66190546453149</text:p>
          </table:table-cell>
          <table:table-cell office:value-type="float" office:value="2.02826268725602" calcext:value-type="float">
            <text:p>2.02826268725602</text:p>
          </table:table-cell>
          <table:table-cell office:value-type="float" office:value="5.24905375692314" calcext:value-type="float">
            <text:p>5.24905375692314</text:p>
          </table:table-cell>
          <table:table-cell table:number-columns-repeated="16"/>
        </table:table-row>
        <table:table-row table:style-name="ro2">
          <table:table-cell office:value-type="float" office:value="1419950947.98406" calcext:value-type="float">
            <text:p>1419950947.98406</text:p>
          </table:table-cell>
          <table:table-cell office:value-type="string" calcext:value-type="string">
            <text:p>Motion</text:p>
          </table:table-cell>
          <table:table-cell office:value-type="float" office:value="-1.62597072124481" calcext:value-type="float">
            <text:p>-1.62597072124481</text:p>
          </table:table-cell>
          <table:table-cell office:value-type="float" office:value="1.30914449691773" calcext:value-type="float">
            <text:p>1.30914449691773</text:p>
          </table:table-cell>
          <table:table-cell office:value-type="float" office:value="6.87130165100098" calcext:value-type="float">
            <text:p>6.87130165100098</text:p>
          </table:table-cell>
          <table:table-cell office:value-type="float" office:value="-1.51526109704179" calcext:value-type="float">
            <text:p>-1.51526109704179</text:p>
          </table:table-cell>
          <table:table-cell office:value-type="float" office:value="0.749306564655396" calcext:value-type="float">
            <text:p>0.749306564655396</text:p>
          </table:table-cell>
          <table:table-cell office:value-type="float" office:value="0.408501602126362" calcext:value-type="float">
            <text:p>0.408501602126362</text:p>
          </table:table-cell>
          <table:table-cell office:value-type="float" office:value="-1.62597072124481" calcext:value-type="float">
            <text:p>-1.62597072124481</text:p>
          </table:table-cell>
          <table:table-cell office:value-type="float" office:value="1.30914449691773" calcext:value-type="float">
            <text:p>1.30914449691773</text:p>
          </table:table-cell>
          <table:table-cell office:value-type="float" office:value="6.87130165100098" calcext:value-type="float">
            <text:p>6.87130165100098</text:p>
          </table:table-cell>
          <table:table-cell office:value-type="float" office:value="-0.731032609939575" calcext:value-type="float">
            <text:p>-0.731032609939575</text:p>
          </table:table-cell>
          <table:table-cell office:value-type="float" office:value="-0.68113124370575" calcext:value-type="float">
            <text:p>-0.68113124370575</text:p>
          </table:table-cell>
          <table:table-cell office:value-type="float" office:value="-0.0406398512423039" calcext:value-type="float">
            <text:p>-0.0406398512423039</text:p>
          </table:table-cell>
          <table:table-cell office:value-type="float" office:value="-1.17334055900574" calcext:value-type="float">
            <text:p>-1.17334055900574</text:p>
          </table:table-cell>
          <table:table-cell office:value-type="float" office:value="1.36899745464325" calcext:value-type="float">
            <text:p>1.36899745464325</text:p>
          </table:table-cell>
          <table:table-cell office:value-type="float" office:value="-0.160837203264237" calcext:value-type="float">
            <text:p>-0.1608372032642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8443" calcext:value-type="float">
            <text:p>1419950947.98443</text:p>
          </table:table-cell>
          <table:table-cell office:value-type="string" calcext:value-type="string">
            <text:p>Motion</text:p>
          </table:table-cell>
          <table:table-cell office:value-type="float" office:value="-1.68684363365173" calcext:value-type="float">
            <text:p>-1.68684363365173</text:p>
          </table:table-cell>
          <table:table-cell office:value-type="float" office:value="1.87542712688446" calcext:value-type="float">
            <text:p>1.87542712688446</text:p>
          </table:table-cell>
          <table:table-cell office:value-type="float" office:value="6.13472270965576" calcext:value-type="float">
            <text:p>6.13472270965576</text:p>
          </table:table-cell>
          <table:table-cell office:value-type="float" office:value="-1.48524125461338" calcext:value-type="float">
            <text:p>-1.48524125461338</text:p>
          </table:table-cell>
          <table:table-cell office:value-type="float" office:value="0.680922797402296" calcext:value-type="float">
            <text:p>0.680922797402296</text:p>
          </table:table-cell>
          <table:table-cell office:value-type="float" office:value="0.391193137866494" calcext:value-type="float">
            <text:p>0.391193137866494</text:p>
          </table:table-cell>
          <table:table-cell office:value-type="float" office:value="-1.68684363365173" calcext:value-type="float">
            <text:p>-1.68684363365173</text:p>
          </table:table-cell>
          <table:table-cell office:value-type="float" office:value="1.87542712688446" calcext:value-type="float">
            <text:p>1.87542712688446</text:p>
          </table:table-cell>
          <table:table-cell office:value-type="float" office:value="6.13472270965576" calcext:value-type="float">
            <text:p>6.13472270965576</text:p>
          </table:table-cell>
          <table:table-cell office:value-type="float" office:value="-0.774150192737579" calcext:value-type="float">
            <text:p>-0.774150192737579</text:p>
          </table:table-cell>
          <table:table-cell office:value-type="float" office:value="-0.629510283470154" calcext:value-type="float">
            <text:p>-0.629510283470154</text:p>
          </table:table-cell>
          <table:table-cell office:value-type="float" office:value="-0.0663945525884628" calcext:value-type="float">
            <text:p>-0.0663945525884628</text:p>
          </table:table-cell>
          <table:table-cell office:value-type="float" office:value="-1.45943129062653" calcext:value-type="float">
            <text:p>-1.45943129062653</text:p>
          </table:table-cell>
          <table:table-cell office:value-type="float" office:value="1.25919473171234" calcext:value-type="float">
            <text:p>1.25919473171234</text:p>
          </table:table-cell>
          <table:table-cell office:value-type="float" office:value="-0.106746926903725" calcext:value-type="float">
            <text:p>-0.1067469269037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7.99968" calcext:value-type="float">
            <text:p>1419950947.99968</text:p>
          </table:table-cell>
          <table:table-cell office:value-type="string" calcext:value-type="string">
            <text:p>Gyro</text:p>
          </table:table-cell>
          <table:table-cell office:value-type="float" office:value="-1.36162180108404" calcext:value-type="float">
            <text:p>-1.36162180108404</text:p>
          </table:table-cell>
          <table:table-cell office:value-type="float" office:value="2.0071262429485" calcext:value-type="float">
            <text:p>2.0071262429485</text:p>
          </table:table-cell>
          <table:table-cell office:value-type="float" office:value="4.00948409596521" calcext:value-type="float">
            <text:p>4.00948409596521</text:p>
          </table:table-cell>
          <table:table-cell table:number-columns-repeated="16"/>
        </table:table-row>
        <table:table-row table:style-name="ro2">
          <table:table-cell office:value-type="float" office:value="1419950948.00047" calcext:value-type="float">
            <text:p>1419950948.00047</text:p>
          </table:table-cell>
          <table:table-cell office:value-type="string" calcext:value-type="string">
            <text:p>Gyro</text:p>
          </table:table-cell>
          <table:table-cell office:value-type="float" office:value="-0.960604069404344" calcext:value-type="float">
            <text:p>-0.960604069404344</text:p>
          </table:table-cell>
          <table:table-cell office:value-type="float" office:value="1.84356953618183" calcext:value-type="float">
            <text:p>1.84356953618183</text:p>
          </table:table-cell>
          <table:table-cell office:value-type="float" office:value="2.67917201455279" calcext:value-type="float">
            <text:p>2.67917201455279</text:p>
          </table:table-cell>
          <table:table-cell table:number-columns-repeated="16"/>
        </table:table-row>
        <table:table-row table:style-name="ro2">
          <table:table-cell office:value-type="float" office:value="1419950948.00073" calcext:value-type="float">
            <text:p>1419950948.00073</text:p>
          </table:table-cell>
          <table:table-cell office:value-type="string" calcext:value-type="string">
            <text:p>Magnetic</text:p>
          </table:table-cell>
          <table:table-cell office:value-type="float" office:value="61.6420288085938" calcext:value-type="float">
            <text:p>61.6420288085938</text:p>
          </table:table-cell>
          <table:table-cell office:value-type="float" office:value="229.972229003906" calcext:value-type="float">
            <text:p>229.972229003906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8.00016" calcext:value-type="float">
            <text:p>1419950948.00016</text:p>
          </table:table-cell>
          <table:table-cell office:value-type="string" calcext:value-type="string">
            <text:p>Motion</text:p>
          </table:table-cell>
          <table:table-cell office:value-type="float" office:value="-1.65301561355591" calcext:value-type="float">
            <text:p>-1.65301561355591</text:p>
          </table:table-cell>
          <table:table-cell office:value-type="float" office:value="2.05572438240051" calcext:value-type="float">
            <text:p>2.05572438240051</text:p>
          </table:table-cell>
          <table:table-cell office:value-type="float" office:value="5.23201131820679" calcext:value-type="float">
            <text:p>5.23201131820679</text:p>
          </table:table-cell>
          <table:table-cell office:value-type="float" office:value="-1.45453039365134" calcext:value-type="float">
            <text:p>-1.45453039365134</text:p>
          </table:table-cell>
          <table:table-cell office:value-type="float" office:value="0.621086733676484" calcext:value-type="float">
            <text:p>0.621086733676484</text:p>
          </table:table-cell>
          <table:table-cell office:value-type="float" office:value="0.376221916692926" calcext:value-type="float">
            <text:p>0.376221916692926</text:p>
          </table:table-cell>
          <table:table-cell office:value-type="float" office:value="-1.65301561355591" calcext:value-type="float">
            <text:p>-1.65301561355591</text:p>
          </table:table-cell>
          <table:table-cell office:value-type="float" office:value="2.05572438240051" calcext:value-type="float">
            <text:p>2.05572438240051</text:p>
          </table:table-cell>
          <table:table-cell office:value-type="float" office:value="5.23201131820679" calcext:value-type="float">
            <text:p>5.23201131820679</text:p>
          </table:table-cell>
          <table:table-cell office:value-type="float" office:value="-0.807756066322327" calcext:value-type="float">
            <text:p>-0.807756066322327</text:p>
          </table:table-cell>
          <table:table-cell office:value-type="float" office:value="-0.581919312477112" calcext:value-type="float">
            <text:p>-0.581919312477112</text:p>
          </table:table-cell>
          <table:table-cell office:value-type="float" office:value="-0.0943399891257286" calcext:value-type="float">
            <text:p>-0.0943399891257286</text:p>
          </table:table-cell>
          <table:table-cell office:value-type="float" office:value="-2.0187361240387" calcext:value-type="float">
            <text:p>-2.0187361240387</text:p>
          </table:table-cell>
          <table:table-cell office:value-type="float" office:value="1.0217844247818" calcext:value-type="float">
            <text:p>1.0217844247818</text:p>
          </table:table-cell>
          <table:table-cell office:value-type="float" office:value="-0.207143172621727" calcext:value-type="float">
            <text:p>-0.2071431726217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0235" calcext:value-type="float">
            <text:p>1419950948.00235</text:p>
          </table:table-cell>
          <table:table-cell office:value-type="string" calcext:value-type="string">
            <text:p>Acceleration</text:p>
          </table:table-cell>
          <table:table-cell office:value-type="float" office:value="-3.45054626464844" calcext:value-type="float">
            <text:p>-3.45054626464844</text:p>
          </table:table-cell>
          <table:table-cell office:value-type="float" office:value="-0.191696166992188" calcext:value-type="float">
            <text:p>-0.191696166992188</text:p>
          </table:table-cell>
          <table:table-cell office:value-type="float" office:value="-0.386184692382812" calcext:value-type="float">
            <text:p>-0.386184692382812</text:p>
          </table:table-cell>
          <table:table-cell table:number-columns-repeated="16"/>
        </table:table-row>
        <table:table-row table:style-name="ro2">
          <table:table-cell office:value-type="float" office:value="1419950948.00251" calcext:value-type="float">
            <text:p>1419950948.00251</text:p>
          </table:table-cell>
          <table:table-cell office:value-type="string" calcext:value-type="string">
            <text:p>Acceleration</text:p>
          </table:table-cell>
          <table:table-cell office:value-type="float" office:value="-3.29733276367187" calcext:value-type="float">
            <text:p>-3.29733276367187</text:p>
          </table:table-cell>
          <table:table-cell office:value-type="float" office:value="-0.359481811523437" calcext:value-type="float">
            <text:p>-0.359481811523437</text:p>
          </table:table-cell>
          <table:table-cell office:value-type="float" office:value="-0.369796752929687" calcext:value-type="float">
            <text:p>-0.369796752929687</text:p>
          </table:table-cell>
          <table:table-cell table:number-columns-repeated="16"/>
        </table:table-row>
        <table:table-row table:style-name="ro2">
          <table:table-cell office:value-type="float" office:value="1419950948.01569" calcext:value-type="float">
            <text:p>1419950948.01569</text:p>
          </table:table-cell>
          <table:table-cell office:value-type="string" calcext:value-type="string">
            <text:p>Gyro</text:p>
          </table:table-cell>
          <table:table-cell office:value-type="float" office:value="-0.66117288382183" calcext:value-type="float">
            <text:p>-0.66117288382183</text:p>
          </table:table-cell>
          <table:table-cell office:value-type="float" office:value="1.58097998848725" calcext:value-type="float">
            <text:p>1.58097998848725</text:p>
          </table:table-cell>
          <table:table-cell office:value-type="float" office:value="1.7373578782195" calcext:value-type="float">
            <text:p>1.7373578782195</text:p>
          </table:table-cell>
          <table:table-cell table:number-columns-repeated="16"/>
        </table:table-row>
        <table:table-row table:style-name="ro2">
          <table:table-cell office:value-type="float" office:value="1419950948.01548" calcext:value-type="float">
            <text:p>1419950948.01548</text:p>
          </table:table-cell>
          <table:table-cell office:value-type="string" calcext:value-type="string">
            <text:p>Motion</text:p>
          </table:table-cell>
          <table:table-cell office:value-type="float" office:value="-1.35273194313049" calcext:value-type="float">
            <text:p>-1.35273194313049</text:p>
          </table:table-cell>
          <table:table-cell office:value-type="float" office:value="2.03458786010742" calcext:value-type="float">
            <text:p>2.03458786010742</text:p>
          </table:table-cell>
          <table:table-cell office:value-type="float" office:value="3.9924418926239" calcext:value-type="float">
            <text:p>3.9924418926239</text:p>
          </table:table-cell>
          <table:table-cell office:value-type="float" office:value="-1.42640646396479" calcext:value-type="float">
            <text:p>-1.42640646396479</text:p>
          </table:table-cell>
          <table:table-cell office:value-type="float" office:value="0.573450047494441" calcext:value-type="float">
            <text:p>0.573450047494441</text:p>
          </table:table-cell>
          <table:table-cell office:value-type="float" office:value="0.365003528897533" calcext:value-type="float">
            <text:p>0.365003528897533</text:p>
          </table:table-cell>
          <table:table-cell office:value-type="float" office:value="-1.35273194313049" calcext:value-type="float">
            <text:p>-1.35273194313049</text:p>
          </table:table-cell>
          <table:table-cell office:value-type="float" office:value="2.03458786010742" calcext:value-type="float">
            <text:p>2.03458786010742</text:p>
          </table:table-cell>
          <table:table-cell office:value-type="float" office:value="3.9924418926239" calcext:value-type="float">
            <text:p>3.9924418926239</text:p>
          </table:table-cell>
          <table:table-cell office:value-type="float" office:value="-0.831292688846588" calcext:value-type="float">
            <text:p>-0.831292688846588</text:p>
          </table:table-cell>
          <table:table-cell office:value-type="float" office:value="-0.542533457279205" calcext:value-type="float">
            <text:p>-0.542533457279205</text:p>
          </table:table-cell>
          <table:table-cell office:value-type="float" office:value="-0.120871402323246" calcext:value-type="float">
            <text:p>-0.120871402323246</text:p>
          </table:table-cell>
          <table:table-cell office:value-type="float" office:value="-2.61925363540649" calcext:value-type="float">
            <text:p>-2.61925363540649</text:p>
          </table:table-cell>
          <table:table-cell office:value-type="float" office:value="0.350837260484695" calcext:value-type="float">
            <text:p>0.350837260484695</text:p>
          </table:table-cell>
          <table:table-cell office:value-type="float" office:value="-0.265313297510147" calcext:value-type="float">
            <text:p>-0.2653132975101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1622" calcext:value-type="float">
            <text:p>1419950948.01622</text:p>
          </table:table-cell>
          <table:table-cell office:value-type="string" calcext:value-type="string">
            <text:p>Motion</text:p>
          </table:table-cell>
          <table:table-cell office:value-type="float" office:value="-0.951714277267456" calcext:value-type="float">
            <text:p>-0.951714277267456</text:p>
          </table:table-cell>
          <table:table-cell office:value-type="float" office:value="1.8710310459137" calcext:value-type="float">
            <text:p>1.8710310459137</text:p>
          </table:table-cell>
          <table:table-cell office:value-type="float" office:value="2.6621298789978" calcext:value-type="float">
            <text:p>2.6621298789978</text:p>
          </table:table-cell>
          <table:table-cell office:value-type="float" office:value="-1.40210841084005" calcext:value-type="float">
            <text:p>-1.40210841084005</text:p>
          </table:table-cell>
          <table:table-cell office:value-type="float" office:value="0.540264444678636" calcext:value-type="float">
            <text:p>0.540264444678636</text:p>
          </table:table-cell>
          <table:table-cell office:value-type="float" office:value="0.35778657170392" calcext:value-type="float">
            <text:p>0.35778657170392</text:p>
          </table:table-cell>
          <table:table-cell office:value-type="float" office:value="-0.951714277267456" calcext:value-type="float">
            <text:p>-0.951714277267456</text:p>
          </table:table-cell>
          <table:table-cell office:value-type="float" office:value="1.8710310459137" calcext:value-type="float">
            <text:p>1.8710310459137</text:p>
          </table:table-cell>
          <table:table-cell office:value-type="float" office:value="2.6621298789978" calcext:value-type="float">
            <text:p>2.6621298789978</text:p>
          </table:table-cell>
          <table:table-cell office:value-type="float" office:value="-0.845400214195251" calcext:value-type="float">
            <text:p>-0.845400214195251</text:p>
          </table:table-cell>
          <table:table-cell office:value-type="float" office:value="-0.514362812042236" calcext:value-type="float">
            <text:p>-0.514362812042236</text:p>
          </table:table-cell>
          <table:table-cell office:value-type="float" office:value="-0.143977046012878" calcext:value-type="float">
            <text:p>-0.143977046012878</text:p>
          </table:table-cell>
          <table:table-cell office:value-type="float" office:value="-2.45193243026733" calcext:value-type="float">
            <text:p>-2.45193243026733</text:p>
          </table:table-cell>
          <table:table-cell office:value-type="float" office:value="0.154880985617638" calcext:value-type="float">
            <text:p>0.154880985617638</text:p>
          </table:table-cell>
          <table:table-cell office:value-type="float" office:value="-0.225819706916809" calcext:value-type="float">
            <text:p>-0.2258197069168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2249" calcext:value-type="float">
            <text:p>1419950948.02249</text:p>
          </table:table-cell>
          <table:table-cell office:value-type="string" calcext:value-type="string">
            <text:p>Acceleration</text:p>
          </table:table-cell>
          <table:table-cell office:value-type="float" office:value="-2.9208984375" calcext:value-type="float">
            <text:p>-2.9208984375</text:p>
          </table:table-cell>
          <table:table-cell office:value-type="float" office:value="-0.445098876953125" calcext:value-type="float">
            <text:p>-0.445098876953125</text:p>
          </table:table-cell>
          <table:table-cell office:value-type="float" office:value="-0.286483764648437" calcext:value-type="float">
            <text:p>-0.286483764648437</text:p>
          </table:table-cell>
          <table:table-cell table:number-columns-repeated="16"/>
        </table:table-row>
        <table:table-row table:style-name="ro2">
          <table:table-cell office:value-type="float" office:value="1419950948.02311" calcext:value-type="float">
            <text:p>1419950948.02311</text:p>
          </table:table-cell>
          <table:table-cell office:value-type="string" calcext:value-type="string">
            <text:p>Acceleration</text:p>
          </table:table-cell>
          <table:table-cell office:value-type="float" office:value="-2.54347229003906" calcext:value-type="float">
            <text:p>-2.54347229003906</text:p>
          </table:table-cell>
          <table:table-cell office:value-type="float" office:value="-0.512664794921875" calcext:value-type="float">
            <text:p>-0.512664794921875</text:p>
          </table:table-cell>
          <table:table-cell office:value-type="float" office:value="-0.190185546875" calcext:value-type="float">
            <text:p>-0.190185546875</text:p>
          </table:table-cell>
          <table:table-cell table:number-columns-repeated="16"/>
        </table:table-row>
        <table:table-row table:style-name="ro2">
          <table:table-cell office:value-type="float" office:value="1419950948.02602" calcext:value-type="float">
            <text:p>1419950948.02602</text:p>
          </table:table-cell>
          <table:table-cell office:value-type="string" calcext:value-type="string">
            <text:p>Magnetic</text:p>
          </table:table-cell>
          <table:table-cell office:value-type="float" office:value="62.48876953125" calcext:value-type="float">
            <text:p>62.48876953125</text:p>
          </table:table-cell>
          <table:table-cell office:value-type="float" office:value="231.496353149414" calcext:value-type="float">
            <text:p>231.496353149414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8.03152" calcext:value-type="float">
            <text:p>1419950948.03152</text:p>
          </table:table-cell>
          <table:table-cell office:value-type="string" calcext:value-type="string">
            <text:p>Gyro</text:p>
          </table:table-cell>
          <table:table-cell office:value-type="float" office:value="-0.539980944727812" calcext:value-type="float">
            <text:p>-0.539980944727812</text:p>
          </table:table-cell>
          <table:table-cell office:value-type="float" office:value="1.23867803462497" calcext:value-type="float">
            <text:p>1.23867803462497</text:p>
          </table:table-cell>
          <table:table-cell office:value-type="float" office:value="1.36759021140302" calcext:value-type="float">
            <text:p>1.36759021140302</text:p>
          </table:table-cell>
          <table:table-cell table:number-columns-repeated="16"/>
        </table:table-row>
        <table:table-row table:style-name="ro2">
          <table:table-cell office:value-type="float" office:value="1419950948.032" calcext:value-type="float">
            <text:p>1419950948.032</text:p>
          </table:table-cell>
          <table:table-cell office:value-type="string" calcext:value-type="string">
            <text:p>Gyro</text:p>
          </table:table-cell>
          <table:table-cell office:value-type="float" office:value="-0.586992928502654" calcext:value-type="float">
            <text:p>-0.586992928502654</text:p>
          </table:table-cell>
          <table:table-cell office:value-type="float" office:value="0.850919915696668" calcext:value-type="float">
            <text:p>0.850919915696668</text:p>
          </table:table-cell>
          <table:table-cell office:value-type="float" office:value="1.38119869825721" calcext:value-type="float">
            <text:p>1.38119869825721</text:p>
          </table:table-cell>
          <table:table-cell table:number-columns-repeated="16"/>
        </table:table-row>
        <table:table-row table:style-name="ro2">
          <table:table-cell office:value-type="float" office:value="1419950948.03171" calcext:value-type="float">
            <text:p>1419950948.03171</text:p>
          </table:table-cell>
          <table:table-cell office:value-type="string" calcext:value-type="string">
            <text:p>Motion</text:p>
          </table:table-cell>
          <table:table-cell office:value-type="float" office:value="-0.652283132076263" calcext:value-type="float">
            <text:p>-0.652283132076263</text:p>
          </table:table-cell>
          <table:table-cell office:value-type="float" office:value="1.60844147205353" calcext:value-type="float">
            <text:p>1.60844147205353</text:p>
          </table:table-cell>
          <table:table-cell office:value-type="float" office:value="1.72031557559967" calcext:value-type="float">
            <text:p>1.72031557559967</text:p>
          </table:table-cell>
          <table:table-cell office:value-type="float" office:value="-1.38199001499157" calcext:value-type="float">
            <text:p>-1.38199001499157</text:p>
          </table:table-cell>
          <table:table-cell office:value-type="float" office:value="0.518823180147458" calcext:value-type="float">
            <text:p>0.518823180147458</text:p>
          </table:table-cell>
          <table:table-cell office:value-type="float" office:value="0.353296744147738" calcext:value-type="float">
            <text:p>0.353296744147738</text:p>
          </table:table-cell>
          <table:table-cell office:value-type="float" office:value="-0.652283132076263" calcext:value-type="float">
            <text:p>-0.652283132076263</text:p>
          </table:table-cell>
          <table:table-cell office:value-type="float" office:value="1.60844147205353" calcext:value-type="float">
            <text:p>1.60844147205353</text:p>
          </table:table-cell>
          <table:table-cell office:value-type="float" office:value="1.72031557559967" calcext:value-type="float">
            <text:p>1.72031557559967</text:p>
          </table:table-cell>
          <table:table-cell office:value-type="float" office:value="-0.852970898151398" calcext:value-type="float">
            <text:p>-0.852970898151398</text:p>
          </table:table-cell>
          <table:table-cell office:value-type="float" office:value="-0.495858520269394" calcext:value-type="float">
            <text:p>-0.495858520269394</text:p>
          </table:table-cell>
          <table:table-cell office:value-type="float" office:value="-0.162987619638443" calcext:value-type="float">
            <text:p>-0.162987619638443</text:p>
          </table:table-cell>
          <table:table-cell office:value-type="float" office:value="-2.06792759895325" calcext:value-type="float">
            <text:p>-2.06792759895325</text:p>
          </table:table-cell>
          <table:table-cell office:value-type="float" office:value="0.0507596507668495" calcext:value-type="float">
            <text:p>0.0507596507668495</text:p>
          </table:table-cell>
          <table:table-cell office:value-type="float" office:value="-0.123496137559414" calcext:value-type="float">
            <text:p>-0.1234961375594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4155" calcext:value-type="float">
            <text:p>1419950948.04155</text:p>
          </table:table-cell>
          <table:table-cell office:value-type="string" calcext:value-type="string">
            <text:p>Acceleration</text:p>
          </table:table-cell>
          <table:table-cell office:value-type="float" office:value="-2.36631774902344" calcext:value-type="float">
            <text:p>-2.36631774902344</text:p>
          </table:table-cell>
          <table:table-cell office:value-type="float" office:value="-0.637924194335938" calcext:value-type="float">
            <text:p>-0.637924194335938</text:p>
          </table:table-cell>
          <table:table-cell office:value-type="float" office:value="-0.142333984375" calcext:value-type="float">
            <text:p>-0.142333984375</text:p>
          </table:table-cell>
          <table:table-cell table:number-columns-repeated="16"/>
        </table:table-row>
        <table:table-row table:style-name="ro2">
          <table:table-cell office:value-type="float" office:value="1419950948.04171" calcext:value-type="float">
            <text:p>1419950948.04171</text:p>
          </table:table-cell>
          <table:table-cell office:value-type="string" calcext:value-type="string">
            <text:p>Acceleration</text:p>
          </table:table-cell>
          <table:table-cell office:value-type="float" office:value="-2.38542175292969" calcext:value-type="float">
            <text:p>-2.38542175292969</text:p>
          </table:table-cell>
          <table:table-cell office:value-type="float" office:value="-0.78692626953125" calcext:value-type="float">
            <text:p>-0.78692626953125</text:p>
          </table:table-cell>
          <table:table-cell office:value-type="float" office:value="-0.16253662109375" calcext:value-type="float">
            <text:p>-0.16253662109375</text:p>
          </table:table-cell>
          <table:table-cell table:number-columns-repeated="16"/>
        </table:table-row>
        <table:table-row table:style-name="ro2">
          <table:table-cell office:value-type="float" office:value="1419950948.04767" calcext:value-type="float">
            <text:p>1419950948.04767</text:p>
          </table:table-cell>
          <table:table-cell office:value-type="string" calcext:value-type="string">
            <text:p>Gyro</text:p>
          </table:table-cell>
          <table:table-cell office:value-type="float" office:value="-0.760005455035761" calcext:value-type="float">
            <text:p>-0.760005455035761</text:p>
          </table:table-cell>
          <table:table-cell office:value-type="float" office:value="0.428300751783121" calcext:value-type="float">
            <text:p>0.428300751783121</text:p>
          </table:table-cell>
          <table:table-cell office:value-type="float" office:value="1.43239477442068" calcext:value-type="float">
            <text:p>1.43239477442068</text:p>
          </table:table-cell>
          <table:table-cell table:number-columns-repeated="16"/>
        </table:table-row>
        <table:table-row table:style-name="ro2">
          <table:table-cell office:value-type="float" office:value="1419950948.04751" calcext:value-type="float">
            <text:p>1419950948.04751</text:p>
          </table:table-cell>
          <table:table-cell office:value-type="string" calcext:value-type="string">
            <text:p>Motion</text:p>
          </table:table-cell>
          <table:table-cell office:value-type="float" office:value="-0.531091213226318" calcext:value-type="float">
            <text:p>-0.531091213226318</text:p>
          </table:table-cell>
          <table:table-cell office:value-type="float" office:value="1.26613938808441" calcext:value-type="float">
            <text:p>1.26613938808441</text:p>
          </table:table-cell>
          <table:table-cell office:value-type="float" office:value="1.35054802894592" calcext:value-type="float">
            <text:p>1.35054802894592</text:p>
          </table:table-cell>
          <table:table-cell office:value-type="float" office:value="-1.36599873286596" calcext:value-type="float">
            <text:p>-1.36599873286596</text:p>
          </table:table-cell>
          <table:table-cell office:value-type="float" office:value="0.502967088352061" calcext:value-type="float">
            <text:p>0.502967088352061</text:p>
          </table:table-cell>
          <table:table-cell office:value-type="float" office:value="0.35008279921394" calcext:value-type="float">
            <text:p>0.35008279921394</text:p>
          </table:table-cell>
          <table:table-cell office:value-type="float" office:value="-0.531091213226318" calcext:value-type="float">
            <text:p>-0.531091213226318</text:p>
          </table:table-cell>
          <table:table-cell office:value-type="float" office:value="1.26613938808441" calcext:value-type="float">
            <text:p>1.26613938808441</text:p>
          </table:table-cell>
          <table:table-cell office:value-type="float" office:value="1.35054802894592" calcext:value-type="float">
            <text:p>1.35054802894592</text:p>
          </table:table-cell>
          <table:table-cell office:value-type="float" office:value="-0.857846438884735" calcext:value-type="float">
            <text:p>-0.857846438884735</text:p>
          </table:table-cell>
          <table:table-cell office:value-type="float" office:value="-0.482027292251587" calcext:value-type="float">
            <text:p>-0.482027292251587</text:p>
          </table:table-cell>
          <table:table-cell office:value-type="float" office:value="-0.178183004260063" calcext:value-type="float">
            <text:p>-0.178183004260063</text:p>
          </table:table-cell>
          <table:table-cell office:value-type="float" office:value="-1.68562591075897" calcext:value-type="float">
            <text:p>-1.68562591075897</text:p>
          </table:table-cell>
          <table:table-cell office:value-type="float" office:value="-0.0306375063955784" calcext:value-type="float">
            <text:p>-0.0306375063955784</text:p>
          </table:table-cell>
          <table:table-cell office:value-type="float" office:value="-0.0120025463402271" calcext:value-type="float">
            <text:p>-0.01200254634022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4798" calcext:value-type="float">
            <text:p>1419950948.04798</text:p>
          </table:table-cell>
          <table:table-cell office:value-type="string" calcext:value-type="string">
            <text:p>Motion</text:p>
          </table:table-cell>
          <table:table-cell office:value-type="float" office:value="-0.578103184700012" calcext:value-type="float">
            <text:p>-0.578103184700012</text:p>
          </table:table-cell>
          <table:table-cell office:value-type="float" office:value="0.878381252288818" calcext:value-type="float">
            <text:p>0.878381252288818</text:p>
          </table:table-cell>
          <table:table-cell office:value-type="float" office:value="1.36415648460388" calcext:value-type="float">
            <text:p>1.36415648460388</text:p>
          </table:table-cell>
          <table:table-cell office:value-type="float" office:value="-1.35408160739511" calcext:value-type="float">
            <text:p>-1.35408160739511</text:p>
          </table:table-cell>
          <table:table-cell office:value-type="float" office:value="0.487723993439469" calcext:value-type="float">
            <text:p>0.487723993439469</text:p>
          </table:table-cell>
          <table:table-cell office:value-type="float" office:value="0.346901932479093" calcext:value-type="float">
            <text:p>0.346901932479093</text:p>
          </table:table-cell>
          <table:table-cell office:value-type="float" office:value="-0.578103184700012" calcext:value-type="float">
            <text:p>-0.578103184700012</text:p>
          </table:table-cell>
          <table:table-cell office:value-type="float" office:value="0.878381252288818" calcext:value-type="float">
            <text:p>0.878381252288818</text:p>
          </table:table-cell>
          <table:table-cell office:value-type="float" office:value="1.36415648460388" calcext:value-type="float">
            <text:p>1.36415648460388</text:p>
          </table:table-cell>
          <table:table-cell office:value-type="float" office:value="-0.862738192081451" calcext:value-type="float">
            <text:p>-0.862738192081451</text:p>
          </table:table-cell>
          <table:table-cell office:value-type="float" office:value="-0.468616485595703" calcext:value-type="float">
            <text:p>-0.468616485595703</text:p>
          </table:table-cell>
          <table:table-cell office:value-type="float" office:value="-0.189951121807098" calcext:value-type="float">
            <text:p>-0.189951121807098</text:p>
          </table:table-cell>
          <table:table-cell office:value-type="float" office:value="-1.50357961654663" calcext:value-type="float">
            <text:p>-1.50357961654663</text:p>
          </table:table-cell>
          <table:table-cell office:value-type="float" office:value="-0.169307723641396" calcext:value-type="float">
            <text:p>-0.169307723641396</text:p>
          </table:table-cell>
          <table:table-cell office:value-type="float" office:value="0.0476171337068081" calcext:value-type="float">
            <text:p>0.04761713370680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5206" calcext:value-type="float">
            <text:p>1419950948.05206</text:p>
          </table:table-cell>
          <table:table-cell office:value-type="string" calcext:value-type="string">
            <text:p>Magnetic</text:p>
          </table:table-cell>
          <table:table-cell office:value-type="float" office:value="62.9968109130859" calcext:value-type="float">
            <text:p>62.9968109130859</text:p>
          </table:table-cell>
          <table:table-cell office:value-type="float" office:value="233.359161376953" calcext:value-type="float">
            <text:p>233.359161376953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8.06232" calcext:value-type="float">
            <text:p>1419950948.06232</text:p>
          </table:table-cell>
          <table:table-cell office:value-type="string" calcext:value-type="string">
            <text:p>Acceleration</text:p>
          </table:table-cell>
          <table:table-cell office:value-type="float" office:value="-2.47611999511719" calcext:value-type="float">
            <text:p>-2.47611999511719</text:p>
          </table:table-cell>
          <table:table-cell office:value-type="float" office:value="-0.90667724609375" calcext:value-type="float">
            <text:p>-0.90667724609375</text:p>
          </table:table-cell>
          <table:table-cell office:value-type="float" office:value="-0.257415771484375" calcext:value-type="float">
            <text:p>-0.257415771484375</text:p>
          </table:table-cell>
          <table:table-cell table:number-columns-repeated="16"/>
        </table:table-row>
        <table:table-row table:style-name="ro2">
          <table:table-cell office:value-type="float" office:value="1419950948.06299" calcext:value-type="float">
            <text:p>1419950948.06299</text:p>
          </table:table-cell>
          <table:table-cell office:value-type="string" calcext:value-type="string">
            <text:p>Acceleration</text:p>
          </table:table-cell>
          <table:table-cell office:value-type="float" office:value="-2.55886840820312" calcext:value-type="float">
            <text:p>-2.55886840820312</text:p>
          </table:table-cell>
          <table:table-cell office:value-type="float" office:value="-1.02084350585938" calcext:value-type="float">
            <text:p>-1.02084350585938</text:p>
          </table:table-cell>
          <table:table-cell office:value-type="float" office:value="-0.411209106445313" calcext:value-type="float">
            <text:p>-0.411209106445313</text:p>
          </table:table-cell>
          <table:table-cell table:number-columns-repeated="16"/>
        </table:table-row>
        <table:table-row table:style-name="ro2">
          <table:table-cell office:value-type="float" office:value="1419950948.06337" calcext:value-type="float">
            <text:p>1419950948.06337</text:p>
          </table:table-cell>
          <table:table-cell office:value-type="string" calcext:value-type="string">
            <text:p>Gyro</text:p>
          </table:table-cell>
          <table:table-cell office:value-type="float" office:value="-0.905186882913104" calcext:value-type="float">
            <text:p>-0.905186882913104</text:p>
          </table:table-cell>
          <table:table-cell office:value-type="float" office:value="0.0010889665697334" calcext:value-type="float">
            <text:p>0.0010889665697334</text:p>
          </table:table-cell>
          <table:table-cell office:value-type="float" office:value="1.26410057039086" calcext:value-type="float">
            <text:p>1.26410057039086</text:p>
          </table:table-cell>
          <table:table-cell table:number-columns-repeated="16"/>
        </table:table-row>
        <table:table-row table:style-name="ro2">
          <table:table-cell office:value-type="float" office:value="1419950948.06373" calcext:value-type="float">
            <text:p>1419950948.06373</text:p>
          </table:table-cell>
          <table:table-cell office:value-type="string" calcext:value-type="string">
            <text:p>Gyro</text:p>
          </table:table-cell>
          <table:table-cell office:value-type="float" office:value="-0.933464593683674" calcext:value-type="float">
            <text:p>-0.933464593683674</text:p>
          </table:table-cell>
          <table:table-cell office:value-type="float" office:value="-0.421165344274472" calcext:value-type="float">
            <text:p>-0.421165344274472</text:p>
          </table:table-cell>
          <table:table-cell office:value-type="float" office:value="0.839368720784558" calcext:value-type="float">
            <text:p>0.839368720784558</text:p>
          </table:table-cell>
          <table:table-cell table:number-columns-repeated="16"/>
        </table:table-row>
        <table:table-row table:style-name="ro2">
          <table:table-cell office:value-type="float" office:value="1419950948.06371" calcext:value-type="float">
            <text:p>1419950948.06371</text:p>
          </table:table-cell>
          <table:table-cell office:value-type="string" calcext:value-type="string">
            <text:p>Motion</text:p>
          </table:table-cell>
          <table:table-cell office:value-type="float" office:value="-0.751115798950195" calcext:value-type="float">
            <text:p>-0.751115798950195</text:p>
          </table:table-cell>
          <table:table-cell office:value-type="float" office:value="0.455762058496475" calcext:value-type="float">
            <text:p>0.455762058496475</text:p>
          </table:table-cell>
          <table:table-cell office:value-type="float" office:value="1.41535258293152" calcext:value-type="float">
            <text:p>1.41535258293152</text:p>
          </table:table-cell>
          <table:table-cell office:value-type="float" office:value="-1.34602394905303" calcext:value-type="float">
            <text:p>-1.34602394905303</text:p>
          </table:table-cell>
          <table:table-cell office:value-type="float" office:value="0.471367360388149" calcext:value-type="float">
            <text:p>0.471367360388149</text:p>
          </table:table-cell>
          <table:table-cell office:value-type="float" office:value="0.342389315235564" calcext:value-type="float">
            <text:p>0.342389315235564</text:p>
          </table:table-cell>
          <table:table-cell office:value-type="float" office:value="-0.751115798950195" calcext:value-type="float">
            <text:p>-0.751115798950195</text:p>
          </table:table-cell>
          <table:table-cell office:value-type="float" office:value="0.455762058496475" calcext:value-type="float">
            <text:p>0.455762058496475</text:p>
          </table:table-cell>
          <table:table-cell office:value-type="float" office:value="1.41535258293152" calcext:value-type="float">
            <text:p>1.41535258293152</text:p>
          </table:table-cell>
          <table:table-cell office:value-type="float" office:value="-0.868536293506622" calcext:value-type="float">
            <text:p>-0.868536293506622</text:p>
          </table:table-cell>
          <table:table-cell office:value-type="float" office:value="-0.454104959964752" calcext:value-type="float">
            <text:p>-0.454104959964752</text:p>
          </table:table-cell>
          <table:table-cell office:value-type="float" office:value="-0.198578521609306" calcext:value-type="float">
            <text:p>-0.198578521609306</text:p>
          </table:table-cell>
          <table:table-cell office:value-type="float" office:value="-1.51688551902771" calcext:value-type="float">
            <text:p>-1.51688551902771</text:p>
          </table:table-cell>
          <table:table-cell office:value-type="float" office:value="-0.332821309566498" calcext:value-type="float">
            <text:p>-0.332821309566498</text:p>
          </table:table-cell>
          <table:table-cell office:value-type="float" office:value="0.036041896790266" calcext:value-type="float">
            <text:p>0.0360418967902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7824" calcext:value-type="float">
            <text:p>1419950948.07824</text:p>
          </table:table-cell>
          <table:table-cell office:value-type="string" calcext:value-type="string">
            <text:p>Magnetic</text:p>
          </table:table-cell>
          <table:table-cell office:value-type="float" office:value="63.8435363769531" calcext:value-type="float">
            <text:p>63.8435363769531</text:p>
          </table:table-cell>
          <table:table-cell office:value-type="float" office:value="232.173736572266" calcext:value-type="float">
            <text:p>232.173736572266</text:p>
          </table:table-cell>
          <table:table-cell office:value-type="float" office:value="135.513931274414" calcext:value-type="float">
            <text:p>135.513931274414</text:p>
          </table:table-cell>
          <table:table-cell table:number-columns-repeated="16"/>
        </table:table-row>
        <table:table-row table:style-name="ro2">
          <table:table-cell office:value-type="float" office:value="1419950948.08049" calcext:value-type="float">
            <text:p>1419950948.08049</text:p>
          </table:table-cell>
          <table:table-cell office:value-type="string" calcext:value-type="string">
            <text:p>Gyro</text:p>
          </table:table-cell>
          <table:table-cell office:value-type="float" office:value="-0.659722259976064" calcext:value-type="float">
            <text:p>-0.659722259976064</text:p>
          </table:table-cell>
          <table:table-cell office:value-type="float" office:value="-0.862112915442162" calcext:value-type="float">
            <text:p>-0.862112915442162</text:p>
          </table:table-cell>
          <table:table-cell office:value-type="float" office:value="0.326552818123881" calcext:value-type="float">
            <text:p>0.326552818123881</text:p>
          </table:table-cell>
          <table:table-cell table:number-columns-repeated="16"/>
        </table:table-row>
        <table:table-row table:style-name="ro2">
          <table:table-cell office:value-type="float" office:value="1419950948.07952" calcext:value-type="float">
            <text:p>1419950948.07952</text:p>
          </table:table-cell>
          <table:table-cell office:value-type="string" calcext:value-type="string">
            <text:p>Motion</text:p>
          </table:table-cell>
          <table:table-cell office:value-type="float" office:value="-0.896297216415405" calcext:value-type="float">
            <text:p>-0.896297216415405</text:p>
          </table:table-cell>
          <table:table-cell office:value-type="float" office:value="0.0285502579063177" calcext:value-type="float">
            <text:p>0.0285502579063177</text:p>
          </table:table-cell>
          <table:table-cell office:value-type="float" office:value="1.24705839157105" calcext:value-type="float">
            <text:p>1.24705839157105</text:p>
          </table:table-cell>
          <table:table-cell office:value-type="float" office:value="-1.34167483810823" calcext:value-type="float">
            <text:p>-1.34167483810823</text:p>
          </table:table-cell>
          <table:table-cell office:value-type="float" office:value="0.455712847562242" calcext:value-type="float">
            <text:p>0.455712847562242</text:p>
          </table:table-cell>
          <table:table-cell office:value-type="float" office:value="0.335859605987945" calcext:value-type="float">
            <text:p>0.335859605987945</text:p>
          </table:table-cell>
          <table:table-cell office:value-type="float" office:value="-0.896297216415405" calcext:value-type="float">
            <text:p>-0.896297216415405</text:p>
          </table:table-cell>
          <table:table-cell office:value-type="float" office:value="0.0285502579063177" calcext:value-type="float">
            <text:p>0.0285502579063177</text:p>
          </table:table-cell>
          <table:table-cell office:value-type="float" office:value="1.24705839157105" calcext:value-type="float">
            <text:p>1.24705839157105</text:p>
          </table:table-cell>
          <table:table-cell office:value-type="float" office:value="-0.874480843544006" calcext:value-type="float">
            <text:p>-0.874480843544006</text:p>
          </table:table-cell>
          <table:table-cell office:value-type="float" office:value="-0.440102517604828" calcext:value-type="float">
            <text:p>-0.440102517604828</text:p>
          </table:table-cell>
          <table:table-cell office:value-type="float" office:value="-0.203943684697151" calcext:value-type="float">
            <text:p>-0.203943684697151</text:p>
          </table:table-cell>
          <table:table-cell office:value-type="float" office:value="-1.60163915157318" calcext:value-type="float">
            <text:p>-1.60163915157318</text:p>
          </table:table-cell>
          <table:table-cell office:value-type="float" office:value="-0.466574728488922" calcext:value-type="float">
            <text:p>-0.466574728488922</text:p>
          </table:table-cell>
          <table:table-cell office:value-type="float" office:value="-0.0534720793366432" calcext:value-type="float">
            <text:p>-0.05347207933664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8092" calcext:value-type="float">
            <text:p>1419950948.08092</text:p>
          </table:table-cell>
          <table:table-cell office:value-type="string" calcext:value-type="string">
            <text:p>Acceleration</text:p>
          </table:table-cell>
          <table:table-cell office:value-type="float" office:value="-2.61738586425781" calcext:value-type="float">
            <text:p>-2.61738586425781</text:p>
          </table:table-cell>
          <table:table-cell office:value-type="float" office:value="-1.12315368652344" calcext:value-type="float">
            <text:p>-1.12315368652344</text:p>
          </table:table-cell>
          <table:table-cell office:value-type="float" office:value="-0.617141723632813" calcext:value-type="float">
            <text:p>-0.617141723632813</text:p>
          </table:table-cell>
          <table:table-cell table:number-columns-repeated="16"/>
        </table:table-row>
        <table:table-row table:style-name="ro2">
          <table:table-cell office:value-type="float" office:value="1419950948.0812" calcext:value-type="float">
            <text:p>1419950948.0812</text:p>
          </table:table-cell>
          <table:table-cell office:value-type="string" calcext:value-type="string">
            <text:p>Acceleration</text:p>
          </table:table-cell>
          <table:table-cell office:value-type="float" office:value="-2.61886596679687" calcext:value-type="float">
            <text:p>-2.61886596679687</text:p>
          </table:table-cell>
          <table:table-cell office:value-type="float" office:value="-1.15058898925781" calcext:value-type="float">
            <text:p>-1.15058898925781</text:p>
          </table:table-cell>
          <table:table-cell office:value-type="float" office:value="-0.813522338867188" calcext:value-type="float">
            <text:p>-0.813522338867188</text:p>
          </table:table-cell>
          <table:table-cell table:number-columns-repeated="16"/>
        </table:table-row>
        <table:table-row table:style-name="ro2">
          <table:table-cell office:value-type="float" office:value="1419950948.08079" calcext:value-type="float">
            <text:p>1419950948.08079</text:p>
          </table:table-cell>
          <table:table-cell office:value-type="string" calcext:value-type="string">
            <text:p>Motion</text:p>
          </table:table-cell>
          <table:table-cell office:value-type="float" office:value="-0.924574911594391" calcext:value-type="float">
            <text:p>-0.924574911594391</text:p>
          </table:table-cell>
          <table:table-cell office:value-type="float" office:value="-0.393704116344452" calcext:value-type="float">
            <text:p>-0.393704116344452</text:p>
          </table:table-cell>
          <table:table-cell office:value-type="float" office:value="0.822326600551605" calcext:value-type="float">
            <text:p>0.822326600551605</text:p>
          </table:table-cell>
          <table:table-cell office:value-type="float" office:value="-1.34123033531377" calcext:value-type="float">
            <text:p>-1.34123033531377</text:p>
          </table:table-cell>
          <table:table-cell office:value-type="float" office:value="0.443740853426124" calcext:value-type="float">
            <text:p>0.443740853426124</text:p>
          </table:table-cell>
          <table:table-cell office:value-type="float" office:value="0.327646043816738" calcext:value-type="float">
            <text:p>0.327646043816738</text:p>
          </table:table-cell>
          <table:table-cell office:value-type="float" office:value="-0.924574911594391" calcext:value-type="float">
            <text:p>-0.924574911594391</text:p>
          </table:table-cell>
          <table:table-cell office:value-type="float" office:value="-0.393704116344452" calcext:value-type="float">
            <text:p>-0.393704116344452</text:p>
          </table:table-cell>
          <table:table-cell office:value-type="float" office:value="0.822326600551605" calcext:value-type="float">
            <text:p>0.822326600551605</text:p>
          </table:table-cell>
          <table:table-cell office:value-type="float" office:value="-0.879458010196686" calcext:value-type="float">
            <text:p>-0.879458010196686</text:p>
          </table:table-cell>
          <table:table-cell office:value-type="float" office:value="-0.429321020841599" calcext:value-type="float">
            <text:p>-0.429321020841599</text:p>
          </table:table-cell>
          <table:table-cell office:value-type="float" office:value="-0.205516681075096" calcext:value-type="float">
            <text:p>-0.205516681075096</text:p>
          </table:table-cell>
          <table:table-cell office:value-type="float" office:value="-1.67941045761108" calcext:value-type="float">
            <text:p>-1.67941045761108</text:p>
          </table:table-cell>
          <table:table-cell office:value-type="float" office:value="-0.591522514820099" calcext:value-type="float">
            <text:p>-0.591522514820099</text:p>
          </table:table-cell>
          <table:table-cell office:value-type="float" office:value="-0.205692425370216" calcext:value-type="float">
            <text:p>-0.2056924253702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09538" calcext:value-type="float">
            <text:p>1419950948.09538</text:p>
          </table:table-cell>
          <table:table-cell office:value-type="string" calcext:value-type="string">
            <text:p>Gyro</text:p>
          </table:table-cell>
          <table:table-cell office:value-type="float" office:value="-0.123005285480253" calcext:value-type="float">
            <text:p>-0.123005285480253</text:p>
          </table:table-cell>
          <table:table-cell office:value-type="float" office:value="-1.36697049381736" calcext:value-type="float">
            <text:p>-1.36697049381736</text:p>
          </table:table-cell>
          <table:table-cell office:value-type="float" office:value="-0.222245852973184" calcext:value-type="float">
            <text:p>-0.222245852973184</text:p>
          </table:table-cell>
          <table:table-cell table:number-columns-repeated="16"/>
        </table:table-row>
        <table:table-row table:style-name="ro2">
          <table:table-cell office:value-type="float" office:value="1419950948.09584" calcext:value-type="float">
            <text:p>1419950948.09584</text:p>
          </table:table-cell>
          <table:table-cell office:value-type="string" calcext:value-type="string">
            <text:p>Gyro</text:p>
          </table:table-cell>
          <table:table-cell office:value-type="float" office:value="0.468652968620002" calcext:value-type="float">
            <text:p>0.468652968620002</text:p>
          </table:table-cell>
          <table:table-cell office:value-type="float" office:value="-1.58698381884873" calcext:value-type="float">
            <text:p>-1.58698381884873</text:p>
          </table:table-cell>
          <table:table-cell office:value-type="float" office:value="-0.79930572324206" calcext:value-type="float">
            <text:p>-0.79930572324206</text:p>
          </table:table-cell>
          <table:table-cell table:number-columns-repeated="16"/>
        </table:table-row>
        <table:table-row table:style-name="ro2">
          <table:table-cell office:value-type="float" office:value="1419950948.0956" calcext:value-type="float">
            <text:p>1419950948.0956</text:p>
          </table:table-cell>
          <table:table-cell office:value-type="string" calcext:value-type="string">
            <text:p>Motion</text:p>
          </table:table-cell>
          <table:table-cell office:value-type="float" office:value="-0.65083259344101" calcext:value-type="float">
            <text:p>-0.65083259344101</text:p>
          </table:table-cell>
          <table:table-cell office:value-type="float" office:value="-0.834651708602905" calcext:value-type="float">
            <text:p>-0.834651708602905</text:p>
          </table:table-cell>
          <table:table-cell office:value-type="float" office:value="0.309510767459869" calcext:value-type="float">
            <text:p>0.309510767459869</text:p>
          </table:table-cell>
          <table:table-cell office:value-type="float" office:value="-1.3457555121542" calcext:value-type="float">
            <text:p>-1.3457555121542</text:p>
          </table:table-cell>
          <table:table-cell office:value-type="float" office:value="0.437369374947238" calcext:value-type="float">
            <text:p>0.437369374947238</text:p>
          </table:table-cell>
          <table:table-cell office:value-type="float" office:value="0.320350327454797" calcext:value-type="float">
            <text:p>0.320350327454797</text:p>
          </table:table-cell>
          <table:table-cell office:value-type="float" office:value="-0.65083259344101" calcext:value-type="float">
            <text:p>-0.65083259344101</text:p>
          </table:table-cell>
          <table:table-cell office:value-type="float" office:value="-0.834651708602905" calcext:value-type="float">
            <text:p>-0.834651708602905</text:p>
          </table:table-cell>
          <table:table-cell office:value-type="float" office:value="0.309510767459869" calcext:value-type="float">
            <text:p>0.309510767459869</text:p>
          </table:table-cell>
          <table:table-cell office:value-type="float" office:value="-0.88302755355835" calcext:value-type="float">
            <text:p>-0.88302755355835</text:p>
          </table:table-cell>
          <table:table-cell office:value-type="float" office:value="-0.423557937145233" calcext:value-type="float">
            <text:p>-0.423557937145233</text:p>
          </table:table-cell>
          <table:table-cell office:value-type="float" office:value="-0.202141180634499" calcext:value-type="float">
            <text:p>-0.202141180634499</text:p>
          </table:table-cell>
          <table:table-cell office:value-type="float" office:value="-1.73435831069946" calcext:value-type="float">
            <text:p>-1.73435831069946</text:p>
          </table:table-cell>
          <table:table-cell office:value-type="float" office:value="-0.699595749378204" calcext:value-type="float">
            <text:p>-0.699595749378204</text:p>
          </table:table-cell>
          <table:table-cell office:value-type="float" office:value="-0.415000528097153" calcext:value-type="float">
            <text:p>-0.4150005280971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0095" calcext:value-type="float">
            <text:p>1419950948.10095</text:p>
          </table:table-cell>
          <table:table-cell office:value-type="string" calcext:value-type="string">
            <text:p>Acceleration</text:p>
          </table:table-cell>
          <table:table-cell office:value-type="float" office:value="-2.57511901855469" calcext:value-type="float">
            <text:p>-2.57511901855469</text:p>
          </table:table-cell>
          <table:table-cell office:value-type="float" office:value="-1.12106323242188" calcext:value-type="float">
            <text:p>-1.12106323242188</text:p>
          </table:table-cell>
          <table:table-cell office:value-type="float" office:value="-0.862136840820313" calcext:value-type="float">
            <text:p>-0.862136840820313</text:p>
          </table:table-cell>
          <table:table-cell table:number-columns-repeated="16"/>
        </table:table-row>
        <table:table-row table:style-name="ro2">
          <table:table-cell office:value-type="float" office:value="1419950948.10099" calcext:value-type="float">
            <text:p>1419950948.10099</text:p>
          </table:table-cell>
          <table:table-cell office:value-type="string" calcext:value-type="string">
            <text:p>Acceleration</text:p>
          </table:table-cell>
          <table:table-cell office:value-type="float" office:value="-2.6009521484375" calcext:value-type="float">
            <text:p>-2.6009521484375</text:p>
          </table:table-cell>
          <table:table-cell office:value-type="float" office:value="-1.04600524902344" calcext:value-type="float">
            <text:p>-1.04600524902344</text:p>
          </table:table-cell>
          <table:table-cell office:value-type="float" office:value="-0.802169799804688" calcext:value-type="float">
            <text:p>-0.802169799804688</text:p>
          </table:table-cell>
          <table:table-cell table:number-columns-repeated="16"/>
        </table:table-row>
        <table:table-row table:style-name="ro2">
          <table:table-cell office:value-type="float" office:value="1419950948.10411" calcext:value-type="float">
            <text:p>1419950948.10411</text:p>
          </table:table-cell>
          <table:table-cell office:value-type="string" calcext:value-type="string">
            <text:p>Magnetic</text:p>
          </table:table-cell>
          <table:table-cell office:value-type="float" office:value="62.8274536132813" calcext:value-type="float">
            <text:p>62.8274536132813</text:p>
          </table:table-cell>
          <table:table-cell office:value-type="float" office:value="231.157653808594" calcext:value-type="float">
            <text:p>231.157653808594</text:p>
          </table:table-cell>
          <table:table-cell office:value-type="float" office:value="134.196655273438" calcext:value-type="float">
            <text:p>134.196655273438</text:p>
          </table:table-cell>
          <table:table-cell table:number-columns-repeated="16"/>
        </table:table-row>
        <table:table-row table:style-name="ro2">
          <table:table-cell office:value-type="float" office:value="1419950948.11153" calcext:value-type="float">
            <text:p>1419950948.11153</text:p>
          </table:table-cell>
          <table:table-cell office:value-type="string" calcext:value-type="string">
            <text:p>Gyro</text:p>
          </table:table-cell>
          <table:table-cell office:value-type="float" office:value="1.03104175075974" calcext:value-type="float">
            <text:p>1.03104175075974</text:p>
          </table:table-cell>
          <table:table-cell office:value-type="float" office:value="-1.44790901935093" calcext:value-type="float">
            <text:p>-1.44790901935093</text:p>
          </table:table-cell>
          <table:table-cell office:value-type="float" office:value="-1.54043229562636" calcext:value-type="float">
            <text:p>-1.54043229562636</text:p>
          </table:table-cell>
          <table:table-cell table:number-columns-repeated="16"/>
        </table:table-row>
        <table:table-row table:style-name="ro2">
          <table:table-cell office:value-type="float" office:value="1419950948.11153" calcext:value-type="float">
            <text:p>1419950948.11153</text:p>
          </table:table-cell>
          <table:table-cell office:value-type="string" calcext:value-type="string">
            <text:p>Motion</text:p>
          </table:table-cell>
          <table:table-cell office:value-type="float" office:value="-0.114115662872791" calcext:value-type="float">
            <text:p>-0.114115662872791</text:p>
          </table:table-cell>
          <table:table-cell office:value-type="float" office:value="-1.33950936794281" calcext:value-type="float">
            <text:p>-1.33950936794281</text:p>
          </table:table-cell>
          <table:table-cell office:value-type="float" office:value="-0.239287868142128" calcext:value-type="float">
            <text:p>-0.239287868142128</text:p>
          </table:table-cell>
          <table:table-cell office:value-type="float" office:value="-1.35732745557563" calcext:value-type="float">
            <text:p>-1.35732745557563</text:p>
          </table:table-cell>
          <table:table-cell office:value-type="float" office:value="0.437869468219744" calcext:value-type="float">
            <text:p>0.437869468219744</text:p>
          </table:table-cell>
          <table:table-cell office:value-type="float" office:value="0.31708753423392" calcext:value-type="float">
            <text:p>0.31708753423392</text:p>
          </table:table-cell>
          <table:table-cell office:value-type="float" office:value="-0.114115662872791" calcext:value-type="float">
            <text:p>-0.114115662872791</text:p>
          </table:table-cell>
          <table:table-cell office:value-type="float" office:value="-1.33950936794281" calcext:value-type="float">
            <text:p>-1.33950936794281</text:p>
          </table:table-cell>
          <table:table-cell office:value-type="float" office:value="-0.239287868142128" calcext:value-type="float">
            <text:p>-0.239287868142128</text:p>
          </table:table-cell>
          <table:table-cell office:value-type="float" office:value="-0.885100424289703" calcext:value-type="float">
            <text:p>-0.885100424289703</text:p>
          </table:table-cell>
          <table:table-cell office:value-type="float" office:value="-0.424010902643204" calcext:value-type="float">
            <text:p>-0.424010902643204</text:p>
          </table:table-cell>
          <table:table-cell office:value-type="float" office:value="-0.191864639520645" calcext:value-type="float">
            <text:p>-0.191864639520645</text:p>
          </table:table-cell>
          <table:table-cell office:value-type="float" office:value="-1.73376560211182" calcext:value-type="float">
            <text:p>-1.73376560211182</text:p>
          </table:table-cell>
          <table:table-cell office:value-type="float" office:value="-0.726578116416931" calcext:value-type="float">
            <text:p>-0.726578116416931</text:p>
          </table:table-cell>
          <table:table-cell office:value-type="float" office:value="-0.621657729148865" calcext:value-type="float">
            <text:p>-0.62165772914886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1184" calcext:value-type="float">
            <text:p>1419950948.11184</text:p>
          </table:table-cell>
          <table:table-cell office:value-type="string" calcext:value-type="string">
            <text:p>Motion</text:p>
          </table:table-cell>
          <table:table-cell office:value-type="float" office:value="0.477542579174042" calcext:value-type="float">
            <text:p>0.477542579174042</text:p>
          </table:table-cell>
          <table:table-cell office:value-type="float" office:value="-1.55952274799347" calcext:value-type="float">
            <text:p>-1.55952274799347</text:p>
          </table:table-cell>
          <table:table-cell office:value-type="float" office:value="-0.816347718238831" calcext:value-type="float">
            <text:p>-0.816347718238831</text:p>
          </table:table-cell>
          <table:table-cell office:value-type="float" office:value="-1.37455833189572" calcext:value-type="float">
            <text:p>-1.37455833189572</text:p>
          </table:table-cell>
          <table:table-cell office:value-type="float" office:value="0.445512280853241" calcext:value-type="float">
            <text:p>0.445512280853241</text:p>
          </table:table-cell>
          <table:table-cell office:value-type="float" office:value="0.31925874847929" calcext:value-type="float">
            <text:p>0.31925874847929</text:p>
          </table:table-cell>
          <table:table-cell office:value-type="float" office:value="0.477542579174042" calcext:value-type="float">
            <text:p>0.477542579174042</text:p>
          </table:table-cell>
          <table:table-cell office:value-type="float" office:value="-1.55952274799347" calcext:value-type="float">
            <text:p>-1.55952274799347</text:p>
          </table:table-cell>
          <table:table-cell office:value-type="float" office:value="-0.816347718238831" calcext:value-type="float">
            <text:p>-0.816347718238831</text:p>
          </table:table-cell>
          <table:table-cell office:value-type="float" office:value="-0.885070502758026" calcext:value-type="float">
            <text:p>-0.885070502758026</text:p>
          </table:table-cell>
          <table:table-cell office:value-type="float" office:value="-0.430920213460922" calcext:value-type="float">
            <text:p>-0.430920213460922</text:p>
          </table:table-cell>
          <table:table-cell office:value-type="float" office:value="-0.175948843359947" calcext:value-type="float">
            <text:p>-0.175948843359947</text:p>
          </table:table-cell>
          <table:table-cell office:value-type="float" office:value="-1.69004857540131" calcext:value-type="float">
            <text:p>-1.69004857540131</text:p>
          </table:table-cell>
          <table:table-cell office:value-type="float" office:value="-0.69014298915863" calcext:value-type="float">
            <text:p>-0.69014298915863</text:p>
          </table:table-cell>
          <table:table-cell office:value-type="float" office:value="-0.686187982559204" calcext:value-type="float">
            <text:p>-0.6861879825592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1981" calcext:value-type="float">
            <text:p>1419950948.11981</text:p>
          </table:table-cell>
          <table:table-cell office:value-type="string" calcext:value-type="string">
            <text:p>Acceleration</text:p>
          </table:table-cell>
          <table:table-cell office:value-type="float" office:value="-2.68536376953125" calcext:value-type="float">
            <text:p>-2.68536376953125</text:p>
          </table:table-cell>
          <table:table-cell office:value-type="float" office:value="-0.94403076171875" calcext:value-type="float">
            <text:p>-0.94403076171875</text:p>
          </table:table-cell>
          <table:table-cell office:value-type="float" office:value="-0.740341186523438" calcext:value-type="float">
            <text:p>-0.740341186523438</text:p>
          </table:table-cell>
          <table:table-cell table:number-columns-repeated="16"/>
        </table:table-row>
        <table:table-row table:style-name="ro2">
          <table:table-cell office:value-type="float" office:value="1419950948.11984" calcext:value-type="float">
            <text:p>1419950948.11984</text:p>
          </table:table-cell>
          <table:table-cell office:value-type="string" calcext:value-type="string">
            <text:p>Acceleration</text:p>
          </table:table-cell>
          <table:table-cell office:value-type="float" office:value="-2.72198486328125" calcext:value-type="float">
            <text:p>-2.72198486328125</text:p>
          </table:table-cell>
          <table:table-cell office:value-type="float" office:value="-0.829299926757813" calcext:value-type="float">
            <text:p>-0.829299926757813</text:p>
          </table:table-cell>
          <table:table-cell office:value-type="float" office:value="-0.659576416015625" calcext:value-type="float">
            <text:p>-0.659576416015625</text:p>
          </table:table-cell>
          <table:table-cell table:number-columns-repeated="16"/>
        </table:table-row>
        <table:table-row table:style-name="ro2">
          <table:table-cell office:value-type="float" office:value="1419950948.12751" calcext:value-type="float">
            <text:p>1419950948.12751</text:p>
          </table:table-cell>
          <table:table-cell office:value-type="string" calcext:value-type="string">
            <text:p>Gyro</text:p>
          </table:table-cell>
          <table:table-cell office:value-type="float" office:value="1.49973413416388" calcext:value-type="float">
            <text:p>1.49973413416388</text:p>
          </table:table-cell>
          <table:table-cell office:value-type="float" office:value="-1.18600177352764" calcext:value-type="float">
            <text:p>-1.18600177352764</text:p>
          </table:table-cell>
          <table:table-cell office:value-type="float" office:value="-2.46990747399709" calcext:value-type="float">
            <text:p>-2.46990747399709</text:p>
          </table:table-cell>
          <table:table-cell table:number-columns-repeated="16"/>
        </table:table-row>
        <table:table-row table:style-name="ro2">
          <table:table-cell office:value-type="float" office:value="1419950948.12784" calcext:value-type="float">
            <text:p>1419950948.12784</text:p>
          </table:table-cell>
          <table:table-cell office:value-type="string" calcext:value-type="string">
            <text:p>Gyro</text:p>
          </table:table-cell>
          <table:table-cell office:value-type="float" office:value="1.93882042204571" calcext:value-type="float">
            <text:p>1.93882042204571</text:p>
          </table:table-cell>
          <table:table-cell office:value-type="float" office:value="-0.911106024751914" calcext:value-type="float">
            <text:p>-0.911106024751914</text:p>
          </table:table-cell>
          <table:table-cell office:value-type="float" office:value="-3.42706834242807" calcext:value-type="float">
            <text:p>-3.42706834242807</text:p>
          </table:table-cell>
          <table:table-cell table:number-columns-repeated="16"/>
        </table:table-row>
        <table:table-row table:style-name="ro2">
          <table:table-cell office:value-type="float" office:value="1419950948.12753" calcext:value-type="float">
            <text:p>1419950948.12753</text:p>
          </table:table-cell>
          <table:table-cell office:value-type="string" calcext:value-type="string">
            <text:p>Motion</text:p>
          </table:table-cell>
          <table:table-cell office:value-type="float" office:value="1.03993129730225" calcext:value-type="float">
            <text:p>1.03993129730225</text:p>
          </table:table-cell>
          <table:table-cell office:value-type="float" office:value="-1.42044806480408" calcext:value-type="float">
            <text:p>-1.42044806480408</text:p>
          </table:table-cell>
          <table:table-cell office:value-type="float" office:value="-1.55747425556183" calcext:value-type="float">
            <text:p>-1.55747425556183</text:p>
          </table:table-cell>
          <table:table-cell office:value-type="float" office:value="-1.3935319170357" calcext:value-type="float">
            <text:p>-1.3935319170357</text:p>
          </table:table-cell>
          <table:table-cell office:value-type="float" office:value="0.461518183506582" calcext:value-type="float">
            <text:p>0.461518183506582</text:p>
          </table:table-cell>
          <table:table-cell office:value-type="float" office:value="0.326806680129539" calcext:value-type="float">
            <text:p>0.326806680129539</text:p>
          </table:table-cell>
          <table:table-cell office:value-type="float" office:value="1.03993129730225" calcext:value-type="float">
            <text:p>1.03993129730225</text:p>
          </table:table-cell>
          <table:table-cell office:value-type="float" office:value="-1.42044806480408" calcext:value-type="float">
            <text:p>-1.42044806480408</text:p>
          </table:table-cell>
          <table:table-cell office:value-type="float" office:value="-1.55747425556183" calcext:value-type="float">
            <text:p>-1.55747425556183</text:p>
          </table:table-cell>
          <table:table-cell office:value-type="float" office:value="-0.881346702575684" calcext:value-type="float">
            <text:p>-0.881346702575684</text:p>
          </table:table-cell>
          <table:table-cell office:value-type="float" office:value="-0.445307970046997" calcext:value-type="float">
            <text:p>-0.445307970046997</text:p>
          </table:table-cell>
          <table:table-cell office:value-type="float" office:value="-0.157888635993004" calcext:value-type="float">
            <text:p>-0.157888635993004</text:p>
          </table:table-cell>
          <table:table-cell office:value-type="float" office:value="-1.80401706695557" calcext:value-type="float">
            <text:p>-1.80401706695557</text:p>
          </table:table-cell>
          <table:table-cell office:value-type="float" office:value="-0.498722791671753" calcext:value-type="float">
            <text:p>-0.498722791671753</text:p>
          </table:table-cell>
          <table:table-cell office:value-type="float" office:value="-0.582452535629272" calcext:value-type="float">
            <text:p>-0.5824525356292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302" calcext:value-type="float">
            <text:p>1419950948.1302</text:p>
          </table:table-cell>
          <table:table-cell office:value-type="string" calcext:value-type="string">
            <text:p>Magnetic</text:p>
          </table:table-cell>
          <table:table-cell office:value-type="float" office:value="60.9646453857422" calcext:value-type="float">
            <text:p>60.9646453857422</text:p>
          </table:table-cell>
          <table:table-cell office:value-type="float" office:value="230.988311767578" calcext:value-type="float">
            <text:p>230.988311767578</text:p>
          </table:table-cell>
          <table:table-cell office:value-type="float" office:value="132.056091308594" calcext:value-type="float">
            <text:p>132.056091308594</text:p>
          </table:table-cell>
          <table:table-cell table:number-columns-repeated="16"/>
        </table:table-row>
        <table:table-row table:style-name="ro2">
          <table:table-cell office:value-type="float" office:value="1419950948.14023" calcext:value-type="float">
            <text:p>1419950948.14023</text:p>
          </table:table-cell>
          <table:table-cell office:value-type="string" calcext:value-type="string">
            <text:p>Acceleration</text:p>
          </table:table-cell>
          <table:table-cell office:value-type="float" office:value="-2.71820068359375" calcext:value-type="float">
            <text:p>-2.71820068359375</text:p>
          </table:table-cell>
          <table:table-cell office:value-type="float" office:value="-0.714935302734375" calcext:value-type="float">
            <text:p>-0.714935302734375</text:p>
          </table:table-cell>
          <table:table-cell office:value-type="float" office:value="-0.547149658203125" calcext:value-type="float">
            <text:p>-0.547149658203125</text:p>
          </table:table-cell>
          <table:table-cell table:number-columns-repeated="16"/>
        </table:table-row>
        <table:table-row table:style-name="ro2">
          <table:table-cell office:value-type="float" office:value="1419950948.14024" calcext:value-type="float">
            <text:p>1419950948.14024</text:p>
          </table:table-cell>
          <table:table-cell office:value-type="string" calcext:value-type="string">
            <text:p>Acceleration</text:p>
          </table:table-cell>
          <table:table-cell office:value-type="float" office:value="-2.6812744140625" calcext:value-type="float">
            <text:p>-2.6812744140625</text:p>
          </table:table-cell>
          <table:table-cell office:value-type="float" office:value="-0.608367919921875" calcext:value-type="float">
            <text:p>-0.608367919921875</text:p>
          </table:table-cell>
          <table:table-cell office:value-type="float" office:value="-0.468994140625" calcext:value-type="float">
            <text:p>-0.468994140625</text:p>
          </table:table-cell>
          <table:table-cell table:number-columns-repeated="16"/>
        </table:table-row>
        <table:table-row table:style-name="ro2">
          <table:table-cell office:value-type="float" office:value="1419950948.14348" calcext:value-type="float">
            <text:p>1419950948.14348</text:p>
          </table:table-cell>
          <table:table-cell office:value-type="string" calcext:value-type="string">
            <text:p>Gyro</text:p>
          </table:table-cell>
          <table:table-cell office:value-type="float" office:value="2.2659676577249" calcext:value-type="float">
            <text:p>2.2659676577249</text:p>
          </table:table-cell>
          <table:table-cell office:value-type="float" office:value="-0.870713327866464" calcext:value-type="float">
            <text:p>-0.870713327866464</text:p>
          </table:table-cell>
          <table:table-cell office:value-type="float" office:value="-4.26579124664829" calcext:value-type="float">
            <text:p>-4.26579124664829</text:p>
          </table:table-cell>
          <table:table-cell table:number-columns-repeated="16"/>
        </table:table-row>
        <table:table-row table:style-name="ro2">
          <table:table-cell office:value-type="float" office:value="1419950948.14326" calcext:value-type="float">
            <text:p>1419950948.14326</text:p>
          </table:table-cell>
          <table:table-cell office:value-type="string" calcext:value-type="string">
            <text:p>Motion</text:p>
          </table:table-cell>
          <table:table-cell office:value-type="float" office:value="1.50862371921539" calcext:value-type="float">
            <text:p>1.50862371921539</text:p>
          </table:table-cell>
          <table:table-cell office:value-type="float" office:value="-1.1585408449173" calcext:value-type="float">
            <text:p>-1.1585408449173</text:p>
          </table:table-cell>
          <table:table-cell office:value-type="float" office:value="-2.48694944381714" calcext:value-type="float">
            <text:p>-2.48694944381714</text:p>
          </table:table-cell>
          <table:table-cell office:value-type="float" office:value="-1.41206051779564" calcext:value-type="float">
            <text:p>-1.41206051779564</text:p>
          </table:table-cell>
          <table:table-cell office:value-type="float" office:value="0.487586785195444" calcext:value-type="float">
            <text:p>0.487586785195444</text:p>
          </table:table-cell>
          <table:table-cell office:value-type="float" office:value="0.338788268924799" calcext:value-type="float">
            <text:p>0.338788268924799</text:p>
          </table:table-cell>
          <table:table-cell office:value-type="float" office:value="1.50862371921539" calcext:value-type="float">
            <text:p>1.50862371921539</text:p>
          </table:table-cell>
          <table:table-cell office:value-type="float" office:value="-1.1585408449173" calcext:value-type="float">
            <text:p>-1.1585408449173</text:p>
          </table:table-cell>
          <table:table-cell office:value-type="float" office:value="-2.48694944381714" calcext:value-type="float">
            <text:p>-2.48694944381714</text:p>
          </table:table-cell>
          <table:table-cell office:value-type="float" office:value="-0.872358977794647" calcext:value-type="float">
            <text:p>-0.872358977794647</text:p>
          </table:table-cell>
          <table:table-cell office:value-type="float" office:value="-0.46849524974823" calcext:value-type="float">
            <text:p>-0.46849524974823</text:p>
          </table:table-cell>
          <table:table-cell office:value-type="float" office:value="-0.139649510383606" calcext:value-type="float">
            <text:p>-0.139649510383606</text:p>
          </table:table-cell>
          <table:table-cell office:value-type="float" office:value="-1.84962582588196" calcext:value-type="float">
            <text:p>-1.84962582588196</text:p>
          </table:table-cell>
          <table:table-cell office:value-type="float" office:value="-0.360804677009583" calcext:value-type="float">
            <text:p>-0.360804677009583</text:p>
          </table:table-cell>
          <table:table-cell office:value-type="float" office:value="-0.519926905632019" calcext:value-type="float">
            <text:p>-0.51992690563201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4376" calcext:value-type="float">
            <text:p>1419950948.14376</text:p>
          </table:table-cell>
          <table:table-cell office:value-type="string" calcext:value-type="string">
            <text:p>Motion</text:p>
          </table:table-cell>
          <table:table-cell office:value-type="float" office:value="1.94770991802216" calcext:value-type="float">
            <text:p>1.94770991802216</text:p>
          </table:table-cell>
          <table:table-cell office:value-type="float" office:value="-0.883645117282867" calcext:value-type="float">
            <text:p>-0.883645117282867</text:p>
          </table:table-cell>
          <table:table-cell office:value-type="float" office:value="-3.44411015510559" calcext:value-type="float">
            <text:p>-3.44411015510559</text:p>
          </table:table-cell>
          <table:table-cell office:value-type="float" office:value="-1.43009010494236" calcext:value-type="float">
            <text:p>-1.43009010494236</text:p>
          </table:table-cell>
          <table:table-cell office:value-type="float" office:value="0.524321881717018" calcext:value-type="float">
            <text:p>0.524321881717018</text:p>
          </table:table-cell>
          <table:table-cell office:value-type="float" office:value="0.355131576550833" calcext:value-type="float">
            <text:p>0.355131576550833</text:p>
          </table:table-cell>
          <table:table-cell office:value-type="float" office:value="1.94770991802216" calcext:value-type="float">
            <text:p>1.94770991802216</text:p>
          </table:table-cell>
          <table:table-cell office:value-type="float" office:value="-0.883645117282867" calcext:value-type="float">
            <text:p>-0.883645117282867</text:p>
          </table:table-cell>
          <table:table-cell office:value-type="float" office:value="-3.44411015510559" calcext:value-type="float">
            <text:p>-3.44411015510559</text:p>
          </table:table-cell>
          <table:table-cell office:value-type="float" office:value="-0.857108473777771" calcext:value-type="float">
            <text:p>-0.857108473777771</text:p>
          </table:table-cell>
          <table:table-cell office:value-type="float" office:value="-0.500626087188721" calcext:value-type="float">
            <text:p>-0.500626087188721</text:p>
          </table:table-cell>
          <table:table-cell office:value-type="float" office:value="-0.121402740478516" calcext:value-type="float">
            <text:p>-0.121402740478516</text:p>
          </table:table-cell>
          <table:table-cell office:value-type="float" office:value="-1.86109220981598" calcext:value-type="float">
            <text:p>-1.86109220981598</text:p>
          </table:table-cell>
          <table:table-cell office:value-type="float" office:value="-0.214309200644493" calcext:value-type="float">
            <text:p>-0.214309200644493</text:p>
          </table:table-cell>
          <table:table-cell office:value-type="float" office:value="-0.425746917724609" calcext:value-type="float">
            <text:p>-0.4257469177246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5621" calcext:value-type="float">
            <text:p>1419950948.15621</text:p>
          </table:table-cell>
          <table:table-cell office:value-type="string" calcext:value-type="string">
            <text:p>Magnetic</text:p>
          </table:table-cell>
          <table:table-cell office:value-type="float" office:value="59.7792205810547" calcext:value-type="float">
            <text:p>59.7792205810547</text:p>
          </table:table-cell>
          <table:table-cell office:value-type="float" office:value="230.141571044922" calcext:value-type="float">
            <text:p>230.141571044922</text:p>
          </table:table-cell>
          <table:table-cell office:value-type="float" office:value="134.196655273438" calcext:value-type="float">
            <text:p>134.196655273438</text:p>
          </table:table-cell>
          <table:table-cell table:number-columns-repeated="16"/>
        </table:table-row>
        <table:table-row table:style-name="ro2">
          <table:table-cell office:value-type="float" office:value="1419950948.15962" calcext:value-type="float">
            <text:p>1419950948.15962</text:p>
          </table:table-cell>
          <table:table-cell office:value-type="string" calcext:value-type="string">
            <text:p>Acceleration</text:p>
          </table:table-cell>
          <table:table-cell office:value-type="float" office:value="-2.50146484375" calcext:value-type="float">
            <text:p>-2.50146484375</text:p>
          </table:table-cell>
          <table:table-cell office:value-type="float" office:value="-0.525405883789063" calcext:value-type="float">
            <text:p>-0.525405883789063</text:p>
          </table:table-cell>
          <table:table-cell office:value-type="float" office:value="-0.365707397460937" calcext:value-type="float">
            <text:p>-0.365707397460937</text:p>
          </table:table-cell>
          <table:table-cell table:number-columns-repeated="16"/>
        </table:table-row>
        <table:table-row table:style-name="ro2">
          <table:table-cell office:value-type="float" office:value="1419950948.1598" calcext:value-type="float">
            <text:p>1419950948.1598</text:p>
          </table:table-cell>
          <table:table-cell office:value-type="string" calcext:value-type="string">
            <text:p>Acceleration</text:p>
          </table:table-cell>
          <table:table-cell office:value-type="float" office:value="-2.20930480957031" calcext:value-type="float">
            <text:p>-2.20930480957031</text:p>
          </table:table-cell>
          <table:table-cell office:value-type="float" office:value="-0.456756591796875" calcext:value-type="float">
            <text:p>-0.456756591796875</text:p>
          </table:table-cell>
          <table:table-cell office:value-type="float" office:value="-0.302413940429687" calcext:value-type="float">
            <text:p>-0.302413940429687</text:p>
          </table:table-cell>
          <table:table-cell table:number-columns-repeated="16"/>
        </table:table-row>
        <table:table-row table:style-name="ro2">
          <table:table-cell office:value-type="float" office:value="1419950948.16008" calcext:value-type="float">
            <text:p>1419950948.16008</text:p>
          </table:table-cell>
          <table:table-cell office:value-type="string" calcext:value-type="string">
            <text:p>Gyro</text:p>
          </table:table-cell>
          <table:table-cell office:value-type="float" office:value="2.50121586208817" calcext:value-type="float">
            <text:p>2.50121586208817</text:p>
          </table:table-cell>
          <table:table-cell office:value-type="float" office:value="-1.07000113434651" calcext:value-type="float">
            <text:p>-1.07000113434651</text:p>
          </table:table-cell>
          <table:table-cell office:value-type="float" office:value="-4.86279845979797" calcext:value-type="float">
            <text:p>-4.86279845979797</text:p>
          </table:table-cell>
          <table:table-cell table:number-columns-repeated="16"/>
        </table:table-row>
        <table:table-row table:style-name="ro2">
          <table:table-cell office:value-type="float" office:value="1419950948.16037" calcext:value-type="float">
            <text:p>1419950948.16037</text:p>
          </table:table-cell>
          <table:table-cell office:value-type="string" calcext:value-type="string">
            <text:p>Gyro</text:p>
          </table:table-cell>
          <table:table-cell office:value-type="float" office:value="2.63486180770384" calcext:value-type="float">
            <text:p>2.63486180770384</text:p>
          </table:table-cell>
          <table:table-cell office:value-type="float" office:value="-1.50430278701391" calcext:value-type="float">
            <text:p>-1.50430278701391</text:p>
          </table:table-cell>
          <table:table-cell office:value-type="float" office:value="-5.14329270581726" calcext:value-type="float">
            <text:p>-5.14329270581726</text:p>
          </table:table-cell>
          <table:table-cell table:number-columns-repeated="16"/>
        </table:table-row>
        <table:table-row table:style-name="ro2">
          <table:table-cell office:value-type="float" office:value="1419950948.16018" calcext:value-type="float">
            <text:p>1419950948.16018</text:p>
          </table:table-cell>
          <table:table-cell office:value-type="string" calcext:value-type="string">
            <text:p>Motion</text:p>
          </table:table-cell>
          <table:table-cell office:value-type="float" office:value="2.27485704421997" calcext:value-type="float">
            <text:p>2.27485704421997</text:p>
          </table:table-cell>
          <table:table-cell office:value-type="float" office:value="-0.84325248003006" calcext:value-type="float">
            <text:p>-0.84325248003006</text:p>
          </table:table-cell>
          <table:table-cell office:value-type="float" office:value="-4.28283309936523" calcext:value-type="float">
            <text:p>-4.28283309936523</text:p>
          </table:table-cell>
          <table:table-cell office:value-type="float" office:value="-1.44973412179892" calcext:value-type="float">
            <text:p>-1.44973412179892</text:p>
          </table:table-cell>
          <table:table-cell office:value-type="float" office:value="0.570484729352935" calcext:value-type="float">
            <text:p>0.570484729352935</text:p>
          </table:table-cell>
          <table:table-cell office:value-type="float" office:value="0.375764934295715" calcext:value-type="float">
            <text:p>0.375764934295715</text:p>
          </table:table-cell>
          <table:table-cell office:value-type="float" office:value="2.27485704421997" calcext:value-type="float">
            <text:p>2.27485704421997</text:p>
          </table:table-cell>
          <table:table-cell office:value-type="float" office:value="-0.84325248003006" calcext:value-type="float">
            <text:p>-0.84325248003006</text:p>
          </table:table-cell>
          <table:table-cell office:value-type="float" office:value="-4.28283309936523" calcext:value-type="float">
            <text:p>-4.28283309936523</text:p>
          </table:table-cell>
          <table:table-cell office:value-type="float" office:value="-0.835479259490967" calcext:value-type="float">
            <text:p>-0.835479259490967</text:p>
          </table:table-cell>
          <table:table-cell office:value-type="float" office:value="-0.540040075778961" calcext:value-type="float">
            <text:p>-0.540040075778961</text:p>
          </table:table-cell>
          <table:table-cell office:value-type="float" office:value="-0.10164200514555" calcext:value-type="float">
            <text:p>-0.10164200514555</text:p>
          </table:table-cell>
          <table:table-cell office:value-type="float" office:value="-1.84579515457153" calcext:value-type="float">
            <text:p>-1.84579515457153</text:p>
          </table:table-cell>
          <table:table-cell office:value-type="float" office:value="-0.0683278441429138" calcext:value-type="float">
            <text:p>-0.0683278441429138</text:p>
          </table:table-cell>
          <table:table-cell office:value-type="float" office:value="-0.36735212802887" calcext:value-type="float">
            <text:p>-0.3673521280288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7545" calcext:value-type="float">
            <text:p>1419950948.17545</text:p>
          </table:table-cell>
          <table:table-cell office:value-type="string" calcext:value-type="string">
            <text:p>Gyro</text:p>
          </table:table-cell>
          <table:table-cell office:value-type="float" office:value="2.54884303607482" calcext:value-type="float">
            <text:p>2.54884303607482</text:p>
          </table:table-cell>
          <table:table-cell office:value-type="float" office:value="-2.03119429498398" calcext:value-type="float">
            <text:p>-2.03119429498398</text:p>
          </table:table-cell>
          <table:table-cell office:value-type="float" office:value="-5.12026648240021" calcext:value-type="float">
            <text:p>-5.12026648240021</text:p>
          </table:table-cell>
          <table:table-cell table:number-columns-repeated="16"/>
        </table:table-row>
        <table:table-row table:style-name="ro2">
          <table:table-cell office:value-type="float" office:value="1419950948.17541" calcext:value-type="float">
            <text:p>1419950948.17541</text:p>
          </table:table-cell>
          <table:table-cell office:value-type="string" calcext:value-type="string">
            <text:p>Motion</text:p>
          </table:table-cell>
          <table:table-cell office:value-type="float" office:value="2.51010537147522" calcext:value-type="float">
            <text:p>2.51010537147522</text:p>
          </table:table-cell>
          <table:table-cell office:value-type="float" office:value="-1.04254043102264" calcext:value-type="float">
            <text:p>-1.04254043102264</text:p>
          </table:table-cell>
          <table:table-cell office:value-type="float" office:value="-4.87983989715576" calcext:value-type="float">
            <text:p>-4.87983989715576</text:p>
          </table:table-cell>
          <table:table-cell office:value-type="float" office:value="-1.47412604375977" calcext:value-type="float">
            <text:p>-1.47412604375977</text:p>
          </table:table-cell>
          <table:table-cell office:value-type="float" office:value="0.623609215454748" calcext:value-type="float">
            <text:p>0.623609215454748</text:p>
          </table:table-cell>
          <table:table-cell office:value-type="float" office:value="0.400545084414932" calcext:value-type="float">
            <text:p>0.400545084414932</text:p>
          </table:table-cell>
          <table:table-cell office:value-type="float" office:value="2.51010537147522" calcext:value-type="float">
            <text:p>2.51010537147522</text:p>
          </table:table-cell>
          <table:table-cell office:value-type="float" office:value="-1.04254043102264" calcext:value-type="float">
            <text:p>-1.04254043102264</text:p>
          </table:table-cell>
          <table:table-cell office:value-type="float" office:value="-4.87983989715576" calcext:value-type="float">
            <text:p>-4.87983989715576</text:p>
          </table:table-cell>
          <table:table-cell office:value-type="float" office:value="-0.807985961437225" calcext:value-type="float">
            <text:p>-0.807985961437225</text:p>
          </table:table-cell>
          <table:table-cell office:value-type="float" office:value="-0.583968818187714" calcext:value-type="float">
            <text:p>-0.583968818187714</text:p>
          </table:table-cell>
          <table:table-cell office:value-type="float" office:value="-0.0783524513244629" calcext:value-type="float">
            <text:p>-0.0783524513244629</text:p>
          </table:table-cell>
          <table:table-cell office:value-type="float" office:value="-1.69347894191742" calcext:value-type="float">
            <text:p>-1.69347894191742</text:p>
          </table:table-cell>
          <table:table-cell office:value-type="float" office:value="0.0585629492998123" calcext:value-type="float">
            <text:p>0.0585629492998123</text:p>
          </table:table-cell>
          <table:table-cell office:value-type="float" office:value="-0.287354946136475" calcext:value-type="float">
            <text:p>-0.2873549461364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7573" calcext:value-type="float">
            <text:p>1419950948.17573</text:p>
          </table:table-cell>
          <table:table-cell office:value-type="string" calcext:value-type="string">
            <text:p>Motion</text:p>
          </table:table-cell>
          <table:table-cell office:value-type="float" office:value="2.64375114440918" calcext:value-type="float">
            <text:p>2.64375114440918</text:p>
          </table:table-cell>
          <table:table-cell office:value-type="float" office:value="-1.476842045784" calcext:value-type="float">
            <text:p>-1.476842045784</text:p>
          </table:table-cell>
          <table:table-cell office:value-type="float" office:value="-5.16033458709717" calcext:value-type="float">
            <text:p>-5.16033458709717</text:p>
          </table:table-cell>
          <table:table-cell office:value-type="float" office:value="-1.50639490959547" calcext:value-type="float">
            <text:p>-1.50639490959547</text:p>
          </table:table-cell>
          <table:table-cell office:value-type="float" office:value="0.680117659967396" calcext:value-type="float">
            <text:p>0.680117659967396</text:p>
          </table:table-cell>
          <table:table-cell office:value-type="float" office:value="0.43005125510393" calcext:value-type="float">
            <text:p>0.43005125510393</text:p>
          </table:table-cell>
          <table:table-cell office:value-type="float" office:value="2.64375114440918" calcext:value-type="float">
            <text:p>2.64375114440918</text:p>
          </table:table-cell>
          <table:table-cell office:value-type="float" office:value="-1.476842045784" calcext:value-type="float">
            <text:p>-1.476842045784</text:p>
          </table:table-cell>
          <table:table-cell office:value-type="float" office:value="-5.16033458709717" calcext:value-type="float">
            <text:p>-5.16033458709717</text:p>
          </table:table-cell>
          <table:table-cell office:value-type="float" office:value="-0.775886952877045" calcext:value-type="float">
            <text:p>-0.775886952877045</text:p>
          </table:table-cell>
          <table:table-cell office:value-type="float" office:value="-0.628884494304657" calcext:value-type="float">
            <text:p>-0.628884494304657</text:p>
          </table:table-cell>
          <table:table-cell office:value-type="float" office:value="-0.0500374138355255" calcext:value-type="float">
            <text:p>-0.0500374138355255</text:p>
          </table:table-cell>
          <table:table-cell office:value-type="float" office:value="-1.43341791629791" calcext:value-type="float">
            <text:p>-1.43341791629791</text:p>
          </table:table-cell>
          <table:table-cell office:value-type="float" office:value="0.172127917408943" calcext:value-type="float">
            <text:p>0.172127917408943</text:p>
          </table:table-cell>
          <table:table-cell office:value-type="float" office:value="-0.252376526594162" calcext:value-type="float">
            <text:p>-0.2523765265941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784" calcext:value-type="float">
            <text:p>1419950948.1784</text:p>
          </table:table-cell>
          <table:table-cell office:value-type="string" calcext:value-type="string">
            <text:p>Acceleration</text:p>
          </table:table-cell>
          <table:table-cell office:value-type="float" office:value="-1.49627685546875" calcext:value-type="float">
            <text:p>-1.49627685546875</text:p>
          </table:table-cell>
          <table:table-cell office:value-type="float" office:value="-0.295242309570312" calcext:value-type="float">
            <text:p>-0.295242309570312</text:p>
          </table:table-cell>
          <table:table-cell office:value-type="float" office:value="-0.160888671875" calcext:value-type="float">
            <text:p>-0.160888671875</text:p>
          </table:table-cell>
          <table:table-cell table:number-columns-repeated="16"/>
        </table:table-row>
        <table:table-row table:style-name="ro2">
          <table:table-cell office:value-type="float" office:value="1419950948.17838" calcext:value-type="float">
            <text:p>1419950948.17838</text:p>
          </table:table-cell>
          <table:table-cell office:value-type="string" calcext:value-type="string">
            <text:p>Acceleration</text:p>
          </table:table-cell>
          <table:table-cell office:value-type="float" office:value="-1.83665466308594" calcext:value-type="float">
            <text:p>-1.83665466308594</text:p>
          </table:table-cell>
          <table:table-cell office:value-type="float" office:value="-0.387588500976562" calcext:value-type="float">
            <text:p>-0.387588500976562</text:p>
          </table:table-cell>
          <table:table-cell office:value-type="float" office:value="-0.240631103515625" calcext:value-type="float">
            <text:p>-0.240631103515625</text:p>
          </table:table-cell>
          <table:table-cell table:number-columns-repeated="16"/>
        </table:table-row>
        <table:table-row table:style-name="ro2">
          <table:table-cell office:value-type="float" office:value="1419950948.18222" calcext:value-type="float">
            <text:p>1419950948.18222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8.19156" calcext:value-type="float">
            <text:p>1419950948.19156</text:p>
          </table:table-cell>
          <table:table-cell office:value-type="string" calcext:value-type="string">
            <text:p>Gyro</text:p>
          </table:table-cell>
          <table:table-cell office:value-type="float" office:value="2.35210387475798" calcext:value-type="float">
            <text:p>2.35210387475798</text:p>
          </table:table-cell>
          <table:table-cell office:value-type="float" office:value="-2.43015260419272" calcext:value-type="float">
            <text:p>-2.43015260419272</text:p>
          </table:table-cell>
          <table:table-cell office:value-type="float" office:value="-4.98183909736342" calcext:value-type="float">
            <text:p>-4.98183909736342</text:p>
          </table:table-cell>
          <table:table-cell table:number-columns-repeated="16"/>
        </table:table-row>
        <table:table-row table:style-name="ro2">
          <table:table-cell office:value-type="float" office:value="1419950948.19187" calcext:value-type="float">
            <text:p>1419950948.19187</text:p>
          </table:table-cell>
          <table:table-cell office:value-type="string" calcext:value-type="string">
            <text:p>Motion</text:p>
          </table:table-cell>
          <table:table-cell office:value-type="float" office:value="2.55773234367371" calcext:value-type="float">
            <text:p>2.55773234367371</text:p>
          </table:table-cell>
          <table:table-cell office:value-type="float" office:value="-2.00373363494873" calcext:value-type="float">
            <text:p>-2.00373363494873</text:p>
          </table:table-cell>
          <table:table-cell office:value-type="float" office:value="-5.13730812072754" calcext:value-type="float">
            <text:p>-5.13730812072754</text:p>
          </table:table-cell>
          <table:table-cell office:value-type="float" office:value="-1.54793688586053" calcext:value-type="float">
            <text:p>-1.54793688586053</text:p>
          </table:table-cell>
          <table:table-cell office:value-type="float" office:value="0.736213068006271" calcext:value-type="float">
            <text:p>0.736213068006271</text:p>
          </table:table-cell>
          <table:table-cell office:value-type="float" office:value="0.463109640931654" calcext:value-type="float">
            <text:p>0.463109640931654</text:p>
          </table:table-cell>
          <table:table-cell office:value-type="float" office:value="2.55773234367371" calcext:value-type="float">
            <text:p>2.55773234367371</text:p>
          </table:table-cell>
          <table:table-cell office:value-type="float" office:value="-2.00373363494873" calcext:value-type="float">
            <text:p>-2.00373363494873</text:p>
          </table:table-cell>
          <table:table-cell office:value-type="float" office:value="-5.13730812072754" calcext:value-type="float">
            <text:p>-5.13730812072754</text:p>
          </table:table-cell>
          <table:table-cell office:value-type="float" office:value="-0.740823149681091" calcext:value-type="float">
            <text:p>-0.740823149681091</text:p>
          </table:table-cell>
          <table:table-cell office:value-type="float" office:value="-0.671486556529999" calcext:value-type="float">
            <text:p>-0.671486556529999</text:p>
          </table:table-cell>
          <table:table-cell office:value-type="float" office:value="-0.0169377531856298" calcext:value-type="float">
            <text:p>-0.0169377531856298</text:p>
          </table:table-cell>
          <table:table-cell office:value-type="float" office:value="-1.09583151340485" calcext:value-type="float">
            <text:p>-1.09583151340485</text:p>
          </table:table-cell>
          <table:table-cell office:value-type="float" office:value="0.283898055553436" calcext:value-type="float">
            <text:p>0.283898055553436</text:p>
          </table:table-cell>
          <table:table-cell office:value-type="float" office:value="-0.223693355917931" calcext:value-type="float">
            <text:p>-0.2236933559179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19202" calcext:value-type="float">
            <text:p>1419950948.19202</text:p>
          </table:table-cell>
          <table:table-cell office:value-type="string" calcext:value-type="string">
            <text:p>Gyro</text:p>
          </table:table-cell>
          <table:table-cell office:value-type="float" office:value="2.09519245282356" calcext:value-type="float">
            <text:p>2.09519245282356</text:p>
          </table:table-cell>
          <table:table-cell office:value-type="float" office:value="-2.6199126855569" calcext:value-type="float">
            <text:p>-2.6199126855569</text:p>
          </table:table-cell>
          <table:table-cell office:value-type="float" office:value="-4.9406607679564" calcext:value-type="float">
            <text:p>-4.9406607679564</text:p>
          </table:table-cell>
          <table:table-cell table:number-columns-repeated="16"/>
        </table:table-row>
        <table:table-row table:style-name="ro2">
          <table:table-cell office:value-type="float" office:value="1419950948.19794" calcext:value-type="float">
            <text:p>1419950948.19794</text:p>
          </table:table-cell>
          <table:table-cell office:value-type="string" calcext:value-type="string">
            <text:p>Acceleration</text:p>
          </table:table-cell>
          <table:table-cell office:value-type="float" office:value="-1.28302001953125" calcext:value-type="float">
            <text:p>-1.28302001953125</text:p>
          </table:table-cell>
          <table:table-cell office:value-type="float" office:value="-0.200515747070312" calcext:value-type="float">
            <text:p>-0.200515747070312</text:p>
          </table:table-cell>
          <table:table-cell office:value-type="float" office:value="-0.126556396484375" calcext:value-type="float">
            <text:p>-0.126556396484375</text:p>
          </table:table-cell>
          <table:table-cell table:number-columns-repeated="16"/>
        </table:table-row>
        <table:table-row table:style-name="ro2">
          <table:table-cell office:value-type="float" office:value="1419950948.19797" calcext:value-type="float">
            <text:p>1419950948.19797</text:p>
          </table:table-cell>
          <table:table-cell office:value-type="string" calcext:value-type="string">
            <text:p>Acceleration</text:p>
          </table:table-cell>
          <table:table-cell office:value-type="float" office:value="-1.28684997558594" calcext:value-type="float">
            <text:p>-1.28684997558594</text:p>
          </table:table-cell>
          <table:table-cell office:value-type="float" office:value="-0.1202392578125" calcext:value-type="float">
            <text:p>-0.1202392578125</text:p>
          </table:table-cell>
          <table:table-cell office:value-type="float" office:value="-0.175857543945313" calcext:value-type="float">
            <text:p>-0.175857543945313</text:p>
          </table:table-cell>
          <table:table-cell table:number-columns-repeated="16"/>
        </table:table-row>
        <table:table-row table:style-name="ro2">
          <table:table-cell office:value-type="float" office:value="1419950948.20809" calcext:value-type="float">
            <text:p>1419950948.20809</text:p>
          </table:table-cell>
          <table:table-cell office:value-type="string" calcext:value-type="string">
            <text:p>Gyro</text:p>
          </table:table-cell>
          <table:table-cell office:value-type="float" office:value="1.90996773479579" calcext:value-type="float">
            <text:p>1.90996773479579</text:p>
          </table:table-cell>
          <table:table-cell office:value-type="float" office:value="-2.75426783097085" calcext:value-type="float">
            <text:p>-2.75426783097085</text:p>
          </table:table-cell>
          <table:table-cell office:value-type="float" office:value="-5.20543863511869" calcext:value-type="float">
            <text:p>-5.20543863511869</text:p>
          </table:table-cell>
          <table:table-cell table:number-columns-repeated="16"/>
        </table:table-row>
        <table:table-row table:style-name="ro2">
          <table:table-cell office:value-type="float" office:value="1419950948.20734" calcext:value-type="float">
            <text:p>1419950948.20734</text:p>
          </table:table-cell>
          <table:table-cell office:value-type="string" calcext:value-type="string">
            <text:p>Motion</text:p>
          </table:table-cell>
          <table:table-cell office:value-type="float" office:value="2.36123442649841" calcext:value-type="float">
            <text:p>2.36123442649841</text:p>
          </table:table-cell>
          <table:table-cell office:value-type="float" office:value="-2.40292811393738" calcext:value-type="float">
            <text:p>-2.40292811393738</text:p>
          </table:table-cell>
          <table:table-cell office:value-type="float" office:value="-4.99898481369019" calcext:value-type="float">
            <text:p>-4.99898481369019</text:p>
          </table:table-cell>
          <table:table-cell office:value-type="float" office:value="-1.59726130908875" calcext:value-type="float">
            <text:p>-1.59726130908875</text:p>
          </table:table-cell>
          <table:table-cell office:value-type="float" office:value="0.789774231244294" calcext:value-type="float">
            <text:p>0.789774231244294</text:p>
          </table:table-cell>
          <table:table-cell office:value-type="float" office:value="0.498849654349945" calcext:value-type="float">
            <text:p>0.498849654349945</text:p>
          </table:table-cell>
          <table:table-cell office:value-type="float" office:value="2.36123442649841" calcext:value-type="float">
            <text:p>2.36123442649841</text:p>
          </table:table-cell>
          <table:table-cell office:value-type="float" office:value="-2.40292811393738" calcext:value-type="float">
            <text:p>-2.40292811393738</text:p>
          </table:table-cell>
          <table:table-cell office:value-type="float" office:value="-4.99898481369019" calcext:value-type="float">
            <text:p>-4.99898481369019</text:p>
          </table:table-cell>
          <table:table-cell office:value-type="float" office:value="-0.703759133815765" calcext:value-type="float">
            <text:p>-0.703759133815765</text:p>
          </table:table-cell>
          <table:table-cell office:value-type="float" office:value="-0.71019434928894" calcext:value-type="float">
            <text:p>-0.71019434928894</text:p>
          </table:table-cell>
          <table:table-cell office:value-type="float" office:value="0.0186293236911297" calcext:value-type="float">
            <text:p>0.0186293236911297</text:p>
          </table:table-cell>
          <table:table-cell office:value-type="float" office:value="-0.792517721652985" calcext:value-type="float">
            <text:p>-0.792517721652985</text:p>
          </table:table-cell>
          <table:table-cell office:value-type="float" office:value="0.414952039718628" calcext:value-type="float">
            <text:p>0.414952039718628</text:p>
          </table:table-cell>
          <table:table-cell office:value-type="float" office:value="-0.17951799929142" calcext:value-type="float">
            <text:p>-0.179517999291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0866" calcext:value-type="float">
            <text:p>1419950948.20866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7.2626953125" calcext:value-type="float">
            <text:p>227.2626953125</text:p>
          </table:table-cell>
          <table:table-cell office:value-type="float" office:value="134.031997680664" calcext:value-type="float">
            <text:p>134.031997680664</text:p>
          </table:table-cell>
          <table:table-cell table:number-columns-repeated="16"/>
        </table:table-row>
        <table:table-row table:style-name="ro2">
          <table:table-cell office:value-type="float" office:value="1419950948.20837" calcext:value-type="float">
            <text:p>1419950948.20837</text:p>
          </table:table-cell>
          <table:table-cell office:value-type="string" calcext:value-type="string">
            <text:p>Motion</text:p>
          </table:table-cell>
          <table:table-cell office:value-type="float" office:value="2.10432267189026" calcext:value-type="float">
            <text:p>2.10432267189026</text:p>
          </table:table-cell>
          <table:table-cell office:value-type="float" office:value="-2.59268808364868" calcext:value-type="float">
            <text:p>-2.59268808364868</text:p>
          </table:table-cell>
          <table:table-cell office:value-type="float" office:value="-4.95780658721924" calcext:value-type="float">
            <text:p>-4.95780658721924</text:p>
          </table:table-cell>
          <table:table-cell office:value-type="float" office:value="-1.65193646484886" calcext:value-type="float">
            <text:p>-1.65193646484886</text:p>
          </table:table-cell>
          <table:table-cell office:value-type="float" office:value="0.841220544872991" calcext:value-type="float">
            <text:p>0.841220544872991</text:p>
          </table:table-cell>
          <table:table-cell office:value-type="float" office:value="0.536584408618818" calcext:value-type="float">
            <text:p>0.536584408618818</text:p>
          </table:table-cell>
          <table:table-cell office:value-type="float" office:value="2.10432267189026" calcext:value-type="float">
            <text:p>2.10432267189026</text:p>
          </table:table-cell>
          <table:table-cell office:value-type="float" office:value="-2.59268808364868" calcext:value-type="float">
            <text:p>-2.59268808364868</text:p>
          </table:table-cell>
          <table:table-cell office:value-type="float" office:value="-4.95780658721924" calcext:value-type="float">
            <text:p>-4.95780658721924</text:p>
          </table:table-cell>
          <table:table-cell office:value-type="float" office:value="-0.664360463619232" calcext:value-type="float">
            <text:p>-0.664360463619232</text:p>
          </table:table-cell>
          <table:table-cell office:value-type="float" office:value="-0.745457231998444" calcext:value-type="float">
            <text:p>-0.745457231998444</text:p>
          </table:table-cell>
          <table:table-cell office:value-type="float" office:value="0.054024912416935" calcext:value-type="float">
            <text:p>0.054024912416935</text:p>
          </table:table-cell>
          <table:table-cell office:value-type="float" office:value="-0.618659555912018" calcext:value-type="float">
            <text:p>-0.618659555912018</text:p>
          </table:table-cell>
          <table:table-cell office:value-type="float" office:value="0.544941484928131" calcext:value-type="float">
            <text:p>0.544941484928131</text:p>
          </table:table-cell>
          <table:table-cell office:value-type="float" office:value="-0.180581316351891" calcext:value-type="float">
            <text:p>-0.1805813163518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1746" calcext:value-type="float">
            <text:p>1419950948.21746</text:p>
          </table:table-cell>
          <table:table-cell office:value-type="string" calcext:value-type="string">
            <text:p>Acceleration</text:p>
          </table:table-cell>
          <table:table-cell office:value-type="float" office:value="-1.41059875488281" calcext:value-type="float">
            <text:p>-1.41059875488281</text:p>
          </table:table-cell>
          <table:table-cell office:value-type="float" office:value="-0.0748748779296875" calcext:value-type="float">
            <text:p>-0.0748748779296875</text:p>
          </table:table-cell>
          <table:table-cell office:value-type="float" office:value="-0.21441650390625" calcext:value-type="float">
            <text:p>-0.21441650390625</text:p>
          </table:table-cell>
          <table:table-cell table:number-columns-repeated="16"/>
        </table:table-row>
        <table:table-row table:style-name="ro2">
          <table:table-cell office:value-type="float" office:value="1419950948.21749" calcext:value-type="float">
            <text:p>1419950948.21749</text:p>
          </table:table-cell>
          <table:table-cell office:value-type="string" calcext:value-type="string">
            <text:p>Acceleration</text:p>
          </table:table-cell>
          <table:table-cell office:value-type="float" office:value="-1.47837829589844" calcext:value-type="float">
            <text:p>-1.47837829589844</text:p>
          </table:table-cell>
          <table:table-cell office:value-type="float" office:value="0.0849761962890625" calcext:value-type="float">
            <text:p>0.0849761962890625</text:p>
          </table:table-cell>
          <table:table-cell office:value-type="float" office:value="-0.185043334960938" calcext:value-type="float">
            <text:p>-0.185043334960938</text:p>
          </table:table-cell>
          <table:table-cell table:number-columns-repeated="16"/>
        </table:table-row>
        <table:table-row table:style-name="ro2">
          <table:table-cell office:value-type="float" office:value="1419950948.22313" calcext:value-type="float">
            <text:p>1419950948.22313</text:p>
          </table:table-cell>
          <table:table-cell office:value-type="string" calcext:value-type="string">
            <text:p>Gyro</text:p>
          </table:table-cell>
          <table:table-cell office:value-type="float" office:value="1.77700275947086" calcext:value-type="float">
            <text:p>1.77700275947086</text:p>
          </table:table-cell>
          <table:table-cell office:value-type="float" office:value="-2.68083542496966" calcext:value-type="float">
            <text:p>-2.68083542496966</text:p>
          </table:table-cell>
          <table:table-cell office:value-type="float" office:value="-5.91804781223431" calcext:value-type="float">
            <text:p>-5.91804781223431</text:p>
          </table:table-cell>
          <table:table-cell table:number-columns-repeated="16"/>
        </table:table-row>
        <table:table-row table:style-name="ro2">
          <table:table-cell office:value-type="float" office:value="1419950948.22362" calcext:value-type="float">
            <text:p>1419950948.22362</text:p>
          </table:table-cell>
          <table:table-cell office:value-type="string" calcext:value-type="string">
            <text:p>Gyro</text:p>
          </table:table-cell>
          <table:table-cell office:value-type="float" office:value="1.70813660947472" calcext:value-type="float">
            <text:p>1.70813660947472</text:p>
          </table:table-cell>
          <table:table-cell office:value-type="float" office:value="-2.39377195948947" calcext:value-type="float">
            <text:p>-2.39377195948947</text:p>
          </table:table-cell>
          <table:table-cell office:value-type="float" office:value="-7.02606876693501" calcext:value-type="float">
            <text:p>-7.02606876693501</text:p>
          </table:table-cell>
          <table:table-cell table:number-columns-repeated="16"/>
        </table:table-row>
        <table:table-row table:style-name="ro2">
          <table:table-cell office:value-type="float" office:value="1419950948.22337" calcext:value-type="float">
            <text:p>1419950948.22337</text:p>
          </table:table-cell>
          <table:table-cell office:value-type="string" calcext:value-type="string">
            <text:p>Motion</text:p>
          </table:table-cell>
          <table:table-cell office:value-type="float" office:value="1.91909801959992" calcext:value-type="float">
            <text:p>1.91909801959992</text:p>
          </table:table-cell>
          <table:table-cell office:value-type="float" office:value="-2.72704339027405" calcext:value-type="float">
            <text:p>-2.72704339027405</text:p>
          </table:table-cell>
          <table:table-cell office:value-type="float" office:value="-5.22258377075195" calcext:value-type="float">
            <text:p>-5.22258377075195</text:p>
          </table:table-cell>
          <table:table-cell office:value-type="float" office:value="-1.71221373448782" calcext:value-type="float">
            <text:p>-1.71221373448782</text:p>
          </table:table-cell>
          <table:table-cell office:value-type="float" office:value="0.893257689958949" calcext:value-type="float">
            <text:p>0.893257689958949</text:p>
          </table:table-cell>
          <table:table-cell office:value-type="float" office:value="0.57801629509206" calcext:value-type="float">
            <text:p>0.57801629509206</text:p>
          </table:table-cell>
          <table:table-cell office:value-type="float" office:value="1.91909801959992" calcext:value-type="float">
            <text:p>1.91909801959992</text:p>
          </table:table-cell>
          <table:table-cell office:value-type="float" office:value="-2.72704339027405" calcext:value-type="float">
            <text:p>-2.72704339027405</text:p>
          </table:table-cell>
          <table:table-cell office:value-type="float" office:value="-5.22258377075195" calcext:value-type="float">
            <text:p>-5.22258377075195</text:p>
          </table:table-cell>
          <table:table-cell office:value-type="float" office:value="-0.620619237422943" calcext:value-type="float">
            <text:p>-0.620619237422943</text:p>
          </table:table-cell>
          <table:table-cell office:value-type="float" office:value="-0.779118061065674" calcext:value-type="float">
            <text:p>-0.779118061065674</text:p>
          </table:table-cell>
          <table:table-cell office:value-type="float" office:value="0.0883561596274376" calcext:value-type="float">
            <text:p>0.0883561596274376</text:p>
          </table:table-cell>
          <table:table-cell office:value-type="float" office:value="-0.666230738162994" calcext:value-type="float">
            <text:p>-0.666230738162994</text:p>
          </table:table-cell>
          <table:table-cell office:value-type="float" office:value="0.658878803253174" calcext:value-type="float">
            <text:p>0.658878803253174</text:p>
          </table:table-cell>
          <table:table-cell office:value-type="float" office:value="-0.264213711023331" calcext:value-type="float">
            <text:p>-0.2642137110233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3435" calcext:value-type="float">
            <text:p>1419950948.23435</text:p>
          </table:table-cell>
          <table:table-cell office:value-type="string" calcext:value-type="string">
            <text:p>Magnetic</text:p>
          </table:table-cell>
          <table:table-cell office:value-type="float" office:value="55.8842620849609" calcext:value-type="float">
            <text:p>55.8842620849609</text:p>
          </table:table-cell>
          <table:table-cell office:value-type="float" office:value="225.907913208008" calcext:value-type="float">
            <text:p>225.907913208008</text:p>
          </table:table-cell>
          <table:table-cell office:value-type="float" office:value="135.349273681641" calcext:value-type="float">
            <text:p>135.349273681641</text:p>
          </table:table-cell>
          <table:table-cell table:number-columns-repeated="16"/>
        </table:table-row>
        <table:table-row table:style-name="ro2">
          <table:table-cell office:value-type="float" office:value="1419950948.23697" calcext:value-type="float">
            <text:p>1419950948.23697</text:p>
          </table:table-cell>
          <table:table-cell office:value-type="string" calcext:value-type="string">
            <text:p>Acceleration</text:p>
          </table:table-cell>
          <table:table-cell office:value-type="float" office:value="-1.13322448730469" calcext:value-type="float">
            <text:p>-1.13322448730469</text:p>
          </table:table-cell>
          <table:table-cell office:value-type="float" office:value="0.60418701171875" calcext:value-type="float">
            <text:p>0.60418701171875</text:p>
          </table:table-cell>
          <table:table-cell office:value-type="float" office:value="-0.171783447265625" calcext:value-type="float">
            <text:p>-0.171783447265625</text:p>
          </table:table-cell>
          <table:table-cell table:number-columns-repeated="16"/>
        </table:table-row>
        <table:table-row table:style-name="ro2">
          <table:table-cell office:value-type="float" office:value="1419950948.23681" calcext:value-type="float">
            <text:p>1419950948.23681</text:p>
          </table:table-cell>
          <table:table-cell office:value-type="string" calcext:value-type="string">
            <text:p>Acceleration</text:p>
          </table:table-cell>
          <table:table-cell office:value-type="float" office:value="-1.4139404296875" calcext:value-type="float">
            <text:p>-1.4139404296875</text:p>
          </table:table-cell>
          <table:table-cell office:value-type="float" office:value="0.345474243164062" calcext:value-type="float">
            <text:p>0.345474243164062</text:p>
          </table:table-cell>
          <table:table-cell office:value-type="float" office:value="-0.210296630859375" calcext:value-type="float">
            <text:p>-0.210296630859375</text:p>
          </table:table-cell>
          <table:table-cell table:number-columns-repeated="16"/>
        </table:table-row>
        <table:table-row table:style-name="ro2">
          <table:table-cell office:value-type="float" office:value="1419950948.23917" calcext:value-type="float">
            <text:p>1419950948.23917</text:p>
          </table:table-cell>
          <table:table-cell office:value-type="string" calcext:value-type="string">
            <text:p>Gyro</text:p>
          </table:table-cell>
          <table:table-cell office:value-type="float" office:value="1.70642020215216" calcext:value-type="float">
            <text:p>1.70642020215216</text:p>
          </table:table-cell>
          <table:table-cell office:value-type="float" office:value="-2.12660443788105" calcext:value-type="float">
            <text:p>-2.12660443788105</text:p>
          </table:table-cell>
          <table:table-cell office:value-type="float" office:value="-8.2171366718043" calcext:value-type="float">
            <text:p>-8.2171366718043</text:p>
          </table:table-cell>
          <table:table-cell table:number-columns-repeated="16"/>
        </table:table-row>
        <table:table-row table:style-name="ro2">
          <table:table-cell office:value-type="float" office:value="1419950948.23914" calcext:value-type="float">
            <text:p>1419950948.23914</text:p>
          </table:table-cell>
          <table:table-cell office:value-type="string" calcext:value-type="string">
            <text:p>Motion</text:p>
          </table:table-cell>
          <table:table-cell office:value-type="float" office:value="1.78613305091858" calcext:value-type="float">
            <text:p>1.78613305091858</text:p>
          </table:table-cell>
          <table:table-cell office:value-type="float" office:value="-2.6536111831665" calcext:value-type="float">
            <text:p>-2.6536111831665</text:p>
          </table:table-cell>
          <table:table-cell office:value-type="float" office:value="-5.93519306182861" calcext:value-type="float">
            <text:p>-5.93519306182861</text:p>
          </table:table-cell>
          <table:table-cell office:value-type="float" office:value="-1.779967967002" calcext:value-type="float">
            <text:p>-1.779967967002</text:p>
          </table:table-cell>
          <table:table-cell office:value-type="float" office:value="0.949952124883672" calcext:value-type="float">
            <text:p>0.949952124883672</text:p>
          </table:table-cell>
          <table:table-cell office:value-type="float" office:value="0.6270885205535" calcext:value-type="float">
            <text:p>0.6270885205535</text:p>
          </table:table-cell>
          <table:table-cell office:value-type="float" office:value="1.78613305091858" calcext:value-type="float">
            <text:p>1.78613305091858</text:p>
          </table:table-cell>
          <table:table-cell office:value-type="float" office:value="-2.6536111831665" calcext:value-type="float">
            <text:p>-2.6536111831665</text:p>
          </table:table-cell>
          <table:table-cell office:value-type="float" office:value="-5.93519306182861" calcext:value-type="float">
            <text:p>-5.93519306182861</text:p>
          </table:table-cell>
          <table:table-cell office:value-type="float" office:value="-0.569042384624481" calcext:value-type="float">
            <text:p>-0.569042384624481</text:p>
          </table:table-cell>
          <table:table-cell office:value-type="float" office:value="-0.813387632369995" calcext:value-type="float">
            <text:p>-0.813387632369995</text:p>
          </table:table-cell>
          <table:table-cell office:value-type="float" office:value="0.120794385671616" calcext:value-type="float">
            <text:p>0.120794385671616</text:p>
          </table:table-cell>
          <table:table-cell office:value-type="float" office:value="-0.841556370258331" calcext:value-type="float">
            <text:p>-0.841556370258331</text:p>
          </table:table-cell>
          <table:table-cell office:value-type="float" office:value="0.738512754440308" calcext:value-type="float">
            <text:p>0.738512754440308</text:p>
          </table:table-cell>
          <table:table-cell office:value-type="float" office:value="-0.335210889577866" calcext:value-type="float">
            <text:p>-0.3352108895778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3947" calcext:value-type="float">
            <text:p>1419950948.23947</text:p>
          </table:table-cell>
          <table:table-cell office:value-type="string" calcext:value-type="string">
            <text:p>Motion</text:p>
          </table:table-cell>
          <table:table-cell office:value-type="float" office:value="1.71726679801941" calcext:value-type="float">
            <text:p>1.71726679801941</text:p>
          </table:table-cell>
          <table:table-cell office:value-type="float" office:value="-2.36654758453369" calcext:value-type="float">
            <text:p>-2.36654758453369</text:p>
          </table:table-cell>
          <table:table-cell office:value-type="float" office:value="-7.04321384429932" calcext:value-type="float">
            <text:p>-7.04321384429932</text:p>
          </table:table-cell>
          <table:table-cell office:value-type="float" office:value="-1.85944818579126" calcext:value-type="float">
            <text:p>-1.85944818579126</text:p>
          </table:table-cell>
          <table:table-cell office:value-type="float" office:value="1.01506262937851" calcext:value-type="float">
            <text:p>1.01506262937851</text:p>
          </table:table-cell>
          <table:table-cell office:value-type="float" office:value="0.69129494559229" calcext:value-type="float">
            <text:p>0.69129494559229</text:p>
          </table:table-cell>
          <table:table-cell office:value-type="float" office:value="1.71726679801941" calcext:value-type="float">
            <text:p>1.71726679801941</text:p>
          </table:table-cell>
          <table:table-cell office:value-type="float" office:value="-2.36654758453369" calcext:value-type="float">
            <text:p>-2.36654758453369</text:p>
          </table:table-cell>
          <table:table-cell office:value-type="float" office:value="-7.04321384429932" calcext:value-type="float">
            <text:p>-7.04321384429932</text:p>
          </table:table-cell>
          <table:table-cell office:value-type="float" office:value="-0.505740523338318" calcext:value-type="float">
            <text:p>-0.505740523338318</text:p>
          </table:table-cell>
          <table:table-cell office:value-type="float" office:value="-0.849513590335846" calcext:value-type="float">
            <text:p>-0.849513590335846</text:p>
          </table:table-cell>
          <table:table-cell office:value-type="float" office:value="0.150177210569382" calcext:value-type="float">
            <text:p>0.150177210569382</text:p>
          </table:table-cell>
          <table:table-cell office:value-type="float" office:value="-0.908199906349182" calcext:value-type="float">
            <text:p>-0.908199906349182</text:p>
          </table:table-cell>
          <table:table-cell office:value-type="float" office:value="1.19498789310455" calcext:value-type="float">
            <text:p>1.19498789310455</text:p>
          </table:table-cell>
          <table:table-cell office:value-type="float" office:value="-0.360473841428757" calcext:value-type="float">
            <text:p>-0.3604738414287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5531" calcext:value-type="float">
            <text:p>1419950948.25531</text:p>
          </table:table-cell>
          <table:table-cell office:value-type="string" calcext:value-type="string">
            <text:p>Gyro</text:p>
          </table:table-cell>
          <table:table-cell office:value-type="float" office:value="1.76082778427416" calcext:value-type="float">
            <text:p>1.76082778427416</text:p>
          </table:table-cell>
          <table:table-cell office:value-type="float" office:value="-1.74662461354854" calcext:value-type="float">
            <text:p>-1.74662461354854</text:p>
          </table:table-cell>
          <table:table-cell office:value-type="float" office:value="-8.99567666276258" calcext:value-type="float">
            <text:p>-8.99567666276258</text:p>
          </table:table-cell>
          <table:table-cell table:number-columns-repeated="16"/>
        </table:table-row>
        <table:table-row table:style-name="ro2">
          <table:table-cell office:value-type="float" office:value="1419950948.25657" calcext:value-type="float">
            <text:p>1419950948.25657</text:p>
          </table:table-cell>
          <table:table-cell office:value-type="string" calcext:value-type="string">
            <text:p>Gyro</text:p>
          </table:table-cell>
          <table:table-cell office:value-type="float" office:value="1.78681890493278" calcext:value-type="float">
            <text:p>1.78681890493278</text:p>
          </table:table-cell>
          <table:table-cell office:value-type="float" office:value="-1.24186743634645" calcext:value-type="float">
            <text:p>-1.24186743634645</text:p>
          </table:table-cell>
          <table:table-cell office:value-type="float" office:value="-8.85249233938669" calcext:value-type="float">
            <text:p>-8.85249233938669</text:p>
          </table:table-cell>
          <table:table-cell table:number-columns-repeated="16"/>
        </table:table-row>
        <table:table-row table:style-name="ro2">
          <table:table-cell office:value-type="float" office:value="1419950948.25686" calcext:value-type="float">
            <text:p>1419950948.25686</text:p>
          </table:table-cell>
          <table:table-cell office:value-type="string" calcext:value-type="string">
            <text:p>Acceleration</text:p>
          </table:table-cell>
          <table:table-cell office:value-type="float" office:value="-0.703094482421875" calcext:value-type="float">
            <text:p>-0.703094482421875</text:p>
          </table:table-cell>
          <table:table-cell office:value-type="float" office:value="0.7474365234375" calcext:value-type="float">
            <text:p>0.7474365234375</text:p>
          </table:table-cell>
          <table:table-cell office:value-type="float" office:value="0.0082550048828125" calcext:value-type="float">
            <text:p>0.0082550048828125</text:p>
          </table:table-cell>
          <table:table-cell table:number-columns-repeated="16"/>
        </table:table-row>
        <table:table-row table:style-name="ro2">
          <table:table-cell office:value-type="float" office:value="1419950948.2571" calcext:value-type="float">
            <text:p>1419950948.2571</text:p>
          </table:table-cell>
          <table:table-cell office:value-type="string" calcext:value-type="string">
            <text:p>Acceleration</text:p>
          </table:table-cell>
          <table:table-cell office:value-type="float" office:value="-0.252914428710937" calcext:value-type="float">
            <text:p>-0.252914428710937</text:p>
          </table:table-cell>
          <table:table-cell office:value-type="float" office:value="0.842300415039063" calcext:value-type="float">
            <text:p>0.842300415039063</text:p>
          </table:table-cell>
          <table:table-cell office:value-type="float" office:value="0.171188354492188" calcext:value-type="float">
            <text:p>0.171188354492188</text:p>
          </table:table-cell>
          <table:table-cell table:number-columns-repeated="16"/>
        </table:table-row>
        <table:table-row table:style-name="ro2">
          <table:table-cell office:value-type="float" office:value="1419950948.25536" calcext:value-type="float">
            <text:p>1419950948.25536</text:p>
          </table:table-cell>
          <table:table-cell office:value-type="string" calcext:value-type="string">
            <text:p>Motion</text:p>
          </table:table-cell>
          <table:table-cell office:value-type="float" office:value="1.71555042266846" calcext:value-type="float">
            <text:p>1.71555042266846</text:p>
          </table:table-cell>
          <table:table-cell office:value-type="float" office:value="-2.0993800163269" calcext:value-type="float">
            <text:p>-2.0993800163269</text:p>
          </table:table-cell>
          <table:table-cell office:value-type="float" office:value="-8.23428153991699" calcext:value-type="float">
            <text:p>-8.23428153991699</text:p>
          </table:table-cell>
          <table:table-cell office:value-type="float" office:value="-1.962009490105" calcext:value-type="float">
            <text:p>-1.962009490105</text:p>
          </table:table-cell>
          <table:table-cell office:value-type="float" office:value="1.08872487796639" calcext:value-type="float">
            <text:p>1.08872487796639</text:p>
          </table:table-cell>
          <table:table-cell office:value-type="float" office:value="0.78285156027057" calcext:value-type="float">
            <text:p>0.78285156027057</text:p>
          </table:table-cell>
          <table:table-cell office:value-type="float" office:value="1.71555042266846" calcext:value-type="float">
            <text:p>1.71555042266846</text:p>
          </table:table-cell>
          <table:table-cell office:value-type="float" office:value="-2.0993800163269" calcext:value-type="float">
            <text:p>-2.0993800163269</text:p>
          </table:table-cell>
          <table:table-cell office:value-type="float" office:value="-8.23428153991699" calcext:value-type="float">
            <text:p>-8.23428153991699</text:p>
          </table:table-cell>
          <table:table-cell office:value-type="float" office:value="-0.428588062524795" calcext:value-type="float">
            <text:p>-0.428588062524795</text:p>
          </table:table-cell>
          <table:table-cell office:value-type="float" office:value="-0.886036455631256" calcext:value-type="float">
            <text:p>-0.886036455631256</text:p>
          </table:table-cell>
          <table:table-cell office:value-type="float" office:value="0.176781341433525" calcext:value-type="float">
            <text:p>0.176781341433525</text:p>
          </table:table-cell>
          <table:table-cell office:value-type="float" office:value="-0.70463639497757" calcext:value-type="float">
            <text:p>-0.70463639497757</text:p>
          </table:table-cell>
          <table:table-cell office:value-type="float" office:value="1.49022352695465" calcext:value-type="float">
            <text:p>1.49022352695465</text:p>
          </table:table-cell>
          <table:table-cell office:value-type="float" office:value="-0.348564773797989" calcext:value-type="float">
            <text:p>-0.3485647737979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6041" calcext:value-type="float">
            <text:p>1419950948.26041</text:p>
          </table:table-cell>
          <table:table-cell office:value-type="string" calcext:value-type="string">
            <text:p>Magnetic</text:p>
          </table:table-cell>
          <table:table-cell office:value-type="float" office:value="55.376220703125" calcext:value-type="float">
            <text:p>55.376220703125</text:p>
          </table:table-cell>
          <table:table-cell office:value-type="float" office:value="223.367721557617" calcext:value-type="float">
            <text:p>223.367721557617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8.27124" calcext:value-type="float">
            <text:p>1419950948.27124</text:p>
          </table:table-cell>
          <table:table-cell office:value-type="string" calcext:value-type="string">
            <text:p>Gyro</text:p>
          </table:table-cell>
          <table:table-cell office:value-type="float" office:value="1.79204669015261" calcext:value-type="float">
            <text:p>1.79204669015261</text:p>
          </table:table-cell>
          <table:table-cell office:value-type="float" office:value="-1.16356064660208" calcext:value-type="float">
            <text:p>-1.16356064660208</text:p>
          </table:table-cell>
          <table:table-cell office:value-type="float" office:value="-7.89085789295659" calcext:value-type="float">
            <text:p>-7.89085789295659</text:p>
          </table:table-cell>
          <table:table-cell table:number-columns-repeated="16"/>
        </table:table-row>
        <table:table-row table:style-name="ro2">
          <table:table-cell office:value-type="float" office:value="1419950948.27102" calcext:value-type="float">
            <text:p>1419950948.27102</text:p>
          </table:table-cell>
          <table:table-cell office:value-type="string" calcext:value-type="string">
            <text:p>Motion</text:p>
          </table:table-cell>
          <table:table-cell office:value-type="float" office:value="1.76995801925659" calcext:value-type="float">
            <text:p>1.76995801925659</text:p>
          </table:table-cell>
          <table:table-cell office:value-type="float" office:value="-1.71940040588379" calcext:value-type="float">
            <text:p>-1.71940040588379</text:p>
          </table:table-cell>
          <table:table-cell office:value-type="float" office:value="-9.01282215118408" calcext:value-type="float">
            <text:p>-9.01282215118408</text:p>
          </table:table-cell>
          <table:table-cell office:value-type="float" office:value="-2.10558368509588" calcext:value-type="float">
            <text:p>-2.10558368509588</text:p>
          </table:table-cell>
          <table:table-cell office:value-type="float" office:value="1.16497483974361" calcext:value-type="float">
            <text:p>1.16497483974361</text:p>
          </table:table-cell>
          <table:table-cell office:value-type="float" office:value="0.920082948520412" calcext:value-type="float">
            <text:p>0.920082948520412</text:p>
          </table:table-cell>
          <table:table-cell office:value-type="float" office:value="1.76995801925659" calcext:value-type="float">
            <text:p>1.76995801925659</text:p>
          </table:table-cell>
          <table:table-cell office:value-type="float" office:value="-1.71940040588379" calcext:value-type="float">
            <text:p>-1.71940040588379</text:p>
          </table:table-cell>
          <table:table-cell office:value-type="float" office:value="-9.01282215118408" calcext:value-type="float">
            <text:p>-9.01282215118408</text:p>
          </table:table-cell>
          <table:table-cell office:value-type="float" office:value="-0.339654177427292" calcext:value-type="float">
            <text:p>-0.339654177427292</text:p>
          </table:table-cell>
          <table:table-cell office:value-type="float" office:value="-0.918778419494629" calcext:value-type="float">
            <text:p>-0.918778419494629</text:p>
          </table:table-cell>
          <table:table-cell office:value-type="float" office:value="0.201199591159821" calcext:value-type="float">
            <text:p>0.201199591159821</text:p>
          </table:table-cell>
          <table:table-cell office:value-type="float" office:value="-0.363440304994583" calcext:value-type="float">
            <text:p>-0.363440304994583</text:p>
          </table:table-cell>
          <table:table-cell office:value-type="float" office:value="1.66621494293213" calcext:value-type="float">
            <text:p>1.66621494293213</text:p>
          </table:table-cell>
          <table:table-cell office:value-type="float" office:value="-0.192944586277008" calcext:value-type="float">
            <text:p>-0.1929445862770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7154" calcext:value-type="float">
            <text:p>1419950948.27154</text:p>
          </table:table-cell>
          <table:table-cell office:value-type="string" calcext:value-type="string">
            <text:p>Motion</text:p>
          </table:table-cell>
          <table:table-cell office:value-type="float" office:value="1.79594910144806" calcext:value-type="float">
            <text:p>1.79594910144806</text:p>
          </table:table-cell>
          <table:table-cell office:value-type="float" office:value="-1.21464335918427" calcext:value-type="float">
            <text:p>-1.21464335918427</text:p>
          </table:table-cell>
          <table:table-cell office:value-type="float" office:value="-8.86963748931885" calcext:value-type="float">
            <text:p>-8.86963748931885</text:p>
          </table:table-cell>
          <table:table-cell office:value-type="float" office:value="-2.30405812903087" calcext:value-type="float">
            <text:p>-2.30405812903087</text:p>
          </table:table-cell>
          <table:table-cell office:value-type="float" office:value="1.23094732877871" calcext:value-type="float">
            <text:p>1.23094732877871</text:p>
          </table:table-cell>
          <table:table-cell office:value-type="float" office:value="1.11770805231843" calcext:value-type="float">
            <text:p>1.11770805231843</text:p>
          </table:table-cell>
          <table:table-cell office:value-type="float" office:value="1.79594910144806" calcext:value-type="float">
            <text:p>1.79594910144806</text:p>
          </table:table-cell>
          <table:table-cell office:value-type="float" office:value="-1.21464335918427" calcext:value-type="float">
            <text:p>-1.21464335918427</text:p>
          </table:table-cell>
          <table:table-cell office:value-type="float" office:value="-8.86963748931885" calcext:value-type="float">
            <text:p>-8.86963748931885</text:p>
          </table:table-cell>
          <table:table-cell office:value-type="float" office:value="-0.24767355620861" calcext:value-type="float">
            <text:p>-0.24767355620861</text:p>
          </table:table-cell>
          <table:table-cell office:value-type="float" office:value="-0.942804992198944" calcext:value-type="float">
            <text:p>-0.942804992198944</text:p>
          </table:table-cell>
          <table:table-cell office:value-type="float" office:value="0.223106533288956" calcext:value-type="float">
            <text:p>0.223106533288956</text:p>
          </table:table-cell>
          <table:table-cell office:value-type="float" office:value="-0.00524087902158499" calcext:value-type="float">
            <text:p>-0.00524087902158499</text:p>
          </table:table-cell>
          <table:table-cell office:value-type="float" office:value="1.78510546684265" calcext:value-type="float">
            <text:p>1.78510546684265</text:p>
          </table:table-cell>
          <table:table-cell office:value-type="float" office:value="-0.0519181713461876" calcext:value-type="float">
            <text:p>-0.05191817134618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7587" calcext:value-type="float">
            <text:p>1419950948.27587</text:p>
          </table:table-cell>
          <table:table-cell office:value-type="string" calcext:value-type="string">
            <text:p>Acceleration</text:p>
          </table:table-cell>
          <table:table-cell office:value-type="float" office:value="0.203857421875" calcext:value-type="float">
            <text:p>0.203857421875</text:p>
          </table:table-cell>
          <table:table-cell office:value-type="float" office:value="0.786483764648438" calcext:value-type="float">
            <text:p>0.786483764648438</text:p>
          </table:table-cell>
          <table:table-cell office:value-type="float" office:value="0.245986938476562" calcext:value-type="float">
            <text:p>0.245986938476562</text:p>
          </table:table-cell>
          <table:table-cell table:number-columns-repeated="16"/>
        </table:table-row>
        <table:table-row table:style-name="ro2">
          <table:table-cell office:value-type="float" office:value="1419950948.27615" calcext:value-type="float">
            <text:p>1419950948.27615</text:p>
          </table:table-cell>
          <table:table-cell office:value-type="string" calcext:value-type="string">
            <text:p>Acceleration</text:p>
          </table:table-cell>
          <table:table-cell office:value-type="float" office:value="0.524261474609375" calcext:value-type="float">
            <text:p>0.524261474609375</text:p>
          </table:table-cell>
          <table:table-cell office:value-type="float" office:value="0.625518798828125" calcext:value-type="float">
            <text:p>0.625518798828125</text:p>
          </table:table-cell>
          <table:table-cell office:value-type="float" office:value="0.273513793945312" calcext:value-type="float">
            <text:p>0.273513793945312</text:p>
          </table:table-cell>
          <table:table-cell table:number-columns-repeated="16"/>
        </table:table-row>
        <table:table-row table:style-name="ro2">
          <table:table-cell office:value-type="float" office:value="1419950948.2868" calcext:value-type="float">
            <text:p>1419950948.2868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22.012954711914" calcext:value-type="float">
            <text:p>222.012954711914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8.28717" calcext:value-type="float">
            <text:p>1419950948.28717</text:p>
          </table:table-cell>
          <table:table-cell office:value-type="string" calcext:value-type="string">
            <text:p>Gyro</text:p>
          </table:table-cell>
          <table:table-cell office:value-type="float" office:value="1.58782777459817" calcext:value-type="float">
            <text:p>1.58782777459817</text:p>
          </table:table-cell>
          <table:table-cell office:value-type="float" office:value="-1.60834024026229" calcext:value-type="float">
            <text:p>-1.60834024026229</text:p>
          </table:table-cell>
          <table:table-cell office:value-type="float" office:value="-6.48446648973556" calcext:value-type="float">
            <text:p>-6.48446648973556</text:p>
          </table:table-cell>
          <table:table-cell table:number-columns-repeated="16"/>
        </table:table-row>
        <table:table-row table:style-name="ro2">
          <table:table-cell office:value-type="float" office:value="1419950948.2875" calcext:value-type="float">
            <text:p>1419950948.2875</text:p>
          </table:table-cell>
          <table:table-cell office:value-type="string" calcext:value-type="string">
            <text:p>Gyro</text:p>
          </table:table-cell>
          <table:table-cell office:value-type="float" office:value="1.17699150061157" calcext:value-type="float">
            <text:p>1.17699150061157</text:p>
          </table:table-cell>
          <table:table-cell office:value-type="float" office:value="-2.33087768192172" calcext:value-type="float">
            <text:p>-2.33087768192172</text:p>
          </table:table-cell>
          <table:table-cell office:value-type="float" office:value="-5.0106523698292" calcext:value-type="float">
            <text:p>-5.0106523698292</text:p>
          </table:table-cell>
          <table:table-cell table:number-columns-repeated="16"/>
        </table:table-row>
        <table:table-row table:style-name="ro2">
          <table:table-cell office:value-type="float" office:value="1419950948.28736" calcext:value-type="float">
            <text:p>1419950948.28736</text:p>
          </table:table-cell>
          <table:table-cell office:value-type="string" calcext:value-type="string">
            <text:p>Motion</text:p>
          </table:table-cell>
          <table:table-cell office:value-type="float" office:value="1.80117690563202" calcext:value-type="float">
            <text:p>1.80117690563202</text:p>
          </table:table-cell>
          <table:table-cell office:value-type="float" office:value="-1.1363365650177" calcext:value-type="float">
            <text:p>-1.1363365650177</text:p>
          </table:table-cell>
          <table:table-cell office:value-type="float" office:value="-7.90800285339356" calcext:value-type="float">
            <text:p>-7.90800285339356</text:p>
          </table:table-cell>
          <table:table-cell office:value-type="float" office:value="-2.55496022493598" calcext:value-type="float">
            <text:p>-2.55496022493598</text:p>
          </table:table-cell>
          <table:table-cell office:value-type="float" office:value="1.27364456064547" calcext:value-type="float">
            <text:p>1.27364456064547</text:p>
          </table:table-cell>
          <table:table-cell office:value-type="float" office:value="1.36917360328141" calcext:value-type="float">
            <text:p>1.36917360328141</text:p>
          </table:table-cell>
          <table:table-cell office:value-type="float" office:value="1.80117690563202" calcext:value-type="float">
            <text:p>1.80117690563202</text:p>
          </table:table-cell>
          <table:table-cell office:value-type="float" office:value="-1.1363365650177" calcext:value-type="float">
            <text:p>-1.1363365650177</text:p>
          </table:table-cell>
          <table:table-cell office:value-type="float" office:value="-7.90800285339356" calcext:value-type="float">
            <text:p>-7.90800285339356</text:p>
          </table:table-cell>
          <table:table-cell office:value-type="float" office:value="-0.162081137299538" calcext:value-type="float">
            <text:p>-0.162081137299538</text:p>
          </table:table-cell>
          <table:table-cell office:value-type="float" office:value="-0.956174314022064" calcext:value-type="float">
            <text:p>-0.956174314022064</text:p>
          </table:table-cell>
          <table:table-cell office:value-type="float" office:value="0.243844956159592" calcext:value-type="float">
            <text:p>0.243844956159592</text:p>
          </table:table-cell>
          <table:table-cell office:value-type="float" office:value="0.365938574075699" calcext:value-type="float">
            <text:p>0.365938574075699</text:p>
          </table:table-cell>
          <table:table-cell office:value-type="float" office:value="1.74265813827515" calcext:value-type="float">
            <text:p>1.74265813827515</text:p>
          </table:table-cell>
          <table:table-cell office:value-type="float" office:value="0.00214197649620473" calcext:value-type="float">
            <text:p>0.002141976496204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29541" calcext:value-type="float">
            <text:p>1419950948.29541</text:p>
          </table:table-cell>
          <table:table-cell office:value-type="string" calcext:value-type="string">
            <text:p>Acceleration</text:p>
          </table:table-cell>
          <table:table-cell office:value-type="float" office:value="0.655776977539063" calcext:value-type="float">
            <text:p>0.655776977539063</text:p>
          </table:table-cell>
          <table:table-cell office:value-type="float" office:value="0.379379272460937" calcext:value-type="float">
            <text:p>0.379379272460937</text:p>
          </table:table-cell>
          <table:table-cell office:value-type="float" office:value="0.287353515625" calcext:value-type="float">
            <text:p>0.287353515625</text:p>
          </table:table-cell>
          <table:table-cell table:number-columns-repeated="16"/>
        </table:table-row>
        <table:table-row table:style-name="ro2">
          <table:table-cell office:value-type="float" office:value="1419950948.29557" calcext:value-type="float">
            <text:p>1419950948.29557</text:p>
          </table:table-cell>
          <table:table-cell office:value-type="string" calcext:value-type="string">
            <text:p>Acceleration</text:p>
          </table:table-cell>
          <table:table-cell office:value-type="float" office:value="0.7059326171875" calcext:value-type="float">
            <text:p>0.7059326171875</text:p>
          </table:table-cell>
          <table:table-cell office:value-type="float" office:value="0.143875122070313" calcext:value-type="float">
            <text:p>0.143875122070313</text:p>
          </table:table-cell>
          <table:table-cell office:value-type="float" office:value="0.272720336914062" calcext:value-type="float">
            <text:p>0.272720336914062</text:p>
          </table:table-cell>
          <table:table-cell table:number-columns-repeated="16"/>
        </table:table-row>
        <table:table-row table:style-name="ro2">
          <table:table-cell office:value-type="float" office:value="1419950948.3034" calcext:value-type="float">
            <text:p>1419950948.3034</text:p>
          </table:table-cell>
          <table:table-cell office:value-type="string" calcext:value-type="string">
            <text:p>Gyro</text:p>
          </table:table-cell>
          <table:table-cell office:value-type="float" office:value="0.636938916850436" calcext:value-type="float">
            <text:p>0.636938916850436</text:p>
          </table:table-cell>
          <table:table-cell office:value-type="float" office:value="-3.14155084196068" calcext:value-type="float">
            <text:p>-3.14155084196068</text:p>
          </table:table-cell>
          <table:table-cell office:value-type="float" office:value="-3.80137430205817" calcext:value-type="float">
            <text:p>-3.80137430205817</text:p>
          </table:table-cell>
          <table:table-cell table:number-columns-repeated="16"/>
        </table:table-row>
        <table:table-row table:style-name="ro2">
          <table:table-cell office:value-type="float" office:value="1419950948.30338" calcext:value-type="float">
            <text:p>1419950948.30338</text:p>
          </table:table-cell>
          <table:table-cell office:value-type="string" calcext:value-type="string">
            <text:p>Motion</text:p>
          </table:table-cell>
          <table:table-cell office:value-type="float" office:value="1.59695792198181" calcext:value-type="float">
            <text:p>1.59695792198181</text:p>
          </table:table-cell>
          <table:table-cell office:value-type="float" office:value="-1.5811163187027" calcext:value-type="float">
            <text:p>-1.5811163187027</text:p>
          </table:table-cell>
          <table:table-cell office:value-type="float" office:value="-6.50161170959473" calcext:value-type="float">
            <text:p>-6.50161170959473</text:p>
          </table:table-cell>
          <table:table-cell office:value-type="float" office:value="-2.81827163065028" calcext:value-type="float">
            <text:p>-2.81827163065028</text:p>
          </table:table-cell>
          <table:table-cell office:value-type="float" office:value="1.29006714093593" calcext:value-type="float">
            <text:p>1.29006714093593</text:p>
          </table:table-cell>
          <table:table-cell office:value-type="float" office:value="1.62770244531721" calcext:value-type="float">
            <text:p>1.62770244531721</text:p>
          </table:table-cell>
          <table:table-cell office:value-type="float" office:value="1.59695792198181" calcext:value-type="float">
            <text:p>1.59695792198181</text:p>
          </table:table-cell>
          <table:table-cell office:value-type="float" office:value="-1.5811163187027" calcext:value-type="float">
            <text:p>-1.5811163187027</text:p>
          </table:table-cell>
          <table:table-cell office:value-type="float" office:value="-6.50161170959473" calcext:value-type="float">
            <text:p>-6.50161170959473</text:p>
          </table:table-cell>
          <table:table-cell office:value-type="float" office:value="-0.0880255848169327" calcext:value-type="float">
            <text:p>-0.0880255848169327</text:p>
          </table:table-cell>
          <table:table-cell office:value-type="float" office:value="-0.960853695869446" calcext:value-type="float">
            <text:p>-0.960853695869446</text:p>
          </table:table-cell>
          <table:table-cell office:value-type="float" office:value="0.262700825929642" calcext:value-type="float">
            <text:p>0.262700825929642</text:p>
          </table:table-cell>
          <table:table-cell office:value-type="float" office:value="0.612287044525147" calcext:value-type="float">
            <text:p>0.612287044525147</text:p>
          </table:table-cell>
          <table:table-cell office:value-type="float" office:value="1.58637249469757" calcext:value-type="float">
            <text:p>1.58637249469757</text:p>
          </table:table-cell>
          <table:table-cell office:value-type="float" office:value="0.0108129670843482" calcext:value-type="float">
            <text:p>0.01081296708434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0368" calcext:value-type="float">
            <text:p>1419950948.30368</text:p>
          </table:table-cell>
          <table:table-cell office:value-type="string" calcext:value-type="string">
            <text:p>Motion</text:p>
          </table:table-cell>
          <table:table-cell office:value-type="float" office:value="1.18612158298492" calcext:value-type="float">
            <text:p>1.18612158298492</text:p>
          </table:table-cell>
          <table:table-cell office:value-type="float" office:value="-2.3036539554596" calcext:value-type="float">
            <text:p>-2.3036539554596</text:p>
          </table:table-cell>
          <table:table-cell office:value-type="float" office:value="-5.02779769897461" calcext:value-type="float">
            <text:p>-5.02779769897461</text:p>
          </table:table-cell>
          <table:table-cell office:value-type="float" office:value="-3.04488869900041" calcext:value-type="float">
            <text:p>-3.04488869900041</text:p>
          </table:table-cell>
          <table:table-cell office:value-type="float" office:value="1.28854405045138" calcext:value-type="float">
            <text:p>1.28854405045138</text:p>
          </table:table-cell>
          <table:table-cell office:value-type="float" office:value="1.84013033802898" calcext:value-type="float">
            <text:p>1.84013033802898</text:p>
          </table:table-cell>
          <table:table-cell office:value-type="float" office:value="1.18612158298492" calcext:value-type="float">
            <text:p>1.18612158298492</text:p>
          </table:table-cell>
          <table:table-cell office:value-type="float" office:value="-2.3036539554596" calcext:value-type="float">
            <text:p>-2.3036539554596</text:p>
          </table:table-cell>
          <table:table-cell office:value-type="float" office:value="-5.02779769897461" calcext:value-type="float">
            <text:p>-5.02779769897461</text:p>
          </table:table-cell>
          <table:table-cell office:value-type="float" office:value="-0.0268919784575701" calcext:value-type="float">
            <text:p>-0.0268919784575701</text:p>
          </table:table-cell>
          <table:table-cell office:value-type="float" office:value="-0.960430562496185" calcext:value-type="float">
            <text:p>-0.960430562496185</text:p>
          </table:table-cell>
          <table:table-cell office:value-type="float" office:value="0.277218222618103" calcext:value-type="float">
            <text:p>0.277218222618103</text:p>
          </table:table-cell>
          <table:table-cell office:value-type="float" office:value="0.68266898393631" calcext:value-type="float">
            <text:p>0.68266898393631</text:p>
          </table:table-cell>
          <table:table-cell office:value-type="float" office:value="1.33980989456177" calcext:value-type="float">
            <text:p>1.33980989456177</text:p>
          </table:table-cell>
          <table:table-cell office:value-type="float" office:value="0.0101353023201227" calcext:value-type="float">
            <text:p>0.01013530232012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1249" calcext:value-type="float">
            <text:p>1419950948.31249</text:p>
          </table:table-cell>
          <table:table-cell office:value-type="string" calcext:value-type="string">
            <text:p>Magnetic</text:p>
          </table:table-cell>
          <table:table-cell office:value-type="float" office:value="54.1907958984375" calcext:value-type="float">
            <text:p>54.1907958984375</text:p>
          </table:table-cell>
          <table:table-cell office:value-type="float" office:value="220.827529907227" calcext:value-type="float">
            <text:p>220.827529907227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8.3149" calcext:value-type="float">
            <text:p>1419950948.3149</text:p>
          </table:table-cell>
          <table:table-cell office:value-type="string" calcext:value-type="string">
            <text:p>Acceleration</text:p>
          </table:table-cell>
          <table:table-cell office:value-type="float" office:value="0.69854736328125" calcext:value-type="float">
            <text:p>0.69854736328125</text:p>
          </table:table-cell>
          <table:table-cell office:value-type="float" office:value="0.0826263427734375" calcext:value-type="float">
            <text:p>0.0826263427734375</text:p>
          </table:table-cell>
          <table:table-cell office:value-type="float" office:value="0.210006713867187" calcext:value-type="float">
            <text:p>0.210006713867187</text:p>
          </table:table-cell>
          <table:table-cell table:number-columns-repeated="16"/>
        </table:table-row>
        <table:table-row table:style-name="ro2">
          <table:table-cell office:value-type="float" office:value="1419950948.31519" calcext:value-type="float">
            <text:p>1419950948.31519</text:p>
          </table:table-cell>
          <table:table-cell office:value-type="string" calcext:value-type="string">
            <text:p>Acceleration</text:p>
          </table:table-cell>
          <table:table-cell office:value-type="float" office:value="0.57159423828125" calcext:value-type="float">
            <text:p>0.57159423828125</text:p>
          </table:table-cell>
          <table:table-cell office:value-type="float" office:value="0.124923706054688" calcext:value-type="float">
            <text:p>0.124923706054688</text:p>
          </table:table-cell>
          <table:table-cell office:value-type="float" office:value="0.24688720703125" calcext:value-type="float">
            <text:p>0.24688720703125</text:p>
          </table:table-cell>
          <table:table-cell table:number-columns-repeated="16"/>
        </table:table-row>
        <table:table-row table:style-name="ro2">
          <table:table-cell office:value-type="float" office:value="1419950948.31892" calcext:value-type="float">
            <text:p>1419950948.31892</text:p>
          </table:table-cell>
          <table:table-cell office:value-type="string" calcext:value-type="string">
            <text:p>Gyro</text:p>
          </table:table-cell>
          <table:table-cell office:value-type="float" office:value="-0.0866813661082261" calcext:value-type="float">
            <text:p>-0.0866813661082261</text:p>
          </table:table-cell>
          <table:table-cell office:value-type="float" office:value="-3.61753682464221" calcext:value-type="float">
            <text:p>-3.61753682464221</text:p>
          </table:table-cell>
          <table:table-cell office:value-type="float" office:value="-3.10482744842514" calcext:value-type="float">
            <text:p>-3.10482744842514</text:p>
          </table:table-cell>
          <table:table-cell table:number-columns-repeated="16"/>
        </table:table-row>
        <table:table-row table:style-name="ro2">
          <table:table-cell office:value-type="float" office:value="1419950948.31946" calcext:value-type="float">
            <text:p>1419950948.31946</text:p>
          </table:table-cell>
          <table:table-cell office:value-type="string" calcext:value-type="string">
            <text:p>Gyro</text:p>
          </table:table-cell>
          <table:table-cell office:value-type="float" office:value="-0.794479809030727" calcext:value-type="float">
            <text:p>-0.794479809030727</text:p>
          </table:table-cell>
          <table:table-cell office:value-type="float" office:value="-3.27111655847023" calcext:value-type="float">
            <text:p>-3.27111655847023</text:p>
          </table:table-cell>
          <table:table-cell office:value-type="float" office:value="-3.18077041638595" calcext:value-type="float">
            <text:p>-3.18077041638595</text:p>
          </table:table-cell>
          <table:table-cell table:number-columns-repeated="16"/>
        </table:table-row>
        <table:table-row table:style-name="ro2">
          <table:table-cell office:value-type="float" office:value="1419950948.31918" calcext:value-type="float">
            <text:p>1419950948.31918</text:p>
          </table:table-cell>
          <table:table-cell office:value-type="string" calcext:value-type="string">
            <text:p>Motion</text:p>
          </table:table-cell>
          <table:table-cell office:value-type="float" office:value="0.646069049835205" calcext:value-type="float">
            <text:p>0.646069049835205</text:p>
          </table:table-cell>
          <table:table-cell office:value-type="float" office:value="-3.11432695388794" calcext:value-type="float">
            <text:p>-3.11432695388794</text:p>
          </table:table-cell>
          <table:table-cell office:value-type="float" office:value="-3.81851935386658" calcext:value-type="float">
            <text:p>-3.81851935386658</text:p>
          </table:table-cell>
          <table:table-cell office:value-type="float" office:value="3.05838473369461" calcext:value-type="float">
            <text:p>3.05838473369461</text:p>
          </table:table-cell>
          <table:table-cell office:value-type="float" office:value="1.2803988858606" calcext:value-type="float">
            <text:p>1.2803988858606</text:p>
          </table:table-cell>
          <table:table-cell office:value-type="float" office:value="1.99515373260794" calcext:value-type="float">
            <text:p>1.99515373260794</text:p>
          </table:table-cell>
          <table:table-cell office:value-type="float" office:value="0.646069049835205" calcext:value-type="float">
            <text:p>0.646069049835205</text:p>
          </table:table-cell>
          <table:table-cell office:value-type="float" office:value="-3.11432695388794" calcext:value-type="float">
            <text:p>-3.11432695388794</text:p>
          </table:table-cell>
          <table:table-cell office:value-type="float" office:value="-3.81851935386658" calcext:value-type="float">
            <text:p>-3.81851935386658</text:p>
          </table:table-cell>
          <table:table-cell office:value-type="float" office:value="0.023797694593668" calcext:value-type="float">
            <text:p>0.023797694593668</text:p>
          </table:table-cell>
          <table:table-cell office:value-type="float" office:value="-0.958130121231079" calcext:value-type="float">
            <text:p>-0.958130121231079</text:p>
          </table:table-cell>
          <table:table-cell office:value-type="float" office:value="0.285342395305633" calcext:value-type="float">
            <text:p>0.285342395305633</text:p>
          </table:table-cell>
          <table:table-cell office:value-type="float" office:value="0.682134926319122" calcext:value-type="float">
            <text:p>0.682134926319122</text:p>
          </table:table-cell>
          <table:table-cell office:value-type="float" office:value="1.10200524330139" calcext:value-type="float">
            <text:p>1.10200524330139</text:p>
          </table:table-cell>
          <table:table-cell office:value-type="float" office:value="-0.0126220611855388" calcext:value-type="float">
            <text:p>-0.01262206118553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3467" calcext:value-type="float">
            <text:p>1419950948.33467</text:p>
          </table:table-cell>
          <table:table-cell office:value-type="string" calcext:value-type="string">
            <text:p>Acceleration</text:p>
          </table:table-cell>
          <table:table-cell office:value-type="float" office:value="0.426284790039063" calcext:value-type="float">
            <text:p>0.426284790039063</text:p>
          </table:table-cell>
          <table:table-cell office:value-type="float" office:value="0.189407348632813" calcext:value-type="float">
            <text:p>0.189407348632813</text:p>
          </table:table-cell>
          <table:table-cell office:value-type="float" office:value="0.308395385742187" calcext:value-type="float">
            <text:p>0.308395385742187</text:p>
          </table:table-cell>
          <table:table-cell table:number-columns-repeated="16"/>
        </table:table-row>
        <table:table-row table:style-name="ro2">
          <table:table-cell office:value-type="float" office:value="1419950948.33535" calcext:value-type="float">
            <text:p>1419950948.33535</text:p>
          </table:table-cell>
          <table:table-cell office:value-type="string" calcext:value-type="string">
            <text:p>Acceleration</text:p>
          </table:table-cell>
          <table:table-cell office:value-type="float" office:value="0.368743896484375" calcext:value-type="float">
            <text:p>0.368743896484375</text:p>
          </table:table-cell>
          <table:table-cell office:value-type="float" office:value="0.307540893554687" calcext:value-type="float">
            <text:p>0.307540893554687</text:p>
          </table:table-cell>
          <table:table-cell office:value-type="float" office:value="0.239791870117187" calcext:value-type="float">
            <text:p>0.239791870117187</text:p>
          </table:table-cell>
          <table:table-cell table:number-columns-repeated="16"/>
        </table:table-row>
        <table:table-row table:style-name="ro2">
          <table:table-cell office:value-type="float" office:value="1419950948.33562" calcext:value-type="float">
            <text:p>1419950948.33562</text:p>
          </table:table-cell>
          <table:table-cell office:value-type="string" calcext:value-type="string">
            <text:p>Gyro</text:p>
          </table:table-cell>
          <table:table-cell office:value-type="float" office:value="-1.25995855594746" calcext:value-type="float">
            <text:p>-1.25995855594746</text:p>
          </table:table-cell>
          <table:table-cell office:value-type="float" office:value="-2.13173448508887" calcext:value-type="float">
            <text:p>-2.13173448508887</text:p>
          </table:table-cell>
          <table:table-cell office:value-type="float" office:value="-3.78931257916509" calcext:value-type="float">
            <text:p>-3.78931257916509</text:p>
          </table:table-cell>
          <table:table-cell table:number-columns-repeated="16"/>
        </table:table-row>
        <table:table-row table:style-name="ro2">
          <table:table-cell office:value-type="float" office:value="1419950948.33538" calcext:value-type="float">
            <text:p>1419950948.33538</text:p>
          </table:table-cell>
          <table:table-cell office:value-type="string" calcext:value-type="string">
            <text:p>Motion</text:p>
          </table:table-cell>
          <table:table-cell office:value-type="float" office:value="-0.0775512382388115" calcext:value-type="float">
            <text:p>-0.0775512382388115</text:p>
          </table:table-cell>
          <table:table-cell office:value-type="float" office:value="-3.59031295776367" calcext:value-type="float">
            <text:p>-3.59031295776367</text:p>
          </table:table-cell>
          <table:table-cell office:value-type="float" office:value="-3.12197232246399" calcext:value-type="float">
            <text:p>-3.12197232246399</text:p>
          </table:table-cell>
          <table:table-cell office:value-type="float" office:value="2.90863017657373" calcext:value-type="float">
            <text:p>2.90863017657373</text:p>
          </table:table-cell>
          <table:table-cell office:value-type="float" office:value="1.27379375298513" calcext:value-type="float">
            <text:p>1.27379375298513</text:p>
          </table:table-cell>
          <table:table-cell office:value-type="float" office:value="2.11266875941811" calcext:value-type="float">
            <text:p>2.11266875941811</text:p>
          </table:table-cell>
          <table:table-cell office:value-type="float" office:value="-0.0775512382388115" calcext:value-type="float">
            <text:p>-0.0775512382388115</text:p>
          </table:table-cell>
          <table:table-cell office:value-type="float" office:value="-3.59031295776367" calcext:value-type="float">
            <text:p>-3.59031295776367</text:p>
          </table:table-cell>
          <table:table-cell office:value-type="float" office:value="-3.12197232246399" calcext:value-type="float">
            <text:p>-3.12197232246399</text:p>
          </table:table-cell>
          <table:table-cell office:value-type="float" office:value="0.0675626993179321" calcext:value-type="float">
            <text:p>0.0675626993179321</text:p>
          </table:table-cell>
          <table:table-cell office:value-type="float" office:value="-0.956218004226685" calcext:value-type="float">
            <text:p>-0.956218004226685</text:p>
          </table:table-cell>
          <table:table-cell office:value-type="float" office:value="0.284749746322632" calcext:value-type="float">
            <text:p>0.284749746322632</text:p>
          </table:table-cell>
          <table:table-cell office:value-type="float" office:value="0.630984663963318" calcext:value-type="float">
            <text:p>0.630984663963318</text:p>
          </table:table-cell>
          <table:table-cell office:value-type="float" office:value="1.03884434700012" calcext:value-type="float">
            <text:p>1.03884434700012</text:p>
          </table:table-cell>
          <table:table-cell office:value-type="float" office:value="-0.0747430473566055" calcext:value-type="float">
            <text:p>-0.07474304735660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359" calcext:value-type="float">
            <text:p>1419950948.3359</text:p>
          </table:table-cell>
          <table:table-cell office:value-type="string" calcext:value-type="string">
            <text:p>Motion</text:p>
          </table:table-cell>
          <table:table-cell office:value-type="float" office:value="-0.785349667072296" calcext:value-type="float">
            <text:p>-0.785349667072296</text:p>
          </table:table-cell>
          <table:table-cell office:value-type="float" office:value="-3.24389266967773" calcext:value-type="float">
            <text:p>-3.24389266967773</text:p>
          </table:table-cell>
          <table:table-cell office:value-type="float" office:value="-3.19791531562805" calcext:value-type="float">
            <text:p>-3.19791531562805</text:p>
          </table:table-cell>
          <table:table-cell office:value-type="float" office:value="2.7626074035902" calcext:value-type="float">
            <text:p>2.7626074035902</text:p>
          </table:table-cell>
          <table:table-cell office:value-type="float" office:value="1.26995217308932" calcext:value-type="float">
            <text:p>1.26995217308932</text:p>
          </table:table-cell>
          <table:table-cell office:value-type="float" office:value="2.2276619665326" calcext:value-type="float">
            <text:p>2.2276619665326</text:p>
          </table:table-cell>
          <table:table-cell office:value-type="float" office:value="-0.785349667072296" calcext:value-type="float">
            <text:p>-0.785349667072296</text:p>
          </table:table-cell>
          <table:table-cell office:value-type="float" office:value="-3.24389266967773" calcext:value-type="float">
            <text:p>-3.24389266967773</text:p>
          </table:table-cell>
          <table:table-cell office:value-type="float" office:value="-3.19791531562805" calcext:value-type="float">
            <text:p>-3.19791531562805</text:p>
          </table:table-cell>
          <table:table-cell office:value-type="float" office:value="0.109634280204773" calcext:value-type="float">
            <text:p>0.109634280204773</text:p>
          </table:table-cell>
          <table:table-cell office:value-type="float" office:value="-0.955086708068848" calcext:value-type="float">
            <text:p>-0.955086708068848</text:p>
          </table:table-cell>
          <table:table-cell office:value-type="float" office:value="0.275299370288849" calcext:value-type="float">
            <text:p>0.275299370288849</text:p>
          </table:table-cell>
          <table:table-cell office:value-type="float" office:value="0.461959958076477" calcext:value-type="float">
            <text:p>0.461959958076477</text:p>
          </table:table-cell>
          <table:table-cell office:value-type="float" office:value="1.08001041412354" calcext:value-type="float">
            <text:p>1.08001041412354</text:p>
          </table:table-cell>
          <table:table-cell office:value-type="float" office:value="-0.0284121762961149" calcext:value-type="float">
            <text:p>-0.02841217629611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3854" calcext:value-type="float">
            <text:p>1419950948.33854</text:p>
          </table:table-cell>
          <table:table-cell office:value-type="string" calcext:value-type="string">
            <text:p>Magnetic</text:p>
          </table:table-cell>
          <table:table-cell office:value-type="float" office:value="54.8681793212891" calcext:value-type="float">
            <text:p>54.8681793212891</text:p>
          </table:table-cell>
          <table:table-cell office:value-type="float" office:value="220.827529907227" calcext:value-type="float">
            <text:p>220.827529907227</text:p>
          </table:table-cell>
          <table:table-cell office:value-type="float" office:value="134.690628051758" calcext:value-type="float">
            <text:p>134.690628051758</text:p>
          </table:table-cell>
          <table:table-cell table:number-columns-repeated="16"/>
        </table:table-row>
        <table:table-row table:style-name="ro2">
          <table:table-cell office:value-type="float" office:value="1419950948.3509" calcext:value-type="float">
            <text:p>1419950948.3509</text:p>
          </table:table-cell>
          <table:table-cell office:value-type="string" calcext:value-type="string">
            <text:p>Gyro</text:p>
          </table:table-cell>
          <table:table-cell office:value-type="float" office:value="-1.39317812947261" calcext:value-type="float">
            <text:p>-1.39317812947261</text:p>
          </table:table-cell>
          <table:table-cell office:value-type="float" office:value="-1.16535082348684" calcext:value-type="float">
            <text:p>-1.16535082348684</text:p>
          </table:table-cell>
          <table:table-cell office:value-type="float" office:value="-4.62201940248281" calcext:value-type="float">
            <text:p>-4.62201940248281</text:p>
          </table:table-cell>
          <table:table-cell table:number-columns-repeated="16"/>
        </table:table-row>
        <table:table-row table:style-name="ro2">
          <table:table-cell office:value-type="float" office:value="1419950948.3514" calcext:value-type="float">
            <text:p>1419950948.3514</text:p>
          </table:table-cell>
          <table:table-cell office:value-type="string" calcext:value-type="string">
            <text:p>Gyro</text:p>
          </table:table-cell>
          <table:table-cell office:value-type="float" office:value="-1.20977714415932" calcext:value-type="float">
            <text:p>-1.20977714415932</text:p>
          </table:table-cell>
          <table:table-cell office:value-type="float" office:value="-0.519558760224649" calcext:value-type="float">
            <text:p>-0.519558760224649</text:p>
          </table:table-cell>
          <table:table-cell office:value-type="float" office:value="-5.07633710758714" calcext:value-type="float">
            <text:p>-5.07633710758714</text:p>
          </table:table-cell>
          <table:table-cell table:number-columns-repeated="16"/>
        </table:table-row>
        <table:table-row table:style-name="ro2">
          <table:table-cell office:value-type="float" office:value="1419950948.35115" calcext:value-type="float">
            <text:p>1419950948.35115</text:p>
          </table:table-cell>
          <table:table-cell office:value-type="string" calcext:value-type="string">
            <text:p>Motion</text:p>
          </table:table-cell>
          <table:table-cell office:value-type="float" office:value="-1.25082838535309" calcext:value-type="float">
            <text:p>-1.25082838535309</text:p>
          </table:table-cell>
          <table:table-cell office:value-type="float" office:value="-2.10451078414917" calcext:value-type="float">
            <text:p>-2.10451078414917</text:p>
          </table:table-cell>
          <table:table-cell office:value-type="float" office:value="-3.80645751953125" calcext:value-type="float">
            <text:p>-3.80645751953125</text:p>
          </table:table-cell>
          <table:table-cell office:value-type="float" office:value="2.60896474272129" calcext:value-type="float">
            <text:p>2.60896474272129</text:p>
          </table:table-cell>
          <table:table-cell office:value-type="float" office:value="1.263934770312" calcext:value-type="float">
            <text:p>1.263934770312</text:p>
          </table:table-cell>
          <table:table-cell office:value-type="float" office:value="2.36175386629299" calcext:value-type="float">
            <text:p>2.36175386629299</text:p>
          </table:table-cell>
          <table:table-cell office:value-type="float" office:value="-1.25082838535309" calcext:value-type="float">
            <text:p>-1.25082838535309</text:p>
          </table:table-cell>
          <table:table-cell office:value-type="float" office:value="-2.10451078414917" calcext:value-type="float">
            <text:p>-2.10451078414917</text:p>
          </table:table-cell>
          <table:table-cell office:value-type="float" office:value="-3.80645751953125" calcext:value-type="float">
            <text:p>-3.80645751953125</text:p>
          </table:table-cell>
          <table:table-cell office:value-type="float" office:value="0.153389975428581" calcext:value-type="float">
            <text:p>0.153389975428581</text:p>
          </table:table-cell>
          <table:table-cell office:value-type="float" office:value="-0.953286290168762" calcext:value-type="float">
            <text:p>-0.953286290168762</text:p>
          </table:table-cell>
          <table:table-cell office:value-type="float" office:value="0.260224461555481" calcext:value-type="float">
            <text:p>0.260224461555481</text:p>
          </table:table-cell>
          <table:table-cell office:value-type="float" office:value="0.272894829511642" calcext:value-type="float">
            <text:p>0.272894829511642</text:p>
          </table:table-cell>
          <table:table-cell office:value-type="float" office:value="1.14269363880158" calcext:value-type="float">
            <text:p>1.14269363880158</text:p>
          </table:table-cell>
          <table:table-cell office:value-type="float" office:value="0.0481709204614162" calcext:value-type="float">
            <text:p>0.04817092046141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5433" calcext:value-type="float">
            <text:p>1419950948.35433</text:p>
          </table:table-cell>
          <table:table-cell office:value-type="string" calcext:value-type="string">
            <text:p>Acceleration</text:p>
          </table:table-cell>
          <table:table-cell office:value-type="float" office:value="0.5135498046875" calcext:value-type="float">
            <text:p>0.5135498046875</text:p>
          </table:table-cell>
          <table:table-cell office:value-type="float" office:value="0.3043212890625" calcext:value-type="float">
            <text:p>0.3043212890625</text:p>
          </table:table-cell>
          <table:table-cell office:value-type="float" office:value="0.173492431640625" calcext:value-type="float">
            <text:p>0.173492431640625</text:p>
          </table:table-cell>
          <table:table-cell table:number-columns-repeated="16"/>
        </table:table-row>
        <table:table-row table:style-name="ro2">
          <table:table-cell office:value-type="float" office:value="1419950948.35435" calcext:value-type="float">
            <text:p>1419950948.35435</text:p>
          </table:table-cell>
          <table:table-cell office:value-type="string" calcext:value-type="string">
            <text:p>Acceleration</text:p>
          </table:table-cell>
          <table:table-cell office:value-type="float" office:value="0.839797973632813" calcext:value-type="float">
            <text:p>0.839797973632813</text:p>
          </table:table-cell>
          <table:table-cell office:value-type="float" office:value="0.171768188476563" calcext:value-type="float">
            <text:p>0.171768188476563</text:p>
          </table:table-cell>
          <table:table-cell office:value-type="float" office:value="0.184402465820313" calcext:value-type="float">
            <text:p>0.184402465820313</text:p>
          </table:table-cell>
          <table:table-cell table:number-columns-repeated="16"/>
        </table:table-row>
        <table:table-row table:style-name="ro2">
          <table:table-cell office:value-type="float" office:value="1419950948.36457" calcext:value-type="float">
            <text:p>1419950948.36457</text:p>
          </table:table-cell>
          <table:table-cell office:value-type="string" calcext:value-type="string">
            <text:p>Magnetic</text:p>
          </table:table-cell>
          <table:table-cell office:value-type="float" office:value="55.2068786621094" calcext:value-type="float">
            <text:p>55.2068786621094</text:p>
          </table:table-cell>
          <table:table-cell office:value-type="float" office:value="220.827529907227" calcext:value-type="float">
            <text:p>220.827529907227</text:p>
          </table:table-cell>
          <table:table-cell office:value-type="float" office:value="137.325164794922" calcext:value-type="float">
            <text:p>137.325164794922</text:p>
          </table:table-cell>
          <table:table-cell table:number-columns-repeated="16"/>
        </table:table-row>
        <table:table-row table:style-name="ro2">
          <table:table-cell office:value-type="float" office:value="1419950948.36706" calcext:value-type="float">
            <text:p>1419950948.36706</text:p>
          </table:table-cell>
          <table:table-cell office:value-type="string" calcext:value-type="string">
            <text:p>Gyro</text:p>
          </table:table-cell>
          <table:table-cell office:value-type="float" office:value="-1.01503641892447" calcext:value-type="float">
            <text:p>-1.01503641892447</text:p>
          </table:table-cell>
          <table:table-cell office:value-type="float" office:value="-0.137282225768059" calcext:value-type="float">
            <text:p>-0.137282225768059</text:p>
          </table:table-cell>
          <table:table-cell office:value-type="float" office:value="-4.96384411787775" calcext:value-type="float">
            <text:p>-4.96384411787775</text:p>
          </table:table-cell>
          <table:table-cell table:number-columns-repeated="16"/>
        </table:table-row>
        <table:table-row table:style-name="ro2">
          <table:table-cell office:value-type="float" office:value="1419950948.3669" calcext:value-type="float">
            <text:p>1419950948.3669</text:p>
          </table:table-cell>
          <table:table-cell office:value-type="string" calcext:value-type="string">
            <text:p>Motion</text:p>
          </table:table-cell>
          <table:table-cell office:value-type="float" office:value="-1.3840479850769" calcext:value-type="float">
            <text:p>-1.3840479850769</text:p>
          </table:table-cell>
          <table:table-cell office:value-type="float" office:value="-1.13812720775604" calcext:value-type="float">
            <text:p>-1.13812720775604</text:p>
          </table:table-cell>
          <table:table-cell office:value-type="float" office:value="-4.63916397094727" calcext:value-type="float">
            <text:p>-4.63916397094727</text:p>
          </table:table-cell>
          <table:table-cell office:value-type="float" office:value="2.44982379980003" calcext:value-type="float">
            <text:p>2.44982379980003</text:p>
          </table:table-cell>
          <table:table-cell office:value-type="float" office:value="1.2486761705205" calcext:value-type="float">
            <text:p>1.2486761705205</text:p>
          </table:table-cell>
          <table:table-cell office:value-type="float" office:value="2.51398215773874" calcext:value-type="float">
            <text:p>2.51398215773874</text:p>
          </table:table-cell>
          <table:table-cell office:value-type="float" office:value="-1.3840479850769" calcext:value-type="float">
            <text:p>-1.3840479850769</text:p>
          </table:table-cell>
          <table:table-cell office:value-type="float" office:value="-1.13812720775604" calcext:value-type="float">
            <text:p>-1.13812720775604</text:p>
          </table:table-cell>
          <table:table-cell office:value-type="float" office:value="-4.63916397094727" calcext:value-type="float">
            <text:p>-4.63916397094727</text:p>
          </table:table-cell>
          <table:table-cell office:value-type="float" office:value="0.20194548368454" calcext:value-type="float">
            <text:p>0.20194548368454</text:p>
          </table:table-cell>
          <table:table-cell office:value-type="float" office:value="-0.948566377162933" calcext:value-type="float">
            <text:p>-0.948566377162933</text:p>
          </table:table-cell>
          <table:table-cell office:value-type="float" office:value="0.243802979588509" calcext:value-type="float">
            <text:p>0.243802979588509</text:p>
          </table:table-cell>
          <table:table-cell office:value-type="float" office:value="0.31160432100296" calcext:value-type="float">
            <text:p>0.31160432100296</text:p>
          </table:table-cell>
          <table:table-cell office:value-type="float" office:value="1.25288760662079" calcext:value-type="float">
            <text:p>1.25288760662079</text:p>
          </table:table-cell>
          <table:table-cell office:value-type="float" office:value="-0.0703105479478836" calcext:value-type="float">
            <text:p>-0.07031054794788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6739" calcext:value-type="float">
            <text:p>1419950948.36739</text:p>
          </table:table-cell>
          <table:table-cell office:value-type="string" calcext:value-type="string">
            <text:p>Motion</text:p>
          </table:table-cell>
          <table:table-cell office:value-type="float" office:value="-1.2006471157074" calcext:value-type="float">
            <text:p>-1.2006471157074</text:p>
          </table:table-cell>
          <table:table-cell office:value-type="float" office:value="-0.492335170507431" calcext:value-type="float">
            <text:p>-0.492335170507431</text:p>
          </table:table-cell>
          <table:table-cell office:value-type="float" office:value="-5.09348154067993" calcext:value-type="float">
            <text:p>-5.09348154067993</text:p>
          </table:table-cell>
          <table:table-cell office:value-type="float" office:value="2.30587081642684" calcext:value-type="float">
            <text:p>2.30587081642684</text:p>
          </table:table-cell>
          <table:table-cell office:value-type="float" office:value="1.22132108051103" calcext:value-type="float">
            <text:p>1.22132108051103</text:p>
          </table:table-cell>
          <table:table-cell office:value-type="float" office:value="2.65922377989326" calcext:value-type="float">
            <text:p>2.65922377989326</text:p>
          </table:table-cell>
          <table:table-cell office:value-type="float" office:value="-1.2006471157074" calcext:value-type="float">
            <text:p>-1.2006471157074</text:p>
          </table:table-cell>
          <table:table-cell office:value-type="float" office:value="-0.492335170507431" calcext:value-type="float">
            <text:p>-0.492335170507431</text:p>
          </table:table-cell>
          <table:table-cell office:value-type="float" office:value="-5.09348154067993" calcext:value-type="float">
            <text:p>-5.09348154067993</text:p>
          </table:table-cell>
          <table:table-cell office:value-type="float" office:value="0.253989309072494" calcext:value-type="float">
            <text:p>0.253989309072494</text:p>
          </table:table-cell>
          <table:table-cell office:value-type="float" office:value="-0.939552545547485" calcext:value-type="float">
            <text:p>-0.939552545547485</text:p>
          </table:table-cell>
          <table:table-cell office:value-type="float" office:value="0.229631200432777" calcext:value-type="float">
            <text:p>0.229631200432777</text:p>
          </table:table-cell>
          <table:table-cell office:value-type="float" office:value="0.585808634757996" calcext:value-type="float">
            <text:p>0.585808634757996</text:p>
          </table:table-cell>
          <table:table-cell office:value-type="float" office:value="1.11132073402405" calcext:value-type="float">
            <text:p>1.11132073402405</text:p>
          </table:table-cell>
          <table:table-cell office:value-type="float" office:value="-0.0452287308871746" calcext:value-type="float">
            <text:p>-0.045228730887174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7349" calcext:value-type="float">
            <text:p>1419950948.37349</text:p>
          </table:table-cell>
          <table:table-cell office:value-type="string" calcext:value-type="string">
            <text:p>Acceleration</text:p>
          </table:table-cell>
          <table:table-cell office:value-type="float" office:value="1.09269714355469" calcext:value-type="float">
            <text:p>1.09269714355469</text:p>
          </table:table-cell>
          <table:table-cell office:value-type="float" office:value="0.032501220703125" calcext:value-type="float">
            <text:p>0.032501220703125</text:p>
          </table:table-cell>
          <table:table-cell office:value-type="float" office:value="0.147659301757813" calcext:value-type="float">
            <text:p>0.147659301757813</text:p>
          </table:table-cell>
          <table:table-cell table:number-columns-repeated="16"/>
        </table:table-row>
        <table:table-row table:style-name="ro2">
          <table:table-cell office:value-type="float" office:value="1419950948.37366" calcext:value-type="float">
            <text:p>1419950948.37366</text:p>
          </table:table-cell>
          <table:table-cell office:value-type="string" calcext:value-type="string">
            <text:p>Acceleration</text:p>
          </table:table-cell>
          <table:table-cell office:value-type="float" office:value="1.23139953613281" calcext:value-type="float">
            <text:p>1.23139953613281</text:p>
          </table:table-cell>
          <table:table-cell office:value-type="float" office:value="-0.11871337890625" calcext:value-type="float">
            <text:p>-0.11871337890625</text:p>
          </table:table-cell>
          <table:table-cell office:value-type="float" office:value="0.106857299804688" calcext:value-type="float">
            <text:p>0.106857299804688</text:p>
          </table:table-cell>
          <table:table-cell table:number-columns-repeated="16"/>
        </table:table-row>
        <table:table-row table:style-name="ro2">
          <table:table-cell office:value-type="float" office:value="1419950948.38308" calcext:value-type="float">
            <text:p>1419950948.38308</text:p>
          </table:table-cell>
          <table:table-cell office:value-type="string" calcext:value-type="string">
            <text:p>Gyro</text:p>
          </table:table-cell>
          <table:table-cell office:value-type="float" office:value="-0.964579902595724" calcext:value-type="float">
            <text:p>-0.964579902595724</text:p>
          </table:table-cell>
          <table:table-cell office:value-type="float" office:value="-0.0216176775165002" calcext:value-type="float">
            <text:p>-0.0216176775165002</text:p>
          </table:table-cell>
          <table:table-cell office:value-type="float" office:value="-4.44843562789589" calcext:value-type="float">
            <text:p>-4.44843562789589</text:p>
          </table:table-cell>
          <table:table-cell table:number-columns-repeated="16"/>
        </table:table-row>
        <table:table-row table:style-name="ro2">
          <table:table-cell office:value-type="float" office:value="1419950948.38337" calcext:value-type="float">
            <text:p>1419950948.38337</text:p>
          </table:table-cell>
          <table:table-cell office:value-type="string" calcext:value-type="string">
            <text:p>Gyro</text:p>
          </table:table-cell>
          <table:table-cell office:value-type="float" office:value="-1.08570819213969" calcext:value-type="float">
            <text:p>-1.08570819213969</text:p>
          </table:table-cell>
          <table:table-cell office:value-type="float" office:value="0.037979872937838" calcext:value-type="float">
            <text:p>0.037979872937838</text:p>
          </table:table-cell>
          <table:table-cell office:value-type="float" office:value="-3.85306066617832" calcext:value-type="float">
            <text:p>-3.85306066617832</text:p>
          </table:table-cell>
          <table:table-cell table:number-columns-repeated="16"/>
        </table:table-row>
        <table:table-row table:style-name="ro2">
          <table:table-cell office:value-type="float" office:value="1419950948.38309" calcext:value-type="float">
            <text:p>1419950948.38309</text:p>
          </table:table-cell>
          <table:table-cell office:value-type="string" calcext:value-type="string">
            <text:p>Motion</text:p>
          </table:table-cell>
          <table:table-cell office:value-type="float" office:value="-1.00590646266937" calcext:value-type="float">
            <text:p>-1.00590646266937</text:p>
          </table:table-cell>
          <table:table-cell office:value-type="float" office:value="-0.110058724880218" calcext:value-type="float">
            <text:p>-0.110058724880218</text:p>
          </table:table-cell>
          <table:table-cell office:value-type="float" office:value="-4.9809889793396" calcext:value-type="float">
            <text:p>-4.9809889793396</text:p>
          </table:table-cell>
          <table:table-cell office:value-type="float" office:value="2.19344879998926" calcext:value-type="float">
            <text:p>2.19344879998926</text:p>
          </table:table-cell>
          <table:table-cell office:value-type="float" office:value="1.18651041339299" calcext:value-type="float">
            <text:p>1.18651041339299</text:p>
          </table:table-cell>
          <table:table-cell office:value-type="float" office:value="2.77753033052791" calcext:value-type="float">
            <text:p>2.77753033052791</text:p>
          </table:table-cell>
          <table:table-cell office:value-type="float" office:value="-1.00590646266937" calcext:value-type="float">
            <text:p>-1.00590646266937</text:p>
          </table:table-cell>
          <table:table-cell office:value-type="float" office:value="-0.110058724880218" calcext:value-type="float">
            <text:p>-0.110058724880218</text:p>
          </table:table-cell>
          <table:table-cell office:value-type="float" office:value="-4.9809889793396" calcext:value-type="float">
            <text:p>-4.9809889793396</text:p>
          </table:table-cell>
          <table:table-cell office:value-type="float" office:value="0.304541915655136" calcext:value-type="float">
            <text:p>0.304541915655136</text:p>
          </table:table-cell>
          <table:table-cell office:value-type="float" office:value="-0.927066385746002" calcext:value-type="float">
            <text:p>-0.927066385746002</text:p>
          </table:table-cell>
          <table:table-cell office:value-type="float" office:value="0.218637034296989" calcext:value-type="float">
            <text:p>0.218637034296989</text:p>
          </table:table-cell>
          <table:table-cell office:value-type="float" office:value="0.788155198097229" calcext:value-type="float">
            <text:p>0.788155198097229</text:p>
          </table:table-cell>
          <table:table-cell office:value-type="float" office:value="0.959567606449127" calcext:value-type="float">
            <text:p>0.959567606449127</text:p>
          </table:table-cell>
          <table:table-cell office:value-type="float" office:value="-0.0709777250885963" calcext:value-type="float">
            <text:p>-0.07097772508859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906" calcext:value-type="float">
            <text:p>1419950948.3906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18.287338256836" calcext:value-type="float">
            <text:p>218.287338256836</text:p>
          </table:table-cell>
          <table:table-cell office:value-type="float" office:value="135.843246459961" calcext:value-type="float">
            <text:p>135.843246459961</text:p>
          </table:table-cell>
          <table:table-cell table:number-columns-repeated="16"/>
        </table:table-row>
        <table:table-row table:style-name="ro2">
          <table:table-cell office:value-type="float" office:value="1419950948.39316" calcext:value-type="float">
            <text:p>1419950948.39316</text:p>
          </table:table-cell>
          <table:table-cell office:value-type="string" calcext:value-type="string">
            <text:p>Acceleration</text:p>
          </table:table-cell>
          <table:table-cell office:value-type="float" office:value="1.21257019042969" calcext:value-type="float">
            <text:p>1.21257019042969</text:p>
          </table:table-cell>
          <table:table-cell office:value-type="float" office:value="-0.2802734375" calcext:value-type="float">
            <text:p>-0.2802734375</text:p>
          </table:table-cell>
          <table:table-cell office:value-type="float" office:value="0.0694732666015625" calcext:value-type="float">
            <text:p>0.0694732666015625</text:p>
          </table:table-cell>
          <table:table-cell table:number-columns-repeated="16"/>
        </table:table-row>
        <table:table-row table:style-name="ro2">
          <table:table-cell office:value-type="float" office:value="1419950948.393" calcext:value-type="float">
            <text:p>1419950948.393</text:p>
          </table:table-cell>
          <table:table-cell office:value-type="string" calcext:value-type="string">
            <text:p>Acceleration</text:p>
          </table:table-cell>
          <table:table-cell office:value-type="float" office:value="1.24127197265625" calcext:value-type="float">
            <text:p>1.24127197265625</text:p>
          </table:table-cell>
          <table:table-cell office:value-type="float" office:value="-0.230300903320312" calcext:value-type="float">
            <text:p>-0.230300903320312</text:p>
          </table:table-cell>
          <table:table-cell office:value-type="float" office:value="0.090240478515625" calcext:value-type="float">
            <text:p>0.090240478515625</text:p>
          </table:table-cell>
          <table:table-cell table:number-columns-repeated="16"/>
        </table:table-row>
        <table:table-row table:style-name="ro2">
          <table:table-cell office:value-type="float" office:value="1419950948.3991" calcext:value-type="float">
            <text:p>1419950948.3991</text:p>
          </table:table-cell>
          <table:table-cell office:value-type="string" calcext:value-type="string">
            <text:p>Gyro</text:p>
          </table:table-cell>
          <table:table-cell office:value-type="float" office:value="-1.15887721150907" calcext:value-type="float">
            <text:p>-1.15887721150907</text:p>
          </table:table-cell>
          <table:table-cell office:value-type="float" office:value="0.248175454610631" calcext:value-type="float">
            <text:p>0.248175454610631</text:p>
          </table:table-cell>
          <table:table-cell office:value-type="float" office:value="-3.43981076929578" calcext:value-type="float">
            <text:p>-3.43981076929578</text:p>
          </table:table-cell>
          <table:table-cell table:number-columns-repeated="16"/>
        </table:table-row>
        <table:table-row table:style-name="ro2">
          <table:table-cell office:value-type="float" office:value="1419950948.39886" calcext:value-type="float">
            <text:p>1419950948.39886</text:p>
          </table:table-cell>
          <table:table-cell office:value-type="string" calcext:value-type="string">
            <text:p>Motion</text:p>
          </table:table-cell>
          <table:table-cell office:value-type="float" office:value="-0.955449879169464" calcext:value-type="float">
            <text:p>-0.955449879169464</text:p>
          </table:table-cell>
          <table:table-cell office:value-type="float" office:value="0.00560576049610972" calcext:value-type="float">
            <text:p>0.00560576049610972</text:p>
          </table:table-cell>
          <table:table-cell office:value-type="float" office:value="-4.46558046340942" calcext:value-type="float">
            <text:p>-4.46558046340942</text:p>
          </table:table-cell>
          <table:table-cell office:value-type="float" office:value="2.11000669816019" calcext:value-type="float">
            <text:p>2.11000669816019</text:p>
          </table:table-cell>
          <table:table-cell office:value-type="float" office:value="1.15100495527411" calcext:value-type="float">
            <text:p>1.15100495527411</text:p>
          </table:table-cell>
          <table:table-cell office:value-type="float" office:value="2.86808807638669" calcext:value-type="float">
            <text:p>2.86808807638669</text:p>
          </table:table-cell>
          <table:table-cell office:value-type="float" office:value="-0.955449879169464" calcext:value-type="float">
            <text:p>-0.955449879169464</text:p>
          </table:table-cell>
          <table:table-cell office:value-type="float" office:value="0.00560576049610972" calcext:value-type="float">
            <text:p>0.00560576049610972</text:p>
          </table:table-cell>
          <table:table-cell office:value-type="float" office:value="-4.46558046340942" calcext:value-type="float">
            <text:p>-4.46558046340942</text:p>
          </table:table-cell>
          <table:table-cell office:value-type="float" office:value="0.349741637706757" calcext:value-type="float">
            <text:p>0.349741637706757</text:p>
          </table:table-cell>
          <table:table-cell office:value-type="float" office:value="-0.913173973560333" calcext:value-type="float">
            <text:p>-0.913173973560333</text:p>
          </table:table-cell>
          <table:table-cell office:value-type="float" office:value="0.209270283579826" calcext:value-type="float">
            <text:p>0.209270283579826</text:p>
          </table:table-cell>
          <table:table-cell office:value-type="float" office:value="0.881657898426056" calcext:value-type="float">
            <text:p>0.881657898426056</text:p>
          </table:table-cell>
          <table:table-cell office:value-type="float" office:value="0.794460594654083" calcext:value-type="float">
            <text:p>0.794460594654083</text:p>
          </table:table-cell>
          <table:table-cell office:value-type="float" office:value="-0.102412976324558" calcext:value-type="float">
            <text:p>-0.10241297632455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39937" calcext:value-type="float">
            <text:p>1419950948.39937</text:p>
          </table:table-cell>
          <table:table-cell office:value-type="string" calcext:value-type="string">
            <text:p>Motion</text:p>
          </table:table-cell>
          <table:table-cell office:value-type="float" office:value="-1.07657814025879" calcext:value-type="float">
            <text:p>-1.07657814025879</text:p>
          </table:table-cell>
          <table:table-cell office:value-type="float" office:value="0.0652032494544983" calcext:value-type="float">
            <text:p>0.0652032494544983</text:p>
          </table:table-cell>
          <table:table-cell office:value-type="float" office:value="-3.87020540237427" calcext:value-type="float">
            <text:p>-3.87020540237427</text:p>
          </table:table-cell>
          <table:table-cell office:value-type="float" office:value="2.04486080030943" calcext:value-type="float">
            <text:p>2.04486080030943</text:p>
          </table:table-cell>
          <table:table-cell office:value-type="float" office:value="1.1191150563064" calcext:value-type="float">
            <text:p>1.1191150563064</text:p>
          </table:table-cell>
          <table:table-cell office:value-type="float" office:value="2.94045538573224" calcext:value-type="float">
            <text:p>2.94045538573224</text:p>
          </table:table-cell>
          <table:table-cell office:value-type="float" office:value="-1.07657814025879" calcext:value-type="float">
            <text:p>-1.07657814025879</text:p>
          </table:table-cell>
          <table:table-cell office:value-type="float" office:value="0.0652032494544983" calcext:value-type="float">
            <text:p>0.0652032494544983</text:p>
          </table:table-cell>
          <table:table-cell office:value-type="float" office:value="-3.87020540237427" calcext:value-type="float">
            <text:p>-3.87020540237427</text:p>
          </table:table-cell>
          <table:table-cell office:value-type="float" office:value="0.388344019651413" calcext:value-type="float">
            <text:p>0.388344019651413</text:p>
          </table:table-cell>
          <table:table-cell office:value-type="float" office:value="-0.899714529514313" calcext:value-type="float">
            <text:p>-0.899714529514313</text:p>
          </table:table-cell>
          <table:table-cell office:value-type="float" office:value="0.19925531744957" calcext:value-type="float">
            <text:p>0.19925531744957</text:p>
          </table:table-cell>
          <table:table-cell office:value-type="float" office:value="0.852927982807159" calcext:value-type="float">
            <text:p>0.852927982807159</text:p>
          </table:table-cell>
          <table:table-cell office:value-type="float" office:value="0.669413626194" calcext:value-type="float">
            <text:p>0.669413626194</text:p>
          </table:table-cell>
          <table:table-cell office:value-type="float" office:value="-0.109014846384525" calcext:value-type="float">
            <text:p>-0.10901484638452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1269" calcext:value-type="float">
            <text:p>1419950948.41269</text:p>
          </table:table-cell>
          <table:table-cell office:value-type="string" calcext:value-type="string">
            <text:p>Acceleration</text:p>
          </table:table-cell>
          <table:table-cell office:value-type="float" office:value="1.2662353515625" calcext:value-type="float">
            <text:p>1.2662353515625</text:p>
          </table:table-cell>
          <table:table-cell office:value-type="float" office:value="-0.302963256835937" calcext:value-type="float">
            <text:p>-0.302963256835937</text:p>
          </table:table-cell>
          <table:table-cell office:value-type="float" office:value="0.0008392333984375" calcext:value-type="float">
            <text:p>0.0008392333984375</text:p>
          </table:table-cell>
          <table:table-cell table:number-columns-repeated="16"/>
        </table:table-row>
        <table:table-row table:style-name="ro2">
          <table:table-cell office:value-type="float" office:value="1419950948.41271" calcext:value-type="float">
            <text:p>1419950948.41271</text:p>
          </table:table-cell>
          <table:table-cell office:value-type="string" calcext:value-type="string">
            <text:p>Acceleration</text:p>
          </table:table-cell>
          <table:table-cell office:value-type="float" office:value="1.38555908203125" calcext:value-type="float">
            <text:p>1.38555908203125</text:p>
          </table:table-cell>
          <table:table-cell office:value-type="float" office:value="-0.328369140625" calcext:value-type="float">
            <text:p>-0.328369140625</text:p>
          </table:table-cell>
          <table:table-cell office:value-type="float" office:value="-0.092987060546875" calcext:value-type="float">
            <text:p>-0.092987060546875</text:p>
          </table:table-cell>
          <table:table-cell table:number-columns-repeated="16"/>
        </table:table-row>
        <table:table-row table:style-name="ro2">
          <table:table-cell office:value-type="float" office:value="1419950948.41467" calcext:value-type="float">
            <text:p>1419950948.41467</text:p>
          </table:table-cell>
          <table:table-cell office:value-type="string" calcext:value-type="string">
            <text:p>Gyro</text:p>
          </table:table-cell>
          <table:table-cell office:value-type="float" office:value="-1.04277084483267" calcext:value-type="float">
            <text:p>-1.04277084483267</text:p>
          </table:table-cell>
          <table:table-cell office:value-type="float" office:value="0.542720272225068" calcext:value-type="float">
            <text:p>0.542720272225068</text:p>
          </table:table-cell>
          <table:table-cell office:value-type="float" office:value="-3.11787241039268" calcext:value-type="float">
            <text:p>-3.11787241039268</text:p>
          </table:table-cell>
          <table:table-cell table:number-columns-repeated="16"/>
        </table:table-row>
        <table:table-row table:style-name="ro2">
          <table:table-cell office:value-type="float" office:value="1419950948.41509" calcext:value-type="float">
            <text:p>1419950948.41509</text:p>
          </table:table-cell>
          <table:table-cell office:value-type="string" calcext:value-type="string">
            <text:p>Gyro</text:p>
          </table:table-cell>
          <table:table-cell office:value-type="float" office:value="-0.715894186320233" calcext:value-type="float">
            <text:p>-0.715894186320233</text:p>
          </table:table-cell>
          <table:table-cell office:value-type="float" office:value="0.694331902554407" calcext:value-type="float">
            <text:p>0.694331902554407</text:p>
          </table:table-cell>
          <table:table-cell office:value-type="float" office:value="-2.67186243630885" calcext:value-type="float">
            <text:p>-2.67186243630885</text:p>
          </table:table-cell>
          <table:table-cell table:number-columns-repeated="16"/>
        </table:table-row>
        <table:table-row table:style-name="ro2">
          <table:table-cell office:value-type="float" office:value="1419950948.41487" calcext:value-type="float">
            <text:p>1419950948.41487</text:p>
          </table:table-cell>
          <table:table-cell office:value-type="string" calcext:value-type="string">
            <text:p>Motion</text:p>
          </table:table-cell>
          <table:table-cell office:value-type="float" office:value="-1.14974725246429" calcext:value-type="float">
            <text:p>-1.14974725246429</text:p>
          </table:table-cell>
          <table:table-cell office:value-type="float" office:value="0.275398790836334" calcext:value-type="float">
            <text:p>0.275398790836334</text:p>
          </table:table-cell>
          <table:table-cell office:value-type="float" office:value="-3.45695543289185" calcext:value-type="float">
            <text:p>-3.45695543289185</text:p>
          </table:table-cell>
          <table:table-cell office:value-type="float" office:value="1.99294485633964" calcext:value-type="float">
            <text:p>1.99294485633964</text:p>
          </table:table-cell>
          <table:table-cell office:value-type="float" office:value="1.09030547977433" calcext:value-type="float">
            <text:p>1.09030547977433</text:p>
          </table:table-cell>
          <table:table-cell office:value-type="float" office:value="3.0011170672502" calcext:value-type="float">
            <text:p>3.0011170672502</text:p>
          </table:table-cell>
          <table:table-cell office:value-type="float" office:value="-1.14974725246429" calcext:value-type="float">
            <text:p>-1.14974725246429</text:p>
          </table:table-cell>
          <table:table-cell office:value-type="float" office:value="0.275398790836334" calcext:value-type="float">
            <text:p>0.275398790836334</text:p>
          </table:table-cell>
          <table:table-cell office:value-type="float" office:value="-3.45695543289185" calcext:value-type="float">
            <text:p>-3.45695543289185</text:p>
          </table:table-cell>
          <table:table-cell office:value-type="float" office:value="0.421637028455734" calcext:value-type="float">
            <text:p>0.421637028455734</text:p>
          </table:table-cell>
          <table:table-cell office:value-type="float" office:value="-0.886768162250519" calcext:value-type="float">
            <text:p>-0.886768162250519</text:p>
          </table:table-cell>
          <table:table-cell office:value-type="float" office:value="0.189379125833511" calcext:value-type="float">
            <text:p>0.189379125833511</text:p>
          </table:table-cell>
          <table:table-cell office:value-type="float" office:value="0.790933132171631" calcext:value-type="float">
            <text:p>0.790933132171631</text:p>
          </table:table-cell>
          <table:table-cell office:value-type="float" office:value="0.606494724750519" calcext:value-type="float">
            <text:p>0.606494724750519</text:p>
          </table:table-cell>
          <table:table-cell office:value-type="float" office:value="-0.119905859231949" calcext:value-type="float">
            <text:p>-0.1199058592319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1657" calcext:value-type="float">
            <text:p>1419950948.41657</text:p>
          </table:table-cell>
          <table:table-cell office:value-type="string" calcext:value-type="string">
            <text:p>Magnetic</text:p>
          </table:table-cell>
          <table:table-cell office:value-type="float" office:value="53.8521118164063" calcext:value-type="float">
            <text:p>53.8521118164063</text:p>
          </table:table-cell>
          <table:table-cell office:value-type="float" office:value="219.134063720703" calcext:value-type="float">
            <text:p>219.134063720703</text:p>
          </table:table-cell>
          <table:table-cell office:value-type="float" office:value="136.337219238281" calcext:value-type="float">
            <text:p>136.337219238281</text:p>
          </table:table-cell>
          <table:table-cell table:number-columns-repeated="16"/>
        </table:table-row>
        <table:table-row table:style-name="ro2">
          <table:table-cell office:value-type="float" office:value="1419950948.43104" calcext:value-type="float">
            <text:p>1419950948.43104</text:p>
          </table:table-cell>
          <table:table-cell office:value-type="string" calcext:value-type="string">
            <text:p>Gyro</text:p>
          </table:table-cell>
          <table:table-cell office:value-type="float" office:value="-0.36268285936855" calcext:value-type="float">
            <text:p>-0.36268285936855</text:p>
          </table:table-cell>
          <table:table-cell office:value-type="float" office:value="0.706063926104533" calcext:value-type="float">
            <text:p>0.706063926104533</text:p>
          </table:table-cell>
          <table:table-cell office:value-type="float" office:value="-2.00334402156837" calcext:value-type="float">
            <text:p>-2.00334402156837</text:p>
          </table:table-cell>
          <table:table-cell table:number-columns-repeated="16"/>
        </table:table-row>
        <table:table-row table:style-name="ro2">
          <table:table-cell office:value-type="float" office:value="1419950948.43157" calcext:value-type="float">
            <text:p>1419950948.43157</text:p>
          </table:table-cell>
          <table:table-cell office:value-type="string" calcext:value-type="string">
            <text:p>Motion</text:p>
          </table:table-cell>
          <table:table-cell office:value-type="float" office:value="-0.706764221191406" calcext:value-type="float">
            <text:p>-0.706764221191406</text:p>
          </table:table-cell>
          <table:table-cell office:value-type="float" office:value="0.721555113792419" calcext:value-type="float">
            <text:p>0.721555113792419</text:p>
          </table:table-cell>
          <table:table-cell office:value-type="float" office:value="-2.6890070438385" calcext:value-type="float">
            <text:p>-2.6890070438385</text:p>
          </table:table-cell>
          <table:table-cell office:value-type="float" office:value="1.92817873045588" calcext:value-type="float">
            <text:p>1.92817873045588</text:p>
          </table:table-cell>
          <table:table-cell office:value-type="float" office:value="1.038431717753" calcext:value-type="float">
            <text:p>1.038431717753</text:p>
          </table:table-cell>
          <table:table-cell office:value-type="float" office:value="3.08960904884163" calcext:value-type="float">
            <text:p>3.08960904884163</text:p>
          </table:table-cell>
          <table:table-cell office:value-type="float" office:value="-0.706764221191406" calcext:value-type="float">
            <text:p>-0.706764221191406</text:p>
          </table:table-cell>
          <table:table-cell office:value-type="float" office:value="0.721555113792419" calcext:value-type="float">
            <text:p>0.721555113792419</text:p>
          </table:table-cell>
          <table:table-cell office:value-type="float" office:value="-2.6890070438385" calcext:value-type="float">
            <text:p>-2.6890070438385</text:p>
          </table:table-cell>
          <table:table-cell office:value-type="float" office:value="0.475501537322998" calcext:value-type="float">
            <text:p>0.475501537322998</text:p>
          </table:table-cell>
          <table:table-cell office:value-type="float" office:value="-0.861609280109406" calcext:value-type="float">
            <text:p>-0.861609280109406</text:p>
          </table:table-cell>
          <table:table-cell office:value-type="float" office:value="0.177560523152351" calcext:value-type="float">
            <text:p>0.177560523152351</text:p>
          </table:table-cell>
          <table:table-cell office:value-type="float" office:value="0.910057544708252" calcext:value-type="float">
            <text:p>0.910057544708252</text:p>
          </table:table-cell>
          <table:table-cell office:value-type="float" office:value="0.533240139484406" calcext:value-type="float">
            <text:p>0.533240139484406</text:p>
          </table:table-cell>
          <table:table-cell office:value-type="float" office:value="-0.270547568798065" calcext:value-type="float">
            <text:p>-0.27054756879806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31" calcext:value-type="float">
            <text:p>1419950948.431</text:p>
          </table:table-cell>
          <table:table-cell office:value-type="string" calcext:value-type="string">
            <text:p>Motion</text:p>
          </table:table-cell>
          <table:table-cell office:value-type="float" office:value="-1.03364086151123" calcext:value-type="float">
            <text:p>-1.03364086151123</text:p>
          </table:table-cell>
          <table:table-cell office:value-type="float" office:value="0.56994354724884" calcext:value-type="float">
            <text:p>0.56994354724884</text:p>
          </table:table-cell>
          <table:table-cell office:value-type="float" office:value="-3.13501715660095" calcext:value-type="float">
            <text:p>-3.13501715660095</text:p>
          </table:table-cell>
          <table:table-cell office:value-type="float" office:value="1.95363209456041" calcext:value-type="float">
            <text:p>1.95363209456041</text:p>
          </table:table-cell>
          <table:table-cell office:value-type="float" office:value="1.06330416381903" calcext:value-type="float">
            <text:p>1.06330416381903</text:p>
          </table:table-cell>
          <table:table-cell office:value-type="float" office:value="3.0517593263825" calcext:value-type="float">
            <text:p>3.0517593263825</text:p>
          </table:table-cell>
          <table:table-cell office:value-type="float" office:value="-1.03364086151123" calcext:value-type="float">
            <text:p>-1.03364086151123</text:p>
          </table:table-cell>
          <table:table-cell office:value-type="float" office:value="0.56994354724884" calcext:value-type="float">
            <text:p>0.56994354724884</text:p>
          </table:table-cell>
          <table:table-cell office:value-type="float" office:value="-3.13501715660095" calcext:value-type="float">
            <text:p>-3.13501715660095</text:p>
          </table:table-cell>
          <table:table-cell office:value-type="float" office:value="0.450805962085724" calcext:value-type="float">
            <text:p>0.450805962085724</text:p>
          </table:table-cell>
          <table:table-cell office:value-type="float" office:value="-0.873966038227081" calcext:value-type="float">
            <text:p>-0.873966038227081</text:p>
          </table:table-cell>
          <table:table-cell office:value-type="float" office:value="0.181541636586189" calcext:value-type="float">
            <text:p>0.181541636586189</text:p>
          </table:table-cell>
          <table:table-cell office:value-type="float" office:value="0.815429389476776" calcext:value-type="float">
            <text:p>0.815429389476776</text:p>
          </table:table-cell>
          <table:table-cell office:value-type="float" office:value="0.571002781391144" calcext:value-type="float">
            <text:p>0.571002781391144</text:p>
          </table:table-cell>
          <table:table-cell office:value-type="float" office:value="-0.180702403187752" calcext:value-type="float">
            <text:p>-0.1807024031877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3293" calcext:value-type="float">
            <text:p>1419950948.43293</text:p>
          </table:table-cell>
          <table:table-cell office:value-type="string" calcext:value-type="string">
            <text:p>Acceleration</text:p>
          </table:table-cell>
          <table:table-cell office:value-type="float" office:value="1.64370727539063" calcext:value-type="float">
            <text:p>1.64370727539063</text:p>
          </table:table-cell>
          <table:table-cell office:value-type="float" office:value="-0.266830444335937" calcext:value-type="float">
            <text:p>-0.266830444335937</text:p>
          </table:table-cell>
          <table:table-cell office:value-type="float" office:value="-0.1319580078125" calcext:value-type="float">
            <text:p>-0.1319580078125</text:p>
          </table:table-cell>
          <table:table-cell table:number-columns-repeated="16"/>
        </table:table-row>
        <table:table-row table:style-name="ro2">
          <table:table-cell office:value-type="float" office:value="1419950948.43289" calcext:value-type="float">
            <text:p>1419950948.43289</text:p>
          </table:table-cell>
          <table:table-cell office:value-type="string" calcext:value-type="string">
            <text:p>Acceleration</text:p>
          </table:table-cell>
          <table:table-cell office:value-type="float" office:value="1.52412414550781" calcext:value-type="float">
            <text:p>1.52412414550781</text:p>
          </table:table-cell>
          <table:table-cell office:value-type="float" office:value="-0.334320068359375" calcext:value-type="float">
            <text:p>-0.334320068359375</text:p>
          </table:table-cell>
          <table:table-cell office:value-type="float" office:value="-0.130569458007813" calcext:value-type="float">
            <text:p>-0.130569458007813</text:p>
          </table:table-cell>
          <table:table-cell table:number-columns-repeated="16"/>
        </table:table-row>
        <table:table-row table:style-name="ro2">
          <table:table-cell office:value-type="float" office:value="1419950948.44264" calcext:value-type="float">
            <text:p>1419950948.44264</text:p>
          </table:table-cell>
          <table:table-cell office:value-type="string" calcext:value-type="string">
            <text:p>Magnetic</text:p>
          </table:table-cell>
          <table:table-cell office:value-type="float" office:value="51.9893035888672" calcext:value-type="float">
            <text:p>51.9893035888672</text:p>
          </table:table-cell>
          <table:table-cell office:value-type="float" office:value="217.271255493164" calcext:value-type="float">
            <text:p>217.271255493164</text:p>
          </table:table-cell>
          <table:table-cell office:value-type="float" office:value="136.501876831055" calcext:value-type="float">
            <text:p>136.501876831055</text:p>
          </table:table-cell>
          <table:table-cell table:number-columns-repeated="16"/>
        </table:table-row>
        <table:table-row table:style-name="ro2">
          <table:table-cell office:value-type="float" office:value="1419950948.44692" calcext:value-type="float">
            <text:p>1419950948.44692</text:p>
          </table:table-cell>
          <table:table-cell office:value-type="string" calcext:value-type="string">
            <text:p>Gyro</text:p>
          </table:table-cell>
          <table:table-cell office:value-type="float" office:value="-0.108881476955127" calcext:value-type="float">
            <text:p>-0.108881476955127</text:p>
          </table:table-cell>
          <table:table-cell office:value-type="float" office:value="0.534110272420842" calcext:value-type="float">
            <text:p>0.534110272420842</text:p>
          </table:table-cell>
          <table:table-cell office:value-type="float" office:value="-1.22401307176634" calcext:value-type="float">
            <text:p>-1.22401307176634</text:p>
          </table:table-cell>
          <table:table-cell table:number-columns-repeated="16"/>
        </table:table-row>
        <table:table-row table:style-name="ro2">
          <table:table-cell office:value-type="float" office:value="1419950948.44721" calcext:value-type="float">
            <text:p>1419950948.44721</text:p>
          </table:table-cell>
          <table:table-cell office:value-type="string" calcext:value-type="string">
            <text:p>Gyro</text:p>
          </table:table-cell>
          <table:table-cell office:value-type="float" office:value="0.0649800653334974" calcext:value-type="float">
            <text:p>0.0649800653334974</text:p>
          </table:table-cell>
          <table:table-cell office:value-type="float" office:value="0.355403108528819" calcext:value-type="float">
            <text:p>0.355403108528819</text:p>
          </table:table-cell>
          <table:table-cell office:value-type="float" office:value="-0.378517748894052" calcext:value-type="float">
            <text:p>-0.378517748894052</text:p>
          </table:table-cell>
          <table:table-cell table:number-columns-repeated="16"/>
        </table:table-row>
        <table:table-row table:style-name="ro2">
          <table:table-cell office:value-type="float" office:value="1419950948.44696" calcext:value-type="float">
            <text:p>1419950948.44696</text:p>
          </table:table-cell>
          <table:table-cell office:value-type="string" calcext:value-type="string">
            <text:p>Motion</text:p>
          </table:table-cell>
          <table:table-cell office:value-type="float" office:value="-0.353552937507629" calcext:value-type="float">
            <text:p>-0.353552937507629</text:p>
          </table:table-cell>
          <table:table-cell office:value-type="float" office:value="0.73328709602356" calcext:value-type="float">
            <text:p>0.73328709602356</text:p>
          </table:table-cell>
          <table:table-cell office:value-type="float" office:value="-2.02048873901367" calcext:value-type="float">
            <text:p>-2.02048873901367</text:p>
          </table:table-cell>
          <table:table-cell office:value-type="float" office:value="1.91540243659463" calcext:value-type="float">
            <text:p>1.91540243659463</text:p>
          </table:table-cell>
          <table:table-cell office:value-type="float" office:value="1.01803194962309" calcext:value-type="float">
            <text:p>1.01803194962309</text:p>
          </table:table-cell>
          <table:table-cell office:value-type="float" office:value="3.11365365217867" calcext:value-type="float">
            <text:p>3.11365365217867</text:p>
          </table:table-cell>
          <table:table-cell office:value-type="float" office:value="-0.353552937507629" calcext:value-type="float">
            <text:p>-0.353552937507629</text:p>
          </table:table-cell>
          <table:table-cell office:value-type="float" office:value="0.73328709602356" calcext:value-type="float">
            <text:p>0.73328709602356</text:p>
          </table:table-cell>
          <table:table-cell office:value-type="float" office:value="-2.02048873901367" calcext:value-type="float">
            <text:p>-2.02048873901367</text:p>
          </table:table-cell>
          <table:table-cell office:value-type="float" office:value="0.494173973798752" calcext:value-type="float">
            <text:p>0.494173973798752</text:p>
          </table:table-cell>
          <table:table-cell office:value-type="float" office:value="-0.851076364517212" calcext:value-type="float">
            <text:p>-0.851076364517212</text:p>
          </table:table-cell>
          <table:table-cell office:value-type="float" office:value="0.177372798323631" calcext:value-type="float">
            <text:p>0.177372798323631</text:p>
          </table:table-cell>
          <table:table-cell office:value-type="float" office:value="1.02995014190674" calcext:value-type="float">
            <text:p>1.02995014190674</text:p>
          </table:table-cell>
          <table:table-cell office:value-type="float" office:value="0.516756296157837" calcext:value-type="float">
            <text:p>0.516756296157837</text:p>
          </table:table-cell>
          <table:table-cell office:value-type="float" office:value="-0.307942271232605" calcext:value-type="float">
            <text:p>-0.3079422712326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5202" calcext:value-type="float">
            <text:p>1419950948.45202</text:p>
          </table:table-cell>
          <table:table-cell office:value-type="string" calcext:value-type="string">
            <text:p>Acceleration</text:p>
          </table:table-cell>
          <table:table-cell office:value-type="float" office:value="1.81015014648438" calcext:value-type="float">
            <text:p>1.81015014648438</text:p>
          </table:table-cell>
          <table:table-cell office:value-type="float" office:value="-0.172592163085938" calcext:value-type="float">
            <text:p>-0.172592163085938</text:p>
          </table:table-cell>
          <table:table-cell office:value-type="float" office:value="-0.0830841064453125" calcext:value-type="float">
            <text:p>-0.0830841064453125</text:p>
          </table:table-cell>
          <table:table-cell table:number-columns-repeated="16"/>
        </table:table-row>
        <table:table-row table:style-name="ro2">
          <table:table-cell office:value-type="float" office:value="1419950948.45206" calcext:value-type="float">
            <text:p>1419950948.45206</text:p>
          </table:table-cell>
          <table:table-cell office:value-type="string" calcext:value-type="string">
            <text:p>Acceleration</text:p>
          </table:table-cell>
          <table:table-cell office:value-type="float" office:value="2.00045776367187" calcext:value-type="float">
            <text:p>2.00045776367187</text:p>
          </table:table-cell>
          <table:table-cell office:value-type="float" office:value="-0.095672607421875" calcext:value-type="float">
            <text:p>-0.095672607421875</text:p>
          </table:table-cell>
          <table:table-cell office:value-type="float" office:value="0.046417236328125" calcext:value-type="float">
            <text:p>0.046417236328125</text:p>
          </table:table-cell>
          <table:table-cell table:number-columns-repeated="16"/>
        </table:table-row>
        <table:table-row table:style-name="ro2">
          <table:table-cell office:value-type="float" office:value="1419950948.4629" calcext:value-type="float">
            <text:p>1419950948.4629</text:p>
          </table:table-cell>
          <table:table-cell office:value-type="string" calcext:value-type="string">
            <text:p>Gyro</text:p>
          </table:table-cell>
          <table:table-cell office:value-type="float" office:value="0.222285800389535" calcext:value-type="float">
            <text:p>0.222285800389535</text:p>
          </table:table-cell>
          <table:table-cell office:value-type="float" office:value="0.291836116469717" calcext:value-type="float">
            <text:p>0.291836116469717</text:p>
          </table:table-cell>
          <table:table-cell office:value-type="float" office:value="0.531922485585342" calcext:value-type="float">
            <text:p>0.531922485585342</text:p>
          </table:table-cell>
          <table:table-cell table:number-columns-repeated="16"/>
        </table:table-row>
        <table:table-row table:style-name="ro2">
          <table:table-cell office:value-type="float" office:value="1419950948.46269" calcext:value-type="float">
            <text:p>1419950948.46269</text:p>
          </table:table-cell>
          <table:table-cell office:value-type="string" calcext:value-type="string">
            <text:p>Motion</text:p>
          </table:table-cell>
          <table:table-cell office:value-type="float" office:value="-0.0997515767812729" calcext:value-type="float">
            <text:p>-0.0997515767812729</text:p>
          </table:table-cell>
          <table:table-cell office:value-type="float" office:value="0.561333358287811" calcext:value-type="float">
            <text:p>0.561333358287811</text:p>
          </table:table-cell>
          <table:table-cell office:value-type="float" office:value="-1.24115765094757" calcext:value-type="float">
            <text:p>-1.24115765094757</text:p>
          </table:table-cell>
          <table:table-cell office:value-type="float" office:value="1.91133347294883" calcext:value-type="float">
            <text:p>1.91133347294883</text:p>
          </table:table-cell>
          <table:table-cell office:value-type="float" office:value="1.0041974023793" calcext:value-type="float">
            <text:p>1.0041974023793</text:p>
          </table:table-cell>
          <table:table-cell office:value-type="float" office:value="3.12623010305778" calcext:value-type="float">
            <text:p>3.12623010305778</text:p>
          </table:table-cell>
          <table:table-cell office:value-type="float" office:value="-0.0997515767812729" calcext:value-type="float">
            <text:p>-0.0997515767812729</text:p>
          </table:table-cell>
          <table:table-cell office:value-type="float" office:value="0.561333358287811" calcext:value-type="float">
            <text:p>0.561333358287811</text:p>
          </table:table-cell>
          <table:table-cell office:value-type="float" office:value="-1.24115765094757" calcext:value-type="float">
            <text:p>-1.24115765094757</text:p>
          </table:table-cell>
          <table:table-cell office:value-type="float" office:value="0.505941987037659" calcext:value-type="float">
            <text:p>0.505941987037659</text:p>
          </table:table-cell>
          <table:table-cell office:value-type="float" office:value="-0.84373140335083" calcext:value-type="float">
            <text:p>-0.84373140335083</text:p>
          </table:table-cell>
          <table:table-cell office:value-type="float" office:value="0.179276183247566" calcext:value-type="float">
            <text:p>0.179276183247566</text:p>
          </table:table-cell>
          <table:table-cell office:value-type="float" office:value="1.13776528835297" calcext:value-type="float">
            <text:p>1.13776528835297</text:p>
          </table:table-cell>
          <table:table-cell office:value-type="float" office:value="0.576900959014893" calcext:value-type="float">
            <text:p>0.576900959014893</text:p>
          </table:table-cell>
          <table:table-cell office:value-type="float" office:value="-0.311234176158905" calcext:value-type="float">
            <text:p>-0.3112341761589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6322" calcext:value-type="float">
            <text:p>1419950948.46322</text:p>
          </table:table-cell>
          <table:table-cell office:value-type="string" calcext:value-type="string">
            <text:p>Motion</text:p>
          </table:table-cell>
          <table:table-cell office:value-type="float" office:value="0.0741099417209625" calcext:value-type="float">
            <text:p>0.0741099417209625</text:p>
          </table:table-cell>
          <table:table-cell office:value-type="float" office:value="0.38262614607811" calcext:value-type="float">
            <text:p>0.38262614607811</text:p>
          </table:table-cell>
          <table:table-cell office:value-type="float" office:value="-0.395662307739258" calcext:value-type="float">
            <text:p>-0.395662307739258</text:p>
          </table:table-cell>
          <table:table-cell office:value-type="float" office:value="1.91280825344586" calcext:value-type="float">
            <text:p>1.91280825344586</text:p>
          </table:table-cell>
          <table:table-cell office:value-type="float" office:value="0.997921718324647" calcext:value-type="float">
            <text:p>0.997921718324647</text:p>
          </table:table-cell>
          <table:table-cell office:value-type="float" office:value="3.12976373889363" calcext:value-type="float">
            <text:p>3.12976373889363</text:p>
          </table:table-cell>
          <table:table-cell office:value-type="float" office:value="0.0741099417209625" calcext:value-type="float">
            <text:p>0.0741099417209625</text:p>
          </table:table-cell>
          <table:table-cell office:value-type="float" office:value="0.38262614607811" calcext:value-type="float">
            <text:p>0.38262614607811</text:p>
          </table:table-cell>
          <table:table-cell office:value-type="float" office:value="-0.395662307739258" calcext:value-type="float">
            <text:p>-0.395662307739258</text:p>
          </table:table-cell>
          <table:table-cell office:value-type="float" office:value="0.510655403137207" calcext:value-type="float">
            <text:p>0.510655403137207</text:p>
          </table:table-cell>
          <table:table-cell office:value-type="float" office:value="-0.840346276760101" calcext:value-type="float">
            <text:p>-0.840346276760101</text:p>
          </table:table-cell>
          <table:table-cell office:value-type="float" office:value="0.181794434785843" calcext:value-type="float">
            <text:p>0.181794434785843</text:p>
          </table:table-cell>
          <table:table-cell office:value-type="float" office:value="1.29949474334717" calcext:value-type="float">
            <text:p>1.29949474334717</text:p>
          </table:table-cell>
          <table:table-cell office:value-type="float" office:value="0.667754113674164" calcext:value-type="float">
            <text:p>0.667754113674164</text:p>
          </table:table-cell>
          <table:table-cell office:value-type="float" office:value="-0.264878541231155" calcext:value-type="float">
            <text:p>-0.2648785412311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6874" calcext:value-type="float">
            <text:p>1419950948.46874</text:p>
          </table:table-cell>
          <table:table-cell office:value-type="string" calcext:value-type="string">
            <text:p>Magnetic</text:p>
          </table:table-cell>
          <table:table-cell office:value-type="float" office:value="54.1907958984375" calcext:value-type="float">
            <text:p>54.1907958984375</text:p>
          </table:table-cell>
          <table:table-cell office:value-type="float" office:value="217.779296875" calcext:value-type="float">
            <text:p>217.779296875</text:p>
          </table:table-cell>
          <table:table-cell office:value-type="float" office:value="137.325164794922" calcext:value-type="float">
            <text:p>137.325164794922</text:p>
          </table:table-cell>
          <table:table-cell table:number-columns-repeated="16"/>
        </table:table-row>
        <table:table-row table:style-name="ro2">
          <table:table-cell office:value-type="float" office:value="1419950948.47125" calcext:value-type="float">
            <text:p>1419950948.47125</text:p>
          </table:table-cell>
          <table:table-cell office:value-type="string" calcext:value-type="string">
            <text:p>Acceleration</text:p>
          </table:table-cell>
          <table:table-cell office:value-type="float" office:value="2.17056274414062" calcext:value-type="float">
            <text:p>2.17056274414062</text:p>
          </table:table-cell>
          <table:table-cell office:value-type="float" office:value="0.0909576416015625" calcext:value-type="float">
            <text:p>0.0909576416015625</text:p>
          </table:table-cell>
          <table:table-cell office:value-type="float" office:value="0.155426025390625" calcext:value-type="float">
            <text:p>0.155426025390625</text:p>
          </table:table-cell>
          <table:table-cell table:number-columns-repeated="16"/>
        </table:table-row>
        <table:table-row table:style-name="ro2">
          <table:table-cell office:value-type="float" office:value="1419950948.47125" calcext:value-type="float">
            <text:p>1419950948.47125</text:p>
          </table:table-cell>
          <table:table-cell office:value-type="string" calcext:value-type="string">
            <text:p>Acceleration</text:p>
          </table:table-cell>
          <table:table-cell office:value-type="float" office:value="2.30801391601562" calcext:value-type="float">
            <text:p>2.30801391601562</text:p>
          </table:table-cell>
          <table:table-cell office:value-type="float" office:value="0.275421142578125" calcext:value-type="float">
            <text:p>0.275421142578125</text:p>
          </table:table-cell>
          <table:table-cell office:value-type="float" office:value="0.297836303710937" calcext:value-type="float">
            <text:p>0.297836303710937</text:p>
          </table:table-cell>
          <table:table-cell table:number-columns-repeated="16"/>
        </table:table-row>
        <table:table-row table:style-name="ro2">
          <table:table-cell office:value-type="float" office:value="1419950948.47871" calcext:value-type="float">
            <text:p>1419950948.47871</text:p>
          </table:table-cell>
          <table:table-cell office:value-type="string" calcext:value-type="string">
            <text:p>Gyro</text:p>
          </table:table-cell>
          <table:table-cell office:value-type="float" office:value="0.257930347367482" calcext:value-type="float">
            <text:p>0.257930347367482</text:p>
          </table:table-cell>
          <table:table-cell office:value-type="float" office:value="0.273982018205717" calcext:value-type="float">
            <text:p>0.273982018205717</text:p>
          </table:table-cell>
          <table:table-cell office:value-type="float" office:value="1.41244902943653" calcext:value-type="float">
            <text:p>1.41244902943653</text:p>
          </table:table-cell>
          <table:table-cell table:number-columns-repeated="16"/>
        </table:table-row>
        <table:table-row table:style-name="ro2">
          <table:table-cell office:value-type="float" office:value="1419950948.47913" calcext:value-type="float">
            <text:p>1419950948.47913</text:p>
          </table:table-cell>
          <table:table-cell office:value-type="string" calcext:value-type="string">
            <text:p>Gyro</text:p>
          </table:table-cell>
          <table:table-cell office:value-type="float" office:value="0.165473117487092" calcext:value-type="float">
            <text:p>0.165473117487092</text:p>
          </table:table-cell>
          <table:table-cell office:value-type="float" office:value="0.442801397602494" calcext:value-type="float">
            <text:p>0.442801397602494</text:p>
          </table:table-cell>
          <table:table-cell office:value-type="float" office:value="2.14669053145465" calcext:value-type="float">
            <text:p>2.14669053145465</text:p>
          </table:table-cell>
          <table:table-cell table:number-columns-repeated="16"/>
        </table:table-row>
        <table:table-row table:style-name="ro2">
          <table:table-cell office:value-type="float" office:value="1419950948.47892" calcext:value-type="float">
            <text:p>1419950948.47892</text:p>
          </table:table-cell>
          <table:table-cell office:value-type="string" calcext:value-type="string">
            <text:p>Motion</text:p>
          </table:table-cell>
          <table:table-cell office:value-type="float" office:value="0.231415644288063" calcext:value-type="float">
            <text:p>0.231415644288063</text:p>
          </table:table-cell>
          <table:table-cell office:value-type="float" office:value="0.319059073925018" calcext:value-type="float">
            <text:p>0.319059073925018</text:p>
          </table:table-cell>
          <table:table-cell office:value-type="float" office:value="0.514777958393097" calcext:value-type="float">
            <text:p>0.514777958393097</text:p>
          </table:table-cell>
          <table:table-cell office:value-type="float" office:value="1.92107043997291" calcext:value-type="float">
            <text:p>1.92107043997291</text:p>
          </table:table-cell>
          <table:table-cell office:value-type="float" office:value="1.00001937794086" calcext:value-type="float">
            <text:p>1.00001937794086</text:p>
          </table:table-cell>
          <table:table-cell office:value-type="float" office:value="3.12411677019784" calcext:value-type="float">
            <text:p>3.12411677019784</text:p>
          </table:table-cell>
          <table:table-cell office:value-type="float" office:value="0.231415644288063" calcext:value-type="float">
            <text:p>0.231415644288063</text:p>
          </table:table-cell>
          <table:table-cell office:value-type="float" office:value="0.319059073925018" calcext:value-type="float">
            <text:p>0.319059073925018</text:p>
          </table:table-cell>
          <table:table-cell office:value-type="float" office:value="0.514777958393097" calcext:value-type="float">
            <text:p>0.514777958393097</text:p>
          </table:table-cell>
          <table:table-cell office:value-type="float" office:value="0.507479131221771" calcext:value-type="float">
            <text:p>0.507479131221771</text:p>
          </table:table-cell>
          <table:table-cell office:value-type="float" office:value="-0.841481447219849" calcext:value-type="float">
            <text:p>-0.841481447219849</text:p>
          </table:table-cell>
          <table:table-cell office:value-type="float" office:value="0.185401991009712" calcext:value-type="float">
            <text:p>0.185401991009712</text:p>
          </table:table-cell>
          <table:table-cell office:value-type="float" office:value="1.6630836725235" calcext:value-type="float">
            <text:p>1.6630836725235</text:p>
          </table:table-cell>
          <table:table-cell office:value-type="float" office:value="0.932439088821411" calcext:value-type="float">
            <text:p>0.932439088821411</text:p>
          </table:table-cell>
          <table:table-cell office:value-type="float" office:value="-0.0299759730696678" calcext:value-type="float">
            <text:p>-0.02997597306966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9506" calcext:value-type="float">
            <text:p>1419950948.49506</text:p>
          </table:table-cell>
          <table:table-cell office:value-type="string" calcext:value-type="string">
            <text:p>Gyro</text:p>
          </table:table-cell>
          <table:table-cell office:value-type="float" office:value="-0.125294272437176" calcext:value-type="float">
            <text:p>-0.125294272437176</text:p>
          </table:table-cell>
          <table:table-cell office:value-type="float" office:value="0.807907733563016" calcext:value-type="float">
            <text:p>0.807907733563016</text:p>
          </table:table-cell>
          <table:table-cell office:value-type="float" office:value="2.74066706728381" calcext:value-type="float">
            <text:p>2.74066706728381</text:p>
          </table:table-cell>
          <table:table-cell table:number-columns-repeated="16"/>
        </table:table-row>
        <table:table-row table:style-name="ro2">
          <table:table-cell office:value-type="float" office:value="1419950948.49499" calcext:value-type="float">
            <text:p>1419950948.49499</text:p>
          </table:table-cell>
          <table:table-cell office:value-type="string" calcext:value-type="string">
            <text:p>Motion</text:p>
          </table:table-cell>
          <table:table-cell office:value-type="float" office:value="0.267060160636902" calcext:value-type="float">
            <text:p>0.267060160636902</text:p>
          </table:table-cell>
          <table:table-cell office:value-type="float" office:value="0.301204919815063" calcext:value-type="float">
            <text:p>0.301204919815063</text:p>
          </table:table-cell>
          <table:table-cell office:value-type="float" office:value="1.39530456066132" calcext:value-type="float">
            <text:p>1.39530456066132</text:p>
          </table:table-cell>
          <table:table-cell office:value-type="float" office:value="1.93534487946172" calcext:value-type="float">
            <text:p>1.93534487946172</text:p>
          </table:table-cell>
          <table:table-cell office:value-type="float" office:value="1.01081709305659" calcext:value-type="float">
            <text:p>1.01081709305659</text:p>
          </table:table-cell>
          <table:table-cell office:value-type="float" office:value="3.11097954664056" calcext:value-type="float">
            <text:p>3.11097954664056</text:p>
          </table:table-cell>
          <table:table-cell office:value-type="float" office:value="0.267060160636902" calcext:value-type="float">
            <text:p>0.267060160636902</text:p>
          </table:table-cell>
          <table:table-cell office:value-type="float" office:value="0.301204919815063" calcext:value-type="float">
            <text:p>0.301204919815063</text:p>
          </table:table-cell>
          <table:table-cell office:value-type="float" office:value="1.39530456066132" calcext:value-type="float">
            <text:p>1.39530456066132</text:p>
          </table:table-cell>
          <table:table-cell office:value-type="float" office:value="0.496262758970261" calcext:value-type="float">
            <text:p>0.496262758970261</text:p>
          </table:table-cell>
          <table:table-cell office:value-type="float" office:value="-0.847266137599945" calcext:value-type="float">
            <text:p>-0.847266137599945</text:p>
          </table:table-cell>
          <table:table-cell office:value-type="float" office:value="0.18937623500824" calcext:value-type="float">
            <text:p>0.18937623500824</text:p>
          </table:table-cell>
          <table:table-cell office:value-type="float" office:value="1.81175112724304" calcext:value-type="float">
            <text:p>1.81175112724304</text:p>
          </table:table-cell>
          <table:table-cell office:value-type="float" office:value="1.12268733978272" calcext:value-type="float">
            <text:p>1.12268733978272</text:p>
          </table:table-cell>
          <table:table-cell office:value-type="float" office:value="0.108460061252117" calcext:value-type="float">
            <text:p>0.1084600612521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9534" calcext:value-type="float">
            <text:p>1419950948.49534</text:p>
          </table:table-cell>
          <table:table-cell office:value-type="string" calcext:value-type="string">
            <text:p>Motion</text:p>
          </table:table-cell>
          <table:table-cell office:value-type="float" office:value="0.174602940678597" calcext:value-type="float">
            <text:p>0.174602940678597</text:p>
          </table:table-cell>
          <table:table-cell office:value-type="float" office:value="0.470024287700653" calcext:value-type="float">
            <text:p>0.470024287700653</text:p>
          </table:table-cell>
          <table:table-cell office:value-type="float" office:value="2.12954616546631" calcext:value-type="float">
            <text:p>2.12954616546631</text:p>
          </table:table-cell>
          <table:table-cell office:value-type="float" office:value="1.95545461399509" calcext:value-type="float">
            <text:p>1.95545461399509</text:p>
          </table:table-cell>
          <table:table-cell office:value-type="float" office:value="1.02940467350107" calcext:value-type="float">
            <text:p>1.02940467350107</text:p>
          </table:table-cell>
          <table:table-cell office:value-type="float" office:value="3.09250914455206" calcext:value-type="float">
            <text:p>3.09250914455206</text:p>
          </table:table-cell>
          <table:table-cell office:value-type="float" office:value="0.174602940678597" calcext:value-type="float">
            <text:p>0.174602940678597</text:p>
          </table:table-cell>
          <table:table-cell office:value-type="float" office:value="0.470024287700653" calcext:value-type="float">
            <text:p>0.470024287700653</text:p>
          </table:table-cell>
          <table:table-cell office:value-type="float" office:value="2.12954616546631" calcext:value-type="float">
            <text:p>2.12954616546631</text:p>
          </table:table-cell>
          <table:table-cell office:value-type="float" office:value="0.477672338485718" calcext:value-type="float">
            <text:p>0.477672338485718</text:p>
          </table:table-cell>
          <table:table-cell office:value-type="float" office:value="-0.856992363929749" calcext:value-type="float">
            <text:p>-0.856992363929749</text:p>
          </table:table-cell>
          <table:table-cell office:value-type="float" office:value="0.1933733522892" calcext:value-type="float">
            <text:p>0.1933733522892</text:p>
          </table:table-cell>
          <table:table-cell office:value-type="float" office:value="1.83034157752991" calcext:value-type="float">
            <text:p>1.83034157752991</text:p>
          </table:table-cell>
          <table:table-cell office:value-type="float" office:value="1.13241350650787" calcext:value-type="float">
            <text:p>1.13241350650787</text:p>
          </table:table-cell>
          <table:table-cell office:value-type="float" office:value="0.104462958872318" calcext:value-type="float">
            <text:p>0.10446295887231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49601" calcext:value-type="float">
            <text:p>1419950948.49601</text:p>
          </table:table-cell>
          <table:table-cell office:value-type="string" calcext:value-type="string">
            <text:p>Magnetic</text:p>
          </table:table-cell>
          <table:table-cell office:value-type="float" office:value="53.5134124755859" calcext:value-type="float">
            <text:p>53.5134124755859</text:p>
          </table:table-cell>
          <table:table-cell office:value-type="float" office:value="218.456680297852" calcext:value-type="float">
            <text:p>218.456680297852</text:p>
          </table:table-cell>
          <table:table-cell office:value-type="float" office:value="136.007904052734" calcext:value-type="float">
            <text:p>136.007904052734</text:p>
          </table:table-cell>
          <table:table-cell table:number-columns-repeated="16"/>
        </table:table-row>
        <table:table-row table:style-name="ro2">
          <table:table-cell office:value-type="float" office:value="1419950948.5004" calcext:value-type="float">
            <text:p>1419950948.5004</text:p>
          </table:table-cell>
          <table:table-cell office:value-type="string" calcext:value-type="string">
            <text:p>Acceleration</text:p>
          </table:table-cell>
          <table:table-cell office:value-type="float" office:value="2.25286865234375" calcext:value-type="float">
            <text:p>2.25286865234375</text:p>
          </table:table-cell>
          <table:table-cell office:value-type="float" office:value="0.490692138671875" calcext:value-type="float">
            <text:p>0.490692138671875</text:p>
          </table:table-cell>
          <table:table-cell office:value-type="float" office:value="0.58795166015625" calcext:value-type="float">
            <text:p>0.58795166015625</text:p>
          </table:table-cell>
          <table:table-cell table:number-columns-repeated="16"/>
        </table:table-row>
        <table:table-row table:style-name="ro2">
          <table:table-cell office:value-type="float" office:value="1419950948.50057" calcext:value-type="float">
            <text:p>1419950948.50057</text:p>
          </table:table-cell>
          <table:table-cell office:value-type="string" calcext:value-type="string">
            <text:p>Acceleration</text:p>
          </table:table-cell>
          <table:table-cell office:value-type="float" office:value="2.11528015136719" calcext:value-type="float">
            <text:p>2.11528015136719</text:p>
          </table:table-cell>
          <table:table-cell office:value-type="float" office:value="0.533721923828125" calcext:value-type="float">
            <text:p>0.533721923828125</text:p>
          </table:table-cell>
          <table:table-cell office:value-type="float" office:value="0.648361206054688" calcext:value-type="float">
            <text:p>0.648361206054688</text:p>
          </table:table-cell>
          <table:table-cell table:number-columns-repeated="16"/>
        </table:table-row>
        <table:table-row table:style-name="ro2">
          <table:table-cell office:value-type="float" office:value="1419950948.51082" calcext:value-type="float">
            <text:p>1419950948.51082</text:p>
          </table:table-cell>
          <table:table-cell office:value-type="string" calcext:value-type="string">
            <text:p>Gyro</text:p>
          </table:table-cell>
          <table:table-cell office:value-type="float" office:value="-0.703541912552228" calcext:value-type="float">
            <text:p>-0.703541912552228</text:p>
          </table:table-cell>
          <table:table-cell office:value-type="float" office:value="1.26268776343258" calcext:value-type="float">
            <text:p>1.26268776343258</text:p>
          </table:table-cell>
          <table:table-cell office:value-type="float" office:value="3.16784689456412" calcext:value-type="float">
            <text:p>3.16784689456412</text:p>
          </table:table-cell>
          <table:table-cell table:number-columns-repeated="16"/>
        </table:table-row>
        <table:table-row table:style-name="ro2">
          <table:table-cell office:value-type="float" office:value="1419950948.51135" calcext:value-type="float">
            <text:p>1419950948.51135</text:p>
          </table:table-cell>
          <table:table-cell office:value-type="string" calcext:value-type="string">
            <text:p>Gyro</text:p>
          </table:table-cell>
          <table:table-cell office:value-type="float" office:value="-1.44135151779883" calcext:value-type="float">
            <text:p>-1.44135151779883</text:p>
          </table:table-cell>
          <table:table-cell office:value-type="float" office:value="1.70657306759873" calcext:value-type="float">
            <text:p>1.70657306759873</text:p>
          </table:table-cell>
          <table:table-cell office:value-type="float" office:value="3.59273826751972" calcext:value-type="float">
            <text:p>3.59273826751972</text:p>
          </table:table-cell>
          <table:table-cell table:number-columns-repeated="16"/>
        </table:table-row>
        <table:table-row table:style-name="ro2">
          <table:table-cell office:value-type="float" office:value="1419950948.51096" calcext:value-type="float">
            <text:p>1419950948.51096</text:p>
          </table:table-cell>
          <table:table-cell office:value-type="string" calcext:value-type="string">
            <text:p>Motion</text:p>
          </table:table-cell>
          <table:table-cell office:value-type="float" office:value="-0.116164475679398" calcext:value-type="float">
            <text:p>-0.116164475679398</text:p>
          </table:table-cell>
          <table:table-cell office:value-type="float" office:value="0.835130512714386" calcext:value-type="float">
            <text:p>0.835130512714386</text:p>
          </table:table-cell>
          <table:table-cell office:value-type="float" office:value="2.72352266311645" calcext:value-type="float">
            <text:p>2.72352266311645</text:p>
          </table:table-cell>
          <table:table-cell office:value-type="float" office:value="1.98104810996129" calcext:value-type="float">
            <text:p>1.98104810996129</text:p>
          </table:table-cell>
          <table:table-cell office:value-type="float" office:value="1.05487674058607" calcext:value-type="float">
            <text:p>1.05487674058607</text:p>
          </table:table-cell>
          <table:table-cell office:value-type="float" office:value="3.07193250322856" calcext:value-type="float">
            <text:p>3.07193250322856</text:p>
          </table:table-cell>
          <table:table-cell office:value-type="float" office:value="-0.116164475679398" calcext:value-type="float">
            <text:p>-0.116164475679398</text:p>
          </table:table-cell>
          <table:table-cell office:value-type="float" office:value="0.835130512714386" calcext:value-type="float">
            <text:p>0.835130512714386</text:p>
          </table:table-cell>
          <table:table-cell office:value-type="float" office:value="2.72352266311645" calcext:value-type="float">
            <text:p>2.72352266311645</text:p>
          </table:table-cell>
          <table:table-cell office:value-type="float" office:value="0.452398240566254" calcext:value-type="float">
            <text:p>0.452398240566254</text:p>
          </table:table-cell>
          <table:table-cell office:value-type="float" office:value="-0.869839429855347" calcext:value-type="float">
            <text:p>-0.869839429855347</text:p>
          </table:table-cell>
          <table:table-cell office:value-type="float" office:value="0.196761831641197" calcext:value-type="float">
            <text:p>0.196761831641197</text:p>
          </table:table-cell>
          <table:table-cell office:value-type="float" office:value="1.80047047138214" calcext:value-type="float">
            <text:p>1.80047047138214</text:p>
          </table:table-cell>
          <table:table-cell office:value-type="float" office:value="1.36053156852722" calcext:value-type="float">
            <text:p>1.36053156852722</text:p>
          </table:table-cell>
          <table:table-cell office:value-type="float" office:value="0.391189843416214" calcext:value-type="float">
            <text:p>0.3911898434162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2108" calcext:value-type="float">
            <text:p>1419950948.52108</text:p>
          </table:table-cell>
          <table:table-cell office:value-type="string" calcext:value-type="string">
            <text:p>Acceleration</text:p>
          </table:table-cell>
          <table:table-cell office:value-type="float" office:value="1.9093017578125" calcext:value-type="float">
            <text:p>1.9093017578125</text:p>
          </table:table-cell>
          <table:table-cell office:value-type="float" office:value="0.50689697265625" calcext:value-type="float">
            <text:p>0.50689697265625</text:p>
          </table:table-cell>
          <table:table-cell office:value-type="float" office:value="0.5736083984375" calcext:value-type="float">
            <text:p>0.5736083984375</text:p>
          </table:table-cell>
          <table:table-cell table:number-columns-repeated="16"/>
        </table:table-row>
        <table:table-row table:style-name="ro2">
          <table:table-cell office:value-type="float" office:value="1419950948.52022" calcext:value-type="float">
            <text:p>1419950948.52022</text:p>
          </table:table-cell>
          <table:table-cell office:value-type="string" calcext:value-type="string">
            <text:p>Acceleration</text:p>
          </table:table-cell>
          <table:table-cell office:value-type="float" office:value="1.9775390625" calcext:value-type="float">
            <text:p>1.9775390625</text:p>
          </table:table-cell>
          <table:table-cell office:value-type="float" office:value="0.53802490234375" calcext:value-type="float">
            <text:p>0.53802490234375</text:p>
          </table:table-cell>
          <table:table-cell office:value-type="float" office:value="0.639923095703125" calcext:value-type="float">
            <text:p>0.639923095703125</text:p>
          </table:table-cell>
          <table:table-cell table:number-columns-repeated="16"/>
        </table:table-row>
        <table:table-row table:style-name="ro2">
          <table:table-cell office:value-type="float" office:value="1419950948.52169" calcext:value-type="float">
            <text:p>1419950948.52169</text:p>
          </table:table-cell>
          <table:table-cell office:value-type="string" calcext:value-type="string">
            <text:p>Magnetic</text:p>
          </table:table-cell>
          <table:table-cell office:value-type="float" office:value="53.3440704345703" calcext:value-type="float">
            <text:p>53.3440704345703</text:p>
          </table:table-cell>
          <table:table-cell office:value-type="float" office:value="220.658187866211" calcext:value-type="float">
            <text:p>220.658187866211</text:p>
          </table:table-cell>
          <table:table-cell office:value-type="float" office:value="135.513931274414" calcext:value-type="float">
            <text:p>135.513931274414</text:p>
          </table:table-cell>
          <table:table-cell table:number-columns-repeated="16"/>
        </table:table-row>
        <table:table-row table:style-name="ro2">
          <table:table-cell office:value-type="float" office:value="1419950948.5268" calcext:value-type="float">
            <text:p>1419950948.5268</text:p>
          </table:table-cell>
          <table:table-cell office:value-type="string" calcext:value-type="string">
            <text:p>Gyro</text:p>
          </table:table-cell>
          <table:table-cell office:value-type="float" office:value="-2.20752298970645" calcext:value-type="float">
            <text:p>-2.20752298970645</text:p>
          </table:table-cell>
          <table:table-cell office:value-type="float" office:value="2.09436128024735" calcext:value-type="float">
            <text:p>2.09436128024735</text:p>
          </table:table-cell>
          <table:table-cell office:value-type="float" office:value="4.13075965831746" calcext:value-type="float">
            <text:p>4.13075965831746</text:p>
          </table:table-cell>
          <table:table-cell table:number-columns-repeated="16"/>
        </table:table-row>
        <table:table-row table:style-name="ro2">
          <table:table-cell office:value-type="float" office:value="1419950948.52658" calcext:value-type="float">
            <text:p>1419950948.52658</text:p>
          </table:table-cell>
          <table:table-cell office:value-type="string" calcext:value-type="string">
            <text:p>Motion</text:p>
          </table:table-cell>
          <table:table-cell office:value-type="float" office:value="-0.694412171840668" calcext:value-type="float">
            <text:p>-0.694412171840668</text:p>
          </table:table-cell>
          <table:table-cell office:value-type="float" office:value="1.28991055488586" calcext:value-type="float">
            <text:p>1.28991055488586</text:p>
          </table:table-cell>
          <table:table-cell office:value-type="float" office:value="3.15070247650146" calcext:value-type="float">
            <text:p>3.15070247650146</text:p>
          </table:table-cell>
          <table:table-cell office:value-type="float" office:value="2.00835049603606" calcext:value-type="float">
            <text:p>2.00835049603606</text:p>
          </table:table-cell>
          <table:table-cell office:value-type="float" office:value="1.08680600892587" calcext:value-type="float">
            <text:p>1.08680600892587</text:p>
          </table:table-cell>
          <table:table-cell office:value-type="float" office:value="3.05501176093886" calcext:value-type="float">
            <text:p>3.05501176093886</text:p>
          </table:table-cell>
          <table:table-cell office:value-type="float" office:value="-0.694412171840668" calcext:value-type="float">
            <text:p>-0.694412171840668</text:p>
          </table:table-cell>
          <table:table-cell office:value-type="float" office:value="1.28991055488586" calcext:value-type="float">
            <text:p>1.28991055488586</text:p>
          </table:table-cell>
          <table:table-cell office:value-type="float" office:value="3.15070247650146" calcext:value-type="float">
            <text:p>3.15070247650146</text:p>
          </table:table-cell>
          <table:table-cell office:value-type="float" office:value="0.421477913856506" calcext:value-type="float">
            <text:p>0.421477913856506</text:p>
          </table:table-cell>
          <table:table-cell office:value-type="float" office:value="-0.885145246982574" calcext:value-type="float">
            <text:p>-0.885145246982574</text:p>
          </table:table-cell>
          <table:table-cell office:value-type="float" office:value="0.197165697813034" calcext:value-type="float">
            <text:p>0.197165697813034</text:p>
          </table:table-cell>
          <table:table-cell office:value-type="float" office:value="1.69380223751068" calcext:value-type="float">
            <text:p>1.69380223751068</text:p>
          </table:table-cell>
          <table:table-cell office:value-type="float" office:value="1.41886711120606" calcext:value-type="float">
            <text:p>1.41886711120606</text:p>
          </table:table-cell>
          <table:table-cell office:value-type="float" office:value="0.451195508241653" calcext:value-type="float">
            <text:p>0.4511955082416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2712" calcext:value-type="float">
            <text:p>1419950948.52712</text:p>
          </table:table-cell>
          <table:table-cell office:value-type="string" calcext:value-type="string">
            <text:p>Motion</text:p>
          </table:table-cell>
          <table:table-cell office:value-type="float" office:value="-1.43222177028656" calcext:value-type="float">
            <text:p>-1.43222177028656</text:p>
          </table:table-cell>
          <table:table-cell office:value-type="float" office:value="1.73379564285278" calcext:value-type="float">
            <text:p>1.73379564285278</text:p>
          </table:table-cell>
          <table:table-cell office:value-type="float" office:value="3.57559394836426" calcext:value-type="float">
            <text:p>3.57559394836426</text:p>
          </table:table-cell>
          <table:table-cell office:value-type="float" office:value="2.03386634516832" calcext:value-type="float">
            <text:p>2.03386634516832</text:p>
          </table:table-cell>
          <table:table-cell office:value-type="float" office:value="1.12579995474208" calcext:value-type="float">
            <text:p>1.12579995474208</text:p>
          </table:table-cell>
          <table:table-cell office:value-type="float" office:value="3.04581273960521" calcext:value-type="float">
            <text:p>3.04581273960521</text:p>
          </table:table-cell>
          <table:table-cell office:value-type="float" office:value="-1.43222177028656" calcext:value-type="float">
            <text:p>-1.43222177028656</text:p>
          </table:table-cell>
          <table:table-cell office:value-type="float" office:value="1.73379564285278" calcext:value-type="float">
            <text:p>1.73379564285278</text:p>
          </table:table-cell>
          <table:table-cell office:value-type="float" office:value="3.57559394836426" calcext:value-type="float">
            <text:p>3.57559394836426</text:p>
          </table:table-cell>
          <table:table-cell office:value-type="float" office:value="0.385121434926987" calcext:value-type="float">
            <text:p>0.385121434926987</text:p>
          </table:table-cell>
          <table:table-cell office:value-type="float" office:value="-0.902612209320068" calcext:value-type="float">
            <text:p>-0.902612209320068</text:p>
          </table:table-cell>
          <table:table-cell office:value-type="float" office:value="0.192282736301422" calcext:value-type="float">
            <text:p>0.192282736301422</text:p>
          </table:table-cell>
          <table:table-cell office:value-type="float" office:value="1.59241759777069" calcext:value-type="float">
            <text:p>1.59241759777069</text:p>
          </table:table-cell>
          <table:table-cell office:value-type="float" office:value="1.44063711166382" calcext:value-type="float">
            <text:p>1.44063711166382</text:p>
          </table:table-cell>
          <table:table-cell office:value-type="float" office:value="0.447640359401703" calcext:value-type="float">
            <text:p>0.44764035940170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3964" calcext:value-type="float">
            <text:p>1419950948.53964</text:p>
          </table:table-cell>
          <table:table-cell office:value-type="string" calcext:value-type="string">
            <text:p>Acceleration</text:p>
          </table:table-cell>
          <table:table-cell office:value-type="float" office:value="1.72236633300781" calcext:value-type="float">
            <text:p>1.72236633300781</text:p>
          </table:table-cell>
          <table:table-cell office:value-type="float" office:value="0.35882568359375" calcext:value-type="float">
            <text:p>0.35882568359375</text:p>
          </table:table-cell>
          <table:table-cell office:value-type="float" office:value="0.158615112304688" calcext:value-type="float">
            <text:p>0.158615112304688</text:p>
          </table:table-cell>
          <table:table-cell table:number-columns-repeated="16"/>
        </table:table-row>
        <table:table-row table:style-name="ro2">
          <table:table-cell office:value-type="float" office:value="1419950948.53946" calcext:value-type="float">
            <text:p>1419950948.53946</text:p>
          </table:table-cell>
          <table:table-cell office:value-type="string" calcext:value-type="string">
            <text:p>Acceleration</text:p>
          </table:table-cell>
          <table:table-cell office:value-type="float" office:value="1.85733032226563" calcext:value-type="float">
            <text:p>1.85733032226563</text:p>
          </table:table-cell>
          <table:table-cell office:value-type="float" office:value="0.439559936523438" calcext:value-type="float">
            <text:p>0.439559936523438</text:p>
          </table:table-cell>
          <table:table-cell office:value-type="float" office:value="0.39813232421875" calcext:value-type="float">
            <text:p>0.39813232421875</text:p>
          </table:table-cell>
          <table:table-cell table:number-columns-repeated="16"/>
        </table:table-row>
        <table:table-row table:style-name="ro2">
          <table:table-cell office:value-type="float" office:value="1419950948.54258" calcext:value-type="float">
            <text:p>1419950948.54258</text:p>
          </table:table-cell>
          <table:table-cell office:value-type="string" calcext:value-type="string">
            <text:p>Gyro</text:p>
          </table:table-cell>
          <table:table-cell office:value-type="float" office:value="-2.91222817102283" calcext:value-type="float">
            <text:p>-2.91222817102283</text:p>
          </table:table-cell>
          <table:table-cell office:value-type="float" office:value="2.15682359308629" calcext:value-type="float">
            <text:p>2.15682359308629</text:p>
          </table:table-cell>
          <table:table-cell office:value-type="float" office:value="4.88978746691705" calcext:value-type="float">
            <text:p>4.88978746691705</text:p>
          </table:table-cell>
          <table:table-cell table:number-columns-repeated="16"/>
        </table:table-row>
        <table:table-row table:style-name="ro2">
          <table:table-cell office:value-type="float" office:value="1419950948.543" calcext:value-type="float">
            <text:p>1419950948.543</text:p>
          </table:table-cell>
          <table:table-cell office:value-type="string" calcext:value-type="string">
            <text:p>Gyro</text:p>
          </table:table-cell>
          <table:table-cell office:value-type="float" office:value="-3.38394404121253" calcext:value-type="float">
            <text:p>-3.38394404121253</text:p>
          </table:table-cell>
          <table:table-cell office:value-type="float" office:value="1.87518978043656" calcext:value-type="float">
            <text:p>1.87518978043656</text:p>
          </table:table-cell>
          <table:table-cell office:value-type="float" office:value="5.92335868808015" calcext:value-type="float">
            <text:p>5.92335868808015</text:p>
          </table:table-cell>
          <table:table-cell table:number-columns-repeated="16"/>
        </table:table-row>
        <table:table-row table:style-name="ro2">
          <table:table-cell office:value-type="float" office:value="1419950948.54281" calcext:value-type="float">
            <text:p>1419950948.54281</text:p>
          </table:table-cell>
          <table:table-cell office:value-type="string" calcext:value-type="string">
            <text:p>Motion</text:p>
          </table:table-cell>
          <table:table-cell office:value-type="float" office:value="-2.19839310646057" calcext:value-type="float">
            <text:p>-2.19839310646057</text:p>
          </table:table-cell>
          <table:table-cell office:value-type="float" office:value="2.12158393859863" calcext:value-type="float">
            <text:p>2.12158393859863</text:p>
          </table:table-cell>
          <table:table-cell office:value-type="float" office:value="4.1136155128479" calcext:value-type="float">
            <text:p>4.1136155128479</text:p>
          </table:table-cell>
          <table:table-cell office:value-type="float" office:value="2.05621007505917" calcext:value-type="float">
            <text:p>2.05621007505917</text:p>
          </table:table-cell>
          <table:table-cell office:value-type="float" office:value="1.17311740724382" calcext:value-type="float">
            <text:p>1.17311740724382</text:p>
          </table:table-cell>
          <table:table-cell office:value-type="float" office:value="3.04508616694034" calcext:value-type="float">
            <text:p>3.04508616694034</text:p>
          </table:table-cell>
          <table:table-cell office:value-type="float" office:value="-2.19839310646057" calcext:value-type="float">
            <text:p>-2.19839310646057</text:p>
          </table:table-cell>
          <table:table-cell office:value-type="float" office:value="2.12158393859863" calcext:value-type="float">
            <text:p>2.12158393859863</text:p>
          </table:table-cell>
          <table:table-cell office:value-type="float" office:value="4.1136155128479" calcext:value-type="float">
            <text:p>4.1136155128479</text:p>
          </table:table-cell>
          <table:table-cell office:value-type="float" office:value="0.342541694641113" calcext:value-type="float">
            <text:p>0.342541694641113</text:p>
          </table:table-cell>
          <table:table-cell office:value-type="float" office:value="-0.921962380409241" calcext:value-type="float">
            <text:p>-0.921962380409241</text:p>
          </table:table-cell>
          <table:table-cell office:value-type="float" office:value="0.180694654583931" calcext:value-type="float">
            <text:p>0.180694654583931</text:p>
          </table:table-cell>
          <table:table-cell office:value-type="float" office:value="1.56676006317139" calcext:value-type="float">
            <text:p>1.56676006317139</text:p>
          </table:table-cell>
          <table:table-cell office:value-type="float" office:value="1.42885935306549" calcext:value-type="float">
            <text:p>1.42885935306549</text:p>
          </table:table-cell>
          <table:table-cell office:value-type="float" office:value="0.39291375875473" calcext:value-type="float">
            <text:p>0.392913758754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4692" calcext:value-type="float">
            <text:p>1419950948.54692</text:p>
          </table:table-cell>
          <table:table-cell office:value-type="string" calcext:value-type="string">
            <text:p>Magnetic</text:p>
          </table:table-cell>
          <table:table-cell office:value-type="float" office:value="53.6827545166016" calcext:value-type="float">
            <text:p>53.6827545166016</text:p>
          </table:table-cell>
          <table:table-cell office:value-type="float" office:value="220.319488525391" calcext:value-type="float">
            <text:p>220.319488525391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8.55932" calcext:value-type="float">
            <text:p>1419950948.55932</text:p>
          </table:table-cell>
          <table:table-cell office:value-type="string" calcext:value-type="string">
            <text:p>Gyro</text:p>
          </table:table-cell>
          <table:table-cell office:value-type="float" office:value="-3.62205487743153" calcext:value-type="float">
            <text:p>-3.62205487743153</text:p>
          </table:table-cell>
          <table:table-cell office:value-type="float" office:value="1.32160247938342" calcext:value-type="float">
            <text:p>1.32160247938342</text:p>
          </table:table-cell>
          <table:table-cell office:value-type="float" office:value="7.17505878148728" calcext:value-type="float">
            <text:p>7.17505878148728</text:p>
          </table:table-cell>
          <table:table-cell table:number-columns-repeated="16"/>
        </table:table-row>
        <table:table-row table:style-name="ro2">
          <table:table-cell office:value-type="float" office:value="1419950948.55927" calcext:value-type="float">
            <text:p>1419950948.55927</text:p>
          </table:table-cell>
          <table:table-cell office:value-type="string" calcext:value-type="string">
            <text:p>Motion</text:p>
          </table:table-cell>
          <table:table-cell office:value-type="float" office:value="-2.90309834480286" calcext:value-type="float">
            <text:p>-2.90309834480286</text:p>
          </table:table-cell>
          <table:table-cell office:value-type="float" office:value="2.18404626846314" calcext:value-type="float">
            <text:p>2.18404626846314</text:p>
          </table:table-cell>
          <table:table-cell office:value-type="float" office:value="4.872642993927" calcext:value-type="float">
            <text:p>4.872642993927</text:p>
          </table:table-cell>
          <table:table-cell office:value-type="float" office:value="2.07433389463485" calcext:value-type="float">
            <text:p>2.07433389463485</text:p>
          </table:table-cell>
          <table:table-cell office:value-type="float" office:value="1.23067761458941" calcext:value-type="float">
            <text:p>1.23067761458941</text:p>
          </table:table-cell>
          <table:table-cell office:value-type="float" office:value="3.0506795575491" calcext:value-type="float">
            <text:p>3.0506795575491</text:p>
          </table:table-cell>
          <table:table-cell office:value-type="float" office:value="-2.90309834480286" calcext:value-type="float">
            <text:p>-2.90309834480286</text:p>
          </table:table-cell>
          <table:table-cell office:value-type="float" office:value="2.18404626846314" calcext:value-type="float">
            <text:p>2.18404626846314</text:p>
          </table:table-cell>
          <table:table-cell office:value-type="float" office:value="4.872642993927" calcext:value-type="float">
            <text:p>4.872642993927</text:p>
          </table:table-cell>
          <table:table-cell office:value-type="float" office:value="0.292193055152893" calcext:value-type="float">
            <text:p>0.292193055152893</text:p>
          </table:table-cell>
          <table:table-cell office:value-type="float" office:value="-0.942715048789978" calcext:value-type="float">
            <text:p>-0.942715048789978</text:p>
          </table:table-cell>
          <table:table-cell office:value-type="float" office:value="0.160970538854599" calcext:value-type="float">
            <text:p>0.160970538854599</text:p>
          </table:table-cell>
          <table:table-cell office:value-type="float" office:value="1.56513726711273" calcext:value-type="float">
            <text:p>1.56513726711273</text:p>
          </table:table-cell>
          <table:table-cell office:value-type="float" office:value="1.38227498531342" calcext:value-type="float">
            <text:p>1.38227498531342</text:p>
          </table:table-cell>
          <table:table-cell office:value-type="float" office:value="0.237161785364151" calcext:value-type="float">
            <text:p>0.2371617853641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6024" calcext:value-type="float">
            <text:p>1419950948.56024</text:p>
          </table:table-cell>
          <table:table-cell office:value-type="string" calcext:value-type="string">
            <text:p>Acceleration</text:p>
          </table:table-cell>
          <table:table-cell office:value-type="float" office:value="1.5115966796875" calcext:value-type="float">
            <text:p>1.5115966796875</text:p>
          </table:table-cell>
          <table:table-cell office:value-type="float" office:value="0.293228149414062" calcext:value-type="float">
            <text:p>0.293228149414062</text:p>
          </table:table-cell>
          <table:table-cell office:value-type="float" office:value="-0.1268310546875" calcext:value-type="float">
            <text:p>-0.1268310546875</text:p>
          </table:table-cell>
          <table:table-cell table:number-columns-repeated="16"/>
        </table:table-row>
        <table:table-row table:style-name="ro2">
          <table:table-cell office:value-type="float" office:value="1419950948.55963" calcext:value-type="float">
            <text:p>1419950948.55963</text:p>
          </table:table-cell>
          <table:table-cell office:value-type="string" calcext:value-type="string">
            <text:p>Motion</text:p>
          </table:table-cell>
          <table:table-cell office:value-type="float" office:value="-3.37481427192688" calcext:value-type="float">
            <text:p>-3.37481427192688</text:p>
          </table:table-cell>
          <table:table-cell office:value-type="float" office:value="1.90241229534149" calcext:value-type="float">
            <text:p>1.90241229534149</text:p>
          </table:table-cell>
          <table:table-cell office:value-type="float" office:value="5.90621423721314" calcext:value-type="float">
            <text:p>5.90621423721314</text:p>
          </table:table-cell>
          <table:table-cell office:value-type="float" office:value="2.09279497167566" calcext:value-type="float">
            <text:p>2.09279497167566</text:p>
          </table:table-cell>
          <table:table-cell office:value-type="float" office:value="1.3000151553401" calcext:value-type="float">
            <text:p>1.3000151553401</text:p>
          </table:table-cell>
          <table:table-cell office:value-type="float" office:value="3.05359225814209" calcext:value-type="float">
            <text:p>3.05359225814209</text:p>
          </table:table-cell>
          <table:table-cell office:value-type="float" office:value="-3.37481427192688" calcext:value-type="float">
            <text:p>-3.37481427192688</text:p>
          </table:table-cell>
          <table:table-cell office:value-type="float" office:value="1.90241229534149" calcext:value-type="float">
            <text:p>1.90241229534149</text:p>
          </table:table-cell>
          <table:table-cell office:value-type="float" office:value="5.90621423721314" calcext:value-type="float">
            <text:p>5.90621423721314</text:p>
          </table:table-cell>
          <table:table-cell office:value-type="float" office:value="0.231861844658852" calcext:value-type="float">
            <text:p>0.231861844658852</text:p>
          </table:table-cell>
          <table:table-cell office:value-type="float" office:value="-0.963562250137329" calcext:value-type="float">
            <text:p>-0.963562250137329</text:p>
          </table:table-cell>
          <table:table-cell office:value-type="float" office:value="0.133371278643608" calcext:value-type="float">
            <text:p>0.133371278643608</text:p>
          </table:table-cell>
          <table:table-cell office:value-type="float" office:value="1.49050450325012" calcext:value-type="float">
            <text:p>1.49050450325012</text:p>
          </table:table-cell>
          <table:table-cell office:value-type="float" office:value="1.32238793373108" calcext:value-type="float">
            <text:p>1.32238793373108</text:p>
          </table:table-cell>
          <table:table-cell office:value-type="float" office:value="0.0252438373863697" calcext:value-type="float">
            <text:p>0.02524383738636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6055" calcext:value-type="float">
            <text:p>1419950948.56055</text:p>
          </table:table-cell>
          <table:table-cell office:value-type="string" calcext:value-type="string">
            <text:p>Acceleration</text:p>
          </table:table-cell>
          <table:table-cell office:value-type="float" office:value="1.24468994140625" calcext:value-type="float">
            <text:p>1.24468994140625</text:p>
          </table:table-cell>
          <table:table-cell office:value-type="float" office:value="0.202194213867187" calcext:value-type="float">
            <text:p>0.202194213867187</text:p>
          </table:table-cell>
          <table:table-cell office:value-type="float" office:value="-0.4473876953125" calcext:value-type="float">
            <text:p>-0.4473876953125</text:p>
          </table:table-cell>
          <table:table-cell table:number-columns-repeated="16"/>
        </table:table-row>
        <table:table-row table:style-name="ro2">
          <table:table-cell office:value-type="float" office:value="1419950948.57304" calcext:value-type="float">
            <text:p>1419950948.57304</text:p>
          </table:table-cell>
          <table:table-cell office:value-type="string" calcext:value-type="string">
            <text:p>Magnetic</text:p>
          </table:table-cell>
          <table:table-cell office:value-type="float" office:value="53.1747283935547" calcext:value-type="float">
            <text:p>53.1747283935547</text:p>
          </table:table-cell>
          <table:table-cell office:value-type="float" office:value="221.843612670898" calcext:value-type="float">
            <text:p>221.843612670898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8.57461" calcext:value-type="float">
            <text:p>1419950948.57461</text:p>
          </table:table-cell>
          <table:table-cell office:value-type="string" calcext:value-type="string">
            <text:p>Gyro</text:p>
          </table:table-cell>
          <table:table-cell office:value-type="float" office:value="-3.5513647284048" calcext:value-type="float">
            <text:p>-3.5513647284048</text:p>
          </table:table-cell>
          <table:table-cell office:value-type="float" office:value="0.640254818723694" calcext:value-type="float">
            <text:p>0.640254818723694</text:p>
          </table:table-cell>
          <table:table-cell office:value-type="float" office:value="8.51984754026925" calcext:value-type="float">
            <text:p>8.51984754026925</text:p>
          </table:table-cell>
          <table:table-cell table:number-columns-repeated="16"/>
        </table:table-row>
        <table:table-row table:style-name="ro2">
          <table:table-cell office:value-type="float" office:value="1419950948.57496" calcext:value-type="float">
            <text:p>1419950948.57496</text:p>
          </table:table-cell>
          <table:table-cell office:value-type="string" calcext:value-type="string">
            <text:p>Gyro</text:p>
          </table:table-cell>
          <table:table-cell office:value-type="float" office:value="-3.08735924220309" calcext:value-type="float">
            <text:p>-3.08735924220309</text:p>
          </table:table-cell>
          <table:table-cell office:value-type="float" office:value="0.054984955446321" calcext:value-type="float">
            <text:p>0.054984955446321</text:p>
          </table:table-cell>
          <table:table-cell office:value-type="float" office:value="9.7467434839156" calcext:value-type="float">
            <text:p>9.7467434839156</text:p>
          </table:table-cell>
          <table:table-cell table:number-columns-repeated="16"/>
        </table:table-row>
        <table:table-row table:style-name="ro2">
          <table:table-cell office:value-type="float" office:value="1419950948.57465" calcext:value-type="float">
            <text:p>1419950948.57465</text:p>
          </table:table-cell>
          <table:table-cell office:value-type="string" calcext:value-type="string">
            <text:p>Motion</text:p>
          </table:table-cell>
          <table:table-cell office:value-type="float" office:value="-3.61292505264282" calcext:value-type="float">
            <text:p>-3.61292505264282</text:p>
          </table:table-cell>
          <table:table-cell office:value-type="float" office:value="1.34882497787476" calcext:value-type="float">
            <text:p>1.34882497787476</text:p>
          </table:table-cell>
          <table:table-cell office:value-type="float" office:value="7.15791463851929" calcext:value-type="float">
            <text:p>7.15791463851929</text:p>
          </table:table-cell>
          <table:table-cell office:value-type="float" office:value="2.12973225961725" calcext:value-type="float">
            <text:p>2.12973225961725</text:p>
          </table:table-cell>
          <table:table-cell office:value-type="float" office:value="1.38193248585455" calcext:value-type="float">
            <text:p>1.38193248585455</text:p>
          </table:table-cell>
          <table:table-cell office:value-type="float" office:value="3.03209926726516" calcext:value-type="float">
            <text:p>3.03209926726516</text:p>
          </table:table-cell>
          <table:table-cell office:value-type="float" office:value="-3.61292505264282" calcext:value-type="float">
            <text:p>-3.61292505264282</text:p>
          </table:table-cell>
          <table:table-cell office:value-type="float" office:value="1.34882497787476" calcext:value-type="float">
            <text:p>1.34882497787476</text:p>
          </table:table-cell>
          <table:table-cell office:value-type="float" office:value="7.15791463851929" calcext:value-type="float">
            <text:p>7.15791463851929</text:p>
          </table:table-cell>
          <table:table-cell office:value-type="float" office:value="0.159172296524048" calcext:value-type="float">
            <text:p>0.159172296524048</text:p>
          </table:table-cell>
          <table:table-cell office:value-type="float" office:value="-0.982218146324158" calcext:value-type="float">
            <text:p>-0.982218146324158</text:p>
          </table:table-cell>
          <table:table-cell office:value-type="float" office:value="0.0995572060346604" calcext:value-type="float">
            <text:p>0.0995572060346604</text:p>
          </table:table-cell>
          <table:table-cell office:value-type="float" office:value="1.35242438316345" calcext:value-type="float">
            <text:p>1.35242438316345</text:p>
          </table:table-cell>
          <table:table-cell office:value-type="float" office:value="1.27544629573822" calcext:value-type="float">
            <text:p>1.27544629573822</text:p>
          </table:table-cell>
          <table:table-cell office:value-type="float" office:value="-0.22638826072216" calcext:value-type="float">
            <text:p>-0.226388260722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7867" calcext:value-type="float">
            <text:p>1419950948.57867</text:p>
          </table:table-cell>
          <table:table-cell office:value-type="string" calcext:value-type="string">
            <text:p>Acceleration</text:p>
          </table:table-cell>
          <table:table-cell office:value-type="float" office:value="0.68829345703125" calcext:value-type="float">
            <text:p>0.68829345703125</text:p>
          </table:table-cell>
          <table:table-cell office:value-type="float" office:value="0.367813110351562" calcext:value-type="float">
            <text:p>0.367813110351562</text:p>
          </table:table-cell>
          <table:table-cell office:value-type="float" office:value="-0.921371459960938" calcext:value-type="float">
            <text:p>-0.921371459960938</text:p>
          </table:table-cell>
          <table:table-cell table:number-columns-repeated="16"/>
        </table:table-row>
        <table:table-row table:style-name="ro2">
          <table:table-cell office:value-type="float" office:value="1419950948.57865" calcext:value-type="float">
            <text:p>1419950948.57865</text:p>
          </table:table-cell>
          <table:table-cell office:value-type="string" calcext:value-type="string">
            <text:p>Acceleration</text:p>
          </table:table-cell>
          <table:table-cell office:value-type="float" office:value="0.948135375976562" calcext:value-type="float">
            <text:p>0.948135375976562</text:p>
          </table:table-cell>
          <table:table-cell office:value-type="float" office:value="0.207061767578125" calcext:value-type="float">
            <text:p>0.207061767578125</text:p>
          </table:table-cell>
          <table:table-cell office:value-type="float" office:value="-0.744796752929688" calcext:value-type="float">
            <text:p>-0.744796752929688</text:p>
          </table:table-cell>
          <table:table-cell table:number-columns-repeated="16"/>
        </table:table-row>
        <table:table-row table:style-name="ro2">
          <table:table-cell office:value-type="float" office:value="1419950948.59068" calcext:value-type="float">
            <text:p>1419950948.59068</text:p>
          </table:table-cell>
          <table:table-cell office:value-type="string" calcext:value-type="string">
            <text:p>Gyro</text:p>
          </table:table-cell>
          <table:table-cell office:value-type="float" office:value="-2.22282764385892" calcext:value-type="float">
            <text:p>-2.22282764385892</text:p>
          </table:table-cell>
          <table:table-cell office:value-type="float" office:value="-0.410851187688704" calcext:value-type="float">
            <text:p>-0.410851187688704</text:p>
          </table:table-cell>
          <table:table-cell office:value-type="float" office:value="10.8041995316312" calcext:value-type="float">
            <text:p>10.8041995316312</text:p>
          </table:table-cell>
          <table:table-cell table:number-columns-repeated="16"/>
        </table:table-row>
        <table:table-row table:style-name="ro2">
          <table:table-cell office:value-type="float" office:value="1419950948.59046" calcext:value-type="float">
            <text:p>1419950948.59046</text:p>
          </table:table-cell>
          <table:table-cell office:value-type="string" calcext:value-type="string">
            <text:p>Motion</text:p>
          </table:table-cell>
          <table:table-cell office:value-type="float" office:value="-3.54223489761352" calcext:value-type="float">
            <text:p>-3.54223489761352</text:p>
          </table:table-cell>
          <table:table-cell office:value-type="float" office:value="0.667477190494537" calcext:value-type="float">
            <text:p>0.667477190494537</text:p>
          </table:table-cell>
          <table:table-cell office:value-type="float" office:value="8.50270366668701" calcext:value-type="float">
            <text:p>8.50270366668701</text:p>
          </table:table-cell>
          <table:table-cell office:value-type="float" office:value="2.28669701247124" calcext:value-type="float">
            <text:p>2.28669701247124</text:p>
          </table:table-cell>
          <table:table-cell office:value-type="float" office:value="1.4747845705687" calcext:value-type="float">
            <text:p>1.4747845705687</text:p>
          </table:table-cell>
          <table:table-cell office:value-type="float" office:value="2.88279252268719" calcext:value-type="float">
            <text:p>2.88279252268719</text:p>
          </table:table-cell>
          <table:table-cell office:value-type="float" office:value="-3.54223489761352" calcext:value-type="float">
            <text:p>-3.54223489761352</text:p>
          </table:table-cell>
          <table:table-cell office:value-type="float" office:value="0.667477190494537" calcext:value-type="float">
            <text:p>0.667477190494537</text:p>
          </table:table-cell>
          <table:table-cell office:value-type="float" office:value="8.50270366668701" calcext:value-type="float">
            <text:p>8.50270366668701</text:p>
          </table:table-cell>
          <table:table-cell office:value-type="float" office:value="0.0723298564553261" calcext:value-type="float">
            <text:p>0.0723298564553261</text:p>
          </table:table-cell>
          <table:table-cell office:value-type="float" office:value="-0.99539440870285" calcext:value-type="float">
            <text:p>-0.99539440870285</text:p>
          </table:table-cell>
          <table:table-cell office:value-type="float" office:value="0.0629154890775681" calcext:value-type="float">
            <text:p>0.0629154890775681</text:p>
          </table:table-cell>
          <table:table-cell office:value-type="float" office:value="1.17236006259918" calcext:value-type="float">
            <text:p>1.17236006259918</text:p>
          </table:table-cell>
          <table:table-cell office:value-type="float" office:value="1.19758868217468" calcext:value-type="float">
            <text:p>1.19758868217468</text:p>
          </table:table-cell>
          <table:table-cell office:value-type="float" office:value="-0.510303199291229" calcext:value-type="float">
            <text:p>-0.5103031992912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9096" calcext:value-type="float">
            <text:p>1419950948.59096</text:p>
          </table:table-cell>
          <table:table-cell office:value-type="string" calcext:value-type="string">
            <text:p>Motion</text:p>
          </table:table-cell>
          <table:table-cell office:value-type="float" office:value="-3.07822966575623" calcext:value-type="float">
            <text:p>-3.07822966575623</text:p>
          </table:table-cell>
          <table:table-cell office:value-type="float" office:value="0.0822072923183441" calcext:value-type="float">
            <text:p>0.0822072923183441</text:p>
          </table:table-cell>
          <table:table-cell office:value-type="float" office:value="9.72959899902344" calcext:value-type="float">
            <text:p>9.72959899902344</text:p>
          </table:table-cell>
          <table:table-cell office:value-type="float" office:value="-2.36951469179861" calcext:value-type="float">
            <text:p>-2.36951469179861</text:p>
          </table:table-cell>
          <table:table-cell office:value-type="float" office:value="1.5305961851087" calcext:value-type="float">
            <text:p>1.5305961851087</text:p>
          </table:table-cell>
          <table:table-cell office:value-type="float" office:value="1.25627438099436" calcext:value-type="float">
            <text:p>1.25627438099436</text:p>
          </table:table-cell>
          <table:table-cell office:value-type="float" office:value="-3.07822966575623" calcext:value-type="float">
            <text:p>-3.07822966575623</text:p>
          </table:table-cell>
          <table:table-cell office:value-type="float" office:value="0.0822072923183441" calcext:value-type="float">
            <text:p>0.0822072923183441</text:p>
          </table:table-cell>
          <table:table-cell office:value-type="float" office:value="9.72959899902344" calcext:value-type="float">
            <text:p>9.72959899902344</text:p>
          </table:table-cell>
          <table:table-cell office:value-type="float" office:value="-0.028037091717124" calcext:value-type="float">
            <text:p>-0.028037091717124</text:p>
          </table:table-cell>
          <table:table-cell office:value-type="float" office:value="-0.99919205904007" calcext:value-type="float">
            <text:p>-0.99919205904007</text:p>
          </table:table-cell>
          <table:table-cell office:value-type="float" office:value="0.028794139623642" calcext:value-type="float">
            <text:p>0.028794139623642</text:p>
          </table:table-cell>
          <table:table-cell office:value-type="float" office:value="0.716330528259277" calcext:value-type="float">
            <text:p>0.716330528259277</text:p>
          </table:table-cell>
          <table:table-cell office:value-type="float" office:value="1.36700522899628" calcext:value-type="float">
            <text:p>1.36700522899628</text:p>
          </table:table-cell>
          <table:table-cell office:value-type="float" office:value="-0.950165629386902" calcext:value-type="float">
            <text:p>-0.9501656293869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59887" calcext:value-type="float">
            <text:p>1419950948.59887</text:p>
          </table:table-cell>
          <table:table-cell office:value-type="string" calcext:value-type="string">
            <text:p>Acceleration</text:p>
          </table:table-cell>
          <table:table-cell office:value-type="float" office:value="-0.364212036132812" calcext:value-type="float">
            <text:p>-0.364212036132812</text:p>
          </table:table-cell>
          <table:table-cell office:value-type="float" office:value="0.778213500976563" calcext:value-type="float">
            <text:p>0.778213500976563</text:p>
          </table:table-cell>
          <table:table-cell office:value-type="float" office:value="-1.044677734375" calcext:value-type="float">
            <text:p>-1.044677734375</text:p>
          </table:table-cell>
          <table:table-cell table:number-columns-repeated="16"/>
        </table:table-row>
        <table:table-row table:style-name="ro2">
          <table:table-cell office:value-type="float" office:value="1419950948.599" calcext:value-type="float">
            <text:p>1419950948.599</text:p>
          </table:table-cell>
          <table:table-cell office:value-type="string" calcext:value-type="string">
            <text:p>Magnetic</text:p>
          </table:table-cell>
          <table:table-cell office:value-type="float" office:value="55.7149200439453" calcext:value-type="float">
            <text:p>55.7149200439453</text:p>
          </table:table-cell>
          <table:table-cell office:value-type="float" office:value="226.077270507812" calcext:value-type="float">
            <text:p>226.077270507812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8.59878" calcext:value-type="float">
            <text:p>1419950948.59878</text:p>
          </table:table-cell>
          <table:table-cell office:value-type="string" calcext:value-type="string">
            <text:p>Acceleration</text:p>
          </table:table-cell>
          <table:table-cell office:value-type="float" office:value="0.33184814453125" calcext:value-type="float">
            <text:p>0.33184814453125</text:p>
          </table:table-cell>
          <table:table-cell office:value-type="float" office:value="0.60400390625" calcext:value-type="float">
            <text:p>0.60400390625</text:p>
          </table:table-cell>
          <table:table-cell office:value-type="float" office:value="-0.994049072265625" calcext:value-type="float">
            <text:p>-0.994049072265625</text:p>
          </table:table-cell>
          <table:table-cell table:number-columns-repeated="16"/>
        </table:table-row>
        <table:table-row table:style-name="ro2">
          <table:table-cell office:value-type="float" office:value="1419950948.60654" calcext:value-type="float">
            <text:p>1419950948.60654</text:p>
          </table:table-cell>
          <table:table-cell office:value-type="string" calcext:value-type="string">
            <text:p>Gyro</text:p>
          </table:table-cell>
          <table:table-cell office:value-type="float" office:value="-1.06329396314115" calcext:value-type="float">
            <text:p>-1.06329396314115</text:p>
          </table:table-cell>
          <table:table-cell office:value-type="float" office:value="-0.818495396792735" calcext:value-type="float">
            <text:p>-0.818495396792735</text:p>
          </table:table-cell>
          <table:table-cell office:value-type="float" office:value="11.5422829098378" calcext:value-type="float">
            <text:p>11.5422829098378</text:p>
          </table:table-cell>
          <table:table-cell table:number-columns-repeated="16"/>
        </table:table-row>
        <table:table-row table:style-name="ro2">
          <table:table-cell office:value-type="float" office:value="1419950948.60709" calcext:value-type="float">
            <text:p>1419950948.60709</text:p>
          </table:table-cell>
          <table:table-cell office:value-type="string" calcext:value-type="string">
            <text:p>Gyro</text:p>
          </table:table-cell>
          <table:table-cell office:value-type="float" office:value="-0.0207801133536703" calcext:value-type="float">
            <text:p>-0.0207801133536703</text:p>
          </table:table-cell>
          <table:table-cell office:value-type="float" office:value="-1.46657884385683" calcext:value-type="float">
            <text:p>-1.46657884385683</text:p>
          </table:table-cell>
          <table:table-cell office:value-type="float" office:value="11.8567883861385" calcext:value-type="float">
            <text:p>11.8567883861385</text:p>
          </table:table-cell>
          <table:table-cell table:number-columns-repeated="16"/>
        </table:table-row>
        <table:table-row table:style-name="ro2">
          <table:table-cell office:value-type="float" office:value="1419950948.60674" calcext:value-type="float">
            <text:p>1419950948.60674</text:p>
          </table:table-cell>
          <table:table-cell office:value-type="string" calcext:value-type="string">
            <text:p>Motion</text:p>
          </table:table-cell>
          <table:table-cell office:value-type="float" office:value="-2.21369814872742" calcext:value-type="float">
            <text:p>-2.21369814872742</text:p>
          </table:table-cell>
          <table:table-cell office:value-type="float" office:value="-0.383628904819488" calcext:value-type="float">
            <text:p>-0.383628904819488</text:p>
          </table:table-cell>
          <table:table-cell office:value-type="float" office:value="10.787055015564" calcext:value-type="float">
            <text:p>10.787055015564</text:p>
          </table:table-cell>
          <table:table-cell office:value-type="float" office:value="-1.59290233640586" calcext:value-type="float">
            <text:p>-1.59290233640586</text:p>
          </table:table-cell>
          <table:table-cell office:value-type="float" office:value="1.43058462192407" calcext:value-type="float">
            <text:p>1.43058462192407</text:p>
          </table:table-cell>
          <table:table-cell office:value-type="float" office:value="0.474857144972153" calcext:value-type="float">
            <text:p>0.474857144972153</text:p>
          </table:table-cell>
          <table:table-cell office:value-type="float" office:value="-2.21369814872742" calcext:value-type="float">
            <text:p>-2.21369814872742</text:p>
          </table:table-cell>
          <table:table-cell office:value-type="float" office:value="-0.383628904819488" calcext:value-type="float">
            <text:p>-0.383628904819488</text:p>
          </table:table-cell>
          <table:table-cell office:value-type="float" office:value="10.787055015564" calcext:value-type="float">
            <text:p>10.787055015564</text:p>
          </table:table-cell>
          <table:table-cell office:value-type="float" office:value="-0.139718592166901" calcext:value-type="float">
            <text:p>-0.139718592166901</text:p>
          </table:table-cell>
          <table:table-cell office:value-type="float" office:value="-0.990186452865601" calcext:value-type="float">
            <text:p>-0.990186452865601</text:p>
          </table:table-cell>
          <table:table-cell office:value-type="float" office:value="0.00308912387117744" calcext:value-type="float">
            <text:p>0.00308912387117744</text:p>
          </table:table-cell>
          <table:table-cell office:value-type="float" office:value="0.471566736698151" calcext:value-type="float">
            <text:p>0.471566736698151</text:p>
          </table:table-cell>
          <table:table-cell office:value-type="float" office:value="1.5941903591156" calcext:value-type="float">
            <text:p>1.5941903591156</text:p>
          </table:table-cell>
          <table:table-cell office:value-type="float" office:value="-0.997138202190399" calcext:value-type="float">
            <text:p>-0.99713820219039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1758" calcext:value-type="float">
            <text:p>1419950948.61758</text:p>
          </table:table-cell>
          <table:table-cell office:value-type="string" calcext:value-type="string">
            <text:p>Acceleration</text:p>
          </table:table-cell>
          <table:table-cell office:value-type="float" office:value="-1.46969604492188" calcext:value-type="float">
            <text:p>-1.46969604492188</text:p>
          </table:table-cell>
          <table:table-cell office:value-type="float" office:value="0.735153198242188" calcext:value-type="float">
            <text:p>0.735153198242188</text:p>
          </table:table-cell>
          <table:table-cell office:value-type="float" office:value="-1.06890869140625" calcext:value-type="float">
            <text:p>-1.06890869140625</text:p>
          </table:table-cell>
          <table:table-cell table:number-columns-repeated="16"/>
        </table:table-row>
        <table:table-row table:style-name="ro2">
          <table:table-cell office:value-type="float" office:value="1419950948.61774" calcext:value-type="float">
            <text:p>1419950948.61774</text:p>
          </table:table-cell>
          <table:table-cell office:value-type="string" calcext:value-type="string">
            <text:p>Acceleration</text:p>
          </table:table-cell>
          <table:table-cell office:value-type="float" office:value="-2.584228515625" calcext:value-type="float">
            <text:p>-2.584228515625</text:p>
          </table:table-cell>
          <table:table-cell office:value-type="float" office:value="0.491531372070313" calcext:value-type="float">
            <text:p>0.491531372070313</text:p>
          </table:table-cell>
          <table:table-cell office:value-type="float" office:value="-1.030029296875" calcext:value-type="float">
            <text:p>-1.030029296875</text:p>
          </table:table-cell>
          <table:table-cell table:number-columns-repeated="16"/>
        </table:table-row>
        <table:table-row table:style-name="ro2">
          <table:table-cell office:value-type="float" office:value="1419950948.62264" calcext:value-type="float">
            <text:p>1419950948.62264</text:p>
          </table:table-cell>
          <table:table-cell office:value-type="string" calcext:value-type="string">
            <text:p>Gyro</text:p>
          </table:table-cell>
          <table:table-cell office:value-type="float" office:value="0.697548202202895" calcext:value-type="float">
            <text:p>0.697548202202895</text:p>
          </table:table-cell>
          <table:table-cell office:value-type="float" office:value="-2.29015874780274" calcext:value-type="float">
            <text:p>-2.29015874780274</text:p>
          </table:table-cell>
          <table:table-cell office:value-type="float" office:value="11.7326200982103" calcext:value-type="float">
            <text:p>11.7326200982103</text:p>
          </table:table-cell>
          <table:table-cell table:number-columns-repeated="16"/>
        </table:table-row>
        <table:table-row table:style-name="ro2">
          <table:table-cell office:value-type="float" office:value="1419950948.62259" calcext:value-type="float">
            <text:p>1419950948.62259</text:p>
          </table:table-cell>
          <table:table-cell office:value-type="string" calcext:value-type="string">
            <text:p>Motion</text:p>
          </table:table-cell>
          <table:table-cell office:value-type="float" office:value="-1.05416429042816" calcext:value-type="float">
            <text:p>-1.05416429042816</text:p>
          </table:table-cell>
          <table:table-cell office:value-type="float" office:value="-0.791273176670074" calcext:value-type="float">
            <text:p>-0.791273176670074</text:p>
          </table:table-cell>
          <table:table-cell office:value-type="float" office:value="11.5251388549805" calcext:value-type="float">
            <text:p>11.5251388549805</text:p>
          </table:table-cell>
          <table:table-cell office:value-type="float" office:value="-1.53380569348943" calcext:value-type="float">
            <text:p>-1.53380569348943</text:p>
          </table:table-cell>
          <table:table-cell office:value-type="float" office:value="1.30934055349967" calcext:value-type="float">
            <text:p>1.30934055349967</text:p>
          </table:table-cell>
          <table:table-cell office:value-type="float" office:value="0.407338242342072" calcext:value-type="float">
            <text:p>0.407338242342072</text:p>
          </table:table-cell>
          <table:table-cell office:value-type="float" office:value="-1.05416429042816" calcext:value-type="float">
            <text:p>-1.05416429042816</text:p>
          </table:table-cell>
          <table:table-cell office:value-type="float" office:value="-0.791273176670074" calcext:value-type="float">
            <text:p>-0.791273176670074</text:p>
          </table:table-cell>
          <table:table-cell office:value-type="float" office:value="11.5251388549805" calcext:value-type="float">
            <text:p>11.5251388549805</text:p>
          </table:table-cell>
          <table:table-cell office:value-type="float" office:value="-0.258310288190842" calcext:value-type="float">
            <text:p>-0.258310288190842</text:p>
          </table:table-cell>
          <table:table-cell office:value-type="float" office:value="-0.966014683246612" calcext:value-type="float">
            <text:p>-0.966014683246612</text:p>
          </table:table-cell>
          <table:table-cell office:value-type="float" office:value="-0.00955942180007696" calcext:value-type="float">
            <text:p>-0.00955942180007696</text:p>
          </table:table-cell>
          <table:table-cell office:value-type="float" office:value="-0.10590174049139" calcext:value-type="float">
            <text:p>-0.10590174049139</text:p>
          </table:table-cell>
          <table:table-cell office:value-type="float" office:value="1.74422824382782" calcext:value-type="float">
            <text:p>1.74422824382782</text:p>
          </table:table-cell>
          <table:table-cell office:value-type="float" office:value="-1.03511834144592" calcext:value-type="float">
            <text:p>-1.035118341445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2295" calcext:value-type="float">
            <text:p>1419950948.62295</text:p>
          </table:table-cell>
          <table:table-cell office:value-type="string" calcext:value-type="string">
            <text:p>Motion</text:p>
          </table:table-cell>
          <table:table-cell office:value-type="float" office:value="-0.0116505371406674" calcext:value-type="float">
            <text:p>-0.0116505371406674</text:p>
          </table:table-cell>
          <table:table-cell office:value-type="float" office:value="-1.43935668468475" calcext:value-type="float">
            <text:p>-1.43935668468475</text:p>
          </table:table-cell>
          <table:table-cell office:value-type="float" office:value="11.8396444320679" calcext:value-type="float">
            <text:p>11.8396444320679</text:p>
          </table:table-cell>
          <table:table-cell office:value-type="float" office:value="-1.55007072454523" calcext:value-type="float">
            <text:p>-1.55007072454523</text:p>
          </table:table-cell>
          <table:table-cell office:value-type="float" office:value="1.18371662746639" calcext:value-type="float">
            <text:p>1.18371662746639</text:p>
          </table:table-cell>
          <table:table-cell office:value-type="float" office:value="0.410528937117706" calcext:value-type="float">
            <text:p>0.410528937117706</text:p>
          </table:table-cell>
          <table:table-cell office:value-type="float" office:value="-0.0116505371406674" calcext:value-type="float">
            <text:p>-0.0116505371406674</text:p>
          </table:table-cell>
          <table:table-cell office:value-type="float" office:value="-1.43935668468475" calcext:value-type="float">
            <text:p>-1.43935668468475</text:p>
          </table:table-cell>
          <table:table-cell office:value-type="float" office:value="11.8396444320679" calcext:value-type="float">
            <text:p>11.8396444320679</text:p>
          </table:table-cell>
          <table:table-cell office:value-type="float" office:value="-0.377404719591141" calcext:value-type="float">
            <text:p>-0.377404719591141</text:p>
          </table:table-cell>
          <table:table-cell office:value-type="float" office:value="-0.926015377044678" calcext:value-type="float">
            <text:p>-0.926015377044678</text:p>
          </table:table-cell>
          <table:table-cell office:value-type="float" office:value="-0.00782306026667357" calcext:value-type="float">
            <text:p>-0.00782306026667357</text:p>
          </table:table-cell>
          <table:table-cell office:value-type="float" office:value="-1.09229135513306" calcext:value-type="float">
            <text:p>-1.09229135513306</text:p>
          </table:table-cell>
          <table:table-cell office:value-type="float" office:value="1.66116857528687" calcext:value-type="float">
            <text:p>1.66116857528687</text:p>
          </table:table-cell>
          <table:table-cell office:value-type="float" office:value="-1.06108558177948" calcext:value-type="float">
            <text:p>-1.061085581779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2509" calcext:value-type="float">
            <text:p>1419950948.62509</text:p>
          </table:table-cell>
          <table:table-cell office:value-type="string" calcext:value-type="string">
            <text:p>Magnetic</text:p>
          </table:table-cell>
          <table:table-cell office:value-type="float" office:value="57.7470703125" calcext:value-type="float">
            <text:p>57.7470703125</text:p>
          </table:table-cell>
          <table:table-cell office:value-type="float" office:value="226.415954589844" calcext:value-type="float">
            <text:p>226.415954589844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8.63838" calcext:value-type="float">
            <text:p>1419950948.63838</text:p>
          </table:table-cell>
          <table:table-cell office:value-type="string" calcext:value-type="string">
            <text:p>Acceleration</text:p>
          </table:table-cell>
          <table:table-cell office:value-type="float" office:value="-3.35456848144531" calcext:value-type="float">
            <text:p>-3.35456848144531</text:p>
          </table:table-cell>
          <table:table-cell office:value-type="float" office:value="0.335403442382812" calcext:value-type="float">
            <text:p>0.335403442382812</text:p>
          </table:table-cell>
          <table:table-cell office:value-type="float" office:value="-0.712646484375" calcext:value-type="float">
            <text:p>-0.712646484375</text:p>
          </table:table-cell>
          <table:table-cell table:number-columns-repeated="16"/>
        </table:table-row>
        <table:table-row table:style-name="ro2">
          <table:table-cell office:value-type="float" office:value="1419950948.63844" calcext:value-type="float">
            <text:p>1419950948.63844</text:p>
          </table:table-cell>
          <table:table-cell office:value-type="string" calcext:value-type="string">
            <text:p>Acceleration</text:p>
          </table:table-cell>
          <table:table-cell office:value-type="float" office:value="-3.79338073730469" calcext:value-type="float">
            <text:p>-3.79338073730469</text:p>
          </table:table-cell>
          <table:table-cell office:value-type="float" office:value="0.260665893554687" calcext:value-type="float">
            <text:p>0.260665893554687</text:p>
          </table:table-cell>
          <table:table-cell office:value-type="float" office:value="-0.289093017578125" calcext:value-type="float">
            <text:p>-0.289093017578125</text:p>
          </table:table-cell>
          <table:table-cell table:number-columns-repeated="16"/>
        </table:table-row>
        <table:table-row table:style-name="ro2">
          <table:table-cell office:value-type="float" office:value="1419950948.63869" calcext:value-type="float">
            <text:p>1419950948.63869</text:p>
          </table:table-cell>
          <table:table-cell office:value-type="string" calcext:value-type="string">
            <text:p>Gyro</text:p>
          </table:table-cell>
          <table:table-cell office:value-type="float" office:value="1.07122219370631" calcext:value-type="float">
            <text:p>1.07122219370631</text:p>
          </table:table-cell>
          <table:table-cell office:value-type="float" office:value="-2.85725147137589" calcext:value-type="float">
            <text:p>-2.85725147137589</text:p>
          </table:table-cell>
          <table:table-cell office:value-type="float" office:value="11.0238091214413" calcext:value-type="float">
            <text:p>11.0238091214413</text:p>
          </table:table-cell>
          <table:table-cell table:number-columns-repeated="16"/>
        </table:table-row>
        <table:table-row table:style-name="ro2">
          <table:table-cell office:value-type="float" office:value="1419950948.63897" calcext:value-type="float">
            <text:p>1419950948.63897</text:p>
          </table:table-cell>
          <table:table-cell office:value-type="string" calcext:value-type="string">
            <text:p>Gyro</text:p>
          </table:table-cell>
          <table:table-cell office:value-type="float" office:value="1.37932596337867" calcext:value-type="float">
            <text:p>1.37932596337867</text:p>
          </table:table-cell>
          <table:table-cell office:value-type="float" office:value="-3.36209946237115" calcext:value-type="float">
            <text:p>-3.36209946237115</text:p>
          </table:table-cell>
          <table:table-cell office:value-type="float" office:value="9.5584846264579" calcext:value-type="float">
            <text:p>9.5584846264579</text:p>
          </table:table-cell>
          <table:table-cell table:number-columns-repeated="16"/>
        </table:table-row>
        <table:table-row table:style-name="ro2">
          <table:table-cell office:value-type="float" office:value="1419950948.63879" calcext:value-type="float">
            <text:p>1419950948.63879</text:p>
          </table:table-cell>
          <table:table-cell office:value-type="string" calcext:value-type="string">
            <text:p>Motion</text:p>
          </table:table-cell>
          <table:table-cell office:value-type="float" office:value="0.706677794456482" calcext:value-type="float">
            <text:p>0.706677794456482</text:p>
          </table:table-cell>
          <table:table-cell office:value-type="float" office:value="-2.26293659210205" calcext:value-type="float">
            <text:p>-2.26293659210205</text:p>
          </table:table-cell>
          <table:table-cell office:value-type="float" office:value="11.7154760360718" calcext:value-type="float">
            <text:p>11.7154760360718</text:p>
          </table:table-cell>
          <table:table-cell office:value-type="float" office:value="-1.58507097651842" calcext:value-type="float">
            <text:p>-1.58507097651842</text:p>
          </table:table-cell>
          <table:table-cell office:value-type="float" office:value="1.05835578858889" calcext:value-type="float">
            <text:p>1.05835578858889</text:p>
          </table:table-cell>
          <table:table-cell office:value-type="float" office:value="0.424720922675107" calcext:value-type="float">
            <text:p>0.424720922675107</text:p>
          </table:table-cell>
          <table:table-cell office:value-type="float" office:value="0.706677794456482" calcext:value-type="float">
            <text:p>0.706677794456482</text:p>
          </table:table-cell>
          <table:table-cell office:value-type="float" office:value="-2.26293659210205" calcext:value-type="float">
            <text:p>-2.26293659210205</text:p>
          </table:table-cell>
          <table:table-cell office:value-type="float" office:value="11.7154760360718" calcext:value-type="float">
            <text:p>11.7154760360718</text:p>
          </table:table-cell>
          <table:table-cell office:value-type="float" office:value="-0.490255802869797" calcext:value-type="float">
            <text:p>-0.490255802869797</text:p>
          </table:table-cell>
          <table:table-cell office:value-type="float" office:value="-0.871550500392914" calcext:value-type="float">
            <text:p>-0.871550500392914</text:p>
          </table:table-cell>
          <table:table-cell office:value-type="float" office:value="0.00699870521202683" calcext:value-type="float">
            <text:p>0.00699870521202683</text:p>
          </table:table-cell>
          <table:table-cell office:value-type="float" office:value="-2.09397268295288" calcext:value-type="float">
            <text:p>-2.09397268295288</text:p>
          </table:table-cell>
          <table:table-cell office:value-type="float" office:value="1.36308181285858" calcext:value-type="float">
            <text:p>1.36308181285858</text:p>
          </table:table-cell>
          <table:table-cell office:value-type="float" office:value="-1.03702795505524" calcext:value-type="float">
            <text:p>-1.037027955055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5099" calcext:value-type="float">
            <text:p>1419950948.65099</text:p>
          </table:table-cell>
          <table:table-cell office:value-type="string" calcext:value-type="string">
            <text:p>Magnetic</text:p>
          </table:table-cell>
          <table:table-cell office:value-type="float" office:value="60.7953033447266" calcext:value-type="float">
            <text:p>60.7953033447266</text:p>
          </table:table-cell>
          <table:table-cell office:value-type="float" office:value="229.125503540039" calcext:value-type="float">
            <text:p>229.125503540039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8.65454" calcext:value-type="float">
            <text:p>1419950948.65454</text:p>
          </table:table-cell>
          <table:table-cell office:value-type="string" calcext:value-type="string">
            <text:p>Gyro</text:p>
          </table:table-cell>
          <table:table-cell office:value-type="float" office:value="1.67062492025652" calcext:value-type="float">
            <text:p>1.67062492025652</text:p>
          </table:table-cell>
          <table:table-cell office:value-type="float" office:value="-2.9773405954625" calcext:value-type="float">
            <text:p>-2.9773405954625</text:p>
          </table:table-cell>
          <table:table-cell office:value-type="float" office:value="7.79711994890798" calcext:value-type="float">
            <text:p>7.79711994890798</text:p>
          </table:table-cell>
          <table:table-cell table:number-columns-repeated="16"/>
        </table:table-row>
        <table:table-row table:style-name="ro2">
          <table:table-cell office:value-type="float" office:value="1419950948.65437" calcext:value-type="float">
            <text:p>1419950948.65437</text:p>
          </table:table-cell>
          <table:table-cell office:value-type="string" calcext:value-type="string">
            <text:p>Motion</text:p>
          </table:table-cell>
          <table:table-cell office:value-type="float" office:value="1.08035171031952" calcext:value-type="float">
            <text:p>1.08035171031952</text:p>
          </table:table-cell>
          <table:table-cell office:value-type="float" office:value="-2.83002924919128" calcext:value-type="float">
            <text:p>-2.83002924919128</text:p>
          </table:table-cell>
          <table:table-cell office:value-type="float" office:value="11.0066652297974" calcext:value-type="float">
            <text:p>11.0066652297974</text:p>
          </table:table-cell>
          <table:table-cell office:value-type="float" office:value="-1.62411767911202" calcext:value-type="float">
            <text:p>-1.62411767911202</text:p>
          </table:table-cell>
          <table:table-cell office:value-type="float" office:value="0.938440134429982" calcext:value-type="float">
            <text:p>0.938440134429982</text:p>
          </table:table-cell>
          <table:table-cell office:value-type="float" office:value="0.437265542836924" calcext:value-type="float">
            <text:p>0.437265542836924</text:p>
          </table:table-cell>
          <table:table-cell office:value-type="float" office:value="1.08035171031952" calcext:value-type="float">
            <text:p>1.08035171031952</text:p>
          </table:table-cell>
          <table:table-cell office:value-type="float" office:value="-2.83002924919128" calcext:value-type="float">
            <text:p>-2.83002924919128</text:p>
          </table:table-cell>
          <table:table-cell office:value-type="float" office:value="11.0066652297974" calcext:value-type="float">
            <text:p>11.0066652297974</text:p>
          </table:table-cell>
          <table:table-cell office:value-type="float" office:value="-0.590206980705261" calcext:value-type="float">
            <text:p>-0.590206980705261</text:p>
          </table:table-cell>
          <table:table-cell office:value-type="float" office:value="-0.806637108325958" calcext:value-type="float">
            <text:p>-0.806637108325958</text:p>
          </table:table-cell>
          <table:table-cell office:value-type="float" office:value="0.0315004922449589" calcext:value-type="float">
            <text:p>0.0315004922449589</text:p>
          </table:table-cell>
          <table:table-cell office:value-type="float" office:value="-2.76436161994934" calcext:value-type="float">
            <text:p>-2.76436161994934</text:p>
          </table:table-cell>
          <table:table-cell office:value-type="float" office:value="1.14204061031342" calcext:value-type="float">
            <text:p>1.14204061031342</text:p>
          </table:table-cell>
          <table:table-cell office:value-type="float" office:value="-0.744147002696991" calcext:value-type="float">
            <text:p>-0.7441470026969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5495" calcext:value-type="float">
            <text:p>1419950948.65495</text:p>
          </table:table-cell>
          <table:table-cell office:value-type="string" calcext:value-type="string">
            <text:p>Motion</text:p>
          </table:table-cell>
          <table:table-cell office:value-type="float" office:value="1.38845551013947" calcext:value-type="float">
            <text:p>1.38845551013947</text:p>
          </table:table-cell>
          <table:table-cell office:value-type="float" office:value="-3.33487749099731" calcext:value-type="float">
            <text:p>-3.33487749099731</text:p>
          </table:table-cell>
          <table:table-cell office:value-type="float" office:value="9.54133987426758" calcext:value-type="float">
            <text:p>9.54133987426758</text:p>
          </table:table-cell>
          <table:table-cell office:value-type="float" office:value="-1.66596523550179" calcext:value-type="float">
            <text:p>-1.66596523550179</text:p>
          </table:table-cell>
          <table:table-cell office:value-type="float" office:value="0.831797459229061" calcext:value-type="float">
            <text:p>0.831797459229061</text:p>
          </table:table-cell>
          <table:table-cell office:value-type="float" office:value="0.446727853764013" calcext:value-type="float">
            <text:p>0.446727853764013</text:p>
          </table:table-cell>
          <table:table-cell office:value-type="float" office:value="1.38845551013947" calcext:value-type="float">
            <text:p>1.38845551013947</text:p>
          </table:table-cell>
          <table:table-cell office:value-type="float" office:value="-3.33487749099731" calcext:value-type="float">
            <text:p>-3.33487749099731</text:p>
          </table:table-cell>
          <table:table-cell office:value-type="float" office:value="9.54133987426758" calcext:value-type="float">
            <text:p>9.54133987426758</text:p>
          </table:table-cell>
          <table:table-cell office:value-type="float" office:value="-0.670500338077545" calcext:value-type="float">
            <text:p>-0.670500338077545</text:p>
          </table:table-cell>
          <table:table-cell office:value-type="float" office:value="-0.739143252372742" calcext:value-type="float">
            <text:p>-0.739143252372742</text:p>
          </table:table-cell>
          <table:table-cell office:value-type="float" office:value="0.0640041381120682" calcext:value-type="float">
            <text:p>0.0640041381120682</text:p>
          </table:table-cell>
          <table:table-cell office:value-type="float" office:value="-3.12288045883179" calcext:value-type="float">
            <text:p>-3.12288045883179</text:p>
          </table:table-cell>
          <table:table-cell office:value-type="float" office:value="0.999809145927429" calcext:value-type="float">
            <text:p>0.999809145927429</text:p>
          </table:table-cell>
          <table:table-cell office:value-type="float" office:value="-0.353097140789032" calcext:value-type="float">
            <text:p>-0.3530971407890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6658" calcext:value-type="float">
            <text:p>1419950948.66658</text:p>
          </table:table-cell>
          <table:table-cell office:value-type="string" calcext:value-type="string">
            <text:p>Acceleration</text:p>
          </table:table-cell>
          <table:table-cell office:value-type="float" office:value="-2.745361328125" calcext:value-type="float">
            <text:p>-2.745361328125</text:p>
          </table:table-cell>
          <table:table-cell office:value-type="float" office:value="0.195175170898438" calcext:value-type="float">
            <text:p>0.195175170898438</text:p>
          </table:table-cell>
          <table:table-cell office:value-type="float" office:value="0.914764404296875" calcext:value-type="float">
            <text:p>0.914764404296875</text:p>
          </table:table-cell>
          <table:table-cell table:number-columns-repeated="16"/>
        </table:table-row>
        <table:table-row table:style-name="ro2">
          <table:table-cell office:value-type="float" office:value="1419950948.6664" calcext:value-type="float">
            <text:p>1419950948.6664</text:p>
          </table:table-cell>
          <table:table-cell office:value-type="string" calcext:value-type="string">
            <text:p>Acceleration</text:p>
          </table:table-cell>
          <table:table-cell office:value-type="float" office:value="-3.22702026367187" calcext:value-type="float">
            <text:p>-3.22702026367187</text:p>
          </table:table-cell>
          <table:table-cell office:value-type="float" office:value="0.292755126953125" calcext:value-type="float">
            <text:p>0.292755126953125</text:p>
          </table:table-cell>
          <table:table-cell office:value-type="float" office:value="0.6243896484375" calcext:value-type="float">
            <text:p>0.6243896484375</text:p>
          </table:table-cell>
          <table:table-cell table:number-columns-repeated="16"/>
        </table:table-row>
        <table:table-row table:style-name="ro2">
          <table:table-cell office:value-type="float" office:value="1419950948.67038" calcext:value-type="float">
            <text:p>1419950948.67038</text:p>
          </table:table-cell>
          <table:table-cell office:value-type="string" calcext:value-type="string">
            <text:p>Gyro</text:p>
          </table:table-cell>
          <table:table-cell office:value-type="float" office:value="1.65448829457951" calcext:value-type="float">
            <text:p>1.65448829457951</text:p>
          </table:table-cell>
          <table:table-cell office:value-type="float" office:value="-2.16372890347675" calcext:value-type="float">
            <text:p>-2.16372890347675</text:p>
          </table:table-cell>
          <table:table-cell office:value-type="float" office:value="6.1098215096987" calcext:value-type="float">
            <text:p>6.1098215096987</text:p>
          </table:table-cell>
          <table:table-cell table:number-columns-repeated="16"/>
        </table:table-row>
        <table:table-row table:style-name="ro2">
          <table:table-cell office:value-type="float" office:value="1419950948.67087" calcext:value-type="float">
            <text:p>1419950948.67087</text:p>
          </table:table-cell>
          <table:table-cell office:value-type="string" calcext:value-type="string">
            <text:p>Gyro</text:p>
          </table:table-cell>
          <table:table-cell office:value-type="float" office:value="1.25869595127466" calcext:value-type="float">
            <text:p>1.25869595127466</text:p>
          </table:table-cell>
          <table:table-cell office:value-type="float" office:value="-1.19796735630536" calcext:value-type="float">
            <text:p>-1.19796735630536</text:p>
          </table:table-cell>
          <table:table-cell office:value-type="float" office:value="4.7943365776553" calcext:value-type="float">
            <text:p>4.7943365776553</text:p>
          </table:table-cell>
          <table:table-cell table:number-columns-repeated="16"/>
        </table:table-row>
        <table:table-row table:style-name="ro2">
          <table:table-cell office:value-type="float" office:value="1419950948.67062" calcext:value-type="float">
            <text:p>1419950948.67062</text:p>
          </table:table-cell>
          <table:table-cell office:value-type="string" calcext:value-type="string">
            <text:p>Motion</text:p>
          </table:table-cell>
          <table:table-cell office:value-type="float" office:value="1.67975437641144" calcext:value-type="float">
            <text:p>1.67975437641144</text:p>
          </table:table-cell>
          <table:table-cell office:value-type="float" office:value="-2.95011854171753" calcext:value-type="float">
            <text:p>-2.95011854171753</text:p>
          </table:table-cell>
          <table:table-cell office:value-type="float" office:value="7.77997636795044" calcext:value-type="float">
            <text:p>7.77997636795044</text:p>
          </table:table-cell>
          <table:table-cell office:value-type="float" office:value="-1.70615349485223" calcext:value-type="float">
            <text:p>-1.70615349485223</text:p>
          </table:table-cell>
          <table:table-cell office:value-type="float" office:value="0.742801327037788" calcext:value-type="float">
            <text:p>0.742801327037788</text:p>
          </table:table-cell>
          <table:table-cell office:value-type="float" office:value="0.4568347778849" calcext:value-type="float">
            <text:p>0.4568347778849</text:p>
          </table:table-cell>
          <table:table-cell office:value-type="float" office:value="1.67975437641144" calcext:value-type="float">
            <text:p>1.67975437641144</text:p>
          </table:table-cell>
          <table:table-cell office:value-type="float" office:value="-2.95011854171753" calcext:value-type="float">
            <text:p>-2.95011854171753</text:p>
          </table:table-cell>
          <table:table-cell office:value-type="float" office:value="7.77997636795044" calcext:value-type="float">
            <text:p>7.77997636795044</text:p>
          </table:table-cell>
          <table:table-cell office:value-type="float" office:value="-0.729839444160461" calcext:value-type="float">
            <text:p>-0.729839444160461</text:p>
          </table:table-cell>
          <table:table-cell office:value-type="float" office:value="-0.676353931427002" calcext:value-type="float">
            <text:p>-0.676353931427002</text:p>
          </table:table-cell>
          <table:table-cell office:value-type="float" office:value="0.0993967801332474" calcext:value-type="float">
            <text:p>0.0993967801332474</text:p>
          </table:table-cell>
          <table:table-cell office:value-type="float" office:value="-3.06354141235352" calcext:value-type="float">
            <text:p>-3.06354141235352</text:p>
          </table:table-cell>
          <table:table-cell office:value-type="float" office:value="0.937019824981689" calcext:value-type="float">
            <text:p>0.937019824981689</text:p>
          </table:table-cell>
          <table:table-cell office:value-type="float" office:value="-0.388489782810211" calcext:value-type="float">
            <text:p>-0.38848978281021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7709" calcext:value-type="float">
            <text:p>1419950948.67709</text:p>
          </table:table-cell>
          <table:table-cell office:value-type="string" calcext:value-type="string">
            <text:p>Magnetic</text:p>
          </table:table-cell>
          <table:table-cell office:value-type="float" office:value="62.8274536132813" calcext:value-type="float">
            <text:p>62.8274536132813</text:p>
          </table:table-cell>
          <table:table-cell office:value-type="float" office:value="229.46418762207" calcext:value-type="float">
            <text:p>229.46418762207</text:p>
          </table:table-cell>
          <table:table-cell office:value-type="float" office:value="134.525970458984" calcext:value-type="float">
            <text:p>134.525970458984</text:p>
          </table:table-cell>
          <table:table-cell table:number-columns-repeated="16"/>
        </table:table-row>
        <table:table-row table:style-name="ro2">
          <table:table-cell office:value-type="float" office:value="1419950948.68644" calcext:value-type="float">
            <text:p>1419950948.68644</text:p>
          </table:table-cell>
          <table:table-cell office:value-type="string" calcext:value-type="string">
            <text:p>Acceleration</text:p>
          </table:table-cell>
          <table:table-cell office:value-type="float" office:value="-2.41943359375" calcext:value-type="float">
            <text:p>-2.41943359375</text:p>
          </table:table-cell>
          <table:table-cell office:value-type="float" office:value="0.0657501220703125" calcext:value-type="float">
            <text:p>0.0657501220703125</text:p>
          </table:table-cell>
          <table:table-cell office:value-type="float" office:value="1.10134887695313" calcext:value-type="float">
            <text:p>1.10134887695313</text:p>
          </table:table-cell>
          <table:table-cell table:number-columns-repeated="16"/>
        </table:table-row>
        <table:table-row table:style-name="ro2">
          <table:table-cell office:value-type="float" office:value="1419950948.68702" calcext:value-type="float">
            <text:p>1419950948.68702</text:p>
          </table:table-cell>
          <table:table-cell office:value-type="string" calcext:value-type="string">
            <text:p>Acceleration</text:p>
          </table:table-cell>
          <table:table-cell office:value-type="float" office:value="-2.22917175292969" calcext:value-type="float">
            <text:p>-2.22917175292969</text:p>
          </table:table-cell>
          <table:table-cell office:value-type="float" office:value="-0.123031616210938" calcext:value-type="float">
            <text:p>-0.123031616210938</text:p>
          </table:table-cell>
          <table:table-cell office:value-type="float" office:value="1.07749938964844" calcext:value-type="float">
            <text:p>1.07749938964844</text:p>
          </table:table-cell>
          <table:table-cell table:number-columns-repeated="16"/>
        </table:table-row>
        <table:table-row table:style-name="ro2">
          <table:table-cell office:value-type="float" office:value="1419950948.68797" calcext:value-type="float">
            <text:p>1419950948.68797</text:p>
          </table:table-cell>
          <table:table-cell office:value-type="string" calcext:value-type="string">
            <text:p>Gyro</text:p>
          </table:table-cell>
          <table:table-cell office:value-type="float" office:value="0.470777372221558" calcext:value-type="float">
            <text:p>0.470777372221558</text:p>
          </table:table-cell>
          <table:table-cell office:value-type="float" office:value="-0.379626689171961" calcext:value-type="float">
            <text:p>-0.379626689171961</text:p>
          </table:table-cell>
          <table:table-cell office:value-type="float" office:value="3.73875512903102" calcext:value-type="float">
            <text:p>3.73875512903102</text:p>
          </table:table-cell>
          <table:table-cell table:number-columns-repeated="16"/>
        </table:table-row>
        <table:table-row table:style-name="ro2">
          <table:table-cell office:value-type="float" office:value="1419950948.68782" calcext:value-type="float">
            <text:p>1419950948.68782</text:p>
          </table:table-cell>
          <table:table-cell office:value-type="string" calcext:value-type="string">
            <text:p>Motion</text:p>
          </table:table-cell>
          <table:table-cell office:value-type="float" office:value="1.66361784934998" calcext:value-type="float">
            <text:p>1.66361784934998</text:p>
          </table:table-cell>
          <table:table-cell office:value-type="float" office:value="-2.13650703430176" calcext:value-type="float">
            <text:p>-2.13650703430176</text:p>
          </table:table-cell>
          <table:table-cell office:value-type="float" office:value="6.0926775932312" calcext:value-type="float">
            <text:p>6.0926775932312</text:p>
          </table:table-cell>
          <table:table-cell office:value-type="float" office:value="-1.73745735670781" calcext:value-type="float">
            <text:p>-1.73745735670781</text:p>
          </table:table-cell>
          <table:table-cell office:value-type="float" office:value="0.671706358299484" calcext:value-type="float">
            <text:p>0.671706358299484</text:p>
          </table:table-cell>
          <table:table-cell office:value-type="float" office:value="0.466487272098026" calcext:value-type="float">
            <text:p>0.466487272098026</text:p>
          </table:table-cell>
          <table:table-cell office:value-type="float" office:value="1.66361784934998" calcext:value-type="float">
            <text:p>1.66361784934998</text:p>
          </table:table-cell>
          <table:table-cell office:value-type="float" office:value="-2.13650703430176" calcext:value-type="float">
            <text:p>-2.13650703430176</text:p>
          </table:table-cell>
          <table:table-cell office:value-type="float" office:value="6.0926775932312" calcext:value-type="float">
            <text:p>6.0926775932312</text:p>
          </table:table-cell>
          <table:table-cell office:value-type="float" office:value="-0.771915078163147" calcext:value-type="float">
            <text:p>-0.771915078163147</text:p>
          </table:table-cell>
          <table:table-cell office:value-type="float" office:value="-0.622322559356689" calcext:value-type="float">
            <text:p>-0.622322559356689</text:p>
          </table:table-cell>
          <table:table-cell office:value-type="float" office:value="0.129852652549744" calcext:value-type="float">
            <text:p>0.129852652549744</text:p>
          </table:table-cell>
          <table:table-cell office:value-type="float" office:value="-2.45510506629944" calcext:value-type="float">
            <text:p>-2.45510506629944</text:p>
          </table:table-cell>
          <table:table-cell office:value-type="float" office:value="0.915077686309814" calcext:value-type="float">
            <text:p>0.915077686309814</text:p>
          </table:table-cell>
          <table:table-cell office:value-type="float" office:value="0.494536995887756" calcext:value-type="float">
            <text:p>0.4945369958877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68825" calcext:value-type="float">
            <text:p>1419950948.68825</text:p>
          </table:table-cell>
          <table:table-cell office:value-type="string" calcext:value-type="string">
            <text:p>Motion</text:p>
          </table:table-cell>
          <table:table-cell office:value-type="float" office:value="1.26782548427582" calcext:value-type="float">
            <text:p>1.26782548427582</text:p>
          </table:table-cell>
          <table:table-cell office:value-type="float" office:value="-1.17074549198151" calcext:value-type="float">
            <text:p>-1.17074549198151</text:p>
          </table:table-cell>
          <table:table-cell office:value-type="float" office:value="4.77719259262085" calcext:value-type="float">
            <text:p>4.77719259262085</text:p>
          </table:table-cell>
          <table:table-cell office:value-type="float" office:value="-1.75638433568635" calcext:value-type="float">
            <text:p>-1.75638433568635</text:p>
          </table:table-cell>
          <table:table-cell office:value-type="float" office:value="0.615790984778747" calcext:value-type="float">
            <text:p>0.615790984778747</text:p>
          </table:table-cell>
          <table:table-cell office:value-type="float" office:value="0.472857500062091" calcext:value-type="float">
            <text:p>0.472857500062091</text:p>
          </table:table-cell>
          <table:table-cell office:value-type="float" office:value="1.26782548427582" calcext:value-type="float">
            <text:p>1.26782548427582</text:p>
          </table:table-cell>
          <table:table-cell office:value-type="float" office:value="-1.17074549198151" calcext:value-type="float">
            <text:p>-1.17074549198151</text:p>
          </table:table-cell>
          <table:table-cell office:value-type="float" office:value="4.77719259262085" calcext:value-type="float">
            <text:p>4.77719259262085</text:p>
          </table:table-cell>
          <table:table-cell office:value-type="float" office:value="-0.802298963069916" calcext:value-type="float">
            <text:p>-0.802298963069916</text:p>
          </table:table-cell>
          <table:table-cell office:value-type="float" office:value="-0.577604413032532" calcext:value-type="float">
            <text:p>-0.577604413032532</text:p>
          </table:table-cell>
          <table:table-cell office:value-type="float" office:value="0.150630429387093" calcext:value-type="float">
            <text:p>0.150630429387093</text:p>
          </table:table-cell>
          <table:table-cell office:value-type="float" office:value="-1.94306230545044" calcext:value-type="float">
            <text:p>-1.94306230545044</text:p>
          </table:table-cell>
          <table:table-cell office:value-type="float" office:value="0.772779583930969" calcext:value-type="float">
            <text:p>0.772779583930969</text:p>
          </table:table-cell>
          <table:table-cell office:value-type="float" office:value="0.764133989810944" calcext:value-type="float">
            <text:p>0.7641339898109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028" calcext:value-type="float">
            <text:p>1419950948.7028</text:p>
          </table:table-cell>
          <table:table-cell office:value-type="string" calcext:value-type="string">
            <text:p>Gyro</text:p>
          </table:table-cell>
          <table:table-cell office:value-type="float" office:value="-0.342486244609716" calcext:value-type="float">
            <text:p>-0.342486244609716</text:p>
          </table:table-cell>
          <table:table-cell office:value-type="float" office:value="0.0870028096517986" calcext:value-type="float">
            <text:p>0.0870028096517986</text:p>
          </table:table-cell>
          <table:table-cell office:value-type="float" office:value="2.89094551917146" calcext:value-type="float">
            <text:p>2.89094551917146</text:p>
          </table:table-cell>
          <table:table-cell table:number-columns-repeated="16"/>
        </table:table-row>
        <table:table-row table:style-name="ro2">
          <table:table-cell office:value-type="float" office:value="1419950948.70311" calcext:value-type="float">
            <text:p>1419950948.70311</text:p>
          </table:table-cell>
          <table:table-cell office:value-type="string" calcext:value-type="string">
            <text:p>Gyro</text:p>
          </table:table-cell>
          <table:table-cell office:value-type="float" office:value="-0.982440658762449" calcext:value-type="float">
            <text:p>-0.982440658762449</text:p>
          </table:table-cell>
          <table:table-cell office:value-type="float" office:value="0.553364660786005" calcext:value-type="float">
            <text:p>0.553364660786005</text:p>
          </table:table-cell>
          <table:table-cell office:value-type="float" office:value="2.17860398974539" calcext:value-type="float">
            <text:p>2.17860398974539</text:p>
          </table:table-cell>
          <table:table-cell table:number-columns-repeated="16"/>
        </table:table-row>
        <table:table-row table:style-name="ro2">
          <table:table-cell office:value-type="float" office:value="1419950948.70341" calcext:value-type="float">
            <text:p>1419950948.70341</text:p>
          </table:table-cell>
          <table:table-cell office:value-type="string" calcext:value-type="string">
            <text:p>Magnetic</text:p>
          </table:table-cell>
          <table:table-cell office:value-type="float" office:value="62.3194274902344" calcext:value-type="float">
            <text:p>62.3194274902344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8.70285" calcext:value-type="float">
            <text:p>1419950948.70285</text:p>
          </table:table-cell>
          <table:table-cell office:value-type="string" calcext:value-type="string">
            <text:p>Motion</text:p>
          </table:table-cell>
          <table:table-cell office:value-type="float" office:value="0.479906797409058" calcext:value-type="float">
            <text:p>0.479906797409058</text:p>
          </table:table-cell>
          <table:table-cell office:value-type="float" office:value="-0.352404892444611" calcext:value-type="float">
            <text:p>-0.352404892444611</text:p>
          </table:table-cell>
          <table:table-cell office:value-type="float" office:value="3.7216112613678" calcext:value-type="float">
            <text:p>3.7216112613678</text:p>
          </table:table-cell>
          <table:table-cell office:value-type="float" office:value="-1.76161955983449" calcext:value-type="float">
            <text:p>-1.76161955983449</text:p>
          </table:table-cell>
          <table:table-cell office:value-type="float" office:value="0.572881062462286" calcext:value-type="float">
            <text:p>0.572881062462286</text:p>
          </table:table-cell>
          <table:table-cell office:value-type="float" office:value="0.471997289722621" calcext:value-type="float">
            <text:p>0.471997289722621</text:p>
          </table:table-cell>
          <table:table-cell office:value-type="float" office:value="0.479906797409058" calcext:value-type="float">
            <text:p>0.479906797409058</text:p>
          </table:table-cell>
          <table:table-cell office:value-type="float" office:value="-0.352404892444611" calcext:value-type="float">
            <text:p>-0.352404892444611</text:p>
          </table:table-cell>
          <table:table-cell office:value-type="float" office:value="3.7216112613678" calcext:value-type="float">
            <text:p>3.7216112613678</text:p>
          </table:table-cell>
          <table:table-cell office:value-type="float" office:value="-0.8250892162323" calcext:value-type="float">
            <text:p>-0.8250892162323</text:p>
          </table:table-cell>
          <table:table-cell office:value-type="float" office:value="-0.542055368423462" calcext:value-type="float">
            <text:p>-0.542055368423462</text:p>
          </table:table-cell>
          <table:table-cell office:value-type="float" office:value="0.159385502338409" calcext:value-type="float">
            <text:p>0.159385502338409</text:p>
          </table:table-cell>
          <table:table-cell office:value-type="float" office:value="-1.5943443775177" calcext:value-type="float">
            <text:p>-1.5943443775177</text:p>
          </table:table-cell>
          <table:table-cell office:value-type="float" office:value="0.607805490493774" calcext:value-type="float">
            <text:p>0.607805490493774</text:p>
          </table:table-cell>
          <table:table-cell office:value-type="float" office:value="0.941963374614716" calcext:value-type="float">
            <text:p>0.9419633746147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0562" calcext:value-type="float">
            <text:p>1419950948.70562</text:p>
          </table:table-cell>
          <table:table-cell office:value-type="string" calcext:value-type="string">
            <text:p>Acceleration</text:p>
          </table:table-cell>
          <table:table-cell office:value-type="float" office:value="-1.81034851074219" calcext:value-type="float">
            <text:p>-1.81034851074219</text:p>
          </table:table-cell>
          <table:table-cell office:value-type="float" office:value="-0.326263427734375" calcext:value-type="float">
            <text:p>-0.326263427734375</text:p>
          </table:table-cell>
          <table:table-cell office:value-type="float" office:value="0.959014892578125" calcext:value-type="float">
            <text:p>0.959014892578125</text:p>
          </table:table-cell>
          <table:table-cell table:number-columns-repeated="16"/>
        </table:table-row>
        <table:table-row table:style-name="ro2">
          <table:table-cell office:value-type="float" office:value="1419950948.7056" calcext:value-type="float">
            <text:p>1419950948.7056</text:p>
          </table:table-cell>
          <table:table-cell office:value-type="string" calcext:value-type="string">
            <text:p>Acceleration</text:p>
          </table:table-cell>
          <table:table-cell office:value-type="float" office:value="-2.05386352539062" calcext:value-type="float">
            <text:p>-2.05386352539062</text:p>
          </table:table-cell>
          <table:table-cell office:value-type="float" office:value="-0.251007080078125" calcext:value-type="float">
            <text:p>-0.251007080078125</text:p>
          </table:table-cell>
          <table:table-cell office:value-type="float" office:value="1.06112670898438" calcext:value-type="float">
            <text:p>1.06112670898438</text:p>
          </table:table-cell>
          <table:table-cell table:number-columns-repeated="16"/>
        </table:table-row>
        <table:table-row table:style-name="ro2">
          <table:table-cell office:value-type="float" office:value="1419950948.71845" calcext:value-type="float">
            <text:p>1419950948.71845</text:p>
          </table:table-cell>
          <table:table-cell office:value-type="string" calcext:value-type="string">
            <text:p>Gyro</text:p>
          </table:table-cell>
          <table:table-cell office:value-type="float" office:value="-1.36424261791279" calcext:value-type="float">
            <text:p>-1.36424261791279</text:p>
          </table:table-cell>
          <table:table-cell office:value-type="float" office:value="0.814495595151545" calcext:value-type="float">
            <text:p>0.814495595151545</text:p>
          </table:table-cell>
          <table:table-cell office:value-type="float" office:value="1.75975905772871" calcext:value-type="float">
            <text:p>1.75975905772871</text:p>
          </table:table-cell>
          <table:table-cell table:number-columns-repeated="16"/>
        </table:table-row>
        <table:table-row table:style-name="ro2">
          <table:table-cell office:value-type="float" office:value="1419950948.71822" calcext:value-type="float">
            <text:p>1419950948.71822</text:p>
          </table:table-cell>
          <table:table-cell office:value-type="string" calcext:value-type="string">
            <text:p>Motion</text:p>
          </table:table-cell>
          <table:table-cell office:value-type="float" office:value="-0.333356827497482" calcext:value-type="float">
            <text:p>-0.333356827497482</text:p>
          </table:table-cell>
          <table:table-cell office:value-type="float" office:value="0.114224508404732" calcext:value-type="float">
            <text:p>0.114224508404732</text:p>
          </table:table-cell>
          <table:table-cell office:value-type="float" office:value="2.87380170822144" calcext:value-type="float">
            <text:p>2.87380170822144</text:p>
          </table:table-cell>
          <table:table-cell office:value-type="float" office:value="-1.75686998138586" calcext:value-type="float">
            <text:p>-1.75686998138586</text:p>
          </table:table-cell>
          <table:table-cell office:value-type="float" office:value="0.540992721246593" calcext:value-type="float">
            <text:p>0.540992721246593</text:p>
          </table:table-cell>
          <table:table-cell office:value-type="float" office:value="0.462976709967666" calcext:value-type="float">
            <text:p>0.462976709967666</text:p>
          </table:table-cell>
          <table:table-cell office:value-type="float" office:value="-0.333356827497482" calcext:value-type="float">
            <text:p>-0.333356827497482</text:p>
          </table:table-cell>
          <table:table-cell office:value-type="float" office:value="0.114224508404732" calcext:value-type="float">
            <text:p>0.114224508404732</text:p>
          </table:table-cell>
          <table:table-cell office:value-type="float" office:value="2.87380170822144" calcext:value-type="float">
            <text:p>2.87380170822144</text:p>
          </table:table-cell>
          <table:table-cell office:value-type="float" office:value="-0.842401087284088" calcext:value-type="float">
            <text:p>-0.842401087284088</text:p>
          </table:table-cell>
          <table:table-cell office:value-type="float" office:value="-0.514987230300903" calcext:value-type="float">
            <text:p>-0.514987230300903</text:p>
          </table:table-cell>
          <table:table-cell office:value-type="float" office:value="0.158583119511604" calcext:value-type="float">
            <text:p>0.158583119511604</text:p>
          </table:table-cell>
          <table:table-cell office:value-type="float" office:value="-1.21146249771118" calcext:value-type="float">
            <text:p>-1.21146249771118</text:p>
          </table:table-cell>
          <table:table-cell office:value-type="float" office:value="0.263980120420456" calcext:value-type="float">
            <text:p>0.263980120420456</text:p>
          </table:table-cell>
          <table:table-cell office:value-type="float" office:value="0.902543604373932" calcext:value-type="float">
            <text:p>0.9025436043739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1873" calcext:value-type="float">
            <text:p>1419950948.71873</text:p>
          </table:table-cell>
          <table:table-cell office:value-type="string" calcext:value-type="string">
            <text:p>Motion</text:p>
          </table:table-cell>
          <table:table-cell office:value-type="float" office:value="-0.973311245441437" calcext:value-type="float">
            <text:p>-0.973311245441437</text:p>
          </table:table-cell>
          <table:table-cell office:value-type="float" office:value="0.58058625459671" calcext:value-type="float">
            <text:p>0.58058625459671</text:p>
          </table:table-cell>
          <table:table-cell office:value-type="float" office:value="2.16146016120911" calcext:value-type="float">
            <text:p>2.16146016120911</text:p>
          </table:table-cell>
          <table:table-cell office:value-type="float" office:value="-1.74421268166651" calcext:value-type="float">
            <text:p>-1.74421268166651</text:p>
          </table:table-cell>
          <table:table-cell office:value-type="float" office:value="0.518143711093236" calcext:value-type="float">
            <text:p>0.518143711093236</text:p>
          </table:table-cell>
          <table:table-cell office:value-type="float" office:value="0.44780290896769" calcext:value-type="float">
            <text:p>0.44780290896769</text:p>
          </table:table-cell>
          <table:table-cell office:value-type="float" office:value="-0.973311245441437" calcext:value-type="float">
            <text:p>-0.973311245441437</text:p>
          </table:table-cell>
          <table:table-cell office:value-type="float" office:value="0.58058625459671" calcext:value-type="float">
            <text:p>0.58058625459671</text:p>
          </table:table-cell>
          <table:table-cell office:value-type="float" office:value="2.16146016120911" calcext:value-type="float">
            <text:p>2.16146016120911</text:p>
          </table:table-cell>
          <table:table-cell office:value-type="float" office:value="-0.855709850788116" calcext:value-type="float">
            <text:p>-0.855709850788116</text:p>
          </table:table-cell>
          <table:table-cell office:value-type="float" office:value="-0.49526834487915" calcext:value-type="float">
            <text:p>-0.49526834487915</text:p>
          </table:table-cell>
          <table:table-cell office:value-type="float" office:value="0.149899750947952" calcext:value-type="float">
            <text:p>0.149899750947952</text:p>
          </table:table-cell>
          <table:table-cell office:value-type="float" office:value="-0.954638659954071" calcext:value-type="float">
            <text:p>-0.954638659954071</text:p>
          </table:table-cell>
          <table:table-cell office:value-type="float" office:value="0.169004932045937" calcext:value-type="float">
            <text:p>0.169004932045937</text:p>
          </table:table-cell>
          <table:table-cell office:value-type="float" office:value="0.80911511182785" calcext:value-type="float">
            <text:p>0.809115111827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2514" calcext:value-type="float">
            <text:p>1419950948.72514</text:p>
          </table:table-cell>
          <table:table-cell office:value-type="string" calcext:value-type="string">
            <text:p>Acceleration</text:p>
          </table:table-cell>
          <table:table-cell office:value-type="float" office:value="-1.51214599609375" calcext:value-type="float">
            <text:p>-1.51214599609375</text:p>
          </table:table-cell>
          <table:table-cell office:value-type="float" office:value="-0.383209228515625" calcext:value-type="float">
            <text:p>-0.383209228515625</text:p>
          </table:table-cell>
          <table:table-cell office:value-type="float" office:value="0.79107666015625" calcext:value-type="float">
            <text:p>0.79107666015625</text:p>
          </table:table-cell>
          <table:table-cell table:number-columns-repeated="16"/>
        </table:table-row>
        <table:table-row table:style-name="ro2">
          <table:table-cell office:value-type="float" office:value="1419950948.72516" calcext:value-type="float">
            <text:p>1419950948.72516</text:p>
          </table:table-cell>
          <table:table-cell office:value-type="string" calcext:value-type="string">
            <text:p>Acceleration</text:p>
          </table:table-cell>
          <table:table-cell office:value-type="float" office:value="-1.33586120605469" calcext:value-type="float">
            <text:p>-1.33586120605469</text:p>
          </table:table-cell>
          <table:table-cell office:value-type="float" office:value="-0.460922241210938" calcext:value-type="float">
            <text:p>-0.460922241210938</text:p>
          </table:table-cell>
          <table:table-cell office:value-type="float" office:value="0.593612670898438" calcext:value-type="float">
            <text:p>0.593612670898438</text:p>
          </table:table-cell>
          <table:table-cell table:number-columns-repeated="16"/>
        </table:table-row>
        <table:table-row table:style-name="ro2">
          <table:table-cell office:value-type="float" office:value="1419950948.72903" calcext:value-type="float">
            <text:p>1419950948.72903</text:p>
          </table:table-cell>
          <table:table-cell office:value-type="string" calcext:value-type="string">
            <text:p>Magnetic</text:p>
          </table:table-cell>
          <table:table-cell office:value-type="float" office:value="65.3676605224609" calcext:value-type="float">
            <text:p>65.3676605224609</text:p>
          </table:table-cell>
          <table:table-cell office:value-type="float" office:value="230.310928344727" calcext:value-type="float">
            <text:p>230.310928344727</text:p>
          </table:table-cell>
          <table:table-cell office:value-type="float" office:value="134.690628051758" calcext:value-type="float">
            <text:p>134.690628051758</text:p>
          </table:table-cell>
          <table:table-cell table:number-columns-repeated="16"/>
        </table:table-row>
        <table:table-row table:style-name="ro2">
          <table:table-cell office:value-type="float" office:value="1419950948.73427" calcext:value-type="float">
            <text:p>1419950948.73427</text:p>
          </table:table-cell>
          <table:table-cell office:value-type="string" calcext:value-type="string">
            <text:p>Gyro</text:p>
          </table:table-cell>
          <table:table-cell office:value-type="float" office:value="-1.46695674641551" calcext:value-type="float">
            <text:p>-1.46695674641551</text:p>
          </table:table-cell>
          <table:table-cell office:value-type="float" office:value="0.709144670853537" calcext:value-type="float">
            <text:p>0.709144670853537</text:p>
          </table:table-cell>
          <table:table-cell office:value-type="float" office:value="1.80442106815766" calcext:value-type="float">
            <text:p>1.80442106815766</text:p>
          </table:table-cell>
          <table:table-cell table:number-columns-repeated="16"/>
        </table:table-row>
        <table:table-row table:style-name="ro2">
          <table:table-cell office:value-type="float" office:value="1419950948.73474" calcext:value-type="float">
            <text:p>1419950948.73474</text:p>
          </table:table-cell>
          <table:table-cell office:value-type="string" calcext:value-type="string">
            <text:p>Gyro</text:p>
          </table:table-cell>
          <table:table-cell office:value-type="float" office:value="-1.42071548146014" calcext:value-type="float">
            <text:p>-1.42071548146014</text:p>
          </table:table-cell>
          <table:table-cell office:value-type="float" office:value="0.308858243209177" calcext:value-type="float">
            <text:p>0.308858243209177</text:p>
          </table:table-cell>
          <table:table-cell office:value-type="float" office:value="2.18120456654985" calcext:value-type="float">
            <text:p>2.18120456654985</text:p>
          </table:table-cell>
          <table:table-cell table:number-columns-repeated="16"/>
        </table:table-row>
        <table:table-row table:style-name="ro2">
          <table:table-cell office:value-type="float" office:value="1419950948.73449" calcext:value-type="float">
            <text:p>1419950948.73449</text:p>
          </table:table-cell>
          <table:table-cell office:value-type="string" calcext:value-type="string">
            <text:p>Motion</text:p>
          </table:table-cell>
          <table:table-cell office:value-type="float" office:value="-1.35511314868927" calcext:value-type="float">
            <text:p>-1.35511314868927</text:p>
          </table:table-cell>
          <table:table-cell office:value-type="float" office:value="0.841717123985291" calcext:value-type="float">
            <text:p>0.841717123985291</text:p>
          </table:table-cell>
          <table:table-cell office:value-type="float" office:value="1.74261546134949" calcext:value-type="float">
            <text:p>1.74261546134949</text:p>
          </table:table-cell>
          <table:table-cell office:value-type="float" office:value="-1.72643448005417" calcext:value-type="float">
            <text:p>-1.72643448005417</text:p>
          </table:table-cell>
          <table:table-cell office:value-type="float" office:value="0.501197976905995" calcext:value-type="float">
            <text:p>0.501197976905995</text:p>
          </table:table-cell>
          <table:table-cell office:value-type="float" office:value="0.428735824998448" calcext:value-type="float">
            <text:p>0.428735824998448</text:p>
          </table:table-cell>
          <table:table-cell office:value-type="float" office:value="-1.35511314868927" calcext:value-type="float">
            <text:p>-1.35511314868927</text:p>
          </table:table-cell>
          <table:table-cell office:value-type="float" office:value="0.841717123985291" calcext:value-type="float">
            <text:p>0.841717123985291</text:p>
          </table:table-cell>
          <table:table-cell office:value-type="float" office:value="1.74261546134949" calcext:value-type="float">
            <text:p>1.74261546134949</text:p>
          </table:table-cell>
          <table:table-cell office:value-type="float" office:value="-0.866407036781311" calcext:value-type="float">
            <text:p>-0.866407036781311</text:p>
          </table:table-cell>
          <table:table-cell office:value-type="float" office:value="-0.480476528406143" calcext:value-type="float">
            <text:p>-0.480476528406143</text:p>
          </table:table-cell>
          <table:table-cell office:value-type="float" office:value="0.135945454239845" calcext:value-type="float">
            <text:p>0.135945454239845</text:p>
          </table:table-cell>
          <table:table-cell office:value-type="float" office:value="-0.645738959312439" calcext:value-type="float">
            <text:p>-0.645738959312439</text:p>
          </table:table-cell>
          <table:table-cell office:value-type="float" office:value="0.0972672924399376" calcext:value-type="float">
            <text:p>0.0972672924399376</text:p>
          </table:table-cell>
          <table:table-cell office:value-type="float" office:value="0.655131220817566" calcext:value-type="float">
            <text:p>0.6551312208175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4479" calcext:value-type="float">
            <text:p>1419950948.74479</text:p>
          </table:table-cell>
          <table:table-cell office:value-type="string" calcext:value-type="string">
            <text:p>Acceleration</text:p>
          </table:table-cell>
          <table:table-cell office:value-type="float" office:value="-1.2371826171875" calcext:value-type="float">
            <text:p>-1.2371826171875</text:p>
          </table:table-cell>
          <table:table-cell office:value-type="float" office:value="-0.550994873046875" calcext:value-type="float">
            <text:p>-0.550994873046875</text:p>
          </table:table-cell>
          <table:table-cell office:value-type="float" office:value="0.424835205078125" calcext:value-type="float">
            <text:p>0.424835205078125</text:p>
          </table:table-cell>
          <table:table-cell table:number-columns-repeated="16"/>
        </table:table-row>
        <table:table-row table:style-name="ro2">
          <table:table-cell office:value-type="float" office:value="1419950948.74479" calcext:value-type="float">
            <text:p>1419950948.74479</text:p>
          </table:table-cell>
          <table:table-cell office:value-type="string" calcext:value-type="string">
            <text:p>Acceleration</text:p>
          </table:table-cell>
          <table:table-cell office:value-type="float" office:value="-1.12799072265625" calcext:value-type="float">
            <text:p>-1.12799072265625</text:p>
          </table:table-cell>
          <table:table-cell office:value-type="float" office:value="-0.595382690429688" calcext:value-type="float">
            <text:p>-0.595382690429688</text:p>
          </table:table-cell>
          <table:table-cell office:value-type="float" office:value="0.224594116210937" calcext:value-type="float">
            <text:p>0.224594116210937</text:p>
          </table:table-cell>
          <table:table-cell table:number-columns-repeated="16"/>
        </table:table-row>
        <table:table-row table:style-name="ro2">
          <table:table-cell office:value-type="float" office:value="1419950948.75046" calcext:value-type="float">
            <text:p>1419950948.75046</text:p>
          </table:table-cell>
          <table:table-cell office:value-type="string" calcext:value-type="string">
            <text:p>Gyro</text:p>
          </table:table-cell>
          <table:table-cell office:value-type="float" office:value="-1.36235896407377" calcext:value-type="float">
            <text:p>-1.36235896407377</text:p>
          </table:table-cell>
          <table:table-cell office:value-type="float" office:value="-0.277443328674493" calcext:value-type="float">
            <text:p>-0.277443328674493</text:p>
          </table:table-cell>
          <table:table-cell office:value-type="float" office:value="2.73185067249511" calcext:value-type="float">
            <text:p>2.73185067249511</text:p>
          </table:table-cell>
          <table:table-cell table:number-columns-repeated="16"/>
        </table:table-row>
        <table:table-row table:style-name="ro2">
          <table:table-cell office:value-type="float" office:value="1419950948.75029" calcext:value-type="float">
            <text:p>1419950948.75029</text:p>
          </table:table-cell>
          <table:table-cell office:value-type="string" calcext:value-type="string">
            <text:p>Motion</text:p>
          </table:table-cell>
          <table:table-cell office:value-type="float" office:value="-1.45782732963562" calcext:value-type="float">
            <text:p>-1.45782732963562</text:p>
          </table:table-cell>
          <table:table-cell office:value-type="float" office:value="0.736366152763367" calcext:value-type="float">
            <text:p>0.736366152763367</text:p>
          </table:table-cell>
          <table:table-cell office:value-type="float" office:value="1.78727746009827" calcext:value-type="float">
            <text:p>1.78727746009827</text:p>
          </table:table-cell>
          <table:table-cell office:value-type="float" office:value="-1.70841002477294" calcext:value-type="float">
            <text:p>-1.70841002477294</text:p>
          </table:table-cell>
          <table:table-cell office:value-type="float" office:value="0.484997000921554" calcext:value-type="float">
            <text:p>0.484997000921554</text:p>
          </table:table-cell>
          <table:table-cell office:value-type="float" office:value="0.408329724944642" calcext:value-type="float">
            <text:p>0.408329724944642</text:p>
          </table:table-cell>
          <table:table-cell office:value-type="float" office:value="-1.45782732963562" calcext:value-type="float">
            <text:p>-1.45782732963562</text:p>
          </table:table-cell>
          <table:table-cell office:value-type="float" office:value="0.736366152763367" calcext:value-type="float">
            <text:p>0.736366152763367</text:p>
          </table:table-cell>
          <table:table-cell office:value-type="float" office:value="1.78727746009827" calcext:value-type="float">
            <text:p>1.78727746009827</text:p>
          </table:table-cell>
          <table:table-cell office:value-type="float" office:value="-0.876312792301178" calcext:value-type="float">
            <text:p>-0.876312792301178</text:p>
          </table:table-cell>
          <table:table-cell office:value-type="float" office:value="-0.466205716133118" calcext:value-type="float">
            <text:p>-0.466205716133118</text:p>
          </table:table-cell>
          <table:table-cell office:value-type="float" office:value="0.121359691023827" calcext:value-type="float">
            <text:p>0.121359691023827</text:p>
          </table:table-cell>
          <table:table-cell office:value-type="float" office:value="-0.459548443555832" calcext:value-type="float">
            <text:p>-0.459548443555832</text:p>
          </table:table-cell>
          <table:table-cell office:value-type="float" office:value="0.00528346514329314" calcext:value-type="float">
            <text:p>0.00528346514329314</text:p>
          </table:table-cell>
          <table:table-cell office:value-type="float" office:value="0.47225296497345" calcext:value-type="float">
            <text:p>0.4722529649734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5073" calcext:value-type="float">
            <text:p>1419950948.75073</text:p>
          </table:table-cell>
          <table:table-cell office:value-type="string" calcext:value-type="string">
            <text:p>Motion</text:p>
          </table:table-cell>
          <table:table-cell office:value-type="float" office:value="-1.41158616542816" calcext:value-type="float">
            <text:p>-1.41158616542816</text:p>
          </table:table-cell>
          <table:table-cell office:value-type="float" office:value="0.336079716682434" calcext:value-type="float">
            <text:p>0.336079716682434</text:p>
          </table:table-cell>
          <table:table-cell office:value-type="float" office:value="2.16406106948852" calcext:value-type="float">
            <text:p>2.16406106948852</text:p>
          </table:table-cell>
          <table:table-cell office:value-type="float" office:value="-1.69442527589197" calcext:value-type="float">
            <text:p>-1.69442527589197</text:p>
          </table:table-cell>
          <table:table-cell office:value-type="float" office:value="0.465268933819289" calcext:value-type="float">
            <text:p>0.465268933819289</text:p>
          </table:table-cell>
          <table:table-cell office:value-type="float" office:value="0.38816185900491" calcext:value-type="float">
            <text:p>0.38816185900491</text:p>
          </table:table-cell>
          <table:table-cell office:value-type="float" office:value="-1.41158616542816" calcext:value-type="float">
            <text:p>-1.41158616542816</text:p>
          </table:table-cell>
          <table:table-cell office:value-type="float" office:value="0.336079716682434" calcext:value-type="float">
            <text:p>0.336079716682434</text:p>
          </table:table-cell>
          <table:table-cell office:value-type="float" office:value="2.16406106948852" calcext:value-type="float">
            <text:p>2.16406106948852</text:p>
          </table:table-cell>
          <table:table-cell office:value-type="float" office:value="-0.886879920959473" calcext:value-type="float">
            <text:p>-0.886879920959473</text:p>
          </table:table-cell>
          <table:table-cell office:value-type="float" office:value="-0.448663175106049" calcext:value-type="float">
            <text:p>-0.448663175106049</text:p>
          </table:table-cell>
          <table:table-cell office:value-type="float" office:value="0.110206075012684" calcext:value-type="float">
            <text:p>0.110206075012684</text:p>
          </table:table-cell>
          <table:table-cell office:value-type="float" office:value="-0.350302696228027" calcext:value-type="float">
            <text:p>-0.350302696228027</text:p>
          </table:table-cell>
          <table:table-cell office:value-type="float" office:value="-0.102331705391407" calcext:value-type="float">
            <text:p>-0.102331705391407</text:p>
          </table:table-cell>
          <table:table-cell office:value-type="float" office:value="0.314629137516022" calcext:value-type="float">
            <text:p>0.3146291375160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5513" calcext:value-type="float">
            <text:p>1419950948.75513</text:p>
          </table:table-cell>
          <table:table-cell office:value-type="string" calcext:value-type="string">
            <text:p>Magnetic</text:p>
          </table:table-cell>
          <table:table-cell office:value-type="float" office:value="65.3676605224609" calcext:value-type="float">
            <text:p>65.3676605224609</text:p>
          </table:table-cell>
          <table:table-cell office:value-type="float" office:value="230.310928344727" calcext:value-type="float">
            <text:p>230.310928344727</text:p>
          </table:table-cell>
          <table:table-cell office:value-type="float" office:value="135.019958496094" calcext:value-type="float">
            <text:p>135.019958496094</text:p>
          </table:table-cell>
          <table:table-cell table:number-columns-repeated="16"/>
        </table:table-row>
        <table:table-row table:style-name="ro2">
          <table:table-cell office:value-type="float" office:value="1419950948.76432" calcext:value-type="float">
            <text:p>1419950948.76432</text:p>
          </table:table-cell>
          <table:table-cell office:value-type="string" calcext:value-type="string">
            <text:p>Acceleration</text:p>
          </table:table-cell>
          <table:table-cell office:value-type="float" office:value="-1.05043029785156" calcext:value-type="float">
            <text:p>-1.05043029785156</text:p>
          </table:table-cell>
          <table:table-cell office:value-type="float" office:value="-0.618072509765625" calcext:value-type="float">
            <text:p>-0.618072509765625</text:p>
          </table:table-cell>
          <table:table-cell office:value-type="float" office:value="0.118011474609375" calcext:value-type="float">
            <text:p>0.118011474609375</text:p>
          </table:table-cell>
          <table:table-cell table:number-columns-repeated="16"/>
        </table:table-row>
        <table:table-row table:style-name="ro2">
          <table:table-cell office:value-type="float" office:value="1419950948.76433" calcext:value-type="float">
            <text:p>1419950948.76433</text:p>
          </table:table-cell>
          <table:table-cell office:value-type="string" calcext:value-type="string">
            <text:p>Acceleration</text:p>
          </table:table-cell>
          <table:table-cell office:value-type="float" office:value="-1.16372680664063" calcext:value-type="float">
            <text:p>-1.16372680664063</text:p>
          </table:table-cell>
          <table:table-cell office:value-type="float" office:value="-0.5538330078125" calcext:value-type="float">
            <text:p>-0.5538330078125</text:p>
          </table:table-cell>
          <table:table-cell office:value-type="float" office:value="0.090972900390625" calcext:value-type="float">
            <text:p>0.090972900390625</text:p>
          </table:table-cell>
          <table:table-cell table:number-columns-repeated="16"/>
        </table:table-row>
        <table:table-row table:style-name="ro2">
          <table:table-cell office:value-type="float" office:value="1419950948.7662" calcext:value-type="float">
            <text:p>1419950948.7662</text:p>
          </table:table-cell>
          <table:table-cell office:value-type="string" calcext:value-type="string">
            <text:p>Gyro</text:p>
          </table:table-cell>
          <table:table-cell office:value-type="float" office:value="-1.37632191766906" calcext:value-type="float">
            <text:p>-1.37632191766906</text:p>
          </table:table-cell>
          <table:table-cell office:value-type="float" office:value="-0.755662904562278" calcext:value-type="float">
            <text:p>-0.755662904562278</text:p>
          </table:table-cell>
          <table:table-cell office:value-type="float" office:value="3.22109094160586" calcext:value-type="float">
            <text:p>3.22109094160586</text:p>
          </table:table-cell>
          <table:table-cell table:number-columns-repeated="16"/>
        </table:table-row>
        <table:table-row table:style-name="ro2">
          <table:table-cell office:value-type="float" office:value="1419950948.76653" calcext:value-type="float">
            <text:p>1419950948.76653</text:p>
          </table:table-cell>
          <table:table-cell office:value-type="string" calcext:value-type="string">
            <text:p>Gyro</text:p>
          </table:table-cell>
          <table:table-cell office:value-type="float" office:value="-1.39354218359362" calcext:value-type="float">
            <text:p>-1.39354218359362</text:p>
          </table:table-cell>
          <table:table-cell office:value-type="float" office:value="-0.829761633468206" calcext:value-type="float">
            <text:p>-0.829761633468206</text:p>
          </table:table-cell>
          <table:table-cell office:value-type="float" office:value="3.45644061240667" calcext:value-type="float">
            <text:p>3.45644061240667</text:p>
          </table:table-cell>
          <table:table-cell table:number-columns-repeated="16"/>
        </table:table-row>
        <table:table-row table:style-name="ro2">
          <table:table-cell office:value-type="float" office:value="1419950948.76624" calcext:value-type="float">
            <text:p>1419950948.76624</text:p>
          </table:table-cell>
          <table:table-cell office:value-type="string" calcext:value-type="string">
            <text:p>Motion</text:p>
          </table:table-cell>
          <table:table-cell office:value-type="float" office:value="-1.35322964191437" calcext:value-type="float">
            <text:p>-1.35322964191437</text:p>
          </table:table-cell>
          <table:table-cell office:value-type="float" office:value="-0.250221908092499" calcext:value-type="float">
            <text:p>-0.250221908092499</text:p>
          </table:table-cell>
          <table:table-cell office:value-type="float" office:value="2.71470713615417" calcext:value-type="float">
            <text:p>2.71470713615417</text:p>
          </table:table-cell>
          <table:table-cell office:value-type="float" office:value="-1.68679613123293" calcext:value-type="float">
            <text:p>-1.68679613123293</text:p>
          </table:table-cell>
          <table:table-cell office:value-type="float" office:value="0.439745587916043" calcext:value-type="float">
            <text:p>0.439745587916043</text:p>
          </table:table-cell>
          <table:table-cell office:value-type="float" office:value="0.368511248397639" calcext:value-type="float">
            <text:p>0.368511248397639</text:p>
          </table:table-cell>
          <table:table-cell office:value-type="float" office:value="-1.35322964191437" calcext:value-type="float">
            <text:p>-1.35322964191437</text:p>
          </table:table-cell>
          <table:table-cell office:value-type="float" office:value="-0.250221908092499" calcext:value-type="float">
            <text:p>-0.250221908092499</text:p>
          </table:table-cell>
          <table:table-cell office:value-type="float" office:value="2.71470713615417" calcext:value-type="float">
            <text:p>2.71470713615417</text:p>
          </table:table-cell>
          <table:table-cell office:value-type="float" office:value="-0.898778915405273" calcext:value-type="float">
            <text:p>-0.898778915405273</text:p>
          </table:table-cell>
          <table:table-cell office:value-type="float" office:value="-0.425709277391434" calcext:value-type="float">
            <text:p>-0.425709277391434</text:p>
          </table:table-cell>
          <table:table-cell office:value-type="float" office:value="0.1047283411026" calcext:value-type="float">
            <text:p>0.1047283411026</text:p>
          </table:table-cell>
          <table:table-cell office:value-type="float" office:value="-0.229211777448654" calcext:value-type="float">
            <text:p>-0.229211777448654</text:p>
          </table:table-cell>
          <table:table-cell office:value-type="float" office:value="-0.169673413038254" calcext:value-type="float">
            <text:p>-0.169673413038254</text:p>
          </table:table-cell>
          <table:table-cell office:value-type="float" office:value="0.119865775108337" calcext:value-type="float">
            <text:p>0.11986577510833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8121" calcext:value-type="float">
            <text:p>1419950948.78121</text:p>
          </table:table-cell>
          <table:table-cell office:value-type="string" calcext:value-type="string">
            <text:p>Magnetic</text:p>
          </table:table-cell>
          <table:table-cell office:value-type="float" office:value="67.9078521728516" calcext:value-type="float">
            <text:p>67.9078521728516</text:p>
          </table:table-cell>
          <table:table-cell office:value-type="float" office:value="229.125503540039" calcext:value-type="float">
            <text:p>229.125503540039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8.78224" calcext:value-type="float">
            <text:p>1419950948.78224</text:p>
          </table:table-cell>
          <table:table-cell office:value-type="string" calcext:value-type="string">
            <text:p>Gyro</text:p>
          </table:table-cell>
          <table:table-cell office:value-type="float" office:value="-1.41024206784118" calcext:value-type="float">
            <text:p>-1.41024206784118</text:p>
          </table:table-cell>
          <table:table-cell office:value-type="float" office:value="-0.768201599606589" calcext:value-type="float">
            <text:p>-0.768201599606589</text:p>
          </table:table-cell>
          <table:table-cell office:value-type="float" office:value="3.29263649797473" calcext:value-type="float">
            <text:p>3.29263649797473</text:p>
          </table:table-cell>
          <table:table-cell table:number-columns-repeated="16"/>
        </table:table-row>
        <table:table-row table:style-name="ro2">
          <table:table-cell office:value-type="float" office:value="1419950948.78219" calcext:value-type="float">
            <text:p>1419950948.78219</text:p>
          </table:table-cell>
          <table:table-cell office:value-type="string" calcext:value-type="string">
            <text:p>Motion</text:p>
          </table:table-cell>
          <table:table-cell office:value-type="float" office:value="-1.36719262599945" calcext:value-type="float">
            <text:p>-1.36719262599945</text:p>
          </table:table-cell>
          <table:table-cell office:value-type="float" office:value="-0.728441596031189" calcext:value-type="float">
            <text:p>-0.728441596031189</text:p>
          </table:table-cell>
          <table:table-cell office:value-type="float" office:value="3.2039475440979" calcext:value-type="float">
            <text:p>3.2039475440979</text:p>
          </table:table-cell>
          <table:table-cell office:value-type="float" office:value="-1.68534257690734" calcext:value-type="float">
            <text:p>-1.68534257690734</text:p>
          </table:table-cell>
          <table:table-cell office:value-type="float" office:value="0.408748573355755" calcext:value-type="float">
            <text:p>0.408748573355755</text:p>
          </table:table-cell>
          <table:table-cell office:value-type="float" office:value="0.348591543953889" calcext:value-type="float">
            <text:p>0.348591543953889</text:p>
          </table:table-cell>
          <table:table-cell office:value-type="float" office:value="-1.36719262599945" calcext:value-type="float">
            <text:p>-1.36719262599945</text:p>
          </table:table-cell>
          <table:table-cell office:value-type="float" office:value="-0.728441596031189" calcext:value-type="float">
            <text:p>-0.728441596031189</text:p>
          </table:table-cell>
          <table:table-cell office:value-type="float" office:value="3.2039475440979" calcext:value-type="float">
            <text:p>3.2039475440979</text:p>
          </table:table-cell>
          <table:table-cell office:value-type="float" office:value="-0.911605536937714" calcext:value-type="float">
            <text:p>-0.911605536937714</text:p>
          </table:table-cell>
          <table:table-cell office:value-type="float" office:value="-0.397461295127869" calcext:value-type="float">
            <text:p>-0.397461295127869</text:p>
          </table:table-cell>
          <table:table-cell office:value-type="float" office:value="0.104880101978779" calcext:value-type="float">
            <text:p>0.104880101978779</text:p>
          </table:table-cell>
          <table:table-cell office:value-type="float" office:value="-0.138824746012688" calcext:value-type="float">
            <text:p>-0.138824746012688</text:p>
          </table:table-cell>
          <table:table-cell office:value-type="float" office:value="-0.220611199736595" calcext:value-type="float">
            <text:p>-0.220611199736595</text:p>
          </table:table-cell>
          <table:table-cell office:value-type="float" office:value="0.013131370767951" calcext:value-type="float">
            <text:p>0.01313137076795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8371" calcext:value-type="float">
            <text:p>1419950948.78371</text:p>
          </table:table-cell>
          <table:table-cell office:value-type="string" calcext:value-type="string">
            <text:p>Acceleration</text:p>
          </table:table-cell>
          <table:table-cell office:value-type="float" office:value="-1.34442138671875" calcext:value-type="float">
            <text:p>-1.34442138671875</text:p>
          </table:table-cell>
          <table:table-cell office:value-type="float" office:value="-0.462432861328125" calcext:value-type="float">
            <text:p>-0.462432861328125</text:p>
          </table:table-cell>
          <table:table-cell office:value-type="float" office:value="0.05841064453125" calcext:value-type="float">
            <text:p>0.05841064453125</text:p>
          </table:table-cell>
          <table:table-cell table:number-columns-repeated="16"/>
        </table:table-row>
        <table:table-row table:style-name="ro2">
          <table:table-cell office:value-type="float" office:value="1419950948.78398" calcext:value-type="float">
            <text:p>1419950948.78398</text:p>
          </table:table-cell>
          <table:table-cell office:value-type="string" calcext:value-type="string">
            <text:p>Acceleration</text:p>
          </table:table-cell>
          <table:table-cell office:value-type="float" office:value="-1.41007995605469" calcext:value-type="float">
            <text:p>-1.41007995605469</text:p>
          </table:table-cell>
          <table:table-cell office:value-type="float" office:value="-0.421356201171875" calcext:value-type="float">
            <text:p>-0.421356201171875</text:p>
          </table:table-cell>
          <table:table-cell office:value-type="float" office:value="-0.00390625" calcext:value-type="float">
            <text:p>-0.00390625</text:p>
          </table:table-cell>
          <table:table-cell table:number-columns-repeated="16"/>
        </table:table-row>
        <table:table-row table:style-name="ro2">
          <table:table-cell office:value-type="float" office:value="1419950948.78343" calcext:value-type="float">
            <text:p>1419950948.78343</text:p>
          </table:table-cell>
          <table:table-cell office:value-type="string" calcext:value-type="string">
            <text:p>Motion</text:p>
          </table:table-cell>
          <table:table-cell office:value-type="float" office:value="-1.38441288471222" calcext:value-type="float">
            <text:p>-1.38441288471222</text:p>
          </table:table-cell>
          <table:table-cell office:value-type="float" office:value="-0.802540302276611" calcext:value-type="float">
            <text:p>-0.802540302276611</text:p>
          </table:table-cell>
          <table:table-cell office:value-type="float" office:value="3.43929719924927" calcext:value-type="float">
            <text:p>3.43929719924927</text:p>
          </table:table-cell>
          <table:table-cell office:value-type="float" office:value="-1.68614474590884" calcext:value-type="float">
            <text:p>-1.68614474590884</text:p>
          </table:table-cell>
          <table:table-cell office:value-type="float" office:value="0.374402762072863" calcext:value-type="float">
            <text:p>0.374402762072863</text:p>
          </table:table-cell>
          <table:table-cell office:value-type="float" office:value="0.328303889352369" calcext:value-type="float">
            <text:p>0.328303889352369</text:p>
          </table:table-cell>
          <table:table-cell office:value-type="float" office:value="-1.38441288471222" calcext:value-type="float">
            <text:p>-1.38441288471222</text:p>
          </table:table-cell>
          <table:table-cell office:value-type="float" office:value="-0.802540302276611" calcext:value-type="float">
            <text:p>-0.802540302276611</text:p>
          </table:table-cell>
          <table:table-cell office:value-type="float" office:value="3.43929719924927" calcext:value-type="float">
            <text:p>3.43929719924927</text:p>
          </table:table-cell>
          <table:table-cell office:value-type="float" office:value="-0.924541294574738" calcext:value-type="float">
            <text:p>-0.924541294574738</text:p>
          </table:table-cell>
          <table:table-cell office:value-type="float" office:value="-0.365716725587845" calcext:value-type="float">
            <text:p>-0.365716725587845</text:p>
          </table:table-cell>
          <table:table-cell office:value-type="float" office:value="0.107119888067245" calcext:value-type="float">
            <text:p>0.107119888067245</text:p>
          </table:table-cell>
          <table:table-cell office:value-type="float" office:value="-0.239185512065887" calcext:value-type="float">
            <text:p>-0.239185512065887</text:p>
          </table:table-cell>
          <table:table-cell office:value-type="float" office:value="-0.188116282224655" calcext:value-type="float">
            <text:p>-0.188116282224655</text:p>
          </table:table-cell>
          <table:table-cell office:value-type="float" office:value="-0.0161469839513302" calcext:value-type="float">
            <text:p>-0.01614698395133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79801" calcext:value-type="float">
            <text:p>1419950948.79801</text:p>
          </table:table-cell>
          <table:table-cell office:value-type="string" calcext:value-type="string">
            <text:p>Gyro</text:p>
          </table:table-cell>
          <table:table-cell office:value-type="float" office:value="-1.37484306431574" calcext:value-type="float">
            <text:p>-1.37484306431574</text:p>
          </table:table-cell>
          <table:table-cell office:value-type="float" office:value="-0.836053617859628" calcext:value-type="float">
            <text:p>-0.836053617859628</text:p>
          </table:table-cell>
          <table:table-cell office:value-type="float" office:value="2.8467357134956" calcext:value-type="float">
            <text:p>2.8467357134956</text:p>
          </table:table-cell>
          <table:table-cell table:number-columns-repeated="16"/>
        </table:table-row>
        <table:table-row table:style-name="ro2">
          <table:table-cell office:value-type="float" office:value="1419950948.79868" calcext:value-type="float">
            <text:p>1419950948.79868</text:p>
          </table:table-cell>
          <table:table-cell office:value-type="string" calcext:value-type="string">
            <text:p>Gyro</text:p>
          </table:table-cell>
          <table:table-cell office:value-type="float" office:value="-1.25455473577958" calcext:value-type="float">
            <text:p>-1.25455473577958</text:p>
          </table:table-cell>
          <table:table-cell office:value-type="float" office:value="-1.290786776094" calcext:value-type="float">
            <text:p>-1.290786776094</text:p>
          </table:table-cell>
          <table:table-cell office:value-type="float" office:value="2.29115423741821" calcext:value-type="float">
            <text:p>2.29115423741821</text:p>
          </table:table-cell>
          <table:table-cell table:number-columns-repeated="16"/>
        </table:table-row>
        <table:table-row table:style-name="ro2">
          <table:table-cell office:value-type="float" office:value="1419950948.79859" calcext:value-type="float">
            <text:p>1419950948.79859</text:p>
          </table:table-cell>
          <table:table-cell office:value-type="string" calcext:value-type="string">
            <text:p>Motion</text:p>
          </table:table-cell>
          <table:table-cell office:value-type="float" office:value="-1.4011127948761" calcext:value-type="float">
            <text:p>-1.4011127948761</text:p>
          </table:table-cell>
          <table:table-cell office:value-type="float" office:value="-0.740980327129364" calcext:value-type="float">
            <text:p>-0.740980327129364</text:p>
          </table:table-cell>
          <table:table-cell office:value-type="float" office:value="3.27549290657043" calcext:value-type="float">
            <text:p>3.27549290657043</text:p>
          </table:table-cell>
          <table:table-cell office:value-type="float" office:value="-1.68718492081084" calcext:value-type="float">
            <text:p>-1.68718492081084</text:p>
          </table:table-cell>
          <table:table-cell office:value-type="float" office:value="0.340838173351808" calcext:value-type="float">
            <text:p>0.340838173351808</text:p>
          </table:table-cell>
          <table:table-cell office:value-type="float" office:value="0.308149332236386" calcext:value-type="float">
            <text:p>0.308149332236386</text:p>
          </table:table-cell>
          <table:table-cell office:value-type="float" office:value="-1.4011127948761" calcext:value-type="float">
            <text:p>-1.4011127948761</text:p>
          </table:table-cell>
          <table:table-cell office:value-type="float" office:value="-0.740980327129364" calcext:value-type="float">
            <text:p>-0.740980327129364</text:p>
          </table:table-cell>
          <table:table-cell office:value-type="float" office:value="3.27549290657043" calcext:value-type="float">
            <text:p>3.27549290657043</text:p>
          </table:table-cell>
          <table:table-cell office:value-type="float" office:value="-0.936098515987396" calcext:value-type="float">
            <text:p>-0.936098515987396</text:p>
          </table:table-cell>
          <table:table-cell office:value-type="float" office:value="-0.334277153015137" calcext:value-type="float">
            <text:p>-0.334277153015137</text:p>
          </table:table-cell>
          <table:table-cell office:value-type="float" office:value="0.109445832669735" calcext:value-type="float">
            <text:p>0.109445832669735</text:p>
          </table:table-cell>
          <table:table-cell office:value-type="float" office:value="-0.408322900533676" calcext:value-type="float">
            <text:p>-0.408322900533676</text:p>
          </table:table-cell>
          <table:table-cell office:value-type="float" office:value="-0.128155693411827" calcext:value-type="float">
            <text:p>-0.128155693411827</text:p>
          </table:table-cell>
          <table:table-cell office:value-type="float" office:value="-0.0510351844131947" calcext:value-type="float">
            <text:p>-0.05103518441319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0311" calcext:value-type="float">
            <text:p>1419950948.80311</text:p>
          </table:table-cell>
          <table:table-cell office:value-type="string" calcext:value-type="string">
            <text:p>Acceleration</text:p>
          </table:table-cell>
          <table:table-cell office:value-type="float" office:value="-1.4132080078125" calcext:value-type="float">
            <text:p>-1.4132080078125</text:p>
          </table:table-cell>
          <table:table-cell office:value-type="float" office:value="-0.393402099609375" calcext:value-type="float">
            <text:p>-0.393402099609375</text:p>
          </table:table-cell>
          <table:table-cell office:value-type="float" office:value="-0.11962890625" calcext:value-type="float">
            <text:p>-0.11962890625</text:p>
          </table:table-cell>
          <table:table-cell table:number-columns-repeated="16"/>
        </table:table-row>
        <table:table-row table:style-name="ro2">
          <table:table-cell office:value-type="float" office:value="1419950948.80337" calcext:value-type="float">
            <text:p>1419950948.80337</text:p>
          </table:table-cell>
          <table:table-cell office:value-type="string" calcext:value-type="string">
            <text:p>Acceleration</text:p>
          </table:table-cell>
          <table:table-cell office:value-type="float" office:value="-1.41288757324219" calcext:value-type="float">
            <text:p>-1.41288757324219</text:p>
          </table:table-cell>
          <table:table-cell office:value-type="float" office:value="-0.426177978515625" calcext:value-type="float">
            <text:p>-0.426177978515625</text:p>
          </table:table-cell>
          <table:table-cell office:value-type="float" office:value="-0.145782470703125" calcext:value-type="float">
            <text:p>-0.145782470703125</text:p>
          </table:table-cell>
          <table:table-cell table:number-columns-repeated="16"/>
        </table:table-row>
        <table:table-row table:style-name="ro2">
          <table:table-cell office:value-type="float" office:value="1419950948.80724" calcext:value-type="float">
            <text:p>1419950948.80724</text:p>
          </table:table-cell>
          <table:table-cell office:value-type="string" calcext:value-type="string">
            <text:p>Magnetic</text:p>
          </table:table-cell>
          <table:table-cell office:value-type="float" office:value="67.23046875" calcext:value-type="float">
            <text:p>67.23046875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32.87939453125" calcext:value-type="float">
            <text:p>132.87939453125</text:p>
          </table:table-cell>
          <table:table-cell table:number-columns-repeated="16"/>
        </table:table-row>
        <table:table-row table:style-name="ro2">
          <table:table-cell office:value-type="float" office:value="1419950948.8143" calcext:value-type="float">
            <text:p>1419950948.8143</text:p>
          </table:table-cell>
          <table:table-cell office:value-type="string" calcext:value-type="string">
            <text:p>Gyro</text:p>
          </table:table-cell>
          <table:table-cell office:value-type="float" office:value="-1.14375844600069" calcext:value-type="float">
            <text:p>-1.14375844600069</text:p>
          </table:table-cell>
          <table:table-cell office:value-type="float" office:value="-2.02634201547786" calcext:value-type="float">
            <text:p>-2.02634201547786</text:p>
          </table:table-cell>
          <table:table-cell office:value-type="float" office:value="1.87444729112464" calcext:value-type="float">
            <text:p>1.87444729112464</text:p>
          </table:table-cell>
          <table:table-cell table:number-columns-repeated="16"/>
        </table:table-row>
        <table:table-row table:style-name="ro2">
          <table:table-cell office:value-type="float" office:value="1419950948.81428" calcext:value-type="float">
            <text:p>1419950948.81428</text:p>
          </table:table-cell>
          <table:table-cell office:value-type="string" calcext:value-type="string">
            <text:p>Motion</text:p>
          </table:table-cell>
          <table:table-cell office:value-type="float" office:value="-1.36571371555328" calcext:value-type="float">
            <text:p>-1.36571371555328</text:p>
          </table:table-cell>
          <table:table-cell office:value-type="float" office:value="-0.808832406997681" calcext:value-type="float">
            <text:p>-0.808832406997681</text:p>
          </table:table-cell>
          <table:table-cell office:value-type="float" office:value="2.82959222793579" calcext:value-type="float">
            <text:p>2.82959222793579</text:p>
          </table:table-cell>
          <table:table-cell office:value-type="float" office:value="-1.68920757507207" calcext:value-type="float">
            <text:p>-1.68920757507207</text:p>
          </table:table-cell>
          <table:table-cell office:value-type="float" office:value="0.311301171056033" calcext:value-type="float">
            <text:p>0.311301171056033</text:p>
          </table:table-cell>
          <table:table-cell office:value-type="float" office:value="0.288907403098692" calcext:value-type="float">
            <text:p>0.288907403098692</text:p>
          </table:table-cell>
          <table:table-cell office:value-type="float" office:value="-1.36571371555328" calcext:value-type="float">
            <text:p>-1.36571371555328</text:p>
          </table:table-cell>
          <table:table-cell office:value-type="float" office:value="-0.808832406997681" calcext:value-type="float">
            <text:p>-0.808832406997681</text:p>
          </table:table-cell>
          <table:table-cell office:value-type="float" office:value="2.82959222793579" calcext:value-type="float">
            <text:p>2.82959222793579</text:p>
          </table:table-cell>
          <table:table-cell office:value-type="float" office:value="-0.94526994228363" calcext:value-type="float">
            <text:p>-0.94526994228363</text:p>
          </table:table-cell>
          <table:table-cell office:value-type="float" office:value="-0.306297540664673" calcext:value-type="float">
            <text:p>-0.306297540664673</text:p>
          </table:table-cell>
          <table:table-cell office:value-type="float" office:value="0.112456679344177" calcext:value-type="float">
            <text:p>0.112456679344177</text:p>
          </table:table-cell>
          <table:table-cell office:value-type="float" office:value="-0.464809983968735" calcext:value-type="float">
            <text:p>-0.464809983968735</text:p>
          </table:table-cell>
          <table:table-cell office:value-type="float" office:value="-0.115058675408363" calcext:value-type="float">
            <text:p>-0.115058675408363</text:p>
          </table:table-cell>
          <table:table-cell office:value-type="float" office:value="-0.116362929344177" calcext:value-type="float">
            <text:p>-0.1163629293441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1461" calcext:value-type="float">
            <text:p>1419950948.81461</text:p>
          </table:table-cell>
          <table:table-cell office:value-type="string" calcext:value-type="string">
            <text:p>Motion</text:p>
          </table:table-cell>
          <table:table-cell office:value-type="float" office:value="-1.24542546272278" calcext:value-type="float">
            <text:p>-1.24542546272278</text:p>
          </table:table-cell>
          <table:table-cell office:value-type="float" office:value="-1.26356554031372" calcext:value-type="float">
            <text:p>-1.26356554031372</text:p>
          </table:table-cell>
          <table:table-cell office:value-type="float" office:value="2.27401089668274" calcext:value-type="float">
            <text:p>2.27401089668274</text:p>
          </table:table-cell>
          <table:table-cell office:value-type="float" office:value="-1.69598759327629" calcext:value-type="float">
            <text:p>-1.69598759327629</text:p>
          </table:table-cell>
          <table:table-cell office:value-type="float" office:value="0.287494729540148" calcext:value-type="float">
            <text:p>0.287494729540148</text:p>
          </table:table-cell>
          <table:table-cell office:value-type="float" office:value="0.271501434146863" calcext:value-type="float">
            <text:p>0.271501434146863</text:p>
          </table:table-cell>
          <table:table-cell office:value-type="float" office:value="-1.24542546272278" calcext:value-type="float">
            <text:p>-1.24542546272278</text:p>
          </table:table-cell>
          <table:table-cell office:value-type="float" office:value="-1.26356554031372" calcext:value-type="float">
            <text:p>-1.26356554031372</text:p>
          </table:table-cell>
          <table:table-cell office:value-type="float" office:value="2.27401089668274" calcext:value-type="float">
            <text:p>2.27401089668274</text:p>
          </table:table-cell>
          <table:table-cell office:value-type="float" office:value="-0.951452255249023" calcext:value-type="float">
            <text:p>-0.951452255249023</text:p>
          </table:table-cell>
          <table:table-cell office:value-type="float" office:value="-0.283550679683685" calcext:value-type="float">
            <text:p>-0.283550679683685</text:p>
          </table:table-cell>
          <table:table-cell office:value-type="float" office:value="0.119739726185799" calcext:value-type="float">
            <text:p>0.119739726185799</text:p>
          </table:table-cell>
          <table:table-cell office:value-type="float" office:value="-0.461755752563477" calcext:value-type="float">
            <text:p>-0.461755752563477</text:p>
          </table:table-cell>
          <table:table-cell office:value-type="float" office:value="-0.10985142737627" calcext:value-type="float">
            <text:p>-0.10985142737627</text:p>
          </table:table-cell>
          <table:table-cell office:value-type="float" office:value="-0.239368632435799" calcext:value-type="float">
            <text:p>-0.23936863243579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2261" calcext:value-type="float">
            <text:p>1419950948.82261</text:p>
          </table:table-cell>
          <table:table-cell office:value-type="string" calcext:value-type="string">
            <text:p>Acceleration</text:p>
          </table:table-cell>
          <table:table-cell office:value-type="float" office:value="-1.37907409667969" calcext:value-type="float">
            <text:p>-1.37907409667969</text:p>
          </table:table-cell>
          <table:table-cell office:value-type="float" office:value="-0.461517333984375" calcext:value-type="float">
            <text:p>-0.461517333984375</text:p>
          </table:table-cell>
          <table:table-cell office:value-type="float" office:value="-0.0865936279296875" calcext:value-type="float">
            <text:p>-0.0865936279296875</text:p>
          </table:table-cell>
          <table:table-cell table:number-columns-repeated="16"/>
        </table:table-row>
        <table:table-row table:style-name="ro2">
          <table:table-cell office:value-type="float" office:value="1419950948.82277" calcext:value-type="float">
            <text:p>1419950948.82277</text:p>
          </table:table-cell>
          <table:table-cell office:value-type="string" calcext:value-type="string">
            <text:p>Acceleration</text:p>
          </table:table-cell>
          <table:table-cell office:value-type="float" office:value="-1.27537536621094" calcext:value-type="float">
            <text:p>-1.27537536621094</text:p>
          </table:table-cell>
          <table:table-cell office:value-type="float" office:value="-0.490097045898438" calcext:value-type="float">
            <text:p>-0.490097045898438</text:p>
          </table:table-cell>
          <table:table-cell office:value-type="float" office:value="-0.0706939697265625" calcext:value-type="float">
            <text:p>-0.0706939697265625</text:p>
          </table:table-cell>
          <table:table-cell table:number-columns-repeated="16"/>
        </table:table-row>
        <table:table-row table:style-name="ro2">
          <table:table-cell office:value-type="float" office:value="1419950948.83026" calcext:value-type="float">
            <text:p>1419950948.83026</text:p>
          </table:table-cell>
          <table:table-cell office:value-type="string" calcext:value-type="string">
            <text:p>Gyro</text:p>
          </table:table-cell>
          <table:table-cell office:value-type="float" office:value="-1.03695716417303" calcext:value-type="float">
            <text:p>-1.03695716417303</text:p>
          </table:table-cell>
          <table:table-cell office:value-type="float" office:value="-2.87272923099921" calcext:value-type="float">
            <text:p>-2.87272923099921</text:p>
          </table:table-cell>
          <table:table-cell office:value-type="float" office:value="1.55832394446173" calcext:value-type="float">
            <text:p>1.55832394446173</text:p>
          </table:table-cell>
          <table:table-cell table:number-columns-repeated="16"/>
        </table:table-row>
        <table:table-row table:style-name="ro2">
          <table:table-cell office:value-type="float" office:value="1419950948.83055" calcext:value-type="float">
            <text:p>1419950948.83055</text:p>
          </table:table-cell>
          <table:table-cell office:value-type="string" calcext:value-type="string">
            <text:p>Gyro</text:p>
          </table:table-cell>
          <table:table-cell office:value-type="float" office:value="-0.922761881894863" calcext:value-type="float">
            <text:p>-0.922761881894863</text:p>
          </table:table-cell>
          <table:table-cell office:value-type="float" office:value="-3.75016517640536" calcext:value-type="float">
            <text:p>-3.75016517640536</text:p>
          </table:table-cell>
          <table:table-cell office:value-type="float" office:value="1.36939636725431" calcext:value-type="float">
            <text:p>1.36939636725431</text:p>
          </table:table-cell>
          <table:table-cell table:number-columns-repeated="16"/>
        </table:table-row>
        <table:table-row table:style-name="ro2">
          <table:table-cell office:value-type="float" office:value="1419950948.83031" calcext:value-type="float">
            <text:p>1419950948.83031</text:p>
          </table:table-cell>
          <table:table-cell office:value-type="string" calcext:value-type="string">
            <text:p>Motion</text:p>
          </table:table-cell>
          <table:table-cell office:value-type="float" office:value="-1.13462924957275" calcext:value-type="float">
            <text:p>-1.13462924957275</text:p>
          </table:table-cell>
          <table:table-cell office:value-type="float" office:value="-1.99912083148956" calcext:value-type="float">
            <text:p>-1.99912083148956</text:p>
          </table:table-cell>
          <table:table-cell office:value-type="float" office:value="1.85730385780335" calcext:value-type="float">
            <text:p>1.85730385780335</text:p>
          </table:table-cell>
          <table:table-cell office:value-type="float" office:value="-1.7110457390207" calcext:value-type="float">
            <text:p>-1.7110457390207</text:p>
          </table:table-cell>
          <table:table-cell office:value-type="float" office:value="0.268509442701333" calcext:value-type="float">
            <text:p>0.268509442701333</text:p>
          </table:table-cell>
          <table:table-cell office:value-type="float" office:value="0.255914238921433" calcext:value-type="float">
            <text:p>0.255914238921433</text:p>
          </table:table-cell>
          <table:table-cell office:value-type="float" office:value="-1.13462924957275" calcext:value-type="float">
            <text:p>-1.13462924957275</text:p>
          </table:table-cell>
          <table:table-cell office:value-type="float" office:value="-1.99912083148956" calcext:value-type="float">
            <text:p>-1.99912083148956</text:p>
          </table:table-cell>
          <table:table-cell office:value-type="float" office:value="1.85730385780335" calcext:value-type="float">
            <text:p>1.85730385780335</text:p>
          </table:table-cell>
          <table:table-cell office:value-type="float" office:value="-0.954700410366058" calcext:value-type="float">
            <text:p>-0.954700410366058</text:p>
          </table:table-cell>
          <table:table-cell office:value-type="float" office:value="-0.265294581651688" calcext:value-type="float">
            <text:p>-0.265294581651688</text:p>
          </table:table-cell>
          <table:table-cell office:value-type="float" office:value="0.134781047701836" calcext:value-type="float">
            <text:p>0.134781047701836</text:p>
          </table:table-cell>
          <table:table-cell office:value-type="float" office:value="-0.458187162876129" calcext:value-type="float">
            <text:p>-0.458187162876129</text:p>
          </table:table-cell>
          <table:table-cell office:value-type="float" office:value="-0.160883396863937" calcext:value-type="float">
            <text:p>-0.160883396863937</text:p>
          </table:table-cell>
          <table:table-cell office:value-type="float" office:value="-0.280563503503799" calcext:value-type="float">
            <text:p>-0.28056350350379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3323" calcext:value-type="float">
            <text:p>1419950948.83323</text:p>
          </table:table-cell>
          <table:table-cell office:value-type="string" calcext:value-type="string">
            <text:p>Magnetic</text:p>
          </table:table-cell>
          <table:table-cell office:value-type="float" office:value="69.4319610595703" calcext:value-type="float">
            <text:p>69.4319610595703</text:p>
          </table:table-cell>
          <table:table-cell office:value-type="float" office:value="229.972229003906" calcext:value-type="float">
            <text:p>229.972229003906</text:p>
          </table:table-cell>
          <table:table-cell office:value-type="float" office:value="136.007904052734" calcext:value-type="float">
            <text:p>136.007904052734</text:p>
          </table:table-cell>
          <table:table-cell table:number-columns-repeated="16"/>
        </table:table-row>
        <table:table-row table:style-name="ro2">
          <table:table-cell office:value-type="float" office:value="1419950948.84244" calcext:value-type="float">
            <text:p>1419950948.84244</text:p>
          </table:table-cell>
          <table:table-cell office:value-type="string" calcext:value-type="string">
            <text:p>Acceleration</text:p>
          </table:table-cell>
          <table:table-cell office:value-type="float" office:value="-1.07752990722656" calcext:value-type="float">
            <text:p>-1.07752990722656</text:p>
          </table:table-cell>
          <table:table-cell office:value-type="float" office:value="-0.5133056640625" calcext:value-type="float">
            <text:p>-0.5133056640625</text:p>
          </table:table-cell>
          <table:table-cell office:value-type="float" office:value="0.0114593505859375" calcext:value-type="float">
            <text:p>0.0114593505859375</text:p>
          </table:table-cell>
          <table:table-cell table:number-columns-repeated="16"/>
        </table:table-row>
        <table:table-row table:style-name="ro2">
          <table:table-cell office:value-type="float" office:value="1419950948.84245" calcext:value-type="float">
            <text:p>1419950948.84245</text:p>
          </table:table-cell>
          <table:table-cell office:value-type="string" calcext:value-type="string">
            <text:p>Acceleration</text:p>
          </table:table-cell>
          <table:table-cell office:value-type="float" office:value="-0.929412841796875" calcext:value-type="float">
            <text:p>-0.929412841796875</text:p>
          </table:table-cell>
          <table:table-cell office:value-type="float" office:value="-0.472320556640625" calcext:value-type="float">
            <text:p>-0.472320556640625</text:p>
          </table:table-cell>
          <table:table-cell office:value-type="float" office:value="0.115432739257813" calcext:value-type="float">
            <text:p>0.115432739257813</text:p>
          </table:table-cell>
          <table:table-cell table:number-columns-repeated="16"/>
        </table:table-row>
        <table:table-row table:style-name="ro2">
          <table:table-cell office:value-type="float" office:value="1419950948.84624" calcext:value-type="float">
            <text:p>1419950948.84624</text:p>
          </table:table-cell>
          <table:table-cell office:value-type="string" calcext:value-type="string">
            <text:p>Gyro</text:p>
          </table:table-cell>
          <table:table-cell office:value-type="float" office:value="-0.72299550536693" calcext:value-type="float">
            <text:p>-0.72299550536693</text:p>
          </table:table-cell>
          <table:table-cell office:value-type="float" office:value="-4.31634177256352" calcext:value-type="float">
            <text:p>-4.31634177256352</text:p>
          </table:table-cell>
          <table:table-cell office:value-type="float" office:value="1.34501672537129" calcext:value-type="float">
            <text:p>1.34501672537129</text:p>
          </table:table-cell>
          <table:table-cell table:number-columns-repeated="16"/>
        </table:table-row>
        <table:table-row table:style-name="ro2">
          <table:table-cell office:value-type="float" office:value="1419950948.84603" calcext:value-type="float">
            <text:p>1419950948.84603</text:p>
          </table:table-cell>
          <table:table-cell office:value-type="string" calcext:value-type="string">
            <text:p>Motion</text:p>
          </table:table-cell>
          <table:table-cell office:value-type="float" office:value="-1.02782797813416" calcext:value-type="float">
            <text:p>-1.02782797813416</text:p>
          </table:table-cell>
          <table:table-cell office:value-type="float" office:value="-2.84550833702087" calcext:value-type="float">
            <text:p>-2.84550833702087</text:p>
          </table:table-cell>
          <table:table-cell office:value-type="float" office:value="1.54118072986603" calcext:value-type="float">
            <text:p>1.54118072986603</text:p>
          </table:table-cell>
          <table:table-cell office:value-type="float" office:value="-1.7352304837318" calcext:value-type="float">
            <text:p>-1.7352304837318</text:p>
          </table:table-cell>
          <table:table-cell office:value-type="float" office:value="0.25314403776168" calcext:value-type="float">
            <text:p>0.25314403776168</text:p>
          </table:table-cell>
          <table:table-cell office:value-type="float" office:value="0.241785094232512" calcext:value-type="float">
            <text:p>0.241785094232512</text:p>
          </table:table-cell>
          <table:table-cell office:value-type="float" office:value="-1.02782797813416" calcext:value-type="float">
            <text:p>-1.02782797813416</text:p>
          </table:table-cell>
          <table:table-cell office:value-type="float" office:value="-2.84550833702087" calcext:value-type="float">
            <text:p>-2.84550833702087</text:p>
          </table:table-cell>
          <table:table-cell office:value-type="float" office:value="1.54118072986603" calcext:value-type="float">
            <text:p>1.54118072986603</text:p>
          </table:table-cell>
          <table:table-cell office:value-type="float" office:value="-0.955070793628693" calcext:value-type="float">
            <text:p>-0.955070793628693</text:p>
          </table:table-cell>
          <table:table-cell office:value-type="float" office:value="-0.250449031591415" calcext:value-type="float">
            <text:p>-0.250449031591415</text:p>
          </table:table-cell>
          <table:table-cell office:value-type="float" office:value="0.158477172255516" calcext:value-type="float">
            <text:p>0.158477172255516</text:p>
          </table:table-cell>
          <table:table-cell office:value-type="float" office:value="-0.320304542779922" calcext:value-type="float">
            <text:p>-0.320304542779922</text:p>
          </table:table-cell>
          <table:table-cell office:value-type="float" office:value="-0.239648014307022" calcext:value-type="float">
            <text:p>-0.239648014307022</text:p>
          </table:table-cell>
          <table:table-cell office:value-type="float" office:value="-0.229171141982079" calcext:value-type="float">
            <text:p>-0.22917114198207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4652" calcext:value-type="float">
            <text:p>1419950948.84652</text:p>
          </table:table-cell>
          <table:table-cell office:value-type="string" calcext:value-type="string">
            <text:p>Motion</text:p>
          </table:table-cell>
          <table:table-cell office:value-type="float" office:value="-0.913632690906525" calcext:value-type="float">
            <text:p>-0.913632690906525</text:p>
          </table:table-cell>
          <table:table-cell office:value-type="float" office:value="-3.72294425964356" calcext:value-type="float">
            <text:p>-3.72294425964356</text:p>
          </table:table-cell>
          <table:table-cell office:value-type="float" office:value="1.35225307941437" calcext:value-type="float">
            <text:p>1.35225307941437</text:p>
          </table:table-cell>
          <table:table-cell office:value-type="float" office:value="-1.76946253499989" calcext:value-type="float">
            <text:p>-1.76946253499989</text:p>
          </table:table-cell>
          <table:table-cell office:value-type="float" office:value="0.240411238909318" calcext:value-type="float">
            <text:p>0.240411238909318</text:p>
          </table:table-cell>
          <table:table-cell office:value-type="float" office:value="0.228776237939748" calcext:value-type="float">
            <text:p>0.228776237939748</text:p>
          </table:table-cell>
          <table:table-cell office:value-type="float" office:value="-0.913632690906525" calcext:value-type="float">
            <text:p>-0.913632690906525</text:p>
          </table:table-cell>
          <table:table-cell office:value-type="float" office:value="-3.72294425964356" calcext:value-type="float">
            <text:p>-3.72294425964356</text:p>
          </table:table-cell>
          <table:table-cell office:value-type="float" office:value="1.35225307941437" calcext:value-type="float">
            <text:p>1.35225307941437</text:p>
          </table:table-cell>
          <table:table-cell office:value-type="float" office:value="-0.952136516571045" calcext:value-type="float">
            <text:p>-0.952136516571045</text:p>
          </table:table-cell>
          <table:table-cell office:value-type="float" office:value="-0.238102063536644" calcext:value-type="float">
            <text:p>-0.238102063536644</text:p>
          </table:table-cell>
          <table:table-cell office:value-type="float" office:value="0.19168584048748" calcext:value-type="float">
            <text:p>0.19168584048748</text:p>
          </table:table-cell>
          <table:table-cell office:value-type="float" office:value="-0.125393390655518" calcext:value-type="float">
            <text:p>-0.125393390655518</text:p>
          </table:table-cell>
          <table:table-cell office:value-type="float" office:value="-0.275203615427017" calcext:value-type="float">
            <text:p>-0.275203615427017</text:p>
          </table:table-cell>
          <table:table-cell office:value-type="float" office:value="-0.180226489901543" calcext:value-type="float">
            <text:p>-0.1802264899015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593" calcext:value-type="float">
            <text:p>1419950948.8593</text:p>
          </table:table-cell>
          <table:table-cell office:value-type="string" calcext:value-type="string">
            <text:p>Magnetic</text:p>
          </table:table-cell>
          <table:table-cell office:value-type="float" office:value="69.9400024414063" calcext:value-type="float">
            <text:p>69.9400024414063</text:p>
          </table:table-cell>
          <table:table-cell office:value-type="float" office:value="228.448120117188" calcext:value-type="float">
            <text:p>228.448120117188</text:p>
          </table:table-cell>
          <table:table-cell office:value-type="float" office:value="135.513931274414" calcext:value-type="float">
            <text:p>135.513931274414</text:p>
          </table:table-cell>
          <table:table-cell table:number-columns-repeated="16"/>
        </table:table-row>
        <table:table-row table:style-name="ro2">
          <table:table-cell office:value-type="float" office:value="1419950948.86202" calcext:value-type="float">
            <text:p>1419950948.86202</text:p>
          </table:table-cell>
          <table:table-cell office:value-type="string" calcext:value-type="string">
            <text:p>Acceleration</text:p>
          </table:table-cell>
          <table:table-cell office:value-type="float" office:value="-0.90570068359375" calcext:value-type="float">
            <text:p>-0.90570068359375</text:p>
          </table:table-cell>
          <table:table-cell office:value-type="float" office:value="-0.363479614257812" calcext:value-type="float">
            <text:p>-0.363479614257812</text:p>
          </table:table-cell>
          <table:table-cell office:value-type="float" office:value="0.241348266601562" calcext:value-type="float">
            <text:p>0.241348266601562</text:p>
          </table:table-cell>
          <table:table-cell table:number-columns-repeated="16"/>
        </table:table-row>
        <table:table-row table:style-name="ro2">
          <table:table-cell office:value-type="float" office:value="1419950948.86274" calcext:value-type="float">
            <text:p>1419950948.86274</text:p>
          </table:table-cell>
          <table:table-cell office:value-type="string" calcext:value-type="string">
            <text:p>Acceleration</text:p>
          </table:table-cell>
          <table:table-cell office:value-type="float" office:value="-0.949234008789062" calcext:value-type="float">
            <text:p>-0.949234008789062</text:p>
          </table:table-cell>
          <table:table-cell office:value-type="float" office:value="-0.266036987304687" calcext:value-type="float">
            <text:p>-0.266036987304687</text:p>
          </table:table-cell>
          <table:table-cell office:value-type="float" office:value="0.31298828125" calcext:value-type="float">
            <text:p>0.31298828125</text:p>
          </table:table-cell>
          <table:table-cell table:number-columns-repeated="16"/>
        </table:table-row>
        <table:table-row table:style-name="ro2">
          <table:table-cell office:value-type="float" office:value="1419950948.8628" calcext:value-type="float">
            <text:p>1419950948.8628</text:p>
          </table:table-cell>
          <table:table-cell office:value-type="string" calcext:value-type="string">
            <text:p>Gyro</text:p>
          </table:table-cell>
          <table:table-cell office:value-type="float" office:value="-0.483775196237799" calcext:value-type="float">
            <text:p>-0.483775196237799</text:p>
          </table:table-cell>
          <table:table-cell office:value-type="float" office:value="-4.29202151917281" calcext:value-type="float">
            <text:p>-4.29202151917281</text:p>
          </table:table-cell>
          <table:table-cell office:value-type="float" office:value="1.4255334061882" calcext:value-type="float">
            <text:p>1.4255334061882</text:p>
          </table:table-cell>
          <table:table-cell table:number-columns-repeated="16"/>
        </table:table-row>
        <table:table-row table:style-name="ro2">
          <table:table-cell office:value-type="float" office:value="1419950948.86312" calcext:value-type="float">
            <text:p>1419950948.86312</text:p>
          </table:table-cell>
          <table:table-cell office:value-type="string" calcext:value-type="string">
            <text:p>Gyro</text:p>
          </table:table-cell>
          <table:table-cell office:value-type="float" office:value="-0.284397108596799" calcext:value-type="float">
            <text:p>-0.284397108596799</text:p>
          </table:table-cell>
          <table:table-cell office:value-type="float" office:value="-3.78074359204165" calcext:value-type="float">
            <text:p>-3.78074359204165</text:p>
          </table:table-cell>
          <table:table-cell office:value-type="float" office:value="1.53774862819589" calcext:value-type="float">
            <text:p>1.53774862819589</text:p>
          </table:table-cell>
          <table:table-cell table:number-columns-repeated="16"/>
        </table:table-row>
        <table:table-row table:style-name="ro2">
          <table:table-cell office:value-type="float" office:value="1419950948.86304" calcext:value-type="float">
            <text:p>1419950948.86304</text:p>
          </table:table-cell>
          <table:table-cell office:value-type="string" calcext:value-type="string">
            <text:p>Motion</text:p>
          </table:table-cell>
          <table:table-cell office:value-type="float" office:value="-0.713866353034973" calcext:value-type="float">
            <text:p>-0.713866353034973</text:p>
          </table:table-cell>
          <table:table-cell office:value-type="float" office:value="-4.28912115097046" calcext:value-type="float">
            <text:p>-4.28912115097046</text:p>
          </table:table-cell>
          <table:table-cell office:value-type="float" office:value="1.32787358760834" calcext:value-type="float">
            <text:p>1.32787358760834</text:p>
          </table:table-cell>
          <table:table-cell office:value-type="float" office:value="-1.8112831748157" calcext:value-type="float">
            <text:p>-1.8112831748157</text:p>
          </table:table-cell>
          <table:table-cell office:value-type="float" office:value="0.228483825312257" calcext:value-type="float">
            <text:p>0.228483825312257</text:p>
          </table:table-cell>
          <table:table-cell office:value-type="float" office:value="0.217400888891594" calcext:value-type="float">
            <text:p>0.217400888891594</text:p>
          </table:table-cell>
          <table:table-cell office:value-type="float" office:value="-0.713866353034973" calcext:value-type="float">
            <text:p>-0.713866353034973</text:p>
          </table:table-cell>
          <table:table-cell office:value-type="float" office:value="-4.28912115097046" calcext:value-type="float">
            <text:p>-4.28912115097046</text:p>
          </table:table-cell>
          <table:table-cell office:value-type="float" office:value="1.32787358760834" calcext:value-type="float">
            <text:p>1.32787358760834</text:p>
          </table:table-cell>
          <table:table-cell office:value-type="float" office:value="-0.945980966091156" calcext:value-type="float">
            <text:p>-0.945980966091156</text:p>
          </table:table-cell>
          <table:table-cell office:value-type="float" office:value="-0.226501017808914" calcext:value-type="float">
            <text:p>-0.226501017808914</text:p>
          </table:table-cell>
          <table:table-cell office:value-type="float" office:value="0.231985539197922" calcext:value-type="float">
            <text:p>0.231985539197922</text:p>
          </table:table-cell>
          <table:table-cell office:value-type="float" office:value="0.0165681317448616" calcext:value-type="float">
            <text:p>0.0165681317448616</text:p>
          </table:table-cell>
          <table:table-cell office:value-type="float" office:value="-0.245819538831711" calcext:value-type="float">
            <text:p>-0.245819538831711</text:p>
          </table:table-cell>
          <table:table-cell office:value-type="float" office:value="-0.116552792489529" calcext:value-type="float">
            <text:p>-0.1165527924895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7819" calcext:value-type="float">
            <text:p>1419950948.87819</text:p>
          </table:table-cell>
          <table:table-cell office:value-type="string" calcext:value-type="string">
            <text:p>Gyro</text:p>
          </table:table-cell>
          <table:table-cell office:value-type="float" office:value="-0.152271029015243" calcext:value-type="float">
            <text:p>-0.152271029015243</text:p>
          </table:table-cell>
          <table:table-cell office:value-type="float" office:value="-3.15317207800946" calcext:value-type="float">
            <text:p>-3.15317207800946</text:p>
          </table:table-cell>
          <table:table-cell office:value-type="float" office:value="1.58723974862948" calcext:value-type="float">
            <text:p>1.58723974862948</text:p>
          </table:table-cell>
          <table:table-cell table:number-columns-repeated="16"/>
        </table:table-row>
        <table:table-row table:style-name="ro2">
          <table:table-cell office:value-type="float" office:value="1419950948.87804" calcext:value-type="float">
            <text:p>1419950948.87804</text:p>
          </table:table-cell>
          <table:table-cell office:value-type="string" calcext:value-type="string">
            <text:p>Motion</text:p>
          </table:table-cell>
          <table:table-cell office:value-type="float" office:value="-0.474646061658859" calcext:value-type="float">
            <text:p>-0.474646061658859</text:p>
          </table:table-cell>
          <table:table-cell office:value-type="float" office:value="-4.26480054855347" calcext:value-type="float">
            <text:p>-4.26480054855347</text:p>
          </table:table-cell>
          <table:table-cell office:value-type="float" office:value="1.4083902835846" calcext:value-type="float">
            <text:p>1.4083902835846</text:p>
          </table:table-cell>
          <table:table-cell office:value-type="float" office:value="-1.85504890774609" calcext:value-type="float">
            <text:p>-1.85504890774609</text:p>
          </table:table-cell>
          <table:table-cell office:value-type="float" office:value="0.215739114710291" calcext:value-type="float">
            <text:p>0.215739114710291</text:p>
          </table:table-cell>
          <table:table-cell office:value-type="float" office:value="0.2078727236798" calcext:value-type="float">
            <text:p>0.2078727236798</text:p>
          </table:table-cell>
          <table:table-cell office:value-type="float" office:value="-0.474646061658859" calcext:value-type="float">
            <text:p>-0.474646061658859</text:p>
          </table:table-cell>
          <table:table-cell office:value-type="float" office:value="-4.26480054855347" calcext:value-type="float">
            <text:p>-4.26480054855347</text:p>
          </table:table-cell>
          <table:table-cell office:value-type="float" office:value="1.4083902835846" calcext:value-type="float">
            <text:p>1.4083902835846</text:p>
          </table:table-cell>
          <table:table-cell office:value-type="float" office:value="-0.937620222568512" calcext:value-type="float">
            <text:p>-0.937620222568512</text:p>
          </table:table-cell>
          <table:table-cell office:value-type="float" office:value="-0.214069470763206" calcext:value-type="float">
            <text:p>-0.214069470763206</text:p>
          </table:table-cell>
          <table:table-cell office:value-type="float" office:value="0.273939073085785" calcext:value-type="float">
            <text:p>0.273939073085785</text:p>
          </table:table-cell>
          <table:table-cell office:value-type="float" office:value="0.0319195240736008" calcext:value-type="float">
            <text:p>0.0319195240736008</text:p>
          </table:table-cell>
          <table:table-cell office:value-type="float" office:value="-0.149410143494606" calcext:value-type="float">
            <text:p>-0.149410143494606</text:p>
          </table:table-cell>
          <table:table-cell office:value-type="float" office:value="-0.0325907990336418" calcext:value-type="float">
            <text:p>-0.032590799033641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7863" calcext:value-type="float">
            <text:p>1419950948.87863</text:p>
          </table:table-cell>
          <table:table-cell office:value-type="string" calcext:value-type="string">
            <text:p>Motion</text:p>
          </table:table-cell>
          <table:table-cell office:value-type="float" office:value="-0.275267988443375" calcext:value-type="float">
            <text:p>-0.275267988443375</text:p>
          </table:table-cell>
          <table:table-cell office:value-type="float" office:value="-3.75352287292481" calcext:value-type="float">
            <text:p>-3.75352287292481</text:p>
          </table:table-cell>
          <table:table-cell office:value-type="float" office:value="1.52060544490814" calcext:value-type="float">
            <text:p>1.52060544490814</text:p>
          </table:table-cell>
          <table:table-cell office:value-type="float" office:value="-1.89494056346175" calcext:value-type="float">
            <text:p>-1.89494056346175</text:p>
          </table:table-cell>
          <table:table-cell office:value-type="float" office:value="0.201613858033595" calcext:value-type="float">
            <text:p>0.201613858033595</text:p>
          </table:table-cell>
          <table:table-cell office:value-type="float" office:value="0.199676471997569" calcext:value-type="float">
            <text:p>0.199676471997569</text:p>
          </table:table-cell>
          <table:table-cell office:value-type="float" office:value="-0.275267988443375" calcext:value-type="float">
            <text:p>-0.275267988443375</text:p>
          </table:table-cell>
          <table:table-cell office:value-type="float" office:value="-3.75352287292481" calcext:value-type="float">
            <text:p>-3.75352287292481</text:p>
          </table:table-cell>
          <table:table-cell office:value-type="float" office:value="1.52060544490814" calcext:value-type="float">
            <text:p>1.52060544490814</text:p>
          </table:table-cell>
          <table:table-cell office:value-type="float" office:value="-0.928723156452179" calcext:value-type="float">
            <text:p>-0.928723156452179</text:p>
          </table:table-cell>
          <table:table-cell office:value-type="float" office:value="-0.200250759720802" calcext:value-type="float">
            <text:p>-0.200250759720802</text:p>
          </table:table-cell>
          <table:table-cell office:value-type="float" office:value="0.312046438455582" calcext:value-type="float">
            <text:p>0.312046438455582</text:p>
          </table:table-cell>
          <table:table-cell office:value-type="float" office:value="-0.0205108746886253" calcext:value-type="float">
            <text:p>-0.0205108746886253</text:p>
          </table:table-cell>
          <table:table-cell office:value-type="float" office:value="-0.0657862275838852" calcext:value-type="float">
            <text:p>-0.0657862275838852</text:p>
          </table:table-cell>
          <table:table-cell office:value-type="float" office:value="0.000941850652452558" calcext:value-type="float">
            <text:p>0.00094185065245255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88118" calcext:value-type="float">
            <text:p>1419950948.88118</text:p>
          </table:table-cell>
          <table:table-cell office:value-type="string" calcext:value-type="string">
            <text:p>Acceleration</text:p>
          </table:table-cell>
          <table:table-cell office:value-type="float" office:value="-1.04302978515625" calcext:value-type="float">
            <text:p>-1.04302978515625</text:p>
          </table:table-cell>
          <table:table-cell office:value-type="float" office:value="-0.258819580078125" calcext:value-type="float">
            <text:p>-0.258819580078125</text:p>
          </table:table-cell>
          <table:table-cell office:value-type="float" office:value="0.304397583007812" calcext:value-type="float">
            <text:p>0.304397583007812</text:p>
          </table:table-cell>
          <table:table-cell table:number-columns-repeated="16"/>
        </table:table-row>
        <table:table-row table:style-name="ro2">
          <table:table-cell office:value-type="float" office:value="1419950948.88145" calcext:value-type="float">
            <text:p>1419950948.88145</text:p>
          </table:table-cell>
          <table:table-cell office:value-type="string" calcext:value-type="string">
            <text:p>Acceleration</text:p>
          </table:table-cell>
          <table:table-cell office:value-type="float" office:value="-1.0545654296875" calcext:value-type="float">
            <text:p>-1.0545654296875</text:p>
          </table:table-cell>
          <table:table-cell office:value-type="float" office:value="-0.302413940429687" calcext:value-type="float">
            <text:p>-0.302413940429687</text:p>
          </table:table-cell>
          <table:table-cell office:value-type="float" office:value="0.222091674804687" calcext:value-type="float">
            <text:p>0.222091674804687</text:p>
          </table:table-cell>
          <table:table-cell table:number-columns-repeated="16"/>
        </table:table-row>
        <table:table-row table:style-name="ro2">
          <table:table-cell office:value-type="float" office:value="1419950948.88531" calcext:value-type="float">
            <text:p>1419950948.88531</text:p>
          </table:table-cell>
          <table:table-cell office:value-type="string" calcext:value-type="string">
            <text:p>Magnetic</text:p>
          </table:table-cell>
          <table:table-cell office:value-type="float" office:value="69.7706604003906" calcext:value-type="float">
            <text:p>69.7706604003906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8.89415" calcext:value-type="float">
            <text:p>1419950948.89415</text:p>
          </table:table-cell>
          <table:table-cell office:value-type="string" calcext:value-type="string">
            <text:p>Gyro</text:p>
          </table:table-cell>
          <table:table-cell office:value-type="float" office:value="-0.0521843752439937" calcext:value-type="float">
            <text:p>-0.0521843752439937</text:p>
          </table:table-cell>
          <table:table-cell office:value-type="float" office:value="-3.13902989367281" calcext:value-type="float">
            <text:p>-3.13902989367281</text:p>
          </table:table-cell>
          <table:table-cell office:value-type="float" office:value="1.48524840204661" calcext:value-type="float">
            <text:p>1.48524840204661</text:p>
          </table:table-cell>
          <table:table-cell table:number-columns-repeated="16"/>
        </table:table-row>
        <table:table-row table:style-name="ro2">
          <table:table-cell office:value-type="float" office:value="1419950948.89446" calcext:value-type="float">
            <text:p>1419950948.89446</text:p>
          </table:table-cell>
          <table:table-cell office:value-type="string" calcext:value-type="string">
            <text:p>Gyro</text:p>
          </table:table-cell>
          <table:table-cell office:value-type="float" office:value="0.0431306928021603" calcext:value-type="float">
            <text:p>0.0431306928021603</text:p>
          </table:table-cell>
          <table:table-cell office:value-type="float" office:value="-3.27810735633169" calcext:value-type="float">
            <text:p>-3.27810735633169</text:p>
          </table:table-cell>
          <table:table-cell office:value-type="float" office:value="1.53286891813053" calcext:value-type="float">
            <text:p>1.53286891813053</text:p>
          </table:table-cell>
          <table:table-cell table:number-columns-repeated="16"/>
        </table:table-row>
        <table:table-row table:style-name="ro2">
          <table:table-cell office:value-type="float" office:value="1419950948.89417" calcext:value-type="float">
            <text:p>1419950948.89417</text:p>
          </table:table-cell>
          <table:table-cell office:value-type="string" calcext:value-type="string">
            <text:p>Motion</text:p>
          </table:table-cell>
          <table:table-cell office:value-type="float" office:value="-0.143141940236092" calcext:value-type="float">
            <text:p>-0.143141940236092</text:p>
          </table:table-cell>
          <table:table-cell office:value-type="float" office:value="-3.12595129013062" calcext:value-type="float">
            <text:p>-3.12595129013062</text:p>
          </table:table-cell>
          <table:table-cell office:value-type="float" office:value="1.57009661197662" calcext:value-type="float">
            <text:p>1.57009661197662</text:p>
          </table:table-cell>
          <table:table-cell office:value-type="float" office:value="-1.92823452964388" calcext:value-type="float">
            <text:p>-1.92823452964388</text:p>
          </table:table-cell>
          <table:table-cell office:value-type="float" office:value="0.186481906206988" calcext:value-type="float">
            <text:p>0.186481906206988</text:p>
          </table:table-cell>
          <table:table-cell office:value-type="float" office:value="0.192176678477546" calcext:value-type="float">
            <text:p>0.192176678477546</text:p>
          </table:table-cell>
          <table:table-cell office:value-type="float" office:value="-0.143141940236092" calcext:value-type="float">
            <text:p>-0.143141940236092</text:p>
          </table:table-cell>
          <table:table-cell office:value-type="float" office:value="-3.12595129013062" calcext:value-type="float">
            <text:p>-3.12595129013062</text:p>
          </table:table-cell>
          <table:table-cell office:value-type="float" office:value="1.57009661197662" calcext:value-type="float">
            <text:p>1.57009661197662</text:p>
          </table:table-cell>
          <table:table-cell office:value-type="float" office:value="-0.920554578304291" calcext:value-type="float">
            <text:p>-0.920554578304291</text:p>
          </table:table-cell>
          <table:table-cell office:value-type="float" office:value="-0.185402944684029" calcext:value-type="float">
            <text:p>-0.185402944684029</text:p>
          </table:table-cell>
          <table:table-cell office:value-type="float" office:value="0.343809574842453" calcext:value-type="float">
            <text:p>0.343809574842453</text:p>
          </table:table-cell>
          <table:table-cell office:value-type="float" office:value="-0.122475206851959" calcext:value-type="float">
            <text:p>-0.122475206851959</text:p>
          </table:table-cell>
          <table:table-cell office:value-type="float" office:value="-0.0734166279435158" calcext:value-type="float">
            <text:p>-0.0734166279435158</text:p>
          </table:table-cell>
          <table:table-cell office:value-type="float" office:value="-0.0394119806587696" calcext:value-type="float">
            <text:p>-0.03941198065876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0072" calcext:value-type="float">
            <text:p>1419950948.90072</text:p>
          </table:table-cell>
          <table:table-cell office:value-type="string" calcext:value-type="string">
            <text:p>Acceleration</text:p>
          </table:table-cell>
          <table:table-cell office:value-type="float" office:value="-0.920257568359375" calcext:value-type="float">
            <text:p>-0.920257568359375</text:p>
          </table:table-cell>
          <table:table-cell office:value-type="float" office:value="-0.33599853515625" calcext:value-type="float">
            <text:p>-0.33599853515625</text:p>
          </table:table-cell>
          <table:table-cell office:value-type="float" office:value="0.241836547851562" calcext:value-type="float">
            <text:p>0.241836547851562</text:p>
          </table:table-cell>
          <table:table-cell table:number-columns-repeated="16"/>
        </table:table-row>
        <table:table-row table:style-name="ro2">
          <table:table-cell office:value-type="float" office:value="1419950948.90089" calcext:value-type="float">
            <text:p>1419950948.90089</text:p>
          </table:table-cell>
          <table:table-cell office:value-type="string" calcext:value-type="string">
            <text:p>Acceleration</text:p>
          </table:table-cell>
          <table:table-cell office:value-type="float" office:value="-0.804946899414063" calcext:value-type="float">
            <text:p>-0.804946899414063</text:p>
          </table:table-cell>
          <table:table-cell office:value-type="float" office:value="-0.32794189453125" calcext:value-type="float">
            <text:p>-0.32794189453125</text:p>
          </table:table-cell>
          <table:table-cell office:value-type="float" office:value="0.254409790039062" calcext:value-type="float">
            <text:p>0.254409790039062</text:p>
          </table:table-cell>
          <table:table-cell table:number-columns-repeated="16"/>
        </table:table-row>
        <table:table-row table:style-name="ro2">
          <table:table-cell office:value-type="float" office:value="1419950948.91019" calcext:value-type="float">
            <text:p>1419950948.91019</text:p>
          </table:table-cell>
          <table:table-cell office:value-type="string" calcext:value-type="string">
            <text:p>Gyro</text:p>
          </table:table-cell>
          <table:table-cell office:value-type="float" office:value="0.15217781837709" calcext:value-type="float">
            <text:p>0.15217781837709</text:p>
          </table:table-cell>
          <table:table-cell office:value-type="float" office:value="-3.29345515369382" calcext:value-type="float">
            <text:p>-3.29345515369382</text:p>
          </table:table-cell>
          <table:table-cell office:value-type="float" office:value="1.78076207766562" calcext:value-type="float">
            <text:p>1.78076207766562</text:p>
          </table:table-cell>
          <table:table-cell table:number-columns-repeated="16"/>
        </table:table-row>
        <table:table-row table:style-name="ro2">
          <table:table-cell office:value-type="float" office:value="1419950948.91014" calcext:value-type="float">
            <text:p>1419950948.91014</text:p>
          </table:table-cell>
          <table:table-cell office:value-type="string" calcext:value-type="string">
            <text:p>Motion</text:p>
          </table:table-cell>
          <table:table-cell office:value-type="float" office:value="-0.0430552922189236" calcext:value-type="float">
            <text:p>-0.0430552922189236</text:p>
          </table:table-cell>
          <table:table-cell office:value-type="float" office:value="-3.11180925369263" calcext:value-type="float">
            <text:p>-3.11180925369263</text:p>
          </table:table-cell>
          <table:table-cell office:value-type="float" office:value="1.4681054353714" calcext:value-type="float">
            <text:p>1.4681054353714</text:p>
          </table:table-cell>
          <table:table-cell office:value-type="float" office:value="-1.95986192271003" calcext:value-type="float">
            <text:p>-1.95986192271003</text:p>
          </table:table-cell>
          <table:table-cell office:value-type="float" office:value="0.17198790165426" calcext:value-type="float">
            <text:p>0.17198790165426</text:p>
          </table:table-cell>
          <table:table-cell office:value-type="float" office:value="0.18560764606307" calcext:value-type="float">
            <text:p>0.18560764606307</text:p>
          </table:table-cell>
          <table:table-cell office:value-type="float" office:value="-0.0430552922189236" calcext:value-type="float">
            <text:p>-0.0430552922189236</text:p>
          </table:table-cell>
          <table:table-cell office:value-type="float" office:value="-3.11180925369263" calcext:value-type="float">
            <text:p>-3.11180925369263</text:p>
          </table:table-cell>
          <table:table-cell office:value-type="float" office:value="1.4681054353714" calcext:value-type="float">
            <text:p>1.4681054353714</text:p>
          </table:table-cell>
          <table:table-cell office:value-type="float" office:value="-0.911613047122955" calcext:value-type="float">
            <text:p>-0.911613047122955</text:p>
          </table:table-cell>
          <table:table-cell office:value-type="float" office:value="-0.171141251921654" calcext:value-type="float">
            <text:p>-0.171141251921654</text:p>
          </table:table-cell>
          <table:table-cell office:value-type="float" office:value="0.373727649450302" calcext:value-type="float">
            <text:p>0.373727649450302</text:p>
          </table:table-cell>
          <table:table-cell office:value-type="float" office:value="-0.142952397465706" calcext:value-type="float">
            <text:p>-0.142952397465706</text:p>
          </table:table-cell>
          <table:table-cell office:value-type="float" office:value="-0.131272688508034" calcext:value-type="float">
            <text:p>-0.131272688508034</text:p>
          </table:table-cell>
          <table:table-cell office:value-type="float" office:value="-0.151635974645615" calcext:value-type="float">
            <text:p>-0.1516359746456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105" calcext:value-type="float">
            <text:p>1419950948.9105</text:p>
          </table:table-cell>
          <table:table-cell office:value-type="string" calcext:value-type="string">
            <text:p>Motion</text:p>
          </table:table-cell>
          <table:table-cell office:value-type="float" office:value="0.0522597506642342" calcext:value-type="float">
            <text:p>0.0522597506642342</text:p>
          </table:table-cell>
          <table:table-cell office:value-type="float" office:value="-3.25088667869568" calcext:value-type="float">
            <text:p>-3.25088667869568</text:p>
          </table:table-cell>
          <table:table-cell office:value-type="float" office:value="1.51572585105896" calcext:value-type="float">
            <text:p>1.51572585105896</text:p>
          </table:table-cell>
          <table:table-cell office:value-type="float" office:value="-1.99311969266091" calcext:value-type="float">
            <text:p>-1.99311969266091</text:p>
          </table:table-cell>
          <table:table-cell office:value-type="float" office:value="0.157284663092317" calcext:value-type="float">
            <text:p>0.157284663092317</text:p>
          </table:table-cell>
          <table:table-cell office:value-type="float" office:value="0.17950795522496" calcext:value-type="float">
            <text:p>0.17950795522496</text:p>
          </table:table-cell>
          <table:table-cell office:value-type="float" office:value="0.0522597506642342" calcext:value-type="float">
            <text:p>0.0522597506642342</text:p>
          </table:table-cell>
          <table:table-cell office:value-type="float" office:value="-3.25088667869568" calcext:value-type="float">
            <text:p>-3.25088667869568</text:p>
          </table:table-cell>
          <table:table-cell office:value-type="float" office:value="1.51572585105896" calcext:value-type="float">
            <text:p>1.51572585105896</text:p>
          </table:table-cell>
          <table:table-cell office:value-type="float" office:value="-0.900879859924316" calcext:value-type="float">
            <text:p>-0.900879859924316</text:p>
          </table:table-cell>
          <table:table-cell office:value-type="float" office:value="-0.156636968255043" calcext:value-type="float">
            <text:p>-0.156636968255043</text:p>
          </table:table-cell>
          <table:table-cell office:value-type="float" office:value="0.404821336269379" calcext:value-type="float">
            <text:p>0.404821336269379</text:p>
          </table:table-cell>
          <table:table-cell office:value-type="float" office:value="-0.0193776898086071" calcext:value-type="float">
            <text:p>-0.0193776898086071</text:p>
          </table:table-cell>
          <table:table-cell office:value-type="float" office:value="-0.179361566901207" calcext:value-type="float">
            <text:p>-0.179361566901207</text:p>
          </table:table-cell>
          <table:table-cell office:value-type="float" office:value="-0.162984773516655" calcext:value-type="float">
            <text:p>-0.1629847735166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1178" calcext:value-type="float">
            <text:p>1419950948.91178</text:p>
          </table:table-cell>
          <table:table-cell office:value-type="string" calcext:value-type="string">
            <text:p>Magnetic</text:p>
          </table:table-cell>
          <table:table-cell office:value-type="float" office:value="71.1254272460937" calcext:value-type="float">
            <text:p>71.1254272460937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32.056091308594" calcext:value-type="float">
            <text:p>132.056091308594</text:p>
          </table:table-cell>
          <table:table-cell table:number-columns-repeated="16"/>
        </table:table-row>
        <table:table-row table:style-name="ro2">
          <table:table-cell office:value-type="float" office:value="1419950948.92042" calcext:value-type="float">
            <text:p>1419950948.92042</text:p>
          </table:table-cell>
          <table:table-cell office:value-type="string" calcext:value-type="string">
            <text:p>Acceleration</text:p>
          </table:table-cell>
          <table:table-cell office:value-type="float" office:value="-0.805862426757813" calcext:value-type="float">
            <text:p>-0.805862426757813</text:p>
          </table:table-cell>
          <table:table-cell office:value-type="float" office:value="-0.239425659179687" calcext:value-type="float">
            <text:p>-0.239425659179687</text:p>
          </table:table-cell>
          <table:table-cell office:value-type="float" office:value="0.325241088867187" calcext:value-type="float">
            <text:p>0.325241088867187</text:p>
          </table:table-cell>
          <table:table-cell table:number-columns-repeated="16"/>
        </table:table-row>
        <table:table-row table:style-name="ro2">
          <table:table-cell office:value-type="float" office:value="1419950948.92026" calcext:value-type="float">
            <text:p>1419950948.92026</text:p>
          </table:table-cell>
          <table:table-cell office:value-type="string" calcext:value-type="string">
            <text:p>Acceleration</text:p>
          </table:table-cell>
          <table:table-cell office:value-type="float" office:value="-0.778884887695313" calcext:value-type="float">
            <text:p>-0.778884887695313</text:p>
          </table:table-cell>
          <table:table-cell office:value-type="float" office:value="-0.300643920898437" calcext:value-type="float">
            <text:p>-0.300643920898437</text:p>
          </table:table-cell>
          <table:table-cell office:value-type="float" office:value="0.288970947265625" calcext:value-type="float">
            <text:p>0.288970947265625</text:p>
          </table:table-cell>
          <table:table-cell table:number-columns-repeated="16"/>
        </table:table-row>
        <table:table-row table:style-name="ro2">
          <table:table-cell office:value-type="float" office:value="1419950948.92591" calcext:value-type="float">
            <text:p>1419950948.92591</text:p>
          </table:table-cell>
          <table:table-cell office:value-type="string" calcext:value-type="string">
            <text:p>Gyro</text:p>
          </table:table-cell>
          <table:table-cell office:value-type="float" office:value="0.245456633453769" calcext:value-type="float">
            <text:p>0.245456633453769</text:p>
          </table:table-cell>
          <table:table-cell office:value-type="float" office:value="-3.19469075940379" calcext:value-type="float">
            <text:p>-3.19469075940379</text:p>
          </table:table-cell>
          <table:table-cell office:value-type="float" office:value="2.02383677984042" calcext:value-type="float">
            <text:p>2.02383677984042</text:p>
          </table:table-cell>
          <table:table-cell table:number-columns-repeated="16"/>
        </table:table-row>
        <table:table-row table:style-name="ro2">
          <table:table-cell office:value-type="float" office:value="1419950948.92643" calcext:value-type="float">
            <text:p>1419950948.92643</text:p>
          </table:table-cell>
          <table:table-cell office:value-type="string" calcext:value-type="string">
            <text:p>Gyro</text:p>
          </table:table-cell>
          <table:table-cell office:value-type="float" office:value="0.321089875779801" calcext:value-type="float">
            <text:p>0.321089875779801</text:p>
          </table:table-cell>
          <table:table-cell office:value-type="float" office:value="-3.14664706702266" calcext:value-type="float">
            <text:p>-3.14664706702266</text:p>
          </table:table-cell>
          <table:table-cell office:value-type="float" office:value="2.09228614512596" calcext:value-type="float">
            <text:p>2.09228614512596</text:p>
          </table:table-cell>
          <table:table-cell table:number-columns-repeated="16"/>
        </table:table-row>
        <table:table-row table:style-name="ro2">
          <table:table-cell office:value-type="float" office:value="1419950948.92612" calcext:value-type="float">
            <text:p>1419950948.92612</text:p>
          </table:table-cell>
          <table:table-cell office:value-type="string" calcext:value-type="string">
            <text:p>Motion</text:p>
          </table:table-cell>
          <table:table-cell office:value-type="float" office:value="0.161306858062744" calcext:value-type="float">
            <text:p>0.161306858062744</text:p>
          </table:table-cell>
          <table:table-cell office:value-type="float" office:value="-3.26623463630676" calcext:value-type="float">
            <text:p>-3.26623463630676</text:p>
          </table:table-cell>
          <table:table-cell office:value-type="float" office:value="1.76361906528473" calcext:value-type="float">
            <text:p>1.76361906528473</text:p>
          </table:table-cell>
          <table:table-cell office:value-type="float" office:value="-2.02696097958905" calcext:value-type="float">
            <text:p>-2.02696097958905</text:p>
          </table:table-cell>
          <table:table-cell office:value-type="float" office:value="0.140379390391771" calcext:value-type="float">
            <text:p>0.140379390391771</text:p>
          </table:table-cell>
          <table:table-cell office:value-type="float" office:value="0.173032405976071" calcext:value-type="float">
            <text:p>0.173032405976071</text:p>
          </table:table-cell>
          <table:table-cell office:value-type="float" office:value="0.161306858062744" calcext:value-type="float">
            <text:p>0.161306858062744</text:p>
          </table:table-cell>
          <table:table-cell office:value-type="float" office:value="-3.26623463630676" calcext:value-type="float">
            <text:p>-3.26623463630676</text:p>
          </table:table-cell>
          <table:table-cell office:value-type="float" office:value="1.76361906528473" calcext:value-type="float">
            <text:p>1.76361906528473</text:p>
          </table:table-cell>
          <table:table-cell office:value-type="float" office:value="-0.888917446136475" calcext:value-type="float">
            <text:p>-0.888917446136475</text:p>
          </table:table-cell>
          <table:table-cell office:value-type="float" office:value="-0.13991878926754" calcext:value-type="float">
            <text:p>-0.13991878926754</text:p>
          </table:table-cell>
          <table:table-cell office:value-type="float" office:value="0.436174899339676" calcext:value-type="float">
            <text:p>0.436174899339676</text:p>
          </table:table-cell>
          <table:table-cell office:value-type="float" office:value="0.0839705318212509" calcext:value-type="float">
            <text:p>0.0839705318212509</text:p>
          </table:table-cell>
          <table:table-cell office:value-type="float" office:value="-0.18802310526371" calcext:value-type="float">
            <text:p>-0.18802310526371</text:p>
          </table:table-cell>
          <table:table-cell office:value-type="float" office:value="-0.181765094399452" calcext:value-type="float">
            <text:p>-0.1817650943994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3737" calcext:value-type="float">
            <text:p>1419950948.93737</text:p>
          </table:table-cell>
          <table:table-cell office:value-type="string" calcext:value-type="string">
            <text:p>Magnetic</text:p>
          </table:table-cell>
          <table:table-cell office:value-type="float" office:value="72.4801940917969" calcext:value-type="float">
            <text:p>72.4801940917969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33.044052124023" calcext:value-type="float">
            <text:p>133.044052124023</text:p>
          </table:table-cell>
          <table:table-cell table:number-columns-repeated="16"/>
        </table:table-row>
        <table:table-row table:style-name="ro2">
          <table:table-cell office:value-type="float" office:value="1419950948.94015" calcext:value-type="float">
            <text:p>1419950948.94015</text:p>
          </table:table-cell>
          <table:table-cell office:value-type="string" calcext:value-type="string">
            <text:p>Acceleration</text:p>
          </table:table-cell>
          <table:table-cell office:value-type="float" office:value="-0.838623046875" calcext:value-type="float">
            <text:p>-0.838623046875</text:p>
          </table:table-cell>
          <table:table-cell office:value-type="float" office:value="-0.1685791015625" calcext:value-type="float">
            <text:p>-0.1685791015625</text:p>
          </table:table-cell>
          <table:table-cell office:value-type="float" office:value="0.358840942382812" calcext:value-type="float">
            <text:p>0.358840942382812</text:p>
          </table:table-cell>
          <table:table-cell table:number-columns-repeated="16"/>
        </table:table-row>
        <table:table-row table:style-name="ro2">
          <table:table-cell office:value-type="float" office:value="1419950948.94016" calcext:value-type="float">
            <text:p>1419950948.94016</text:p>
          </table:table-cell>
          <table:table-cell office:value-type="string" calcext:value-type="string">
            <text:p>Acceleration</text:p>
          </table:table-cell>
          <table:table-cell office:value-type="float" office:value="-0.887725830078125" calcext:value-type="float">
            <text:p>-0.887725830078125</text:p>
          </table:table-cell>
          <table:table-cell office:value-type="float" office:value="-0.09967041015625" calcext:value-type="float">
            <text:p>-0.09967041015625</text:p>
          </table:table-cell>
          <table:table-cell office:value-type="float" office:value="0.455215454101563" calcext:value-type="float">
            <text:p>0.455215454101563</text:p>
          </table:table-cell>
          <table:table-cell table:number-columns-repeated="16"/>
        </table:table-row>
        <table:table-row table:style-name="ro2">
          <table:table-cell office:value-type="float" office:value="1419950948.94192" calcext:value-type="float">
            <text:p>1419950948.94192</text:p>
          </table:table-cell>
          <table:table-cell office:value-type="string" calcext:value-type="string">
            <text:p>Gyro</text:p>
          </table:table-cell>
          <table:table-cell office:value-type="float" office:value="0.376071369116705" calcext:value-type="float">
            <text:p>0.376071369116705</text:p>
          </table:table-cell>
          <table:table-cell office:value-type="float" office:value="-3.04132064380667" calcext:value-type="float">
            <text:p>-3.04132064380667</text:p>
          </table:table-cell>
          <table:table-cell office:value-type="float" office:value="1.9774226757303" calcext:value-type="float">
            <text:p>1.9774226757303</text:p>
          </table:table-cell>
          <table:table-cell table:number-columns-repeated="16"/>
        </table:table-row>
        <table:table-row table:style-name="ro2">
          <table:table-cell office:value-type="float" office:value="1419950948.94191" calcext:value-type="float">
            <text:p>1419950948.94191</text:p>
          </table:table-cell>
          <table:table-cell office:value-type="string" calcext:value-type="string">
            <text:p>Motion</text:p>
          </table:table-cell>
          <table:table-cell office:value-type="float" office:value="0.254585653543472" calcext:value-type="float">
            <text:p>0.254585653543472</text:p>
          </table:table-cell>
          <table:table-cell office:value-type="float" office:value="-3.1674702167511" calcext:value-type="float">
            <text:p>-3.1674702167511</text:p>
          </table:table-cell>
          <table:table-cell office:value-type="float" office:value="2.00669384002685" calcext:value-type="float">
            <text:p>2.00669384002685</text:p>
          </table:table-cell>
          <table:table-cell office:value-type="float" office:value="-2.06010619069676" calcext:value-type="float">
            <text:p>-2.06010619069676</text:p>
          </table:table-cell>
          <table:table-cell office:value-type="float" office:value="0.120724570231623" calcext:value-type="float">
            <text:p>0.120724570231623</text:p>
          </table:table-cell>
          <table:table-cell office:value-type="float" office:value="0.16567773700491" calcext:value-type="float">
            <text:p>0.16567773700491</text:p>
          </table:table-cell>
          <table:table-cell office:value-type="float" office:value="0.254585653543472" calcext:value-type="float">
            <text:p>0.254585653543472</text:p>
          </table:table-cell>
          <table:table-cell office:value-type="float" office:value="-3.1674702167511" calcext:value-type="float">
            <text:p>-3.1674702167511</text:p>
          </table:table-cell>
          <table:table-cell office:value-type="float" office:value="2.00669384002685" calcext:value-type="float">
            <text:p>2.00669384002685</text:p>
          </table:table-cell>
          <table:table-cell office:value-type="float" office:value="-0.876233160495758" calcext:value-type="float">
            <text:p>-0.876233160495758</text:p>
          </table:table-cell>
          <table:table-cell office:value-type="float" office:value="-0.120431534945965" calcext:value-type="float">
            <text:p>-0.120431534945965</text:p>
          </table:table-cell>
          <table:table-cell office:value-type="float" office:value="0.466595888137817" calcext:value-type="float">
            <text:p>0.466595888137817</text:p>
          </table:table-cell>
          <table:table-cell office:value-type="float" office:value="0.0973482504487038" calcext:value-type="float">
            <text:p>0.0973482504487038</text:p>
          </table:table-cell>
          <table:table-cell office:value-type="float" office:value="-0.180212378501892" calcext:value-type="float">
            <text:p>-0.180212378501892</text:p>
          </table:table-cell>
          <table:table-cell office:value-type="float" office:value="-0.177624940872192" calcext:value-type="float">
            <text:p>-0.17762494087219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4222" calcext:value-type="float">
            <text:p>1419950948.94222</text:p>
          </table:table-cell>
          <table:table-cell office:value-type="string" calcext:value-type="string">
            <text:p>Motion</text:p>
          </table:table-cell>
          <table:table-cell office:value-type="float" office:value="0.330218851566315" calcext:value-type="float">
            <text:p>0.330218851566315</text:p>
          </table:table-cell>
          <table:table-cell office:value-type="float" office:value="-3.11942648887634" calcext:value-type="float">
            <text:p>-3.11942648887634</text:p>
          </table:table-cell>
          <table:table-cell office:value-type="float" office:value="2.07514309883118" calcext:value-type="float">
            <text:p>2.07514309883118</text:p>
          </table:table-cell>
          <table:table-cell office:value-type="float" office:value="-2.0924099789257" calcext:value-type="float">
            <text:p>-2.0924099789257</text:p>
          </table:table-cell>
          <table:table-cell office:value-type="float" office:value="0.0997842180344042" calcext:value-type="float">
            <text:p>0.0997842180344042</text:p>
          </table:table-cell>
          <table:table-cell office:value-type="float" office:value="0.157827193326633" calcext:value-type="float">
            <text:p>0.157827193326633</text:p>
          </table:table-cell>
          <table:table-cell office:value-type="float" office:value="0.330218851566315" calcext:value-type="float">
            <text:p>0.330218851566315</text:p>
          </table:table-cell>
          <table:table-cell office:value-type="float" office:value="-3.11942648887634" calcext:value-type="float">
            <text:p>-3.11942648887634</text:p>
          </table:table-cell>
          <table:table-cell office:value-type="float" office:value="2.07514309883118" calcext:value-type="float">
            <text:p>2.07514309883118</text:p>
          </table:table-cell>
          <table:table-cell office:value-type="float" office:value="-0.862703442573547" calcext:value-type="float">
            <text:p>-0.862703442573547</text:p>
          </table:table-cell>
          <table:table-cell office:value-type="float" office:value="-0.099618710577488" calcext:value-type="float">
            <text:p>-0.099618710577488</text:p>
          </table:table-cell>
          <table:table-cell office:value-type="float" office:value="0.495801240205765" calcext:value-type="float">
            <text:p>0.495801240205765</text:p>
          </table:table-cell>
          <table:table-cell office:value-type="float" office:value="0.0568410195410252" calcext:value-type="float">
            <text:p>0.0568410195410252</text:p>
          </table:table-cell>
          <table:table-cell office:value-type="float" office:value="-0.13980695605278" calcext:value-type="float">
            <text:p>-0.13980695605278</text:p>
          </table:table-cell>
          <table:table-cell office:value-type="float" office:value="-0.170560151338577" calcext:value-type="float">
            <text:p>-0.1705601513385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5809" calcext:value-type="float">
            <text:p>1419950948.95809</text:p>
          </table:table-cell>
          <table:table-cell office:value-type="string" calcext:value-type="string">
            <text:p>Gyro</text:p>
          </table:table-cell>
          <table:table-cell office:value-type="float" office:value="0.332289000795803" calcext:value-type="float">
            <text:p>0.332289000795803</text:p>
          </table:table-cell>
          <table:table-cell office:value-type="float" office:value="-2.63844588989887" calcext:value-type="float">
            <text:p>-2.63844588989887</text:p>
          </table:table-cell>
          <table:table-cell office:value-type="float" office:value="1.76946867674703" calcext:value-type="float">
            <text:p>1.76946867674703</text:p>
          </table:table-cell>
          <table:table-cell table:number-columns-repeated="16"/>
        </table:table-row>
        <table:table-row table:style-name="ro2">
          <table:table-cell office:value-type="float" office:value="1419950948.95839" calcext:value-type="float">
            <text:p>1419950948.95839</text:p>
          </table:table-cell>
          <table:table-cell office:value-type="string" calcext:value-type="string">
            <text:p>Gyro</text:p>
          </table:table-cell>
          <table:table-cell office:value-type="float" office:value="0.235077762053512" calcext:value-type="float">
            <text:p>0.235077762053512</text:p>
          </table:table-cell>
          <table:table-cell office:value-type="float" office:value="-2.07087885733558" calcext:value-type="float">
            <text:p>-2.07087885733558</text:p>
          </table:table-cell>
          <table:table-cell office:value-type="float" office:value="1.49237129269813" calcext:value-type="float">
            <text:p>1.49237129269813</text:p>
          </table:table-cell>
          <table:table-cell table:number-columns-repeated="16"/>
        </table:table-row>
        <table:table-row table:style-name="ro2">
          <table:table-cell office:value-type="float" office:value="1419950948.95948" calcext:value-type="float">
            <text:p>1419950948.95948</text:p>
          </table:table-cell>
          <table:table-cell office:value-type="string" calcext:value-type="string">
            <text:p>Acceleration</text:p>
          </table:table-cell>
          <table:table-cell office:value-type="float" office:value="-0.984725952148438" calcext:value-type="float">
            <text:p>-0.984725952148438</text:p>
          </table:table-cell>
          <table:table-cell office:value-type="float" office:value="-0.0233306884765625" calcext:value-type="float">
            <text:p>-0.0233306884765625</text:p>
          </table:table-cell>
          <table:table-cell office:value-type="float" office:value="0.530364990234375" calcext:value-type="float">
            <text:p>0.530364990234375</text:p>
          </table:table-cell>
          <table:table-cell table:number-columns-repeated="16"/>
        </table:table-row>
        <table:table-row table:style-name="ro2">
          <table:table-cell office:value-type="float" office:value="1419950948.95813" calcext:value-type="float">
            <text:p>1419950948.95813</text:p>
          </table:table-cell>
          <table:table-cell office:value-type="string" calcext:value-type="string">
            <text:p>Motion</text:p>
          </table:table-cell>
          <table:table-cell office:value-type="float" office:value="0.385200321674347" calcext:value-type="float">
            <text:p>0.385200321674347</text:p>
          </table:table-cell>
          <table:table-cell office:value-type="float" office:value="-3.01410031318665" calcext:value-type="float">
            <text:p>-3.01410031318665</text:p>
          </table:table-cell>
          <table:table-cell office:value-type="float" office:value="1.96027982234955" calcext:value-type="float">
            <text:p>1.96027982234955</text:p>
          </table:table-cell>
          <table:table-cell office:value-type="float" office:value="-2.12434460145409" calcext:value-type="float">
            <text:p>-2.12434460145409</text:p>
          </table:table-cell>
          <table:table-cell office:value-type="float" office:value="0.0794811220308293" calcext:value-type="float">
            <text:p>0.0794811220308293</text:p>
          </table:table-cell>
          <table:table-cell office:value-type="float" office:value="0.15034780491847" calcext:value-type="float">
            <text:p>0.15034780491847</text:p>
          </table:table-cell>
          <table:table-cell office:value-type="float" office:value="0.385200321674347" calcext:value-type="float">
            <text:p>0.385200321674347</text:p>
          </table:table-cell>
          <table:table-cell office:value-type="float" office:value="-3.01410031318665" calcext:value-type="float">
            <text:p>-3.01410031318665</text:p>
          </table:table-cell>
          <table:table-cell office:value-type="float" office:value="1.96027982234955" calcext:value-type="float">
            <text:p>1.96027982234955</text:p>
          </table:table-cell>
          <table:table-cell office:value-type="float" office:value="-0.847979009151459" calcext:value-type="float">
            <text:p>-0.847979009151459</text:p>
          </table:table-cell>
          <table:table-cell office:value-type="float" office:value="-0.0793974623084068" calcext:value-type="float">
            <text:p>-0.0793974623084068</text:p>
          </table:table-cell>
          <table:table-cell office:value-type="float" office:value="0.524049282073975" calcext:value-type="float">
            <text:p>0.524049282073975</text:p>
          </table:table-cell>
          <table:table-cell office:value-type="float" office:value="-0.0397468246519566" calcext:value-type="float">
            <text:p>-0.0397468246519566</text:p>
          </table:table-cell>
          <table:table-cell office:value-type="float" office:value="-0.020272945985198" calcext:value-type="float">
            <text:p>-0.020272945985198</text:p>
          </table:table-cell>
          <table:table-cell office:value-type="float" office:value="-0.0688338279724121" calcext:value-type="float">
            <text:p>-0.068833827972412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5981" calcext:value-type="float">
            <text:p>1419950948.95981</text:p>
          </table:table-cell>
          <table:table-cell office:value-type="string" calcext:value-type="string">
            <text:p>Acceleration</text:p>
          </table:table-cell>
          <table:table-cell office:value-type="float" office:value="-1.04263305664063" calcext:value-type="float">
            <text:p>-1.04263305664063</text:p>
          </table:table-cell>
          <table:table-cell office:value-type="float" office:value="0.032440185546875" calcext:value-type="float">
            <text:p>0.032440185546875</text:p>
          </table:table-cell>
          <table:table-cell office:value-type="float" office:value="0.594970703125" calcext:value-type="float">
            <text:p>0.594970703125</text:p>
          </table:table-cell>
          <table:table-cell table:number-columns-repeated="16"/>
        </table:table-row>
        <table:table-row table:style-name="ro2">
          <table:table-cell office:value-type="float" office:value="1419950948.96346" calcext:value-type="float">
            <text:p>1419950948.96346</text:p>
          </table:table-cell>
          <table:table-cell office:value-type="string" calcext:value-type="string">
            <text:p>Magnetic</text:p>
          </table:table-cell>
          <table:table-cell office:value-type="float" office:value="70.9560852050781" calcext:value-type="float">
            <text:p>70.9560852050781</text:p>
          </table:table-cell>
          <table:table-cell office:value-type="float" office:value="229.802886962891" calcext:value-type="float">
            <text:p>229.802886962891</text:p>
          </table:table-cell>
          <table:table-cell office:value-type="float" office:value="132.550079345703" calcext:value-type="float">
            <text:p>132.550079345703</text:p>
          </table:table-cell>
          <table:table-cell table:number-columns-repeated="16"/>
        </table:table-row>
        <table:table-row table:style-name="ro2">
          <table:table-cell office:value-type="float" office:value="1419950948.974" calcext:value-type="float">
            <text:p>1419950948.974</text:p>
          </table:table-cell>
          <table:table-cell office:value-type="string" calcext:value-type="string">
            <text:p>Gyro</text:p>
          </table:table-cell>
          <table:table-cell office:value-type="float" office:value="0.10809664338188" calcext:value-type="float">
            <text:p>0.10809664338188</text:p>
          </table:table-cell>
          <table:table-cell office:value-type="float" office:value="-1.35033266122319" calcext:value-type="float">
            <text:p>-1.35033266122319</text:p>
          </table:table-cell>
          <table:table-cell office:value-type="float" office:value="1.2363198054797" calcext:value-type="float">
            <text:p>1.2363198054797</text:p>
          </table:table-cell>
          <table:table-cell table:number-columns-repeated="16"/>
        </table:table-row>
        <table:table-row table:style-name="ro2">
          <table:table-cell office:value-type="float" office:value="1419950948.97378" calcext:value-type="float">
            <text:p>1419950948.97378</text:p>
          </table:table-cell>
          <table:table-cell office:value-type="string" calcext:value-type="string">
            <text:p>Motion</text:p>
          </table:table-cell>
          <table:table-cell office:value-type="float" office:value="0.341417968273163" calcext:value-type="float">
            <text:p>0.341417968273163</text:p>
          </table:table-cell>
          <table:table-cell office:value-type="float" office:value="-2.61122560501099" calcext:value-type="float">
            <text:p>-2.61122560501099</text:p>
          </table:table-cell>
          <table:table-cell office:value-type="float" office:value="1.75232589244843" calcext:value-type="float">
            <text:p>1.75232589244843</text:p>
          </table:table-cell>
          <table:table-cell office:value-type="float" office:value="-2.15288972189786" calcext:value-type="float">
            <text:p>-2.15288972189786</text:p>
          </table:table-cell>
          <table:table-cell office:value-type="float" office:value="0.0611901414963235" calcext:value-type="float">
            <text:p>0.0611901414963235</text:p>
          </table:table-cell>
          <table:table-cell office:value-type="float" office:value="0.143160440716319" calcext:value-type="float">
            <text:p>0.143160440716319</text:p>
          </table:table-cell>
          <table:table-cell office:value-type="float" office:value="0.341417968273163" calcext:value-type="float">
            <text:p>0.341417968273163</text:p>
          </table:table-cell>
          <table:table-cell office:value-type="float" office:value="-2.61122560501099" calcext:value-type="float">
            <text:p>-2.61122560501099</text:p>
          </table:table-cell>
          <table:table-cell office:value-type="float" office:value="1.75232589244843" calcext:value-type="float">
            <text:p>1.75232589244843</text:p>
          </table:table-cell>
          <table:table-cell office:value-type="float" office:value="-0.833750247955322" calcext:value-type="float">
            <text:p>-0.833750247955322</text:p>
          </table:table-cell>
          <table:table-cell office:value-type="float" office:value="-0.0611519627273083" calcext:value-type="float">
            <text:p>-0.0611519627273083</text:p>
          </table:table-cell>
          <table:table-cell office:value-type="float" office:value="0.548744857311249" calcext:value-type="float">
            <text:p>0.548744857311249</text:p>
          </table:table-cell>
          <table:table-cell office:value-type="float" office:value="-0.150975674390793" calcext:value-type="float">
            <text:p>-0.150975674390793</text:p>
          </table:table-cell>
          <table:table-cell office:value-type="float" office:value="0.0378212742507458" calcext:value-type="float">
            <text:p>0.0378212742507458</text:p>
          </table:table-cell>
          <table:table-cell office:value-type="float" office:value="-0.0183798708021641" calcext:value-type="float">
            <text:p>-0.01837987080216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7428" calcext:value-type="float">
            <text:p>1419950948.97428</text:p>
          </table:table-cell>
          <table:table-cell office:value-type="string" calcext:value-type="string">
            <text:p>Motion</text:p>
          </table:table-cell>
          <table:table-cell office:value-type="float" office:value="0.244206681847572" calcext:value-type="float">
            <text:p>0.244206681847572</text:p>
          </table:table-cell>
          <table:table-cell office:value-type="float" office:value="-2.04365849494934" calcext:value-type="float">
            <text:p>-2.04365849494934</text:p>
          </table:table-cell>
          <table:table-cell office:value-type="float" office:value="1.47522854804993" calcext:value-type="float">
            <text:p>1.47522854804993</text:p>
          </table:table-cell>
          <table:table-cell office:value-type="float" office:value="-2.17588257244963" calcext:value-type="float">
            <text:p>-2.17588257244963</text:p>
          </table:table-cell>
          <table:table-cell office:value-type="float" office:value="0.0459479881780685" calcext:value-type="float">
            <text:p>0.0459479881780685</text:p>
          </table:table-cell>
          <table:table-cell office:value-type="float" office:value="0.136333062581189" calcext:value-type="float">
            <text:p>0.136333062581189</text:p>
          </table:table-cell>
          <table:table-cell office:value-type="float" office:value="0.244206681847572" calcext:value-type="float">
            <text:p>0.244206681847572</text:p>
          </table:table-cell>
          <table:table-cell office:value-type="float" office:value="-2.04365849494934" calcext:value-type="float">
            <text:p>-2.04365849494934</text:p>
          </table:table-cell>
          <table:table-cell office:value-type="float" office:value="1.47522854804993" calcext:value-type="float">
            <text:p>1.47522854804993</text:p>
          </table:table-cell>
          <table:table-cell office:value-type="float" office:value="-0.82158499956131" calcext:value-type="float">
            <text:p>-0.82158499956131</text:p>
          </table:table-cell>
          <table:table-cell office:value-type="float" office:value="-0.0459318235516548" calcext:value-type="float">
            <text:p>-0.0459318235516548</text:p>
          </table:table-cell>
          <table:table-cell office:value-type="float" office:value="0.568232655525208" calcext:value-type="float">
            <text:p>0.568232655525208</text:p>
          </table:table-cell>
          <table:table-cell office:value-type="float" office:value="-0.221048057079315" calcext:value-type="float">
            <text:p>-0.221048057079315</text:p>
          </table:table-cell>
          <table:table-cell office:value-type="float" office:value="0.0783720090985298" calcext:value-type="float">
            <text:p>0.0783720090985298</text:p>
          </table:table-cell>
          <table:table-cell office:value-type="float" office:value="0.0267380513250828" calcext:value-type="float">
            <text:p>0.02673805132508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7897" calcext:value-type="float">
            <text:p>1419950948.97897</text:p>
          </table:table-cell>
          <table:table-cell office:value-type="string" calcext:value-type="string">
            <text:p>Acceleration</text:p>
          </table:table-cell>
          <table:table-cell office:value-type="float" office:value="-1.00257873535156" calcext:value-type="float">
            <text:p>-1.00257873535156</text:p>
          </table:table-cell>
          <table:table-cell office:value-type="float" office:value="0.052001953125" calcext:value-type="float">
            <text:p>0.052001953125</text:p>
          </table:table-cell>
          <table:table-cell office:value-type="float" office:value="0.625045776367188" calcext:value-type="float">
            <text:p>0.625045776367188</text:p>
          </table:table-cell>
          <table:table-cell table:number-columns-repeated="16"/>
        </table:table-row>
        <table:table-row table:style-name="ro2">
          <table:table-cell office:value-type="float" office:value="1419950948.97899" calcext:value-type="float">
            <text:p>1419950948.97899</text:p>
          </table:table-cell>
          <table:table-cell office:value-type="string" calcext:value-type="string">
            <text:p>Acceleration</text:p>
          </table:table-cell>
          <table:table-cell office:value-type="float" office:value="-0.922744750976562" calcext:value-type="float">
            <text:p>-0.922744750976562</text:p>
          </table:table-cell>
          <table:table-cell office:value-type="float" office:value="0.05499267578125" calcext:value-type="float">
            <text:p>0.05499267578125</text:p>
          </table:table-cell>
          <table:table-cell office:value-type="float" office:value="0.600784301757813" calcext:value-type="float">
            <text:p>0.600784301757813</text:p>
          </table:table-cell>
          <table:table-cell table:number-columns-repeated="16"/>
        </table:table-row>
        <table:table-row table:style-name="ro2">
          <table:table-cell office:value-type="float" office:value="1419950948.98966" calcext:value-type="float">
            <text:p>1419950948.98966</text:p>
          </table:table-cell>
          <table:table-cell office:value-type="string" calcext:value-type="string">
            <text:p>Magnetic</text:p>
          </table:table-cell>
          <table:table-cell office:value-type="float" office:value="72.8188934326172" calcext:value-type="float">
            <text:p>72.8188934326172</text:p>
          </table:table-cell>
          <table:table-cell office:value-type="float" office:value="227.2626953125" calcext:value-type="float">
            <text:p>227.2626953125</text:p>
          </table:table-cell>
          <table:table-cell office:value-type="float" office:value="132.056091308594" calcext:value-type="float">
            <text:p>132.056091308594</text:p>
          </table:table-cell>
          <table:table-cell table:number-columns-repeated="16"/>
        </table:table-row>
        <table:table-row table:style-name="ro2">
          <table:table-cell office:value-type="float" office:value="1419950948.99005" calcext:value-type="float">
            <text:p>1419950948.99005</text:p>
          </table:table-cell>
          <table:table-cell office:value-type="string" calcext:value-type="string">
            <text:p>Gyro</text:p>
          </table:table-cell>
          <table:table-cell office:value-type="float" office:value="-0.0182655566524175" calcext:value-type="float">
            <text:p>-0.0182655566524175</text:p>
          </table:table-cell>
          <table:table-cell office:value-type="float" office:value="-0.733504605344491" calcext:value-type="float">
            <text:p>-0.733504605344491</text:p>
          </table:table-cell>
          <table:table-cell office:value-type="float" office:value="1.01468514797669" calcext:value-type="float">
            <text:p>1.01468514797669</text:p>
          </table:table-cell>
          <table:table-cell table:number-columns-repeated="16"/>
        </table:table-row>
        <table:table-row table:style-name="ro2">
          <table:table-cell office:value-type="float" office:value="1419950948.99036" calcext:value-type="float">
            <text:p>1419950948.99036</text:p>
          </table:table-cell>
          <table:table-cell office:value-type="string" calcext:value-type="string">
            <text:p>Gyro</text:p>
          </table:table-cell>
          <table:table-cell office:value-type="float" office:value="-0.0708025344247376" calcext:value-type="float">
            <text:p>-0.0708025344247376</text:p>
          </table:table-cell>
          <table:table-cell office:value-type="float" office:value="0.0419059050168329" calcext:value-type="float">
            <text:p>0.0419059050168329</text:p>
          </table:table-cell>
          <table:table-cell office:value-type="float" office:value="0.842999940930881" calcext:value-type="float">
            <text:p>0.842999940930881</text:p>
          </table:table-cell>
          <table:table-cell table:number-columns-repeated="16"/>
        </table:table-row>
        <table:table-row table:style-name="ro2">
          <table:table-cell office:value-type="float" office:value="1419950948.99026" calcext:value-type="float">
            <text:p>1419950948.99026</text:p>
          </table:table-cell>
          <table:table-cell office:value-type="string" calcext:value-type="string">
            <text:p>Motion</text:p>
          </table:table-cell>
          <table:table-cell office:value-type="float" office:value="0.117225557565689" calcext:value-type="float">
            <text:p>0.117225557565689</text:p>
          </table:table-cell>
          <table:table-cell office:value-type="float" office:value="-1.32311236858368" calcext:value-type="float">
            <text:p>-1.32311236858368</text:p>
          </table:table-cell>
          <table:table-cell office:value-type="float" office:value="1.21917700767517" calcext:value-type="float">
            <text:p>1.21917700767517</text:p>
          </table:table-cell>
          <table:table-cell office:value-type="float" office:value="-2.19167347120613" calcext:value-type="float">
            <text:p>-2.19167347120613</text:p>
          </table:table-cell>
          <table:table-cell office:value-type="float" office:value="0.0338401743796484" calcext:value-type="float">
            <text:p>0.0338401743796484</text:p>
          </table:table-cell>
          <table:table-cell office:value-type="float" office:value="0.129771423537978" calcext:value-type="float">
            <text:p>0.129771423537978</text:p>
          </table:table-cell>
          <table:table-cell office:value-type="float" office:value="0.117225557565689" calcext:value-type="float">
            <text:p>0.117225557565689</text:p>
          </table:table-cell>
          <table:table-cell office:value-type="float" office:value="-1.32311236858368" calcext:value-type="float">
            <text:p>-1.32311236858368</text:p>
          </table:table-cell>
          <table:table-cell office:value-type="float" office:value="1.21917700767517" calcext:value-type="float">
            <text:p>1.21917700767517</text:p>
          </table:table-cell>
          <table:table-cell office:value-type="float" office:value="-0.812902808189392" calcext:value-type="float">
            <text:p>-0.812902808189392</text:p>
          </table:table-cell>
          <table:table-cell office:value-type="float" office:value="-0.0338337160646915" calcext:value-type="float">
            <text:p>-0.0338337160646915</text:p>
          </table:table-cell>
          <table:table-cell office:value-type="float" office:value="0.581415772438049" calcext:value-type="float">
            <text:p>0.581415772438049</text:p>
          </table:table-cell>
          <table:table-cell office:value-type="float" office:value="-0.189675912261009" calcext:value-type="float">
            <text:p>-0.189675912261009</text:p>
          </table:table-cell>
          <table:table-cell office:value-type="float" office:value="0.0858356654644013" calcext:value-type="float">
            <text:p>0.0858356654644013</text:p>
          </table:table-cell>
          <table:table-cell office:value-type="float" office:value="0.0436300151050091" calcext:value-type="float">
            <text:p>0.04363001510500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8.99855" calcext:value-type="float">
            <text:p>1419950948.99855</text:p>
          </table:table-cell>
          <table:table-cell office:value-type="string" calcext:value-type="string">
            <text:p>Acceleration</text:p>
          </table:table-cell>
          <table:table-cell office:value-type="float" office:value="-0.6092529296875" calcext:value-type="float">
            <text:p>-0.6092529296875</text:p>
          </table:table-cell>
          <table:table-cell office:value-type="float" office:value="0.0787506103515625" calcext:value-type="float">
            <text:p>0.0787506103515625</text:p>
          </table:table-cell>
          <table:table-cell office:value-type="float" office:value="0.516189575195313" calcext:value-type="float">
            <text:p>0.516189575195313</text:p>
          </table:table-cell>
          <table:table-cell table:number-columns-repeated="16"/>
        </table:table-row>
        <table:table-row table:style-name="ro2">
          <table:table-cell office:value-type="float" office:value="1419950948.99852" calcext:value-type="float">
            <text:p>1419950948.99852</text:p>
          </table:table-cell>
          <table:table-cell office:value-type="string" calcext:value-type="string">
            <text:p>Acceleration</text:p>
          </table:table-cell>
          <table:table-cell office:value-type="float" office:value="-0.758529663085938" calcext:value-type="float">
            <text:p>-0.758529663085938</text:p>
          </table:table-cell>
          <table:table-cell office:value-type="float" office:value="0.0553131103515625" calcext:value-type="float">
            <text:p>0.0553131103515625</text:p>
          </table:table-cell>
          <table:table-cell office:value-type="float" office:value="0.591934204101563" calcext:value-type="float">
            <text:p>0.591934204101563</text:p>
          </table:table-cell>
          <table:table-cell table:number-columns-repeated="16"/>
        </table:table-row>
        <table:table-row table:style-name="ro2">
          <table:table-cell office:value-type="float" office:value="1419950949.0061" calcext:value-type="float">
            <text:p>1419950949.0061</text:p>
          </table:table-cell>
          <table:table-cell office:value-type="string" calcext:value-type="string">
            <text:p>Gyro</text:p>
          </table:table-cell>
          <table:table-cell office:value-type="float" office:value="-0.0297147524947771" calcext:value-type="float">
            <text:p>-0.0297147524947771</text:p>
          </table:table-cell>
          <table:table-cell office:value-type="float" office:value="0.965518933196086" calcext:value-type="float">
            <text:p>0.965518933196086</text:p>
          </table:table-cell>
          <table:table-cell office:value-type="float" office:value="0.807842752432418" calcext:value-type="float">
            <text:p>0.807842752432418</text:p>
          </table:table-cell>
          <table:table-cell table:number-columns-repeated="16"/>
        </table:table-row>
        <table:table-row table:style-name="ro2">
          <table:table-cell office:value-type="float" office:value="1419950949.00603" calcext:value-type="float">
            <text:p>1419950949.00603</text:p>
          </table:table-cell>
          <table:table-cell office:value-type="string" calcext:value-type="string">
            <text:p>Motion</text:p>
          </table:table-cell>
          <table:table-cell office:value-type="float" office:value="-0.00913666188716888" calcext:value-type="float">
            <text:p>-0.00913666188716888</text:p>
          </table:table-cell>
          <table:table-cell office:value-type="float" office:value="-0.706284463405609" calcext:value-type="float">
            <text:p>-0.706284463405609</text:p>
          </table:table-cell>
          <table:table-cell office:value-type="float" office:value="0.997542440891266" calcext:value-type="float">
            <text:p>0.997542440891266</text:p>
          </table:table-cell>
          <table:table-cell office:value-type="float" office:value="-2.2006146729199" calcext:value-type="float">
            <text:p>-2.2006146729199</text:p>
          </table:table-cell>
          <table:table-cell office:value-type="float" office:value="0.0246334645436571" calcext:value-type="float">
            <text:p>0.0246334645436571</text:p>
          </table:table-cell>
          <table:table-cell office:value-type="float" office:value="0.123378608937534" calcext:value-type="float">
            <text:p>0.123378608937534</text:p>
          </table:table-cell>
          <table:table-cell office:value-type="float" office:value="-0.00913666188716888" calcext:value-type="float">
            <text:p>-0.00913666188716888</text:p>
          </table:table-cell>
          <table:table-cell office:value-type="float" office:value="-0.706284463405609" calcext:value-type="float">
            <text:p>-0.706284463405609</text:p>
          </table:table-cell>
          <table:table-cell office:value-type="float" office:value="0.997542440891266" calcext:value-type="float">
            <text:p>0.997542440891266</text:p>
          </table:table-cell>
          <table:table-cell office:value-type="float" office:value="-0.807889342308044" calcext:value-type="float">
            <text:p>-0.807889342308044</text:p>
          </table:table-cell>
          <table:table-cell office:value-type="float" office:value="-0.0246309731155634" calcext:value-type="float">
            <text:p>-0.0246309731155634</text:p>
          </table:table-cell>
          <table:table-cell office:value-type="float" office:value="0.588819265365601" calcext:value-type="float">
            <text:p>0.588819265365601</text:p>
          </table:table-cell>
          <table:table-cell office:value-type="float" office:value="-0.114855416119099" calcext:value-type="float">
            <text:p>-0.114855416119099</text:p>
          </table:table-cell>
          <table:table-cell office:value-type="float" office:value="0.0796236470341682" calcext:value-type="float">
            <text:p>0.0796236470341682</text:p>
          </table:table-cell>
          <table:table-cell office:value-type="float" office:value="0.0119650298729539" calcext:value-type="float">
            <text:p>0.01196502987295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0638" calcext:value-type="float">
            <text:p>1419950949.00638</text:p>
          </table:table-cell>
          <table:table-cell office:value-type="string" calcext:value-type="string">
            <text:p>Motion</text:p>
          </table:table-cell>
          <table:table-cell office:value-type="float" office:value="-0.0616736561059952" calcext:value-type="float">
            <text:p>-0.0616736561059952</text:p>
          </table:table-cell>
          <table:table-cell office:value-type="float" office:value="0.0691259801387787" calcext:value-type="float">
            <text:p>0.0691259801387787</text:p>
          </table:table-cell>
          <table:table-cell office:value-type="float" office:value="0.825857281684876" calcext:value-type="float">
            <text:p>0.825857281684876</text:p>
          </table:table-cell>
          <table:table-cell office:value-type="float" office:value="-2.20200299096625" calcext:value-type="float">
            <text:p>-2.20200299096625</text:p>
          </table:table-cell>
          <table:table-cell office:value-type="float" office:value="0.0175212107520827" calcext:value-type="float">
            <text:p>0.0175212107520827</text:p>
          </table:table-cell>
          <table:table-cell office:value-type="float" office:value="0.117473283474601" calcext:value-type="float">
            <text:p>0.117473283474601</text:p>
          </table:table-cell>
          <table:table-cell office:value-type="float" office:value="-0.0616736561059952" calcext:value-type="float">
            <text:p>-0.0616736561059952</text:p>
          </table:table-cell>
          <table:table-cell office:value-type="float" office:value="0.0691259801387787" calcext:value-type="float">
            <text:p>0.0691259801387787</text:p>
          </table:table-cell>
          <table:table-cell office:value-type="float" office:value="0.825857281684876" calcext:value-type="float">
            <text:p>0.825857281684876</text:p>
          </table:table-cell>
          <table:table-cell office:value-type="float" office:value="-0.807192087173462" calcext:value-type="float">
            <text:p>-0.807192087173462</text:p>
          </table:table-cell>
          <table:table-cell office:value-type="float" office:value="-0.0175203140825033" calcext:value-type="float">
            <text:p>-0.0175203140825033</text:p>
          </table:table-cell>
          <table:table-cell office:value-type="float" office:value="0.590028762817383" calcext:value-type="float">
            <text:p>0.590028762817383</text:p>
          </table:table-cell>
          <table:table-cell office:value-type="float" office:value="0.0486624389886856" calcext:value-type="float">
            <text:p>0.0486624389886856</text:p>
          </table:table-cell>
          <table:table-cell office:value-type="float" office:value="0.072833426296711" calcext:value-type="float">
            <text:p>0.072833426296711</text:p>
          </table:table-cell>
          <table:table-cell office:value-type="float" office:value="0.00190543639473617" calcext:value-type="float">
            <text:p>0.001905436394736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1543" calcext:value-type="float">
            <text:p>1419950949.01543</text:p>
          </table:table-cell>
          <table:table-cell office:value-type="string" calcext:value-type="string">
            <text:p>Magnetic</text:p>
          </table:table-cell>
          <table:table-cell office:value-type="float" office:value="72.1415100097656" calcext:value-type="float">
            <text:p>72.1415100097656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30.080200195313" calcext:value-type="float">
            <text:p>130.080200195313</text:p>
          </table:table-cell>
          <table:table-cell table:number-columns-repeated="16"/>
        </table:table-row>
        <table:table-row table:style-name="ro2">
          <table:table-cell office:value-type="float" office:value="1419950949.01805" calcext:value-type="float">
            <text:p>1419950949.01805</text:p>
          </table:table-cell>
          <table:table-cell office:value-type="string" calcext:value-type="string">
            <text:p>Acceleration</text:p>
          </table:table-cell>
          <table:table-cell office:value-type="float" office:value="-0.721527099609375" calcext:value-type="float">
            <text:p>-0.721527099609375</text:p>
          </table:table-cell>
          <table:table-cell office:value-type="float" office:value="0.0764312744140625" calcext:value-type="float">
            <text:p>0.0764312744140625</text:p>
          </table:table-cell>
          <table:table-cell office:value-type="float" office:value="0.468246459960938" calcext:value-type="float">
            <text:p>0.468246459960938</text:p>
          </table:table-cell>
          <table:table-cell table:number-columns-repeated="16"/>
        </table:table-row>
        <table:table-row table:style-name="ro2">
          <table:table-cell office:value-type="float" office:value="1419950949.01807" calcext:value-type="float">
            <text:p>1419950949.01807</text:p>
          </table:table-cell>
          <table:table-cell office:value-type="string" calcext:value-type="string">
            <text:p>Acceleration</text:p>
          </table:table-cell>
          <table:table-cell office:value-type="float" office:value="-0.832305908203125" calcext:value-type="float">
            <text:p>-0.832305908203125</text:p>
          </table:table-cell>
          <table:table-cell office:value-type="float" office:value="-0.068267822265625" calcext:value-type="float">
            <text:p>-0.068267822265625</text:p>
          </table:table-cell>
          <table:table-cell office:value-type="float" office:value="0.70965576171875" calcext:value-type="float">
            <text:p>0.70965576171875</text:p>
          </table:table-cell>
          <table:table-cell table:number-columns-repeated="16"/>
        </table:table-row>
        <table:table-row table:style-name="ro2">
          <table:table-cell office:value-type="float" office:value="1419950949.02189" calcext:value-type="float">
            <text:p>1419950949.02189</text:p>
          </table:table-cell>
          <table:table-cell office:value-type="string" calcext:value-type="string">
            <text:p>Gyro</text:p>
          </table:table-cell>
          <table:table-cell office:value-type="float" office:value="-0.0380837362203511" calcext:value-type="float">
            <text:p>-0.0380837362203511</text:p>
          </table:table-cell>
          <table:table-cell office:value-type="float" office:value="0.602975623468656" calcext:value-type="float">
            <text:p>0.602975623468656</text:p>
          </table:table-cell>
          <table:table-cell office:value-type="float" office:value="0.702084630803736" calcext:value-type="float">
            <text:p>0.702084630803736</text:p>
          </table:table-cell>
          <table:table-cell table:number-columns-repeated="16"/>
        </table:table-row>
        <table:table-row table:style-name="ro2">
          <table:table-cell office:value-type="float" office:value="1419950949.02221" calcext:value-type="float">
            <text:p>1419950949.02221</text:p>
          </table:table-cell>
          <table:table-cell office:value-type="string" calcext:value-type="string">
            <text:p>Gyro</text:p>
          </table:table-cell>
          <table:table-cell office:value-type="float" office:value="-0.0857987945229738" calcext:value-type="float">
            <text:p>-0.0857987945229738</text:p>
          </table:table-cell>
          <table:table-cell office:value-type="float" office:value="0.431700276914608" calcext:value-type="float">
            <text:p>0.431700276914608</text:p>
          </table:table-cell>
          <table:table-cell office:value-type="float" office:value="0.546491840960838" calcext:value-type="float">
            <text:p>0.546491840960838</text:p>
          </table:table-cell>
          <table:table-cell table:number-columns-repeated="16"/>
        </table:table-row>
        <table:table-row table:style-name="ro2">
          <table:table-cell office:value-type="float" office:value="1419950949.02194" calcext:value-type="float">
            <text:p>1419950949.02194</text:p>
          </table:table-cell>
          <table:table-cell office:value-type="string" calcext:value-type="string">
            <text:p>Motion</text:p>
          </table:table-cell>
          <table:table-cell office:value-type="float" office:value="-0.0205858871340752" calcext:value-type="float">
            <text:p>-0.0205858871340752</text:p>
          </table:table-cell>
          <table:table-cell office:value-type="float" office:value="0.992739021778107" calcext:value-type="float">
            <text:p>0.992739021778107</text:p>
          </table:table-cell>
          <table:table-cell office:value-type="float" office:value="0.790700078010559" calcext:value-type="float">
            <text:p>0.790700078010559</text:p>
          </table:table-cell>
          <table:table-cell office:value-type="float" office:value="-2.19376167464157" calcext:value-type="float">
            <text:p>-2.19376167464157</text:p>
          </table:table-cell>
          <table:table-cell office:value-type="float" office:value="0.0109288432850353" calcext:value-type="float">
            <text:p>0.0109288432850353</text:p>
          </table:table-cell>
          <table:table-cell office:value-type="float" office:value="0.112177671940399" calcext:value-type="float">
            <text:p>0.112177671940399</text:p>
          </table:table-cell>
          <table:table-cell office:value-type="float" office:value="-0.0205858871340752" calcext:value-type="float">
            <text:p>-0.0205858871340752</text:p>
          </table:table-cell>
          <table:table-cell office:value-type="float" office:value="0.992739021778107" calcext:value-type="float">
            <text:p>0.992739021778107</text:p>
          </table:table-cell>
          <table:table-cell office:value-type="float" office:value="0.790700078010559" calcext:value-type="float">
            <text:p>0.790700078010559</text:p>
          </table:table-cell>
          <table:table-cell office:value-type="float" office:value="-0.812103390693665" calcext:value-type="float">
            <text:p>-0.812103390693665</text:p>
          </table:table-cell>
          <table:table-cell office:value-type="float" office:value="-0.0109286261722446" calcext:value-type="float">
            <text:p>-0.0109286261722446</text:p>
          </table:table-cell>
          <table:table-cell office:value-type="float" office:value="0.58341121673584" calcext:value-type="float">
            <text:p>0.58341121673584</text:p>
          </table:table-cell>
          <table:table-cell office:value-type="float" office:value="0.202850475907326" calcext:value-type="float">
            <text:p>0.202850475907326</text:p>
          </table:table-cell>
          <table:table-cell office:value-type="float" office:value="0.0896792337298393" calcext:value-type="float">
            <text:p>0.0896792337298393</text:p>
          </table:table-cell>
          <table:table-cell office:value-type="float" office:value="-0.0672216191887856" calcext:value-type="float">
            <text:p>-0.06722161918878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3782" calcext:value-type="float">
            <text:p>1419950949.03782</text:p>
          </table:table-cell>
          <table:table-cell office:value-type="string" calcext:value-type="string">
            <text:p>Acceleration</text:p>
          </table:table-cell>
          <table:table-cell office:value-type="float" office:value="-0.865615844726563" calcext:value-type="float">
            <text:p>-0.865615844726563</text:p>
          </table:table-cell>
          <table:table-cell office:value-type="float" office:value="-0.101913452148438" calcext:value-type="float">
            <text:p>-0.101913452148438</text:p>
          </table:table-cell>
          <table:table-cell office:value-type="float" office:value="0.66400146484375" calcext:value-type="float">
            <text:p>0.66400146484375</text:p>
          </table:table-cell>
          <table:table-cell table:number-columns-repeated="16"/>
        </table:table-row>
        <table:table-row table:style-name="ro2">
          <table:table-cell office:value-type="float" office:value="1419950949.03828" calcext:value-type="float">
            <text:p>1419950949.03828</text:p>
          </table:table-cell>
          <table:table-cell office:value-type="string" calcext:value-type="string">
            <text:p>Acceleration</text:p>
          </table:table-cell>
          <table:table-cell office:value-type="float" office:value="-0.982833862304688" calcext:value-type="float">
            <text:p>-0.982833862304688</text:p>
          </table:table-cell>
          <table:table-cell office:value-type="float" office:value="-0.039520263671875" calcext:value-type="float">
            <text:p>-0.039520263671875</text:p>
          </table:table-cell>
          <table:table-cell office:value-type="float" office:value="0.71051025390625" calcext:value-type="float">
            <text:p>0.71051025390625</text:p>
          </table:table-cell>
          <table:table-cell table:number-columns-repeated="16"/>
        </table:table-row>
        <table:table-row table:style-name="ro2">
          <table:table-cell office:value-type="float" office:value="1419950949.03873" calcext:value-type="float">
            <text:p>1419950949.03873</text:p>
          </table:table-cell>
          <table:table-cell office:value-type="string" calcext:value-type="string">
            <text:p>Gyro</text:p>
          </table:table-cell>
          <table:table-cell office:value-type="float" office:value="-0.208938569638276" calcext:value-type="float">
            <text:p>-0.208938569638276</text:p>
          </table:table-cell>
          <table:table-cell office:value-type="float" office:value="0.273958049755906" calcext:value-type="float">
            <text:p>0.273958049755906</text:p>
          </table:table-cell>
          <table:table-cell office:value-type="float" office:value="0.38353541070387" calcext:value-type="float">
            <text:p>0.38353541070387</text:p>
          </table:table-cell>
          <table:table-cell table:number-columns-repeated="16"/>
        </table:table-row>
        <table:table-row table:style-name="ro2">
          <table:table-cell office:value-type="float" office:value="1419950949.03844" calcext:value-type="float">
            <text:p>1419950949.03844</text:p>
          </table:table-cell>
          <table:table-cell office:value-type="string" calcext:value-type="string">
            <text:p>Motion</text:p>
          </table:table-cell>
          <table:table-cell office:value-type="float" office:value="-0.0289548896253109" calcext:value-type="float">
            <text:p>-0.0289548896253109</text:p>
          </table:table-cell>
          <table:table-cell office:value-type="float" office:value="0.630195617675781" calcext:value-type="float">
            <text:p>0.630195617675781</text:p>
          </table:table-cell>
          <table:table-cell office:value-type="float" office:value="0.684942007064819" calcext:value-type="float">
            <text:p>0.684942007064819</text:p>
          </table:table-cell>
          <table:table-cell office:value-type="float" office:value="-2.1846785430956" calcext:value-type="float">
            <text:p>-2.1846785430956</text:p>
          </table:table-cell>
          <table:table-cell office:value-type="float" office:value="0.00464385567876209" calcext:value-type="float">
            <text:p>0.00464385567876209</text:p>
          </table:table-cell>
          <table:table-cell office:value-type="float" office:value="0.107633717836181" calcext:value-type="float">
            <text:p>0.107633717836181</text:p>
          </table:table-cell>
          <table:table-cell office:value-type="float" office:value="-0.0289548896253109" calcext:value-type="float">
            <text:p>-0.0289548896253109</text:p>
          </table:table-cell>
          <table:table-cell office:value-type="float" office:value="0.630195617675781" calcext:value-type="float">
            <text:p>0.630195617675781</text:p>
          </table:table-cell>
          <table:table-cell office:value-type="float" office:value="0.684942007064819" calcext:value-type="float">
            <text:p>0.684942007064819</text:p>
          </table:table-cell>
          <table:table-cell office:value-type="float" office:value="-0.817409038543701" calcext:value-type="float">
            <text:p>-0.817409038543701</text:p>
          </table:table-cell>
          <table:table-cell office:value-type="float" office:value="-0.00464383885264397" calcext:value-type="float">
            <text:p>-0.00464383885264397</text:p>
          </table:table-cell>
          <table:table-cell office:value-type="float" office:value="0.576038956642151" calcext:value-type="float">
            <text:p>0.576038956642151</text:p>
          </table:table-cell>
          <table:table-cell office:value-type="float" office:value="0.0958819389343262" calcext:value-type="float">
            <text:p>0.0958819389343262</text:p>
          </table:table-cell>
          <table:table-cell office:value-type="float" office:value="0.0810751169919968" calcext:value-type="float">
            <text:p>0.0810751169919968</text:p>
          </table:table-cell>
          <table:table-cell office:value-type="float" office:value="-0.107792511582375" calcext:value-type="float">
            <text:p>-0.1077925115823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3904" calcext:value-type="float">
            <text:p>1419950949.03904</text:p>
          </table:table-cell>
          <table:table-cell office:value-type="string" calcext:value-type="string">
            <text:p>Motion</text:p>
          </table:table-cell>
          <table:table-cell office:value-type="float" office:value="-0.0766699686646462" calcext:value-type="float">
            <text:p>-0.0766699686646462</text:p>
          </table:table-cell>
          <table:table-cell office:value-type="float" office:value="0.458920180797577" calcext:value-type="float">
            <text:p>0.458920180797577</text:p>
          </table:table-cell>
          <table:table-cell office:value-type="float" office:value="0.529349267482758" calcext:value-type="float">
            <text:p>0.529349267482758</text:p>
          </table:table-cell>
          <table:table-cell office:value-type="float" office:value="-2.18007141918739" calcext:value-type="float">
            <text:p>-2.18007141918739</text:p>
          </table:table-cell>
          <table:table-cell office:value-type="float" office:value="0.000261416411822455" calcext:value-type="float">
            <text:p>0.000261416411822455</text:p>
          </table:table-cell>
          <table:table-cell office:value-type="float" office:value="0.103566150219039" calcext:value-type="float">
            <text:p>0.103566150219039</text:p>
          </table:table-cell>
          <table:table-cell office:value-type="float" office:value="-0.0766699686646462" calcext:value-type="float">
            <text:p>-0.0766699686646462</text:p>
          </table:table-cell>
          <table:table-cell office:value-type="float" office:value="0.458920180797577" calcext:value-type="float">
            <text:p>0.458920180797577</text:p>
          </table:table-cell>
          <table:table-cell office:value-type="float" office:value="0.529349267482758" calcext:value-type="float">
            <text:p>0.529349267482758</text:p>
          </table:table-cell>
          <table:table-cell office:value-type="float" office:value="-0.820063054561615" calcext:value-type="float">
            <text:p>-0.820063054561615</text:p>
          </table:table-cell>
          <table:table-cell office:value-type="float" office:value="-0.000261416396824643" calcext:value-type="float">
            <text:p>-0.000261416396824643</text:p>
          </table:table-cell>
          <table:table-cell office:value-type="float" office:value="0.572273135185242" calcext:value-type="float">
            <text:p>0.572273135185242</text:p>
          </table:table-cell>
          <table:table-cell office:value-type="float" office:value="-0.0122428573668003" calcext:value-type="float">
            <text:p>-0.0122428573668003</text:p>
          </table:table-cell>
          <table:table-cell office:value-type="float" office:value="-0.0680064037442207" calcext:value-type="float">
            <text:p>-0.0680064037442207</text:p>
          </table:table-cell>
          <table:table-cell office:value-type="float" office:value="0.13738264143467" calcext:value-type="float">
            <text:p>0.1373826414346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4154" calcext:value-type="float">
            <text:p>1419950949.04154</text:p>
          </table:table-cell>
          <table:table-cell office:value-type="string" calcext:value-type="string">
            <text:p>Magnetic</text:p>
          </table:table-cell>
          <table:table-cell office:value-type="float" office:value="72.4801940917969" calcext:value-type="float">
            <text:p>72.4801940917969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31.726776123047" calcext:value-type="float">
            <text:p>131.726776123047</text:p>
          </table:table-cell>
          <table:table-cell table:number-columns-repeated="16"/>
        </table:table-row>
        <table:table-row table:style-name="ro2">
          <table:table-cell office:value-type="float" office:value="1419950949.0537" calcext:value-type="float">
            <text:p>1419950949.0537</text:p>
          </table:table-cell>
          <table:table-cell office:value-type="string" calcext:value-type="string">
            <text:p>Gyro</text:p>
          </table:table-cell>
          <table:table-cell office:value-type="float" office:value="-0.439223706994081" calcext:value-type="float">
            <text:p>-0.439223706994081</text:p>
          </table:table-cell>
          <table:table-cell office:value-type="float" office:value="0.256461347710195" calcext:value-type="float">
            <text:p>0.256461347710195</text:p>
          </table:table-cell>
          <table:table-cell office:value-type="float" office:value="0.125424234698372" calcext:value-type="float">
            <text:p>0.125424234698372</text:p>
          </table:table-cell>
          <table:table-cell table:number-columns-repeated="16"/>
        </table:table-row>
        <table:table-row table:style-name="ro2">
          <table:table-cell office:value-type="float" office:value="1419950949.05417" calcext:value-type="float">
            <text:p>1419950949.05417</text:p>
          </table:table-cell>
          <table:table-cell office:value-type="string" calcext:value-type="string">
            <text:p>Gyro</text:p>
          </table:table-cell>
          <table:table-cell office:value-type="float" office:value="-0.607699272294129" calcext:value-type="float">
            <text:p>-0.607699272294129</text:p>
          </table:table-cell>
          <table:table-cell office:value-type="float" office:value="0.342939248311139" calcext:value-type="float">
            <text:p>0.342939248311139</text:p>
          </table:table-cell>
          <table:table-cell office:value-type="float" office:value="-0.185249219109803" calcext:value-type="float">
            <text:p>-0.185249219109803</text:p>
          </table:table-cell>
          <table:table-cell table:number-columns-repeated="16"/>
        </table:table-row>
        <table:table-row table:style-name="ro2">
          <table:table-cell office:value-type="float" office:value="1419950949.05392" calcext:value-type="float">
            <text:p>1419950949.05392</text:p>
          </table:table-cell>
          <table:table-cell office:value-type="string" calcext:value-type="string">
            <text:p>Motion</text:p>
          </table:table-cell>
          <table:table-cell office:value-type="float" office:value="-0.19980975985527" calcext:value-type="float">
            <text:p>-0.19980975985527</text:p>
          </table:table-cell>
          <table:table-cell office:value-type="float" office:value="0.30117791891098" calcext:value-type="float">
            <text:p>0.30117791891098</text:p>
          </table:table-cell>
          <table:table-cell office:value-type="float" office:value="0.366392880678177" calcext:value-type="float">
            <text:p>0.366392880678177</text:p>
          </table:table-cell>
          <table:table-cell office:value-type="float" office:value="-2.17627811219866" calcext:value-type="float">
            <text:p>-2.17627811219866</text:p>
          </table:table-cell>
          <table:table-cell office:value-type="float" office:value="-0.00244333307254355" calcext:value-type="float">
            <text:p>-0.00244333307254355</text:p>
          </table:table-cell>
          <table:table-cell office:value-type="float" office:value="0.0996769295329686" calcext:value-type="float">
            <text:p>0.0996769295329686</text:p>
          </table:table-cell>
          <table:table-cell office:value-type="float" office:value="-0.19980975985527" calcext:value-type="float">
            <text:p>-0.19980975985527</text:p>
          </table:table-cell>
          <table:table-cell office:value-type="float" office:value="0.30117791891098" calcext:value-type="float">
            <text:p>0.30117791891098</text:p>
          </table:table-cell>
          <table:table-cell office:value-type="float" office:value="0.366392880678177" calcext:value-type="float">
            <text:p>0.366392880678177</text:p>
          </table:table-cell>
          <table:table-cell office:value-type="float" office:value="-0.822225511074066" calcext:value-type="float">
            <text:p>-0.822225511074066</text:p>
          </table:table-cell>
          <table:table-cell office:value-type="float" office:value="0.0024433305952698" calcext:value-type="float">
            <text:p>0.0024433305952698</text:p>
          </table:table-cell>
          <table:table-cell office:value-type="float" office:value="0.569156587123871" calcext:value-type="float">
            <text:p>0.569156587123871</text:p>
          </table:table-cell>
          <table:table-cell office:value-type="float" office:value="-0.0433903187513351" calcext:value-type="float">
            <text:p>-0.0433903187513351</text:p>
          </table:table-cell>
          <table:table-cell office:value-type="float" office:value="-0.104356780648231" calcext:value-type="float">
            <text:p>-0.104356780648231</text:p>
          </table:table-cell>
          <table:table-cell office:value-type="float" office:value="0.0948448851704598" calcext:value-type="float">
            <text:p>0.094844885170459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5717" calcext:value-type="float">
            <text:p>1419950949.05717</text:p>
          </table:table-cell>
          <table:table-cell office:value-type="string" calcext:value-type="string">
            <text:p>Acceleration</text:p>
          </table:table-cell>
          <table:table-cell office:value-type="float" office:value="-0.989471435546875" calcext:value-type="float">
            <text:p>-0.989471435546875</text:p>
          </table:table-cell>
          <table:table-cell office:value-type="float" office:value="0.0254974365234375" calcext:value-type="float">
            <text:p>0.0254974365234375</text:p>
          </table:table-cell>
          <table:table-cell office:value-type="float" office:value="0.743637084960938" calcext:value-type="float">
            <text:p>0.743637084960938</text:p>
          </table:table-cell>
          <table:table-cell table:number-columns-repeated="16"/>
        </table:table-row>
        <table:table-row table:style-name="ro2">
          <table:table-cell office:value-type="float" office:value="1419950949.0572" calcext:value-type="float">
            <text:p>1419950949.0572</text:p>
          </table:table-cell>
          <table:table-cell office:value-type="string" calcext:value-type="string">
            <text:p>Acceleration</text:p>
          </table:table-cell>
          <table:table-cell office:value-type="float" office:value="-1.00848388671875" calcext:value-type="float">
            <text:p>-1.00848388671875</text:p>
          </table:table-cell>
          <table:table-cell office:value-type="float" office:value="0.0406036376953125" calcext:value-type="float">
            <text:p>0.0406036376953125</text:p>
          </table:table-cell>
          <table:table-cell office:value-type="float" office:value="0.73486328125" calcext:value-type="float">
            <text:p>0.73486328125</text:p>
          </table:table-cell>
          <table:table-cell table:number-columns-repeated="16"/>
        </table:table-row>
        <table:table-row table:style-name="ro2">
          <table:table-cell office:value-type="float" office:value="1419950949.06755" calcext:value-type="float">
            <text:p>1419950949.06755</text:p>
          </table:table-cell>
          <table:table-cell office:value-type="string" calcext:value-type="string">
            <text:p>Magnetic</text:p>
          </table:table-cell>
          <table:table-cell office:value-type="float" office:value="72.9882354736328" calcext:value-type="float">
            <text:p>72.9882354736328</text:p>
          </table:table-cell>
          <table:table-cell office:value-type="float" office:value="227.093338012695" calcext:value-type="float">
            <text:p>227.093338012695</text:p>
          </table:table-cell>
          <table:table-cell office:value-type="float" office:value="133.208709716797" calcext:value-type="float">
            <text:p>133.208709716797</text:p>
          </table:table-cell>
          <table:table-cell table:number-columns-repeated="16"/>
        </table:table-row>
        <table:table-row table:style-name="ro2">
          <table:table-cell office:value-type="float" office:value="1419950949.06988" calcext:value-type="float">
            <text:p>1419950949.06988</text:p>
          </table:table-cell>
          <table:table-cell office:value-type="string" calcext:value-type="string">
            <text:p>Gyro</text:p>
          </table:table-cell>
          <table:table-cell office:value-type="float" office:value="-0.750983730527008" calcext:value-type="float">
            <text:p>-0.750983730527008</text:p>
          </table:table-cell>
          <table:table-cell office:value-type="float" office:value="0.589315204973203" calcext:value-type="float">
            <text:p>0.589315204973203</text:p>
          </table:table-cell>
          <table:table-cell office:value-type="float" office:value="-0.462318906283358" calcext:value-type="float">
            <text:p>-0.462318906283358</text:p>
          </table:table-cell>
          <table:table-cell table:number-columns-repeated="16"/>
        </table:table-row>
        <table:table-row table:style-name="ro2">
          <table:table-cell office:value-type="float" office:value="1419950949.06986" calcext:value-type="float">
            <text:p>1419950949.06986</text:p>
          </table:table-cell>
          <table:table-cell office:value-type="string" calcext:value-type="string">
            <text:p>Motion</text:p>
          </table:table-cell>
          <table:table-cell office:value-type="float" office:value="-0.430094927549362" calcext:value-type="float">
            <text:p>-0.430094927549362</text:p>
          </table:table-cell>
          <table:table-cell office:value-type="float" office:value="0.283681154251099" calcext:value-type="float">
            <text:p>0.283681154251099</text:p>
          </table:table-cell>
          <table:table-cell office:value-type="float" office:value="0.10828173160553" calcext:value-type="float">
            <text:p>0.10828173160553</text:p>
          </table:table-cell>
          <table:table-cell office:value-type="float" office:value="-2.17341431848918" calcext:value-type="float">
            <text:p>-2.17341431848918</text:p>
          </table:table-cell>
          <table:table-cell office:value-type="float" office:value="-0.00174818931704828" calcext:value-type="float">
            <text:p>-0.00174818931704828</text:p>
          </table:table-cell>
          <table:table-cell office:value-type="float" office:value="0.095325394679269" calcext:value-type="float">
            <text:p>0.095325394679269</text:p>
          </table:table-cell>
          <table:table-cell office:value-type="float" office:value="-0.430094927549362" calcext:value-type="float">
            <text:p>-0.430094927549362</text:p>
          </table:table-cell>
          <table:table-cell office:value-type="float" office:value="0.283681154251099" calcext:value-type="float">
            <text:p>0.283681154251099</text:p>
          </table:table-cell>
          <table:table-cell office:value-type="float" office:value="0.10828173160553" calcext:value-type="float">
            <text:p>0.10828173160553</text:p>
          </table:table-cell>
          <table:table-cell office:value-type="float" office:value="-0.823853313922882" calcext:value-type="float">
            <text:p>-0.823853313922882</text:p>
          </table:table-cell>
          <table:table-cell office:value-type="float" office:value="0.00174818839877844" calcext:value-type="float">
            <text:p>0.00174818839877844</text:p>
          </table:table-cell>
          <table:table-cell office:value-type="float" office:value="0.5668004155159" calcext:value-type="float">
            <text:p>0.5668004155159</text:p>
          </table:table-cell>
          <table:table-cell office:value-type="float" office:value="-0.158980563282967" calcext:value-type="float">
            <text:p>-0.158980563282967</text:p>
          </table:table-cell>
          <table:table-cell office:value-type="float" office:value="-0.041268453001976" calcext:value-type="float">
            <text:p>-0.041268453001976</text:p>
          </table:table-cell>
          <table:table-cell office:value-type="float" office:value="0.143709868192673" calcext:value-type="float">
            <text:p>0.1437098681926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7019" calcext:value-type="float">
            <text:p>1419950949.07019</text:p>
          </table:table-cell>
          <table:table-cell office:value-type="string" calcext:value-type="string">
            <text:p>Motion</text:p>
          </table:table-cell>
          <table:table-cell office:value-type="float" office:value="-0.59857052564621" calcext:value-type="float">
            <text:p>-0.59857052564621</text:p>
          </table:table-cell>
          <table:table-cell office:value-type="float" office:value="0.370158970355987" calcext:value-type="float">
            <text:p>0.370158970355987</text:p>
          </table:table-cell>
          <table:table-cell office:value-type="float" office:value="-0.202391669154167" calcext:value-type="float">
            <text:p>-0.202391669154167</text:p>
          </table:table-cell>
          <table:table-cell office:value-type="float" office:value="-2.16975062192613" calcext:value-type="float">
            <text:p>-2.16975062192613</text:p>
          </table:table-cell>
          <table:table-cell office:value-type="float" office:value="0.00266524541589073" calcext:value-type="float">
            <text:p>0.00266524541589073</text:p>
          </table:table-cell>
          <table:table-cell office:value-type="float" office:value="0.091224133470855" calcext:value-type="float">
            <text:p>0.091224133470855</text:p>
          </table:table-cell>
          <table:table-cell office:value-type="float" office:value="-0.59857052564621" calcext:value-type="float">
            <text:p>-0.59857052564621</text:p>
          </table:table-cell>
          <table:table-cell office:value-type="float" office:value="0.370158970355987" calcext:value-type="float">
            <text:p>0.370158970355987</text:p>
          </table:table-cell>
          <table:table-cell office:value-type="float" office:value="-0.202391669154167" calcext:value-type="float">
            <text:p>-0.202391669154167</text:p>
          </table:table-cell>
          <table:table-cell office:value-type="float" office:value="-0.825922667980194" calcext:value-type="float">
            <text:p>-0.825922667980194</text:p>
          </table:table-cell>
          <table:table-cell office:value-type="float" office:value="-0.00266524218022823" calcext:value-type="float">
            <text:p>-0.00266524218022823</text:p>
          </table:table-cell>
          <table:table-cell office:value-type="float" office:value="0.563777089118958" calcext:value-type="float">
            <text:p>0.563777089118958</text:p>
          </table:table-cell>
          <table:table-cell office:value-type="float" office:value="-0.182561203837395" calcext:value-type="float">
            <text:p>-0.182561203837395</text:p>
          </table:table-cell>
          <table:table-cell office:value-type="float" office:value="0.0432688817381859" calcext:value-type="float">
            <text:p>0.0432688817381859</text:p>
          </table:table-cell>
          <table:table-cell office:value-type="float" office:value="0.171086177229881" calcext:value-type="float">
            <text:p>0.1710861772298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7649" calcext:value-type="float">
            <text:p>1419950949.07649</text:p>
          </table:table-cell>
          <table:table-cell office:value-type="string" calcext:value-type="string">
            <text:p>Acceleration</text:p>
          </table:table-cell>
          <table:table-cell office:value-type="float" office:value="-0.977737426757812" calcext:value-type="float">
            <text:p>-0.977737426757812</text:p>
          </table:table-cell>
          <table:table-cell office:value-type="float" office:value="0.0589141845703125" calcext:value-type="float">
            <text:p>0.0589141845703125</text:p>
          </table:table-cell>
          <table:table-cell office:value-type="float" office:value="0.68804931640625" calcext:value-type="float">
            <text:p>0.68804931640625</text:p>
          </table:table-cell>
          <table:table-cell table:number-columns-repeated="16"/>
        </table:table-row>
        <table:table-row table:style-name="ro2">
          <table:table-cell office:value-type="float" office:value="1419950949.07666" calcext:value-type="float">
            <text:p>1419950949.07666</text:p>
          </table:table-cell>
          <table:table-cell office:value-type="string" calcext:value-type="string">
            <text:p>Acceleration</text:p>
          </table:table-cell>
          <table:table-cell office:value-type="float" office:value="-0.964645385742188" calcext:value-type="float">
            <text:p>-0.964645385742188</text:p>
          </table:table-cell>
          <table:table-cell office:value-type="float" office:value="0.0720062255859375" calcext:value-type="float">
            <text:p>0.0720062255859375</text:p>
          </table:table-cell>
          <table:table-cell office:value-type="float" office:value="0.659210205078125" calcext:value-type="float">
            <text:p>0.659210205078125</text:p>
          </table:table-cell>
          <table:table-cell table:number-columns-repeated="16"/>
        </table:table-row>
        <table:table-row table:style-name="ro2">
          <table:table-cell office:value-type="float" office:value="1419950949.08587" calcext:value-type="float">
            <text:p>1419950949.08587</text:p>
          </table:table-cell>
          <table:table-cell office:value-type="string" calcext:value-type="string">
            <text:p>Gyro</text:p>
          </table:table-cell>
          <table:table-cell office:value-type="float" office:value="-0.84030242506274" calcext:value-type="float">
            <text:p>-0.84030242506274</text:p>
          </table:table-cell>
          <table:table-cell office:value-type="float" office:value="1.09980243957672" calcext:value-type="float">
            <text:p>1.09980243957672</text:p>
          </table:table-cell>
          <table:table-cell office:value-type="float" office:value="-0.735783205973163" calcext:value-type="float">
            <text:p>-0.735783205973163</text:p>
          </table:table-cell>
          <table:table-cell table:number-columns-repeated="16"/>
        </table:table-row>
        <table:table-row table:style-name="ro2">
          <table:table-cell office:value-type="float" office:value="1419950949.08622" calcext:value-type="float">
            <text:p>1419950949.08622</text:p>
          </table:table-cell>
          <table:table-cell office:value-type="string" calcext:value-type="string">
            <text:p>Gyro</text:p>
          </table:table-cell>
          <table:table-cell office:value-type="float" office:value="-0.874434030225413" calcext:value-type="float">
            <text:p>-0.874434030225413</text:p>
          </table:table-cell>
          <table:table-cell office:value-type="float" office:value="1.941330185057" calcext:value-type="float">
            <text:p>1.941330185057</text:p>
          </table:table-cell>
          <table:table-cell office:value-type="float" office:value="-1.15995685701499" calcext:value-type="float">
            <text:p>-1.15995685701499</text:p>
          </table:table-cell>
          <table:table-cell table:number-columns-repeated="16"/>
        </table:table-row>
        <table:table-row table:style-name="ro2">
          <table:table-cell office:value-type="float" office:value="1419950949.08589" calcext:value-type="float">
            <text:p>1419950949.08589</text:p>
          </table:table-cell>
          <table:table-cell office:value-type="string" calcext:value-type="string">
            <text:p>Motion</text:p>
          </table:table-cell>
          <table:table-cell office:value-type="float" office:value="-0.741854965686798" calcext:value-type="float">
            <text:p>-0.741854965686798</text:p>
          </table:table-cell>
          <table:table-cell office:value-type="float" office:value="0.61653482913971" calcext:value-type="float">
            <text:p>0.61653482913971</text:p>
          </table:table-cell>
          <table:table-cell office:value-type="float" office:value="-0.479461312294006" calcext:value-type="float">
            <text:p>-0.479461312294006</text:p>
          </table:table-cell>
          <table:table-cell office:value-type="float" office:value="-2.16398134091212" calcext:value-type="float">
            <text:p>-2.16398134091212</text:p>
          </table:table-cell>
          <table:table-cell office:value-type="float" office:value="0.0106137006893986" calcext:value-type="float">
            <text:p>0.0106137006893986</text:p>
          </table:table-cell>
          <table:table-cell office:value-type="float" office:value="0.0874494734127364" calcext:value-type="float">
            <text:p>0.0874494734127364</text:p>
          </table:table-cell>
          <table:table-cell office:value-type="float" office:value="-0.741854965686798" calcext:value-type="float">
            <text:p>-0.741854965686798</text:p>
          </table:table-cell>
          <table:table-cell office:value-type="float" office:value="0.61653482913971" calcext:value-type="float">
            <text:p>0.61653482913971</text:p>
          </table:table-cell>
          <table:table-cell office:value-type="float" office:value="-0.479461312294006" calcext:value-type="float">
            <text:p>-0.479461312294006</text:p>
          </table:table-cell>
          <table:table-cell office:value-type="float" office:value="-0.829117774963379" calcext:value-type="float">
            <text:p>-0.829117774963379</text:p>
          </table:table-cell>
          <table:table-cell office:value-type="float" office:value="-0.0106135010719299" calcext:value-type="float">
            <text:p>-0.0106135010719299</text:p>
          </table:table-cell>
          <table:table-cell office:value-type="float" office:value="0.558973252773285" calcext:value-type="float">
            <text:p>0.558973252773285</text:p>
          </table:table-cell>
          <table:table-cell office:value-type="float" office:value="-0.148619681596756" calcext:value-type="float">
            <text:p>-0.148619681596756</text:p>
          </table:table-cell>
          <table:table-cell office:value-type="float" office:value="0.0695276856422424" calcext:value-type="float">
            <text:p>0.0695276856422424</text:p>
          </table:table-cell>
          <table:table-cell office:value-type="float" office:value="0.129076048731804" calcext:value-type="float">
            <text:p>0.1290760487318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09364" calcext:value-type="float">
            <text:p>1419950949.09364</text:p>
          </table:table-cell>
          <table:table-cell office:value-type="string" calcext:value-type="string">
            <text:p>Magnetic</text:p>
          </table:table-cell>
          <table:table-cell office:value-type="float" office:value="72.1415100097656" calcext:value-type="float">
            <text:p>72.1415100097656</text:p>
          </table:table-cell>
          <table:table-cell office:value-type="float" office:value="226.585311889648" calcext:value-type="float">
            <text:p>226.585311889648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9.096" calcext:value-type="float">
            <text:p>1419950949.096</text:p>
          </table:table-cell>
          <table:table-cell office:value-type="string" calcext:value-type="string">
            <text:p>Acceleration</text:p>
          </table:table-cell>
          <table:table-cell office:value-type="float" office:value="-0.997421264648438" calcext:value-type="float">
            <text:p>-0.997421264648438</text:p>
          </table:table-cell>
          <table:table-cell office:value-type="float" office:value="0.036773681640625" calcext:value-type="float">
            <text:p>0.036773681640625</text:p>
          </table:table-cell>
          <table:table-cell office:value-type="float" office:value="0.622146606445313" calcext:value-type="float">
            <text:p>0.622146606445313</text:p>
          </table:table-cell>
          <table:table-cell table:number-columns-repeated="16"/>
        </table:table-row>
        <table:table-row table:style-name="ro2">
          <table:table-cell office:value-type="float" office:value="1419950949.09617" calcext:value-type="float">
            <text:p>1419950949.09617</text:p>
          </table:table-cell>
          <table:table-cell office:value-type="string" calcext:value-type="string">
            <text:p>Acceleration</text:p>
          </table:table-cell>
          <table:table-cell office:value-type="float" office:value="-0.93994140625" calcext:value-type="float">
            <text:p>-0.93994140625</text:p>
          </table:table-cell>
          <table:table-cell office:value-type="float" office:value="-0.00347900390625" calcext:value-type="float">
            <text:p>-0.00347900390625</text:p>
          </table:table-cell>
          <table:table-cell office:value-type="float" office:value="0.551803588867188" calcext:value-type="float">
            <text:p>0.551803588867188</text:p>
          </table:table-cell>
          <table:table-cell table:number-columns-repeated="16"/>
        </table:table-row>
        <table:table-row table:style-name="ro2">
          <table:table-cell office:value-type="float" office:value="1419950949.10182" calcext:value-type="float">
            <text:p>1419950949.10182</text:p>
          </table:table-cell>
          <table:table-cell office:value-type="string" calcext:value-type="string">
            <text:p>Gyro</text:p>
          </table:table-cell>
          <table:table-cell office:value-type="float" office:value="-0.775189467990848" calcext:value-type="float">
            <text:p>-0.775189467990848</text:p>
          </table:table-cell>
          <table:table-cell office:value-type="float" office:value="3.17239983476372" calcext:value-type="float">
            <text:p>3.17239983476372</text:p>
          </table:table-cell>
          <table:table-cell office:value-type="float" office:value="-1.84143927362587" calcext:value-type="float">
            <text:p>-1.84143927362587</text:p>
          </table:table-cell>
          <table:table-cell table:number-columns-repeated="16"/>
        </table:table-row>
        <table:table-row table:style-name="ro2">
          <table:table-cell office:value-type="float" office:value="1419950949.10157" calcext:value-type="float">
            <text:p>1419950949.10157</text:p>
          </table:table-cell>
          <table:table-cell office:value-type="string" calcext:value-type="string">
            <text:p>Motion</text:p>
          </table:table-cell>
          <table:table-cell office:value-type="float" office:value="-0.831173658370972" calcext:value-type="float">
            <text:p>-0.831173658370972</text:p>
          </table:table-cell>
          <table:table-cell office:value-type="float" office:value="1.12702202796936" calcext:value-type="float">
            <text:p>1.12702202796936</text:p>
          </table:table-cell>
          <table:table-cell office:value-type="float" office:value="-0.752925574779511" calcext:value-type="float">
            <text:p>-0.752925574779511</text:p>
          </table:table-cell>
          <table:table-cell office:value-type="float" office:value="-2.1536222540874" calcext:value-type="float">
            <text:p>-2.1536222540874</text:p>
          </table:table-cell>
          <table:table-cell office:value-type="float" office:value="0.0213792911531774" calcext:value-type="float">
            <text:p>0.0213792911531774</text:p>
          </table:table-cell>
          <table:table-cell office:value-type="float" office:value="0.0842337293528646" calcext:value-type="float">
            <text:p>0.0842337293528646</text:p>
          </table:table-cell>
          <table:table-cell office:value-type="float" office:value="-0.831173658370972" calcext:value-type="float">
            <text:p>-0.831173658370972</text:p>
          </table:table-cell>
          <table:table-cell office:value-type="float" office:value="1.12702202796936" calcext:value-type="float">
            <text:p>1.12702202796936</text:p>
          </table:table-cell>
          <table:table-cell office:value-type="float" office:value="-0.752925574779511" calcext:value-type="float">
            <text:p>-0.752925574779511</text:p>
          </table:table-cell>
          <table:table-cell office:value-type="float" office:value="-0.834719836711883" calcext:value-type="float">
            <text:p>-0.834719836711883</text:p>
          </table:table-cell>
          <table:table-cell office:value-type="float" office:value="-0.0213776621967554" calcext:value-type="float">
            <text:p>-0.0213776621967554</text:p>
          </table:table-cell>
          <table:table-cell office:value-type="float" office:value="0.55025976896286" calcext:value-type="float">
            <text:p>0.55025976896286</text:p>
          </table:table-cell>
          <table:table-cell office:value-type="float" office:value="-0.129925549030304" calcext:value-type="float">
            <text:p>-0.129925549030304</text:p>
          </table:table-cell>
          <table:table-cell office:value-type="float" office:value="0.0933838859200478" calcext:value-type="float">
            <text:p>0.0933838859200478</text:p>
          </table:table-cell>
          <table:table-cell office:value-type="float" office:value="0.108950458467007" calcext:value-type="float">
            <text:p>0.1089504584670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0213" calcext:value-type="float">
            <text:p>1419950949.10213</text:p>
          </table:table-cell>
          <table:table-cell office:value-type="string" calcext:value-type="string">
            <text:p>Motion</text:p>
          </table:table-cell>
          <table:table-cell office:value-type="float" office:value="-0.865305304527283" calcext:value-type="float">
            <text:p>-0.865305304527283</text:p>
          </table:table-cell>
          <table:table-cell office:value-type="float" office:value="1.96854972839356" calcext:value-type="float">
            <text:p>1.96854972839356</text:p>
          </table:table-cell>
          <table:table-cell office:value-type="float" office:value="-1.17709910869598" calcext:value-type="float">
            <text:p>-1.17709910869598</text:p>
          </table:table-cell>
          <table:table-cell office:value-type="float" office:value="-2.13501907663039" calcext:value-type="float">
            <text:p>-2.13501907663039</text:p>
          </table:table-cell>
          <table:table-cell office:value-type="float" office:value="0.0358602989071846" calcext:value-type="float">
            <text:p>0.0358602989071846</text:p>
          </table:table-cell>
          <table:table-cell office:value-type="float" office:value="0.0826242636776414" calcext:value-type="float">
            <text:p>0.0826242636776414</text:p>
          </table:table-cell>
          <table:table-cell office:value-type="float" office:value="-0.865305304527283" calcext:value-type="float">
            <text:p>-0.865305304527283</text:p>
          </table:table-cell>
          <table:table-cell office:value-type="float" office:value="1.96854972839356" calcext:value-type="float">
            <text:p>1.96854972839356</text:p>
          </table:table-cell>
          <table:table-cell office:value-type="float" office:value="-1.17709910869598" calcext:value-type="float">
            <text:p>-1.17709910869598</text:p>
          </table:table-cell>
          <table:table-cell office:value-type="float" office:value="-0.844461262226105" calcext:value-type="float">
            <text:p>-0.844461262226105</text:p>
          </table:table-cell>
          <table:table-cell office:value-type="float" office:value="-0.0358526147902012" calcext:value-type="float">
            <text:p>-0.0358526147902012</text:p>
          </table:table-cell>
          <table:table-cell office:value-type="float" office:value="0.534415423870087" calcext:value-type="float">
            <text:p>0.534415423870087</text:p>
          </table:table-cell>
          <table:table-cell office:value-type="float" office:value="-0.152960032224655" calcext:value-type="float">
            <text:p>-0.152960032224655</text:p>
          </table:table-cell>
          <table:table-cell office:value-type="float" office:value="0.0726262927055359" calcext:value-type="float">
            <text:p>0.0726262927055359</text:p>
          </table:table-cell>
          <table:table-cell office:value-type="float" office:value="0.0877312123775482" calcext:value-type="float">
            <text:p>0.087731212377548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1554" calcext:value-type="float">
            <text:p>1419950949.11554</text:p>
          </table:table-cell>
          <table:table-cell office:value-type="string" calcext:value-type="string">
            <text:p>Acceleration</text:p>
          </table:table-cell>
          <table:table-cell office:value-type="float" office:value="-0.90985107421875" calcext:value-type="float">
            <text:p>-0.90985107421875</text:p>
          </table:table-cell>
          <table:table-cell office:value-type="float" office:value="-0.0264434814453125" calcext:value-type="float">
            <text:p>-0.0264434814453125</text:p>
          </table:table-cell>
          <table:table-cell office:value-type="float" office:value="0.4193115234375" calcext:value-type="float">
            <text:p>0.4193115234375</text:p>
          </table:table-cell>
          <table:table-cell table:number-columns-repeated="16"/>
        </table:table-row>
        <table:table-row table:style-name="ro2">
          <table:table-cell office:value-type="float" office:value="1419950949.11585" calcext:value-type="float">
            <text:p>1419950949.11585</text:p>
          </table:table-cell>
          <table:table-cell office:value-type="string" calcext:value-type="string">
            <text:p>Acceleration</text:p>
          </table:table-cell>
          <table:table-cell office:value-type="float" office:value="-0.885635375976563" calcext:value-type="float">
            <text:p>-0.885635375976563</text:p>
          </table:table-cell>
          <table:table-cell office:value-type="float" office:value="-0.0826568603515625" calcext:value-type="float">
            <text:p>-0.0826568603515625</text:p>
          </table:table-cell>
          <table:table-cell office:value-type="float" office:value="0.322738647460937" calcext:value-type="float">
            <text:p>0.322738647460937</text:p>
          </table:table-cell>
          <table:table-cell table:number-columns-repeated="16"/>
        </table:table-row>
        <table:table-row table:style-name="ro2">
          <table:table-cell office:value-type="float" office:value="1419950949.11741" calcext:value-type="float">
            <text:p>1419950949.11741</text:p>
          </table:table-cell>
          <table:table-cell office:value-type="string" calcext:value-type="string">
            <text:p>Gyro</text:p>
          </table:table-cell>
          <table:table-cell office:value-type="float" office:value="-0.311473467399634" calcext:value-type="float">
            <text:p>-0.311473467399634</text:p>
          </table:table-cell>
          <table:table-cell office:value-type="float" office:value="4.56548155780487" calcext:value-type="float">
            <text:p>4.56548155780487</text:p>
          </table:table-cell>
          <table:table-cell office:value-type="float" office:value="-2.89498153980348" calcext:value-type="float">
            <text:p>-2.89498153980348</text:p>
          </table:table-cell>
          <table:table-cell table:number-columns-repeated="16"/>
        </table:table-row>
        <table:table-row table:style-name="ro2">
          <table:table-cell office:value-type="float" office:value="1419950949.11781" calcext:value-type="float">
            <text:p>1419950949.11781</text:p>
          </table:table-cell>
          <table:table-cell office:value-type="string" calcext:value-type="string">
            <text:p>Gyro</text:p>
          </table:table-cell>
          <table:table-cell office:value-type="float" office:value="0.317703400137657" calcext:value-type="float">
            <text:p>0.317703400137657</text:p>
          </table:table-cell>
          <table:table-cell office:value-type="float" office:value="6.179455182721" calcext:value-type="float">
            <text:p>6.179455182721</text:p>
          </table:table-cell>
          <table:table-cell office:value-type="float" office:value="-3.54528100321062" calcext:value-type="float">
            <text:p>-3.54528100321062</text:p>
          </table:table-cell>
          <table:table-cell table:number-columns-repeated="16"/>
        </table:table-row>
        <table:table-row table:style-name="ro2">
          <table:table-cell office:value-type="float" office:value="1419950949.11785" calcext:value-type="float">
            <text:p>1419950949.11785</text:p>
          </table:table-cell>
          <table:table-cell office:value-type="string" calcext:value-type="string">
            <text:p>Motion</text:p>
          </table:table-cell>
          <table:table-cell office:value-type="float" office:value="-0.766060769557953" calcext:value-type="float">
            <text:p>-0.766060769557953</text:p>
          </table:table-cell>
          <table:table-cell office:value-type="float" office:value="3.19961929321289" calcext:value-type="float">
            <text:p>3.19961929321289</text:p>
          </table:table-cell>
          <table:table-cell office:value-type="float" office:value="-1.85858154296875" calcext:value-type="float">
            <text:p>-1.85858154296875</text:p>
          </table:table-cell>
          <table:table-cell office:value-type="float" office:value="-2.10456902286142" calcext:value-type="float">
            <text:p>-2.10456902286142</text:p>
          </table:table-cell>
          <table:table-cell office:value-type="float" office:value="0.0554221565386425" calcext:value-type="float">
            <text:p>0.0554221565386425</text:p>
          </table:table-cell>
          <table:table-cell office:value-type="float" office:value="0.0845608171860283" calcext:value-type="float">
            <text:p>0.0845608171860283</text:p>
          </table:table-cell>
          <table:table-cell office:value-type="float" office:value="-0.766060769557953" calcext:value-type="float">
            <text:p>-0.766060769557953</text:p>
          </table:table-cell>
          <table:table-cell office:value-type="float" office:value="3.19961929321289" calcext:value-type="float">
            <text:p>3.19961929321289</text:p>
          </table:table-cell>
          <table:table-cell office:value-type="float" office:value="-1.85858154296875" calcext:value-type="float">
            <text:p>-1.85858154296875</text:p>
          </table:table-cell>
          <table:table-cell office:value-type="float" office:value="-0.859571874141693" calcext:value-type="float">
            <text:p>-0.859571874141693</text:p>
          </table:table-cell>
          <table:table-cell office:value-type="float" office:value="-0.0553937889635563" calcext:value-type="float">
            <text:p>-0.0553937889635563</text:p>
          </table:table-cell>
          <table:table-cell office:value-type="float" office:value="0.508003652095795" calcext:value-type="float">
            <text:p>0.508003652095795</text:p>
          </table:table-cell>
          <table:table-cell office:value-type="float" office:value="-0.0803695246577263" calcext:value-type="float">
            <text:p>-0.0803695246577263</text:p>
          </table:table-cell>
          <table:table-cell office:value-type="float" office:value="0.0519147850573063" calcext:value-type="float">
            <text:p>0.0519147850573063</text:p>
          </table:table-cell>
          <table:table-cell office:value-type="float" office:value="0.0437999404966831" calcext:value-type="float">
            <text:p>0.04379994049668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1966" calcext:value-type="float">
            <text:p>1419950949.11966</text:p>
          </table:table-cell>
          <table:table-cell office:value-type="string" calcext:value-type="string">
            <text:p>Magnetic</text:p>
          </table:table-cell>
          <table:table-cell office:value-type="float" office:value="70.4480438232422" calcext:value-type="float">
            <text:p>70.4480438232422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9.13383" calcext:value-type="float">
            <text:p>1419950949.13383</text:p>
          </table:table-cell>
          <table:table-cell office:value-type="string" calcext:value-type="string">
            <text:p>Gyro</text:p>
          </table:table-cell>
          <table:table-cell office:value-type="float" office:value="1.13996983303394" calcext:value-type="float">
            <text:p>1.13996983303394</text:p>
          </table:table-cell>
          <table:table-cell office:value-type="float" office:value="6.57547256313796" calcext:value-type="float">
            <text:p>6.57547256313796</text:p>
          </table:table-cell>
          <table:table-cell office:value-type="float" office:value="-2.42608276141486" calcext:value-type="float">
            <text:p>-2.42608276141486</text:p>
          </table:table-cell>
          <table:table-cell table:number-columns-repeated="16"/>
        </table:table-row>
        <table:table-row table:style-name="ro2">
          <table:table-cell office:value-type="float" office:value="1419950949.13383" calcext:value-type="float">
            <text:p>1419950949.13383</text:p>
          </table:table-cell>
          <table:table-cell office:value-type="string" calcext:value-type="string">
            <text:p>Motion</text:p>
          </table:table-cell>
          <table:table-cell office:value-type="float" office:value="-0.302344799041748" calcext:value-type="float">
            <text:p>-0.302344799041748</text:p>
          </table:table-cell>
          <table:table-cell office:value-type="float" office:value="4.59270095825195" calcext:value-type="float">
            <text:p>4.59270095825195</text:p>
          </table:table-cell>
          <table:table-cell office:value-type="float" office:value="-2.91212391853333" calcext:value-type="float">
            <text:p>-2.91212391853333</text:p>
          </table:table-cell>
          <table:table-cell office:value-type="float" office:value="-2.06007641468404" calcext:value-type="float">
            <text:p>-2.06007641468404</text:p>
          </table:table-cell>
          <table:table-cell office:value-type="float" office:value="0.0824323976169399" calcext:value-type="float">
            <text:p>0.0824323976169399</text:p>
          </table:table-cell>
          <table:table-cell office:value-type="float" office:value="0.0942943687347289" calcext:value-type="float">
            <text:p>0.0942943687347289</text:p>
          </table:table-cell>
          <table:table-cell office:value-type="float" office:value="-0.302344799041748" calcext:value-type="float">
            <text:p>-0.302344799041748</text:p>
          </table:table-cell>
          <table:table-cell office:value-type="float" office:value="4.59270095825195" calcext:value-type="float">
            <text:p>4.59270095825195</text:p>
          </table:table-cell>
          <table:table-cell office:value-type="float" office:value="-2.91212391853333" calcext:value-type="float">
            <text:p>-2.91212391853333</text:p>
          </table:table-cell>
          <table:table-cell office:value-type="float" office:value="-0.879674196243286" calcext:value-type="float">
            <text:p>-0.879674196243286</text:p>
          </table:table-cell>
          <table:table-cell office:value-type="float" office:value="-0.0823390707373619" calcext:value-type="float">
            <text:p>-0.0823390707373619</text:p>
          </table:table-cell>
          <table:table-cell office:value-type="float" office:value="0.468394637107849" calcext:value-type="float">
            <text:p>0.468394637107849</text:p>
          </table:table-cell>
          <table:table-cell office:value-type="float" office:value="-0.0301768574863672" calcext:value-type="float">
            <text:p>-0.0301768574863672</text:p>
          </table:table-cell>
          <table:table-cell office:value-type="float" office:value="0.0558955930173397" calcext:value-type="float">
            <text:p>0.0558955930173397</text:p>
          </table:table-cell>
          <table:table-cell office:value-type="float" office:value="-0.0490831285715103" calcext:value-type="float">
            <text:p>-0.049083128571510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3562" calcext:value-type="float">
            <text:p>1419950949.13562</text:p>
          </table:table-cell>
          <table:table-cell office:value-type="string" calcext:value-type="string">
            <text:p>Acceleration</text:p>
          </table:table-cell>
          <table:table-cell office:value-type="float" office:value="-0.577133178710938" calcext:value-type="float">
            <text:p>-0.577133178710938</text:p>
          </table:table-cell>
          <table:table-cell office:value-type="float" office:value="-0.313186645507812" calcext:value-type="float">
            <text:p>-0.313186645507812</text:p>
          </table:table-cell>
          <table:table-cell office:value-type="float" office:value="0.0550537109375" calcext:value-type="float">
            <text:p>0.0550537109375</text:p>
          </table:table-cell>
          <table:table-cell table:number-columns-repeated="16"/>
        </table:table-row>
        <table:table-row table:style-name="ro2">
          <table:table-cell office:value-type="float" office:value="1419950949.13486" calcext:value-type="float">
            <text:p>1419950949.13486</text:p>
          </table:table-cell>
          <table:table-cell office:value-type="string" calcext:value-type="string">
            <text:p>Motion</text:p>
          </table:table-cell>
          <table:table-cell office:value-type="float" office:value="0.326832056045532" calcext:value-type="float">
            <text:p>0.326832056045532</text:p>
          </table:table-cell>
          <table:table-cell office:value-type="float" office:value="6.20667457580566" calcext:value-type="float">
            <text:p>6.20667457580566</text:p>
          </table:table-cell>
          <table:table-cell office:value-type="float" office:value="-3.56242322921753" calcext:value-type="float">
            <text:p>-3.56242322921753</text:p>
          </table:table-cell>
          <table:table-cell office:value-type="float" office:value="-1.9999301335661" calcext:value-type="float">
            <text:p>-1.9999301335661</text:p>
          </table:table-cell>
          <table:table-cell office:value-type="float" office:value="0.114379509010028" calcext:value-type="float">
            <text:p>0.114379509010028</text:p>
          </table:table-cell>
          <table:table-cell office:value-type="float" office:value="0.112216605871876" calcext:value-type="float">
            <text:p>0.112216605871876</text:p>
          </table:table-cell>
          <table:table-cell office:value-type="float" office:value="0.326832056045532" calcext:value-type="float">
            <text:p>0.326832056045532</text:p>
          </table:table-cell>
          <table:table-cell office:value-type="float" office:value="6.20667457580566" calcext:value-type="float">
            <text:p>6.20667457580566</text:p>
          </table:table-cell>
          <table:table-cell office:value-type="float" office:value="-3.56242322921753" calcext:value-type="float">
            <text:p>-3.56242322921753</text:p>
          </table:table-cell>
          <table:table-cell office:value-type="float" office:value="-0.903384745121002" calcext:value-type="float">
            <text:p>-0.903384745121002</text:p>
          </table:table-cell>
          <table:table-cell office:value-type="float" office:value="-0.114130273461342" calcext:value-type="float">
            <text:p>-0.114130273461342</text:p>
          </table:table-cell>
          <table:table-cell office:value-type="float" office:value="0.41336452960968" calcext:value-type="float">
            <text:p>0.41336452960968</text:p>
          </table:table-cell>
          <table:table-cell office:value-type="float" office:value="0.0177493952214718" calcext:value-type="float">
            <text:p>0.0177493952214718</text:p>
          </table:table-cell>
          <table:table-cell office:value-type="float" office:value="0.0314734131097794" calcext:value-type="float">
            <text:p>0.0314734131097794</text:p>
          </table:table-cell>
          <table:table-cell office:value-type="float" office:value="-0.0906258821487427" calcext:value-type="float">
            <text:p>-0.09062588214874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359" calcext:value-type="float">
            <text:p>1419950949.1359</text:p>
          </table:table-cell>
          <table:table-cell office:value-type="string" calcext:value-type="string">
            <text:p>Acceleration</text:p>
          </table:table-cell>
          <table:table-cell office:value-type="float" office:value="-0.380050659179687" calcext:value-type="float">
            <text:p>-0.380050659179687</text:p>
          </table:table-cell>
          <table:table-cell office:value-type="float" office:value="-0.4410400390625" calcext:value-type="float">
            <text:p>-0.4410400390625</text:p>
          </table:table-cell>
          <table:table-cell office:value-type="float" office:value="-0.346405029296875" calcext:value-type="float">
            <text:p>-0.346405029296875</text:p>
          </table:table-cell>
          <table:table-cell table:number-columns-repeated="16"/>
        </table:table-row>
        <table:table-row table:style-name="ro2">
          <table:table-cell office:value-type="float" office:value="1419950949.14562" calcext:value-type="float">
            <text:p>1419950949.14562</text:p>
          </table:table-cell>
          <table:table-cell office:value-type="string" calcext:value-type="string">
            <text:p>Magnetic</text:p>
          </table:table-cell>
          <table:table-cell office:value-type="float" office:value="71.2947692871094" calcext:value-type="float">
            <text:p>71.2947692871094</text:p>
          </table:table-cell>
          <table:table-cell office:value-type="float" office:value="229.802886962891" calcext:value-type="float">
            <text:p>229.802886962891</text:p>
          </table:table-cell>
          <table:table-cell office:value-type="float" office:value="135.184616088867" calcext:value-type="float">
            <text:p>135.184616088867</text:p>
          </table:table-cell>
          <table:table-cell table:number-columns-repeated="16"/>
        </table:table-row>
        <table:table-row table:style-name="ro2">
          <table:table-cell office:value-type="float" office:value="1419950949.14976" calcext:value-type="float">
            <text:p>1419950949.14976</text:p>
          </table:table-cell>
          <table:table-cell office:value-type="string" calcext:value-type="string">
            <text:p>Gyro</text:p>
          </table:table-cell>
          <table:table-cell office:value-type="float" office:value="2.23865321232061" calcext:value-type="float">
            <text:p>2.23865321232061</text:p>
          </table:table-cell>
          <table:table-cell office:value-type="float" office:value="4.9932150562758" calcext:value-type="float">
            <text:p>4.9932150562758</text:p>
          </table:table-cell>
          <table:table-cell office:value-type="float" office:value="-0.783289206130215" calcext:value-type="float">
            <text:p>-0.783289206130215</text:p>
          </table:table-cell>
          <table:table-cell table:number-columns-repeated="16"/>
        </table:table-row>
        <table:table-row table:style-name="ro2">
          <table:table-cell office:value-type="float" office:value="1419950949.15007" calcext:value-type="float">
            <text:p>1419950949.15007</text:p>
          </table:table-cell>
          <table:table-cell office:value-type="string" calcext:value-type="string">
            <text:p>Gyro</text:p>
          </table:table-cell>
          <table:table-cell office:value-type="float" office:value="3.05031547038842" calcext:value-type="float">
            <text:p>3.05031547038842</text:p>
          </table:table-cell>
          <table:table-cell office:value-type="float" office:value="3.20263044156165" calcext:value-type="float">
            <text:p>3.20263044156165</text:p>
          </table:table-cell>
          <table:table-cell office:value-type="float" office:value="0.242840610314984" calcext:value-type="float">
            <text:p>0.242840610314984</text:p>
          </table:table-cell>
          <table:table-cell table:number-columns-repeated="16"/>
        </table:table-row>
        <table:table-row table:style-name="ro2">
          <table:table-cell office:value-type="float" office:value="1419950949.14978" calcext:value-type="float">
            <text:p>1419950949.14978</text:p>
          </table:table-cell>
          <table:table-cell office:value-type="string" calcext:value-type="string">
            <text:p>Motion</text:p>
          </table:table-cell>
          <table:table-cell office:value-type="float" office:value="1.14909851551056" calcext:value-type="float">
            <text:p>1.14909851551056</text:p>
          </table:table-cell>
          <table:table-cell office:value-type="float" office:value="6.60269165039063" calcext:value-type="float">
            <text:p>6.60269165039063</text:p>
          </table:table-cell>
          <table:table-cell office:value-type="float" office:value="-2.44322514533997" calcext:value-type="float">
            <text:p>-2.44322514533997</text:p>
          </table:table-cell>
          <table:table-cell office:value-type="float" office:value="-1.93207497566057" calcext:value-type="float">
            <text:p>-1.93207497566057</text:p>
          </table:table-cell>
          <table:table-cell office:value-type="float" office:value="0.139057323024669" calcext:value-type="float">
            <text:p>0.139057323024669</text:p>
          </table:table-cell>
          <table:table-cell office:value-type="float" office:value="0.133439583974573" calcext:value-type="float">
            <text:p>0.133439583974573</text:p>
          </table:table-cell>
          <table:table-cell office:value-type="float" office:value="1.14909851551056" calcext:value-type="float">
            <text:p>1.14909851551056</text:p>
          </table:table-cell>
          <table:table-cell office:value-type="float" office:value="6.60269165039063" calcext:value-type="float">
            <text:p>6.60269165039063</text:p>
          </table:table-cell>
          <table:table-cell office:value-type="float" office:value="-2.44322514533997" calcext:value-type="float">
            <text:p>-2.44322514533997</text:p>
          </table:table-cell>
          <table:table-cell office:value-type="float" office:value="-0.926415860652924" calcext:value-type="float">
            <text:p>-0.926415860652924</text:p>
          </table:table-cell>
          <table:table-cell office:value-type="float" office:value="-0.138609603047371" calcext:value-type="float">
            <text:p>-0.138609603047371</text:p>
          </table:table-cell>
          <table:table-cell office:value-type="float" office:value="0.350058615207672" calcext:value-type="float">
            <text:p>0.350058615207672</text:p>
          </table:table-cell>
          <table:table-cell office:value-type="float" office:value="0.349282681941986" calcext:value-type="float">
            <text:p>0.349282681941986</text:p>
          </table:table-cell>
          <table:table-cell office:value-type="float" office:value="-0.174577042460442" calcext:value-type="float">
            <text:p>-0.174577042460442</text:p>
          </table:table-cell>
          <table:table-cell office:value-type="float" office:value="-0.295004904270172" calcext:value-type="float">
            <text:p>-0.2950049042701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5483" calcext:value-type="float">
            <text:p>1419950949.15483</text:p>
          </table:table-cell>
          <table:table-cell office:value-type="string" calcext:value-type="string">
            <text:p>Acceleration</text:p>
          </table:table-cell>
          <table:table-cell office:value-type="float" office:value="-0.524749755859375" calcext:value-type="float">
            <text:p>-0.524749755859375</text:p>
          </table:table-cell>
          <table:table-cell office:value-type="float" office:value="-0.286849975585937" calcext:value-type="float">
            <text:p>-0.286849975585937</text:p>
          </table:table-cell>
          <table:table-cell office:value-type="float" office:value="-0.290237426757812" calcext:value-type="float">
            <text:p>-0.290237426757812</text:p>
          </table:table-cell>
          <table:table-cell table:number-columns-repeated="16"/>
        </table:table-row>
        <table:table-row table:style-name="ro2">
          <table:table-cell office:value-type="float" office:value="1419950949.15485" calcext:value-type="float">
            <text:p>1419950949.15485</text:p>
          </table:table-cell>
          <table:table-cell office:value-type="string" calcext:value-type="string">
            <text:p>Acceleration</text:p>
          </table:table-cell>
          <table:table-cell office:value-type="float" office:value="-0.65667724609375" calcext:value-type="float">
            <text:p>-0.65667724609375</text:p>
          </table:table-cell>
          <table:table-cell office:value-type="float" office:value="-0.181289672851563" calcext:value-type="float">
            <text:p>-0.181289672851563</text:p>
          </table:table-cell>
          <table:table-cell office:value-type="float" office:value="0.169784545898438" calcext:value-type="float">
            <text:p>0.169784545898438</text:p>
          </table:table-cell>
          <table:table-cell table:number-columns-repeated="16"/>
        </table:table-row>
        <table:table-row table:style-name="ro2">
          <table:table-cell office:value-type="float" office:value="1419950949.16565" calcext:value-type="float">
            <text:p>1419950949.16565</text:p>
          </table:table-cell>
          <table:table-cell office:value-type="string" calcext:value-type="string">
            <text:p>Gyro</text:p>
          </table:table-cell>
          <table:table-cell office:value-type="float" office:value="2.96706718524141" calcext:value-type="float">
            <text:p>2.96706718524141</text:p>
          </table:table-cell>
          <table:table-cell office:value-type="float" office:value="2.47592488648013" calcext:value-type="float">
            <text:p>2.47592488648013</text:p>
          </table:table-cell>
          <table:table-cell office:value-type="float" office:value="1.09826286615054" calcext:value-type="float">
            <text:p>1.09826286615054</text:p>
          </table:table-cell>
          <table:table-cell table:number-columns-repeated="16"/>
        </table:table-row>
        <table:table-row table:style-name="ro2">
          <table:table-cell office:value-type="float" office:value="1419950949.16546" calcext:value-type="float">
            <text:p>1419950949.16546</text:p>
          </table:table-cell>
          <table:table-cell office:value-type="string" calcext:value-type="string">
            <text:p>Motion</text:p>
          </table:table-cell>
          <table:table-cell office:value-type="float" office:value="2.24778175354004" calcext:value-type="float">
            <text:p>2.24778175354004</text:p>
          </table:table-cell>
          <table:table-cell office:value-type="float" office:value="5.02043437957764" calcext:value-type="float">
            <text:p>5.02043437957764</text:p>
          </table:table-cell>
          <table:table-cell office:value-type="float" office:value="-0.800431370735168" calcext:value-type="float">
            <text:p>-0.800431370735168</text:p>
          </table:table-cell>
          <table:table-cell office:value-type="float" office:value="-1.8768915957422" calcext:value-type="float">
            <text:p>-1.8768915957422</text:p>
          </table:table-cell>
          <table:table-cell office:value-type="float" office:value="0.143761399979019" calcext:value-type="float">
            <text:p>0.143761399979019</text:p>
          </table:table-cell>
          <table:table-cell office:value-type="float" office:value="0.157436990841611" calcext:value-type="float">
            <text:p>0.157436990841611</text:p>
          </table:table-cell>
          <table:table-cell office:value-type="float" office:value="2.24778175354004" calcext:value-type="float">
            <text:p>2.24778175354004</text:p>
          </table:table-cell>
          <table:table-cell office:value-type="float" office:value="5.02043437957764" calcext:value-type="float">
            <text:p>5.02043437957764</text:p>
          </table:table-cell>
          <table:table-cell office:value-type="float" office:value="-0.800431370735168" calcext:value-type="float">
            <text:p>-0.800431370735168</text:p>
          </table:table-cell>
          <table:table-cell office:value-type="float" office:value="-0.943681120872498" calcext:value-type="float">
            <text:p>-0.943681120872498</text:p>
          </table:table-cell>
          <table:table-cell office:value-type="float" office:value="-0.143266722559929" calcext:value-type="float">
            <text:p>-0.143266722559929</text:p>
          </table:table-cell>
          <table:table-cell office:value-type="float" office:value="0.298229157924652" calcext:value-type="float">
            <text:p>0.298229157924652</text:p>
          </table:table-cell>
          <table:table-cell office:value-type="float" office:value="0.56363046169281" calcext:value-type="float">
            <text:p>0.56363046169281</text:p>
          </table:table-cell>
          <table:table-cell office:value-type="float" office:value="-0.297773331403732" calcext:value-type="float">
            <text:p>-0.297773331403732</text:p>
          </table:table-cell>
          <table:table-cell office:value-type="float" office:value="-0.644634187221527" calcext:value-type="float">
            <text:p>-0.6446341872215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6593" calcext:value-type="float">
            <text:p>1419950949.16593</text:p>
          </table:table-cell>
          <table:table-cell office:value-type="string" calcext:value-type="string">
            <text:p>Motion</text:p>
          </table:table-cell>
          <table:table-cell office:value-type="float" office:value="3.05944395065308" calcext:value-type="float">
            <text:p>3.05944395065308</text:p>
          </table:table-cell>
          <table:table-cell office:value-type="float" office:value="3.22984981536865" calcext:value-type="float">
            <text:p>3.22984981536865</text:p>
          </table:table-cell>
          <table:table-cell office:value-type="float" office:value="0.225698456168175" calcext:value-type="float">
            <text:p>0.225698456168175</text:p>
          </table:table-cell>
          <table:table-cell office:value-type="float" office:value="-1.84238242682159" calcext:value-type="float">
            <text:p>-1.84238242682159</text:p>
          </table:table-cell>
          <table:table-cell office:value-type="float" office:value="0.135183451553349" calcext:value-type="float">
            <text:p>0.135183451553349</text:p>
          </table:table-cell>
          <table:table-cell office:value-type="float" office:value="0.18750126332607" calcext:value-type="float">
            <text:p>0.18750126332607</text:p>
          </table:table-cell>
          <table:table-cell office:value-type="float" office:value="3.05944395065308" calcext:value-type="float">
            <text:p>3.05944395065308</text:p>
          </table:table-cell>
          <table:table-cell office:value-type="float" office:value="3.22984981536865" calcext:value-type="float">
            <text:p>3.22984981536865</text:p>
          </table:table-cell>
          <table:table-cell office:value-type="float" office:value="0.225698456168175" calcext:value-type="float">
            <text:p>0.225698456168175</text:p>
          </table:table-cell>
          <table:table-cell office:value-type="float" office:value="-0.954557657241821" calcext:value-type="float">
            <text:p>-0.954557657241821</text:p>
          </table:table-cell>
          <table:table-cell office:value-type="float" office:value="-0.134772092103958" calcext:value-type="float">
            <text:p>-0.134772092103958</text:p>
          </table:table-cell>
          <table:table-cell office:value-type="float" office:value="0.265812307596207" calcext:value-type="float">
            <text:p>0.265812307596207</text:p>
          </table:table-cell>
          <table:table-cell office:value-type="float" office:value="0.429807901382446" calcext:value-type="float">
            <text:p>0.429807901382446</text:p>
          </table:table-cell>
          <table:table-cell office:value-type="float" office:value="-0.152077883481979" calcext:value-type="float">
            <text:p>-0.152077883481979</text:p>
          </table:table-cell>
          <table:table-cell office:value-type="float" office:value="-0.556049704551697" calcext:value-type="float">
            <text:p>-0.5560497045516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7171" calcext:value-type="float">
            <text:p>1419950949.17171</text:p>
          </table:table-cell>
          <table:table-cell office:value-type="string" calcext:value-type="string">
            <text:p>Magnetic</text:p>
          </table:table-cell>
          <table:table-cell office:value-type="float" office:value="71.4641265869141" calcext:value-type="float">
            <text:p>71.4641265869141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9.17411" calcext:value-type="float">
            <text:p>1419950949.17411</text:p>
          </table:table-cell>
          <table:table-cell office:value-type="string" calcext:value-type="string">
            <text:p>Acceleration</text:p>
          </table:table-cell>
          <table:table-cell office:value-type="float" office:value="-0.827865600585938" calcext:value-type="float">
            <text:p>-0.827865600585938</text:p>
          </table:table-cell>
          <table:table-cell office:value-type="float" office:value="-0.04736328125" calcext:value-type="float">
            <text:p>-0.04736328125</text:p>
          </table:table-cell>
          <table:table-cell office:value-type="float" office:value="0.479248046875" calcext:value-type="float">
            <text:p>0.479248046875</text:p>
          </table:table-cell>
          <table:table-cell table:number-columns-repeated="16"/>
        </table:table-row>
        <table:table-row table:style-name="ro2">
          <table:table-cell office:value-type="float" office:value="1419950949.17427" calcext:value-type="float">
            <text:p>1419950949.17427</text:p>
          </table:table-cell>
          <table:table-cell office:value-type="string" calcext:value-type="string">
            <text:p>Acceleration</text:p>
          </table:table-cell>
          <table:table-cell office:value-type="float" office:value="-0.875335693359375" calcext:value-type="float">
            <text:p>-0.875335693359375</text:p>
          </table:table-cell>
          <table:table-cell office:value-type="float" office:value="0.0250244140625" calcext:value-type="float">
            <text:p>0.0250244140625</text:p>
          </table:table-cell>
          <table:table-cell office:value-type="float" office:value="0.474334716796875" calcext:value-type="float">
            <text:p>0.474334716796875</text:p>
          </table:table-cell>
          <table:table-cell table:number-columns-repeated="16"/>
        </table:table-row>
        <table:table-row table:style-name="ro2">
          <table:table-cell office:value-type="float" office:value="1419950949.18187" calcext:value-type="float">
            <text:p>1419950949.18187</text:p>
          </table:table-cell>
          <table:table-cell office:value-type="string" calcext:value-type="string">
            <text:p>Gyro</text:p>
          </table:table-cell>
          <table:table-cell office:value-type="float" office:value="2.4532094539623" calcext:value-type="float">
            <text:p>2.4532094539623</text:p>
          </table:table-cell>
          <table:table-cell office:value-type="float" office:value="2.43424694805261" calcext:value-type="float">
            <text:p>2.43424694805261</text:p>
          </table:table-cell>
          <table:table-cell office:value-type="float" office:value="1.53007259898595" calcext:value-type="float">
            <text:p>1.53007259898595</text:p>
          </table:table-cell>
          <table:table-cell table:number-columns-repeated="16"/>
        </table:table-row>
        <table:table-row table:style-name="ro2">
          <table:table-cell office:value-type="float" office:value="1419950949.18215" calcext:value-type="float">
            <text:p>1419950949.18215</text:p>
          </table:table-cell>
          <table:table-cell office:value-type="string" calcext:value-type="string">
            <text:p>Gyro</text:p>
          </table:table-cell>
          <table:table-cell office:value-type="float" office:value="1.960464464857" calcext:value-type="float">
            <text:p>1.960464464857</text:p>
          </table:table-cell>
          <table:table-cell office:value-type="float" office:value="2.27883631842827" calcext:value-type="float">
            <text:p>2.27883631842827</text:p>
          </table:table-cell>
          <table:table-cell office:value-type="float" office:value="1.81976673499092" calcext:value-type="float">
            <text:p>1.81976673499092</text:p>
          </table:table-cell>
          <table:table-cell table:number-columns-repeated="16"/>
        </table:table-row>
        <table:table-row table:style-name="ro2">
          <table:table-cell office:value-type="float" office:value="1419950949.18201" calcext:value-type="float">
            <text:p>1419950949.18201</text:p>
          </table:table-cell>
          <table:table-cell office:value-type="string" calcext:value-type="string">
            <text:p>Motion</text:p>
          </table:table-cell>
          <table:table-cell office:value-type="float" office:value="2.97619581222534" calcext:value-type="float">
            <text:p>2.97619581222534</text:p>
          </table:table-cell>
          <table:table-cell office:value-type="float" office:value="2.50314426422119" calcext:value-type="float">
            <text:p>2.50314426422119</text:p>
          </table:table-cell>
          <table:table-cell office:value-type="float" office:value="1.0811208486557" calcext:value-type="float">
            <text:p>1.0811208486557</text:p>
          </table:table-cell>
          <table:table-cell office:value-type="float" office:value="-1.81820691463535" calcext:value-type="float">
            <text:p>-1.81820691463535</text:p>
          </table:table-cell>
          <table:table-cell office:value-type="float" office:value="0.117706241013568" calcext:value-type="float">
            <text:p>0.117706241013568</text:p>
          </table:table-cell>
          <table:table-cell office:value-type="float" office:value="0.216667262243896" calcext:value-type="float">
            <text:p>0.216667262243896</text:p>
          </table:table-cell>
          <table:table-cell office:value-type="float" office:value="2.97619581222534" calcext:value-type="float">
            <text:p>2.97619581222534</text:p>
          </table:table-cell>
          <table:table-cell office:value-type="float" office:value="2.50314426422119" calcext:value-type="float">
            <text:p>2.50314426422119</text:p>
          </table:table-cell>
          <table:table-cell office:value-type="float" office:value="1.0811208486557" calcext:value-type="float">
            <text:p>1.0811208486557</text:p>
          </table:table-cell>
          <table:table-cell office:value-type="float" office:value="-0.962841093540192" calcext:value-type="float">
            <text:p>-0.962841093540192</text:p>
          </table:table-cell>
          <table:table-cell office:value-type="float" office:value="-0.117434628307819" calcext:value-type="float">
            <text:p>-0.117434628307819</text:p>
          </table:table-cell>
          <table:table-cell office:value-type="float" office:value="0.243199706077576" calcext:value-type="float">
            <text:p>0.243199706077576</text:p>
          </table:table-cell>
          <table:table-cell office:value-type="float" office:value="0.306163877248764" calcext:value-type="float">
            <text:p>0.306163877248764</text:p>
          </table:table-cell>
          <table:table-cell office:value-type="float" office:value="-0.0638550445437431" calcext:value-type="float">
            <text:p>-0.0638550445437431</text:p>
          </table:table-cell>
          <table:table-cell office:value-type="float" office:value="-0.0734151527285576" calcext:value-type="float">
            <text:p>-0.07341515272855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938" calcext:value-type="float">
            <text:p>1419950949.1938</text:p>
          </table:table-cell>
          <table:table-cell office:value-type="string" calcext:value-type="string">
            <text:p>Acceleration</text:p>
          </table:table-cell>
          <table:table-cell office:value-type="float" office:value="-0.78289794921875" calcext:value-type="float">
            <text:p>-0.78289794921875</text:p>
          </table:table-cell>
          <table:table-cell office:value-type="float" office:value="0.0218658447265625" calcext:value-type="float">
            <text:p>0.0218658447265625</text:p>
          </table:table-cell>
          <table:table-cell office:value-type="float" office:value="0.527328491210938" calcext:value-type="float">
            <text:p>0.527328491210938</text:p>
          </table:table-cell>
          <table:table-cell table:number-columns-repeated="16"/>
        </table:table-row>
        <table:table-row table:style-name="ro2">
          <table:table-cell office:value-type="float" office:value="1419950949.19365" calcext:value-type="float">
            <text:p>1419950949.19365</text:p>
          </table:table-cell>
          <table:table-cell office:value-type="string" calcext:value-type="string">
            <text:p>Acceleration</text:p>
          </table:table-cell>
          <table:table-cell office:value-type="float" office:value="-0.838211059570313" calcext:value-type="float">
            <text:p>-0.838211059570313</text:p>
          </table:table-cell>
          <table:table-cell office:value-type="float" office:value="0.0257110595703125" calcext:value-type="float">
            <text:p>0.0257110595703125</text:p>
          </table:table-cell>
          <table:table-cell office:value-type="float" office:value="0.412368774414063" calcext:value-type="float">
            <text:p>0.412368774414063</text:p>
          </table:table-cell>
          <table:table-cell table:number-columns-repeated="16"/>
        </table:table-row>
        <table:table-row table:style-name="ro2">
          <table:table-cell office:value-type="float" office:value="1419950949.19806" calcext:value-type="float">
            <text:p>1419950949.19806</text:p>
          </table:table-cell>
          <table:table-cell office:value-type="string" calcext:value-type="string">
            <text:p>Motion</text:p>
          </table:table-cell>
          <table:table-cell office:value-type="float" office:value="2.46233797073364" calcext:value-type="float">
            <text:p>2.46233797073364</text:p>
          </table:table-cell>
          <table:table-cell office:value-type="float" office:value="2.46146607398987" calcext:value-type="float">
            <text:p>2.46146607398987</text:p>
          </table:table-cell>
          <table:table-cell office:value-type="float" office:value="1.51293051242828" calcext:value-type="float">
            <text:p>1.51293051242828</text:p>
          </table:table-cell>
          <table:table-cell office:value-type="float" office:value="-1.79443739261612" calcext:value-type="float">
            <text:p>-1.79443739261612</text:p>
          </table:table-cell>
          <table:table-cell office:value-type="float" office:value="0.0965019976117022" calcext:value-type="float">
            <text:p>0.0965019976117022</text:p>
          </table:table-cell>
          <table:table-cell office:value-type="float" office:value="0.240178160790291" calcext:value-type="float">
            <text:p>0.240178160790291</text:p>
          </table:table-cell>
          <table:table-cell office:value-type="float" office:value="2.46233797073364" calcext:value-type="float">
            <text:p>2.46233797073364</text:p>
          </table:table-cell>
          <table:table-cell office:value-type="float" office:value="2.46146607398987" calcext:value-type="float">
            <text:p>2.46146607398987</text:p>
          </table:table-cell>
          <table:table-cell office:value-type="float" office:value="1.51293051242828" calcext:value-type="float">
            <text:p>1.51293051242828</text:p>
          </table:table-cell>
          <table:table-cell office:value-type="float" office:value="-0.970559537410736" calcext:value-type="float">
            <text:p>-0.970559537410736</text:p>
          </table:table-cell>
          <table:table-cell office:value-type="float" office:value="-0.0963522866368294" calcext:value-type="float">
            <text:p>-0.0963522866368294</text:p>
          </table:table-cell>
          <table:table-cell office:value-type="float" office:value="0.220749586820602" calcext:value-type="float">
            <text:p>0.220749586820602</text:p>
          </table:table-cell>
          <table:table-cell office:value-type="float" office:value="0.0952238664031029" calcext:value-type="float">
            <text:p>0.0952238664031029</text:p>
          </table:table-cell>
          <table:table-cell office:value-type="float" office:value="0.121376700699329" calcext:value-type="float">
            <text:p>0.121376700699329</text:p>
          </table:table-cell>
          <table:table-cell office:value-type="float" office:value="0.253585129976273" calcext:value-type="float">
            <text:p>0.2535851299762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9838" calcext:value-type="float">
            <text:p>1419950949.19838</text:p>
          </table:table-cell>
          <table:table-cell office:value-type="string" calcext:value-type="string">
            <text:p>Gyro</text:p>
          </table:table-cell>
          <table:table-cell office:value-type="float" office:value="1.61553982995321" calcext:value-type="float">
            <text:p>1.61553982995321</text:p>
          </table:table-cell>
          <table:table-cell office:value-type="float" office:value="2.55500505820505" calcext:value-type="float">
            <text:p>2.55500505820505</text:p>
          </table:table-cell>
          <table:table-cell office:value-type="float" office:value="2.11127981002041" calcext:value-type="float">
            <text:p>2.11127981002041</text:p>
          </table:table-cell>
          <table:table-cell table:number-columns-repeated="16"/>
        </table:table-row>
        <table:table-row table:style-name="ro2">
          <table:table-cell office:value-type="float" office:value="1419950949.19897" calcext:value-type="float">
            <text:p>1419950949.19897</text:p>
          </table:table-cell>
          <table:table-cell office:value-type="string" calcext:value-type="string">
            <text:p>Motion</text:p>
          </table:table-cell>
          <table:table-cell office:value-type="float" office:value="1.9695930480957" calcext:value-type="float">
            <text:p>1.9695930480957</text:p>
          </table:table-cell>
          <table:table-cell office:value-type="float" office:value="2.30605530738831" calcext:value-type="float">
            <text:p>2.30605530738831</text:p>
          </table:table-cell>
          <table:table-cell office:value-type="float" office:value="1.80262470245361" calcext:value-type="float">
            <text:p>1.80262470245361</text:p>
          </table:table-cell>
          <table:table-cell office:value-type="float" office:value="-1.77087241024867" calcext:value-type="float">
            <text:p>-1.77087241024867</text:p>
          </table:table-cell>
          <table:table-cell office:value-type="float" office:value="0.0738330871978887" calcext:value-type="float">
            <text:p>0.0738330871978887</text:p>
          </table:table-cell>
          <table:table-cell office:value-type="float" office:value="0.258055653408157" calcext:value-type="float">
            <text:p>0.258055653408157</text:p>
          </table:table-cell>
          <table:table-cell office:value-type="float" office:value="1.9695930480957" calcext:value-type="float">
            <text:p>1.9695930480957</text:p>
          </table:table-cell>
          <table:table-cell office:value-type="float" office:value="2.30605530738831" calcext:value-type="float">
            <text:p>2.30605530738831</text:p>
          </table:table-cell>
          <table:table-cell office:value-type="float" office:value="1.80262470245361" calcext:value-type="float">
            <text:p>1.80262470245361</text:p>
          </table:table-cell>
          <table:table-cell office:value-type="float" office:value="-0.977381408214569" calcext:value-type="float">
            <text:p>-0.977381408214569</text:p>
          </table:table-cell>
          <table:table-cell office:value-type="float" office:value="-0.0737660229206085" calcext:value-type="float">
            <text:p>-0.0737660229206085</text:p>
          </table:table-cell>
          <table:table-cell office:value-type="float" office:value="0.198202431201935" calcext:value-type="float">
            <text:p>0.198202431201935</text:p>
          </table:table-cell>
          <table:table-cell office:value-type="float" office:value="0.139170318841934" calcext:value-type="float">
            <text:p>0.139170318841934</text:p>
          </table:table-cell>
          <table:table-cell office:value-type="float" office:value="0.099477082490921" calcext:value-type="float">
            <text:p>0.099477082490921</text:p>
          </table:table-cell>
          <table:table-cell office:value-type="float" office:value="0.214166343212128" calcext:value-type="float">
            <text:p>0.2141663432121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19992" calcext:value-type="float">
            <text:p>1419950949.19992</text:p>
          </table:table-cell>
          <table:table-cell office:value-type="string" calcext:value-type="string">
            <text:p>Magnetic</text:p>
          </table:table-cell>
          <table:table-cell office:value-type="float" office:value="71.4641265869141" calcext:value-type="float">
            <text:p>71.4641265869141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33.702682495117" calcext:value-type="float">
            <text:p>133.702682495117</text:p>
          </table:table-cell>
          <table:table-cell table:number-columns-repeated="16"/>
        </table:table-row>
        <table:table-row table:style-name="ro2">
          <table:table-cell office:value-type="float" office:value="1419950949.21337" calcext:value-type="float">
            <text:p>1419950949.21337</text:p>
          </table:table-cell>
          <table:table-cell office:value-type="string" calcext:value-type="string">
            <text:p>Acceleration</text:p>
          </table:table-cell>
          <table:table-cell office:value-type="float" office:value="-0.757461547851563" calcext:value-type="float">
            <text:p>-0.757461547851563</text:p>
          </table:table-cell>
          <table:table-cell office:value-type="float" office:value="-0.0073699951171875" calcext:value-type="float">
            <text:p>-0.0073699951171875</text:p>
          </table:table-cell>
          <table:table-cell office:value-type="float" office:value="0.494430541992188" calcext:value-type="float">
            <text:p>0.494430541992188</text:p>
          </table:table-cell>
          <table:table-cell table:number-columns-repeated="16"/>
        </table:table-row>
        <table:table-row table:style-name="ro2">
          <table:table-cell office:value-type="float" office:value="1419950949.21431" calcext:value-type="float">
            <text:p>1419950949.21431</text:p>
          </table:table-cell>
          <table:table-cell office:value-type="string" calcext:value-type="string">
            <text:p>Acceleration</text:p>
          </table:table-cell>
          <table:table-cell office:value-type="float" office:value="-0.812652587890625" calcext:value-type="float">
            <text:p>-0.812652587890625</text:p>
          </table:table-cell>
          <table:table-cell office:value-type="float" office:value="-0.0021514892578125" calcext:value-type="float">
            <text:p>-0.0021514892578125</text:p>
          </table:table-cell>
          <table:table-cell office:value-type="float" office:value="0.42596435546875" calcext:value-type="float">
            <text:p>0.42596435546875</text:p>
          </table:table-cell>
          <table:table-cell table:number-columns-repeated="16"/>
        </table:table-row>
        <table:table-row table:style-name="ro2">
          <table:table-cell office:value-type="float" office:value="1419950949.21441" calcext:value-type="float">
            <text:p>1419950949.21441</text:p>
          </table:table-cell>
          <table:table-cell office:value-type="string" calcext:value-type="string">
            <text:p>Gyro</text:p>
          </table:table-cell>
          <table:table-cell office:value-type="float" office:value="1.48551338657507" calcext:value-type="float">
            <text:p>1.48551338657507</text:p>
          </table:table-cell>
          <table:table-cell office:value-type="float" office:value="3.37907817958485" calcext:value-type="float">
            <text:p>3.37907817958485</text:p>
          </table:table-cell>
          <table:table-cell office:value-type="float" office:value="2.38131369191008" calcext:value-type="float">
            <text:p>2.38131369191008</text:p>
          </table:table-cell>
          <table:table-cell table:number-columns-repeated="16"/>
        </table:table-row>
        <table:table-row table:style-name="ro2">
          <table:table-cell office:value-type="float" office:value="1419950949.21474" calcext:value-type="float">
            <text:p>1419950949.21474</text:p>
          </table:table-cell>
          <table:table-cell office:value-type="string" calcext:value-type="string">
            <text:p>Gyro</text:p>
          </table:table-cell>
          <table:table-cell office:value-type="float" office:value="1.49902253752061" calcext:value-type="float">
            <text:p>1.49902253752061</text:p>
          </table:table-cell>
          <table:table-cell office:value-type="float" office:value="4.2022277166986" calcext:value-type="float">
            <text:p>4.2022277166986</text:p>
          </table:table-cell>
          <table:table-cell office:value-type="float" office:value="2.54745126808915" calcext:value-type="float">
            <text:p>2.54745126808915</text:p>
          </table:table-cell>
          <table:table-cell table:number-columns-repeated="16"/>
        </table:table-row>
        <table:table-row table:style-name="ro2">
          <table:table-cell office:value-type="float" office:value="1419950949.21472" calcext:value-type="float">
            <text:p>1419950949.21472</text:p>
          </table:table-cell>
          <table:table-cell office:value-type="string" calcext:value-type="string">
            <text:p>Motion</text:p>
          </table:table-cell>
          <table:table-cell office:value-type="float" office:value="1.62478363513946" calcext:value-type="float">
            <text:p>1.62478363513946</text:p>
          </table:table-cell>
          <table:table-cell office:value-type="float" office:value="2.58204197883606" calcext:value-type="float">
            <text:p>2.58204197883606</text:p>
          </table:table-cell>
          <table:table-cell office:value-type="float" office:value="2.09409880638123" calcext:value-type="float">
            <text:p>2.09409880638123</text:p>
          </table:table-cell>
          <table:table-cell office:value-type="float" office:value="-1.74558810150521" calcext:value-type="float">
            <text:p>-1.74558810150521</text:p>
          </table:table-cell>
          <table:table-cell office:value-type="float" office:value="0.0493200760303902" calcext:value-type="float">
            <text:p>0.0493200760303902</text:p>
          </table:table-cell>
          <table:table-cell office:value-type="float" office:value="0.27189607932442" calcext:value-type="float">
            <text:p>0.27189607932442</text:p>
          </table:table-cell>
          <table:table-cell office:value-type="float" office:value="1.62478363513946" calcext:value-type="float">
            <text:p>1.62478363513946</text:p>
          </table:table-cell>
          <table:table-cell office:value-type="float" office:value="2.58204197883606" calcext:value-type="float">
            <text:p>2.58204197883606</text:p>
          </table:table-cell>
          <table:table-cell office:value-type="float" office:value="2.09409880638123" calcext:value-type="float">
            <text:p>2.09409880638123</text:p>
          </table:table-cell>
          <table:table-cell office:value-type="float" office:value="-0.983565330505371" calcext:value-type="float">
            <text:p>-0.983565330505371</text:p>
          </table:table-cell>
          <table:table-cell office:value-type="float" office:value="-0.0493000820279122" calcext:value-type="float">
            <text:p>-0.0493000820279122</text:p>
          </table:table-cell>
          <table:table-cell office:value-type="float" office:value="0.173691630363464" calcext:value-type="float">
            <text:p>0.173691630363464</text:p>
          </table:table-cell>
          <table:table-cell office:value-type="float" office:value="0.20066736638546" calcext:value-type="float">
            <text:p>0.20066736638546</text:p>
          </table:table-cell>
          <table:table-cell office:value-type="float" office:value="0.0711659267544746" calcext:value-type="float">
            <text:p>0.0711659267544746</text:p>
          </table:table-cell>
          <table:table-cell office:value-type="float" office:value="0.353636860847473" calcext:value-type="float">
            <text:p>0.35363686084747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237" calcext:value-type="float">
            <text:p>1419950949.2237</text:p>
          </table:table-cell>
          <table:table-cell office:value-type="string" calcext:value-type="string">
            <text:p>Magnetic</text:p>
          </table:table-cell>
          <table:table-cell office:value-type="float" office:value="72.3108520507813" calcext:value-type="float">
            <text:p>72.3108520507813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34.855285644531" calcext:value-type="float">
            <text:p>134.855285644531</text:p>
          </table:table-cell>
          <table:table-cell table:number-columns-repeated="16"/>
        </table:table-row>
        <table:table-row table:style-name="ro2">
          <table:table-cell office:value-type="float" office:value="1419950949.22958" calcext:value-type="float">
            <text:p>1419950949.22958</text:p>
          </table:table-cell>
          <table:table-cell office:value-type="string" calcext:value-type="string">
            <text:p>Gyro</text:p>
          </table:table-cell>
          <table:table-cell office:value-type="float" office:value="1.53958780724469" calcext:value-type="float">
            <text:p>1.53958780724469</text:p>
          </table:table-cell>
          <table:table-cell office:value-type="float" office:value="5.05809232359122" calcext:value-type="float">
            <text:p>5.05809232359122</text:p>
          </table:table-cell>
          <table:table-cell office:value-type="float" office:value="2.40349835642266" calcext:value-type="float">
            <text:p>2.40349835642266</text:p>
          </table:table-cell>
          <table:table-cell table:number-columns-repeated="16"/>
        </table:table-row>
        <table:table-row table:style-name="ro2">
          <table:table-cell office:value-type="float" office:value="1419950949.22935" calcext:value-type="float">
            <text:p>1419950949.22935</text:p>
          </table:table-cell>
          <table:table-cell office:value-type="string" calcext:value-type="string">
            <text:p>Motion</text:p>
          </table:table-cell>
          <table:table-cell office:value-type="float" office:value="1.49475717544556" calcext:value-type="float">
            <text:p>1.49475717544556</text:p>
          </table:table-cell>
          <table:table-cell office:value-type="float" office:value="3.40611505508423" calcext:value-type="float">
            <text:p>3.40611505508423</text:p>
          </table:table-cell>
          <table:table-cell office:value-type="float" office:value="2.36413288116455" calcext:value-type="float">
            <text:p>2.36413288116455</text:p>
          </table:table-cell>
          <table:table-cell office:value-type="float" office:value="-1.71191784485939" calcext:value-type="float">
            <text:p>-1.71191784485939</text:p>
          </table:table-cell>
          <table:table-cell office:value-type="float" office:value="0.0226895272310024" calcext:value-type="float">
            <text:p>0.0226895272310024</text:p>
          </table:table-cell>
          <table:table-cell office:value-type="float" office:value="0.28392493634136" calcext:value-type="float">
            <text:p>0.28392493634136</text:p>
          </table:table-cell>
          <table:table-cell office:value-type="float" office:value="1.49475717544556" calcext:value-type="float">
            <text:p>1.49475717544556</text:p>
          </table:table-cell>
          <table:table-cell office:value-type="float" office:value="3.40611505508423" calcext:value-type="float">
            <text:p>3.40611505508423</text:p>
          </table:table-cell>
          <table:table-cell office:value-type="float" office:value="2.36413288116455" calcext:value-type="float">
            <text:p>2.36413288116455</text:p>
          </table:table-cell>
          <table:table-cell office:value-type="float" office:value="-0.989804029464722" calcext:value-type="float">
            <text:p>-0.989804029464722</text:p>
          </table:table-cell>
          <table:table-cell office:value-type="float" office:value="-0.0226875804364681" calcext:value-type="float">
            <text:p>-0.0226875804364681</text:p>
          </table:table-cell>
          <table:table-cell office:value-type="float" office:value="0.140617370605469" calcext:value-type="float">
            <text:p>0.140617370605469</text:p>
          </table:table-cell>
          <table:table-cell office:value-type="float" office:value="0.232342481613159" calcext:value-type="float">
            <text:p>0.232342481613159</text:p>
          </table:table-cell>
          <table:table-cell office:value-type="float" office:value="0.0153175853192806" calcext:value-type="float">
            <text:p>0.0153175853192806</text:p>
          </table:table-cell>
          <table:table-cell office:value-type="float" office:value="0.353813171386719" calcext:value-type="float">
            <text:p>0.35381317138671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2988" calcext:value-type="float">
            <text:p>1419950949.22988</text:p>
          </table:table-cell>
          <table:table-cell office:value-type="string" calcext:value-type="string">
            <text:p>Motion</text:p>
          </table:table-cell>
          <table:table-cell office:value-type="float" office:value="1.50826632976532" calcext:value-type="float">
            <text:p>1.50826632976532</text:p>
          </table:table-cell>
          <table:table-cell office:value-type="float" office:value="4.22926425933838" calcext:value-type="float">
            <text:p>4.22926425933838</text:p>
          </table:table-cell>
          <table:table-cell office:value-type="float" office:value="2.53027057647705" calcext:value-type="float">
            <text:p>2.53027057647705</text:p>
          </table:table-cell>
          <table:table-cell office:value-type="float" office:value="-1.6693177616387" calcext:value-type="float">
            <text:p>-1.6693177616387</text:p>
          </table:table-cell>
          <table:table-cell office:value-type="float" office:value="-0.00572863487133101" calcext:value-type="float">
            <text:p>-0.00572863487133101</text:p>
          </table:table-cell>
          <table:table-cell office:value-type="float" office:value="0.296651540238312" calcext:value-type="float">
            <text:p>0.296651540238312</text:p>
          </table:table-cell>
          <table:table-cell office:value-type="float" office:value="1.50826632976532" calcext:value-type="float">
            <text:p>1.50826632976532</text:p>
          </table:table-cell>
          <table:table-cell office:value-type="float" office:value="4.22926425933838" calcext:value-type="float">
            <text:p>4.22926425933838</text:p>
          </table:table-cell>
          <table:table-cell office:value-type="float" office:value="2.53027057647705" calcext:value-type="float">
            <text:p>2.53027057647705</text:p>
          </table:table-cell>
          <table:table-cell office:value-type="float" office:value="-0.995134353637695" calcext:value-type="float">
            <text:p>-0.995134353637695</text:p>
          </table:table-cell>
          <table:table-cell office:value-type="float" office:value="0.00572860334068537" calcext:value-type="float">
            <text:p>0.00572860334068537</text:p>
          </table:table-cell>
          <table:table-cell office:value-type="float" office:value="0.0983605161309242" calcext:value-type="float">
            <text:p>0.0983605161309242</text:p>
          </table:table-cell>
          <table:table-cell office:value-type="float" office:value="0.18248176574707" calcext:value-type="float">
            <text:p>0.18248176574707</text:p>
          </table:table-cell>
          <table:table-cell office:value-type="float" office:value="-0.00788009259849787" calcext:value-type="float">
            <text:p>-0.00788009259849787</text:p>
          </table:table-cell>
          <table:table-cell office:value-type="float" office:value="0.327603846788406" calcext:value-type="float">
            <text:p>0.32760384678840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3296" calcext:value-type="float">
            <text:p>1419950949.23296</text:p>
          </table:table-cell>
          <table:table-cell office:value-type="string" calcext:value-type="string">
            <text:p>Acceleration</text:p>
          </table:table-cell>
          <table:table-cell office:value-type="float" office:value="-0.872894287109375" calcext:value-type="float">
            <text:p>-0.872894287109375</text:p>
          </table:table-cell>
          <table:table-cell office:value-type="float" office:value="0.015838623046875" calcext:value-type="float">
            <text:p>0.015838623046875</text:p>
          </table:table-cell>
          <table:table-cell office:value-type="float" office:value="0.304580688476562" calcext:value-type="float">
            <text:p>0.304580688476562</text:p>
          </table:table-cell>
          <table:table-cell table:number-columns-repeated="16"/>
        </table:table-row>
        <table:table-row table:style-name="ro2">
          <table:table-cell office:value-type="float" office:value="1419950949.233" calcext:value-type="float">
            <text:p>1419950949.233</text:p>
          </table:table-cell>
          <table:table-cell office:value-type="string" calcext:value-type="string">
            <text:p>Acceleration</text:p>
          </table:table-cell>
          <table:table-cell office:value-type="float" office:value="-1.05850219726563" calcext:value-type="float">
            <text:p>-1.05850219726563</text:p>
          </table:table-cell>
          <table:table-cell office:value-type="float" office:value="-0.0159149169921875" calcext:value-type="float">
            <text:p>-0.0159149169921875</text:p>
          </table:table-cell>
          <table:table-cell office:value-type="float" office:value="0.119186401367188" calcext:value-type="float">
            <text:p>0.119186401367188</text:p>
          </table:table-cell>
          <table:table-cell table:number-columns-repeated="16"/>
        </table:table-row>
        <table:table-row table:style-name="ro2">
          <table:table-cell office:value-type="float" office:value="1419950949.24536" calcext:value-type="float">
            <text:p>1419950949.24536</text:p>
          </table:table-cell>
          <table:table-cell office:value-type="string" calcext:value-type="string">
            <text:p>Gyro</text:p>
          </table:table-cell>
          <table:table-cell office:value-type="float" office:value="1.52094354908527" calcext:value-type="float">
            <text:p>1.52094354908527</text:p>
          </table:table-cell>
          <table:table-cell office:value-type="float" office:value="5.45446390443317" calcext:value-type="float">
            <text:p>5.45446390443317</text:p>
          </table:table-cell>
          <table:table-cell office:value-type="float" office:value="1.95529793234225" calcext:value-type="float">
            <text:p>1.95529793234225</text:p>
          </table:table-cell>
          <table:table-cell table:number-columns-repeated="16"/>
        </table:table-row>
        <table:table-row table:style-name="ro2">
          <table:table-cell office:value-type="float" office:value="1419950949.24585" calcext:value-type="float">
            <text:p>1419950949.24585</text:p>
          </table:table-cell>
          <table:table-cell office:value-type="string" calcext:value-type="string">
            <text:p>Gyro</text:p>
          </table:table-cell>
          <table:table-cell office:value-type="float" office:value="1.522440511934" calcext:value-type="float">
            <text:p>1.522440511934</text:p>
          </table:table-cell>
          <table:table-cell office:value-type="float" office:value="5.76674297806255" calcext:value-type="float">
            <text:p>5.76674297806255</text:p>
          </table:table-cell>
          <table:table-cell office:value-type="float" office:value="1.24258009825415" calcext:value-type="float">
            <text:p>1.24258009825415</text:p>
          </table:table-cell>
          <table:table-cell table:number-columns-repeated="16"/>
        </table:table-row>
        <table:table-row table:style-name="ro2">
          <table:table-cell office:value-type="float" office:value="1419950949.24558" calcext:value-type="float">
            <text:p>1419950949.24558</text:p>
          </table:table-cell>
          <table:table-cell office:value-type="string" calcext:value-type="string">
            <text:p>Motion</text:p>
          </table:table-cell>
          <table:table-cell office:value-type="float" office:value="1.5488315820694" calcext:value-type="float">
            <text:p>1.5488315820694</text:p>
          </table:table-cell>
          <table:table-cell office:value-type="float" office:value="5.08512878417969" calcext:value-type="float">
            <text:p>5.08512878417969</text:p>
          </table:table-cell>
          <table:table-cell office:value-type="float" office:value="2.38631772994995" calcext:value-type="float">
            <text:p>2.38631772994995</text:p>
          </table:table-cell>
          <table:table-cell office:value-type="float" office:value="-1.61688105599285" calcext:value-type="float">
            <text:p>-1.61688105599285</text:p>
          </table:table-cell>
          <table:table-cell office:value-type="float" office:value="-0.0328544414036662" calcext:value-type="float">
            <text:p>-0.0328544414036662</text:p>
          </table:table-cell>
          <table:table-cell office:value-type="float" office:value="0.311097220089395" calcext:value-type="float">
            <text:p>0.311097220089395</text:p>
          </table:table-cell>
          <table:table-cell office:value-type="float" office:value="1.5488315820694" calcext:value-type="float">
            <text:p>1.5488315820694</text:p>
          </table:table-cell>
          <table:table-cell office:value-type="float" office:value="5.08512878417969" calcext:value-type="float">
            <text:p>5.08512878417969</text:p>
          </table:table-cell>
          <table:table-cell office:value-type="float" office:value="2.38631772994995" calcext:value-type="float">
            <text:p>2.38631772994995</text:p>
          </table:table-cell>
          <table:table-cell office:value-type="float" office:value="-0.998399198055267" calcext:value-type="float">
            <text:p>-0.998399198055267</text:p>
          </table:table-cell>
          <table:table-cell office:value-type="float" office:value="0.0328485295176506" calcext:value-type="float">
            <text:p>0.0328485295176506</text:p>
          </table:table-cell>
          <table:table-cell office:value-type="float" office:value="0.0460435561835766" calcext:value-type="float">
            <text:p>0.0460435561835766</text:p>
          </table:table-cell>
          <table:table-cell office:value-type="float" office:value="0.125504910945892" calcext:value-type="float">
            <text:p>0.125504910945892</text:p>
          </table:table-cell>
          <table:table-cell office:value-type="float" office:value="-0.0170099083334207" calcext:value-type="float">
            <text:p>-0.0170099083334207</text:p>
          </table:table-cell>
          <table:table-cell office:value-type="float" office:value="0.258537143468857" calcext:value-type="float">
            <text:p>0.2585371434688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4982" calcext:value-type="float">
            <text:p>1419950949.24982</text:p>
          </table:table-cell>
          <table:table-cell office:value-type="string" calcext:value-type="string">
            <text:p>Magnetic</text:p>
          </table:table-cell>
          <table:table-cell office:value-type="float" office:value="72.1415100097656" calcext:value-type="float">
            <text:p>72.1415100097656</text:p>
          </table:table-cell>
          <table:table-cell office:value-type="float" office:value="227.940078735352" calcext:value-type="float">
            <text:p>227.940078735352</text:p>
          </table:table-cell>
          <table:table-cell office:value-type="float" office:value="135.019958496094" calcext:value-type="float">
            <text:p>135.019958496094</text:p>
          </table:table-cell>
          <table:table-cell table:number-columns-repeated="16"/>
        </table:table-row>
        <table:table-row table:style-name="ro2">
          <table:table-cell office:value-type="float" office:value="1419950949.25259" calcext:value-type="float">
            <text:p>1419950949.25259</text:p>
          </table:table-cell>
          <table:table-cell office:value-type="string" calcext:value-type="string">
            <text:p>Acceleration</text:p>
          </table:table-cell>
          <table:table-cell office:value-type="float" office:value="-1.32881164550781" calcext:value-type="float">
            <text:p>-1.32881164550781</text:p>
          </table:table-cell>
          <table:table-cell office:value-type="float" office:value="-0.0395965576171875" calcext:value-type="float">
            <text:p>-0.0395965576171875</text:p>
          </table:table-cell>
          <table:table-cell office:value-type="float" office:value="-0.005767822265625" calcext:value-type="float">
            <text:p>-0.005767822265625</text:p>
          </table:table-cell>
          <table:table-cell table:number-columns-repeated="16"/>
        </table:table-row>
        <table:table-row table:style-name="ro2">
          <table:table-cell office:value-type="float" office:value="1419950949.25287" calcext:value-type="float">
            <text:p>1419950949.25287</text:p>
          </table:table-cell>
          <table:table-cell office:value-type="string" calcext:value-type="string">
            <text:p>Acceleration</text:p>
          </table:table-cell>
          <table:table-cell office:value-type="float" office:value="-1.52336120605469" calcext:value-type="float">
            <text:p>-1.52336120605469</text:p>
          </table:table-cell>
          <table:table-cell office:value-type="float" office:value="0.015167236328125" calcext:value-type="float">
            <text:p>0.015167236328125</text:p>
          </table:table-cell>
          <table:table-cell office:value-type="float" office:value="-0.0627899169921875" calcext:value-type="float">
            <text:p>-0.0627899169921875</text:p>
          </table:table-cell>
          <table:table-cell table:number-columns-repeated="16"/>
        </table:table-row>
        <table:table-row table:style-name="ro2">
          <table:table-cell office:value-type="float" office:value="1419950949.26164" calcext:value-type="float">
            <text:p>1419950949.26164</text:p>
          </table:table-cell>
          <table:table-cell office:value-type="string" calcext:value-type="string">
            <text:p>Gyro</text:p>
          </table:table-cell>
          <table:table-cell office:value-type="float" office:value="1.45088643344964" calcext:value-type="float">
            <text:p>1.45088643344964</text:p>
          </table:table-cell>
          <table:table-cell office:value-type="float" office:value="6.26412346536124" calcext:value-type="float">
            <text:p>6.26412346536124</text:p>
          </table:table-cell>
          <table:table-cell office:value-type="float" office:value="0.223603798813015" calcext:value-type="float">
            <text:p>0.223603798813015</text:p>
          </table:table-cell>
          <table:table-cell table:number-columns-repeated="16"/>
        </table:table-row>
        <table:table-row table:style-name="ro2">
          <table:table-cell office:value-type="float" office:value="1419950949.26201" calcext:value-type="float">
            <text:p>1419950949.26201</text:p>
          </table:table-cell>
          <table:table-cell office:value-type="string" calcext:value-type="string">
            <text:p>Motion</text:p>
          </table:table-cell>
          <table:table-cell office:value-type="float" office:value="1.53018736839294" calcext:value-type="float">
            <text:p>1.53018736839294</text:p>
          </table:table-cell>
          <table:table-cell office:value-type="float" office:value="5.48150062561035" calcext:value-type="float">
            <text:p>5.48150062561035</text:p>
          </table:table-cell>
          <table:table-cell office:value-type="float" office:value="1.93811726570129" calcext:value-type="float">
            <text:p>1.93811726570129</text:p>
          </table:table-cell>
          <table:table-cell office:value-type="float" office:value="-1.55870060790367" calcext:value-type="float">
            <text:p>-1.55870060790367</text:p>
          </table:table-cell>
          <table:table-cell office:value-type="float" office:value="-0.0551300652970416" calcext:value-type="float">
            <text:p>-0.0551300652970416</text:p>
          </table:table-cell>
          <table:table-cell office:value-type="float" office:value="0.327076836408999" calcext:value-type="float">
            <text:p>0.327076836408999</text:p>
          </table:table-cell>
          <table:table-cell office:value-type="float" office:value="1.53018736839294" calcext:value-type="float">
            <text:p>1.53018736839294</text:p>
          </table:table-cell>
          <table:table-cell office:value-type="float" office:value="5.48150062561035" calcext:value-type="float">
            <text:p>5.48150062561035</text:p>
          </table:table-cell>
          <table:table-cell office:value-type="float" office:value="1.93811726570129" calcext:value-type="float">
            <text:p>1.93811726570129</text:p>
          </table:table-cell>
          <table:table-cell office:value-type="float" office:value="-0.998407661914825" calcext:value-type="float">
            <text:p>-0.998407661914825</text:p>
          </table:table-cell>
          <table:table-cell office:value-type="float" office:value="0.0551021434366703" calcext:value-type="float">
            <text:p>0.0551021434366703</text:p>
          </table:table-cell>
          <table:table-cell office:value-type="float" office:value="-0.0120770474895835" calcext:value-type="float">
            <text:p>-0.0120770474895835</text:p>
          </table:table-cell>
          <table:table-cell office:value-type="float" office:value="-0.0600945167243481" calcext:value-type="float">
            <text:p>-0.0600945167243481</text:p>
          </table:table-cell>
          <table:table-cell office:value-type="float" office:value="-0.0710170567035675" calcext:value-type="float">
            <text:p>-0.0710170567035675</text:p>
          </table:table-cell>
          <table:table-cell office:value-type="float" office:value="0.131263449788094" calcext:value-type="float">
            <text:p>0.13126344978809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6233" calcext:value-type="float">
            <text:p>1419950949.26233</text:p>
          </table:table-cell>
          <table:table-cell office:value-type="string" calcext:value-type="string">
            <text:p>Motion</text:p>
          </table:table-cell>
          <table:table-cell office:value-type="float" office:value="1.53168427944183" calcext:value-type="float">
            <text:p>1.53168427944183</text:p>
          </table:table-cell>
          <table:table-cell office:value-type="float" office:value="5.79377937316895" calcext:value-type="float">
            <text:p>5.79377937316895</text:p>
          </table:table-cell>
          <table:table-cell office:value-type="float" office:value="1.22539937496185" calcext:value-type="float">
            <text:p>1.22539937496185</text:p>
          </table:table-cell>
          <table:table-cell office:value-type="float" office:value="-1.49693101416552" calcext:value-type="float">
            <text:p>-1.49693101416552</text:p>
          </table:table-cell>
          <table:table-cell office:value-type="float" office:value="-0.0695887212777328" calcext:value-type="float">
            <text:p>-0.0695887212777328</text:p>
          </table:table-cell>
          <table:table-cell office:value-type="float" office:value="0.343954223435438" calcext:value-type="float">
            <text:p>0.343954223435438</text:p>
          </table:table-cell>
          <table:table-cell office:value-type="float" office:value="1.53168427944183" calcext:value-type="float">
            <text:p>1.53168427944183</text:p>
          </table:table-cell>
          <table:table-cell office:value-type="float" office:value="5.79377937316895" calcext:value-type="float">
            <text:p>5.79377937316895</text:p>
          </table:table-cell>
          <table:table-cell office:value-type="float" office:value="1.22539937496185" calcext:value-type="float">
            <text:p>1.22539937496185</text:p>
          </table:table-cell>
          <table:table-cell office:value-type="float" office:value="-0.994859457015991" calcext:value-type="float">
            <text:p>-0.994859457015991</text:p>
          </table:table-cell>
          <table:table-cell office:value-type="float" office:value="0.069532573223114" calcext:value-type="float">
            <text:p>0.069532573223114</text:p>
          </table:table-cell>
          <table:table-cell office:value-type="float" office:value="-0.073619544506073" calcext:value-type="float">
            <text:p>-0.073619544506073</text:p>
          </table:table-cell>
          <table:table-cell office:value-type="float" office:value="-0.333952158689499" calcext:value-type="float">
            <text:p>-0.333952158689499</text:p>
          </table:table-cell>
          <table:table-cell office:value-type="float" office:value="-0.109129130840302" calcext:value-type="float">
            <text:p>-0.109129130840302</text:p>
          </table:table-cell>
          <table:table-cell office:value-type="float" office:value="0.067851722240448" calcext:value-type="float">
            <text:p>0.0678517222404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7225" calcext:value-type="float">
            <text:p>1419950949.27225</text:p>
          </table:table-cell>
          <table:table-cell office:value-type="string" calcext:value-type="string">
            <text:p>Acceleration</text:p>
          </table:table-cell>
          <table:table-cell office:value-type="float" office:value="-1.5771484375" calcext:value-type="float">
            <text:p>-1.5771484375</text:p>
          </table:table-cell>
          <table:table-cell office:value-type="float" office:value="0.0940704345703125" calcext:value-type="float">
            <text:p>0.0940704345703125</text:p>
          </table:table-cell>
          <table:table-cell office:value-type="float" office:value="-0.1737060546875" calcext:value-type="float">
            <text:p>-0.1737060546875</text:p>
          </table:table-cell>
          <table:table-cell table:number-columns-repeated="16"/>
        </table:table-row>
        <table:table-row table:style-name="ro2">
          <table:table-cell office:value-type="float" office:value="1419950949.27271" calcext:value-type="float">
            <text:p>1419950949.27271</text:p>
          </table:table-cell>
          <table:table-cell office:value-type="string" calcext:value-type="string">
            <text:p>Acceleration</text:p>
          </table:table-cell>
          <table:table-cell office:value-type="float" office:value="-1.37361145019531" calcext:value-type="float">
            <text:p>-1.37361145019531</text:p>
          </table:table-cell>
          <table:table-cell office:value-type="float" office:value="0.1585693359375" calcext:value-type="float">
            <text:p>0.1585693359375</text:p>
          </table:table-cell>
          <table:table-cell office:value-type="float" office:value="-0.272048950195312" calcext:value-type="float">
            <text:p>-0.272048950195312</text:p>
          </table:table-cell>
          <table:table-cell table:number-columns-repeated="16"/>
        </table:table-row>
        <table:table-row table:style-name="ro2">
          <table:table-cell office:value-type="float" office:value="1419950949.27772" calcext:value-type="float">
            <text:p>1419950949.27772</text:p>
          </table:table-cell>
          <table:table-cell office:value-type="string" calcext:value-type="string">
            <text:p>Gyro</text:p>
          </table:table-cell>
          <table:table-cell office:value-type="float" office:value="1.33855483130232" calcext:value-type="float">
            <text:p>1.33855483130232</text:p>
          </table:table-cell>
          <table:table-cell office:value-type="float" office:value="6.30246126714958" calcext:value-type="float">
            <text:p>6.30246126714958</text:p>
          </table:table-cell>
          <table:table-cell office:value-type="float" office:value="-1.02037792112285" calcext:value-type="float">
            <text:p>-1.02037792112285</text:p>
          </table:table-cell>
          <table:table-cell table:number-columns-repeated="16"/>
        </table:table-row>
        <table:table-row table:style-name="ro2">
          <table:table-cell office:value-type="float" office:value="1419950949.2777" calcext:value-type="float">
            <text:p>1419950949.2777</text:p>
          </table:table-cell>
          <table:table-cell office:value-type="string" calcext:value-type="string">
            <text:p>Magnetic</text:p>
          </table:table-cell>
          <table:table-cell office:value-type="float" office:value="70.7867279052734" calcext:value-type="float">
            <text:p>70.7867279052734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9.27812" calcext:value-type="float">
            <text:p>1419950949.27812</text:p>
          </table:table-cell>
          <table:table-cell office:value-type="string" calcext:value-type="string">
            <text:p>Gyro</text:p>
          </table:table-cell>
          <table:table-cell office:value-type="float" office:value="1.40470748646378" calcext:value-type="float">
            <text:p>1.40470748646378</text:p>
          </table:table-cell>
          <table:table-cell office:value-type="float" office:value="5.95686924407661" calcext:value-type="float">
            <text:p>5.95686924407661</text:p>
          </table:table-cell>
          <table:table-cell office:value-type="float" office:value="-1.95460444519439" calcext:value-type="float">
            <text:p>-1.95460444519439</text:p>
          </table:table-cell>
          <table:table-cell table:number-columns-repeated="16"/>
        </table:table-row>
        <table:table-row table:style-name="ro2">
          <table:table-cell office:value-type="float" office:value="1419950949.2781" calcext:value-type="float">
            <text:p>1419950949.2781</text:p>
          </table:table-cell>
          <table:table-cell office:value-type="string" calcext:value-type="string">
            <text:p>Motion</text:p>
          </table:table-cell>
          <table:table-cell office:value-type="float" office:value="1.46013009548187" calcext:value-type="float">
            <text:p>1.46013009548187</text:p>
          </table:table-cell>
          <table:table-cell office:value-type="float" office:value="6.29116010665894" calcext:value-type="float">
            <text:p>6.29116010665894</text:p>
          </table:table-cell>
          <table:table-cell office:value-type="float" office:value="0.206423163414001" calcext:value-type="float">
            <text:p>0.206423163414001</text:p>
          </table:table-cell>
          <table:table-cell office:value-type="float" office:value="-1.42995838122762" calcext:value-type="float">
            <text:p>-1.42995838122762</text:p>
          </table:table-cell>
          <table:table-cell office:value-type="float" office:value="-0.0729450487096583" calcext:value-type="float">
            <text:p>-0.0729450487096583</text:p>
          </table:table-cell>
          <table:table-cell office:value-type="float" office:value="0.360295799074422" calcext:value-type="float">
            <text:p>0.360295799074422</text:p>
          </table:table-cell>
          <table:table-cell office:value-type="float" office:value="1.46013009548187" calcext:value-type="float">
            <text:p>1.46013009548187</text:p>
          </table:table-cell>
          <table:table-cell office:value-type="float" office:value="6.29116010665894" calcext:value-type="float">
            <text:p>6.29116010665894</text:p>
          </table:table-cell>
          <table:table-cell office:value-type="float" office:value="0.206423163414001" calcext:value-type="float">
            <text:p>0.206423163414001</text:p>
          </table:table-cell>
          <table:table-cell office:value-type="float" office:value="-0.987465739250183" calcext:value-type="float">
            <text:p>-0.987465739250183</text:p>
          </table:table-cell>
          <table:table-cell office:value-type="float" office:value="0.0728803724050522" calcext:value-type="float">
            <text:p>0.0728803724050522</text:p>
          </table:table-cell>
          <table:table-cell office:value-type="float" office:value="-0.139999523758888" calcext:value-type="float">
            <text:p>-0.139999523758888</text:p>
          </table:table-cell>
          <table:table-cell office:value-type="float" office:value="-0.535895466804504" calcext:value-type="float">
            <text:p>-0.535895466804504</text:p>
          </table:table-cell>
          <table:table-cell office:value-type="float" office:value="-0.0577131398022175" calcext:value-type="float">
            <text:p>-0.0577131398022175</text:p>
          </table:table-cell>
          <table:table-cell office:value-type="float" office:value="0.0772095993161202" calcext:value-type="float">
            <text:p>0.07720959931612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9177" calcext:value-type="float">
            <text:p>1419950949.29177</text:p>
          </table:table-cell>
          <table:table-cell office:value-type="string" calcext:value-type="string">
            <text:p>Acceleration</text:p>
          </table:table-cell>
          <table:table-cell office:value-type="float" office:value="-0.901535034179688" calcext:value-type="float">
            <text:p>-0.901535034179688</text:p>
          </table:table-cell>
          <table:table-cell office:value-type="float" office:value="0.150360107421875" calcext:value-type="float">
            <text:p>0.150360107421875</text:p>
          </table:table-cell>
          <table:table-cell office:value-type="float" office:value="-0.38726806640625" calcext:value-type="float">
            <text:p>-0.38726806640625</text:p>
          </table:table-cell>
          <table:table-cell table:number-columns-repeated="16"/>
        </table:table-row>
        <table:table-row table:style-name="ro2">
          <table:table-cell office:value-type="float" office:value="1419950949.2917" calcext:value-type="float">
            <text:p>1419950949.2917</text:p>
          </table:table-cell>
          <table:table-cell office:value-type="string" calcext:value-type="string">
            <text:p>Acceleration</text:p>
          </table:table-cell>
          <table:table-cell office:value-type="float" office:value="-1.06181335449219" calcext:value-type="float">
            <text:p>-1.06181335449219</text:p>
          </table:table-cell>
          <table:table-cell office:value-type="float" office:value="0.164077758789063" calcext:value-type="float">
            <text:p>0.164077758789063</text:p>
          </table:table-cell>
          <table:table-cell office:value-type="float" office:value="-0.37078857421875" calcext:value-type="float">
            <text:p>-0.37078857421875</text:p>
          </table:table-cell>
          <table:table-cell table:number-columns-repeated="16"/>
        </table:table-row>
        <table:table-row table:style-name="ro2">
          <table:table-cell office:value-type="float" office:value="1419950949.29326" calcext:value-type="float">
            <text:p>1419950949.29326</text:p>
          </table:table-cell>
          <table:table-cell office:value-type="string" calcext:value-type="string">
            <text:p>Gyro</text:p>
          </table:table-cell>
          <table:table-cell office:value-type="float" office:value="1.47968425958111" calcext:value-type="float">
            <text:p>1.47968425958111</text:p>
          </table:table-cell>
          <table:table-cell office:value-type="float" office:value="4.97723395920645" calcext:value-type="float">
            <text:p>4.97723395920645</text:p>
          </table:table-cell>
          <table:table-cell office:value-type="float" office:value="-2.14518318227766" calcext:value-type="float">
            <text:p>-2.14518318227766</text:p>
          </table:table-cell>
          <table:table-cell table:number-columns-repeated="16"/>
        </table:table-row>
        <table:table-row table:style-name="ro2">
          <table:table-cell office:value-type="float" office:value="1419950949.29308" calcext:value-type="float">
            <text:p>1419950949.29308</text:p>
          </table:table-cell>
          <table:table-cell office:value-type="string" calcext:value-type="string">
            <text:p>Motion</text:p>
          </table:table-cell>
          <table:table-cell office:value-type="float" office:value="1.34779858589172" calcext:value-type="float">
            <text:p>1.34779858589172</text:p>
          </table:table-cell>
          <table:table-cell office:value-type="float" office:value="6.32949781417847" calcext:value-type="float">
            <text:p>6.32949781417847</text:p>
          </table:table-cell>
          <table:table-cell office:value-type="float" office:value="-1.03755843639374" calcext:value-type="float">
            <text:p>-1.03755843639374</text:p>
          </table:table-cell>
          <table:table-cell office:value-type="float" office:value="-1.36152826902189" calcext:value-type="float">
            <text:p>-1.36152826902189</text:p>
          </table:table-cell>
          <table:table-cell office:value-type="float" office:value="-0.0629351562296162" calcext:value-type="float">
            <text:p>-0.0629351562296162</text:p>
          </table:table-cell>
          <table:table-cell office:value-type="float" office:value="0.373167312902374" calcext:value-type="float">
            <text:p>0.373167312902374</text:p>
          </table:table-cell>
          <table:table-cell office:value-type="float" office:value="1.34779858589172" calcext:value-type="float">
            <text:p>1.34779858589172</text:p>
          </table:table-cell>
          <table:table-cell office:value-type="float" office:value="6.32949781417847" calcext:value-type="float">
            <text:p>6.32949781417847</text:p>
          </table:table-cell>
          <table:table-cell office:value-type="float" office:value="-1.03755843639374" calcext:value-type="float">
            <text:p>-1.03755843639374</text:p>
          </table:table-cell>
          <table:table-cell office:value-type="float" office:value="-0.976246654987335" calcext:value-type="float">
            <text:p>-0.976246654987335</text:p>
          </table:table-cell>
          <table:table-cell office:value-type="float" office:value="0.0628936216235161" calcext:value-type="float">
            <text:p>0.0628936216235161</text:p>
          </table:table-cell>
          <table:table-cell office:value-type="float" office:value="-0.207332700490951" calcext:value-type="float">
            <text:p>-0.207332700490951</text:p>
          </table:table-cell>
          <table:table-cell office:value-type="float" office:value="-0.600901782512665" calcext:value-type="float">
            <text:p>-0.600901782512665</text:p>
          </table:table-cell>
          <table:table-cell office:value-type="float" office:value="0.0311768166720867" calcext:value-type="float">
            <text:p>0.0311768166720867</text:p>
          </table:table-cell>
          <table:table-cell office:value-type="float" office:value="0.0336266420781612" calcext:value-type="float">
            <text:p>0.03362664207816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29358" calcext:value-type="float">
            <text:p>1419950949.29358</text:p>
          </table:table-cell>
          <table:table-cell office:value-type="string" calcext:value-type="string">
            <text:p>Motion</text:p>
          </table:table-cell>
          <table:table-cell office:value-type="float" office:value="1.41395115852356" calcext:value-type="float">
            <text:p>1.41395115852356</text:p>
          </table:table-cell>
          <table:table-cell office:value-type="float" office:value="5.98390579223633" calcext:value-type="float">
            <text:p>5.98390579223633</text:p>
          </table:table-cell>
          <table:table-cell office:value-type="float" office:value="-1.97178494930267" calcext:value-type="float">
            <text:p>-1.97178494930267</text:p>
          </table:table-cell>
          <table:table-cell office:value-type="float" office:value="-1.29593835797244" calcext:value-type="float">
            <text:p>-1.29593835797244</text:p>
          </table:table-cell>
          <table:table-cell office:value-type="float" office:value="-0.0408976800056303" calcext:value-type="float">
            <text:p>-0.0408976800056303</text:p>
          </table:table-cell>
          <table:table-cell office:value-type="float" office:value="0.383011116465545" calcext:value-type="float">
            <text:p>0.383011116465545</text:p>
          </table:table-cell>
          <table:table-cell office:value-type="float" office:value="1.41395115852356" calcext:value-type="float">
            <text:p>1.41395115852356</text:p>
          </table:table-cell>
          <table:table-cell office:value-type="float" office:value="5.98390579223633" calcext:value-type="float">
            <text:p>5.98390579223633</text:p>
          </table:table-cell>
          <table:table-cell office:value-type="float" office:value="-1.97178494930267" calcext:value-type="float">
            <text:p>-1.97178494930267</text:p>
          </table:table-cell>
          <table:table-cell office:value-type="float" office:value="-0.961658954620361" calcext:value-type="float">
            <text:p>-0.961658954620361</text:p>
          </table:table-cell>
          <table:table-cell office:value-type="float" office:value="0.0408862791955471" calcext:value-type="float">
            <text:p>0.0408862791955471</text:p>
          </table:table-cell>
          <table:table-cell office:value-type="float" office:value="-0.271183282136917" calcext:value-type="float">
            <text:p>-0.271183282136917</text:p>
          </table:table-cell>
          <table:table-cell office:value-type="float" office:value="-0.411952495574951" calcext:value-type="float">
            <text:p>-0.411952495574951</text:p>
          </table:table-cell>
          <table:table-cell office:value-type="float" office:value="0.117683053016663" calcext:value-type="float">
            <text:p>0.117683053016663</text:p>
          </table:table-cell>
          <table:table-cell office:value-type="float" office:value="-0.000865661830175668" calcext:value-type="float">
            <text:p>-0.00086566183017566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0193" calcext:value-type="float">
            <text:p>1419950949.30193</text:p>
          </table:table-cell>
          <table:table-cell office:value-type="string" calcext:value-type="string">
            <text:p>Magnetic</text:p>
          </table:table-cell>
          <table:table-cell office:value-type="float" office:value="70.6173858642578" calcext:value-type="float">
            <text:p>70.6173858642578</text:p>
          </table:table-cell>
          <table:table-cell office:value-type="float" office:value="228.448120117188" calcext:value-type="float">
            <text:p>228.448120117188</text:p>
          </table:table-cell>
          <table:table-cell office:value-type="float" office:value="136.501876831055" calcext:value-type="float">
            <text:p>136.501876831055</text:p>
          </table:table-cell>
          <table:table-cell table:number-columns-repeated="16"/>
        </table:table-row>
        <table:table-row table:style-name="ro2">
          <table:table-cell office:value-type="float" office:value="1419950949.30962" calcext:value-type="float">
            <text:p>1419950949.30962</text:p>
          </table:table-cell>
          <table:table-cell office:value-type="string" calcext:value-type="string">
            <text:p>Gyro</text:p>
          </table:table-cell>
          <table:table-cell office:value-type="float" office:value="1.52228658122299" calcext:value-type="float">
            <text:p>1.52228658122299</text:p>
          </table:table-cell>
          <table:table-cell office:value-type="float" office:value="3.78150472348119" calcext:value-type="float">
            <text:p>3.78150472348119</text:p>
          </table:table-cell>
          <table:table-cell office:value-type="float" office:value="-1.969005488789" calcext:value-type="float">
            <text:p>-1.969005488789</text:p>
          </table:table-cell>
          <table:table-cell table:number-columns-repeated="16"/>
        </table:table-row>
        <table:table-row table:style-name="ro2">
          <table:table-cell office:value-type="float" office:value="1419950949.3102" calcext:value-type="float">
            <text:p>1419950949.3102</text:p>
          </table:table-cell>
          <table:table-cell office:value-type="string" calcext:value-type="string">
            <text:p>Gyro</text:p>
          </table:table-cell>
          <table:table-cell office:value-type="float" office:value="1.41323519459032" calcext:value-type="float">
            <text:p>1.41323519459032</text:p>
          </table:table-cell>
          <table:table-cell office:value-type="float" office:value="2.91530785050739" calcext:value-type="float">
            <text:p>2.91530785050739</text:p>
          </table:table-cell>
          <table:table-cell office:value-type="float" office:value="-1.40419030058008" calcext:value-type="float">
            <text:p>-1.40419030058008</text:p>
          </table:table-cell>
          <table:table-cell table:number-columns-repeated="16"/>
        </table:table-row>
        <table:table-row table:style-name="ro2">
          <table:table-cell office:value-type="float" office:value="1419950949.31078" calcext:value-type="float">
            <text:p>1419950949.31078</text:p>
          </table:table-cell>
          <table:table-cell office:value-type="string" calcext:value-type="string">
            <text:p>Acceleration</text:p>
          </table:table-cell>
          <table:table-cell office:value-type="float" office:value="-0.793548583984375" calcext:value-type="float">
            <text:p>-0.793548583984375</text:p>
          </table:table-cell>
          <table:table-cell office:value-type="float" office:value="0.11041259765625" calcext:value-type="float">
            <text:p>0.11041259765625</text:p>
          </table:table-cell>
          <table:table-cell office:value-type="float" office:value="-0.33203125" calcext:value-type="float">
            <text:p>-0.33203125</text:p>
          </table:table-cell>
          <table:table-cell table:number-columns-repeated="16"/>
        </table:table-row>
        <table:table-row table:style-name="ro2">
          <table:table-cell office:value-type="float" office:value="1419950949.31104" calcext:value-type="float">
            <text:p>1419950949.31104</text:p>
          </table:table-cell>
          <table:table-cell office:value-type="string" calcext:value-type="string">
            <text:p>Acceleration</text:p>
          </table:table-cell>
          <table:table-cell office:value-type="float" office:value="-0.687637329101563" calcext:value-type="float">
            <text:p>-0.687637329101563</text:p>
          </table:table-cell>
          <table:table-cell office:value-type="float" office:value="0.0202789306640625" calcext:value-type="float">
            <text:p>0.0202789306640625</text:p>
          </table:table-cell>
          <table:table-cell office:value-type="float" office:value="-0.235183715820312" calcext:value-type="float">
            <text:p>-0.235183715820312</text:p>
          </table:table-cell>
          <table:table-cell table:number-columns-repeated="16"/>
        </table:table-row>
        <table:table-row table:style-name="ro2">
          <table:table-cell office:value-type="float" office:value="1419950949.30977" calcext:value-type="float">
            <text:p>1419950949.30977</text:p>
          </table:table-cell>
          <table:table-cell office:value-type="string" calcext:value-type="string">
            <text:p>Motion</text:p>
          </table:table-cell>
          <table:table-cell office:value-type="float" office:value="1.48892796039581" calcext:value-type="float">
            <text:p>1.48892796039581</text:p>
          </table:table-cell>
          <table:table-cell office:value-type="float" office:value="5.00427007675171" calcext:value-type="float">
            <text:p>5.00427007675171</text:p>
          </table:table-cell>
          <table:table-cell office:value-type="float" office:value="-2.16236352920532" calcext:value-type="float">
            <text:p>-2.16236352920532</text:p>
          </table:table-cell>
          <table:table-cell office:value-type="float" office:value="-1.23955005136361" calcext:value-type="float">
            <text:p>-1.23955005136361</text:p>
          </table:table-cell>
          <table:table-cell office:value-type="float" office:value="-0.0143644679784699" calcext:value-type="float">
            <text:p>-0.0143644679784699</text:p>
          </table:table-cell>
          <table:table-cell office:value-type="float" office:value="0.391048138453879" calcext:value-type="float">
            <text:p>0.391048138453879</text:p>
          </table:table-cell>
          <table:table-cell office:value-type="float" office:value="1.48892796039581" calcext:value-type="float">
            <text:p>1.48892796039581</text:p>
          </table:table-cell>
          <table:table-cell office:value-type="float" office:value="5.00427007675171" calcext:value-type="float">
            <text:p>5.00427007675171</text:p>
          </table:table-cell>
          <table:table-cell office:value-type="float" office:value="-2.16236352920532" calcext:value-type="float">
            <text:p>-2.16236352920532</text:p>
          </table:table-cell>
          <table:table-cell office:value-type="float" office:value="-0.945540189743042" calcext:value-type="float">
            <text:p>-0.945540189743042</text:p>
          </table:table-cell>
          <table:table-cell office:value-type="float" office:value="0.0143639743328095" calcext:value-type="float">
            <text:p>0.0143639743328095</text:p>
          </table:table-cell>
          <table:table-cell office:value-type="float" office:value="-0.325188249349594" calcext:value-type="float">
            <text:p>-0.325188249349594</text:p>
          </table:table-cell>
          <table:table-cell office:value-type="float" office:value="0.0440051704645157" calcext:value-type="float">
            <text:p>0.0440051704645157</text:p>
          </table:table-cell>
          <table:table-cell office:value-type="float" office:value="0.135996133089066" calcext:value-type="float">
            <text:p>0.135996133089066</text:p>
          </table:table-cell>
          <table:table-cell office:value-type="float" office:value="-0.0620798133313656" calcext:value-type="float">
            <text:p>-0.06207981333136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2585" calcext:value-type="float">
            <text:p>1419950949.32585</text:p>
          </table:table-cell>
          <table:table-cell office:value-type="string" calcext:value-type="string">
            <text:p>Gyro</text:p>
          </table:table-cell>
          <table:table-cell office:value-type="float" office:value="1.2276219213595" calcext:value-type="float">
            <text:p>1.2276219213595</text:p>
          </table:table-cell>
          <table:table-cell office:value-type="float" office:value="2.75057322759058" calcext:value-type="float">
            <text:p>2.75057322759058</text:p>
          </table:table-cell>
          <table:table-cell office:value-type="float" office:value="-0.654452130494906" calcext:value-type="float">
            <text:p>-0.654452130494906</text:p>
          </table:table-cell>
          <table:table-cell table:number-columns-repeated="16"/>
        </table:table-row>
        <table:table-row table:style-name="ro2">
          <table:table-cell office:value-type="float" office:value="1419950949.32584" calcext:value-type="float">
            <text:p>1419950949.32584</text:p>
          </table:table-cell>
          <table:table-cell office:value-type="string" calcext:value-type="string">
            <text:p>Motion</text:p>
          </table:table-cell>
          <table:table-cell office:value-type="float" office:value="1.53153026103973" calcext:value-type="float">
            <text:p>1.53153026103973</text:p>
          </table:table-cell>
          <table:table-cell office:value-type="float" office:value="3.80854082107544" calcext:value-type="float">
            <text:p>3.80854082107544</text:p>
          </table:table-cell>
          <table:table-cell office:value-type="float" office:value="-1.98618590831757" calcext:value-type="float">
            <text:p>-1.98618590831757</text:p>
          </table:table-cell>
          <table:table-cell office:value-type="float" office:value="-1.1958081739408" calcext:value-type="float">
            <text:p>-1.1958081739408</text:p>
          </table:table-cell>
          <table:table-cell office:value-type="float" office:value="0.0118372094169513" calcext:value-type="float">
            <text:p>0.0118372094169513</text:p>
          </table:table-cell>
          <table:table-cell office:value-type="float" office:value="0.398807085528498" calcext:value-type="float">
            <text:p>0.398807085528498</text:p>
          </table:table-cell>
          <table:table-cell office:value-type="float" office:value="1.53153026103973" calcext:value-type="float">
            <text:p>1.53153026103973</text:p>
          </table:table-cell>
          <table:table-cell office:value-type="float" office:value="3.80854082107544" calcext:value-type="float">
            <text:p>3.80854082107544</text:p>
          </table:table-cell>
          <table:table-cell office:value-type="float" office:value="-1.98618590831757" calcext:value-type="float">
            <text:p>-1.98618590831757</text:p>
          </table:table-cell>
          <table:table-cell office:value-type="float" office:value="-0.930446743965149" calcext:value-type="float">
            <text:p>-0.930446743965149</text:p>
          </table:table-cell>
          <table:table-cell office:value-type="float" office:value="-0.0118369329720736" calcext:value-type="float">
            <text:p>-0.0118369329720736</text:p>
          </table:table-cell>
          <table:table-cell office:value-type="float" office:value="-0.366235852241516" calcext:value-type="float">
            <text:p>-0.366235852241516</text:p>
          </table:table-cell>
          <table:table-cell office:value-type="float" office:value="0.136898189783096" calcext:value-type="float">
            <text:p>0.136898189783096</text:p>
          </table:table-cell>
          <table:table-cell office:value-type="float" office:value="0.122249528765678" calcext:value-type="float">
            <text:p>0.122249528765678</text:p>
          </table:table-cell>
          <table:table-cell office:value-type="float" office:value="0.0342045947909355" calcext:value-type="float">
            <text:p>0.03420459479093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2625" calcext:value-type="float">
            <text:p>1419950949.32625</text:p>
          </table:table-cell>
          <table:table-cell office:value-type="string" calcext:value-type="string">
            <text:p>Motion</text:p>
          </table:table-cell>
          <table:table-cell office:value-type="float" office:value="1.42247879505158" calcext:value-type="float">
            <text:p>1.42247879505158</text:p>
          </table:table-cell>
          <table:table-cell office:value-type="float" office:value="2.94234395027161" calcext:value-type="float">
            <text:p>2.94234395027161</text:p>
          </table:table-cell>
          <table:table-cell office:value-type="float" office:value="-1.4213707447052" calcext:value-type="float">
            <text:p>-1.4213707447052</text:p>
          </table:table-cell>
          <table:table-cell office:value-type="float" office:value="-1.16276205234181" calcext:value-type="float">
            <text:p>-1.16276205234181</text:p>
          </table:table-cell>
          <table:table-cell office:value-type="float" office:value="0.033368016782787" calcext:value-type="float">
            <text:p>0.033368016782787</text:p>
          </table:table-cell>
          <table:table-cell office:value-type="float" office:value="0.406726377266999" calcext:value-type="float">
            <text:p>0.406726377266999</text:p>
          </table:table-cell>
          <table:table-cell office:value-type="float" office:value="1.42247879505158" calcext:value-type="float">
            <text:p>1.42247879505158</text:p>
          </table:table-cell>
          <table:table-cell office:value-type="float" office:value="2.94234395027161" calcext:value-type="float">
            <text:p>2.94234395027161</text:p>
          </table:table-cell>
          <table:table-cell office:value-type="float" office:value="-1.4213707447052" calcext:value-type="float">
            <text:p>-1.4213707447052</text:p>
          </table:table-cell>
          <table:table-cell office:value-type="float" office:value="-0.917391657829285" calcext:value-type="float">
            <text:p>-0.917391657829285</text:p>
          </table:table-cell>
          <table:table-cell office:value-type="float" office:value="-0.0333618260920048" calcext:value-type="float">
            <text:p>-0.0333618260920048</text:p>
          </table:table-cell>
          <table:table-cell office:value-type="float" office:value="-0.396584868431091" calcext:value-type="float">
            <text:p>-0.396584868431091</text:p>
          </table:table-cell>
          <table:table-cell office:value-type="float" office:value="0.229754313826561" calcext:value-type="float">
            <text:p>0.229754313826561</text:p>
          </table:table-cell>
          <table:table-cell office:value-type="float" office:value="0.0536407567560673" calcext:value-type="float">
            <text:p>0.0536407567560673</text:p>
          </table:table-cell>
          <table:table-cell office:value-type="float" office:value="0.161401152610779" calcext:value-type="float">
            <text:p>0.16140115261077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2793" calcext:value-type="float">
            <text:p>1419950949.32793</text:p>
          </table:table-cell>
          <table:table-cell office:value-type="string" calcext:value-type="string">
            <text:p>Magnetic</text:p>
          </table:table-cell>
          <table:table-cell office:value-type="float" office:value="69.2626190185547" calcext:value-type="float">
            <text:p>69.2626190185547</text:p>
          </table:table-cell>
          <table:table-cell office:value-type="float" office:value="231.157653808594" calcext:value-type="float">
            <text:p>231.157653808594</text:p>
          </table:table-cell>
          <table:table-cell office:value-type="float" office:value="133.867340087891" calcext:value-type="float">
            <text:p>133.867340087891</text:p>
          </table:table-cell>
          <table:table-cell table:number-columns-repeated="16"/>
        </table:table-row>
        <table:table-row table:style-name="ro2">
          <table:table-cell office:value-type="float" office:value="1419950949.33059" calcext:value-type="float">
            <text:p>1419950949.33059</text:p>
          </table:table-cell>
          <table:table-cell office:value-type="string" calcext:value-type="string">
            <text:p>Acceleration</text:p>
          </table:table-cell>
          <table:table-cell office:value-type="float" office:value="-0.637161254882813" calcext:value-type="float">
            <text:p>-0.637161254882813</text:p>
          </table:table-cell>
          <table:table-cell office:value-type="float" office:value="-0.0818939208984375" calcext:value-type="float">
            <text:p>-0.0818939208984375</text:p>
          </table:table-cell>
          <table:table-cell office:value-type="float" office:value="-0.103042602539063" calcext:value-type="float">
            <text:p>-0.103042602539063</text:p>
          </table:table-cell>
          <table:table-cell table:number-columns-repeated="16"/>
        </table:table-row>
        <table:table-row table:style-name="ro2">
          <table:table-cell office:value-type="float" office:value="1419950949.33068" calcext:value-type="float">
            <text:p>1419950949.33068</text:p>
          </table:table-cell>
          <table:table-cell office:value-type="string" calcext:value-type="string">
            <text:p>Acceleration</text:p>
          </table:table-cell>
          <table:table-cell office:value-type="float" office:value="-0.623687744140625" calcext:value-type="float">
            <text:p>-0.623687744140625</text:p>
          </table:table-cell>
          <table:table-cell office:value-type="float" office:value="-0.198165893554688" calcext:value-type="float">
            <text:p>-0.198165893554688</text:p>
          </table:table-cell>
          <table:table-cell office:value-type="float" office:value="-0.0217742919921875" calcext:value-type="float">
            <text:p>-0.0217742919921875</text:p>
          </table:table-cell>
          <table:table-cell table:number-columns-repeated="16"/>
        </table:table-row>
        <table:table-row table:style-name="ro2">
          <table:table-cell office:value-type="float" office:value="1419950949.34127" calcext:value-type="float">
            <text:p>1419950949.34127</text:p>
          </table:table-cell>
          <table:table-cell office:value-type="string" calcext:value-type="string">
            <text:p>Gyro</text:p>
          </table:table-cell>
          <table:table-cell office:value-type="float" office:value="0.97429298372346" calcext:value-type="float">
            <text:p>0.97429298372346</text:p>
          </table:table-cell>
          <table:table-cell office:value-type="float" office:value="3.24512037780553" calcext:value-type="float">
            <text:p>3.24512037780553</text:p>
          </table:table-cell>
          <table:table-cell office:value-type="float" office:value="0.0647560934858217" calcext:value-type="float">
            <text:p>0.0647560934858217</text:p>
          </table:table-cell>
          <table:table-cell table:number-columns-repeated="16"/>
        </table:table-row>
        <table:table-row table:style-name="ro2">
          <table:table-cell office:value-type="float" office:value="1419950949.34157" calcext:value-type="float">
            <text:p>1419950949.34157</text:p>
          </table:table-cell>
          <table:table-cell office:value-type="string" calcext:value-type="string">
            <text:p>Gyro</text:p>
          </table:table-cell>
          <table:table-cell office:value-type="float" office:value="0.729482965782363" calcext:value-type="float">
            <text:p>0.729482965782363</text:p>
          </table:table-cell>
          <table:table-cell office:value-type="float" office:value="3.99388196671898" calcext:value-type="float">
            <text:p>3.99388196671898</text:p>
          </table:table-cell>
          <table:table-cell office:value-type="float" office:value="0.674516652463672" calcext:value-type="float">
            <text:p>0.674516652463672</text:p>
          </table:table-cell>
          <table:table-cell table:number-columns-repeated="16"/>
        </table:table-row>
        <table:table-row table:style-name="ro2">
          <table:table-cell office:value-type="float" office:value="1419950949.3413" calcext:value-type="float">
            <text:p>1419950949.3413</text:p>
          </table:table-cell>
          <table:table-cell office:value-type="string" calcext:value-type="string">
            <text:p>Motion</text:p>
          </table:table-cell>
          <table:table-cell office:value-type="float" office:value="1.2368655204773" calcext:value-type="float">
            <text:p>1.2368655204773</text:p>
          </table:table-cell>
          <table:table-cell office:value-type="float" office:value="2.77760934829712" calcext:value-type="float">
            <text:p>2.77760934829712</text:p>
          </table:table-cell>
          <table:table-cell office:value-type="float" office:value="-0.671632528305054" calcext:value-type="float">
            <text:p>-0.671632528305054</text:p>
          </table:table-cell>
          <table:table-cell office:value-type="float" office:value="-1.13365127843421" calcext:value-type="float">
            <text:p>-1.13365127843421</text:p>
          </table:table-cell>
          <table:table-cell office:value-type="float" office:value="0.0473982035092499" calcext:value-type="float">
            <text:p>0.0473982035092499</text:p>
          </table:table-cell>
          <table:table-cell office:value-type="float" office:value="0.415528983903981" calcext:value-type="float">
            <text:p>0.415528983903981</text:p>
          </table:table-cell>
          <table:table-cell office:value-type="float" office:value="1.2368655204773" calcext:value-type="float">
            <text:p>1.2368655204773</text:p>
          </table:table-cell>
          <table:table-cell office:value-type="float" office:value="2.77760934829712" calcext:value-type="float">
            <text:p>2.77760934829712</text:p>
          </table:table-cell>
          <table:table-cell office:value-type="float" office:value="-0.671632528305054" calcext:value-type="float">
            <text:p>-0.671632528305054</text:p>
          </table:table-cell>
          <table:table-cell office:value-type="float" office:value="-0.904946565628052" calcext:value-type="float">
            <text:p>-0.904946565628052</text:p>
          </table:table-cell>
          <table:table-cell office:value-type="float" office:value="-0.0473804585635662" calcext:value-type="float">
            <text:p>-0.0473804585635662</text:p>
          </table:table-cell>
          <table:table-cell office:value-type="float" office:value="-0.422879248857498" calcext:value-type="float">
            <text:p>-0.422879248857498</text:p>
          </table:table-cell>
          <table:table-cell office:value-type="float" office:value="0.267785280942917" calcext:value-type="float">
            <text:p>0.267785280942917</text:p>
          </table:table-cell>
          <table:table-cell office:value-type="float" office:value="-0.0345134623348713" calcext:value-type="float">
            <text:p>-0.0345134623348713</text:p>
          </table:table-cell>
          <table:table-cell office:value-type="float" office:value="0.319836646318436" calcext:value-type="float">
            <text:p>0.31983664631843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5015" calcext:value-type="float">
            <text:p>1419950949.35015</text:p>
          </table:table-cell>
          <table:table-cell office:value-type="string" calcext:value-type="string">
            <text:p>Acceleration</text:p>
          </table:table-cell>
          <table:table-cell office:value-type="float" office:value="-0.881027221679688" calcext:value-type="float">
            <text:p>-0.881027221679688</text:p>
          </table:table-cell>
          <table:table-cell office:value-type="float" office:value="-0.273040771484375" calcext:value-type="float">
            <text:p>-0.273040771484375</text:p>
          </table:table-cell>
          <table:table-cell office:value-type="float" office:value="-0.173477172851563" calcext:value-type="float">
            <text:p>-0.173477172851563</text:p>
          </table:table-cell>
          <table:table-cell table:number-columns-repeated="16"/>
        </table:table-row>
        <table:table-row table:style-name="ro2">
          <table:table-cell office:value-type="float" office:value="1419950949.35013" calcext:value-type="float">
            <text:p>1419950949.35013</text:p>
          </table:table-cell>
          <table:table-cell office:value-type="string" calcext:value-type="string">
            <text:p>Acceleration</text:p>
          </table:table-cell>
          <table:table-cell office:value-type="float" office:value="-0.686843872070313" calcext:value-type="float">
            <text:p>-0.686843872070313</text:p>
          </table:table-cell>
          <table:table-cell office:value-type="float" office:value="-0.279296875" calcext:value-type="float">
            <text:p>-0.279296875</text:p>
          </table:table-cell>
          <table:table-cell office:value-type="float" office:value="-0.0644378662109375" calcext:value-type="float">
            <text:p>-0.0644378662109375</text:p>
          </table:table-cell>
          <table:table-cell table:number-columns-repeated="16"/>
        </table:table-row>
        <table:table-row table:style-name="ro2">
          <table:table-cell office:value-type="float" office:value="1419950949.35434" calcext:value-type="float">
            <text:p>1419950949.35434</text:p>
          </table:table-cell>
          <table:table-cell office:value-type="string" calcext:value-type="string">
            <text:p>Magnetic</text:p>
          </table:table-cell>
          <table:table-cell office:value-type="float" office:value="69.7706604003906" calcext:value-type="float">
            <text:p>69.7706604003906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7.325164794922" calcext:value-type="float">
            <text:p>137.325164794922</text:p>
          </table:table-cell>
          <table:table-cell table:number-columns-repeated="16"/>
        </table:table-row>
        <table:table-row table:style-name="ro2">
          <table:table-cell office:value-type="float" office:value="1419950949.35787" calcext:value-type="float">
            <text:p>1419950949.35787</text:p>
          </table:table-cell>
          <table:table-cell office:value-type="string" calcext:value-type="string">
            <text:p>Gyro</text:p>
          </table:table-cell>
          <table:table-cell office:value-type="float" office:value="0.565268724542551" calcext:value-type="float">
            <text:p>0.565268724542551</text:p>
          </table:table-cell>
          <table:table-cell office:value-type="float" office:value="4.58218383889741" calcext:value-type="float">
            <text:p>4.58218383889741</text:p>
          </table:table-cell>
          <table:table-cell office:value-type="float" office:value="0.863486307616316" calcext:value-type="float">
            <text:p>0.863486307616316</text:p>
          </table:table-cell>
          <table:table-cell table:number-columns-repeated="16"/>
        </table:table-row>
        <table:table-row table:style-name="ro2">
          <table:table-cell office:value-type="float" office:value="1419950949.35758" calcext:value-type="float">
            <text:p>1419950949.35758</text:p>
          </table:table-cell>
          <table:table-cell office:value-type="string" calcext:value-type="string">
            <text:p>Motion</text:p>
          </table:table-cell>
          <table:table-cell office:value-type="float" office:value="0.983536601066589" calcext:value-type="float">
            <text:p>0.983536601066589</text:p>
          </table:table-cell>
          <table:table-cell office:value-type="float" office:value="3.27215647697449" calcext:value-type="float">
            <text:p>3.27215647697449</text:p>
          </table:table-cell>
          <table:table-cell office:value-type="float" office:value="0.0475757345557213" calcext:value-type="float">
            <text:p>0.0475757345557213</text:p>
          </table:table-cell>
          <table:table-cell office:value-type="float" office:value="-1.10100693623189" calcext:value-type="float">
            <text:p>-1.10100693623189</text:p>
          </table:table-cell>
          <table:table-cell office:value-type="float" office:value="0.0534667723607904" calcext:value-type="float">
            <text:p>0.0534667723607904</text:p>
          </table:table-cell>
          <table:table-cell office:value-type="float" office:value="0.424961493910128" calcext:value-type="float">
            <text:p>0.424961493910128</text:p>
          </table:table-cell>
          <table:table-cell office:value-type="float" office:value="0.983536601066589" calcext:value-type="float">
            <text:p>0.983536601066589</text:p>
          </table:table-cell>
          <table:table-cell office:value-type="float" office:value="3.27215647697449" calcext:value-type="float">
            <text:p>3.27215647697449</text:p>
          </table:table-cell>
          <table:table-cell office:value-type="float" office:value="0.0475757345557213" calcext:value-type="float">
            <text:p>0.0475757345557213</text:p>
          </table:table-cell>
          <table:table-cell office:value-type="float" office:value="-0.890389442443848" calcext:value-type="float">
            <text:p>-0.890389442443848</text:p>
          </table:table-cell>
          <table:table-cell office:value-type="float" office:value="-0.0534413009881973" calcext:value-type="float">
            <text:p>-0.0534413009881973</text:p>
          </table:table-cell>
          <table:table-cell office:value-type="float" office:value="-0.45205157995224" calcext:value-type="float">
            <text:p>-0.45205157995224</text:p>
          </table:table-cell>
          <table:table-cell office:value-type="float" office:value="0.266701698303223" calcext:value-type="float">
            <text:p>0.266701698303223</text:p>
          </table:table-cell>
          <table:table-cell office:value-type="float" office:value="-0.14472459256649" calcext:value-type="float">
            <text:p>-0.14472459256649</text:p>
          </table:table-cell>
          <table:table-cell office:value-type="float" office:value="0.430277287960053" calcext:value-type="float">
            <text:p>0.4302772879600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5809" calcext:value-type="float">
            <text:p>1419950949.35809</text:p>
          </table:table-cell>
          <table:table-cell office:value-type="string" calcext:value-type="string">
            <text:p>Motion</text:p>
          </table:table-cell>
          <table:table-cell office:value-type="float" office:value="0.738726556301117" calcext:value-type="float">
            <text:p>0.738726556301117</text:p>
          </table:table-cell>
          <table:table-cell office:value-type="float" office:value="4.02091789245606" calcext:value-type="float">
            <text:p>4.02091789245606</text:p>
          </table:table-cell>
          <table:table-cell office:value-type="float" office:value="0.657336294651032" calcext:value-type="float">
            <text:p>0.657336294651032</text:p>
          </table:table-cell>
          <table:table-cell office:value-type="float" office:value="-1.06068014242152" calcext:value-type="float">
            <text:p>-1.06068014242152</text:p>
          </table:table-cell>
          <table:table-cell office:value-type="float" office:value="0.052588312260818" calcext:value-type="float">
            <text:p>0.052588312260818</text:p>
          </table:table-cell>
          <table:table-cell office:value-type="float" office:value="0.435038745829895" calcext:value-type="float">
            <text:p>0.435038745829895</text:p>
          </table:table-cell>
          <table:table-cell office:value-type="float" office:value="0.738726556301117" calcext:value-type="float">
            <text:p>0.738726556301117</text:p>
          </table:table-cell>
          <table:table-cell office:value-type="float" office:value="4.02091789245606" calcext:value-type="float">
            <text:p>4.02091789245606</text:p>
          </table:table-cell>
          <table:table-cell office:value-type="float" office:value="0.657336294651032" calcext:value-type="float">
            <text:p>0.657336294651032</text:p>
          </table:table-cell>
          <table:table-cell office:value-type="float" office:value="-0.871481359004974" calcext:value-type="float">
            <text:p>-0.871481359004974</text:p>
          </table:table-cell>
          <table:table-cell office:value-type="float" office:value="-0.0525640770792961" calcext:value-type="float">
            <text:p>-0.0525640770792961</text:p>
          </table:table-cell>
          <table:table-cell office:value-type="float" office:value="-0.487603634595871" calcext:value-type="float">
            <text:p>-0.487603634595871</text:p>
          </table:table-cell>
          <table:table-cell office:value-type="float" office:value="0.184637472033501" calcext:value-type="float">
            <text:p>0.184637472033501</text:p>
          </table:table-cell>
          <table:table-cell office:value-type="float" office:value="-0.226732805371284" calcext:value-type="float">
            <text:p>-0.226732805371284</text:p>
          </table:table-cell>
          <table:table-cell office:value-type="float" office:value="0.423165768384934" calcext:value-type="float">
            <text:p>0.42316576838493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6983" calcext:value-type="float">
            <text:p>1419950949.36983</text:p>
          </table:table-cell>
          <table:table-cell office:value-type="string" calcext:value-type="string">
            <text:p>Acceleration</text:p>
          </table:table-cell>
          <table:table-cell office:value-type="float" office:value="-1.13180541992188" calcext:value-type="float">
            <text:p>-1.13180541992188</text:p>
          </table:table-cell>
          <table:table-cell office:value-type="float" office:value="-0.1798095703125" calcext:value-type="float">
            <text:p>-0.1798095703125</text:p>
          </table:table-cell>
          <table:table-cell office:value-type="float" office:value="-0.2703857421875" calcext:value-type="float">
            <text:p>-0.2703857421875</text:p>
          </table:table-cell>
          <table:table-cell table:number-columns-repeated="16"/>
        </table:table-row>
        <table:table-row table:style-name="ro2">
          <table:table-cell office:value-type="float" office:value="1419950949.37013" calcext:value-type="float">
            <text:p>1419950949.37013</text:p>
          </table:table-cell>
          <table:table-cell office:value-type="string" calcext:value-type="string">
            <text:p>Acceleration</text:p>
          </table:table-cell>
          <table:table-cell office:value-type="float" office:value="-1.27435302734375" calcext:value-type="float">
            <text:p>-1.27435302734375</text:p>
          </table:table-cell>
          <table:table-cell office:value-type="float" office:value="-0.0990447998046875" calcext:value-type="float">
            <text:p>-0.0990447998046875</text:p>
          </table:table-cell>
          <table:table-cell office:value-type="float" office:value="-0.356216430664062" calcext:value-type="float">
            <text:p>-0.356216430664062</text:p>
          </table:table-cell>
          <table:table-cell table:number-columns-repeated="16"/>
        </table:table-row>
        <table:table-row table:style-name="ro2">
          <table:table-cell office:value-type="float" office:value="1419950949.37333" calcext:value-type="float">
            <text:p>1419950949.37333</text:p>
          </table:table-cell>
          <table:table-cell office:value-type="string" calcext:value-type="string">
            <text:p>Gyro</text:p>
          </table:table-cell>
          <table:table-cell office:value-type="float" office:value="0.460874407708099" calcext:value-type="float">
            <text:p>0.460874407708099</text:p>
          </table:table-cell>
          <table:table-cell office:value-type="float" office:value="5.220088151643" calcext:value-type="float">
            <text:p>5.220088151643</text:p>
          </table:table-cell>
          <table:table-cell office:value-type="float" office:value="0.50930106265399" calcext:value-type="float">
            <text:p>0.50930106265399</text:p>
          </table:table-cell>
          <table:table-cell table:number-columns-repeated="16"/>
        </table:table-row>
        <table:table-row table:style-name="ro2">
          <table:table-cell office:value-type="float" office:value="1419950949.37365" calcext:value-type="float">
            <text:p>1419950949.37365</text:p>
          </table:table-cell>
          <table:table-cell office:value-type="string" calcext:value-type="string">
            <text:p>Gyro</text:p>
          </table:table-cell>
          <table:table-cell office:value-type="float" office:value="0.268061278470253" calcext:value-type="float">
            <text:p>0.268061278470253</text:p>
          </table:table-cell>
          <table:table-cell office:value-type="float" office:value="6.10451596017504" calcext:value-type="float">
            <text:p>6.10451596017504</text:p>
          </table:table-cell>
          <table:table-cell office:value-type="float" office:value="-0.126515598113086" calcext:value-type="float">
            <text:p>-0.126515598113086</text:p>
          </table:table-cell>
          <table:table-cell table:number-columns-repeated="16"/>
        </table:table-row>
        <table:table-row table:style-name="ro2">
          <table:table-cell office:value-type="float" office:value="1419950949.37347" calcext:value-type="float">
            <text:p>1419950949.37347</text:p>
          </table:table-cell>
          <table:table-cell office:value-type="string" calcext:value-type="string">
            <text:p>Motion</text:p>
          </table:table-cell>
          <table:table-cell office:value-type="float" office:value="0.574512302875519" calcext:value-type="float">
            <text:p>0.574512302875519</text:p>
          </table:table-cell>
          <table:table-cell office:value-type="float" office:value="4.60922002792358" calcext:value-type="float">
            <text:p>4.60922002792358</text:p>
          </table:table-cell>
          <table:table-cell office:value-type="float" office:value="0.846305966377258" calcext:value-type="float">
            <text:p>0.846305966377258</text:p>
          </table:table-cell>
          <table:table-cell office:value-type="float" office:value="-1.01360832759859" calcext:value-type="float">
            <text:p>-1.01360832759859</text:p>
          </table:table-cell>
          <table:table-cell office:value-type="float" office:value="0.0481846702435835" calcext:value-type="float">
            <text:p>0.0481846702435835</text:p>
          </table:table-cell>
          <table:table-cell office:value-type="float" office:value="0.445202962666798" calcext:value-type="float">
            <text:p>0.445202962666798</text:p>
          </table:table-cell>
          <table:table-cell office:value-type="float" office:value="0.574512302875519" calcext:value-type="float">
            <text:p>0.574512302875519</text:p>
          </table:table-cell>
          <table:table-cell office:value-type="float" office:value="4.60922002792358" calcext:value-type="float">
            <text:p>4.60922002792358</text:p>
          </table:table-cell>
          <table:table-cell office:value-type="float" office:value="0.846305966377258" calcext:value-type="float">
            <text:p>0.846305966377258</text:p>
          </table:table-cell>
          <table:table-cell office:value-type="float" office:value="-0.847760379314423" calcext:value-type="float">
            <text:p>-0.847760379314423</text:p>
          </table:table-cell>
          <table:table-cell office:value-type="float" office:value="-0.0481660254299641" calcext:value-type="float">
            <text:p>-0.0481660254299641</text:p>
          </table:table-cell>
          <table:table-cell office:value-type="float" office:value="-0.528187870979309" calcext:value-type="float">
            <text:p>-0.528187870979309</text:p>
          </table:table-cell>
          <table:table-cell office:value-type="float" office:value="-0.033266868442297" calcext:value-type="float">
            <text:p>-0.033266868442297</text:p>
          </table:table-cell>
          <table:table-cell office:value-type="float" office:value="-0.224874749779701" calcext:value-type="float">
            <text:p>-0.224874749779701</text:p>
          </table:table-cell>
          <table:table-cell office:value-type="float" office:value="0.354710698127747" calcext:value-type="float">
            <text:p>0.3547106981277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7999" calcext:value-type="float">
            <text:p>1419950949.37999</text:p>
          </table:table-cell>
          <table:table-cell office:value-type="string" calcext:value-type="string">
            <text:p>Magnetic</text:p>
          </table:table-cell>
          <table:table-cell office:value-type="float" office:value="69.9400024414063" calcext:value-type="float">
            <text:p>69.9400024414063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35.843246459961" calcext:value-type="float">
            <text:p>135.843246459961</text:p>
          </table:table-cell>
          <table:table-cell table:number-columns-repeated="16"/>
        </table:table-row>
        <table:table-row table:style-name="ro2">
          <table:table-cell office:value-type="float" office:value="1419950949.38975" calcext:value-type="float">
            <text:p>1419950949.38975</text:p>
          </table:table-cell>
          <table:table-cell office:value-type="string" calcext:value-type="string">
            <text:p>Acceleration</text:p>
          </table:table-cell>
          <table:table-cell office:value-type="float" office:value="-0.763153076171875" calcext:value-type="float">
            <text:p>-0.763153076171875</text:p>
          </table:table-cell>
          <table:table-cell office:value-type="float" office:value="0.0094757080078125" calcext:value-type="float">
            <text:p>0.0094757080078125</text:p>
          </table:table-cell>
          <table:table-cell office:value-type="float" office:value="-0.615478515625" calcext:value-type="float">
            <text:p>-0.615478515625</text:p>
          </table:table-cell>
          <table:table-cell table:number-columns-repeated="16"/>
        </table:table-row>
        <table:table-row table:style-name="ro2">
          <table:table-cell office:value-type="float" office:value="1419950949.38989" calcext:value-type="float">
            <text:p>1419950949.38989</text:p>
          </table:table-cell>
          <table:table-cell office:value-type="string" calcext:value-type="string">
            <text:p>Motion</text:p>
          </table:table-cell>
          <table:table-cell office:value-type="float" office:value="0.47011798620224" calcext:value-type="float">
            <text:p>0.47011798620224</text:p>
          </table:table-cell>
          <table:table-cell office:value-type="float" office:value="5.24712419509888" calcext:value-type="float">
            <text:p>5.24712419509888</text:p>
          </table:table-cell>
          <table:table-cell office:value-type="float" office:value="0.492120802402496" calcext:value-type="float">
            <text:p>0.492120802402496</text:p>
          </table:table-cell>
          <table:table-cell office:value-type="float" office:value="-0.959994704541534" calcext:value-type="float">
            <text:p>-0.959994704541534</text:p>
          </table:table-cell>
          <table:table-cell office:value-type="float" office:value="0.0456624970907462" calcext:value-type="float">
            <text:p>0.0456624970907462</text:p>
          </table:table-cell>
          <table:table-cell office:value-type="float" office:value="0.453198796041784" calcext:value-type="float">
            <text:p>0.453198796041784</text:p>
          </table:table-cell>
          <table:table-cell office:value-type="float" office:value="0.47011798620224" calcext:value-type="float">
            <text:p>0.47011798620224</text:p>
          </table:table-cell>
          <table:table-cell office:value-type="float" office:value="5.24712419509888" calcext:value-type="float">
            <text:p>5.24712419509888</text:p>
          </table:table-cell>
          <table:table-cell office:value-type="float" office:value="0.492120802402496" calcext:value-type="float">
            <text:p>0.492120802402496</text:p>
          </table:table-cell>
          <table:table-cell office:value-type="float" office:value="-0.818334639072418" calcext:value-type="float">
            <text:p>-0.818334639072418</text:p>
          </table:table-cell>
          <table:table-cell office:value-type="float" office:value="-0.0456466302275658" calcext:value-type="float">
            <text:p>-0.0456466302275658</text:p>
          </table:table-cell>
          <table:table-cell office:value-type="float" office:value="-0.57292652130127" calcext:value-type="float">
            <text:p>-0.57292652130127</text:p>
          </table:table-cell>
          <table:table-cell office:value-type="float" office:value="-0.313470780849457" calcext:value-type="float">
            <text:p>-0.313470780849457</text:p>
          </table:table-cell>
          <table:table-cell office:value-type="float" office:value="-0.134162932634354" calcext:value-type="float">
            <text:p>-0.134162932634354</text:p>
          </table:table-cell>
          <table:table-cell office:value-type="float" office:value="0.302540779113769" calcext:value-type="float">
            <text:p>0.3025407791137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9031" calcext:value-type="float">
            <text:p>1419950949.39031</text:p>
          </table:table-cell>
          <table:table-cell office:value-type="string" calcext:value-type="string">
            <text:p>Gyro</text:p>
          </table:table-cell>
          <table:table-cell office:value-type="float" office:value="-0.0295323259601067" calcext:value-type="float">
            <text:p>-0.0295323259601067</text:p>
          </table:table-cell>
          <table:table-cell office:value-type="float" office:value="6.7006208943474" calcext:value-type="float">
            <text:p>6.7006208943474</text:p>
          </table:table-cell>
          <table:table-cell office:value-type="float" office:value="-0.38082697587526" calcext:value-type="float">
            <text:p>-0.38082697587526</text:p>
          </table:table-cell>
          <table:table-cell table:number-columns-repeated="16"/>
        </table:table-row>
        <table:table-row table:style-name="ro2">
          <table:table-cell office:value-type="float" office:value="1419950949.3905" calcext:value-type="float">
            <text:p>1419950949.3905</text:p>
          </table:table-cell>
          <table:table-cell office:value-type="string" calcext:value-type="string">
            <text:p>Motion</text:p>
          </table:table-cell>
          <table:table-cell office:value-type="float" office:value="0.277304828166962" calcext:value-type="float">
            <text:p>0.277304828166962</text:p>
          </table:table-cell>
          <table:table-cell office:value-type="float" office:value="6.13155174255371" calcext:value-type="float">
            <text:p>6.13155174255371</text:p>
          </table:table-cell>
          <table:table-cell office:value-type="float" office:value="-0.143695831298828" calcext:value-type="float">
            <text:p>-0.143695831298828</text:p>
          </table:table-cell>
          <table:table-cell office:value-type="float" office:value="-0.897257091212995" calcext:value-type="float">
            <text:p>-0.897257091212995</text:p>
          </table:table-cell>
          <table:table-cell office:value-type="float" office:value="0.0476653979062445" calcext:value-type="float">
            <text:p>0.0476653979062445</text:p>
          </table:table-cell>
          <table:table-cell office:value-type="float" office:value="0.456130211364185" calcext:value-type="float">
            <text:p>0.456130211364185</text:p>
          </table:table-cell>
          <table:table-cell office:value-type="float" office:value="0.277304828166962" calcext:value-type="float">
            <text:p>0.277304828166962</text:p>
          </table:table-cell>
          <table:table-cell office:value-type="float" office:value="6.13155174255371" calcext:value-type="float">
            <text:p>6.13155174255371</text:p>
          </table:table-cell>
          <table:table-cell office:value-type="float" office:value="-0.143695831298828" calcext:value-type="float">
            <text:p>-0.143695831298828</text:p>
          </table:table-cell>
          <table:table-cell office:value-type="float" office:value="-0.780731201171875" calcext:value-type="float">
            <text:p>-0.780731201171875</text:p>
          </table:table-cell>
          <table:table-cell office:value-type="float" office:value="-0.0476473495364189" calcext:value-type="float">
            <text:p>-0.0476473495364189</text:p>
          </table:table-cell>
          <table:table-cell office:value-type="float" office:value="-0.623047769069672" calcext:value-type="float">
            <text:p>-0.623047769069672</text:p>
          </table:table-cell>
          <table:table-cell office:value-type="float" office:value="-0.493621826171875" calcext:value-type="float">
            <text:p>-0.493621826171875</text:p>
          </table:table-cell>
          <table:table-cell office:value-type="float" office:value="-0.0513974502682686" calcext:value-type="float">
            <text:p>-0.0513974502682686</text:p>
          </table:table-cell>
          <table:table-cell office:value-type="float" office:value="0.266831338405609" calcext:value-type="float">
            <text:p>0.26683133840560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38968" calcext:value-type="float">
            <text:p>1419950949.38968</text:p>
          </table:table-cell>
          <table:table-cell office:value-type="string" calcext:value-type="string">
            <text:p>Acceleration</text:p>
          </table:table-cell>
          <table:table-cell office:value-type="float" office:value="-1.05709838867188" calcext:value-type="float">
            <text:p>-1.05709838867188</text:p>
          </table:table-cell>
          <table:table-cell office:value-type="float" office:value="-0.0146331787109375" calcext:value-type="float">
            <text:p>-0.0146331787109375</text:p>
          </table:table-cell>
          <table:table-cell office:value-type="float" office:value="-0.467498779296875" calcext:value-type="float">
            <text:p>-0.467498779296875</text:p>
          </table:table-cell>
          <table:table-cell table:number-columns-repeated="16"/>
        </table:table-row>
        <table:table-row table:style-name="ro2">
          <table:table-cell office:value-type="float" office:value="1419950949.40659" calcext:value-type="float">
            <text:p>1419950949.40659</text:p>
          </table:table-cell>
          <table:table-cell office:value-type="string" calcext:value-type="string">
            <text:p>Gyro</text:p>
          </table:table-cell>
          <table:table-cell office:value-type="float" office:value="-0.282539820052578" calcext:value-type="float">
            <text:p>-0.282539820052578</text:p>
          </table:table-cell>
          <table:table-cell office:value-type="float" office:value="6.9983516515739" calcext:value-type="float">
            <text:p>6.9983516515739</text:p>
          </table:table-cell>
          <table:table-cell office:value-type="float" office:value="-0.259712002136745" calcext:value-type="float">
            <text:p>-0.259712002136745</text:p>
          </table:table-cell>
          <table:table-cell table:number-columns-repeated="16"/>
        </table:table-row>
        <table:table-row table:style-name="ro2">
          <table:table-cell office:value-type="float" office:value="1419950949.40711" calcext:value-type="float">
            <text:p>1419950949.40711</text:p>
          </table:table-cell>
          <table:table-cell office:value-type="string" calcext:value-type="string">
            <text:p>Motion</text:p>
          </table:table-cell>
          <table:table-cell office:value-type="float" office:value="-0.0202887952327728" calcext:value-type="float">
            <text:p>-0.0202887952327728</text:p>
          </table:table-cell>
          <table:table-cell office:value-type="float" office:value="6.72765636444092" calcext:value-type="float">
            <text:p>6.72765636444092</text:p>
          </table:table-cell>
          <table:table-cell office:value-type="float" office:value="-0.398007184267044" calcext:value-type="float">
            <text:p>-0.398007184267044</text:p>
          </table:table-cell>
          <table:table-cell office:value-type="float" office:value="-0.826727228362108" calcext:value-type="float">
            <text:p>-0.826727228362108</text:p>
          </table:table-cell>
          <table:table-cell office:value-type="float" office:value="0.0509992021462404" calcext:value-type="float">
            <text:p>0.0509992021462404</text:p>
          </table:table-cell>
          <table:table-cell office:value-type="float" office:value="0.453981404926651" calcext:value-type="float">
            <text:p>0.453981404926651</text:p>
          </table:table-cell>
          <table:table-cell office:value-type="float" office:value="-0.0202887952327728" calcext:value-type="float">
            <text:p>-0.0202887952327728</text:p>
          </table:table-cell>
          <table:table-cell office:value-type="float" office:value="6.72765636444092" calcext:value-type="float">
            <text:p>6.72765636444092</text:p>
          </table:table-cell>
          <table:table-cell office:value-type="float" office:value="-0.398007184267044" calcext:value-type="float">
            <text:p>-0.398007184267044</text:p>
          </table:table-cell>
          <table:table-cell office:value-type="float" office:value="-0.734762132167816" calcext:value-type="float">
            <text:p>-0.734762132167816</text:p>
          </table:table-cell>
          <table:table-cell office:value-type="float" office:value="-0.0509770959615708" calcext:value-type="float">
            <text:p>-0.0509770959615708</text:p>
          </table:table-cell>
          <table:table-cell office:value-type="float" office:value="-0.676406621932983" calcext:value-type="float">
            <text:p>-0.676406621932983</text:p>
          </table:table-cell>
          <table:table-cell office:value-type="float" office:value="-0.322336256504059" calcext:value-type="float">
            <text:p>-0.322336256504059</text:p>
          </table:table-cell>
          <table:table-cell office:value-type="float" office:value="0.0363439172506332" calcext:value-type="float">
            <text:p>0.0363439172506332</text:p>
          </table:table-cell>
          <table:table-cell office:value-type="float" office:value="0.208907842636108" calcext:value-type="float">
            <text:p>0.20890784263610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0805" calcext:value-type="float">
            <text:p>1419950949.40805</text:p>
          </table:table-cell>
          <table:table-cell office:value-type="string" calcext:value-type="string">
            <text:p>Gyro</text:p>
          </table:table-cell>
          <table:table-cell office:value-type="float" office:value="-0.552470637608066" calcext:value-type="float">
            <text:p>-0.552470637608066</text:p>
          </table:table-cell>
          <table:table-cell office:value-type="float" office:value="7.523594130197" calcext:value-type="float">
            <text:p>7.523594130197</text:p>
          </table:table-cell>
          <table:table-cell office:value-type="float" office:value="-0.248814879588359" calcext:value-type="float">
            <text:p>-0.248814879588359</text:p>
          </table:table-cell>
          <table:table-cell table:number-columns-repeated="16"/>
        </table:table-row>
        <table:table-row table:style-name="ro2">
          <table:table-cell office:value-type="float" office:value="1419950949.40825" calcext:value-type="float">
            <text:p>1419950949.40825</text:p>
          </table:table-cell>
          <table:table-cell office:value-type="string" calcext:value-type="string">
            <text:p>Magnetic</text:p>
          </table:table-cell>
          <table:table-cell office:value-type="float" office:value="67.0611114501953" calcext:value-type="float">
            <text:p>67.0611114501953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9.301071166992" calcext:value-type="float">
            <text:p>139.301071166992</text:p>
          </table:table-cell>
          <table:table-cell table:number-columns-repeated="16"/>
        </table:table-row>
        <table:table-row table:style-name="ro2">
          <table:table-cell office:value-type="float" office:value="1419950949.40826" calcext:value-type="float">
            <text:p>1419950949.40826</text:p>
          </table:table-cell>
          <table:table-cell office:value-type="string" calcext:value-type="string">
            <text:p>Acceleration</text:p>
          </table:table-cell>
          <table:table-cell office:value-type="float" office:value="-0.555084228515625" calcext:value-type="float">
            <text:p>-0.555084228515625</text:p>
          </table:table-cell>
          <table:table-cell office:value-type="float" office:value="0.010528564453125" calcext:value-type="float">
            <text:p>0.010528564453125</text:p>
          </table:table-cell>
          <table:table-cell office:value-type="float" office:value="-0.666885375976563" calcext:value-type="float">
            <text:p>-0.666885375976563</text:p>
          </table:table-cell>
          <table:table-cell table:number-columns-repeated="16"/>
        </table:table-row>
        <table:table-row table:style-name="ro2">
          <table:table-cell office:value-type="float" office:value="1419950949.40839" calcext:value-type="float">
            <text:p>1419950949.40839</text:p>
          </table:table-cell>
          <table:table-cell office:value-type="string" calcext:value-type="string">
            <text:p>Acceleration</text:p>
          </table:table-cell>
          <table:table-cell office:value-type="float" office:value="-0.47613525390625" calcext:value-type="float">
            <text:p>-0.47613525390625</text:p>
          </table:table-cell>
          <table:table-cell office:value-type="float" office:value="-0.01348876953125" calcext:value-type="float">
            <text:p>-0.01348876953125</text:p>
          </table:table-cell>
          <table:table-cell office:value-type="float" office:value="-0.734451293945313" calcext:value-type="float">
            <text:p>-0.734451293945313</text:p>
          </table:table-cell>
          <table:table-cell table:number-columns-repeated="16"/>
        </table:table-row>
        <table:table-row table:style-name="ro2">
          <table:table-cell office:value-type="float" office:value="1419950949.42165" calcext:value-type="float">
            <text:p>1419950949.42165</text:p>
          </table:table-cell>
          <table:table-cell office:value-type="string" calcext:value-type="string">
            <text:p>Motion</text:p>
          </table:table-cell>
          <table:table-cell office:value-type="float" office:value="-0.273296296596527" calcext:value-type="float">
            <text:p>-0.273296296596527</text:p>
          </table:table-cell>
          <table:table-cell office:value-type="float" office:value="7.02538728713989" calcext:value-type="float">
            <text:p>7.02538728713989</text:p>
          </table:table-cell>
          <table:table-cell office:value-type="float" office:value="-0.276892155408859" calcext:value-type="float">
            <text:p>-0.276892155408859</text:p>
          </table:table-cell>
          <table:table-cell office:value-type="float" office:value="-0.752563910886198" calcext:value-type="float">
            <text:p>-0.752563910886198</text:p>
          </table:table-cell>
          <table:table-cell office:value-type="float" office:value="0.0517710857616212" calcext:value-type="float">
            <text:p>0.0517710857616212</text:p>
          </table:table-cell>
          <table:table-cell office:value-type="float" office:value="0.450062788889742" calcext:value-type="float">
            <text:p>0.450062788889742</text:p>
          </table:table-cell>
          <table:table-cell office:value-type="float" office:value="-0.273296296596527" calcext:value-type="float">
            <text:p>-0.273296296596527</text:p>
          </table:table-cell>
          <table:table-cell office:value-type="float" office:value="7.02538728713989" calcext:value-type="float">
            <text:p>7.02538728713989</text:p>
          </table:table-cell>
          <table:table-cell office:value-type="float" office:value="-0.276892155408859" calcext:value-type="float">
            <text:p>-0.276892155408859</text:p>
          </table:table-cell>
          <table:table-cell office:value-type="float" office:value="-0.682596743106842" calcext:value-type="float">
            <text:p>-0.682596743106842</text:p>
          </table:table-cell>
          <table:table-cell office:value-type="float" office:value="-0.0517479628324509" calcext:value-type="float">
            <text:p>-0.0517479628324509</text:p>
          </table:table-cell>
          <table:table-cell office:value-type="float" office:value="-0.728960812091827" calcext:value-type="float">
            <text:p>-0.728960812091827</text:p>
          </table:table-cell>
          <table:table-cell office:value-type="float" office:value="-0.0805563628673554" calcext:value-type="float">
            <text:p>-0.0805563628673554</text:p>
          </table:table-cell>
          <table:table-cell office:value-type="float" office:value="0.0612236708402634" calcext:value-type="float">
            <text:p>0.0612236708402634</text:p>
          </table:table-cell>
          <table:table-cell office:value-type="float" office:value="0.113482296466827" calcext:value-type="float">
            <text:p>0.1134822964668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229" calcext:value-type="float">
            <text:p>1419950949.4229</text:p>
          </table:table-cell>
          <table:table-cell office:value-type="string" calcext:value-type="string">
            <text:p>Gyro</text:p>
          </table:table-cell>
          <table:table-cell office:value-type="float" office:value="-0.787666644013978" calcext:value-type="float">
            <text:p>-0.787666644013978</text:p>
          </table:table-cell>
          <table:table-cell office:value-type="float" office:value="7.76598226944278" calcext:value-type="float">
            <text:p>7.76598226944278</text:p>
          </table:table-cell>
          <table:table-cell office:value-type="float" office:value="-0.345723849546925" calcext:value-type="float">
            <text:p>-0.345723849546925</text:p>
          </table:table-cell>
          <table:table-cell table:number-columns-repeated="16"/>
        </table:table-row>
        <table:table-row table:style-name="ro2">
          <table:table-cell office:value-type="float" office:value="1419950949.42306" calcext:value-type="float">
            <text:p>1419950949.42306</text:p>
          </table:table-cell>
          <table:table-cell office:value-type="string" calcext:value-type="string">
            <text:p>Motion</text:p>
          </table:table-cell>
          <table:table-cell office:value-type="float" office:value="-0.543227136135101" calcext:value-type="float">
            <text:p>-0.543227136135101</text:p>
          </table:table-cell>
          <table:table-cell office:value-type="float" office:value="7.55062961578369" calcext:value-type="float">
            <text:p>7.55062961578369</text:p>
          </table:table-cell>
          <table:table-cell office:value-type="float" office:value="-0.265994995832443" calcext:value-type="float">
            <text:p>-0.265994995832443</text:p>
          </table:table-cell>
          <table:table-cell office:value-type="float" office:value="-0.673352391722595" calcext:value-type="float">
            <text:p>-0.673352391722595</text:p>
          </table:table-cell>
          <table:table-cell office:value-type="float" office:value="0.0496896622075691" calcext:value-type="float">
            <text:p>0.0496896622075691</text:p>
          </table:table-cell>
          <table:table-cell office:value-type="float" office:value="0.444688795892953" calcext:value-type="float">
            <text:p>0.444688795892953</text:p>
          </table:table-cell>
          <table:table-cell office:value-type="float" office:value="-0.543227136135101" calcext:value-type="float">
            <text:p>-0.543227136135101</text:p>
          </table:table-cell>
          <table:table-cell office:value-type="float" office:value="7.55062961578369" calcext:value-type="float">
            <text:p>7.55062961578369</text:p>
          </table:table-cell>
          <table:table-cell office:value-type="float" office:value="-0.265994995832443" calcext:value-type="float">
            <text:p>-0.265994995832443</text:p>
          </table:table-cell>
          <table:table-cell office:value-type="float" office:value="-0.622840464115143" calcext:value-type="float">
            <text:p>-0.622840464115143</text:p>
          </table:table-cell>
          <table:table-cell office:value-type="float" office:value="-0.0496692173182964" calcext:value-type="float">
            <text:p>-0.0496692173182964</text:p>
          </table:table-cell>
          <table:table-cell office:value-type="float" office:value="-0.780770599842072" calcext:value-type="float">
            <text:p>-0.780770599842072</text:p>
          </table:table-cell>
          <table:table-cell office:value-type="float" office:value="0.146705210208893" calcext:value-type="float">
            <text:p>0.146705210208893</text:p>
          </table:table-cell>
          <table:table-cell office:value-type="float" office:value="0.0361804477870464" calcext:value-type="float">
            <text:p>0.0361804477870464</text:p>
          </table:table-cell>
          <table:table-cell office:value-type="float" office:value="0.046319305896759" calcext:value-type="float">
            <text:p>0.0463193058967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2823" calcext:value-type="float">
            <text:p>1419950949.42823</text:p>
          </table:table-cell>
          <table:table-cell office:value-type="string" calcext:value-type="string">
            <text:p>Acceleration</text:p>
          </table:table-cell>
          <table:table-cell office:value-type="float" office:value="-0.461380004882813" calcext:value-type="float">
            <text:p>-0.461380004882813</text:p>
          </table:table-cell>
          <table:table-cell office:value-type="float" office:value="-0.0325927734375" calcext:value-type="float">
            <text:p>-0.0325927734375</text:p>
          </table:table-cell>
          <table:table-cell office:value-type="float" office:value="-0.977493286132812" calcext:value-type="float">
            <text:p>-0.977493286132812</text:p>
          </table:table-cell>
          <table:table-cell table:number-columns-repeated="16"/>
        </table:table-row>
        <table:table-row table:style-name="ro2">
          <table:table-cell office:value-type="float" office:value="1419950949.4283" calcext:value-type="float">
            <text:p>1419950949.4283</text:p>
          </table:table-cell>
          <table:table-cell office:value-type="string" calcext:value-type="string">
            <text:p>Acceleration</text:p>
          </table:table-cell>
          <table:table-cell office:value-type="float" office:value="-0.46630859375" calcext:value-type="float">
            <text:p>-0.46630859375</text:p>
          </table:table-cell>
          <table:table-cell office:value-type="float" office:value="0.0394744873046875" calcext:value-type="float">
            <text:p>0.0394744873046875</text:p>
          </table:table-cell>
          <table:table-cell office:value-type="float" office:value="-1.35919189453125" calcext:value-type="float">
            <text:p>-1.35919189453125</text:p>
          </table:table-cell>
          <table:table-cell table:number-columns-repeated="16"/>
        </table:table-row>
        <table:table-row table:style-name="ro2">
          <table:table-cell office:value-type="float" office:value="1419950949.43209" calcext:value-type="float">
            <text:p>1419950949.43209</text:p>
          </table:table-cell>
          <table:table-cell office:value-type="string" calcext:value-type="string">
            <text:p>Magnetic</text:p>
          </table:table-cell>
          <table:table-cell office:value-type="float" office:value="63.6741943359375" calcext:value-type="float">
            <text:p>63.6741943359375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38.313125610352" calcext:value-type="float">
            <text:p>138.313125610352</text:p>
          </table:table-cell>
          <table:table-cell table:number-columns-repeated="16"/>
        </table:table-row>
        <table:table-row table:style-name="ro2">
          <table:table-cell office:value-type="float" office:value="1419950949.43758" calcext:value-type="float">
            <text:p>1419950949.43758</text:p>
          </table:table-cell>
          <table:table-cell office:value-type="string" calcext:value-type="string">
            <text:p>Gyro</text:p>
          </table:table-cell>
          <table:table-cell office:value-type="float" office:value="-0.769442632674566" calcext:value-type="float">
            <text:p>-0.769442632674566</text:p>
          </table:table-cell>
          <table:table-cell office:value-type="float" office:value="6.82898206309591" calcext:value-type="float">
            <text:p>6.82898206309591</text:p>
          </table:table-cell>
          <table:table-cell office:value-type="float" office:value="-0.415523970137357" calcext:value-type="float">
            <text:p>-0.415523970137357</text:p>
          </table:table-cell>
          <table:table-cell table:number-columns-repeated="16"/>
        </table:table-row>
        <table:table-row table:style-name="ro2">
          <table:table-cell office:value-type="float" office:value="1419950949.4379" calcext:value-type="float">
            <text:p>1419950949.4379</text:p>
          </table:table-cell>
          <table:table-cell office:value-type="string" calcext:value-type="string">
            <text:p>Motion</text:p>
          </table:table-cell>
          <table:table-cell office:value-type="float" office:value="-0.778423130512237" calcext:value-type="float">
            <text:p>-0.778423130512237</text:p>
          </table:table-cell>
          <table:table-cell office:value-type="float" office:value="7.7930178642273" calcext:value-type="float">
            <text:p>7.7930178642273</text:p>
          </table:table-cell>
          <table:table-cell office:value-type="float" office:value="-0.362903892993927" calcext:value-type="float">
            <text:p>-0.362903892993927</text:p>
          </table:table-cell>
          <table:table-cell office:value-type="float" office:value="-0.590236479352652" calcext:value-type="float">
            <text:p>-0.590236479352652</text:p>
          </table:table-cell>
          <table:table-cell office:value-type="float" office:value="0.0455784288933256" calcext:value-type="float">
            <text:p>0.0455784288933256</text:p>
          </table:table-cell>
          <table:table-cell office:value-type="float" office:value="0.437161497304784" calcext:value-type="float">
            <text:p>0.437161497304784</text:p>
          </table:table-cell>
          <table:table-cell office:value-type="float" office:value="-0.778423130512237" calcext:value-type="float">
            <text:p>-0.778423130512237</text:p>
          </table:table-cell>
          <table:table-cell office:value-type="float" office:value="7.7930178642273" calcext:value-type="float">
            <text:p>7.7930178642273</text:p>
          </table:table-cell>
          <table:table-cell office:value-type="float" office:value="-0.362903892993927" calcext:value-type="float">
            <text:p>-0.362903892993927</text:p>
          </table:table-cell>
          <table:table-cell office:value-type="float" office:value="-0.555979490280151" calcext:value-type="float">
            <text:p>-0.555979490280151</text:p>
          </table:table-cell>
          <table:table-cell office:value-type="float" office:value="-0.0455626510083676" calcext:value-type="float">
            <text:p>-0.0455626510083676</text:p>
          </table:table-cell>
          <table:table-cell office:value-type="float" office:value="-0.829946279525757" calcext:value-type="float">
            <text:p>-0.829946279525757</text:p>
          </table:table-cell>
          <table:table-cell office:value-type="float" office:value="0.0945995077490807" calcext:value-type="float">
            <text:p>0.0945995077490807</text:p>
          </table:table-cell>
          <table:table-cell office:value-type="float" office:value="0.012969876639545" calcext:value-type="float">
            <text:p>0.012969876639545</text:p>
          </table:table-cell>
          <table:table-cell office:value-type="float" office:value="-0.147547006607056" calcext:value-type="float">
            <text:p>-0.1475470066070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3883" calcext:value-type="float">
            <text:p>1419950949.43883</text:p>
          </table:table-cell>
          <table:table-cell office:value-type="string" calcext:value-type="string">
            <text:p>Gyro</text:p>
          </table:table-cell>
          <table:table-cell office:value-type="float" office:value="-0.525187084872422" calcext:value-type="float">
            <text:p>-0.525187084872422</text:p>
          </table:table-cell>
          <table:table-cell office:value-type="float" office:value="5.83329324317476" calcext:value-type="float">
            <text:p>5.83329324317476</text:p>
          </table:table-cell>
          <table:table-cell office:value-type="float" office:value="-0.507255488620701" calcext:value-type="float">
            <text:p>-0.507255488620701</text:p>
          </table:table-cell>
          <table:table-cell table:number-columns-repeated="16"/>
        </table:table-row>
        <table:table-row table:style-name="ro2">
          <table:table-cell office:value-type="float" office:value="1419950949.44777" calcext:value-type="float">
            <text:p>1419950949.44777</text:p>
          </table:table-cell>
          <table:table-cell office:value-type="string" calcext:value-type="string">
            <text:p>Acceleration</text:p>
          </table:table-cell>
          <table:table-cell office:value-type="float" office:value="-0.363235473632812" calcext:value-type="float">
            <text:p>-0.363235473632812</text:p>
          </table:table-cell>
          <table:table-cell office:value-type="float" office:value="0.107818603515625" calcext:value-type="float">
            <text:p>0.107818603515625</text:p>
          </table:table-cell>
          <table:table-cell office:value-type="float" office:value="-1.30947875976563" calcext:value-type="float">
            <text:p>-1.30947875976563</text:p>
          </table:table-cell>
          <table:table-cell table:number-columns-repeated="16"/>
        </table:table-row>
        <table:table-row table:style-name="ro2">
          <table:table-cell office:value-type="float" office:value="1419950949.44788" calcext:value-type="float">
            <text:p>1419950949.44788</text:p>
          </table:table-cell>
          <table:table-cell office:value-type="string" calcext:value-type="string">
            <text:p>Acceleration</text:p>
          </table:table-cell>
          <table:table-cell office:value-type="float" office:value="-0.27032470703125" calcext:value-type="float">
            <text:p>-0.27032470703125</text:p>
          </table:table-cell>
          <table:table-cell office:value-type="float" office:value="0.141921997070313" calcext:value-type="float">
            <text:p>0.141921997070313</text:p>
          </table:table-cell>
          <table:table-cell office:value-type="float" office:value="-1.24369812011719" calcext:value-type="float">
            <text:p>-1.24369812011719</text:p>
          </table:table-cell>
          <table:table-cell table:number-columns-repeated="16"/>
        </table:table-row>
        <table:table-row table:style-name="ro2">
          <table:table-cell office:value-type="float" office:value="1419950949.45428" calcext:value-type="float">
            <text:p>1419950949.45428</text:p>
          </table:table-cell>
          <table:table-cell office:value-type="string" calcext:value-type="string">
            <text:p>Gyro</text:p>
          </table:table-cell>
          <table:table-cell office:value-type="float" office:value="-0.220302544325753" calcext:value-type="float">
            <text:p>-0.220302544325753</text:p>
          </table:table-cell>
          <table:table-cell office:value-type="float" office:value="4.82763248286791" calcext:value-type="float">
            <text:p>4.82763248286791</text:p>
          </table:table-cell>
          <table:table-cell office:value-type="float" office:value="-0.515518744850998" calcext:value-type="float">
            <text:p>-0.515518744850998</text:p>
          </table:table-cell>
          <table:table-cell table:number-columns-repeated="16"/>
        </table:table-row>
        <table:table-row table:style-name="ro2">
          <table:table-cell office:value-type="float" office:value="1419950949.45365" calcext:value-type="float">
            <text:p>1419950949.45365</text:p>
          </table:table-cell>
          <table:table-cell office:value-type="string" calcext:value-type="string">
            <text:p>Motion</text:p>
          </table:table-cell>
          <table:table-cell office:value-type="float" office:value="-0.760199189186096" calcext:value-type="float">
            <text:p>-0.760199189186096</text:p>
          </table:table-cell>
          <table:table-cell office:value-type="float" office:value="6.85601758956909" calcext:value-type="float">
            <text:p>6.85601758956909</text:p>
          </table:table-cell>
          <table:table-cell office:value-type="float" office:value="-0.432704001665115" calcext:value-type="float">
            <text:p>-0.432704001665115</text:p>
          </table:table-cell>
          <table:table-cell office:value-type="float" office:value="-0.513866181576265" calcext:value-type="float">
            <text:p>-0.513866181576265</text:p>
          </table:table-cell>
          <table:table-cell office:value-type="float" office:value="0.0407273913989342" calcext:value-type="float">
            <text:p>0.0407273913989342</text:p>
          </table:table-cell>
          <table:table-cell office:value-type="float" office:value="0.429009395668167" calcext:value-type="float">
            <text:p>0.429009395668167</text:p>
          </table:table-cell>
          <table:table-cell office:value-type="float" office:value="-0.760199189186096" calcext:value-type="float">
            <text:p>-0.760199189186096</text:p>
          </table:table-cell>
          <table:table-cell office:value-type="float" office:value="6.85601758956909" calcext:value-type="float">
            <text:p>6.85601758956909</text:p>
          </table:table-cell>
          <table:table-cell office:value-type="float" office:value="-0.432704001665115" calcext:value-type="float">
            <text:p>-0.432704001665115</text:p>
          </table:table-cell>
          <table:table-cell office:value-type="float" office:value="-0.491140156984329" calcext:value-type="float">
            <text:p>-0.491140156984329</text:p>
          </table:table-cell>
          <table:table-cell office:value-type="float" office:value="-0.0407161340117455" calcext:value-type="float">
            <text:p>-0.0407161340117455</text:p>
          </table:table-cell>
          <table:table-cell office:value-type="float" office:value="-0.870128452777862" calcext:value-type="float">
            <text:p>-0.870128452777862</text:p>
          </table:table-cell>
          <table:table-cell office:value-type="float" office:value="0.0248315706849098" calcext:value-type="float">
            <text:p>0.0248315706849098</text:p>
          </table:table-cell>
          <table:table-cell office:value-type="float" office:value="0.080190621316433" calcext:value-type="float">
            <text:p>0.080190621316433</text:p>
          </table:table-cell>
          <table:table-cell office:value-type="float" office:value="-0.489063441753387" calcext:value-type="float">
            <text:p>-0.48906344175338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5456" calcext:value-type="float">
            <text:p>1419950949.45456</text:p>
          </table:table-cell>
          <table:table-cell office:value-type="string" calcext:value-type="string">
            <text:p>Motion</text:p>
          </table:table-cell>
          <table:table-cell office:value-type="float" office:value="-0.515943646430969" calcext:value-type="float">
            <text:p>-0.515943646430969</text:p>
          </table:table-cell>
          <table:table-cell office:value-type="float" office:value="5.86032867431641" calcext:value-type="float">
            <text:p>5.86032867431641</text:p>
          </table:table-cell>
          <table:table-cell office:value-type="float" office:value="-0.524435460567474" calcext:value-type="float">
            <text:p>-0.524435460567474</text:p>
          </table:table-cell>
          <table:table-cell office:value-type="float" office:value="-0.448485021378538" calcext:value-type="float">
            <text:p>-0.448485021378538</text:p>
          </table:table-cell>
          <table:table-cell office:value-type="float" office:value="0.0377569531156097" calcext:value-type="float">
            <text:p>0.0377569531156097</text:p>
          </table:table-cell>
          <table:table-cell office:value-type="float" office:value="0.42139664907555" calcext:value-type="float">
            <text:p>0.42139664907555</text:p>
          </table:table-cell>
          <table:table-cell office:value-type="float" office:value="-0.515943646430969" calcext:value-type="float">
            <text:p>-0.515943646430969</text:p>
          </table:table-cell>
          <table:table-cell office:value-type="float" office:value="5.86032867431641" calcext:value-type="float">
            <text:p>5.86032867431641</text:p>
          </table:table-cell>
          <table:table-cell office:value-type="float" office:value="-0.524435460567474" calcext:value-type="float">
            <text:p>-0.524435460567474</text:p>
          </table:table-cell>
          <table:table-cell office:value-type="float" office:value="-0.433291852474213" calcext:value-type="float">
            <text:p>-0.433291852474213</text:p>
          </table:table-cell>
          <table:table-cell office:value-type="float" office:value="-0.0377479828894138" calcext:value-type="float">
            <text:p>-0.0377479828894138</text:p>
          </table:table-cell>
          <table:table-cell office:value-type="float" office:value="-0.900462806224823" calcext:value-type="float">
            <text:p>-0.900462806224823</text:p>
          </table:table-cell>
          <table:table-cell office:value-type="float" office:value="0.0700563713908196" calcext:value-type="float">
            <text:p>0.0700563713908196</text:p>
          </table:table-cell>
          <table:table-cell office:value-type="float" office:value="0.145566582679748" calcext:value-type="float">
            <text:p>0.145566582679748</text:p>
          </table:table-cell>
          <table:table-cell office:value-type="float" office:value="-0.409015953540802" calcext:value-type="float">
            <text:p>-0.4090159535408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5844" calcext:value-type="float">
            <text:p>1419950949.45844</text:p>
          </table:table-cell>
          <table:table-cell office:value-type="string" calcext:value-type="string">
            <text:p>Magnetic</text:p>
          </table:table-cell>
          <table:table-cell office:value-type="float" office:value="64.859619140625" calcext:value-type="float">
            <text:p>64.859619140625</text:p>
          </table:table-cell>
          <table:table-cell office:value-type="float" office:value="231.157653808594" calcext:value-type="float">
            <text:p>231.157653808594</text:p>
          </table:table-cell>
          <table:table-cell office:value-type="float" office:value="139.136413574219" calcext:value-type="float">
            <text:p>139.136413574219</text:p>
          </table:table-cell>
          <table:table-cell table:number-columns-repeated="16"/>
        </table:table-row>
        <table:table-row table:style-name="ro2">
          <table:table-cell office:value-type="float" office:value="1419950949.46725" calcext:value-type="float">
            <text:p>1419950949.46725</text:p>
          </table:table-cell>
          <table:table-cell office:value-type="string" calcext:value-type="string">
            <text:p>Acceleration</text:p>
          </table:table-cell>
          <table:table-cell office:value-type="float" office:value="-0.198135375976563" calcext:value-type="float">
            <text:p>-0.198135375976563</text:p>
          </table:table-cell>
          <table:table-cell office:value-type="float" office:value="0.105453491210938" calcext:value-type="float">
            <text:p>0.105453491210938</text:p>
          </table:table-cell>
          <table:table-cell office:value-type="float" office:value="-1.17869567871094" calcext:value-type="float">
            <text:p>-1.17869567871094</text:p>
          </table:table-cell>
          <table:table-cell table:number-columns-repeated="16"/>
        </table:table-row>
        <table:table-row table:style-name="ro2">
          <table:table-cell office:value-type="float" office:value="1419950949.46726" calcext:value-type="float">
            <text:p>1419950949.46726</text:p>
          </table:table-cell>
          <table:table-cell office:value-type="string" calcext:value-type="string">
            <text:p>Acceleration</text:p>
          </table:table-cell>
          <table:table-cell office:value-type="float" office:value="-0.1734619140625" calcext:value-type="float">
            <text:p>-0.1734619140625</text:p>
          </table:table-cell>
          <table:table-cell office:value-type="float" office:value="0.0605316162109375" calcext:value-type="float">
            <text:p>0.0605316162109375</text:p>
          </table:table-cell>
          <table:table-cell office:value-type="float" office:value="-1.21134948730469" calcext:value-type="float">
            <text:p>-1.21134948730469</text:p>
          </table:table-cell>
          <table:table-cell table:number-columns-repeated="16"/>
        </table:table-row>
        <table:table-row table:style-name="ro2">
          <table:table-cell office:value-type="float" office:value="1419950949.46939" calcext:value-type="float">
            <text:p>1419950949.46939</text:p>
          </table:table-cell>
          <table:table-cell office:value-type="string" calcext:value-type="string">
            <text:p>Gyro</text:p>
          </table:table-cell>
          <table:table-cell office:value-type="float" office:value="0.185902492525199" calcext:value-type="float">
            <text:p>0.185902492525199</text:p>
          </table:table-cell>
          <table:table-cell office:value-type="float" office:value="3.81982388314191" calcext:value-type="float">
            <text:p>3.81982388314191</text:p>
          </table:table-cell>
          <table:table-cell office:value-type="float" office:value="-0.459341758500758" calcext:value-type="float">
            <text:p>-0.459341758500758</text:p>
          </table:table-cell>
          <table:table-cell table:number-columns-repeated="16"/>
        </table:table-row>
        <table:table-row table:style-name="ro2">
          <table:table-cell office:value-type="float" office:value="1419950949.4697" calcext:value-type="float">
            <text:p>1419950949.4697</text:p>
          </table:table-cell>
          <table:table-cell office:value-type="string" calcext:value-type="string">
            <text:p>Motion</text:p>
          </table:table-cell>
          <table:table-cell office:value-type="float" office:value="-0.211059138178825" calcext:value-type="float">
            <text:p>-0.211059138178825</text:p>
          </table:table-cell>
          <table:table-cell office:value-type="float" office:value="4.85466814041138" calcext:value-type="float">
            <text:p>4.85466814041138</text:p>
          </table:table-cell>
          <table:table-cell office:value-type="float" office:value="-0.532698690891266" calcext:value-type="float">
            <text:p>-0.532698690891266</text:p>
          </table:table-cell>
          <table:table-cell office:value-type="float" office:value="-0.393970167985073" calcext:value-type="float">
            <text:p>-0.393970167985073</text:p>
          </table:table-cell>
          <table:table-cell office:value-type="float" office:value="0.0371831197449229" calcext:value-type="float">
            <text:p>0.0371831197449229</text:p>
          </table:table-cell>
          <table:table-cell office:value-type="float" office:value="0.414885094044479" calcext:value-type="float">
            <text:p>0.414885094044479</text:p>
          </table:table-cell>
          <table:table-cell office:value-type="float" office:value="-0.211059138178825" calcext:value-type="float">
            <text:p>-0.211059138178825</text:p>
          </table:table-cell>
          <table:table-cell office:value-type="float" office:value="4.85466814041138" calcext:value-type="float">
            <text:p>4.85466814041138</text:p>
          </table:table-cell>
          <table:table-cell office:value-type="float" office:value="-0.532698690891266" calcext:value-type="float">
            <text:p>-0.532698690891266</text:p>
          </table:table-cell>
          <table:table-cell office:value-type="float" office:value="-0.383592128753662" calcext:value-type="float">
            <text:p>-0.383592128753662</text:p>
          </table:table-cell>
          <table:table-cell office:value-type="float" office:value="-0.0371745526790619" calcext:value-type="float">
            <text:p>-0.0371745526790619</text:p>
          </table:table-cell>
          <table:table-cell office:value-type="float" office:value="-0.922754108905792" calcext:value-type="float">
            <text:p>-0.922754108905792</text:p>
          </table:table-cell>
          <table:table-cell office:value-type="float" office:value="0.113267421722412" calcext:value-type="float">
            <text:p>0.113267421722412</text:p>
          </table:table-cell>
          <table:table-cell office:value-type="float" office:value="0.179096549749374" calcext:value-type="float">
            <text:p>0.179096549749374</text:p>
          </table:table-cell>
          <table:table-cell office:value-type="float" office:value="-0.320944011211395" calcext:value-type="float">
            <text:p>-0.32094401121139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7066" calcext:value-type="float">
            <text:p>1419950949.47066</text:p>
          </table:table-cell>
          <table:table-cell office:value-type="string" calcext:value-type="string">
            <text:p>Gyro</text:p>
          </table:table-cell>
          <table:table-cell office:value-type="float" office:value="0.700765300799711" calcext:value-type="float">
            <text:p>0.700765300799711</text:p>
          </table:table-cell>
          <table:table-cell office:value-type="float" office:value="2.49051474819602" calcext:value-type="float">
            <text:p>2.49051474819602</text:p>
          </table:table-cell>
          <table:table-cell office:value-type="float" office:value="-0.367711440138838" calcext:value-type="float">
            <text:p>-0.367711440138838</text:p>
          </table:table-cell>
          <table:table-cell table:number-columns-repeated="16"/>
        </table:table-row>
        <table:table-row table:style-name="ro2">
          <table:table-cell office:value-type="float" office:value="1419950949.48519" calcext:value-type="float">
            <text:p>1419950949.48519</text:p>
          </table:table-cell>
          <table:table-cell office:value-type="string" calcext:value-type="string">
            <text:p>Motion</text:p>
          </table:table-cell>
          <table:table-cell office:value-type="float" office:value="0.19514587521553" calcext:value-type="float">
            <text:p>0.19514587521553</text:p>
          </table:table-cell>
          <table:table-cell office:value-type="float" office:value="3.84685921669006" calcext:value-type="float">
            <text:p>3.84685921669006</text:p>
          </table:table-cell>
          <table:table-cell office:value-type="float" office:value="-0.476521670818329" calcext:value-type="float">
            <text:p>-0.476521670818329</text:p>
          </table:table-cell>
          <table:table-cell office:value-type="float" office:value="-0.349986172433372" calcext:value-type="float">
            <text:p>-0.349986172433372</text:p>
          </table:table-cell>
          <table:table-cell office:value-type="float" office:value="0.0399240267761742" calcext:value-type="float">
            <text:p>0.0399240267761742</text:p>
          </table:table-cell>
          <table:table-cell office:value-type="float" office:value="0.410282483189374" calcext:value-type="float">
            <text:p>0.410282483189374</text:p>
          </table:table-cell>
          <table:table-cell office:value-type="float" office:value="0.19514587521553" calcext:value-type="float">
            <text:p>0.19514587521553</text:p>
          </table:table-cell>
          <table:table-cell office:value-type="float" office:value="3.84685921669006" calcext:value-type="float">
            <text:p>3.84685921669006</text:p>
          </table:table-cell>
          <table:table-cell office:value-type="float" office:value="-0.476521670818329" calcext:value-type="float">
            <text:p>-0.476521670818329</text:p>
          </table:table-cell>
          <table:table-cell office:value-type="float" office:value="-0.342611581087112" calcext:value-type="float">
            <text:p>-0.342611581087112</text:p>
          </table:table-cell>
          <table:table-cell office:value-type="float" office:value="-0.0399134233593941" calcext:value-type="float">
            <text:p>-0.0399134233593941</text:p>
          </table:table-cell>
          <table:table-cell office:value-type="float" office:value="-0.938628911972046" calcext:value-type="float">
            <text:p>-0.938628911972046</text:p>
          </table:table-cell>
          <table:table-cell office:value-type="float" office:value="0.14447620511055" calcext:value-type="float">
            <text:p>0.14447620511055</text:p>
          </table:table-cell>
          <table:table-cell office:value-type="float" office:value="0.145366907119751" calcext:value-type="float">
            <text:p>0.145366907119751</text:p>
          </table:table-cell>
          <table:table-cell office:value-type="float" office:value="-0.240066781640053" calcext:value-type="float">
            <text:p>-0.2400667816400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8703" calcext:value-type="float">
            <text:p>1419950949.48703</text:p>
          </table:table-cell>
          <table:table-cell office:value-type="string" calcext:value-type="string">
            <text:p>Gyro</text:p>
          </table:table-cell>
          <table:table-cell office:value-type="float" office:value="1.32136412646586" calcext:value-type="float">
            <text:p>1.32136412646586</text:p>
          </table:table-cell>
          <table:table-cell office:value-type="float" office:value="1.21831204282081" calcext:value-type="float">
            <text:p>1.21831204282081</text:p>
          </table:table-cell>
          <table:table-cell office:value-type="float" office:value="-0.279110201200773" calcext:value-type="float">
            <text:p>-0.279110201200773</text:p>
          </table:table-cell>
          <table:table-cell table:number-columns-repeated="16"/>
        </table:table-row>
        <table:table-row table:style-name="ro2">
          <table:table-cell office:value-type="float" office:value="1419950949.4847" calcext:value-type="float">
            <text:p>1419950949.4847</text:p>
          </table:table-cell>
          <table:table-cell office:value-type="string" calcext:value-type="string">
            <text:p>Magnetic</text:p>
          </table:table-cell>
          <table:table-cell office:value-type="float" office:value="64.5209197998047" calcext:value-type="float">
            <text:p>64.5209197998047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40.124359130859" calcext:value-type="float">
            <text:p>140.124359130859</text:p>
          </table:table-cell>
          <table:table-cell table:number-columns-repeated="16"/>
        </table:table-row>
        <table:table-row table:style-name="ro2">
          <table:table-cell office:value-type="float" office:value="1419950949.48729" calcext:value-type="float">
            <text:p>1419950949.48729</text:p>
          </table:table-cell>
          <table:table-cell office:value-type="string" calcext:value-type="string">
            <text:p>Motion</text:p>
          </table:table-cell>
          <table:table-cell office:value-type="float" office:value="0.710008680820465" calcext:value-type="float">
            <text:p>0.710008680820465</text:p>
          </table:table-cell>
          <table:table-cell office:value-type="float" office:value="2.51755023002625" calcext:value-type="float">
            <text:p>2.51755023002625</text:p>
          </table:table-cell>
          <table:table-cell office:value-type="float" office:value="-0.384891331195831" calcext:value-type="float">
            <text:p>-0.384891331195831</text:p>
          </table:table-cell>
          <table:table-cell office:value-type="float" office:value="-0.319408745107403" calcext:value-type="float">
            <text:p>-0.319408745107403</text:p>
          </table:table-cell>
          <table:table-cell office:value-type="float" office:value="0.0471872308712992" calcext:value-type="float">
            <text:p>0.0471872308712992</text:p>
          </table:table-cell>
          <table:table-cell office:value-type="float" office:value="0.408137109320522" calcext:value-type="float">
            <text:p>0.408137109320522</text:p>
          </table:table-cell>
          <table:table-cell office:value-type="float" office:value="0.710008680820465" calcext:value-type="float">
            <text:p>0.710008680820465</text:p>
          </table:table-cell>
          <table:table-cell office:value-type="float" office:value="2.51755023002625" calcext:value-type="float">
            <text:p>2.51755023002625</text:p>
          </table:table-cell>
          <table:table-cell office:value-type="float" office:value="-0.384891331195831" calcext:value-type="float">
            <text:p>-0.384891331195831</text:p>
          </table:table-cell>
          <table:table-cell office:value-type="float" office:value="-0.313655734062195" calcext:value-type="float">
            <text:p>-0.313655734062195</text:p>
          </table:table-cell>
          <table:table-cell office:value-type="float" office:value="-0.0471697226166725" calcext:value-type="float">
            <text:p>-0.0471697226166725</text:p>
          </table:table-cell>
          <table:table-cell office:value-type="float" office:value="-0.948364436626434" calcext:value-type="float">
            <text:p>-0.948364436626434</text:p>
          </table:table-cell>
          <table:table-cell office:value-type="float" office:value="0.140193834900856" calcext:value-type="float">
            <text:p>0.140193834900856</text:p>
          </table:table-cell>
          <table:table-cell office:value-type="float" office:value="0.10770133882761" calcext:value-type="float">
            <text:p>0.10770133882761</text:p>
          </table:table-cell>
          <table:table-cell office:value-type="float" office:value="-0.262985050678253" calcext:value-type="float">
            <text:p>-0.2629850506782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48828" calcext:value-type="float">
            <text:p>1419950949.48828</text:p>
          </table:table-cell>
          <table:table-cell office:value-type="string" calcext:value-type="string">
            <text:p>Acceleration</text:p>
          </table:table-cell>
          <table:table-cell office:value-type="float" office:value="-0.18865966796875" calcext:value-type="float">
            <text:p>-0.18865966796875</text:p>
          </table:table-cell>
          <table:table-cell office:value-type="float" office:value="0.028472900390625" calcext:value-type="float">
            <text:p>0.028472900390625</text:p>
          </table:table-cell>
          <table:table-cell office:value-type="float" office:value="-1.23814392089844" calcext:value-type="float">
            <text:p>-1.23814392089844</text:p>
          </table:table-cell>
          <table:table-cell table:number-columns-repeated="16"/>
        </table:table-row>
        <table:table-row table:style-name="ro2">
          <table:table-cell office:value-type="float" office:value="1419950949.48843" calcext:value-type="float">
            <text:p>1419950949.48843</text:p>
          </table:table-cell>
          <table:table-cell office:value-type="string" calcext:value-type="string">
            <text:p>Acceleration</text:p>
          </table:table-cell>
          <table:table-cell office:value-type="float" office:value="-0.279266357421875" calcext:value-type="float">
            <text:p>-0.279266357421875</text:p>
          </table:table-cell>
          <table:table-cell office:value-type="float" office:value="0.0064544677734375" calcext:value-type="float">
            <text:p>0.0064544677734375</text:p>
          </table:table-cell>
          <table:table-cell office:value-type="float" office:value="-1.30397033691406" calcext:value-type="float">
            <text:p>-1.30397033691406</text:p>
          </table:table-cell>
          <table:table-cell table:number-columns-repeated="16"/>
        </table:table-row>
        <table:table-row table:style-name="ro2">
          <table:table-cell office:value-type="float" office:value="1419950949.50121" calcext:value-type="float">
            <text:p>1419950949.50121</text:p>
          </table:table-cell>
          <table:table-cell office:value-type="string" calcext:value-type="string">
            <text:p>Gyro</text:p>
          </table:table-cell>
          <table:table-cell office:value-type="float" office:value="2.05781125849878" calcext:value-type="float">
            <text:p>2.05781125849878</text:p>
          </table:table-cell>
          <table:table-cell office:value-type="float" office:value="0.199078748334475" calcext:value-type="float">
            <text:p>0.199078748334475</text:p>
          </table:table-cell>
          <table:table-cell office:value-type="float" office:value="-0.288236055308148" calcext:value-type="float">
            <text:p>-0.288236055308148</text:p>
          </table:table-cell>
          <table:table-cell table:number-columns-repeated="16"/>
        </table:table-row>
        <table:table-row table:style-name="ro2">
          <table:table-cell office:value-type="float" office:value="1419950949.50169" calcext:value-type="float">
            <text:p>1419950949.50169</text:p>
          </table:table-cell>
          <table:table-cell office:value-type="string" calcext:value-type="string">
            <text:p>Gyro</text:p>
          </table:table-cell>
          <table:table-cell office:value-type="float" office:value="2.84596286414726" calcext:value-type="float">
            <text:p>2.84596286414726</text:p>
          </table:table-cell>
          <table:table-cell office:value-type="float" office:value="-0.736205050689832" calcext:value-type="float">
            <text:p>-0.736205050689832</text:p>
          </table:table-cell>
          <table:table-cell office:value-type="float" office:value="-0.344833821110621" calcext:value-type="float">
            <text:p>-0.344833821110621</text:p>
          </table:table-cell>
          <table:table-cell table:number-columns-repeated="16"/>
        </table:table-row>
        <table:table-row table:style-name="ro2">
          <table:table-cell office:value-type="float" office:value="1419950949.50146" calcext:value-type="float">
            <text:p>1419950949.50146</text:p>
          </table:table-cell>
          <table:table-cell office:value-type="string" calcext:value-type="string">
            <text:p>Motion</text:p>
          </table:table-cell>
          <table:table-cell office:value-type="float" office:value="1.3306075334549" calcext:value-type="float">
            <text:p>1.3306075334549</text:p>
          </table:table-cell>
          <table:table-cell office:value-type="float" office:value="1.24534738063812" calcext:value-type="float">
            <text:p>1.24534738063812</text:p>
          </table:table-cell>
          <table:table-cell office:value-type="float" office:value="-0.296290069818497" calcext:value-type="float">
            <text:p>-0.296290069818497</text:p>
          </table:table-cell>
          <table:table-cell office:value-type="float" office:value="-0.303017923046942" calcext:value-type="float">
            <text:p>-0.303017923046942</text:p>
          </table:table-cell>
          <table:table-cell office:value-type="float" office:value="0.0600673336273275" calcext:value-type="float">
            <text:p>0.0600673336273275</text:p>
          </table:table-cell>
          <table:table-cell office:value-type="float" office:value="0.408767948057218" calcext:value-type="float">
            <text:p>0.408767948057218</text:p>
          </table:table-cell>
          <table:table-cell office:value-type="float" office:value="1.3306075334549" calcext:value-type="float">
            <text:p>1.3306075334549</text:p>
          </table:table-cell>
          <table:table-cell office:value-type="float" office:value="1.24534738063812" calcext:value-type="float">
            <text:p>1.24534738063812</text:p>
          </table:table-cell>
          <table:table-cell office:value-type="float" office:value="-0.296290069818497" calcext:value-type="float">
            <text:p>-0.296290069818497</text:p>
          </table:table-cell>
          <table:table-cell office:value-type="float" office:value="-0.297863811254501" calcext:value-type="float">
            <text:p>-0.297863811254501</text:p>
          </table:table-cell>
          <table:table-cell office:value-type="float" office:value="-0.0600312203168869" calcext:value-type="float">
            <text:p>-0.0600312203168869</text:p>
          </table:table-cell>
          <table:table-cell office:value-type="float" office:value="-0.95271897315979" calcext:value-type="float">
            <text:p>-0.95271897315979</text:p>
          </table:table-cell>
          <table:table-cell office:value-type="float" office:value="0.109204150736332" calcext:value-type="float">
            <text:p>0.109204150736332</text:p>
          </table:table-cell>
          <table:table-cell office:value-type="float" office:value="0.0885041207075119" calcext:value-type="float">
            <text:p>0.0885041207075119</text:p>
          </table:table-cell>
          <table:table-cell office:value-type="float" office:value="-0.28542497754097" calcext:value-type="float">
            <text:p>-0.285424977540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0681" calcext:value-type="float">
            <text:p>1419950949.50681</text:p>
          </table:table-cell>
          <table:table-cell office:value-type="string" calcext:value-type="string">
            <text:p>Acceleration</text:p>
          </table:table-cell>
          <table:table-cell office:value-type="float" office:value="-0.333328247070312" calcext:value-type="float">
            <text:p>-0.333328247070312</text:p>
          </table:table-cell>
          <table:table-cell office:value-type="float" office:value="0.0112457275390625" calcext:value-type="float">
            <text:p>0.0112457275390625</text:p>
          </table:table-cell>
          <table:table-cell office:value-type="float" office:value="-1.45005798339844" calcext:value-type="float">
            <text:p>-1.45005798339844</text:p>
          </table:table-cell>
          <table:table-cell table:number-columns-repeated="16"/>
        </table:table-row>
        <table:table-row table:style-name="ro2">
          <table:table-cell office:value-type="float" office:value="1419950949.50683" calcext:value-type="float">
            <text:p>1419950949.50683</text:p>
          </table:table-cell>
          <table:table-cell office:value-type="string" calcext:value-type="string">
            <text:p>Acceleration</text:p>
          </table:table-cell>
          <table:table-cell office:value-type="float" office:value="-0.356948852539062" calcext:value-type="float">
            <text:p>-0.356948852539062</text:p>
          </table:table-cell>
          <table:table-cell office:value-type="float" office:value="0.0346221923828125" calcext:value-type="float">
            <text:p>0.0346221923828125</text:p>
          </table:table-cell>
          <table:table-cell office:value-type="float" office:value="-1.54254150390625" calcext:value-type="float">
            <text:p>-1.54254150390625</text:p>
          </table:table-cell>
          <table:table-cell table:number-columns-repeated="16"/>
        </table:table-row>
        <table:table-row table:style-name="ro2">
          <table:table-cell office:value-type="float" office:value="1419950949.51024" calcext:value-type="float">
            <text:p>1419950949.51024</text:p>
          </table:table-cell>
          <table:table-cell office:value-type="string" calcext:value-type="string">
            <text:p>Magnetic</text:p>
          </table:table-cell>
          <table:table-cell office:value-type="float" office:value="65.0289611816406" calcext:value-type="float">
            <text:p>65.0289611816406</text:p>
          </table:table-cell>
          <table:table-cell office:value-type="float" office:value="232.681777954102" calcext:value-type="float">
            <text:p>232.681777954102</text:p>
          </table:table-cell>
          <table:table-cell office:value-type="float" office:value="136.337219238281" calcext:value-type="float">
            <text:p>136.337219238281</text:p>
          </table:table-cell>
          <table:table-cell table:number-columns-repeated="16"/>
        </table:table-row>
        <table:table-row table:style-name="ro2">
          <table:table-cell office:value-type="float" office:value="1419950949.51711" calcext:value-type="float">
            <text:p>1419950949.51711</text:p>
          </table:table-cell>
          <table:table-cell office:value-type="string" calcext:value-type="string">
            <text:p>Gyro</text:p>
          </table:table-cell>
          <table:table-cell office:value-type="float" office:value="3.58290161571741" calcext:value-type="float">
            <text:p>3.58290161571741</text:p>
          </table:table-cell>
          <table:table-cell office:value-type="float" office:value="-1.42853052767897" calcext:value-type="float">
            <text:p>-1.42853052767897</text:p>
          </table:table-cell>
          <table:table-cell office:value-type="float" office:value="-0.478076297821138" calcext:value-type="float">
            <text:p>-0.478076297821138</text:p>
          </table:table-cell>
          <table:table-cell table:number-columns-repeated="16"/>
        </table:table-row>
        <table:table-row table:style-name="ro2">
          <table:table-cell office:value-type="float" office:value="1419950949.5171" calcext:value-type="float">
            <text:p>1419950949.5171</text:p>
          </table:table-cell>
          <table:table-cell office:value-type="string" calcext:value-type="string">
            <text:p>Motion</text:p>
          </table:table-cell>
          <table:table-cell office:value-type="float" office:value="2.06705451011658" calcext:value-type="float">
            <text:p>2.06705451011658</text:p>
          </table:table-cell>
          <table:table-cell office:value-type="float" office:value="0.22611403465271" calcext:value-type="float">
            <text:p>0.22611403465271</text:p>
          </table:table-cell>
          <table:table-cell office:value-type="float" office:value="-0.305415868759155" calcext:value-type="float">
            <text:p>-0.305415868759155</text:p>
          </table:table-cell>
          <table:table-cell office:value-type="float" office:value="-0.2981449187247" calcext:value-type="float">
            <text:p>-0.2981449187247</text:p>
          </table:table-cell>
          <table:table-cell office:value-type="float" office:value="0.0801426391277732" calcext:value-type="float">
            <text:p>0.0801426391277732</text:p>
          </table:table-cell>
          <table:table-cell office:value-type="float" office:value="0.41165345805457" calcext:value-type="float">
            <text:p>0.41165345805457</text:p>
          </table:table-cell>
          <table:table-cell office:value-type="float" office:value="2.06705451011658" calcext:value-type="float">
            <text:p>2.06705451011658</text:p>
          </table:table-cell>
          <table:table-cell office:value-type="float" office:value="0.22611403465271" calcext:value-type="float">
            <text:p>0.22611403465271</text:p>
          </table:table-cell>
          <table:table-cell office:value-type="float" office:value="-0.305415868759155" calcext:value-type="float">
            <text:p>-0.305415868759155</text:p>
          </table:table-cell>
          <table:table-cell office:value-type="float" office:value="-0.292804628610611" calcext:value-type="float">
            <text:p>-0.292804628610611</text:p>
          </table:table-cell>
          <table:table-cell office:value-type="float" office:value="-0.0800568759441376" calcext:value-type="float">
            <text:p>-0.0800568759441376</text:p>
          </table:table-cell>
          <table:table-cell office:value-type="float" office:value="-0.952814936637878" calcext:value-type="float">
            <text:p>-0.952814936637878</text:p>
          </table:table-cell>
          <table:table-cell office:value-type="float" office:value="0.0135382730513811" calcext:value-type="float">
            <text:p>0.0135382730513811</text:p>
          </table:table-cell>
          <table:table-cell office:value-type="float" office:value="0.0865113437175751" calcext:value-type="float">
            <text:p>0.0865113437175751</text:p>
          </table:table-cell>
          <table:table-cell office:value-type="float" office:value="-0.351155370473862" calcext:value-type="float">
            <text:p>-0.35115537047386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1748" calcext:value-type="float">
            <text:p>1419950949.51748</text:p>
          </table:table-cell>
          <table:table-cell office:value-type="string" calcext:value-type="string">
            <text:p>Motion</text:p>
          </table:table-cell>
          <table:table-cell office:value-type="float" office:value="2.85520601272583" calcext:value-type="float">
            <text:p>2.85520601272583</text:p>
          </table:table-cell>
          <table:table-cell office:value-type="float" office:value="-0.709169805049896" calcext:value-type="float">
            <text:p>-0.709169805049896</text:p>
          </table:table-cell>
          <table:table-cell office:value-type="float" office:value="-0.362013608217239" calcext:value-type="float">
            <text:p>-0.362013608217239</text:p>
          </table:table-cell>
          <table:table-cell office:value-type="float" office:value="-0.303726876508667" calcext:value-type="float">
            <text:p>-0.303726876508667</text:p>
          </table:table-cell>
          <table:table-cell office:value-type="float" office:value="0.108225236171894" calcext:value-type="float">
            <text:p>0.108225236171894</text:p>
          </table:table-cell>
          <table:table-cell office:value-type="float" office:value="0.416596820391953" calcext:value-type="float">
            <text:p>0.416596820391953</text:p>
          </table:table-cell>
          <table:table-cell office:value-type="float" office:value="2.85520601272583" calcext:value-type="float">
            <text:p>2.85520601272583</text:p>
          </table:table-cell>
          <table:table-cell office:value-type="float" office:value="-0.709169805049896" calcext:value-type="float">
            <text:p>-0.709169805049896</text:p>
          </table:table-cell>
          <table:table-cell office:value-type="float" office:value="-0.362013608217239" calcext:value-type="float">
            <text:p>-0.362013608217239</text:p>
          </table:table-cell>
          <table:table-cell office:value-type="float" office:value="-0.297328770160675" calcext:value-type="float">
            <text:p>-0.297328770160675</text:p>
          </table:table-cell>
          <table:table-cell office:value-type="float" office:value="-0.108014091849327" calcext:value-type="float">
            <text:p>-0.108014091849327</text:p>
          </table:table-cell>
          <table:table-cell office:value-type="float" office:value="-0.948645651340485" calcext:value-type="float">
            <text:p>-0.948645651340485</text:p>
          </table:table-cell>
          <table:table-cell office:value-type="float" office:value="-0.0359994806349277" calcext:value-type="float">
            <text:p>-0.0359994806349277</text:p>
          </table:table-cell>
          <table:table-cell office:value-type="float" office:value="0.11925981938839" calcext:value-type="float">
            <text:p>0.11925981938839</text:p>
          </table:table-cell>
          <table:table-cell office:value-type="float" office:value="-0.501412332057953" calcext:value-type="float">
            <text:p>-0.5014123320579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2585" calcext:value-type="float">
            <text:p>1419950949.52585</text:p>
          </table:table-cell>
          <table:table-cell office:value-type="string" calcext:value-type="string">
            <text:p>Acceleration</text:p>
          </table:table-cell>
          <table:table-cell office:value-type="float" office:value="-0.346267700195312" calcext:value-type="float">
            <text:p>-0.346267700195312</text:p>
          </table:table-cell>
          <table:table-cell office:value-type="float" office:value="0.0384979248046875" calcext:value-type="float">
            <text:p>0.0384979248046875</text:p>
          </table:table-cell>
          <table:table-cell office:value-type="float" office:value="-1.46824645996094" calcext:value-type="float">
            <text:p>-1.46824645996094</text:p>
          </table:table-cell>
          <table:table-cell table:number-columns-repeated="16"/>
        </table:table-row>
        <table:table-row table:style-name="ro2">
          <table:table-cell office:value-type="float" office:value="1419950949.52592" calcext:value-type="float">
            <text:p>1419950949.52592</text:p>
          </table:table-cell>
          <table:table-cell office:value-type="string" calcext:value-type="string">
            <text:p>Acceleration</text:p>
          </table:table-cell>
          <table:table-cell office:value-type="float" office:value="-0.34979248046875" calcext:value-type="float">
            <text:p>-0.34979248046875</text:p>
          </table:table-cell>
          <table:table-cell office:value-type="float" office:value="0.0296478271484375" calcext:value-type="float">
            <text:p>0.0296478271484375</text:p>
          </table:table-cell>
          <table:table-cell office:value-type="float" office:value="-1.2822265625" calcext:value-type="float">
            <text:p>-1.2822265625</text:p>
          </table:table-cell>
          <table:table-cell table:number-columns-repeated="16"/>
        </table:table-row>
        <table:table-row table:style-name="ro2">
          <table:table-cell office:value-type="float" office:value="1419950949.53304" calcext:value-type="float">
            <text:p>1419950949.53304</text:p>
          </table:table-cell>
          <table:table-cell office:value-type="string" calcext:value-type="string">
            <text:p>Gyro</text:p>
          </table:table-cell>
          <table:table-cell office:value-type="float" office:value="4.21287716526561" calcext:value-type="float">
            <text:p>4.21287716526561</text:p>
          </table:table-cell>
          <table:table-cell office:value-type="float" office:value="-1.71496069345194" calcext:value-type="float">
            <text:p>-1.71496069345194</text:p>
          </table:table-cell>
          <table:table-cell office:value-type="float" office:value="-0.725249604913573" calcext:value-type="float">
            <text:p>-0.725249604913573</text:p>
          </table:table-cell>
          <table:table-cell table:number-columns-repeated="16"/>
        </table:table-row>
        <table:table-row table:style-name="ro2">
          <table:table-cell office:value-type="float" office:value="1419950949.53335" calcext:value-type="float">
            <text:p>1419950949.53335</text:p>
          </table:table-cell>
          <table:table-cell office:value-type="string" calcext:value-type="string">
            <text:p>Gyro</text:p>
          </table:table-cell>
          <table:table-cell office:value-type="float" office:value="4.57387371103193" calcext:value-type="float">
            <text:p>4.57387371103193</text:p>
          </table:table-cell>
          <table:table-cell office:value-type="float" office:value="-1.92552858504512" calcext:value-type="float">
            <text:p>-1.92552858504512</text:p>
          </table:table-cell>
          <table:table-cell office:value-type="float" office:value="-1.05750904462128" calcext:value-type="float">
            <text:p>-1.05750904462128</text:p>
          </table:table-cell>
          <table:table-cell table:number-columns-repeated="16"/>
        </table:table-row>
        <table:table-row table:style-name="ro2">
          <table:table-cell office:value-type="float" office:value="1419950949.53308" calcext:value-type="float">
            <text:p>1419950949.53308</text:p>
          </table:table-cell>
          <table:table-cell office:value-type="string" calcext:value-type="string">
            <text:p>Motion</text:p>
          </table:table-cell>
          <table:table-cell office:value-type="float" office:value="3.59214472770691" calcext:value-type="float">
            <text:p>3.59214472770691</text:p>
          </table:table-cell>
          <table:table-cell office:value-type="float" office:value="-1.40149545669556" calcext:value-type="float">
            <text:p>-1.40149545669556</text:p>
          </table:table-cell>
          <table:table-cell office:value-type="float" office:value="-0.495256066322327" calcext:value-type="float">
            <text:p>-0.495256066322327</text:p>
          </table:table-cell>
          <table:table-cell office:value-type="float" office:value="-0.317874463796751" calcext:value-type="float">
            <text:p>-0.317874463796751</text:p>
          </table:table-cell>
          <table:table-cell office:value-type="float" office:value="0.144308175053237" calcext:value-type="float">
            <text:p>0.144308175053237</text:p>
          </table:table-cell>
          <table:table-cell office:value-type="float" office:value="0.423104425529395" calcext:value-type="float">
            <text:p>0.423104425529395</text:p>
          </table:table-cell>
          <table:table-cell office:value-type="float" office:value="3.59214472770691" calcext:value-type="float">
            <text:p>3.59214472770691</text:p>
          </table:table-cell>
          <table:table-cell office:value-type="float" office:value="-1.40149545669556" calcext:value-type="float">
            <text:p>-1.40149545669556</text:p>
          </table:table-cell>
          <table:table-cell office:value-type="float" office:value="-0.495256066322327" calcext:value-type="float">
            <text:p>-0.495256066322327</text:p>
          </table:table-cell>
          <table:table-cell office:value-type="float" office:value="-0.309299468994141" calcext:value-type="float">
            <text:p>-0.309299468994141</text:p>
          </table:table-cell>
          <table:table-cell office:value-type="float" office:value="-0.143807828426361" calcext:value-type="float">
            <text:p>-0.143807828426361</text:p>
          </table:table-cell>
          <table:table-cell office:value-type="float" office:value="-0.940028250217438" calcext:value-type="float">
            <text:p>-0.940028250217438</text:p>
          </table:table-cell>
          <table:table-cell office:value-type="float" office:value="-0.0476493760943413" calcext:value-type="float">
            <text:p>-0.0476493760943413</text:p>
          </table:table-cell>
          <table:table-cell office:value-type="float" office:value="0.178430020809174" calcext:value-type="float">
            <text:p>0.178430020809174</text:p>
          </table:table-cell>
          <table:table-cell office:value-type="float" office:value="-0.602513253688812" calcext:value-type="float">
            <text:p>-0.6025132536888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3653" calcext:value-type="float">
            <text:p>1419950949.53653</text:p>
          </table:table-cell>
          <table:table-cell office:value-type="string" calcext:value-type="string">
            <text:p>Magnetic</text:p>
          </table:table-cell>
          <table:table-cell office:value-type="float" office:value="64.0128784179688" calcext:value-type="float">
            <text:p>64.0128784179688</text:p>
          </table:table-cell>
          <table:table-cell office:value-type="float" office:value="231.326995849609" calcext:value-type="float">
            <text:p>231.326995849609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9.54539" calcext:value-type="float">
            <text:p>1419950949.54539</text:p>
          </table:table-cell>
          <table:table-cell office:value-type="string" calcext:value-type="string">
            <text:p>Acceleration</text:p>
          </table:table-cell>
          <table:table-cell office:value-type="float" office:value="-0.364425659179687" calcext:value-type="float">
            <text:p>-0.364425659179687</text:p>
          </table:table-cell>
          <table:table-cell office:value-type="float" office:value="-0.0062713623046875" calcext:value-type="float">
            <text:p>-0.0062713623046875</text:p>
          </table:table-cell>
          <table:table-cell office:value-type="float" office:value="-1.02253723144531" calcext:value-type="float">
            <text:p>-1.02253723144531</text:p>
          </table:table-cell>
          <table:table-cell table:number-columns-repeated="16"/>
        </table:table-row>
        <table:table-row table:style-name="ro2">
          <table:table-cell office:value-type="float" office:value="1419950949.5454" calcext:value-type="float">
            <text:p>1419950949.5454</text:p>
          </table:table-cell>
          <table:table-cell office:value-type="string" calcext:value-type="string">
            <text:p>Acceleration</text:p>
          </table:table-cell>
          <table:table-cell office:value-type="float" office:value="-0.402084350585938" calcext:value-type="float">
            <text:p>-0.402084350585938</text:p>
          </table:table-cell>
          <table:table-cell office:value-type="float" office:value="-0.092742919921875" calcext:value-type="float">
            <text:p>-0.092742919921875</text:p>
          </table:table-cell>
          <table:table-cell office:value-type="float" office:value="-0.502166748046875" calcext:value-type="float">
            <text:p>-0.502166748046875</text:p>
          </table:table-cell>
          <table:table-cell table:number-columns-repeated="16"/>
        </table:table-row>
        <table:table-row table:style-name="ro2">
          <table:table-cell office:value-type="float" office:value="1419950949.54901" calcext:value-type="float">
            <text:p>1419950949.54901</text:p>
          </table:table-cell>
          <table:table-cell office:value-type="string" calcext:value-type="string">
            <text:p>Gyro</text:p>
          </table:table-cell>
          <table:table-cell office:value-type="float" office:value="4.17388822059074" calcext:value-type="float">
            <text:p>4.17388822059074</text:p>
          </table:table-cell>
          <table:table-cell office:value-type="float" office:value="-1.44035176712562" calcext:value-type="float">
            <text:p>-1.44035176712562</text:p>
          </table:table-cell>
          <table:table-cell office:value-type="float" office:value="-1.22432466161388" calcext:value-type="float">
            <text:p>-1.22432466161388</text:p>
          </table:table-cell>
          <table:table-cell table:number-columns-repeated="16"/>
        </table:table-row>
        <table:table-row table:style-name="ro2">
          <table:table-cell office:value-type="float" office:value="1419950949.5488" calcext:value-type="float">
            <text:p>1419950949.5488</text:p>
          </table:table-cell>
          <table:table-cell office:value-type="string" calcext:value-type="string">
            <text:p>Motion</text:p>
          </table:table-cell>
          <table:table-cell office:value-type="float" office:value="4.22212076187134" calcext:value-type="float">
            <text:p>4.22212076187134</text:p>
          </table:table-cell>
          <table:table-cell office:value-type="float" office:value="-1.6879255771637" calcext:value-type="float">
            <text:p>-1.6879255771637</text:p>
          </table:table-cell>
          <table:table-cell office:value-type="float" office:value="-0.742429316043854" calcext:value-type="float">
            <text:p>-0.742429316043854</text:p>
          </table:table-cell>
          <table:table-cell office:value-type="float" office:value="-0.33656616855025" calcext:value-type="float">
            <text:p>-0.33656616855025</text:p>
          </table:table-cell>
          <table:table-cell office:value-type="float" office:value="0.187599508909827" calcext:value-type="float">
            <text:p>0.187599508909827</text:p>
          </table:table-cell>
          <table:table-cell office:value-type="float" office:value="0.43037048490639" calcext:value-type="float">
            <text:p>0.43037048490639</text:p>
          </table:table-cell>
          <table:table-cell office:value-type="float" office:value="4.22212076187134" calcext:value-type="float">
            <text:p>4.22212076187134</text:p>
          </table:table-cell>
          <table:table-cell office:value-type="float" office:value="-1.6879255771637" calcext:value-type="float">
            <text:p>-1.6879255771637</text:p>
          </table:table-cell>
          <table:table-cell office:value-type="float" office:value="-0.742429316043854" calcext:value-type="float">
            <text:p>-0.742429316043854</text:p>
          </table:table-cell>
          <table:table-cell office:value-type="float" office:value="-0.324453592300415" calcext:value-type="float">
            <text:p>-0.324453592300415</text:p>
          </table:table-cell>
          <table:table-cell office:value-type="float" office:value="-0.186501055955887" calcext:value-type="float">
            <text:p>-0.186501055955887</text:p>
          </table:table-cell>
          <table:table-cell office:value-type="float" office:value="-0.927333414554596" calcext:value-type="float">
            <text:p>-0.927333414554596</text:p>
          </table:table-cell>
          <table:table-cell office:value-type="float" office:value="-0.0253388863056898" calcext:value-type="float">
            <text:p>-0.0253388863056898</text:p>
          </table:table-cell>
          <table:table-cell office:value-type="float" office:value="0.216148883104324" calcext:value-type="float">
            <text:p>0.216148883104324</text:p>
          </table:table-cell>
          <table:table-cell office:value-type="float" office:value="-0.354893177747726" calcext:value-type="float">
            <text:p>-0.3548931777477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4932" calcext:value-type="float">
            <text:p>1419950949.54932</text:p>
          </table:table-cell>
          <table:table-cell office:value-type="string" calcext:value-type="string">
            <text:p>Motion</text:p>
          </table:table-cell>
          <table:table-cell office:value-type="float" office:value="4.58311653137207" calcext:value-type="float">
            <text:p>4.58311653137207</text:p>
          </table:table-cell>
          <table:table-cell office:value-type="float" office:value="-1.89849352836609" calcext:value-type="float">
            <text:p>-1.89849352836609</text:p>
          </table:table-cell>
          <table:table-cell office:value-type="float" office:value="-1.07468867301941" calcext:value-type="float">
            <text:p>-1.07468867301941</text:p>
          </table:table-cell>
          <table:table-cell office:value-type="float" office:value="-0.357535127957655" calcext:value-type="float">
            <text:p>-0.357535127957655</text:p>
          </table:table-cell>
          <table:table-cell office:value-type="float" office:value="0.236570888392558" calcext:value-type="float">
            <text:p>0.236570888392558</text:p>
          </table:table-cell>
          <table:table-cell office:value-type="float" office:value="0.436916355587565" calcext:value-type="float">
            <text:p>0.436916355587565</text:p>
          </table:table-cell>
          <table:table-cell office:value-type="float" office:value="4.58311653137207" calcext:value-type="float">
            <text:p>4.58311653137207</text:p>
          </table:table-cell>
          <table:table-cell office:value-type="float" office:value="-1.89849352836609" calcext:value-type="float">
            <text:p>-1.89849352836609</text:p>
          </table:table-cell>
          <table:table-cell office:value-type="float" office:value="-1.07468867301941" calcext:value-type="float">
            <text:p>-1.07468867301941</text:p>
          </table:table-cell>
          <table:table-cell office:value-type="float" office:value="-0.340218812227249" calcext:value-type="float">
            <text:p>-0.340218812227249</text:p>
          </table:table-cell>
          <table:table-cell office:value-type="float" office:value="-0.234370410442352" calcext:value-type="float">
            <text:p>-0.234370410442352</text:p>
          </table:table-cell>
          <table:table-cell office:value-type="float" office:value="-0.91067099571228" calcext:value-type="float">
            <text:p>-0.91067099571228</text:p>
          </table:table-cell>
          <table:table-cell office:value-type="float" office:value="-0.0242068413645029" calcext:value-type="float">
            <text:p>-0.0242068413645029</text:p>
          </table:table-cell>
          <table:table-cell office:value-type="float" office:value="0.228099048137665" calcext:value-type="float">
            <text:p>0.228099048137665</text:p>
          </table:table-cell>
          <table:table-cell office:value-type="float" office:value="-0.111866235733032" calcext:value-type="float">
            <text:p>-0.1118662357330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6248" calcext:value-type="float">
            <text:p>1419950949.56248</text:p>
          </table:table-cell>
          <table:table-cell office:value-type="string" calcext:value-type="string">
            <text:p>Magnetic</text:p>
          </table:table-cell>
          <table:table-cell office:value-type="float" office:value="61.9807281494141" calcext:value-type="float">
            <text:p>61.9807281494141</text:p>
          </table:table-cell>
          <table:table-cell office:value-type="float" office:value="230.310928344727" calcext:value-type="float">
            <text:p>230.310928344727</text:p>
          </table:table-cell>
          <table:table-cell office:value-type="float" office:value="136.007904052734" calcext:value-type="float">
            <text:p>136.007904052734</text:p>
          </table:table-cell>
          <table:table-cell table:number-columns-repeated="16"/>
        </table:table-row>
        <table:table-row table:style-name="ro2">
          <table:table-cell office:value-type="float" office:value="1419950949.56551" calcext:value-type="float">
            <text:p>1419950949.56551</text:p>
          </table:table-cell>
          <table:table-cell office:value-type="string" calcext:value-type="string">
            <text:p>Acceleration</text:p>
          </table:table-cell>
          <table:table-cell office:value-type="float" office:value="-0.47991943359375" calcext:value-type="float">
            <text:p>-0.47991943359375</text:p>
          </table:table-cell>
          <table:table-cell office:value-type="float" office:value="-0.2315673828125" calcext:value-type="float">
            <text:p>-0.2315673828125</text:p>
          </table:table-cell>
          <table:table-cell office:value-type="float" office:value="-0.08184814453125" calcext:value-type="float">
            <text:p>-0.08184814453125</text:p>
          </table:table-cell>
          <table:table-cell table:number-columns-repeated="16"/>
        </table:table-row>
        <table:table-row table:style-name="ro2">
          <table:table-cell office:value-type="float" office:value="1419950949.56555" calcext:value-type="float">
            <text:p>1419950949.56555</text:p>
          </table:table-cell>
          <table:table-cell office:value-type="string" calcext:value-type="string">
            <text:p>Acceleration</text:p>
          </table:table-cell>
          <table:table-cell office:value-type="float" office:value="-0.42291259765625" calcext:value-type="float">
            <text:p>-0.42291259765625</text:p>
          </table:table-cell>
          <table:table-cell office:value-type="float" office:value="-0.3480224609375" calcext:value-type="float">
            <text:p>-0.3480224609375</text:p>
          </table:table-cell>
          <table:table-cell office:value-type="float" office:value="-0.192169189453125" calcext:value-type="float">
            <text:p>-0.192169189453125</text:p>
          </table:table-cell>
          <table:table-cell table:number-columns-repeated="16"/>
        </table:table-row>
        <table:table-row table:style-name="ro2">
          <table:table-cell office:value-type="float" office:value="1419950949.56573" calcext:value-type="float">
            <text:p>1419950949.56573</text:p>
          </table:table-cell>
          <table:table-cell office:value-type="string" calcext:value-type="string">
            <text:p>Gyro</text:p>
          </table:table-cell>
          <table:table-cell office:value-type="float" office:value="2.93122503171058" calcext:value-type="float">
            <text:p>2.93122503171058</text:p>
          </table:table-cell>
          <table:table-cell office:value-type="float" office:value="0.333126032326415" calcext:value-type="float">
            <text:p>0.333126032326415</text:p>
          </table:table-cell>
          <table:table-cell office:value-type="float" office:value="-1.28159221243051" calcext:value-type="float">
            <text:p>-1.28159221243051</text:p>
          </table:table-cell>
          <table:table-cell table:number-columns-repeated="16"/>
        </table:table-row>
        <table:table-row table:style-name="ro2">
          <table:table-cell office:value-type="float" office:value="1419950949.56587" calcext:value-type="float">
            <text:p>1419950949.56587</text:p>
          </table:table-cell>
          <table:table-cell office:value-type="string" calcext:value-type="string">
            <text:p>Gyro</text:p>
          </table:table-cell>
          <table:table-cell office:value-type="float" office:value="1.63485227523014" calcext:value-type="float">
            <text:p>1.63485227523014</text:p>
          </table:table-cell>
          <table:table-cell office:value-type="float" office:value="1.50880166504338" calcext:value-type="float">
            <text:p>1.50880166504338</text:p>
          </table:table-cell>
          <table:table-cell office:value-type="float" office:value="-1.2966670357809" calcext:value-type="float">
            <text:p>-1.2966670357809</text:p>
          </table:table-cell>
          <table:table-cell table:number-columns-repeated="16"/>
        </table:table-row>
        <table:table-row table:style-name="ro2">
          <table:table-cell office:value-type="float" office:value="1419950949.56576" calcext:value-type="float">
            <text:p>1419950949.56576</text:p>
          </table:table-cell>
          <table:table-cell office:value-type="string" calcext:value-type="string">
            <text:p>Motion</text:p>
          </table:table-cell>
          <table:table-cell office:value-type="float" office:value="4.18313121795654" calcext:value-type="float">
            <text:p>4.18313121795654</text:p>
          </table:table-cell>
          <table:table-cell office:value-type="float" office:value="-1.41331672668457" calcext:value-type="float">
            <text:p>-1.41331672668457</text:p>
          </table:table-cell>
          <table:table-cell office:value-type="float" office:value="-1.24150431156158" calcext:value-type="float">
            <text:p>-1.24150431156158</text:p>
          </table:table-cell>
          <table:table-cell office:value-type="float" office:value="-0.375970282226697" calcext:value-type="float">
            <text:p>-0.375970282226697</text:p>
          </table:table-cell>
          <table:table-cell office:value-type="float" office:value="0.284335118537085" calcext:value-type="float">
            <text:p>0.284335118537085</text:p>
          </table:table-cell>
          <table:table-cell office:value-type="float" office:value="0.44158228709038" calcext:value-type="float">
            <text:p>0.44158228709038</text:p>
          </table:table-cell>
          <table:table-cell office:value-type="float" office:value="4.18313121795654" calcext:value-type="float">
            <text:p>4.18313121795654</text:p>
          </table:table-cell>
          <table:table-cell office:value-type="float" office:value="-1.41331672668457" calcext:value-type="float">
            <text:p>-1.41331672668457</text:p>
          </table:table-cell>
          <table:table-cell office:value-type="float" office:value="-1.24150431156158" calcext:value-type="float">
            <text:p>-1.24150431156158</text:p>
          </table:table-cell>
          <table:table-cell office:value-type="float" office:value="-0.352432519197464" calcext:value-type="float">
            <text:p>-0.352432519197464</text:p>
          </table:table-cell>
          <table:table-cell office:value-type="float" office:value="-0.280519336462021" calcext:value-type="float">
            <text:p>-0.280519336462021</text:p>
          </table:table-cell>
          <table:table-cell office:value-type="float" office:value="-0.892804682254791" calcext:value-type="float">
            <text:p>-0.892804682254791</text:p>
          </table:table-cell>
          <table:table-cell office:value-type="float" office:value="-0.0496518202126026" calcext:value-type="float">
            <text:p>-0.0496518202126026</text:p>
          </table:table-cell>
          <table:table-cell office:value-type="float" office:value="0.187776401638985" calcext:value-type="float">
            <text:p>0.187776401638985</text:p>
          </table:table-cell>
          <table:table-cell office:value-type="float" office:value="0.390637934207916" calcext:value-type="float">
            <text:p>0.3906379342079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8096" calcext:value-type="float">
            <text:p>1419950949.58096</text:p>
          </table:table-cell>
          <table:table-cell office:value-type="string" calcext:value-type="string">
            <text:p>Gyro</text:p>
          </table:table-cell>
          <table:table-cell office:value-type="float" office:value="1.01227019350021" calcext:value-type="float">
            <text:p>1.01227019350021</text:p>
          </table:table-cell>
          <table:table-cell office:value-type="float" office:value="1.41705603180626" calcext:value-type="float">
            <text:p>1.41705603180626</text:p>
          </table:table-cell>
          <table:table-cell office:value-type="float" office:value="-1.28152616603547" calcext:value-type="float">
            <text:p>-1.28152616603547</text:p>
          </table:table-cell>
          <table:table-cell table:number-columns-repeated="16"/>
        </table:table-row>
        <table:table-row table:style-name="ro2">
          <table:table-cell office:value-type="float" office:value="1419950949.58094" calcext:value-type="float">
            <text:p>1419950949.58094</text:p>
          </table:table-cell>
          <table:table-cell office:value-type="string" calcext:value-type="string">
            <text:p>Motion</text:p>
          </table:table-cell>
          <table:table-cell office:value-type="float" office:value="2.94046831130981" calcext:value-type="float">
            <text:p>2.94046831130981</text:p>
          </table:table-cell>
          <table:table-cell office:value-type="float" office:value="0.360160946846008" calcext:value-type="float">
            <text:p>0.360160946846008</text:p>
          </table:table-cell>
          <table:table-cell office:value-type="float" office:value="-1.29877185821533" calcext:value-type="float">
            <text:p>-1.29877185821533</text:p>
          </table:table-cell>
          <table:table-cell office:value-type="float" office:value="-0.377321340666367" calcext:value-type="float">
            <text:p>-0.377321340666367</text:p>
          </table:table-cell>
          <table:table-cell office:value-type="float" office:value="0.321896718733652" calcext:value-type="float">
            <text:p>0.321896718733652</text:p>
          </table:table-cell>
          <table:table-cell office:value-type="float" office:value="0.441778027908214" calcext:value-type="float">
            <text:p>0.441778027908214</text:p>
          </table:table-cell>
          <table:table-cell office:value-type="float" office:value="2.94046831130981" calcext:value-type="float">
            <text:p>2.94046831130981</text:p>
          </table:table-cell>
          <table:table-cell office:value-type="float" office:value="0.360160946846008" calcext:value-type="float">
            <text:p>0.360160946846008</text:p>
          </table:table-cell>
          <table:table-cell office:value-type="float" office:value="-1.29877185821533" calcext:value-type="float">
            <text:p>-1.29877185821533</text:p>
          </table:table-cell>
          <table:table-cell office:value-type="float" office:value="-0.349507838487625" calcext:value-type="float">
            <text:p>-0.349507838487625</text:p>
          </table:table-cell>
          <table:table-cell office:value-type="float" office:value="-0.31636643409729" calcext:value-type="float">
            <text:p>-0.31636643409729</text:p>
          </table:table-cell>
          <table:table-cell office:value-type="float" office:value="-0.881905078887939" calcext:value-type="float">
            <text:p>-0.881905078887939</text:p>
          </table:table-cell>
          <table:table-cell office:value-type="float" office:value="-0.130411595106125" calcext:value-type="float">
            <text:p>-0.130411595106125</text:p>
          </table:table-cell>
          <table:table-cell office:value-type="float" office:value="0.0847990438342094" calcext:value-type="float">
            <text:p>0.0847990438342094</text:p>
          </table:table-cell>
          <table:table-cell office:value-type="float" office:value="0.800056934356689" calcext:value-type="float">
            <text:p>0.8000569343566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813" calcext:value-type="float">
            <text:p>1419950949.5813</text:p>
          </table:table-cell>
          <table:table-cell office:value-type="string" calcext:value-type="string">
            <text:p>Motion</text:p>
          </table:table-cell>
          <table:table-cell office:value-type="float" office:value="1.6440954208374" calcext:value-type="float">
            <text:p>1.6440954208374</text:p>
          </table:table-cell>
          <table:table-cell office:value-type="float" office:value="1.53583657741547" calcext:value-type="float">
            <text:p>1.53583657741547</text:p>
          </table:table-cell>
          <table:table-cell office:value-type="float" office:value="-1.31384658813477" calcext:value-type="float">
            <text:p>-1.31384658813477</text:p>
          </table:table-cell>
          <table:table-cell office:value-type="float" office:value="-0.361015823262797" calcext:value-type="float">
            <text:p>-0.361015823262797</text:p>
          </table:table-cell>
          <table:table-cell office:value-type="float" office:value="0.346175363962396" calcext:value-type="float">
            <text:p>0.346175363962396</text:p>
          </table:table-cell>
          <table:table-cell office:value-type="float" office:value="0.435843684206616" calcext:value-type="float">
            <text:p>0.435843684206616</text:p>
          </table:table-cell>
          <table:table-cell office:value-type="float" office:value="1.6440954208374" calcext:value-type="float">
            <text:p>1.6440954208374</text:p>
          </table:table-cell>
          <table:table-cell office:value-type="float" office:value="1.53583657741547" calcext:value-type="float">
            <text:p>1.53583657741547</text:p>
          </table:table-cell>
          <table:table-cell office:value-type="float" office:value="-1.31384658813477" calcext:value-type="float">
            <text:p>-1.31384658813477</text:p>
          </table:table-cell>
          <table:table-cell office:value-type="float" office:value="-0.332270503044128" calcext:value-type="float">
            <text:p>-0.332270503044128</text:p>
          </table:table-cell>
          <table:table-cell office:value-type="float" office:value="-0.339302539825439" calcext:value-type="float">
            <text:p>-0.339302539825439</text:p>
          </table:table-cell>
          <table:table-cell office:value-type="float" office:value="-0.880039811134338" calcext:value-type="float">
            <text:p>-0.880039811134338</text:p>
          </table:table-cell>
          <table:table-cell office:value-type="float" office:value="-0.090642087161541" calcext:value-type="float">
            <text:p>-0.090642087161541</text:p>
          </table:table-cell>
          <table:table-cell office:value-type="float" office:value="-0.0087199117988348" calcext:value-type="float">
            <text:p>-0.0087199117988348</text:p>
          </table:table-cell>
          <table:table-cell office:value-type="float" office:value="0.687870621681213" calcext:value-type="float">
            <text:p>0.6878706216812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58433" calcext:value-type="float">
            <text:p>1419950949.58433</text:p>
          </table:table-cell>
          <table:table-cell office:value-type="string" calcext:value-type="string">
            <text:p>Acceleration</text:p>
          </table:table-cell>
          <table:table-cell office:value-type="float" office:value="-0.329299926757812" calcext:value-type="float">
            <text:p>-0.329299926757812</text:p>
          </table:table-cell>
          <table:table-cell office:value-type="float" office:value="-0.4857177734375" calcext:value-type="float">
            <text:p>-0.4857177734375</text:p>
          </table:table-cell>
          <table:table-cell office:value-type="float" office:value="-0.862152099609375" calcext:value-type="float">
            <text:p>-0.862152099609375</text:p>
          </table:table-cell>
          <table:table-cell table:number-columns-repeated="16"/>
        </table:table-row>
        <table:table-row table:style-name="ro2">
          <table:table-cell office:value-type="float" office:value="1419950949.58431" calcext:value-type="float">
            <text:p>1419950949.58431</text:p>
          </table:table-cell>
          <table:table-cell office:value-type="string" calcext:value-type="string">
            <text:p>Acceleration</text:p>
          </table:table-cell>
          <table:table-cell office:value-type="float" office:value="-0.385406494140625" calcext:value-type="float">
            <text:p>-0.385406494140625</text:p>
          </table:table-cell>
          <table:table-cell office:value-type="float" office:value="-0.4288330078125" calcext:value-type="float">
            <text:p>-0.4288330078125</text:p>
          </table:table-cell>
          <table:table-cell office:value-type="float" office:value="-0.586959838867188" calcext:value-type="float">
            <text:p>-0.586959838867188</text:p>
          </table:table-cell>
          <table:table-cell table:number-columns-repeated="16"/>
        </table:table-row>
        <table:table-row table:style-name="ro2">
          <table:table-cell office:value-type="float" office:value="1419950949.58839" calcext:value-type="float">
            <text:p>1419950949.58839</text:p>
          </table:table-cell>
          <table:table-cell office:value-type="string" calcext:value-type="string">
            <text:p>Magnetic</text:p>
          </table:table-cell>
          <table:table-cell office:value-type="float" office:value="61.9807281494141" calcext:value-type="float">
            <text:p>61.9807281494141</text:p>
          </table:table-cell>
          <table:table-cell office:value-type="float" office:value="231.66569519043" calcext:value-type="float">
            <text:p>231.66569519043</text:p>
          </table:table-cell>
          <table:table-cell office:value-type="float" office:value="136.007904052734" calcext:value-type="float">
            <text:p>136.007904052734</text:p>
          </table:table-cell>
          <table:table-cell table:number-columns-repeated="16"/>
        </table:table-row>
        <table:table-row table:style-name="ro2">
          <table:table-cell office:value-type="float" office:value="1419950949.59692" calcext:value-type="float">
            <text:p>1419950949.59692</text:p>
          </table:table-cell>
          <table:table-cell office:value-type="string" calcext:value-type="string">
            <text:p>Gyro</text:p>
          </table:table-cell>
          <table:table-cell office:value-type="float" office:value="1.03293738882366" calcext:value-type="float">
            <text:p>1.03293738882366</text:p>
          </table:table-cell>
          <table:table-cell office:value-type="float" office:value="1.35734929174723" calcext:value-type="float">
            <text:p>1.35734929174723</text:p>
          </table:table-cell>
          <table:table-cell office:value-type="float" office:value="-1.27809681349978" calcext:value-type="float">
            <text:p>-1.27809681349978</text:p>
          </table:table-cell>
          <table:table-cell table:number-columns-repeated="16"/>
        </table:table-row>
        <table:table-row table:style-name="ro2">
          <table:table-cell office:value-type="float" office:value="1419950949.59729" calcext:value-type="float">
            <text:p>1419950949.59729</text:p>
          </table:table-cell>
          <table:table-cell office:value-type="string" calcext:value-type="string">
            <text:p>Gyro</text:p>
          </table:table-cell>
          <table:table-cell office:value-type="float" office:value="1.45298314017586" calcext:value-type="float">
            <text:p>1.45298314017586</text:p>
          </table:table-cell>
          <table:table-cell office:value-type="float" office:value="1.50824985806551" calcext:value-type="float">
            <text:p>1.50824985806551</text:p>
          </table:table-cell>
          <table:table-cell office:value-type="float" office:value="-1.19826536403134" calcext:value-type="float">
            <text:p>-1.19826536403134</text:p>
          </table:table-cell>
          <table:table-cell table:number-columns-repeated="16"/>
        </table:table-row>
        <table:table-row table:style-name="ro2">
          <table:table-cell office:value-type="float" office:value="1419950949.59695" calcext:value-type="float">
            <text:p>1419950949.59695</text:p>
          </table:table-cell>
          <table:table-cell office:value-type="string" calcext:value-type="string">
            <text:p>Motion</text:p>
          </table:table-cell>
          <table:table-cell office:value-type="float" office:value="1.02151334285736" calcext:value-type="float">
            <text:p>1.02151334285736</text:p>
          </table:table-cell>
          <table:table-cell office:value-type="float" office:value="1.44409072399139" calcext:value-type="float">
            <text:p>1.44409072399139</text:p>
          </table:table-cell>
          <table:table-cell office:value-type="float" office:value="-1.29870569705963" calcext:value-type="float">
            <text:p>-1.29870569705963</text:p>
          </table:table-cell>
          <table:table-cell office:value-type="float" office:value="-0.341807637986415" calcext:value-type="float">
            <text:p>-0.341807637986415</text:p>
          </table:table-cell>
          <table:table-cell office:value-type="float" office:value="0.362236638363743" calcext:value-type="float">
            <text:p>0.362236638363743</text:p>
          </table:table-cell>
          <table:table-cell office:value-type="float" office:value="0.426414375048753" calcext:value-type="float">
            <text:p>0.426414375048753</text:p>
          </table:table-cell>
          <table:table-cell office:value-type="float" office:value="1.02151334285736" calcext:value-type="float">
            <text:p>1.02151334285736</text:p>
          </table:table-cell>
          <table:table-cell office:value-type="float" office:value="1.44409072399139" calcext:value-type="float">
            <text:p>1.44409072399139</text:p>
          </table:table-cell>
          <table:table-cell office:value-type="float" office:value="-1.29870569705963" calcext:value-type="float">
            <text:p>-1.29870569705963</text:p>
          </table:table-cell>
          <table:table-cell office:value-type="float" office:value="-0.313439041376114" calcext:value-type="float">
            <text:p>-0.313439041376114</text:p>
          </table:table-cell>
          <table:table-cell office:value-type="float" office:value="-0.354366600513458" calcext:value-type="float">
            <text:p>-0.354366600513458</text:p>
          </table:table-cell>
          <table:table-cell office:value-type="float" office:value="-0.881010949611664" calcext:value-type="float">
            <text:p>-0.881010949611664</text:p>
          </table:table-cell>
          <table:table-cell office:value-type="float" office:value="-0.0719674602150917" calcext:value-type="float">
            <text:p>-0.0719674602150917</text:p>
          </table:table-cell>
          <table:table-cell office:value-type="float" office:value="-0.0744663923978806" calcext:value-type="float">
            <text:p>-0.0744663923978806</text:p>
          </table:table-cell>
          <table:table-cell office:value-type="float" office:value="0.294051110744476" calcext:value-type="float">
            <text:p>0.2940511107444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0408" calcext:value-type="float">
            <text:p>1419950949.60408</text:p>
          </table:table-cell>
          <table:table-cell office:value-type="string" calcext:value-type="string">
            <text:p>Acceleration</text:p>
          </table:table-cell>
          <table:table-cell office:value-type="float" office:value="-0.218612670898437" calcext:value-type="float">
            <text:p>-0.218612670898437</text:p>
          </table:table-cell>
          <table:table-cell office:value-type="float" office:value="-0.469070434570313" calcext:value-type="float">
            <text:p>-0.469070434570313</text:p>
          </table:table-cell>
          <table:table-cell office:value-type="float" office:value="-1.160888671875" calcext:value-type="float">
            <text:p>-1.160888671875</text:p>
          </table:table-cell>
          <table:table-cell table:number-columns-repeated="16"/>
        </table:table-row>
        <table:table-row table:style-name="ro2">
          <table:table-cell office:value-type="float" office:value="1419950949.60397" calcext:value-type="float">
            <text:p>1419950949.60397</text:p>
          </table:table-cell>
          <table:table-cell office:value-type="string" calcext:value-type="string">
            <text:p>Acceleration</text:p>
          </table:table-cell>
          <table:table-cell office:value-type="float" office:value="-0.234466552734375" calcext:value-type="float">
            <text:p>-0.234466552734375</text:p>
          </table:table-cell>
          <table:table-cell office:value-type="float" office:value="-0.49755859375" calcext:value-type="float">
            <text:p>-0.49755859375</text:p>
          </table:table-cell>
          <table:table-cell office:value-type="float" office:value="-1.04029846191406" calcext:value-type="float">
            <text:p>-1.04029846191406</text:p>
          </table:table-cell>
          <table:table-cell table:number-columns-repeated="16"/>
        </table:table-row>
        <table:table-row table:style-name="ro2">
          <table:table-cell office:value-type="float" office:value="1419950949.6129" calcext:value-type="float">
            <text:p>1419950949.6129</text:p>
          </table:table-cell>
          <table:table-cell office:value-type="string" calcext:value-type="string">
            <text:p>Gyro</text:p>
          </table:table-cell>
          <table:table-cell office:value-type="float" office:value="2.00326199620679" calcext:value-type="float">
            <text:p>2.00326199620679</text:p>
          </table:table-cell>
          <table:table-cell office:value-type="float" office:value="1.42433232053657" calcext:value-type="float">
            <text:p>1.42433232053657</text:p>
          </table:table-cell>
          <table:table-cell office:value-type="float" office:value="-1.05654524662278" calcext:value-type="float">
            <text:p>-1.05654524662278</text:p>
          </table:table-cell>
          <table:table-cell table:number-columns-repeated="16"/>
        </table:table-row>
        <table:table-row table:style-name="ro2">
          <table:table-cell office:value-type="float" office:value="1419950949.61318" calcext:value-type="float">
            <text:p>1419950949.61318</text:p>
          </table:table-cell>
          <table:table-cell office:value-type="string" calcext:value-type="string">
            <text:p>Motion</text:p>
          </table:table-cell>
          <table:table-cell office:value-type="float" office:value="1.46222627162933" calcext:value-type="float">
            <text:p>1.46222627162933</text:p>
          </table:table-cell>
          <table:table-cell office:value-type="float" office:value="1.53528463840485" calcext:value-type="float">
            <text:p>1.53528463840485</text:p>
          </table:table-cell>
          <table:table-cell office:value-type="float" office:value="-1.21544480323792" calcext:value-type="float">
            <text:p>-1.21544480323792</text:p>
          </table:table-cell>
          <table:table-cell office:value-type="float" office:value="-0.30410616367804" calcext:value-type="float">
            <text:p>-0.30410616367804</text:p>
          </table:table-cell>
          <table:table-cell office:value-type="float" office:value="0.394497418410766" calcext:value-type="float">
            <text:p>0.394497418410766</text:p>
          </table:table-cell>
          <table:table-cell office:value-type="float" office:value="0.407345655997611" calcext:value-type="float">
            <text:p>0.407345655997611</text:p>
          </table:table-cell>
          <table:table-cell office:value-type="float" office:value="1.46222627162933" calcext:value-type="float">
            <text:p>1.46222627162933</text:p>
          </table:table-cell>
          <table:table-cell office:value-type="float" office:value="1.53528463840485" calcext:value-type="float">
            <text:p>1.53528463840485</text:p>
          </table:table-cell>
          <table:table-cell office:value-type="float" office:value="-1.21544480323792" calcext:value-type="float">
            <text:p>-1.21544480323792</text:p>
          </table:table-cell>
          <table:table-cell office:value-type="float" office:value="-0.276440411806107" calcext:value-type="float">
            <text:p>-0.276440411806107</text:p>
          </table:table-cell>
          <table:table-cell office:value-type="float" office:value="-0.38434424996376" calcext:value-type="float">
            <text:p>-0.38434424996376</text:p>
          </table:table-cell>
          <table:table-cell office:value-type="float" office:value="-0.880829274654388" calcext:value-type="float">
            <text:p>-0.880829274654388</text:p>
          </table:table-cell>
          <table:table-cell office:value-type="float" office:value="0.041973851621151" calcext:value-type="float">
            <text:p>0.041973851621151</text:p>
          </table:table-cell>
          <table:table-cell office:value-type="float" office:value="-0.113214336335659" calcext:value-type="float">
            <text:p>-0.113214336335659</text:p>
          </table:table-cell>
          <table:table-cell office:value-type="float" office:value="-0.159469202160835" calcext:value-type="float">
            <text:p>-0.15946920216083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1272" calcext:value-type="float">
            <text:p>1419950949.61272</text:p>
          </table:table-cell>
          <table:table-cell office:value-type="string" calcext:value-type="string">
            <text:p>Motion</text:p>
          </table:table-cell>
          <table:table-cell office:value-type="float" office:value="1.04218053817749" calcext:value-type="float">
            <text:p>1.04218053817749</text:p>
          </table:table-cell>
          <table:table-cell office:value-type="float" office:value="1.38438403606415" calcext:value-type="float">
            <text:p>1.38438403606415</text:p>
          </table:table-cell>
          <table:table-cell office:value-type="float" office:value="-1.29527628421783" calcext:value-type="float">
            <text:p>-1.29527628421783</text:p>
          </table:table-cell>
          <table:table-cell office:value-type="float" office:value="-0.323344225381539" calcext:value-type="float">
            <text:p>-0.323344225381539</text:p>
          </table:table-cell>
          <table:table-cell office:value-type="float" office:value="0.376843201913173" calcext:value-type="float">
            <text:p>0.376843201913173</text:p>
          </table:table-cell>
          <table:table-cell office:value-type="float" office:value="0.416131193272539" calcext:value-type="float">
            <text:p>0.416131193272539</text:p>
          </table:table-cell>
          <table:table-cell office:value-type="float" office:value="1.04218053817749" calcext:value-type="float">
            <text:p>1.04218053817749</text:p>
          </table:table-cell>
          <table:table-cell office:value-type="float" office:value="1.38438403606415" calcext:value-type="float">
            <text:p>1.38438403606415</text:p>
          </table:table-cell>
          <table:table-cell office:value-type="float" office:value="-1.29527628421783" calcext:value-type="float">
            <text:p>-1.29527628421783</text:p>
          </table:table-cell>
          <table:table-cell office:value-type="float" office:value="-0.295443773269653" calcext:value-type="float">
            <text:p>-0.295443773269653</text:p>
          </table:table-cell>
          <table:table-cell office:value-type="float" office:value="-0.367987006902695" calcext:value-type="float">
            <text:p>-0.367987006902695</text:p>
          </table:table-cell>
          <table:table-cell office:value-type="float" office:value="-0.881645321846008" calcext:value-type="float">
            <text:p>-0.881645321846008</text:p>
          </table:table-cell>
          <table:table-cell office:value-type="float" office:value="-0.0338561423122883" calcext:value-type="float">
            <text:p>-0.0338561423122883</text:p>
          </table:table-cell>
          <table:table-cell office:value-type="float" office:value="-0.117730751633644" calcext:value-type="float">
            <text:p>-0.117730751633644</text:p>
          </table:table-cell>
          <table:table-cell office:value-type="float" office:value="0.0194932501763105" calcext:value-type="float">
            <text:p>0.01949325017631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1452" calcext:value-type="float">
            <text:p>1419950949.61452</text:p>
          </table:table-cell>
          <table:table-cell office:value-type="string" calcext:value-type="string">
            <text:p>Magnetic</text:p>
          </table:table-cell>
          <table:table-cell office:value-type="float" office:value="63.6741943359375" calcext:value-type="float">
            <text:p>63.6741943359375</text:p>
          </table:table-cell>
          <table:table-cell office:value-type="float" office:value="231.66569519043" calcext:value-type="float">
            <text:p>231.66569519043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9.62348" calcext:value-type="float">
            <text:p>1419950949.62348</text:p>
          </table:table-cell>
          <table:table-cell office:value-type="string" calcext:value-type="string">
            <text:p>Acceleration</text:p>
          </table:table-cell>
          <table:table-cell office:value-type="float" office:value="-0.227371215820312" calcext:value-type="float">
            <text:p>-0.227371215820312</text:p>
          </table:table-cell>
          <table:table-cell office:value-type="float" office:value="-0.411514282226563" calcext:value-type="float">
            <text:p>-0.411514282226563</text:p>
          </table:table-cell>
          <table:table-cell office:value-type="float" office:value="-1.11923217773438" calcext:value-type="float">
            <text:p>-1.11923217773438</text:p>
          </table:table-cell>
          <table:table-cell table:number-columns-repeated="16"/>
        </table:table-row>
        <table:table-row table:style-name="ro2">
          <table:table-cell office:value-type="float" office:value="1419950949.62353" calcext:value-type="float">
            <text:p>1419950949.62353</text:p>
          </table:table-cell>
          <table:table-cell office:value-type="string" calcext:value-type="string">
            <text:p>Acceleration</text:p>
          </table:table-cell>
          <table:table-cell office:value-type="float" office:value="-0.236190795898437" calcext:value-type="float">
            <text:p>-0.236190795898437</text:p>
          </table:table-cell>
          <table:table-cell office:value-type="float" office:value="-0.383224487304687" calcext:value-type="float">
            <text:p>-0.383224487304687</text:p>
          </table:table-cell>
          <table:table-cell office:value-type="float" office:value="-0.936676025390625" calcext:value-type="float">
            <text:p>-0.936676025390625</text:p>
          </table:table-cell>
          <table:table-cell table:number-columns-repeated="16"/>
        </table:table-row>
        <table:table-row table:style-name="ro2">
          <table:table-cell office:value-type="float" office:value="1419950949.62867" calcext:value-type="float">
            <text:p>1419950949.62867</text:p>
          </table:table-cell>
          <table:table-cell office:value-type="string" calcext:value-type="string">
            <text:p>Gyro</text:p>
          </table:table-cell>
          <table:table-cell office:value-type="float" office:value="2.29101894883484" calcext:value-type="float">
            <text:p>2.29101894883484</text:p>
          </table:table-cell>
          <table:table-cell office:value-type="float" office:value="1.10641027487342" calcext:value-type="float">
            <text:p>1.10641027487342</text:p>
          </table:table-cell>
          <table:table-cell office:value-type="float" office:value="-0.967712578985984" calcext:value-type="float">
            <text:p>-0.967712578985984</text:p>
          </table:table-cell>
          <table:table-cell table:number-columns-repeated="16"/>
        </table:table-row>
        <table:table-row table:style-name="ro2">
          <table:table-cell office:value-type="float" office:value="1419950949.62917" calcext:value-type="float">
            <text:p>1419950949.62917</text:p>
          </table:table-cell>
          <table:table-cell office:value-type="string" calcext:value-type="string">
            <text:p>Gyro</text:p>
          </table:table-cell>
          <table:table-cell office:value-type="float" office:value="2.18352045143379" calcext:value-type="float">
            <text:p>2.18352045143379</text:p>
          </table:table-cell>
          <table:table-cell office:value-type="float" office:value="0.807968187319761" calcext:value-type="float">
            <text:p>0.807968187319761</text:p>
          </table:table-cell>
          <table:table-cell office:value-type="float" office:value="-0.97651326112426" calcext:value-type="float">
            <text:p>-0.97651326112426</text:p>
          </table:table-cell>
          <table:table-cell table:number-columns-repeated="16"/>
        </table:table-row>
        <table:table-row table:style-name="ro2">
          <table:table-cell office:value-type="float" office:value="1419950949.6289" calcext:value-type="float">
            <text:p>1419950949.6289</text:p>
          </table:table-cell>
          <table:table-cell office:value-type="string" calcext:value-type="string">
            <text:p>Motion</text:p>
          </table:table-cell>
          <table:table-cell office:value-type="float" office:value="2.01250505447388" calcext:value-type="float">
            <text:p>2.01250505447388</text:p>
          </table:table-cell>
          <table:table-cell office:value-type="float" office:value="1.45136690139771" calcext:value-type="float">
            <text:p>1.45136690139771</text:p>
          </table:table-cell>
          <table:table-cell office:value-type="float" office:value="-1.07372462749481" calcext:value-type="float">
            <text:p>-1.07372462749481</text:p>
          </table:table-cell>
          <table:table-cell office:value-type="float" office:value="-0.285812821353526" calcext:value-type="float">
            <text:p>-0.285812821353526</text:p>
          </table:table-cell>
          <table:table-cell office:value-type="float" office:value="0.417057760896917" calcext:value-type="float">
            <text:p>0.417057760896917</text:p>
          </table:table-cell>
          <table:table-cell office:value-type="float" office:value="0.401321113167467" calcext:value-type="float">
            <text:p>0.401321113167467</text:p>
          </table:table-cell>
          <table:table-cell office:value-type="float" office:value="2.01250505447388" calcext:value-type="float">
            <text:p>2.01250505447388</text:p>
          </table:table-cell>
          <table:table-cell office:value-type="float" office:value="1.45136690139771" calcext:value-type="float">
            <text:p>1.45136690139771</text:p>
          </table:table-cell>
          <table:table-cell office:value-type="float" office:value="-1.07372462749481" calcext:value-type="float">
            <text:p>-1.07372462749481</text:p>
          </table:table-cell>
          <table:table-cell office:value-type="float" office:value="-0.257771044969559" calcext:value-type="float">
            <text:p>-0.257771044969559</text:p>
          </table:table-cell>
          <table:table-cell office:value-type="float" office:value="-0.405072152614594" calcext:value-type="float">
            <text:p>-0.405072152614594</text:p>
          </table:table-cell>
          <table:table-cell office:value-type="float" office:value="-0.877194762229919" calcext:value-type="float">
            <text:p>-0.877194762229919</text:p>
          </table:table-cell>
          <table:table-cell office:value-type="float" office:value="0.0391583777964115" calcext:value-type="float">
            <text:p>0.0391583777964115</text:p>
          </table:table-cell>
          <table:table-cell office:value-type="float" office:value="-0.0639982670545578" calcext:value-type="float">
            <text:p>-0.0639982670545578</text:p>
          </table:table-cell>
          <table:table-cell office:value-type="float" office:value="-0.283693909645081" calcext:value-type="float">
            <text:p>-0.2836939096450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4057" calcext:value-type="float">
            <text:p>1419950949.64057</text:p>
          </table:table-cell>
          <table:table-cell office:value-type="string" calcext:value-type="string">
            <text:p>Magnetic</text:p>
          </table:table-cell>
          <table:table-cell office:value-type="float" office:value="63.6741943359375" calcext:value-type="float">
            <text:p>63.6741943359375</text:p>
          </table:table-cell>
          <table:table-cell office:value-type="float" office:value="230.310928344727" calcext:value-type="float">
            <text:p>230.310928344727</text:p>
          </table:table-cell>
          <table:table-cell office:value-type="float" office:value="135.678588867188" calcext:value-type="float">
            <text:p>135.678588867188</text:p>
          </table:table-cell>
          <table:table-cell table:number-columns-repeated="16"/>
        </table:table-row>
        <table:table-row table:style-name="ro2">
          <table:table-cell office:value-type="float" office:value="1419950949.64306" calcext:value-type="float">
            <text:p>1419950949.64306</text:p>
          </table:table-cell>
          <table:table-cell office:value-type="string" calcext:value-type="string">
            <text:p>Acceleration</text:p>
          </table:table-cell>
          <table:table-cell office:value-type="float" office:value="-0.249557495117187" calcext:value-type="float">
            <text:p>-0.249557495117187</text:p>
          </table:table-cell>
          <table:table-cell office:value-type="float" office:value="-0.3797607421875" calcext:value-type="float">
            <text:p>-0.3797607421875</text:p>
          </table:table-cell>
          <table:table-cell office:value-type="float" office:value="-0.80194091796875" calcext:value-type="float">
            <text:p>-0.80194091796875</text:p>
          </table:table-cell>
          <table:table-cell table:number-columns-repeated="16"/>
        </table:table-row>
        <table:table-row table:style-name="ro2">
          <table:table-cell office:value-type="float" office:value="1419950949.64308" calcext:value-type="float">
            <text:p>1419950949.64308</text:p>
          </table:table-cell>
          <table:table-cell office:value-type="string" calcext:value-type="string">
            <text:p>Acceleration</text:p>
          </table:table-cell>
          <table:table-cell office:value-type="float" office:value="-0.222183227539062" calcext:value-type="float">
            <text:p>-0.222183227539062</text:p>
          </table:table-cell>
          <table:table-cell office:value-type="float" office:value="-0.397415161132812" calcext:value-type="float">
            <text:p>-0.397415161132812</text:p>
          </table:table-cell>
          <table:table-cell office:value-type="float" office:value="-0.74505615234375" calcext:value-type="float">
            <text:p>-0.74505615234375</text:p>
          </table:table-cell>
          <table:table-cell table:number-columns-repeated="16"/>
        </table:table-row>
        <table:table-row table:style-name="ro2">
          <table:table-cell office:value-type="float" office:value="1419950949.64465" calcext:value-type="float">
            <text:p>1419950949.64465</text:p>
          </table:table-cell>
          <table:table-cell office:value-type="string" calcext:value-type="string">
            <text:p>Gyro</text:p>
          </table:table-cell>
          <table:table-cell office:value-type="float" office:value="1.77569461474341" calcext:value-type="float">
            <text:p>1.77569461474341</text:p>
          </table:table-cell>
          <table:table-cell office:value-type="float" office:value="0.510597489472641" calcext:value-type="float">
            <text:p>0.510597489472641</text:p>
          </table:table-cell>
          <table:table-cell office:value-type="float" office:value="-1.02816766731133" calcext:value-type="float">
            <text:p>-1.02816766731133</text:p>
          </table:table-cell>
          <table:table-cell table:number-columns-repeated="16"/>
        </table:table-row>
        <table:table-row table:style-name="ro2">
          <table:table-cell office:value-type="float" office:value="1419950949.64464" calcext:value-type="float">
            <text:p>1419950949.64464</text:p>
          </table:table-cell>
          <table:table-cell office:value-type="string" calcext:value-type="string">
            <text:p>Motion</text:p>
          </table:table-cell>
          <table:table-cell office:value-type="float" office:value="2.30026197433472" calcext:value-type="float">
            <text:p>2.30026197433472</text:p>
          </table:table-cell>
          <table:table-cell office:value-type="float" office:value="1.13344490528107" calcext:value-type="float">
            <text:p>1.13344490528107</text:p>
          </table:table-cell>
          <table:table-cell office:value-type="float" office:value="-0.984891951084137" calcext:value-type="float">
            <text:p>-0.984891951084137</text:p>
          </table:table-cell>
          <table:table-cell office:value-type="float" office:value="-0.27118901391761" calcext:value-type="float">
            <text:p>-0.27118901391761</text:p>
          </table:table-cell>
          <table:table-cell office:value-type="float" office:value="0.443067399161516" calcext:value-type="float">
            <text:p>0.443067399161516</text:p>
          </table:table-cell>
          <table:table-cell office:value-type="float" office:value="0.397279346564981" calcext:value-type="float">
            <text:p>0.397279346564981</text:p>
          </table:table-cell>
          <table:table-cell office:value-type="float" office:value="2.30026197433472" calcext:value-type="float">
            <text:p>2.30026197433472</text:p>
          </table:table-cell>
          <table:table-cell office:value-type="float" office:value="1.13344490528107" calcext:value-type="float">
            <text:p>1.13344490528107</text:p>
          </table:table-cell>
          <table:table-cell office:value-type="float" office:value="-0.984891951084137" calcext:value-type="float">
            <text:p>-0.984891951084137</text:p>
          </table:table-cell>
          <table:table-cell office:value-type="float" office:value="-0.242011204361916" calcext:value-type="float">
            <text:p>-0.242011204361916</text:p>
          </table:table-cell>
          <table:table-cell office:value-type="float" office:value="-0.428712695837021" calcext:value-type="float">
            <text:p>-0.428712695837021</text:p>
          </table:table-cell>
          <table:table-cell office:value-type="float" office:value="-0.870422899723053" calcext:value-type="float">
            <text:p>-0.870422899723053</text:p>
          </table:table-cell>
          <table:table-cell office:value-type="float" office:value="0.0146399848163128" calcext:value-type="float">
            <text:p>0.0146399848163128</text:p>
          </table:table-cell>
          <table:table-cell office:value-type="float" office:value="0.0171984098851681" calcext:value-type="float">
            <text:p>0.0171984098851681</text:p>
          </table:table-cell>
          <table:table-cell office:value-type="float" office:value="-0.248809292912483" calcext:value-type="float">
            <text:p>-0.2488092929124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45" calcext:value-type="float">
            <text:p>1419950949.645</text:p>
          </table:table-cell>
          <table:table-cell office:value-type="string" calcext:value-type="string">
            <text:p>Motion</text:p>
          </table:table-cell>
          <table:table-cell office:value-type="float" office:value="2.19276332855225" calcext:value-type="float">
            <text:p>2.19276332855225</text:p>
          </table:table-cell>
          <table:table-cell office:value-type="float" office:value="0.835002720355987" calcext:value-type="float">
            <text:p>0.835002720355987</text:p>
          </table:table-cell>
          <table:table-cell office:value-type="float" office:value="-0.993692636489868" calcext:value-type="float">
            <text:p>-0.993692636489868</text:p>
          </table:table-cell>
          <table:table-cell office:value-type="float" office:value="-0.259618246816253" calcext:value-type="float">
            <text:p>-0.259618246816253</text:p>
          </table:table-cell>
          <table:table-cell office:value-type="float" office:value="0.468911475953499" calcext:value-type="float">
            <text:p>0.468911475953499</text:p>
          </table:table-cell>
          <table:table-cell office:value-type="float" office:value="0.392987866617246" calcext:value-type="float">
            <text:p>0.392987866617246</text:p>
          </table:table-cell>
          <table:table-cell office:value-type="float" office:value="2.19276332855225" calcext:value-type="float">
            <text:p>2.19276332855225</text:p>
          </table:table-cell>
          <table:table-cell office:value-type="float" office:value="0.835002720355987" calcext:value-type="float">
            <text:p>0.835002720355987</text:p>
          </table:table-cell>
          <table:table-cell office:value-type="float" office:value="-0.993692636489868" calcext:value-type="float">
            <text:p>-0.993692636489868</text:p>
          </table:table-cell>
          <table:table-cell office:value-type="float" office:value="-0.229002341628075" calcext:value-type="float">
            <text:p>-0.229002341628075</text:p>
          </table:table-cell>
          <table:table-cell office:value-type="float" office:value="-0.45191553235054" calcext:value-type="float">
            <text:p>-0.45191553235054</text:p>
          </table:table-cell>
          <table:table-cell office:value-type="float" office:value="-0.862166047096252" calcext:value-type="float">
            <text:p>-0.862166047096252</text:p>
          </table:table-cell>
          <table:table-cell office:value-type="float" office:value="-0.00718844728544354" calcext:value-type="float">
            <text:p>-0.00718844728544354</text:p>
          </table:table-cell>
          <table:table-cell office:value-type="float" office:value="0.0686910375952721" calcext:value-type="float">
            <text:p>0.0686910375952721</text:p>
          </table:table-cell>
          <table:table-cell office:value-type="float" office:value="-0.0745099857449532" calcext:value-type="float">
            <text:p>-0.074509985744953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609" calcext:value-type="float">
            <text:p>1419950949.6609</text:p>
          </table:table-cell>
          <table:table-cell office:value-type="string" calcext:value-type="string">
            <text:p>Gyro</text:p>
          </table:table-cell>
          <table:table-cell office:value-type="float" office:value="1.31807352462296" calcext:value-type="float">
            <text:p>1.31807352462296</text:p>
          </table:table-cell>
          <table:table-cell office:value-type="float" office:value="0.251774983139982" calcext:value-type="float">
            <text:p>0.251774983139982</text:p>
          </table:table-cell>
          <table:table-cell office:value-type="float" office:value="-1.06071842005093" calcext:value-type="float">
            <text:p>-1.06071842005093</text:p>
          </table:table-cell>
          <table:table-cell table:number-columns-repeated="16"/>
        </table:table-row>
        <table:table-row table:style-name="ro2">
          <table:table-cell office:value-type="float" office:value="1419950949.66119" calcext:value-type="float">
            <text:p>1419950949.66119</text:p>
          </table:table-cell>
          <table:table-cell office:value-type="string" calcext:value-type="string">
            <text:p>Gyro</text:p>
          </table:table-cell>
          <table:table-cell office:value-type="float" office:value="1.01761782096909" calcext:value-type="float">
            <text:p>1.01761782096909</text:p>
          </table:table-cell>
          <table:table-cell office:value-type="float" office:value="0.0749994099865935" calcext:value-type="float">
            <text:p>0.0749994099865935</text:p>
          </table:table-cell>
          <table:table-cell office:value-type="float" office:value="-1.03231527439302" calcext:value-type="float">
            <text:p>-1.03231527439302</text:p>
          </table:table-cell>
          <table:table-cell table:number-columns-repeated="16"/>
        </table:table-row>
        <table:table-row table:style-name="ro2">
          <table:table-cell office:value-type="float" office:value="1419950949.66216" calcext:value-type="float">
            <text:p>1419950949.66216</text:p>
          </table:table-cell>
          <table:table-cell office:value-type="string" calcext:value-type="string">
            <text:p>Acceleration</text:p>
          </table:table-cell>
          <table:table-cell office:value-type="float" office:value="-0.18121337890625" calcext:value-type="float">
            <text:p>-0.18121337890625</text:p>
          </table:table-cell>
          <table:table-cell office:value-type="float" office:value="-0.441864013671875" calcext:value-type="float">
            <text:p>-0.441864013671875</text:p>
          </table:table-cell>
          <table:table-cell office:value-type="float" office:value="-0.746627807617188" calcext:value-type="float">
            <text:p>-0.746627807617188</text:p>
          </table:table-cell>
          <table:table-cell table:number-columns-repeated="16"/>
        </table:table-row>
        <table:table-row table:style-name="ro2">
          <table:table-cell office:value-type="float" office:value="1419950949.66093" calcext:value-type="float">
            <text:p>1419950949.66093</text:p>
          </table:table-cell>
          <table:table-cell office:value-type="string" calcext:value-type="string">
            <text:p>Motion</text:p>
          </table:table-cell>
          <table:table-cell office:value-type="float" office:value="1.78493762016296" calcext:value-type="float">
            <text:p>1.78493762016296</text:p>
          </table:table-cell>
          <table:table-cell office:value-type="float" office:value="0.537631928920746" calcext:value-type="float">
            <text:p>0.537631928920746</text:p>
          </table:table-cell>
          <table:table-cell office:value-type="float" office:value="-1.04534685611725" calcext:value-type="float">
            <text:p>-1.04534685611725</text:p>
          </table:table-cell>
          <table:table-cell office:value-type="float" office:value="-0.250177501971874" calcext:value-type="float">
            <text:p>-0.250177501971874</text:p>
          </table:table-cell>
          <table:table-cell office:value-type="float" office:value="0.491255933586262" calcext:value-type="float">
            <text:p>0.491255933586262</text:p>
          </table:table-cell>
          <table:table-cell office:value-type="float" office:value="0.386708622880681" calcext:value-type="float">
            <text:p>0.386708622880681</text:p>
          </table:table-cell>
          <table:table-cell office:value-type="float" office:value="1.78493762016296" calcext:value-type="float">
            <text:p>1.78493762016296</text:p>
          </table:table-cell>
          <table:table-cell office:value-type="float" office:value="0.537631928920746" calcext:value-type="float">
            <text:p>0.537631928920746</text:p>
          </table:table-cell>
          <table:table-cell office:value-type="float" office:value="-1.04534685611725" calcext:value-type="float">
            <text:p>-1.04534685611725</text:p>
          </table:table-cell>
          <table:table-cell office:value-type="float" office:value="-0.218297883868217" calcext:value-type="float">
            <text:p>-0.218297883868217</text:p>
          </table:table-cell>
          <table:table-cell office:value-type="float" office:value="-0.471733659505844" calcext:value-type="float">
            <text:p>-0.471733659505844</text:p>
          </table:table-cell>
          <table:table-cell office:value-type="float" office:value="-0.854291141033173" calcext:value-type="float">
            <text:p>-0.854291141033173</text:p>
          </table:table-cell>
          <table:table-cell office:value-type="float" office:value="-0.00388534949161112" calcext:value-type="float">
            <text:p>-0.00388534949161112</text:p>
          </table:table-cell>
          <table:table-cell office:value-type="float" office:value="0.0743185058236122" calcext:value-type="float">
            <text:p>0.0743185058236122</text:p>
          </table:table-cell>
          <table:table-cell office:value-type="float" office:value="0.109235003590584" calcext:value-type="float">
            <text:p>0.10923500359058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6258" calcext:value-type="float">
            <text:p>1419950949.66258</text:p>
          </table:table-cell>
          <table:table-cell office:value-type="string" calcext:value-type="string">
            <text:p>Acceleration</text:p>
          </table:table-cell>
          <table:table-cell office:value-type="float" office:value="-0.144287109375" calcext:value-type="float">
            <text:p>-0.144287109375</text:p>
          </table:table-cell>
          <table:table-cell office:value-type="float" office:value="-0.483734130859375" calcext:value-type="float">
            <text:p>-0.483734130859375</text:p>
          </table:table-cell>
          <table:table-cell office:value-type="float" office:value="-0.7864990234375" calcext:value-type="float">
            <text:p>-0.7864990234375</text:p>
          </table:table-cell>
          <table:table-cell table:number-columns-repeated="16"/>
        </table:table-row>
        <table:table-row table:style-name="ro2">
          <table:table-cell office:value-type="float" office:value="1419950949.66622" calcext:value-type="float">
            <text:p>1419950949.66622</text:p>
          </table:table-cell>
          <table:table-cell office:value-type="string" calcext:value-type="string">
            <text:p>Magnetic</text:p>
          </table:table-cell>
          <table:table-cell office:value-type="float" office:value="61.6420288085938" calcext:value-type="float">
            <text:p>61.6420288085938</text:p>
          </table:table-cell>
          <table:table-cell office:value-type="float" office:value="233.359161376953" calcext:value-type="float">
            <text:p>233.359161376953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9.67677" calcext:value-type="float">
            <text:p>1419950949.67677</text:p>
          </table:table-cell>
          <table:table-cell office:value-type="string" calcext:value-type="string">
            <text:p>Gyro</text:p>
          </table:table-cell>
          <table:table-cell office:value-type="float" office:value="0.912275418786567" calcext:value-type="float">
            <text:p>0.912275418786567</text:p>
          </table:table-cell>
          <table:table-cell office:value-type="float" office:value="0.0472980072759163" calcext:value-type="float">
            <text:p>0.0472980072759163</text:p>
          </table:table-cell>
          <table:table-cell office:value-type="float" office:value="-0.958362753030933" calcext:value-type="float">
            <text:p>-0.958362753030933</text:p>
          </table:table-cell>
          <table:table-cell table:number-columns-repeated="16"/>
        </table:table-row>
        <table:table-row table:style-name="ro2">
          <table:table-cell office:value-type="float" office:value="1419950949.67656" calcext:value-type="float">
            <text:p>1419950949.67656</text:p>
          </table:table-cell>
          <table:table-cell office:value-type="string" calcext:value-type="string">
            <text:p>Motion</text:p>
          </table:table-cell>
          <table:table-cell office:value-type="float" office:value="1.32731652259827" calcext:value-type="float">
            <text:p>1.32731652259827</text:p>
          </table:table-cell>
          <table:table-cell office:value-type="float" office:value="0.278809368610382" calcext:value-type="float">
            <text:p>0.278809368610382</text:p>
          </table:table-cell>
          <table:table-cell office:value-type="float" office:value="-1.07789766788483" calcext:value-type="float">
            <text:p>-1.07789766788483</text:p>
          </table:table-cell>
          <table:table-cell office:value-type="float" office:value="-0.242582231657077" calcext:value-type="float">
            <text:p>-0.242582231657077</text:p>
          </table:table-cell>
          <table:table-cell office:value-type="float" office:value="0.508864631394201" calcext:value-type="float">
            <text:p>0.508864631394201</text:p>
          </table:table-cell>
          <table:table-cell office:value-type="float" office:value="0.378305637276236" calcext:value-type="float">
            <text:p>0.378305637276236</text:p>
          </table:table-cell>
          <table:table-cell office:value-type="float" office:value="1.32731652259827" calcext:value-type="float">
            <text:p>1.32731652259827</text:p>
          </table:table-cell>
          <table:table-cell office:value-type="float" office:value="0.278809368610382" calcext:value-type="float">
            <text:p>0.278809368610382</text:p>
          </table:table-cell>
          <table:table-cell office:value-type="float" office:value="-1.07789766788483" calcext:value-type="float">
            <text:p>-1.07789766788483</text:p>
          </table:table-cell>
          <table:table-cell office:value-type="float" office:value="-0.209775000810623" calcext:value-type="float">
            <text:p>-0.209775000810623</text:p>
          </table:table-cell>
          <table:table-cell office:value-type="float" office:value="-0.487186044454575" calcext:value-type="float">
            <text:p>-0.487186044454575</text:p>
          </table:table-cell>
          <table:table-cell office:value-type="float" office:value="-0.847728848457336" calcext:value-type="float">
            <text:p>-0.847728848457336</text:p>
          </table:table-cell>
          <table:table-cell office:value-type="float" office:value="0.0285616274923086" calcext:value-type="float">
            <text:p>0.0285616274923086</text:p>
          </table:table-cell>
          <table:table-cell office:value-type="float" office:value="0.0453220307826996" calcext:value-type="float">
            <text:p>0.0453220307826996</text:p>
          </table:table-cell>
          <table:table-cell office:value-type="float" office:value="0.101101040840149" calcext:value-type="float">
            <text:p>0.1011010408401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771" calcext:value-type="float">
            <text:p>1419950949.6771</text:p>
          </table:table-cell>
          <table:table-cell office:value-type="string" calcext:value-type="string">
            <text:p>Motion</text:p>
          </table:table-cell>
          <table:table-cell office:value-type="float" office:value="1.02686083316803" calcext:value-type="float">
            <text:p>1.02686083316803</text:p>
          </table:table-cell>
          <table:table-cell office:value-type="float" office:value="0.102033741772175" calcext:value-type="float">
            <text:p>0.102033741772175</text:p>
          </table:table-cell>
          <table:table-cell office:value-type="float" office:value="-1.04949450492859" calcext:value-type="float">
            <text:p>-1.04949450492859</text:p>
          </table:table-cell>
          <table:table-cell office:value-type="float" office:value="-0.236380657081433" calcext:value-type="float">
            <text:p>-0.236380657081433</text:p>
          </table:table-cell>
          <table:table-cell office:value-type="float" office:value="0.522829485374264" calcext:value-type="float">
            <text:p>0.522829485374264</text:p>
          </table:table-cell>
          <table:table-cell office:value-type="float" office:value="0.368824498827256" calcext:value-type="float">
            <text:p>0.368824498827256</text:p>
          </table:table-cell>
          <table:table-cell office:value-type="float" office:value="1.02686083316803" calcext:value-type="float">
            <text:p>1.02686083316803</text:p>
          </table:table-cell>
          <table:table-cell office:value-type="float" office:value="0.102033741772175" calcext:value-type="float">
            <text:p>0.102033741772175</text:p>
          </table:table-cell>
          <table:table-cell office:value-type="float" office:value="-1.04949450492859" calcext:value-type="float">
            <text:p>-1.04949450492859</text:p>
          </table:table-cell>
          <table:table-cell office:value-type="float" office:value="-0.202900588512421" calcext:value-type="float">
            <text:p>-0.202900588512421</text:p>
          </table:table-cell>
          <table:table-cell office:value-type="float" office:value="-0.499333620071411" calcext:value-type="float">
            <text:p>-0.499333620071411</text:p>
          </table:table-cell>
          <table:table-cell office:value-type="float" office:value="-0.842316627502441" calcext:value-type="float">
            <text:p>-0.842316627502441</text:p>
          </table:table-cell>
          <table:table-cell office:value-type="float" office:value="0.0586134754121304" calcext:value-type="float">
            <text:p>0.0586134754121304</text:p>
          </table:table-cell>
          <table:table-cell office:value-type="float" office:value="0.0155994966626167" calcext:value-type="float">
            <text:p>0.0155994966626167</text:p>
          </table:table-cell>
          <table:table-cell office:value-type="float" office:value="0.0558175928890705" calcext:value-type="float">
            <text:p>0.055817592889070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68182" calcext:value-type="float">
            <text:p>1419950949.68182</text:p>
          </table:table-cell>
          <table:table-cell office:value-type="string" calcext:value-type="string">
            <text:p>Acceleration</text:p>
          </table:table-cell>
          <table:table-cell office:value-type="float" office:value="-0.12591552734375" calcext:value-type="float">
            <text:p>-0.12591552734375</text:p>
          </table:table-cell>
          <table:table-cell office:value-type="float" office:value="-0.530609130859375" calcext:value-type="float">
            <text:p>-0.530609130859375</text:p>
          </table:table-cell>
          <table:table-cell office:value-type="float" office:value="-0.793045043945313" calcext:value-type="float">
            <text:p>-0.793045043945313</text:p>
          </table:table-cell>
          <table:table-cell table:number-columns-repeated="16"/>
        </table:table-row>
        <table:table-row table:style-name="ro2">
          <table:table-cell office:value-type="float" office:value="1419950949.68197" calcext:value-type="float">
            <text:p>1419950949.68197</text:p>
          </table:table-cell>
          <table:table-cell office:value-type="string" calcext:value-type="string">
            <text:p>Acceleration</text:p>
          </table:table-cell>
          <table:table-cell office:value-type="float" office:value="-0.144317626953125" calcext:value-type="float">
            <text:p>-0.144317626953125</text:p>
          </table:table-cell>
          <table:table-cell office:value-type="float" office:value="-0.567489624023438" calcext:value-type="float">
            <text:p>-0.567489624023438</text:p>
          </table:table-cell>
          <table:table-cell office:value-type="float" office:value="-0.767425537109375" calcext:value-type="float">
            <text:p>-0.767425537109375</text:p>
          </table:table-cell>
          <table:table-cell table:number-columns-repeated="16"/>
        </table:table-row>
        <table:table-row table:style-name="ro2">
          <table:table-cell office:value-type="float" office:value="1419950949.69239" calcext:value-type="float">
            <text:p>1419950949.69239</text:p>
          </table:table-cell>
          <table:table-cell office:value-type="string" calcext:value-type="string">
            <text:p>Gyro</text:p>
          </table:table-cell>
          <table:table-cell office:value-type="float" office:value="0.951798859892215" calcext:value-type="float">
            <text:p>0.951798859892215</text:p>
          </table:table-cell>
          <table:table-cell office:value-type="float" office:value="0.234260171598858" calcext:value-type="float">
            <text:p>0.234260171598858</text:p>
          </table:table-cell>
          <table:table-cell office:value-type="float" office:value="-0.869966311180696" calcext:value-type="float">
            <text:p>-0.869966311180696</text:p>
          </table:table-cell>
          <table:table-cell table:number-columns-repeated="16"/>
        </table:table-row>
        <table:table-row table:style-name="ro2">
          <table:table-cell office:value-type="float" office:value="1419950949.69315" calcext:value-type="float">
            <text:p>1419950949.69315</text:p>
          </table:table-cell>
          <table:table-cell office:value-type="string" calcext:value-type="string">
            <text:p>Gyro</text:p>
          </table:table-cell>
          <table:table-cell office:value-type="float" office:value="1.03369212867659" calcext:value-type="float">
            <text:p>1.03369212867659</text:p>
          </table:table-cell>
          <table:table-cell office:value-type="float" office:value="0.441988867153911" calcext:value-type="float">
            <text:p>0.441988867153911</text:p>
          </table:table-cell>
          <table:table-cell office:value-type="float" office:value="-0.737012521132344" calcext:value-type="float">
            <text:p>-0.737012521132344</text:p>
          </table:table-cell>
          <table:table-cell table:number-columns-repeated="16"/>
        </table:table-row>
        <table:table-row table:style-name="ro2">
          <table:table-cell office:value-type="float" office:value="1419950949.6934" calcext:value-type="float">
            <text:p>1419950949.6934</text:p>
          </table:table-cell>
          <table:table-cell office:value-type="string" calcext:value-type="string">
            <text:p>Magnetic</text:p>
          </table:table-cell>
          <table:table-cell office:value-type="float" office:value="60.6259613037109" calcext:value-type="float">
            <text:p>60.6259613037109</text:p>
          </table:table-cell>
          <table:table-cell office:value-type="float" office:value="230.649612426758" calcext:value-type="float">
            <text:p>230.649612426758</text:p>
          </table:table-cell>
          <table:table-cell office:value-type="float" office:value="134.361312866211" calcext:value-type="float">
            <text:p>134.361312866211</text:p>
          </table:table-cell>
          <table:table-cell table:number-columns-repeated="16"/>
        </table:table-row>
        <table:table-row table:style-name="ro2">
          <table:table-cell office:value-type="float" office:value="1419950949.69305" calcext:value-type="float">
            <text:p>1419950949.69305</text:p>
          </table:table-cell>
          <table:table-cell office:value-type="string" calcext:value-type="string">
            <text:p>Motion</text:p>
          </table:table-cell>
          <table:table-cell office:value-type="float" office:value="0.921518445014954" calcext:value-type="float">
            <text:p>0.921518445014954</text:p>
          </table:table-cell>
          <table:table-cell office:value-type="float" office:value="0.0743322893977165" calcext:value-type="float">
            <text:p>0.0743322893977165</text:p>
          </table:table-cell>
          <table:table-cell office:value-type="float" office:value="-0.975541949272156" calcext:value-type="float">
            <text:p>-0.975541949272156</text:p>
          </table:table-cell>
          <table:table-cell office:value-type="float" office:value="-0.230976075691454" calcext:value-type="float">
            <text:p>-0.230976075691454</text:p>
          </table:table-cell>
          <table:table-cell office:value-type="float" office:value="0.535023859506646" calcext:value-type="float">
            <text:p>0.535023859506646</text:p>
          </table:table-cell>
          <table:table-cell office:value-type="float" office:value="0.359582329982281" calcext:value-type="float">
            <text:p>0.359582329982281</text:p>
          </table:table-cell>
          <table:table-cell office:value-type="float" office:value="0.921518445014954" calcext:value-type="float">
            <text:p>0.921518445014954</text:p>
          </table:table-cell>
          <table:table-cell office:value-type="float" office:value="0.0743322893977165" calcext:value-type="float">
            <text:p>0.0743322893977165</text:p>
          </table:table-cell>
          <table:table-cell office:value-type="float" office:value="-0.975541949272156" calcext:value-type="float">
            <text:p>-0.975541949272156</text:p>
          </table:table-cell>
          <table:table-cell office:value-type="float" office:value="-0.19693660736084" calcext:value-type="float">
            <text:p>-0.19693660736084</text:p>
          </table:table-cell>
          <table:table-cell office:value-type="float" office:value="-0.509861588478088" calcext:value-type="float">
            <text:p>-0.509861588478088</text:p>
          </table:table-cell>
          <table:table-cell office:value-type="float" office:value="-0.837410986423492" calcext:value-type="float">
            <text:p>-0.837410986423492</text:p>
          </table:table-cell>
          <table:table-cell office:value-type="float" office:value="0.0710210800170898" calcext:value-type="float">
            <text:p>0.0710210800170898</text:p>
          </table:table-cell>
          <table:table-cell office:value-type="float" office:value="-0.0207475665956736" calcext:value-type="float">
            <text:p>-0.0207475665956736</text:p>
          </table:table-cell>
          <table:table-cell office:value-type="float" office:value="0.0443659387528896" calcext:value-type="float">
            <text:p>0.04436593875288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0147" calcext:value-type="float">
            <text:p>1419950949.70147</text:p>
          </table:table-cell>
          <table:table-cell office:value-type="string" calcext:value-type="string">
            <text:p>Acceleration</text:p>
          </table:table-cell>
          <table:table-cell office:value-type="float" office:value="-0.151702880859375" calcext:value-type="float">
            <text:p>-0.151702880859375</text:p>
          </table:table-cell>
          <table:table-cell office:value-type="float" office:value="-0.595138549804688" calcext:value-type="float">
            <text:p>-0.595138549804688</text:p>
          </table:table-cell>
          <table:table-cell office:value-type="float" office:value="-0.722076416015625" calcext:value-type="float">
            <text:p>-0.722076416015625</text:p>
          </table:table-cell>
          <table:table-cell table:number-columns-repeated="16"/>
        </table:table-row>
        <table:table-row table:style-name="ro2">
          <table:table-cell office:value-type="float" office:value="1419950949.7015" calcext:value-type="float">
            <text:p>1419950949.7015</text:p>
          </table:table-cell>
          <table:table-cell office:value-type="string" calcext:value-type="string">
            <text:p>Acceleration</text:p>
          </table:table-cell>
          <table:table-cell office:value-type="float" office:value="-0.148300170898438" calcext:value-type="float">
            <text:p>-0.148300170898438</text:p>
          </table:table-cell>
          <table:table-cell office:value-type="float" office:value="-0.599929809570313" calcext:value-type="float">
            <text:p>-0.599929809570313</text:p>
          </table:table-cell>
          <table:table-cell office:value-type="float" office:value="-0.679031372070313" calcext:value-type="float">
            <text:p>-0.679031372070313</text:p>
          </table:table-cell>
          <table:table-cell table:number-columns-repeated="16"/>
        </table:table-row>
        <table:table-row table:style-name="ro2">
          <table:table-cell office:value-type="float" office:value="1419950949.70887" calcext:value-type="float">
            <text:p>1419950949.70887</text:p>
          </table:table-cell>
          <table:table-cell office:value-type="string" calcext:value-type="string">
            <text:p>Gyro</text:p>
          </table:table-cell>
          <table:table-cell office:value-type="float" office:value="1.02397265596224" calcext:value-type="float">
            <text:p>1.02397265596224</text:p>
          </table:table-cell>
          <table:table-cell office:value-type="float" office:value="0.544028949584733" calcext:value-type="float">
            <text:p>0.544028949584733</text:p>
          </table:table-cell>
          <table:table-cell office:value-type="float" office:value="-0.614643464836511" calcext:value-type="float">
            <text:p>-0.614643464836511</text:p>
          </table:table-cell>
          <table:table-cell table:number-columns-repeated="16"/>
        </table:table-row>
        <table:table-row table:style-name="ro2">
          <table:table-cell office:value-type="float" office:value="1419950949.70857" calcext:value-type="float">
            <text:p>1419950949.70857</text:p>
          </table:table-cell>
          <table:table-cell office:value-type="string" calcext:value-type="string">
            <text:p>Motion</text:p>
          </table:table-cell>
          <table:table-cell office:value-type="float" office:value="0.961041808128357" calcext:value-type="float">
            <text:p>0.961041808128357</text:p>
          </table:table-cell>
          <table:table-cell office:value-type="float" office:value="0.261294394731522" calcext:value-type="float">
            <text:p>0.261294394731522</text:p>
          </table:table-cell>
          <table:table-cell office:value-type="float" office:value="-0.887145459651947" calcext:value-type="float">
            <text:p>-0.887145459651947</text:p>
          </table:table-cell>
          <table:table-cell office:value-type="float" office:value="-0.224496416940606" calcext:value-type="float">
            <text:p>-0.224496416940606</text:p>
          </table:table-cell>
          <table:table-cell office:value-type="float" office:value="0.547013095201782" calcext:value-type="float">
            <text:p>0.547013095201782</text:p>
          </table:table-cell>
          <table:table-cell office:value-type="float" office:value="0.351205865098083" calcext:value-type="float">
            <text:p>0.351205865098083</text:p>
          </table:table-cell>
          <table:table-cell office:value-type="float" office:value="0.961041808128357" calcext:value-type="float">
            <text:p>0.961041808128357</text:p>
          </table:table-cell>
          <table:table-cell office:value-type="float" office:value="0.261294394731522" calcext:value-type="float">
            <text:p>0.261294394731522</text:p>
          </table:table-cell>
          <table:table-cell office:value-type="float" office:value="-0.887145459651947" calcext:value-type="float">
            <text:p>-0.887145459651947</text:p>
          </table:table-cell>
          <table:table-cell office:value-type="float" office:value="-0.190131828188896" calcext:value-type="float">
            <text:p>-0.190131828188896</text:p>
          </table:table-cell>
          <table:table-cell office:value-type="float" office:value="-0.520138502120972" calcext:value-type="float">
            <text:p>-0.520138502120972</text:p>
          </table:table-cell>
          <table:table-cell office:value-type="float" office:value="-0.832649886608124" calcext:value-type="float">
            <text:p>-0.832649886608124</text:p>
          </table:table-cell>
          <table:table-cell office:value-type="float" office:value="0.0458142012357712" calcext:value-type="float">
            <text:p>0.0458142012357712</text:p>
          </table:table-cell>
          <table:table-cell office:value-type="float" office:value="-0.0473511330783367" calcext:value-type="float">
            <text:p>-0.0473511330783367</text:p>
          </table:table-cell>
          <table:table-cell office:value-type="float" office:value="0.0652243494987488" calcext:value-type="float">
            <text:p>0.06522434949874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0928" calcext:value-type="float">
            <text:p>1419950949.70928</text:p>
          </table:table-cell>
          <table:table-cell office:value-type="string" calcext:value-type="string">
            <text:p>Motion</text:p>
          </table:table-cell>
          <table:table-cell office:value-type="float" office:value="1.04293501377106" calcext:value-type="float">
            <text:p>1.04293501377106</text:p>
          </table:table-cell>
          <table:table-cell office:value-type="float" office:value="0.469023019075394" calcext:value-type="float">
            <text:p>0.469023019075394</text:p>
          </table:table-cell>
          <table:table-cell office:value-type="float" office:value="-0.754191637039185" calcext:value-type="float">
            <text:p>-0.754191637039185</text:p>
          </table:table-cell>
          <table:table-cell office:value-type="float" office:value="-0.216385050150249" calcext:value-type="float">
            <text:p>-0.216385050150249</text:p>
          </table:table-cell>
          <table:table-cell office:value-type="float" office:value="0.55953025153192" calcext:value-type="float">
            <text:p>0.55953025153192</text:p>
          </table:table-cell>
          <table:table-cell office:value-type="float" office:value="0.344333159322077" calcext:value-type="float">
            <text:p>0.344333159322077</text:p>
          </table:table-cell>
          <table:table-cell office:value-type="float" office:value="1.04293501377106" calcext:value-type="float">
            <text:p>1.04293501377106</text:p>
          </table:table-cell>
          <table:table-cell office:value-type="float" office:value="0.469023019075394" calcext:value-type="float">
            <text:p>0.469023019075394</text:p>
          </table:table-cell>
          <table:table-cell office:value-type="float" office:value="-0.754191637039185" calcext:value-type="float">
            <text:p>-0.754191637039185</text:p>
          </table:table-cell>
          <table:table-cell office:value-type="float" office:value="-0.181959554553032" calcext:value-type="float">
            <text:p>-0.181959554553032</text:p>
          </table:table-cell>
          <table:table-cell office:value-type="float" office:value="-0.530788123607636" calcext:value-type="float">
            <text:p>-0.530788123607636</text:p>
          </table:table-cell>
          <table:table-cell office:value-type="float" office:value="-0.827740728855133" calcext:value-type="float">
            <text:p>-0.827740728855133</text:p>
          </table:table-cell>
          <table:table-cell office:value-type="float" office:value="0.0302566699683666" calcext:value-type="float">
            <text:p>0.0302566699683666</text:p>
          </table:table-cell>
          <table:table-cell office:value-type="float" office:value="-0.0643504038453102" calcext:value-type="float">
            <text:p>-0.0643504038453102</text:p>
          </table:table-cell>
          <table:table-cell office:value-type="float" office:value="0.105664283037186" calcext:value-type="float">
            <text:p>0.10566428303718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1861" calcext:value-type="float">
            <text:p>1419950949.71861</text:p>
          </table:table-cell>
          <table:table-cell office:value-type="string" calcext:value-type="string">
            <text:p>Magnetic</text:p>
          </table:table-cell>
          <table:table-cell office:value-type="float" office:value="59.9485778808594" calcext:value-type="float">
            <text:p>59.9485778808594</text:p>
          </table:table-cell>
          <table:table-cell office:value-type="float" office:value="231.326995849609" calcext:value-type="float">
            <text:p>231.326995849609</text:p>
          </table:table-cell>
          <table:table-cell office:value-type="float" office:value="133.37336730957" calcext:value-type="float">
            <text:p>133.37336730957</text:p>
          </table:table-cell>
          <table:table-cell table:number-columns-repeated="16"/>
        </table:table-row>
        <table:table-row table:style-name="ro2">
          <table:table-cell office:value-type="float" office:value="1419950949.72112" calcext:value-type="float">
            <text:p>1419950949.72112</text:p>
          </table:table-cell>
          <table:table-cell office:value-type="string" calcext:value-type="string">
            <text:p>Acceleration</text:p>
          </table:table-cell>
          <table:table-cell office:value-type="float" office:value="-0.133743286132813" calcext:value-type="float">
            <text:p>-0.133743286132813</text:p>
          </table:table-cell>
          <table:table-cell office:value-type="float" office:value="-0.598602294921875" calcext:value-type="float">
            <text:p>-0.598602294921875</text:p>
          </table:table-cell>
          <table:table-cell office:value-type="float" office:value="-0.65631103515625" calcext:value-type="float">
            <text:p>-0.65631103515625</text:p>
          </table:table-cell>
          <table:table-cell table:number-columns-repeated="16"/>
        </table:table-row>
        <table:table-row table:style-name="ro2">
          <table:table-cell office:value-type="float" office:value="1419950949.72113" calcext:value-type="float">
            <text:p>1419950949.72113</text:p>
          </table:table-cell>
          <table:table-cell office:value-type="string" calcext:value-type="string">
            <text:p>Acceleration</text:p>
          </table:table-cell>
          <table:table-cell office:value-type="float" office:value="-0.154556274414063" calcext:value-type="float">
            <text:p>-0.154556274414063</text:p>
          </table:table-cell>
          <table:table-cell office:value-type="float" office:value="-0.573135375976563" calcext:value-type="float">
            <text:p>-0.573135375976563</text:p>
          </table:table-cell>
          <table:table-cell office:value-type="float" office:value="-0.688186645507813" calcext:value-type="float">
            <text:p>-0.688186645507813</text:p>
          </table:table-cell>
          <table:table-cell table:number-columns-repeated="16"/>
        </table:table-row>
        <table:table-row table:style-name="ro2">
          <table:table-cell office:value-type="float" office:value="1419950949.72469" calcext:value-type="float">
            <text:p>1419950949.72469</text:p>
          </table:table-cell>
          <table:table-cell office:value-type="string" calcext:value-type="string">
            <text:p>Gyro</text:p>
          </table:table-cell>
          <table:table-cell office:value-type="float" office:value="0.858399403618155" calcext:value-type="float">
            <text:p>0.858399403618155</text:p>
          </table:table-cell>
          <table:table-cell office:value-type="float" office:value="0.556865918671133" calcext:value-type="float">
            <text:p>0.556865918671133</text:p>
          </table:table-cell>
          <table:table-cell office:value-type="float" office:value="-0.552014704429444" calcext:value-type="float">
            <text:p>-0.552014704429444</text:p>
          </table:table-cell>
          <table:table-cell table:number-columns-repeated="16"/>
        </table:table-row>
        <table:table-row table:style-name="ro2">
          <table:table-cell office:value-type="float" office:value="1419950949.72502" calcext:value-type="float">
            <text:p>1419950949.72502</text:p>
          </table:table-cell>
          <table:table-cell office:value-type="string" calcext:value-type="string">
            <text:p>Gyro</text:p>
          </table:table-cell>
          <table:table-cell office:value-type="float" office:value="0.622396459401949" calcext:value-type="float">
            <text:p>0.622396459401949</text:p>
          </table:table-cell>
          <table:table-cell office:value-type="float" office:value="0.466175163541792" calcext:value-type="float">
            <text:p>0.466175163541792</text:p>
          </table:table-cell>
          <table:table-cell office:value-type="float" office:value="-0.572517316397528" calcext:value-type="float">
            <text:p>-0.572517316397528</text:p>
          </table:table-cell>
          <table:table-cell table:number-columns-repeated="16"/>
        </table:table-row>
        <table:table-row table:style-name="ro2">
          <table:table-cell office:value-type="float" office:value="1419950949.72471" calcext:value-type="float">
            <text:p>1419950949.72471</text:p>
          </table:table-cell>
          <table:table-cell office:value-type="string" calcext:value-type="string">
            <text:p>Motion</text:p>
          </table:table-cell>
          <table:table-cell office:value-type="float" office:value="1.03321623802185" calcext:value-type="float">
            <text:p>1.03321623802185</text:p>
          </table:table-cell>
          <table:table-cell office:value-type="float" office:value="0.571063160896301" calcext:value-type="float">
            <text:p>0.571063160896301</text:p>
          </table:table-cell>
          <table:table-cell office:value-type="float" office:value="-0.631824135780335" calcext:value-type="float">
            <text:p>-0.631824135780335</text:p>
          </table:table-cell>
          <table:table-cell office:value-type="float" office:value="-0.207678930159457" calcext:value-type="float">
            <text:p>-0.207678930159457</text:p>
          </table:table-cell>
          <table:table-cell office:value-type="float" office:value="0.571994375284915" calcext:value-type="float">
            <text:p>0.571994375284915</text:p>
          </table:table-cell>
          <table:table-cell office:value-type="float" office:value="0.338994126157039" calcext:value-type="float">
            <text:p>0.338994126157039</text:p>
          </table:table-cell>
          <table:table-cell office:value-type="float" office:value="1.03321623802185" calcext:value-type="float">
            <text:p>1.03321623802185</text:p>
          </table:table-cell>
          <table:table-cell office:value-type="float" office:value="0.571063160896301" calcext:value-type="float">
            <text:p>0.571063160896301</text:p>
          </table:table-cell>
          <table:table-cell office:value-type="float" office:value="-0.631824135780335" calcext:value-type="float">
            <text:p>-0.631824135780335</text:p>
          </table:table-cell>
          <table:table-cell office:value-type="float" office:value="-0.173368692398071" calcext:value-type="float">
            <text:p>-0.173368692398071</text:p>
          </table:table-cell>
          <table:table-cell office:value-type="float" office:value="-0.541310012340546" calcext:value-type="float">
            <text:p>-0.541310012340546</text:p>
          </table:table-cell>
          <table:table-cell office:value-type="float" office:value="-0.822755575180054" calcext:value-type="float">
            <text:p>-0.822755575180054</text:p>
          </table:table-cell>
          <table:table-cell office:value-type="float" office:value="0.0250685177743435" calcext:value-type="float">
            <text:p>0.0250685177743435</text:p>
          </table:table-cell>
          <table:table-cell office:value-type="float" office:value="-0.0586197674274445" calcext:value-type="float">
            <text:p>-0.0586197674274445</text:p>
          </table:table-cell>
          <table:table-cell office:value-type="float" office:value="0.143724203109741" calcext:value-type="float">
            <text:p>0.1437242031097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4067" calcext:value-type="float">
            <text:p>1419950949.74067</text:p>
          </table:table-cell>
          <table:table-cell office:value-type="string" calcext:value-type="string">
            <text:p>Acceleration</text:p>
          </table:table-cell>
          <table:table-cell office:value-type="float" office:value="-0.143112182617188" calcext:value-type="float">
            <text:p>-0.143112182617188</text:p>
          </table:table-cell>
          <table:table-cell office:value-type="float" office:value="-0.550033569335938" calcext:value-type="float">
            <text:p>-0.550033569335938</text:p>
          </table:table-cell>
          <table:table-cell office:value-type="float" office:value="-0.822982788085938" calcext:value-type="float">
            <text:p>-0.822982788085938</text:p>
          </table:table-cell>
          <table:table-cell table:number-columns-repeated="16"/>
        </table:table-row>
        <table:table-row table:style-name="ro2">
          <table:table-cell office:value-type="float" office:value="1419950949.74134" calcext:value-type="float">
            <text:p>1419950949.74134</text:p>
          </table:table-cell>
          <table:table-cell office:value-type="string" calcext:value-type="string">
            <text:p>Acceleration</text:p>
          </table:table-cell>
          <table:table-cell office:value-type="float" office:value="-0.157089233398438" calcext:value-type="float">
            <text:p>-0.157089233398438</text:p>
          </table:table-cell>
          <table:table-cell office:value-type="float" office:value="-0.533096313476563" calcext:value-type="float">
            <text:p>-0.533096313476563</text:p>
          </table:table-cell>
          <table:table-cell office:value-type="float" office:value="-1.03971862792969" calcext:value-type="float">
            <text:p>-1.03971862792969</text:p>
          </table:table-cell>
          <table:table-cell table:number-columns-repeated="16"/>
        </table:table-row>
        <table:table-row table:style-name="ro2">
          <table:table-cell office:value-type="float" office:value="1419950949.74164" calcext:value-type="float">
            <text:p>1419950949.74164</text:p>
          </table:table-cell>
          <table:table-cell office:value-type="string" calcext:value-type="string">
            <text:p>Gyro</text:p>
          </table:table-cell>
          <table:table-cell office:value-type="float" office:value="0.548553660276777" calcext:value-type="float">
            <text:p>0.548553660276777</text:p>
          </table:table-cell>
          <table:table-cell office:value-type="float" office:value="0.302950819279163" calcext:value-type="float">
            <text:p>0.302950819279163</text:p>
          </table:table-cell>
          <table:table-cell office:value-type="float" office:value="-0.627353933771132" calcext:value-type="float">
            <text:p>-0.627353933771132</text:p>
          </table:table-cell>
          <table:table-cell table:number-columns-repeated="16"/>
        </table:table-row>
        <table:table-row table:style-name="ro2">
          <table:table-cell office:value-type="float" office:value="1419950949.74137" calcext:value-type="float">
            <text:p>1419950949.74137</text:p>
          </table:table-cell>
          <table:table-cell office:value-type="string" calcext:value-type="string">
            <text:p>Motion</text:p>
          </table:table-cell>
          <table:table-cell office:value-type="float" office:value="0.867642939090729" calcext:value-type="float">
            <text:p>0.867642939090729</text:p>
          </table:table-cell>
          <table:table-cell office:value-type="float" office:value="0.583900153636932" calcext:value-type="float">
            <text:p>0.583900153636932</text:p>
          </table:table-cell>
          <table:table-cell office:value-type="float" office:value="-0.56919538974762" calcext:value-type="float">
            <text:p>-0.56919538974762</text:p>
          </table:table-cell>
          <table:table-cell office:value-type="float" office:value="-0.198753773620989" calcext:value-type="float">
            <text:p>-0.198753773620989</text:p>
          </table:table-cell>
          <table:table-cell office:value-type="float" office:value="0.582824398244044" calcext:value-type="float">
            <text:p>0.582824398244044</text:p>
          </table:table-cell>
          <table:table-cell office:value-type="float" office:value="0.334111389699508" calcext:value-type="float">
            <text:p>0.334111389699508</text:p>
          </table:table-cell>
          <table:table-cell office:value-type="float" office:value="0.867642939090729" calcext:value-type="float">
            <text:p>0.867642939090729</text:p>
          </table:table-cell>
          <table:table-cell office:value-type="float" office:value="0.583900153636932" calcext:value-type="float">
            <text:p>0.583900153636932</text:p>
          </table:table-cell>
          <table:table-cell office:value-type="float" office:value="-0.56919538974762" calcext:value-type="float">
            <text:p>-0.56919538974762</text:p>
          </table:table-cell>
          <table:table-cell office:value-type="float" office:value="-0.164851427078247" calcext:value-type="float">
            <text:p>-0.164851427078247</text:p>
          </table:table-cell>
          <table:table-cell office:value-type="float" office:value="-0.550384223461151" calcext:value-type="float">
            <text:p>-0.550384223461151</text:p>
          </table:table-cell>
          <table:table-cell office:value-type="float" office:value="-0.818474888801575" calcext:value-type="float">
            <text:p>-0.818474888801575</text:p>
          </table:table-cell>
          <table:table-cell office:value-type="float" office:value="0.0311081409454346" calcext:value-type="float">
            <text:p>0.0311081409454346</text:p>
          </table:table-cell>
          <table:table-cell office:value-type="float" office:value="-0.0482180416584015" calcext:value-type="float">
            <text:p>-0.0482180416584015</text:p>
          </table:table-cell>
          <table:table-cell office:value-type="float" office:value="0.162163883447647" calcext:value-type="float">
            <text:p>0.1621638834476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419" calcext:value-type="float">
            <text:p>1419950949.7419</text:p>
          </table:table-cell>
          <table:table-cell office:value-type="string" calcext:value-type="string">
            <text:p>Motion</text:p>
          </table:table-cell>
          <table:table-cell office:value-type="float" office:value="0.631640017032623" calcext:value-type="float">
            <text:p>0.631640017032623</text:p>
          </table:table-cell>
          <table:table-cell office:value-type="float" office:value="0.493209302425384" calcext:value-type="float">
            <text:p>0.493209302425384</text:p>
          </table:table-cell>
          <table:table-cell office:value-type="float" office:value="-0.589697957038879" calcext:value-type="float">
            <text:p>-0.589697957038879</text:p>
          </table:table-cell>
          <table:table-cell office:value-type="float" office:value="-0.19010100331378" calcext:value-type="float">
            <text:p>-0.19010100331378</text:p>
          </table:table-cell>
          <table:table-cell office:value-type="float" office:value="0.591220501535546" calcext:value-type="float">
            <text:p>0.591220501535546</text:p>
          </table:table-cell>
          <table:table-cell office:value-type="float" office:value="0.328549683807241" calcext:value-type="float">
            <text:p>0.328549683807241</text:p>
          </table:table-cell>
          <table:table-cell office:value-type="float" office:value="0.631640017032623" calcext:value-type="float">
            <text:p>0.631640017032623</text:p>
          </table:table-cell>
          <table:table-cell office:value-type="float" office:value="0.493209302425384" calcext:value-type="float">
            <text:p>0.493209302425384</text:p>
          </table:table-cell>
          <table:table-cell office:value-type="float" office:value="-0.589697957038879" calcext:value-type="float">
            <text:p>-0.589697957038879</text:p>
          </table:table-cell>
          <table:table-cell office:value-type="float" office:value="-0.156884521245956" calcext:value-type="float">
            <text:p>-0.156884521245956</text:p>
          </table:table-cell>
          <table:table-cell office:value-type="float" office:value="-0.557374775409699" calcext:value-type="float">
            <text:p>-0.557374775409699</text:p>
          </table:table-cell>
          <table:table-cell office:value-type="float" office:value="-0.815303981304169" calcext:value-type="float">
            <text:p>-0.815303981304169</text:p>
          </table:table-cell>
          <table:table-cell office:value-type="float" office:value="0.00232825381681323" calcext:value-type="float">
            <text:p>0.00232825381681323</text:p>
          </table:table-cell>
          <table:table-cell office:value-type="float" office:value="-0.0157606024295092" calcext:value-type="float">
            <text:p>-0.0157606024295092</text:p>
          </table:table-cell>
          <table:table-cell office:value-type="float" office:value="0.127117350697517" calcext:value-type="float">
            <text:p>0.1271173506975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4471" calcext:value-type="float">
            <text:p>1419950949.74471</text:p>
          </table:table-cell>
          <table:table-cell office:value-type="string" calcext:value-type="string">
            <text:p>Magnetic</text:p>
          </table:table-cell>
          <table:table-cell office:value-type="float" office:value="60.6259613037109" calcext:value-type="float">
            <text:p>60.6259613037109</text:p>
          </table:table-cell>
          <table:table-cell office:value-type="float" office:value="230.649612426758" calcext:value-type="float">
            <text:p>230.649612426758</text:p>
          </table:table-cell>
          <table:table-cell office:value-type="float" office:value="132.714736938477" calcext:value-type="float">
            <text:p>132.714736938477</text:p>
          </table:table-cell>
          <table:table-cell table:number-columns-repeated="16"/>
        </table:table-row>
        <table:table-row table:style-name="ro2">
          <table:table-cell office:value-type="float" office:value="1419950949.75644" calcext:value-type="float">
            <text:p>1419950949.75644</text:p>
          </table:table-cell>
          <table:table-cell office:value-type="string" calcext:value-type="string">
            <text:p>Gyro</text:p>
          </table:table-cell>
          <table:table-cell office:value-type="float" office:value="0.809033451755793" calcext:value-type="float">
            <text:p>0.809033451755793</text:p>
          </table:table-cell>
          <table:table-cell office:value-type="float" office:value="0.0993897045139752" calcext:value-type="float">
            <text:p>0.0993897045139752</text:p>
          </table:table-cell>
          <table:table-cell office:value-type="float" office:value="-0.72671061508759" calcext:value-type="float">
            <text:p>-0.72671061508759</text:p>
          </table:table-cell>
          <table:table-cell table:number-columns-repeated="16"/>
        </table:table-row>
        <table:table-row table:style-name="ro2">
          <table:table-cell office:value-type="float" office:value="1419950949.75689" calcext:value-type="float">
            <text:p>1419950949.75689</text:p>
          </table:table-cell>
          <table:table-cell office:value-type="string" calcext:value-type="string">
            <text:p>Gyro</text:p>
          </table:table-cell>
          <table:table-cell office:value-type="float" office:value="1.27562992738204" calcext:value-type="float">
            <text:p>1.27562992738204</text:p>
          </table:table-cell>
          <table:table-cell office:value-type="float" office:value="0.0694626980803188" calcext:value-type="float">
            <text:p>0.0694626980803188</text:p>
          </table:table-cell>
          <table:table-cell office:value-type="float" office:value="-0.837027003238051" calcext:value-type="float">
            <text:p>-0.837027003238051</text:p>
          </table:table-cell>
          <table:table-cell table:number-columns-repeated="16"/>
        </table:table-row>
        <table:table-row table:style-name="ro2">
          <table:table-cell office:value-type="float" office:value="1419950949.75668" calcext:value-type="float">
            <text:p>1419950949.75668</text:p>
          </table:table-cell>
          <table:table-cell office:value-type="string" calcext:value-type="string">
            <text:p>Motion</text:p>
          </table:table-cell>
          <table:table-cell office:value-type="float" office:value="0.557797133922577" calcext:value-type="float">
            <text:p>0.557797133922577</text:p>
          </table:table-cell>
          <table:table-cell office:value-type="float" office:value="0.329984903335571" calcext:value-type="float">
            <text:p>0.329984903335571</text:p>
          </table:table-cell>
          <table:table-cell office:value-type="float" office:value="-0.644534528255463" calcext:value-type="float">
            <text:p>-0.644534528255463</text:p>
          </table:table-cell>
          <table:table-cell office:value-type="float" office:value="-0.182414898179176" calcext:value-type="float">
            <text:p>-0.182414898179176</text:p>
          </table:table-cell>
          <table:table-cell office:value-type="float" office:value="0.598341284006198" calcext:value-type="float">
            <text:p>0.598341284006198</text:p>
          </table:table-cell>
          <table:table-cell office:value-type="float" office:value="0.321951434768728" calcext:value-type="float">
            <text:p>0.321951434768728</text:p>
          </table:table-cell>
          <table:table-cell office:value-type="float" office:value="0.557797133922577" calcext:value-type="float">
            <text:p>0.557797133922577</text:p>
          </table:table-cell>
          <table:table-cell office:value-type="float" office:value="0.329984903335571" calcext:value-type="float">
            <text:p>0.329984903335571</text:p>
          </table:table-cell>
          <table:table-cell office:value-type="float" office:value="-0.644534528255463" calcext:value-type="float">
            <text:p>-0.644534528255463</text:p>
          </table:table-cell>
          <table:table-cell office:value-type="float" office:value="-0.149889647960663" calcext:value-type="float">
            <text:p>-0.149889647960663</text:p>
          </table:table-cell>
          <table:table-cell office:value-type="float" office:value="-0.563272714614868" calcext:value-type="float">
            <text:p>-0.563272714614868</text:p>
          </table:table-cell>
          <table:table-cell office:value-type="float" office:value="-0.812561988830566" calcext:value-type="float">
            <text:p>-0.812561988830566</text:p>
          </table:table-cell>
          <table:table-cell office:value-type="float" office:value="0.00677746254950762" calcext:value-type="float">
            <text:p>0.00677746254950762</text:p>
          </table:table-cell>
          <table:table-cell office:value-type="float" office:value="0.0132391303777695" calcext:value-type="float">
            <text:p>0.0132391303777695</text:p>
          </table:table-cell>
          <table:table-cell office:value-type="float" office:value="-0.0104208150878549" calcext:value-type="float">
            <text:p>-0.01042081508785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599" calcext:value-type="float">
            <text:p>1419950949.7599</text:p>
          </table:table-cell>
          <table:table-cell office:value-type="string" calcext:value-type="string">
            <text:p>Acceleration</text:p>
          </table:table-cell>
          <table:table-cell office:value-type="float" office:value="-0.179290771484375" calcext:value-type="float">
            <text:p>-0.179290771484375</text:p>
          </table:table-cell>
          <table:table-cell office:value-type="float" office:value="-0.519699096679688" calcext:value-type="float">
            <text:p>-0.519699096679688</text:p>
          </table:table-cell>
          <table:table-cell office:value-type="float" office:value="-1.20425415039063" calcext:value-type="float">
            <text:p>-1.20425415039063</text:p>
          </table:table-cell>
          <table:table-cell table:number-columns-repeated="16"/>
        </table:table-row>
        <table:table-row table:style-name="ro2">
          <table:table-cell office:value-type="float" office:value="1419950949.76017" calcext:value-type="float">
            <text:p>1419950949.76017</text:p>
          </table:table-cell>
          <table:table-cell office:value-type="string" calcext:value-type="string">
            <text:p>Acceleration</text:p>
          </table:table-cell>
          <table:table-cell office:value-type="float" office:value="-0.19097900390625" calcext:value-type="float">
            <text:p>-0.19097900390625</text:p>
          </table:table-cell>
          <table:table-cell office:value-type="float" office:value="-0.54345703125" calcext:value-type="float">
            <text:p>-0.54345703125</text:p>
          </table:table-cell>
          <table:table-cell office:value-type="float" office:value="-1.18971252441406" calcext:value-type="float">
            <text:p>-1.18971252441406</text:p>
          </table:table-cell>
          <table:table-cell table:number-columns-repeated="16"/>
        </table:table-row>
        <table:table-row table:style-name="ro2">
          <table:table-cell office:value-type="float" office:value="1419950949.77031" calcext:value-type="float">
            <text:p>1419950949.77031</text:p>
          </table:table-cell>
          <table:table-cell office:value-type="string" calcext:value-type="string">
            <text:p>Magnetic</text:p>
          </table:table-cell>
          <table:table-cell office:value-type="float" office:value="60.6259613037109" calcext:value-type="float">
            <text:p>60.6259613037109</text:p>
          </table:table-cell>
          <table:table-cell office:value-type="float" office:value="231.326995849609" calcext:value-type="float">
            <text:p>231.326995849609</text:p>
          </table:table-cell>
          <table:table-cell office:value-type="float" office:value="133.044052124023" calcext:value-type="float">
            <text:p>133.044052124023</text:p>
          </table:table-cell>
          <table:table-cell table:number-columns-repeated="16"/>
        </table:table-row>
        <table:table-row table:style-name="ro2">
          <table:table-cell office:value-type="float" office:value="1419950949.77258" calcext:value-type="float">
            <text:p>1419950949.77258</text:p>
          </table:table-cell>
          <table:table-cell office:value-type="string" calcext:value-type="string">
            <text:p>Gyro</text:p>
          </table:table-cell>
          <table:table-cell office:value-type="float" office:value="1.78215624249627" calcext:value-type="float">
            <text:p>1.78215624249627</text:p>
          </table:table-cell>
          <table:table-cell office:value-type="float" office:value="0.280458027028463" calcext:value-type="float">
            <text:p>0.280458027028463</text:p>
          </table:table-cell>
          <table:table-cell office:value-type="float" office:value="-0.954488119960977" calcext:value-type="float">
            <text:p>-0.954488119960977</text:p>
          </table:table-cell>
          <table:table-cell table:number-columns-repeated="16"/>
        </table:table-row>
        <table:table-row table:style-name="ro2">
          <table:table-cell office:value-type="float" office:value="1419950949.77255" calcext:value-type="float">
            <text:p>1419950949.77255</text:p>
          </table:table-cell>
          <table:table-cell office:value-type="string" calcext:value-type="string">
            <text:p>Motion</text:p>
          </table:table-cell>
          <table:table-cell office:value-type="float" office:value="0.818276941776276" calcext:value-type="float">
            <text:p>0.818276941776276</text:p>
          </table:table-cell>
          <table:table-cell office:value-type="float" office:value="0.126423731446266" calcext:value-type="float">
            <text:p>0.126423731446266</text:p>
          </table:table-cell>
          <table:table-cell office:value-type="float" office:value="-0.743891179561615" calcext:value-type="float">
            <text:p>-0.743891179561615</text:p>
          </table:table-cell>
          <table:table-cell office:value-type="float" office:value="-0.17629410909675" calcext:value-type="float">
            <text:p>-0.17629410909675</text:p>
          </table:table-cell>
          <table:table-cell office:value-type="float" office:value="0.607372512928418" calcext:value-type="float">
            <text:p>0.607372512928418</text:p>
          </table:table-cell>
          <table:table-cell office:value-type="float" office:value="0.314519390266662" calcext:value-type="float">
            <text:p>0.314519390266662</text:p>
          </table:table-cell>
          <table:table-cell office:value-type="float" office:value="0.818276941776276" calcext:value-type="float">
            <text:p>0.818276941776276</text:p>
          </table:table-cell>
          <table:table-cell office:value-type="float" office:value="0.126423731446266" calcext:value-type="float">
            <text:p>0.126423731446266</text:p>
          </table:table-cell>
          <table:table-cell office:value-type="float" office:value="-0.743891179561615" calcext:value-type="float">
            <text:p>-0.743891179561615</text:p>
          </table:table-cell>
          <table:table-cell office:value-type="float" office:value="-0.144015267491341" calcext:value-type="float">
            <text:p>-0.144015267491341</text:p>
          </table:table-cell>
          <table:table-cell office:value-type="float" office:value="-0.570711851119995" calcext:value-type="float">
            <text:p>-0.570711851119995</text:p>
          </table:table-cell>
          <table:table-cell office:value-type="float" office:value="-0.808422863483429" calcext:value-type="float">
            <text:p>-0.808422863483429</text:p>
          </table:table-cell>
          <table:table-cell office:value-type="float" office:value="-0.013073961250484" calcext:value-type="float">
            <text:p>-0.013073961250484</text:p>
          </table:table-cell>
          <table:table-cell office:value-type="float" office:value="0.0376155562698841" calcext:value-type="float">
            <text:p>0.0376155562698841</text:p>
          </table:table-cell>
          <table:table-cell office:value-type="float" office:value="-0.231295749545097" calcext:value-type="float">
            <text:p>-0.2312957495450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7286" calcext:value-type="float">
            <text:p>1419950949.77286</text:p>
          </table:table-cell>
          <table:table-cell office:value-type="string" calcext:value-type="string">
            <text:p>Motion</text:p>
          </table:table-cell>
          <table:table-cell office:value-type="float" office:value="1.2848733663559" calcext:value-type="float">
            <text:p>1.2848733663559</text:p>
          </table:table-cell>
          <table:table-cell office:value-type="float" office:value="0.0964966267347336" calcext:value-type="float">
            <text:p>0.0964966267347336</text:p>
          </table:table-cell>
          <table:table-cell office:value-type="float" office:value="-0.854207515716553" calcext:value-type="float">
            <text:p>-0.854207515716553</text:p>
          </table:table-cell>
          <table:table-cell office:value-type="float" office:value="-0.1708028272801" calcext:value-type="float">
            <text:p>-0.1708028272801</text:p>
          </table:table-cell>
          <table:table-cell office:value-type="float" office:value="0.621046442803897" calcext:value-type="float">
            <text:p>0.621046442803897</text:p>
          </table:table-cell>
          <table:table-cell office:value-type="float" office:value="0.306609134312512" calcext:value-type="float">
            <text:p>0.306609134312512</text:p>
          </table:table-cell>
          <table:table-cell office:value-type="float" office:value="1.2848733663559" calcext:value-type="float">
            <text:p>1.2848733663559</text:p>
          </table:table-cell>
          <table:table-cell office:value-type="float" office:value="0.0964966267347336" calcext:value-type="float">
            <text:p>0.0964966267347336</text:p>
          </table:table-cell>
          <table:table-cell office:value-type="float" office:value="-0.854207515716553" calcext:value-type="float">
            <text:p>-0.854207515716553</text:p>
          </table:table-cell>
          <table:table-cell office:value-type="float" office:value="-0.13823439180851" calcext:value-type="float">
            <text:p>-0.13823439180851</text:p>
          </table:table-cell>
          <table:table-cell office:value-type="float" office:value="-0.581886529922485" calcext:value-type="float">
            <text:p>-0.581886529922485</text:p>
          </table:table-cell>
          <table:table-cell office:value-type="float" office:value="-0.801435768604279" calcext:value-type="float">
            <text:p>-0.801435768604279</text:p>
          </table:table-cell>
          <table:table-cell office:value-type="float" office:value="-0.0527446158230305" calcext:value-type="float">
            <text:p>-0.0527446158230305</text:p>
          </table:table-cell>
          <table:table-cell office:value-type="float" office:value="0.0384294874966145" calcext:value-type="float">
            <text:p>0.0384294874966145</text:p>
          </table:table-cell>
          <table:table-cell office:value-type="float" office:value="-0.388276726007461" calcext:value-type="float">
            <text:p>-0.3882767260074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7943" calcext:value-type="float">
            <text:p>1419950949.77943</text:p>
          </table:table-cell>
          <table:table-cell office:value-type="string" calcext:value-type="string">
            <text:p>Acceleration</text:p>
          </table:table-cell>
          <table:table-cell office:value-type="float" office:value="-0.147674560546875" calcext:value-type="float">
            <text:p>-0.147674560546875</text:p>
          </table:table-cell>
          <table:table-cell office:value-type="float" office:value="-0.589080810546875" calcext:value-type="float">
            <text:p>-0.589080810546875</text:p>
          </table:table-cell>
          <table:table-cell office:value-type="float" office:value="-1.03150939941406" calcext:value-type="float">
            <text:p>-1.03150939941406</text:p>
          </table:table-cell>
          <table:table-cell table:number-columns-repeated="16"/>
        </table:table-row>
        <table:table-row table:style-name="ro2">
          <table:table-cell office:value-type="float" office:value="1419950949.77958" calcext:value-type="float">
            <text:p>1419950949.77958</text:p>
          </table:table-cell>
          <table:table-cell office:value-type="string" calcext:value-type="string">
            <text:p>Acceleration</text:p>
          </table:table-cell>
          <table:table-cell office:value-type="float" office:value="-0.0956573486328125" calcext:value-type="float">
            <text:p>-0.0956573486328125</text:p>
          </table:table-cell>
          <table:table-cell office:value-type="float" office:value="-0.626617431640625" calcext:value-type="float">
            <text:p>-0.626617431640625</text:p>
          </table:table-cell>
          <table:table-cell office:value-type="float" office:value="-0.8514404296875" calcext:value-type="float">
            <text:p>-0.8514404296875</text:p>
          </table:table-cell>
          <table:table-cell table:number-columns-repeated="16"/>
        </table:table-row>
        <table:table-row table:style-name="ro2">
          <table:table-cell office:value-type="float" office:value="1419950949.78859" calcext:value-type="float">
            <text:p>1419950949.78859</text:p>
          </table:table-cell>
          <table:table-cell office:value-type="string" calcext:value-type="string">
            <text:p>Gyro</text:p>
          </table:table-cell>
          <table:table-cell office:value-type="float" office:value="2.07978020696306" calcext:value-type="float">
            <text:p>2.07978020696306</text:p>
          </table:table-cell>
          <table:table-cell office:value-type="float" office:value="0.562413016905659" calcext:value-type="float">
            <text:p>0.562413016905659</text:p>
          </table:table-cell>
          <table:table-cell office:value-type="float" office:value="-0.968325904985029" calcext:value-type="float">
            <text:p>-0.968325904985029</text:p>
          </table:table-cell>
          <table:table-cell table:number-columns-repeated="16"/>
        </table:table-row>
        <table:table-row table:style-name="ro2">
          <table:table-cell office:value-type="float" office:value="1419950949.78888" calcext:value-type="float">
            <text:p>1419950949.78888</text:p>
          </table:table-cell>
          <table:table-cell office:value-type="string" calcext:value-type="string">
            <text:p>Gyro</text:p>
          </table:table-cell>
          <table:table-cell office:value-type="float" office:value="2.13164713340511" calcext:value-type="float">
            <text:p>2.13164713340511</text:p>
          </table:table-cell>
          <table:table-cell office:value-type="float" office:value="0.751452446878862" calcext:value-type="float">
            <text:p>0.751452446878862</text:p>
          </table:table-cell>
          <table:table-cell office:value-type="float" office:value="-0.938871343328753" calcext:value-type="float">
            <text:p>-0.938871343328753</text:p>
          </table:table-cell>
          <table:table-cell table:number-columns-repeated="16"/>
        </table:table-row>
        <table:table-row table:style-name="ro2">
          <table:table-cell office:value-type="float" office:value="1419950949.78863" calcext:value-type="float">
            <text:p>1419950949.78863</text:p>
          </table:table-cell>
          <table:table-cell office:value-type="string" calcext:value-type="string">
            <text:p>Motion</text:p>
          </table:table-cell>
          <table:table-cell office:value-type="float" office:value="1.79139971733093" calcext:value-type="float">
            <text:p>1.79139971733093</text:p>
          </table:table-cell>
          <table:table-cell office:value-type="float" office:value="0.307491898536682" calcext:value-type="float">
            <text:p>0.307491898536682</text:p>
          </table:table-cell>
          <table:table-cell office:value-type="float" office:value="-0.971668541431427" calcext:value-type="float">
            <text:p>-0.971668541431427</text:p>
          </table:table-cell>
          <table:table-cell office:value-type="float" office:value="-0.163098256095592" calcext:value-type="float">
            <text:p>-0.163098256095592</text:p>
          </table:table-cell>
          <table:table-cell office:value-type="float" office:value="0.640293725990936" calcext:value-type="float">
            <text:p>0.640293725990936</text:p>
          </table:table-cell>
          <table:table-cell office:value-type="float" office:value="0.297941941683198" calcext:value-type="float">
            <text:p>0.297941941683198</text:p>
          </table:table-cell>
          <table:table-cell office:value-type="float" office:value="1.79139971733093" calcext:value-type="float">
            <text:p>1.79139971733093</text:p>
          </table:table-cell>
          <table:table-cell office:value-type="float" office:value="0.307491898536682" calcext:value-type="float">
            <text:p>0.307491898536682</text:p>
          </table:table-cell>
          <table:table-cell office:value-type="float" office:value="-0.971668541431427" calcext:value-type="float">
            <text:p>-0.971668541431427</text:p>
          </table:table-cell>
          <table:table-cell office:value-type="float" office:value="-0.130212709307671" calcext:value-type="float">
            <text:p>-0.130212709307671</text:p>
          </table:table-cell>
          <table:table-cell office:value-type="float" office:value="-0.597431004047394" calcext:value-type="float">
            <text:p>-0.597431004047394</text:p>
          </table:table-cell>
          <table:table-cell office:value-type="float" office:value="-0.791278004646301" calcext:value-type="float">
            <text:p>-0.791278004646301</text:p>
          </table:table-cell>
          <table:table-cell office:value-type="float" office:value="-0.0174618512392044" calcext:value-type="float">
            <text:p>-0.0174618512392044</text:p>
          </table:table-cell>
          <table:table-cell office:value-type="float" office:value="0.00835020188242197" calcext:value-type="float">
            <text:p>0.00835020188242197</text:p>
          </table:table-cell>
          <table:table-cell office:value-type="float" office:value="-0.240231424570084" calcext:value-type="float">
            <text:p>-0.24023142457008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7965" calcext:value-type="float">
            <text:p>1419950949.7965</text:p>
          </table:table-cell>
          <table:table-cell office:value-type="string" calcext:value-type="string">
            <text:p>Magnetic</text:p>
          </table:table-cell>
          <table:table-cell office:value-type="float" office:value="59.2711944580078" calcext:value-type="float">
            <text:p>59.2711944580078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1.3974609375" calcext:value-type="float">
            <text:p>131.3974609375</text:p>
          </table:table-cell>
          <table:table-cell table:number-columns-repeated="16"/>
        </table:table-row>
        <table:table-row table:style-name="ro2">
          <table:table-cell office:value-type="float" office:value="1419950949.79896" calcext:value-type="float">
            <text:p>1419950949.79896</text:p>
          </table:table-cell>
          <table:table-cell office:value-type="string" calcext:value-type="string">
            <text:p>Acceleration</text:p>
          </table:table-cell>
          <table:table-cell office:value-type="float" office:value="-0.048553466796875" calcext:value-type="float">
            <text:p>-0.048553466796875</text:p>
          </table:table-cell>
          <table:table-cell office:value-type="float" office:value="-0.657958984375" calcext:value-type="float">
            <text:p>-0.657958984375</text:p>
          </table:table-cell>
          <table:table-cell office:value-type="float" office:value="-0.715576171875" calcext:value-type="float">
            <text:p>-0.715576171875</text:p>
          </table:table-cell>
          <table:table-cell table:number-columns-repeated="16"/>
        </table:table-row>
        <table:table-row table:style-name="ro2">
          <table:table-cell office:value-type="float" office:value="1419950949.79923" calcext:value-type="float">
            <text:p>1419950949.79923</text:p>
          </table:table-cell>
          <table:table-cell office:value-type="string" calcext:value-type="string">
            <text:p>Acceleration</text:p>
          </table:table-cell>
          <table:table-cell office:value-type="float" office:value="-0.0217132568359375" calcext:value-type="float">
            <text:p>-0.0217132568359375</text:p>
          </table:table-cell>
          <table:table-cell office:value-type="float" office:value="-0.699539184570313" calcext:value-type="float">
            <text:p>-0.699539184570313</text:p>
          </table:table-cell>
          <table:table-cell office:value-type="float" office:value="-0.601806640625" calcext:value-type="float">
            <text:p>-0.601806640625</text:p>
          </table:table-cell>
          <table:table-cell table:number-columns-repeated="16"/>
        </table:table-row>
        <table:table-row table:style-name="ro2">
          <table:table-cell office:value-type="float" office:value="1419950949.80455" calcext:value-type="float">
            <text:p>1419950949.80455</text:p>
          </table:table-cell>
          <table:table-cell office:value-type="string" calcext:value-type="string">
            <text:p>Gyro</text:p>
          </table:table-cell>
          <table:table-cell office:value-type="float" office:value="1.9552699691508" calcext:value-type="float">
            <text:p>1.9552699691508</text:p>
          </table:table-cell>
          <table:table-cell office:value-type="float" office:value="0.791950871259588" calcext:value-type="float">
            <text:p>0.791950871259588</text:p>
          </table:table-cell>
          <table:table-cell office:value-type="float" office:value="-0.764752273362718" calcext:value-type="float">
            <text:p>-0.764752273362718</text:p>
          </table:table-cell>
          <table:table-cell table:number-columns-repeated="16"/>
        </table:table-row>
        <table:table-row table:style-name="ro2">
          <table:table-cell office:value-type="float" office:value="1419950949.80434" calcext:value-type="float">
            <text:p>1419950949.80434</text:p>
          </table:table-cell>
          <table:table-cell office:value-type="string" calcext:value-type="string">
            <text:p>Motion</text:p>
          </table:table-cell>
          <table:table-cell office:value-type="float" office:value="2.08902359008789" calcext:value-type="float">
            <text:p>2.08902359008789</text:p>
          </table:table-cell>
          <table:table-cell office:value-type="float" office:value="0.589446842670441" calcext:value-type="float">
            <text:p>0.589446842670441</text:p>
          </table:table-cell>
          <table:table-cell office:value-type="float" office:value="-0.985506355762482" calcext:value-type="float">
            <text:p>-0.985506355762482</text:p>
          </table:table-cell>
          <table:table-cell office:value-type="float" office:value="-0.152251741078407" calcext:value-type="float">
            <text:p>-0.152251741078407</text:p>
          </table:table-cell>
          <table:table-cell office:value-type="float" office:value="0.663261760241362" calcext:value-type="float">
            <text:p>0.663261760241362</text:p>
          </table:table-cell>
          <table:table-cell office:value-type="float" office:value="0.289180962858258" calcext:value-type="float">
            <text:p>0.289180962858258</text:p>
          </table:table-cell>
          <table:table-cell office:value-type="float" office:value="2.08902359008789" calcext:value-type="float">
            <text:p>2.08902359008789</text:p>
          </table:table-cell>
          <table:table-cell office:value-type="float" office:value="0.589446842670441" calcext:value-type="float">
            <text:p>0.589446842670441</text:p>
          </table:table-cell>
          <table:table-cell office:value-type="float" office:value="-0.985506355762482" calcext:value-type="float">
            <text:p>-0.985506355762482</text:p>
          </table:table-cell>
          <table:table-cell office:value-type="float" office:value="-0.119509607553482" calcext:value-type="float">
            <text:p>-0.119509607553482</text:p>
          </table:table-cell>
          <table:table-cell office:value-type="float" office:value="-0.615690350532532" calcext:value-type="float">
            <text:p>-0.615690350532532</text:p>
          </table:table-cell>
          <table:table-cell office:value-type="float" office:value="-0.778872787952423" calcext:value-type="float">
            <text:p>-0.778872787952423</text:p>
          </table:table-cell>
          <table:table-cell office:value-type="float" office:value="0.0238522570580244" calcext:value-type="float">
            <text:p>0.0238522570580244</text:p>
          </table:table-cell>
          <table:table-cell office:value-type="float" office:value="-0.0109270801767707" calcext:value-type="float">
            <text:p>-0.0109270801767707</text:p>
          </table:table-cell>
          <table:table-cell office:value-type="float" office:value="-0.0725676268339157" calcext:value-type="float">
            <text:p>-0.072567626833915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0485" calcext:value-type="float">
            <text:p>1419950949.80485</text:p>
          </table:table-cell>
          <table:table-cell office:value-type="string" calcext:value-type="string">
            <text:p>Motion</text:p>
          </table:table-cell>
          <table:table-cell office:value-type="float" office:value="2.14089059829712" calcext:value-type="float">
            <text:p>2.14089059829712</text:p>
          </table:table-cell>
          <table:table-cell office:value-type="float" office:value="0.77848619222641" calcext:value-type="float">
            <text:p>0.77848619222641</text:p>
          </table:table-cell>
          <table:table-cell office:value-type="float" office:value="-0.956051707267761" calcext:value-type="float">
            <text:p>-0.956051707267761</text:p>
          </table:table-cell>
          <table:table-cell office:value-type="float" office:value="-0.138828057500763" calcext:value-type="float">
            <text:p>-0.138828057500763</text:p>
          </table:table-cell>
          <table:table-cell office:value-type="float" office:value="0.687388688939059" calcext:value-type="float">
            <text:p>0.687388688939059</text:p>
          </table:table-cell>
          <table:table-cell office:value-type="float" office:value="0.280354920436911" calcext:value-type="float">
            <text:p>0.280354920436911</text:p>
          </table:table-cell>
          <table:table-cell office:value-type="float" office:value="2.14089059829712" calcext:value-type="float">
            <text:p>2.14089059829712</text:p>
          </table:table-cell>
          <table:table-cell office:value-type="float" office:value="0.77848619222641" calcext:value-type="float">
            <text:p>0.77848619222641</text:p>
          </table:table-cell>
          <table:table-cell office:value-type="float" office:value="-0.956051707267761" calcext:value-type="float">
            <text:p>-0.956051707267761</text:p>
          </table:table-cell>
          <table:table-cell office:value-type="float" office:value="-0.106956638395786" calcext:value-type="float">
            <text:p>-0.106956638395786</text:p>
          </table:table-cell>
          <table:table-cell office:value-type="float" office:value="-0.634521067142487" calcext:value-type="float">
            <text:p>-0.634521067142487</text:p>
          </table:table-cell>
          <table:table-cell office:value-type="float" office:value="-0.765469312667847" calcext:value-type="float">
            <text:p>-0.765469312667847</text:p>
          </table:table-cell>
          <table:table-cell office:value-type="float" office:value="0.0584031715989113" calcext:value-type="float">
            <text:p>0.0584031715989113</text:p>
          </table:table-cell>
          <table:table-cell office:value-type="float" office:value="-0.0234379339963198" calcext:value-type="float">
            <text:p>-0.0234379339963198</text:p>
          </table:table-cell>
          <table:table-cell office:value-type="float" office:value="0.0498931705951691" calcext:value-type="float">
            <text:p>0.04989317059516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1903" calcext:value-type="float">
            <text:p>1419950949.81903</text:p>
          </table:table-cell>
          <table:table-cell office:value-type="string" calcext:value-type="string">
            <text:p>Acceleration</text:p>
          </table:table-cell>
          <table:table-cell office:value-type="float" office:value="-0.119400024414063" calcext:value-type="float">
            <text:p>-0.119400024414063</text:p>
          </table:table-cell>
          <table:table-cell office:value-type="float" office:value="-0.719741821289063" calcext:value-type="float">
            <text:p>-0.719741821289063</text:p>
          </table:table-cell>
          <table:table-cell office:value-type="float" office:value="-0.581329345703125" calcext:value-type="float">
            <text:p>-0.581329345703125</text:p>
          </table:table-cell>
          <table:table-cell table:number-columns-repeated="16"/>
        </table:table-row>
        <table:table-row table:style-name="ro2">
          <table:table-cell office:value-type="float" office:value="1419950949.81893" calcext:value-type="float">
            <text:p>1419950949.81893</text:p>
          </table:table-cell>
          <table:table-cell office:value-type="string" calcext:value-type="string">
            <text:p>Acceleration</text:p>
          </table:table-cell>
          <table:table-cell office:value-type="float" office:value="-0.037811279296875" calcext:value-type="float">
            <text:p>-0.037811279296875</text:p>
          </table:table-cell>
          <table:table-cell office:value-type="float" office:value="-0.72259521484375" calcext:value-type="float">
            <text:p>-0.72259521484375</text:p>
          </table:table-cell>
          <table:table-cell office:value-type="float" office:value="-0.552490234375" calcext:value-type="float">
            <text:p>-0.552490234375</text:p>
          </table:table-cell>
          <table:table-cell table:number-columns-repeated="16"/>
        </table:table-row>
        <table:table-row table:style-name="ro2">
          <table:table-cell office:value-type="float" office:value="1419950949.81985" calcext:value-type="float">
            <text:p>1419950949.81985</text:p>
          </table:table-cell>
          <table:table-cell office:value-type="string" calcext:value-type="string">
            <text:p>Gyro</text:p>
          </table:table-cell>
          <table:table-cell office:value-type="float" office:value="1.71809576668718" calcext:value-type="float">
            <text:p>1.71809576668718</text:p>
          </table:table-cell>
          <table:table-cell office:value-type="float" office:value="0.758491447956051" calcext:value-type="float">
            <text:p>0.758491447956051</text:p>
          </table:table-cell>
          <table:table-cell office:value-type="float" office:value="-0.560162113152324" calcext:value-type="float">
            <text:p>-0.560162113152324</text:p>
          </table:table-cell>
          <table:table-cell table:number-columns-repeated="16"/>
        </table:table-row>
        <table:table-row table:style-name="ro2">
          <table:table-cell office:value-type="float" office:value="1419950949.82043" calcext:value-type="float">
            <text:p>1419950949.82043</text:p>
          </table:table-cell>
          <table:table-cell office:value-type="string" calcext:value-type="string">
            <text:p>Gyro</text:p>
          </table:table-cell>
          <table:table-cell office:value-type="float" office:value="1.52841424857516" calcext:value-type="float">
            <text:p>1.52841424857516</text:p>
          </table:table-cell>
          <table:table-cell office:value-type="float" office:value="0.759686408337169" calcext:value-type="float">
            <text:p>0.759686408337169</text:p>
          </table:table-cell>
          <table:table-cell office:value-type="float" office:value="-0.482439620951124" calcext:value-type="float">
            <text:p>-0.482439620951124</text:p>
          </table:table-cell>
          <table:table-cell table:number-columns-repeated="16"/>
        </table:table-row>
        <table:table-row table:style-name="ro2">
          <table:table-cell office:value-type="float" office:value="1419950949.8203" calcext:value-type="float">
            <text:p>1419950949.8203</text:p>
          </table:table-cell>
          <table:table-cell office:value-type="string" calcext:value-type="string">
            <text:p>Motion</text:p>
          </table:table-cell>
          <table:table-cell office:value-type="float" office:value="1.96451365947723" calcext:value-type="float">
            <text:p>1.96451365947723</text:p>
          </table:table-cell>
          <table:table-cell office:value-type="float" office:value="0.818985164165497" calcext:value-type="float">
            <text:p>0.818985164165497</text:p>
          </table:table-cell>
          <table:table-cell office:value-type="float" office:value="-0.781934559345245" calcext:value-type="float">
            <text:p>-0.781934559345245</text:p>
          </table:table-cell>
          <table:table-cell office:value-type="float" office:value="-0.125079970506736" calcext:value-type="float">
            <text:p>-0.125079970506736</text:p>
          </table:table-cell>
          <table:table-cell office:value-type="float" office:value="0.710014870953761" calcext:value-type="float">
            <text:p>0.710014870953761</text:p>
          </table:table-cell>
          <table:table-cell office:value-type="float" office:value="0.27256273228148" calcext:value-type="float">
            <text:p>0.27256273228148</text:p>
          </table:table-cell>
          <table:table-cell office:value-type="float" office:value="1.96451365947723" calcext:value-type="float">
            <text:p>1.96451365947723</text:p>
          </table:table-cell>
          <table:table-cell office:value-type="float" office:value="0.818985164165497" calcext:value-type="float">
            <text:p>0.818985164165497</text:p>
          </table:table-cell>
          <table:table-cell office:value-type="float" office:value="-0.781934559345245" calcext:value-type="float">
            <text:p>-0.781934559345245</text:p>
          </table:table-cell>
          <table:table-cell office:value-type="float" office:value="-0.0946075320243835" calcext:value-type="float">
            <text:p>-0.0946075320243835</text:p>
          </table:table-cell>
          <table:table-cell office:value-type="float" office:value="-0.651845037937164" calcext:value-type="float">
            <text:p>-0.651845037937164</text:p>
          </table:table-cell>
          <table:table-cell office:value-type="float" office:value="-0.752427697181702" calcext:value-type="float">
            <text:p>-0.752427697181702</text:p>
          </table:table-cell>
          <table:table-cell office:value-type="float" office:value="0.072894275188446" calcext:value-type="float">
            <text:p>0.072894275188446</text:p>
          </table:table-cell>
          <table:table-cell office:value-type="float" office:value="-0.0476941354572773" calcext:value-type="float">
            <text:p>-0.0476941354572773</text:p>
          </table:table-cell>
          <table:table-cell office:value-type="float" office:value="0.150621056556702" calcext:value-type="float">
            <text:p>0.1506210565567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2239" calcext:value-type="float">
            <text:p>1419950949.82239</text:p>
          </table:table-cell>
          <table:table-cell office:value-type="string" calcext:value-type="string">
            <text:p>Magnetic</text:p>
          </table:table-cell>
          <table:table-cell office:value-type="float" office:value="59.7792205810547" calcext:value-type="float">
            <text:p>59.7792205810547</text:p>
          </table:table-cell>
          <table:table-cell office:value-type="float" office:value="231.496353149414" calcext:value-type="float">
            <text:p>231.496353149414</text:p>
          </table:table-cell>
          <table:table-cell office:value-type="float" office:value="129.915542602539" calcext:value-type="float">
            <text:p>129.915542602539</text:p>
          </table:table-cell>
          <table:table-cell table:number-columns-repeated="16"/>
        </table:table-row>
        <table:table-row table:style-name="ro2">
          <table:table-cell office:value-type="float" office:value="1419950949.83665" calcext:value-type="float">
            <text:p>1419950949.83665</text:p>
          </table:table-cell>
          <table:table-cell office:value-type="string" calcext:value-type="string">
            <text:p>Gyro</text:p>
          </table:table-cell>
          <table:table-cell office:value-type="float" office:value="1.45589424156343" calcext:value-type="float">
            <text:p>1.45589424156343</text:p>
          </table:table-cell>
          <table:table-cell office:value-type="float" office:value="0.752265243643554" calcext:value-type="float">
            <text:p>0.752265243643554</text:p>
          </table:table-cell>
          <table:table-cell office:value-type="float" office:value="-0.450658255450446" calcext:value-type="float">
            <text:p>-0.450658255450446</text:p>
          </table:table-cell>
          <table:table-cell table:number-columns-repeated="16"/>
        </table:table-row>
        <table:table-row table:style-name="ro2">
          <table:table-cell office:value-type="float" office:value="1419950949.83657" calcext:value-type="float">
            <text:p>1419950949.83657</text:p>
          </table:table-cell>
          <table:table-cell office:value-type="string" calcext:value-type="string">
            <text:p>Motion</text:p>
          </table:table-cell>
          <table:table-cell office:value-type="float" office:value="1.72733950614929" calcext:value-type="float">
            <text:p>1.72733950614929</text:p>
          </table:table-cell>
          <table:table-cell office:value-type="float" office:value="0.785525679588318" calcext:value-type="float">
            <text:p>0.785525679588318</text:p>
          </table:table-cell>
          <table:table-cell office:value-type="float" office:value="-0.577344357967377" calcext:value-type="float">
            <text:p>-0.577344357967377</text:p>
          </table:table-cell>
          <table:table-cell office:value-type="float" office:value="-0.112769065685146" calcext:value-type="float">
            <text:p>-0.112769065685146</text:p>
          </table:table-cell>
          <table:table-cell office:value-type="float" office:value="0.729741792813608" calcext:value-type="float">
            <text:p>0.729741792813608</text:p>
          </table:table-cell>
          <table:table-cell office:value-type="float" office:value="0.266751574561433" calcext:value-type="float">
            <text:p>0.266751574561433</text:p>
          </table:table-cell>
          <table:table-cell office:value-type="float" office:value="1.72733950614929" calcext:value-type="float">
            <text:p>1.72733950614929</text:p>
          </table:table-cell>
          <table:table-cell office:value-type="float" office:value="0.785525679588318" calcext:value-type="float">
            <text:p>0.785525679588318</text:p>
          </table:table-cell>
          <table:table-cell office:value-type="float" office:value="-0.577344357967377" calcext:value-type="float">
            <text:p>-0.577344357967377</text:p>
          </table:table-cell>
          <table:table-cell office:value-type="float" office:value="-0.0838740020990372" calcext:value-type="float">
            <text:p>-0.0838740020990372</text:p>
          </table:table-cell>
          <table:table-cell office:value-type="float" office:value="-0.666677176952362" calcext:value-type="float">
            <text:p>-0.666677176952362</text:p>
          </table:table-cell>
          <table:table-cell office:value-type="float" office:value="-0.740612328052521" calcext:value-type="float">
            <text:p>-0.740612328052521</text:p>
          </table:table-cell>
          <table:table-cell office:value-type="float" office:value="0.0460627228021622" calcext:value-type="float">
            <text:p>0.0460627228021622</text:p>
          </table:table-cell>
          <table:table-cell office:value-type="float" office:value="-0.0559180118143559" calcext:value-type="float">
            <text:p>-0.0559180118143559</text:p>
          </table:table-cell>
          <table:table-cell office:value-type="float" office:value="0.188122123479843" calcext:value-type="float">
            <text:p>0.18812212347984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3696" calcext:value-type="float">
            <text:p>1419950949.83696</text:p>
          </table:table-cell>
          <table:table-cell office:value-type="string" calcext:value-type="string">
            <text:p>Motion</text:p>
          </table:table-cell>
          <table:table-cell office:value-type="float" office:value="1.53765797615051" calcext:value-type="float">
            <text:p>1.53765797615051</text:p>
          </table:table-cell>
          <table:table-cell office:value-type="float" office:value="0.786720633506775" calcext:value-type="float">
            <text:p>0.786720633506775</text:p>
          </table:table-cell>
          <table:table-cell office:value-type="float" office:value="-0.499621838331222" calcext:value-type="float">
            <text:p>-0.499621838331222</text:p>
          </table:table-cell>
          <table:table-cell office:value-type="float" office:value="-0.101192083677752" calcext:value-type="float">
            <text:p>-0.101192083677752</text:p>
          </table:table-cell>
          <table:table-cell office:value-type="float" office:value="0.747013715871884" calcext:value-type="float">
            <text:p>0.747013715871884</text:p>
          </table:table-cell>
          <table:table-cell office:value-type="float" office:value="0.261867002376045" calcext:value-type="float">
            <text:p>0.261867002376045</text:p>
          </table:table-cell>
          <table:table-cell office:value-type="float" office:value="1.53765797615051" calcext:value-type="float">
            <text:p>1.53765797615051</text:p>
          </table:table-cell>
          <table:table-cell office:value-type="float" office:value="0.786720633506775" calcext:value-type="float">
            <text:p>0.786720633506775</text:p>
          </table:table-cell>
          <table:table-cell office:value-type="float" office:value="-0.499621838331222" calcext:value-type="float">
            <text:p>-0.499621838331222</text:p>
          </table:table-cell>
          <table:table-cell office:value-type="float" office:value="-0.0741201266646385" calcext:value-type="float">
            <text:p>-0.0741201266646385</text:p>
          </table:table-cell>
          <table:table-cell office:value-type="float" office:value="-0.679450690746307" calcext:value-type="float">
            <text:p>-0.679450690746307</text:p>
          </table:table-cell>
          <table:table-cell office:value-type="float" office:value="-0.729967772960663" calcext:value-type="float">
            <text:p>-0.729967772960663</text:p>
          </table:table-cell>
          <table:table-cell office:value-type="float" office:value="-0.045279897749424" calcext:value-type="float">
            <text:p>-0.045279897749424</text:p>
          </table:table-cell>
          <table:table-cell office:value-type="float" office:value="-0.0402911268174648" calcext:value-type="float">
            <text:p>-0.0402911268174648</text:p>
          </table:table-cell>
          <table:table-cell office:value-type="float" office:value="0.148638442158699" calcext:value-type="float">
            <text:p>0.14863844215869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3853" calcext:value-type="float">
            <text:p>1419950949.83853</text:p>
          </table:table-cell>
          <table:table-cell office:value-type="string" calcext:value-type="string">
            <text:p>Acceleration</text:p>
          </table:table-cell>
          <table:table-cell office:value-type="float" office:value="-0.122451782226563" calcext:value-type="float">
            <text:p>-0.122451782226563</text:p>
          </table:table-cell>
          <table:table-cell office:value-type="float" office:value="-0.734283447265625" calcext:value-type="float">
            <text:p>-0.734283447265625</text:p>
          </table:table-cell>
          <table:table-cell office:value-type="float" office:value="-0.663711547851563" calcext:value-type="float">
            <text:p>-0.663711547851563</text:p>
          </table:table-cell>
          <table:table-cell table:number-columns-repeated="16"/>
        </table:table-row>
        <table:table-row table:style-name="ro2">
          <table:table-cell office:value-type="float" office:value="1419950949.8388" calcext:value-type="float">
            <text:p>1419950949.8388</text:p>
          </table:table-cell>
          <table:table-cell office:value-type="string" calcext:value-type="string">
            <text:p>Acceleration</text:p>
          </table:table-cell>
          <table:table-cell office:value-type="float" office:value="-0.09490966796875" calcext:value-type="float">
            <text:p>-0.09490966796875</text:p>
          </table:table-cell>
          <table:table-cell office:value-type="float" office:value="-0.75323486328125" calcext:value-type="float">
            <text:p>-0.75323486328125</text:p>
          </table:table-cell>
          <table:table-cell office:value-type="float" office:value="-0.808609008789063" calcext:value-type="float">
            <text:p>-0.808609008789063</text:p>
          </table:table-cell>
          <table:table-cell table:number-columns-repeated="16"/>
        </table:table-row>
        <table:table-row table:style-name="ro2">
          <table:table-cell office:value-type="float" office:value="1419950949.84837" calcext:value-type="float">
            <text:p>1419950949.84837</text:p>
          </table:table-cell>
          <table:table-cell office:value-type="string" calcext:value-type="string">
            <text:p>Magnetic</text:p>
          </table:table-cell>
          <table:table-cell office:value-type="float" office:value="59.6098785400391" calcext:value-type="float">
            <text:p>59.6098785400391</text:p>
          </table:table-cell>
          <table:table-cell office:value-type="float" office:value="229.972229003906" calcext:value-type="float">
            <text:p>229.972229003906</text:p>
          </table:table-cell>
          <table:table-cell office:value-type="float" office:value="131.068145751953" calcext:value-type="float">
            <text:p>131.068145751953</text:p>
          </table:table-cell>
          <table:table-cell table:number-columns-repeated="16"/>
        </table:table-row>
        <table:table-row table:style-name="ro2">
          <table:table-cell office:value-type="float" office:value="1419950949.85245" calcext:value-type="float">
            <text:p>1419950949.85245</text:p>
          </table:table-cell>
          <table:table-cell office:value-type="string" calcext:value-type="string">
            <text:p>Gyro</text:p>
          </table:table-cell>
          <table:table-cell office:value-type="float" office:value="1.4284455728402" calcext:value-type="float">
            <text:p>1.4284455728402</text:p>
          </table:table-cell>
          <table:table-cell office:value-type="float" office:value="0.354774336195451" calcext:value-type="float">
            <text:p>0.354774336195451</text:p>
          </table:table-cell>
          <table:table-cell office:value-type="float" office:value="-0.383507713828534" calcext:value-type="float">
            <text:p>-0.383507713828534</text:p>
          </table:table-cell>
          <table:table-cell table:number-columns-repeated="16"/>
        </table:table-row>
        <table:table-row table:style-name="ro2">
          <table:table-cell office:value-type="float" office:value="1419950949.85276" calcext:value-type="float">
            <text:p>1419950949.85276</text:p>
          </table:table-cell>
          <table:table-cell office:value-type="string" calcext:value-type="string">
            <text:p>Gyro</text:p>
          </table:table-cell>
          <table:table-cell office:value-type="float" office:value="1.31096581398964" calcext:value-type="float">
            <text:p>1.31096581398964</text:p>
          </table:table-cell>
          <table:table-cell office:value-type="float" office:value="-0.376720115158249" calcext:value-type="float">
            <text:p>-0.376720115158249</text:p>
          </table:table-cell>
          <table:table-cell office:value-type="float" office:value="-0.220146483085874" calcext:value-type="float">
            <text:p>-0.220146483085874</text:p>
          </table:table-cell>
          <table:table-cell table:number-columns-repeated="16"/>
        </table:table-row>
        <table:table-row table:style-name="ro2">
          <table:table-cell office:value-type="float" office:value="1419950949.8525" calcext:value-type="float">
            <text:p>1419950949.8525</text:p>
          </table:table-cell>
          <table:table-cell office:value-type="string" calcext:value-type="string">
            <text:p>Motion</text:p>
          </table:table-cell>
          <table:table-cell office:value-type="float" office:value="1.46513795852661" calcext:value-type="float">
            <text:p>1.46513795852661</text:p>
          </table:table-cell>
          <table:table-cell office:value-type="float" office:value="0.779299378395081" calcext:value-type="float">
            <text:p>0.779299378395081</text:p>
          </table:table-cell>
          <table:table-cell office:value-type="float" office:value="-0.46784046292305" calcext:value-type="float">
            <text:p>-0.46784046292305</text:p>
          </table:table-cell>
          <table:table-cell office:value-type="float" office:value="-0.0894695835690378" calcext:value-type="float">
            <text:p>-0.0894695835690378</text:p>
          </table:table-cell>
          <table:table-cell office:value-type="float" office:value="0.763180310214837" calcext:value-type="float">
            <text:p>0.763180310214837</text:p>
          </table:table-cell>
          <table:table-cell office:value-type="float" office:value="0.257006234279283" calcext:value-type="float">
            <text:p>0.257006234279283</text:p>
          </table:table-cell>
          <table:table-cell office:value-type="float" office:value="1.46513795852661" calcext:value-type="float">
            <text:p>1.46513795852661</text:p>
          </table:table-cell>
          <table:table-cell office:value-type="float" office:value="0.779299378395081" calcext:value-type="float">
            <text:p>0.779299378395081</text:p>
          </table:table-cell>
          <table:table-cell office:value-type="float" office:value="-0.46784046292305" calcext:value-type="float">
            <text:p>-0.46784046292305</text:p>
          </table:table-cell>
          <table:table-cell office:value-type="float" office:value="-0.0645681992173195" calcext:value-type="float">
            <text:p>-0.0645681992173195</text:p>
          </table:table-cell>
          <table:table-cell office:value-type="float" office:value="-0.69122314453125" calcext:value-type="float">
            <text:p>-0.69122314453125</text:p>
          </table:table-cell>
          <table:table-cell office:value-type="float" office:value="-0.719751000404358" calcext:value-type="float">
            <text:p>-0.719751000404358</text:p>
          </table:table-cell>
          <table:table-cell office:value-type="float" office:value="-0.057883583009243" calcext:value-type="float">
            <text:p>-0.057883583009243</text:p>
          </table:table-cell>
          <table:table-cell office:value-type="float" office:value="-0.0430602878332138" calcext:value-type="float">
            <text:p>-0.0430602878332138</text:p>
          </table:table-cell>
          <table:table-cell office:value-type="float" office:value="0.0560394451022148" calcext:value-type="float">
            <text:p>0.056039445102214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5769" calcext:value-type="float">
            <text:p>1419950949.85769</text:p>
          </table:table-cell>
          <table:table-cell office:value-type="string" calcext:value-type="string">
            <text:p>Acceleration</text:p>
          </table:table-cell>
          <table:table-cell office:value-type="float" office:value="-0.025604248046875" calcext:value-type="float">
            <text:p>-0.025604248046875</text:p>
          </table:table-cell>
          <table:table-cell office:value-type="float" office:value="-0.7840576171875" calcext:value-type="float">
            <text:p>-0.7840576171875</text:p>
          </table:table-cell>
          <table:table-cell office:value-type="float" office:value="-0.889144897460938" calcext:value-type="float">
            <text:p>-0.889144897460938</text:p>
          </table:table-cell>
          <table:table-cell table:number-columns-repeated="16"/>
        </table:table-row>
        <table:table-row table:style-name="ro2">
          <table:table-cell office:value-type="float" office:value="1419950949.85771" calcext:value-type="float">
            <text:p>1419950949.85771</text:p>
          </table:table-cell>
          <table:table-cell office:value-type="string" calcext:value-type="string">
            <text:p>Acceleration</text:p>
          </table:table-cell>
          <table:table-cell office:value-type="float" office:value="0.040252685546875" calcext:value-type="float">
            <text:p>0.040252685546875</text:p>
          </table:table-cell>
          <table:table-cell office:value-type="float" office:value="-0.798553466796875" calcext:value-type="float">
            <text:p>-0.798553466796875</text:p>
          </table:table-cell>
          <table:table-cell office:value-type="float" office:value="-0.828323364257813" calcext:value-type="float">
            <text:p>-0.828323364257813</text:p>
          </table:table-cell>
          <table:table-cell table:number-columns-repeated="16"/>
        </table:table-row>
        <table:table-row table:style-name="ro2">
          <table:table-cell office:value-type="float" office:value="1419950949.86842" calcext:value-type="float">
            <text:p>1419950949.86842</text:p>
          </table:table-cell>
          <table:table-cell office:value-type="string" calcext:value-type="string">
            <text:p>Gyro</text:p>
          </table:table-cell>
          <table:table-cell office:value-type="float" office:value="1.16965395917619" calcext:value-type="float">
            <text:p>1.16965395917619</text:p>
          </table:table-cell>
          <table:table-cell office:value-type="float" office:value="-0.868540721049177" calcext:value-type="float">
            <text:p>-0.868540721049177</text:p>
          </table:table-cell>
          <table:table-cell office:value-type="float" office:value="-0.0543268883409624" calcext:value-type="float">
            <text:p>-0.0543268883409624</text:p>
          </table:table-cell>
          <table:table-cell table:number-columns-repeated="16"/>
        </table:table-row>
        <table:table-row table:style-name="ro2">
          <table:table-cell office:value-type="float" office:value="1419950949.86821" calcext:value-type="float">
            <text:p>1419950949.86821</text:p>
          </table:table-cell>
          <table:table-cell office:value-type="string" calcext:value-type="string">
            <text:p>Motion</text:p>
          </table:table-cell>
          <table:table-cell office:value-type="float" office:value="1.43768930435181" calcext:value-type="float">
            <text:p>1.43768930435181</text:p>
          </table:table-cell>
          <table:table-cell office:value-type="float" office:value="0.381808251142502" calcext:value-type="float">
            <text:p>0.381808251142502</text:p>
          </table:table-cell>
          <table:table-cell office:value-type="float" office:value="-0.400689661502838" calcext:value-type="float">
            <text:p>-0.400689661502838</text:p>
          </table:table-cell>
          <table:table-cell office:value-type="float" office:value="-0.0808574769677161" calcext:value-type="float">
            <text:p>-0.0808574769677161</text:p>
          </table:table-cell>
          <table:table-cell office:value-type="float" office:value="0.778931815641525" calcext:value-type="float">
            <text:p>0.778931815641525</text:p>
          </table:table-cell>
          <table:table-cell office:value-type="float" office:value="0.25257622235361" calcext:value-type="float">
            <text:p>0.25257622235361</text:p>
          </table:table-cell>
          <table:table-cell office:value-type="float" office:value="1.43768930435181" calcext:value-type="float">
            <text:p>1.43768930435181</text:p>
          </table:table-cell>
          <table:table-cell office:value-type="float" office:value="0.381808251142502" calcext:value-type="float">
            <text:p>0.381808251142502</text:p>
          </table:table-cell>
          <table:table-cell office:value-type="float" office:value="-0.400689661502838" calcext:value-type="float">
            <text:p>-0.400689661502838</text:p>
          </table:table-cell>
          <table:table-cell office:value-type="float" office:value="-0.0574807040393353" calcext:value-type="float">
            <text:p>-0.0574807040393353</text:p>
          </table:table-cell>
          <table:table-cell office:value-type="float" office:value="-0.702519655227661" calcext:value-type="float">
            <text:p>-0.702519655227661</text:p>
          </table:table-cell>
          <table:table-cell office:value-type="float" office:value="-0.709339201450348" calcext:value-type="float">
            <text:p>-0.709339201450348</text:p>
          </table:table-cell>
          <table:table-cell office:value-type="float" office:value="-0.0374289639294148" calcext:value-type="float">
            <text:p>-0.0374289639294148</text:p>
          </table:table-cell>
          <table:table-cell office:value-type="float" office:value="-0.0507152304053307" calcext:value-type="float">
            <text:p>-0.0507152304053307</text:p>
          </table:table-cell>
          <table:table-cell office:value-type="float" office:value="-0.0992697849869728" calcext:value-type="float">
            <text:p>-0.099269784986972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6877" calcext:value-type="float">
            <text:p>1419950949.86877</text:p>
          </table:table-cell>
          <table:table-cell office:value-type="string" calcext:value-type="string">
            <text:p>Motion</text:p>
          </table:table-cell>
          <table:table-cell office:value-type="float" office:value="1.32020950317383" calcext:value-type="float">
            <text:p>1.32020950317383</text:p>
          </table:table-cell>
          <table:table-cell office:value-type="float" office:value="-0.349686235189438" calcext:value-type="float">
            <text:p>-0.349686235189438</text:p>
          </table:table-cell>
          <table:table-cell office:value-type="float" office:value="-0.237328410148621" calcext:value-type="float">
            <text:p>-0.237328410148621</text:p>
          </table:table-cell>
          <table:table-cell office:value-type="float" office:value="-0.080827707373718" calcext:value-type="float">
            <text:p>-0.080827707373718</text:p>
          </table:table-cell>
          <table:table-cell office:value-type="float" office:value="0.793534367807759" calcext:value-type="float">
            <text:p>0.793534367807759</text:p>
          </table:table-cell>
          <table:table-cell office:value-type="float" office:value="0.249964594655134" calcext:value-type="float">
            <text:p>0.249964594655134</text:p>
          </table:table-cell>
          <table:table-cell office:value-type="float" office:value="1.32020950317383" calcext:value-type="float">
            <text:p>1.32020950317383</text:p>
          </table:table-cell>
          <table:table-cell office:value-type="float" office:value="-0.349686235189438" calcext:value-type="float">
            <text:p>-0.349686235189438</text:p>
          </table:table-cell>
          <table:table-cell office:value-type="float" office:value="-0.237328410148621" calcext:value-type="float">
            <text:p>-0.237328410148621</text:p>
          </table:table-cell>
          <table:table-cell office:value-type="float" office:value="-0.0566252134740353" calcext:value-type="float">
            <text:p>-0.0566252134740353</text:p>
          </table:table-cell>
          <table:table-cell office:value-type="float" office:value="-0.712836503982544" calcext:value-type="float">
            <text:p>-0.712836503982544</text:p>
          </table:table-cell>
          <table:table-cell office:value-type="float" office:value="-0.699040591716766" calcext:value-type="float">
            <text:p>-0.699040591716766</text:p>
          </table:table-cell>
          <table:table-cell office:value-type="float" office:value="0.0310209672898054" calcext:value-type="float">
            <text:p>0.0310209672898054</text:p>
          </table:table-cell>
          <table:table-cell office:value-type="float" office:value="-0.0712211355566979" calcext:value-type="float">
            <text:p>-0.0712211355566979</text:p>
          </table:table-cell>
          <table:table-cell office:value-type="float" office:value="-0.190104305744171" calcext:value-type="float">
            <text:p>-0.1901043057441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7449" calcext:value-type="float">
            <text:p>1419950949.87449</text:p>
          </table:table-cell>
          <table:table-cell office:value-type="string" calcext:value-type="string">
            <text:p>Magnetic</text:p>
          </table:table-cell>
          <table:table-cell office:value-type="float" office:value="59.7792205810547" calcext:value-type="float">
            <text:p>59.7792205810547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29.915542602539" calcext:value-type="float">
            <text:p>129.915542602539</text:p>
          </table:table-cell>
          <table:table-cell table:number-columns-repeated="16"/>
        </table:table-row>
        <table:table-row table:style-name="ro2">
          <table:table-cell office:value-type="float" office:value="1419950949.87705" calcext:value-type="float">
            <text:p>1419950949.87705</text:p>
          </table:table-cell>
          <table:table-cell office:value-type="string" calcext:value-type="string">
            <text:p>Acceleration</text:p>
          </table:table-cell>
          <table:table-cell office:value-type="float" office:value="0.082122802734375" calcext:value-type="float">
            <text:p>0.082122802734375</text:p>
          </table:table-cell>
          <table:table-cell office:value-type="float" office:value="-0.779891967773438" calcext:value-type="float">
            <text:p>-0.779891967773438</text:p>
          </table:table-cell>
          <table:table-cell office:value-type="float" office:value="-0.654052734375" calcext:value-type="float">
            <text:p>-0.654052734375</text:p>
          </table:table-cell>
          <table:table-cell table:number-columns-repeated="16"/>
        </table:table-row>
        <table:table-row table:style-name="ro2">
          <table:table-cell office:value-type="float" office:value="1419950949.87733" calcext:value-type="float">
            <text:p>1419950949.87733</text:p>
          </table:table-cell>
          <table:table-cell office:value-type="string" calcext:value-type="string">
            <text:p>Acceleration</text:p>
          </table:table-cell>
          <table:table-cell office:value-type="float" office:value="0.0580902099609375" calcext:value-type="float">
            <text:p>0.0580902099609375</text:p>
          </table:table-cell>
          <table:table-cell office:value-type="float" office:value="-0.7427978515625" calcext:value-type="float">
            <text:p>-0.7427978515625</text:p>
          </table:table-cell>
          <table:table-cell office:value-type="float" office:value="-0.459793090820313" calcext:value-type="float">
            <text:p>-0.459793090820313</text:p>
          </table:table-cell>
          <table:table-cell table:number-columns-repeated="16"/>
        </table:table-row>
        <table:table-row table:style-name="ro2">
          <table:table-cell office:value-type="float" office:value="1419950949.88422" calcext:value-type="float">
            <text:p>1419950949.88422</text:p>
          </table:table-cell>
          <table:table-cell office:value-type="string" calcext:value-type="string">
            <text:p>Gyro</text:p>
          </table:table-cell>
          <table:table-cell office:value-type="float" office:value="1.08667385435095" calcext:value-type="float">
            <text:p>1.08667385435095</text:p>
          </table:table-cell>
          <table:table-cell office:value-type="float" office:value="-0.87386837480988" calcext:value-type="float">
            <text:p>-0.87386837480988</text:p>
          </table:table-cell>
          <table:table-cell office:value-type="float" office:value="0.124466561970379" calcext:value-type="float">
            <text:p>0.124466561970379</text:p>
          </table:table-cell>
          <table:table-cell table:number-columns-repeated="16"/>
        </table:table-row>
        <table:table-row table:style-name="ro2">
          <table:table-cell office:value-type="float" office:value="1419950949.88465" calcext:value-type="float">
            <text:p>1419950949.88465</text:p>
          </table:table-cell>
          <table:table-cell office:value-type="string" calcext:value-type="string">
            <text:p>Gyro</text:p>
          </table:table-cell>
          <table:table-cell office:value-type="float" office:value="1.00322077211612" calcext:value-type="float">
            <text:p>1.00322077211612</text:p>
          </table:table-cell>
          <table:table-cell office:value-type="float" office:value="-0.530837247441134" calcext:value-type="float">
            <text:p>-0.530837247441134</text:p>
          </table:table-cell>
          <table:table-cell office:value-type="float" office:value="0.234193059939388" calcext:value-type="float">
            <text:p>0.234193059939388</text:p>
          </table:table-cell>
          <table:table-cell table:number-columns-repeated="16"/>
        </table:table-row>
        <table:table-row table:style-name="ro2">
          <table:table-cell office:value-type="float" office:value="1419950949.88445" calcext:value-type="float">
            <text:p>1419950949.88445</text:p>
          </table:table-cell>
          <table:table-cell office:value-type="string" calcext:value-type="string">
            <text:p>Motion</text:p>
          </table:table-cell>
          <table:table-cell office:value-type="float" office:value="1.17889761924744" calcext:value-type="float">
            <text:p>1.17889761924744</text:p>
          </table:table-cell>
          <table:table-cell office:value-type="float" office:value="-0.841506898403168" calcext:value-type="float">
            <text:p>-0.841506898403168</text:p>
          </table:table-cell>
          <table:table-cell office:value-type="float" office:value="-0.0715087801218033" calcext:value-type="float">
            <text:p>-0.0715087801218033</text:p>
          </table:table-cell>
          <table:table-cell office:value-type="float" office:value="-0.0886649303099487" calcext:value-type="float">
            <text:p>-0.0886649303099487</text:p>
          </table:table-cell>
          <table:table-cell office:value-type="float" office:value="0.806501294248344" calcext:value-type="float">
            <text:p>0.806501294248344</text:p>
          </table:table-cell>
          <table:table-cell office:value-type="float" office:value="0.249822294554633" calcext:value-type="float">
            <text:p>0.249822294554633</text:p>
          </table:table-cell>
          <table:table-cell office:value-type="float" office:value="1.17889761924744" calcext:value-type="float">
            <text:p>1.17889761924744</text:p>
          </table:table-cell>
          <table:table-cell office:value-type="float" office:value="-0.841506898403168" calcext:value-type="float">
            <text:p>-0.841506898403168</text:p>
          </table:table-cell>
          <table:table-cell office:value-type="float" office:value="-0.0715087801218033" calcext:value-type="float">
            <text:p>-0.0715087801218033</text:p>
          </table:table-cell>
          <table:table-cell office:value-type="float" office:value="-0.0612782761454582" calcext:value-type="float">
            <text:p>-0.0612782761454582</text:p>
          </table:table-cell>
          <table:table-cell office:value-type="float" office:value="-0.721870422363281" calcext:value-type="float">
            <text:p>-0.721870422363281</text:p>
          </table:table-cell>
          <table:table-cell office:value-type="float" office:value="-0.689309895038605" calcext:value-type="float">
            <text:p>-0.689309895038605</text:p>
          </table:table-cell>
          <table:table-cell office:value-type="float" office:value="0.101530961692333" calcext:value-type="float">
            <text:p>0.101530961692333</text:p>
          </table:table-cell>
          <table:table-cell office:value-type="float" office:value="-0.0766830742359161" calcext:value-type="float">
            <text:p>-0.0766830742359161</text:p>
          </table:table-cell>
          <table:table-cell office:value-type="float" office:value="-0.139013484120369" calcext:value-type="float">
            <text:p>-0.1390134841203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8966" calcext:value-type="float">
            <text:p>1419950949.8966</text:p>
          </table:table-cell>
          <table:table-cell office:value-type="string" calcext:value-type="string">
            <text:p>Acceleration</text:p>
          </table:table-cell>
          <table:table-cell office:value-type="float" office:value="-0.0145263671875" calcext:value-type="float">
            <text:p>-0.0145263671875</text:p>
          </table:table-cell>
          <table:table-cell office:value-type="float" office:value="-0.706787109375" calcext:value-type="float">
            <text:p>-0.706787109375</text:p>
          </table:table-cell>
          <table:table-cell office:value-type="float" office:value="-0.345840454101562" calcext:value-type="float">
            <text:p>-0.345840454101562</text:p>
          </table:table-cell>
          <table:table-cell table:number-columns-repeated="16"/>
        </table:table-row>
        <table:table-row table:style-name="ro2">
          <table:table-cell office:value-type="float" office:value="1419950949.89687" calcext:value-type="float">
            <text:p>1419950949.89687</text:p>
          </table:table-cell>
          <table:table-cell office:value-type="string" calcext:value-type="string">
            <text:p>Acceleration</text:p>
          </table:table-cell>
          <table:table-cell office:value-type="float" office:value="-0.119384765625" calcext:value-type="float">
            <text:p>-0.119384765625</text:p>
          </table:table-cell>
          <table:table-cell office:value-type="float" office:value="-0.697158813476563" calcext:value-type="float">
            <text:p>-0.697158813476563</text:p>
          </table:table-cell>
          <table:table-cell office:value-type="float" office:value="-0.303314208984375" calcext:value-type="float">
            <text:p>-0.303314208984375</text:p>
          </table:table-cell>
          <table:table-cell table:number-columns-repeated="16"/>
        </table:table-row>
        <table:table-row table:style-name="ro2">
          <table:table-cell office:value-type="float" office:value="1419950949.90075" calcext:value-type="float">
            <text:p>1419950949.90075</text:p>
          </table:table-cell>
          <table:table-cell office:value-type="string" calcext:value-type="string">
            <text:p>Gyro</text:p>
          </table:table-cell>
          <table:table-cell office:value-type="float" office:value="0.853302912240071" calcext:value-type="float">
            <text:p>0.853302912240071</text:p>
          </table:table-cell>
          <table:table-cell office:value-type="float" office:value="-0.0842640147867611" calcext:value-type="float">
            <text:p>-0.0842640147867611</text:p>
          </table:table-cell>
          <table:table-cell office:value-type="float" office:value="0.205331584257872" calcext:value-type="float">
            <text:p>0.205331584257872</text:p>
          </table:table-cell>
          <table:table-cell table:number-columns-repeated="16"/>
        </table:table-row>
        <table:table-row table:style-name="ro2">
          <table:table-cell office:value-type="float" office:value="1419950949.90035" calcext:value-type="float">
            <text:p>1419950949.90035</text:p>
          </table:table-cell>
          <table:table-cell office:value-type="string" calcext:value-type="string">
            <text:p>Motion</text:p>
          </table:table-cell>
          <table:table-cell office:value-type="float" office:value="1.0959175825119" calcext:value-type="float">
            <text:p>1.0959175825119</text:p>
          </table:table-cell>
          <table:table-cell office:value-type="float" office:value="-0.846834599971771" calcext:value-type="float">
            <text:p>-0.846834599971771</text:p>
          </table:table-cell>
          <table:table-cell office:value-type="float" office:value="0.107284724712372" calcext:value-type="float">
            <text:p>0.107284724712372</text:p>
          </table:table-cell>
          <table:table-cell office:value-type="float" office:value="-0.0998755688724929" calcext:value-type="float">
            <text:p>-0.0998755688724929</text:p>
          </table:table-cell>
          <table:table-cell office:value-type="float" office:value="0.818250217373912" calcext:value-type="float">
            <text:p>0.818250217373912</text:p>
          </table:table-cell>
          <table:table-cell office:value-type="float" office:value="0.25238907588339" calcext:value-type="float">
            <text:p>0.25238907588339</text:p>
          </table:table-cell>
          <table:table-cell office:value-type="float" office:value="1.0959175825119" calcext:value-type="float">
            <text:p>1.0959175825119</text:p>
          </table:table-cell>
          <table:table-cell office:value-type="float" office:value="-0.846834599971771" calcext:value-type="float">
            <text:p>-0.846834599971771</text:p>
          </table:table-cell>
          <table:table-cell office:value-type="float" office:value="0.107284724712372" calcext:value-type="float">
            <text:p>0.107284724712372</text:p>
          </table:table-cell>
          <table:table-cell office:value-type="float" office:value="-0.0681514665484428" calcext:value-type="float">
            <text:p>-0.0681514665484428</text:p>
          </table:table-cell>
          <table:table-cell office:value-type="float" office:value="-0.729950964450836" calcext:value-type="float">
            <text:p>-0.729950964450836</text:p>
          </table:table-cell>
          <table:table-cell office:value-type="float" office:value="-0.680093348026276" calcext:value-type="float">
            <text:p>-0.680093348026276</text:p>
          </table:table-cell>
          <table:table-cell office:value-type="float" office:value="0.126241683959961" calcext:value-type="float">
            <text:p>0.126241683959961</text:p>
          </table:table-cell>
          <table:table-cell office:value-type="float" office:value="-0.0128468796610832" calcext:value-type="float">
            <text:p>-0.0128468796610832</text:p>
          </table:table-cell>
          <table:table-cell office:value-type="float" office:value="0.220300257205963" calcext:value-type="float">
            <text:p>0.2203002572059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0153" calcext:value-type="float">
            <text:p>1419950949.90153</text:p>
          </table:table-cell>
          <table:table-cell office:value-type="string" calcext:value-type="string">
            <text:p>Magnetic</text:p>
          </table:table-cell>
          <table:table-cell office:value-type="float" office:value="59.2711944580078" calcext:value-type="float">
            <text:p>59.2711944580078</text:p>
          </table:table-cell>
          <table:table-cell office:value-type="float" office:value="230.988311767578" calcext:value-type="float">
            <text:p>230.988311767578</text:p>
          </table:table-cell>
          <table:table-cell office:value-type="float" office:value="130.738830566406" calcext:value-type="float">
            <text:p>130.738830566406</text:p>
          </table:table-cell>
          <table:table-cell table:number-columns-repeated="16"/>
        </table:table-row>
        <table:table-row table:style-name="ro2">
          <table:table-cell office:value-type="float" office:value="1419950949.90104" calcext:value-type="float">
            <text:p>1419950949.90104</text:p>
          </table:table-cell>
          <table:table-cell office:value-type="string" calcext:value-type="string">
            <text:p>Motion</text:p>
          </table:table-cell>
          <table:table-cell office:value-type="float" office:value="1.01246440410614" calcext:value-type="float">
            <text:p>1.01246440410614</text:p>
          </table:table-cell>
          <table:table-cell office:value-type="float" office:value="-0.503803551197052" calcext:value-type="float">
            <text:p>-0.503803551197052</text:p>
          </table:table-cell>
          <table:table-cell office:value-type="float" office:value="0.217011258006096" calcext:value-type="float">
            <text:p>0.217011258006096</text:p>
          </table:table-cell>
          <table:table-cell office:value-type="float" office:value="-0.10983829481605" calcext:value-type="float">
            <text:p>-0.10983829481605</text:p>
          </table:table-cell>
          <table:table-cell office:value-type="float" office:value="0.829009464879602" calcext:value-type="float">
            <text:p>0.829009464879602</text:p>
          </table:table-cell>
          <table:table-cell office:value-type="float" office:value="0.257175651317921" calcext:value-type="float">
            <text:p>0.257175651317921</text:p>
          </table:table-cell>
          <table:table-cell office:value-type="float" office:value="1.01246440410614" calcext:value-type="float">
            <text:p>1.01246440410614</text:p>
          </table:table-cell>
          <table:table-cell office:value-type="float" office:value="-0.503803551197052" calcext:value-type="float">
            <text:p>-0.503803551197052</text:p>
          </table:table-cell>
          <table:table-cell office:value-type="float" office:value="0.217011258006096" calcext:value-type="float">
            <text:p>0.217011258006096</text:p>
          </table:table-cell>
          <table:table-cell office:value-type="float" office:value="-0.0740583315491676" calcext:value-type="float">
            <text:p>-0.0740583315491676</text:p>
          </table:table-cell>
          <table:table-cell office:value-type="float" office:value="-0.737262547016144" calcext:value-type="float">
            <text:p>-0.737262547016144</text:p>
          </table:table-cell>
          <table:table-cell office:value-type="float" office:value="-0.671535074710846" calcext:value-type="float">
            <text:p>-0.671535074710846</text:p>
          </table:table-cell>
          <table:table-cell office:value-type="float" office:value="0.0595319643616676" calcext:value-type="float">
            <text:p>0.0595319643616676</text:p>
          </table:table-cell>
          <table:table-cell office:value-type="float" office:value="0.0304754115641117" calcext:value-type="float">
            <text:p>0.0304754115641117</text:p>
          </table:table-cell>
          <table:table-cell office:value-type="float" office:value="0.325694620609283" calcext:value-type="float">
            <text:p>0.3256946206092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1628" calcext:value-type="float">
            <text:p>1419950949.91628</text:p>
          </table:table-cell>
          <table:table-cell office:value-type="string" calcext:value-type="string">
            <text:p>Acceleration</text:p>
          </table:table-cell>
          <table:table-cell office:value-type="float" office:value="-0.232421875" calcext:value-type="float">
            <text:p>-0.232421875</text:p>
          </table:table-cell>
          <table:table-cell office:value-type="float" office:value="-0.689804077148438" calcext:value-type="float">
            <text:p>-0.689804077148438</text:p>
          </table:table-cell>
          <table:table-cell office:value-type="float" office:value="-0.361907958984375" calcext:value-type="float">
            <text:p>-0.361907958984375</text:p>
          </table:table-cell>
          <table:table-cell table:number-columns-repeated="16"/>
        </table:table-row>
        <table:table-row table:style-name="ro2">
          <table:table-cell office:value-type="float" office:value="1419950949.91714" calcext:value-type="float">
            <text:p>1419950949.91714</text:p>
          </table:table-cell>
          <table:table-cell office:value-type="string" calcext:value-type="string">
            <text:p>Acceleration</text:p>
          </table:table-cell>
          <table:table-cell office:value-type="float" office:value="-0.306594848632812" calcext:value-type="float">
            <text:p>-0.306594848632812</text:p>
          </table:table-cell>
          <table:table-cell office:value-type="float" office:value="-0.673873901367188" calcext:value-type="float">
            <text:p>-0.673873901367188</text:p>
          </table:table-cell>
          <table:table-cell office:value-type="float" office:value="-0.461227416992188" calcext:value-type="float">
            <text:p>-0.461227416992188</text:p>
          </table:table-cell>
          <table:table-cell table:number-columns-repeated="16"/>
        </table:table-row>
        <table:table-row table:style-name="ro2">
          <table:table-cell office:value-type="float" office:value="1419950949.9172" calcext:value-type="float">
            <text:p>1419950949.9172</text:p>
          </table:table-cell>
          <table:table-cell office:value-type="string" calcext:value-type="string">
            <text:p>Gyro</text:p>
          </table:table-cell>
          <table:table-cell office:value-type="float" office:value="0.729039283144755" calcext:value-type="float">
            <text:p>0.729039283144755</text:p>
          </table:table-cell>
          <table:table-cell office:value-type="float" office:value="0.391910519699952" calcext:value-type="float">
            <text:p>0.391910519699952</text:p>
          </table:table-cell>
          <table:table-cell office:value-type="float" office:value="0.0279376250993672" calcext:value-type="float">
            <text:p>0.0279376250993672</text:p>
          </table:table-cell>
          <table:table-cell table:number-columns-repeated="16"/>
        </table:table-row>
        <table:table-row table:style-name="ro2">
          <table:table-cell office:value-type="float" office:value="1419950949.91755" calcext:value-type="float">
            <text:p>1419950949.91755</text:p>
          </table:table-cell>
          <table:table-cell office:value-type="string" calcext:value-type="string">
            <text:p>Gyro</text:p>
          </table:table-cell>
          <table:table-cell office:value-type="float" office:value="0.707808829250753" calcext:value-type="float">
            <text:p>0.707808829250753</text:p>
          </table:table-cell>
          <table:table-cell office:value-type="float" office:value="0.790805978306963" calcext:value-type="float">
            <text:p>0.790805978306963</text:p>
          </table:table-cell>
          <table:table-cell office:value-type="float" office:value="-0.24278548288042" calcext:value-type="float">
            <text:p>-0.24278548288042</text:p>
          </table:table-cell>
          <table:table-cell table:number-columns-repeated="16"/>
        </table:table-row>
        <table:table-row table:style-name="ro2">
          <table:table-cell office:value-type="float" office:value="1419950949.91749" calcext:value-type="float">
            <text:p>1419950949.91749</text:p>
          </table:table-cell>
          <table:table-cell office:value-type="string" calcext:value-type="string">
            <text:p>Motion</text:p>
          </table:table-cell>
          <table:table-cell office:value-type="float" office:value="0.862546503543854" calcext:value-type="float">
            <text:p>0.862546503543854</text:p>
          </table:table-cell>
          <table:table-cell office:value-type="float" office:value="-0.0572304055094719" calcext:value-type="float">
            <text:p>-0.0572304055094719</text:p>
          </table:table-cell>
          <table:table-cell office:value-type="float" office:value="0.188149809837341" calcext:value-type="float">
            <text:p>0.188149809837341</text:p>
          </table:table-cell>
          <table:table-cell office:value-type="float" office:value="-0.115175535306547" calcext:value-type="float">
            <text:p>-0.115175535306547</text:p>
          </table:table-cell>
          <table:table-cell office:value-type="float" office:value="0.838332039146096" calcext:value-type="float">
            <text:p>0.838332039146096</text:p>
          </table:table-cell>
          <table:table-cell office:value-type="float" office:value="0.261952879744793" calcext:value-type="float">
            <text:p>0.261952879744793</text:p>
          </table:table-cell>
          <table:table-cell office:value-type="float" office:value="0.862546503543854" calcext:value-type="float">
            <text:p>0.862546503543854</text:p>
          </table:table-cell>
          <table:table-cell office:value-type="float" office:value="-0.0572304055094719" calcext:value-type="float">
            <text:p>-0.0572304055094719</text:p>
          </table:table-cell>
          <table:table-cell office:value-type="float" office:value="0.188149809837341" calcext:value-type="float">
            <text:p>0.188149809837341</text:p>
          </table:table-cell>
          <table:table-cell office:value-type="float" office:value="-0.0768481642007828" calcext:value-type="float">
            <text:p>-0.0768481642007828</text:p>
          </table:table-cell>
          <table:table-cell office:value-type="float" office:value="-0.743528783321381" calcext:value-type="float">
            <text:p>-0.743528783321381</text:p>
          </table:table-cell>
          <table:table-cell office:value-type="float" office:value="-0.664273500442505" calcext:value-type="float">
            <text:p>-0.664273500442505</text:p>
          </table:table-cell>
          <table:table-cell office:value-type="float" office:value="-0.0425365976989269" calcext:value-type="float">
            <text:p>-0.0425365976989269</text:p>
          </table:table-cell>
          <table:table-cell office:value-type="float" office:value="0.0463699698448181" calcext:value-type="float">
            <text:p>0.0463699698448181</text:p>
          </table:table-cell>
          <table:table-cell office:value-type="float" office:value="0.360959321260452" calcext:value-type="float">
            <text:p>0.3609593212604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2651" calcext:value-type="float">
            <text:p>1419950949.92651</text:p>
          </table:table-cell>
          <table:table-cell office:value-type="string" calcext:value-type="string">
            <text:p>Magnetic</text:p>
          </table:table-cell>
          <table:table-cell office:value-type="float" office:value="58.7631530761719" calcext:value-type="float">
            <text:p>58.7631530761719</text:p>
          </table:table-cell>
          <table:table-cell office:value-type="float" office:value="230.141571044922" calcext:value-type="float">
            <text:p>230.141571044922</text:p>
          </table:table-cell>
          <table:table-cell office:value-type="float" office:value="129.586227416992" calcext:value-type="float">
            <text:p>129.586227416992</text:p>
          </table:table-cell>
          <table:table-cell table:number-columns-repeated="16"/>
        </table:table-row>
        <table:table-row table:style-name="ro2">
          <table:table-cell office:value-type="float" office:value="1419950949.93233" calcext:value-type="float">
            <text:p>1419950949.93233</text:p>
          </table:table-cell>
          <table:table-cell office:value-type="string" calcext:value-type="string">
            <text:p>Gyro</text:p>
          </table:table-cell>
          <table:table-cell office:value-type="float" office:value="0.840035576321514" calcext:value-type="float">
            <text:p>0.840035576321514</text:p>
          </table:table-cell>
          <table:table-cell office:value-type="float" office:value="1.09559704189937" calcext:value-type="float">
            <text:p>1.09559704189937</text:p>
          </table:table-cell>
          <table:table-cell office:value-type="float" office:value="-0.525640887522172" calcext:value-type="float">
            <text:p>-0.525640887522172</text:p>
          </table:table-cell>
          <table:table-cell table:number-columns-repeated="16"/>
        </table:table-row>
        <table:table-row table:style-name="ro2">
          <table:table-cell office:value-type="float" office:value="1419950949.9321" calcext:value-type="float">
            <text:p>1419950949.9321</text:p>
          </table:table-cell>
          <table:table-cell office:value-type="string" calcext:value-type="string">
            <text:p>Motion</text:p>
          </table:table-cell>
          <table:table-cell office:value-type="float" office:value="0.738282859325409" calcext:value-type="float">
            <text:p>0.738282859325409</text:p>
          </table:table-cell>
          <table:table-cell office:value-type="float" office:value="0.418944090604782" calcext:value-type="float">
            <text:p>0.418944090604782</text:p>
          </table:table-cell>
          <table:table-cell office:value-type="float" office:value="0.0107558965682983" calcext:value-type="float">
            <text:p>0.0107558965682983</text:p>
          </table:table-cell>
          <table:table-cell office:value-type="float" office:value="-0.113784044597547" calcext:value-type="float">
            <text:p>-0.113784044597547</text:p>
          </table:table-cell>
          <table:table-cell office:value-type="float" office:value="0.846299176947345" calcext:value-type="float">
            <text:p>0.846299176947345</text:p>
          </table:table-cell>
          <table:table-cell office:value-type="float" office:value="0.264389860115123" calcext:value-type="float">
            <text:p>0.264389860115123</text:p>
          </table:table-cell>
          <table:table-cell office:value-type="float" office:value="0.738282859325409" calcext:value-type="float">
            <text:p>0.738282859325409</text:p>
          </table:table-cell>
          <table:table-cell office:value-type="float" office:value="0.418944090604782" calcext:value-type="float">
            <text:p>0.418944090604782</text:p>
          </table:table-cell>
          <table:table-cell office:value-type="float" office:value="0.0107558965682983" calcext:value-type="float">
            <text:p>0.0107558965682983</text:p>
          </table:table-cell>
          <table:table-cell office:value-type="float" office:value="-0.0752487778663635" calcext:value-type="float">
            <text:p>-0.0752487778663635</text:p>
          </table:table-cell>
          <table:table-cell office:value-type="float" office:value="-0.748832762241364" calcext:value-type="float">
            <text:p>-0.748832762241364</text:p>
          </table:table-cell>
          <table:table-cell office:value-type="float" office:value="-0.658473312854767" calcext:value-type="float">
            <text:p>-0.658473312854767</text:p>
          </table:table-cell>
          <table:table-cell office:value-type="float" office:value="-0.157173097133637" calcext:value-type="float">
            <text:p>-0.157173097133637</text:p>
          </table:table-cell>
          <table:table-cell office:value-type="float" office:value="0.0590287074446678" calcext:value-type="float">
            <text:p>0.0590287074446678</text:p>
          </table:table-cell>
          <table:table-cell office:value-type="float" office:value="0.296565324068069" calcext:value-type="float">
            <text:p>0.2965653240680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3263" calcext:value-type="float">
            <text:p>1419950949.93263</text:p>
          </table:table-cell>
          <table:table-cell office:value-type="string" calcext:value-type="string">
            <text:p>Motion</text:p>
          </table:table-cell>
          <table:table-cell office:value-type="float" office:value="0.717052459716797" calcext:value-type="float">
            <text:p>0.717052459716797</text:p>
          </table:table-cell>
          <table:table-cell office:value-type="float" office:value="0.817839503288269" calcext:value-type="float">
            <text:p>0.817839503288269</text:p>
          </table:table-cell>
          <table:table-cell office:value-type="float" office:value="-0.259967178106308" calcext:value-type="float">
            <text:p>-0.259967178106308</text:p>
          </table:table-cell>
          <table:table-cell office:value-type="float" office:value="-0.104855269769355" calcext:value-type="float">
            <text:p>-0.104855269769355</text:p>
          </table:table-cell>
          <table:table-cell office:value-type="float" office:value="0.854112784551329" calcext:value-type="float">
            <text:p>0.854112784551329</text:p>
          </table:table-cell>
          <table:table-cell office:value-type="float" office:value="0.262676561915521" calcext:value-type="float">
            <text:p>0.262676561915521</text:p>
          </table:table-cell>
          <table:table-cell office:value-type="float" office:value="0.717052459716797" calcext:value-type="float">
            <text:p>0.717052459716797</text:p>
          </table:table-cell>
          <table:table-cell office:value-type="float" office:value="0.817839503288269" calcext:value-type="float">
            <text:p>0.817839503288269</text:p>
          </table:table-cell>
          <table:table-cell office:value-type="float" office:value="-0.259967178106308" calcext:value-type="float">
            <text:p>-0.259967178106308</text:p>
          </table:table-cell>
          <table:table-cell office:value-type="float" office:value="-0.0687519907951355" calcext:value-type="float">
            <text:p>-0.0687519907951355</text:p>
          </table:table-cell>
          <table:table-cell office:value-type="float" office:value="-0.753988385200501" calcext:value-type="float">
            <text:p>-0.753988385200501</text:p>
          </table:table-cell>
          <table:table-cell office:value-type="float" office:value="-0.653279900550842" calcext:value-type="float">
            <text:p>-0.653279900550842</text:p>
          </table:table-cell>
          <table:table-cell office:value-type="float" office:value="-0.237842857837677" calcext:value-type="float">
            <text:p>-0.237842857837677</text:p>
          </table:table-cell>
          <table:table-cell office:value-type="float" office:value="0.0801145136356354" calcext:value-type="float">
            <text:p>0.0801145136356354</text:p>
          </table:table-cell>
          <table:table-cell office:value-type="float" office:value="0.192052483558655" calcext:value-type="float">
            <text:p>0.1920524835586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3589" calcext:value-type="float">
            <text:p>1419950949.93589</text:p>
          </table:table-cell>
          <table:table-cell office:value-type="string" calcext:value-type="string">
            <text:p>Acceleration</text:p>
          </table:table-cell>
          <table:table-cell office:value-type="float" office:value="-0.281585693359375" calcext:value-type="float">
            <text:p>-0.281585693359375</text:p>
          </table:table-cell>
          <table:table-cell office:value-type="float" office:value="-0.705490112304688" calcext:value-type="float">
            <text:p>-0.705490112304688</text:p>
          </table:table-cell>
          <table:table-cell office:value-type="float" office:value="-0.612518310546875" calcext:value-type="float">
            <text:p>-0.612518310546875</text:p>
          </table:table-cell>
          <table:table-cell table:number-columns-repeated="16"/>
        </table:table-row>
        <table:table-row table:style-name="ro2">
          <table:table-cell office:value-type="float" office:value="1419950949.93604" calcext:value-type="float">
            <text:p>1419950949.93604</text:p>
          </table:table-cell>
          <table:table-cell office:value-type="string" calcext:value-type="string">
            <text:p>Acceleration</text:p>
          </table:table-cell>
          <table:table-cell office:value-type="float" office:value="-0.177352905273438" calcext:value-type="float">
            <text:p>-0.177352905273438</text:p>
          </table:table-cell>
          <table:table-cell office:value-type="float" office:value="-0.75787353515625" calcext:value-type="float">
            <text:p>-0.75787353515625</text:p>
          </table:table-cell>
          <table:table-cell office:value-type="float" office:value="-0.679901123046875" calcext:value-type="float">
            <text:p>-0.679901123046875</text:p>
          </table:table-cell>
          <table:table-cell table:number-columns-repeated="16"/>
        </table:table-row>
        <table:table-row table:style-name="ro2">
          <table:table-cell office:value-type="float" office:value="1419950949.9484" calcext:value-type="float">
            <text:p>1419950949.9484</text:p>
          </table:table-cell>
          <table:table-cell office:value-type="string" calcext:value-type="string">
            <text:p>Gyro</text:p>
          </table:table-cell>
          <table:table-cell office:value-type="float" office:value="0.960227232110098" calcext:value-type="float">
            <text:p>0.960227232110098</text:p>
          </table:table-cell>
          <table:table-cell office:value-type="float" office:value="1.14538750163949" calcext:value-type="float">
            <text:p>1.14538750163949</text:p>
          </table:table-cell>
          <table:table-cell office:value-type="float" office:value="-0.654935760548865" calcext:value-type="float">
            <text:p>-0.654935760548865</text:p>
          </table:table-cell>
          <table:table-cell table:number-columns-repeated="16"/>
        </table:table-row>
        <table:table-row table:style-name="ro2">
          <table:table-cell office:value-type="float" office:value="1419950949.94876" calcext:value-type="float">
            <text:p>1419950949.94876</text:p>
          </table:table-cell>
          <table:table-cell office:value-type="string" calcext:value-type="string">
            <text:p>Gyro</text:p>
          </table:table-cell>
          <table:table-cell office:value-type="float" office:value="1.06476509332731" calcext:value-type="float">
            <text:p>1.06476509332731</text:p>
          </table:table-cell>
          <table:table-cell office:value-type="float" office:value="1.0099963865615" calcext:value-type="float">
            <text:p>1.0099963865615</text:p>
          </table:table-cell>
          <table:table-cell office:value-type="float" office:value="-0.745750618985003" calcext:value-type="float">
            <text:p>-0.745750618985003</text:p>
          </table:table-cell>
          <table:table-cell table:number-columns-repeated="16"/>
        </table:table-row>
        <table:table-row table:style-name="ro2">
          <table:table-cell office:value-type="float" office:value="1419950949.94841" calcext:value-type="float">
            <text:p>1419950949.94841</text:p>
          </table:table-cell>
          <table:table-cell office:value-type="string" calcext:value-type="string">
            <text:p>Motion</text:p>
          </table:table-cell>
          <table:table-cell office:value-type="float" office:value="0.8492791056633" calcext:value-type="float">
            <text:p>0.8492791056633</text:p>
          </table:table-cell>
          <table:table-cell office:value-type="float" office:value="1.1226304769516" calcext:value-type="float">
            <text:p>1.1226304769516</text:p>
          </table:table-cell>
          <table:table-cell office:value-type="float" office:value="-0.542822539806366" calcext:value-type="float">
            <text:p>-0.542822539806366</text:p>
          </table:table-cell>
          <table:table-cell office:value-type="float" office:value="-0.0886718992285215" calcext:value-type="float">
            <text:p>-0.0886718992285215</text:p>
          </table:table-cell>
          <table:table-cell office:value-type="float" office:value="0.863159956045223" calcext:value-type="float">
            <text:p>0.863159956045223</text:p>
          </table:table-cell>
          <table:table-cell office:value-type="float" office:value="0.256168808250499" calcext:value-type="float">
            <text:p>0.256168808250499</text:p>
          </table:table-cell>
          <table:table-cell office:value-type="float" office:value="0.8492791056633" calcext:value-type="float">
            <text:p>0.8492791056633</text:p>
          </table:table-cell>
          <table:table-cell office:value-type="float" office:value="1.1226304769516" calcext:value-type="float">
            <text:p>1.1226304769516</text:p>
          </table:table-cell>
          <table:table-cell office:value-type="float" office:value="-0.542822539806366" calcext:value-type="float">
            <text:p>-0.542822539806366</text:p>
          </table:table-cell>
          <table:table-cell office:value-type="float" office:value="-0.0575647279620171" calcext:value-type="float">
            <text:p>-0.0575647279620171</text:p>
          </table:table-cell>
          <table:table-cell office:value-type="float" office:value="-0.759900450706482" calcext:value-type="float">
            <text:p>-0.759900450706482</text:p>
          </table:table-cell>
          <table:table-cell office:value-type="float" office:value="-0.647485613822937" calcext:value-type="float">
            <text:p>-0.647485613822937</text:p>
          </table:table-cell>
          <table:table-cell office:value-type="float" office:value="-0.224020957946777" calcext:value-type="float">
            <text:p>-0.224020957946777</text:p>
          </table:table-cell>
          <table:table-cell office:value-type="float" office:value="0.0544103384017944" calcext:value-type="float">
            <text:p>0.0544103384017944</text:p>
          </table:table-cell>
          <table:table-cell office:value-type="float" office:value="0.0349672958254814" calcext:value-type="float">
            <text:p>0.03496729582548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5264" calcext:value-type="float">
            <text:p>1419950949.95264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109420776367" calcext:value-type="float">
            <text:p>228.109420776367</text:p>
          </table:table-cell>
          <table:table-cell office:value-type="float" office:value="128.598266601563" calcext:value-type="float">
            <text:p>128.598266601563</text:p>
          </table:table-cell>
          <table:table-cell table:number-columns-repeated="16"/>
        </table:table-row>
        <table:table-row table:style-name="ro2">
          <table:table-cell office:value-type="float" office:value="1419950949.95594" calcext:value-type="float">
            <text:p>1419950949.95594</text:p>
          </table:table-cell>
          <table:table-cell office:value-type="string" calcext:value-type="string">
            <text:p>Acceleration</text:p>
          </table:table-cell>
          <table:table-cell office:value-type="float" office:value="-0.136474609375" calcext:value-type="float">
            <text:p>-0.136474609375</text:p>
          </table:table-cell>
          <table:table-cell office:value-type="float" office:value="-0.766067504882813" calcext:value-type="float">
            <text:p>-0.766067504882813</text:p>
          </table:table-cell>
          <table:table-cell office:value-type="float" office:value="-0.753265380859375" calcext:value-type="float">
            <text:p>-0.753265380859375</text:p>
          </table:table-cell>
          <table:table-cell table:number-columns-repeated="16"/>
        </table:table-row>
        <table:table-row table:style-name="ro2">
          <table:table-cell office:value-type="float" office:value="1419950949.95571" calcext:value-type="float">
            <text:p>1419950949.95571</text:p>
          </table:table-cell>
          <table:table-cell office:value-type="string" calcext:value-type="string">
            <text:p>Acceleration</text:p>
          </table:table-cell>
          <table:table-cell office:value-type="float" office:value="-0.0430145263671875" calcext:value-type="float">
            <text:p>-0.0430145263671875</text:p>
          </table:table-cell>
          <table:table-cell office:value-type="float" office:value="-0.801834106445313" calcext:value-type="float">
            <text:p>-0.801834106445313</text:p>
          </table:table-cell>
          <table:table-cell office:value-type="float" office:value="-0.782974243164063" calcext:value-type="float">
            <text:p>-0.782974243164063</text:p>
          </table:table-cell>
          <table:table-cell table:number-columns-repeated="16"/>
        </table:table-row>
        <table:table-row table:style-name="ro2">
          <table:table-cell office:value-type="float" office:value="1419950949.96454" calcext:value-type="float">
            <text:p>1419950949.96454</text:p>
          </table:table-cell>
          <table:table-cell office:value-type="string" calcext:value-type="string">
            <text:p>Gyro</text:p>
          </table:table-cell>
          <table:table-cell office:value-type="float" office:value="1.10000643771622" calcext:value-type="float">
            <text:p>1.10000643771622</text:p>
          </table:table-cell>
          <table:table-cell office:value-type="float" office:value="0.825423610368576" calcext:value-type="float">
            <text:p>0.825423610368576</text:p>
          </table:table-cell>
          <table:table-cell office:value-type="float" office:value="-0.731347977493745" calcext:value-type="float">
            <text:p>-0.731347977493745</text:p>
          </table:table-cell>
          <table:table-cell table:number-columns-repeated="16"/>
        </table:table-row>
        <table:table-row table:style-name="ro2">
          <table:table-cell office:value-type="float" office:value="1419950949.96499" calcext:value-type="float">
            <text:p>1419950949.96499</text:p>
          </table:table-cell>
          <table:table-cell office:value-type="string" calcext:value-type="string">
            <text:p>Motion</text:p>
          </table:table-cell>
          <table:table-cell office:value-type="float" office:value="1.07400858402252" calcext:value-type="float">
            <text:p>1.07400858402252</text:p>
          </table:table-cell>
          <table:table-cell office:value-type="float" office:value="1.03702974319458" calcext:value-type="float">
            <text:p>1.03702974319458</text:p>
          </table:table-cell>
          <table:table-cell office:value-type="float" office:value="-0.762932181358337" calcext:value-type="float">
            <text:p>-0.762932181358337</text:p>
          </table:table-cell>
          <table:table-cell office:value-type="float" office:value="-0.0487438813067957" calcext:value-type="float">
            <text:p>-0.0487438813067957</text:p>
          </table:table-cell>
          <table:table-cell office:value-type="float" office:value="0.885322723568368" calcext:value-type="float">
            <text:p>0.885322723568368</text:p>
          </table:table-cell>
          <table:table-cell office:value-type="float" office:value="0.235466758705247" calcext:value-type="float">
            <text:p>0.235466758705247</text:p>
          </table:table-cell>
          <table:table-cell office:value-type="float" office:value="1.07400858402252" calcext:value-type="float">
            <text:p>1.07400858402252</text:p>
          </table:table-cell>
          <table:table-cell office:value-type="float" office:value="1.03702974319458" calcext:value-type="float">
            <text:p>1.03702974319458</text:p>
          </table:table-cell>
          <table:table-cell office:value-type="float" office:value="-0.762932181358337" calcext:value-type="float">
            <text:p>-0.762932181358337</text:p>
          </table:table-cell>
          <table:table-cell office:value-type="float" office:value="-0.0308445952832699" calcext:value-type="float">
            <text:p>-0.0308445952832699</text:p>
          </table:table-cell>
          <table:table-cell office:value-type="float" office:value="-0.774119317531586" calcext:value-type="float">
            <text:p>-0.774119317531586</text:p>
          </table:table-cell>
          <table:table-cell office:value-type="float" office:value="-0.632287800312042" calcext:value-type="float">
            <text:p>-0.632287800312042</text:p>
          </table:table-cell>
          <table:table-cell office:value-type="float" office:value="-0.10563001781702" calcext:value-type="float">
            <text:p>-0.10563001781702</text:p>
          </table:table-cell>
          <table:table-cell office:value-type="float" office:value="0.00805181916803122" calcext:value-type="float">
            <text:p>0.00805181916803122</text:p>
          </table:table-cell>
          <table:table-cell office:value-type="float" office:value="-0.120977565646172" calcext:value-type="float">
            <text:p>-0.1209775656461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6449" calcext:value-type="float">
            <text:p>1419950949.96449</text:p>
          </table:table-cell>
          <table:table-cell office:value-type="string" calcext:value-type="string">
            <text:p>Motion</text:p>
          </table:table-cell>
          <table:table-cell office:value-type="float" office:value="0.969470798969269" calcext:value-type="float">
            <text:p>0.969470798969269</text:p>
          </table:table-cell>
          <table:table-cell office:value-type="float" office:value="1.17242097854614" calcext:value-type="float">
            <text:p>1.17242097854614</text:p>
          </table:table-cell>
          <table:table-cell office:value-type="float" office:value="-0.672117412090302" calcext:value-type="float">
            <text:p>-0.672117412090302</text:p>
          </table:table-cell>
          <table:table-cell office:value-type="float" office:value="-0.0690048238395849" calcext:value-type="float">
            <text:p>-0.0690048238395849</text:p>
          </table:table-cell>
          <table:table-cell office:value-type="float" office:value="0.873702297002828" calcext:value-type="float">
            <text:p>0.873702297002828</text:p>
          </table:table-cell>
          <table:table-cell office:value-type="float" office:value="0.246776231169576" calcext:value-type="float">
            <text:p>0.246776231169576</text:p>
          </table:table-cell>
          <table:table-cell office:value-type="float" office:value="0.969470798969269" calcext:value-type="float">
            <text:p>0.969470798969269</text:p>
          </table:table-cell>
          <table:table-cell office:value-type="float" office:value="1.17242097854614" calcext:value-type="float">
            <text:p>1.17242097854614</text:p>
          </table:table-cell>
          <table:table-cell office:value-type="float" office:value="-0.672117412090302" calcext:value-type="float">
            <text:p>-0.672117412090302</text:p>
          </table:table-cell>
          <table:table-cell office:value-type="float" office:value="-0.0442654192447662" calcext:value-type="float">
            <text:p>-0.0442654192447662</text:p>
          </table:table-cell>
          <table:table-cell office:value-type="float" office:value="-0.766711056232452" calcext:value-type="float">
            <text:p>-0.766711056232452</text:p>
          </table:table-cell>
          <table:table-cell office:value-type="float" office:value="-0.64046448469162" calcext:value-type="float">
            <text:p>-0.64046448469162</text:p>
          </table:table-cell>
          <table:table-cell office:value-type="float" office:value="-0.133087486028671" calcext:value-type="float">
            <text:p>-0.133087486028671</text:p>
          </table:table-cell>
          <table:table-cell office:value-type="float" office:value="0.00883749779313803" calcext:value-type="float">
            <text:p>0.00883749779313803</text:p>
          </table:table-cell>
          <table:table-cell office:value-type="float" office:value="-0.0394366309046745" calcext:value-type="float">
            <text:p>-0.039436630904674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75" calcext:value-type="float">
            <text:p>1419950949.975</text:p>
          </table:table-cell>
          <table:table-cell office:value-type="string" calcext:value-type="string">
            <text:p>Acceleration</text:p>
          </table:table-cell>
          <table:table-cell office:value-type="float" office:value="0.072235107421875" calcext:value-type="float">
            <text:p>0.072235107421875</text:p>
          </table:table-cell>
          <table:table-cell office:value-type="float" office:value="-0.860000610351563" calcext:value-type="float">
            <text:p>-0.860000610351563</text:p>
          </table:table-cell>
          <table:table-cell office:value-type="float" office:value="-0.691421508789063" calcext:value-type="float">
            <text:p>-0.691421508789063</text:p>
          </table:table-cell>
          <table:table-cell table:number-columns-repeated="16"/>
        </table:table-row>
        <table:table-row table:style-name="ro2">
          <table:table-cell office:value-type="float" office:value="1419950949.97497" calcext:value-type="float">
            <text:p>1419950949.97497</text:p>
          </table:table-cell>
          <table:table-cell office:value-type="string" calcext:value-type="string">
            <text:p>Acceleration</text:p>
          </table:table-cell>
          <table:table-cell office:value-type="float" office:value="0.0242767333984375" calcext:value-type="float">
            <text:p>0.0242767333984375</text:p>
          </table:table-cell>
          <table:table-cell office:value-type="float" office:value="-0.83197021484375" calcext:value-type="float">
            <text:p>-0.83197021484375</text:p>
          </table:table-cell>
          <table:table-cell office:value-type="float" office:value="-0.76983642578125" calcext:value-type="float">
            <text:p>-0.76983642578125</text:p>
          </table:table-cell>
          <table:table-cell table:number-columns-repeated="16"/>
        </table:table-row>
        <table:table-row table:style-name="ro2">
          <table:table-cell office:value-type="float" office:value="1419950949.97877" calcext:value-type="float">
            <text:p>1419950949.97877</text:p>
          </table:table-cell>
          <table:table-cell office:value-type="string" calcext:value-type="string">
            <text:p>Magnetic</text:p>
          </table:table-cell>
          <table:table-cell office:value-type="float" office:value="60.2872619628906" calcext:value-type="float">
            <text:p>60.2872619628906</text:p>
          </table:table-cell>
          <table:table-cell office:value-type="float" office:value="229.294845581055" calcext:value-type="float">
            <text:p>229.294845581055</text:p>
          </table:table-cell>
          <table:table-cell office:value-type="float" office:value="127.774978637695" calcext:value-type="float">
            <text:p>127.774978637695</text:p>
          </table:table-cell>
          <table:table-cell table:number-columns-repeated="16"/>
        </table:table-row>
        <table:table-row table:style-name="ro2">
          <table:table-cell office:value-type="float" office:value="1419950949.98009" calcext:value-type="float">
            <text:p>1419950949.98009</text:p>
          </table:table-cell>
          <table:table-cell office:value-type="string" calcext:value-type="string">
            <text:p>Gyro</text:p>
          </table:table-cell>
          <table:table-cell office:value-type="float" office:value="1.1458311842771" calcext:value-type="float">
            <text:p>1.1458311842771</text:p>
          </table:table-cell>
          <table:table-cell office:value-type="float" office:value="0.724054378216345" calcext:value-type="float">
            <text:p>0.724054378216345</text:p>
          </table:table-cell>
          <table:table-cell office:value-type="float" office:value="-0.621798047105009" calcext:value-type="float">
            <text:p>-0.621798047105009</text:p>
          </table:table-cell>
          <table:table-cell table:number-columns-repeated="16"/>
        </table:table-row>
        <table:table-row table:style-name="ro2">
          <table:table-cell office:value-type="float" office:value="1419950949.98038" calcext:value-type="float">
            <text:p>1419950949.98038</text:p>
          </table:table-cell>
          <table:table-cell office:value-type="string" calcext:value-type="string">
            <text:p>Gyro</text:p>
          </table:table-cell>
          <table:table-cell office:value-type="float" office:value="1.15443639039136" calcext:value-type="float">
            <text:p>1.15443639039136</text:p>
          </table:table-cell>
          <table:table-cell office:value-type="float" office:value="0.879604823797911" calcext:value-type="float">
            <text:p>0.879604823797911</text:p>
          </table:table-cell>
          <table:table-cell office:value-type="float" office:value="-0.408031432726528" calcext:value-type="float">
            <text:p>-0.408031432726528</text:p>
          </table:table-cell>
          <table:table-cell table:number-columns-repeated="16"/>
        </table:table-row>
        <table:table-row table:style-name="ro2">
          <table:table-cell office:value-type="float" office:value="1419950949.98013" calcext:value-type="float">
            <text:p>1419950949.98013</text:p>
          </table:table-cell>
          <table:table-cell office:value-type="string" calcext:value-type="string">
            <text:p>Motion</text:p>
          </table:table-cell>
          <table:table-cell office:value-type="float" office:value="1.10924994945526" calcext:value-type="float">
            <text:p>1.10924994945526</text:p>
          </table:table-cell>
          <table:table-cell office:value-type="float" office:value="0.852456867694855" calcext:value-type="float">
            <text:p>0.852456867694855</text:p>
          </table:table-cell>
          <table:table-cell office:value-type="float" office:value="-0.748529553413391" calcext:value-type="float">
            <text:p>-0.748529553413391</text:p>
          </table:table-cell>
          <table:table-cell office:value-type="float" office:value="-0.0297755050401316" calcext:value-type="float">
            <text:p>-0.0297755050401316</text:p>
          </table:table-cell>
          <table:table-cell office:value-type="float" office:value="0.89739081312796" calcext:value-type="float">
            <text:p>0.89739081312796</text:p>
          </table:table-cell>
          <table:table-cell office:value-type="float" office:value="0.223379350972513" calcext:value-type="float">
            <text:p>0.223379350972513</text:p>
          </table:table-cell>
          <table:table-cell office:value-type="float" office:value="1.10924994945526" calcext:value-type="float">
            <text:p>1.10924994945526</text:p>
          </table:table-cell>
          <table:table-cell office:value-type="float" office:value="0.852456867694855" calcext:value-type="float">
            <text:p>0.852456867694855</text:p>
          </table:table-cell>
          <table:table-cell office:value-type="float" office:value="-0.748529553413391" calcext:value-type="float">
            <text:p>-0.748529553413391</text:p>
          </table:table-cell>
          <table:table-cell office:value-type="float" office:value="-0.0185668002814055" calcext:value-type="float">
            <text:p>-0.0185668002814055</text:p>
          </table:table-cell>
          <table:table-cell office:value-type="float" office:value="-0.7817023396492" calcext:value-type="float">
            <text:p>-0.7817023396492</text:p>
          </table:table-cell>
          <table:table-cell office:value-type="float" office:value="-0.623375236988068" calcext:value-type="float">
            <text:p>-0.623375236988068</text:p>
          </table:table-cell>
          <table:table-cell office:value-type="float" office:value="-0.024447726085782" calcext:value-type="float">
            <text:p>-0.024447726085782</text:p>
          </table:table-cell>
          <table:table-cell office:value-type="float" office:value="-0.0201317574828863" calcext:value-type="float">
            <text:p>-0.0201317574828863</text:p>
          </table:table-cell>
          <table:table-cell office:value-type="float" office:value="-0.159598991274834" calcext:value-type="float">
            <text:p>-0.15959899127483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9444" calcext:value-type="float">
            <text:p>1419950949.99444</text:p>
          </table:table-cell>
          <table:table-cell office:value-type="string" calcext:value-type="string">
            <text:p>Acceleration</text:p>
          </table:table-cell>
          <table:table-cell office:value-type="float" office:value="0.206466674804687" calcext:value-type="float">
            <text:p>0.206466674804687</text:p>
          </table:table-cell>
          <table:table-cell office:value-type="float" office:value="-0.919189453125" calcext:value-type="float">
            <text:p>-0.919189453125</text:p>
          </table:table-cell>
          <table:table-cell office:value-type="float" office:value="-0.46484375" calcext:value-type="float">
            <text:p>-0.46484375</text:p>
          </table:table-cell>
          <table:table-cell table:number-columns-repeated="16"/>
        </table:table-row>
        <table:table-row table:style-name="ro2">
          <table:table-cell office:value-type="float" office:value="1419950949.99451" calcext:value-type="float">
            <text:p>1419950949.99451</text:p>
          </table:table-cell>
          <table:table-cell office:value-type="string" calcext:value-type="string">
            <text:p>Acceleration</text:p>
          </table:table-cell>
          <table:table-cell office:value-type="float" office:value="0.166961669921875" calcext:value-type="float">
            <text:p>0.166961669921875</text:p>
          </table:table-cell>
          <table:table-cell office:value-type="float" office:value="-0.911483764648438" calcext:value-type="float">
            <text:p>-0.911483764648438</text:p>
          </table:table-cell>
          <table:table-cell office:value-type="float" office:value="-0.406341552734375" calcext:value-type="float">
            <text:p>-0.406341552734375</text:p>
          </table:table-cell>
          <table:table-cell table:number-columns-repeated="16"/>
        </table:table-row>
        <table:table-row table:style-name="ro2">
          <table:table-cell office:value-type="float" office:value="1419950949.99605" calcext:value-type="float">
            <text:p>1419950949.99605</text:p>
          </table:table-cell>
          <table:table-cell office:value-type="string" calcext:value-type="string">
            <text:p>Gyro</text:p>
          </table:table-cell>
          <table:table-cell office:value-type="float" office:value="0.98687508829354" calcext:value-type="float">
            <text:p>0.98687508829354</text:p>
          </table:table-cell>
          <table:table-cell office:value-type="float" office:value="1.30956286072739" calcext:value-type="float">
            <text:p>1.30956286072739</text:p>
          </table:table-cell>
          <table:table-cell office:value-type="float" office:value="-0.0511095234280377" calcext:value-type="float">
            <text:p>-0.0511095234280377</text:p>
          </table:table-cell>
          <table:table-cell table:number-columns-repeated="16"/>
        </table:table-row>
        <table:table-row table:style-name="ro2">
          <table:table-cell office:value-type="float" office:value="1419950949.99584" calcext:value-type="float">
            <text:p>1419950949.99584</text:p>
          </table:table-cell>
          <table:table-cell office:value-type="string" calcext:value-type="string">
            <text:p>Motion</text:p>
          </table:table-cell>
          <table:table-cell office:value-type="float" office:value="1.15507471561432" calcext:value-type="float">
            <text:p>1.15507471561432</text:p>
          </table:table-cell>
          <table:table-cell office:value-type="float" office:value="0.751087605953217" calcext:value-type="float">
            <text:p>0.751087605953217</text:p>
          </table:table-cell>
          <table:table-cell office:value-type="float" office:value="-0.638979554176331" calcext:value-type="float">
            <text:p>-0.638979554176331</text:p>
          </table:table-cell>
          <table:table-cell office:value-type="float" office:value="-0.0127642469089729" calcext:value-type="float">
            <text:p>-0.0127642469089729</text:p>
          </table:table-cell>
          <table:table-cell office:value-type="float" office:value="0.909748665851589" calcext:value-type="float">
            <text:p>0.909748665851589</text:p>
          </table:table-cell>
          <table:table-cell office:value-type="float" office:value="0.21219628977295" calcext:value-type="float">
            <text:p>0.21219628977295</text:p>
          </table:table-cell>
          <table:table-cell office:value-type="float" office:value="1.15507471561432" calcext:value-type="float">
            <text:p>1.15507471561432</text:p>
          </table:table-cell>
          <table:table-cell office:value-type="float" office:value="0.751087605953217" calcext:value-type="float">
            <text:p>0.751087605953217</text:p>
          </table:table-cell>
          <table:table-cell office:value-type="float" office:value="-0.638979554176331" calcext:value-type="float">
            <text:p>-0.638979554176331</text:p>
          </table:table-cell>
          <table:table-cell office:value-type="float" office:value="-0.00783632230013609" calcext:value-type="float">
            <text:p>-0.00783632230013609</text:p>
          </table:table-cell>
          <table:table-cell office:value-type="float" office:value="-0.789349436759949" calcext:value-type="float">
            <text:p>-0.789349436759949</text:p>
          </table:table-cell>
          <table:table-cell office:value-type="float" office:value="-0.613894164562225" calcext:value-type="float">
            <text:p>-0.613894164562225</text:p>
          </table:table-cell>
          <table:table-cell office:value-type="float" office:value="0.0321130566298962" calcext:value-type="float">
            <text:p>0.0321130566298962</text:p>
          </table:table-cell>
          <table:table-cell office:value-type="float" office:value="-0.0426207557320595" calcext:value-type="float">
            <text:p>-0.0426207557320595</text:p>
          </table:table-cell>
          <table:table-cell office:value-type="float" office:value="-0.155942276120186" calcext:value-type="float">
            <text:p>-0.15594227612018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49.99632" calcext:value-type="float">
            <text:p>1419950949.99632</text:p>
          </table:table-cell>
          <table:table-cell office:value-type="string" calcext:value-type="string">
            <text:p>Motion</text:p>
          </table:table-cell>
          <table:table-cell office:value-type="float" office:value="1.16367983818054" calcext:value-type="float">
            <text:p>1.16367983818054</text:p>
          </table:table-cell>
          <table:table-cell office:value-type="float" office:value="0.906638026237488" calcext:value-type="float">
            <text:p>0.906638026237488</text:p>
          </table:table-cell>
          <table:table-cell office:value-type="float" office:value="-0.425212919712067" calcext:value-type="float">
            <text:p>-0.425212919712067</text:p>
          </table:table-cell>
          <table:table-cell office:value-type="float" office:value="0.00274348854769917" calcext:value-type="float">
            <text:p>0.00274348854769917</text:p>
          </table:table-cell>
          <table:table-cell office:value-type="float" office:value="0.922199978393589" calcext:value-type="float">
            <text:p>0.922199978393589</text:p>
          </table:table-cell>
          <table:table-cell office:value-type="float" office:value="0.203842510727813" calcext:value-type="float">
            <text:p>0.203842510727813</text:p>
          </table:table-cell>
          <table:table-cell office:value-type="float" office:value="1.16367983818054" calcext:value-type="float">
            <text:p>1.16367983818054</text:p>
          </table:table-cell>
          <table:table-cell office:value-type="float" office:value="0.906638026237488" calcext:value-type="float">
            <text:p>0.906638026237488</text:p>
          </table:table-cell>
          <table:table-cell office:value-type="float" office:value="-0.425212919712067" calcext:value-type="float">
            <text:p>-0.425212919712067</text:p>
          </table:table-cell>
          <table:table-cell office:value-type="float" office:value="0.00165725266560912" calcext:value-type="float">
            <text:p>0.00165725266560912</text:p>
          </table:table-cell>
          <table:table-cell office:value-type="float" office:value="-0.796932458877564" calcext:value-type="float">
            <text:p>-0.796932458877564</text:p>
          </table:table-cell>
          <table:table-cell office:value-type="float" office:value="-0.604066133499146" calcext:value-type="float">
            <text:p>-0.604066133499146</text:p>
          </table:table-cell>
          <table:table-cell office:value-type="float" office:value="0.0705778524279594" calcext:value-type="float">
            <text:p>0.0705778524279594</text:p>
          </table:table-cell>
          <table:table-cell office:value-type="float" office:value="-0.0630681291222572" calcext:value-type="float">
            <text:p>-0.0630681291222572</text:p>
          </table:table-cell>
          <table:table-cell office:value-type="float" office:value="-0.0873553976416588" calcext:value-type="float">
            <text:p>-0.087355397641658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05" calcext:value-type="float">
            <text:p>1419950950.005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27.774978637695" calcext:value-type="float">
            <text:p>127.774978637695</text:p>
          </table:table-cell>
          <table:table-cell table:number-columns-repeated="16"/>
        </table:table-row>
        <table:table-row table:style-name="ro2">
          <table:table-cell office:value-type="float" office:value="1419950950.01232" calcext:value-type="float">
            <text:p>1419950950.01232</text:p>
          </table:table-cell>
          <table:table-cell office:value-type="string" calcext:value-type="string">
            <text:p>Gyro</text:p>
          </table:table-cell>
          <table:table-cell office:value-type="float" office:value="0.721142477880453" calcext:value-type="float">
            <text:p>0.721142477880453</text:p>
          </table:table-cell>
          <table:table-cell office:value-type="float" office:value="1.34480740090961" calcext:value-type="float">
            <text:p>1.34480740090961</text:p>
          </table:table-cell>
          <table:table-cell office:value-type="float" office:value="0.122019649560815" calcext:value-type="float">
            <text:p>0.122019649560815</text:p>
          </table:table-cell>
          <table:table-cell table:number-columns-repeated="16"/>
        </table:table-row>
        <table:table-row table:style-name="ro2">
          <table:table-cell office:value-type="float" office:value="1419950950.01262" calcext:value-type="float">
            <text:p>1419950950.01262</text:p>
          </table:table-cell>
          <table:table-cell office:value-type="string" calcext:value-type="string">
            <text:p>Gyro</text:p>
          </table:table-cell>
          <table:table-cell office:value-type="float" office:value="0.547778414083455" calcext:value-type="float">
            <text:p>0.547778414083455</text:p>
          </table:table-cell>
          <table:table-cell office:value-type="float" office:value="1.27021225877649" calcext:value-type="float">
            <text:p>1.27021225877649</text:p>
          </table:table-cell>
          <table:table-cell office:value-type="float" office:value="0.121278491829446" calcext:value-type="float">
            <text:p>0.121278491829446</text:p>
          </table:table-cell>
          <table:table-cell table:number-columns-repeated="16"/>
        </table:table-row>
        <table:table-row table:style-name="ro2">
          <table:table-cell office:value-type="float" office:value="1419950950.01374" calcext:value-type="float">
            <text:p>1419950950.01374</text:p>
          </table:table-cell>
          <table:table-cell office:value-type="string" calcext:value-type="string">
            <text:p>Acceleration</text:p>
          </table:table-cell>
          <table:table-cell office:value-type="float" office:value="0.0841827392578125" calcext:value-type="float">
            <text:p>0.0841827392578125</text:p>
          </table:table-cell>
          <table:table-cell office:value-type="float" office:value="-0.8768310546875" calcext:value-type="float">
            <text:p>-0.8768310546875</text:p>
          </table:table-cell>
          <table:table-cell office:value-type="float" office:value="-0.44976806640625" calcext:value-type="float">
            <text:p>-0.44976806640625</text:p>
          </table:table-cell>
          <table:table-cell table:number-columns-repeated="16"/>
        </table:table-row>
        <table:table-row table:style-name="ro2">
          <table:table-cell office:value-type="float" office:value="1419950950.01239" calcext:value-type="float">
            <text:p>1419950950.01239</text:p>
          </table:table-cell>
          <table:table-cell office:value-type="string" calcext:value-type="string">
            <text:p>Motion</text:p>
          </table:table-cell>
          <table:table-cell office:value-type="float" office:value="0.996118485927582" calcext:value-type="float">
            <text:p>0.996118485927582</text:p>
          </table:table-cell>
          <table:table-cell office:value-type="float" office:value="1.33659589290619" calcext:value-type="float">
            <text:p>1.33659589290619</text:p>
          </table:table-cell>
          <table:table-cell office:value-type="float" office:value="-0.0682909563183785" calcext:value-type="float">
            <text:p>-0.0682909563183785</text:p>
          </table:table-cell>
          <table:table-cell office:value-type="float" office:value="0.0183563029847167" calcext:value-type="float">
            <text:p>0.0183563029847167</text:p>
          </table:table-cell>
          <table:table-cell office:value-type="float" office:value="0.933291494495062" calcext:value-type="float">
            <text:p>0.933291494495062</text:p>
          </table:table-cell>
          <table:table-cell office:value-type="float" office:value="0.200801661461699" calcext:value-type="float">
            <text:p>0.200801661461699</text:p>
          </table:table-cell>
          <table:table-cell office:value-type="float" office:value="0.996118485927582" calcext:value-type="float">
            <text:p>0.996118485927582</text:p>
          </table:table-cell>
          <table:table-cell office:value-type="float" office:value="1.33659589290619" calcext:value-type="float">
            <text:p>1.33659589290619</text:p>
          </table:table-cell>
          <table:table-cell office:value-type="float" office:value="-0.0682909563183785" calcext:value-type="float">
            <text:p>-0.0682909563183785</text:p>
          </table:table-cell>
          <table:table-cell office:value-type="float" office:value="0.0109249148517847" calcext:value-type="float">
            <text:p>0.0109249148517847</text:p>
          </table:table-cell>
          <table:table-cell office:value-type="float" office:value="-0.803583383560181" calcext:value-type="float">
            <text:p>-0.803583383560181</text:p>
          </table:table-cell>
          <table:table-cell office:value-type="float" office:value="-0.595091938972473" calcext:value-type="float">
            <text:p>-0.595091938972473</text:p>
          </table:table-cell>
          <table:table-cell office:value-type="float" office:value="0.156036749482155" calcext:value-type="float">
            <text:p>0.156036749482155</text:p>
          </table:table-cell>
          <table:table-cell office:value-type="float" office:value="-0.107900403439999" calcext:value-type="float">
            <text:p>-0.107900403439999</text:p>
          </table:table-cell>
          <table:table-cell office:value-type="float" office:value="0.188750401139259" calcext:value-type="float">
            <text:p>0.18875040113925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1411" calcext:value-type="float">
            <text:p>1419950950.01411</text:p>
          </table:table-cell>
          <table:table-cell office:value-type="string" calcext:value-type="string">
            <text:p>Acceleration</text:p>
          </table:table-cell>
          <table:table-cell office:value-type="float" office:value="0.034942626953125" calcext:value-type="float">
            <text:p>0.034942626953125</text:p>
          </table:table-cell>
          <table:table-cell office:value-type="float" office:value="-0.857147216796875" calcext:value-type="float">
            <text:p>-0.857147216796875</text:p>
          </table:table-cell>
          <table:table-cell office:value-type="float" office:value="-0.538604736328125" calcext:value-type="float">
            <text:p>-0.538604736328125</text:p>
          </table:table-cell>
          <table:table-cell table:number-columns-repeated="16"/>
        </table:table-row>
        <table:table-row table:style-name="ro2">
          <table:table-cell office:value-type="float" office:value="1419950950.02819" calcext:value-type="float">
            <text:p>1419950950.02819</text:p>
          </table:table-cell>
          <table:table-cell office:value-type="string" calcext:value-type="string">
            <text:p>Gyro</text:p>
          </table:table-cell>
          <table:table-cell office:value-type="float" office:value="0.49063363499308" calcext:value-type="float">
            <text:p>0.49063363499308</text:p>
          </table:table-cell>
          <table:table-cell office:value-type="float" office:value="1.22597981623136" calcext:value-type="float">
            <text:p>1.22597981623136</text:p>
          </table:table-cell>
          <table:table-cell office:value-type="float" office:value="0.141854607043616" calcext:value-type="float">
            <text:p>0.141854607043616</text:p>
          </table:table-cell>
          <table:table-cell table:number-columns-repeated="16"/>
        </table:table-row>
        <table:table-row table:style-name="ro2">
          <table:table-cell office:value-type="float" office:value="1419950950.02819" calcext:value-type="float">
            <text:p>1419950950.02819</text:p>
          </table:table-cell>
          <table:table-cell office:value-type="string" calcext:value-type="string">
            <text:p>Motion</text:p>
          </table:table-cell>
          <table:table-cell office:value-type="float" office:value="0.730385899543762" calcext:value-type="float">
            <text:p>0.730385899543762</text:p>
          </table:table-cell>
          <table:table-cell office:value-type="float" office:value="1.37184047698975" calcext:value-type="float">
            <text:p>1.37184047698975</text:p>
          </table:table-cell>
          <table:table-cell office:value-type="float" office:value="0.104838252067566" calcext:value-type="float">
            <text:p>0.104838252067566</text:p>
          </table:table-cell>
          <table:table-cell office:value-type="float" office:value="0.0323265363393786" calcext:value-type="float">
            <text:p>0.0323265363393786</text:p>
          </table:table-cell>
          <table:table-cell office:value-type="float" office:value="0.941797882897301" calcext:value-type="float">
            <text:p>0.941797882897301</text:p>
          </table:table-cell>
          <table:table-cell office:value-type="float" office:value="0.201768714571414" calcext:value-type="float">
            <text:p>0.201768714571414</text:p>
          </table:table-cell>
          <table:table-cell office:value-type="float" office:value="0.730385899543762" calcext:value-type="float">
            <text:p>0.730385899543762</text:p>
          </table:table-cell>
          <table:table-cell office:value-type="float" office:value="1.37184047698975" calcext:value-type="float">
            <text:p>1.37184047698975</text:p>
          </table:table-cell>
          <table:table-cell office:value-type="float" office:value="0.104838252067566" calcext:value-type="float">
            <text:p>0.104838252067566</text:p>
          </table:table-cell>
          <table:table-cell office:value-type="float" office:value="0.0190155263990164" calcext:value-type="float">
            <text:p>0.0190155263990164</text:p>
          </table:table-cell>
          <table:table-cell office:value-type="float" office:value="-0.808617174625397" calcext:value-type="float">
            <text:p>-0.808617174625397</text:p>
          </table:table-cell>
          <table:table-cell office:value-type="float" office:value="-0.588027775287628" calcext:value-type="float">
            <text:p>-0.588027775287628</text:p>
          </table:table-cell>
          <table:table-cell office:value-type="float" office:value="0.065167210996151" calcext:value-type="float">
            <text:p>0.065167210996151</text:p>
          </table:table-cell>
          <table:table-cell office:value-type="float" office:value="-0.0682138875126839" calcext:value-type="float">
            <text:p>-0.0682138875126839</text:p>
          </table:table-cell>
          <table:table-cell office:value-type="float" office:value="0.138259738683701" calcext:value-type="float">
            <text:p>0.13825973868370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2854" calcext:value-type="float">
            <text:p>1419950950.02854</text:p>
          </table:table-cell>
          <table:table-cell office:value-type="string" calcext:value-type="string">
            <text:p>Motion</text:p>
          </table:table-cell>
          <table:table-cell office:value-type="float" office:value="0.557021856307983" calcext:value-type="float">
            <text:p>0.557021856307983</text:p>
          </table:table-cell>
          <table:table-cell office:value-type="float" office:value="1.29724526405335" calcext:value-type="float">
            <text:p>1.29724526405335</text:p>
          </table:table-cell>
          <table:table-cell office:value-type="float" office:value="0.104097135365009" calcext:value-type="float">
            <text:p>0.104097135365009</text:p>
          </table:table-cell>
          <table:table-cell office:value-type="float" office:value="0.0451017032287261" calcext:value-type="float">
            <text:p>0.0451017032287261</text:p>
          </table:table-cell>
          <table:table-cell office:value-type="float" office:value="0.948161882239722" calcext:value-type="float">
            <text:p>0.948161882239722</text:p>
          </table:table-cell>
          <table:table-cell office:value-type="float" office:value="0.203287637853804" calcext:value-type="float">
            <text:p>0.203287637853804</text:p>
          </table:table-cell>
          <table:table-cell office:value-type="float" office:value="0.557021856307983" calcext:value-type="float">
            <text:p>0.557021856307983</text:p>
          </table:table-cell>
          <table:table-cell office:value-type="float" office:value="1.29724526405335" calcext:value-type="float">
            <text:p>1.29724526405335</text:p>
          </table:table-cell>
          <table:table-cell office:value-type="float" office:value="0.104097135365009" calcext:value-type="float">
            <text:p>0.104097135365009</text:p>
          </table:table-cell>
          <table:table-cell office:value-type="float" office:value="0.026293370872736" calcext:value-type="float">
            <text:p>0.026293370872736</text:p>
          </table:table-cell>
          <table:table-cell office:value-type="float" office:value="-0.812344908714294" calcext:value-type="float">
            <text:p>-0.812344908714294</text:p>
          </table:table-cell>
          <table:table-cell office:value-type="float" office:value="-0.582584202289581" calcext:value-type="float">
            <text:p>-0.582584202289581</text:p>
          </table:table-cell>
          <table:table-cell office:value-type="float" office:value="0.00864925514906645" calcext:value-type="float">
            <text:p>0.00864925514906645</text:p>
          </table:table-cell>
          <table:table-cell office:value-type="float" office:value="-0.0448022857308388" calcext:value-type="float">
            <text:p>-0.0448022857308388</text:p>
          </table:table-cell>
          <table:table-cell office:value-type="float" office:value="0.0439794845879078" calcext:value-type="float">
            <text:p>0.043979484587907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3094" calcext:value-type="float">
            <text:p>1419950950.03094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27.116348266602" calcext:value-type="float">
            <text:p>127.116348266602</text:p>
          </table:table-cell>
          <table:table-cell table:number-columns-repeated="16"/>
        </table:table-row>
        <table:table-row table:style-name="ro2">
          <table:table-cell office:value-type="float" office:value="1419950950.03352" calcext:value-type="float">
            <text:p>1419950950.03352</text:p>
          </table:table-cell>
          <table:table-cell office:value-type="string" calcext:value-type="string">
            <text:p>Acceleration</text:p>
          </table:table-cell>
          <table:table-cell office:value-type="float" office:value="0.0399322509765625" calcext:value-type="float">
            <text:p>0.0399322509765625</text:p>
          </table:table-cell>
          <table:table-cell office:value-type="float" office:value="-0.847366333007813" calcext:value-type="float">
            <text:p>-0.847366333007813</text:p>
          </table:table-cell>
          <table:table-cell office:value-type="float" office:value="-0.592132568359375" calcext:value-type="float">
            <text:p>-0.592132568359375</text:p>
          </table:table-cell>
          <table:table-cell table:number-columns-repeated="16"/>
        </table:table-row>
        <table:table-row table:style-name="ro2">
          <table:table-cell office:value-type="float" office:value="1419950950.03355" calcext:value-type="float">
            <text:p>1419950950.03355</text:p>
          </table:table-cell>
          <table:table-cell office:value-type="string" calcext:value-type="string">
            <text:p>Acceleration</text:p>
          </table:table-cell>
          <table:table-cell office:value-type="float" office:value="0.0458984375" calcext:value-type="float">
            <text:p>0.0458984375</text:p>
          </table:table-cell>
          <table:table-cell office:value-type="float" office:value="-0.86114501953125" calcext:value-type="float">
            <text:p>-0.86114501953125</text:p>
          </table:table-cell>
          <table:table-cell office:value-type="float" office:value="-0.566268920898438" calcext:value-type="float">
            <text:p>-0.566268920898438</text:p>
          </table:table-cell>
          <table:table-cell table:number-columns-repeated="16"/>
        </table:table-row>
        <table:table-row table:style-name="ro2">
          <table:table-cell office:value-type="float" office:value="1419950950.04423" calcext:value-type="float">
            <text:p>1419950950.04423</text:p>
          </table:table-cell>
          <table:table-cell office:value-type="string" calcext:value-type="string">
            <text:p>Gyro</text:p>
          </table:table-cell>
          <table:table-cell office:value-type="float" office:value="0.544524830179705" calcext:value-type="float">
            <text:p>0.544524830179705</text:p>
          </table:table-cell>
          <table:table-cell office:value-type="float" office:value="1.27574204646393" calcext:value-type="float">
            <text:p>1.27574204646393</text:p>
          </table:table-cell>
          <table:table-cell office:value-type="float" office:value="0.205759287928939" calcext:value-type="float">
            <text:p>0.205759287928939</text:p>
          </table:table-cell>
          <table:table-cell table:number-columns-repeated="16"/>
        </table:table-row>
        <table:table-row table:style-name="ro2">
          <table:table-cell office:value-type="float" office:value="1419950950.0446" calcext:value-type="float">
            <text:p>1419950950.0446</text:p>
          </table:table-cell>
          <table:table-cell office:value-type="string" calcext:value-type="string">
            <text:p>Gyro</text:p>
          </table:table-cell>
          <table:table-cell office:value-type="float" office:value="0.594194648722446" calcext:value-type="float">
            <text:p>0.594194648722446</text:p>
          </table:table-cell>
          <table:table-cell office:value-type="float" office:value="1.43102111593042" calcext:value-type="float">
            <text:p>1.43102111593042</text:p>
          </table:table-cell>
          <table:table-cell office:value-type="float" office:value="0.268343040913583" calcext:value-type="float">
            <text:p>0.268343040913583</text:p>
          </table:table-cell>
          <table:table-cell table:number-columns-repeated="16"/>
        </table:table-row>
        <table:table-row table:style-name="ro2">
          <table:table-cell office:value-type="float" office:value="1419950950.04427" calcext:value-type="float">
            <text:p>1419950950.04427</text:p>
          </table:table-cell>
          <table:table-cell office:value-type="string" calcext:value-type="string">
            <text:p>Motion</text:p>
          </table:table-cell>
          <table:table-cell office:value-type="float" office:value="0.499877035617828" calcext:value-type="float">
            <text:p>0.499877035617828</text:p>
          </table:table-cell>
          <table:table-cell office:value-type="float" office:value="1.25301277637482" calcext:value-type="float">
            <text:p>1.25301277637482</text:p>
          </table:table-cell>
          <table:table-cell office:value-type="float" office:value="0.124673277139664" calcext:value-type="float">
            <text:p>0.124673277139664</text:p>
          </table:table-cell>
          <table:table-cell office:value-type="float" office:value="0.0572396408978214" calcext:value-type="float">
            <text:p>0.0572396408978214</text:p>
          </table:table-cell>
          <table:table-cell office:value-type="float" office:value="0.953587463966668" calcext:value-type="float">
            <text:p>0.953587463966668</text:p>
          </table:table-cell>
          <table:table-cell office:value-type="float" office:value="0.204938395217888" calcext:value-type="float">
            <text:p>0.204938395217888</text:p>
          </table:table-cell>
          <table:table-cell office:value-type="float" office:value="0.499877035617828" calcext:value-type="float">
            <text:p>0.499877035617828</text:p>
          </table:table-cell>
          <table:table-cell office:value-type="float" office:value="1.25301277637482" calcext:value-type="float">
            <text:p>1.25301277637482</text:p>
          </table:table-cell>
          <table:table-cell office:value-type="float" office:value="0.124673277139664" calcext:value-type="float">
            <text:p>0.124673277139664</text:p>
          </table:table-cell>
          <table:table-cell office:value-type="float" office:value="0.033110000193119" calcext:value-type="float">
            <text:p>0.033110000193119</text:p>
          </table:table-cell>
          <table:table-cell office:value-type="float" office:value="-0.815497040748596" calcext:value-type="float">
            <text:p>-0.815497040748596</text:p>
          </table:table-cell>
          <table:table-cell office:value-type="float" office:value="-0.577813386917114" calcext:value-type="float">
            <text:p>-0.577813386917114</text:p>
          </table:table-cell>
          <table:table-cell office:value-type="float" office:value="0.00682225171476603" calcext:value-type="float">
            <text:p>0.00682225171476603</text:p>
          </table:table-cell>
          <table:table-cell office:value-type="float" office:value="-0.0318692997097969" calcext:value-type="float">
            <text:p>-0.0318692997097969</text:p>
          </table:table-cell>
          <table:table-cell office:value-type="float" office:value="-0.0143191758543253" calcext:value-type="float">
            <text:p>-0.01431917585432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5311" calcext:value-type="float">
            <text:p>1419950950.05311</text:p>
          </table:table-cell>
          <table:table-cell office:value-type="string" calcext:value-type="string">
            <text:p>Acceleration</text:p>
          </table:table-cell>
          <table:table-cell office:value-type="float" office:value="0.003875732421875" calcext:value-type="float">
            <text:p>0.003875732421875</text:p>
          </table:table-cell>
          <table:table-cell office:value-type="float" office:value="-0.86505126953125" calcext:value-type="float">
            <text:p>-0.86505126953125</text:p>
          </table:table-cell>
          <table:table-cell office:value-type="float" office:value="-0.506729125976563" calcext:value-type="float">
            <text:p>-0.506729125976563</text:p>
          </table:table-cell>
          <table:table-cell table:number-columns-repeated="16"/>
        </table:table-row>
        <table:table-row table:style-name="ro2">
          <table:table-cell office:value-type="float" office:value="1419950950.05341" calcext:value-type="float">
            <text:p>1419950950.05341</text:p>
          </table:table-cell>
          <table:table-cell office:value-type="string" calcext:value-type="string">
            <text:p>Acceleration</text:p>
          </table:table-cell>
          <table:table-cell office:value-type="float" office:value="-0.0644683837890625" calcext:value-type="float">
            <text:p>-0.0644683837890625</text:p>
          </table:table-cell>
          <table:table-cell office:value-type="float" office:value="-0.851409912109375" calcext:value-type="float">
            <text:p>-0.851409912109375</text:p>
          </table:table-cell>
          <table:table-cell office:value-type="float" office:value="-0.421173095703125" calcext:value-type="float">
            <text:p>-0.421173095703125</text:p>
          </table:table-cell>
          <table:table-cell table:number-columns-repeated="16"/>
        </table:table-row>
        <table:table-row table:style-name="ro2">
          <table:table-cell office:value-type="float" office:value="1419950950.05736" calcext:value-type="float">
            <text:p>1419950950.05736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27.610321044922" calcext:value-type="float">
            <text:p>127.610321044922</text:p>
          </table:table-cell>
          <table:table-cell table:number-columns-repeated="16"/>
        </table:table-row>
        <table:table-row table:style-name="ro2">
          <table:table-cell office:value-type="float" office:value="1419950950.06011" calcext:value-type="float">
            <text:p>1419950950.06011</text:p>
          </table:table-cell>
          <table:table-cell office:value-type="string" calcext:value-type="string">
            <text:p>Gyro</text:p>
          </table:table-cell>
          <table:table-cell office:value-type="float" office:value="0.486185889656539" calcext:value-type="float">
            <text:p>0.486185889656539</text:p>
          </table:table-cell>
          <table:table-cell office:value-type="float" office:value="1.63816791078729" calcext:value-type="float">
            <text:p>1.63816791078729</text:p>
          </table:table-cell>
          <table:table-cell office:value-type="float" office:value="0.266098795062973" calcext:value-type="float">
            <text:p>0.266098795062973</text:p>
          </table:table-cell>
          <table:table-cell table:number-columns-repeated="16"/>
        </table:table-row>
        <table:table-row table:style-name="ro2">
          <table:table-cell office:value-type="float" office:value="1419950950.05992" calcext:value-type="float">
            <text:p>1419950950.05992</text:p>
          </table:table-cell>
          <table:table-cell office:value-type="string" calcext:value-type="string">
            <text:p>Motion</text:p>
          </table:table-cell>
          <table:table-cell office:value-type="float" office:value="0.553768217563629" calcext:value-type="float">
            <text:p>0.553768217563629</text:p>
          </table:table-cell>
          <table:table-cell office:value-type="float" office:value="1.30277490615845" calcext:value-type="float">
            <text:p>1.30277490615845</text:p>
          </table:table-cell>
          <table:table-cell office:value-type="float" office:value="0.188577994704246" calcext:value-type="float">
            <text:p>0.188577994704246</text:p>
          </table:table-cell>
          <table:table-cell office:value-type="float" office:value="0.0688351197211775" calcext:value-type="float">
            <text:p>0.0688351197211775</text:p>
          </table:table-cell>
          <table:table-cell office:value-type="float" office:value="0.959418612301939" calcext:value-type="float">
            <text:p>0.959418612301939</text:p>
          </table:table-cell>
          <table:table-cell office:value-type="float" office:value="0.207500754254045" calcext:value-type="float">
            <text:p>0.207500754254045</text:p>
          </table:table-cell>
          <table:table-cell office:value-type="float" office:value="0.553768217563629" calcext:value-type="float">
            <text:p>0.553768217563629</text:p>
          </table:table-cell>
          <table:table-cell office:value-type="float" office:value="1.30277490615845" calcext:value-type="float">
            <text:p>1.30277490615845</text:p>
          </table:table-cell>
          <table:table-cell office:value-type="float" office:value="0.188577994704246" calcext:value-type="float">
            <text:p>0.188577994704246</text:p>
          </table:table-cell>
          <table:table-cell office:value-type="float" office:value="0.0394799001514912" calcext:value-type="float">
            <text:p>0.0394799001514912</text:p>
          </table:table-cell>
          <table:table-cell office:value-type="float" office:value="-0.818857967853546" calcext:value-type="float">
            <text:p>-0.818857967853546</text:p>
          </table:table-cell>
          <table:table-cell office:value-type="float" office:value="-0.572636842727661" calcext:value-type="float">
            <text:p>-0.572636842727661</text:p>
          </table:table-cell>
          <table:table-cell office:value-type="float" office:value="0.00641853827983141" calcext:value-type="float">
            <text:p>0.00641853827983141</text:p>
          </table:table-cell>
          <table:table-cell office:value-type="float" office:value="-0.0422870256006718" calcext:value-type="float">
            <text:p>-0.0422870256006718</text:p>
          </table:table-cell>
          <table:table-cell office:value-type="float" office:value="0.00636789761483669" calcext:value-type="float">
            <text:p>0.0063678976148366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6058" calcext:value-type="float">
            <text:p>1419950950.06058</text:p>
          </table:table-cell>
          <table:table-cell office:value-type="string" calcext:value-type="string">
            <text:p>Motion</text:p>
          </table:table-cell>
          <table:table-cell office:value-type="float" office:value="0.603438019752502" calcext:value-type="float">
            <text:p>0.603438019752502</text:p>
          </table:table-cell>
          <table:table-cell office:value-type="float" office:value="1.45805394649506" calcext:value-type="float">
            <text:p>1.45805394649506</text:p>
          </table:table-cell>
          <table:table-cell office:value-type="float" office:value="0.251161783933639" calcext:value-type="float">
            <text:p>0.251161783933639</text:p>
          </table:table-cell>
          <table:table-cell office:value-type="float" office:value="0.0810027509298673" calcext:value-type="float">
            <text:p>0.0810027509298673</text:p>
          </table:table-cell>
          <table:table-cell office:value-type="float" office:value="0.966006628862719" calcext:value-type="float">
            <text:p>0.966006628862719</text:p>
          </table:table-cell>
          <table:table-cell office:value-type="float" office:value="0.211012126613514" calcext:value-type="float">
            <text:p>0.211012126613514</text:p>
          </table:table-cell>
          <table:table-cell office:value-type="float" office:value="0.603438019752502" calcext:value-type="float">
            <text:p>0.603438019752502</text:p>
          </table:table-cell>
          <table:table-cell office:value-type="float" office:value="1.45805394649506" calcext:value-type="float">
            <text:p>1.45805394649506</text:p>
          </table:table-cell>
          <table:table-cell office:value-type="float" office:value="0.251161783933639" calcext:value-type="float">
            <text:p>0.251161783933639</text:p>
          </table:table-cell>
          <table:table-cell office:value-type="float" office:value="0.0460069291293621" calcext:value-type="float">
            <text:p>0.0460069291293621</text:p>
          </table:table-cell>
          <table:table-cell office:value-type="float" office:value="-0.822621703147888" calcext:value-type="float">
            <text:p>-0.822621703147888</text:p>
          </table:table-cell>
          <table:table-cell office:value-type="float" office:value="-0.566724717617035" calcext:value-type="float">
            <text:p>-0.566724717617035</text:p>
          </table:table-cell>
          <table:table-cell office:value-type="float" office:value="-0.0421311967074871" calcext:value-type="float">
            <text:p>-0.0421311967074871</text:p>
          </table:table-cell>
          <table:table-cell office:value-type="float" office:value="-0.0424295775592327" calcext:value-type="float">
            <text:p>-0.0424295775592327</text:p>
          </table:table-cell>
          <table:table-cell office:value-type="float" office:value="0.059995599091053" calcext:value-type="float">
            <text:p>0.05999559909105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7284" calcext:value-type="float">
            <text:p>1419950950.07284</text:p>
          </table:table-cell>
          <table:table-cell office:value-type="string" calcext:value-type="string">
            <text:p>Acceleration</text:p>
          </table:table-cell>
          <table:table-cell office:value-type="float" office:value="-0.132492065429688" calcext:value-type="float">
            <text:p>-0.132492065429688</text:p>
          </table:table-cell>
          <table:table-cell office:value-type="float" office:value="-0.620986938476563" calcext:value-type="float">
            <text:p>-0.620986938476563</text:p>
          </table:table-cell>
          <table:table-cell office:value-type="float" office:value="-0.382827758789062" calcext:value-type="float">
            <text:p>-0.382827758789062</text:p>
          </table:table-cell>
          <table:table-cell table:number-columns-repeated="16"/>
        </table:table-row>
        <table:table-row table:style-name="ro2">
          <table:table-cell office:value-type="float" office:value="1419950950.07278" calcext:value-type="float">
            <text:p>1419950950.07278</text:p>
          </table:table-cell>
          <table:table-cell office:value-type="string" calcext:value-type="string">
            <text:p>Acceleration</text:p>
          </table:table-cell>
          <table:table-cell office:value-type="float" office:value="-0.132095336914063" calcext:value-type="float">
            <text:p>-0.132095336914063</text:p>
          </table:table-cell>
          <table:table-cell office:value-type="float" office:value="-0.759613037109375" calcext:value-type="float">
            <text:p>-0.759613037109375</text:p>
          </table:table-cell>
          <table:table-cell office:value-type="float" office:value="-0.390243530273437" calcext:value-type="float">
            <text:p>-0.390243530273437</text:p>
          </table:table-cell>
          <table:table-cell table:number-columns-repeated="16"/>
        </table:table-row>
        <table:table-row table:style-name="ro2">
          <table:table-cell office:value-type="float" office:value="1419950950.07594" calcext:value-type="float">
            <text:p>1419950950.07594</text:p>
          </table:table-cell>
          <table:table-cell office:value-type="string" calcext:value-type="string">
            <text:p>Gyro</text:p>
          </table:table-cell>
          <table:table-cell office:value-type="float" office:value="0.142671398549943" calcext:value-type="float">
            <text:p>0.142671398549943</text:p>
          </table:table-cell>
          <table:table-cell office:value-type="float" office:value="1.57498894129901" calcext:value-type="float">
            <text:p>1.57498894129901</text:p>
          </table:table-cell>
          <table:table-cell office:value-type="float" office:value="0.0404893696330197" calcext:value-type="float">
            <text:p>0.0404893696330197</text:p>
          </table:table-cell>
          <table:table-cell table:number-columns-repeated="16"/>
        </table:table-row>
        <table:table-row table:style-name="ro2">
          <table:table-cell office:value-type="float" office:value="1419950950.07639" calcext:value-type="float">
            <text:p>1419950950.07639</text:p>
          </table:table-cell>
          <table:table-cell office:value-type="string" calcext:value-type="string">
            <text:p>Gyro</text:p>
          </table:table-cell>
          <table:table-cell office:value-type="float" office:value="-0.287869338026044" calcext:value-type="float">
            <text:p>-0.287869338026044</text:p>
          </table:table-cell>
          <table:table-cell office:value-type="float" office:value="1.29956588662745" calcext:value-type="float">
            <text:p>1.29956588662745</text:p>
          </table:table-cell>
          <table:table-cell office:value-type="float" office:value="-0.324101910972681" calcext:value-type="float">
            <text:p>-0.324101910972681</text:p>
          </table:table-cell>
          <table:table-cell table:number-columns-repeated="16"/>
        </table:table-row>
        <table:table-row table:style-name="ro2">
          <table:table-cell office:value-type="float" office:value="1419950950.07614" calcext:value-type="float">
            <text:p>1419950950.07614</text:p>
          </table:table-cell>
          <table:table-cell office:value-type="string" calcext:value-type="string">
            <text:p>Motion</text:p>
          </table:table-cell>
          <table:table-cell office:value-type="float" office:value="0.495429217815399" calcext:value-type="float">
            <text:p>0.495429217815399</text:p>
          </table:table-cell>
          <table:table-cell office:value-type="float" office:value="1.66520059108734" calcext:value-type="float">
            <text:p>1.66520059108734</text:p>
          </table:table-cell>
          <table:table-cell office:value-type="float" office:value="0.248917564749718" calcext:value-type="float">
            <text:p>0.248917564749718</text:p>
          </table:table-cell>
          <table:table-cell office:value-type="float" office:value="0.0950295724669549" calcext:value-type="float">
            <text:p>0.0950295724669549</text:p>
          </table:table-cell>
          <table:table-cell office:value-type="float" office:value="0.971934823959903" calcext:value-type="float">
            <text:p>0.971934823959903</text:p>
          </table:table-cell>
          <table:table-cell office:value-type="float" office:value="0.214896786279791" calcext:value-type="float">
            <text:p>0.214896786279791</text:p>
          </table:table-cell>
          <table:table-cell office:value-type="float" office:value="0.495429217815399" calcext:value-type="float">
            <text:p>0.495429217815399</text:p>
          </table:table-cell>
          <table:table-cell office:value-type="float" office:value="1.66520059108734" calcext:value-type="float">
            <text:p>1.66520059108734</text:p>
          </table:table-cell>
          <table:table-cell office:value-type="float" office:value="0.248917564749718" calcext:value-type="float">
            <text:p>0.248917564749718</text:p>
          </table:table-cell>
          <table:table-cell office:value-type="float" office:value="0.0534878149628639" calcext:value-type="float">
            <text:p>0.0534878149628639</text:p>
          </table:table-cell>
          <table:table-cell office:value-type="float" office:value="-0.825977921485901" calcext:value-type="float">
            <text:p>-0.825977921485901</text:p>
          </table:table-cell>
          <table:table-cell office:value-type="float" office:value="-0.561159074306488" calcext:value-type="float">
            <text:p>-0.561159074306488</text:p>
          </table:table-cell>
          <table:table-cell office:value-type="float" office:value="-0.117956198751926" calcext:value-type="float">
            <text:p>-0.117956198751926</text:p>
          </table:table-cell>
          <table:table-cell office:value-type="float" office:value="-0.025431988760829" calcext:value-type="float">
            <text:p>-0.025431988760829</text:p>
          </table:table-cell>
          <table:table-cell office:value-type="float" office:value="0.139985993504524" calcext:value-type="float">
            <text:p>0.13998599350452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8293" calcext:value-type="float">
            <text:p>1419950950.08293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27.281005859375" calcext:value-type="float">
            <text:p>127.281005859375</text:p>
          </table:table-cell>
          <table:table-cell table:number-columns-repeated="16"/>
        </table:table-row>
        <table:table-row table:style-name="ro2">
          <table:table-cell office:value-type="float" office:value="1419950950.09249" calcext:value-type="float">
            <text:p>1419950950.09249</text:p>
          </table:table-cell>
          <table:table-cell office:value-type="string" calcext:value-type="string">
            <text:p>Acceleration</text:p>
          </table:table-cell>
          <table:table-cell office:value-type="float" office:value="-0.0168914794921875" calcext:value-type="float">
            <text:p>-0.0168914794921875</text:p>
          </table:table-cell>
          <table:table-cell office:value-type="float" office:value="-0.5789794921875" calcext:value-type="float">
            <text:p>-0.5789794921875</text:p>
          </table:table-cell>
          <table:table-cell office:value-type="float" office:value="-0.418838500976563" calcext:value-type="float">
            <text:p>-0.418838500976563</text:p>
          </table:table-cell>
          <table:table-cell table:number-columns-repeated="16"/>
        </table:table-row>
        <table:table-row table:style-name="ro2">
          <table:table-cell office:value-type="float" office:value="1419950950.0932" calcext:value-type="float">
            <text:p>1419950950.0932</text:p>
          </table:table-cell>
          <table:table-cell office:value-type="string" calcext:value-type="string">
            <text:p>Acceleration</text:p>
          </table:table-cell>
          <table:table-cell office:value-type="float" office:value="0.062957763671875" calcext:value-type="float">
            <text:p>0.062957763671875</text:p>
          </table:table-cell>
          <table:table-cell office:value-type="float" office:value="-0.63067626953125" calcext:value-type="float">
            <text:p>-0.63067626953125</text:p>
          </table:table-cell>
          <table:table-cell office:value-type="float" office:value="-0.566131591796875" calcext:value-type="float">
            <text:p>-0.566131591796875</text:p>
          </table:table-cell>
          <table:table-cell table:number-columns-repeated="16"/>
        </table:table-row>
        <table:table-row table:style-name="ro2">
          <table:table-cell office:value-type="float" office:value="1419950950.09364" calcext:value-type="float">
            <text:p>1419950950.09364</text:p>
          </table:table-cell>
          <table:table-cell office:value-type="string" calcext:value-type="string">
            <text:p>Gyro</text:p>
          </table:table-cell>
          <table:table-cell office:value-type="float" office:value="-0.606824157559929" calcext:value-type="float">
            <text:p>-0.606824157559929</text:p>
          </table:table-cell>
          <table:table-cell office:value-type="float" office:value="0.905591150766578" calcext:value-type="float">
            <text:p>0.905591150766578</text:p>
          </table:table-cell>
          <table:table-cell office:value-type="float" office:value="-0.495747170602141" calcext:value-type="float">
            <text:p>-0.495747170602141</text:p>
          </table:table-cell>
          <table:table-cell table:number-columns-repeated="16"/>
        </table:table-row>
        <table:table-row table:style-name="ro2">
          <table:table-cell office:value-type="float" office:value="1419950950.09334" calcext:value-type="float">
            <text:p>1419950950.09334</text:p>
          </table:table-cell>
          <table:table-cell office:value-type="string" calcext:value-type="string">
            <text:p>Motion</text:p>
          </table:table-cell>
          <table:table-cell office:value-type="float" office:value="0.151914715766907" calcext:value-type="float">
            <text:p>0.151914715766907</text:p>
          </table:table-cell>
          <table:table-cell office:value-type="float" office:value="1.60202169418335" calcext:value-type="float">
            <text:p>1.60202169418335</text:p>
          </table:table-cell>
          <table:table-cell office:value-type="float" office:value="0.0233081709593535" calcext:value-type="float">
            <text:p>0.0233081709593535</text:p>
          </table:table-cell>
          <table:table-cell office:value-type="float" office:value="0.111310575539566" calcext:value-type="float">
            <text:p>0.111310575539566</text:p>
          </table:table-cell>
          <table:table-cell office:value-type="float" office:value="0.974658675489537" calcext:value-type="float">
            <text:p>0.974658675489537</text:p>
          </table:table-cell>
          <table:table-cell office:value-type="float" office:value="0.216364315333292" calcext:value-type="float">
            <text:p>0.216364315333292</text:p>
          </table:table-cell>
          <table:table-cell office:value-type="float" office:value="0.151914715766907" calcext:value-type="float">
            <text:p>0.151914715766907</text:p>
          </table:table-cell>
          <table:table-cell office:value-type="float" office:value="1.60202169418335" calcext:value-type="float">
            <text:p>1.60202169418335</text:p>
          </table:table-cell>
          <table:table-cell office:value-type="float" office:value="0.0233081709593535" calcext:value-type="float">
            <text:p>0.0233081709593535</text:p>
          </table:table-cell>
          <table:table-cell office:value-type="float" office:value="0.0623664073646069" calcext:value-type="float">
            <text:p>0.0623664073646069</text:p>
          </table:table-cell>
          <table:table-cell office:value-type="float" office:value="-0.827510297298431" calcext:value-type="float">
            <text:p>-0.827510297298431</text:p>
          </table:table-cell>
          <table:table-cell office:value-type="float" office:value="-0.557975947856903" calcext:value-type="float">
            <text:p>-0.557975947856903</text:p>
          </table:table-cell>
          <table:table-cell office:value-type="float" office:value="-0.19446174800396" calcext:value-type="float">
            <text:p>-0.19446174800396</text:p>
          </table:table-cell>
          <table:table-cell office:value-type="float" office:value="0.0678972601890564" calcext:value-type="float">
            <text:p>0.0678972601890564</text:p>
          </table:table-cell>
          <table:table-cell office:value-type="float" office:value="0.167732402682304" calcext:value-type="float">
            <text:p>0.16773240268230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09392" calcext:value-type="float">
            <text:p>1419950950.09392</text:p>
          </table:table-cell>
          <table:table-cell office:value-type="string" calcext:value-type="string">
            <text:p>Motion</text:p>
          </table:table-cell>
          <table:table-cell office:value-type="float" office:value="-0.278626024723053" calcext:value-type="float">
            <text:p>-0.278626024723053</text:p>
          </table:table-cell>
          <table:table-cell office:value-type="float" office:value="1.3265985250473" calcext:value-type="float">
            <text:p>1.3265985250473</text:p>
          </table:table-cell>
          <table:table-cell office:value-type="float" office:value="-0.341283053159714" calcext:value-type="float">
            <text:p>-0.341283053159714</text:p>
          </table:table-cell>
          <table:table-cell office:value-type="float" office:value="0.129951742398913" calcext:value-type="float">
            <text:p>0.129951742398913</text:p>
          </table:table-cell>
          <table:table-cell office:value-type="float" office:value="0.9725364662111" calcext:value-type="float">
            <text:p>0.9725364662111</text:p>
          </table:table-cell>
          <table:table-cell office:value-type="float" office:value="0.21190663940756" calcext:value-type="float">
            <text:p>0.21190663940756</text:p>
          </table:table-cell>
          <table:table-cell office:value-type="float" office:value="-0.278626024723053" calcext:value-type="float">
            <text:p>-0.278626024723053</text:p>
          </table:table-cell>
          <table:table-cell office:value-type="float" office:value="1.3265985250473" calcext:value-type="float">
            <text:p>1.3265985250473</text:p>
          </table:table-cell>
          <table:table-cell office:value-type="float" office:value="-0.341283053159714" calcext:value-type="float">
            <text:p>-0.341283053159714</text:p>
          </table:table-cell>
          <table:table-cell office:value-type="float" office:value="0.0729837045073509" calcext:value-type="float">
            <text:p>0.0729837045073509</text:p>
          </table:table-cell>
          <table:table-cell office:value-type="float" office:value="-0.826316893100739" calcext:value-type="float">
            <text:p>-0.826316893100739</text:p>
          </table:table-cell>
          <table:table-cell office:value-type="float" office:value="-0.558456540107727" calcext:value-type="float">
            <text:p>-0.558456540107727</text:p>
          </table:table-cell>
          <table:table-cell office:value-type="float" office:value="-0.205475762486458" calcext:value-type="float">
            <text:p>-0.205475762486458</text:p>
          </table:table-cell>
          <table:table-cell office:value-type="float" office:value="0.205329984426498" calcext:value-type="float">
            <text:p>0.205329984426498</text:p>
          </table:table-cell>
          <table:table-cell office:value-type="float" office:value="0.175628796219826" calcext:value-type="float">
            <text:p>0.1756287962198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0879" calcext:value-type="float">
            <text:p>1419950950.10879</text:p>
          </table:table-cell>
          <table:table-cell office:value-type="string" calcext:value-type="string">
            <text:p>Gyro</text:p>
          </table:table-cell>
          <table:table-cell office:value-type="float" office:value="-0.66977382887835" calcext:value-type="float">
            <text:p>-0.66977382887835</text:p>
          </table:table-cell>
          <table:table-cell office:value-type="float" office:value="0.244311207868926" calcext:value-type="float">
            <text:p>0.244311207868926</text:p>
          </table:table-cell>
          <table:table-cell office:value-type="float" office:value="-0.529175168604816" calcext:value-type="float">
            <text:p>-0.529175168604816</text:p>
          </table:table-cell>
          <table:table-cell table:number-columns-repeated="16"/>
        </table:table-row>
        <table:table-row table:style-name="ro2">
          <table:table-cell office:value-type="float" office:value="1419950950.10917" calcext:value-type="float">
            <text:p>1419950950.10917</text:p>
          </table:table-cell>
          <table:table-cell office:value-type="string" calcext:value-type="string">
            <text:p>Gyro</text:p>
          </table:table-cell>
          <table:table-cell office:value-type="float" office:value="-0.526843571070451" calcext:value-type="float">
            <text:p>-0.526843571070451</text:p>
          </table:table-cell>
          <table:table-cell office:value-type="float" office:value="-0.38219051435338" calcext:value-type="float">
            <text:p>-0.38219051435338</text:p>
          </table:table-cell>
          <table:table-cell office:value-type="float" office:value="-0.49747076845964" calcext:value-type="float">
            <text:p>-0.49747076845964</text:p>
          </table:table-cell>
          <table:table-cell table:number-columns-repeated="16"/>
        </table:table-row>
        <table:table-row table:style-name="ro2">
          <table:table-cell office:value-type="float" office:value="1419950950.10945" calcext:value-type="float">
            <text:p>1419950950.10945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26.622375488281" calcext:value-type="float">
            <text:p>126.622375488281</text:p>
          </table:table-cell>
          <table:table-cell table:number-columns-repeated="16"/>
        </table:table-row>
        <table:table-row table:style-name="ro2">
          <table:table-cell office:value-type="float" office:value="1419950950.10887" calcext:value-type="float">
            <text:p>1419950950.10887</text:p>
          </table:table-cell>
          <table:table-cell office:value-type="string" calcext:value-type="string">
            <text:p>Motion</text:p>
          </table:table-cell>
          <table:table-cell office:value-type="float" office:value="-0.597580850124359" calcext:value-type="float">
            <text:p>-0.597580850124359</text:p>
          </table:table-cell>
          <table:table-cell office:value-type="float" office:value="0.932623744010925" calcext:value-type="float">
            <text:p>0.932623744010925</text:p>
          </table:table-cell>
          <table:table-cell office:value-type="float" office:value="-0.512928307056427" calcext:value-type="float">
            <text:p>-0.512928307056427</text:p>
          </table:table-cell>
          <table:table-cell office:value-type="float" office:value="0.147232855025116" calcext:value-type="float">
            <text:p>0.147232855025116</text:p>
          </table:table-cell>
          <table:table-cell office:value-type="float" office:value="0.966241252876037" calcext:value-type="float">
            <text:p>0.966241252876037</text:p>
          </table:table-cell>
          <table:table-cell office:value-type="float" office:value="0.20438060006154" calcext:value-type="float">
            <text:p>0.20438060006154</text:p>
          </table:table-cell>
          <table:table-cell office:value-type="float" office:value="-0.597580850124359" calcext:value-type="float">
            <text:p>-0.597580850124359</text:p>
          </table:table-cell>
          <table:table-cell office:value-type="float" office:value="0.932623744010925" calcext:value-type="float">
            <text:p>0.932623744010925</text:p>
          </table:table-cell>
          <table:table-cell office:value-type="float" office:value="-0.512928307056427" calcext:value-type="float">
            <text:p>-0.512928307056427</text:p>
          </table:table-cell>
          <table:table-cell office:value-type="float" office:value="0.0833845511078835" calcext:value-type="float">
            <text:p>0.0833845511078835</text:p>
          </table:table-cell>
          <table:table-cell office:value-type="float" office:value="-0.822755098342896" calcext:value-type="float">
            <text:p>-0.822755098342896</text:p>
          </table:table-cell>
          <table:table-cell office:value-type="float" office:value="-0.56224650144577" calcext:value-type="float">
            <text:p>-0.56224650144577</text:p>
          </table:table-cell>
          <table:table-cell office:value-type="float" office:value="-0.100276030600071" calcext:value-type="float">
            <text:p>-0.100276030600071</text:p>
          </table:table-cell>
          <table:table-cell office:value-type="float" office:value="0.243775576353073" calcext:value-type="float">
            <text:p>0.243775576353073</text:p>
          </table:table-cell>
          <table:table-cell office:value-type="float" office:value="0.143407985568047" calcext:value-type="float">
            <text:p>0.1434079855680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1154" calcext:value-type="float">
            <text:p>1419950950.11154</text:p>
          </table:table-cell>
          <table:table-cell office:value-type="string" calcext:value-type="string">
            <text:p>Acceleration</text:p>
          </table:table-cell>
          <table:table-cell office:value-type="float" office:value="0.0912628173828125" calcext:value-type="float">
            <text:p>0.0912628173828125</text:p>
          </table:table-cell>
          <table:table-cell office:value-type="float" office:value="-0.672073364257813" calcext:value-type="float">
            <text:p>-0.672073364257813</text:p>
          </table:table-cell>
          <table:table-cell office:value-type="float" office:value="-0.67254638671875" calcext:value-type="float">
            <text:p>-0.67254638671875</text:p>
          </table:table-cell>
          <table:table-cell table:number-columns-repeated="16"/>
        </table:table-row>
        <table:table-row table:style-name="ro2">
          <table:table-cell office:value-type="float" office:value="1419950950.1116" calcext:value-type="float">
            <text:p>1419950950.1116</text:p>
          </table:table-cell>
          <table:table-cell office:value-type="string" calcext:value-type="string">
            <text:p>Acceleration</text:p>
          </table:table-cell>
          <table:table-cell office:value-type="float" office:value="0.125076293945313" calcext:value-type="float">
            <text:p>0.125076293945313</text:p>
          </table:table-cell>
          <table:table-cell office:value-type="float" office:value="-0.681564331054688" calcext:value-type="float">
            <text:p>-0.681564331054688</text:p>
          </table:table-cell>
          <table:table-cell office:value-type="float" office:value="-0.6143798828125" calcext:value-type="float">
            <text:p>-0.6143798828125</text:p>
          </table:table-cell>
          <table:table-cell table:number-columns-repeated="16"/>
        </table:table-row>
        <table:table-row table:style-name="ro2">
          <table:table-cell office:value-type="float" office:value="1419950950.12441" calcext:value-type="float">
            <text:p>1419950950.12441</text:p>
          </table:table-cell>
          <table:table-cell office:value-type="string" calcext:value-type="string">
            <text:p>Gyro</text:p>
          </table:table-cell>
          <table:table-cell office:value-type="float" office:value="-0.441898585992957" calcext:value-type="float">
            <text:p>-0.441898585992957</text:p>
          </table:table-cell>
          <table:table-cell office:value-type="float" office:value="-0.743391058259193" calcext:value-type="float">
            <text:p>-0.743391058259193</text:p>
          </table:table-cell>
          <table:table-cell office:value-type="float" office:value="-0.40527932205604" calcext:value-type="float">
            <text:p>-0.40527932205604</text:p>
          </table:table-cell>
          <table:table-cell table:number-columns-repeated="16"/>
        </table:table-row>
        <table:table-row table:style-name="ro2">
          <table:table-cell office:value-type="float" office:value="1419950950.12439" calcext:value-type="float">
            <text:p>1419950950.12439</text:p>
          </table:table-cell>
          <table:table-cell office:value-type="string" calcext:value-type="string">
            <text:p>Motion</text:p>
          </table:table-cell>
          <table:table-cell office:value-type="float" office:value="-0.660530567169189" calcext:value-type="float">
            <text:p>-0.660530567169189</text:p>
          </table:table-cell>
          <table:table-cell office:value-type="float" office:value="0.271343737840652" calcext:value-type="float">
            <text:p>0.271343737840652</text:p>
          </table:table-cell>
          <table:table-cell office:value-type="float" office:value="-0.54635626077652" calcext:value-type="float">
            <text:p>-0.54635626077652</text:p>
          </table:table-cell>
          <table:table-cell office:value-type="float" office:value="0.158629489183491" calcext:value-type="float">
            <text:p>0.158629489183491</text:p>
          </table:table-cell>
          <table:table-cell office:value-type="float" office:value="0.958387277704297" calcext:value-type="float">
            <text:p>0.958387277704297</text:p>
          </table:table-cell>
          <table:table-cell office:value-type="float" office:value="0.19627120689785" calcext:value-type="float">
            <text:p>0.19627120689785</text:p>
          </table:table-cell>
          <table:table-cell office:value-type="float" office:value="-0.660530567169189" calcext:value-type="float">
            <text:p>-0.660530567169189</text:p>
          </table:table-cell>
          <table:table-cell office:value-type="float" office:value="0.271343737840652" calcext:value-type="float">
            <text:p>0.271343737840652</text:p>
          </table:table-cell>
          <table:table-cell office:value-type="float" office:value="-0.54635626077652" calcext:value-type="float">
            <text:p>-0.54635626077652</text:p>
          </table:table-cell>
          <table:table-cell office:value-type="float" office:value="0.0908046886324883" calcext:value-type="float">
            <text:p>0.0908046886324883</text:p>
          </table:table-cell>
          <table:table-cell office:value-type="float" office:value="-0.818265557289124" calcext:value-type="float">
            <text:p>-0.818265557289124</text:p>
          </table:table-cell>
          <table:table-cell office:value-type="float" office:value="-0.56762307882309" calcext:value-type="float">
            <text:p>-0.56762307882309</text:p>
          </table:table-cell>
          <table:table-cell office:value-type="float" office:value="-0.0278469249606132" calcext:value-type="float">
            <text:p>-0.0278469249606132</text:p>
          </table:table-cell>
          <table:table-cell office:value-type="float" office:value="0.187589302659035" calcext:value-type="float">
            <text:p>0.187589302659035</text:p>
          </table:table-cell>
          <table:table-cell office:value-type="float" office:value="0.00149148516356945" calcext:value-type="float">
            <text:p>0.0014914851635694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2522" calcext:value-type="float">
            <text:p>1419950950.12522</text:p>
          </table:table-cell>
          <table:table-cell office:value-type="string" calcext:value-type="string">
            <text:p>Motion</text:p>
          </table:table-cell>
          <table:table-cell office:value-type="float" office:value="-0.517600297927856" calcext:value-type="float">
            <text:p>-0.517600297927856</text:p>
          </table:table-cell>
          <table:table-cell office:value-type="float" office:value="-0.355158060789108" calcext:value-type="float">
            <text:p>-0.355158060789108</text:p>
          </table:table-cell>
          <table:table-cell office:value-type="float" office:value="-0.514651775360107" calcext:value-type="float">
            <text:p>-0.514651775360107</text:p>
          </table:table-cell>
          <table:table-cell office:value-type="float" office:value="0.162970935801426" calcext:value-type="float">
            <text:p>0.162970935801426</text:p>
          </table:table-cell>
          <table:table-cell office:value-type="float" office:value="0.951627176909106" calcext:value-type="float">
            <text:p>0.951627176909106</text:p>
          </table:table-cell>
          <table:table-cell office:value-type="float" office:value="0.188295953413786" calcext:value-type="float">
            <text:p>0.188295953413786</text:p>
          </table:table-cell>
          <table:table-cell office:value-type="float" office:value="-0.517600297927856" calcext:value-type="float">
            <text:p>-0.517600297927856</text:p>
          </table:table-cell>
          <table:table-cell office:value-type="float" office:value="-0.355158060789108" calcext:value-type="float">
            <text:p>-0.355158060789108</text:p>
          </table:table-cell>
          <table:table-cell office:value-type="float" office:value="-0.514651775360107" calcext:value-type="float">
            <text:p>-0.514651775360107</text:p>
          </table:table-cell>
          <table:table-cell office:value-type="float" office:value="0.0941634923219681" calcext:value-type="float">
            <text:p>0.0941634923219681</text:p>
          </table:table-cell>
          <table:table-cell office:value-type="float" office:value="-0.814360916614533" calcext:value-type="float">
            <text:p>-0.814360916614533</text:p>
          </table:table-cell>
          <table:table-cell office:value-type="float" office:value="-0.572668790817261" calcext:value-type="float">
            <text:p>-0.572668790817261</text:p>
          </table:table-cell>
          <table:table-cell office:value-type="float" office:value="0.0309128034859896" calcext:value-type="float">
            <text:p>0.0309128034859896</text:p>
          </table:table-cell>
          <table:table-cell office:value-type="float" office:value="0.132796600461006" calcext:value-type="float">
            <text:p>0.132796600461006</text:p>
          </table:table-cell>
          <table:table-cell office:value-type="float" office:value="-0.0417111180722714" calcext:value-type="float">
            <text:p>-0.041711118072271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3118" calcext:value-type="float">
            <text:p>1419950950.13118</text:p>
          </table:table-cell>
          <table:table-cell office:value-type="string" calcext:value-type="string">
            <text:p>Acceleration</text:p>
          </table:table-cell>
          <table:table-cell office:value-type="float" office:value="0.185638427734375" calcext:value-type="float">
            <text:p>0.185638427734375</text:p>
          </table:table-cell>
          <table:table-cell office:value-type="float" office:value="-0.702713012695313" calcext:value-type="float">
            <text:p>-0.702713012695313</text:p>
          </table:table-cell>
          <table:table-cell office:value-type="float" office:value="-0.444625854492188" calcext:value-type="float">
            <text:p>-0.444625854492188</text:p>
          </table:table-cell>
          <table:table-cell table:number-columns-repeated="16"/>
        </table:table-row>
        <table:table-row table:style-name="ro2">
          <table:table-cell office:value-type="float" office:value="1419950950.13119" calcext:value-type="float">
            <text:p>1419950950.13119</text:p>
          </table:table-cell>
          <table:table-cell office:value-type="string" calcext:value-type="string">
            <text:p>Acceleration</text:p>
          </table:table-cell>
          <table:table-cell office:value-type="float" office:value="0.1861572265625" calcext:value-type="float">
            <text:p>0.1861572265625</text:p>
          </table:table-cell>
          <table:table-cell office:value-type="float" office:value="-0.75830078125" calcext:value-type="float">
            <text:p>-0.75830078125</text:p>
          </table:table-cell>
          <table:table-cell office:value-type="float" office:value="-0.335296630859375" calcext:value-type="float">
            <text:p>-0.335296630859375</text:p>
          </table:table-cell>
          <table:table-cell table:number-columns-repeated="16"/>
        </table:table-row>
        <table:table-row table:style-name="ro2">
          <table:table-cell office:value-type="float" office:value="1419950950.13499" calcext:value-type="float">
            <text:p>1419950950.13499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9.46418762207" calcext:value-type="float">
            <text:p>229.46418762207</text:p>
          </table:table-cell>
          <table:table-cell office:value-type="float" office:value="128.268951416016" calcext:value-type="float">
            <text:p>128.268951416016</text:p>
          </table:table-cell>
          <table:table-cell table:number-columns-repeated="16"/>
        </table:table-row>
        <table:table-row table:style-name="ro2">
          <table:table-cell office:value-type="float" office:value="1419950950.14047" calcext:value-type="float">
            <text:p>1419950950.14047</text:p>
          </table:table-cell>
          <table:table-cell office:value-type="string" calcext:value-type="string">
            <text:p>Gyro</text:p>
          </table:table-cell>
          <table:table-cell office:value-type="float" office:value="-0.55916981933016" calcext:value-type="float">
            <text:p>-0.55916981933016</text:p>
          </table:table-cell>
          <table:table-cell office:value-type="float" office:value="-0.863427451756225" calcext:value-type="float">
            <text:p>-0.863427451756225</text:p>
          </table:table-cell>
          <table:table-cell office:value-type="float" office:value="-0.260013205656033" calcext:value-type="float">
            <text:p>-0.260013205656033</text:p>
          </table:table-cell>
          <table:table-cell table:number-columns-repeated="16"/>
        </table:table-row>
        <table:table-row table:style-name="ro2">
          <table:table-cell office:value-type="float" office:value="1419950950.14079" calcext:value-type="float">
            <text:p>1419950950.14079</text:p>
          </table:table-cell>
          <table:table-cell office:value-type="string" calcext:value-type="string">
            <text:p>Gyro</text:p>
          </table:table-cell>
          <table:table-cell office:value-type="float" office:value="-0.812072651191791" calcext:value-type="float">
            <text:p>-0.812072651191791</text:p>
          </table:table-cell>
          <table:table-cell office:value-type="float" office:value="-0.955258039832119" calcext:value-type="float">
            <text:p>-0.955258039832119</text:p>
          </table:table-cell>
          <table:table-cell office:value-type="float" office:value="-0.143183790743674" calcext:value-type="float">
            <text:p>-0.143183790743674</text:p>
          </table:table-cell>
          <table:table-cell table:number-columns-repeated="16"/>
        </table:table-row>
        <table:table-row table:style-name="ro2">
          <table:table-cell office:value-type="float" office:value="1419950950.14067" calcext:value-type="float">
            <text:p>1419950950.14067</text:p>
          </table:table-cell>
          <table:table-cell office:value-type="string" calcext:value-type="string">
            <text:p>Motion</text:p>
          </table:table-cell>
          <table:table-cell office:value-type="float" office:value="-0.432655364274979" calcext:value-type="float">
            <text:p>-0.432655364274979</text:p>
          </table:table-cell>
          <table:table-cell office:value-type="float" office:value="-0.716358661651611" calcext:value-type="float">
            <text:p>-0.716358661651611</text:p>
          </table:table-cell>
          <table:table-cell office:value-type="float" office:value="-0.422460317611694" calcext:value-type="float">
            <text:p>-0.422460317611694</text:p>
          </table:table-cell>
          <table:table-cell office:value-type="float" office:value="0.161607090355629" calcext:value-type="float">
            <text:p>0.161607090355629</text:p>
          </table:table-cell>
          <table:table-cell office:value-type="float" office:value="0.946156828068883" calcext:value-type="float">
            <text:p>0.946156828068883</text:p>
          </table:table-cell>
          <table:table-cell office:value-type="float" office:value="0.181469343801741" calcext:value-type="float">
            <text:p>0.181469343801741</text:p>
          </table:table-cell>
          <table:table-cell office:value-type="float" office:value="-0.432655364274979" calcext:value-type="float">
            <text:p>-0.432655364274979</text:p>
          </table:table-cell>
          <table:table-cell office:value-type="float" office:value="-0.716358661651611" calcext:value-type="float">
            <text:p>-0.716358661651611</text:p>
          </table:table-cell>
          <table:table-cell office:value-type="float" office:value="-0.422460317611694" calcext:value-type="float">
            <text:p>-0.422460317611694</text:p>
          </table:table-cell>
          <table:table-cell office:value-type="float" office:value="0.0940977707505226" calcext:value-type="float">
            <text:p>0.0940977707505226</text:p>
          </table:table-cell>
          <table:table-cell office:value-type="float" office:value="-0.811173975467682" calcext:value-type="float">
            <text:p>-0.811173975467682</text:p>
          </table:table-cell>
          <table:table-cell office:value-type="float" office:value="-0.577184855937958" calcext:value-type="float">
            <text:p>-0.577184855937958</text:p>
          </table:table-cell>
          <table:table-cell office:value-type="float" office:value="0.0915406569838524" calcext:value-type="float">
            <text:p>0.0915406569838524</text:p>
          </table:table-cell>
          <table:table-cell office:value-type="float" office:value="0.108460985124111" calcext:value-type="float">
            <text:p>0.108460985124111</text:p>
          </table:table-cell>
          <table:table-cell office:value-type="float" office:value="0.13255900144577" calcext:value-type="float">
            <text:p>0.1325590014457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506" calcext:value-type="float">
            <text:p>1419950950.1506</text:p>
          </table:table-cell>
          <table:table-cell office:value-type="string" calcext:value-type="string">
            <text:p>Acceleration</text:p>
          </table:table-cell>
          <table:table-cell office:value-type="float" office:value="0.238067626953125" calcext:value-type="float">
            <text:p>0.238067626953125</text:p>
          </table:table-cell>
          <table:table-cell office:value-type="float" office:value="-0.828445434570313" calcext:value-type="float">
            <text:p>-0.828445434570313</text:p>
          </table:table-cell>
          <table:table-cell office:value-type="float" office:value="-0.162643432617188" calcext:value-type="float">
            <text:p>-0.162643432617188</text:p>
          </table:table-cell>
          <table:table-cell table:number-columns-repeated="16"/>
        </table:table-row>
        <table:table-row table:style-name="ro2">
          <table:table-cell office:value-type="float" office:value="1419950950.15058" calcext:value-type="float">
            <text:p>1419950950.15058</text:p>
          </table:table-cell>
          <table:table-cell office:value-type="string" calcext:value-type="string">
            <text:p>Acceleration</text:p>
          </table:table-cell>
          <table:table-cell office:value-type="float" office:value="0.18829345703125" calcext:value-type="float">
            <text:p>0.18829345703125</text:p>
          </table:table-cell>
          <table:table-cell office:value-type="float" office:value="-0.792556762695313" calcext:value-type="float">
            <text:p>-0.792556762695313</text:p>
          </table:table-cell>
          <table:table-cell office:value-type="float" office:value="-0.270660400390625" calcext:value-type="float">
            <text:p>-0.270660400390625</text:p>
          </table:table-cell>
          <table:table-cell table:number-columns-repeated="16"/>
        </table:table-row>
        <table:table-row table:style-name="ro2">
          <table:table-cell office:value-type="float" office:value="1419950950.15658" calcext:value-type="float">
            <text:p>1419950950.15658</text:p>
          </table:table-cell>
          <table:table-cell office:value-type="string" calcext:value-type="string">
            <text:p>Gyro</text:p>
          </table:table-cell>
          <table:table-cell office:value-type="float" office:value="-1.07900474935985" calcext:value-type="float">
            <text:p>-1.07900474935985</text:p>
          </table:table-cell>
          <table:table-cell office:value-type="float" office:value="-0.950687522769325" calcext:value-type="float">
            <text:p>-0.950687522769325</text:p>
          </table:table-cell>
          <table:table-cell office:value-type="float" office:value="0.0251186690855184" calcext:value-type="float">
            <text:p>0.0251186690855184</text:p>
          </table:table-cell>
          <table:table-cell table:number-columns-repeated="16"/>
        </table:table-row>
        <table:table-row table:style-name="ro2">
          <table:table-cell office:value-type="float" office:value="1419950950.15648" calcext:value-type="float">
            <text:p>1419950950.15648</text:p>
          </table:table-cell>
          <table:table-cell office:value-type="string" calcext:value-type="string">
            <text:p>Motion</text:p>
          </table:table-cell>
          <table:table-cell office:value-type="float" office:value="-0.54992663860321" calcext:value-type="float">
            <text:p>-0.54992663860321</text:p>
          </table:table-cell>
          <table:table-cell office:value-type="float" office:value="-0.836395084857941" calcext:value-type="float">
            <text:p>-0.836395084857941</text:p>
          </table:table-cell>
          <table:table-cell office:value-type="float" office:value="-0.277194142341614" calcext:value-type="float">
            <text:p>-0.277194142341614</text:p>
          </table:table-cell>
          <table:table-cell office:value-type="float" office:value="0.156319019957262" calcext:value-type="float">
            <text:p>0.156319019957262</text:p>
          </table:table-cell>
          <table:table-cell office:value-type="float" office:value="0.940290671988082" calcext:value-type="float">
            <text:p>0.940290671988082</text:p>
          </table:table-cell>
          <table:table-cell office:value-type="float" office:value="0.177302711235331" calcext:value-type="float">
            <text:p>0.177302711235331</text:p>
          </table:table-cell>
          <table:table-cell office:value-type="float" office:value="-0.54992663860321" calcext:value-type="float">
            <text:p>-0.54992663860321</text:p>
          </table:table-cell>
          <table:table-cell office:value-type="float" office:value="-0.836395084857941" calcext:value-type="float">
            <text:p>-0.836395084857941</text:p>
          </table:table-cell>
          <table:table-cell office:value-type="float" office:value="-0.277194142341614" calcext:value-type="float">
            <text:p>-0.277194142341614</text:p>
          </table:table-cell>
          <table:table-cell office:value-type="float" office:value="0.0917835235595703" calcext:value-type="float">
            <text:p>0.0917835235595703</text:p>
          </table:table-cell>
          <table:table-cell office:value-type="float" office:value="-0.807729482650757" calcext:value-type="float">
            <text:p>-0.807729482650757</text:p>
          </table:table-cell>
          <table:table-cell office:value-type="float" office:value="-0.582364857196808" calcext:value-type="float">
            <text:p>-0.582364857196808</text:p>
          </table:table-cell>
          <table:table-cell office:value-type="float" office:value="0.0943737030029297" calcext:value-type="float">
            <text:p>0.0943737030029297</text:p>
          </table:table-cell>
          <table:table-cell office:value-type="float" office:value="0.0494287200272083" calcext:value-type="float">
            <text:p>0.0494287200272083</text:p>
          </table:table-cell>
          <table:table-cell office:value-type="float" office:value="0.247068241238594" calcext:value-type="float">
            <text:p>0.24706824123859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572" calcext:value-type="float">
            <text:p>1419950950.1572</text:p>
          </table:table-cell>
          <table:table-cell office:value-type="string" calcext:value-type="string">
            <text:p>Motion</text:p>
          </table:table-cell>
          <table:table-cell office:value-type="float" office:value="-0.802829444408417" calcext:value-type="float">
            <text:p>-0.802829444408417</text:p>
          </table:table-cell>
          <table:table-cell office:value-type="float" office:value="-0.928225696086884" calcext:value-type="float">
            <text:p>-0.928225696086884</text:p>
          </table:table-cell>
          <table:table-cell office:value-type="float" office:value="-0.160364702343941" calcext:value-type="float">
            <text:p>-0.160364702343941</text:p>
          </table:table-cell>
          <table:table-cell office:value-type="float" office:value="0.147807247786808" calcext:value-type="float">
            <text:p>0.147807247786808</text:p>
          </table:table-cell>
          <table:table-cell office:value-type="float" office:value="0.932165108061996" calcext:value-type="float">
            <text:p>0.932165108061996</text:p>
          </table:table-cell>
          <table:table-cell office:value-type="float" office:value="0.175913042529764" calcext:value-type="float">
            <text:p>0.175913042529764</text:p>
          </table:table-cell>
          <table:table-cell office:value-type="float" office:value="-0.802829444408417" calcext:value-type="float">
            <text:p>-0.802829444408417</text:p>
          </table:table-cell>
          <table:table-cell office:value-type="float" office:value="-0.928225696086884" calcext:value-type="float">
            <text:p>-0.928225696086884</text:p>
          </table:table-cell>
          <table:table-cell office:value-type="float" office:value="-0.160364702343941" calcext:value-type="float">
            <text:p>-0.160364702343941</text:p>
          </table:table-cell>
          <table:table-cell office:value-type="float" office:value="0.0877869948744774" calcext:value-type="float">
            <text:p>0.0877869948744774</text:p>
          </table:table-cell>
          <table:table-cell office:value-type="float" office:value="-0.802912414073944" calcext:value-type="float">
            <text:p>-0.802912414073944</text:p>
          </table:table-cell>
          <table:table-cell office:value-type="float" office:value="-0.589597404003143" calcext:value-type="float">
            <text:p>-0.589597404003143</text:p>
          </table:table-cell>
          <table:table-cell office:value-type="float" office:value="0.100506462156773" calcext:value-type="float">
            <text:p>0.100506462156773</text:p>
          </table:table-cell>
          <table:table-cell office:value-type="float" office:value="0.0103556737303734" calcext:value-type="float">
            <text:p>0.0103556737303734</text:p>
          </table:table-cell>
          <table:table-cell office:value-type="float" office:value="0.318936973810196" calcext:value-type="float">
            <text:p>0.3189369738101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611" calcext:value-type="float">
            <text:p>1419950950.1611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30.480270385742" calcext:value-type="float">
            <text:p>230.480270385742</text:p>
          </table:table-cell>
          <table:table-cell office:value-type="float" office:value="124.317153930664" calcext:value-type="float">
            <text:p>124.317153930664</text:p>
          </table:table-cell>
          <table:table-cell table:number-columns-repeated="16"/>
        </table:table-row>
        <table:table-row table:style-name="ro2">
          <table:table-cell office:value-type="float" office:value="1419950950.17036" calcext:value-type="float">
            <text:p>1419950950.17036</text:p>
          </table:table-cell>
          <table:table-cell office:value-type="string" calcext:value-type="string">
            <text:p>Acceleration</text:p>
          </table:table-cell>
          <table:table-cell office:value-type="float" office:value="0.275894165039062" calcext:value-type="float">
            <text:p>0.275894165039062</text:p>
          </table:table-cell>
          <table:table-cell office:value-type="float" office:value="-0.879837036132813" calcext:value-type="float">
            <text:p>-0.879837036132813</text:p>
          </table:table-cell>
          <table:table-cell office:value-type="float" office:value="-0.157379150390625" calcext:value-type="float">
            <text:p>-0.157379150390625</text:p>
          </table:table-cell>
          <table:table-cell table:number-columns-repeated="16"/>
        </table:table-row>
        <table:table-row table:style-name="ro2">
          <table:table-cell office:value-type="float" office:value="1419950950.17228" calcext:value-type="float">
            <text:p>1419950950.17228</text:p>
          </table:table-cell>
          <table:table-cell office:value-type="string" calcext:value-type="string">
            <text:p>Acceleration</text:p>
          </table:table-cell>
          <table:table-cell office:value-type="float" office:value="0.153564453125" calcext:value-type="float">
            <text:p>0.153564453125</text:p>
          </table:table-cell>
          <table:table-cell office:value-type="float" office:value="-0.897811889648438" calcext:value-type="float">
            <text:p>-0.897811889648438</text:p>
          </table:table-cell>
          <table:table-cell office:value-type="float" office:value="-0.32916259765625" calcext:value-type="float">
            <text:p>-0.32916259765625</text:p>
          </table:table-cell>
          <table:table-cell table:number-columns-repeated="16"/>
        </table:table-row>
        <table:table-row table:style-name="ro2">
          <table:table-cell office:value-type="float" office:value="1419950950.17243" calcext:value-type="float">
            <text:p>1419950950.17243</text:p>
          </table:table-cell>
          <table:table-cell office:value-type="string" calcext:value-type="string">
            <text:p>Gyro</text:p>
          </table:table-cell>
          <table:table-cell office:value-type="float" office:value="-1.51028904051219" calcext:value-type="float">
            <text:p>-1.51028904051219</text:p>
          </table:table-cell>
          <table:table-cell office:value-type="float" office:value="-0.813546977171259" calcext:value-type="float">
            <text:p>-0.813546977171259</text:p>
          </table:table-cell>
          <table:table-cell office:value-type="float" office:value="0.309684888411537" calcext:value-type="float">
            <text:p>0.309684888411537</text:p>
          </table:table-cell>
          <table:table-cell table:number-columns-repeated="16"/>
        </table:table-row>
        <table:table-row table:style-name="ro2">
          <table:table-cell office:value-type="float" office:value="1419950950.17288" calcext:value-type="float">
            <text:p>1419950950.17288</text:p>
          </table:table-cell>
          <table:table-cell office:value-type="string" calcext:value-type="string">
            <text:p>Gyro</text:p>
          </table:table-cell>
          <table:table-cell office:value-type="float" office:value="-1.7670436022584" calcext:value-type="float">
            <text:p>-1.7670436022584</text:p>
          </table:table-cell>
          <table:table-cell office:value-type="float" office:value="-0.637883540089087" calcext:value-type="float">
            <text:p>-0.637883540089087</text:p>
          </table:table-cell>
          <table:table-cell office:value-type="float" office:value="0.560766384403663" calcext:value-type="float">
            <text:p>0.560766384403663</text:p>
          </table:table-cell>
          <table:table-cell table:number-columns-repeated="16"/>
        </table:table-row>
        <table:table-row table:style-name="ro2">
          <table:table-cell office:value-type="float" office:value="1419950950.17284" calcext:value-type="float">
            <text:p>1419950950.17284</text:p>
          </table:table-cell>
          <table:table-cell office:value-type="string" calcext:value-type="string">
            <text:p>Motion</text:p>
          </table:table-cell>
          <table:table-cell office:value-type="float" office:value="-1.06976163387299" calcext:value-type="float">
            <text:p>-1.06976163387299</text:p>
          </table:table-cell>
          <table:table-cell office:value-type="float" office:value="-0.923655271530151" calcext:value-type="float">
            <text:p>-0.923655271530151</text:p>
          </table:table-cell>
          <table:table-cell office:value-type="float" office:value="0.00793778337538242" calcext:value-type="float">
            <text:p>0.00793778337538242</text:p>
          </table:table-cell>
          <table:table-cell office:value-type="float" office:value="0.136416280035167" calcext:value-type="float">
            <text:p>0.136416280035167</text:p>
          </table:table-cell>
          <table:table-cell office:value-type="float" office:value="0.921676037913525" calcext:value-type="float">
            <text:p>0.921676037913525</text:p>
          </table:table-cell>
          <table:table-cell office:value-type="float" office:value="0.177661744769658" calcext:value-type="float">
            <text:p>0.177661744769658</text:p>
          </table:table-cell>
          <table:table-cell office:value-type="float" office:value="-1.06976163387299" calcext:value-type="float">
            <text:p>-1.06976163387299</text:p>
          </table:table-cell>
          <table:table-cell office:value-type="float" office:value="-0.923655271530151" calcext:value-type="float">
            <text:p>-0.923655271530151</text:p>
          </table:table-cell>
          <table:table-cell office:value-type="float" office:value="0.00793778337538242" calcext:value-type="float">
            <text:p>0.00793778337538242</text:p>
          </table:table-cell>
          <table:table-cell office:value-type="float" office:value="0.0822061896324158" calcext:value-type="float">
            <text:p>0.0822061896324158</text:p>
          </table:table-cell>
          <table:table-cell office:value-type="float" office:value="-0.796615898609161" calcext:value-type="float">
            <text:p>-0.796615898609161</text:p>
          </table:table-cell>
          <table:table-cell office:value-type="float" office:value="-0.598869979381561" calcext:value-type="float">
            <text:p>-0.598869979381561</text:p>
          </table:table-cell>
          <table:table-cell office:value-type="float" office:value="0.155861437320709" calcext:value-type="float">
            <text:p>0.155861437320709</text:p>
          </table:table-cell>
          <table:table-cell office:value-type="float" office:value="-0.0318295545876026" calcext:value-type="float">
            <text:p>-0.0318295545876026</text:p>
          </table:table-cell>
          <table:table-cell office:value-type="float" office:value="0.436226576566696" calcext:value-type="float">
            <text:p>0.4362265765666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8964" calcext:value-type="float">
            <text:p>1419950950.18964</text:p>
          </table:table-cell>
          <table:table-cell office:value-type="string" calcext:value-type="string">
            <text:p>Magnetic</text:p>
          </table:table-cell>
          <table:table-cell office:value-type="float" office:value="60.117919921875" calcext:value-type="float">
            <text:p>60.117919921875</text:p>
          </table:table-cell>
          <table:table-cell office:value-type="float" office:value="229.802886962891" calcext:value-type="float">
            <text:p>229.802886962891</text:p>
          </table:table-cell>
          <table:table-cell office:value-type="float" office:value="128.598266601563" calcext:value-type="float">
            <text:p>128.598266601563</text:p>
          </table:table-cell>
          <table:table-cell table:number-columns-repeated="16"/>
        </table:table-row>
        <table:table-row table:style-name="ro2">
          <table:table-cell office:value-type="float" office:value="1419950950.18991" calcext:value-type="float">
            <text:p>1419950950.18991</text:p>
          </table:table-cell>
          <table:table-cell office:value-type="string" calcext:value-type="string">
            <text:p>Gyro</text:p>
          </table:table-cell>
          <table:table-cell office:value-type="float" office:value="-1.62206350935947" calcext:value-type="float">
            <text:p>-1.62206350935947</text:p>
          </table:table-cell>
          <table:table-cell office:value-type="float" office:value="-0.590045177427994" calcext:value-type="float">
            <text:p>-0.590045177427994</text:p>
          </table:table-cell>
          <table:table-cell office:value-type="float" office:value="0.505718844671725" calcext:value-type="float">
            <text:p>0.505718844671725</text:p>
          </table:table-cell>
          <table:table-cell table:number-columns-repeated="16"/>
        </table:table-row>
        <table:table-row table:style-name="ro2">
          <table:table-cell office:value-type="float" office:value="1419950950.18971" calcext:value-type="float">
            <text:p>1419950950.18971</text:p>
          </table:table-cell>
          <table:table-cell office:value-type="string" calcext:value-type="string">
            <text:p>Motion</text:p>
          </table:table-cell>
          <table:table-cell office:value-type="float" office:value="-1.50104594230652" calcext:value-type="float">
            <text:p>-1.50104594230652</text:p>
          </table:table-cell>
          <table:table-cell office:value-type="float" office:value="-0.786514759063721" calcext:value-type="float">
            <text:p>-0.786514759063721</text:p>
          </table:table-cell>
          <table:table-cell office:value-type="float" office:value="0.292504012584686" calcext:value-type="float">
            <text:p>0.292504012584686</text:p>
          </table:table-cell>
          <table:table-cell office:value-type="float" office:value="0.122205882959697" calcext:value-type="float">
            <text:p>0.122205882959697</text:p>
          </table:table-cell>
          <table:table-cell office:value-type="float" office:value="0.907287353731866" calcext:value-type="float">
            <text:p>0.907287353731866</text:p>
          </table:table-cell>
          <table:table-cell office:value-type="float" office:value="0.184502690600416" calcext:value-type="float">
            <text:p>0.184502690600416</text:p>
          </table:table-cell>
          <table:table-cell office:value-type="float" office:value="-1.50104594230652" calcext:value-type="float">
            <text:p>-1.50104594230652</text:p>
          </table:table-cell>
          <table:table-cell office:value-type="float" office:value="-0.786514759063721" calcext:value-type="float">
            <text:p>-0.786514759063721</text:p>
          </table:table-cell>
          <table:table-cell office:value-type="float" office:value="0.292504012584686" calcext:value-type="float">
            <text:p>0.292504012584686</text:p>
          </table:table-cell>
          <table:table-cell office:value-type="float" office:value="0.075077585875988" calcext:value-type="float">
            <text:p>0.075077585875988</text:p>
          </table:table-cell>
          <table:table-cell office:value-type="float" office:value="-0.787835955619812" calcext:value-type="float">
            <text:p>-0.787835955619812</text:p>
          </table:table-cell>
          <table:table-cell office:value-type="float" office:value="-0.611291944980621" calcext:value-type="float">
            <text:p>-0.611291944980621</text:p>
          </table:table-cell>
          <table:table-cell office:value-type="float" office:value="0.200816571712494" calcext:value-type="float">
            <text:p>0.200816571712494</text:p>
          </table:table-cell>
          <table:table-cell office:value-type="float" office:value="-0.0920010730624199" calcext:value-type="float">
            <text:p>-0.0920010730624199</text:p>
          </table:table-cell>
          <table:table-cell office:value-type="float" office:value="0.453912794589996" calcext:value-type="float">
            <text:p>0.4539127945899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9029" calcext:value-type="float">
            <text:p>1419950950.19029</text:p>
          </table:table-cell>
          <table:table-cell office:value-type="string" calcext:value-type="string">
            <text:p>Acceleration</text:p>
          </table:table-cell>
          <table:table-cell office:value-type="float" office:value="-0.057037353515625" calcext:value-type="float">
            <text:p>-0.057037353515625</text:p>
          </table:table-cell>
          <table:table-cell office:value-type="float" office:value="-0.785064697265625" calcext:value-type="float">
            <text:p>-0.785064697265625</text:p>
          </table:table-cell>
          <table:table-cell office:value-type="float" office:value="-0.662155151367188" calcext:value-type="float">
            <text:p>-0.662155151367188</text:p>
          </table:table-cell>
          <table:table-cell table:number-columns-repeated="16"/>
        </table:table-row>
        <table:table-row table:style-name="ro2">
          <table:table-cell office:value-type="float" office:value="1419950950.19006" calcext:value-type="float">
            <text:p>1419950950.19006</text:p>
          </table:table-cell>
          <table:table-cell office:value-type="string" calcext:value-type="string">
            <text:p>Motion</text:p>
          </table:table-cell>
          <table:table-cell office:value-type="float" office:value="-1.75780045986175" calcext:value-type="float">
            <text:p>-1.75780045986175</text:p>
          </table:table-cell>
          <table:table-cell office:value-type="float" office:value="-0.610851407051086" calcext:value-type="float">
            <text:p>-0.610851407051086</text:p>
          </table:table-cell>
          <table:table-cell office:value-type="float" office:value="0.543585538864136" calcext:value-type="float">
            <text:p>0.543585538864136</text:p>
          </table:table-cell>
          <table:table-cell office:value-type="float" office:value="0.106123023861583" calcext:value-type="float">
            <text:p>0.106123023861583</text:p>
          </table:table-cell>
          <table:table-cell office:value-type="float" office:value="0.88977767974262" calcext:value-type="float">
            <text:p>0.88977767974262</text:p>
          </table:table-cell>
          <table:table-cell office:value-type="float" office:value="0.196191162799246" calcext:value-type="float">
            <text:p>0.196191162799246</text:p>
          </table:table-cell>
          <table:table-cell office:value-type="float" office:value="-1.75780045986175" calcext:value-type="float">
            <text:p>-1.75780045986175</text:p>
          </table:table-cell>
          <table:table-cell office:value-type="float" office:value="-0.610851407051086" calcext:value-type="float">
            <text:p>-0.610851407051086</text:p>
          </table:table-cell>
          <table:table-cell office:value-type="float" office:value="0.543585538864136" calcext:value-type="float">
            <text:p>0.543585538864136</text:p>
          </table:table-cell>
          <table:table-cell office:value-type="float" office:value="0.066688098013401" calcext:value-type="float">
            <text:p>0.066688098013401</text:p>
          </table:table-cell>
          <table:table-cell office:value-type="float" office:value="-0.776931822299957" calcext:value-type="float">
            <text:p>-0.776931822299957</text:p>
          </table:table-cell>
          <table:table-cell office:value-type="float" office:value="-0.626042902469635" calcext:value-type="float">
            <text:p>-0.626042902469635</text:p>
          </table:table-cell>
          <table:table-cell office:value-type="float" office:value="0.086876355111599" calcext:value-type="float">
            <text:p>0.086876355111599</text:p>
          </table:table-cell>
          <table:table-cell office:value-type="float" office:value="-0.120880089700222" calcext:value-type="float">
            <text:p>-0.120880089700222</text:p>
          </table:table-cell>
          <table:table-cell office:value-type="float" office:value="0.296880275011063" calcext:value-type="float">
            <text:p>0.2968802750110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19042" calcext:value-type="float">
            <text:p>1419950950.19042</text:p>
          </table:table-cell>
          <table:table-cell office:value-type="string" calcext:value-type="string">
            <text:p>Acceleration</text:p>
          </table:table-cell>
          <table:table-cell office:value-type="float" office:value="-0.112396240234375" calcext:value-type="float">
            <text:p>-0.112396240234375</text:p>
          </table:table-cell>
          <table:table-cell office:value-type="float" office:value="-0.631637573242188" calcext:value-type="float">
            <text:p>-0.631637573242188</text:p>
          </table:table-cell>
          <table:table-cell office:value-type="float" office:value="-1.07186889648438" calcext:value-type="float">
            <text:p>-1.07186889648438</text:p>
          </table:table-cell>
          <table:table-cell table:number-columns-repeated="16"/>
        </table:table-row>
        <table:table-row table:style-name="ro2">
          <table:table-cell office:value-type="float" office:value="1419950950.20492" calcext:value-type="float">
            <text:p>1419950950.20492</text:p>
          </table:table-cell>
          <table:table-cell office:value-type="string" calcext:value-type="string">
            <text:p>Gyro</text:p>
          </table:table-cell>
          <table:table-cell office:value-type="float" office:value="-1.01314344402165" calcext:value-type="float">
            <text:p>-1.01314344402165</text:p>
          </table:table-cell>
          <table:table-cell office:value-type="float" office:value="-0.807494677277945" calcext:value-type="float">
            <text:p>-0.807494677277945</text:p>
          </table:table-cell>
          <table:table-cell office:value-type="float" office:value="0.204935305887668" calcext:value-type="float">
            <text:p>0.204935305887668</text:p>
          </table:table-cell>
          <table:table-cell table:number-columns-repeated="16"/>
        </table:table-row>
        <table:table-row table:style-name="ro2">
          <table:table-cell office:value-type="float" office:value="1419950950.20548" calcext:value-type="float">
            <text:p>1419950950.20548</text:p>
          </table:table-cell>
          <table:table-cell office:value-type="string" calcext:value-type="string">
            <text:p>Gyro</text:p>
          </table:table-cell>
          <table:table-cell office:value-type="float" office:value="-0.307869944128648" calcext:value-type="float">
            <text:p>-0.307869944128648</text:p>
          </table:table-cell>
          <table:table-cell office:value-type="float" office:value="-1.25013175784118" calcext:value-type="float">
            <text:p>-1.25013175784118</text:p>
          </table:table-cell>
          <table:table-cell office:value-type="float" office:value="0.054682686662597" calcext:value-type="float">
            <text:p>0.054682686662597</text:p>
          </table:table-cell>
          <table:table-cell table:number-columns-repeated="16"/>
        </table:table-row>
        <table:table-row table:style-name="ro2">
          <table:table-cell office:value-type="float" office:value="1419950950.20541" calcext:value-type="float">
            <text:p>1419950950.20541</text:p>
          </table:table-cell>
          <table:table-cell office:value-type="string" calcext:value-type="string">
            <text:p>Motion</text:p>
          </table:table-cell>
          <table:table-cell office:value-type="float" office:value="-1.6128203868866" calcext:value-type="float">
            <text:p>-1.6128203868866</text:p>
          </table:table-cell>
          <table:table-cell office:value-type="float" office:value="-0.563013076782227" calcext:value-type="float">
            <text:p>-0.563013076782227</text:p>
          </table:table-cell>
          <table:table-cell office:value-type="float" office:value="0.488538026809692" calcext:value-type="float">
            <text:p>0.488538026809692</text:p>
          </table:table-cell>
          <table:table-cell office:value-type="float" office:value="0.0912855425492792" calcext:value-type="float">
            <text:p>0.0912855425492792</text:p>
          </table:table-cell>
          <table:table-cell office:value-type="float" office:value="0.872504151522913" calcext:value-type="float">
            <text:p>0.872504151522913</text:p>
          </table:table-cell>
          <table:table-cell office:value-type="float" office:value="0.207702380837703" calcext:value-type="float">
            <text:p>0.207702380837703</text:p>
          </table:table-cell>
          <table:table-cell office:value-type="float" office:value="-1.6128203868866" calcext:value-type="float">
            <text:p>-1.6128203868866</text:p>
          </table:table-cell>
          <table:table-cell office:value-type="float" office:value="-0.563013076782227" calcext:value-type="float">
            <text:p>-0.563013076782227</text:p>
          </table:table-cell>
          <table:table-cell office:value-type="float" office:value="0.488538026809692" calcext:value-type="float">
            <text:p>0.488538026809692</text:p>
          </table:table-cell>
          <table:table-cell office:value-type="float" office:value="0.0586069598793984" calcext:value-type="float">
            <text:p>0.0586069598793984</text:p>
          </table:table-cell>
          <table:table-cell office:value-type="float" office:value="-0.765941262245178" calcext:value-type="float">
            <text:p>-0.765941262245178</text:p>
          </table:table-cell>
          <table:table-cell office:value-type="float" office:value="-0.64023369550705" calcext:value-type="float">
            <text:p>-0.64023369550705</text:p>
          </table:table-cell>
          <table:table-cell office:value-type="float" office:value="-0.115644313395023" calcext:value-type="float">
            <text:p>-0.115644313395023</text:p>
          </table:table-cell>
          <table:table-cell office:value-type="float" office:value="-0.0191234145313501" calcext:value-type="float">
            <text:p>-0.0191234145313501</text:p>
          </table:table-cell>
          <table:table-cell office:value-type="float" office:value="-0.0219214633107185" calcext:value-type="float">
            <text:p>-0.021921463310718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0909" calcext:value-type="float">
            <text:p>1419950950.20909</text:p>
          </table:table-cell>
          <table:table-cell office:value-type="string" calcext:value-type="string">
            <text:p>Acceleration</text:p>
          </table:table-cell>
          <table:table-cell office:value-type="float" office:value="0.0523223876953125" calcext:value-type="float">
            <text:p>0.0523223876953125</text:p>
          </table:table-cell>
          <table:table-cell office:value-type="float" office:value="-0.64599609375" calcext:value-type="float">
            <text:p>-0.64599609375</text:p>
          </table:table-cell>
          <table:table-cell office:value-type="float" office:value="-1.29031372070313" calcext:value-type="float">
            <text:p>-1.29031372070313</text:p>
          </table:table-cell>
          <table:table-cell table:number-columns-repeated="16"/>
        </table:table-row>
        <table:table-row table:style-name="ro2">
          <table:table-cell office:value-type="float" office:value="1419950950.20917" calcext:value-type="float">
            <text:p>1419950950.20917</text:p>
          </table:table-cell>
          <table:table-cell office:value-type="string" calcext:value-type="string">
            <text:p>Acceleration</text:p>
          </table:table-cell>
          <table:table-cell office:value-type="float" office:value="0.270172119140625" calcext:value-type="float">
            <text:p>0.270172119140625</text:p>
          </table:table-cell>
          <table:table-cell office:value-type="float" office:value="-0.805282592773438" calcext:value-type="float">
            <text:p>-0.805282592773438</text:p>
          </table:table-cell>
          <table:table-cell office:value-type="float" office:value="-1.18373107910156" calcext:value-type="float">
            <text:p>-1.18373107910156</text:p>
          </table:table-cell>
          <table:table-cell table:number-columns-repeated="16"/>
        </table:table-row>
        <table:table-row table:style-name="ro2">
          <table:table-cell office:value-type="float" office:value="1419950950.21322" calcext:value-type="float">
            <text:p>1419950950.21322</text:p>
          </table:table-cell>
          <table:table-cell office:value-type="string" calcext:value-type="string">
            <text:p>Magnetic</text:p>
          </table:table-cell>
          <table:table-cell office:value-type="float" office:value="59.7792205810547" calcext:value-type="float">
            <text:p>59.7792205810547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26.293045043945" calcext:value-type="float">
            <text:p>126.293045043945</text:p>
          </table:table-cell>
          <table:table-cell table:number-columns-repeated="16"/>
        </table:table-row>
        <table:table-row table:style-name="ro2">
          <table:table-cell office:value-type="float" office:value="1419950950.22022" calcext:value-type="float">
            <text:p>1419950950.22022</text:p>
          </table:table-cell>
          <table:table-cell office:value-type="string" calcext:value-type="string">
            <text:p>Motion</text:p>
          </table:table-cell>
          <table:table-cell office:value-type="float" office:value="-1.0038492679596" calcext:value-type="float">
            <text:p>-1.0038492679596</text:p>
          </table:table-cell>
          <table:table-cell office:value-type="float" office:value="-0.780615568161011" calcext:value-type="float">
            <text:p>-0.780615568161011</text:p>
          </table:table-cell>
          <table:table-cell office:value-type="float" office:value="0.187748849391937" calcext:value-type="float">
            <text:p>0.187748849391937</text:p>
          </table:table-cell>
          <table:table-cell office:value-type="float" office:value="0.0791262356926847" calcext:value-type="float">
            <text:p>0.0791262356926847</text:p>
          </table:table-cell>
          <table:table-cell office:value-type="float" office:value="0.860270459970226" calcext:value-type="float">
            <text:p>0.860270459970226</text:p>
          </table:table-cell>
          <table:table-cell office:value-type="float" office:value="0.213689226445862" calcext:value-type="float">
            <text:p>0.213689226445862</text:p>
          </table:table-cell>
          <table:table-cell office:value-type="float" office:value="-1.0038492679596" calcext:value-type="float">
            <text:p>-1.0038492679596</text:p>
          </table:table-cell>
          <table:table-cell office:value-type="float" office:value="-0.780615568161011" calcext:value-type="float">
            <text:p>-0.780615568161011</text:p>
          </table:table-cell>
          <table:table-cell office:value-type="float" office:value="0.187748849391937" calcext:value-type="float">
            <text:p>0.187748849391937</text:p>
          </table:table-cell>
          <table:table-cell office:value-type="float" office:value="0.0515548661351204" calcext:value-type="float">
            <text:p>0.0515548661351204</text:p>
          </table:table-cell>
          <table:table-cell office:value-type="float" office:value="-0.758018970489502" calcext:value-type="float">
            <text:p>-0.758018970489502</text:p>
          </table:table-cell>
          <table:table-cell office:value-type="float" office:value="-0.650191724300385" calcext:value-type="float">
            <text:p>-0.650191724300385</text:p>
          </table:table-cell>
          <table:table-cell office:value-type="float" office:value="-0.163951098918915" calcext:value-type="float">
            <text:p>-0.163951098918915</text:p>
          </table:table-cell>
          <table:table-cell office:value-type="float" office:value="0.126381427049637" calcext:value-type="float">
            <text:p>0.126381427049637</text:p>
          </table:table-cell>
          <table:table-cell office:value-type="float" office:value="-0.421677142381668" calcext:value-type="float">
            <text:p>-0.42167714238166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212" calcext:value-type="float">
            <text:p>1419950950.2212</text:p>
          </table:table-cell>
          <table:table-cell office:value-type="string" calcext:value-type="string">
            <text:p>Gyro</text:p>
          </table:table-cell>
          <table:table-cell office:value-type="float" office:value="0.0719205294503529" calcext:value-type="float">
            <text:p>0.0719205294503529</text:p>
          </table:table-cell>
          <table:table-cell office:value-type="float" office:value="-1.59251067705897" calcext:value-type="float">
            <text:p>-1.59251067705897</text:p>
          </table:table-cell>
          <table:table-cell office:value-type="float" office:value="0.146954826847226" calcext:value-type="float">
            <text:p>0.146954826847226</text:p>
          </table:table-cell>
          <table:table-cell table:number-columns-repeated="16"/>
        </table:table-row>
        <table:table-row table:style-name="ro2">
          <table:table-cell office:value-type="float" office:value="1419950950.22146" calcext:value-type="float">
            <text:p>1419950950.22146</text:p>
          </table:table-cell>
          <table:table-cell office:value-type="string" calcext:value-type="string">
            <text:p>Motion</text:p>
          </table:table-cell>
          <table:table-cell office:value-type="float" office:value="-0.298575848340988" calcext:value-type="float">
            <text:p>-0.298575848340988</text:p>
          </table:table-cell>
          <table:table-cell office:value-type="float" office:value="-1.22325265407562" calcext:value-type="float">
            <text:p>-1.22325265407562</text:p>
          </table:table-cell>
          <table:table-cell office:value-type="float" office:value="0.037496279925108" calcext:value-type="float">
            <text:p>0.037496279925108</text:p>
          </table:table-cell>
          <table:table-cell office:value-type="float" office:value="0.0662620666494097" calcext:value-type="float">
            <text:p>0.0662620666494097</text:p>
          </table:table-cell>
          <table:table-cell office:value-type="float" office:value="0.855386672527279" calcext:value-type="float">
            <text:p>0.855386672527279</text:p>
          </table:table-cell>
          <table:table-cell office:value-type="float" office:value="0.215185743909198" calcext:value-type="float">
            <text:p>0.215185743909198</text:p>
          </table:table-cell>
          <table:table-cell office:value-type="float" office:value="-0.298575848340988" calcext:value-type="float">
            <text:p>-0.298575848340988</text:p>
          </table:table-cell>
          <table:table-cell office:value-type="float" office:value="-1.22325265407562" calcext:value-type="float">
            <text:p>-1.22325265407562</text:p>
          </table:table-cell>
          <table:table-cell office:value-type="float" office:value="0.037496279925108" calcext:value-type="float">
            <text:p>0.037496279925108</text:p>
          </table:table-cell>
          <table:table-cell office:value-type="float" office:value="0.0434312596917152" calcext:value-type="float">
            <text:p>0.0434312596917152</text:p>
          </table:table-cell>
          <table:table-cell office:value-type="float" office:value="-0.754824578762054" calcext:value-type="float">
            <text:p>-0.754824578762054</text:p>
          </table:table-cell>
          <table:table-cell office:value-type="float" office:value="-0.654487252235413" calcext:value-type="float">
            <text:p>-0.654487252235413</text:p>
          </table:table-cell>
          <table:table-cell office:value-type="float" office:value="0.00889112800359726" calcext:value-type="float">
            <text:p>0.00889112800359726</text:p>
          </table:table-cell>
          <table:table-cell office:value-type="float" office:value="0.108828507363796" calcext:value-type="float">
            <text:p>0.108828507363796</text:p>
          </table:table-cell>
          <table:table-cell office:value-type="float" office:value="-0.635826468467712" calcext:value-type="float">
            <text:p>-0.63582646846771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29" calcext:value-type="float">
            <text:p>1419950950.229</text:p>
          </table:table-cell>
          <table:table-cell office:value-type="string" calcext:value-type="string">
            <text:p>Acceleration</text:p>
          </table:table-cell>
          <table:table-cell office:value-type="float" office:value="0.35638427734375" calcext:value-type="float">
            <text:p>0.35638427734375</text:p>
          </table:table-cell>
          <table:table-cell office:value-type="float" office:value="-0.88751220703125" calcext:value-type="float">
            <text:p>-0.88751220703125</text:p>
          </table:table-cell>
          <table:table-cell office:value-type="float" office:value="-0.969268798828125" calcext:value-type="float">
            <text:p>-0.969268798828125</text:p>
          </table:table-cell>
          <table:table-cell table:number-columns-repeated="16"/>
        </table:table-row>
        <table:table-row table:style-name="ro2">
          <table:table-cell office:value-type="float" office:value="1419950950.22912" calcext:value-type="float">
            <text:p>1419950950.22912</text:p>
          </table:table-cell>
          <table:table-cell office:value-type="string" calcext:value-type="string">
            <text:p>Acceleration</text:p>
          </table:table-cell>
          <table:table-cell office:value-type="float" office:value="0.116958618164063" calcext:value-type="float">
            <text:p>0.116958618164063</text:p>
          </table:table-cell>
          <table:table-cell office:value-type="float" office:value="-0.732101440429688" calcext:value-type="float">
            <text:p>-0.732101440429688</text:p>
          </table:table-cell>
          <table:table-cell office:value-type="float" office:value="-0.784255981445313" calcext:value-type="float">
            <text:p>-0.784255981445313</text:p>
          </table:table-cell>
          <table:table-cell table:number-columns-repeated="16"/>
        </table:table-row>
        <table:table-row table:style-name="ro2">
          <table:table-cell office:value-type="float" office:value="1419950950.23631" calcext:value-type="float">
            <text:p>1419950950.23631</text:p>
          </table:table-cell>
          <table:table-cell office:value-type="string" calcext:value-type="string">
            <text:p>Gyro</text:p>
          </table:table-cell>
          <table:table-cell office:value-type="float" office:value="0.30778365770933" calcext:value-type="float">
            <text:p>0.30778365770933</text:p>
          </table:table-cell>
          <table:table-cell office:value-type="float" office:value="-1.63156007549058" calcext:value-type="float">
            <text:p>-1.63156007549058</text:p>
          </table:table-cell>
          <table:table-cell office:value-type="float" office:value="0.261889668960103" calcext:value-type="float">
            <text:p>0.261889668960103</text:p>
          </table:table-cell>
          <table:table-cell table:number-columns-repeated="16"/>
        </table:table-row>
        <table:table-row table:style-name="ro2">
          <table:table-cell office:value-type="float" office:value="1419950950.23661" calcext:value-type="float">
            <text:p>1419950950.23661</text:p>
          </table:table-cell>
          <table:table-cell office:value-type="string" calcext:value-type="string">
            <text:p>Motion</text:p>
          </table:table-cell>
          <table:table-cell office:value-type="float" office:value="0.0812145844101906" calcext:value-type="float">
            <text:p>0.0812145844101906</text:p>
          </table:table-cell>
          <table:table-cell office:value-type="float" office:value="-1.56563174724579" calcext:value-type="float">
            <text:p>-1.56563174724579</text:p>
          </table:table-cell>
          <table:table-cell office:value-type="float" office:value="0.129768446087837" calcext:value-type="float">
            <text:p>0.129768446087837</text:p>
          </table:table-cell>
          <table:table-cell office:value-type="float" office:value="0.0492929911113021" calcext:value-type="float">
            <text:p>0.0492929911113021</text:p>
          </table:table-cell>
          <table:table-cell office:value-type="float" office:value="0.855533793939747" calcext:value-type="float">
            <text:p>0.855533793939747</text:p>
          </table:table-cell>
          <table:table-cell office:value-type="float" office:value="0.216697903884575" calcext:value-type="float">
            <text:p>0.216697903884575</text:p>
          </table:table-cell>
          <table:table-cell office:value-type="float" office:value="0.0812145844101906" calcext:value-type="float">
            <text:p>0.0812145844101906</text:p>
          </table:table-cell>
          <table:table-cell office:value-type="float" office:value="-1.56563174724579" calcext:value-type="float">
            <text:p>-1.56563174724579</text:p>
          </table:table-cell>
          <table:table-cell office:value-type="float" office:value="0.129768446087837" calcext:value-type="float">
            <text:p>0.129768446087837</text:p>
          </table:table-cell>
          <table:table-cell office:value-type="float" office:value="0.0323140248656273" calcext:value-type="float">
            <text:p>0.0323140248656273</text:p>
          </table:table-cell>
          <table:table-cell office:value-type="float" office:value="-0.754921078681946" calcext:value-type="float">
            <text:p>-0.754921078681946</text:p>
          </table:table-cell>
          <table:table-cell office:value-type="float" office:value="-0.655019044876099" calcext:value-type="float">
            <text:p>-0.655019044876099</text:p>
          </table:table-cell>
          <table:table-cell office:value-type="float" office:value="0.237858101725578" calcext:value-type="float">
            <text:p>0.237858101725578</text:p>
          </table:table-cell>
          <table:table-cell office:value-type="float" office:value="-0.0503614991903305" calcext:value-type="float">
            <text:p>-0.0503614991903305</text:p>
          </table:table-cell>
          <table:table-cell office:value-type="float" office:value="-0.528712034225464" calcext:value-type="float">
            <text:p>-0.5287120342254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389" calcext:value-type="float">
            <text:p>1419950950.2389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29.750885009766" calcext:value-type="float">
            <text:p>129.750885009766</text:p>
          </table:table-cell>
          <table:table-cell table:number-columns-repeated="16"/>
        </table:table-row>
        <table:table-row table:style-name="ro2">
          <table:table-cell office:value-type="float" office:value="1419950950.2389" calcext:value-type="float">
            <text:p>1419950950.2389</text:p>
          </table:table-cell>
          <table:table-cell office:value-type="string" calcext:value-type="string">
            <text:p>Gyro</text:p>
          </table:table-cell>
          <table:table-cell office:value-type="float" office:value="0.486036486319385" calcext:value-type="float">
            <text:p>0.486036486319385</text:p>
          </table:table-cell>
          <table:table-cell office:value-type="float" office:value="-1.47211342523423" calcext:value-type="float">
            <text:p>-1.47211342523423</text:p>
          </table:table-cell>
          <table:table-cell office:value-type="float" office:value="-0.086341014120914" calcext:value-type="float">
            <text:p>-0.086341014120914</text:p>
          </table:table-cell>
          <table:table-cell table:number-columns-repeated="16"/>
        </table:table-row>
        <table:table-row table:style-name="ro2">
          <table:table-cell office:value-type="float" office:value="1419950950.24817" calcext:value-type="float">
            <text:p>1419950950.24817</text:p>
          </table:table-cell>
          <table:table-cell office:value-type="string" calcext:value-type="string">
            <text:p>Acceleration</text:p>
          </table:table-cell>
          <table:table-cell office:value-type="float" office:value="-0.0418548583984375" calcext:value-type="float">
            <text:p>-0.0418548583984375</text:p>
          </table:table-cell>
          <table:table-cell office:value-type="float" office:value="-0.751358032226563" calcext:value-type="float">
            <text:p>-0.751358032226563</text:p>
          </table:table-cell>
          <table:table-cell office:value-type="float" office:value="-0.573532104492188" calcext:value-type="float">
            <text:p>-0.573532104492188</text:p>
          </table:table-cell>
          <table:table-cell table:number-columns-repeated="16"/>
        </table:table-row>
        <table:table-row table:style-name="ro2">
          <table:table-cell office:value-type="float" office:value="1419950950.24815" calcext:value-type="float">
            <text:p>1419950950.24815</text:p>
          </table:table-cell>
          <table:table-cell office:value-type="string" calcext:value-type="string">
            <text:p>Acceleration</text:p>
          </table:table-cell>
          <table:table-cell office:value-type="float" office:value="-0.0977020263671875" calcext:value-type="float">
            <text:p>-0.0977020263671875</text:p>
          </table:table-cell>
          <table:table-cell office:value-type="float" office:value="-0.547409057617188" calcext:value-type="float">
            <text:p>-0.547409057617188</text:p>
          </table:table-cell>
          <table:table-cell office:value-type="float" office:value="-0.702163696289063" calcext:value-type="float">
            <text:p>-0.702163696289063</text:p>
          </table:table-cell>
          <table:table-cell table:number-columns-repeated="16"/>
        </table:table-row>
        <table:table-row table:style-name="ro2">
          <table:table-cell office:value-type="float" office:value="1419950950.25177" calcext:value-type="float">
            <text:p>1419950950.25177</text:p>
          </table:table-cell>
          <table:table-cell office:value-type="string" calcext:value-type="string">
            <text:p>Gyro</text:p>
          </table:table-cell>
          <table:table-cell office:value-type="float" office:value="0.482883037272622" calcext:value-type="float">
            <text:p>0.482883037272622</text:p>
          </table:table-cell>
          <table:table-cell office:value-type="float" office:value="-1.3954010700345" calcext:value-type="float">
            <text:p>-1.3954010700345</text:p>
          </table:table-cell>
          <table:table-cell office:value-type="float" office:value="-0.312797591093622" calcext:value-type="float">
            <text:p>-0.312797591093622</text:p>
          </table:table-cell>
          <table:table-cell table:number-columns-repeated="16"/>
        </table:table-row>
        <table:table-row table:style-name="ro2">
          <table:table-cell office:value-type="float" office:value="1419950950.25214" calcext:value-type="float">
            <text:p>1419950950.25214</text:p>
          </table:table-cell>
          <table:table-cell office:value-type="string" calcext:value-type="string">
            <text:p>Motion</text:p>
          </table:table-cell>
          <table:table-cell office:value-type="float" office:value="0.495330482721329" calcext:value-type="float">
            <text:p>0.495330482721329</text:p>
          </table:table-cell>
          <table:table-cell office:value-type="float" office:value="-1.44523453712463" calcext:value-type="float">
            <text:p>-1.44523453712463</text:p>
          </table:table-cell>
          <table:table-cell office:value-type="float" office:value="-0.103527292609215" calcext:value-type="float">
            <text:p>-0.103527292609215</text:p>
          </table:table-cell>
          <table:table-cell office:value-type="float" office:value="0.0135379333223366" calcext:value-type="float">
            <text:p>0.0135379333223366</text:p>
          </table:table-cell>
          <table:table-cell office:value-type="float" office:value="0.863245877607435" calcext:value-type="float">
            <text:p>0.863245877607435</text:p>
          </table:table-cell>
          <table:table-cell office:value-type="float" office:value="0.220231725415831" calcext:value-type="float">
            <text:p>0.220231725415831</text:p>
          </table:table-cell>
          <table:table-cell office:value-type="float" office:value="0.495330482721329" calcext:value-type="float">
            <text:p>0.495330482721329</text:p>
          </table:table-cell>
          <table:table-cell office:value-type="float" office:value="-1.44523453712463" calcext:value-type="float">
            <text:p>-1.44523453712463</text:p>
          </table:table-cell>
          <table:table-cell office:value-type="float" office:value="-0.103527292609215" calcext:value-type="float">
            <text:p>-0.103527292609215</text:p>
          </table:table-cell>
          <table:table-cell office:value-type="float" office:value="0.00879903789609671" calcext:value-type="float">
            <text:p>0.00879903789609671</text:p>
          </table:table-cell>
          <table:table-cell office:value-type="float" office:value="-0.759956300258637" calcext:value-type="float">
            <text:p>-0.759956300258637</text:p>
          </table:table-cell>
          <table:table-cell office:value-type="float" office:value="-0.649914622306824" calcext:value-type="float">
            <text:p>-0.649914622306824</text:p>
          </table:table-cell>
          <table:table-cell office:value-type="float" office:value="-0.106501065194607" calcext:value-type="float">
            <text:p>-0.106501065194607</text:p>
          </table:table-cell>
          <table:table-cell office:value-type="float" office:value="0.212547242641449" calcext:value-type="float">
            <text:p>0.212547242641449</text:p>
          </table:table-cell>
          <table:table-cell office:value-type="float" office:value="-0.0522490851581097" calcext:value-type="float">
            <text:p>-0.052249085158109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5157" calcext:value-type="float">
            <text:p>1419950950.25157</text:p>
          </table:table-cell>
          <table:table-cell office:value-type="string" calcext:value-type="string">
            <text:p>Motion</text:p>
          </table:table-cell>
          <table:table-cell office:value-type="float" office:value="0.317077696323395" calcext:value-type="float">
            <text:p>0.317077696323395</text:p>
          </table:table-cell>
          <table:table-cell office:value-type="float" office:value="-1.60468113422394" calcext:value-type="float">
            <text:p>-1.60468113422394</text:p>
          </table:table-cell>
          <table:table-cell office:value-type="float" office:value="0.244703352451324" calcext:value-type="float">
            <text:p>0.244703352451324</text:p>
          </table:table-cell>
          <table:table-cell office:value-type="float" office:value="0.0292987823610974" calcext:value-type="float">
            <text:p>0.0292987823610974</text:p>
          </table:table-cell>
          <table:table-cell office:value-type="float" office:value="0.858446687597997" calcext:value-type="float">
            <text:p>0.858446687597997</text:p>
          </table:table-cell>
          <table:table-cell office:value-type="float" office:value="0.22030480702797" calcext:value-type="float">
            <text:p>0.22030480702797</text:p>
          </table:table-cell>
          <table:table-cell office:value-type="float" office:value="0.317077696323395" calcext:value-type="float">
            <text:p>0.317077696323395</text:p>
          </table:table-cell>
          <table:table-cell office:value-type="float" office:value="-1.60468113422394" calcext:value-type="float">
            <text:p>-1.60468113422394</text:p>
          </table:table-cell>
          <table:table-cell office:value-type="float" office:value="0.244703352451324" calcext:value-type="float">
            <text:p>0.244703352451324</text:p>
          </table:table-cell>
          <table:table-cell office:value-type="float" office:value="0.0191473495215177" calcext:value-type="float">
            <text:p>0.0191473495215177</text:p>
          </table:table-cell>
          <table:table-cell office:value-type="float" office:value="-0.756828188896179" calcext:value-type="float">
            <text:p>-0.756828188896179</text:p>
          </table:table-cell>
          <table:table-cell office:value-type="float" office:value="-0.653333306312561" calcext:value-type="float">
            <text:p>-0.653333306312561</text:p>
          </table:table-cell>
          <table:table-cell office:value-type="float" office:value="0.0978112667798996" calcext:value-type="float">
            <text:p>0.0978112667798996</text:p>
          </table:table-cell>
          <table:table-cell office:value-type="float" office:value="0.0247267689555883" calcext:value-type="float">
            <text:p>0.0247267689555883</text:p>
          </table:table-cell>
          <table:table-cell office:value-type="float" office:value="-0.130922645330429" calcext:value-type="float">
            <text:p>-0.13092264533042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647" calcext:value-type="float">
            <text:p>1419950950.2647</text:p>
          </table:table-cell>
          <table:table-cell office:value-type="string" calcext:value-type="string">
            <text:p>Magnetic</text:p>
          </table:table-cell>
          <table:table-cell office:value-type="float" office:value="56.3923034667969" calcext:value-type="float">
            <text:p>56.3923034667969</text:p>
          </table:table-cell>
          <table:table-cell office:value-type="float" office:value="227.770736694336" calcext:value-type="float">
            <text:p>227.770736694336</text:p>
          </table:table-cell>
          <table:table-cell office:value-type="float" office:value="127.939636230469" calcext:value-type="float">
            <text:p>127.939636230469</text:p>
          </table:table-cell>
          <table:table-cell table:number-columns-repeated="16"/>
        </table:table-row>
        <table:table-row table:style-name="ro2">
          <table:table-cell office:value-type="float" office:value="1419950950.26758" calcext:value-type="float">
            <text:p>1419950950.26758</text:p>
          </table:table-cell>
          <table:table-cell office:value-type="string" calcext:value-type="string">
            <text:p>Acceleration</text:p>
          </table:table-cell>
          <table:table-cell office:value-type="float" office:value="0.0161590576171875" calcext:value-type="float">
            <text:p>0.0161590576171875</text:p>
          </table:table-cell>
          <table:table-cell office:value-type="float" office:value="-0.930145263671875" calcext:value-type="float">
            <text:p>-0.930145263671875</text:p>
          </table:table-cell>
          <table:table-cell office:value-type="float" office:value="-0.495071411132813" calcext:value-type="float">
            <text:p>-0.495071411132813</text:p>
          </table:table-cell>
          <table:table-cell table:number-columns-repeated="16"/>
        </table:table-row>
        <table:table-row table:style-name="ro2">
          <table:table-cell office:value-type="float" office:value="1419950950.26849" calcext:value-type="float">
            <text:p>1419950950.26849</text:p>
          </table:table-cell>
          <table:table-cell office:value-type="string" calcext:value-type="string">
            <text:p>Gyro</text:p>
          </table:table-cell>
          <table:table-cell office:value-type="float" office:value="0.319811558456563" calcext:value-type="float">
            <text:p>0.319811558456563</text:p>
          </table:table-cell>
          <table:table-cell office:value-type="float" office:value="-1.27107618823411" calcext:value-type="float">
            <text:p>-1.27107618823411</text:p>
          </table:table-cell>
          <table:table-cell office:value-type="float" office:value="-0.200212456010522" calcext:value-type="float">
            <text:p>-0.200212456010522</text:p>
          </table:table-cell>
          <table:table-cell table:number-columns-repeated="16"/>
        </table:table-row>
        <table:table-row table:style-name="ro2">
          <table:table-cell office:value-type="float" office:value="1419950950.26834" calcext:value-type="float">
            <text:p>1419950950.26834</text:p>
          </table:table-cell>
          <table:table-cell office:value-type="string" calcext:value-type="string">
            <text:p>Acceleration</text:p>
          </table:table-cell>
          <table:table-cell office:value-type="float" office:value="-0.0093994140625" calcext:value-type="float">
            <text:p>-0.0093994140625</text:p>
          </table:table-cell>
          <table:table-cell office:value-type="float" office:value="-0.855270385742188" calcext:value-type="float">
            <text:p>-0.855270385742188</text:p>
          </table:table-cell>
          <table:table-cell office:value-type="float" office:value="-0.423141479492188" calcext:value-type="float">
            <text:p>-0.423141479492188</text:p>
          </table:table-cell>
          <table:table-cell table:number-columns-repeated="16"/>
        </table:table-row>
        <table:table-row table:style-name="ro2">
          <table:table-cell office:value-type="float" office:value="1419950950.26929" calcext:value-type="float">
            <text:p>1419950950.26929</text:p>
          </table:table-cell>
          <table:table-cell office:value-type="string" calcext:value-type="string">
            <text:p>Gyro</text:p>
          </table:table-cell>
          <table:table-cell office:value-type="float" office:value="0.212884042793228" calcext:value-type="float">
            <text:p>0.212884042793228</text:p>
          </table:table-cell>
          <table:table-cell office:value-type="float" office:value="-0.865246390780749" calcext:value-type="float">
            <text:p>-0.865246390780749</text:p>
          </table:table-cell>
          <table:table-cell office:value-type="float" office:value="-0.128139061113599" calcext:value-type="float">
            <text:p>-0.128139061113599</text:p>
          </table:table-cell>
          <table:table-cell table:number-columns-repeated="16"/>
        </table:table-row>
        <table:table-row table:style-name="ro2">
          <table:table-cell office:value-type="float" office:value="1419950950.26882" calcext:value-type="float">
            <text:p>1419950950.26882</text:p>
          </table:table-cell>
          <table:table-cell office:value-type="string" calcext:value-type="string">
            <text:p>Motion</text:p>
          </table:table-cell>
          <table:table-cell office:value-type="float" office:value="0.492177039384842" calcext:value-type="float">
            <text:p>0.492177039384842</text:p>
          </table:table-cell>
          <table:table-cell office:value-type="float" office:value="-1.36852216720581" calcext:value-type="float">
            <text:p>-1.36852216720581</text:p>
          </table:table-cell>
          <table:table-cell office:value-type="float" office:value="-0.329983830451965" calcext:value-type="float">
            <text:p>-0.329983830451965</text:p>
          </table:table-cell>
          <table:table-cell office:value-type="float" office:value="0.00254725562351072" calcext:value-type="float">
            <text:p>0.00254725562351072</text:p>
          </table:table-cell>
          <table:table-cell office:value-type="float" office:value="0.868608082936768" calcext:value-type="float">
            <text:p>0.868608082936768</text:p>
          </table:table-cell>
          <table:table-cell office:value-type="float" office:value="0.215261481130439" calcext:value-type="float">
            <text:p>0.215261481130439</text:p>
          </table:table-cell>
          <table:table-cell office:value-type="float" office:value="0.492177039384842" calcext:value-type="float">
            <text:p>0.492177039384842</text:p>
          </table:table-cell>
          <table:table-cell office:value-type="float" office:value="-1.36852216720581" calcext:value-type="float">
            <text:p>-1.36852216720581</text:p>
          </table:table-cell>
          <table:table-cell office:value-type="float" office:value="-0.329983830451965" calcext:value-type="float">
            <text:p>-0.329983830451965</text:p>
          </table:table-cell>
          <table:table-cell office:value-type="float" office:value="0.00164524465799332" calcext:value-type="float">
            <text:p>0.00164524465799332</text:p>
          </table:table-cell>
          <table:table-cell office:value-type="float" office:value="-0.763430655002594" calcext:value-type="float">
            <text:p>-0.763430655002594</text:p>
          </table:table-cell>
          <table:table-cell office:value-type="float" office:value="-0.645887732505798" calcext:value-type="float">
            <text:p>-0.645887732505798</text:p>
          </table:table-cell>
          <table:table-cell office:value-type="float" office:value="-0.0435001030564308" calcext:value-type="float">
            <text:p>-0.0435001030564308</text:p>
          </table:table-cell>
          <table:table-cell office:value-type="float" office:value="0.0120726199820638" calcext:value-type="float">
            <text:p>0.0120726199820638</text:p>
          </table:table-cell>
          <table:table-cell office:value-type="float" office:value="0.0723556056618691" calcext:value-type="float">
            <text:p>0.072355605661869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8377" calcext:value-type="float">
            <text:p>1419950950.28377</text:p>
          </table:table-cell>
          <table:table-cell office:value-type="string" calcext:value-type="string">
            <text:p>Gyro</text:p>
          </table:table-cell>
          <table:table-cell office:value-type="float" office:value="0.195739676959734" calcext:value-type="float">
            <text:p>0.195739676959734</text:p>
          </table:table-cell>
          <table:table-cell office:value-type="float" office:value="-0.383805188922295" calcext:value-type="float">
            <text:p>-0.383805188922295</text:p>
          </table:table-cell>
          <table:table-cell office:value-type="float" office:value="0.0414797992424202" calcext:value-type="float">
            <text:p>0.0414797992424202</text:p>
          </table:table-cell>
          <table:table-cell table:number-columns-repeated="16"/>
        </table:table-row>
        <table:table-row table:style-name="ro2">
          <table:table-cell office:value-type="float" office:value="1419950950.28375" calcext:value-type="float">
            <text:p>1419950950.28375</text:p>
          </table:table-cell>
          <table:table-cell office:value-type="string" calcext:value-type="string">
            <text:p>Motion</text:p>
          </table:table-cell>
          <table:table-cell office:value-type="float" office:value="0.329105526208878" calcext:value-type="float">
            <text:p>0.329105526208878</text:p>
          </table:table-cell>
          <table:table-cell office:value-type="float" office:value="-1.24419748783112" calcext:value-type="float">
            <text:p>-1.24419748783112</text:p>
          </table:table-cell>
          <table:table-cell office:value-type="float" office:value="-0.217398658394813" calcext:value-type="float">
            <text:p>-0.217398658394813</text:p>
          </table:table-cell>
          <table:table-cell office:value-type="float" office:value="-0.00796485620816569" calcext:value-type="float">
            <text:p>-0.00796485620816569</text:p>
          </table:table-cell>
          <table:table-cell office:value-type="float" office:value="0.872566211509752" calcext:value-type="float">
            <text:p>0.872566211509752</text:p>
          </table:table-cell>
          <table:table-cell office:value-type="float" office:value="0.211087482841118" calcext:value-type="float">
            <text:p>0.211087482841118</text:p>
          </table:table-cell>
          <table:table-cell office:value-type="float" office:value="0.329105526208878" calcext:value-type="float">
            <text:p>0.329105526208878</text:p>
          </table:table-cell>
          <table:table-cell office:value-type="float" office:value="-1.24419748783112" calcext:value-type="float">
            <text:p>-1.24419748783112</text:p>
          </table:table-cell>
          <table:table-cell office:value-type="float" office:value="-0.217398658394813" calcext:value-type="float">
            <text:p>-0.217398658394813</text:p>
          </table:table-cell>
          <table:table-cell office:value-type="float" office:value="-0.0051202573813498" calcext:value-type="float">
            <text:p>-0.0051202573813498</text:p>
          </table:table-cell>
          <table:table-cell office:value-type="float" office:value="-0.765981197357178" calcext:value-type="float">
            <text:p>-0.765981197357178</text:p>
          </table:table-cell>
          <table:table-cell office:value-type="float" office:value="-0.642842590808868" calcext:value-type="float">
            <text:p>-0.642842590808868</text:p>
          </table:table-cell>
          <table:table-cell office:value-type="float" office:value="0.021279314532876" calcext:value-type="float">
            <text:p>0.021279314532876</text:p>
          </table:table-cell>
          <table:table-cell office:value-type="float" office:value="-0.164164081215858" calcext:value-type="float">
            <text:p>-0.164164081215858</text:p>
          </table:table-cell>
          <table:table-cell office:value-type="float" office:value="0.147771194577217" calcext:value-type="float">
            <text:p>0.1477711945772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8406" calcext:value-type="float">
            <text:p>1419950950.28406</text:p>
          </table:table-cell>
          <table:table-cell office:value-type="string" calcext:value-type="string">
            <text:p>Motion</text:p>
          </table:table-cell>
          <table:table-cell office:value-type="float" office:value="0.222177982330322" calcext:value-type="float">
            <text:p>0.222177982330322</text:p>
          </table:table-cell>
          <table:table-cell office:value-type="float" office:value="-0.838367700576782" calcext:value-type="float">
            <text:p>-0.838367700576782</text:p>
          </table:table-cell>
          <table:table-cell office:value-type="float" office:value="-0.145325228571892" calcext:value-type="float">
            <text:p>-0.145325228571892</text:p>
          </table:table-cell>
          <table:table-cell office:value-type="float" office:value="-0.0164337119119487" calcext:value-type="float">
            <text:p>-0.0164337119119487</text:p>
          </table:table-cell>
          <table:table-cell office:value-type="float" office:value="0.875207966352987" calcext:value-type="float">
            <text:p>0.875207966352987</text:p>
          </table:table-cell>
          <table:table-cell office:value-type="float" office:value="0.208642843697689" calcext:value-type="float">
            <text:p>0.208642843697689</text:p>
          </table:table-cell>
          <table:table-cell office:value-type="float" office:value="0.222177982330322" calcext:value-type="float">
            <text:p>0.222177982330322</text:p>
          </table:table-cell>
          <table:table-cell office:value-type="float" office:value="-0.838367700576782" calcext:value-type="float">
            <text:p>-0.838367700576782</text:p>
          </table:table-cell>
          <table:table-cell office:value-type="float" office:value="-0.145325228571892" calcext:value-type="float">
            <text:p>-0.145325228571892</text:p>
          </table:table-cell>
          <table:table-cell office:value-type="float" office:value="-0.0105308601632714" calcext:value-type="float">
            <text:p>-0.0105308601632714</text:p>
          </table:table-cell>
          <table:table-cell office:value-type="float" office:value="-0.767676770687103" calcext:value-type="float">
            <text:p>-0.767676770687103</text:p>
          </table:table-cell>
          <table:table-cell office:value-type="float" office:value="-0.640750706195831" calcext:value-type="float">
            <text:p>-0.640750706195831</text:p>
          </table:table-cell>
          <table:table-cell office:value-type="float" office:value="0.00113144621718675" calcext:value-type="float">
            <text:p>0.00113144621718675</text:p>
          </table:table-cell>
          <table:table-cell office:value-type="float" office:value="-0.0875935927033425" calcext:value-type="float">
            <text:p>-0.0875935927033425</text:p>
          </table:table-cell>
          <table:table-cell office:value-type="float" office:value="0.217609211802483" calcext:value-type="float">
            <text:p>0.21760921180248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28725" calcext:value-type="float">
            <text:p>1419950950.28725</text:p>
          </table:table-cell>
          <table:table-cell office:value-type="string" calcext:value-type="string">
            <text:p>Acceleration</text:p>
          </table:table-cell>
          <table:table-cell office:value-type="float" office:value="0.07379150390625" calcext:value-type="float">
            <text:p>0.07379150390625</text:p>
          </table:table-cell>
          <table:table-cell office:value-type="float" office:value="-0.947174072265625" calcext:value-type="float">
            <text:p>-0.947174072265625</text:p>
          </table:table-cell>
          <table:table-cell office:value-type="float" office:value="-0.430435180664063" calcext:value-type="float">
            <text:p>-0.430435180664063</text:p>
          </table:table-cell>
          <table:table-cell table:number-columns-repeated="16"/>
        </table:table-row>
        <table:table-row table:style-name="ro2">
          <table:table-cell office:value-type="float" office:value="1419950950.28727" calcext:value-type="float">
            <text:p>1419950950.28727</text:p>
          </table:table-cell>
          <table:table-cell office:value-type="string" calcext:value-type="string">
            <text:p>Acceleration</text:p>
          </table:table-cell>
          <table:table-cell office:value-type="float" office:value="0.076690673828125" calcext:value-type="float">
            <text:p>0.076690673828125</text:p>
          </table:table-cell>
          <table:table-cell office:value-type="float" office:value="-0.868423461914063" calcext:value-type="float">
            <text:p>-0.868423461914063</text:p>
          </table:table-cell>
          <table:table-cell office:value-type="float" office:value="-0.480010986328125" calcext:value-type="float">
            <text:p>-0.480010986328125</text:p>
          </table:table-cell>
          <table:table-cell table:number-columns-repeated="16"/>
        </table:table-row>
        <table:table-row table:style-name="ro2">
          <table:table-cell office:value-type="float" office:value="1419950950.29069" calcext:value-type="float">
            <text:p>1419950950.29069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31.835037231445" calcext:value-type="float">
            <text:p>231.835037231445</text:p>
          </table:table-cell>
          <table:table-cell office:value-type="float" office:value="128.927581787109" calcext:value-type="float">
            <text:p>128.927581787109</text:p>
          </table:table-cell>
          <table:table-cell table:number-columns-repeated="16"/>
        </table:table-row>
        <table:table-row table:style-name="ro2">
          <table:table-cell office:value-type="float" office:value="1419950950.29971" calcext:value-type="float">
            <text:p>1419950950.29971</text:p>
          </table:table-cell>
          <table:table-cell office:value-type="string" calcext:value-type="string">
            <text:p>Gyro</text:p>
          </table:table-cell>
          <table:table-cell office:value-type="float" office:value="0.271754550269975" calcext:value-type="float">
            <text:p>0.271754550269975</text:p>
          </table:table-cell>
          <table:table-cell office:value-type="float" office:value="0.0172833828423962" calcext:value-type="float">
            <text:p>0.0172833828423962</text:p>
          </table:table-cell>
          <table:table-cell office:value-type="float" office:value="0.164435816242507" calcext:value-type="float">
            <text:p>0.164435816242507</text:p>
          </table:table-cell>
          <table:table-cell table:number-columns-repeated="16"/>
        </table:table-row>
        <table:table-row table:style-name="ro2">
          <table:table-cell office:value-type="float" office:value="1419950950.30002" calcext:value-type="float">
            <text:p>1419950950.30002</text:p>
          </table:table-cell>
          <table:table-cell office:value-type="string" calcext:value-type="string">
            <text:p>Gyro</text:p>
          </table:table-cell>
          <table:table-cell office:value-type="float" office:value="0.267170184769512" calcext:value-type="float">
            <text:p>0.267170184769512</text:p>
          </table:table-cell>
          <table:table-cell office:value-type="float" office:value="0.166046762385895" calcext:value-type="float">
            <text:p>0.166046762385895</text:p>
          </table:table-cell>
          <table:table-cell office:value-type="float" office:value="0.314793896646745" calcext:value-type="float">
            <text:p>0.314793896646745</text:p>
          </table:table-cell>
          <table:table-cell table:number-columns-repeated="16"/>
        </table:table-row>
        <table:table-row table:style-name="ro2">
          <table:table-cell office:value-type="float" office:value="1419950950.29975" calcext:value-type="float">
            <text:p>1419950950.29975</text:p>
          </table:table-cell>
          <table:table-cell office:value-type="string" calcext:value-type="string">
            <text:p>Motion</text:p>
          </table:table-cell>
          <table:table-cell office:value-type="float" office:value="0.205033600330353" calcext:value-type="float">
            <text:p>0.205033600330353</text:p>
          </table:table-cell>
          <table:table-cell office:value-type="float" office:value="-0.356926560401916" calcext:value-type="float">
            <text:p>-0.356926560401916</text:p>
          </table:table-cell>
          <table:table-cell office:value-type="float" office:value="0.0242936667054892" calcext:value-type="float">
            <text:p>0.0242936667054892</text:p>
          </table:table-cell>
          <table:table-cell office:value-type="float" office:value="-0.0210664151749522" calcext:value-type="float">
            <text:p>-0.0210664151749522</text:p>
          </table:table-cell>
          <table:table-cell office:value-type="float" office:value="0.877409282411472" calcext:value-type="float">
            <text:p>0.877409282411472</text:p>
          </table:table-cell>
          <table:table-cell office:value-type="float" office:value="0.208269850946142" calcext:value-type="float">
            <text:p>0.208269850946142</text:p>
          </table:table-cell>
          <table:table-cell office:value-type="float" office:value="0.205033600330353" calcext:value-type="float">
            <text:p>0.205033600330353</text:p>
          </table:table-cell>
          <table:table-cell office:value-type="float" office:value="-0.356926560401916" calcext:value-type="float">
            <text:p>-0.356926560401916</text:p>
          </table:table-cell>
          <table:table-cell office:value-type="float" office:value="0.0242936667054892" calcext:value-type="float">
            <text:p>0.0242936667054892</text:p>
          </table:table-cell>
          <table:table-cell office:value-type="float" office:value="-0.0134635139256716" calcext:value-type="float">
            <text:p>-0.0134635139256716</text:p>
          </table:table-cell>
          <table:table-cell office:value-type="float" office:value="-0.769085586071014" calcext:value-type="float">
            <text:p>-0.769085586071014</text:p>
          </table:table-cell>
          <table:table-cell office:value-type="float" office:value="-0.639003932476044" calcext:value-type="float">
            <text:p>-0.639003932476044</text:p>
          </table:table-cell>
          <table:table-cell office:value-type="float" office:value="0.0872550159692764" calcext:value-type="float">
            <text:p>0.0872550159692764</text:p>
          </table:table-cell>
          <table:table-cell office:value-type="float" office:value="-0.178088456392288" calcext:value-type="float">
            <text:p>-0.178088456392288</text:p>
          </table:table-cell>
          <table:table-cell office:value-type="float" office:value="0.208568766713142" calcext:value-type="float">
            <text:p>0.2085687667131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07" calcext:value-type="float">
            <text:p>1419950950.307</text:p>
          </table:table-cell>
          <table:table-cell office:value-type="string" calcext:value-type="string">
            <text:p>Acceleration</text:p>
          </table:table-cell>
          <table:table-cell office:value-type="float" office:value="0.033294677734375" calcext:value-type="float">
            <text:p>0.033294677734375</text:p>
          </table:table-cell>
          <table:table-cell office:value-type="float" office:value="-0.835128784179688" calcext:value-type="float">
            <text:p>-0.835128784179688</text:p>
          </table:table-cell>
          <table:table-cell office:value-type="float" office:value="-0.505661010742188" calcext:value-type="float">
            <text:p>-0.505661010742188</text:p>
          </table:table-cell>
          <table:table-cell table:number-columns-repeated="16"/>
        </table:table-row>
        <table:table-row table:style-name="ro2">
          <table:table-cell office:value-type="float" office:value="1419950950.30712" calcext:value-type="float">
            <text:p>1419950950.30712</text:p>
          </table:table-cell>
          <table:table-cell office:value-type="string" calcext:value-type="string">
            <text:p>Acceleration</text:p>
          </table:table-cell>
          <table:table-cell office:value-type="float" office:value="-0.087982177734375" calcext:value-type="float">
            <text:p>-0.087982177734375</text:p>
          </table:table-cell>
          <table:table-cell office:value-type="float" office:value="-0.769332885742188" calcext:value-type="float">
            <text:p>-0.769332885742188</text:p>
          </table:table-cell>
          <table:table-cell office:value-type="float" office:value="-0.504379272460938" calcext:value-type="float">
            <text:p>-0.504379272460938</text:p>
          </table:table-cell>
          <table:table-cell table:number-columns-repeated="16"/>
        </table:table-row>
        <table:table-row table:style-name="ro2">
          <table:table-cell office:value-type="float" office:value="1419950950.31583" calcext:value-type="float">
            <text:p>1419950950.31583</text:p>
          </table:table-cell>
          <table:table-cell office:value-type="string" calcext:value-type="string">
            <text:p>Gyro</text:p>
          </table:table-cell>
          <table:table-cell office:value-type="float" office:value="0.130116724539091" calcext:value-type="float">
            <text:p>0.130116724539091</text:p>
          </table:table-cell>
          <table:table-cell office:value-type="float" office:value="0.167706977009451" calcext:value-type="float">
            <text:p>0.167706977009451</text:p>
          </table:table-cell>
          <table:table-cell office:value-type="float" office:value="0.252158212020845" calcext:value-type="float">
            <text:p>0.252158212020845</text:p>
          </table:table-cell>
          <table:table-cell table:number-columns-repeated="16"/>
        </table:table-row>
        <table:table-row table:style-name="ro2">
          <table:table-cell office:value-type="float" office:value="1419950950.31647" calcext:value-type="float">
            <text:p>1419950950.31647</text:p>
          </table:table-cell>
          <table:table-cell office:value-type="string" calcext:value-type="string">
            <text:p>Motion</text:p>
          </table:table-cell>
          <table:table-cell office:value-type="float" office:value="0.276464104652405" calcext:value-type="float">
            <text:p>0.276464104652405</text:p>
          </table:table-cell>
          <table:table-cell office:value-type="float" office:value="0.192925304174423" calcext:value-type="float">
            <text:p>0.192925304174423</text:p>
          </table:table-cell>
          <table:table-cell office:value-type="float" office:value="0.297607809305191" calcext:value-type="float">
            <text:p>0.297607809305191</text:p>
          </table:table-cell>
          <table:table-cell office:value-type="float" office:value="-0.0248408286886582" calcext:value-type="float">
            <text:p>-0.0248408286886582</text:p>
          </table:table-cell>
          <table:table-cell office:value-type="float" office:value="0.8831126968149" calcext:value-type="float">
            <text:p>0.8831126968149</text:p>
          </table:table-cell>
          <table:table-cell office:value-type="float" office:value="0.214822747150425" calcext:value-type="float">
            <text:p>0.214822747150425</text:p>
          </table:table-cell>
          <table:table-cell office:value-type="float" office:value="0.276464104652405" calcext:value-type="float">
            <text:p>0.276464104652405</text:p>
          </table:table-cell>
          <table:table-cell office:value-type="float" office:value="0.192925304174423" calcext:value-type="float">
            <text:p>0.192925304174423</text:p>
          </table:table-cell>
          <table:table-cell office:value-type="float" office:value="0.297607809305191" calcext:value-type="float">
            <text:p>0.297607809305191</text:p>
          </table:table-cell>
          <table:table-cell office:value-type="float" office:value="-0.0157660692930222" calcext:value-type="float">
            <text:p>-0.0157660692930222</text:p>
          </table:table-cell>
          <table:table-cell office:value-type="float" office:value="-0.77271842956543" calcext:value-type="float">
            <text:p>-0.77271842956543</text:p>
          </table:table-cell>
          <table:table-cell office:value-type="float" office:value="-0.634553134441376" calcext:value-type="float">
            <text:p>-0.634553134441376</text:p>
          </table:table-cell>
          <table:table-cell office:value-type="float" office:value="0.0490607470273972" calcext:value-type="float">
            <text:p>0.0490607470273972</text:p>
          </table:table-cell>
          <table:table-cell office:value-type="float" office:value="-0.0624103844165802" calcext:value-type="float">
            <text:p>-0.0624103844165802</text:p>
          </table:table-cell>
          <table:table-cell office:value-type="float" office:value="0.128892138600349" calcext:value-type="float">
            <text:p>0.12889213860034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1564" calcext:value-type="float">
            <text:p>1419950950.31564</text:p>
          </table:table-cell>
          <table:table-cell office:value-type="string" calcext:value-type="string">
            <text:p>Motion</text:p>
          </table:table-cell>
          <table:table-cell office:value-type="float" office:value="0.281048476696014" calcext:value-type="float">
            <text:p>0.281048476696014</text:p>
          </table:table-cell>
          <table:table-cell office:value-type="float" office:value="0.044161967933178" calcext:value-type="float">
            <text:p>0.044161967933178</text:p>
          </table:table-cell>
          <table:table-cell office:value-type="float" office:value="0.147249698638916" calcext:value-type="float">
            <text:p>0.147249698638916</text:p>
          </table:table-cell>
          <table:table-cell office:value-type="float" office:value="-0.0232162820722516" calcext:value-type="float">
            <text:p>-0.0232162820722516</text:p>
          </table:table-cell>
          <table:table-cell office:value-type="float" office:value="0.880151030958259" calcext:value-type="float">
            <text:p>0.880151030958259</text:p>
          </table:table-cell>
          <table:table-cell office:value-type="float" office:value="0.210270650820501" calcext:value-type="float">
            <text:p>0.210270650820501</text:p>
          </table:table-cell>
          <table:table-cell office:value-type="float" office:value="0.281048476696014" calcext:value-type="float">
            <text:p>0.281048476696014</text:p>
          </table:table-cell>
          <table:table-cell office:value-type="float" office:value="0.044161967933178" calcext:value-type="float">
            <text:p>0.044161967933178</text:p>
          </table:table-cell>
          <table:table-cell office:value-type="float" office:value="0.147249698638916" calcext:value-type="float">
            <text:p>0.147249698638916</text:p>
          </table:table-cell>
          <table:table-cell office:value-type="float" office:value="-0.0147882495075464" calcext:value-type="float">
            <text:p>-0.0147882495075464</text:p>
          </table:table-cell>
          <table:table-cell office:value-type="float" office:value="-0.770835101604462" calcext:value-type="float">
            <text:p>-0.770835101604462</text:p>
          </table:table-cell>
          <table:table-cell office:value-type="float" office:value="-0.636863052845001" calcext:value-type="float">
            <text:p>-0.636863052845001</text:p>
          </table:table-cell>
          <table:table-cell office:value-type="float" office:value="0.0914789214730263" calcext:value-type="float">
            <text:p>0.0914789214730263</text:p>
          </table:table-cell>
          <table:table-cell office:value-type="float" office:value="-0.0975883603096009" calcext:value-type="float">
            <text:p>-0.0975883603096009</text:p>
          </table:table-cell>
          <table:table-cell office:value-type="float" office:value="0.156852066516876" calcext:value-type="float">
            <text:p>0.15685206651687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1731" calcext:value-type="float">
            <text:p>1419950950.31731</text:p>
          </table:table-cell>
          <table:table-cell office:value-type="string" calcext:value-type="string">
            <text:p>Magnetic</text:p>
          </table:table-cell>
          <table:table-cell office:value-type="float" office:value="59.1018371582031" calcext:value-type="float">
            <text:p>59.1018371582031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29.586227416992" calcext:value-type="float">
            <text:p>129.586227416992</text:p>
          </table:table-cell>
          <table:table-cell table:number-columns-repeated="16"/>
        </table:table-row>
        <table:table-row table:style-name="ro2">
          <table:table-cell office:value-type="float" office:value="1419950950.32639" calcext:value-type="float">
            <text:p>1419950950.32639</text:p>
          </table:table-cell>
          <table:table-cell office:value-type="string" calcext:value-type="string">
            <text:p>Acceleration</text:p>
          </table:table-cell>
          <table:table-cell office:value-type="float" office:value="-0.157516479492188" calcext:value-type="float">
            <text:p>-0.157516479492188</text:p>
          </table:table-cell>
          <table:table-cell office:value-type="float" office:value="-0.626983642578125" calcext:value-type="float">
            <text:p>-0.626983642578125</text:p>
          </table:table-cell>
          <table:table-cell office:value-type="float" office:value="-0.490142822265625" calcext:value-type="float">
            <text:p>-0.490142822265625</text:p>
          </table:table-cell>
          <table:table-cell table:number-columns-repeated="16"/>
        </table:table-row>
        <table:table-row table:style-name="ro2">
          <table:table-cell office:value-type="float" office:value="1419950950.32636" calcext:value-type="float">
            <text:p>1419950950.32636</text:p>
          </table:table-cell>
          <table:table-cell office:value-type="string" calcext:value-type="string">
            <text:p>Acceleration</text:p>
          </table:table-cell>
          <table:table-cell office:value-type="float" office:value="-0.181549072265625" calcext:value-type="float">
            <text:p>-0.181549072265625</text:p>
          </table:table-cell>
          <table:table-cell office:value-type="float" office:value="-0.651290893554688" calcext:value-type="float">
            <text:p>-0.651290893554688</text:p>
          </table:table-cell>
          <table:table-cell office:value-type="float" office:value="-0.475540161132813" calcext:value-type="float">
            <text:p>-0.475540161132813</text:p>
          </table:table-cell>
          <table:table-cell table:number-columns-repeated="16"/>
        </table:table-row>
        <table:table-row table:style-name="ro2">
          <table:table-cell office:value-type="float" office:value="1419950950.33143" calcext:value-type="float">
            <text:p>1419950950.33143</text:p>
          </table:table-cell>
          <table:table-cell office:value-type="string" calcext:value-type="string">
            <text:p>Gyro</text:p>
          </table:table-cell>
          <table:table-cell office:value-type="float" office:value="-0.0124588002116087" calcext:value-type="float">
            <text:p>-0.0124588002116087</text:p>
          </table:table-cell>
          <table:table-cell office:value-type="float" office:value="0.269077008110009" calcext:value-type="float">
            <text:p>0.269077008110009</text:p>
          </table:table-cell>
          <table:table-cell office:value-type="float" office:value="0.00100294646652384" calcext:value-type="float">
            <text:p>0.00100294646652384</text:p>
          </table:table-cell>
          <table:table-cell table:number-columns-repeated="16"/>
        </table:table-row>
        <table:table-row table:style-name="ro2">
          <table:table-cell office:value-type="float" office:value="1419950950.33188" calcext:value-type="float">
            <text:p>1419950950.33188</text:p>
          </table:table-cell>
          <table:table-cell office:value-type="string" calcext:value-type="string">
            <text:p>Gyro</text:p>
          </table:table-cell>
          <table:table-cell office:value-type="float" office:value="-0.101889613829233" calcext:value-type="float">
            <text:p>-0.101889613829233</text:p>
          </table:table-cell>
          <table:table-cell office:value-type="float" office:value="0.49965322897296" calcext:value-type="float">
            <text:p>0.49965322897296</text:p>
          </table:table-cell>
          <table:table-cell office:value-type="float" office:value="-0.25121731720772" calcext:value-type="float">
            <text:p>-0.25121731720772</text:p>
          </table:table-cell>
          <table:table-cell table:number-columns-repeated="16"/>
        </table:table-row>
        <table:table-row table:style-name="ro2">
          <table:table-cell office:value-type="float" office:value="1419950950.33166" calcext:value-type="float">
            <text:p>1419950950.33166</text:p>
          </table:table-cell>
          <table:table-cell office:value-type="string" calcext:value-type="string">
            <text:p>Motion</text:p>
          </table:table-cell>
          <table:table-cell office:value-type="float" office:value="0.139410614967346" calcext:value-type="float">
            <text:p>0.139410614967346</text:p>
          </table:table-cell>
          <table:table-cell office:value-type="float" office:value="0.194585457444191" calcext:value-type="float">
            <text:p>0.194585457444191</text:p>
          </table:table-cell>
          <table:table-cell office:value-type="float" office:value="0.234972178936005" calcext:value-type="float">
            <text:p>0.234972178936005</text:p>
          </table:table-cell>
          <table:table-cell office:value-type="float" office:value="-0.0263388944037715" calcext:value-type="float">
            <text:p>-0.0263388944037715</text:p>
          </table:table-cell>
          <table:table-cell office:value-type="float" office:value="0.884947606188628" calcext:value-type="float">
            <text:p>0.884947606188628</text:p>
          </table:table-cell>
          <table:table-cell office:value-type="float" office:value="0.219378628292752" calcext:value-type="float">
            <text:p>0.219378628292752</text:p>
          </table:table-cell>
          <table:table-cell office:value-type="float" office:value="0.139410614967346" calcext:value-type="float">
            <text:p>0.139410614967346</text:p>
          </table:table-cell>
          <table:table-cell office:value-type="float" office:value="0.194585457444191" calcext:value-type="float">
            <text:p>0.194585457444191</text:p>
          </table:table-cell>
          <table:table-cell office:value-type="float" office:value="0.234972178936005" calcext:value-type="float">
            <text:p>0.234972178936005</text:p>
          </table:table-cell>
          <table:table-cell office:value-type="float" office:value="-0.016679285094142" calcext:value-type="float">
            <text:p>-0.016679285094142</text:p>
          </table:table-cell>
          <table:table-cell office:value-type="float" office:value="-0.773881793022156" calcext:value-type="float">
            <text:p>-0.773881793022156</text:p>
          </table:table-cell>
          <table:table-cell office:value-type="float" office:value="-0.633110404014587" calcext:value-type="float">
            <text:p>-0.633110404014587</text:p>
          </table:table-cell>
          <table:table-cell office:value-type="float" office:value="-0.0713028907775879" calcext:value-type="float">
            <text:p>-0.0713028907775879</text:p>
          </table:table-cell>
          <table:table-cell office:value-type="float" office:value="0.00454891985282302" calcext:value-type="float">
            <text:p>0.00454891985282302</text:p>
          </table:table-cell>
          <table:table-cell office:value-type="float" office:value="0.128731101751327" calcext:value-type="float">
            <text:p>0.12873110175132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4273" calcext:value-type="float">
            <text:p>1419950950.34273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9.633544921875" calcext:value-type="float">
            <text:p>229.633544921875</text:p>
          </table:table-cell>
          <table:table-cell office:value-type="float" office:value="130.409515380859" calcext:value-type="float">
            <text:p>130.409515380859</text:p>
          </table:table-cell>
          <table:table-cell table:number-columns-repeated="16"/>
        </table:table-row>
        <table:table-row table:style-name="ro2">
          <table:table-cell office:value-type="float" office:value="1419950950.34586" calcext:value-type="float">
            <text:p>1419950950.34586</text:p>
          </table:table-cell>
          <table:table-cell office:value-type="string" calcext:value-type="string">
            <text:p>Acceleration</text:p>
          </table:table-cell>
          <table:table-cell office:value-type="float" office:value="-0.101104736328125" calcext:value-type="float">
            <text:p>-0.101104736328125</text:p>
          </table:table-cell>
          <table:table-cell office:value-type="float" office:value="-0.695526123046875" calcext:value-type="float">
            <text:p>-0.695526123046875</text:p>
          </table:table-cell>
          <table:table-cell office:value-type="float" office:value="-0.5999755859375" calcext:value-type="float">
            <text:p>-0.5999755859375</text:p>
          </table:table-cell>
          <table:table-cell table:number-columns-repeated="16"/>
        </table:table-row>
        <table:table-row table:style-name="ro2">
          <table:table-cell office:value-type="float" office:value="1419950950.34587" calcext:value-type="float">
            <text:p>1419950950.34587</text:p>
          </table:table-cell>
          <table:table-cell office:value-type="string" calcext:value-type="string">
            <text:p>Acceleration</text:p>
          </table:table-cell>
          <table:table-cell office:value-type="float" office:value="-0.0565643310546875" calcext:value-type="float">
            <text:p>-0.0565643310546875</text:p>
          </table:table-cell>
          <table:table-cell office:value-type="float" office:value="-0.762130737304688" calcext:value-type="float">
            <text:p>-0.762130737304688</text:p>
          </table:table-cell>
          <table:table-cell office:value-type="float" office:value="-0.747817993164063" calcext:value-type="float">
            <text:p>-0.747817993164063</text:p>
          </table:table-cell>
          <table:table-cell table:number-columns-repeated="16"/>
        </table:table-row>
        <table:table-row table:style-name="ro2">
          <table:table-cell office:value-type="float" office:value="1419950950.34751" calcext:value-type="float">
            <text:p>1419950950.34751</text:p>
          </table:table-cell>
          <table:table-cell office:value-type="string" calcext:value-type="string">
            <text:p>Gyro</text:p>
          </table:table-cell>
          <table:table-cell office:value-type="float" office:value="-0.0385540504688591" calcext:value-type="float">
            <text:p>-0.0385540504688591</text:p>
          </table:table-cell>
          <table:table-cell office:value-type="float" office:value="0.738905229719063" calcext:value-type="float">
            <text:p>0.738905229719063</text:p>
          </table:table-cell>
          <table:table-cell office:value-type="float" office:value="-0.379887146326571" calcext:value-type="float">
            <text:p>-0.379887146326571</text:p>
          </table:table-cell>
          <table:table-cell table:number-columns-repeated="16"/>
        </table:table-row>
        <table:table-row table:style-name="ro2">
          <table:table-cell office:value-type="float" office:value="1419950950.34749" calcext:value-type="float">
            <text:p>1419950950.34749</text:p>
          </table:table-cell>
          <table:table-cell office:value-type="string" calcext:value-type="string">
            <text:p>Motion</text:p>
          </table:table-cell>
          <table:table-cell office:value-type="float" office:value="-0.00316493981517851" calcext:value-type="float">
            <text:p>-0.00316493981517851</text:p>
          </table:table-cell>
          <table:table-cell office:value-type="float" office:value="0.295955419540405" calcext:value-type="float">
            <text:p>0.295955419540405</text:p>
          </table:table-cell>
          <table:table-cell office:value-type="float" office:value="-0.0161830577999353" calcext:value-type="float">
            <text:p>-0.0161830577999353</text:p>
          </table:table-cell>
          <table:table-cell office:value-type="float" office:value="-0.024229222480533" calcext:value-type="float">
            <text:p>-0.024229222480533</text:p>
          </table:table-cell>
          <table:table-cell office:value-type="float" office:value="0.885259593459385" calcext:value-type="float">
            <text:p>0.885259593459385</text:p>
          </table:table-cell>
          <table:table-cell office:value-type="float" office:value="0.220232886520892" calcext:value-type="float">
            <text:p>0.220232886520892</text:p>
          </table:table-cell>
          <table:table-cell office:value-type="float" office:value="-0.00316493981517851" calcext:value-type="float">
            <text:p>-0.00316493981517851</text:p>
          </table:table-cell>
          <table:table-cell office:value-type="float" office:value="0.295955419540405" calcext:value-type="float">
            <text:p>0.295955419540405</text:p>
          </table:table-cell>
          <table:table-cell office:value-type="float" office:value="-0.0161830577999353" calcext:value-type="float">
            <text:p>-0.0161830577999353</text:p>
          </table:table-cell>
          <table:table-cell office:value-type="float" office:value="-0.0153377428650856" calcext:value-type="float">
            <text:p>-0.0153377428650856</text:p>
          </table:table-cell>
          <table:table-cell office:value-type="float" office:value="-0.774079382419586" calcext:value-type="float">
            <text:p>-0.774079382419586</text:p>
          </table:table-cell>
          <table:table-cell office:value-type="float" office:value="-0.63290274143219" calcext:value-type="float">
            <text:p>-0.63290274143219</text:p>
          </table:table-cell>
          <table:table-cell office:value-type="float" office:value="-0.166211321949959" calcext:value-type="float">
            <text:p>-0.166211321949959</text:p>
          </table:table-cell>
          <table:table-cell office:value-type="float" office:value="0.122788466513157" calcext:value-type="float">
            <text:p>0.122788466513157</text:p>
          </table:table-cell>
          <table:table-cell office:value-type="float" office:value="0.157362595200539" calcext:value-type="float">
            <text:p>0.15736259520053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4781" calcext:value-type="float">
            <text:p>1419950950.34781</text:p>
          </table:table-cell>
          <table:table-cell office:value-type="string" calcext:value-type="string">
            <text:p>Motion</text:p>
          </table:table-cell>
          <table:table-cell office:value-type="float" office:value="-0.0925957709550858" calcext:value-type="float">
            <text:p>-0.0925957709550858</text:p>
          </table:table-cell>
          <table:table-cell office:value-type="float" office:value="0.526531577110291" calcext:value-type="float">
            <text:p>0.526531577110291</text:p>
          </table:table-cell>
          <table:table-cell office:value-type="float" office:value="-0.268403261899948" calcext:value-type="float">
            <text:p>-0.268403261899948</text:p>
          </table:table-cell>
          <table:table-cell office:value-type="float" office:value="-0.0164253547161604" calcext:value-type="float">
            <text:p>-0.0164253547161604</text:p>
          </table:table-cell>
          <table:table-cell office:value-type="float" office:value="0.884543165260616" calcext:value-type="float">
            <text:p>0.884543165260616</text:p>
          </table:table-cell>
          <table:table-cell office:value-type="float" office:value="0.216639155567634" calcext:value-type="float">
            <text:p>0.216639155567634</text:p>
          </table:table-cell>
          <table:table-cell office:value-type="float" office:value="-0.0925957709550858" calcext:value-type="float">
            <text:p>-0.0925957709550858</text:p>
          </table:table-cell>
          <table:table-cell office:value-type="float" office:value="0.526531577110291" calcext:value-type="float">
            <text:p>0.526531577110291</text:p>
          </table:table-cell>
          <table:table-cell office:value-type="float" office:value="-0.268403261899948" calcext:value-type="float">
            <text:p>-0.268403261899948</text:p>
          </table:table-cell>
          <table:table-cell office:value-type="float" office:value="-0.0104073425754905" calcext:value-type="float">
            <text:p>-0.0104073425754905</text:p>
          </table:table-cell>
          <table:table-cell office:value-type="float" office:value="-0.773625612258911" calcext:value-type="float">
            <text:p>-0.773625612258911</text:p>
          </table:table-cell>
          <table:table-cell office:value-type="float" office:value="-0.633557498455048" calcext:value-type="float">
            <text:p>-0.633557498455048</text:p>
          </table:table-cell>
          <table:table-cell office:value-type="float" office:value="-0.147109135985375" calcext:value-type="float">
            <text:p>-0.147109135985375</text:p>
          </table:table-cell>
          <table:table-cell office:value-type="float" office:value="0.146641954779625" calcext:value-type="float">
            <text:p>0.146641954779625</text:p>
          </table:table-cell>
          <table:table-cell office:value-type="float" office:value="0.143414691090584" calcext:value-type="float">
            <text:p>0.14341469109058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6358" calcext:value-type="float">
            <text:p>1419950950.36358</text:p>
          </table:table-cell>
          <table:table-cell office:value-type="string" calcext:value-type="string">
            <text:p>Gyro</text:p>
          </table:table-cell>
          <table:table-cell office:value-type="float" office:value="0.196254732314555" calcext:value-type="float">
            <text:p>0.196254732314555</text:p>
          </table:table-cell>
          <table:table-cell office:value-type="float" office:value="0.747310166119353" calcext:value-type="float">
            <text:p>0.747310166119353</text:p>
          </table:table-cell>
          <table:table-cell office:value-type="float" office:value="-0.389828992991946" calcext:value-type="float">
            <text:p>-0.389828992991946</text:p>
          </table:table-cell>
          <table:table-cell table:number-columns-repeated="16"/>
        </table:table-row>
        <table:table-row table:style-name="ro2">
          <table:table-cell office:value-type="float" office:value="1419950950.36403" calcext:value-type="float">
            <text:p>1419950950.36403</text:p>
          </table:table-cell>
          <table:table-cell office:value-type="string" calcext:value-type="string">
            <text:p>Gyro</text:p>
          </table:table-cell>
          <table:table-cell office:value-type="float" office:value="0.390925949044949" calcext:value-type="float">
            <text:p>0.390925949044949</text:p>
          </table:table-cell>
          <table:table-cell office:value-type="float" office:value="0.422762974612411" calcext:value-type="float">
            <text:p>0.422762974612411</text:p>
          </table:table-cell>
          <table:table-cell office:value-type="float" office:value="-0.288462157684696" calcext:value-type="float">
            <text:p>-0.288462157684696</text:p>
          </table:table-cell>
          <table:table-cell table:number-columns-repeated="16"/>
        </table:table-row>
        <table:table-row table:style-name="ro2">
          <table:table-cell office:value-type="float" office:value="1419950950.36366" calcext:value-type="float">
            <text:p>1419950950.36366</text:p>
          </table:table-cell>
          <table:table-cell office:value-type="string" calcext:value-type="string">
            <text:p>Motion</text:p>
          </table:table-cell>
          <table:table-cell office:value-type="float" office:value="-0.0292602386325598" calcext:value-type="float">
            <text:p>-0.0292602386325598</text:p>
          </table:table-cell>
          <table:table-cell office:value-type="float" office:value="0.765783548355103" calcext:value-type="float">
            <text:p>0.765783548355103</text:p>
          </table:table-cell>
          <table:table-cell office:value-type="float" office:value="-0.397073060274124" calcext:value-type="float">
            <text:p>-0.397073060274124</text:p>
          </table:table-cell>
          <table:table-cell office:value-type="float" office:value="-0.00410584034659161" calcext:value-type="float">
            <text:p>-0.00410584034659161</text:p>
          </table:table-cell>
          <table:table-cell office:value-type="float" office:value="0.883950691341936" calcext:value-type="float">
            <text:p>0.883950691341936</text:p>
          </table:table-cell>
          <table:table-cell office:value-type="float" office:value="0.210358474466307" calcext:value-type="float">
            <text:p>0.210358474466307</text:p>
          </table:table-cell>
          <table:table-cell office:value-type="float" office:value="-0.0292602386325598" calcext:value-type="float">
            <text:p>-0.0292602386325598</text:p>
          </table:table-cell>
          <table:table-cell office:value-type="float" office:value="0.765783548355103" calcext:value-type="float">
            <text:p>0.765783548355103</text:p>
          </table:table-cell>
          <table:table-cell office:value-type="float" office:value="-0.397073060274124" calcext:value-type="float">
            <text:p>-0.397073060274124</text:p>
          </table:table-cell>
          <table:table-cell office:value-type="float" office:value="-0.00260351109318435" calcext:value-type="float">
            <text:p>-0.00260351109318435</text:p>
          </table:table-cell>
          <table:table-cell office:value-type="float" office:value="-0.773250043392181" calcext:value-type="float">
            <text:p>-0.773250043392181</text:p>
          </table:table-cell>
          <table:table-cell office:value-type="float" office:value="-0.634095907211304" calcext:value-type="float">
            <text:p>-0.634095907211304</text:p>
          </table:table-cell>
          <table:table-cell office:value-type="float" office:value="-0.0539608187973499" calcext:value-type="float">
            <text:p>-0.0539608187973499</text:p>
          </table:table-cell>
          <table:table-cell office:value-type="float" office:value="0.0111193079501391" calcext:value-type="float">
            <text:p>0.0111193079501391</text:p>
          </table:table-cell>
          <table:table-cell office:value-type="float" office:value="-0.113722108304501" calcext:value-type="float">
            <text:p>-0.11372210830450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651" calcext:value-type="float">
            <text:p>1419950950.3651</text:p>
          </table:table-cell>
          <table:table-cell office:value-type="string" calcext:value-type="string">
            <text:p>Acceleration</text:p>
          </table:table-cell>
          <table:table-cell office:value-type="float" office:value="0.008819580078125" calcext:value-type="float">
            <text:p>0.008819580078125</text:p>
          </table:table-cell>
          <table:table-cell office:value-type="float" office:value="-0.797592163085938" calcext:value-type="float">
            <text:p>-0.797592163085938</text:p>
          </table:table-cell>
          <table:table-cell office:value-type="float" office:value="-0.8887939453125" calcext:value-type="float">
            <text:p>-0.8887939453125</text:p>
          </table:table-cell>
          <table:table-cell table:number-columns-repeated="16"/>
        </table:table-row>
        <table:table-row table:style-name="ro2">
          <table:table-cell office:value-type="float" office:value="1419950950.36535" calcext:value-type="float">
            <text:p>1419950950.36535</text:p>
          </table:table-cell>
          <table:table-cell office:value-type="string" calcext:value-type="string">
            <text:p>Acceleration</text:p>
          </table:table-cell>
          <table:table-cell office:value-type="float" office:value="0.0578155517578125" calcext:value-type="float">
            <text:p>0.0578155517578125</text:p>
          </table:table-cell>
          <table:table-cell office:value-type="float" office:value="-0.853744506835938" calcext:value-type="float">
            <text:p>-0.853744506835938</text:p>
          </table:table-cell>
          <table:table-cell office:value-type="float" office:value="-0.921981811523438" calcext:value-type="float">
            <text:p>-0.921981811523438</text:p>
          </table:table-cell>
          <table:table-cell table:number-columns-repeated="16"/>
        </table:table-row>
        <table:table-row table:style-name="ro2">
          <table:table-cell office:value-type="float" office:value="1419950950.36879" calcext:value-type="float">
            <text:p>1419950950.36879</text:p>
          </table:table-cell>
          <table:table-cell office:value-type="string" calcext:value-type="string">
            <text:p>Magnetic</text:p>
          </table:table-cell>
          <table:table-cell office:value-type="float" office:value="58.7631530761719" calcext:value-type="float">
            <text:p>58.7631530761719</text:p>
          </table:table-cell>
          <table:table-cell office:value-type="float" office:value="229.46418762207" calcext:value-type="float">
            <text:p>229.46418762207</text:p>
          </table:table-cell>
          <table:table-cell office:value-type="float" office:value="128.927581787109" calcext:value-type="float">
            <text:p>128.927581787109</text:p>
          </table:table-cell>
          <table:table-cell table:number-columns-repeated="16"/>
        </table:table-row>
        <table:table-row table:style-name="ro2">
          <table:table-cell office:value-type="float" office:value="1419950950.37957" calcext:value-type="float">
            <text:p>1419950950.37957</text:p>
          </table:table-cell>
          <table:table-cell office:value-type="string" calcext:value-type="string">
            <text:p>Gyro</text:p>
          </table:table-cell>
          <table:table-cell office:value-type="float" office:value="0.403623368490229" calcext:value-type="float">
            <text:p>0.403623368490229</text:p>
          </table:table-cell>
          <table:table-cell office:value-type="float" office:value="-0.0849756114300303" calcext:value-type="float">
            <text:p>-0.0849756114300303</text:p>
          </table:table-cell>
          <table:table-cell office:value-type="float" office:value="-0.197316002008952" calcext:value-type="float">
            <text:p>-0.197316002008952</text:p>
          </table:table-cell>
          <table:table-cell table:number-columns-repeated="16"/>
        </table:table-row>
        <table:table-row table:style-name="ro2">
          <table:table-cell office:value-type="float" office:value="1419950950.37934" calcext:value-type="float">
            <text:p>1419950950.37934</text:p>
          </table:table-cell>
          <table:table-cell office:value-type="string" calcext:value-type="string">
            <text:p>Motion</text:p>
          </table:table-cell>
          <table:table-cell office:value-type="float" office:value="0.205548524856567" calcext:value-type="float">
            <text:p>0.205548524856567</text:p>
          </table:table-cell>
          <table:table-cell office:value-type="float" office:value="0.77418839931488" calcext:value-type="float">
            <text:p>0.77418839931488</text:p>
          </table:table-cell>
          <table:table-cell office:value-type="float" office:value="-0.407014846801758" calcext:value-type="float">
            <text:p>-0.407014846801758</text:p>
          </table:table-cell>
          <table:table-cell office:value-type="float" office:value="0.00975546390522224" calcext:value-type="float">
            <text:p>0.00975546390522224</text:p>
          </table:table-cell>
          <table:table-cell office:value-type="float" office:value="0.885452572998631" calcext:value-type="float">
            <text:p>0.885452572998631</text:p>
          </table:table-cell>
          <table:table-cell office:value-type="float" office:value="0.203401672577038" calcext:value-type="float">
            <text:p>0.203401672577038</text:p>
          </table:table-cell>
          <table:table-cell office:value-type="float" office:value="0.205548524856567" calcext:value-type="float">
            <text:p>0.205548524856567</text:p>
          </table:table-cell>
          <table:table-cell office:value-type="float" office:value="0.77418839931488" calcext:value-type="float">
            <text:p>0.77418839931488</text:p>
          </table:table-cell>
          <table:table-cell office:value-type="float" office:value="-0.407014846801758" calcext:value-type="float">
            <text:p>-0.407014846801758</text:p>
          </table:table-cell>
          <table:table-cell office:value-type="float" office:value="0.00617451732978225" calcext:value-type="float">
            <text:p>0.00617451732978225</text:p>
          </table:table-cell>
          <table:table-cell office:value-type="float" office:value="-0.774201512336731" calcext:value-type="float">
            <text:p>-0.774201512336731</text:p>
          </table:table-cell>
          <table:table-cell office:value-type="float" office:value="-0.632909059524536" calcext:value-type="float">
            <text:p>-0.632909059524536</text:p>
          </table:table-cell>
          <table:table-cell office:value-type="float" office:value="0.00264506274834275" calcext:value-type="float">
            <text:p>0.00264506274834275</text:p>
          </table:table-cell>
          <table:table-cell office:value-type="float" office:value="-0.0233906451612711" calcext:value-type="float">
            <text:p>-0.0233906451612711</text:p>
          </table:table-cell>
          <table:table-cell office:value-type="float" office:value="-0.255884885787964" calcext:value-type="float">
            <text:p>-0.25588488578796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7987" calcext:value-type="float">
            <text:p>1419950950.37987</text:p>
          </table:table-cell>
          <table:table-cell office:value-type="string" calcext:value-type="string">
            <text:p>Motion</text:p>
          </table:table-cell>
          <table:table-cell office:value-type="float" office:value="0.400219708681107" calcext:value-type="float">
            <text:p>0.400219708681107</text:p>
          </table:table-cell>
          <table:table-cell office:value-type="float" office:value="0.449641108512878" calcext:value-type="float">
            <text:p>0.449641108512878</text:p>
          </table:table-cell>
          <table:table-cell office:value-type="float" office:value="-0.305647999048233" calcext:value-type="float">
            <text:p>-0.305647999048233</text:p>
          </table:table-cell>
          <table:table-cell office:value-type="float" office:value="0.0201457144999687" calcext:value-type="float">
            <text:p>0.0201457144999687</text:p>
          </table:table-cell>
          <table:table-cell office:value-type="float" office:value="0.889285719663005" calcext:value-type="float">
            <text:p>0.889285719663005</text:p>
          </table:table-cell>
          <table:table-cell office:value-type="float" office:value="0.197593076937117" calcext:value-type="float">
            <text:p>0.197593076937117</text:p>
          </table:table-cell>
          <table:table-cell office:value-type="float" office:value="0.400219708681107" calcext:value-type="float">
            <text:p>0.400219708681107</text:p>
          </table:table-cell>
          <table:table-cell office:value-type="float" office:value="0.449641108512878" calcext:value-type="float">
            <text:p>0.449641108512878</text:p>
          </table:table-cell>
          <table:table-cell office:value-type="float" office:value="-0.305647999048233" calcext:value-type="float">
            <text:p>-0.305647999048233</text:p>
          </table:table-cell>
          <table:table-cell office:value-type="float" office:value="0.0126902749761939" calcext:value-type="float">
            <text:p>0.0126902749761939</text:p>
          </table:table-cell>
          <table:table-cell office:value-type="float" office:value="-0.776621997356415" calcext:value-type="float">
            <text:p>-0.776621997356415</text:p>
          </table:table-cell>
          <table:table-cell office:value-type="float" office:value="-0.629839062690735" calcext:value-type="float">
            <text:p>-0.629839062690735</text:p>
          </table:table-cell>
          <table:table-cell office:value-type="float" office:value="0.045125275850296" calcext:value-type="float">
            <text:p>0.045125275850296</text:p>
          </table:table-cell>
          <table:table-cell office:value-type="float" office:value="-0.0771225318312645" calcext:value-type="float">
            <text:p>-0.0771225318312645</text:p>
          </table:table-cell>
          <table:table-cell office:value-type="float" office:value="-0.29214271903038" calcext:value-type="float">
            <text:p>-0.292142719030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38485" calcext:value-type="float">
            <text:p>1419950950.38485</text:p>
          </table:table-cell>
          <table:table-cell office:value-type="string" calcext:value-type="string">
            <text:p>Acceleration</text:p>
          </table:table-cell>
          <table:table-cell office:value-type="float" office:value="0.040130615234375" calcext:value-type="float">
            <text:p>0.040130615234375</text:p>
          </table:table-cell>
          <table:table-cell office:value-type="float" office:value="-0.788055419921875" calcext:value-type="float">
            <text:p>-0.788055419921875</text:p>
          </table:table-cell>
          <table:table-cell office:value-type="float" office:value="-0.788650512695313" calcext:value-type="float">
            <text:p>-0.788650512695313</text:p>
          </table:table-cell>
          <table:table-cell table:number-columns-repeated="16"/>
        </table:table-row>
        <table:table-row table:style-name="ro2">
          <table:table-cell office:value-type="float" office:value="1419950950.38468" calcext:value-type="float">
            <text:p>1419950950.38468</text:p>
          </table:table-cell>
          <table:table-cell office:value-type="string" calcext:value-type="string">
            <text:p>Acceleration</text:p>
          </table:table-cell>
          <table:table-cell office:value-type="float" office:value="0.0466156005859375" calcext:value-type="float">
            <text:p>0.0466156005859375</text:p>
          </table:table-cell>
          <table:table-cell office:value-type="float" office:value="-0.829177856445313" calcext:value-type="float">
            <text:p>-0.829177856445313</text:p>
          </table:table-cell>
          <table:table-cell office:value-type="float" office:value="-0.87579345703125" calcext:value-type="float">
            <text:p>-0.87579345703125</text:p>
          </table:table-cell>
          <table:table-cell table:number-columns-repeated="16"/>
        </table:table-row>
        <table:table-row table:style-name="ro2">
          <table:table-cell office:value-type="float" office:value="1419950950.39524" calcext:value-type="float">
            <text:p>1419950950.39524</text:p>
          </table:table-cell>
          <table:table-cell office:value-type="string" calcext:value-type="string">
            <text:p>Magnetic</text:p>
          </table:table-cell>
          <table:table-cell office:value-type="float" office:value="58.5937957763672" calcext:value-type="float">
            <text:p>58.5937957763672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29.092239379883" calcext:value-type="float">
            <text:p>129.092239379883</text:p>
          </table:table-cell>
          <table:table-cell table:number-columns-repeated="16"/>
        </table:table-row>
        <table:table-row table:style-name="ro2">
          <table:table-cell office:value-type="float" office:value="1419950950.39546" calcext:value-type="float">
            <text:p>1419950950.39546</text:p>
          </table:table-cell>
          <table:table-cell office:value-type="string" calcext:value-type="string">
            <text:p>Gyro</text:p>
          </table:table-cell>
          <table:table-cell office:value-type="float" office:value="0.460426996644965" calcext:value-type="float">
            <text:p>0.460426996644965</text:p>
          </table:table-cell>
          <table:table-cell office:value-type="float" office:value="-0.283672995096406" calcext:value-type="float">
            <text:p>-0.283672995096406</text:p>
          </table:table-cell>
          <table:table-cell office:value-type="float" office:value="-0.210162824791385" calcext:value-type="float">
            <text:p>-0.210162824791385</text:p>
          </table:table-cell>
          <table:table-cell table:number-columns-repeated="16"/>
        </table:table-row>
        <table:table-row table:style-name="ro2">
          <table:table-cell office:value-type="float" office:value="1419950950.39579" calcext:value-type="float">
            <text:p>1419950950.39579</text:p>
          </table:table-cell>
          <table:table-cell office:value-type="string" calcext:value-type="string">
            <text:p>Gyro</text:p>
          </table:table-cell>
          <table:table-cell office:value-type="float" office:value="0.572085351668717" calcext:value-type="float">
            <text:p>0.572085351668717</text:p>
          </table:table-cell>
          <table:table-cell office:value-type="float" office:value="-0.296956576297612" calcext:value-type="float">
            <text:p>-0.296956576297612</text:p>
          </table:table-cell>
          <table:table-cell office:value-type="float" office:value="-0.314745959747124" calcext:value-type="float">
            <text:p>-0.314745959747124</text:p>
          </table:table-cell>
          <table:table-cell table:number-columns-repeated="16"/>
        </table:table-row>
        <table:table-row table:style-name="ro2">
          <table:table-cell office:value-type="float" office:value="1419950950.39573" calcext:value-type="float">
            <text:p>1419950950.39573</text:p>
          </table:table-cell>
          <table:table-cell office:value-type="string" calcext:value-type="string">
            <text:p>Motion</text:p>
          </table:table-cell>
          <table:table-cell office:value-type="float" office:value="0.412917137145996" calcext:value-type="float">
            <text:p>0.412917137145996</text:p>
          </table:table-cell>
          <table:table-cell office:value-type="float" office:value="-0.0580975078046322" calcext:value-type="float">
            <text:p>-0.0580975078046322</text:p>
          </table:table-cell>
          <table:table-cell office:value-type="float" office:value="-0.214501813054085" calcext:value-type="float">
            <text:p>-0.214501813054085</text:p>
          </table:table-cell>
          <table:table-cell office:value-type="float" office:value="0.0239443902915055" calcext:value-type="float">
            <text:p>0.0239443902915055</text:p>
          </table:table-cell>
          <table:table-cell office:value-type="float" office:value="0.893620898048615" calcext:value-type="float">
            <text:p>0.893620898048615</text:p>
          </table:table-cell>
          <table:table-cell office:value-type="float" office:value="0.193540196201474" calcext:value-type="float">
            <text:p>0.193540196201474</text:p>
          </table:table-cell>
          <table:table-cell office:value-type="float" office:value="0.412917137145996" calcext:value-type="float">
            <text:p>0.412917137145996</text:p>
          </table:table-cell>
          <table:table-cell office:value-type="float" office:value="-0.0580975078046322" calcext:value-type="float">
            <text:p>-0.0580975078046322</text:p>
          </table:table-cell>
          <table:table-cell office:value-type="float" office:value="-0.214501813054085" calcext:value-type="float">
            <text:p>-0.214501813054085</text:p>
          </table:table-cell>
          <table:table-cell office:value-type="float" office:value="0.0150019824504852" calcext:value-type="float">
            <text:p>0.0150019824504852</text:p>
          </table:table-cell>
          <table:table-cell office:value-type="float" office:value="-0.779345691204071" calcext:value-type="float">
            <text:p>-0.779345691204071</text:p>
          </table:table-cell>
          <table:table-cell office:value-type="float" office:value="-0.626414597034454" calcext:value-type="float">
            <text:p>-0.626414597034454</text:p>
          </table:table-cell>
          <table:table-cell office:value-type="float" office:value="0.0316136181354523" calcext:value-type="float">
            <text:p>0.0316136181354523</text:p>
          </table:table-cell>
          <table:table-cell office:value-type="float" office:value="-0.0498321726918221" calcext:value-type="float">
            <text:p>-0.0498321726918221</text:p>
          </table:table-cell>
          <table:table-cell office:value-type="float" office:value="-0.249378859996796" calcext:value-type="float">
            <text:p>-0.2493788599967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0448" calcext:value-type="float">
            <text:p>1419950950.40448</text:p>
          </table:table-cell>
          <table:table-cell office:value-type="string" calcext:value-type="string">
            <text:p>Acceleration</text:p>
          </table:table-cell>
          <table:table-cell office:value-type="float" office:value="0.06146240234375" calcext:value-type="float">
            <text:p>0.06146240234375</text:p>
          </table:table-cell>
          <table:table-cell office:value-type="float" office:value="-0.778060913085938" calcext:value-type="float">
            <text:p>-0.778060913085938</text:p>
          </table:table-cell>
          <table:table-cell office:value-type="float" office:value="-0.748809814453125" calcext:value-type="float">
            <text:p>-0.748809814453125</text:p>
          </table:table-cell>
          <table:table-cell table:number-columns-repeated="16"/>
        </table:table-row>
        <table:table-row table:style-name="ro2">
          <table:table-cell office:value-type="float" office:value="1419950950.40449" calcext:value-type="float">
            <text:p>1419950950.40449</text:p>
          </table:table-cell>
          <table:table-cell office:value-type="string" calcext:value-type="string">
            <text:p>Acceleration</text:p>
          </table:table-cell>
          <table:table-cell office:value-type="float" office:value="0.0866546630859375" calcext:value-type="float">
            <text:p>0.0866546630859375</text:p>
          </table:table-cell>
          <table:table-cell office:value-type="float" office:value="-0.779312133789063" calcext:value-type="float">
            <text:p>-0.779312133789063</text:p>
          </table:table-cell>
          <table:table-cell office:value-type="float" office:value="-0.70892333984375" calcext:value-type="float">
            <text:p>-0.70892333984375</text:p>
          </table:table-cell>
          <table:table-cell table:number-columns-repeated="16"/>
        </table:table-row>
        <table:table-row table:style-name="ro2">
          <table:table-cell office:value-type="float" office:value="1419950950.4117" calcext:value-type="float">
            <text:p>1419950950.4117</text:p>
          </table:table-cell>
          <table:table-cell office:value-type="string" calcext:value-type="string">
            <text:p>Gyro</text:p>
          </table:table-cell>
          <table:table-cell office:value-type="float" office:value="0.686027899959431" calcext:value-type="float">
            <text:p>0.686027899959431</text:p>
          </table:table-cell>
          <table:table-cell office:value-type="float" office:value="-0.269685540419092" calcext:value-type="float">
            <text:p>-0.269685540419092</text:p>
          </table:table-cell>
          <table:table-cell office:value-type="float" office:value="-0.436561877484547" calcext:value-type="float">
            <text:p>-0.436561877484547</text:p>
          </table:table-cell>
          <table:table-cell table:number-columns-repeated="16"/>
        </table:table-row>
        <table:table-row table:style-name="ro2">
          <table:table-cell office:value-type="float" office:value="1419950950.41164" calcext:value-type="float">
            <text:p>1419950950.41164</text:p>
          </table:table-cell>
          <table:table-cell office:value-type="string" calcext:value-type="string">
            <text:p>Motion</text:p>
          </table:table-cell>
          <table:table-cell office:value-type="float" office:value="0.469720721244812" calcext:value-type="float">
            <text:p>0.469720721244812</text:p>
          </table:table-cell>
          <table:table-cell office:value-type="float" office:value="-0.256794929504394" calcext:value-type="float">
            <text:p>-0.256794929504394</text:p>
          </table:table-cell>
          <table:table-cell office:value-type="float" office:value="-0.227348580956459" calcext:value-type="float">
            <text:p>-0.227348580956459</text:p>
          </table:table-cell>
          <table:table-cell office:value-type="float" office:value="0.0245409009176353" calcext:value-type="float">
            <text:p>0.0245409009176353</text:p>
          </table:table-cell>
          <table:table-cell office:value-type="float" office:value="0.898367283573566" calcext:value-type="float">
            <text:p>0.898367283573566</text:p>
          </table:table-cell>
          <table:table-cell office:value-type="float" office:value="0.189640483521652" calcext:value-type="float">
            <text:p>0.189640483521652</text:p>
          </table:table-cell>
          <table:table-cell office:value-type="float" office:value="0.469720721244812" calcext:value-type="float">
            <text:p>0.469720721244812</text:p>
          </table:table-cell>
          <table:table-cell office:value-type="float" office:value="-0.256794929504394" calcext:value-type="float">
            <text:p>-0.256794929504394</text:p>
          </table:table-cell>
          <table:table-cell office:value-type="float" office:value="-0.227348580956459" calcext:value-type="float">
            <text:p>-0.227348580956459</text:p>
          </table:table-cell>
          <table:table-cell office:value-type="float" office:value="0.015284700319171" calcext:value-type="float">
            <text:p>0.015284700319171</text:p>
          </table:table-cell>
          <table:table-cell office:value-type="float" office:value="-0.782310962677002" calcext:value-type="float">
            <text:p>-0.782310962677002</text:p>
          </table:table-cell>
          <table:table-cell office:value-type="float" office:value="-0.62270051240921" calcext:value-type="float">
            <text:p>-0.62270051240921</text:p>
          </table:table-cell>
          <table:table-cell office:value-type="float" office:value="0.0248459149152041" calcext:value-type="float">
            <text:p>0.0248459149152041</text:p>
          </table:table-cell>
          <table:table-cell office:value-type="float" office:value="-0.00574446655809879" calcext:value-type="float">
            <text:p>-0.00574446655809879</text:p>
          </table:table-cell>
          <table:table-cell office:value-type="float" office:value="-0.165949985384941" calcext:value-type="float">
            <text:p>-0.16594998538494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1204" calcext:value-type="float">
            <text:p>1419950950.41204</text:p>
          </table:table-cell>
          <table:table-cell office:value-type="string" calcext:value-type="string">
            <text:p>Motion</text:p>
          </table:table-cell>
          <table:table-cell office:value-type="float" office:value="0.581379055976868" calcext:value-type="float">
            <text:p>0.581379055976868</text:p>
          </table:table-cell>
          <table:table-cell office:value-type="float" office:value="-0.27007856965065" calcext:value-type="float">
            <text:p>-0.27007856965065</text:p>
          </table:table-cell>
          <table:table-cell office:value-type="float" office:value="-0.331931680440903" calcext:value-type="float">
            <text:p>-0.331931680440903</text:p>
          </table:table-cell>
          <table:table-cell office:value-type="float" office:value="0.0259306427118949" calcext:value-type="float">
            <text:p>0.0259306427118949</text:p>
          </table:table-cell>
          <table:table-cell office:value-type="float" office:value="0.90417793503699" calcext:value-type="float">
            <text:p>0.90417793503699</text:p>
          </table:table-cell>
          <table:table-cell office:value-type="float" office:value="0.18420894583095" calcext:value-type="float">
            <text:p>0.18420894583095</text:p>
          </table:table-cell>
          <table:table-cell office:value-type="float" office:value="0.581379055976868" calcext:value-type="float">
            <text:p>0.581379055976868</text:p>
          </table:table-cell>
          <table:table-cell office:value-type="float" office:value="-0.27007856965065" calcext:value-type="float">
            <text:p>-0.27007856965065</text:p>
          </table:table-cell>
          <table:table-cell office:value-type="float" office:value="-0.331931680440903" calcext:value-type="float">
            <text:p>-0.331931680440903</text:p>
          </table:table-cell>
          <table:table-cell office:value-type="float" office:value="0.0160319451242685" calcext:value-type="float">
            <text:p>0.0160319451242685</text:p>
          </table:table-cell>
          <table:table-cell office:value-type="float" office:value="-0.785917103290558" calcext:value-type="float">
            <text:p>-0.785917103290558</text:p>
          </table:table-cell>
          <table:table-cell office:value-type="float" office:value="-0.618124008178711" calcext:value-type="float">
            <text:p>-0.618124008178711</text:p>
          </table:table-cell>
          <table:table-cell office:value-type="float" office:value="0.0454304553568363" calcext:value-type="float">
            <text:p>0.0454304553568363</text:p>
          </table:table-cell>
          <table:table-cell office:value-type="float" office:value="0.00785619858652353" calcext:value-type="float">
            <text:p>0.00785619858652353</text:p>
          </table:table-cell>
          <table:table-cell office:value-type="float" office:value="-0.130685821175575" calcext:value-type="float">
            <text:p>-0.13068582117557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2086" calcext:value-type="float">
            <text:p>1419950950.42086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8.956146240234" calcext:value-type="float">
            <text:p>228.956146240234</text:p>
          </table:table-cell>
          <table:table-cell office:value-type="float" office:value="127.445663452148" calcext:value-type="float">
            <text:p>127.445663452148</text:p>
          </table:table-cell>
          <table:table-cell table:number-columns-repeated="16"/>
        </table:table-row>
        <table:table-row table:style-name="ro2">
          <table:table-cell office:value-type="float" office:value="1419950950.42397" calcext:value-type="float">
            <text:p>1419950950.42397</text:p>
          </table:table-cell>
          <table:table-cell office:value-type="string" calcext:value-type="string">
            <text:p>Acceleration</text:p>
          </table:table-cell>
          <table:table-cell office:value-type="float" office:value="0.0932769775390625" calcext:value-type="float">
            <text:p>0.0932769775390625</text:p>
          </table:table-cell>
          <table:table-cell office:value-type="float" office:value="-0.781173706054688" calcext:value-type="float">
            <text:p>-0.781173706054688</text:p>
          </table:table-cell>
          <table:table-cell office:value-type="float" office:value="-0.614349365234375" calcext:value-type="float">
            <text:p>-0.614349365234375</text:p>
          </table:table-cell>
          <table:table-cell table:number-columns-repeated="16"/>
        </table:table-row>
        <table:table-row table:style-name="ro2">
          <table:table-cell office:value-type="float" office:value="1419950950.42399" calcext:value-type="float">
            <text:p>1419950950.42399</text:p>
          </table:table-cell>
          <table:table-cell office:value-type="string" calcext:value-type="string">
            <text:p>Acceleration</text:p>
          </table:table-cell>
          <table:table-cell office:value-type="float" office:value="0.06756591796875" calcext:value-type="float">
            <text:p>0.06756591796875</text:p>
          </table:table-cell>
          <table:table-cell office:value-type="float" office:value="-0.79339599609375" calcext:value-type="float">
            <text:p>-0.79339599609375</text:p>
          </table:table-cell>
          <table:table-cell office:value-type="float" office:value="-0.52288818359375" calcext:value-type="float">
            <text:p>-0.52288818359375</text:p>
          </table:table-cell>
          <table:table-cell table:number-columns-repeated="16"/>
        </table:table-row>
        <table:table-row table:style-name="ro2">
          <table:table-cell office:value-type="float" office:value="1419950950.42744" calcext:value-type="float">
            <text:p>1419950950.42744</text:p>
          </table:table-cell>
          <table:table-cell office:value-type="string" calcext:value-type="string">
            <text:p>Gyro</text:p>
          </table:table-cell>
          <table:table-cell office:value-type="float" office:value="0.798300379930555" calcext:value-type="float">
            <text:p>0.798300379930555</text:p>
          </table:table-cell>
          <table:table-cell office:value-type="float" office:value="-0.0818312171309738" calcext:value-type="float">
            <text:p>-0.0818312171309738</text:p>
          </table:table-cell>
          <table:table-cell office:value-type="float" office:value="-0.531680936874471" calcext:value-type="float">
            <text:p>-0.531680936874471</text:p>
          </table:table-cell>
          <table:table-cell table:number-columns-repeated="16"/>
        </table:table-row>
        <table:table-row table:style-name="ro2">
          <table:table-cell office:value-type="float" office:value="1419950950.42773" calcext:value-type="float">
            <text:p>1419950950.42773</text:p>
          </table:table-cell>
          <table:table-cell office:value-type="string" calcext:value-type="string">
            <text:p>Gyro</text:p>
          </table:table-cell>
          <table:table-cell office:value-type="float" office:value="0.846765650712253" calcext:value-type="float">
            <text:p>0.846765650712253</text:p>
          </table:table-cell>
          <table:table-cell office:value-type="float" office:value="0.157667924964288" calcext:value-type="float">
            <text:p>0.157667924964288</text:p>
          </table:table-cell>
          <table:table-cell office:value-type="float" office:value="-0.596476977776644" calcext:value-type="float">
            <text:p>-0.596476977776644</text:p>
          </table:table-cell>
          <table:table-cell table:number-columns-repeated="16"/>
        </table:table-row>
        <table:table-row table:style-name="ro2">
          <table:table-cell office:value-type="float" office:value="1419950950.42748" calcext:value-type="float">
            <text:p>1419950950.42748</text:p>
          </table:table-cell>
          <table:table-cell office:value-type="string" calcext:value-type="string">
            <text:p>Motion</text:p>
          </table:table-cell>
          <table:table-cell office:value-type="float" office:value="0.695321559906006" calcext:value-type="float">
            <text:p>0.695321559906006</text:p>
          </table:table-cell>
          <table:table-cell office:value-type="float" office:value="-0.24280758202076" calcext:value-type="float">
            <text:p>-0.24280758202076</text:p>
          </table:table-cell>
          <table:table-cell office:value-type="float" office:value="-0.453747600317001" calcext:value-type="float">
            <text:p>-0.453747600317001</text:p>
          </table:table-cell>
          <table:table-cell office:value-type="float" office:value="0.0291615398507933" calcext:value-type="float">
            <text:p>0.0291615398507933</text:p>
          </table:table-cell>
          <table:table-cell office:value-type="float" office:value="0.911119533670731" calcext:value-type="float">
            <text:p>0.911119533670731</text:p>
          </table:table-cell>
          <table:table-cell office:value-type="float" office:value="0.176628663394358" calcext:value-type="float">
            <text:p>0.176628663394358</text:p>
          </table:table-cell>
          <table:table-cell office:value-type="float" office:value="0.695321559906006" calcext:value-type="float">
            <text:p>0.695321559906006</text:p>
          </table:table-cell>
          <table:table-cell office:value-type="float" office:value="-0.24280758202076" calcext:value-type="float">
            <text:p>-0.24280758202076</text:p>
          </table:table-cell>
          <table:table-cell office:value-type="float" office:value="-0.453747600317001" calcext:value-type="float">
            <text:p>-0.453747600317001</text:p>
          </table:table-cell>
          <table:table-cell office:value-type="float" office:value="0.0178694520145655" calcext:value-type="float">
            <text:p>0.0178694520145655</text:p>
          </table:table-cell>
          <table:table-cell office:value-type="float" office:value="-0.79019033908844" calcext:value-type="float">
            <text:p>-0.79019033908844</text:p>
          </table:table-cell>
          <table:table-cell office:value-type="float" office:value="-0.612600922584534" calcext:value-type="float">
            <text:p>-0.612600922584534</text:p>
          </table:table-cell>
          <table:table-cell office:value-type="float" office:value="0.0687852129340172" calcext:value-type="float">
            <text:p>0.0687852129340172</text:p>
          </table:table-cell>
          <table:table-cell office:value-type="float" office:value="0.0108782202005386" calcext:value-type="float">
            <text:p>0.0108782202005386</text:p>
          </table:table-cell>
          <table:table-cell office:value-type="float" office:value="-0.0963224172592163" calcext:value-type="float">
            <text:p>-0.096322417259216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4336" calcext:value-type="float">
            <text:p>1419950950.44336</text:p>
          </table:table-cell>
          <table:table-cell office:value-type="string" calcext:value-type="string">
            <text:p>Acceleration</text:p>
          </table:table-cell>
          <table:table-cell office:value-type="float" office:value="0.0504302978515625" calcext:value-type="float">
            <text:p>0.0504302978515625</text:p>
          </table:table-cell>
          <table:table-cell office:value-type="float" office:value="-0.797500610351563" calcext:value-type="float">
            <text:p>-0.797500610351563</text:p>
          </table:table-cell>
          <table:table-cell office:value-type="float" office:value="-0.4874267578125" calcext:value-type="float">
            <text:p>-0.4874267578125</text:p>
          </table:table-cell>
          <table:table-cell table:number-columns-repeated="16"/>
        </table:table-row>
        <table:table-row table:style-name="ro2">
          <table:table-cell office:value-type="float" office:value="1419950950.44397" calcext:value-type="float">
            <text:p>1419950950.44397</text:p>
          </table:table-cell>
          <table:table-cell office:value-type="string" calcext:value-type="string">
            <text:p>Acceleration</text:p>
          </table:table-cell>
          <table:table-cell office:value-type="float" office:value="0.06634521484375" calcext:value-type="float">
            <text:p>0.06634521484375</text:p>
          </table:table-cell>
          <table:table-cell office:value-type="float" office:value="-0.82476806640625" calcext:value-type="float">
            <text:p>-0.82476806640625</text:p>
          </table:table-cell>
          <table:table-cell office:value-type="float" office:value="-0.502059936523438" calcext:value-type="float">
            <text:p>-0.502059936523438</text:p>
          </table:table-cell>
          <table:table-cell table:number-columns-repeated="16"/>
        </table:table-row>
        <table:table-row table:style-name="ro2">
          <table:table-cell office:value-type="float" office:value="1419950950.44436" calcext:value-type="float">
            <text:p>1419950950.44436</text:p>
          </table:table-cell>
          <table:table-cell office:value-type="string" calcext:value-type="string">
            <text:p>Gyro</text:p>
          </table:table-cell>
          <table:table-cell office:value-type="float" office:value="0.798382138976021" calcext:value-type="float">
            <text:p>0.798382138976021</text:p>
          </table:table-cell>
          <table:table-cell office:value-type="float" office:value="0.327115277746106" calcext:value-type="float">
            <text:p>0.327115277746106</text:p>
          </table:table-cell>
          <table:table-cell office:value-type="float" office:value="-0.671827925027128" calcext:value-type="float">
            <text:p>-0.671827925027128</text:p>
          </table:table-cell>
          <table:table-cell table:number-columns-repeated="16"/>
        </table:table-row>
        <table:table-row table:style-name="ro2">
          <table:table-cell office:value-type="float" office:value="1419950950.44403" calcext:value-type="float">
            <text:p>1419950950.44403</text:p>
          </table:table-cell>
          <table:table-cell office:value-type="string" calcext:value-type="string">
            <text:p>Motion</text:p>
          </table:table-cell>
          <table:table-cell office:value-type="float" office:value="0.807594060897827" calcext:value-type="float">
            <text:p>0.807594060897827</text:p>
          </table:table-cell>
          <table:table-cell office:value-type="float" office:value="-0.0549533143639565" calcext:value-type="float">
            <text:p>-0.0549533143639565</text:p>
          </table:table-cell>
          <table:table-cell office:value-type="float" office:value="-0.548866629600525" calcext:value-type="float">
            <text:p>-0.548866629600525</text:p>
          </table:table-cell>
          <table:table-cell office:value-type="float" office:value="0.0357001413897473" calcext:value-type="float">
            <text:p>0.0357001413897473</text:p>
          </table:table-cell>
          <table:table-cell office:value-type="float" office:value="0.919250371375973" calcext:value-type="float">
            <text:p>0.919250371375973</text:p>
          </table:table-cell>
          <table:table-cell office:value-type="float" office:value="0.166936239212965" calcext:value-type="float">
            <text:p>0.166936239212965</text:p>
          </table:table-cell>
          <table:table-cell office:value-type="float" office:value="0.807594060897827" calcext:value-type="float">
            <text:p>0.807594060897827</text:p>
          </table:table-cell>
          <table:table-cell office:value-type="float" office:value="-0.0549533143639565" calcext:value-type="float">
            <text:p>-0.0549533143639565</text:p>
          </table:table-cell>
          <table:table-cell office:value-type="float" office:value="-0.548866629600525" calcext:value-type="float">
            <text:p>-0.548866629600525</text:p>
          </table:table-cell>
          <table:table-cell office:value-type="float" office:value="0.0216445531696081" calcext:value-type="float">
            <text:p>0.0216445531696081</text:p>
          </table:table-cell>
          <table:table-cell office:value-type="float" office:value="-0.795147240161896" calcext:value-type="float">
            <text:p>-0.795147240161896</text:p>
          </table:table-cell>
          <table:table-cell office:value-type="float" office:value="-0.606029987335205" calcext:value-type="float">
            <text:p>-0.606029987335205</text:p>
          </table:table-cell>
          <table:table-cell office:value-type="float" office:value="0.0716324225068092" calcext:value-type="float">
            <text:p>0.0716324225068092</text:p>
          </table:table-cell>
          <table:table-cell office:value-type="float" office:value="0.013973549939692" calcext:value-type="float">
            <text:p>0.013973549939692</text:p>
          </table:table-cell>
          <table:table-cell office:value-type="float" office:value="-0.0083193713799119" calcext:value-type="float">
            <text:p>-0.008319371379911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4461" calcext:value-type="float">
            <text:p>1419950950.44461</text:p>
          </table:table-cell>
          <table:table-cell office:value-type="string" calcext:value-type="string">
            <text:p>Motion</text:p>
          </table:table-cell>
          <table:table-cell office:value-type="float" office:value="0.856059312820435" calcext:value-type="float">
            <text:p>0.856059312820435</text:p>
          </table:table-cell>
          <table:table-cell office:value-type="float" office:value="0.184545770287514" calcext:value-type="float">
            <text:p>0.184545770287514</text:p>
          </table:table-cell>
          <table:table-cell office:value-type="float" office:value="-0.613662600517273" calcext:value-type="float">
            <text:p>-0.613662600517273</text:p>
          </table:table-cell>
          <table:table-cell office:value-type="float" office:value="0.0458114577542133" calcext:value-type="float">
            <text:p>0.0458114577542133</text:p>
          </table:table-cell>
          <table:table-cell office:value-type="float" office:value="0.928067050552154" calcext:value-type="float">
            <text:p>0.928067050552154</text:p>
          </table:table-cell>
          <table:table-cell office:value-type="float" office:value="0.155930543058283" calcext:value-type="float">
            <text:p>0.155930543058283</text:p>
          </table:table-cell>
          <table:table-cell office:value-type="float" office:value="0.856059312820435" calcext:value-type="float">
            <text:p>0.856059312820435</text:p>
          </table:table-cell>
          <table:table-cell office:value-type="float" office:value="0.184545770287514" calcext:value-type="float">
            <text:p>0.184545770287514</text:p>
          </table:table-cell>
          <table:table-cell office:value-type="float" office:value="-0.613662600517273" calcext:value-type="float">
            <text:p>-0.613662600517273</text:p>
          </table:table-cell>
          <table:table-cell office:value-type="float" office:value="0.0274489764124155" calcext:value-type="float">
            <text:p>0.0274489764124155</text:p>
          </table:table-cell>
          <table:table-cell office:value-type="float" office:value="-0.80046284198761" calcext:value-type="float">
            <text:p>-0.80046284198761</text:p>
          </table:table-cell>
          <table:table-cell office:value-type="float" office:value="-0.59875351190567" calcext:value-type="float">
            <text:p>-0.59875351190567</text:p>
          </table:table-cell>
          <table:table-cell office:value-type="float" office:value="0.0401169434189796" calcext:value-type="float">
            <text:p>0.0401169434189796</text:p>
          </table:table-cell>
          <table:table-cell office:value-type="float" office:value="0.00706686498597264" calcext:value-type="float">
            <text:p>0.00706686498597264</text:p>
          </table:table-cell>
          <table:table-cell office:value-type="float" office:value="0.0758653208613396" calcext:value-type="float">
            <text:p>0.07586532086133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4695" calcext:value-type="float">
            <text:p>1419950950.44695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28.104293823242" calcext:value-type="float">
            <text:p>128.104293823242</text:p>
          </table:table-cell>
          <table:table-cell table:number-columns-repeated="16"/>
        </table:table-row>
        <table:table-row table:style-name="ro2">
          <table:table-cell office:value-type="float" office:value="1419950950.45923" calcext:value-type="float">
            <text:p>1419950950.45923</text:p>
          </table:table-cell>
          <table:table-cell office:value-type="string" calcext:value-type="string">
            <text:p>Gyro</text:p>
          </table:table-cell>
          <table:table-cell office:value-type="float" office:value="0.674630635758328" calcext:value-type="float">
            <text:p>0.674630635758328</text:p>
          </table:table-cell>
          <table:table-cell office:value-type="float" office:value="0.309456655506117" calcext:value-type="float">
            <text:p>0.309456655506117</text:p>
          </table:table-cell>
          <table:table-cell office:value-type="float" office:value="-0.668568748485089" calcext:value-type="float">
            <text:p>-0.668568748485089</text:p>
          </table:table-cell>
          <table:table-cell table:number-columns-repeated="16"/>
        </table:table-row>
        <table:table-row table:style-name="ro2">
          <table:table-cell office:value-type="float" office:value="1419950950.45966" calcext:value-type="float">
            <text:p>1419950950.45966</text:p>
          </table:table-cell>
          <table:table-cell office:value-type="string" calcext:value-type="string">
            <text:p>Gyro</text:p>
          </table:table-cell>
          <table:table-cell office:value-type="float" office:value="0.626780555188438" calcext:value-type="float">
            <text:p>0.626780555188438</text:p>
          </table:table-cell>
          <table:table-cell office:value-type="float" office:value="0.0624047885593908" calcext:value-type="float">
            <text:p>0.0624047885593908</text:p>
          </table:table-cell>
          <table:table-cell office:value-type="float" office:value="-0.520558510897864" calcext:value-type="float">
            <text:p>-0.520558510897864</text:p>
          </table:table-cell>
          <table:table-cell table:number-columns-repeated="16"/>
        </table:table-row>
        <table:table-row table:style-name="ro2">
          <table:table-cell office:value-type="float" office:value="1419950950.45948" calcext:value-type="float">
            <text:p>1419950950.45948</text:p>
          </table:table-cell>
          <table:table-cell office:value-type="string" calcext:value-type="string">
            <text:p>Motion</text:p>
          </table:table-cell>
          <table:table-cell office:value-type="float" office:value="0.807675719261169" calcext:value-type="float">
            <text:p>0.807675719261169</text:p>
          </table:table-cell>
          <table:table-cell office:value-type="float" office:value="0.353993058204651" calcext:value-type="float">
            <text:p>0.353993058204651</text:p>
          </table:table-cell>
          <table:table-cell office:value-type="float" office:value="-0.689013540744782" calcext:value-type="float">
            <text:p>-0.689013540744782</text:p>
          </table:table-cell>
          <table:table-cell office:value-type="float" office:value="0.0595644854649876" calcext:value-type="float">
            <text:p>0.0595644854649876</text:p>
          </table:table-cell>
          <table:table-cell office:value-type="float" office:value="0.936433878876928" calcext:value-type="float">
            <text:p>0.936433878876928</text:p>
          </table:table-cell>
          <table:table-cell office:value-type="float" office:value="0.143059124758594" calcext:value-type="float">
            <text:p>0.143059124758594</text:p>
          </table:table-cell>
          <table:table-cell office:value-type="float" office:value="0.807675719261169" calcext:value-type="float">
            <text:p>0.807675719261169</text:p>
          </table:table-cell>
          <table:table-cell office:value-type="float" office:value="0.353993058204651" calcext:value-type="float">
            <text:p>0.353993058204651</text:p>
          </table:table-cell>
          <table:table-cell office:value-type="float" office:value="-0.689013540744782" calcext:value-type="float">
            <text:p>-0.689013540744782</text:p>
          </table:table-cell>
          <table:table-cell office:value-type="float" office:value="0.0352808609604835" calcext:value-type="float">
            <text:p>0.0352808609604835</text:p>
          </table:table-cell>
          <table:table-cell office:value-type="float" office:value="-0.805449724197388" calcext:value-type="float">
            <text:p>-0.805449724197388</text:p>
          </table:table-cell>
          <table:table-cell office:value-type="float" office:value="-0.591613054275513" calcext:value-type="float">
            <text:p>-0.591613054275513</text:p>
          </table:table-cell>
          <table:table-cell office:value-type="float" office:value="0.0151494359597564" calcext:value-type="float">
            <text:p>0.0151494359597564</text:p>
          </table:table-cell>
          <table:table-cell office:value-type="float" office:value="0.00794910360127688" calcext:value-type="float">
            <text:p>0.00794910360127688</text:p>
          </table:table-cell>
          <table:table-cell office:value-type="float" office:value="0.104186303913593" calcext:value-type="float">
            <text:p>0.10418630391359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6292" calcext:value-type="float">
            <text:p>1419950950.46292</text:p>
          </table:table-cell>
          <table:table-cell office:value-type="string" calcext:value-type="string">
            <text:p>Acceleration</text:p>
          </table:table-cell>
          <table:table-cell office:value-type="float" office:value="0.115707397460938" calcext:value-type="float">
            <text:p>0.115707397460938</text:p>
          </table:table-cell>
          <table:table-cell office:value-type="float" office:value="-0.878311157226563" calcext:value-type="float">
            <text:p>-0.878311157226563</text:p>
          </table:table-cell>
          <table:table-cell office:value-type="float" office:value="-0.609466552734375" calcext:value-type="float">
            <text:p>-0.609466552734375</text:p>
          </table:table-cell>
          <table:table-cell table:number-columns-repeated="16"/>
        </table:table-row>
        <table:table-row table:style-name="ro2">
          <table:table-cell office:value-type="float" office:value="1419950950.46292" calcext:value-type="float">
            <text:p>1419950950.46292</text:p>
          </table:table-cell>
          <table:table-cell office:value-type="string" calcext:value-type="string">
            <text:p>Acceleration</text:p>
          </table:table-cell>
          <table:table-cell office:value-type="float" office:value="0.119949340820313" calcext:value-type="float">
            <text:p>0.119949340820313</text:p>
          </table:table-cell>
          <table:table-cell office:value-type="float" office:value="-0.921463012695312" calcext:value-type="float">
            <text:p>-0.921463012695312</text:p>
          </table:table-cell>
          <table:table-cell office:value-type="float" office:value="-0.733291625976563" calcext:value-type="float">
            <text:p>-0.733291625976563</text:p>
          </table:table-cell>
          <table:table-cell table:number-columns-repeated="16"/>
        </table:table-row>
        <table:table-row table:style-name="ro2">
          <table:table-cell office:value-type="float" office:value="1419950950.47299" calcext:value-type="float">
            <text:p>1419950950.47299</text:p>
          </table:table-cell>
          <table:table-cell office:value-type="string" calcext:value-type="string">
            <text:p>Magnetic</text:p>
          </table:table-cell>
          <table:table-cell office:value-type="float" office:value="58.9324951171875" calcext:value-type="float">
            <text:p>58.9324951171875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27.774978637695" calcext:value-type="float">
            <text:p>127.774978637695</text:p>
          </table:table-cell>
          <table:table-cell table:number-columns-repeated="16"/>
        </table:table-row>
        <table:table-row table:style-name="ro2">
          <table:table-cell office:value-type="float" office:value="1419950950.47539" calcext:value-type="float">
            <text:p>1419950950.47539</text:p>
          </table:table-cell>
          <table:table-cell office:value-type="string" calcext:value-type="string">
            <text:p>Gyro</text:p>
          </table:table-cell>
          <table:table-cell office:value-type="float" office:value="0.655268655685125" calcext:value-type="float">
            <text:p>0.655268655685125</text:p>
          </table:table-cell>
          <table:table-cell office:value-type="float" office:value="-0.358991451781591" calcext:value-type="float">
            <text:p>-0.358991451781591</text:p>
          </table:table-cell>
          <table:table-cell office:value-type="float" office:value="-0.318445889449571" calcext:value-type="float">
            <text:p>-0.318445889449571</text:p>
          </table:table-cell>
          <table:table-cell table:number-columns-repeated="16"/>
        </table:table-row>
        <table:table-row table:style-name="ro2">
          <table:table-cell office:value-type="float" office:value="1419950950.47536" calcext:value-type="float">
            <text:p>1419950950.47536</text:p>
          </table:table-cell>
          <table:table-cell office:value-type="string" calcext:value-type="string">
            <text:p>Motion</text:p>
          </table:table-cell>
          <table:table-cell office:value-type="float" office:value="0.68392425775528" calcext:value-type="float">
            <text:p>0.68392425775528</text:p>
          </table:table-cell>
          <table:table-cell office:value-type="float" office:value="0.336334377527237" calcext:value-type="float">
            <text:p>0.336334377527237</text:p>
          </table:table-cell>
          <table:table-cell office:value-type="float" office:value="-0.685754299163818" calcext:value-type="float">
            <text:p>-0.685754299163818</text:p>
          </table:table-cell>
          <table:table-cell office:value-type="float" office:value="0.0741190194635713" calcext:value-type="float">
            <text:p>0.0741190194635713</text:p>
          </table:table-cell>
          <table:table-cell office:value-type="float" office:value="0.943491045385304" calcext:value-type="float">
            <text:p>0.943491045385304</text:p>
          </table:table-cell>
          <table:table-cell office:value-type="float" office:value="0.129731194748342" calcext:value-type="float">
            <text:p>0.129731194748342</text:p>
          </table:table-cell>
          <table:table-cell office:value-type="float" office:value="0.68392425775528" calcext:value-type="float">
            <text:p>0.68392425775528</text:p>
          </table:table-cell>
          <table:table-cell office:value-type="float" office:value="0.336334377527237" calcext:value-type="float">
            <text:p>0.336334377527237</text:p>
          </table:table-cell>
          <table:table-cell office:value-type="float" office:value="-0.685754299163818" calcext:value-type="float">
            <text:p>-0.685754299163818</text:p>
          </table:table-cell>
          <table:table-cell office:value-type="float" office:value="0.0434654653072357" calcext:value-type="float">
            <text:p>0.0434654653072357</text:p>
          </table:table-cell>
          <table:table-cell office:value-type="float" office:value="-0.809612154960632" calcext:value-type="float">
            <text:p>-0.809612154960632</text:p>
          </table:table-cell>
          <table:table-cell office:value-type="float" office:value="-0.585353672504425" calcext:value-type="float">
            <text:p>-0.585353672504425</text:p>
          </table:table-cell>
          <table:table-cell office:value-type="float" office:value="0.0228797513991594" calcext:value-type="float">
            <text:p>0.0228797513991594</text:p>
          </table:table-cell>
          <table:table-cell office:value-type="float" office:value="-0.0151559142395854" calcext:value-type="float">
            <text:p>-0.0151559142395854</text:p>
          </table:table-cell>
          <table:table-cell office:value-type="float" office:value="0.083293728530407" calcext:value-type="float">
            <text:p>0.08329372853040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7567" calcext:value-type="float">
            <text:p>1419950950.47567</text:p>
          </table:table-cell>
          <table:table-cell office:value-type="string" calcext:value-type="string">
            <text:p>Motion</text:p>
          </table:table-cell>
          <table:table-cell office:value-type="float" office:value="0.636074185371399" calcext:value-type="float">
            <text:p>0.636074185371399</text:p>
          </table:table-cell>
          <table:table-cell office:value-type="float" office:value="0.0892824307084084" calcext:value-type="float">
            <text:p>0.0892824307084084</text:p>
          </table:table-cell>
          <table:table-cell office:value-type="float" office:value="-0.537744045257568" calcext:value-type="float">
            <text:p>-0.537744045257568</text:p>
          </table:table-cell>
          <table:table-cell office:value-type="float" office:value="0.0852174136796632" calcext:value-type="float">
            <text:p>0.0852174136796632</text:p>
          </table:table-cell>
          <table:table-cell office:value-type="float" office:value="0.949807650079311" calcext:value-type="float">
            <text:p>0.949807650079311</text:p>
          </table:table-cell>
          <table:table-cell office:value-type="float" office:value="0.118183252959249" calcext:value-type="float">
            <text:p>0.118183252959249</text:p>
          </table:table-cell>
          <table:table-cell office:value-type="float" office:value="0.636074185371399" calcext:value-type="float">
            <text:p>0.636074185371399</text:p>
          </table:table-cell>
          <table:table-cell office:value-type="float" office:value="0.0892824307084084" calcext:value-type="float">
            <text:p>0.0892824307084084</text:p>
          </table:table-cell>
          <table:table-cell office:value-type="float" office:value="-0.537744045257568" calcext:value-type="float">
            <text:p>-0.537744045257568</text:p>
          </table:table-cell>
          <table:table-cell office:value-type="float" office:value="0.0495228692889214" calcext:value-type="float">
            <text:p>0.0495228692889214</text:p>
          </table:table-cell>
          <table:table-cell office:value-type="float" office:value="-0.813303589820862" calcext:value-type="float">
            <text:p>-0.813303589820862</text:p>
          </table:table-cell>
          <table:table-cell office:value-type="float" office:value="-0.579728126525879" calcext:value-type="float">
            <text:p>-0.579728126525879</text:p>
          </table:table-cell>
          <table:table-cell office:value-type="float" office:value="0.0704264715313911" calcext:value-type="float">
            <text:p>0.0704264715313911</text:p>
          </table:table-cell>
          <table:table-cell office:value-type="float" office:value="-0.10815940797329" calcext:value-type="float">
            <text:p>-0.10815940797329</text:p>
          </table:table-cell>
          <table:table-cell office:value-type="float" office:value="-0.153563469648361" calcext:value-type="float">
            <text:p>-0.15356346964836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8232" calcext:value-type="float">
            <text:p>1419950950.48232</text:p>
          </table:table-cell>
          <table:table-cell office:value-type="string" calcext:value-type="string">
            <text:p>Acceleration</text:p>
          </table:table-cell>
          <table:table-cell office:value-type="float" office:value="0.093292236328125" calcext:value-type="float">
            <text:p>0.093292236328125</text:p>
          </table:table-cell>
          <table:table-cell office:value-type="float" office:value="-0.917343139648438" calcext:value-type="float">
            <text:p>-0.917343139648438</text:p>
          </table:table-cell>
          <table:table-cell office:value-type="float" office:value="-0.6990966796875" calcext:value-type="float">
            <text:p>-0.6990966796875</text:p>
          </table:table-cell>
          <table:table-cell table:number-columns-repeated="16"/>
        </table:table-row>
        <table:table-row table:style-name="ro2">
          <table:table-cell office:value-type="float" office:value="1419950950.48247" calcext:value-type="float">
            <text:p>1419950950.48247</text:p>
          </table:table-cell>
          <table:table-cell office:value-type="string" calcext:value-type="string">
            <text:p>Acceleration</text:p>
          </table:table-cell>
          <table:table-cell office:value-type="float" office:value="0.06219482421875" calcext:value-type="float">
            <text:p>0.06219482421875</text:p>
          </table:table-cell>
          <table:table-cell office:value-type="float" office:value="-0.906524658203125" calcext:value-type="float">
            <text:p>-0.906524658203125</text:p>
          </table:table-cell>
          <table:table-cell office:value-type="float" office:value="-0.545944213867188" calcext:value-type="float">
            <text:p>-0.545944213867188</text:p>
          </table:table-cell>
          <table:table-cell table:number-columns-repeated="16"/>
        </table:table-row>
        <table:table-row table:style-name="ro2">
          <table:table-cell office:value-type="float" office:value="1419950950.49125" calcext:value-type="float">
            <text:p>1419950950.49125</text:p>
          </table:table-cell>
          <table:table-cell office:value-type="string" calcext:value-type="string">
            <text:p>Gyro</text:p>
          </table:table-cell>
          <table:table-cell office:value-type="float" office:value="0.630719903072883" calcext:value-type="float">
            <text:p>0.630719903072883</text:p>
          </table:table-cell>
          <table:table-cell office:value-type="float" office:value="-0.619118907048389" calcext:value-type="float">
            <text:p>-0.619118907048389</text:p>
          </table:table-cell>
          <table:table-cell office:value-type="float" office:value="-0.13163392741211" calcext:value-type="float">
            <text:p>-0.13163392741211</text:p>
          </table:table-cell>
          <table:table-cell table:number-columns-repeated="16"/>
        </table:table-row>
        <table:table-row table:style-name="ro2">
          <table:table-cell office:value-type="float" office:value="1419950950.49157" calcext:value-type="float">
            <text:p>1419950950.49157</text:p>
          </table:table-cell>
          <table:table-cell office:value-type="string" calcext:value-type="string">
            <text:p>Gyro</text:p>
          </table:table-cell>
          <table:table-cell office:value-type="float" office:value="0.575107506873739" calcext:value-type="float">
            <text:p>0.575107506873739</text:p>
          </table:table-cell>
          <table:table-cell office:value-type="float" office:value="-0.598414427469677" calcext:value-type="float">
            <text:p>-0.598414427469677</text:p>
          </table:table-cell>
          <table:table-cell office:value-type="float" office:value="-0.0414326612911258" calcext:value-type="float">
            <text:p>-0.0414326612911258</text:p>
          </table:table-cell>
          <table:table-cell table:number-columns-repeated="16"/>
        </table:table-row>
        <table:table-row table:style-name="ro2">
          <table:table-cell office:value-type="float" office:value="1419950950.49128" calcext:value-type="float">
            <text:p>1419950950.49128</text:p>
          </table:table-cell>
          <table:table-cell office:value-type="string" calcext:value-type="string">
            <text:p>Motion</text:p>
          </table:table-cell>
          <table:table-cell office:value-type="float" office:value="0.664562225341797" calcext:value-type="float">
            <text:p>0.664562225341797</text:p>
          </table:table-cell>
          <table:table-cell office:value-type="float" office:value="-0.332113862037659" calcext:value-type="float">
            <text:p>-0.332113862037659</text:p>
          </table:table-cell>
          <table:table-cell office:value-type="float" office:value="-0.335631370544434" calcext:value-type="float">
            <text:p>-0.335631370544434</text:p>
          </table:table-cell>
          <table:table-cell office:value-type="float" office:value="0.089461976239042" calcext:value-type="float">
            <text:p>0.089461976239042</text:p>
          </table:table-cell>
          <table:table-cell office:value-type="float" office:value="0.956388010497385" calcext:value-type="float">
            <text:p>0.956388010497385</text:p>
          </table:table-cell>
          <table:table-cell office:value-type="float" office:value="0.110075919494523" calcext:value-type="float">
            <text:p>0.110075919494523</text:p>
          </table:table-cell>
          <table:table-cell office:value-type="float" office:value="0.664562225341797" calcext:value-type="float">
            <text:p>0.664562225341797</text:p>
          </table:table-cell>
          <table:table-cell office:value-type="float" office:value="-0.332113862037659" calcext:value-type="float">
            <text:p>-0.332113862037659</text:p>
          </table:table-cell>
          <table:table-cell office:value-type="float" office:value="-0.335631370544434" calcext:value-type="float">
            <text:p>-0.335631370544434</text:p>
          </table:table-cell>
          <table:table-cell office:value-type="float" office:value="0.0515038408339024" calcext:value-type="float">
            <text:p>0.0515038408339024</text:p>
          </table:table-cell>
          <table:table-cell office:value-type="float" office:value="-0.817114651203156" calcext:value-type="float">
            <text:p>-0.817114651203156</text:p>
          </table:table-cell>
          <table:table-cell office:value-type="float" office:value="-0.574169814586639" calcext:value-type="float">
            <text:p>-0.574169814586639</text:p>
          </table:table-cell>
          <table:table-cell office:value-type="float" office:value="0.0417883954942226" calcext:value-type="float">
            <text:p>0.0417883954942226</text:p>
          </table:table-cell>
          <table:table-cell office:value-type="float" office:value="-0.10022845864296" calcext:value-type="float">
            <text:p>-0.10022845864296</text:p>
          </table:table-cell>
          <table:table-cell office:value-type="float" office:value="-0.124926887452602" calcext:value-type="float">
            <text:p>-0.12492688745260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49915" calcext:value-type="float">
            <text:p>1419950950.49915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8.109420776367" calcext:value-type="float">
            <text:p>228.109420776367</text:p>
          </table:table-cell>
          <table:table-cell office:value-type="float" office:value="128.268951416016" calcext:value-type="float">
            <text:p>128.268951416016</text:p>
          </table:table-cell>
          <table:table-cell table:number-columns-repeated="16"/>
        </table:table-row>
        <table:table-row table:style-name="ro2">
          <table:table-cell office:value-type="float" office:value="1419950950.50214" calcext:value-type="float">
            <text:p>1419950950.50214</text:p>
          </table:table-cell>
          <table:table-cell office:value-type="string" calcext:value-type="string">
            <text:p>Acceleration</text:p>
          </table:table-cell>
          <table:table-cell office:value-type="float" office:value="0.03875732421875" calcext:value-type="float">
            <text:p>0.03875732421875</text:p>
          </table:table-cell>
          <table:table-cell office:value-type="float" office:value="-0.882720947265625" calcext:value-type="float">
            <text:p>-0.882720947265625</text:p>
          </table:table-cell>
          <table:table-cell office:value-type="float" office:value="-0.471923828125" calcext:value-type="float">
            <text:p>-0.471923828125</text:p>
          </table:table-cell>
          <table:table-cell table:number-columns-repeated="16"/>
        </table:table-row>
        <table:table-row table:style-name="ro2">
          <table:table-cell office:value-type="float" office:value="1419950950.50215" calcext:value-type="float">
            <text:p>1419950950.50215</text:p>
          </table:table-cell>
          <table:table-cell office:value-type="string" calcext:value-type="string">
            <text:p>Acceleration</text:p>
          </table:table-cell>
          <table:table-cell office:value-type="float" office:value="0.0518951416015625" calcext:value-type="float">
            <text:p>0.0518951416015625</text:p>
          </table:table-cell>
          <table:table-cell office:value-type="float" office:value="-0.837387084960938" calcext:value-type="float">
            <text:p>-0.837387084960938</text:p>
          </table:table-cell>
          <table:table-cell office:value-type="float" office:value="-0.455474853515625" calcext:value-type="float">
            <text:p>-0.455474853515625</text:p>
          </table:table-cell>
          <table:table-cell table:number-columns-repeated="16"/>
        </table:table-row>
        <table:table-row table:style-name="ro2">
          <table:table-cell office:value-type="float" office:value="1419950950.50732" calcext:value-type="float">
            <text:p>1419950950.50732</text:p>
          </table:table-cell>
          <table:table-cell office:value-type="string" calcext:value-type="string">
            <text:p>Gyro</text:p>
          </table:table-cell>
          <table:table-cell office:value-type="float" office:value="0.562240444067022" calcext:value-type="float">
            <text:p>0.562240444067022</text:p>
          </table:table-cell>
          <table:table-cell office:value-type="float" office:value="-0.513451865528988" calcext:value-type="float">
            <text:p>-0.513451865528988</text:p>
          </table:table-cell>
          <table:table-cell office:value-type="float" office:value="-0.0119882196469917" calcext:value-type="float">
            <text:p>-0.0119882196469917</text:p>
          </table:table-cell>
          <table:table-cell table:number-columns-repeated="16"/>
        </table:table-row>
        <table:table-row table:style-name="ro2">
          <table:table-cell office:value-type="float" office:value="1419950950.5071" calcext:value-type="float">
            <text:p>1419950950.5071</text:p>
          </table:table-cell>
          <table:table-cell office:value-type="string" calcext:value-type="string">
            <text:p>Motion</text:p>
          </table:table-cell>
          <table:table-cell office:value-type="float" office:value="0.640013456344605" calcext:value-type="float">
            <text:p>0.640013456344605</text:p>
          </table:table-cell>
          <table:table-cell office:value-type="float" office:value="-0.592241406440735" calcext:value-type="float">
            <text:p>-0.592241406440735</text:p>
          </table:table-cell>
          <table:table-cell office:value-type="float" office:value="-0.148819357156753" calcext:value-type="float">
            <text:p>-0.148819357156753</text:p>
          </table:table-cell>
          <table:table-cell office:value-type="float" office:value="0.0874155200122662" calcext:value-type="float">
            <text:p>0.0874155200122662</text:p>
          </table:table-cell>
          <table:table-cell office:value-type="float" office:value="0.963111684422417" calcext:value-type="float">
            <text:p>0.963111684422417</text:p>
          </table:table-cell>
          <table:table-cell office:value-type="float" office:value="0.105459519837656" calcext:value-type="float">
            <text:p>0.105459519837656</text:p>
          </table:table-cell>
          <table:table-cell office:value-type="float" office:value="0.640013456344605" calcext:value-type="float">
            <text:p>0.640013456344605</text:p>
          </table:table-cell>
          <table:table-cell office:value-type="float" office:value="-0.592241406440735" calcext:value-type="float">
            <text:p>-0.592241406440735</text:p>
          </table:table-cell>
          <table:table-cell office:value-type="float" office:value="-0.148819357156753" calcext:value-type="float">
            <text:p>-0.148819357156753</text:p>
          </table:table-cell>
          <table:table-cell office:value-type="float" office:value="0.0498479343950748" calcext:value-type="float">
            <text:p>0.0498479343950748</text:p>
          </table:table-cell>
          <table:table-cell office:value-type="float" office:value="-0.820972204208374" calcext:value-type="float">
            <text:p>-0.820972204208374</text:p>
          </table:table-cell>
          <table:table-cell office:value-type="float" office:value="-0.56878799200058" calcext:value-type="float">
            <text:p>-0.56878799200058</text:p>
          </table:table-cell>
          <table:table-cell office:value-type="float" office:value="0.0123468888923526" calcext:value-type="float">
            <text:p>0.0123468888923526</text:p>
          </table:table-cell>
          <table:table-cell office:value-type="float" office:value="-0.0855524465441704" calcext:value-type="float">
            <text:p>-0.0855524465441704</text:p>
          </table:table-cell>
          <table:table-cell office:value-type="float" office:value="0.0228438042104244" calcext:value-type="float">
            <text:p>0.022843804210424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076" calcext:value-type="float">
            <text:p>1419950950.5076</text:p>
          </table:table-cell>
          <table:table-cell office:value-type="string" calcext:value-type="string">
            <text:p>Motion</text:p>
          </table:table-cell>
          <table:table-cell office:value-type="float" office:value="0.584401071071625" calcext:value-type="float">
            <text:p>0.584401071071625</text:p>
          </table:table-cell>
          <table:table-cell office:value-type="float" office:value="-0.571536958217621" calcext:value-type="float">
            <text:p>-0.571536958217621</text:p>
          </table:table-cell>
          <table:table-cell office:value-type="float" office:value="-0.0586180612444878" calcext:value-type="float">
            <text:p>-0.0586180612444878</text:p>
          </table:table-cell>
          <table:table-cell office:value-type="float" office:value="0.0831111775660333" calcext:value-type="float">
            <text:p>0.0831111775660333</text:p>
          </table:table-cell>
          <table:table-cell office:value-type="float" office:value="0.969364472005143" calcext:value-type="float">
            <text:p>0.969364472005143</text:p>
          </table:table-cell>
          <table:table-cell office:value-type="float" office:value="0.103103617907195" calcext:value-type="float">
            <text:p>0.103103617907195</text:p>
          </table:table-cell>
          <table:table-cell office:value-type="float" office:value="0.584401071071625" calcext:value-type="float">
            <text:p>0.584401071071625</text:p>
          </table:table-cell>
          <table:table-cell office:value-type="float" office:value="-0.571536958217621" calcext:value-type="float">
            <text:p>-0.571536958217621</text:p>
          </table:table-cell>
          <table:table-cell office:value-type="float" office:value="-0.0586180612444878" calcext:value-type="float">
            <text:p>-0.0586180612444878</text:p>
          </table:table-cell>
          <table:table-cell office:value-type="float" office:value="0.0469721518456936" calcext:value-type="float">
            <text:p>0.0469721518456936</text:p>
          </table:table-cell>
          <table:table-cell office:value-type="float" office:value="-0.824526309967041" calcext:value-type="float">
            <text:p>-0.824526309967041</text:p>
          </table:table-cell>
          <table:table-cell office:value-type="float" office:value="-0.563870549201965" calcext:value-type="float">
            <text:p>-0.563870549201965</text:p>
          </table:table-cell>
          <table:table-cell office:value-type="float" office:value="-0.00821482576429844" calcext:value-type="float">
            <text:p>-0.00821482576429844</text:p>
          </table:table-cell>
          <table:table-cell office:value-type="float" office:value="-0.0581946633756161" calcext:value-type="float">
            <text:p>-0.0581946633756161</text:p>
          </table:table-cell>
          <table:table-cell office:value-type="float" office:value="0.0919467434287071" calcext:value-type="float">
            <text:p>0.09194674342870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2162" calcext:value-type="float">
            <text:p>1419950950.52162</text:p>
          </table:table-cell>
          <table:table-cell office:value-type="string" calcext:value-type="string">
            <text:p>Acceleration</text:p>
          </table:table-cell>
          <table:table-cell office:value-type="float" office:value="0.040191650390625" calcext:value-type="float">
            <text:p>0.040191650390625</text:p>
          </table:table-cell>
          <table:table-cell office:value-type="float" office:value="-0.810592651367188" calcext:value-type="float">
            <text:p>-0.810592651367188</text:p>
          </table:table-cell>
          <table:table-cell office:value-type="float" office:value="-0.46026611328125" calcext:value-type="float">
            <text:p>-0.46026611328125</text:p>
          </table:table-cell>
          <table:table-cell table:number-columns-repeated="16"/>
        </table:table-row>
        <table:table-row table:style-name="ro2">
          <table:table-cell office:value-type="float" office:value="1419950950.52168" calcext:value-type="float">
            <text:p>1419950950.52168</text:p>
          </table:table-cell>
          <table:table-cell office:value-type="string" calcext:value-type="string">
            <text:p>Acceleration</text:p>
          </table:table-cell>
          <table:table-cell office:value-type="float" office:value="0.0047760009765625" calcext:value-type="float">
            <text:p>0.0047760009765625</text:p>
          </table:table-cell>
          <table:table-cell office:value-type="float" office:value="-0.790435791015625" calcext:value-type="float">
            <text:p>-0.790435791015625</text:p>
          </table:table-cell>
          <table:table-cell office:value-type="float" office:value="-0.486404418945313" calcext:value-type="float">
            <text:p>-0.486404418945313</text:p>
          </table:table-cell>
          <table:table-cell table:number-columns-repeated="16"/>
        </table:table-row>
        <table:table-row table:style-name="ro2">
          <table:table-cell office:value-type="float" office:value="1419950950.52288" calcext:value-type="float">
            <text:p>1419950950.52288</text:p>
          </table:table-cell>
          <table:table-cell office:value-type="string" calcext:value-type="string">
            <text:p>Gyro</text:p>
          </table:table-cell>
          <table:table-cell office:value-type="float" office:value="0.564076161006413" calcext:value-type="float">
            <text:p>0.564076161006413</text:p>
          </table:table-cell>
          <table:table-cell office:value-type="float" office:value="-0.380198469858001" calcext:value-type="float">
            <text:p>-0.380198469858001</text:p>
          </table:table-cell>
          <table:table-cell office:value-type="float" office:value="-0.0452676132608399" calcext:value-type="float">
            <text:p>-0.0452676132608399</text:p>
          </table:table-cell>
          <table:table-cell table:number-columns-repeated="16"/>
        </table:table-row>
        <table:table-row table:style-name="ro2">
          <table:table-cell office:value-type="float" office:value="1419950950.52335" calcext:value-type="float">
            <text:p>1419950950.52335</text:p>
          </table:table-cell>
          <table:table-cell office:value-type="string" calcext:value-type="string">
            <text:p>Gyro</text:p>
          </table:table-cell>
          <table:table-cell office:value-type="float" office:value="0.580960069685298" calcext:value-type="float">
            <text:p>0.580960069685298</text:p>
          </table:table-cell>
          <table:table-cell office:value-type="float" office:value="-0.251200805608961" calcext:value-type="float">
            <text:p>-0.251200805608961</text:p>
          </table:table-cell>
          <table:table-cell office:value-type="float" office:value="-0.119167137717231" calcext:value-type="float">
            <text:p>-0.119167137717231</text:p>
          </table:table-cell>
          <table:table-cell table:number-columns-repeated="16"/>
        </table:table-row>
        <table:table-row table:style-name="ro2">
          <table:table-cell office:value-type="float" office:value="1419950950.52307" calcext:value-type="float">
            <text:p>1419950950.52307</text:p>
          </table:table-cell>
          <table:table-cell office:value-type="string" calcext:value-type="string">
            <text:p>Motion</text:p>
          </table:table-cell>
          <table:table-cell office:value-type="float" office:value="0.571533918380737" calcext:value-type="float">
            <text:p>0.571533918380737</text:p>
          </table:table-cell>
          <table:table-cell office:value-type="float" office:value="-0.486574470996857" calcext:value-type="float">
            <text:p>-0.486574470996857</text:p>
          </table:table-cell>
          <table:table-cell office:value-type="float" office:value="-0.0291735846549273" calcext:value-type="float">
            <text:p>-0.0291735846549273</text:p>
          </table:table-cell>
          <table:table-cell office:value-type="float" office:value="0.0788448732454386" calcext:value-type="float">
            <text:p>0.0788448732454386</text:p>
          </table:table-cell>
          <table:table-cell office:value-type="float" office:value="0.975438869618896" calcext:value-type="float">
            <text:p>0.975438869618896</text:p>
          </table:table-cell>
          <table:table-cell office:value-type="float" office:value="0.101652504864021" calcext:value-type="float">
            <text:p>0.101652504864021</text:p>
          </table:table-cell>
          <table:table-cell office:value-type="float" office:value="0.571533918380737" calcext:value-type="float">
            <text:p>0.571533918380737</text:p>
          </table:table-cell>
          <table:table-cell office:value-type="float" office:value="-0.486574470996857" calcext:value-type="float">
            <text:p>-0.486574470996857</text:p>
          </table:table-cell>
          <table:table-cell office:value-type="float" office:value="-0.0291735846549273" calcext:value-type="float">
            <text:p>-0.0291735846549273</text:p>
          </table:table-cell>
          <table:table-cell office:value-type="float" office:value="0.0441707819700241" calcext:value-type="float">
            <text:p>0.0441707819700241</text:p>
          </table:table-cell>
          <table:table-cell office:value-type="float" office:value="-0.827948093414306" calcext:value-type="float">
            <text:p>-0.827948093414306</text:p>
          </table:table-cell>
          <table:table-cell office:value-type="float" office:value="-0.559062540531158" calcext:value-type="float">
            <text:p>-0.559062540531158</text:p>
          </table:table-cell>
          <table:table-cell office:value-type="float" office:value="0.00772436056286097" calcext:value-type="float">
            <text:p>0.00772436056286097</text:p>
          </table:table-cell>
          <table:table-cell office:value-type="float" office:value="-0.00943899713456631" calcext:value-type="float">
            <text:p>-0.00943899713456631</text:p>
          </table:table-cell>
          <table:table-cell office:value-type="float" office:value="0.103587672114372" calcext:value-type="float">
            <text:p>0.10358767211437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2519" calcext:value-type="float">
            <text:p>1419950950.52519</text:p>
          </table:table-cell>
          <table:table-cell office:value-type="string" calcext:value-type="string">
            <text:p>Magnetic</text:p>
          </table:table-cell>
          <table:table-cell office:value-type="float" office:value="56.3923034667969" calcext:value-type="float">
            <text:p>56.3923034667969</text:p>
          </table:table-cell>
          <table:table-cell office:value-type="float" office:value="229.802886962891" calcext:value-type="float">
            <text:p>229.802886962891</text:p>
          </table:table-cell>
          <table:table-cell office:value-type="float" office:value="126.951690673828" calcext:value-type="float">
            <text:p>126.951690673828</text:p>
          </table:table-cell>
          <table:table-cell table:number-columns-repeated="16"/>
        </table:table-row>
        <table:table-row table:style-name="ro2">
          <table:table-cell office:value-type="float" office:value="1419950950.53941" calcext:value-type="float">
            <text:p>1419950950.53941</text:p>
          </table:table-cell>
          <table:table-cell office:value-type="string" calcext:value-type="string">
            <text:p>Gyro</text:p>
          </table:table-cell>
          <table:table-cell office:value-type="float" office:value="0.586741259779642" calcext:value-type="float">
            <text:p>0.586741259779642</text:p>
          </table:table-cell>
          <table:table-cell office:value-type="float" office:value="-0.247330433596749" calcext:value-type="float">
            <text:p>-0.247330433596749</text:p>
          </table:table-cell>
          <table:table-cell office:value-type="float" office:value="-0.202479871362615" calcext:value-type="float">
            <text:p>-0.202479871362615</text:p>
          </table:table-cell>
          <table:table-cell table:number-columns-repeated="16"/>
        </table:table-row>
        <table:table-row table:style-name="ro2">
          <table:table-cell office:value-type="float" office:value="1419950950.53972" calcext:value-type="float">
            <text:p>1419950950.53972</text:p>
          </table:table-cell>
          <table:table-cell office:value-type="string" calcext:value-type="string">
            <text:p>Motion</text:p>
          </table:table-cell>
          <table:table-cell office:value-type="float" office:value="0.590253591537476" calcext:value-type="float">
            <text:p>0.590253591537476</text:p>
          </table:table-cell>
          <table:table-cell office:value-type="float" office:value="-0.224323466420174" calcext:value-type="float">
            <text:p>-0.224323466420174</text:p>
          </table:table-cell>
          <table:table-cell office:value-type="float" office:value="-0.136352449655533" calcext:value-type="float">
            <text:p>-0.136352449655533</text:p>
          </table:table-cell>
          <table:table-cell office:value-type="float" office:value="0.0760062044339956" calcext:value-type="float">
            <text:p>0.0760062044339956</text:p>
          </table:table-cell>
          <table:table-cell office:value-type="float" office:value="0.987632219308722" calcext:value-type="float">
            <text:p>0.987632219308722</text:p>
          </table:table-cell>
          <table:table-cell office:value-type="float" office:value="0.0968367890046585" calcext:value-type="float">
            <text:p>0.0968367890046585</text:p>
          </table:table-cell>
          <table:table-cell office:value-type="float" office:value="0.590253591537476" calcext:value-type="float">
            <text:p>0.590253591537476</text:p>
          </table:table-cell>
          <table:table-cell office:value-type="float" office:value="-0.224323466420174" calcext:value-type="float">
            <text:p>-0.224323466420174</text:p>
          </table:table-cell>
          <table:table-cell office:value-type="float" office:value="-0.136352449655533" calcext:value-type="float">
            <text:p>-0.136352449655533</text:p>
          </table:table-cell>
          <table:table-cell office:value-type="float" office:value="0.041813887655735" calcext:value-type="float">
            <text:p>0.041813887655735</text:p>
          </table:table-cell>
          <table:table-cell office:value-type="float" office:value="-0.834724485874176" calcext:value-type="float">
            <text:p>-0.834724485874176</text:p>
          </table:table-cell>
          <table:table-cell office:value-type="float" office:value="-0.549078047275543" calcext:value-type="float">
            <text:p>-0.549078047275543</text:p>
          </table:table-cell>
          <table:table-cell office:value-type="float" office:value="-0.0370378866791725" calcext:value-type="float">
            <text:p>-0.0370378866791725</text:p>
          </table:table-cell>
          <table:table-cell office:value-type="float" office:value="0.0442886687815189" calcext:value-type="float">
            <text:p>0.0442886687815189</text:p>
          </table:table-cell>
          <table:table-cell office:value-type="float" office:value="0.0626736059784889" calcext:value-type="float">
            <text:p>0.062673605978488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393" calcext:value-type="float">
            <text:p>1419950950.5393</text:p>
          </table:table-cell>
          <table:table-cell office:value-type="string" calcext:value-type="string">
            <text:p>Motion</text:p>
          </table:table-cell>
          <table:table-cell office:value-type="float" office:value="0.573369681835175" calcext:value-type="float">
            <text:p>0.573369681835175</text:p>
          </table:table-cell>
          <table:table-cell office:value-type="float" office:value="-0.353321135044098" calcext:value-type="float">
            <text:p>-0.353321135044098</text:p>
          </table:table-cell>
          <table:table-cell office:value-type="float" office:value="-0.0624529384076595" calcext:value-type="float">
            <text:p>-0.0624529384076595</text:p>
          </table:table-cell>
          <table:table-cell office:value-type="float" office:value="0.0761578071322519" calcext:value-type="float">
            <text:p>0.0761578071322519</text:p>
          </table:table-cell>
          <table:table-cell office:value-type="float" office:value="0.981502715612465" calcext:value-type="float">
            <text:p>0.981502715612465</text:p>
          </table:table-cell>
          <table:table-cell office:value-type="float" office:value="0.0998968653490498" calcext:value-type="float">
            <text:p>0.0998968653490498</text:p>
          </table:table-cell>
          <table:table-cell office:value-type="float" office:value="0.573369681835175" calcext:value-type="float">
            <text:p>0.573369681835175</text:p>
          </table:table-cell>
          <table:table-cell office:value-type="float" office:value="-0.353321135044098" calcext:value-type="float">
            <text:p>-0.353321135044098</text:p>
          </table:table-cell>
          <table:table-cell office:value-type="float" office:value="-0.0624529384076595" calcext:value-type="float">
            <text:p>-0.0624529384076595</text:p>
          </table:table-cell>
          <table:table-cell office:value-type="float" office:value="0.042285617440939" calcext:value-type="float">
            <text:p>0.042285617440939</text:p>
          </table:table-cell>
          <table:table-cell office:value-type="float" office:value="-0.831333458423615" calcext:value-type="float">
            <text:p>-0.831333458423615</text:p>
          </table:table-cell>
          <table:table-cell office:value-type="float" office:value="-0.554162919521332" calcext:value-type="float">
            <text:p>-0.554162919521332</text:p>
          </table:table-cell>
          <table:table-cell office:value-type="float" office:value="-0.00209396844729781" calcext:value-type="float">
            <text:p>-0.00209396844729781</text:p>
          </table:table-cell>
          <table:table-cell office:value-type="float" office:value="0.0207408275455236" calcext:value-type="float">
            <text:p>0.0207408275455236</text:p>
          </table:table-cell>
          <table:table-cell office:value-type="float" office:value="0.0938968360424042" calcext:value-type="float">
            <text:p>0.093896836042404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4137" calcext:value-type="float">
            <text:p>1419950950.54137</text:p>
          </table:table-cell>
          <table:table-cell office:value-type="string" calcext:value-type="string">
            <text:p>Acceleration</text:p>
          </table:table-cell>
          <table:table-cell office:value-type="float" office:value="0.0580902099609375" calcext:value-type="float">
            <text:p>0.0580902099609375</text:p>
          </table:table-cell>
          <table:table-cell office:value-type="float" office:value="-0.812286376953125" calcext:value-type="float">
            <text:p>-0.812286376953125</text:p>
          </table:table-cell>
          <table:table-cell office:value-type="float" office:value="-0.519332885742188" calcext:value-type="float">
            <text:p>-0.519332885742188</text:p>
          </table:table-cell>
          <table:table-cell table:number-columns-repeated="16"/>
        </table:table-row>
        <table:table-row table:style-name="ro2">
          <table:table-cell office:value-type="float" office:value="1419950950.54127" calcext:value-type="float">
            <text:p>1419950950.54127</text:p>
          </table:table-cell>
          <table:table-cell office:value-type="string" calcext:value-type="string">
            <text:p>Acceleration</text:p>
          </table:table-cell>
          <table:table-cell office:value-type="float" office:value="0.0176849365234375" calcext:value-type="float">
            <text:p>0.0176849365234375</text:p>
          </table:table-cell>
          <table:table-cell office:value-type="float" office:value="-0.787567138671875" calcext:value-type="float">
            <text:p>-0.787567138671875</text:p>
          </table:table-cell>
          <table:table-cell office:value-type="float" office:value="-0.51446533203125" calcext:value-type="float">
            <text:p>-0.51446533203125</text:p>
          </table:table-cell>
          <table:table-cell table:number-columns-repeated="16"/>
        </table:table-row>
        <table:table-row table:style-name="ro2">
          <table:table-cell office:value-type="float" office:value="1419950950.55106" calcext:value-type="float">
            <text:p>1419950950.55106</text:p>
          </table:table-cell>
          <table:table-cell office:value-type="string" calcext:value-type="string">
            <text:p>Magnetic</text:p>
          </table:table-cell>
          <table:table-cell office:value-type="float" office:value="56.0536041259766" calcext:value-type="float">
            <text:p>56.0536041259766</text:p>
          </table:table-cell>
          <table:table-cell office:value-type="float" office:value="227.432037353516" calcext:value-type="float">
            <text:p>227.432037353516</text:p>
          </table:table-cell>
          <table:table-cell office:value-type="float" office:value="128.598266601563" calcext:value-type="float">
            <text:p>128.598266601563</text:p>
          </table:table-cell>
          <table:table-cell table:number-columns-repeated="16"/>
        </table:table-row>
        <table:table-row table:style-name="ro2">
          <table:table-cell office:value-type="float" office:value="1419950950.55523" calcext:value-type="float">
            <text:p>1419950950.55523</text:p>
          </table:table-cell>
          <table:table-cell office:value-type="string" calcext:value-type="string">
            <text:p>Gyro</text:p>
          </table:table-cell>
          <table:table-cell office:value-type="float" office:value="0.622574891194985" calcext:value-type="float">
            <text:p>0.622574891194985</text:p>
          </table:table-cell>
          <table:table-cell office:value-type="float" office:value="-0.236567534367303" calcext:value-type="float">
            <text:p>-0.236567534367303</text:p>
          </table:table-cell>
          <table:table-cell office:value-type="float" office:value="-0.184722445846185" calcext:value-type="float">
            <text:p>-0.184722445846185</text:p>
          </table:table-cell>
          <table:table-cell table:number-columns-repeated="16"/>
        </table:table-row>
        <table:table-row table:style-name="ro2">
          <table:table-cell office:value-type="float" office:value="1419950950.55551" calcext:value-type="float">
            <text:p>1419950950.55551</text:p>
          </table:table-cell>
          <table:table-cell office:value-type="string" calcext:value-type="string">
            <text:p>Gyro</text:p>
          </table:table-cell>
          <table:table-cell office:value-type="float" office:value="0.722537974291654" calcext:value-type="float">
            <text:p>0.722537974291654</text:p>
          </table:table-cell>
          <table:table-cell office:value-type="float" office:value="-0.107133644331708" calcext:value-type="float">
            <text:p>-0.107133644331708</text:p>
          </table:table-cell>
          <table:table-cell office:value-type="float" office:value="-0.0641760570004025" calcext:value-type="float">
            <text:p>-0.0641760570004025</text:p>
          </table:table-cell>
          <table:table-cell table:number-columns-repeated="16"/>
        </table:table-row>
        <table:table-row table:style-name="ro2">
          <table:table-cell office:value-type="float" office:value="1419950950.55526" calcext:value-type="float">
            <text:p>1419950950.55526</text:p>
          </table:table-cell>
          <table:table-cell office:value-type="string" calcext:value-type="string">
            <text:p>Motion</text:p>
          </table:table-cell>
          <table:table-cell office:value-type="float" office:value="0.596034705638886" calcext:value-type="float">
            <text:p>0.596034705638886</text:p>
          </table:table-cell>
          <table:table-cell office:value-type="float" office:value="-0.220453158020973" calcext:value-type="float">
            <text:p>-0.220453158020973</text:p>
          </table:table-cell>
          <table:table-cell office:value-type="float" office:value="-0.219665139913559" calcext:value-type="float">
            <text:p>-0.219665139913559</text:p>
          </table:table-cell>
          <table:table-cell office:value-type="float" office:value="0.0777149853998692" calcext:value-type="float">
            <text:p>0.0777149853998692</text:p>
          </table:table-cell>
          <table:table-cell office:value-type="float" office:value="0.9938160512649" calcext:value-type="float">
            <text:p>0.9938160512649</text:p>
          </table:table-cell>
          <table:table-cell office:value-type="float" office:value="0.0920206755403406" calcext:value-type="float">
            <text:p>0.0920206755403406</text:p>
          </table:table-cell>
          <table:table-cell office:value-type="float" office:value="0.596034705638886" calcext:value-type="float">
            <text:p>0.596034705638886</text:p>
          </table:table-cell>
          <table:table-cell office:value-type="float" office:value="-0.220453158020973" calcext:value-type="float">
            <text:p>-0.220453158020973</text:p>
          </table:table-cell>
          <table:table-cell office:value-type="float" office:value="-0.219665139913559" calcext:value-type="float">
            <text:p>-0.219665139913559</text:p>
          </table:table-cell>
          <table:table-cell office:value-type="float" office:value="0.0423505194485188" calcext:value-type="float">
            <text:p>0.0423505194485188</text:p>
          </table:table-cell>
          <table:table-cell office:value-type="float" office:value="-0.838113725185394" calcext:value-type="float">
            <text:p>-0.838113725185394</text:p>
          </table:table-cell>
          <table:table-cell office:value-type="float" office:value="-0.543849110603333" calcext:value-type="float">
            <text:p>-0.543849110603333</text:p>
          </table:table-cell>
          <table:table-cell office:value-type="float" office:value="-0.0246655829250813" calcext:value-type="float">
            <text:p>-0.0246655829250813</text:p>
          </table:table-cell>
          <table:table-cell office:value-type="float" office:value="0.0505465753376484" calcext:value-type="float">
            <text:p>0.0505465753376484</text:p>
          </table:table-cell>
          <table:table-cell office:value-type="float" office:value="0.029383759945631" calcext:value-type="float">
            <text:p>0.0293837599456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6057" calcext:value-type="float">
            <text:p>1419950950.56057</text:p>
          </table:table-cell>
          <table:table-cell office:value-type="string" calcext:value-type="string">
            <text:p>Acceleration</text:p>
          </table:table-cell>
          <table:table-cell office:value-type="float" office:value="0.173477172851563" calcext:value-type="float">
            <text:p>0.173477172851563</text:p>
          </table:table-cell>
          <table:table-cell office:value-type="float" office:value="-0.896347045898438" calcext:value-type="float">
            <text:p>-0.896347045898438</text:p>
          </table:table-cell>
          <table:table-cell office:value-type="float" office:value="-0.454757690429688" calcext:value-type="float">
            <text:p>-0.454757690429688</text:p>
          </table:table-cell>
          <table:table-cell table:number-columns-repeated="16"/>
        </table:table-row>
        <table:table-row table:style-name="ro2">
          <table:table-cell office:value-type="float" office:value="1419950950.5604" calcext:value-type="float">
            <text:p>1419950950.5604</text:p>
          </table:table-cell>
          <table:table-cell office:value-type="string" calcext:value-type="string">
            <text:p>Acceleration</text:p>
          </table:table-cell>
          <table:table-cell office:value-type="float" office:value="0.125228881835938" calcext:value-type="float">
            <text:p>0.125228881835938</text:p>
          </table:table-cell>
          <table:table-cell office:value-type="float" office:value="-0.860015869140625" calcext:value-type="float">
            <text:p>-0.860015869140625</text:p>
          </table:table-cell>
          <table:table-cell office:value-type="float" office:value="-0.487518310546875" calcext:value-type="float">
            <text:p>-0.487518310546875</text:p>
          </table:table-cell>
          <table:table-cell table:number-columns-repeated="16"/>
        </table:table-row>
        <table:table-row table:style-name="ro2">
          <table:table-cell office:value-type="float" office:value="1419950950.57119" calcext:value-type="float">
            <text:p>1419950950.57119</text:p>
          </table:table-cell>
          <table:table-cell office:value-type="string" calcext:value-type="string">
            <text:p>Gyro</text:p>
          </table:table-cell>
          <table:table-cell office:value-type="float" office:value="0.7692159976658" calcext:value-type="float">
            <text:p>0.7692159976658</text:p>
          </table:table-cell>
          <table:table-cell office:value-type="float" office:value="0.059991165663452" calcext:value-type="float">
            <text:p>0.059991165663452</text:p>
          </table:table-cell>
          <table:table-cell office:value-type="float" office:value="0.123256421571047" calcext:value-type="float">
            <text:p>0.123256421571047</text:p>
          </table:table-cell>
          <table:table-cell table:number-columns-repeated="16"/>
        </table:table-row>
        <table:table-row table:style-name="ro2">
          <table:table-cell office:value-type="float" office:value="1419950950.57099" calcext:value-type="float">
            <text:p>1419950950.57099</text:p>
          </table:table-cell>
          <table:table-cell office:value-type="string" calcext:value-type="string">
            <text:p>Motion</text:p>
          </table:table-cell>
          <table:table-cell office:value-type="float" office:value="0.631868302822113" calcext:value-type="float">
            <text:p>0.631868302822113</text:p>
          </table:table-cell>
          <table:table-cell office:value-type="float" office:value="-0.209690317511558" calcext:value-type="float">
            <text:p>-0.209690317511558</text:p>
          </table:table-cell>
          <table:table-cell office:value-type="float" office:value="-0.201907679438591" calcext:value-type="float">
            <text:p>-0.201907679438591</text:p>
          </table:table-cell>
          <table:table-cell office:value-type="float" office:value="0.079752113482066" calcext:value-type="float">
            <text:p>0.079752113482066</text:p>
          </table:table-cell>
          <table:table-cell office:value-type="float" office:value="1.00018552065592" calcext:value-type="float">
            <text:p>1.00018552065592</text:p>
          </table:table-cell>
          <table:table-cell office:value-type="float" office:value="0.0868384188633983" calcext:value-type="float">
            <text:p>0.0868384188633983</text:p>
          </table:table-cell>
          <table:table-cell office:value-type="float" office:value="0.631868302822113" calcext:value-type="float">
            <text:p>0.631868302822113</text:p>
          </table:table-cell>
          <table:table-cell office:value-type="float" office:value="-0.209690317511558" calcext:value-type="float">
            <text:p>-0.209690317511558</text:p>
          </table:table-cell>
          <table:table-cell office:value-type="float" office:value="-0.201907679438591" calcext:value-type="float">
            <text:p>-0.201907679438591</text:p>
          </table:table-cell>
          <table:table-cell office:value-type="float" office:value="0.0430321507155895" calcext:value-type="float">
            <text:p>0.0430321507155895</text:p>
          </table:table-cell>
          <table:table-cell office:value-type="float" office:value="-0.84157121181488" calcext:value-type="float">
            <text:p>-0.84157121181488</text:p>
          </table:table-cell>
          <table:table-cell office:value-type="float" office:value="-0.538429319858551" calcext:value-type="float">
            <text:p>-0.538429319858551</text:p>
          </table:table-cell>
          <table:table-cell office:value-type="float" office:value="0.0150580611079931" calcext:value-type="float">
            <text:p>0.0150580611079931</text:p>
          </table:table-cell>
          <table:table-cell office:value-type="float" office:value="0.0292848311364651" calcext:value-type="float">
            <text:p>0.0292848311364651</text:p>
          </table:table-cell>
          <table:table-cell office:value-type="float" office:value="0.0190964378416538" calcext:value-type="float">
            <text:p>0.019096437841653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7153" calcext:value-type="float">
            <text:p>1419950950.57153</text:p>
          </table:table-cell>
          <table:table-cell office:value-type="string" calcext:value-type="string">
            <text:p>Motion</text:p>
          </table:table-cell>
          <table:table-cell office:value-type="float" office:value="0.731831431388855" calcext:value-type="float">
            <text:p>0.731831431388855</text:p>
          </table:table-cell>
          <table:table-cell office:value-type="float" office:value="-0.0802564844489098" calcext:value-type="float">
            <text:p>-0.0802564844489098</text:p>
          </table:table-cell>
          <table:table-cell office:value-type="float" office:value="-0.081361249089241" calcext:value-type="float">
            <text:p>-0.081361249089241</text:p>
          </table:table-cell>
          <table:table-cell office:value-type="float" office:value="0.081343696304228" calcext:value-type="float">
            <text:p>0.081343696304228</text:p>
          </table:table-cell>
          <table:table-cell office:value-type="float" office:value="1.00757440200091" calcext:value-type="float">
            <text:p>1.00757440200091</text:p>
          </table:table-cell>
          <table:table-cell office:value-type="float" office:value="0.0834149256542797" calcext:value-type="float">
            <text:p>0.0834149256542797</text:p>
          </table:table-cell>
          <table:table-cell office:value-type="float" office:value="0.731831431388855" calcext:value-type="float">
            <text:p>0.731831431388855</text:p>
          </table:table-cell>
          <table:table-cell office:value-type="float" office:value="-0.0802564844489098" calcext:value-type="float">
            <text:p>-0.0802564844489098</text:p>
          </table:table-cell>
          <table:table-cell office:value-type="float" office:value="-0.081361249089241" calcext:value-type="float">
            <text:p>-0.081361249089241</text:p>
          </table:table-cell>
          <table:table-cell office:value-type="float" office:value="0.0433825962245464" calcext:value-type="float">
            <text:p>0.0433825962245464</text:p>
          </table:table-cell>
          <table:table-cell office:value-type="float" office:value="-0.845539271831512" calcext:value-type="float">
            <text:p>-0.845539271831512</text:p>
          </table:table-cell>
          <table:table-cell office:value-type="float" office:value="-0.532147824764252" calcext:value-type="float">
            <text:p>-0.532147824764252</text:p>
          </table:table-cell>
          <table:table-cell office:value-type="float" office:value="0.0818462818861008" calcext:value-type="float">
            <text:p>0.0818462818861008</text:p>
          </table:table-cell>
          <table:table-cell office:value-type="float" office:value="-0.0144765945151448" calcext:value-type="float">
            <text:p>-0.0144765945151448</text:p>
          </table:table-cell>
          <table:table-cell office:value-type="float" office:value="0.0446294955909252" calcext:value-type="float">
            <text:p>0.04462949559092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7716" calcext:value-type="float">
            <text:p>1419950950.57716</text:p>
          </table:table-cell>
          <table:table-cell office:value-type="string" calcext:value-type="string">
            <text:p>Magnetic</text:p>
          </table:table-cell>
          <table:table-cell office:value-type="float" office:value="58.2551116943359" calcext:value-type="float">
            <text:p>58.2551116943359</text:p>
          </table:table-cell>
          <table:table-cell office:value-type="float" office:value="228.617462158203" calcext:value-type="float">
            <text:p>228.617462158203</text:p>
          </table:table-cell>
          <table:table-cell office:value-type="float" office:value="128.104293823242" calcext:value-type="float">
            <text:p>128.104293823242</text:p>
          </table:table-cell>
          <table:table-cell table:number-columns-repeated="16"/>
        </table:table-row>
        <table:table-row table:style-name="ro2">
          <table:table-cell office:value-type="float" office:value="1419950950.57994" calcext:value-type="float">
            <text:p>1419950950.57994</text:p>
          </table:table-cell>
          <table:table-cell office:value-type="string" calcext:value-type="string">
            <text:p>Acceleration</text:p>
          </table:table-cell>
          <table:table-cell office:value-type="float" office:value="0.175704956054688" calcext:value-type="float">
            <text:p>0.175704956054688</text:p>
          </table:table-cell>
          <table:table-cell office:value-type="float" office:value="-0.904541015625" calcext:value-type="float">
            <text:p>-0.904541015625</text:p>
          </table:table-cell>
          <table:table-cell office:value-type="float" office:value="-0.434295654296875" calcext:value-type="float">
            <text:p>-0.434295654296875</text:p>
          </table:table-cell>
          <table:table-cell table:number-columns-repeated="16"/>
        </table:table-row>
        <table:table-row table:style-name="ro2">
          <table:table-cell office:value-type="float" office:value="1419950950.58011" calcext:value-type="float">
            <text:p>1419950950.58011</text:p>
          </table:table-cell>
          <table:table-cell office:value-type="string" calcext:value-type="string">
            <text:p>Acceleration</text:p>
          </table:table-cell>
          <table:table-cell office:value-type="float" office:value="0.15814208984375" calcext:value-type="float">
            <text:p>0.15814208984375</text:p>
          </table:table-cell>
          <table:table-cell office:value-type="float" office:value="-0.892974853515625" calcext:value-type="float">
            <text:p>-0.892974853515625</text:p>
          </table:table-cell>
          <table:table-cell office:value-type="float" office:value="-0.3992919921875" calcext:value-type="float">
            <text:p>-0.3992919921875</text:p>
          </table:table-cell>
          <table:table-cell table:number-columns-repeated="16"/>
        </table:table-row>
        <table:table-row table:style-name="ro2">
          <table:table-cell office:value-type="float" office:value="1419950950.58738" calcext:value-type="float">
            <text:p>1419950950.58738</text:p>
          </table:table-cell>
          <table:table-cell office:value-type="string" calcext:value-type="string">
            <text:p>Gyro</text:p>
          </table:table-cell>
          <table:table-cell office:value-type="float" office:value="0.752007183333926" calcext:value-type="float">
            <text:p>0.752007183333926</text:p>
          </table:table-cell>
          <table:table-cell office:value-type="float" office:value="0.174615483193225" calcext:value-type="float">
            <text:p>0.174615483193225</text:p>
          </table:table-cell>
          <table:table-cell office:value-type="float" office:value="0.276320539958915" calcext:value-type="float">
            <text:p>0.276320539958915</text:p>
          </table:table-cell>
          <table:table-cell table:number-columns-repeated="16"/>
        </table:table-row>
        <table:table-row table:style-name="ro2">
          <table:table-cell office:value-type="float" office:value="1419950950.59035" calcext:value-type="float">
            <text:p>1419950950.59035</text:p>
          </table:table-cell>
          <table:table-cell office:value-type="string" calcext:value-type="string">
            <text:p>Gyro</text:p>
          </table:table-cell>
          <table:table-cell office:value-type="float" office:value="0.655704881471679" calcext:value-type="float">
            <text:p>0.655704881471679</text:p>
          </table:table-cell>
          <table:table-cell office:value-type="float" office:value="0.213288310646702" calcext:value-type="float">
            <text:p>0.213288310646702</text:p>
          </table:table-cell>
          <table:table-cell office:value-type="float" office:value="0.398970559749752" calcext:value-type="float">
            <text:p>0.398970559749752</text:p>
          </table:table-cell>
          <table:table-cell table:number-columns-repeated="16"/>
        </table:table-row>
        <table:table-row table:style-name="ro2">
          <table:table-cell office:value-type="float" office:value="1419950950.58775" calcext:value-type="float">
            <text:p>1419950950.58775</text:p>
          </table:table-cell>
          <table:table-cell office:value-type="string" calcext:value-type="string">
            <text:p>Motion</text:p>
          </table:table-cell>
          <table:table-cell office:value-type="float" office:value="0.778509378433228" calcext:value-type="float">
            <text:p>0.778509378433228</text:p>
          </table:table-cell>
          <table:table-cell office:value-type="float" office:value="0.0868682637810707" calcext:value-type="float">
            <text:p>0.0868682637810707</text:p>
          </table:table-cell>
          <table:table-cell office:value-type="float" office:value="0.106071256101131" calcext:value-type="float">
            <text:p>0.106071256101131</text:p>
          </table:table-cell>
          <table:table-cell office:value-type="float" office:value="0.0819176871331418" calcext:value-type="float">
            <text:p>0.0819176871331418</text:p>
          </table:table-cell>
          <table:table-cell office:value-type="float" office:value="1.0158231677091" calcext:value-type="float">
            <text:p>1.0158231677091</text:p>
          </table:table-cell>
          <table:table-cell office:value-type="float" office:value="0.0832981865652628" calcext:value-type="float">
            <text:p>0.0832981865652628</text:p>
          </table:table-cell>
          <table:table-cell office:value-type="float" office:value="0.778509378433228" calcext:value-type="float">
            <text:p>0.778509378433228</text:p>
          </table:table-cell>
          <table:table-cell office:value-type="float" office:value="0.0868682637810707" calcext:value-type="float">
            <text:p>0.0868682637810707</text:p>
          </table:table-cell>
          <table:table-cell office:value-type="float" office:value="0.106071256101131" calcext:value-type="float">
            <text:p>0.106071256101131</text:p>
          </table:table-cell>
          <table:table-cell office:value-type="float" office:value="0.0431158468127251" calcext:value-type="float">
            <text:p>0.0431158468127251</text:p>
          </table:table-cell>
          <table:table-cell office:value-type="float" office:value="-0.849914610385895" calcext:value-type="float">
            <text:p>-0.849914610385895</text:p>
          </table:table-cell>
          <table:table-cell office:value-type="float" office:value="-0.525153517723084" calcext:value-type="float">
            <text:p>-0.525153517723084</text:p>
          </table:table-cell>
          <table:table-cell office:value-type="float" office:value="0.130361318588257" calcext:value-type="float">
            <text:p>0.130361318588257</text:p>
          </table:table-cell>
          <table:table-cell office:value-type="float" office:value="-0.0464324615895748" calcext:value-type="float">
            <text:p>-0.0464324615895748</text:p>
          </table:table-cell>
          <table:table-cell office:value-type="float" office:value="0.0703958347439766" calcext:value-type="float">
            <text:p>0.070395834743976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59981" calcext:value-type="float">
            <text:p>1419950950.59981</text:p>
          </table:table-cell>
          <table:table-cell office:value-type="string" calcext:value-type="string">
            <text:p>Acceleration</text:p>
          </table:table-cell>
          <table:table-cell office:value-type="float" office:value="0.120635986328125" calcext:value-type="float">
            <text:p>0.120635986328125</text:p>
          </table:table-cell>
          <table:table-cell office:value-type="float" office:value="-0.902511596679688" calcext:value-type="float">
            <text:p>-0.902511596679688</text:p>
          </table:table-cell>
          <table:table-cell office:value-type="float" office:value="-0.31591796875" calcext:value-type="float">
            <text:p>-0.31591796875</text:p>
          </table:table-cell>
          <table:table-cell table:number-columns-repeated="16"/>
        </table:table-row>
        <table:table-row table:style-name="ro2">
          <table:table-cell office:value-type="float" office:value="1419950950.59982" calcext:value-type="float">
            <text:p>1419950950.59982</text:p>
          </table:table-cell>
          <table:table-cell office:value-type="string" calcext:value-type="string">
            <text:p>Acceleration</text:p>
          </table:table-cell>
          <table:table-cell office:value-type="float" office:value="0.030609130859375" calcext:value-type="float">
            <text:p>0.030609130859375</text:p>
          </table:table-cell>
          <table:table-cell office:value-type="float" office:value="-0.923797607421875" calcext:value-type="float">
            <text:p>-0.923797607421875</text:p>
          </table:table-cell>
          <table:table-cell office:value-type="float" office:value="-0.237258911132812" calcext:value-type="float">
            <text:p>-0.237258911132812</text:p>
          </table:table-cell>
          <table:table-cell table:number-columns-repeated="16"/>
        </table:table-row>
        <table:table-row table:style-name="ro2">
          <table:table-cell office:value-type="float" office:value="1419950950.60518" calcext:value-type="float">
            <text:p>1419950950.60518</text:p>
          </table:table-cell>
          <table:table-cell office:value-type="string" calcext:value-type="string">
            <text:p>Gyro</text:p>
          </table:table-cell>
          <table:table-cell office:value-type="float" office:value="0.441704974181708" calcext:value-type="float">
            <text:p>0.441704974181708</text:p>
          </table:table-cell>
          <table:table-cell office:value-type="float" office:value="0.279638039728827" calcext:value-type="float">
            <text:p>0.279638039728827</text:p>
          </table:table-cell>
          <table:table-cell office:value-type="float" office:value="0.50145991745647" calcext:value-type="float">
            <text:p>0.50145991745647</text:p>
          </table:table-cell>
          <table:table-cell table:number-columns-repeated="16"/>
        </table:table-row>
        <table:table-row table:style-name="ro2">
          <table:table-cell office:value-type="float" office:value="1419950950.60553" calcext:value-type="float">
            <text:p>1419950950.60553</text:p>
          </table:table-cell>
          <table:table-cell office:value-type="string" calcext:value-type="string">
            <text:p>Motion</text:p>
          </table:table-cell>
          <table:table-cell office:value-type="float" office:value="0.664998233318329" calcext:value-type="float">
            <text:p>0.664998233318329</text:p>
          </table:table-cell>
          <table:table-cell office:value-type="float" office:value="0.240165263414383" calcext:value-type="float">
            <text:p>0.240165263414383</text:p>
          </table:table-cell>
          <table:table-cell office:value-type="float" office:value="0.381785482168198" calcext:value-type="float">
            <text:p>0.381785482168198</text:p>
          </table:table-cell>
          <table:table-cell office:value-type="float" office:value="0.0784185254963177" calcext:value-type="float">
            <text:p>0.0784185254963177</text:p>
          </table:table-cell>
          <table:table-cell office:value-type="float" office:value="1.03184291834923" calcext:value-type="float">
            <text:p>1.03184291834923</text:p>
          </table:table-cell>
          <table:table-cell office:value-type="float" office:value="0.0925005572233195" calcext:value-type="float">
            <text:p>0.0925005572233195</text:p>
          </table:table-cell>
          <table:table-cell office:value-type="float" office:value="0.664998233318329" calcext:value-type="float">
            <text:p>0.664998233318329</text:p>
          </table:table-cell>
          <table:table-cell office:value-type="float" office:value="0.240165263414383" calcext:value-type="float">
            <text:p>0.240165263414383</text:p>
          </table:table-cell>
          <table:table-cell office:value-type="float" office:value="0.381785482168198" calcext:value-type="float">
            <text:p>0.381785482168198</text:p>
          </table:table-cell>
          <table:table-cell office:value-type="float" office:value="0.0402061343193054" calcext:value-type="float">
            <text:p>0.0402061343193054</text:p>
          </table:table-cell>
          <table:table-cell office:value-type="float" office:value="-0.858246326446533" calcext:value-type="float">
            <text:p>-0.858246326446533</text:p>
          </table:table-cell>
          <table:table-cell office:value-type="float" office:value="-0.511660754680633" calcext:value-type="float">
            <text:p>-0.511660754680633</text:p>
          </table:table-cell>
          <table:table-cell office:value-type="float" office:value="0.0804298520088196" calcext:value-type="float">
            <text:p>0.0804298520088196</text:p>
          </table:table-cell>
          <table:table-cell office:value-type="float" office:value="-0.0442652963101864" calcext:value-type="float">
            <text:p>-0.0442652963101864</text:p>
          </table:table-cell>
          <table:table-cell office:value-type="float" office:value="0.195742815732956" calcext:value-type="float">
            <text:p>0.19574281573295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0625" calcext:value-type="float">
            <text:p>1419950950.60625</text:p>
          </table:table-cell>
          <table:table-cell office:value-type="string" calcext:value-type="string">
            <text:p>Magnetic</text:p>
          </table:table-cell>
          <table:table-cell office:value-type="float" office:value="57.0696868896484" calcext:value-type="float">
            <text:p>57.0696868896484</text:p>
          </table:table-cell>
          <table:table-cell office:value-type="float" office:value="228.448120117188" calcext:value-type="float">
            <text:p>228.448120117188</text:p>
          </table:table-cell>
          <table:table-cell office:value-type="float" office:value="126.951690673828" calcext:value-type="float">
            <text:p>126.951690673828</text:p>
          </table:table-cell>
          <table:table-cell table:number-columns-repeated="16"/>
        </table:table-row>
        <table:table-row table:style-name="ro2">
          <table:table-cell office:value-type="float" office:value="1419950950.6047" calcext:value-type="float">
            <text:p>1419950950.6047</text:p>
          </table:table-cell>
          <table:table-cell office:value-type="string" calcext:value-type="string">
            <text:p>Motion</text:p>
          </table:table-cell>
          <table:table-cell office:value-type="float" office:value="0.761300563812256" calcext:value-type="float">
            <text:p>0.761300563812256</text:p>
          </table:table-cell>
          <table:table-cell office:value-type="float" office:value="0.201492503285408" calcext:value-type="float">
            <text:p>0.201492503285408</text:p>
          </table:table-cell>
          <table:table-cell office:value-type="float" office:value="0.25913542509079" calcext:value-type="float">
            <text:p>0.25913542509079</text:p>
          </table:table-cell>
          <table:table-cell office:value-type="float" office:value="0.0811214316269058" calcext:value-type="float">
            <text:p>0.0811214316269058</text:p>
          </table:table-cell>
          <table:table-cell office:value-type="float" office:value="1.02417928879627" calcext:value-type="float">
            <text:p>1.02417928879627</text:p>
          </table:table-cell>
          <table:table-cell office:value-type="float" office:value="0.0864830993237008" calcext:value-type="float">
            <text:p>0.0864830993237008</text:p>
          </table:table-cell>
          <table:table-cell office:value-type="float" office:value="0.761300563812256" calcext:value-type="float">
            <text:p>0.761300563812256</text:p>
          </table:table-cell>
          <table:table-cell office:value-type="float" office:value="0.201492503285408" calcext:value-type="float">
            <text:p>0.201492503285408</text:p>
          </table:table-cell>
          <table:table-cell office:value-type="float" office:value="0.25913542509079" calcext:value-type="float">
            <text:p>0.25913542509079</text:p>
          </table:table-cell>
          <table:table-cell office:value-type="float" office:value="0.0421207025647164" calcext:value-type="float">
            <text:p>0.0421207025647164</text:p>
          </table:table-cell>
          <table:table-cell office:value-type="float" office:value="-0.85428786277771" calcext:value-type="float">
            <text:p>-0.85428786277771</text:p>
          </table:table-cell>
          <table:table-cell office:value-type="float" office:value="-0.518090784549713" calcext:value-type="float">
            <text:p>-0.518090784549713</text:p>
          </table:table-cell>
          <table:table-cell office:value-type="float" office:value="0.116021387279034" calcext:value-type="float">
            <text:p>0.116021387279034</text:p>
          </table:table-cell>
          <table:table-cell office:value-type="float" office:value="-0.0386869832873344" calcext:value-type="float">
            <text:p>-0.0386869832873344</text:p>
          </table:table-cell>
          <table:table-cell office:value-type="float" office:value="0.118798807263374" calcext:value-type="float">
            <text:p>0.11879880726337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2163" calcext:value-type="float">
            <text:p>1419950950.62163</text:p>
          </table:table-cell>
          <table:table-cell office:value-type="string" calcext:value-type="string">
            <text:p>Acceleration</text:p>
          </table:table-cell>
          <table:table-cell office:value-type="float" office:value="-0.085174560546875" calcext:value-type="float">
            <text:p>-0.085174560546875</text:p>
          </table:table-cell>
          <table:table-cell office:value-type="float" office:value="-0.858856201171875" calcext:value-type="float">
            <text:p>-0.858856201171875</text:p>
          </table:table-cell>
          <table:table-cell office:value-type="float" office:value="-0.291122436523437" calcext:value-type="float">
            <text:p>-0.291122436523437</text:p>
          </table:table-cell>
          <table:table-cell table:number-columns-repeated="16"/>
        </table:table-row>
        <table:table-row table:style-name="ro2">
          <table:table-cell office:value-type="float" office:value="1419950950.62154" calcext:value-type="float">
            <text:p>1419950950.62154</text:p>
          </table:table-cell>
          <table:table-cell office:value-type="string" calcext:value-type="string">
            <text:p>Acceleration</text:p>
          </table:table-cell>
          <table:table-cell office:value-type="float" office:value="-0.0750732421875" calcext:value-type="float">
            <text:p>-0.0750732421875</text:p>
          </table:table-cell>
          <table:table-cell office:value-type="float" office:value="-0.890960693359375" calcext:value-type="float">
            <text:p>-0.890960693359375</text:p>
          </table:table-cell>
          <table:table-cell office:value-type="float" office:value="-0.250198364257812" calcext:value-type="float">
            <text:p>-0.250198364257812</text:p>
          </table:table-cell>
          <table:table-cell table:number-columns-repeated="16"/>
        </table:table-row>
        <table:table-row table:style-name="ro2">
          <table:table-cell office:value-type="float" office:value="1419950950.62229" calcext:value-type="float">
            <text:p>1419950950.62229</text:p>
          </table:table-cell>
          <table:table-cell office:value-type="string" calcext:value-type="string">
            <text:p>Gyro</text:p>
          </table:table-cell>
          <table:table-cell office:value-type="float" office:value="0.203623432734695" calcext:value-type="float">
            <text:p>0.203623432734695</text:p>
          </table:table-cell>
          <table:table-cell office:value-type="float" office:value="0.290849681601952" calcext:value-type="float">
            <text:p>0.290849681601952</text:p>
          </table:table-cell>
          <table:table-cell office:value-type="float" office:value="0.419644945608146" calcext:value-type="float">
            <text:p>0.419644945608146</text:p>
          </table:table-cell>
          <table:table-cell table:number-columns-repeated="16"/>
        </table:table-row>
        <table:table-row table:style-name="ro2">
          <table:table-cell office:value-type="float" office:value="1419950950.62242" calcext:value-type="float">
            <text:p>1419950950.62242</text:p>
          </table:table-cell>
          <table:table-cell office:value-type="string" calcext:value-type="string">
            <text:p>Gyro</text:p>
          </table:table-cell>
          <table:table-cell office:value-type="float" office:value="-0.0619009184811478" calcext:value-type="float">
            <text:p>-0.0619009184811478</text:p>
          </table:table-cell>
          <table:table-cell office:value-type="float" office:value="0.277373820170042" calcext:value-type="float">
            <text:p>0.277373820170042</text:p>
          </table:table-cell>
          <table:table-cell office:value-type="float" office:value="0.235521977323338" calcext:value-type="float">
            <text:p>0.235521977323338</text:p>
          </table:table-cell>
          <table:table-cell table:number-columns-repeated="16"/>
        </table:table-row>
        <table:table-row table:style-name="ro2">
          <table:table-cell office:value-type="float" office:value="1419950950.62233" calcext:value-type="float">
            <text:p>1419950950.62233</text:p>
          </table:table-cell>
          <table:table-cell office:value-type="string" calcext:value-type="string">
            <text:p>Motion</text:p>
          </table:table-cell>
          <table:table-cell office:value-type="float" office:value="0.450998306274414" calcext:value-type="float">
            <text:p>0.450998306274414</text:p>
          </table:table-cell>
          <table:table-cell office:value-type="float" office:value="0.306514948606491" calcext:value-type="float">
            <text:p>0.306514948606491</text:p>
          </table:table-cell>
          <table:table-cell office:value-type="float" office:value="0.484274864196777" calcext:value-type="float">
            <text:p>0.484274864196777</text:p>
          </table:table-cell>
          <table:table-cell office:value-type="float" office:value="0.0738150625112755" calcext:value-type="float">
            <text:p>0.0738150625112755</text:p>
          </table:table-cell>
          <table:table-cell office:value-type="float" office:value="1.03762595769677" calcext:value-type="float">
            <text:p>1.03762595769677</text:p>
          </table:table-cell>
          <table:table-cell office:value-type="float" office:value="0.101412146820922" calcext:value-type="float">
            <text:p>0.101412146820922</text:p>
          </table:table-cell>
          <table:table-cell office:value-type="float" office:value="0.450998306274414" calcext:value-type="float">
            <text:p>0.450998306274414</text:p>
          </table:table-cell>
          <table:table-cell office:value-type="float" office:value="0.306514948606491" calcext:value-type="float">
            <text:p>0.306514948606491</text:p>
          </table:table-cell>
          <table:table-cell office:value-type="float" office:value="0.484274864196777" calcext:value-type="float">
            <text:p>0.484274864196777</text:p>
          </table:table-cell>
          <table:table-cell office:value-type="float" office:value="0.0374836400151253" calcext:value-type="float">
            <text:p>0.0374836400151253</text:p>
          </table:table-cell>
          <table:table-cell office:value-type="float" office:value="-0.861200034618378" calcext:value-type="float">
            <text:p>-0.861200034618378</text:p>
          </table:table-cell>
          <table:table-cell office:value-type="float" office:value="-0.506882131099701" calcext:value-type="float">
            <text:p>-0.506882131099701</text:p>
          </table:table-cell>
          <table:table-cell office:value-type="float" office:value="-0.00687451055273414" calcext:value-type="float">
            <text:p>-0.00687451055273414</text:p>
          </table:table-cell>
          <table:table-cell office:value-type="float" office:value="-0.0625975951552391" calcext:value-type="float">
            <text:p>-0.0625975951552391</text:p>
          </table:table-cell>
          <table:table-cell office:value-type="float" office:value="0.269623249769211" calcext:value-type="float">
            <text:p>0.26962324976921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2925" calcext:value-type="float">
            <text:p>1419950950.62925</text:p>
          </table:table-cell>
          <table:table-cell office:value-type="string" calcext:value-type="string">
            <text:p>Magnetic</text:p>
          </table:table-cell>
          <table:table-cell office:value-type="float" office:value="58.4244537353516" calcext:value-type="float">
            <text:p>58.4244537353516</text:p>
          </table:table-cell>
          <table:table-cell office:value-type="float" office:value="226.754653930664" calcext:value-type="float">
            <text:p>226.754653930664</text:p>
          </table:table-cell>
          <table:table-cell office:value-type="float" office:value="125.634414672852" calcext:value-type="float">
            <text:p>125.634414672852</text:p>
          </table:table-cell>
          <table:table-cell table:number-columns-repeated="16"/>
        </table:table-row>
        <table:table-row table:style-name="ro2">
          <table:table-cell office:value-type="float" office:value="1419950950.63511" calcext:value-type="float">
            <text:p>1419950950.63511</text:p>
          </table:table-cell>
          <table:table-cell office:value-type="string" calcext:value-type="string">
            <text:p>Gyro</text:p>
          </table:table-cell>
          <table:table-cell office:value-type="float" office:value="-0.245092579332755" calcext:value-type="float">
            <text:p>-0.245092579332755</text:p>
          </table:table-cell>
          <table:table-cell office:value-type="float" office:value="0.167885675118595" calcext:value-type="float">
            <text:p>0.167885675118595</text:p>
          </table:table-cell>
          <table:table-cell office:value-type="float" office:value="0.0905962129106425" calcext:value-type="float">
            <text:p>0.0905962129106425</text:p>
          </table:table-cell>
          <table:table-cell table:number-columns-repeated="16"/>
        </table:table-row>
        <table:table-row table:style-name="ro2">
          <table:table-cell office:value-type="float" office:value="1419950950.63548" calcext:value-type="float">
            <text:p>1419950950.63548</text:p>
          </table:table-cell>
          <table:table-cell office:value-type="string" calcext:value-type="string">
            <text:p>Motion</text:p>
          </table:table-cell>
          <table:table-cell office:value-type="float" office:value="-0.0526076219975948" calcext:value-type="float">
            <text:p>-0.0526076219975948</text:p>
          </table:table-cell>
          <table:table-cell office:value-type="float" office:value="0.304250597953796" calcext:value-type="float">
            <text:p>0.304250597953796</text:p>
          </table:table-cell>
          <table:table-cell office:value-type="float" office:value="0.218337014317512" calcext:value-type="float">
            <text:p>0.218337014317512</text:p>
          </table:table-cell>
          <table:table-cell office:value-type="float" office:value="0.0682152436124058" calcext:value-type="float">
            <text:p>0.0682152436124058</text:p>
          </table:table-cell>
          <table:table-cell office:value-type="float" office:value="1.04113484917056" calcext:value-type="float">
            <text:p>1.04113484917056</text:p>
          </table:table-cell>
          <table:table-cell office:value-type="float" office:value="0.115681061667865" calcext:value-type="float">
            <text:p>0.115681061667865</text:p>
          </table:table-cell>
          <table:table-cell office:value-type="float" office:value="-0.0526076219975948" calcext:value-type="float">
            <text:p>-0.0526076219975948</text:p>
          </table:table-cell>
          <table:table-cell office:value-type="float" office:value="0.304250597953796" calcext:value-type="float">
            <text:p>0.304250597953796</text:p>
          </table:table-cell>
          <table:table-cell office:value-type="float" office:value="0.218337014317512" calcext:value-type="float">
            <text:p>0.218337014317512</text:p>
          </table:table-cell>
          <table:table-cell office:value-type="float" office:value="0.03443843126297" calcext:value-type="float">
            <text:p>0.03443843126297</text:p>
          </table:table-cell>
          <table:table-cell office:value-type="float" office:value="-0.862978160381317" calcext:value-type="float">
            <text:p>-0.862978160381317</text:p>
          </table:table-cell>
          <table:table-cell office:value-type="float" office:value="-0.504066169261932" calcext:value-type="float">
            <text:p>-0.504066169261932</text:p>
          </table:table-cell>
          <table:table-cell office:value-type="float" office:value="-0.119612991809845" calcext:value-type="float">
            <text:p>-0.119612991809845</text:p>
          </table:table-cell>
          <table:table-cell office:value-type="float" office:value="0.00412195408716798" calcext:value-type="float">
            <text:p>0.00412195408716798</text:p>
          </table:table-cell>
          <table:table-cell office:value-type="float" office:value="0.212943732738495" calcext:value-type="float">
            <text:p>0.21294373273849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349" calcext:value-type="float">
            <text:p>1419950950.6349</text:p>
          </table:table-cell>
          <table:table-cell office:value-type="string" calcext:value-type="string">
            <text:p>Motion</text:p>
          </table:table-cell>
          <table:table-cell office:value-type="float" office:value="0.212916746735573" calcext:value-type="float">
            <text:p>0.212916746735573</text:p>
          </table:table-cell>
          <table:table-cell office:value-type="float" office:value="0.317726522684097" calcext:value-type="float">
            <text:p>0.317726522684097</text:p>
          </table:table-cell>
          <table:table-cell office:value-type="float" office:value="0.40245994925499" calcext:value-type="float">
            <text:p>0.40245994925499</text:p>
          </table:table-cell>
          <table:table-cell office:value-type="float" office:value="0.0696949753125334" calcext:value-type="float">
            <text:p>0.0696949753125334</text:p>
          </table:table-cell>
          <table:table-cell office:value-type="float" office:value="1.04085168307387" calcext:value-type="float">
            <text:p>1.04085168307387</text:p>
          </table:table-cell>
          <table:table-cell office:value-type="float" office:value="0.110107657954723" calcext:value-type="float">
            <text:p>0.110107657954723</text:p>
          </table:table-cell>
          <table:table-cell office:value-type="float" office:value="0.212916746735573" calcext:value-type="float">
            <text:p>0.212916746735573</text:p>
          </table:table-cell>
          <table:table-cell office:value-type="float" office:value="0.317726522684097" calcext:value-type="float">
            <text:p>0.317726522684097</text:p>
          </table:table-cell>
          <table:table-cell office:value-type="float" office:value="0.40245994925499" calcext:value-type="float">
            <text:p>0.40245994925499</text:p>
          </table:table-cell>
          <table:table-cell office:value-type="float" office:value="0.0352012924849987" calcext:value-type="float">
            <text:p>0.0352012924849987</text:p>
          </table:table-cell>
          <table:table-cell office:value-type="float" office:value="-0.862835049629211" calcext:value-type="float">
            <text:p>-0.862835049629211</text:p>
          </table:table-cell>
          <table:table-cell office:value-type="float" office:value="-0.504258394241333" calcext:value-type="float">
            <text:p>-0.504258394241333</text:p>
          </table:table-cell>
          <table:table-cell office:value-type="float" office:value="-0.110274530947208" calcext:value-type="float">
            <text:p>-0.110274530947208</text:p>
          </table:table-cell>
          <table:table-cell office:value-type="float" office:value="-0.0281256400048733" calcext:value-type="float">
            <text:p>-0.0281256400048733</text:p>
          </table:table-cell>
          <table:table-cell office:value-type="float" office:value="0.25406002998352" calcext:value-type="float">
            <text:p>0.2540600299835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3845" calcext:value-type="float">
            <text:p>1419950950.63845</text:p>
          </table:table-cell>
          <table:table-cell office:value-type="string" calcext:value-type="string">
            <text:p>Acceleration</text:p>
          </table:table-cell>
          <table:table-cell office:value-type="float" office:value="-0.0342254638671875" calcext:value-type="float">
            <text:p>-0.0342254638671875</text:p>
          </table:table-cell>
          <table:table-cell office:value-type="float" office:value="-0.825347900390625" calcext:value-type="float">
            <text:p>-0.825347900390625</text:p>
          </table:table-cell>
          <table:table-cell office:value-type="float" office:value="-0.358139038085937" calcext:value-type="float">
            <text:p>-0.358139038085937</text:p>
          </table:table-cell>
          <table:table-cell table:number-columns-repeated="16"/>
        </table:table-row>
        <table:table-row table:style-name="ro2">
          <table:table-cell office:value-type="float" office:value="1419950950.63859" calcext:value-type="float">
            <text:p>1419950950.63859</text:p>
          </table:table-cell>
          <table:table-cell office:value-type="string" calcext:value-type="string">
            <text:p>Acceleration</text:p>
          </table:table-cell>
          <table:table-cell office:value-type="float" office:value="0.0094451904296875" calcext:value-type="float">
            <text:p>0.0094451904296875</text:p>
          </table:table-cell>
          <table:table-cell office:value-type="float" office:value="-0.795211791992188" calcext:value-type="float">
            <text:p>-0.795211791992188</text:p>
          </table:table-cell>
          <table:table-cell office:value-type="float" office:value="-0.4891357421875" calcext:value-type="float">
            <text:p>-0.4891357421875</text:p>
          </table:table-cell>
          <table:table-cell table:number-columns-repeated="16"/>
        </table:table-row>
        <table:table-row table:style-name="ro2">
          <table:table-cell office:value-type="float" office:value="1419950950.65091" calcext:value-type="float">
            <text:p>1419950950.65091</text:p>
          </table:table-cell>
          <table:table-cell office:value-type="string" calcext:value-type="string">
            <text:p>Gyro</text:p>
          </table:table-cell>
          <table:table-cell office:value-type="float" office:value="-0.255308465274299" calcext:value-type="float">
            <text:p>-0.255308465274299</text:p>
          </table:table-cell>
          <table:table-cell office:value-type="float" office:value="0.0191776893257696" calcext:value-type="float">
            <text:p>0.0191776893257696</text:p>
          </table:table-cell>
          <table:table-cell office:value-type="float" office:value="0.0139019672063226" calcext:value-type="float">
            <text:p>0.0139019672063226</text:p>
          </table:table-cell>
          <table:table-cell table:number-columns-repeated="16"/>
        </table:table-row>
        <table:table-row table:style-name="ro2">
          <table:table-cell office:value-type="float" office:value="1419950950.65136" calcext:value-type="float">
            <text:p>1419950950.65136</text:p>
          </table:table-cell>
          <table:table-cell office:value-type="string" calcext:value-type="string">
            <text:p>Gyro</text:p>
          </table:table-cell>
          <table:table-cell office:value-type="float" office:value="-0.0857684344865469" calcext:value-type="float">
            <text:p>-0.0857684344865469</text:p>
          </table:table-cell>
          <table:table-cell office:value-type="float" office:value="-0.0550880197805071" calcext:value-type="float">
            <text:p>-0.0550880197805071</text:p>
          </table:table-cell>
          <table:table-cell office:value-type="float" office:value="-0.0609315278443589" calcext:value-type="float">
            <text:p>-0.0609315278443589</text:p>
          </table:table-cell>
          <table:table-cell table:number-columns-repeated="16"/>
        </table:table-row>
        <table:table-row table:style-name="ro2">
          <table:table-cell office:value-type="float" office:value="1419950950.65112" calcext:value-type="float">
            <text:p>1419950950.65112</text:p>
          </table:table-cell>
          <table:table-cell office:value-type="string" calcext:value-type="string">
            <text:p>Motion</text:p>
          </table:table-cell>
          <table:table-cell office:value-type="float" office:value="-0.235799297690391" calcext:value-type="float">
            <text:p>-0.235799297690391</text:p>
          </table:table-cell>
          <table:table-cell office:value-type="float" office:value="0.194762408733368" calcext:value-type="float">
            <text:p>0.194762408733368</text:p>
          </table:table-cell>
          <table:table-cell office:value-type="float" office:value="0.0734112858772278" calcext:value-type="float">
            <text:p>0.0734112858772278</text:p>
          </table:table-cell>
          <table:table-cell office:value-type="float" office:value="0.0683681848486496" calcext:value-type="float">
            <text:p>0.0683681848486496</text:p>
          </table:table-cell>
          <table:table-cell office:value-type="float" office:value="1.03917654500614" calcext:value-type="float">
            <text:p>1.03917654500614</text:p>
          </table:table-cell>
          <table:table-cell office:value-type="float" office:value="0.118188509152144" calcext:value-type="float">
            <text:p>0.118188509152144</text:p>
          </table:table-cell>
          <table:table-cell office:value-type="float" office:value="-0.235799297690391" calcext:value-type="float">
            <text:p>-0.235799297690391</text:p>
          </table:table-cell>
          <table:table-cell office:value-type="float" office:value="0.194762408733368" calcext:value-type="float">
            <text:p>0.194762408733368</text:p>
          </table:table-cell>
          <table:table-cell office:value-type="float" office:value="0.0734112858772278" calcext:value-type="float">
            <text:p>0.0734112858772278</text:p>
          </table:table-cell>
          <table:table-cell office:value-type="float" office:value="0.0346309058368206" calcext:value-type="float">
            <text:p>0.0346309058368206</text:p>
          </table:table-cell>
          <table:table-cell office:value-type="float" office:value="-0.861987113952637" calcext:value-type="float">
            <text:p>-0.861987113952637</text:p>
          </table:table-cell>
          <table:table-cell office:value-type="float" office:value="-0.505745947360992" calcext:value-type="float">
            <text:p>-0.505745947360992</text:p>
          </table:table-cell>
          <table:table-cell office:value-type="float" office:value="-0.0688563734292984" calcext:value-type="float">
            <text:p>-0.0688563734292984</text:p>
          </table:table-cell>
          <table:table-cell office:value-type="float" office:value="0.0366391837596893" calcext:value-type="float">
            <text:p>0.0366391837596893</text:p>
          </table:table-cell>
          <table:table-cell office:value-type="float" office:value="0.147606909275055" calcext:value-type="float">
            <text:p>0.14760690927505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5513" calcext:value-type="float">
            <text:p>1419950950.65513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27.610321044922" calcext:value-type="float">
            <text:p>127.610321044922</text:p>
          </table:table-cell>
          <table:table-cell table:number-columns-repeated="16"/>
        </table:table-row>
        <table:table-row table:style-name="ro2">
          <table:table-cell office:value-type="float" office:value="1419950950.65804" calcext:value-type="float">
            <text:p>1419950950.65804</text:p>
          </table:table-cell>
          <table:table-cell office:value-type="string" calcext:value-type="string">
            <text:p>Acceleration</text:p>
          </table:table-cell>
          <table:table-cell office:value-type="float" office:value="0.011444091796875" calcext:value-type="float">
            <text:p>0.011444091796875</text:p>
          </table:table-cell>
          <table:table-cell office:value-type="float" office:value="-0.821548461914063" calcext:value-type="float">
            <text:p>-0.821548461914063</text:p>
          </table:table-cell>
          <table:table-cell office:value-type="float" office:value="-0.638809204101563" calcext:value-type="float">
            <text:p>-0.638809204101563</text:p>
          </table:table-cell>
          <table:table-cell table:number-columns-repeated="16"/>
        </table:table-row>
        <table:table-row table:style-name="ro2">
          <table:table-cell office:value-type="float" office:value="1419950950.65819" calcext:value-type="float">
            <text:p>1419950950.65819</text:p>
          </table:table-cell>
          <table:table-cell office:value-type="string" calcext:value-type="string">
            <text:p>Acceleration</text:p>
          </table:table-cell>
          <table:table-cell office:value-type="float" office:value="0.0277099609375" calcext:value-type="float">
            <text:p>0.0277099609375</text:p>
          </table:table-cell>
          <table:table-cell office:value-type="float" office:value="-0.851837158203125" calcext:value-type="float">
            <text:p>-0.851837158203125</text:p>
          </table:table-cell>
          <table:table-cell office:value-type="float" office:value="-0.701400756835938" calcext:value-type="float">
            <text:p>-0.701400756835938</text:p>
          </table:table-cell>
          <table:table-cell table:number-columns-repeated="16"/>
        </table:table-row>
        <table:table-row table:style-name="ro2">
          <table:table-cell office:value-type="float" office:value="1419950950.66711" calcext:value-type="float">
            <text:p>1419950950.66711</text:p>
          </table:table-cell>
          <table:table-cell office:value-type="string" calcext:value-type="string">
            <text:p>Gyro</text:p>
          </table:table-cell>
          <table:table-cell office:value-type="float" office:value="0.165853949522974" calcext:value-type="float">
            <text:p>0.165853949522974</text:p>
          </table:table-cell>
          <table:table-cell office:value-type="float" office:value="-0.15666870692329" calcext:value-type="float">
            <text:p>-0.15666870692329</text:p>
          </table:table-cell>
          <table:table-cell office:value-type="float" office:value="-0.0966716823054403" calcext:value-type="float">
            <text:p>-0.0966716823054403</text:p>
          </table:table-cell>
          <table:table-cell table:number-columns-repeated="16"/>
        </table:table-row>
        <table:table-row table:style-name="ro2">
          <table:table-cell office:value-type="float" office:value="1419950950.66709" calcext:value-type="float">
            <text:p>1419950950.66709</text:p>
          </table:table-cell>
          <table:table-cell office:value-type="string" calcext:value-type="string">
            <text:p>Motion</text:p>
          </table:table-cell>
          <table:table-cell office:value-type="float" office:value="-0.246015176177025" calcext:value-type="float">
            <text:p>-0.246015176177025</text:p>
          </table:table-cell>
          <table:table-cell office:value-type="float" office:value="0.0460543856024742" calcext:value-type="float">
            <text:p>0.0460543856024742</text:p>
          </table:table-cell>
          <table:table-cell office:value-type="float" office:value="-0.00328293954953551" calcext:value-type="float">
            <text:p>-0.00328293954953551</text:p>
          </table:table-cell>
          <table:table-cell office:value-type="float" office:value="0.0687111231212736" calcext:value-type="float">
            <text:p>0.0687111231212736</text:p>
          </table:table-cell>
          <table:table-cell office:value-type="float" office:value="1.03643655831388" calcext:value-type="float">
            <text:p>1.03643655831388</text:p>
          </table:table-cell>
          <table:table-cell office:value-type="float" office:value="0.11882748654353" calcext:value-type="float">
            <text:p>0.11882748654353</text:p>
          </table:table-cell>
          <table:table-cell office:value-type="float" office:value="-0.246015176177025" calcext:value-type="float">
            <text:p>-0.246015176177025</text:p>
          </table:table-cell>
          <table:table-cell office:value-type="float" office:value="0.0460543856024742" calcext:value-type="float">
            <text:p>0.0460543856024742</text:p>
          </table:table-cell>
          <table:table-cell office:value-type="float" office:value="-0.00328293954953551" calcext:value-type="float">
            <text:p>-0.00328293954953551</text:p>
          </table:table-cell>
          <table:table-cell office:value-type="float" office:value="0.0349663682281971" calcext:value-type="float">
            <text:p>0.0349663682281971</text:p>
          </table:table-cell>
          <table:table-cell office:value-type="float" office:value="-0.860594868659973" calcext:value-type="float">
            <text:p>-0.860594868659973</text:p>
          </table:table-cell>
          <table:table-cell office:value-type="float" office:value="-0.508088409900665" calcext:value-type="float">
            <text:p>-0.508088409900665</text:p>
          </table:table-cell>
          <table:table-cell office:value-type="float" office:value="-0.0255211796611548" calcext:value-type="float">
            <text:p>-0.0255211796611548</text:p>
          </table:table-cell>
          <table:table-cell office:value-type="float" office:value="0.0653830766677856" calcext:value-type="float">
            <text:p>0.0653830766677856</text:p>
          </table:table-cell>
          <table:table-cell office:value-type="float" office:value="0.0189526602625847" calcext:value-type="float">
            <text:p>0.018952660262584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6742" calcext:value-type="float">
            <text:p>1419950950.66742</text:p>
          </table:table-cell>
          <table:table-cell office:value-type="string" calcext:value-type="string">
            <text:p>Motion</text:p>
          </table:table-cell>
          <table:table-cell office:value-type="float" office:value="-0.0764751881361008" calcext:value-type="float">
            <text:p>-0.0764751881361008</text:p>
          </table:table-cell>
          <table:table-cell office:value-type="float" office:value="-0.0282113794237375" calcext:value-type="float">
            <text:p>-0.0282113794237375</text:p>
          </table:table-cell>
          <table:table-cell office:value-type="float" office:value="-0.0781163945794106" calcext:value-type="float">
            <text:p>-0.0781163945794106</text:p>
          </table:table-cell>
          <table:table-cell office:value-type="float" office:value="0.0695521510597885" calcext:value-type="float">
            <text:p>0.0695521510597885</text:p>
          </table:table-cell>
          <table:table-cell office:value-type="float" office:value="1.03493902665932" calcext:value-type="float">
            <text:p>1.03493902665932</text:p>
          </table:table-cell>
          <table:table-cell office:value-type="float" office:value="0.117659187270064" calcext:value-type="float">
            <text:p>0.117659187270064</text:p>
          </table:table-cell>
          <table:table-cell office:value-type="float" office:value="-0.0764751881361008" calcext:value-type="float">
            <text:p>-0.0764751881361008</text:p>
          </table:table-cell>
          <table:table-cell office:value-type="float" office:value="-0.0282113794237375" calcext:value-type="float">
            <text:p>-0.0282113794237375</text:p>
          </table:table-cell>
          <table:table-cell office:value-type="float" office:value="-0.0781163945794106" calcext:value-type="float">
            <text:p>-0.0781163945794106</text:p>
          </table:table-cell>
          <table:table-cell office:value-type="float" office:value="0.0354832001030445" calcext:value-type="float">
            <text:p>0.0354832001030445</text:p>
          </table:table-cell>
          <table:table-cell office:value-type="float" office:value="-0.859831213951111" calcext:value-type="float">
            <text:p>-0.859831213951111</text:p>
          </table:table-cell>
          <table:table-cell office:value-type="float" office:value="-0.509343922138214" calcext:value-type="float">
            <text:p>-0.509343922138214</text:p>
          </table:table-cell>
          <table:table-cell office:value-type="float" office:value="-0.0240391064435244" calcext:value-type="float">
            <text:p>-0.0240391064435244</text:p>
          </table:table-cell>
          <table:table-cell office:value-type="float" office:value="0.0382827632129192" calcext:value-type="float">
            <text:p>0.0382827632129192</text:p>
          </table:table-cell>
          <table:table-cell office:value-type="float" office:value="-0.129465311765671" calcext:value-type="float">
            <text:p>-0.12946531176567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7772" calcext:value-type="float">
            <text:p>1419950950.67772</text:p>
          </table:table-cell>
          <table:table-cell office:value-type="string" calcext:value-type="string">
            <text:p>Acceleration</text:p>
          </table:table-cell>
          <table:table-cell office:value-type="float" office:value="0.063690185546875" calcext:value-type="float">
            <text:p>0.063690185546875</text:p>
          </table:table-cell>
          <table:table-cell office:value-type="float" office:value="-0.896209716796875" calcext:value-type="float">
            <text:p>-0.896209716796875</text:p>
          </table:table-cell>
          <table:table-cell office:value-type="float" office:value="-0.347442626953125" calcext:value-type="float">
            <text:p>-0.347442626953125</text:p>
          </table:table-cell>
          <table:table-cell table:number-columns-repeated="16"/>
        </table:table-row>
        <table:table-row table:style-name="ro2">
          <table:table-cell office:value-type="float" office:value="1419950950.6777" calcext:value-type="float">
            <text:p>1419950950.6777</text:p>
          </table:table-cell>
          <table:table-cell office:value-type="string" calcext:value-type="string">
            <text:p>Acceleration</text:p>
          </table:table-cell>
          <table:table-cell office:value-type="float" office:value="0.0697174072265625" calcext:value-type="float">
            <text:p>0.0697174072265625</text:p>
          </table:table-cell>
          <table:table-cell office:value-type="float" office:value="-0.867050170898438" calcext:value-type="float">
            <text:p>-0.867050170898438</text:p>
          </table:table-cell>
          <table:table-cell office:value-type="float" office:value="-0.4859619140625" calcext:value-type="float">
            <text:p>-0.4859619140625</text:p>
          </table:table-cell>
          <table:table-cell table:number-columns-repeated="16"/>
        </table:table-row>
        <table:table-row table:style-name="ro2">
          <table:table-cell office:value-type="float" office:value="1419950950.68136" calcext:value-type="float">
            <text:p>1419950950.68136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7.601379394531" calcext:value-type="float">
            <text:p>227.601379394531</text:p>
          </table:table-cell>
          <table:table-cell office:value-type="float" office:value="128.433609008789" calcext:value-type="float">
            <text:p>128.433609008789</text:p>
          </table:table-cell>
          <table:table-cell table:number-columns-repeated="16"/>
        </table:table-row>
        <table:table-row table:style-name="ro2">
          <table:table-cell office:value-type="float" office:value="1419950950.68283" calcext:value-type="float">
            <text:p>1419950950.68283</text:p>
          </table:table-cell>
          <table:table-cell office:value-type="string" calcext:value-type="string">
            <text:p>Gyro</text:p>
          </table:table-cell>
          <table:table-cell office:value-type="float" office:value="0.154524595929668" calcext:value-type="float">
            <text:p>0.154524595929668</text:p>
          </table:table-cell>
          <table:table-cell office:value-type="float" office:value="-0.179156439167919" calcext:value-type="float">
            <text:p>-0.179156439167919</text:p>
          </table:table-cell>
          <table:table-cell office:value-type="float" office:value="-0.0854390014597041" calcext:value-type="float">
            <text:p>-0.0854390014597041</text:p>
          </table:table-cell>
          <table:table-cell table:number-columns-repeated="16"/>
        </table:table-row>
        <table:table-row table:style-name="ro2">
          <table:table-cell office:value-type="float" office:value="1419950950.68318" calcext:value-type="float">
            <text:p>1419950950.68318</text:p>
          </table:table-cell>
          <table:table-cell office:value-type="string" calcext:value-type="string">
            <text:p>Gyro</text:p>
          </table:table-cell>
          <table:table-cell office:value-type="float" office:value="0.0752473502840799" calcext:value-type="float">
            <text:p>0.0752473502840799</text:p>
          </table:table-cell>
          <table:table-cell office:value-type="float" office:value="0.0209588114628146" calcext:value-type="float">
            <text:p>0.0209588114628146</text:p>
          </table:table-cell>
          <table:table-cell office:value-type="float" office:value="-0.0000306263525359112" calcext:value-type="float">
            <text:p>-3.06263525359112E-005</text:p>
          </table:table-cell>
          <table:table-cell table:number-columns-repeated="16"/>
        </table:table-row>
        <table:table-row table:style-name="ro2">
          <table:table-cell office:value-type="float" office:value="1419950950.68287" calcext:value-type="float">
            <text:p>1419950950.68287</text:p>
          </table:table-cell>
          <table:table-cell office:value-type="string" calcext:value-type="string">
            <text:p>Motion</text:p>
          </table:table-cell>
          <table:table-cell office:value-type="float" office:value="0.175147175788879" calcext:value-type="float">
            <text:p>0.175147175788879</text:p>
          </table:table-cell>
          <table:table-cell office:value-type="float" office:value="-0.129792124032974" calcext:value-type="float">
            <text:p>-0.129792124032974</text:p>
          </table:table-cell>
          <table:table-cell office:value-type="float" office:value="-0.113856509327888" calcext:value-type="float">
            <text:p>-0.113856509327888</text:p>
          </table:table-cell>
          <table:table-cell office:value-type="float" office:value="0.0706921766335699" calcext:value-type="float">
            <text:p>0.0706921766335699</text:p>
          </table:table-cell>
          <table:table-cell office:value-type="float" office:value="1.03613931178035" calcext:value-type="float">
            <text:p>1.03613931178035</text:p>
          </table:table-cell>
          <table:table-cell office:value-type="float" office:value="0.115179708015676" calcext:value-type="float">
            <text:p>0.115179708015676</text:p>
          </table:table-cell>
          <table:table-cell office:value-type="float" office:value="0.175147175788879" calcext:value-type="float">
            <text:p>0.175147175788879</text:p>
          </table:table-cell>
          <table:table-cell office:value-type="float" office:value="-0.129792124032974" calcext:value-type="float">
            <text:p>-0.129792124032974</text:p>
          </table:table-cell>
          <table:table-cell office:value-type="float" office:value="-0.113856509327888" calcext:value-type="float">
            <text:p>-0.113856509327888</text:p>
          </table:table-cell>
          <table:table-cell office:value-type="float" office:value="0.0359909199178219" calcext:value-type="float">
            <text:p>0.0359909199178219</text:p>
          </table:table-cell>
          <table:table-cell office:value-type="float" office:value="-0.860443472862244" calcext:value-type="float">
            <text:p>-0.860443472862244</text:p>
          </table:table-cell>
          <table:table-cell office:value-type="float" office:value="-0.508273303508758" calcext:value-type="float">
            <text:p>-0.508273303508758</text:p>
          </table:table-cell>
          <table:table-cell office:value-type="float" office:value="-0.00828095711767674" calcext:value-type="float">
            <text:p>-0.00828095711767674</text:p>
          </table:table-cell>
          <table:table-cell office:value-type="float" office:value="0.00860628858208656" calcext:value-type="float">
            <text:p>0.00860628858208656</text:p>
          </table:table-cell>
          <table:table-cell office:value-type="float" office:value="-0.19312746822834" calcext:value-type="float">
            <text:p>-0.1931274682283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9785" calcext:value-type="float">
            <text:p>1419950950.69785</text:p>
          </table:table-cell>
          <table:table-cell office:value-type="string" calcext:value-type="string">
            <text:p>Acceleration</text:p>
          </table:table-cell>
          <table:table-cell office:value-type="float" office:value="0.105453491210938" calcext:value-type="float">
            <text:p>0.105453491210938</text:p>
          </table:table-cell>
          <table:table-cell office:value-type="float" office:value="-0.934555053710938" calcext:value-type="float">
            <text:p>-0.934555053710938</text:p>
          </table:table-cell>
          <table:table-cell office:value-type="float" office:value="-0.3453369140625" calcext:value-type="float">
            <text:p>-0.3453369140625</text:p>
          </table:table-cell>
          <table:table-cell table:number-columns-repeated="16"/>
        </table:table-row>
        <table:table-row table:style-name="ro2">
          <table:table-cell office:value-type="float" office:value="1419950950.69864" calcext:value-type="float">
            <text:p>1419950950.69864</text:p>
          </table:table-cell>
          <table:table-cell office:value-type="string" calcext:value-type="string">
            <text:p>Acceleration</text:p>
          </table:table-cell>
          <table:table-cell office:value-type="float" office:value="0.12896728515625" calcext:value-type="float">
            <text:p>0.12896728515625</text:p>
          </table:table-cell>
          <table:table-cell office:value-type="float" office:value="-0.9100341796875" calcext:value-type="float">
            <text:p>-0.9100341796875</text:p>
          </table:table-cell>
          <table:table-cell office:value-type="float" office:value="-0.4322509765625" calcext:value-type="float">
            <text:p>-0.4322509765625</text:p>
          </table:table-cell>
          <table:table-cell table:number-columns-repeated="16"/>
        </table:table-row>
        <table:table-row table:style-name="ro2">
          <table:table-cell office:value-type="float" office:value="1419950950.6991" calcext:value-type="float">
            <text:p>1419950950.6991</text:p>
          </table:table-cell>
          <table:table-cell office:value-type="string" calcext:value-type="string">
            <text:p>Gyro</text:p>
          </table:table-cell>
          <table:table-cell office:value-type="float" office:value="0.0329789890428872" calcext:value-type="float">
            <text:p>0.0329789890428872</text:p>
          </table:table-cell>
          <table:table-cell office:value-type="float" office:value="0.202775748559723" calcext:value-type="float">
            <text:p>0.202775748559723</text:p>
          </table:table-cell>
          <table:table-cell office:value-type="float" office:value="0.0737927316966786" calcext:value-type="float">
            <text:p>0.0737927316966786</text:p>
          </table:table-cell>
          <table:table-cell table:number-columns-repeated="16"/>
        </table:table-row>
        <table:table-row table:style-name="ro2">
          <table:table-cell office:value-type="float" office:value="1419950950.6988" calcext:value-type="float">
            <text:p>1419950950.6988</text:p>
          </table:table-cell>
          <table:table-cell office:value-type="string" calcext:value-type="string">
            <text:p>Motion</text:p>
          </table:table-cell>
          <table:table-cell office:value-type="float" office:value="0.163817808032036" calcext:value-type="float">
            <text:p>0.163817808032036</text:p>
          </table:table-cell>
          <table:table-cell office:value-type="float" office:value="-0.152279913425446" calcext:value-type="float">
            <text:p>-0.152279913425446</text:p>
          </table:table-cell>
          <table:table-cell office:value-type="float" office:value="-0.102623797953129" calcext:value-type="float">
            <text:p>-0.102623797953129</text:p>
          </table:table-cell>
          <table:table-cell office:value-type="float" office:value="0.0711230584775739" calcext:value-type="float">
            <text:p>0.0711230584775739</text:p>
          </table:table-cell>
          <table:table-cell office:value-type="float" office:value="1.03794857333769" calcext:value-type="float">
            <text:p>1.03794857333769</text:p>
          </table:table-cell>
          <table:table-cell office:value-type="float" office:value="0.112705114872272" calcext:value-type="float">
            <text:p>0.112705114872272</text:p>
          </table:table-cell>
          <table:table-cell office:value-type="float" office:value="0.163817808032036" calcext:value-type="float">
            <text:p>0.163817808032036</text:p>
          </table:table-cell>
          <table:table-cell office:value-type="float" office:value="-0.152279913425446" calcext:value-type="float">
            <text:p>-0.152279913425446</text:p>
          </table:table-cell>
          <table:table-cell office:value-type="float" office:value="-0.102623797953129" calcext:value-type="float">
            <text:p>-0.102623797953129</text:p>
          </table:table-cell>
          <table:table-cell office:value-type="float" office:value="0.0360992327332497" calcext:value-type="float">
            <text:p>0.0360992327332497</text:p>
          </table:table-cell>
          <table:table-cell office:value-type="float" office:value="-0.86136394739151" calcext:value-type="float">
            <text:p>-0.86136394739151</text:p>
          </table:table-cell>
          <table:table-cell office:value-type="float" office:value="-0.506704092025757" calcext:value-type="float">
            <text:p>-0.506704092025757</text:p>
          </table:table-cell>
          <table:table-cell office:value-type="float" office:value="0.0336181744933128" calcext:value-type="float">
            <text:p>0.0336181744933128</text:p>
          </table:table-cell>
          <table:table-cell office:value-type="float" office:value="-0.00568623142316937" calcext:value-type="float">
            <text:p>-0.00568623142316937</text:p>
          </table:table-cell>
          <table:table-cell office:value-type="float" office:value="0.0207421500235796" calcext:value-type="float">
            <text:p>0.020742150023579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69938" calcext:value-type="float">
            <text:p>1419950950.69938</text:p>
          </table:table-cell>
          <table:table-cell office:value-type="string" calcext:value-type="string">
            <text:p>Motion</text:p>
          </table:table-cell>
          <table:table-cell office:value-type="float" office:value="0.0845405384898186" calcext:value-type="float">
            <text:p>0.0845405384898186</text:p>
          </table:table-cell>
          <table:table-cell office:value-type="float" office:value="0.0478352792561054" calcext:value-type="float">
            <text:p>0.0478352792561054</text:p>
          </table:table-cell>
          <table:table-cell office:value-type="float" office:value="-0.0172153878957033" calcext:value-type="float">
            <text:p>-0.0172153878957033</text:p>
          </table:table-cell>
          <table:table-cell office:value-type="float" office:value="0.071902373003177" calcext:value-type="float">
            <text:p>0.071902373003177</text:p>
          </table:table-cell>
          <table:table-cell office:value-type="float" office:value="1.03901118445167" calcext:value-type="float">
            <text:p>1.03901118445167</text:p>
          </table:table-cell>
          <table:table-cell office:value-type="float" office:value="0.111661326692346" calcext:value-type="float">
            <text:p>0.111661326692346</text:p>
          </table:table-cell>
          <table:table-cell office:value-type="float" office:value="0.0845405384898186" calcext:value-type="float">
            <text:p>0.0845405384898186</text:p>
          </table:table-cell>
          <table:table-cell office:value-type="float" office:value="0.0478352792561054" calcext:value-type="float">
            <text:p>0.0478352792561054</text:p>
          </table:table-cell>
          <table:table-cell office:value-type="float" office:value="-0.0172153878957033" calcext:value-type="float">
            <text:p>-0.0172153878957033</text:p>
          </table:table-cell>
          <table:table-cell office:value-type="float" office:value="0.0364283286035061" calcext:value-type="float">
            <text:p>0.0364283286035061</text:p>
          </table:table-cell>
          <table:table-cell office:value-type="float" office:value="-0.861903250217438" calcext:value-type="float">
            <text:p>-0.861903250217438</text:p>
          </table:table-cell>
          <table:table-cell office:value-type="float" office:value="-0.505762577056885" calcext:value-type="float">
            <text:p>-0.505762577056885</text:p>
          </table:table-cell>
          <table:table-cell office:value-type="float" office:value="0.0272618588060141" calcext:value-type="float">
            <text:p>0.0272618588060141</text:p>
          </table:table-cell>
          <table:table-cell office:value-type="float" office:value="-0.0343064703047276" calcext:value-type="float">
            <text:p>-0.0343064703047276</text:p>
          </table:table-cell>
          <table:table-cell office:value-type="float" office:value="0.158319935202599" calcext:value-type="float">
            <text:p>0.158319935202599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70749" calcext:value-type="float">
            <text:p>1419950950.70749</text:p>
          </table:table-cell>
          <table:table-cell office:value-type="string" calcext:value-type="string">
            <text:p>Magnetic</text:p>
          </table:table-cell>
          <table:table-cell office:value-type="float" office:value="57.2390289306641" calcext:value-type="float">
            <text:p>57.2390289306641</text:p>
          </table:table-cell>
          <table:table-cell office:value-type="float" office:value="228.278762817383" calcext:value-type="float">
            <text:p>228.278762817383</text:p>
          </table:table-cell>
          <table:table-cell office:value-type="float" office:value="125.799072265625" calcext:value-type="float">
            <text:p>125.799072265625</text:p>
          </table:table-cell>
          <table:table-cell table:number-columns-repeated="16"/>
        </table:table-row>
        <table:table-row table:style-name="ro2">
          <table:table-cell office:value-type="float" office:value="1419950950.71528" calcext:value-type="float">
            <text:p>1419950950.71528</text:p>
          </table:table-cell>
          <table:table-cell office:value-type="string" calcext:value-type="string">
            <text:p>Gyro</text:p>
          </table:table-cell>
          <table:table-cell office:value-type="float" office:value="0.0820147089300802" calcext:value-type="float">
            <text:p>0.0820147089300802</text:p>
          </table:table-cell>
          <table:table-cell office:value-type="float" office:value="0.292994325227793" calcext:value-type="float">
            <text:p>0.292994325227793</text:p>
          </table:table-cell>
          <table:table-cell office:value-type="float" office:value="0.194003562245111" calcext:value-type="float">
            <text:p>0.194003562245111</text:p>
          </table:table-cell>
          <table:table-cell table:number-columns-repeated="16"/>
        </table:table-row>
        <table:table-row table:style-name="ro2">
          <table:table-cell office:value-type="float" office:value="1419950950.7156" calcext:value-type="float">
            <text:p>1419950950.7156</text:p>
          </table:table-cell>
          <table:table-cell office:value-type="string" calcext:value-type="string">
            <text:p>Gyro</text:p>
          </table:table-cell>
          <table:table-cell office:value-type="float" office:value="0.114391557250501" calcext:value-type="float">
            <text:p>0.114391557250501</text:p>
          </table:table-cell>
          <table:table-cell office:value-type="float" office:value="0.265284666717736" calcext:value-type="float">
            <text:p>0.265284666717736</text:p>
          </table:table-cell>
          <table:table-cell office:value-type="float" office:value="0.244917875965246" calcext:value-type="float">
            <text:p>0.244917875965246</text:p>
          </table:table-cell>
          <table:table-cell table:number-columns-repeated="16"/>
        </table:table-row>
        <table:table-row table:style-name="ro2">
          <table:table-cell office:value-type="float" office:value="1419950950.71668" calcext:value-type="float">
            <text:p>1419950950.71668</text:p>
          </table:table-cell>
          <table:table-cell office:value-type="string" calcext:value-type="string">
            <text:p>Acceleration</text:p>
          </table:table-cell>
          <table:table-cell office:value-type="float" office:value="0.12445068359375" calcext:value-type="float">
            <text:p>0.12445068359375</text:p>
          </table:table-cell>
          <table:table-cell office:value-type="float" office:value="-0.8841552734375" calcext:value-type="float">
            <text:p>-0.8841552734375</text:p>
          </table:table-cell>
          <table:table-cell office:value-type="float" office:value="-0.49005126953125" calcext:value-type="float">
            <text:p>-0.49005126953125</text:p>
          </table:table-cell>
          <table:table-cell table:number-columns-repeated="16"/>
        </table:table-row>
        <table:table-row table:style-name="ro2">
          <table:table-cell office:value-type="float" office:value="1419950950.7153" calcext:value-type="float">
            <text:p>1419950950.7153</text:p>
          </table:table-cell>
          <table:table-cell office:value-type="string" calcext:value-type="string">
            <text:p>Motion</text:p>
          </table:table-cell>
          <table:table-cell office:value-type="float" office:value="0.0422721467912197" calcext:value-type="float">
            <text:p>0.0422721467912197</text:p>
          </table:table-cell>
          <table:table-cell office:value-type="float" office:value="0.229652136564255" calcext:value-type="float">
            <text:p>0.229652136564255</text:p>
          </table:table-cell>
          <table:table-cell office:value-type="float" office:value="0.0566080287098885" calcext:value-type="float">
            <text:p>0.0566080287098885</text:p>
          </table:table-cell>
          <table:table-cell office:value-type="float" office:value="0.0731456811713329" calcext:value-type="float">
            <text:p>0.0731456811713329</text:p>
          </table:table-cell>
          <table:table-cell office:value-type="float" office:value="1.0395285462536" calcext:value-type="float">
            <text:p>1.0395285462536</text:p>
          </table:table-cell>
          <table:table-cell office:value-type="float" office:value="0.112509382097569" calcext:value-type="float">
            <text:p>0.112509382097569</text:p>
          </table:table-cell>
          <table:table-cell office:value-type="float" office:value="0.0422721467912197" calcext:value-type="float">
            <text:p>0.0422721467912197</text:p>
          </table:table-cell>
          <table:table-cell office:value-type="float" office:value="0.229652136564255" calcext:value-type="float">
            <text:p>0.229652136564255</text:p>
          </table:table-cell>
          <table:table-cell office:value-type="float" office:value="0.0566080287098885" calcext:value-type="float">
            <text:p>0.0566080287098885</text:p>
          </table:table-cell>
          <table:table-cell office:value-type="float" office:value="0.0370245240628719" calcext:value-type="float">
            <text:p>0.0370245240628719</text:p>
          </table:table-cell>
          <table:table-cell office:value-type="float" office:value="-0.862165451049805" calcext:value-type="float">
            <text:p>-0.862165451049805</text:p>
          </table:table-cell>
          <table:table-cell office:value-type="float" office:value="-0.505272090435028" calcext:value-type="float">
            <text:p>-0.505272090435028</text:p>
          </table:table-cell>
          <table:table-cell office:value-type="float" office:value="0.0919427573680878" calcext:value-type="float">
            <text:p>0.0919427573680878</text:p>
          </table:table-cell>
          <table:table-cell office:value-type="float" office:value="-0.0478687062859535" calcext:value-type="float">
            <text:p>-0.0478687062859535</text:p>
          </table:table-cell>
          <table:table-cell office:value-type="float" office:value="0.0730211138725281" calcext:value-type="float">
            <text:p>0.073021113872528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71698" calcext:value-type="float">
            <text:p>1419950950.71698</text:p>
          </table:table-cell>
          <table:table-cell office:value-type="string" calcext:value-type="string">
            <text:p>Acceleration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-0.849075317382813" calcext:value-type="float">
            <text:p>-0.849075317382813</text:p>
          </table:table-cell>
          <table:table-cell office:value-type="float" office:value="-0.489852905273438" calcext:value-type="float">
            <text:p>-0.489852905273438</text:p>
          </table:table-cell>
          <table:table-cell table:number-columns-repeated="16"/>
        </table:table-row>
        <table:table-row table:style-name="ro2">
          <table:table-cell office:value-type="float" office:value="1419950950.73102" calcext:value-type="float">
            <text:p>1419950950.73102</text:p>
          </table:table-cell>
          <table:table-cell office:value-type="string" calcext:value-type="string">
            <text:p>Gyro</text:p>
          </table:table-cell>
          <table:table-cell office:value-type="float" office:value="0.103391370367928" calcext:value-type="float">
            <text:p>0.103391370367928</text:p>
          </table:table-cell>
          <table:table-cell office:value-type="float" office:value="0.197332247291601" calcext:value-type="float">
            <text:p>0.197332247291601</text:p>
          </table:table-cell>
          <table:table-cell office:value-type="float" office:value="0.279467064786844" calcext:value-type="float">
            <text:p>0.279467064786844</text:p>
          </table:table-cell>
          <table:table-cell table:number-columns-repeated="16"/>
        </table:table-row>
        <table:table-row table:style-name="ro2">
          <table:table-cell office:value-type="float" office:value="1419950950.73102" calcext:value-type="float">
            <text:p>1419950950.73102</text:p>
          </table:table-cell>
          <table:table-cell office:value-type="string" calcext:value-type="string">
            <text:p>Motion</text:p>
          </table:table-cell>
          <table:table-cell office:value-type="float" office:value="0.0913078486919403" calcext:value-type="float">
            <text:p>0.0913078486919403</text:p>
          </table:table-cell>
          <table:table-cell office:value-type="float" office:value="0.31987065076828" calcext:value-type="float">
            <text:p>0.31987065076828</text:p>
          </table:table-cell>
          <table:table-cell office:value-type="float" office:value="0.176818892359734" calcext:value-type="float">
            <text:p>0.176818892359734</text:p>
          </table:table-cell>
          <table:table-cell office:value-type="float" office:value="0.0738624192806347" calcext:value-type="float">
            <text:p>0.0738624192806347</text:p>
          </table:table-cell>
          <table:table-cell office:value-type="float" office:value="1.0404489498428" calcext:value-type="float">
            <text:p>1.0404489498428</text:p>
          </table:table-cell>
          <table:table-cell office:value-type="float" office:value="0.115477917936833" calcext:value-type="float">
            <text:p>0.115477917936833</text:p>
          </table:table-cell>
          <table:table-cell office:value-type="float" office:value="0.0913078486919403" calcext:value-type="float">
            <text:p>0.0913078486919403</text:p>
          </table:table-cell>
          <table:table-cell office:value-type="float" office:value="0.31987065076828" calcext:value-type="float">
            <text:p>0.31987065076828</text:p>
          </table:table-cell>
          <table:table-cell office:value-type="float" office:value="0.176818892359734" calcext:value-type="float">
            <text:p>0.176818892359734</text:p>
          </table:table-cell>
          <table:table-cell office:value-type="float" office:value="0.0373280867934227" calcext:value-type="float">
            <text:p>0.0373280867934227</text:p>
          </table:table-cell>
          <table:table-cell office:value-type="float" office:value="-0.862631380558014" calcext:value-type="float">
            <text:p>-0.862631380558014</text:p>
          </table:table-cell>
          <table:table-cell office:value-type="float" office:value="-0.504453837871552" calcext:value-type="float">
            <text:p>-0.504453837871552</text:p>
          </table:table-cell>
          <table:table-cell office:value-type="float" office:value="0.0871225968003273" calcext:value-type="float">
            <text:p>0.0871225968003273</text:p>
          </table:table-cell>
          <table:table-cell office:value-type="float" office:value="-0.0215238649398088" calcext:value-type="float">
            <text:p>-0.0215238649398088</text:p>
          </table:table-cell>
          <table:table-cell office:value-type="float" office:value="0.0144025618210435" calcext:value-type="float">
            <text:p>0.014402561821043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73134" calcext:value-type="float">
            <text:p>1419950950.73134</text:p>
          </table:table-cell>
          <table:table-cell office:value-type="string" calcext:value-type="string">
            <text:p>Motion</text:p>
          </table:table-cell>
          <table:table-cell office:value-type="float" office:value="0.123684674501419" calcext:value-type="float">
            <text:p>0.123684674501419</text:p>
          </table:table-cell>
          <table:table-cell office:value-type="float" office:value="0.292160928249359" calcext:value-type="float">
            <text:p>0.292160928249359</text:p>
          </table:table-cell>
          <table:table-cell office:value-type="float" office:value="0.227733239531517" calcext:value-type="float">
            <text:p>0.227733239531517</text:p>
          </table:table-cell>
          <table:table-cell office:value-type="float" office:value="0.0733287980703146" calcext:value-type="float">
            <text:p>0.0733287980703146</text:p>
          </table:table-cell>
          <table:table-cell office:value-type="float" office:value="1.04189175933292" calcext:value-type="float">
            <text:p>1.04189175933292</text:p>
          </table:table-cell>
          <table:table-cell office:value-type="float" office:value="0.119886898507457" calcext:value-type="float">
            <text:p>0.119886898507457</text:p>
          </table:table-cell>
          <table:table-cell office:value-type="float" office:value="0.123684674501419" calcext:value-type="float">
            <text:p>0.123684674501419</text:p>
          </table:table-cell>
          <table:table-cell office:value-type="float" office:value="0.292160928249359" calcext:value-type="float">
            <text:p>0.292160928249359</text:p>
          </table:table-cell>
          <table:table-cell office:value-type="float" office:value="0.227733239531517" calcext:value-type="float">
            <text:p>0.227733239531517</text:p>
          </table:table-cell>
          <table:table-cell office:value-type="float" office:value="0.0369676724076271" calcext:value-type="float">
            <text:p>0.0369676724076271</text:p>
          </table:table-cell>
          <table:table-cell office:value-type="float" office:value="-0.863360345363617" calcext:value-type="float">
            <text:p>-0.863360345363617</text:p>
          </table:table-cell>
          <table:table-cell office:value-type="float" office:value="-0.503231883049011" calcext:value-type="float">
            <text:p>-0.503231883049011</text:p>
          </table:table-cell>
          <table:table-cell office:value-type="float" office:value="0.0567823275923729" calcext:value-type="float">
            <text:p>0.0567823275923729</text:p>
          </table:table-cell>
          <table:table-cell office:value-type="float" office:value="0.0142850130796433" calcext:value-type="float">
            <text:p>0.0142850130796433</text:p>
          </table:table-cell>
          <table:table-cell office:value-type="float" office:value="0.0133789805695415" calcext:value-type="float">
            <text:p>0.013378980569541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73356" calcext:value-type="float">
            <text:p>1419950950.73356</text:p>
          </table:table-cell>
          <table:table-cell office:value-type="string" calcext:value-type="string">
            <text:p>Magnetic</text:p>
          </table:table-cell>
          <table:table-cell office:value-type="float" office:value="57.9164123535156" calcext:value-type="float">
            <text:p>57.9164123535156</text:p>
          </table:table-cell>
          <table:table-cell office:value-type="float" office:value="226.92399597168" calcext:value-type="float">
            <text:p>226.92399597168</text:p>
          </table:table-cell>
          <table:table-cell office:value-type="float" office:value="127.774978637695" calcext:value-type="float">
            <text:p>127.774978637695</text:p>
          </table:table-cell>
          <table:table-cell table:number-columns-repeated="16"/>
        </table:table-row>
        <table:table-row table:style-name="ro2">
          <table:table-cell office:value-type="float" office:value="1419950950.73644" calcext:value-type="float">
            <text:p>1419950950.73644</text:p>
          </table:table-cell>
          <table:table-cell office:value-type="string" calcext:value-type="string">
            <text:p>Acceleration</text:p>
          </table:table-cell>
          <table:table-cell office:value-type="float" office:value="0.098052978515625" calcext:value-type="float">
            <text:p>0.098052978515625</text:p>
          </table:table-cell>
          <table:table-cell office:value-type="float" office:value="-0.85205078125" calcext:value-type="float">
            <text:p>-0.85205078125</text:p>
          </table:table-cell>
          <table:table-cell office:value-type="float" office:value="-0.499969482421875" calcext:value-type="float">
            <text:p>-0.499969482421875</text:p>
          </table:table-cell>
          <table:table-cell table:number-columns-repeated="16"/>
        </table:table-row>
        <table:table-row table:style-name="ro2">
          <table:table-cell office:value-type="float" office:value="1419950950.73674" calcext:value-type="float">
            <text:p>1419950950.73674</text:p>
          </table:table-cell>
          <table:table-cell office:value-type="string" calcext:value-type="string">
            <text:p>Acceleration</text:p>
          </table:table-cell>
          <table:table-cell office:value-type="float" office:value="0.1142578125" calcext:value-type="float">
            <text:p>0.1142578125</text:p>
          </table:table-cell>
          <table:table-cell office:value-type="float" office:value="-0.891921997070313" calcext:value-type="float">
            <text:p>-0.891921997070313</text:p>
          </table:table-cell>
          <table:table-cell office:value-type="float" office:value="-0.5869140625" calcext:value-type="float">
            <text:p>-0.5869140625</text:p>
          </table:table-cell>
          <table:table-cell table:number-columns-repeated="16"/>
        </table:table-row>
        <table:table-row table:style-name="ro2">
          <table:table-cell office:value-type="float" office:value="1419950950.74697" calcext:value-type="float">
            <text:p>1419950950.74697</text:p>
          </table:table-cell>
          <table:table-cell office:value-type="string" calcext:value-type="string">
            <text:p>Gyro</text:p>
          </table:table-cell>
          <table:table-cell office:value-type="float" office:value="0.184417247585262" calcext:value-type="float">
            <text:p>0.184417247585262</text:p>
          </table:table-cell>
          <table:table-cell office:value-type="float" office:value="0.199928030406101" calcext:value-type="float">
            <text:p>0.199928030406101</text:p>
          </table:table-cell>
          <table:table-cell office:value-type="float" office:value="0.365032033766109" calcext:value-type="float">
            <text:p>0.365032033766109</text:p>
          </table:table-cell>
          <table:table-cell table:number-columns-repeated="16"/>
        </table:table-row>
        <table:table-row table:style-name="ro2">
          <table:table-cell office:value-type="float" office:value="1419950950.74737" calcext:value-type="float">
            <text:p>1419950950.74737</text:p>
          </table:table-cell>
          <table:table-cell office:value-type="string" calcext:value-type="string">
            <text:p>Gyro</text:p>
          </table:table-cell>
          <table:table-cell office:value-type="float" office:value="0.37117381587205" calcext:value-type="float">
            <text:p>0.37117381587205</text:p>
          </table:table-cell>
          <table:table-cell office:value-type="float" office:value="0.235020504090076" calcext:value-type="float">
            <text:p>0.235020504090076</text:p>
          </table:table-cell>
          <table:table-cell office:value-type="float" office:value="0.434146124059736" calcext:value-type="float">
            <text:p>0.434146124059736</text:p>
          </table:table-cell>
          <table:table-cell table:number-columns-repeated="16"/>
        </table:table-row>
        <table:table-row table:style-name="ro2">
          <table:table-cell office:value-type="float" office:value="1419950950.74698" calcext:value-type="float">
            <text:p>1419950950.74698</text:p>
          </table:table-cell>
          <table:table-cell office:value-type="string" calcext:value-type="string">
            <text:p>Motion</text:p>
          </table:table-cell>
          <table:table-cell office:value-type="float" office:value="0.112684473395348" calcext:value-type="float">
            <text:p>0.112684473395348</text:p>
          </table:table-cell>
          <table:table-cell office:value-type="float" office:value="0.224208459258079" calcext:value-type="float">
            <text:p>0.224208459258079</text:p>
          </table:table-cell>
          <table:table-cell office:value-type="float" office:value="0.262282490730286" calcext:value-type="float">
            <text:p>0.262282490730286</text:p>
          </table:table-cell>
          <table:table-cell office:value-type="float" office:value="0.0714051111867922" calcext:value-type="float">
            <text:p>0.0714051111867922</text:p>
          </table:table-cell>
          <table:table-cell office:value-type="float" office:value="1.04326051602514" calcext:value-type="float">
            <text:p>1.04326051602514</text:p>
          </table:table-cell>
          <table:table-cell office:value-type="float" office:value="0.125012782510496" calcext:value-type="float">
            <text:p>0.125012782510496</text:p>
          </table:table-cell>
          <table:table-cell office:value-type="float" office:value="0.112684473395348" calcext:value-type="float">
            <text:p>0.112684473395348</text:p>
          </table:table-cell>
          <table:table-cell office:value-type="float" office:value="0.224208459258079" calcext:value-type="float">
            <text:p>0.224208459258079</text:p>
          </table:table-cell>
          <table:table-cell office:value-type="float" office:value="0.262282490730286" calcext:value-type="float">
            <text:p>0.262282490730286</text:p>
          </table:table-cell>
          <table:table-cell office:value-type="float" office:value="0.0359151996672154" calcext:value-type="float">
            <text:p>0.0359151996672154</text:p>
          </table:table-cell>
          <table:table-cell office:value-type="float" office:value="-0.864050149917602" calcext:value-type="float">
            <text:p>-0.864050149917602</text:p>
          </table:table-cell>
          <table:table-cell office:value-type="float" office:value="-0.50212287902832" calcext:value-type="float">
            <text:p>-0.50212287902832</text:p>
          </table:table-cell>
          <table:table-cell office:value-type="float" office:value="0.0621377788484097" calcext:value-type="float">
            <text:p>0.0621377788484097</text:p>
          </table:table-cell>
          <table:table-cell office:value-type="float" office:value="0.0119993984699249" calcext:value-type="float">
            <text:p>0.0119993984699249</text:p>
          </table:table-cell>
          <table:table-cell office:value-type="float" office:value="0.00215339660644531" calcext:value-type="float">
            <text:p>0.0021533966064453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19950950.75641" calcext:value-type="float">
            <text:p>1419950950.75641</text:p>
          </table:table-cell>
          <table:table-cell office:value-type="string" calcext:value-type="string">
            <text:p>Acceleration</text:p>
          </table:table-cell>
          <table:table-cell office:value-type="float" office:value="0.04998779296875" calcext:value-type="float">
            <text:p>0.04998779296875</text:p>
          </table:table-cell>
          <table:table-cell office:value-type="float" office:value="-0.821365356445313" calcext:value-type="float">
            <text:p>-0.821365356445313</text:p>
          </table:table-cell>
          <table:table-cell office:value-type="float" office:value="-0.58123779296875" calcext:value-type="float">
            <text:p>-0.58123779296875</text:p>
          </table:table-cell>
          <table:table-cell table:number-columns-repeated="16"/>
        </table:table-row>
        <table:table-row table:style-name="ro2">
          <table:table-cell office:value-type="float" office:value="1419950950.75657" calcext:value-type="float">
            <text:p>1419950950.75657</text:p>
          </table:table-cell>
          <table:table-cell office:value-type="string" calcext:value-type="string">
            <text:p>Acceleration</text:p>
          </table:table-cell>
          <table:table-cell office:value-type="float" office:value="-0.131500244140625" calcext:value-type="float">
            <text:p>-0.131500244140625</text:p>
          </table:table-cell>
          <table:table-cell office:value-type="float" office:value="-0.727493286132813" calcext:value-type="float">
            <text:p>-0.727493286132813</text:p>
          </table:table-cell>
          <table:table-cell office:value-type="float" office:value="-0.44244384765625" calcext:value-type="float">
            <text:p>-0.44244384765625</text:p>
          </table:table-cell>
          <table:table-cell table:number-columns-repeated="16"/>
        </table:table-row>
        <table:table-row table:style-name="ro2">
          <table:table-cell office:value-type="float" office:value="1419950950.75991" calcext:value-type="float">
            <text:p>1419950950.75991</text:p>
          </table:table-cell>
          <table:table-cell office:value-type="string" calcext:value-type="string">
            <text:p>Magnetic</text:p>
          </table:table-cell>
          <table:table-cell office:value-type="float" office:value="58.0857696533203" calcext:value-type="float">
            <text:p>58.0857696533203</text:p>
          </table:table-cell>
          <table:table-cell office:value-type="float" office:value="228.786804199219" calcext:value-type="float">
            <text:p>228.786804199219</text:p>
          </table:table-cell>
          <table:table-cell office:value-type="float" office:value="126.293045043945" calcext:value-type="float">
            <text:p>126.29304504394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4.2.0.4$MacOSX_x86 LibreOffice_project/05dceb5d363845f2cf968344d7adab8dcfb2ba71</meta:generator>
  </office:meta>
</office:document-meta>
</file>